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20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pulation_by_tract_N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FP</text:p>
          </table:table-cell>
          <table:table-cell office:value-type="string" calcext:value-type="string">
            <text:p>COUNTYFP</text:p>
          </table:table-cell>
          <table:table-cell office:value-type="string" calcext:value-type="string">
            <text:p>TRACTC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100" calcext:value-type="float">
            <text:p>20100</text:p>
          </table:table-cell>
          <table:table-cell office:value-type="float" office:value="3908" calcext:value-type="float">
            <text:p>3908</text:p>
          </table:table-cell>
          <table:table-cell office:value-type="float" office:value="36.093222" calcext:value-type="float">
            <text:p>36.093222</text:p>
          </table:table-cell>
          <table:table-cell office:value-type="float" office:value="-79.4463" calcext:value-type="float">
            <text:p>-79.44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200" calcext:value-type="float">
            <text:p>20200</text:p>
          </table:table-cell>
          <table:table-cell office:value-type="float" office:value="4152" calcext:value-type="float">
            <text:p>4152</text:p>
          </table:table-cell>
          <table:table-cell office:value-type="float" office:value="36.09327" calcext:value-type="float">
            <text:p>36.09327</text:p>
          </table:table-cell>
          <table:table-cell office:value-type="float" office:value="-79.420799" calcext:value-type="float">
            <text:p>-79.4207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300" calcext:value-type="float">
            <text:p>20300</text:p>
          </table:table-cell>
          <table:table-cell office:value-type="float" office:value="8063" calcext:value-type="float">
            <text:p>8063</text:p>
          </table:table-cell>
          <table:table-cell office:value-type="float" office:value="36.098388" calcext:value-type="float">
            <text:p>36.098388</text:p>
          </table:table-cell>
          <table:table-cell office:value-type="float" office:value="-79.398934" calcext:value-type="float">
            <text:p>-79.3989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400" calcext:value-type="float">
            <text:p>20400</text:p>
          </table:table-cell>
          <table:table-cell office:value-type="float" office:value="6059" calcext:value-type="float">
            <text:p>6059</text:p>
          </table:table-cell>
          <table:table-cell office:value-type="float" office:value="36.114582" calcext:value-type="float">
            <text:p>36.114582</text:p>
          </table:table-cell>
          <table:table-cell office:value-type="float" office:value="-79.430586" calcext:value-type="float">
            <text:p>-79.4305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501" calcext:value-type="float">
            <text:p>20501</text:p>
          </table:table-cell>
          <table:table-cell office:value-type="float" office:value="3575" calcext:value-type="float">
            <text:p>3575</text:p>
          </table:table-cell>
          <table:table-cell office:value-type="float" office:value="36.113958" calcext:value-type="float">
            <text:p>36.113958</text:p>
          </table:table-cell>
          <table:table-cell office:value-type="float" office:value="-79.476588" calcext:value-type="float">
            <text:p>-79.4765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502" calcext:value-type="float">
            <text:p>20502</text:p>
          </table:table-cell>
          <table:table-cell office:value-type="float" office:value="3782" calcext:value-type="float">
            <text:p>3782</text:p>
          </table:table-cell>
          <table:table-cell office:value-type="float" office:value="36.111115" calcext:value-type="float">
            <text:p>36.111115</text:p>
          </table:table-cell>
          <table:table-cell office:value-type="float" office:value="-79.449398" calcext:value-type="float">
            <text:p>-79.4493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601" calcext:value-type="float">
            <text:p>20601</text:p>
          </table:table-cell>
          <table:table-cell office:value-type="float" office:value="3234" calcext:value-type="float">
            <text:p>3234</text:p>
          </table:table-cell>
          <table:table-cell office:value-type="float" office:value="36.088531" calcext:value-type="float">
            <text:p>36.088531</text:p>
          </table:table-cell>
          <table:table-cell office:value-type="float" office:value="-79.48201" calcext:value-type="float">
            <text:p>-79.482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602" calcext:value-type="float">
            <text:p>20602</text:p>
          </table:table-cell>
          <table:table-cell office:value-type="float" office:value="2414" calcext:value-type="float">
            <text:p>2414</text:p>
          </table:table-cell>
          <table:table-cell office:value-type="float" office:value="36.097635" calcext:value-type="float">
            <text:p>36.097635</text:p>
          </table:table-cell>
          <table:table-cell office:value-type="float" office:value="-79.461676" calcext:value-type="float">
            <text:p>-79.4616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701" calcext:value-type="float">
            <text:p>20701</text:p>
          </table:table-cell>
          <table:table-cell office:value-type="float" office:value="4519" calcext:value-type="float">
            <text:p>4519</text:p>
          </table:table-cell>
          <table:table-cell office:value-type="float" office:value="36.071156" calcext:value-type="float">
            <text:p>36.071156</text:p>
          </table:table-cell>
          <table:table-cell office:value-type="float" office:value="-79.481592" calcext:value-type="float">
            <text:p>-79.4815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702" calcext:value-type="float">
            <text:p>20702</text:p>
          </table:table-cell>
          <table:table-cell office:value-type="float" office:value="4742" calcext:value-type="float">
            <text:p>4742</text:p>
          </table:table-cell>
          <table:table-cell office:value-type="float" office:value="36.071833" calcext:value-type="float">
            <text:p>36.071833</text:p>
          </table:table-cell>
          <table:table-cell office:value-type="float" office:value="-79.456837" calcext:value-type="float">
            <text:p>-79.4568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801" calcext:value-type="float">
            <text:p>20801</text:p>
          </table:table-cell>
          <table:table-cell office:value-type="float" office:value="1450" calcext:value-type="float">
            <text:p>1450</text:p>
          </table:table-cell>
          <table:table-cell office:value-type="float" office:value="36.055944" calcext:value-type="float">
            <text:p>36.055944</text:p>
          </table:table-cell>
          <table:table-cell office:value-type="float" office:value="-79.436868" calcext:value-type="float">
            <text:p>-79.4368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802" calcext:value-type="float">
            <text:p>20802</text:p>
          </table:table-cell>
          <table:table-cell office:value-type="float" office:value="5857" calcext:value-type="float">
            <text:p>5857</text:p>
          </table:table-cell>
          <table:table-cell office:value-type="float" office:value="36.078822" calcext:value-type="float">
            <text:p>36.078822</text:p>
          </table:table-cell>
          <table:table-cell office:value-type="float" office:value="-79.42846" calcext:value-type="float">
            <text:p>-79.428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901" calcext:value-type="float">
            <text:p>20901</text:p>
          </table:table-cell>
          <table:table-cell office:value-type="float" office:value="3583" calcext:value-type="float">
            <text:p>3583</text:p>
          </table:table-cell>
          <table:table-cell office:value-type="float" office:value="36.056031" calcext:value-type="float">
            <text:p>36.056031</text:p>
          </table:table-cell>
          <table:table-cell office:value-type="float" office:value="-79.414575" calcext:value-type="float">
            <text:p>-79.4145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902" calcext:value-type="float">
            <text:p>20902</text:p>
          </table:table-cell>
          <table:table-cell office:value-type="float" office:value="3380" calcext:value-type="float">
            <text:p>3380</text:p>
          </table:table-cell>
          <table:table-cell office:value-type="float" office:value="36.035903" calcext:value-type="float">
            <text:p>36.035903</text:p>
          </table:table-cell>
          <table:table-cell office:value-type="float" office:value="-79.412021" calcext:value-type="float">
            <text:p>-79.4120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000" calcext:value-type="float">
            <text:p>21000</text:p>
          </table:table-cell>
          <table:table-cell office:value-type="float" office:value="3720" calcext:value-type="float">
            <text:p>3720</text:p>
          </table:table-cell>
          <table:table-cell office:value-type="float" office:value="36.0767" calcext:value-type="float">
            <text:p>36.0767</text:p>
          </table:table-cell>
          <table:table-cell office:value-type="float" office:value="-79.399495" calcext:value-type="float">
            <text:p>-79.3994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101" calcext:value-type="float">
            <text:p>21101</text:p>
          </table:table-cell>
          <table:table-cell office:value-type="float" office:value="2668" calcext:value-type="float">
            <text:p>2668</text:p>
          </table:table-cell>
          <table:table-cell office:value-type="float" office:value="36.067643" calcext:value-type="float">
            <text:p>36.067643</text:p>
          </table:table-cell>
          <table:table-cell office:value-type="float" office:value="-79.382563" calcext:value-type="float">
            <text:p>-79.3825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102" calcext:value-type="float">
            <text:p>21102</text:p>
          </table:table-cell>
          <table:table-cell office:value-type="float" office:value="3318" calcext:value-type="float">
            <text:p>3318</text:p>
          </table:table-cell>
          <table:table-cell office:value-type="float" office:value="36.046816" calcext:value-type="float">
            <text:p>36.046816</text:p>
          </table:table-cell>
          <table:table-cell office:value-type="float" office:value="-79.385445" calcext:value-type="float">
            <text:p>-79.3854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201" calcext:value-type="float">
            <text:p>21201</text:p>
          </table:table-cell>
          <table:table-cell office:value-type="float" office:value="5252" calcext:value-type="float">
            <text:p>5252</text:p>
          </table:table-cell>
          <table:table-cell office:value-type="float" office:value="36.108811" calcext:value-type="float">
            <text:p>36.108811</text:p>
          </table:table-cell>
          <table:table-cell office:value-type="float" office:value="-79.351954" calcext:value-type="float">
            <text:p>-79.3519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204" calcext:value-type="float">
            <text:p>21204</text:p>
          </table:table-cell>
          <table:table-cell office:value-type="float" office:value="4280" calcext:value-type="float">
            <text:p>4280</text:p>
          </table:table-cell>
          <table:table-cell office:value-type="float" office:value="36.042203" calcext:value-type="float">
            <text:p>36.042203</text:p>
          </table:table-cell>
          <table:table-cell office:value-type="float" office:value="-79.317818" calcext:value-type="float">
            <text:p>-79.3178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205" calcext:value-type="float">
            <text:p>21205</text:p>
          </table:table-cell>
          <table:table-cell office:value-type="float" office:value="4636" calcext:value-type="float">
            <text:p>4636</text:p>
          </table:table-cell>
          <table:table-cell office:value-type="float" office:value="36.073409" calcext:value-type="float">
            <text:p>36.073409</text:p>
          </table:table-cell>
          <table:table-cell office:value-type="float" office:value="-79.283417" calcext:value-type="float">
            <text:p>-79.283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206" calcext:value-type="float">
            <text:p>21206</text:p>
          </table:table-cell>
          <table:table-cell office:value-type="float" office:value="4320" calcext:value-type="float">
            <text:p>4320</text:p>
          </table:table-cell>
          <table:table-cell office:value-type="float" office:value="36.083912" calcext:value-type="float">
            <text:p>36.083912</text:p>
          </table:table-cell>
          <table:table-cell office:value-type="float" office:value="-79.298504" calcext:value-type="float">
            <text:p>-79.2985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207" calcext:value-type="float">
            <text:p>21207</text:p>
          </table:table-cell>
          <table:table-cell office:value-type="float" office:value="3086" calcext:value-type="float">
            <text:p>3086</text:p>
          </table:table-cell>
          <table:table-cell office:value-type="float" office:value="36.104243" calcext:value-type="float">
            <text:p>36.104243</text:p>
          </table:table-cell>
          <table:table-cell office:value-type="float" office:value="-79.28011" calcext:value-type="float">
            <text:p>-79.280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300" calcext:value-type="float">
            <text:p>21300</text:p>
          </table:table-cell>
          <table:table-cell office:value-type="float" office:value="6057" calcext:value-type="float">
            <text:p>6057</text:p>
          </table:table-cell>
          <table:table-cell office:value-type="float" office:value="36.175589" calcext:value-type="float">
            <text:p>36.175589</text:p>
          </table:table-cell>
          <table:table-cell office:value-type="float" office:value="-79.3053" calcext:value-type="float">
            <text:p>-79.30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400" calcext:value-type="float">
            <text:p>21400</text:p>
          </table:table-cell>
          <table:table-cell office:value-type="float" office:value="2650" calcext:value-type="float">
            <text:p>2650</text:p>
          </table:table-cell>
          <table:table-cell office:value-type="float" office:value="36.169268" calcext:value-type="float">
            <text:p>36.169268</text:p>
          </table:table-cell>
          <table:table-cell office:value-type="float" office:value="-79.410392" calcext:value-type="float">
            <text:p>-79.4103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500" calcext:value-type="float">
            <text:p>21500</text:p>
          </table:table-cell>
          <table:table-cell office:value-type="float" office:value="4681" calcext:value-type="float">
            <text:p>4681</text:p>
          </table:table-cell>
          <table:table-cell office:value-type="float" office:value="36.186482" calcext:value-type="float">
            <text:p>36.186482</text:p>
          </table:table-cell>
          <table:table-cell office:value-type="float" office:value="-79.479579" calcext:value-type="float">
            <text:p>-79.4795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600" calcext:value-type="float">
            <text:p>21600</text:p>
          </table:table-cell>
          <table:table-cell office:value-type="float" office:value="6934" calcext:value-type="float">
            <text:p>6934</text:p>
          </table:table-cell>
          <table:table-cell office:value-type="float" office:value="36.122169" calcext:value-type="float">
            <text:p>36.122169</text:p>
          </table:table-cell>
          <table:table-cell office:value-type="float" office:value="-79.50986" calcext:value-type="float">
            <text:p>-79.509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701" calcext:value-type="float">
            <text:p>21701</text:p>
          </table:table-cell>
          <table:table-cell office:value-type="float" office:value="3237" calcext:value-type="float">
            <text:p>3237</text:p>
          </table:table-cell>
          <table:table-cell office:value-type="float" office:value="36.093606" calcext:value-type="float">
            <text:p>36.093606</text:p>
          </table:table-cell>
          <table:table-cell office:value-type="float" office:value="-79.527965" calcext:value-type="float">
            <text:p>-79.5279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702" calcext:value-type="float">
            <text:p>21702</text:p>
          </table:table-cell>
          <table:table-cell office:value-type="float" office:value="5282" calcext:value-type="float">
            <text:p>5282</text:p>
          </table:table-cell>
          <table:table-cell office:value-type="float" office:value="36.0939" calcext:value-type="float">
            <text:p>36.0939</text:p>
          </table:table-cell>
          <table:table-cell office:value-type="float" office:value="-79.507516" calcext:value-type="float">
            <text:p>-79.5075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703" calcext:value-type="float">
            <text:p>21703</text:p>
          </table:table-cell>
          <table:table-cell office:value-type="float" office:value="4866" calcext:value-type="float">
            <text:p>4866</text:p>
          </table:table-cell>
          <table:table-cell office:value-type="float" office:value="36.064029" calcext:value-type="float">
            <text:p>36.064029</text:p>
          </table:table-cell>
          <table:table-cell office:value-type="float" office:value="-79.514522" calcext:value-type="float">
            <text:p>-79.5145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801" calcext:value-type="float">
            <text:p>21801</text:p>
          </table:table-cell>
          <table:table-cell office:value-type="float" office:value="4441" calcext:value-type="float">
            <text:p>4441</text:p>
          </table:table-cell>
          <table:table-cell office:value-type="float" office:value="35.996193" calcext:value-type="float">
            <text:p>35.996193</text:p>
          </table:table-cell>
          <table:table-cell office:value-type="float" office:value="-79.490297" calcext:value-type="float">
            <text:p>-79.4902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802" calcext:value-type="float">
            <text:p>21802</text:p>
          </table:table-cell>
          <table:table-cell office:value-type="float" office:value="3553" calcext:value-type="float">
            <text:p>3553</text:p>
          </table:table-cell>
          <table:table-cell office:value-type="float" office:value="35.948994" calcext:value-type="float">
            <text:p>35.948994</text:p>
          </table:table-cell>
          <table:table-cell office:value-type="float" office:value="-79.445459" calcext:value-type="float">
            <text:p>-79.4454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803" calcext:value-type="float">
            <text:p>21803</text:p>
          </table:table-cell>
          <table:table-cell office:value-type="float" office:value="2879" calcext:value-type="float">
            <text:p>2879</text:p>
          </table:table-cell>
          <table:table-cell office:value-type="float" office:value="35.884612" calcext:value-type="float">
            <text:p>35.884612</text:p>
          </table:table-cell>
          <table:table-cell office:value-type="float" office:value="-79.484161" calcext:value-type="float">
            <text:p>-79.4841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901" calcext:value-type="float">
            <text:p>21901</text:p>
          </table:table-cell>
          <table:table-cell office:value-type="float" office:value="4535" calcext:value-type="float">
            <text:p>4535</text:p>
          </table:table-cell>
          <table:table-cell office:value-type="float" office:value="35.988884" calcext:value-type="float">
            <text:p>35.988884</text:p>
          </table:table-cell>
          <table:table-cell office:value-type="float" office:value="-79.387069" calcext:value-type="float">
            <text:p>-79.3870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902" calcext:value-type="float">
            <text:p>21902</text:p>
          </table:table-cell>
          <table:table-cell office:value-type="float" office:value="4423" calcext:value-type="float">
            <text:p>4423</text:p>
          </table:table-cell>
          <table:table-cell office:value-type="float" office:value="35.896669" calcext:value-type="float">
            <text:p>35.896669</text:p>
          </table:table-cell>
          <table:table-cell office:value-type="float" office:value="-79.333918" calcext:value-type="float">
            <text:p>-79.3339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2001" calcext:value-type="float">
            <text:p>22001</text:p>
          </table:table-cell>
          <table:table-cell office:value-type="float" office:value="3319" calcext:value-type="float">
            <text:p>3319</text:p>
          </table:table-cell>
          <table:table-cell office:value-type="float" office:value="36.001554" calcext:value-type="float">
            <text:p>36.001554</text:p>
          </table:table-cell>
          <table:table-cell office:value-type="float" office:value="-79.338527" calcext:value-type="float">
            <text:p>-79.3385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2002" calcext:value-type="float">
            <text:p>22002</text:p>
          </table:table-cell>
          <table:table-cell office:value-type="float" office:value="4276" calcext:value-type="float">
            <text:p>4276</text:p>
          </table:table-cell>
          <table:table-cell office:value-type="float" office:value="35.987451" calcext:value-type="float">
            <text:p>35.987451</text:p>
          </table:table-cell>
          <table:table-cell office:value-type="float" office:value="-79.294362" calcext:value-type="float">
            <text:p>-79.2943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0100" calcext:value-type="float">
            <text:p>40100</text:p>
          </table:table-cell>
          <table:table-cell office:value-type="float" office:value="3476" calcext:value-type="float">
            <text:p>3476</text:p>
          </table:table-cell>
          <table:table-cell office:value-type="float" office:value="35.964272" calcext:value-type="float">
            <text:p>35.964272</text:p>
          </table:table-cell>
          <table:table-cell office:value-type="float" office:value="-81.076613" calcext:value-type="float">
            <text:p>-81.0766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0200" calcext:value-type="float">
            <text:p>40200</text:p>
          </table:table-cell>
          <table:table-cell office:value-type="float" office:value="3994" calcext:value-type="float">
            <text:p>3994</text:p>
          </table:table-cell>
          <table:table-cell office:value-type="float" office:value="35.96755" calcext:value-type="float">
            <text:p>35.96755</text:p>
          </table:table-cell>
          <table:table-cell office:value-type="float" office:value="-81.231339" calcext:value-type="float">
            <text:p>-81.2313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0300" calcext:value-type="float">
            <text:p>40300</text:p>
          </table:table-cell>
          <table:table-cell office:value-type="float" office:value="3202" calcext:value-type="float">
            <text:p>3202</text:p>
          </table:table-cell>
          <table:table-cell office:value-type="float" office:value="35.884137" calcext:value-type="float">
            <text:p>35.884137</text:p>
          </table:table-cell>
          <table:table-cell office:value-type="float" office:value="-81.282103" calcext:value-type="float">
            <text:p>-81.2821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0400" calcext:value-type="float">
            <text:p>40400</text:p>
          </table:table-cell>
          <table:table-cell office:value-type="float" office:value="6552" calcext:value-type="float">
            <text:p>6552</text:p>
          </table:table-cell>
          <table:table-cell office:value-type="float" office:value="35.921492" calcext:value-type="float">
            <text:p>35.921492</text:p>
          </table:table-cell>
          <table:table-cell office:value-type="float" office:value="-81.17612" calcext:value-type="float">
            <text:p>-81.176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0500" calcext:value-type="float">
            <text:p>40500</text:p>
          </table:table-cell>
          <table:table-cell office:value-type="float" office:value="6982" calcext:value-type="float">
            <text:p>6982</text:p>
          </table:table-cell>
          <table:table-cell office:value-type="float" office:value="35.872954" calcext:value-type="float">
            <text:p>35.872954</text:p>
          </table:table-cell>
          <table:table-cell office:value-type="float" office:value="-81.090423" calcext:value-type="float">
            <text:p>-81.0904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0600" calcext:value-type="float">
            <text:p>40600</text:p>
          </table:table-cell>
          <table:table-cell office:value-type="float" office:value="6347" calcext:value-type="float">
            <text:p>6347</text:p>
          </table:table-cell>
          <table:table-cell office:value-type="float" office:value="35.857577" calcext:value-type="float">
            <text:p>35.857577</text:p>
          </table:table-cell>
          <table:table-cell office:value-type="float" office:value="-81.195174" calcext:value-type="float">
            <text:p>-81.1951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0700" calcext:value-type="float">
            <text:p>40700</text:p>
          </table:table-cell>
          <table:table-cell office:value-type="float" office:value="6645" calcext:value-type="float">
            <text:p>6645</text:p>
          </table:table-cell>
          <table:table-cell office:value-type="float" office:value="35.826865" calcext:value-type="float">
            <text:p>35.826865</text:p>
          </table:table-cell>
          <table:table-cell office:value-type="float" office:value="-81.302514" calcext:value-type="float">
            <text:p>-81.3025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50100" calcext:value-type="float">
            <text:p>950100</text:p>
          </table:table-cell>
          <table:table-cell office:value-type="float" office:value="4079" calcext:value-type="float">
            <text:p>4079</text:p>
          </table:table-cell>
          <table:table-cell office:value-type="float" office:value="36.490889" calcext:value-type="float">
            <text:p>36.490889</text:p>
          </table:table-cell>
          <table:table-cell office:value-type="float" office:value="-81.00566" calcext:value-type="float">
            <text:p>-81.005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50200" calcext:value-type="float">
            <text:p>950200</text:p>
          </table:table-cell>
          <table:table-cell office:value-type="float" office:value="3870" calcext:value-type="float">
            <text:p>3870</text:p>
          </table:table-cell>
          <table:table-cell office:value-type="float" office:value="36.507908" calcext:value-type="float">
            <text:p>36.507908</text:p>
          </table:table-cell>
          <table:table-cell office:value-type="float" office:value="-81.118334" calcext:value-type="float">
            <text:p>-81.1183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50300" calcext:value-type="float">
            <text:p>950300</text:p>
          </table:table-cell>
          <table:table-cell office:value-type="float" office:value="3206" calcext:value-type="float">
            <text:p>3206</text:p>
          </table:table-cell>
          <table:table-cell office:value-type="float" office:value="36.496243" calcext:value-type="float">
            <text:p>36.496243</text:p>
          </table:table-cell>
          <table:table-cell office:value-type="float" office:value="-81.21785" calcext:value-type="float">
            <text:p>-81.217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20100" calcext:value-type="float">
            <text:p>920100</text:p>
          </table:table-cell>
          <table:table-cell office:value-type="float" office:value="3411" calcext:value-type="float">
            <text:p>3411</text:p>
          </table:table-cell>
          <table:table-cell office:value-type="float" office:value="34.962534" calcext:value-type="float">
            <text:p>34.962534</text:p>
          </table:table-cell>
          <table:table-cell office:value-type="float" office:value="-79.979602" calcext:value-type="float">
            <text:p>-79.9796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20200" calcext:value-type="float">
            <text:p>920200</text:p>
          </table:table-cell>
          <table:table-cell office:value-type="float" office:value="1738" calcext:value-type="float">
            <text:p>1738</text:p>
          </table:table-cell>
          <table:table-cell office:value-type="float" office:value="35.10129" calcext:value-type="float">
            <text:p>35.10129</text:p>
          </table:table-cell>
          <table:table-cell office:value-type="float" office:value="-80.117869" calcext:value-type="float">
            <text:p>-80.1178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20300" calcext:value-type="float">
            <text:p>920300</text:p>
          </table:table-cell>
          <table:table-cell office:value-type="float" office:value="8178" calcext:value-type="float">
            <text:p>8178</text:p>
          </table:table-cell>
          <table:table-cell office:value-type="float" office:value="35.020483" calcext:value-type="float">
            <text:p>35.020483</text:p>
          </table:table-cell>
          <table:table-cell office:value-type="float" office:value="-80.222405" calcext:value-type="float">
            <text:p>-80.2224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20400" calcext:value-type="float">
            <text:p>920400</text:p>
          </table:table-cell>
          <table:table-cell office:value-type="float" office:value="3032" calcext:value-type="float">
            <text:p>3032</text:p>
          </table:table-cell>
          <table:table-cell office:value-type="float" office:value="34.987564" calcext:value-type="float">
            <text:p>34.987564</text:p>
          </table:table-cell>
          <table:table-cell office:value-type="float" office:value="-80.078512" calcext:value-type="float">
            <text:p>-80.0785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20500" calcext:value-type="float">
            <text:p>920500</text:p>
          </table:table-cell>
          <table:table-cell office:value-type="float" office:value="6138" calcext:value-type="float">
            <text:p>6138</text:p>
          </table:table-cell>
          <table:table-cell office:value-type="float" office:value="34.954206" calcext:value-type="float">
            <text:p>34.954206</text:p>
          </table:table-cell>
          <table:table-cell office:value-type="float" office:value="-80.076018" calcext:value-type="float">
            <text:p>-80.076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20600" calcext:value-type="float">
            <text:p>920600</text:p>
          </table:table-cell>
          <table:table-cell office:value-type="float" office:value="4451" calcext:value-type="float">
            <text:p>4451</text:p>
          </table:table-cell>
          <table:table-cell office:value-type="float" office:value="34.858613" calcext:value-type="float">
            <text:p>34.858613</text:p>
          </table:table-cell>
          <table:table-cell office:value-type="float" office:value="-80.069723" calcext:value-type="float">
            <text:p>-80.0697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970200" calcext:value-type="float">
            <text:p>970200</text:p>
          </table:table-cell>
          <table:table-cell office:value-type="float" office:value="2884" calcext:value-type="float">
            <text:p>2884</text:p>
          </table:table-cell>
          <table:table-cell office:value-type="float" office:value="36.518471" calcext:value-type="float">
            <text:p>36.518471</text:p>
          </table:table-cell>
          <table:table-cell office:value-type="float" office:value="-81.533898" calcext:value-type="float">
            <text:p>-81.5338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970300" calcext:value-type="float">
            <text:p>970300</text:p>
          </table:table-cell>
          <table:table-cell office:value-type="float" office:value="2470" calcext:value-type="float">
            <text:p>2470</text:p>
          </table:table-cell>
          <table:table-cell office:value-type="float" office:value="36.46448" calcext:value-type="float">
            <text:p>36.46448</text:p>
          </table:table-cell>
          <table:table-cell office:value-type="float" office:value="-81.649876" calcext:value-type="float">
            <text:p>-81.6498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970400" calcext:value-type="float">
            <text:p>970400</text:p>
          </table:table-cell>
          <table:table-cell office:value-type="float" office:value="4525" calcext:value-type="float">
            <text:p>4525</text:p>
          </table:table-cell>
          <table:table-cell office:value-type="float" office:value="36.402283" calcext:value-type="float">
            <text:p>36.402283</text:p>
          </table:table-cell>
          <table:table-cell office:value-type="float" office:value="-81.513401" calcext:value-type="float">
            <text:p>-81.5134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970500" calcext:value-type="float">
            <text:p>970500</text:p>
          </table:table-cell>
          <table:table-cell office:value-type="float" office:value="6528" calcext:value-type="float">
            <text:p>6528</text:p>
          </table:table-cell>
          <table:table-cell office:value-type="float" office:value="36.420861" calcext:value-type="float">
            <text:p>36.420861</text:p>
          </table:table-cell>
          <table:table-cell office:value-type="float" office:value="-81.456525" calcext:value-type="float">
            <text:p>-81.4565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970700" calcext:value-type="float">
            <text:p>970700</text:p>
          </table:table-cell>
          <table:table-cell office:value-type="float" office:value="5926" calcext:value-type="float">
            <text:p>5926</text:p>
          </table:table-cell>
          <table:table-cell office:value-type="float" office:value="36.31914" calcext:value-type="float">
            <text:p>36.31914</text:p>
          </table:table-cell>
          <table:table-cell office:value-type="float" office:value="-81.511997" calcext:value-type="float">
            <text:p>-81.5119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970800" calcext:value-type="float">
            <text:p>970800</text:p>
          </table:table-cell>
          <table:table-cell office:value-type="float" office:value="4948" calcext:value-type="float">
            <text:p>4948</text:p>
          </table:table-cell>
          <table:table-cell office:value-type="float" office:value="36.449122" calcext:value-type="float">
            <text:p>36.449122</text:p>
          </table:table-cell>
          <table:table-cell office:value-type="float" office:value="-81.379691" calcext:value-type="float">
            <text:p>-81.3796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930100" calcext:value-type="float">
            <text:p>930100</text:p>
          </table:table-cell>
          <table:table-cell office:value-type="float" office:value="3100" calcext:value-type="float">
            <text:p>3100</text:p>
          </table:table-cell>
          <table:table-cell office:value-type="float" office:value="36.181188" calcext:value-type="float">
            <text:p>36.181188</text:p>
          </table:table-cell>
          <table:table-cell office:value-type="float" office:value="-81.8854" calcext:value-type="float">
            <text:p>-81.88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930200" calcext:value-type="float">
            <text:p>930200</text:p>
          </table:table-cell>
          <table:table-cell office:value-type="float" office:value="2723" calcext:value-type="float">
            <text:p>2723</text:p>
          </table:table-cell>
          <table:table-cell office:value-type="float" office:value="36.072797" calcext:value-type="float">
            <text:p>36.072797</text:p>
          </table:table-cell>
          <table:table-cell office:value-type="float" office:value="-81.878738" calcext:value-type="float">
            <text:p>-81.8787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930301" calcext:value-type="float">
            <text:p>930301</text:p>
          </table:table-cell>
          <table:table-cell office:value-type="float" office:value="3515" calcext:value-type="float">
            <text:p>3515</text:p>
          </table:table-cell>
          <table:table-cell office:value-type="float" office:value="36.104714" calcext:value-type="float">
            <text:p>36.104714</text:p>
          </table:table-cell>
          <table:table-cell office:value-type="float" office:value="-81.937473" calcext:value-type="float">
            <text:p>-81.9374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930302" calcext:value-type="float">
            <text:p>930302</text:p>
          </table:table-cell>
          <table:table-cell office:value-type="float" office:value="3130" calcext:value-type="float">
            <text:p>3130</text:p>
          </table:table-cell>
          <table:table-cell office:value-type="float" office:value="36.108615" calcext:value-type="float">
            <text:p>36.108615</text:p>
          </table:table-cell>
          <table:table-cell office:value-type="float" office:value="-81.99598" calcext:value-type="float">
            <text:p>-81.995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930400" calcext:value-type="float">
            <text:p>930400</text:p>
          </table:table-cell>
          <table:table-cell office:value-type="float" office:value="5329" calcext:value-type="float">
            <text:p>5329</text:p>
          </table:table-cell>
          <table:table-cell office:value-type="float" office:value="35.979418" calcext:value-type="float">
            <text:p>35.979418</text:p>
          </table:table-cell>
          <table:table-cell office:value-type="float" office:value="-81.984816" calcext:value-type="float">
            <text:p>-81.9848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930100" calcext:value-type="float">
            <text:p>930100</text:p>
          </table:table-cell>
          <table:table-cell office:value-type="float" office:value="5351" calcext:value-type="float">
            <text:p>5351</text:p>
          </table:table-cell>
          <table:table-cell office:value-type="float" office:value="35.575113" calcext:value-type="float">
            <text:p>35.575113</text:p>
          </table:table-cell>
          <table:table-cell office:value-type="float" office:value="-76.669657" calcext:value-type="float">
            <text:p>-76.6696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930200" calcext:value-type="float">
            <text:p>930200</text:p>
          </table:table-cell>
          <table:table-cell office:value-type="float" office:value="6185" calcext:value-type="float">
            <text:p>6185</text:p>
          </table:table-cell>
          <table:table-cell office:value-type="float" office:value="35.609737" calcext:value-type="float">
            <text:p>35.609737</text:p>
          </table:table-cell>
          <table:table-cell office:value-type="float" office:value="-77.071512" calcext:value-type="float">
            <text:p>-77.0715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930300" calcext:value-type="float">
            <text:p>930300</text:p>
          </table:table-cell>
          <table:table-cell office:value-type="float" office:value="4071" calcext:value-type="float">
            <text:p>4071</text:p>
          </table:table-cell>
          <table:table-cell office:value-type="float" office:value="35.547744" calcext:value-type="float">
            <text:p>35.547744</text:p>
          </table:table-cell>
          <table:table-cell office:value-type="float" office:value="-77.053209" calcext:value-type="float">
            <text:p>-77.0532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930400" calcext:value-type="float">
            <text:p>930400</text:p>
          </table:table-cell>
          <table:table-cell office:value-type="float" office:value="5189" calcext:value-type="float">
            <text:p>5189</text:p>
          </table:table-cell>
          <table:table-cell office:value-type="float" office:value="35.557609" calcext:value-type="float">
            <text:p>35.557609</text:p>
          </table:table-cell>
          <table:table-cell office:value-type="float" office:value="-77.042948" calcext:value-type="float">
            <text:p>-77.0429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930501" calcext:value-type="float">
            <text:p>930501</text:p>
          </table:table-cell>
          <table:table-cell office:value-type="float" office:value="4845" calcext:value-type="float">
            <text:p>4845</text:p>
          </table:table-cell>
          <table:table-cell office:value-type="float" office:value="35.513761" calcext:value-type="float">
            <text:p>35.513761</text:p>
          </table:table-cell>
          <table:table-cell office:value-type="float" office:value="-76.997695" calcext:value-type="float">
            <text:p>-76.9976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930502" calcext:value-type="float">
            <text:p>930502</text:p>
          </table:table-cell>
          <table:table-cell office:value-type="float" office:value="3469" calcext:value-type="float">
            <text:p>3469</text:p>
          </table:table-cell>
          <table:table-cell office:value-type="float" office:value="35.547645" calcext:value-type="float">
            <text:p>35.547645</text:p>
          </table:table-cell>
          <table:table-cell office:value-type="float" office:value="-76.981429" calcext:value-type="float">
            <text:p>-76.9814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930600" calcext:value-type="float">
            <text:p>930600</text:p>
          </table:table-cell>
          <table:table-cell office:value-type="float" office:value="3224" calcext:value-type="float">
            <text:p>3224</text:p>
          </table:table-cell>
          <table:table-cell office:value-type="float" office:value="35.514858" calcext:value-type="float">
            <text:p>35.514858</text:p>
          </table:table-cell>
          <table:table-cell office:value-type="float" office:value="-76.877604" calcext:value-type="float">
            <text:p>-76.8776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930700" calcext:value-type="float">
            <text:p>930700</text:p>
          </table:table-cell>
          <table:table-cell office:value-type="float" office:value="3023" calcext:value-type="float">
            <text:p>3023</text:p>
          </table:table-cell>
          <table:table-cell office:value-type="float" office:value="35.459349" calcext:value-type="float">
            <text:p>35.459349</text:p>
          </table:table-cell>
          <table:table-cell office:value-type="float" office:value="-76.716213" calcext:value-type="float">
            <text:p>-76.7162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930800" calcext:value-type="float">
            <text:p>930800</text:p>
          </table:table-cell>
          <table:table-cell office:value-type="float" office:value="2447" calcext:value-type="float">
            <text:p>2447</text:p>
          </table:table-cell>
          <table:table-cell office:value-type="float" office:value="35.300616" calcext:value-type="float">
            <text:p>35.300616</text:p>
          </table:table-cell>
          <table:table-cell office:value-type="float" office:value="-76.796934" calcext:value-type="float">
            <text:p>-76.7969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930900" calcext:value-type="float">
            <text:p>930900</text:p>
          </table:table-cell>
          <table:table-cell office:value-type="float" office:value="3904" calcext:value-type="float">
            <text:p>3904</text:p>
          </table:table-cell>
          <table:table-cell office:value-type="float" office:value="35.43618" calcext:value-type="float">
            <text:p>35.43618</text:p>
          </table:table-cell>
          <table:table-cell office:value-type="float" office:value="-76.988721" calcext:value-type="float">
            <text:p>-76.9887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931000" calcext:value-type="float">
            <text:p>931000</text:p>
          </table:table-cell>
          <table:table-cell office:value-type="float" office:value="6051" calcext:value-type="float">
            <text:p>6051</text:p>
          </table:table-cell>
          <table:table-cell office:value-type="float" office:value="35.489533" calcext:value-type="float">
            <text:p>35.489533</text:p>
          </table:table-cell>
          <table:table-cell office:value-type="float" office:value="-77.112711" calcext:value-type="float">
            <text:p>-77.1127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960100" calcext:value-type="float">
            <text:p>960100</text:p>
          </table:table-cell>
          <table:table-cell office:value-type="float" office:value="5677" calcext:value-type="float">
            <text:p>5677</text:p>
          </table:table-cell>
          <table:table-cell office:value-type="float" office:value="36.151934" calcext:value-type="float">
            <text:p>36.151934</text:p>
          </table:table-cell>
          <table:table-cell office:value-type="float" office:value="-76.853195" calcext:value-type="float">
            <text:p>-76.8531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960200" calcext:value-type="float">
            <text:p>960200</text:p>
          </table:table-cell>
          <table:table-cell office:value-type="float" office:value="3953" calcext:value-type="float">
            <text:p>3953</text:p>
          </table:table-cell>
          <table:table-cell office:value-type="float" office:value="36.163769" calcext:value-type="float">
            <text:p>36.163769</text:p>
          </table:table-cell>
          <table:table-cell office:value-type="float" office:value="-77.049699" calcext:value-type="float">
            <text:p>-77.0496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960300" calcext:value-type="float">
            <text:p>960300</text:p>
          </table:table-cell>
          <table:table-cell office:value-type="float" office:value="3667" calcext:value-type="float">
            <text:p>3667</text:p>
          </table:table-cell>
          <table:table-cell office:value-type="float" office:value="36.112201" calcext:value-type="float">
            <text:p>36.112201</text:p>
          </table:table-cell>
          <table:table-cell office:value-type="float" office:value="-77.169168" calcext:value-type="float">
            <text:p>-77.1691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960400" calcext:value-type="float">
            <text:p>960400</text:p>
          </table:table-cell>
          <table:table-cell office:value-type="float" office:value="7985" calcext:value-type="float">
            <text:p>7985</text:p>
          </table:table-cell>
          <table:table-cell office:value-type="float" office:value="35.982663" calcext:value-type="float">
            <text:p>35.982663</text:p>
          </table:table-cell>
          <table:table-cell office:value-type="float" office:value="-76.919212" calcext:value-type="float">
            <text:p>-76.9192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50100" calcext:value-type="float">
            <text:p>950100</text:p>
          </table:table-cell>
          <table:table-cell office:value-type="float" office:value="5693" calcext:value-type="float">
            <text:p>5693</text:p>
          </table:table-cell>
          <table:table-cell office:value-type="float" office:value="34.641901" calcext:value-type="float">
            <text:p>34.641901</text:p>
          </table:table-cell>
          <table:table-cell office:value-type="float" office:value="-78.434744" calcext:value-type="float">
            <text:p>-78.4347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50200" calcext:value-type="float">
            <text:p>950200</text:p>
          </table:table-cell>
          <table:table-cell office:value-type="float" office:value="3366" calcext:value-type="float">
            <text:p>3366</text:p>
          </table:table-cell>
          <table:table-cell office:value-type="float" office:value="34.736767" calcext:value-type="float">
            <text:p>34.736767</text:p>
          </table:table-cell>
          <table:table-cell office:value-type="float" office:value="-78.67074" calcext:value-type="float">
            <text:p>-78.670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50300" calcext:value-type="float">
            <text:p>950300</text:p>
          </table:table-cell>
          <table:table-cell office:value-type="float" office:value="6719" calcext:value-type="float">
            <text:p>6719</text:p>
          </table:table-cell>
          <table:table-cell office:value-type="float" office:value="34.693337" calcext:value-type="float">
            <text:p>34.693337</text:p>
          </table:table-cell>
          <table:table-cell office:value-type="float" office:value="-78.770988" calcext:value-type="float">
            <text:p>-78.7709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50400" calcext:value-type="float">
            <text:p>950400</text:p>
          </table:table-cell>
          <table:table-cell office:value-type="float" office:value="6252" calcext:value-type="float">
            <text:p>6252</text:p>
          </table:table-cell>
          <table:table-cell office:value-type="float" office:value="34.614915" calcext:value-type="float">
            <text:p>34.614915</text:p>
          </table:table-cell>
          <table:table-cell office:value-type="float" office:value="-78.622836" calcext:value-type="float">
            <text:p>-78.6228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50500" calcext:value-type="float">
            <text:p>950500</text:p>
          </table:table-cell>
          <table:table-cell office:value-type="float" office:value="6707" calcext:value-type="float">
            <text:p>6707</text:p>
          </table:table-cell>
          <table:table-cell office:value-type="float" office:value="34.549645" calcext:value-type="float">
            <text:p>34.549645</text:p>
          </table:table-cell>
          <table:table-cell office:value-type="float" office:value="-78.788797" calcext:value-type="float">
            <text:p>-78.7887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50600" calcext:value-type="float">
            <text:p>950600</text:p>
          </table:table-cell>
          <table:table-cell office:value-type="float" office:value="6453" calcext:value-type="float">
            <text:p>6453</text:p>
          </table:table-cell>
          <table:table-cell office:value-type="float" office:value="34.475175" calcext:value-type="float">
            <text:p>34.475175</text:p>
          </table:table-cell>
          <table:table-cell office:value-type="float" office:value="-78.536726" calcext:value-type="float">
            <text:p>-78.5367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101" calcext:value-type="float">
            <text:p>20101</text:p>
          </table:table-cell>
          <table:table-cell office:value-type="float" office:value="2706" calcext:value-type="float">
            <text:p>2706</text:p>
          </table:table-cell>
          <table:table-cell office:value-type="float" office:value="34.324118" calcext:value-type="float">
            <text:p>34.324118</text:p>
          </table:table-cell>
          <table:table-cell office:value-type="float" office:value="-78.09526" calcext:value-type="float">
            <text:p>-78.095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102" calcext:value-type="float">
            <text:p>20102</text:p>
          </table:table-cell>
          <table:table-cell office:value-type="float" office:value="2839" calcext:value-type="float">
            <text:p>2839</text:p>
          </table:table-cell>
          <table:table-cell office:value-type="float" office:value="34.282537" calcext:value-type="float">
            <text:p>34.282537</text:p>
          </table:table-cell>
          <table:table-cell office:value-type="float" office:value="-78.074836" calcext:value-type="float">
            <text:p>-78.0748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103" calcext:value-type="float">
            <text:p>20103</text:p>
          </table:table-cell>
          <table:table-cell office:value-type="float" office:value="7052" calcext:value-type="float">
            <text:p>7052</text:p>
          </table:table-cell>
          <table:table-cell office:value-type="float" office:value="34.227261" calcext:value-type="float">
            <text:p>34.227261</text:p>
          </table:table-cell>
          <table:table-cell office:value-type="float" office:value="-78.043771" calcext:value-type="float">
            <text:p>-78.0437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104" calcext:value-type="float">
            <text:p>20104</text:p>
          </table:table-cell>
          <table:table-cell office:value-type="float" office:value="5305" calcext:value-type="float">
            <text:p>5305</text:p>
          </table:table-cell>
          <table:table-cell office:value-type="float" office:value="34.248773" calcext:value-type="float">
            <text:p>34.248773</text:p>
          </table:table-cell>
          <table:table-cell office:value-type="float" office:value="-78.021109" calcext:value-type="float">
            <text:p>-78.0211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201" calcext:value-type="float">
            <text:p>20201</text:p>
          </table:table-cell>
          <table:table-cell office:value-type="float" office:value="3300" calcext:value-type="float">
            <text:p>3300</text:p>
          </table:table-cell>
          <table:table-cell office:value-type="float" office:value="34.213416" calcext:value-type="float">
            <text:p>34.213416</text:p>
          </table:table-cell>
          <table:table-cell office:value-type="float" office:value="-78.000943" calcext:value-type="float">
            <text:p>-78.0009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202" calcext:value-type="float">
            <text:p>20202</text:p>
          </table:table-cell>
          <table:table-cell office:value-type="float" office:value="5719" calcext:value-type="float">
            <text:p>5719</text:p>
          </table:table-cell>
          <table:table-cell office:value-type="float" office:value="34.138546" calcext:value-type="float">
            <text:p>34.138546</text:p>
          </table:table-cell>
          <table:table-cell office:value-type="float" office:value="-78.011903" calcext:value-type="float">
            <text:p>-78.0119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203" calcext:value-type="float">
            <text:p>20203</text:p>
          </table:table-cell>
          <table:table-cell office:value-type="float" office:value="2517" calcext:value-type="float">
            <text:p>2517</text:p>
          </table:table-cell>
          <table:table-cell office:value-type="float" office:value="34.14497" calcext:value-type="float">
            <text:p>34.14497</text:p>
          </table:table-cell>
          <table:table-cell office:value-type="float" office:value="-78.077462" calcext:value-type="float">
            <text:p>-78.0774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204" calcext:value-type="float">
            <text:p>20204</text:p>
          </table:table-cell>
          <table:table-cell office:value-type="float" office:value="5391" calcext:value-type="float">
            <text:p>5391</text:p>
          </table:table-cell>
          <table:table-cell office:value-type="float" office:value="34.034761" calcext:value-type="float">
            <text:p>34.034761</text:p>
          </table:table-cell>
          <table:table-cell office:value-type="float" office:value="-78.064766" calcext:value-type="float">
            <text:p>-78.0647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303" calcext:value-type="float">
            <text:p>20303</text:p>
          </table:table-cell>
          <table:table-cell office:value-type="float" office:value="2712" calcext:value-type="float">
            <text:p>2712</text:p>
          </table:table-cell>
          <table:table-cell office:value-type="float" office:value="33.965282" calcext:value-type="float">
            <text:p>33.965282</text:p>
          </table:table-cell>
          <table:table-cell office:value-type="float" office:value="-78.220861" calcext:value-type="float">
            <text:p>-78.2208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304" calcext:value-type="float">
            <text:p>20304</text:p>
          </table:table-cell>
          <table:table-cell office:value-type="float" office:value="4846" calcext:value-type="float">
            <text:p>4846</text:p>
          </table:table-cell>
          <table:table-cell office:value-type="float" office:value="33.941649" calcext:value-type="float">
            <text:p>33.941649</text:p>
          </table:table-cell>
          <table:table-cell office:value-type="float" office:value="-78.100071" calcext:value-type="float">
            <text:p>-78.1000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305" calcext:value-type="float">
            <text:p>20305</text:p>
          </table:table-cell>
          <table:table-cell office:value-type="float" office:value="2774" calcext:value-type="float">
            <text:p>2774</text:p>
          </table:table-cell>
          <table:table-cell office:value-type="float" office:value="33.931633" calcext:value-type="float">
            <text:p>33.931633</text:p>
          </table:table-cell>
          <table:table-cell office:value-type="float" office:value="-78.043422" calcext:value-type="float">
            <text:p>-78.0434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306" calcext:value-type="float">
            <text:p>20306</text:p>
          </table:table-cell>
          <table:table-cell office:value-type="float" office:value="2352" calcext:value-type="float">
            <text:p>2352</text:p>
          </table:table-cell>
          <table:table-cell office:value-type="float" office:value="33.935471" calcext:value-type="float">
            <text:p>33.935471</text:p>
          </table:table-cell>
          <table:table-cell office:value-type="float" office:value="-78.014776" calcext:value-type="float">
            <text:p>-78.014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307" calcext:value-type="float">
            <text:p>20307</text:p>
          </table:table-cell>
          <table:table-cell office:value-type="float" office:value="158" calcext:value-type="float">
            <text:p>158</text:p>
          </table:table-cell>
          <table:table-cell office:value-type="float" office:value="33.862281" calcext:value-type="float">
            <text:p>33.862281</text:p>
          </table:table-cell>
          <table:table-cell office:value-type="float" office:value="-77.989716" calcext:value-type="float">
            <text:p>-77.9897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308" calcext:value-type="float">
            <text:p>20308</text:p>
          </table:table-cell>
          <table:table-cell office:value-type="float" office:value="1648" calcext:value-type="float">
            <text:p>1648</text:p>
          </table:table-cell>
          <table:table-cell office:value-type="float" office:value="33.922526" calcext:value-type="float">
            <text:p>33.922526</text:p>
          </table:table-cell>
          <table:table-cell office:value-type="float" office:value="-78.176594" calcext:value-type="float">
            <text:p>-78.1765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309" calcext:value-type="float">
            <text:p>20309</text:p>
          </table:table-cell>
          <table:table-cell office:value-type="float" office:value="2734" calcext:value-type="float">
            <text:p>2734</text:p>
          </table:table-cell>
          <table:table-cell office:value-type="float" office:value="33.920052" calcext:value-type="float">
            <text:p>33.920052</text:p>
          </table:table-cell>
          <table:table-cell office:value-type="float" office:value="-78.136172" calcext:value-type="float">
            <text:p>-78.1361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310" calcext:value-type="float">
            <text:p>20310</text:p>
          </table:table-cell>
          <table:table-cell office:value-type="float" office:value="2149" calcext:value-type="float">
            <text:p>2149</text:p>
          </table:table-cell>
          <table:table-cell office:value-type="float" office:value="33.910073" calcext:value-type="float">
            <text:p>33.910073</text:p>
          </table:table-cell>
          <table:table-cell office:value-type="float" office:value="-78.081604" calcext:value-type="float">
            <text:p>-78.0816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402" calcext:value-type="float">
            <text:p>20402</text:p>
          </table:table-cell>
          <table:table-cell office:value-type="float" office:value="2359" calcext:value-type="float">
            <text:p>2359</text:p>
          </table:table-cell>
          <table:table-cell office:value-type="float" office:value="33.922511" calcext:value-type="float">
            <text:p>33.922511</text:p>
          </table:table-cell>
          <table:table-cell office:value-type="float" office:value="-78.288902" calcext:value-type="float">
            <text:p>-78.2889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403" calcext:value-type="float">
            <text:p>20403</text:p>
          </table:table-cell>
          <table:table-cell office:value-type="float" office:value="4571" calcext:value-type="float">
            <text:p>4571</text:p>
          </table:table-cell>
          <table:table-cell office:value-type="float" office:value="33.938016" calcext:value-type="float">
            <text:p>33.938016</text:p>
          </table:table-cell>
          <table:table-cell office:value-type="float" office:value="-78.33582" calcext:value-type="float">
            <text:p>-78.335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404" calcext:value-type="float">
            <text:p>20404</text:p>
          </table:table-cell>
          <table:table-cell office:value-type="float" office:value="3092" calcext:value-type="float">
            <text:p>3092</text:p>
          </table:table-cell>
          <table:table-cell office:value-type="float" office:value="33.960848" calcext:value-type="float">
            <text:p>33.960848</text:p>
          </table:table-cell>
          <table:table-cell office:value-type="float" office:value="-78.305799" calcext:value-type="float">
            <text:p>-78.3057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405" calcext:value-type="float">
            <text:p>20405</text:p>
          </table:table-cell>
          <table:table-cell office:value-type="float" office:value="2949" calcext:value-type="float">
            <text:p>2949</text:p>
          </table:table-cell>
          <table:table-cell office:value-type="float" office:value="33.962273" calcext:value-type="float">
            <text:p>33.962273</text:p>
          </table:table-cell>
          <table:table-cell office:value-type="float" office:value="-78.256152" calcext:value-type="float">
            <text:p>-78.2561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504" calcext:value-type="float">
            <text:p>20504</text:p>
          </table:table-cell>
          <table:table-cell office:value-type="float" office:value="1443" calcext:value-type="float">
            <text:p>1443</text:p>
          </table:table-cell>
          <table:table-cell office:value-type="float" office:value="33.945777" calcext:value-type="float">
            <text:p>33.945777</text:p>
          </table:table-cell>
          <table:table-cell office:value-type="float" office:value="-78.577628" calcext:value-type="float">
            <text:p>-78.5776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505" calcext:value-type="float">
            <text:p>20505</text:p>
          </table:table-cell>
          <table:table-cell office:value-type="float" office:value="4185" calcext:value-type="float">
            <text:p>4185</text:p>
          </table:table-cell>
          <table:table-cell office:value-type="float" office:value="33.993396" calcext:value-type="float">
            <text:p>33.993396</text:p>
          </table:table-cell>
          <table:table-cell office:value-type="float" office:value="-78.512194" calcext:value-type="float">
            <text:p>-78.5121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506" calcext:value-type="float">
            <text:p>20506</text:p>
          </table:table-cell>
          <table:table-cell office:value-type="float" office:value="4175" calcext:value-type="float">
            <text:p>4175</text:p>
          </table:table-cell>
          <table:table-cell office:value-type="float" office:value="33.946682" calcext:value-type="float">
            <text:p>33.946682</text:p>
          </table:table-cell>
          <table:table-cell office:value-type="float" office:value="-78.399726" calcext:value-type="float">
            <text:p>-78.3997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507" calcext:value-type="float">
            <text:p>20507</text:p>
          </table:table-cell>
          <table:table-cell office:value-type="float" office:value="6043" calcext:value-type="float">
            <text:p>6043</text:p>
          </table:table-cell>
          <table:table-cell office:value-type="float" office:value="33.912037" calcext:value-type="float">
            <text:p>33.912037</text:p>
          </table:table-cell>
          <table:table-cell office:value-type="float" office:value="-78.580048" calcext:value-type="float">
            <text:p>-78.5800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508" calcext:value-type="float">
            <text:p>20508</text:p>
          </table:table-cell>
          <table:table-cell office:value-type="float" office:value="2252" calcext:value-type="float">
            <text:p>2252</text:p>
          </table:table-cell>
          <table:table-cell office:value-type="float" office:value="33.928355" calcext:value-type="float">
            <text:p>33.928355</text:p>
          </table:table-cell>
          <table:table-cell office:value-type="float" office:value="-78.499903" calcext:value-type="float">
            <text:p>-78.4999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509" calcext:value-type="float">
            <text:p>20509</text:p>
          </table:table-cell>
          <table:table-cell office:value-type="float" office:value="4402" calcext:value-type="float">
            <text:p>4402</text:p>
          </table:table-cell>
          <table:table-cell office:value-type="float" office:value="33.894273" calcext:value-type="float">
            <text:p>33.894273</text:p>
          </table:table-cell>
          <table:table-cell office:value-type="float" office:value="-78.523355" calcext:value-type="float">
            <text:p>-78.5233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510" calcext:value-type="float">
            <text:p>20510</text:p>
          </table:table-cell>
          <table:table-cell office:value-type="float" office:value="2160" calcext:value-type="float">
            <text:p>2160</text:p>
          </table:table-cell>
          <table:table-cell office:value-type="float" office:value="33.893856" calcext:value-type="float">
            <text:p>33.893856</text:p>
          </table:table-cell>
          <table:table-cell office:value-type="float" office:value="-78.476936" calcext:value-type="float">
            <text:p>-78.4769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511" calcext:value-type="float">
            <text:p>20511</text:p>
          </table:table-cell>
          <table:table-cell office:value-type="float" office:value="2502" calcext:value-type="float">
            <text:p>2502</text:p>
          </table:table-cell>
          <table:table-cell office:value-type="float" office:value="33.912611" calcext:value-type="float">
            <text:p>33.912611</text:p>
          </table:table-cell>
          <table:table-cell office:value-type="float" office:value="-78.403381" calcext:value-type="float">
            <text:p>-78.4033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512" calcext:value-type="float">
            <text:p>20512</text:p>
          </table:table-cell>
          <table:table-cell office:value-type="float" office:value="655" calcext:value-type="float">
            <text:p>655</text:p>
          </table:table-cell>
          <table:table-cell office:value-type="float" office:value="33.886977" calcext:value-type="float">
            <text:p>33.886977</text:p>
          </table:table-cell>
          <table:table-cell office:value-type="float" office:value="-78.447926" calcext:value-type="float">
            <text:p>-78.4479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601" calcext:value-type="float">
            <text:p>20601</text:p>
          </table:table-cell>
          <table:table-cell office:value-type="float" office:value="4785" calcext:value-type="float">
            <text:p>4785</text:p>
          </table:table-cell>
          <table:table-cell office:value-type="float" office:value="34.033982" calcext:value-type="float">
            <text:p>34.033982</text:p>
          </table:table-cell>
          <table:table-cell office:value-type="float" office:value="-78.414686" calcext:value-type="float">
            <text:p>-78.4146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602" calcext:value-type="float">
            <text:p>20602</text:p>
          </table:table-cell>
          <table:table-cell office:value-type="float" office:value="5147" calcext:value-type="float">
            <text:p>5147</text:p>
          </table:table-cell>
          <table:table-cell office:value-type="float" office:value="34.194931" calcext:value-type="float">
            <text:p>34.194931</text:p>
          </table:table-cell>
          <table:table-cell office:value-type="float" office:value="-78.136979" calcext:value-type="float">
            <text:p>-78.1369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603" calcext:value-type="float">
            <text:p>20603</text:p>
          </table:table-cell>
          <table:table-cell office:value-type="float" office:value="2509" calcext:value-type="float">
            <text:p>2509</text:p>
          </table:table-cell>
          <table:table-cell office:value-type="float" office:value="34.030949" calcext:value-type="float">
            <text:p>34.030949</text:p>
          </table:table-cell>
          <table:table-cell office:value-type="float" office:value="-78.199055" calcext:value-type="float">
            <text:p>-78.1990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90100" calcext:value-type="float">
            <text:p>990100</text:p>
          </table:table-cell>
          <table:table-cell office:value-type="float" office:value="0" calcext:value-type="float">
            <text:p>0</text:p>
          </table:table-cell>
          <table:table-cell office:value-type="float" office:value="33.884286" calcext:value-type="float">
            <text:p>33.884286</text:p>
          </table:table-cell>
          <table:table-cell office:value-type="float" office:value="-78.384643" calcext:value-type="float">
            <text:p>-78.3846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398" calcext:value-type="float">
            <text:p>1398</text:p>
          </table:table-cell>
          <table:table-cell office:value-type="float" office:value="35.5956" calcext:value-type="float">
            <text:p>35.5956</text:p>
          </table:table-cell>
          <table:table-cell office:value-type="float" office:value="-82.55234" calcext:value-type="float">
            <text:p>-82.552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1797" calcext:value-type="float">
            <text:p>1797</text:p>
          </table:table-cell>
          <table:table-cell office:value-type="float" office:value="35.597836" calcext:value-type="float">
            <text:p>35.597836</text:p>
          </table:table-cell>
          <table:table-cell office:value-type="float" office:value="-82.565238" calcext:value-type="float">
            <text:p>-82.5652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2159" calcext:value-type="float">
            <text:p>2159</text:p>
          </table:table-cell>
          <table:table-cell office:value-type="float" office:value="35.605524" calcext:value-type="float">
            <text:p>35.605524</text:p>
          </table:table-cell>
          <table:table-cell office:value-type="float" office:value="-82.569208" calcext:value-type="float">
            <text:p>-82.5692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  <table:table-cell office:value-type="float" office:value="3775" calcext:value-type="float">
            <text:p>3775</text:p>
          </table:table-cell>
          <table:table-cell office:value-type="float" office:value="35.613755" calcext:value-type="float">
            <text:p>35.613755</text:p>
          </table:table-cell>
          <table:table-cell office:value-type="float" office:value="-82.560303" calcext:value-type="float">
            <text:p>-82.5603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3615" calcext:value-type="float">
            <text:p>3615</text:p>
          </table:table-cell>
          <table:table-cell office:value-type="float" office:value="35.62068" calcext:value-type="float">
            <text:p>35.62068</text:p>
          </table:table-cell>
          <table:table-cell office:value-type="float" office:value="-82.54577" calcext:value-type="float">
            <text:p>-82.545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2127" calcext:value-type="float">
            <text:p>2127</text:p>
          </table:table-cell>
          <table:table-cell office:value-type="float" office:value="35.604553" calcext:value-type="float">
            <text:p>35.604553</text:p>
          </table:table-cell>
          <table:table-cell office:value-type="float" office:value="-82.549796" calcext:value-type="float">
            <text:p>-82.5497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700" calcext:value-type="float">
            <text:p>700</text:p>
          </table:table-cell>
          <table:table-cell office:value-type="float" office:value="1139" calcext:value-type="float">
            <text:p>1139</text:p>
          </table:table-cell>
          <table:table-cell office:value-type="float" office:value="35.591414" calcext:value-type="float">
            <text:p>35.591414</text:p>
          </table:table-cell>
          <table:table-cell office:value-type="float" office:value="-82.544819" calcext:value-type="float">
            <text:p>-82.5448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00" calcext:value-type="float">
            <text:p>800</text:p>
          </table:table-cell>
          <table:table-cell office:value-type="float" office:value="3530" calcext:value-type="float">
            <text:p>3530</text:p>
          </table:table-cell>
          <table:table-cell office:value-type="float" office:value="35.57853" calcext:value-type="float">
            <text:p>35.57853</text:p>
          </table:table-cell>
          <table:table-cell office:value-type="float" office:value="-82.540633" calcext:value-type="float">
            <text:p>-82.5406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900" calcext:value-type="float">
            <text:p>900</text:p>
          </table:table-cell>
          <table:table-cell office:value-type="float" office:value="3291" calcext:value-type="float">
            <text:p>3291</text:p>
          </table:table-cell>
          <table:table-cell office:value-type="float" office:value="35.582168" calcext:value-type="float">
            <text:p>35.582168</text:p>
          </table:table-cell>
          <table:table-cell office:value-type="float" office:value="-82.55893" calcext:value-type="float">
            <text:p>-82.558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3977" calcext:value-type="float">
            <text:p>3977</text:p>
          </table:table-cell>
          <table:table-cell office:value-type="float" office:value="35.575698" calcext:value-type="float">
            <text:p>35.575698</text:p>
          </table:table-cell>
          <table:table-cell office:value-type="float" office:value="-82.57679" calcext:value-type="float">
            <text:p>-82.576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100" calcext:value-type="float">
            <text:p>1100</text:p>
          </table:table-cell>
          <table:table-cell office:value-type="float" office:value="4398" calcext:value-type="float">
            <text:p>4398</text:p>
          </table:table-cell>
          <table:table-cell office:value-type="float" office:value="35.574939" calcext:value-type="float">
            <text:p>35.574939</text:p>
          </table:table-cell>
          <table:table-cell office:value-type="float" office:value="-82.591496" calcext:value-type="float">
            <text:p>-82.5914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200" calcext:value-type="float">
            <text:p>1200</text:p>
          </table:table-cell>
          <table:table-cell office:value-type="float" office:value="4592" calcext:value-type="float">
            <text:p>4592</text:p>
          </table:table-cell>
          <table:table-cell office:value-type="float" office:value="35.574272" calcext:value-type="float">
            <text:p>35.574272</text:p>
          </table:table-cell>
          <table:table-cell office:value-type="float" office:value="-82.607668" calcext:value-type="float">
            <text:p>-82.6076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300" calcext:value-type="float">
            <text:p>1300</text:p>
          </table:table-cell>
          <table:table-cell office:value-type="float" office:value="3955" calcext:value-type="float">
            <text:p>3955</text:p>
          </table:table-cell>
          <table:table-cell office:value-type="float" office:value="35.581316" calcext:value-type="float">
            <text:p>35.581316</text:p>
          </table:table-cell>
          <table:table-cell office:value-type="float" office:value="-82.62241" calcext:value-type="float">
            <text:p>-82.622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400" calcext:value-type="float">
            <text:p>1400</text:p>
          </table:table-cell>
          <table:table-cell office:value-type="float" office:value="7191" calcext:value-type="float">
            <text:p>7191</text:p>
          </table:table-cell>
          <table:table-cell office:value-type="float" office:value="35.602527" calcext:value-type="float">
            <text:p>35.602527</text:p>
          </table:table-cell>
          <table:table-cell office:value-type="float" office:value="-82.598438" calcext:value-type="float">
            <text:p>-82.5984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500" calcext:value-type="float">
            <text:p>1500</text:p>
          </table:table-cell>
          <table:table-cell office:value-type="float" office:value="2158" calcext:value-type="float">
            <text:p>2158</text:p>
          </table:table-cell>
          <table:table-cell office:value-type="float" office:value="35.632023" calcext:value-type="float">
            <text:p>35.632023</text:p>
          </table:table-cell>
          <table:table-cell office:value-type="float" office:value="-82.585335" calcext:value-type="float">
            <text:p>-82.5853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600" calcext:value-type="float">
            <text:p>1600</text:p>
          </table:table-cell>
          <table:table-cell office:value-type="float" office:value="6019" calcext:value-type="float">
            <text:p>6019</text:p>
          </table:table-cell>
          <table:table-cell office:value-type="float" office:value="35.643928" calcext:value-type="float">
            <text:p>35.643928</text:p>
          </table:table-cell>
          <table:table-cell office:value-type="float" office:value="-82.566489" calcext:value-type="float">
            <text:p>-82.5664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700" calcext:value-type="float">
            <text:p>1700</text:p>
          </table:table-cell>
          <table:table-cell office:value-type="float" office:value="2423" calcext:value-type="float">
            <text:p>2423</text:p>
          </table:table-cell>
          <table:table-cell office:value-type="float" office:value="35.643725" calcext:value-type="float">
            <text:p>35.643725</text:p>
          </table:table-cell>
          <table:table-cell office:value-type="float" office:value="-82.525262" calcext:value-type="float">
            <text:p>-82.5252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office:value-type="float" office:value="3187" calcext:value-type="float">
            <text:p>3187</text:p>
          </table:table-cell>
          <table:table-cell office:value-type="float" office:value="35.596906" calcext:value-type="float">
            <text:p>35.596906</text:p>
          </table:table-cell>
          <table:table-cell office:value-type="float" office:value="-82.519544" calcext:value-type="float">
            <text:p>-82.5195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802" calcext:value-type="float">
            <text:p>1802</text:p>
          </table:table-cell>
          <table:table-cell office:value-type="float" office:value="4458" calcext:value-type="float">
            <text:p>4458</text:p>
          </table:table-cell>
          <table:table-cell office:value-type="float" office:value="35.602044" calcext:value-type="float">
            <text:p>35.602044</text:p>
          </table:table-cell>
          <table:table-cell office:value-type="float" office:value="-82.498738" calcext:value-type="float">
            <text:p>-82.4987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900" calcext:value-type="float">
            <text:p>1900</text:p>
          </table:table-cell>
          <table:table-cell office:value-type="float" office:value="3054" calcext:value-type="float">
            <text:p>3054</text:p>
          </table:table-cell>
          <table:table-cell office:value-type="float" office:value="35.580869" calcext:value-type="float">
            <text:p>35.580869</text:p>
          </table:table-cell>
          <table:table-cell office:value-type="float" office:value="-82.498229" calcext:value-type="float">
            <text:p>-82.4982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6032" calcext:value-type="float">
            <text:p>6032</text:p>
          </table:table-cell>
          <table:table-cell office:value-type="float" office:value="35.562011" calcext:value-type="float">
            <text:p>35.562011</text:p>
          </table:table-cell>
          <table:table-cell office:value-type="float" office:value="-82.52286" calcext:value-type="float">
            <text:p>-82.522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101" calcext:value-type="float">
            <text:p>2101</text:p>
          </table:table-cell>
          <table:table-cell office:value-type="float" office:value="1375" calcext:value-type="float">
            <text:p>1375</text:p>
          </table:table-cell>
          <table:table-cell office:value-type="float" office:value="35.53342" calcext:value-type="float">
            <text:p>35.53342</text:p>
          </table:table-cell>
          <table:table-cell office:value-type="float" office:value="-82.538347" calcext:value-type="float">
            <text:p>-82.5383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102" calcext:value-type="float">
            <text:p>2102</text:p>
          </table:table-cell>
          <table:table-cell office:value-type="float" office:value="5084" calcext:value-type="float">
            <text:p>5084</text:p>
          </table:table-cell>
          <table:table-cell office:value-type="float" office:value="35.540559" calcext:value-type="float">
            <text:p>35.540559</text:p>
          </table:table-cell>
          <table:table-cell office:value-type="float" office:value="-82.519134" calcext:value-type="float">
            <text:p>-82.5191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203" calcext:value-type="float">
            <text:p>2203</text:p>
          </table:table-cell>
          <table:table-cell office:value-type="float" office:value="4739" calcext:value-type="float">
            <text:p>4739</text:p>
          </table:table-cell>
          <table:table-cell office:value-type="float" office:value="35.457102" calcext:value-type="float">
            <text:p>35.457102</text:p>
          </table:table-cell>
          <table:table-cell office:value-type="float" office:value="-82.526439" calcext:value-type="float">
            <text:p>-82.5264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204" calcext:value-type="float">
            <text:p>2204</text:p>
          </table:table-cell>
          <table:table-cell office:value-type="float" office:value="7926" calcext:value-type="float">
            <text:p>7926</text:p>
          </table:table-cell>
          <table:table-cell office:value-type="float" office:value="35.495796" calcext:value-type="float">
            <text:p>35.495796</text:p>
          </table:table-cell>
          <table:table-cell office:value-type="float" office:value="-82.53439" calcext:value-type="float">
            <text:p>-82.534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205" calcext:value-type="float">
            <text:p>2205</text:p>
          </table:table-cell>
          <table:table-cell office:value-type="float" office:value="6412" calcext:value-type="float">
            <text:p>6412</text:p>
          </table:table-cell>
          <table:table-cell office:value-type="float" office:value="35.468255" calcext:value-type="float">
            <text:p>35.468255</text:p>
          </table:table-cell>
          <table:table-cell office:value-type="float" office:value="-82.501257" calcext:value-type="float">
            <text:p>-82.5012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206" calcext:value-type="float">
            <text:p>2206</text:p>
          </table:table-cell>
          <table:table-cell office:value-type="float" office:value="4734" calcext:value-type="float">
            <text:p>4734</text:p>
          </table:table-cell>
          <table:table-cell office:value-type="float" office:value="35.496346" calcext:value-type="float">
            <text:p>35.496346</text:p>
          </table:table-cell>
          <table:table-cell office:value-type="float" office:value="-82.507799" calcext:value-type="float">
            <text:p>-82.5077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301" calcext:value-type="float">
            <text:p>2301</text:p>
          </table:table-cell>
          <table:table-cell office:value-type="float" office:value="5301" calcext:value-type="float">
            <text:p>5301</text:p>
          </table:table-cell>
          <table:table-cell office:value-type="float" office:value="35.463853" calcext:value-type="float">
            <text:p>35.463853</text:p>
          </table:table-cell>
          <table:table-cell office:value-type="float" office:value="-82.579138" calcext:value-type="float">
            <text:p>-82.5791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302" calcext:value-type="float">
            <text:p>2302</text:p>
          </table:table-cell>
          <table:table-cell office:value-type="float" office:value="7558" calcext:value-type="float">
            <text:p>7558</text:p>
          </table:table-cell>
          <table:table-cell office:value-type="float" office:value="35.530518" calcext:value-type="float">
            <text:p>35.530518</text:p>
          </table:table-cell>
          <table:table-cell office:value-type="float" office:value="-82.630343" calcext:value-type="float">
            <text:p>-82.6303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401" calcext:value-type="float">
            <text:p>2401</text:p>
          </table:table-cell>
          <table:table-cell office:value-type="float" office:value="3480" calcext:value-type="float">
            <text:p>3480</text:p>
          </table:table-cell>
          <table:table-cell office:value-type="float" office:value="35.500603" calcext:value-type="float">
            <text:p>35.500603</text:p>
          </table:table-cell>
          <table:table-cell office:value-type="float" office:value="-82.742396" calcext:value-type="float">
            <text:p>-82.7423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402" calcext:value-type="float">
            <text:p>2402</text:p>
          </table:table-cell>
          <table:table-cell office:value-type="float" office:value="4666" calcext:value-type="float">
            <text:p>4666</text:p>
          </table:table-cell>
          <table:table-cell office:value-type="float" office:value="35.511316" calcext:value-type="float">
            <text:p>35.511316</text:p>
          </table:table-cell>
          <table:table-cell office:value-type="float" office:value="-82.693922" calcext:value-type="float">
            <text:p>-82.6939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503" calcext:value-type="float">
            <text:p>2503</text:p>
          </table:table-cell>
          <table:table-cell office:value-type="float" office:value="3954" calcext:value-type="float">
            <text:p>3954</text:p>
          </table:table-cell>
          <table:table-cell office:value-type="float" office:value="35.544189" calcext:value-type="float">
            <text:p>35.544189</text:p>
          </table:table-cell>
          <table:table-cell office:value-type="float" office:value="-82.717038" calcext:value-type="float">
            <text:p>-82.7170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504" calcext:value-type="float">
            <text:p>2504</text:p>
          </table:table-cell>
          <table:table-cell office:value-type="float" office:value="4536" calcext:value-type="float">
            <text:p>4536</text:p>
          </table:table-cell>
          <table:table-cell office:value-type="float" office:value="35.566107" calcext:value-type="float">
            <text:p>35.566107</text:p>
          </table:table-cell>
          <table:table-cell office:value-type="float" office:value="-82.720176" calcext:value-type="float">
            <text:p>-82.7201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505" calcext:value-type="float">
            <text:p>2505</text:p>
          </table:table-cell>
          <table:table-cell office:value-type="float" office:value="4658" calcext:value-type="float">
            <text:p>4658</text:p>
          </table:table-cell>
          <table:table-cell office:value-type="float" office:value="35.564724" calcext:value-type="float">
            <text:p>35.564724</text:p>
          </table:table-cell>
          <table:table-cell office:value-type="float" office:value="-82.666497" calcext:value-type="float">
            <text:p>-82.6664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506" calcext:value-type="float">
            <text:p>2506</text:p>
          </table:table-cell>
          <table:table-cell office:value-type="float" office:value="3741" calcext:value-type="float">
            <text:p>3741</text:p>
          </table:table-cell>
          <table:table-cell office:value-type="float" office:value="35.579712" calcext:value-type="float">
            <text:p>35.579712</text:p>
          </table:table-cell>
          <table:table-cell office:value-type="float" office:value="-82.641915" calcext:value-type="float">
            <text:p>-82.6419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603" calcext:value-type="float">
            <text:p>2603</text:p>
          </table:table-cell>
          <table:table-cell office:value-type="float" office:value="3497" calcext:value-type="float">
            <text:p>3497</text:p>
          </table:table-cell>
          <table:table-cell office:value-type="float" office:value="35.643586" calcext:value-type="float">
            <text:p>35.643586</text:p>
          </table:table-cell>
          <table:table-cell office:value-type="float" office:value="-82.767011" calcext:value-type="float">
            <text:p>-82.7670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604" calcext:value-type="float">
            <text:p>2604</text:p>
          </table:table-cell>
          <table:table-cell office:value-type="float" office:value="5889" calcext:value-type="float">
            <text:p>5889</text:p>
          </table:table-cell>
          <table:table-cell office:value-type="float" office:value="35.687692" calcext:value-type="float">
            <text:p>35.687692</text:p>
          </table:table-cell>
          <table:table-cell office:value-type="float" office:value="-82.684048" calcext:value-type="float">
            <text:p>-82.6840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605" calcext:value-type="float">
            <text:p>2605</text:p>
          </table:table-cell>
          <table:table-cell office:value-type="float" office:value="5531" calcext:value-type="float">
            <text:p>5531</text:p>
          </table:table-cell>
          <table:table-cell office:value-type="float" office:value="35.620464" calcext:value-type="float">
            <text:p>35.620464</text:p>
          </table:table-cell>
          <table:table-cell office:value-type="float" office:value="-82.673434" calcext:value-type="float">
            <text:p>-82.6734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606" calcext:value-type="float">
            <text:p>2606</text:p>
          </table:table-cell>
          <table:table-cell office:value-type="float" office:value="3805" calcext:value-type="float">
            <text:p>3805</text:p>
          </table:table-cell>
          <table:table-cell office:value-type="float" office:value="35.639445" calcext:value-type="float">
            <text:p>35.639445</text:p>
          </table:table-cell>
          <table:table-cell office:value-type="float" office:value="-82.654753" calcext:value-type="float">
            <text:p>-82.6547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607" calcext:value-type="float">
            <text:p>2607</text:p>
          </table:table-cell>
          <table:table-cell office:value-type="float" office:value="4155" calcext:value-type="float">
            <text:p>4155</text:p>
          </table:table-cell>
          <table:table-cell office:value-type="float" office:value="35.629406" calcext:value-type="float">
            <text:p>35.629406</text:p>
          </table:table-cell>
          <table:table-cell office:value-type="float" office:value="-82.619722" calcext:value-type="float">
            <text:p>-82.6197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701" calcext:value-type="float">
            <text:p>2701</text:p>
          </table:table-cell>
          <table:table-cell office:value-type="float" office:value="3491" calcext:value-type="float">
            <text:p>3491</text:p>
          </table:table-cell>
          <table:table-cell office:value-type="float" office:value="35.671708" calcext:value-type="float">
            <text:p>35.671708</text:p>
          </table:table-cell>
          <table:table-cell office:value-type="float" office:value="-82.593964" calcext:value-type="float">
            <text:p>-82.5939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702" calcext:value-type="float">
            <text:p>2702</text:p>
          </table:table-cell>
          <table:table-cell office:value-type="float" office:value="4079" calcext:value-type="float">
            <text:p>4079</text:p>
          </table:table-cell>
          <table:table-cell office:value-type="float" office:value="35.702787" calcext:value-type="float">
            <text:p>35.702787</text:p>
          </table:table-cell>
          <table:table-cell office:value-type="float" office:value="-82.571499" calcext:value-type="float">
            <text:p>-82.5714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703" calcext:value-type="float">
            <text:p>2703</text:p>
          </table:table-cell>
          <table:table-cell office:value-type="float" office:value="5477" calcext:value-type="float">
            <text:p>5477</text:p>
          </table:table-cell>
          <table:table-cell office:value-type="float" office:value="35.69504" calcext:value-type="float">
            <text:p>35.69504</text:p>
          </table:table-cell>
          <table:table-cell office:value-type="float" office:value="-82.51941" calcext:value-type="float">
            <text:p>-82.519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803" calcext:value-type="float">
            <text:p>2803</text:p>
          </table:table-cell>
          <table:table-cell office:value-type="float" office:value="4044" calcext:value-type="float">
            <text:p>4044</text:p>
          </table:table-cell>
          <table:table-cell office:value-type="float" office:value="35.737304" calcext:value-type="float">
            <text:p>35.737304</text:p>
          </table:table-cell>
          <table:table-cell office:value-type="float" office:value="-82.609658" calcext:value-type="float">
            <text:p>-82.6096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804" calcext:value-type="float">
            <text:p>2804</text:p>
          </table:table-cell>
          <table:table-cell office:value-type="float" office:value="4998" calcext:value-type="float">
            <text:p>4998</text:p>
          </table:table-cell>
          <table:table-cell office:value-type="float" office:value="35.750388" calcext:value-type="float">
            <text:p>35.750388</text:p>
          </table:table-cell>
          <table:table-cell office:value-type="float" office:value="-82.554139" calcext:value-type="float">
            <text:p>-82.5541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900" calcext:value-type="float">
            <text:p>2900</text:p>
          </table:table-cell>
          <table:table-cell office:value-type="float" office:value="3551" calcext:value-type="float">
            <text:p>3551</text:p>
          </table:table-cell>
          <table:table-cell office:value-type="float" office:value="35.776762" calcext:value-type="float">
            <text:p>35.776762</text:p>
          </table:table-cell>
          <table:table-cell office:value-type="float" office:value="-82.460714" calcext:value-type="float">
            <text:p>-82.4607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001" calcext:value-type="float">
            <text:p>3001</text:p>
          </table:table-cell>
          <table:table-cell office:value-type="float" office:value="8609" calcext:value-type="float">
            <text:p>8609</text:p>
          </table:table-cell>
          <table:table-cell office:value-type="float" office:value="35.610386" calcext:value-type="float">
            <text:p>35.610386</text:p>
          </table:table-cell>
          <table:table-cell office:value-type="float" office:value="-82.462414" calcext:value-type="float">
            <text:p>-82.4624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002" calcext:value-type="float">
            <text:p>3002</text:p>
          </table:table-cell>
          <table:table-cell office:value-type="float" office:value="7200" calcext:value-type="float">
            <text:p>7200</text:p>
          </table:table-cell>
          <table:table-cell office:value-type="float" office:value="35.607209" calcext:value-type="float">
            <text:p>35.607209</text:p>
          </table:table-cell>
          <table:table-cell office:value-type="float" office:value="-82.40685" calcext:value-type="float">
            <text:p>-82.406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102" calcext:value-type="float">
            <text:p>3102</text:p>
          </table:table-cell>
          <table:table-cell office:value-type="float" office:value="5663" calcext:value-type="float">
            <text:p>5663</text:p>
          </table:table-cell>
          <table:table-cell office:value-type="float" office:value="35.628246" calcext:value-type="float">
            <text:p>35.628246</text:p>
          </table:table-cell>
          <table:table-cell office:value-type="float" office:value="-82.307649" calcext:value-type="float">
            <text:p>-82.3076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103" calcext:value-type="float">
            <text:p>3103</text:p>
          </table:table-cell>
          <table:table-cell office:value-type="float" office:value="1879" calcext:value-type="float">
            <text:p>1879</text:p>
          </table:table-cell>
          <table:table-cell office:value-type="float" office:value="35.598882" calcext:value-type="float">
            <text:p>35.598882</text:p>
          </table:table-cell>
          <table:table-cell office:value-type="float" office:value="-82.334985" calcext:value-type="float">
            <text:p>-82.3349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104" calcext:value-type="float">
            <text:p>3104</text:p>
          </table:table-cell>
          <table:table-cell office:value-type="float" office:value="5899" calcext:value-type="float">
            <text:p>5899</text:p>
          </table:table-cell>
          <table:table-cell office:value-type="float" office:value="35.619402" calcext:value-type="float">
            <text:p>35.619402</text:p>
          </table:table-cell>
          <table:table-cell office:value-type="float" office:value="-82.347137" calcext:value-type="float">
            <text:p>-82.3471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201" calcext:value-type="float">
            <text:p>3201</text:p>
          </table:table-cell>
          <table:table-cell office:value-type="float" office:value="1733" calcext:value-type="float">
            <text:p>1733</text:p>
          </table:table-cell>
          <table:table-cell office:value-type="float" office:value="35.547061" calcext:value-type="float">
            <text:p>35.547061</text:p>
          </table:table-cell>
          <table:table-cell office:value-type="float" office:value="-82.483544" calcext:value-type="float">
            <text:p>-82.4835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202" calcext:value-type="float">
            <text:p>3202</text:p>
          </table:table-cell>
          <table:table-cell office:value-type="float" office:value="4407" calcext:value-type="float">
            <text:p>4407</text:p>
          </table:table-cell>
          <table:table-cell office:value-type="float" office:value="35.491144" calcext:value-type="float">
            <text:p>35.491144</text:p>
          </table:table-cell>
          <table:table-cell office:value-type="float" office:value="-82.463137" calcext:value-type="float">
            <text:p>-82.4631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203" calcext:value-type="float">
            <text:p>3203</text:p>
          </table:table-cell>
          <table:table-cell office:value-type="float" office:value="5016" calcext:value-type="float">
            <text:p>5016</text:p>
          </table:table-cell>
          <table:table-cell office:value-type="float" office:value="35.53719" calcext:value-type="float">
            <text:p>35.53719</text:p>
          </table:table-cell>
          <table:table-cell office:value-type="float" office:value="-82.43824" calcext:value-type="float">
            <text:p>-82.438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204" calcext:value-type="float">
            <text:p>3204</text:p>
          </table:table-cell>
          <table:table-cell office:value-type="float" office:value="5431" calcext:value-type="float">
            <text:p>5431</text:p>
          </table:table-cell>
          <table:table-cell office:value-type="float" office:value="35.517878" calcext:value-type="float">
            <text:p>35.517878</text:p>
          </table:table-cell>
          <table:table-cell office:value-type="float" office:value="-82.380608" calcext:value-type="float">
            <text:p>-82.3806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205" calcext:value-type="float">
            <text:p>3205</text:p>
          </table:table-cell>
          <table:table-cell office:value-type="float" office:value="1525" calcext:value-type="float">
            <text:p>1525</text:p>
          </table:table-cell>
          <table:table-cell office:value-type="float" office:value="35.528846" calcext:value-type="float">
            <text:p>35.528846</text:p>
          </table:table-cell>
          <table:table-cell office:value-type="float" office:value="-82.272286" calcext:value-type="float">
            <text:p>-82.2722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0100" calcext:value-type="float">
            <text:p>20100</text:p>
          </table:table-cell>
          <table:table-cell office:value-type="float" office:value="4320" calcext:value-type="float">
            <text:p>4320</text:p>
          </table:table-cell>
          <table:table-cell office:value-type="float" office:value="35.824008" calcext:value-type="float">
            <text:p>35.824008</text:p>
          </table:table-cell>
          <table:table-cell office:value-type="float" office:value="-81.66289" calcext:value-type="float">
            <text:p>-81.662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0201" calcext:value-type="float">
            <text:p>20201</text:p>
          </table:table-cell>
          <table:table-cell office:value-type="float" office:value="5953" calcext:value-type="float">
            <text:p>5953</text:p>
          </table:table-cell>
          <table:table-cell office:value-type="float" office:value="35.807036" calcext:value-type="float">
            <text:p>35.807036</text:p>
          </table:table-cell>
          <table:table-cell office:value-type="float" office:value="-81.81888" calcext:value-type="float">
            <text:p>-81.818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0202" calcext:value-type="float">
            <text:p>20202</text:p>
          </table:table-cell>
          <table:table-cell office:value-type="float" office:value="4287" calcext:value-type="float">
            <text:p>4287</text:p>
          </table:table-cell>
          <table:table-cell office:value-type="float" office:value="35.772518" calcext:value-type="float">
            <text:p>35.772518</text:p>
          </table:table-cell>
          <table:table-cell office:value-type="float" office:value="-81.732784" calcext:value-type="float">
            <text:p>-81.7327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0301" calcext:value-type="float">
            <text:p>20301</text:p>
          </table:table-cell>
          <table:table-cell office:value-type="float" office:value="4898" calcext:value-type="float">
            <text:p>4898</text:p>
          </table:table-cell>
          <table:table-cell office:value-type="float" office:value="35.708792" calcext:value-type="float">
            <text:p>35.708792</text:p>
          </table:table-cell>
          <table:table-cell office:value-type="float" office:value="-81.80489" calcext:value-type="float">
            <text:p>-81.804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0302" calcext:value-type="float">
            <text:p>20302</text:p>
          </table:table-cell>
          <table:table-cell office:value-type="float" office:value="7603" calcext:value-type="float">
            <text:p>7603</text:p>
          </table:table-cell>
          <table:table-cell office:value-type="float" office:value="35.67997" calcext:value-type="float">
            <text:p>35.67997</text:p>
          </table:table-cell>
          <table:table-cell office:value-type="float" office:value="-81.77306" calcext:value-type="float">
            <text:p>-81.773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0500" calcext:value-type="float">
            <text:p>20500</text:p>
          </table:table-cell>
          <table:table-cell office:value-type="float" office:value="2900" calcext:value-type="float">
            <text:p>2900</text:p>
          </table:table-cell>
          <table:table-cell office:value-type="float" office:value="35.749348" calcext:value-type="float">
            <text:p>35.749348</text:p>
          </table:table-cell>
          <table:table-cell office:value-type="float" office:value="-81.696887" calcext:value-type="float">
            <text:p>-81.6968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0600" calcext:value-type="float">
            <text:p>20600</text:p>
          </table:table-cell>
          <table:table-cell office:value-type="float" office:value="5890" calcext:value-type="float">
            <text:p>5890</text:p>
          </table:table-cell>
          <table:table-cell office:value-type="float" office:value="35.752656" calcext:value-type="float">
            <text:p>35.752656</text:p>
          </table:table-cell>
          <table:table-cell office:value-type="float" office:value="-81.674808" calcext:value-type="float">
            <text:p>-81.6748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0801" calcext:value-type="float">
            <text:p>20801</text:p>
          </table:table-cell>
          <table:table-cell office:value-type="float" office:value="5557" calcext:value-type="float">
            <text:p>5557</text:p>
          </table:table-cell>
          <table:table-cell office:value-type="float" office:value="35.759904" calcext:value-type="float">
            <text:p>35.759904</text:p>
          </table:table-cell>
          <table:table-cell office:value-type="float" office:value="-81.609297" calcext:value-type="float">
            <text:p>-81.6092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0802" calcext:value-type="float">
            <text:p>20802</text:p>
          </table:table-cell>
          <table:table-cell office:value-type="float" office:value="3268" calcext:value-type="float">
            <text:p>3268</text:p>
          </table:table-cell>
          <table:table-cell office:value-type="float" office:value="35.738029" calcext:value-type="float">
            <text:p>35.738029</text:p>
          </table:table-cell>
          <table:table-cell office:value-type="float" office:value="-81.628571" calcext:value-type="float">
            <text:p>-81.6285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0900" calcext:value-type="float">
            <text:p>20900</text:p>
          </table:table-cell>
          <table:table-cell office:value-type="float" office:value="6929" calcext:value-type="float">
            <text:p>6929</text:p>
          </table:table-cell>
          <table:table-cell office:value-type="float" office:value="35.745701" calcext:value-type="float">
            <text:p>35.745701</text:p>
          </table:table-cell>
          <table:table-cell office:value-type="float" office:value="-81.553253" calcext:value-type="float">
            <text:p>-81.5532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1000" calcext:value-type="float">
            <text:p>21000</text:p>
          </table:table-cell>
          <table:table-cell office:value-type="float" office:value="5735" calcext:value-type="float">
            <text:p>5735</text:p>
          </table:table-cell>
          <table:table-cell office:value-type="float" office:value="35.742573" calcext:value-type="float">
            <text:p>35.742573</text:p>
          </table:table-cell>
          <table:table-cell office:value-type="float" office:value="-81.469188" calcext:value-type="float">
            <text:p>-81.4691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1100" calcext:value-type="float">
            <text:p>21100</text:p>
          </table:table-cell>
          <table:table-cell office:value-type="float" office:value="6431" calcext:value-type="float">
            <text:p>6431</text:p>
          </table:table-cell>
          <table:table-cell office:value-type="float" office:value="35.738615" calcext:value-type="float">
            <text:p>35.738615</text:p>
          </table:table-cell>
          <table:table-cell office:value-type="float" office:value="-81.417997" calcext:value-type="float">
            <text:p>-81.4179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1201" calcext:value-type="float">
            <text:p>21201</text:p>
          </table:table-cell>
          <table:table-cell office:value-type="float" office:value="3834" calcext:value-type="float">
            <text:p>3834</text:p>
          </table:table-cell>
          <table:table-cell office:value-type="float" office:value="35.707005" calcext:value-type="float">
            <text:p>35.707005</text:p>
          </table:table-cell>
          <table:table-cell office:value-type="float" office:value="-81.601539" calcext:value-type="float">
            <text:p>-81.6015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1202" calcext:value-type="float">
            <text:p>21202</text:p>
          </table:table-cell>
          <table:table-cell office:value-type="float" office:value="4367" calcext:value-type="float">
            <text:p>4367</text:p>
          </table:table-cell>
          <table:table-cell office:value-type="float" office:value="35.703109" calcext:value-type="float">
            <text:p>35.703109</text:p>
          </table:table-cell>
          <table:table-cell office:value-type="float" office:value="-81.467587" calcext:value-type="float">
            <text:p>-81.4675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1203" calcext:value-type="float">
            <text:p>21203</text:p>
          </table:table-cell>
          <table:table-cell office:value-type="float" office:value="4409" calcext:value-type="float">
            <text:p>4409</text:p>
          </table:table-cell>
          <table:table-cell office:value-type="float" office:value="35.64365" calcext:value-type="float">
            <text:p>35.64365</text:p>
          </table:table-cell>
          <table:table-cell office:value-type="float" office:value="-81.513996" calcext:value-type="float">
            <text:p>-81.5139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1301" calcext:value-type="float">
            <text:p>21301</text:p>
          </table:table-cell>
          <table:table-cell office:value-type="float" office:value="5977" calcext:value-type="float">
            <text:p>5977</text:p>
          </table:table-cell>
          <table:table-cell office:value-type="float" office:value="35.689619" calcext:value-type="float">
            <text:p>35.689619</text:p>
          </table:table-cell>
          <table:table-cell office:value-type="float" office:value="-81.68552" calcext:value-type="float">
            <text:p>-81.68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1302" calcext:value-type="float">
            <text:p>21302</text:p>
          </table:table-cell>
          <table:table-cell office:value-type="float" office:value="3530" calcext:value-type="float">
            <text:p>3530</text:p>
          </table:table-cell>
          <table:table-cell office:value-type="float" office:value="35.639822" calcext:value-type="float">
            <text:p>35.639822</text:p>
          </table:table-cell>
          <table:table-cell office:value-type="float" office:value="-81.693984" calcext:value-type="float">
            <text:p>-81.6939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1400" calcext:value-type="float">
            <text:p>21400</text:p>
          </table:table-cell>
          <table:table-cell office:value-type="float" office:value="5024" calcext:value-type="float">
            <text:p>5024</text:p>
          </table:table-cell>
          <table:table-cell office:value-type="float" office:value="35.731617" calcext:value-type="float">
            <text:p>35.731617</text:p>
          </table:table-cell>
          <table:table-cell office:value-type="float" office:value="-81.701551" calcext:value-type="float">
            <text:p>-81.7015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0500" calcext:value-type="float">
            <text:p>40500</text:p>
          </table:table-cell>
          <table:table-cell office:value-type="float" office:value="11911" calcext:value-type="float">
            <text:p>11911</text:p>
          </table:table-cell>
          <table:table-cell office:value-type="float" office:value="35.36143" calcext:value-type="float">
            <text:p>35.36143</text:p>
          </table:table-cell>
          <table:table-cell office:value-type="float" office:value="-80.548335" calcext:value-type="float">
            <text:p>-80.5483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0600" calcext:value-type="float">
            <text:p>40600</text:p>
          </table:table-cell>
          <table:table-cell office:value-type="float" office:value="6110" calcext:value-type="float">
            <text:p>6110</text:p>
          </table:table-cell>
          <table:table-cell office:value-type="float" office:value="35.463136" calcext:value-type="float">
            <text:p>35.463136</text:p>
          </table:table-cell>
          <table:table-cell office:value-type="float" office:value="-80.522438" calcext:value-type="float">
            <text:p>-80.5224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0701" calcext:value-type="float">
            <text:p>40701</text:p>
          </table:table-cell>
          <table:table-cell office:value-type="float" office:value="1654" calcext:value-type="float">
            <text:p>1654</text:p>
          </table:table-cell>
          <table:table-cell office:value-type="float" office:value="35.501249" calcext:value-type="float">
            <text:p>35.501249</text:p>
          </table:table-cell>
          <table:table-cell office:value-type="float" office:value="-80.592413" calcext:value-type="float">
            <text:p>-80.5924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0702" calcext:value-type="float">
            <text:p>40702</text:p>
          </table:table-cell>
          <table:table-cell office:value-type="float" office:value="6495" calcext:value-type="float">
            <text:p>6495</text:p>
          </table:table-cell>
          <table:table-cell office:value-type="float" office:value="35.485554" calcext:value-type="float">
            <text:p>35.485554</text:p>
          </table:table-cell>
          <table:table-cell office:value-type="float" office:value="-80.596106" calcext:value-type="float">
            <text:p>-80.596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0703" calcext:value-type="float">
            <text:p>40703</text:p>
          </table:table-cell>
          <table:table-cell office:value-type="float" office:value="2749" calcext:value-type="float">
            <text:p>2749</text:p>
          </table:table-cell>
          <table:table-cell office:value-type="float" office:value="35.462375" calcext:value-type="float">
            <text:p>35.462375</text:p>
          </table:table-cell>
          <table:table-cell office:value-type="float" office:value="-80.603078" calcext:value-type="float">
            <text:p>-80.6030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0800" calcext:value-type="float">
            <text:p>40800</text:p>
          </table:table-cell>
          <table:table-cell office:value-type="float" office:value="3944" calcext:value-type="float">
            <text:p>3944</text:p>
          </table:table-cell>
          <table:table-cell office:value-type="float" office:value="35.48982" calcext:value-type="float">
            <text:p>35.48982</text:p>
          </table:table-cell>
          <table:table-cell office:value-type="float" office:value="-80.619202" calcext:value-type="float">
            <text:p>-80.6192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0900" calcext:value-type="float">
            <text:p>40900</text:p>
          </table:table-cell>
          <table:table-cell office:value-type="float" office:value="1845" calcext:value-type="float">
            <text:p>1845</text:p>
          </table:table-cell>
          <table:table-cell office:value-type="float" office:value="35.466186" calcext:value-type="float">
            <text:p>35.466186</text:p>
          </table:table-cell>
          <table:table-cell office:value-type="float" office:value="-80.615577" calcext:value-type="float">
            <text:p>-80.6155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000" calcext:value-type="float">
            <text:p>41000</text:p>
          </table:table-cell>
          <table:table-cell office:value-type="float" office:value="6010" calcext:value-type="float">
            <text:p>6010</text:p>
          </table:table-cell>
          <table:table-cell office:value-type="float" office:value="35.489846" calcext:value-type="float">
            <text:p>35.489846</text:p>
          </table:table-cell>
          <table:table-cell office:value-type="float" office:value="-80.63766" calcext:value-type="float">
            <text:p>-80.637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100" calcext:value-type="float">
            <text:p>41100</text:p>
          </table:table-cell>
          <table:table-cell office:value-type="float" office:value="6841" calcext:value-type="float">
            <text:p>6841</text:p>
          </table:table-cell>
          <table:table-cell office:value-type="float" office:value="35.460841" calcext:value-type="float">
            <text:p>35.460841</text:p>
          </table:table-cell>
          <table:table-cell office:value-type="float" office:value="-80.634146" calcext:value-type="float">
            <text:p>-80.6341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200" calcext:value-type="float">
            <text:p>41200</text:p>
          </table:table-cell>
          <table:table-cell office:value-type="float" office:value="5779" calcext:value-type="float">
            <text:p>5779</text:p>
          </table:table-cell>
          <table:table-cell office:value-type="float" office:value="35.475599" calcext:value-type="float">
            <text:p>35.475599</text:p>
          </table:table-cell>
          <table:table-cell office:value-type="float" office:value="-80.674796" calcext:value-type="float">
            <text:p>-80.6747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301" calcext:value-type="float">
            <text:p>41301</text:p>
          </table:table-cell>
          <table:table-cell office:value-type="float" office:value="3738" calcext:value-type="float">
            <text:p>3738</text:p>
          </table:table-cell>
          <table:table-cell office:value-type="float" office:value="35.471741" calcext:value-type="float">
            <text:p>35.471741</text:p>
          </table:table-cell>
          <table:table-cell office:value-type="float" office:value="-80.752724" calcext:value-type="float">
            <text:p>-80.7527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302" calcext:value-type="float">
            <text:p>41302</text:p>
          </table:table-cell>
          <table:table-cell office:value-type="float" office:value="7567" calcext:value-type="float">
            <text:p>7567</text:p>
          </table:table-cell>
          <table:table-cell office:value-type="float" office:value="35.429933" calcext:value-type="float">
            <text:p>35.429933</text:p>
          </table:table-cell>
          <table:table-cell office:value-type="float" office:value="-80.737714" calcext:value-type="float">
            <text:p>-80.7377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303" calcext:value-type="float">
            <text:p>41303</text:p>
          </table:table-cell>
          <table:table-cell office:value-type="float" office:value="6994" calcext:value-type="float">
            <text:p>6994</text:p>
          </table:table-cell>
          <table:table-cell office:value-type="float" office:value="35.394571" calcext:value-type="float">
            <text:p>35.394571</text:p>
          </table:table-cell>
          <table:table-cell office:value-type="float" office:value="-80.743891" calcext:value-type="float">
            <text:p>-80.7438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501" calcext:value-type="float">
            <text:p>41501</text:p>
          </table:table-cell>
          <table:table-cell office:value-type="float" office:value="9568" calcext:value-type="float">
            <text:p>9568</text:p>
          </table:table-cell>
          <table:table-cell office:value-type="float" office:value="35.307721" calcext:value-type="float">
            <text:p>35.307721</text:p>
          </table:table-cell>
          <table:table-cell office:value-type="float" office:value="-80.638326" calcext:value-type="float">
            <text:p>-80.6383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502" calcext:value-type="float">
            <text:p>41502</text:p>
          </table:table-cell>
          <table:table-cell office:value-type="float" office:value="6062" calcext:value-type="float">
            <text:p>6062</text:p>
          </table:table-cell>
          <table:table-cell office:value-type="float" office:value="35.278568" calcext:value-type="float">
            <text:p>35.278568</text:p>
          </table:table-cell>
          <table:table-cell office:value-type="float" office:value="-80.628774" calcext:value-type="float">
            <text:p>-80.6287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503" calcext:value-type="float">
            <text:p>41503</text:p>
          </table:table-cell>
          <table:table-cell office:value-type="float" office:value="2986" calcext:value-type="float">
            <text:p>2986</text:p>
          </table:table-cell>
          <table:table-cell office:value-type="float" office:value="35.335171" calcext:value-type="float">
            <text:p>35.335171</text:p>
          </table:table-cell>
          <table:table-cell office:value-type="float" office:value="-80.58713" calcext:value-type="float">
            <text:p>-80.587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601" calcext:value-type="float">
            <text:p>41601</text:p>
          </table:table-cell>
          <table:table-cell office:value-type="float" office:value="6950" calcext:value-type="float">
            <text:p>6950</text:p>
          </table:table-cell>
          <table:table-cell office:value-type="float" office:value="35.259798" calcext:value-type="float">
            <text:p>35.259798</text:p>
          </table:table-cell>
          <table:table-cell office:value-type="float" office:value="-80.525198" calcext:value-type="float">
            <text:p>-80.5251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602" calcext:value-type="float">
            <text:p>41602</text:p>
          </table:table-cell>
          <table:table-cell office:value-type="float" office:value="3172" calcext:value-type="float">
            <text:p>3172</text:p>
          </table:table-cell>
          <table:table-cell office:value-type="float" office:value="35.345212" calcext:value-type="float">
            <text:p>35.345212</text:p>
          </table:table-cell>
          <table:table-cell office:value-type="float" office:value="-80.469067" calcext:value-type="float">
            <text:p>-80.4690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701" calcext:value-type="float">
            <text:p>41701</text:p>
          </table:table-cell>
          <table:table-cell office:value-type="float" office:value="4289" calcext:value-type="float">
            <text:p>4289</text:p>
          </table:table-cell>
          <table:table-cell office:value-type="float" office:value="35.396377" calcext:value-type="float">
            <text:p>35.396377</text:p>
          </table:table-cell>
          <table:table-cell office:value-type="float" office:value="-80.422798" calcext:value-type="float">
            <text:p>-80.4227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702" calcext:value-type="float">
            <text:p>41702</text:p>
          </table:table-cell>
          <table:table-cell office:value-type="float" office:value="3270" calcext:value-type="float">
            <text:p>3270</text:p>
          </table:table-cell>
          <table:table-cell office:value-type="float" office:value="35.447361" calcext:value-type="float">
            <text:p>35.447361</text:p>
          </table:table-cell>
          <table:table-cell office:value-type="float" office:value="-80.42053" calcext:value-type="float">
            <text:p>-80.420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901" calcext:value-type="float">
            <text:p>41901</text:p>
          </table:table-cell>
          <table:table-cell office:value-type="float" office:value="2052" calcext:value-type="float">
            <text:p>2052</text:p>
          </table:table-cell>
          <table:table-cell office:value-type="float" office:value="35.409742" calcext:value-type="float">
            <text:p>35.409742</text:p>
          </table:table-cell>
          <table:table-cell office:value-type="float" office:value="-80.605175" calcext:value-type="float">
            <text:p>-80.6051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902" calcext:value-type="float">
            <text:p>41902</text:p>
          </table:table-cell>
          <table:table-cell office:value-type="float" office:value="4057" calcext:value-type="float">
            <text:p>4057</text:p>
          </table:table-cell>
          <table:table-cell office:value-type="float" office:value="35.413755" calcext:value-type="float">
            <text:p>35.413755</text:p>
          </table:table-cell>
          <table:table-cell office:value-type="float" office:value="-80.593332" calcext:value-type="float">
            <text:p>-80.5933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000" calcext:value-type="float">
            <text:p>42000</text:p>
          </table:table-cell>
          <table:table-cell office:value-type="float" office:value="4663" calcext:value-type="float">
            <text:p>4663</text:p>
          </table:table-cell>
          <table:table-cell office:value-type="float" office:value="35.379002" calcext:value-type="float">
            <text:p>35.379002</text:p>
          </table:table-cell>
          <table:table-cell office:value-type="float" office:value="-80.608902" calcext:value-type="float">
            <text:p>-80.6089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101" calcext:value-type="float">
            <text:p>42101</text:p>
          </table:table-cell>
          <table:table-cell office:value-type="float" office:value="3264" calcext:value-type="float">
            <text:p>3264</text:p>
          </table:table-cell>
          <table:table-cell office:value-type="float" office:value="35.397737" calcext:value-type="float">
            <text:p>35.397737</text:p>
          </table:table-cell>
          <table:table-cell office:value-type="float" office:value="-80.58165" calcext:value-type="float">
            <text:p>-80.581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102" calcext:value-type="float">
            <text:p>42102</text:p>
          </table:table-cell>
          <table:table-cell office:value-type="float" office:value="3477" calcext:value-type="float">
            <text:p>3477</text:p>
          </table:table-cell>
          <table:table-cell office:value-type="float" office:value="35.373714" calcext:value-type="float">
            <text:p>35.373714</text:p>
          </table:table-cell>
          <table:table-cell office:value-type="float" office:value="-80.589083" calcext:value-type="float">
            <text:p>-80.5890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200" calcext:value-type="float">
            <text:p>42200</text:p>
          </table:table-cell>
          <table:table-cell office:value-type="float" office:value="6263" calcext:value-type="float">
            <text:p>6263</text:p>
          </table:table-cell>
          <table:table-cell office:value-type="float" office:value="35.393823" calcext:value-type="float">
            <text:p>35.393823</text:p>
          </table:table-cell>
          <table:table-cell office:value-type="float" office:value="-80.563546" calcext:value-type="float">
            <text:p>-80.5635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300" calcext:value-type="float">
            <text:p>42300</text:p>
          </table:table-cell>
          <table:table-cell office:value-type="float" office:value="4839" calcext:value-type="float">
            <text:p>4839</text:p>
          </table:table-cell>
          <table:table-cell office:value-type="float" office:value="35.420393" calcext:value-type="float">
            <text:p>35.420393</text:p>
          </table:table-cell>
          <table:table-cell office:value-type="float" office:value="-80.581504" calcext:value-type="float">
            <text:p>-80.5815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401" calcext:value-type="float">
            <text:p>42401</text:p>
          </table:table-cell>
          <table:table-cell office:value-type="float" office:value="3349" calcext:value-type="float">
            <text:p>3349</text:p>
          </table:table-cell>
          <table:table-cell office:value-type="float" office:value="35.439489" calcext:value-type="float">
            <text:p>35.439489</text:p>
          </table:table-cell>
          <table:table-cell office:value-type="float" office:value="-80.592456" calcext:value-type="float">
            <text:p>-80.5924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402" calcext:value-type="float">
            <text:p>42402</text:p>
          </table:table-cell>
          <table:table-cell office:value-type="float" office:value="4945" calcext:value-type="float">
            <text:p>4945</text:p>
          </table:table-cell>
          <table:table-cell office:value-type="float" office:value="35.434378" calcext:value-type="float">
            <text:p>35.434378</text:p>
          </table:table-cell>
          <table:table-cell office:value-type="float" office:value="-80.621576" calcext:value-type="float">
            <text:p>-80.6215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501" calcext:value-type="float">
            <text:p>42501</text:p>
          </table:table-cell>
          <table:table-cell office:value-type="float" office:value="4365" calcext:value-type="float">
            <text:p>4365</text:p>
          </table:table-cell>
          <table:table-cell office:value-type="float" office:value="35.422773" calcext:value-type="float">
            <text:p>35.422773</text:p>
          </table:table-cell>
          <table:table-cell office:value-type="float" office:value="-80.649324" calcext:value-type="float">
            <text:p>-80.6493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502" calcext:value-type="float">
            <text:p>42502</text:p>
          </table:table-cell>
          <table:table-cell office:value-type="float" office:value="2379" calcext:value-type="float">
            <text:p>2379</text:p>
          </table:table-cell>
          <table:table-cell office:value-type="float" office:value="35.404891" calcext:value-type="float">
            <text:p>35.404891</text:p>
          </table:table-cell>
          <table:table-cell office:value-type="float" office:value="-80.6221" calcext:value-type="float">
            <text:p>-80.62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503" calcext:value-type="float">
            <text:p>42503</text:p>
          </table:table-cell>
          <table:table-cell office:value-type="float" office:value="3714" calcext:value-type="float">
            <text:p>3714</text:p>
          </table:table-cell>
          <table:table-cell office:value-type="float" office:value="35.405685" calcext:value-type="float">
            <text:p>35.405685</text:p>
          </table:table-cell>
          <table:table-cell office:value-type="float" office:value="-80.648696" calcext:value-type="float">
            <text:p>-80.6486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504" calcext:value-type="float">
            <text:p>42504</text:p>
          </table:table-cell>
          <table:table-cell office:value-type="float" office:value="1575" calcext:value-type="float">
            <text:p>1575</text:p>
          </table:table-cell>
          <table:table-cell office:value-type="float" office:value="35.392434" calcext:value-type="float">
            <text:p>35.392434</text:p>
          </table:table-cell>
          <table:table-cell office:value-type="float" office:value="-80.650748" calcext:value-type="float">
            <text:p>-80.6507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601" calcext:value-type="float">
            <text:p>42601</text:p>
          </table:table-cell>
          <table:table-cell office:value-type="float" office:value="5282" calcext:value-type="float">
            <text:p>5282</text:p>
          </table:table-cell>
          <table:table-cell office:value-type="float" office:value="35.389311" calcext:value-type="float">
            <text:p>35.389311</text:p>
          </table:table-cell>
          <table:table-cell office:value-type="float" office:value="-80.676536" calcext:value-type="float">
            <text:p>-80.6765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602" calcext:value-type="float">
            <text:p>42602</text:p>
          </table:table-cell>
          <table:table-cell office:value-type="float" office:value="3796" calcext:value-type="float">
            <text:p>3796</text:p>
          </table:table-cell>
          <table:table-cell office:value-type="float" office:value="35.371866" calcext:value-type="float">
            <text:p>35.371866</text:p>
          </table:table-cell>
          <table:table-cell office:value-type="float" office:value="-80.684729" calcext:value-type="float">
            <text:p>-80.6847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603" calcext:value-type="float">
            <text:p>42603</text:p>
          </table:table-cell>
          <table:table-cell office:value-type="float" office:value="7031" calcext:value-type="float">
            <text:p>7031</text:p>
          </table:table-cell>
          <table:table-cell office:value-type="float" office:value="35.355654" calcext:value-type="float">
            <text:p>35.355654</text:p>
          </table:table-cell>
          <table:table-cell office:value-type="float" office:value="-80.643763" calcext:value-type="float">
            <text:p>-80.6437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604" calcext:value-type="float">
            <text:p>42604</text:p>
          </table:table-cell>
          <table:table-cell office:value-type="float" office:value="5026" calcext:value-type="float">
            <text:p>5026</text:p>
          </table:table-cell>
          <table:table-cell office:value-type="float" office:value="35.330656" calcext:value-type="float">
            <text:p>35.330656</text:p>
          </table:table-cell>
          <table:table-cell office:value-type="float" office:value="-80.651745" calcext:value-type="float">
            <text:p>-80.6517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0100" calcext:value-type="float">
            <text:p>30100</text:p>
          </table:table-cell>
          <table:table-cell office:value-type="float" office:value="5479" calcext:value-type="float">
            <text:p>5479</text:p>
          </table:table-cell>
          <table:table-cell office:value-type="float" office:value="35.915532" calcext:value-type="float">
            <text:p>35.915532</text:p>
          </table:table-cell>
          <table:table-cell office:value-type="float" office:value="-81.541259" calcext:value-type="float">
            <text:p>-81.5412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0200" calcext:value-type="float">
            <text:p>30200</text:p>
          </table:table-cell>
          <table:table-cell office:value-type="float" office:value="5634" calcext:value-type="float">
            <text:p>5634</text:p>
          </table:table-cell>
          <table:table-cell office:value-type="float" office:value="35.915444" calcext:value-type="float">
            <text:p>35.915444</text:p>
          </table:table-cell>
          <table:table-cell office:value-type="float" office:value="-81.576019" calcext:value-type="float">
            <text:p>-81.5760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0300" calcext:value-type="float">
            <text:p>30300</text:p>
          </table:table-cell>
          <table:table-cell office:value-type="float" office:value="4204" calcext:value-type="float">
            <text:p>4204</text:p>
          </table:table-cell>
          <table:table-cell office:value-type="float" office:value="35.877465" calcext:value-type="float">
            <text:p>35.877465</text:p>
          </table:table-cell>
          <table:table-cell office:value-type="float" office:value="-81.555073" calcext:value-type="float">
            <text:p>-81.5550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0400" calcext:value-type="float">
            <text:p>30400</text:p>
          </table:table-cell>
          <table:table-cell office:value-type="float" office:value="4636" calcext:value-type="float">
            <text:p>4636</text:p>
          </table:table-cell>
          <table:table-cell office:value-type="float" office:value="35.869344" calcext:value-type="float">
            <text:p>35.869344</text:p>
          </table:table-cell>
          <table:table-cell office:value-type="float" office:value="-81.519872" calcext:value-type="float">
            <text:p>-81.5198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0500" calcext:value-type="float">
            <text:p>30500</text:p>
          </table:table-cell>
          <table:table-cell office:value-type="float" office:value="4666" calcext:value-type="float">
            <text:p>4666</text:p>
          </table:table-cell>
          <table:table-cell office:value-type="float" office:value="35.925215" calcext:value-type="float">
            <text:p>35.925215</text:p>
          </table:table-cell>
          <table:table-cell office:value-type="float" office:value="-81.51196" calcext:value-type="float">
            <text:p>-81.511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0600" calcext:value-type="float">
            <text:p>30600</text:p>
          </table:table-cell>
          <table:table-cell office:value-type="float" office:value="4303" calcext:value-type="float">
            <text:p>4303</text:p>
          </table:table-cell>
          <table:table-cell office:value-type="float" office:value="35.856335" calcext:value-type="float">
            <text:p>35.856335</text:p>
          </table:table-cell>
          <table:table-cell office:value-type="float" office:value="-81.479571" calcext:value-type="float">
            <text:p>-81.4795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0700" calcext:value-type="float">
            <text:p>30700</text:p>
          </table:table-cell>
          <table:table-cell office:value-type="float" office:value="7056" calcext:value-type="float">
            <text:p>7056</text:p>
          </table:table-cell>
          <table:table-cell office:value-type="float" office:value="35.831233" calcext:value-type="float">
            <text:p>35.831233</text:p>
          </table:table-cell>
          <table:table-cell office:value-type="float" office:value="-81.50676" calcext:value-type="float">
            <text:p>-81.506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0800" calcext:value-type="float">
            <text:p>30800</text:p>
          </table:table-cell>
          <table:table-cell office:value-type="float" office:value="8169" calcext:value-type="float">
            <text:p>8169</text:p>
          </table:table-cell>
          <table:table-cell office:value-type="float" office:value="35.830164" calcext:value-type="float">
            <text:p>35.830164</text:p>
          </table:table-cell>
          <table:table-cell office:value-type="float" office:value="-81.570009" calcext:value-type="float">
            <text:p>-81.570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0900" calcext:value-type="float">
            <text:p>30900</text:p>
          </table:table-cell>
          <table:table-cell office:value-type="float" office:value="4971" calcext:value-type="float">
            <text:p>4971</text:p>
          </table:table-cell>
          <table:table-cell office:value-type="float" office:value="35.898465" calcext:value-type="float">
            <text:p>35.898465</text:p>
          </table:table-cell>
          <table:table-cell office:value-type="float" office:value="-81.641659" calcext:value-type="float">
            <text:p>-81.6416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1000" calcext:value-type="float">
            <text:p>31000</text:p>
          </table:table-cell>
          <table:table-cell office:value-type="float" office:value="3042" calcext:value-type="float">
            <text:p>3042</text:p>
          </table:table-cell>
          <table:table-cell office:value-type="float" office:value="36.032429" calcext:value-type="float">
            <text:p>36.032429</text:p>
          </table:table-cell>
          <table:table-cell office:value-type="float" office:value="-81.579521" calcext:value-type="float">
            <text:p>-81.5795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1100" calcext:value-type="float">
            <text:p>31100</text:p>
          </table:table-cell>
          <table:table-cell office:value-type="float" office:value="4318" calcext:value-type="float">
            <text:p>4318</text:p>
          </table:table-cell>
          <table:table-cell office:value-type="float" office:value="35.983463" calcext:value-type="float">
            <text:p>35.983463</text:p>
          </table:table-cell>
          <table:table-cell office:value-type="float" office:value="-81.482629" calcext:value-type="float">
            <text:p>-81.4826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1201" calcext:value-type="float">
            <text:p>31201</text:p>
          </table:table-cell>
          <table:table-cell office:value-type="float" office:value="4672" calcext:value-type="float">
            <text:p>4672</text:p>
          </table:table-cell>
          <table:table-cell office:value-type="float" office:value="35.916663" calcext:value-type="float">
            <text:p>35.916663</text:p>
          </table:table-cell>
          <table:table-cell office:value-type="float" office:value="-81.40226" calcext:value-type="float">
            <text:p>-81.402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1202" calcext:value-type="float">
            <text:p>31202</text:p>
          </table:table-cell>
          <table:table-cell office:value-type="float" office:value="4587" calcext:value-type="float">
            <text:p>4587</text:p>
          </table:table-cell>
          <table:table-cell office:value-type="float" office:value="35.860763" calcext:value-type="float">
            <text:p>35.860763</text:p>
          </table:table-cell>
          <table:table-cell office:value-type="float" office:value="-81.443592" calcext:value-type="float">
            <text:p>-81.4435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1300" calcext:value-type="float">
            <text:p>31300</text:p>
          </table:table-cell>
          <table:table-cell office:value-type="float" office:value="8094" calcext:value-type="float">
            <text:p>8094</text:p>
          </table:table-cell>
          <table:table-cell office:value-type="float" office:value="35.808466" calcext:value-type="float">
            <text:p>35.808466</text:p>
          </table:table-cell>
          <table:table-cell office:value-type="float" office:value="-81.377206" calcext:value-type="float">
            <text:p>-81.3772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1401" calcext:value-type="float">
            <text:p>31401</text:p>
          </table:table-cell>
          <table:table-cell office:value-type="float" office:value="3193" calcext:value-type="float">
            <text:p>3193</text:p>
          </table:table-cell>
          <table:table-cell office:value-type="float" office:value="35.801823" calcext:value-type="float">
            <text:p>35.801823</text:p>
          </table:table-cell>
          <table:table-cell office:value-type="float" office:value="-81.485216" calcext:value-type="float">
            <text:p>-81.4852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1402" calcext:value-type="float">
            <text:p>31402</text:p>
          </table:table-cell>
          <table:table-cell office:value-type="float" office:value="3580" calcext:value-type="float">
            <text:p>3580</text:p>
          </table:table-cell>
          <table:table-cell office:value-type="float" office:value="35.789141" calcext:value-type="float">
            <text:p>35.789141</text:p>
          </table:table-cell>
          <table:table-cell office:value-type="float" office:value="-81.42934" calcext:value-type="float">
            <text:p>-81.429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1403" calcext:value-type="float">
            <text:p>31403</text:p>
          </table:table-cell>
          <table:table-cell office:value-type="float" office:value="2425" calcext:value-type="float">
            <text:p>2425</text:p>
          </table:table-cell>
          <table:table-cell office:value-type="float" office:value="35.816561" calcext:value-type="float">
            <text:p>35.816561</text:p>
          </table:table-cell>
          <table:table-cell office:value-type="float" office:value="-81.452636" calcext:value-type="float">
            <text:p>-81.4526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950101" calcext:value-type="float">
            <text:p>950101</text:p>
          </table:table-cell>
          <table:table-cell office:value-type="float" office:value="5324" calcext:value-type="float">
            <text:p>5324</text:p>
          </table:table-cell>
          <table:table-cell office:value-type="float" office:value="36.426012" calcext:value-type="float">
            <text:p>36.426012</text:p>
          </table:table-cell>
          <table:table-cell office:value-type="float" office:value="-76.271833" calcext:value-type="float">
            <text:p>-76.2718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950102" calcext:value-type="float">
            <text:p>950102</text:p>
          </table:table-cell>
          <table:table-cell office:value-type="float" office:value="4656" calcext:value-type="float">
            <text:p>4656</text:p>
          </table:table-cell>
          <table:table-cell office:value-type="float" office:value="36.290241" calcext:value-type="float">
            <text:p>36.290241</text:p>
          </table:table-cell>
          <table:table-cell office:value-type="float" office:value="-76.100358" calcext:value-type="float">
            <text:p>-76.1003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101" calcext:value-type="float">
            <text:p>970101</text:p>
          </table:table-cell>
          <table:table-cell office:value-type="float" office:value="1216" calcext:value-type="float">
            <text:p>1216</text:p>
          </table:table-cell>
          <table:table-cell office:value-type="float" office:value="34.882101" calcext:value-type="float">
            <text:p>34.882101</text:p>
          </table:table-cell>
          <table:table-cell office:value-type="float" office:value="-76.365451" calcext:value-type="float">
            <text:p>-76.3654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102" calcext:value-type="float">
            <text:p>970102</text:p>
          </table:table-cell>
          <table:table-cell office:value-type="float" office:value="2608" calcext:value-type="float">
            <text:p>2608</text:p>
          </table:table-cell>
          <table:table-cell office:value-type="float" office:value="34.856629" calcext:value-type="float">
            <text:p>34.856629</text:p>
          </table:table-cell>
          <table:table-cell office:value-type="float" office:value="-76.516723" calcext:value-type="float">
            <text:p>-76.5167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103" calcext:value-type="float">
            <text:p>970103</text:p>
          </table:table-cell>
          <table:table-cell office:value-type="float" office:value="3046" calcext:value-type="float">
            <text:p>3046</text:p>
          </table:table-cell>
          <table:table-cell office:value-type="float" office:value="34.747085" calcext:value-type="float">
            <text:p>34.747085</text:p>
          </table:table-cell>
          <table:table-cell office:value-type="float" office:value="-76.54455" calcext:value-type="float">
            <text:p>-76.544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200" calcext:value-type="float">
            <text:p>970200</text:p>
          </table:table-cell>
          <table:table-cell office:value-type="float" office:value="1207" calcext:value-type="float">
            <text:p>1207</text:p>
          </table:table-cell>
          <table:table-cell office:value-type="float" office:value="34.697302" calcext:value-type="float">
            <text:p>34.697302</text:p>
          </table:table-cell>
          <table:table-cell office:value-type="float" office:value="-76.558209" calcext:value-type="float">
            <text:p>-76.5582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301" calcext:value-type="float">
            <text:p>970301</text:p>
          </table:table-cell>
          <table:table-cell office:value-type="float" office:value="4623" calcext:value-type="float">
            <text:p>4623</text:p>
          </table:table-cell>
          <table:table-cell office:value-type="float" office:value="34.772444" calcext:value-type="float">
            <text:p>34.772444</text:p>
          </table:table-cell>
          <table:table-cell office:value-type="float" office:value="-76.652031" calcext:value-type="float">
            <text:p>-76.6520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302" calcext:value-type="float">
            <text:p>970302</text:p>
          </table:table-cell>
          <table:table-cell office:value-type="float" office:value="1092" calcext:value-type="float">
            <text:p>1092</text:p>
          </table:table-cell>
          <table:table-cell office:value-type="float" office:value="34.728989" calcext:value-type="float">
            <text:p>34.728989</text:p>
          </table:table-cell>
          <table:table-cell office:value-type="float" office:value="-76.656575" calcext:value-type="float">
            <text:p>-76.6565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303" calcext:value-type="float">
            <text:p>970303</text:p>
          </table:table-cell>
          <table:table-cell office:value-type="float" office:value="688" calcext:value-type="float">
            <text:p>688</text:p>
          </table:table-cell>
          <table:table-cell office:value-type="float" office:value="34.718111" calcext:value-type="float">
            <text:p>34.718111</text:p>
          </table:table-cell>
          <table:table-cell office:value-type="float" office:value="-76.664171" calcext:value-type="float">
            <text:p>-76.6641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304" calcext:value-type="float">
            <text:p>970304</text:p>
          </table:table-cell>
          <table:table-cell office:value-type="float" office:value="2241" calcext:value-type="float">
            <text:p>2241</text:p>
          </table:table-cell>
          <table:table-cell office:value-type="float" office:value="34.719533" calcext:value-type="float">
            <text:p>34.719533</text:p>
          </table:table-cell>
          <table:table-cell office:value-type="float" office:value="-76.641309" calcext:value-type="float">
            <text:p>-76.6413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401" calcext:value-type="float">
            <text:p>970401</text:p>
          </table:table-cell>
          <table:table-cell office:value-type="float" office:value="1520" calcext:value-type="float">
            <text:p>1520</text:p>
          </table:table-cell>
          <table:table-cell office:value-type="float" office:value="34.728833" calcext:value-type="float">
            <text:p>34.728833</text:p>
          </table:table-cell>
          <table:table-cell office:value-type="float" office:value="-76.752915" calcext:value-type="float">
            <text:p>-76.7529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402" calcext:value-type="float">
            <text:p>970402</text:p>
          </table:table-cell>
          <table:table-cell office:value-type="float" office:value="1582" calcext:value-type="float">
            <text:p>1582</text:p>
          </table:table-cell>
          <table:table-cell office:value-type="float" office:value="34.725184" calcext:value-type="float">
            <text:p>34.725184</text:p>
          </table:table-cell>
          <table:table-cell office:value-type="float" office:value="-76.726576" calcext:value-type="float">
            <text:p>-76.7265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403" calcext:value-type="float">
            <text:p>970403</text:p>
          </table:table-cell>
          <table:table-cell office:value-type="float" office:value="1191" calcext:value-type="float">
            <text:p>1191</text:p>
          </table:table-cell>
          <table:table-cell office:value-type="float" office:value="34.722588" calcext:value-type="float">
            <text:p>34.722588</text:p>
          </table:table-cell>
          <table:table-cell office:value-type="float" office:value="-76.739036" calcext:value-type="float">
            <text:p>-76.7390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501" calcext:value-type="float">
            <text:p>970501</text:p>
          </table:table-cell>
          <table:table-cell office:value-type="float" office:value="2436" calcext:value-type="float">
            <text:p>2436</text:p>
          </table:table-cell>
          <table:table-cell office:value-type="float" office:value="34.748184" calcext:value-type="float">
            <text:p>34.748184</text:p>
          </table:table-cell>
          <table:table-cell office:value-type="float" office:value="-76.807906" calcext:value-type="float">
            <text:p>-76.8079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502" calcext:value-type="float">
            <text:p>970502</text:p>
          </table:table-cell>
          <table:table-cell office:value-type="float" office:value="1935" calcext:value-type="float">
            <text:p>1935</text:p>
          </table:table-cell>
          <table:table-cell office:value-type="float" office:value="34.74459" calcext:value-type="float">
            <text:p>34.74459</text:p>
          </table:table-cell>
          <table:table-cell office:value-type="float" office:value="-76.745751" calcext:value-type="float">
            <text:p>-76.7457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503" calcext:value-type="float">
            <text:p>970503</text:p>
          </table:table-cell>
          <table:table-cell office:value-type="float" office:value="2218" calcext:value-type="float">
            <text:p>2218</text:p>
          </table:table-cell>
          <table:table-cell office:value-type="float" office:value="34.734551" calcext:value-type="float">
            <text:p>34.734551</text:p>
          </table:table-cell>
          <table:table-cell office:value-type="float" office:value="-76.747497" calcext:value-type="float">
            <text:p>-76.7474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504" calcext:value-type="float">
            <text:p>970504</text:p>
          </table:table-cell>
          <table:table-cell office:value-type="float" office:value="1771" calcext:value-type="float">
            <text:p>1771</text:p>
          </table:table-cell>
          <table:table-cell office:value-type="float" office:value="34.741543" calcext:value-type="float">
            <text:p>34.741543</text:p>
          </table:table-cell>
          <table:table-cell office:value-type="float" office:value="-76.723188" calcext:value-type="float">
            <text:p>-76.7231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601" calcext:value-type="float">
            <text:p>970601</text:p>
          </table:table-cell>
          <table:table-cell office:value-type="float" office:value="1306" calcext:value-type="float">
            <text:p>1306</text:p>
          </table:table-cell>
          <table:table-cell office:value-type="float" office:value="34.723512" calcext:value-type="float">
            <text:p>34.723512</text:p>
          </table:table-cell>
          <table:table-cell office:value-type="float" office:value="-76.925601" calcext:value-type="float">
            <text:p>-76.9256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602" calcext:value-type="float">
            <text:p>970602</text:p>
          </table:table-cell>
          <table:table-cell office:value-type="float" office:value="1025" calcext:value-type="float">
            <text:p>1025</text:p>
          </table:table-cell>
          <table:table-cell office:value-type="float" office:value="34.730411" calcext:value-type="float">
            <text:p>34.730411</text:p>
          </table:table-cell>
          <table:table-cell office:value-type="float" office:value="-76.866775" calcext:value-type="float">
            <text:p>-76.8667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603" calcext:value-type="float">
            <text:p>970603</text:p>
          </table:table-cell>
          <table:table-cell office:value-type="float" office:value="1640" calcext:value-type="float">
            <text:p>1640</text:p>
          </table:table-cell>
          <table:table-cell office:value-type="float" office:value="34.740285" calcext:value-type="float">
            <text:p>34.740285</text:p>
          </table:table-cell>
          <table:table-cell office:value-type="float" office:value="-76.863401" calcext:value-type="float">
            <text:p>-76.8634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604" calcext:value-type="float">
            <text:p>970604</text:p>
          </table:table-cell>
          <table:table-cell office:value-type="float" office:value="2095" calcext:value-type="float">
            <text:p>2095</text:p>
          </table:table-cell>
          <table:table-cell office:value-type="float" office:value="34.734303" calcext:value-type="float">
            <text:p>34.734303</text:p>
          </table:table-cell>
          <table:table-cell office:value-type="float" office:value="-76.828005" calcext:value-type="float">
            <text:p>-76.8280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605" calcext:value-type="float">
            <text:p>970605</text:p>
          </table:table-cell>
          <table:table-cell office:value-type="float" office:value="1247" calcext:value-type="float">
            <text:p>1247</text:p>
          </table:table-cell>
          <table:table-cell office:value-type="float" office:value="34.72984" calcext:value-type="float">
            <text:p>34.72984</text:p>
          </table:table-cell>
          <table:table-cell office:value-type="float" office:value="-76.792608" calcext:value-type="float">
            <text:p>-76.7926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701" calcext:value-type="float">
            <text:p>970701</text:p>
          </table:table-cell>
          <table:table-cell office:value-type="float" office:value="1409" calcext:value-type="float">
            <text:p>1409</text:p>
          </table:table-cell>
          <table:table-cell office:value-type="float" office:value="34.738013" calcext:value-type="float">
            <text:p>34.738013</text:p>
          </table:table-cell>
          <table:table-cell office:value-type="float" office:value="-76.912327" calcext:value-type="float">
            <text:p>-76.9123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702" calcext:value-type="float">
            <text:p>970702</text:p>
          </table:table-cell>
          <table:table-cell office:value-type="float" office:value="3529" calcext:value-type="float">
            <text:p>3529</text:p>
          </table:table-cell>
          <table:table-cell office:value-type="float" office:value="34.793198" calcext:value-type="float">
            <text:p>34.793198</text:p>
          </table:table-cell>
          <table:table-cell office:value-type="float" office:value="-76.902431" calcext:value-type="float">
            <text:p>-76.9024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703" calcext:value-type="float">
            <text:p>970703</text:p>
          </table:table-cell>
          <table:table-cell office:value-type="float" office:value="5452" calcext:value-type="float">
            <text:p>5452</text:p>
          </table:table-cell>
          <table:table-cell office:value-type="float" office:value="34.793809" calcext:value-type="float">
            <text:p>34.793809</text:p>
          </table:table-cell>
          <table:table-cell office:value-type="float" office:value="-76.863888" calcext:value-type="float">
            <text:p>-76.8638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704" calcext:value-type="float">
            <text:p>970704</text:p>
          </table:table-cell>
          <table:table-cell office:value-type="float" office:value="2379" calcext:value-type="float">
            <text:p>2379</text:p>
          </table:table-cell>
          <table:table-cell office:value-type="float" office:value="34.806559" calcext:value-type="float">
            <text:p>34.806559</text:p>
          </table:table-cell>
          <table:table-cell office:value-type="float" office:value="-76.764879" calcext:value-type="float">
            <text:p>-76.7648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801" calcext:value-type="float">
            <text:p>970801</text:p>
          </table:table-cell>
          <table:table-cell office:value-type="float" office:value="2363" calcext:value-type="float">
            <text:p>2363</text:p>
          </table:table-cell>
          <table:table-cell office:value-type="float" office:value="34.74997" calcext:value-type="float">
            <text:p>34.74997</text:p>
          </table:table-cell>
          <table:table-cell office:value-type="float" office:value="-77.10628" calcext:value-type="float">
            <text:p>-77.106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802" calcext:value-type="float">
            <text:p>970802</text:p>
          </table:table-cell>
          <table:table-cell office:value-type="float" office:value="1626" calcext:value-type="float">
            <text:p>1626</text:p>
          </table:table-cell>
          <table:table-cell office:value-type="float" office:value="34.68813" calcext:value-type="float">
            <text:p>34.68813</text:p>
          </table:table-cell>
          <table:table-cell office:value-type="float" office:value="-77.081124" calcext:value-type="float">
            <text:p>-77.0811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803" calcext:value-type="float">
            <text:p>970803</text:p>
          </table:table-cell>
          <table:table-cell office:value-type="float" office:value="1471" calcext:value-type="float">
            <text:p>1471</text:p>
          </table:table-cell>
          <table:table-cell office:value-type="float" office:value="34.693867" calcext:value-type="float">
            <text:p>34.693867</text:p>
          </table:table-cell>
          <table:table-cell office:value-type="float" office:value="-77.057459" calcext:value-type="float">
            <text:p>-77.0574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804" calcext:value-type="float">
            <text:p>970804</text:p>
          </table:table-cell>
          <table:table-cell office:value-type="float" office:value="3052" calcext:value-type="float">
            <text:p>3052</text:p>
          </table:table-cell>
          <table:table-cell office:value-type="float" office:value="34.708885" calcext:value-type="float">
            <text:p>34.708885</text:p>
          </table:table-cell>
          <table:table-cell office:value-type="float" office:value="-77.004242" calcext:value-type="float">
            <text:p>-77.0042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805" calcext:value-type="float">
            <text:p>970805</text:p>
          </table:table-cell>
          <table:table-cell office:value-type="float" office:value="1634" calcext:value-type="float">
            <text:p>1634</text:p>
          </table:table-cell>
          <table:table-cell office:value-type="float" office:value="34.752446" calcext:value-type="float">
            <text:p>34.752446</text:p>
          </table:table-cell>
          <table:table-cell office:value-type="float" office:value="-77.013516" calcext:value-type="float">
            <text:p>-77.0135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901" calcext:value-type="float">
            <text:p>970901</text:p>
          </table:table-cell>
          <table:table-cell office:value-type="float" office:value="1156" calcext:value-type="float">
            <text:p>1156</text:p>
          </table:table-cell>
          <table:table-cell office:value-type="float" office:value="34.655722" calcext:value-type="float">
            <text:p>34.655722</text:p>
          </table:table-cell>
          <table:table-cell office:value-type="float" office:value="-77.074449" calcext:value-type="float">
            <text:p>-77.0744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902" calcext:value-type="float">
            <text:p>970902</text:p>
          </table:table-cell>
          <table:table-cell office:value-type="float" office:value="1282" calcext:value-type="float">
            <text:p>1282</text:p>
          </table:table-cell>
          <table:table-cell office:value-type="float" office:value="34.665192" calcext:value-type="float">
            <text:p>34.665192</text:p>
          </table:table-cell>
          <table:table-cell office:value-type="float" office:value="-77.043104" calcext:value-type="float">
            <text:p>-77.0431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0903" calcext:value-type="float">
            <text:p>970903</text:p>
          </table:table-cell>
          <table:table-cell office:value-type="float" office:value="1217" calcext:value-type="float">
            <text:p>1217</text:p>
          </table:table-cell>
          <table:table-cell office:value-type="float" office:value="34.671726" calcext:value-type="float">
            <text:p>34.671726</text:p>
          </table:table-cell>
          <table:table-cell office:value-type="float" office:value="-76.990412" calcext:value-type="float">
            <text:p>-76.9904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1001" calcext:value-type="float">
            <text:p>971001</text:p>
          </table:table-cell>
          <table:table-cell office:value-type="float" office:value="356" calcext:value-type="float">
            <text:p>356</text:p>
          </table:table-cell>
          <table:table-cell office:value-type="float" office:value="34.688382" calcext:value-type="float">
            <text:p>34.688382</text:p>
          </table:table-cell>
          <table:table-cell office:value-type="float" office:value="-76.884977" calcext:value-type="float">
            <text:p>-76.8849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1002" calcext:value-type="float">
            <text:p>971002</text:p>
          </table:table-cell>
          <table:table-cell office:value-type="float" office:value="1339" calcext:value-type="float">
            <text:p>1339</text:p>
          </table:table-cell>
          <table:table-cell office:value-type="float" office:value="34.698594" calcext:value-type="float">
            <text:p>34.698594</text:p>
          </table:table-cell>
          <table:table-cell office:value-type="float" office:value="-76.812852" calcext:value-type="float">
            <text:p>-76.8128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1101" calcext:value-type="float">
            <text:p>971101</text:p>
          </table:table-cell>
          <table:table-cell office:value-type="float" office:value="962" calcext:value-type="float">
            <text:p>962</text:p>
          </table:table-cell>
          <table:table-cell office:value-type="float" office:value="34.701542" calcext:value-type="float">
            <text:p>34.701542</text:p>
          </table:table-cell>
          <table:table-cell office:value-type="float" office:value="-76.75196" calcext:value-type="float">
            <text:p>-76.751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71102" calcext:value-type="float">
            <text:p>971102</text:p>
          </table:table-cell>
          <table:table-cell office:value-type="float" office:value="555" calcext:value-type="float">
            <text:p>555</text:p>
          </table:table-cell>
          <table:table-cell office:value-type="float" office:value="34.698953" calcext:value-type="float">
            <text:p>34.698953</text:p>
          </table:table-cell>
          <table:table-cell office:value-type="float" office:value="-76.71777" calcext:value-type="float">
            <text:p>-76.717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80100" calcext:value-type="float">
            <text:p>980100</text:p>
          </table:table-cell>
          <table:table-cell office:value-type="float" office:value="0" calcext:value-type="float">
            <text:p>0</text:p>
          </table:table-cell>
          <table:table-cell office:value-type="float" office:value="34.800752" calcext:value-type="float">
            <text:p>34.800752</text:p>
          </table:table-cell>
          <table:table-cell office:value-type="float" office:value="-76.375177" calcext:value-type="float">
            <text:p>-76.3751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90100" calcext:value-type="float">
            <text:p>990100</text:p>
          </table:table-cell>
          <table:table-cell office:value-type="float" office:value="0" calcext:value-type="float">
            <text:p>0</text:p>
          </table:table-cell>
          <table:table-cell office:value-type="float" office:value="34.665197" calcext:value-type="float">
            <text:p>34.665197</text:p>
          </table:table-cell>
          <table:table-cell office:value-type="float" office:value="-76.839538" calcext:value-type="float">
            <text:p>-76.8395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90200" calcext:value-type="float">
            <text:p>990200</text:p>
          </table:table-cell>
          <table:table-cell office:value-type="float" office:value="0" calcext:value-type="float">
            <text:p>0</text:p>
          </table:table-cell>
          <table:table-cell office:value-type="float" office:value="35.098239" calcext:value-type="float">
            <text:p>35.098239</text:p>
          </table:table-cell>
          <table:table-cell office:value-type="float" office:value="-76.257212" calcext:value-type="float">
            <text:p>-76.2572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930100" calcext:value-type="float">
            <text:p>930100</text:p>
          </table:table-cell>
          <table:table-cell office:value-type="float" office:value="2436" calcext:value-type="float">
            <text:p>2436</text:p>
          </table:table-cell>
          <table:table-cell office:value-type="float" office:value="36.507614" calcext:value-type="float">
            <text:p>36.507614</text:p>
          </table:table-cell>
          <table:table-cell office:value-type="float" office:value="-79.204732" calcext:value-type="float">
            <text:p>-79.2047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930200" calcext:value-type="float">
            <text:p>930200</text:p>
          </table:table-cell>
          <table:table-cell office:value-type="float" office:value="5838" calcext:value-type="float">
            <text:p>5838</text:p>
          </table:table-cell>
          <table:table-cell office:value-type="float" office:value="36.422872" calcext:value-type="float">
            <text:p>36.422872</text:p>
          </table:table-cell>
          <table:table-cell office:value-type="float" office:value="-79.342611" calcext:value-type="float">
            <text:p>-79.3426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930300" calcext:value-type="float">
            <text:p>930300</text:p>
          </table:table-cell>
          <table:table-cell office:value-type="float" office:value="4165" calcext:value-type="float">
            <text:p>4165</text:p>
          </table:table-cell>
          <table:table-cell office:value-type="float" office:value="36.509447" calcext:value-type="float">
            <text:p>36.509447</text:p>
          </table:table-cell>
          <table:table-cell office:value-type="float" office:value="-79.438232" calcext:value-type="float">
            <text:p>-79.4382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930400" calcext:value-type="float">
            <text:p>930400</text:p>
          </table:table-cell>
          <table:table-cell office:value-type="float" office:value="2643" calcext:value-type="float">
            <text:p>2643</text:p>
          </table:table-cell>
          <table:table-cell office:value-type="float" office:value="36.411126" calcext:value-type="float">
            <text:p>36.411126</text:p>
          </table:table-cell>
          <table:table-cell office:value-type="float" office:value="-79.464248" calcext:value-type="float">
            <text:p>-79.4642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930500" calcext:value-type="float">
            <text:p>930500</text:p>
          </table:table-cell>
          <table:table-cell office:value-type="float" office:value="3847" calcext:value-type="float">
            <text:p>3847</text:p>
          </table:table-cell>
          <table:table-cell office:value-type="float" office:value="36.292253" calcext:value-type="float">
            <text:p>36.292253</text:p>
          </table:table-cell>
          <table:table-cell office:value-type="float" office:value="-79.467072" calcext:value-type="float">
            <text:p>-79.4670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930600" calcext:value-type="float">
            <text:p>930600</text:p>
          </table:table-cell>
          <table:table-cell office:value-type="float" office:value="4790" calcext:value-type="float">
            <text:p>4790</text:p>
          </table:table-cell>
          <table:table-cell office:value-type="float" office:value="36.315532" calcext:value-type="float">
            <text:p>36.315532</text:p>
          </table:table-cell>
          <table:table-cell office:value-type="float" office:value="-79.25816" calcext:value-type="float">
            <text:p>-79.258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101" calcext:value-type="float">
            <text:p>10101</text:p>
          </table:table-cell>
          <table:table-cell office:value-type="float" office:value="6112" calcext:value-type="float">
            <text:p>6112</text:p>
          </table:table-cell>
          <table:table-cell office:value-type="float" office:value="35.763072" calcext:value-type="float">
            <text:p>35.763072</text:p>
          </table:table-cell>
          <table:table-cell office:value-type="float" office:value="-81.14501" calcext:value-type="float">
            <text:p>-81.145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102" calcext:value-type="float">
            <text:p>10102</text:p>
          </table:table-cell>
          <table:table-cell office:value-type="float" office:value="4057" calcext:value-type="float">
            <text:p>4057</text:p>
          </table:table-cell>
          <table:table-cell office:value-type="float" office:value="35.714856" calcext:value-type="float">
            <text:p>35.714856</text:p>
          </table:table-cell>
          <table:table-cell office:value-type="float" office:value="-81.188172" calcext:value-type="float">
            <text:p>-81.1881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201" calcext:value-type="float">
            <text:p>10201</text:p>
          </table:table-cell>
          <table:table-cell office:value-type="float" office:value="4815" calcext:value-type="float">
            <text:p>4815</text:p>
          </table:table-cell>
          <table:table-cell office:value-type="float" office:value="35.781799" calcext:value-type="float">
            <text:p>35.781799</text:p>
          </table:table-cell>
          <table:table-cell office:value-type="float" office:value="-81.201981" calcext:value-type="float">
            <text:p>-81.2019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202" calcext:value-type="float">
            <text:p>10202</text:p>
          </table:table-cell>
          <table:table-cell office:value-type="float" office:value="8365" calcext:value-type="float">
            <text:p>8365</text:p>
          </table:table-cell>
          <table:table-cell office:value-type="float" office:value="35.736695" calcext:value-type="float">
            <text:p>35.736695</text:p>
          </table:table-cell>
          <table:table-cell office:value-type="float" office:value="-81.228647" calcext:value-type="float">
            <text:p>-81.2286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301" calcext:value-type="float">
            <text:p>10301</text:p>
          </table:table-cell>
          <table:table-cell office:value-type="float" office:value="4821" calcext:value-type="float">
            <text:p>4821</text:p>
          </table:table-cell>
          <table:table-cell office:value-type="float" office:value="35.78535" calcext:value-type="float">
            <text:p>35.78535</text:p>
          </table:table-cell>
          <table:table-cell office:value-type="float" office:value="-81.260185" calcext:value-type="float">
            <text:p>-81.2601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302" calcext:value-type="float">
            <text:p>10302</text:p>
          </table:table-cell>
          <table:table-cell office:value-type="float" office:value="5467" calcext:value-type="float">
            <text:p>5467</text:p>
          </table:table-cell>
          <table:table-cell office:value-type="float" office:value="35.778952" calcext:value-type="float">
            <text:p>35.778952</text:p>
          </table:table-cell>
          <table:table-cell office:value-type="float" office:value="-81.302557" calcext:value-type="float">
            <text:p>-81.3025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303" calcext:value-type="float">
            <text:p>10303</text:p>
          </table:table-cell>
          <table:table-cell office:value-type="float" office:value="4027" calcext:value-type="float">
            <text:p>4027</text:p>
          </table:table-cell>
          <table:table-cell office:value-type="float" office:value="35.754071" calcext:value-type="float">
            <text:p>35.754071</text:p>
          </table:table-cell>
          <table:table-cell office:value-type="float" office:value="-81.269481" calcext:value-type="float">
            <text:p>-81.2694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304" calcext:value-type="float">
            <text:p>10304</text:p>
          </table:table-cell>
          <table:table-cell office:value-type="float" office:value="4344" calcext:value-type="float">
            <text:p>4344</text:p>
          </table:table-cell>
          <table:table-cell office:value-type="float" office:value="35.737075" calcext:value-type="float">
            <text:p>35.737075</text:p>
          </table:table-cell>
          <table:table-cell office:value-type="float" office:value="-81.27833" calcext:value-type="float">
            <text:p>-81.278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401" calcext:value-type="float">
            <text:p>10401</text:p>
          </table:table-cell>
          <table:table-cell office:value-type="float" office:value="6593" calcext:value-type="float">
            <text:p>6593</text:p>
          </table:table-cell>
          <table:table-cell office:value-type="float" office:value="35.756247" calcext:value-type="float">
            <text:p>35.756247</text:p>
          </table:table-cell>
          <table:table-cell office:value-type="float" office:value="-81.309963" calcext:value-type="float">
            <text:p>-81.3099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402" calcext:value-type="float">
            <text:p>10402</text:p>
          </table:table-cell>
          <table:table-cell office:value-type="float" office:value="4948" calcext:value-type="float">
            <text:p>4948</text:p>
          </table:table-cell>
          <table:table-cell office:value-type="float" office:value="35.746556" calcext:value-type="float">
            <text:p>35.746556</text:p>
          </table:table-cell>
          <table:table-cell office:value-type="float" office:value="-81.325089" calcext:value-type="float">
            <text:p>-81.3250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501" calcext:value-type="float">
            <text:p>10501</text:p>
          </table:table-cell>
          <table:table-cell office:value-type="float" office:value="3753" calcext:value-type="float">
            <text:p>3753</text:p>
          </table:table-cell>
          <table:table-cell office:value-type="float" office:value="35.750278" calcext:value-type="float">
            <text:p>35.750278</text:p>
          </table:table-cell>
          <table:table-cell office:value-type="float" office:value="-81.342943" calcext:value-type="float">
            <text:p>-81.3429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502" calcext:value-type="float">
            <text:p>10502</text:p>
          </table:table-cell>
          <table:table-cell office:value-type="float" office:value="3226" calcext:value-type="float">
            <text:p>3226</text:p>
          </table:table-cell>
          <table:table-cell office:value-type="float" office:value="35.783115" calcext:value-type="float">
            <text:p>35.783115</text:p>
          </table:table-cell>
          <table:table-cell office:value-type="float" office:value="-81.330885" calcext:value-type="float">
            <text:p>-81.3308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600" calcext:value-type="float">
            <text:p>10600</text:p>
          </table:table-cell>
          <table:table-cell office:value-type="float" office:value="6421" calcext:value-type="float">
            <text:p>6421</text:p>
          </table:table-cell>
          <table:table-cell office:value-type="float" office:value="35.743499" calcext:value-type="float">
            <text:p>35.743499</text:p>
          </table:table-cell>
          <table:table-cell office:value-type="float" office:value="-81.365204" calcext:value-type="float">
            <text:p>-81.3652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700" calcext:value-type="float">
            <text:p>10700</text:p>
          </table:table-cell>
          <table:table-cell office:value-type="float" office:value="2426" calcext:value-type="float">
            <text:p>2426</text:p>
          </table:table-cell>
          <table:table-cell office:value-type="float" office:value="35.725748" calcext:value-type="float">
            <text:p>35.725748</text:p>
          </table:table-cell>
          <table:table-cell office:value-type="float" office:value="-81.374795" calcext:value-type="float">
            <text:p>-81.3747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900" calcext:value-type="float">
            <text:p>10900</text:p>
          </table:table-cell>
          <table:table-cell office:value-type="float" office:value="3762" calcext:value-type="float">
            <text:p>3762</text:p>
          </table:table-cell>
          <table:table-cell office:value-type="float" office:value="35.723557" calcext:value-type="float">
            <text:p>35.723557</text:p>
          </table:table-cell>
          <table:table-cell office:value-type="float" office:value="-81.336748" calcext:value-type="float">
            <text:p>-81.3367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000" calcext:value-type="float">
            <text:p>11000</text:p>
          </table:table-cell>
          <table:table-cell office:value-type="float" office:value="2644" calcext:value-type="float">
            <text:p>2644</text:p>
          </table:table-cell>
          <table:table-cell office:value-type="float" office:value="35.722102" calcext:value-type="float">
            <text:p>35.722102</text:p>
          </table:table-cell>
          <table:table-cell office:value-type="float" office:value="-81.295476" calcext:value-type="float">
            <text:p>-81.2954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101" calcext:value-type="float">
            <text:p>11101</text:p>
          </table:table-cell>
          <table:table-cell office:value-type="float" office:value="3497" calcext:value-type="float">
            <text:p>3497</text:p>
          </table:table-cell>
          <table:table-cell office:value-type="float" office:value="35.702298" calcext:value-type="float">
            <text:p>35.702298</text:p>
          </table:table-cell>
          <table:table-cell office:value-type="float" office:value="-81.381899" calcext:value-type="float">
            <text:p>-81.3818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102" calcext:value-type="float">
            <text:p>11102</text:p>
          </table:table-cell>
          <table:table-cell office:value-type="float" office:value="6873" calcext:value-type="float">
            <text:p>6873</text:p>
          </table:table-cell>
          <table:table-cell office:value-type="float" office:value="35.687244" calcext:value-type="float">
            <text:p>35.687244</text:p>
          </table:table-cell>
          <table:table-cell office:value-type="float" office:value="-81.32727" calcext:value-type="float">
            <text:p>-81.327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200" calcext:value-type="float">
            <text:p>11200</text:p>
          </table:table-cell>
          <table:table-cell office:value-type="float" office:value="5983" calcext:value-type="float">
            <text:p>5983</text:p>
          </table:table-cell>
          <table:table-cell office:value-type="float" office:value="35.666649" calcext:value-type="float">
            <text:p>35.666649</text:p>
          </table:table-cell>
          <table:table-cell office:value-type="float" office:value="-81.228424" calcext:value-type="float">
            <text:p>-81.2284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300" calcext:value-type="float">
            <text:p>11300</text:p>
          </table:table-cell>
          <table:table-cell office:value-type="float" office:value="7187" calcext:value-type="float">
            <text:p>7187</text:p>
          </table:table-cell>
          <table:table-cell office:value-type="float" office:value="35.673435" calcext:value-type="float">
            <text:p>35.673435</text:p>
          </table:table-cell>
          <table:table-cell office:value-type="float" office:value="-81.199094" calcext:value-type="float">
            <text:p>-81.1990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401" calcext:value-type="float">
            <text:p>11401</text:p>
          </table:table-cell>
          <table:table-cell office:value-type="float" office:value="3525" calcext:value-type="float">
            <text:p>3525</text:p>
          </table:table-cell>
          <table:table-cell office:value-type="float" office:value="35.694811" calcext:value-type="float">
            <text:p>35.694811</text:p>
          </table:table-cell>
          <table:table-cell office:value-type="float" office:value="-81.138952" calcext:value-type="float">
            <text:p>-81.1389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402" calcext:value-type="float">
            <text:p>11402</text:p>
          </table:table-cell>
          <table:table-cell office:value-type="float" office:value="4030" calcext:value-type="float">
            <text:p>4030</text:p>
          </table:table-cell>
          <table:table-cell office:value-type="float" office:value="35.651752" calcext:value-type="float">
            <text:p>35.651752</text:p>
          </table:table-cell>
          <table:table-cell office:value-type="float" office:value="-81.135503" calcext:value-type="float">
            <text:p>-81.1355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501" calcext:value-type="float">
            <text:p>11501</text:p>
          </table:table-cell>
          <table:table-cell office:value-type="float" office:value="4821" calcext:value-type="float">
            <text:p>4821</text:p>
          </table:table-cell>
          <table:table-cell office:value-type="float" office:value="35.640406" calcext:value-type="float">
            <text:p>35.640406</text:p>
          </table:table-cell>
          <table:table-cell office:value-type="float" office:value="-81.061693" calcext:value-type="float">
            <text:p>-81.0616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503" calcext:value-type="float">
            <text:p>11503</text:p>
          </table:table-cell>
          <table:table-cell office:value-type="float" office:value="3715" calcext:value-type="float">
            <text:p>3715</text:p>
          </table:table-cell>
          <table:table-cell office:value-type="float" office:value="35.64979" calcext:value-type="float">
            <text:p>35.64979</text:p>
          </table:table-cell>
          <table:table-cell office:value-type="float" office:value="-80.987033" calcext:value-type="float">
            <text:p>-80.9870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504" calcext:value-type="float">
            <text:p>11504</text:p>
          </table:table-cell>
          <table:table-cell office:value-type="float" office:value="5616" calcext:value-type="float">
            <text:p>5616</text:p>
          </table:table-cell>
          <table:table-cell office:value-type="float" office:value="35.573649" calcext:value-type="float">
            <text:p>35.573649</text:p>
          </table:table-cell>
          <table:table-cell office:value-type="float" office:value="-81.002872" calcext:value-type="float">
            <text:p>-81.0028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601" calcext:value-type="float">
            <text:p>11601</text:p>
          </table:table-cell>
          <table:table-cell office:value-type="float" office:value="4487" calcext:value-type="float">
            <text:p>4487</text:p>
          </table:table-cell>
          <table:table-cell office:value-type="float" office:value="35.615863" calcext:value-type="float">
            <text:p>35.615863</text:p>
          </table:table-cell>
          <table:table-cell office:value-type="float" office:value="-81.178069" calcext:value-type="float">
            <text:p>-81.1780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602" calcext:value-type="float">
            <text:p>11602</text:p>
          </table:table-cell>
          <table:table-cell office:value-type="float" office:value="5546" calcext:value-type="float">
            <text:p>5546</text:p>
          </table:table-cell>
          <table:table-cell office:value-type="float" office:value="35.572323" calcext:value-type="float">
            <text:p>35.572323</text:p>
          </table:table-cell>
          <table:table-cell office:value-type="float" office:value="-81.152218" calcext:value-type="float">
            <text:p>-81.1522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701" calcext:value-type="float">
            <text:p>11701</text:p>
          </table:table-cell>
          <table:table-cell office:value-type="float" office:value="4280" calcext:value-type="float">
            <text:p>4280</text:p>
          </table:table-cell>
          <table:table-cell office:value-type="float" office:value="35.662804" calcext:value-type="float">
            <text:p>35.662804</text:p>
          </table:table-cell>
          <table:table-cell office:value-type="float" office:value="-81.267441" calcext:value-type="float">
            <text:p>-81.2674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702" calcext:value-type="float">
            <text:p>11702</text:p>
          </table:table-cell>
          <table:table-cell office:value-type="float" office:value="6847" calcext:value-type="float">
            <text:p>6847</text:p>
          </table:table-cell>
          <table:table-cell office:value-type="float" office:value="35.599919" calcext:value-type="float">
            <text:p>35.599919</text:p>
          </table:table-cell>
          <table:table-cell office:value-type="float" office:value="-81.250802" calcext:value-type="float">
            <text:p>-81.2508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801" calcext:value-type="float">
            <text:p>11801</text:p>
          </table:table-cell>
          <table:table-cell office:value-type="float" office:value="6218" calcext:value-type="float">
            <text:p>6218</text:p>
          </table:table-cell>
          <table:table-cell office:value-type="float" office:value="35.659482" calcext:value-type="float">
            <text:p>35.659482</text:p>
          </table:table-cell>
          <table:table-cell office:value-type="float" office:value="-81.376584" calcext:value-type="float">
            <text:p>-81.3765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802" calcext:value-type="float">
            <text:p>11802</text:p>
          </table:table-cell>
          <table:table-cell office:value-type="float" office:value="5952" calcext:value-type="float">
            <text:p>5952</text:p>
          </table:table-cell>
          <table:table-cell office:value-type="float" office:value="35.603262" calcext:value-type="float">
            <text:p>35.603262</text:p>
          </table:table-cell>
          <table:table-cell office:value-type="float" office:value="-81.39904" calcext:value-type="float">
            <text:p>-81.39904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0103" calcext:value-type="float">
            <text:p>20103</text:p>
          </table:table-cell>
          <table:table-cell office:value-type="float" office:value="4335" calcext:value-type="float">
            <text:p>4335</text:p>
          </table:table-cell>
          <table:table-cell office:value-type="float" office:value="35.84473" calcext:value-type="float">
            <text:p>35.84473</text:p>
          </table:table-cell>
          <table:table-cell office:value-type="float" office:value="-79.049865" calcext:value-type="float">
            <text:p>-79.049865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0104" calcext:value-type="float">
            <text:p>20104</text:p>
          </table:table-cell>
          <table:table-cell office:value-type="float" office:value="4667" calcext:value-type="float">
            <text:p>4667</text:p>
          </table:table-cell>
          <table:table-cell office:value-type="float" office:value="35.791254" calcext:value-type="float">
            <text:p>35.791254</text:p>
          </table:table-cell>
          <table:table-cell office:value-type="float" office:value="-79.069053" calcext:value-type="float">
            <text:p>-79.069053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0105" calcext:value-type="float">
            <text:p>20105</text:p>
          </table:table-cell>
          <table:table-cell office:value-type="float" office:value="2920" calcext:value-type="float">
            <text:p>2920</text:p>
          </table:table-cell>
          <table:table-cell office:value-type="float" office:value="35.843192" calcext:value-type="float">
            <text:p>35.843192</text:p>
          </table:table-cell>
          <table:table-cell office:value-type="float" office:value="-79.104378" calcext:value-type="float">
            <text:p>-79.104378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0106" calcext:value-type="float">
            <text:p>20106</text:p>
          </table:table-cell>
          <table:table-cell office:value-type="float" office:value="3861" calcext:value-type="float">
            <text:p>3861</text:p>
          </table:table-cell>
          <table:table-cell office:value-type="float" office:value="35.82616" calcext:value-type="float">
            <text:p>35.82616</text:p>
          </table:table-cell>
          <table:table-cell office:value-type="float" office:value="-79.156072" calcext:value-type="float">
            <text:p>-79.156072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0200" calcext:value-type="float">
            <text:p>20200</text:p>
          </table:table-cell>
          <table:table-cell office:value-type="float" office:value="7666" calcext:value-type="float">
            <text:p>7666</text:p>
          </table:table-cell>
          <table:table-cell office:value-type="float" office:value="35.780396" calcext:value-type="float">
            <text:p>35.780396</text:p>
          </table:table-cell>
          <table:table-cell office:value-type="float" office:value="-79.352124" calcext:value-type="float">
            <text:p>-79.352124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0300" calcext:value-type="float">
            <text:p>20300</text:p>
          </table:table-cell>
          <table:table-cell office:value-type="float" office:value="2929" calcext:value-type="float">
            <text:p>2929</text:p>
          </table:table-cell>
          <table:table-cell office:value-type="float" office:value="35.693785" calcext:value-type="float">
            <text:p>35.693785</text:p>
          </table:table-cell>
          <table:table-cell office:value-type="float" office:value="-79.479039" calcext:value-type="float">
            <text:p>-79.479039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0401" calcext:value-type="float">
            <text:p>20401</text:p>
          </table:table-cell>
          <table:table-cell office:value-type="float" office:value="5775" calcext:value-type="float">
            <text:p>5775</text:p>
          </table:table-cell>
          <table:table-cell office:value-type="float" office:value="35.722282" calcext:value-type="float">
            <text:p>35.722282</text:p>
          </table:table-cell>
          <table:table-cell office:value-type="float" office:value="-79.458996" calcext:value-type="float">
            <text:p>-79.458996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0402" calcext:value-type="float">
            <text:p>20402</text:p>
          </table:table-cell>
          <table:table-cell office:value-type="float" office:value="4693" calcext:value-type="float">
            <text:p>4693</text:p>
          </table:table-cell>
          <table:table-cell office:value-type="float" office:value="35.737642" calcext:value-type="float">
            <text:p>35.737642</text:p>
          </table:table-cell>
          <table:table-cell office:value-type="float" office:value="-79.466799" calcext:value-type="float">
            <text:p>-79.466799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0500" calcext:value-type="float">
            <text:p>20500</text:p>
          </table:table-cell>
          <table:table-cell office:value-type="float" office:value="3751" calcext:value-type="float">
            <text:p>3751</text:p>
          </table:table-cell>
          <table:table-cell office:value-type="float" office:value="35.588031" calcext:value-type="float">
            <text:p>35.588031</text:p>
          </table:table-cell>
          <table:table-cell office:value-type="float" office:value="-79.46213" calcext:value-type="float">
            <text:p>-79.46213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0600" calcext:value-type="float">
            <text:p>20600</text:p>
          </table:table-cell>
          <table:table-cell office:value-type="float" office:value="5351" calcext:value-type="float">
            <text:p>5351</text:p>
          </table:table-cell>
          <table:table-cell office:value-type="float" office:value="35.610475" calcext:value-type="float">
            <text:p>35.610475</text:p>
          </table:table-cell>
          <table:table-cell office:value-type="float" office:value="-79.288653" calcext:value-type="float">
            <text:p>-79.288653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0701" calcext:value-type="float">
            <text:p>20701</text:p>
          </table:table-cell>
          <table:table-cell office:value-type="float" office:value="4910" calcext:value-type="float">
            <text:p>4910</text:p>
          </table:table-cell>
          <table:table-cell office:value-type="float" office:value="35.840193" calcext:value-type="float">
            <text:p>35.840193</text:p>
          </table:table-cell>
          <table:table-cell office:value-type="float" office:value="-78.970543" calcext:value-type="float">
            <text:p>-78.970543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0702" calcext:value-type="float">
            <text:p>20702</text:p>
          </table:table-cell>
          <table:table-cell office:value-type="float" office:value="3887" calcext:value-type="float">
            <text:p>3887</text:p>
          </table:table-cell>
          <table:table-cell office:value-type="float" office:value="35.682573" calcext:value-type="float">
            <text:p>35.682573</text:p>
          </table:table-cell>
          <table:table-cell office:value-type="float" office:value="-79.016776" calcext:value-type="float">
            <text:p>-79.016776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0800" calcext:value-type="float">
            <text:p>20800</text:p>
          </table:table-cell>
          <table:table-cell office:value-type="float" office:value="8760" calcext:value-type="float">
            <text:p>8760</text:p>
          </table:table-cell>
          <table:table-cell office:value-type="float" office:value="35.724949" calcext:value-type="float">
            <text:p>35.724949</text:p>
          </table:table-cell>
          <table:table-cell office:value-type="float" office:value="-79.163189" calcext:value-type="float">
            <text:p>-79.1631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930100" calcext:value-type="float">
            <text:p>930100</text:p>
          </table:table-cell>
          <table:table-cell office:value-type="float" office:value="4571" calcext:value-type="float">
            <text:p>4571</text:p>
          </table:table-cell>
          <table:table-cell office:value-type="float" office:value="35.198561" calcext:value-type="float">
            <text:p>35.198561</text:p>
          </table:table-cell>
          <table:table-cell office:value-type="float" office:value="-83.807441" calcext:value-type="float">
            <text:p>-83.8074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930200" calcext:value-type="float">
            <text:p>930200</text:p>
          </table:table-cell>
          <table:table-cell office:value-type="float" office:value="2410" calcext:value-type="float">
            <text:p>2410</text:p>
          </table:table-cell>
          <table:table-cell office:value-type="float" office:value="35.179516" calcext:value-type="float">
            <text:p>35.179516</text:p>
          </table:table-cell>
          <table:table-cell office:value-type="float" office:value="-83.897315" calcext:value-type="float">
            <text:p>-83.8973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930300" calcext:value-type="float">
            <text:p>930300</text:p>
          </table:table-cell>
          <table:table-cell office:value-type="float" office:value="2439" calcext:value-type="float">
            <text:p>2439</text:p>
          </table:table-cell>
          <table:table-cell office:value-type="float" office:value="35.166547" calcext:value-type="float">
            <text:p>35.166547</text:p>
          </table:table-cell>
          <table:table-cell office:value-type="float" office:value="-84.08741" calcext:value-type="float">
            <text:p>-84.087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930400" calcext:value-type="float">
            <text:p>930400</text:p>
          </table:table-cell>
          <table:table-cell office:value-type="float" office:value="6120" calcext:value-type="float">
            <text:p>6120</text:p>
          </table:table-cell>
          <table:table-cell office:value-type="float" office:value="35.105956" calcext:value-type="float">
            <text:p>35.105956</text:p>
          </table:table-cell>
          <table:table-cell office:value-type="float" office:value="-83.976597" calcext:value-type="float">
            <text:p>-83.9765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930500" calcext:value-type="float">
            <text:p>930500</text:p>
          </table:table-cell>
          <table:table-cell office:value-type="float" office:value="4693" calcext:value-type="float">
            <text:p>4693</text:p>
          </table:table-cell>
          <table:table-cell office:value-type="float" office:value="35.043546" calcext:value-type="float">
            <text:p>35.043546</text:p>
          </table:table-cell>
          <table:table-cell office:value-type="float" office:value="-84.035472" calcext:value-type="float">
            <text:p>-84.0354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930601" calcext:value-type="float">
            <text:p>930601</text:p>
          </table:table-cell>
          <table:table-cell office:value-type="float" office:value="3280" calcext:value-type="float">
            <text:p>3280</text:p>
          </table:table-cell>
          <table:table-cell office:value-type="float" office:value="35.057809" calcext:value-type="float">
            <text:p>35.057809</text:p>
          </table:table-cell>
          <table:table-cell office:value-type="float" office:value="-84.144892" calcext:value-type="float">
            <text:p>-84.1448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930602" calcext:value-type="float">
            <text:p>930602</text:p>
          </table:table-cell>
          <table:table-cell office:value-type="float" office:value="3931" calcext:value-type="float">
            <text:p>3931</text:p>
          </table:table-cell>
          <table:table-cell office:value-type="float" office:value="35.033953" calcext:value-type="float">
            <text:p>35.033953</text:p>
          </table:table-cell>
          <table:table-cell office:value-type="float" office:value="-84.220247" calcext:value-type="float">
            <text:p>-84.2202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930101" calcext:value-type="float">
            <text:p>930101</text:p>
          </table:table-cell>
          <table:table-cell office:value-type="float" office:value="5424" calcext:value-type="float">
            <text:p>5424</text:p>
          </table:table-cell>
          <table:table-cell office:value-type="float" office:value="36.064465" calcext:value-type="float">
            <text:p>36.064465</text:p>
          </table:table-cell>
          <table:table-cell office:value-type="float" office:value="-76.614463" calcext:value-type="float">
            <text:p>-76.6144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930102" calcext:value-type="float">
            <text:p>930102</text:p>
          </table:table-cell>
          <table:table-cell office:value-type="float" office:value="2335" calcext:value-type="float">
            <text:p>2335</text:p>
          </table:table-cell>
          <table:table-cell office:value-type="float" office:value="36.038889" calcext:value-type="float">
            <text:p>36.038889</text:p>
          </table:table-cell>
          <table:table-cell office:value-type="float" office:value="-76.552275" calcext:value-type="float">
            <text:p>-76.5522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930200" calcext:value-type="float">
            <text:p>930200</text:p>
          </table:table-cell>
          <table:table-cell office:value-type="float" office:value="7034" calcext:value-type="float">
            <text:p>7034</text:p>
          </table:table-cell>
          <table:table-cell office:value-type="float" office:value="36.182922" calcext:value-type="float">
            <text:p>36.182922</text:p>
          </table:table-cell>
          <table:table-cell office:value-type="float" office:value="-76.659963" calcext:value-type="float">
            <text:p>-76.6599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950100" calcext:value-type="float">
            <text:p>950100</text:p>
          </table:table-cell>
          <table:table-cell office:value-type="float" office:value="5062" calcext:value-type="float">
            <text:p>5062</text:p>
          </table:table-cell>
          <table:table-cell office:value-type="float" office:value="35.04559" calcext:value-type="float">
            <text:p>35.04559</text:p>
          </table:table-cell>
          <table:table-cell office:value-type="float" office:value="-83.739597" calcext:value-type="float">
            <text:p>-83.7395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950200" calcext:value-type="float">
            <text:p>950200</text:p>
          </table:table-cell>
          <table:table-cell office:value-type="float" office:value="5525" calcext:value-type="float">
            <text:p>5525</text:p>
          </table:table-cell>
          <table:table-cell office:value-type="float" office:value="35.025772" calcext:value-type="float">
            <text:p>35.025772</text:p>
          </table:table-cell>
          <table:table-cell office:value-type="float" office:value="-83.869722" calcext:value-type="float">
            <text:p>-83.8697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0101" calcext:value-type="float">
            <text:p>950101</text:p>
          </table:table-cell>
          <table:table-cell office:value-type="float" office:value="5300" calcext:value-type="float">
            <text:p>5300</text:p>
          </table:table-cell>
          <table:table-cell office:value-type="float" office:value="35.506916" calcext:value-type="float">
            <text:p>35.506916</text:p>
          </table:table-cell>
          <table:table-cell office:value-type="float" office:value="-81.576627" calcext:value-type="float">
            <text:p>-81.5766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0102" calcext:value-type="float">
            <text:p>950102</text:p>
          </table:table-cell>
          <table:table-cell office:value-type="float" office:value="2786" calcext:value-type="float">
            <text:p>2786</text:p>
          </table:table-cell>
          <table:table-cell office:value-type="float" office:value="35.417823" calcext:value-type="float">
            <text:p>35.417823</text:p>
          </table:table-cell>
          <table:table-cell office:value-type="float" office:value="-81.640756" calcext:value-type="float">
            <text:p>-81.6407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0200" calcext:value-type="float">
            <text:p>950200</text:p>
          </table:table-cell>
          <table:table-cell office:value-type="float" office:value="4878" calcext:value-type="float">
            <text:p>4878</text:p>
          </table:table-cell>
          <table:table-cell office:value-type="float" office:value="35.411293" calcext:value-type="float">
            <text:p>35.411293</text:p>
          </table:table-cell>
          <table:table-cell office:value-type="float" office:value="-81.530371" calcext:value-type="float">
            <text:p>-81.5303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0301" calcext:value-type="float">
            <text:p>950301</text:p>
          </table:table-cell>
          <table:table-cell office:value-type="float" office:value="4515" calcext:value-type="float">
            <text:p>4515</text:p>
          </table:table-cell>
          <table:table-cell office:value-type="float" office:value="35.339871" calcext:value-type="float">
            <text:p>35.339871</text:p>
          </table:table-cell>
          <table:table-cell office:value-type="float" office:value="-81.438931" calcext:value-type="float">
            <text:p>-81.4389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0302" calcext:value-type="float">
            <text:p>950302</text:p>
          </table:table-cell>
          <table:table-cell office:value-type="float" office:value="5820" calcext:value-type="float">
            <text:p>5820</text:p>
          </table:table-cell>
          <table:table-cell office:value-type="float" office:value="35.292752" calcext:value-type="float">
            <text:p>35.292752</text:p>
          </table:table-cell>
          <table:table-cell office:value-type="float" office:value="-81.401321" calcext:value-type="float">
            <text:p>-81.4013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0400" calcext:value-type="float">
            <text:p>950400</text:p>
          </table:table-cell>
          <table:table-cell office:value-type="float" office:value="6877" calcext:value-type="float">
            <text:p>6877</text:p>
          </table:table-cell>
          <table:table-cell office:value-type="float" office:value="35.237387" calcext:value-type="float">
            <text:p>35.237387</text:p>
          </table:table-cell>
          <table:table-cell office:value-type="float" office:value="-81.362724" calcext:value-type="float">
            <text:p>-81.3627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0500" calcext:value-type="float">
            <text:p>950500</text:p>
          </table:table-cell>
          <table:table-cell office:value-type="float" office:value="3606" calcext:value-type="float">
            <text:p>3606</text:p>
          </table:table-cell>
          <table:table-cell office:value-type="float" office:value="35.241684" calcext:value-type="float">
            <text:p>35.241684</text:p>
          </table:table-cell>
          <table:table-cell office:value-type="float" office:value="-81.337523" calcext:value-type="float">
            <text:p>-81.3375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0601" calcext:value-type="float">
            <text:p>950601</text:p>
          </table:table-cell>
          <table:table-cell office:value-type="float" office:value="3918" calcext:value-type="float">
            <text:p>3918</text:p>
          </table:table-cell>
          <table:table-cell office:value-type="float" office:value="35.238323" calcext:value-type="float">
            <text:p>35.238323</text:p>
          </table:table-cell>
          <table:table-cell office:value-type="float" office:value="-81.41682" calcext:value-type="float">
            <text:p>-81.416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0602" calcext:value-type="float">
            <text:p>950602</text:p>
          </table:table-cell>
          <table:table-cell office:value-type="float" office:value="6014" calcext:value-type="float">
            <text:p>6014</text:p>
          </table:table-cell>
          <table:table-cell office:value-type="float" office:value="35.188966" calcext:value-type="float">
            <text:p>35.188966</text:p>
          </table:table-cell>
          <table:table-cell office:value-type="float" office:value="-81.426385" calcext:value-type="float">
            <text:p>-81.4263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0700" calcext:value-type="float">
            <text:p>950700</text:p>
          </table:table-cell>
          <table:table-cell office:value-type="float" office:value="6976" calcext:value-type="float">
            <text:p>6976</text:p>
          </table:table-cell>
          <table:table-cell office:value-type="float" office:value="35.282394" calcext:value-type="float">
            <text:p>35.282394</text:p>
          </table:table-cell>
          <table:table-cell office:value-type="float" office:value="-81.494862" calcext:value-type="float">
            <text:p>-81.4948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0800" calcext:value-type="float">
            <text:p>950800</text:p>
          </table:table-cell>
          <table:table-cell office:value-type="float" office:value="4380" calcext:value-type="float">
            <text:p>4380</text:p>
          </table:table-cell>
          <table:table-cell office:value-type="float" office:value="35.33332" calcext:value-type="float">
            <text:p>35.33332</text:p>
          </table:table-cell>
          <table:table-cell office:value-type="float" office:value="-81.50946" calcext:value-type="float">
            <text:p>-81.509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0900" calcext:value-type="float">
            <text:p>950900</text:p>
          </table:table-cell>
          <table:table-cell office:value-type="float" office:value="2952" calcext:value-type="float">
            <text:p>2952</text:p>
          </table:table-cell>
          <table:table-cell office:value-type="float" office:value="35.307119" calcext:value-type="float">
            <text:p>35.307119</text:p>
          </table:table-cell>
          <table:table-cell office:value-type="float" office:value="-81.532042" calcext:value-type="float">
            <text:p>-81.5320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1000" calcext:value-type="float">
            <text:p>951000</text:p>
          </table:table-cell>
          <table:table-cell office:value-type="float" office:value="3573" calcext:value-type="float">
            <text:p>3573</text:p>
          </table:table-cell>
          <table:table-cell office:value-type="float" office:value="35.29019" calcext:value-type="float">
            <text:p>35.29019</text:p>
          </table:table-cell>
          <table:table-cell office:value-type="float" office:value="-81.527593" calcext:value-type="float">
            <text:p>-81.5275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1100" calcext:value-type="float">
            <text:p>951100</text:p>
          </table:table-cell>
          <table:table-cell office:value-type="float" office:value="2842" calcext:value-type="float">
            <text:p>2842</text:p>
          </table:table-cell>
          <table:table-cell office:value-type="float" office:value="35.289644" calcext:value-type="float">
            <text:p>35.289644</text:p>
          </table:table-cell>
          <table:table-cell office:value-type="float" office:value="-81.551214" calcext:value-type="float">
            <text:p>-81.5512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1200" calcext:value-type="float">
            <text:p>951200</text:p>
          </table:table-cell>
          <table:table-cell office:value-type="float" office:value="5253" calcext:value-type="float">
            <text:p>5253</text:p>
          </table:table-cell>
          <table:table-cell office:value-type="float" office:value="35.270857" calcext:value-type="float">
            <text:p>35.270857</text:p>
          </table:table-cell>
          <table:table-cell office:value-type="float" office:value="-81.558927" calcext:value-type="float">
            <text:p>-81.5589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1300" calcext:value-type="float">
            <text:p>951300</text:p>
          </table:table-cell>
          <table:table-cell office:value-type="float" office:value="2914" calcext:value-type="float">
            <text:p>2914</text:p>
          </table:table-cell>
          <table:table-cell office:value-type="float" office:value="35.31113" calcext:value-type="float">
            <text:p>35.31113</text:p>
          </table:table-cell>
          <table:table-cell office:value-type="float" office:value="-81.591456" calcext:value-type="float">
            <text:p>-81.5914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1400" calcext:value-type="float">
            <text:p>951400</text:p>
          </table:table-cell>
          <table:table-cell office:value-type="float" office:value="6726" calcext:value-type="float">
            <text:p>6726</text:p>
          </table:table-cell>
          <table:table-cell office:value-type="float" office:value="35.319054" calcext:value-type="float">
            <text:p>35.319054</text:p>
          </table:table-cell>
          <table:table-cell office:value-type="float" office:value="-81.653979" calcext:value-type="float">
            <text:p>-81.6539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1501" calcext:value-type="float">
            <text:p>951501</text:p>
          </table:table-cell>
          <table:table-cell office:value-type="float" office:value="5775" calcext:value-type="float">
            <text:p>5775</text:p>
          </table:table-cell>
          <table:table-cell office:value-type="float" office:value="35.251631" calcext:value-type="float">
            <text:p>35.251631</text:p>
          </table:table-cell>
          <table:table-cell office:value-type="float" office:value="-81.678161" calcext:value-type="float">
            <text:p>-81.6781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1502" calcext:value-type="float">
            <text:p>951502</text:p>
          </table:table-cell>
          <table:table-cell office:value-type="float" office:value="1298" calcext:value-type="float">
            <text:p>1298</text:p>
          </table:table-cell>
          <table:table-cell office:value-type="float" office:value="35.194907" calcext:value-type="float">
            <text:p>35.194907</text:p>
          </table:table-cell>
          <table:table-cell office:value-type="float" office:value="-81.697326" calcext:value-type="float">
            <text:p>-81.6973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1503" calcext:value-type="float">
            <text:p>951503</text:p>
          </table:table-cell>
          <table:table-cell office:value-type="float" office:value="2463" calcext:value-type="float">
            <text:p>2463</text:p>
          </table:table-cell>
          <table:table-cell office:value-type="float" office:value="35.242887" calcext:value-type="float">
            <text:p>35.242887</text:p>
          </table:table-cell>
          <table:table-cell office:value-type="float" office:value="-81.623944" calcext:value-type="float">
            <text:p>-81.6239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1601" calcext:value-type="float">
            <text:p>951601</text:p>
          </table:table-cell>
          <table:table-cell office:value-type="float" office:value="4391" calcext:value-type="float">
            <text:p>4391</text:p>
          </table:table-cell>
          <table:table-cell office:value-type="float" office:value="35.20795" calcext:value-type="float">
            <text:p>35.20795</text:p>
          </table:table-cell>
          <table:table-cell office:value-type="float" office:value="-81.561169" calcext:value-type="float">
            <text:p>-81.5611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51602" calcext:value-type="float">
            <text:p>951602</text:p>
          </table:table-cell>
          <table:table-cell office:value-type="float" office:value="4821" calcext:value-type="float">
            <text:p>4821</text:p>
          </table:table-cell>
          <table:table-cell office:value-type="float" office:value="35.23406" calcext:value-type="float">
            <text:p>35.23406</text:p>
          </table:table-cell>
          <table:table-cell office:value-type="float" office:value="-81.512206" calcext:value-type="float">
            <text:p>-81.5122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930100" calcext:value-type="float">
            <text:p>930100</text:p>
          </table:table-cell>
          <table:table-cell office:value-type="float" office:value="4198" calcext:value-type="float">
            <text:p>4198</text:p>
          </table:table-cell>
          <table:table-cell office:value-type="float" office:value="34.330126" calcext:value-type="float">
            <text:p>34.330126</text:p>
          </table:table-cell>
          <table:table-cell office:value-type="float" office:value="-78.252468" calcext:value-type="float">
            <text:p>-78.2524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930200" calcext:value-type="float">
            <text:p>930200</text:p>
          </table:table-cell>
          <table:table-cell office:value-type="float" office:value="2175" calcext:value-type="float">
            <text:p>2175</text:p>
          </table:table-cell>
          <table:table-cell office:value-type="float" office:value="34.313221" calcext:value-type="float">
            <text:p>34.313221</text:p>
          </table:table-cell>
          <table:table-cell office:value-type="float" office:value="-78.368217" calcext:value-type="float">
            <text:p>-78.3682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930300" calcext:value-type="float">
            <text:p>930300</text:p>
          </table:table-cell>
          <table:table-cell office:value-type="float" office:value="2620" calcext:value-type="float">
            <text:p>2620</text:p>
          </table:table-cell>
          <table:table-cell office:value-type="float" office:value="34.326781" calcext:value-type="float">
            <text:p>34.326781</text:p>
          </table:table-cell>
          <table:table-cell office:value-type="float" office:value="-78.517522" calcext:value-type="float">
            <text:p>-78.5175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930400" calcext:value-type="float">
            <text:p>930400</text:p>
          </table:table-cell>
          <table:table-cell office:value-type="float" office:value="4062" calcext:value-type="float">
            <text:p>4062</text:p>
          </table:table-cell>
          <table:table-cell office:value-type="float" office:value="34.363256" calcext:value-type="float">
            <text:p>34.363256</text:p>
          </table:table-cell>
          <table:table-cell office:value-type="float" office:value="-78.623895" calcext:value-type="float">
            <text:p>-78.6238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930500" calcext:value-type="float">
            <text:p>930500</text:p>
          </table:table-cell>
          <table:table-cell office:value-type="float" office:value="4536" calcext:value-type="float">
            <text:p>4536</text:p>
          </table:table-cell>
          <table:table-cell office:value-type="float" office:value="34.414213" calcext:value-type="float">
            <text:p>34.414213</text:p>
          </table:table-cell>
          <table:table-cell office:value-type="float" office:value="-78.84918" calcext:value-type="float">
            <text:p>-78.849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930600" calcext:value-type="float">
            <text:p>930600</text:p>
          </table:table-cell>
          <table:table-cell office:value-type="float" office:value="3878" calcext:value-type="float">
            <text:p>3878</text:p>
          </table:table-cell>
          <table:table-cell office:value-type="float" office:value="34.291924" calcext:value-type="float">
            <text:p>34.291924</text:p>
          </table:table-cell>
          <table:table-cell office:value-type="float" office:value="-78.968508" calcext:value-type="float">
            <text:p>-78.9685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930700" calcext:value-type="float">
            <text:p>930700</text:p>
          </table:table-cell>
          <table:table-cell office:value-type="float" office:value="4815" calcext:value-type="float">
            <text:p>4815</text:p>
          </table:table-cell>
          <table:table-cell office:value-type="float" office:value="34.320224" calcext:value-type="float">
            <text:p>34.320224</text:p>
          </table:table-cell>
          <table:table-cell office:value-type="float" office:value="-78.826267" calcext:value-type="float">
            <text:p>-78.8262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930800" calcext:value-type="float">
            <text:p>930800</text:p>
          </table:table-cell>
          <table:table-cell office:value-type="float" office:value="4170" calcext:value-type="float">
            <text:p>4170</text:p>
          </table:table-cell>
          <table:table-cell office:value-type="float" office:value="34.363973" calcext:value-type="float">
            <text:p>34.363973</text:p>
          </table:table-cell>
          <table:table-cell office:value-type="float" office:value="-78.722138" calcext:value-type="float">
            <text:p>-78.7221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930900" calcext:value-type="float">
            <text:p>930900</text:p>
          </table:table-cell>
          <table:table-cell office:value-type="float" office:value="4749" calcext:value-type="float">
            <text:p>4749</text:p>
          </table:table-cell>
          <table:table-cell office:value-type="float" office:value="34.328192" calcext:value-type="float">
            <text:p>34.328192</text:p>
          </table:table-cell>
          <table:table-cell office:value-type="float" office:value="-78.71651" calcext:value-type="float">
            <text:p>-78.716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931000" calcext:value-type="float">
            <text:p>931000</text:p>
          </table:table-cell>
          <table:table-cell office:value-type="float" office:value="5687" calcext:value-type="float">
            <text:p>5687</text:p>
          </table:table-cell>
          <table:table-cell office:value-type="float" office:value="34.275756" calcext:value-type="float">
            <text:p>34.275756</text:p>
          </table:table-cell>
          <table:table-cell office:value-type="float" office:value="-78.730297" calcext:value-type="float">
            <text:p>-78.7302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931100" calcext:value-type="float">
            <text:p>931100</text:p>
          </table:table-cell>
          <table:table-cell office:value-type="float" office:value="3752" calcext:value-type="float">
            <text:p>3752</text:p>
          </table:table-cell>
          <table:table-cell office:value-type="float" office:value="34.200173" calcext:value-type="float">
            <text:p>34.200173</text:p>
          </table:table-cell>
          <table:table-cell office:value-type="float" office:value="-78.779345" calcext:value-type="float">
            <text:p>-78.7793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931200" calcext:value-type="float">
            <text:p>931200</text:p>
          </table:table-cell>
          <table:table-cell office:value-type="float" office:value="7803" calcext:value-type="float">
            <text:p>7803</text:p>
          </table:table-cell>
          <table:table-cell office:value-type="float" office:value="34.151454" calcext:value-type="float">
            <text:p>34.151454</text:p>
          </table:table-cell>
          <table:table-cell office:value-type="float" office:value="-78.853881" calcext:value-type="float">
            <text:p>-78.8538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931300" calcext:value-type="float">
            <text:p>931300</text:p>
          </table:table-cell>
          <table:table-cell office:value-type="float" office:value="5653" calcext:value-type="float">
            <text:p>5653</text:p>
          </table:table-cell>
          <table:table-cell office:value-type="float" office:value="34.123107" calcext:value-type="float">
            <text:p>34.123107</text:p>
          </table:table-cell>
          <table:table-cell office:value-type="float" office:value="-78.656478" calcext:value-type="float">
            <text:p>-78.6564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0101" calcext:value-type="float">
            <text:p>960101</text:p>
          </table:table-cell>
          <table:table-cell office:value-type="float" office:value="3924" calcext:value-type="float">
            <text:p>3924</text:p>
          </table:table-cell>
          <table:table-cell office:value-type="float" office:value="35.080399" calcext:value-type="float">
            <text:p>35.080399</text:p>
          </table:table-cell>
          <table:table-cell office:value-type="float" office:value="-76.964647" calcext:value-type="float">
            <text:p>-76.9646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0102" calcext:value-type="float">
            <text:p>960102</text:p>
          </table:table-cell>
          <table:table-cell office:value-type="float" office:value="4790" calcext:value-type="float">
            <text:p>4790</text:p>
          </table:table-cell>
          <table:table-cell office:value-type="float" office:value="35.168422" calcext:value-type="float">
            <text:p>35.168422</text:p>
          </table:table-cell>
          <table:table-cell office:value-type="float" office:value="-77.031645" calcext:value-type="float">
            <text:p>-77.0316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0200" calcext:value-type="float">
            <text:p>960200</text:p>
          </table:table-cell>
          <table:table-cell office:value-type="float" office:value="8637" calcext:value-type="float">
            <text:p>8637</text:p>
          </table:table-cell>
          <table:table-cell office:value-type="float" office:value="35.303537" calcext:value-type="float">
            <text:p>35.303537</text:p>
          </table:table-cell>
          <table:table-cell office:value-type="float" office:value="-77.165923" calcext:value-type="float">
            <text:p>-77.1659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0300" calcext:value-type="float">
            <text:p>960300</text:p>
          </table:table-cell>
          <table:table-cell office:value-type="float" office:value="6858" calcext:value-type="float">
            <text:p>6858</text:p>
          </table:table-cell>
          <table:table-cell office:value-type="float" office:value="35.21915" calcext:value-type="float">
            <text:p>35.21915</text:p>
          </table:table-cell>
          <table:table-cell office:value-type="float" office:value="-77.275527" calcext:value-type="float">
            <text:p>-77.2755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0401" calcext:value-type="float">
            <text:p>960401</text:p>
          </table:table-cell>
          <table:table-cell office:value-type="float" office:value="4317" calcext:value-type="float">
            <text:p>4317</text:p>
          </table:table-cell>
          <table:table-cell office:value-type="float" office:value="35.103601" calcext:value-type="float">
            <text:p>35.103601</text:p>
          </table:table-cell>
          <table:table-cell office:value-type="float" office:value="-77.126657" calcext:value-type="float">
            <text:p>-77.1266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0402" calcext:value-type="float">
            <text:p>960402</text:p>
          </table:table-cell>
          <table:table-cell office:value-type="float" office:value="3842" calcext:value-type="float">
            <text:p>3842</text:p>
          </table:table-cell>
          <table:table-cell office:value-type="float" office:value="35.093183" calcext:value-type="float">
            <text:p>35.093183</text:p>
          </table:table-cell>
          <table:table-cell office:value-type="float" office:value="-77.086842" calcext:value-type="float">
            <text:p>-77.0868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0403" calcext:value-type="float">
            <text:p>960403</text:p>
          </table:table-cell>
          <table:table-cell office:value-type="float" office:value="4158" calcext:value-type="float">
            <text:p>4158</text:p>
          </table:table-cell>
          <table:table-cell office:value-type="float" office:value="35.083242" calcext:value-type="float">
            <text:p>35.083242</text:p>
          </table:table-cell>
          <table:table-cell office:value-type="float" office:value="-77.092491" calcext:value-type="float">
            <text:p>-77.0924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0404" calcext:value-type="float">
            <text:p>960404</text:p>
          </table:table-cell>
          <table:table-cell office:value-type="float" office:value="3165" calcext:value-type="float">
            <text:p>3165</text:p>
          </table:table-cell>
          <table:table-cell office:value-type="float" office:value="35.073385" calcext:value-type="float">
            <text:p>35.073385</text:p>
          </table:table-cell>
          <table:table-cell office:value-type="float" office:value="-77.149556" calcext:value-type="float">
            <text:p>-77.1495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0500" calcext:value-type="float">
            <text:p>960500</text:p>
          </table:table-cell>
          <table:table-cell office:value-type="float" office:value="7977" calcext:value-type="float">
            <text:p>7977</text:p>
          </table:table-cell>
          <table:table-cell office:value-type="float" office:value="35.136884" calcext:value-type="float">
            <text:p>35.136884</text:p>
          </table:table-cell>
          <table:table-cell office:value-type="float" office:value="-77.099206" calcext:value-type="float">
            <text:p>-77.0992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0600" calcext:value-type="float">
            <text:p>960600</text:p>
          </table:table-cell>
          <table:table-cell office:value-type="float" office:value="4980" calcext:value-type="float">
            <text:p>4980</text:p>
          </table:table-cell>
          <table:table-cell office:value-type="float" office:value="35.114922" calcext:value-type="float">
            <text:p>35.114922</text:p>
          </table:table-cell>
          <table:table-cell office:value-type="float" office:value="-77.076241" calcext:value-type="float">
            <text:p>-77.0762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0700" calcext:value-type="float">
            <text:p>960700</text:p>
          </table:table-cell>
          <table:table-cell office:value-type="float" office:value="1850" calcext:value-type="float">
            <text:p>1850</text:p>
          </table:table-cell>
          <table:table-cell office:value-type="float" office:value="35.105264" calcext:value-type="float">
            <text:p>35.105264</text:p>
          </table:table-cell>
          <table:table-cell office:value-type="float" office:value="-77.067107" calcext:value-type="float">
            <text:p>-77.0671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0800" calcext:value-type="float">
            <text:p>960800</text:p>
          </table:table-cell>
          <table:table-cell office:value-type="float" office:value="3321" calcext:value-type="float">
            <text:p>3321</text:p>
          </table:table-cell>
          <table:table-cell office:value-type="float" office:value="35.115509" calcext:value-type="float">
            <text:p>35.115509</text:p>
          </table:table-cell>
          <table:table-cell office:value-type="float" office:value="-77.051461" calcext:value-type="float">
            <text:p>-77.0514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0900" calcext:value-type="float">
            <text:p>960900</text:p>
          </table:table-cell>
          <table:table-cell office:value-type="float" office:value="2255" calcext:value-type="float">
            <text:p>2255</text:p>
          </table:table-cell>
          <table:table-cell office:value-type="float" office:value="35.108244" calcext:value-type="float">
            <text:p>35.108244</text:p>
          </table:table-cell>
          <table:table-cell office:value-type="float" office:value="-77.043602" calcext:value-type="float">
            <text:p>-77.0436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1001" calcext:value-type="float">
            <text:p>961001</text:p>
          </table:table-cell>
          <table:table-cell office:value-type="float" office:value="9336" calcext:value-type="float">
            <text:p>9336</text:p>
          </table:table-cell>
          <table:table-cell office:value-type="float" office:value="35.048739" calcext:value-type="float">
            <text:p>35.048739</text:p>
          </table:table-cell>
          <table:table-cell office:value-type="float" office:value="-77.044574" calcext:value-type="float">
            <text:p>-77.0445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1002" calcext:value-type="float">
            <text:p>961002</text:p>
          </table:table-cell>
          <table:table-cell office:value-type="float" office:value="4170" calcext:value-type="float">
            <text:p>4170</text:p>
          </table:table-cell>
          <table:table-cell office:value-type="float" office:value="35.049537" calcext:value-type="float">
            <text:p>35.049537</text:p>
          </table:table-cell>
          <table:table-cell office:value-type="float" office:value="-77.005856" calcext:value-type="float">
            <text:p>-77.0058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1100" calcext:value-type="float">
            <text:p>961100</text:p>
          </table:table-cell>
          <table:table-cell office:value-type="float" office:value="8979" calcext:value-type="float">
            <text:p>8979</text:p>
          </table:table-cell>
          <table:table-cell office:value-type="float" office:value="34.932732" calcext:value-type="float">
            <text:p>34.932732</text:p>
          </table:table-cell>
          <table:table-cell office:value-type="float" office:value="-76.940286" calcext:value-type="float">
            <text:p>-76.9402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1201" calcext:value-type="float">
            <text:p>961201</text:p>
          </table:table-cell>
          <table:table-cell office:value-type="float" office:value="4095" calcext:value-type="float">
            <text:p>4095</text:p>
          </table:table-cell>
          <table:table-cell office:value-type="float" office:value="34.905891" calcext:value-type="float">
            <text:p>34.905891</text:p>
          </table:table-cell>
          <table:table-cell office:value-type="float" office:value="-76.921931" calcext:value-type="float">
            <text:p>-76.9219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1202" calcext:value-type="float">
            <text:p>961202</text:p>
          </table:table-cell>
          <table:table-cell office:value-type="float" office:value="3748" calcext:value-type="float">
            <text:p>3748</text:p>
          </table:table-cell>
          <table:table-cell office:value-type="float" office:value="34.909869" calcext:value-type="float">
            <text:p>34.909869</text:p>
          </table:table-cell>
          <table:table-cell office:value-type="float" office:value="-76.894075" calcext:value-type="float">
            <text:p>-76.8940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1301" calcext:value-type="float">
            <text:p>961301</text:p>
          </table:table-cell>
          <table:table-cell office:value-type="float" office:value="3640" calcext:value-type="float">
            <text:p>3640</text:p>
          </table:table-cell>
          <table:table-cell office:value-type="float" office:value="34.873994" calcext:value-type="float">
            <text:p>34.873994</text:p>
          </table:table-cell>
          <table:table-cell office:value-type="float" office:value="-76.912005" calcext:value-type="float">
            <text:p>-76.9120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1302" calcext:value-type="float">
            <text:p>961302</text:p>
          </table:table-cell>
          <table:table-cell office:value-type="float" office:value="5673" calcext:value-type="float">
            <text:p>5673</text:p>
          </table:table-cell>
          <table:table-cell office:value-type="float" office:value="34.872302" calcext:value-type="float">
            <text:p>34.872302</text:p>
          </table:table-cell>
          <table:table-cell office:value-type="float" office:value="-76.887178" calcext:value-type="float">
            <text:p>-76.8871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61303" calcext:value-type="float">
            <text:p>961303</text:p>
          </table:table-cell>
          <table:table-cell office:value-type="float" office:value="3790" calcext:value-type="float">
            <text:p>3790</text:p>
          </table:table-cell>
          <table:table-cell office:value-type="float" office:value="34.90536" calcext:value-type="float">
            <text:p>34.90536</text:p>
          </table:table-cell>
          <table:table-cell office:value-type="float" office:value="-76.773258" calcext:value-type="float">
            <text:p>-76.7732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float" office:value="1633" calcext:value-type="float">
            <text:p>1633</text:p>
          </table:table-cell>
          <table:table-cell office:value-type="float" office:value="35.045522" calcext:value-type="float">
            <text:p>35.045522</text:p>
          </table:table-cell>
          <table:table-cell office:value-type="float" office:value="-78.871099" calcext:value-type="float">
            <text:p>-78.8710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2194" calcext:value-type="float">
            <text:p>2194</text:p>
          </table:table-cell>
          <table:table-cell office:value-type="float" office:value="35.026176" calcext:value-type="float">
            <text:p>35.026176</text:p>
          </table:table-cell>
          <table:table-cell office:value-type="float" office:value="-78.89952" calcext:value-type="float">
            <text:p>-78.899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600" calcext:value-type="float">
            <text:p>600</text:p>
          </table:table-cell>
          <table:table-cell office:value-type="float" office:value="5526" calcext:value-type="float">
            <text:p>5526</text:p>
          </table:table-cell>
          <table:table-cell office:value-type="float" office:value="35.034076" calcext:value-type="float">
            <text:p>35.034076</text:p>
          </table:table-cell>
          <table:table-cell office:value-type="float" office:value="-78.919654" calcext:value-type="float">
            <text:p>-78.9196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701" calcext:value-type="float">
            <text:p>701</text:p>
          </table:table-cell>
          <table:table-cell office:value-type="float" office:value="5685" calcext:value-type="float">
            <text:p>5685</text:p>
          </table:table-cell>
          <table:table-cell office:value-type="float" office:value="35.055728" calcext:value-type="float">
            <text:p>35.055728</text:p>
          </table:table-cell>
          <table:table-cell office:value-type="float" office:value="-78.934796" calcext:value-type="float">
            <text:p>-78.9347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702" calcext:value-type="float">
            <text:p>702</text:p>
          </table:table-cell>
          <table:table-cell office:value-type="float" office:value="2330" calcext:value-type="float">
            <text:p>2330</text:p>
          </table:table-cell>
          <table:table-cell office:value-type="float" office:value="35.051919" calcext:value-type="float">
            <text:p>35.051919</text:p>
          </table:table-cell>
          <table:table-cell office:value-type="float" office:value="-78.910007" calcext:value-type="float">
            <text:p>-78.9100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</text:p>
          </table:table-cell>
          <table:table-cell office:value-type="float" office:value="2654" calcext:value-type="float">
            <text:p>2654</text:p>
          </table:table-cell>
          <table:table-cell office:value-type="float" office:value="35.059979" calcext:value-type="float">
            <text:p>35.059979</text:p>
          </table:table-cell>
          <table:table-cell office:value-type="float" office:value="-78.897779" calcext:value-type="float">
            <text:p>-78.8977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900" calcext:value-type="float">
            <text:p>900</text:p>
          </table:table-cell>
          <table:table-cell office:value-type="float" office:value="4733" calcext:value-type="float">
            <text:p>4733</text:p>
          </table:table-cell>
          <table:table-cell office:value-type="float" office:value="35.071662" calcext:value-type="float">
            <text:p>35.071662</text:p>
          </table:table-cell>
          <table:table-cell office:value-type="float" office:value="-78.915954" calcext:value-type="float">
            <text:p>-78.9159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2605" calcext:value-type="float">
            <text:p>2605</text:p>
          </table:table-cell>
          <table:table-cell office:value-type="float" office:value="35.082569" calcext:value-type="float">
            <text:p>35.082569</text:p>
          </table:table-cell>
          <table:table-cell office:value-type="float" office:value="-78.907202" calcext:value-type="float">
            <text:p>-78.9072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100" calcext:value-type="float">
            <text:p>1100</text:p>
          </table:table-cell>
          <table:table-cell office:value-type="float" office:value="4251" calcext:value-type="float">
            <text:p>4251</text:p>
          </table:table-cell>
          <table:table-cell office:value-type="float" office:value="35.086784" calcext:value-type="float">
            <text:p>35.086784</text:p>
          </table:table-cell>
          <table:table-cell office:value-type="float" office:value="-78.897477" calcext:value-type="float">
            <text:p>-78.8974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200" calcext:value-type="float">
            <text:p>1200</text:p>
          </table:table-cell>
          <table:table-cell office:value-type="float" office:value="5617" calcext:value-type="float">
            <text:p>5617</text:p>
          </table:table-cell>
          <table:table-cell office:value-type="float" office:value="35.089629" calcext:value-type="float">
            <text:p>35.089629</text:p>
          </table:table-cell>
          <table:table-cell office:value-type="float" office:value="-78.87937" calcext:value-type="float">
            <text:p>-78.879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400" calcext:value-type="float">
            <text:p>1400</text:p>
          </table:table-cell>
          <table:table-cell office:value-type="float" office:value="6146" calcext:value-type="float">
            <text:p>6146</text:p>
          </table:table-cell>
          <table:table-cell office:value-type="float" office:value="35.030923" calcext:value-type="float">
            <text:p>35.030923</text:p>
          </table:table-cell>
          <table:table-cell office:value-type="float" office:value="-78.826527" calcext:value-type="float">
            <text:p>-78.8265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500" calcext:value-type="float">
            <text:p>1500</text:p>
          </table:table-cell>
          <table:table-cell office:value-type="float" office:value="2863" calcext:value-type="float">
            <text:p>2863</text:p>
          </table:table-cell>
          <table:table-cell office:value-type="float" office:value="34.984619" calcext:value-type="float">
            <text:p>34.984619</text:p>
          </table:table-cell>
          <table:table-cell office:value-type="float" office:value="-78.889762" calcext:value-type="float">
            <text:p>-78.8897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601" calcext:value-type="float">
            <text:p>1601</text:p>
          </table:table-cell>
          <table:table-cell office:value-type="float" office:value="7128" calcext:value-type="float">
            <text:p>7128</text:p>
          </table:table-cell>
          <table:table-cell office:value-type="float" office:value="34.971115" calcext:value-type="float">
            <text:p>34.971115</text:p>
          </table:table-cell>
          <table:table-cell office:value-type="float" office:value="-78.94595" calcext:value-type="float">
            <text:p>-78.945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603" calcext:value-type="float">
            <text:p>1603</text:p>
          </table:table-cell>
          <table:table-cell office:value-type="float" office:value="4344" calcext:value-type="float">
            <text:p>4344</text:p>
          </table:table-cell>
          <table:table-cell office:value-type="float" office:value="34.996557" calcext:value-type="float">
            <text:p>34.996557</text:p>
          </table:table-cell>
          <table:table-cell office:value-type="float" office:value="-78.929231" calcext:value-type="float">
            <text:p>-78.9292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604" calcext:value-type="float">
            <text:p>1604</text:p>
          </table:table-cell>
          <table:table-cell office:value-type="float" office:value="7356" calcext:value-type="float">
            <text:p>7356</text:p>
          </table:table-cell>
          <table:table-cell office:value-type="float" office:value="34.989872" calcext:value-type="float">
            <text:p>34.989872</text:p>
          </table:table-cell>
          <table:table-cell office:value-type="float" office:value="-78.913723" calcext:value-type="float">
            <text:p>-78.9137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700" calcext:value-type="float">
            <text:p>1700</text:p>
          </table:table-cell>
          <table:table-cell office:value-type="float" office:value="8716" calcext:value-type="float">
            <text:p>8716</text:p>
          </table:table-cell>
          <table:table-cell office:value-type="float" office:value="35.009908" calcext:value-type="float">
            <text:p>35.009908</text:p>
          </table:table-cell>
          <table:table-cell office:value-type="float" office:value="-78.942852" calcext:value-type="float">
            <text:p>-78.9428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800" calcext:value-type="float">
            <text:p>1800</text:p>
          </table:table-cell>
          <table:table-cell office:value-type="float" office:value="2237" calcext:value-type="float">
            <text:p>2237</text:p>
          </table:table-cell>
          <table:table-cell office:value-type="float" office:value="35.03358" calcext:value-type="float">
            <text:p>35.03358</text:p>
          </table:table-cell>
          <table:table-cell office:value-type="float" office:value="-78.941455" calcext:value-type="float">
            <text:p>-78.9414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901" calcext:value-type="float">
            <text:p>1901</text:p>
          </table:table-cell>
          <table:table-cell office:value-type="float" office:value="2204" calcext:value-type="float">
            <text:p>2204</text:p>
          </table:table-cell>
          <table:table-cell office:value-type="float" office:value="34.997911" calcext:value-type="float">
            <text:p>34.997911</text:p>
          </table:table-cell>
          <table:table-cell office:value-type="float" office:value="-78.967113" calcext:value-type="float">
            <text:p>-78.9671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902" calcext:value-type="float">
            <text:p>1902</text:p>
          </table:table-cell>
          <table:table-cell office:value-type="float" office:value="4774" calcext:value-type="float">
            <text:p>4774</text:p>
          </table:table-cell>
          <table:table-cell office:value-type="float" office:value="35.023125" calcext:value-type="float">
            <text:p>35.023125</text:p>
          </table:table-cell>
          <table:table-cell office:value-type="float" office:value="-78.957021" calcext:value-type="float">
            <text:p>-78.9570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903" calcext:value-type="float">
            <text:p>1903</text:p>
          </table:table-cell>
          <table:table-cell office:value-type="float" office:value="4326" calcext:value-type="float">
            <text:p>4326</text:p>
          </table:table-cell>
          <table:table-cell office:value-type="float" office:value="35.024664" calcext:value-type="float">
            <text:p>35.024664</text:p>
          </table:table-cell>
          <table:table-cell office:value-type="float" office:value="-78.968089" calcext:value-type="float">
            <text:p>-78.9680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001" calcext:value-type="float">
            <text:p>2001</text:p>
          </table:table-cell>
          <table:table-cell office:value-type="float" office:value="2734" calcext:value-type="float">
            <text:p>2734</text:p>
          </table:table-cell>
          <table:table-cell office:value-type="float" office:value="35.065766" calcext:value-type="float">
            <text:p>35.065766</text:p>
          </table:table-cell>
          <table:table-cell office:value-type="float" office:value="-78.968412" calcext:value-type="float">
            <text:p>-78.9684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002" calcext:value-type="float">
            <text:p>2002</text:p>
          </table:table-cell>
          <table:table-cell office:value-type="float" office:value="5022" calcext:value-type="float">
            <text:p>5022</text:p>
          </table:table-cell>
          <table:table-cell office:value-type="float" office:value="35.051209" calcext:value-type="float">
            <text:p>35.051209</text:p>
          </table:table-cell>
          <table:table-cell office:value-type="float" office:value="-78.962532" calcext:value-type="float">
            <text:p>-78.9625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100" calcext:value-type="float">
            <text:p>2100</text:p>
          </table:table-cell>
          <table:table-cell office:value-type="float" office:value="4258" calcext:value-type="float">
            <text:p>4258</text:p>
          </table:table-cell>
          <table:table-cell office:value-type="float" office:value="35.075118" calcext:value-type="float">
            <text:p>35.075118</text:p>
          </table:table-cell>
          <table:table-cell office:value-type="float" office:value="-78.941886" calcext:value-type="float">
            <text:p>-78.9418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200" calcext:value-type="float">
            <text:p>2200</text:p>
          </table:table-cell>
          <table:table-cell office:value-type="float" office:value="1786" calcext:value-type="float">
            <text:p>1786</text:p>
          </table:table-cell>
          <table:table-cell office:value-type="float" office:value="35.095146" calcext:value-type="float">
            <text:p>35.095146</text:p>
          </table:table-cell>
          <table:table-cell office:value-type="float" office:value="-78.962526" calcext:value-type="float">
            <text:p>-78.9625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300" calcext:value-type="float">
            <text:p>2300</text:p>
          </table:table-cell>
          <table:table-cell office:value-type="float" office:value="4846" calcext:value-type="float">
            <text:p>4846</text:p>
          </table:table-cell>
          <table:table-cell office:value-type="float" office:value="35.09352" calcext:value-type="float">
            <text:p>35.09352</text:p>
          </table:table-cell>
          <table:table-cell office:value-type="float" office:value="-78.939722" calcext:value-type="float">
            <text:p>-78.9397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401" calcext:value-type="float">
            <text:p>2401</text:p>
          </table:table-cell>
          <table:table-cell office:value-type="float" office:value="2005" calcext:value-type="float">
            <text:p>2005</text:p>
          </table:table-cell>
          <table:table-cell office:value-type="float" office:value="35.108017" calcext:value-type="float">
            <text:p>35.108017</text:p>
          </table:table-cell>
          <table:table-cell office:value-type="float" office:value="-78.93159" calcext:value-type="float">
            <text:p>-78.931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402" calcext:value-type="float">
            <text:p>2402</text:p>
          </table:table-cell>
          <table:table-cell office:value-type="float" office:value="3379" calcext:value-type="float">
            <text:p>3379</text:p>
          </table:table-cell>
          <table:table-cell office:value-type="float" office:value="35.109982" calcext:value-type="float">
            <text:p>35.109982</text:p>
          </table:table-cell>
          <table:table-cell office:value-type="float" office:value="-78.912506" calcext:value-type="float">
            <text:p>-78.9125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501" calcext:value-type="float">
            <text:p>2501</text:p>
          </table:table-cell>
          <table:table-cell office:value-type="float" office:value="7267" calcext:value-type="float">
            <text:p>7267</text:p>
          </table:table-cell>
          <table:table-cell office:value-type="float" office:value="35.118847" calcext:value-type="float">
            <text:p>35.118847</text:p>
          </table:table-cell>
          <table:table-cell office:value-type="float" office:value="-78.901465" calcext:value-type="float">
            <text:p>-78.9014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502" calcext:value-type="float">
            <text:p>2502</text:p>
          </table:table-cell>
          <table:table-cell office:value-type="float" office:value="7080" calcext:value-type="float">
            <text:p>7080</text:p>
          </table:table-cell>
          <table:table-cell office:value-type="float" office:value="35.130834" calcext:value-type="float">
            <text:p>35.130834</text:p>
          </table:table-cell>
          <table:table-cell office:value-type="float" office:value="-78.868134" calcext:value-type="float">
            <text:p>-78.8681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503" calcext:value-type="float">
            <text:p>2503</text:p>
          </table:table-cell>
          <table:table-cell office:value-type="float" office:value="5262" calcext:value-type="float">
            <text:p>5262</text:p>
          </table:table-cell>
          <table:table-cell office:value-type="float" office:value="35.137125" calcext:value-type="float">
            <text:p>35.137125</text:p>
          </table:table-cell>
          <table:table-cell office:value-type="float" office:value="-78.884941" calcext:value-type="float">
            <text:p>-78.8849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504" calcext:value-type="float">
            <text:p>2504</text:p>
          </table:table-cell>
          <table:table-cell office:value-type="float" office:value="6127" calcext:value-type="float">
            <text:p>6127</text:p>
          </table:table-cell>
          <table:table-cell office:value-type="float" office:value="35.153382" calcext:value-type="float">
            <text:p>35.153382</text:p>
          </table:table-cell>
          <table:table-cell office:value-type="float" office:value="-78.898448" calcext:value-type="float">
            <text:p>-78.8984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600" calcext:value-type="float">
            <text:p>2600</text:p>
          </table:table-cell>
          <table:table-cell office:value-type="float" office:value="4218" calcext:value-type="float">
            <text:p>4218</text:p>
          </table:table-cell>
          <table:table-cell office:value-type="float" office:value="35.135686" calcext:value-type="float">
            <text:p>35.135686</text:p>
          </table:table-cell>
          <table:table-cell office:value-type="float" office:value="-78.766779" calcext:value-type="float">
            <text:p>-78.7667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700" calcext:value-type="float">
            <text:p>2700</text:p>
          </table:table-cell>
          <table:table-cell office:value-type="float" office:value="8114" calcext:value-type="float">
            <text:p>8114</text:p>
          </table:table-cell>
          <table:table-cell office:value-type="float" office:value="35.087771" calcext:value-type="float">
            <text:p>35.087771</text:p>
          </table:table-cell>
          <table:table-cell office:value-type="float" office:value="-78.737879" calcext:value-type="float">
            <text:p>-78.7378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800" calcext:value-type="float">
            <text:p>2800</text:p>
          </table:table-cell>
          <table:table-cell office:value-type="float" office:value="6253" calcext:value-type="float">
            <text:p>6253</text:p>
          </table:table-cell>
          <table:table-cell office:value-type="float" office:value="35.022832" calcext:value-type="float">
            <text:p>35.022832</text:p>
          </table:table-cell>
          <table:table-cell office:value-type="float" office:value="-78.703804" calcext:value-type="float">
            <text:p>-78.7038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900" calcext:value-type="float">
            <text:p>2900</text:p>
          </table:table-cell>
          <table:table-cell office:value-type="float" office:value="4559" calcext:value-type="float">
            <text:p>4559</text:p>
          </table:table-cell>
          <table:table-cell office:value-type="float" office:value="34.918661" calcext:value-type="float">
            <text:p>34.918661</text:p>
          </table:table-cell>
          <table:table-cell office:value-type="float" office:value="-78.702164" calcext:value-type="float">
            <text:p>-78.7021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001" calcext:value-type="float">
            <text:p>3001</text:p>
          </table:table-cell>
          <table:table-cell office:value-type="float" office:value="10808" calcext:value-type="float">
            <text:p>10808</text:p>
          </table:table-cell>
          <table:table-cell office:value-type="float" office:value="34.912612" calcext:value-type="float">
            <text:p>34.912612</text:p>
          </table:table-cell>
          <table:table-cell office:value-type="float" office:value="-78.891136" calcext:value-type="float">
            <text:p>-78.8911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002" calcext:value-type="float">
            <text:p>3002</text:p>
          </table:table-cell>
          <table:table-cell office:value-type="float" office:value="2751" calcext:value-type="float">
            <text:p>2751</text:p>
          </table:table-cell>
          <table:table-cell office:value-type="float" office:value="34.918278" calcext:value-type="float">
            <text:p>34.918278</text:p>
          </table:table-cell>
          <table:table-cell office:value-type="float" office:value="-78.830277" calcext:value-type="float">
            <text:p>-78.8302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102" calcext:value-type="float">
            <text:p>3102</text:p>
          </table:table-cell>
          <table:table-cell office:value-type="float" office:value="4019" calcext:value-type="float">
            <text:p>4019</text:p>
          </table:table-cell>
          <table:table-cell office:value-type="float" office:value="34.965822" calcext:value-type="float">
            <text:p>34.965822</text:p>
          </table:table-cell>
          <table:table-cell office:value-type="float" office:value="-79.020147" calcext:value-type="float">
            <text:p>-79.0201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103" calcext:value-type="float">
            <text:p>3103</text:p>
          </table:table-cell>
          <table:table-cell office:value-type="float" office:value="5325" calcext:value-type="float">
            <text:p>5325</text:p>
          </table:table-cell>
          <table:table-cell office:value-type="float" office:value="34.966458" calcext:value-type="float">
            <text:p>34.966458</text:p>
          </table:table-cell>
          <table:table-cell office:value-type="float" office:value="-78.979946" calcext:value-type="float">
            <text:p>-78.9799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104" calcext:value-type="float">
            <text:p>3104</text:p>
          </table:table-cell>
          <table:table-cell office:value-type="float" office:value="6524" calcext:value-type="float">
            <text:p>6524</text:p>
          </table:table-cell>
          <table:table-cell office:value-type="float" office:value="34.949504" calcext:value-type="float">
            <text:p>34.949504</text:p>
          </table:table-cell>
          <table:table-cell office:value-type="float" office:value="-78.956326" calcext:value-type="float">
            <text:p>-78.9563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201" calcext:value-type="float">
            <text:p>3201</text:p>
          </table:table-cell>
          <table:table-cell office:value-type="float" office:value="11431" calcext:value-type="float">
            <text:p>11431</text:p>
          </table:table-cell>
          <table:table-cell office:value-type="float" office:value="34.998323" calcext:value-type="float">
            <text:p>34.998323</text:p>
          </table:table-cell>
          <table:table-cell office:value-type="float" office:value="-79.017942" calcext:value-type="float">
            <text:p>-79.0179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203" calcext:value-type="float">
            <text:p>3203</text:p>
          </table:table-cell>
          <table:table-cell office:value-type="float" office:value="5884" calcext:value-type="float">
            <text:p>5884</text:p>
          </table:table-cell>
          <table:table-cell office:value-type="float" office:value="35.026525" calcext:value-type="float">
            <text:p>35.026525</text:p>
          </table:table-cell>
          <table:table-cell office:value-type="float" office:value="-78.979035" calcext:value-type="float">
            <text:p>-78.9790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204" calcext:value-type="float">
            <text:p>3204</text:p>
          </table:table-cell>
          <table:table-cell office:value-type="float" office:value="8569" calcext:value-type="float">
            <text:p>8569</text:p>
          </table:table-cell>
          <table:table-cell office:value-type="float" office:value="35.020402" calcext:value-type="float">
            <text:p>35.020402</text:p>
          </table:table-cell>
          <table:table-cell office:value-type="float" office:value="-78.99323" calcext:value-type="float">
            <text:p>-78.993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205" calcext:value-type="float">
            <text:p>3205</text:p>
          </table:table-cell>
          <table:table-cell office:value-type="float" office:value="5316" calcext:value-type="float">
            <text:p>5316</text:p>
          </table:table-cell>
          <table:table-cell office:value-type="float" office:value="35.025566" calcext:value-type="float">
            <text:p>35.025566</text:p>
          </table:table-cell>
          <table:table-cell office:value-type="float" office:value="-79.013737" calcext:value-type="float">
            <text:p>-79.0137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302" calcext:value-type="float">
            <text:p>3302</text:p>
          </table:table-cell>
          <table:table-cell office:value-type="float" office:value="4985" calcext:value-type="float">
            <text:p>4985</text:p>
          </table:table-cell>
          <table:table-cell office:value-type="float" office:value="35.051654" calcext:value-type="float">
            <text:p>35.051654</text:p>
          </table:table-cell>
          <table:table-cell office:value-type="float" office:value="-78.991083" calcext:value-type="float">
            <text:p>-78.9910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304" calcext:value-type="float">
            <text:p>3304</text:p>
          </table:table-cell>
          <table:table-cell office:value-type="float" office:value="7404" calcext:value-type="float">
            <text:p>7404</text:p>
          </table:table-cell>
          <table:table-cell office:value-type="float" office:value="35.088296" calcext:value-type="float">
            <text:p>35.088296</text:p>
          </table:table-cell>
          <table:table-cell office:value-type="float" office:value="-78.979961" calcext:value-type="float">
            <text:p>-78.9799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305" calcext:value-type="float">
            <text:p>3305</text:p>
          </table:table-cell>
          <table:table-cell office:value-type="float" office:value="6350" calcext:value-type="float">
            <text:p>6350</text:p>
          </table:table-cell>
          <table:table-cell office:value-type="float" office:value="35.094525" calcext:value-type="float">
            <text:p>35.094525</text:p>
          </table:table-cell>
          <table:table-cell office:value-type="float" office:value="-79.005406" calcext:value-type="float">
            <text:p>-79.0054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307" calcext:value-type="float">
            <text:p>3307</text:p>
          </table:table-cell>
          <table:table-cell office:value-type="float" office:value="4467" calcext:value-type="float">
            <text:p>4467</text:p>
          </table:table-cell>
          <table:table-cell office:value-type="float" office:value="35.047839" calcext:value-type="float">
            <text:p>35.047839</text:p>
          </table:table-cell>
          <table:table-cell office:value-type="float" office:value="-79.015789" calcext:value-type="float">
            <text:p>-79.0157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309" calcext:value-type="float">
            <text:p>3309</text:p>
          </table:table-cell>
          <table:table-cell office:value-type="float" office:value="6134" calcext:value-type="float">
            <text:p>6134</text:p>
          </table:table-cell>
          <table:table-cell office:value-type="float" office:value="35.074446" calcext:value-type="float">
            <text:p>35.074446</text:p>
          </table:table-cell>
          <table:table-cell office:value-type="float" office:value="-78.996472" calcext:value-type="float">
            <text:p>-78.9964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310" calcext:value-type="float">
            <text:p>3310</text:p>
          </table:table-cell>
          <table:table-cell office:value-type="float" office:value="5500" calcext:value-type="float">
            <text:p>5500</text:p>
          </table:table-cell>
          <table:table-cell office:value-type="float" office:value="35.067078" calcext:value-type="float">
            <text:p>35.067078</text:p>
          </table:table-cell>
          <table:table-cell office:value-type="float" office:value="-79.008079" calcext:value-type="float">
            <text:p>-79.0080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311" calcext:value-type="float">
            <text:p>3311</text:p>
          </table:table-cell>
          <table:table-cell office:value-type="float" office:value="2752" calcext:value-type="float">
            <text:p>2752</text:p>
          </table:table-cell>
          <table:table-cell office:value-type="float" office:value="35.060089" calcext:value-type="float">
            <text:p>35.060089</text:p>
          </table:table-cell>
          <table:table-cell office:value-type="float" office:value="-79.002452" calcext:value-type="float">
            <text:p>-79.0024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312" calcext:value-type="float">
            <text:p>3312</text:p>
          </table:table-cell>
          <table:table-cell office:value-type="float" office:value="6980" calcext:value-type="float">
            <text:p>6980</text:p>
          </table:table-cell>
          <table:table-cell office:value-type="float" office:value="35.066585" calcext:value-type="float">
            <text:p>35.066585</text:p>
          </table:table-cell>
          <table:table-cell office:value-type="float" office:value="-79.056668" calcext:value-type="float">
            <text:p>-79.0566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313" calcext:value-type="float">
            <text:p>3313</text:p>
          </table:table-cell>
          <table:table-cell office:value-type="float" office:value="5335" calcext:value-type="float">
            <text:p>5335</text:p>
          </table:table-cell>
          <table:table-cell office:value-type="float" office:value="35.042692" calcext:value-type="float">
            <text:p>35.042692</text:p>
          </table:table-cell>
          <table:table-cell office:value-type="float" office:value="-79.076725" calcext:value-type="float">
            <text:p>-79.0767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314" calcext:value-type="float">
            <text:p>3314</text:p>
          </table:table-cell>
          <table:table-cell office:value-type="float" office:value="7126" calcext:value-type="float">
            <text:p>7126</text:p>
          </table:table-cell>
          <table:table-cell office:value-type="float" office:value="35.046486" calcext:value-type="float">
            <text:p>35.046486</text:p>
          </table:table-cell>
          <table:table-cell office:value-type="float" office:value="-79.050523" calcext:value-type="float">
            <text:p>-79.0505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401" calcext:value-type="float">
            <text:p>3401</text:p>
          </table:table-cell>
          <table:table-cell office:value-type="float" office:value="3936" calcext:value-type="float">
            <text:p>3936</text:p>
          </table:table-cell>
          <table:table-cell office:value-type="float" office:value="35.164734" calcext:value-type="float">
            <text:p>35.164734</text:p>
          </table:table-cell>
          <table:table-cell office:value-type="float" office:value="-78.989021" calcext:value-type="float">
            <text:p>-78.9890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402" calcext:value-type="float">
            <text:p>3402</text:p>
          </table:table-cell>
          <table:table-cell office:value-type="float" office:value="1947" calcext:value-type="float">
            <text:p>1947</text:p>
          </table:table-cell>
          <table:table-cell office:value-type="float" office:value="35.152048" calcext:value-type="float">
            <text:p>35.152048</text:p>
          </table:table-cell>
          <table:table-cell office:value-type="float" office:value="-79.013433" calcext:value-type="float">
            <text:p>-79.0134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403" calcext:value-type="float">
            <text:p>3403</text:p>
          </table:table-cell>
          <table:table-cell office:value-type="float" office:value="3618" calcext:value-type="float">
            <text:p>3618</text:p>
          </table:table-cell>
          <table:table-cell office:value-type="float" office:value="35.141608" calcext:value-type="float">
            <text:p>35.141608</text:p>
          </table:table-cell>
          <table:table-cell office:value-type="float" office:value="-79.013747" calcext:value-type="float">
            <text:p>-79.0137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404" calcext:value-type="float">
            <text:p>3404</text:p>
          </table:table-cell>
          <table:table-cell office:value-type="float" office:value="1093" calcext:value-type="float">
            <text:p>1093</text:p>
          </table:table-cell>
          <table:table-cell office:value-type="float" office:value="35.128443" calcext:value-type="float">
            <text:p>35.128443</text:p>
          </table:table-cell>
          <table:table-cell office:value-type="float" office:value="-79.0156" calcext:value-type="float">
            <text:p>-79.01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405" calcext:value-type="float">
            <text:p>3405</text:p>
          </table:table-cell>
          <table:table-cell office:value-type="float" office:value="1975" calcext:value-type="float">
            <text:p>1975</text:p>
          </table:table-cell>
          <table:table-cell office:value-type="float" office:value="35.131842" calcext:value-type="float">
            <text:p>35.131842</text:p>
          </table:table-cell>
          <table:table-cell office:value-type="float" office:value="-79.010757" calcext:value-type="float">
            <text:p>-79.0107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406" calcext:value-type="float">
            <text:p>3406</text:p>
          </table:table-cell>
          <table:table-cell office:value-type="float" office:value="1523" calcext:value-type="float">
            <text:p>1523</text:p>
          </table:table-cell>
          <table:table-cell office:value-type="float" office:value="35.149258" calcext:value-type="float">
            <text:p>35.149258</text:p>
          </table:table-cell>
          <table:table-cell office:value-type="float" office:value="-78.993164" calcext:value-type="float">
            <text:p>-78.9931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407" calcext:value-type="float">
            <text:p>3407</text:p>
          </table:table-cell>
          <table:table-cell office:value-type="float" office:value="2316" calcext:value-type="float">
            <text:p>2316</text:p>
          </table:table-cell>
          <table:table-cell office:value-type="float" office:value="35.117134" calcext:value-type="float">
            <text:p>35.117134</text:p>
          </table:table-cell>
          <table:table-cell office:value-type="float" office:value="-78.991006" calcext:value-type="float">
            <text:p>-78.9910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408" calcext:value-type="float">
            <text:p>3408</text:p>
          </table:table-cell>
          <table:table-cell office:value-type="float" office:value="4725" calcext:value-type="float">
            <text:p>4725</text:p>
          </table:table-cell>
          <table:table-cell office:value-type="float" office:value="35.141984" calcext:value-type="float">
            <text:p>35.141984</text:p>
          </table:table-cell>
          <table:table-cell office:value-type="float" office:value="-78.970691" calcext:value-type="float">
            <text:p>-78.9706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500" calcext:value-type="float">
            <text:p>3500</text:p>
          </table:table-cell>
          <table:table-cell office:value-type="float" office:value="4621" calcext:value-type="float">
            <text:p>4621</text:p>
          </table:table-cell>
          <table:table-cell office:value-type="float" office:value="35.173362" calcext:value-type="float">
            <text:p>35.173362</text:p>
          </table:table-cell>
          <table:table-cell office:value-type="float" office:value="-78.980971" calcext:value-type="float">
            <text:p>-78.9809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600" calcext:value-type="float">
            <text:p>3600</text:p>
          </table:table-cell>
          <table:table-cell office:value-type="float" office:value="4981" calcext:value-type="float">
            <text:p>4981</text:p>
          </table:table-cell>
          <table:table-cell office:value-type="float" office:value="35.194744" calcext:value-type="float">
            <text:p>35.194744</text:p>
          </table:table-cell>
          <table:table-cell office:value-type="float" office:value="-78.97579" calcext:value-type="float">
            <text:p>-78.975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700" calcext:value-type="float">
            <text:p>3700</text:p>
          </table:table-cell>
          <table:table-cell office:value-type="float" office:value="7322" calcext:value-type="float">
            <text:p>7322</text:p>
          </table:table-cell>
          <table:table-cell office:value-type="float" office:value="35.215019" calcext:value-type="float">
            <text:p>35.215019</text:p>
          </table:table-cell>
          <table:table-cell office:value-type="float" office:value="-78.833337" calcext:value-type="float">
            <text:p>-78.8333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800" calcext:value-type="float">
            <text:p>3800</text:p>
          </table:table-cell>
          <table:table-cell office:value-type="float" office:value="2977" calcext:value-type="float">
            <text:p>2977</text:p>
          </table:table-cell>
          <table:table-cell office:value-type="float" office:value="35.055233" calcext:value-type="float">
            <text:p>35.055233</text:p>
          </table:table-cell>
          <table:table-cell office:value-type="float" office:value="-78.884231" calcext:value-type="float">
            <text:p>-78.8842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980100" calcext:value-type="float">
            <text:p>980100</text:p>
          </table:table-cell>
          <table:table-cell office:value-type="float" office:value="0" calcext:value-type="float">
            <text:p>0</text:p>
          </table:table-cell>
          <table:table-cell office:value-type="float" office:value="35.116571" calcext:value-type="float">
            <text:p>35.116571</text:p>
          </table:table-cell>
          <table:table-cell office:value-type="float" office:value="-79.060167" calcext:value-type="float">
            <text:p>-79.0601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980200" calcext:value-type="float">
            <text:p>980200</text:p>
          </table:table-cell>
          <table:table-cell office:value-type="float" office:value="505" calcext:value-type="float">
            <text:p>505</text:p>
          </table:table-cell>
          <table:table-cell office:value-type="float" office:value="35.181181" calcext:value-type="float">
            <text:p>35.181181</text:p>
          </table:table-cell>
          <table:table-cell office:value-type="float" office:value="-78.938921" calcext:value-type="float">
            <text:p>-78.9389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office:value-type="float" office:value="542" calcext:value-type="float">
            <text:p>542</text:p>
          </table:table-cell>
          <table:table-cell office:value-type="float" office:value="36.332927" calcext:value-type="float">
            <text:p>36.332927</text:p>
          </table:table-cell>
          <table:table-cell office:value-type="float" office:value="-75.816212" calcext:value-type="float">
            <text:p>-75.8162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0102" calcext:value-type="float">
            <text:p>110102</text:p>
          </table:table-cell>
          <table:table-cell office:value-type="float" office:value="1545" calcext:value-type="float">
            <text:p>1545</text:p>
          </table:table-cell>
          <table:table-cell office:value-type="float" office:value="36.517166" calcext:value-type="float">
            <text:p>36.517166</text:p>
          </table:table-cell>
          <table:table-cell office:value-type="float" office:value="-75.942951" calcext:value-type="float">
            <text:p>-75.9429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0200" calcext:value-type="float">
            <text:p>110200</text:p>
          </table:table-cell>
          <table:table-cell office:value-type="float" office:value="6922" calcext:value-type="float">
            <text:p>6922</text:p>
          </table:table-cell>
          <table:table-cell office:value-type="float" office:value="36.511443" calcext:value-type="float">
            <text:p>36.511443</text:p>
          </table:table-cell>
          <table:table-cell office:value-type="float" office:value="-76.164246" calcext:value-type="float">
            <text:p>-76.1642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0301" calcext:value-type="float">
            <text:p>110301</text:p>
          </table:table-cell>
          <table:table-cell office:value-type="float" office:value="4243" calcext:value-type="float">
            <text:p>4243</text:p>
          </table:table-cell>
          <table:table-cell office:value-type="float" office:value="36.466819" calcext:value-type="float">
            <text:p>36.466819</text:p>
          </table:table-cell>
          <table:table-cell office:value-type="float" office:value="-76.034553" calcext:value-type="float">
            <text:p>-76.0345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0302" calcext:value-type="float">
            <text:p>110302</text:p>
          </table:table-cell>
          <table:table-cell office:value-type="float" office:value="2922" calcext:value-type="float">
            <text:p>2922</text:p>
          </table:table-cell>
          <table:table-cell office:value-type="float" office:value="36.394369" calcext:value-type="float">
            <text:p>36.394369</text:p>
          </table:table-cell>
          <table:table-cell office:value-type="float" office:value="-76.033436" calcext:value-type="float">
            <text:p>-76.0334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0401" calcext:value-type="float">
            <text:p>110401</text:p>
          </table:table-cell>
          <table:table-cell office:value-type="float" office:value="3425" calcext:value-type="float">
            <text:p>3425</text:p>
          </table:table-cell>
          <table:table-cell office:value-type="float" office:value="36.279038" calcext:value-type="float">
            <text:p>36.279038</text:p>
          </table:table-cell>
          <table:table-cell office:value-type="float" office:value="-75.891124" calcext:value-type="float">
            <text:p>-75.8911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0402" calcext:value-type="float">
            <text:p>110402</text:p>
          </table:table-cell>
          <table:table-cell office:value-type="float" office:value="3948" calcext:value-type="float">
            <text:p>3948</text:p>
          </table:table-cell>
          <table:table-cell office:value-type="float" office:value="36.157222" calcext:value-type="float">
            <text:p>36.157222</text:p>
          </table:table-cell>
          <table:table-cell office:value-type="float" office:value="-75.847136" calcext:value-type="float">
            <text:p>-75.8471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990100" calcext:value-type="float">
            <text:p>990100</text:p>
          </table:table-cell>
          <table:table-cell office:value-type="float" office:value="0" calcext:value-type="float">
            <text:p>0</text:p>
          </table:table-cell>
          <table:table-cell office:value-type="float" office:value="36.393292" calcext:value-type="float">
            <text:p>36.393292</text:p>
          </table:table-cell>
          <table:table-cell office:value-type="float" office:value="-75.792326" calcext:value-type="float">
            <text:p>-75.7923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70101" calcext:value-type="float">
            <text:p>970101</text:p>
          </table:table-cell>
          <table:table-cell office:value-type="float" office:value="3675" calcext:value-type="float">
            <text:p>3675</text:p>
          </table:table-cell>
          <table:table-cell office:value-type="float" office:value="36.122826" calcext:value-type="float">
            <text:p>36.122826</text:p>
          </table:table-cell>
          <table:table-cell office:value-type="float" office:value="-75.736736" calcext:value-type="float">
            <text:p>-75.7367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70102" calcext:value-type="float">
            <text:p>970102</text:p>
          </table:table-cell>
          <table:table-cell office:value-type="float" office:value="3220" calcext:value-type="float">
            <text:p>3220</text:p>
          </table:table-cell>
          <table:table-cell office:value-type="float" office:value="36.075403" calcext:value-type="float">
            <text:p>36.075403</text:p>
          </table:table-cell>
          <table:table-cell office:value-type="float" office:value="-75.715347" calcext:value-type="float">
            <text:p>-75.7153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70200" calcext:value-type="float">
            <text:p>970200</text:p>
          </table:table-cell>
          <table:table-cell office:value-type="float" office:value="4636" calcext:value-type="float">
            <text:p>4636</text:p>
          </table:table-cell>
          <table:table-cell office:value-type="float" office:value="36.034874" calcext:value-type="float">
            <text:p>36.034874</text:p>
          </table:table-cell>
          <table:table-cell office:value-type="float" office:value="-75.680067" calcext:value-type="float">
            <text:p>-75.6800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70300" calcext:value-type="float">
            <text:p>970300</text:p>
          </table:table-cell>
          <table:table-cell office:value-type="float" office:value="6278" calcext:value-type="float">
            <text:p>6278</text:p>
          </table:table-cell>
          <table:table-cell office:value-type="float" office:value="36.008025" calcext:value-type="float">
            <text:p>36.008025</text:p>
          </table:table-cell>
          <table:table-cell office:value-type="float" office:value="-75.692569" calcext:value-type="float">
            <text:p>-75.6925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70400" calcext:value-type="float">
            <text:p>970400</text:p>
          </table:table-cell>
          <table:table-cell office:value-type="float" office:value="2789" calcext:value-type="float">
            <text:p>2789</text:p>
          </table:table-cell>
          <table:table-cell office:value-type="float" office:value="35.954832" calcext:value-type="float">
            <text:p>35.954832</text:p>
          </table:table-cell>
          <table:table-cell office:value-type="float" office:value="-75.630503" calcext:value-type="float">
            <text:p>-75.6305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70501" calcext:value-type="float">
            <text:p>970501</text:p>
          </table:table-cell>
          <table:table-cell office:value-type="float" office:value="1246" calcext:value-type="float">
            <text:p>1246</text:p>
          </table:table-cell>
          <table:table-cell office:value-type="float" office:value="35.860341" calcext:value-type="float">
            <text:p>35.860341</text:p>
          </table:table-cell>
          <table:table-cell office:value-type="float" office:value="-75.792026" calcext:value-type="float">
            <text:p>-75.7920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70502" calcext:value-type="float">
            <text:p>970502</text:p>
          </table:table-cell>
          <table:table-cell office:value-type="float" office:value="4322" calcext:value-type="float">
            <text:p>4322</text:p>
          </table:table-cell>
          <table:table-cell office:value-type="float" office:value="35.314874" calcext:value-type="float">
            <text:p>35.314874</text:p>
          </table:table-cell>
          <table:table-cell office:value-type="float" office:value="-75.556237" calcext:value-type="float">
            <text:p>-75.5562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70601" calcext:value-type="float">
            <text:p>970601</text:p>
          </table:table-cell>
          <table:table-cell office:value-type="float" office:value="5995" calcext:value-type="float">
            <text:p>5995</text:p>
          </table:table-cell>
          <table:table-cell office:value-type="float" office:value="35.915722" calcext:value-type="float">
            <text:p>35.915722</text:p>
          </table:table-cell>
          <table:table-cell office:value-type="float" office:value="-75.684995" calcext:value-type="float">
            <text:p>-75.6849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70602" calcext:value-type="float">
            <text:p>970602</text:p>
          </table:table-cell>
          <table:table-cell office:value-type="float" office:value="1759" calcext:value-type="float">
            <text:p>1759</text:p>
          </table:table-cell>
          <table:table-cell office:value-type="float" office:value="35.843477" calcext:value-type="float">
            <text:p>35.843477</text:p>
          </table:table-cell>
          <table:table-cell office:value-type="float" office:value="-75.6418" calcext:value-type="float">
            <text:p>-75.64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90100" calcext:value-type="float">
            <text:p>990100</text:p>
          </table:table-cell>
          <table:table-cell office:value-type="float" office:value="0" calcext:value-type="float">
            <text:p>0</text:p>
          </table:table-cell>
          <table:table-cell office:value-type="float" office:value="35.554722" calcext:value-type="float">
            <text:p>35.554722</text:p>
          </table:table-cell>
          <table:table-cell office:value-type="float" office:value="-75.446758" calcext:value-type="float">
            <text:p>-75.4467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90200" calcext:value-type="float">
            <text:p>990200</text:p>
          </table:table-cell>
          <table:table-cell office:value-type="float" office:value="0" calcext:value-type="float">
            <text:p>0</text:p>
          </table:table-cell>
          <table:table-cell office:value-type="float" office:value="35.505993" calcext:value-type="float">
            <text:p>35.505993</text:p>
          </table:table-cell>
          <table:table-cell office:value-type="float" office:value="-75.650096" calcext:value-type="float">
            <text:p>-75.6500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101" calcext:value-type="float">
            <text:p>60101</text:p>
          </table:table-cell>
          <table:table-cell office:value-type="float" office:value="5633" calcext:value-type="float">
            <text:p>5633</text:p>
          </table:table-cell>
          <table:table-cell office:value-type="float" office:value="35.994622" calcext:value-type="float">
            <text:p>35.994622</text:p>
          </table:table-cell>
          <table:table-cell office:value-type="float" office:value="-80.054666" calcext:value-type="float">
            <text:p>-80.0546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102" calcext:value-type="float">
            <text:p>60102</text:p>
          </table:table-cell>
          <table:table-cell office:value-type="float" office:value="7213" calcext:value-type="float">
            <text:p>7213</text:p>
          </table:table-cell>
          <table:table-cell office:value-type="float" office:value="35.995975" calcext:value-type="float">
            <text:p>35.995975</text:p>
          </table:table-cell>
          <table:table-cell office:value-type="float" office:value="-80.128715" calcext:value-type="float">
            <text:p>-80.1287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201" calcext:value-type="float">
            <text:p>60201</text:p>
          </table:table-cell>
          <table:table-cell office:value-type="float" office:value="4909" calcext:value-type="float">
            <text:p>4909</text:p>
          </table:table-cell>
          <table:table-cell office:value-type="float" office:value="35.967338" calcext:value-type="float">
            <text:p>35.967338</text:p>
          </table:table-cell>
          <table:table-cell office:value-type="float" office:value="-80.185077" calcext:value-type="float">
            <text:p>-80.1850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202" calcext:value-type="float">
            <text:p>60202</text:p>
          </table:table-cell>
          <table:table-cell office:value-type="float" office:value="2424" calcext:value-type="float">
            <text:p>2424</text:p>
          </table:table-cell>
          <table:table-cell office:value-type="float" office:value="36.008943" calcext:value-type="float">
            <text:p>36.008943</text:p>
          </table:table-cell>
          <table:table-cell office:value-type="float" office:value="-80.199958" calcext:value-type="float">
            <text:p>-80.1999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203" calcext:value-type="float">
            <text:p>60203</text:p>
          </table:table-cell>
          <table:table-cell office:value-type="float" office:value="5528" calcext:value-type="float">
            <text:p>5528</text:p>
          </table:table-cell>
          <table:table-cell office:value-type="float" office:value="35.957876" calcext:value-type="float">
            <text:p>35.957876</text:p>
          </table:table-cell>
          <table:table-cell office:value-type="float" office:value="-80.23264" calcext:value-type="float">
            <text:p>-80.232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301" calcext:value-type="float">
            <text:p>60301</text:p>
          </table:table-cell>
          <table:table-cell office:value-type="float" office:value="4534" calcext:value-type="float">
            <text:p>4534</text:p>
          </table:table-cell>
          <table:table-cell office:value-type="float" office:value="35.970734" calcext:value-type="float">
            <text:p>35.970734</text:p>
          </table:table-cell>
          <table:table-cell office:value-type="float" office:value="-80.271787" calcext:value-type="float">
            <text:p>-80.2717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302" calcext:value-type="float">
            <text:p>60302</text:p>
          </table:table-cell>
          <table:table-cell office:value-type="float" office:value="3620" calcext:value-type="float">
            <text:p>3620</text:p>
          </table:table-cell>
          <table:table-cell office:value-type="float" office:value="35.985178" calcext:value-type="float">
            <text:p>35.985178</text:p>
          </table:table-cell>
          <table:table-cell office:value-type="float" office:value="-80.302184" calcext:value-type="float">
            <text:p>-80.3021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303" calcext:value-type="float">
            <text:p>60303</text:p>
          </table:table-cell>
          <table:table-cell office:value-type="float" office:value="4372" calcext:value-type="float">
            <text:p>4372</text:p>
          </table:table-cell>
          <table:table-cell office:value-type="float" office:value="35.938691" calcext:value-type="float">
            <text:p>35.938691</text:p>
          </table:table-cell>
          <table:table-cell office:value-type="float" office:value="-80.343261" calcext:value-type="float">
            <text:p>-80.3432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304" calcext:value-type="float">
            <text:p>60304</text:p>
          </table:table-cell>
          <table:table-cell office:value-type="float" office:value="3445" calcext:value-type="float">
            <text:p>3445</text:p>
          </table:table-cell>
          <table:table-cell office:value-type="float" office:value="35.922229" calcext:value-type="float">
            <text:p>35.922229</text:p>
          </table:table-cell>
          <table:table-cell office:value-type="float" office:value="-80.300525" calcext:value-type="float">
            <text:p>-80.3005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400" calcext:value-type="float">
            <text:p>60400</text:p>
          </table:table-cell>
          <table:table-cell office:value-type="float" office:value="5533" calcext:value-type="float">
            <text:p>5533</text:p>
          </table:table-cell>
          <table:table-cell office:value-type="float" office:value="35.893085" calcext:value-type="float">
            <text:p>35.893085</text:p>
          </table:table-cell>
          <table:table-cell office:value-type="float" office:value="-80.241513" calcext:value-type="float">
            <text:p>-80.2415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500" calcext:value-type="float">
            <text:p>60500</text:p>
          </table:table-cell>
          <table:table-cell office:value-type="float" office:value="5499" calcext:value-type="float">
            <text:p>5499</text:p>
          </table:table-cell>
          <table:table-cell office:value-type="float" office:value="35.878246" calcext:value-type="float">
            <text:p>35.878246</text:p>
          </table:table-cell>
          <table:table-cell office:value-type="float" office:value="-80.141095" calcext:value-type="float">
            <text:p>-80.1410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601" calcext:value-type="float">
            <text:p>60601</text:p>
          </table:table-cell>
          <table:table-cell office:value-type="float" office:value="4342" calcext:value-type="float">
            <text:p>4342</text:p>
          </table:table-cell>
          <table:table-cell office:value-type="float" office:value="35.923546" calcext:value-type="float">
            <text:p>35.923546</text:p>
          </table:table-cell>
          <table:table-cell office:value-type="float" office:value="-80.08351" calcext:value-type="float">
            <text:p>-80.083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602" calcext:value-type="float">
            <text:p>60602</text:p>
          </table:table-cell>
          <table:table-cell office:value-type="float" office:value="2563" calcext:value-type="float">
            <text:p>2563</text:p>
          </table:table-cell>
          <table:table-cell office:value-type="float" office:value="35.936657" calcext:value-type="float">
            <text:p>35.936657</text:p>
          </table:table-cell>
          <table:table-cell office:value-type="float" office:value="-80.058193" calcext:value-type="float">
            <text:p>-80.0581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700" calcext:value-type="float">
            <text:p>60700</text:p>
          </table:table-cell>
          <table:table-cell office:value-type="float" office:value="4915" calcext:value-type="float">
            <text:p>4915</text:p>
          </table:table-cell>
          <table:table-cell office:value-type="float" office:value="35.895141" calcext:value-type="float">
            <text:p>35.895141</text:p>
          </table:table-cell>
          <table:table-cell office:value-type="float" office:value="-80.072299" calcext:value-type="float">
            <text:p>-80.0722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800" calcext:value-type="float">
            <text:p>60800</text:p>
          </table:table-cell>
          <table:table-cell office:value-type="float" office:value="4538" calcext:value-type="float">
            <text:p>4538</text:p>
          </table:table-cell>
          <table:table-cell office:value-type="float" office:value="35.886577" calcext:value-type="float">
            <text:p>35.886577</text:p>
          </table:table-cell>
          <table:table-cell office:value-type="float" office:value="-80.101694" calcext:value-type="float">
            <text:p>-80.1016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0900" calcext:value-type="float">
            <text:p>60900</text:p>
          </table:table-cell>
          <table:table-cell office:value-type="float" office:value="5471" calcext:value-type="float">
            <text:p>5471</text:p>
          </table:table-cell>
          <table:table-cell office:value-type="float" office:value="35.869179" calcext:value-type="float">
            <text:p>35.869179</text:p>
          </table:table-cell>
          <table:table-cell office:value-type="float" office:value="-80.092067" calcext:value-type="float">
            <text:p>-80.0920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000" calcext:value-type="float">
            <text:p>61000</text:p>
          </table:table-cell>
          <table:table-cell office:value-type="float" office:value="5158" calcext:value-type="float">
            <text:p>5158</text:p>
          </table:table-cell>
          <table:table-cell office:value-type="float" office:value="35.884765" calcext:value-type="float">
            <text:p>35.884765</text:p>
          </table:table-cell>
          <table:table-cell office:value-type="float" office:value="-80.062301" calcext:value-type="float">
            <text:p>-80.0623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100" calcext:value-type="float">
            <text:p>61100</text:p>
          </table:table-cell>
          <table:table-cell office:value-type="float" office:value="6744" calcext:value-type="float">
            <text:p>6744</text:p>
          </table:table-cell>
          <table:table-cell office:value-type="float" office:value="35.840578" calcext:value-type="float">
            <text:p>35.840578</text:p>
          </table:table-cell>
          <table:table-cell office:value-type="float" office:value="-80.082828" calcext:value-type="float">
            <text:p>-80.0828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201" calcext:value-type="float">
            <text:p>61201</text:p>
          </table:table-cell>
          <table:table-cell office:value-type="float" office:value="5844" calcext:value-type="float">
            <text:p>5844</text:p>
          </table:table-cell>
          <table:table-cell office:value-type="float" office:value="35.844821" calcext:value-type="float">
            <text:p>35.844821</text:p>
          </table:table-cell>
          <table:table-cell office:value-type="float" office:value="-80.254079" calcext:value-type="float">
            <text:p>-80.2540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202" calcext:value-type="float">
            <text:p>61202</text:p>
          </table:table-cell>
          <table:table-cell office:value-type="float" office:value="2857" calcext:value-type="float">
            <text:p>2857</text:p>
          </table:table-cell>
          <table:table-cell office:value-type="float" office:value="35.863543" calcext:value-type="float">
            <text:p>35.863543</text:p>
          </table:table-cell>
          <table:table-cell office:value-type="float" office:value="-80.294812" calcext:value-type="float">
            <text:p>-80.2948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300" calcext:value-type="float">
            <text:p>61300</text:p>
          </table:table-cell>
          <table:table-cell office:value-type="float" office:value="2176" calcext:value-type="float">
            <text:p>2176</text:p>
          </table:table-cell>
          <table:table-cell office:value-type="float" office:value="35.828459" calcext:value-type="float">
            <text:p>35.828459</text:p>
          </table:table-cell>
          <table:table-cell office:value-type="float" office:value="-80.258998" calcext:value-type="float">
            <text:p>-80.2589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400" calcext:value-type="float">
            <text:p>61400</text:p>
          </table:table-cell>
          <table:table-cell office:value-type="float" office:value="3398" calcext:value-type="float">
            <text:p>3398</text:p>
          </table:table-cell>
          <table:table-cell office:value-type="float" office:value="35.820135" calcext:value-type="float">
            <text:p>35.820135</text:p>
          </table:table-cell>
          <table:table-cell office:value-type="float" office:value="-80.239643" calcext:value-type="float">
            <text:p>-80.2396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500" calcext:value-type="float">
            <text:p>61500</text:p>
          </table:table-cell>
          <table:table-cell office:value-type="float" office:value="6214" calcext:value-type="float">
            <text:p>6214</text:p>
          </table:table-cell>
          <table:table-cell office:value-type="float" office:value="35.802624" calcext:value-type="float">
            <text:p>35.802624</text:p>
          </table:table-cell>
          <table:table-cell office:value-type="float" office:value="-80.259138" calcext:value-type="float">
            <text:p>-80.2591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600" calcext:value-type="float">
            <text:p>61600</text:p>
          </table:table-cell>
          <table:table-cell office:value-type="float" office:value="2926" calcext:value-type="float">
            <text:p>2926</text:p>
          </table:table-cell>
          <table:table-cell office:value-type="float" office:value="35.815696" calcext:value-type="float">
            <text:p>35.815696</text:p>
          </table:table-cell>
          <table:table-cell office:value-type="float" office:value="-80.276173" calcext:value-type="float">
            <text:p>-80.2761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701" calcext:value-type="float">
            <text:p>61701</text:p>
          </table:table-cell>
          <table:table-cell office:value-type="float" office:value="4857" calcext:value-type="float">
            <text:p>4857</text:p>
          </table:table-cell>
          <table:table-cell office:value-type="float" office:value="35.804836" calcext:value-type="float">
            <text:p>35.804836</text:p>
          </table:table-cell>
          <table:table-cell office:value-type="float" office:value="-80.32505" calcext:value-type="float">
            <text:p>-80.325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702" calcext:value-type="float">
            <text:p>61702</text:p>
          </table:table-cell>
          <table:table-cell office:value-type="float" office:value="6730" calcext:value-type="float">
            <text:p>6730</text:p>
          </table:table-cell>
          <table:table-cell office:value-type="float" office:value="35.820331" calcext:value-type="float">
            <text:p>35.820331</text:p>
          </table:table-cell>
          <table:table-cell office:value-type="float" office:value="-80.385277" calcext:value-type="float">
            <text:p>-80.3852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703" calcext:value-type="float">
            <text:p>61703</text:p>
          </table:table-cell>
          <table:table-cell office:value-type="float" office:value="4349" calcext:value-type="float">
            <text:p>4349</text:p>
          </table:table-cell>
          <table:table-cell office:value-type="float" office:value="35.779327" calcext:value-type="float">
            <text:p>35.779327</text:p>
          </table:table-cell>
          <table:table-cell office:value-type="float" office:value="-80.377974" calcext:value-type="float">
            <text:p>-80.3779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802" calcext:value-type="float">
            <text:p>61802</text:p>
          </table:table-cell>
          <table:table-cell office:value-type="float" office:value="6740" calcext:value-type="float">
            <text:p>6740</text:p>
          </table:table-cell>
          <table:table-cell office:value-type="float" office:value="35.744983" calcext:value-type="float">
            <text:p>35.744983</text:p>
          </table:table-cell>
          <table:table-cell office:value-type="float" office:value="-80.214372" calcext:value-type="float">
            <text:p>-80.2143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803" calcext:value-type="float">
            <text:p>61803</text:p>
          </table:table-cell>
          <table:table-cell office:value-type="float" office:value="3503" calcext:value-type="float">
            <text:p>3503</text:p>
          </table:table-cell>
          <table:table-cell office:value-type="float" office:value="35.765609" calcext:value-type="float">
            <text:p>35.765609</text:p>
          </table:table-cell>
          <table:table-cell office:value-type="float" office:value="-80.282758" calcext:value-type="float">
            <text:p>-80.2827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804" calcext:value-type="float">
            <text:p>61804</text:p>
          </table:table-cell>
          <table:table-cell office:value-type="float" office:value="6536" calcext:value-type="float">
            <text:p>6536</text:p>
          </table:table-cell>
          <table:table-cell office:value-type="float" office:value="35.691116" calcext:value-type="float">
            <text:p>35.691116</text:p>
          </table:table-cell>
          <table:table-cell office:value-type="float" office:value="-80.280905" calcext:value-type="float">
            <text:p>-80.2809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901" calcext:value-type="float">
            <text:p>61901</text:p>
          </table:table-cell>
          <table:table-cell office:value-type="float" office:value="6301" calcext:value-type="float">
            <text:p>6301</text:p>
          </table:table-cell>
          <table:table-cell office:value-type="float" office:value="35.801786" calcext:value-type="float">
            <text:p>35.801786</text:p>
          </table:table-cell>
          <table:table-cell office:value-type="float" office:value="-80.124925" calcext:value-type="float">
            <text:p>-80.1249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902" calcext:value-type="float">
            <text:p>61902</text:p>
          </table:table-cell>
          <table:table-cell office:value-type="float" office:value="5308" calcext:value-type="float">
            <text:p>5308</text:p>
          </table:table-cell>
          <table:table-cell office:value-type="float" office:value="35.753409" calcext:value-type="float">
            <text:p>35.753409</text:p>
          </table:table-cell>
          <table:table-cell office:value-type="float" office:value="-80.129469" calcext:value-type="float">
            <text:p>-80.1294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2001" calcext:value-type="float">
            <text:p>62001</text:p>
          </table:table-cell>
          <table:table-cell office:value-type="float" office:value="4677" calcext:value-type="float">
            <text:p>4677</text:p>
          </table:table-cell>
          <table:table-cell office:value-type="float" office:value="35.635133" calcext:value-type="float">
            <text:p>35.635133</text:p>
          </table:table-cell>
          <table:table-cell office:value-type="float" office:value="-80.164422" calcext:value-type="float">
            <text:p>-80.1644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2002" calcext:value-type="float">
            <text:p>62002</text:p>
          </table:table-cell>
          <table:table-cell office:value-type="float" office:value="4021" calcext:value-type="float">
            <text:p>4021</text:p>
          </table:table-cell>
          <table:table-cell office:value-type="float" office:value="35.624157" calcext:value-type="float">
            <text:p>35.624157</text:p>
          </table:table-cell>
          <table:table-cell office:value-type="float" office:value="-80.109805" calcext:value-type="float">
            <text:p>-80.1098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0100" calcext:value-type="float">
            <text:p>80100</text:p>
          </table:table-cell>
          <table:table-cell office:value-type="float" office:value="7745" calcext:value-type="float">
            <text:p>7745</text:p>
          </table:table-cell>
          <table:table-cell office:value-type="float" office:value="35.944726" calcext:value-type="float">
            <text:p>35.944726</text:p>
          </table:table-cell>
          <table:table-cell office:value-type="float" office:value="-80.635305" calcext:value-type="float">
            <text:p>-80.6353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0200" calcext:value-type="float">
            <text:p>80200</text:p>
          </table:table-cell>
          <table:table-cell office:value-type="float" office:value="5207" calcext:value-type="float">
            <text:p>5207</text:p>
          </table:table-cell>
          <table:table-cell office:value-type="float" office:value="36.012871" calcext:value-type="float">
            <text:p>36.012871</text:p>
          </table:table-cell>
          <table:table-cell office:value-type="float" office:value="-80.490556" calcext:value-type="float">
            <text:p>-80.4905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0300" calcext:value-type="float">
            <text:p>80300</text:p>
          </table:table-cell>
          <table:table-cell office:value-type="float" office:value="8657" calcext:value-type="float">
            <text:p>8657</text:p>
          </table:table-cell>
          <table:table-cell office:value-type="float" office:value="35.977941" calcext:value-type="float">
            <text:p>35.977941</text:p>
          </table:table-cell>
          <table:table-cell office:value-type="float" office:value="-80.447771" calcext:value-type="float">
            <text:p>-80.4477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0400" calcext:value-type="float">
            <text:p>80400</text:p>
          </table:table-cell>
          <table:table-cell office:value-type="float" office:value="5151" calcext:value-type="float">
            <text:p>5151</text:p>
          </table:table-cell>
          <table:table-cell office:value-type="float" office:value="35.907137" calcext:value-type="float">
            <text:p>35.907137</text:p>
          </table:table-cell>
          <table:table-cell office:value-type="float" office:value="-80.439526" calcext:value-type="float">
            <text:p>-80.4395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0500" calcext:value-type="float">
            <text:p>80500</text:p>
          </table:table-cell>
          <table:table-cell office:value-type="float" office:value="4428" calcext:value-type="float">
            <text:p>4428</text:p>
          </table:table-cell>
          <table:table-cell office:value-type="float" office:value="35.900764" calcext:value-type="float">
            <text:p>35.900764</text:p>
          </table:table-cell>
          <table:table-cell office:value-type="float" office:value="-80.536268" calcext:value-type="float">
            <text:p>-80.5362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0600" calcext:value-type="float">
            <text:p>80600</text:p>
          </table:table-cell>
          <table:table-cell office:value-type="float" office:value="3659" calcext:value-type="float">
            <text:p>3659</text:p>
          </table:table-cell>
          <table:table-cell office:value-type="float" office:value="35.9098" calcext:value-type="float">
            <text:p>35.9098</text:p>
          </table:table-cell>
          <table:table-cell office:value-type="float" office:value="-80.571327" calcext:value-type="float">
            <text:p>-80.5713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0700" calcext:value-type="float">
            <text:p>80700</text:p>
          </table:table-cell>
          <table:table-cell office:value-type="float" office:value="6393" calcext:value-type="float">
            <text:p>6393</text:p>
          </table:table-cell>
          <table:table-cell office:value-type="float" office:value="35.828773" calcext:value-type="float">
            <text:p>35.828773</text:p>
          </table:table-cell>
          <table:table-cell office:value-type="float" office:value="-80.536416" calcext:value-type="float">
            <text:p>-80.5364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0100" calcext:value-type="float">
            <text:p>90100</text:p>
          </table:table-cell>
          <table:table-cell office:value-type="float" office:value="10062" calcext:value-type="float">
            <text:p>10062</text:p>
          </table:table-cell>
          <table:table-cell office:value-type="float" office:value="35.118637" calcext:value-type="float">
            <text:p>35.118637</text:p>
          </table:table-cell>
          <table:table-cell office:value-type="float" office:value="-77.898112" calcext:value-type="float">
            <text:p>-77.8981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0200" calcext:value-type="float">
            <text:p>90200</text:p>
          </table:table-cell>
          <table:table-cell office:value-type="float" office:value="4341" calcext:value-type="float">
            <text:p>4341</text:p>
          </table:table-cell>
          <table:table-cell office:value-type="float" office:value="35.111388" calcext:value-type="float">
            <text:p>35.111388</text:p>
          </table:table-cell>
          <table:table-cell office:value-type="float" office:value="-78.106498" calcext:value-type="float">
            <text:p>-78.1064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0300" calcext:value-type="float">
            <text:p>90300</text:p>
          </table:table-cell>
          <table:table-cell office:value-type="float" office:value="5783" calcext:value-type="float">
            <text:p>5783</text:p>
          </table:table-cell>
          <table:table-cell office:value-type="float" office:value="35.001344" calcext:value-type="float">
            <text:p>35.001344</text:p>
          </table:table-cell>
          <table:table-cell office:value-type="float" office:value="-78.084405" calcext:value-type="float">
            <text:p>-78.0844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0400" calcext:value-type="float">
            <text:p>90400</text:p>
          </table:table-cell>
          <table:table-cell office:value-type="float" office:value="5962" calcext:value-type="float">
            <text:p>5962</text:p>
          </table:table-cell>
          <table:table-cell office:value-type="float" office:value="34.961842" calcext:value-type="float">
            <text:p>34.961842</text:p>
          </table:table-cell>
          <table:table-cell office:value-type="float" office:value="-77.961321" calcext:value-type="float">
            <text:p>-77.9613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0501" calcext:value-type="float">
            <text:p>90501</text:p>
          </table:table-cell>
          <table:table-cell office:value-type="float" office:value="5518" calcext:value-type="float">
            <text:p>5518</text:p>
          </table:table-cell>
          <table:table-cell office:value-type="float" office:value="34.968037" calcext:value-type="float">
            <text:p>34.968037</text:p>
          </table:table-cell>
          <table:table-cell office:value-type="float" office:value="-77.767064" calcext:value-type="float">
            <text:p>-77.7670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0502" calcext:value-type="float">
            <text:p>90502</text:p>
          </table:table-cell>
          <table:table-cell office:value-type="float" office:value="4608" calcext:value-type="float">
            <text:p>4608</text:p>
          </table:table-cell>
          <table:table-cell office:value-type="float" office:value="34.895116" calcext:value-type="float">
            <text:p>34.895116</text:p>
          </table:table-cell>
          <table:table-cell office:value-type="float" office:value="-77.769781" calcext:value-type="float">
            <text:p>-77.7697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0600" calcext:value-type="float">
            <text:p>90600</text:p>
          </table:table-cell>
          <table:table-cell office:value-type="float" office:value="3541" calcext:value-type="float">
            <text:p>3541</text:p>
          </table:table-cell>
          <table:table-cell office:value-type="float" office:value="34.794886" calcext:value-type="float">
            <text:p>34.794886</text:p>
          </table:table-cell>
          <table:table-cell office:value-type="float" office:value="-77.768966" calcext:value-type="float">
            <text:p>-77.7689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0701" calcext:value-type="float">
            <text:p>90701</text:p>
          </table:table-cell>
          <table:table-cell office:value-type="float" office:value="3933" calcext:value-type="float">
            <text:p>3933</text:p>
          </table:table-cell>
          <table:table-cell office:value-type="float" office:value="34.79588" calcext:value-type="float">
            <text:p>34.79588</text:p>
          </table:table-cell>
          <table:table-cell office:value-type="float" office:value="-77.924198" calcext:value-type="float">
            <text:p>-77.9241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0702" calcext:value-type="float">
            <text:p>90702</text:p>
          </table:table-cell>
          <table:table-cell office:value-type="float" office:value="6346" calcext:value-type="float">
            <text:p>6346</text:p>
          </table:table-cell>
          <table:table-cell office:value-type="float" office:value="34.745235" calcext:value-type="float">
            <text:p>34.745235</text:p>
          </table:table-cell>
          <table:table-cell office:value-type="float" office:value="-77.996757" calcext:value-type="float">
            <text:p>-77.9967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0801" calcext:value-type="float">
            <text:p>90801</text:p>
          </table:table-cell>
          <table:table-cell office:value-type="float" office:value="3220" calcext:value-type="float">
            <text:p>3220</text:p>
          </table:table-cell>
          <table:table-cell office:value-type="float" office:value="34.882523" calcext:value-type="float">
            <text:p>34.882523</text:p>
          </table:table-cell>
          <table:table-cell office:value-type="float" office:value="-78.077651" calcext:value-type="float">
            <text:p>-78.0776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0802" calcext:value-type="float">
            <text:p>90802</text:p>
          </table:table-cell>
          <table:table-cell office:value-type="float" office:value="5191" calcext:value-type="float">
            <text:p>5191</text:p>
          </table:table-cell>
          <table:table-cell office:value-type="float" office:value="34.804959" calcext:value-type="float">
            <text:p>34.804959</text:p>
          </table:table-cell>
          <table:table-cell office:value-type="float" office:value="-78.043298" calcext:value-type="float">
            <text:p>-78.0432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3152" calcext:value-type="float">
            <text:p>3152</text:p>
          </table:table-cell>
          <table:table-cell office:value-type="float" office:value="36.026925" calcext:value-type="float">
            <text:p>36.026925</text:p>
          </table:table-cell>
          <table:table-cell office:value-type="float" office:value="-78.887119" calcext:value-type="float">
            <text:p>-78.8871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4535" calcext:value-type="float">
            <text:p>4535</text:p>
          </table:table-cell>
          <table:table-cell office:value-type="float" office:value="36.028517" calcext:value-type="float">
            <text:p>36.028517</text:p>
          </table:table-cell>
          <table:table-cell office:value-type="float" office:value="-78.904918" calcext:value-type="float">
            <text:p>-78.9049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2946" calcext:value-type="float">
            <text:p>2946</text:p>
          </table:table-cell>
          <table:table-cell office:value-type="float" office:value="36.008003" calcext:value-type="float">
            <text:p>36.008003</text:p>
          </table:table-cell>
          <table:table-cell office:value-type="float" office:value="-78.891972" calcext:value-type="float">
            <text:p>-78.8919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301" calcext:value-type="float">
            <text:p>301</text:p>
          </table:table-cell>
          <table:table-cell office:value-type="float" office:value="2504" calcext:value-type="float">
            <text:p>2504</text:p>
          </table:table-cell>
          <table:table-cell office:value-type="float" office:value="36.01628" calcext:value-type="float">
            <text:p>36.01628</text:p>
          </table:table-cell>
          <table:table-cell office:value-type="float" office:value="-78.914328" calcext:value-type="float">
            <text:p>-78.9143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302" calcext:value-type="float">
            <text:p>302</text:p>
          </table:table-cell>
          <table:table-cell office:value-type="float" office:value="3426" calcext:value-type="float">
            <text:p>3426</text:p>
          </table:table-cell>
          <table:table-cell office:value-type="float" office:value="36.0103" calcext:value-type="float">
            <text:p>36.0103</text:p>
          </table:table-cell>
          <table:table-cell office:value-type="float" office:value="-78.905038" calcext:value-type="float">
            <text:p>-78.9050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01" calcext:value-type="float">
            <text:p>401</text:p>
          </table:table-cell>
          <table:table-cell office:value-type="float" office:value="2523" calcext:value-type="float">
            <text:p>2523</text:p>
          </table:table-cell>
          <table:table-cell office:value-type="float" office:value="36.021113" calcext:value-type="float">
            <text:p>36.021113</text:p>
          </table:table-cell>
          <table:table-cell office:value-type="float" office:value="-78.927543" calcext:value-type="float">
            <text:p>-78.9275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02" calcext:value-type="float">
            <text:p>402</text:p>
          </table:table-cell>
          <table:table-cell office:value-type="float" office:value="1963" calcext:value-type="float">
            <text:p>1963</text:p>
          </table:table-cell>
          <table:table-cell office:value-type="float" office:value="36.01195" calcext:value-type="float">
            <text:p>36.01195</text:p>
          </table:table-cell>
          <table:table-cell office:value-type="float" office:value="-78.925732" calcext:value-type="float">
            <text:p>-78.9257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4093" calcext:value-type="float">
            <text:p>4093</text:p>
          </table:table-cell>
          <table:table-cell office:value-type="float" office:value="35.996395" calcext:value-type="float">
            <text:p>35.996395</text:p>
          </table:table-cell>
          <table:table-cell office:value-type="float" office:value="-78.921546" calcext:value-type="float">
            <text:p>-78.9215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600" calcext:value-type="float">
            <text:p>600</text:p>
          </table:table-cell>
          <table:table-cell office:value-type="float" office:value="5177" calcext:value-type="float">
            <text:p>5177</text:p>
          </table:table-cell>
          <table:table-cell office:value-type="float" office:value="35.983187" calcext:value-type="float">
            <text:p>35.983187</text:p>
          </table:table-cell>
          <table:table-cell office:value-type="float" office:value="-78.93096" calcext:value-type="float">
            <text:p>-78.930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700" calcext:value-type="float">
            <text:p>700</text:p>
          </table:table-cell>
          <table:table-cell office:value-type="float" office:value="2830" calcext:value-type="float">
            <text:p>2830</text:p>
          </table:table-cell>
          <table:table-cell office:value-type="float" office:value="35.9811" calcext:value-type="float">
            <text:p>35.9811</text:p>
          </table:table-cell>
          <table:table-cell office:value-type="float" office:value="-78.915223" calcext:value-type="float">
            <text:p>-78.9152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900" calcext:value-type="float">
            <text:p>900</text:p>
          </table:table-cell>
          <table:table-cell office:value-type="float" office:value="1668" calcext:value-type="float">
            <text:p>1668</text:p>
          </table:table-cell>
          <table:table-cell office:value-type="float" office:value="36.000115" calcext:value-type="float">
            <text:p>36.000115</text:p>
          </table:table-cell>
          <table:table-cell office:value-type="float" office:value="-78.886247" calcext:value-type="float">
            <text:p>-78.8862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001" calcext:value-type="float">
            <text:p>1001</text:p>
          </table:table-cell>
          <table:table-cell office:value-type="float" office:value="3466" calcext:value-type="float">
            <text:p>3466</text:p>
          </table:table-cell>
          <table:table-cell office:value-type="float" office:value="35.986415" calcext:value-type="float">
            <text:p>35.986415</text:p>
          </table:table-cell>
          <table:table-cell office:value-type="float" office:value="-78.876627" calcext:value-type="float">
            <text:p>-78.8766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002" calcext:value-type="float">
            <text:p>1002</text:p>
          </table:table-cell>
          <table:table-cell office:value-type="float" office:value="5974" calcext:value-type="float">
            <text:p>5974</text:p>
          </table:table-cell>
          <table:table-cell office:value-type="float" office:value="35.997158" calcext:value-type="float">
            <text:p>35.997158</text:p>
          </table:table-cell>
          <table:table-cell office:value-type="float" office:value="-78.871023" calcext:value-type="float">
            <text:p>-78.8710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100" calcext:value-type="float">
            <text:p>1100</text:p>
          </table:table-cell>
          <table:table-cell office:value-type="float" office:value="3225" calcext:value-type="float">
            <text:p>3225</text:p>
          </table:table-cell>
          <table:table-cell office:value-type="float" office:value="35.990722" calcext:value-type="float">
            <text:p>35.990722</text:p>
          </table:table-cell>
          <table:table-cell office:value-type="float" office:value="-78.890295" calcext:value-type="float">
            <text:p>-78.8902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301" calcext:value-type="float">
            <text:p>1301</text:p>
          </table:table-cell>
          <table:table-cell office:value-type="float" office:value="1128" calcext:value-type="float">
            <text:p>1128</text:p>
          </table:table-cell>
          <table:table-cell office:value-type="float" office:value="35.980051" calcext:value-type="float">
            <text:p>35.980051</text:p>
          </table:table-cell>
          <table:table-cell office:value-type="float" office:value="-78.899477" calcext:value-type="float">
            <text:p>-78.8994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303" calcext:value-type="float">
            <text:p>1303</text:p>
          </table:table-cell>
          <table:table-cell office:value-type="float" office:value="3676" calcext:value-type="float">
            <text:p>3676</text:p>
          </table:table-cell>
          <table:table-cell office:value-type="float" office:value="35.973398" calcext:value-type="float">
            <text:p>35.973398</text:p>
          </table:table-cell>
          <table:table-cell office:value-type="float" office:value="-78.900498" calcext:value-type="float">
            <text:p>-78.9004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304" calcext:value-type="float">
            <text:p>1304</text:p>
          </table:table-cell>
          <table:table-cell office:value-type="float" office:value="2557" calcext:value-type="float">
            <text:p>2557</text:p>
          </table:table-cell>
          <table:table-cell office:value-type="float" office:value="35.966356" calcext:value-type="float">
            <text:p>35.966356</text:p>
          </table:table-cell>
          <table:table-cell office:value-type="float" office:value="-78.911051" calcext:value-type="float">
            <text:p>-78.9110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400" calcext:value-type="float">
            <text:p>1400</text:p>
          </table:table-cell>
          <table:table-cell office:value-type="float" office:value="2609" calcext:value-type="float">
            <text:p>2609</text:p>
          </table:table-cell>
          <table:table-cell office:value-type="float" office:value="35.975166" calcext:value-type="float">
            <text:p>35.975166</text:p>
          </table:table-cell>
          <table:table-cell office:value-type="float" office:value="-78.888307" calcext:value-type="float">
            <text:p>-78.8883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501" calcext:value-type="float">
            <text:p>1501</text:p>
          </table:table-cell>
          <table:table-cell office:value-type="float" office:value="3070" calcext:value-type="float">
            <text:p>3070</text:p>
          </table:table-cell>
          <table:table-cell office:value-type="float" office:value="36.002767" calcext:value-type="float">
            <text:p>36.002767</text:p>
          </table:table-cell>
          <table:table-cell office:value-type="float" office:value="-78.938979" calcext:value-type="float">
            <text:p>-78.9389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502" calcext:value-type="float">
            <text:p>1502</text:p>
          </table:table-cell>
          <table:table-cell office:value-type="float" office:value="5986" calcext:value-type="float">
            <text:p>5986</text:p>
          </table:table-cell>
          <table:table-cell office:value-type="float" office:value="36.010065" calcext:value-type="float">
            <text:p>36.010065</text:p>
          </table:table-cell>
          <table:table-cell office:value-type="float" office:value="-78.94706" calcext:value-type="float">
            <text:p>-78.947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503" calcext:value-type="float">
            <text:p>1503</text:p>
          </table:table-cell>
          <table:table-cell office:value-type="float" office:value="1941" calcext:value-type="float">
            <text:p>1941</text:p>
          </table:table-cell>
          <table:table-cell office:value-type="float" office:value="36.006958" calcext:value-type="float">
            <text:p>36.006958</text:p>
          </table:table-cell>
          <table:table-cell office:value-type="float" office:value="-78.915681" calcext:value-type="float">
            <text:p>-78.9156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601" calcext:value-type="float">
            <text:p>1601</text:p>
          </table:table-cell>
          <table:table-cell office:value-type="float" office:value="5806" calcext:value-type="float">
            <text:p>5806</text:p>
          </table:table-cell>
          <table:table-cell office:value-type="float" office:value="36.09122" calcext:value-type="float">
            <text:p>36.09122</text:p>
          </table:table-cell>
          <table:table-cell office:value-type="float" office:value="-78.892042" calcext:value-type="float">
            <text:p>-78.8920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603" calcext:value-type="float">
            <text:p>1603</text:p>
          </table:table-cell>
          <table:table-cell office:value-type="float" office:value="6271" calcext:value-type="float">
            <text:p>6271</text:p>
          </table:table-cell>
          <table:table-cell office:value-type="float" office:value="36.1068" calcext:value-type="float">
            <text:p>36.1068</text:p>
          </table:table-cell>
          <table:table-cell office:value-type="float" office:value="-78.929352" calcext:value-type="float">
            <text:p>-78.9293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604" calcext:value-type="float">
            <text:p>1604</text:p>
          </table:table-cell>
          <table:table-cell office:value-type="float" office:value="6645" calcext:value-type="float">
            <text:p>6645</text:p>
          </table:table-cell>
          <table:table-cell office:value-type="float" office:value="36.08491" calcext:value-type="float">
            <text:p>36.08491</text:p>
          </table:table-cell>
          <table:table-cell office:value-type="float" office:value="-78.954531" calcext:value-type="float">
            <text:p>-78.9545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705" calcext:value-type="float">
            <text:p>1705</text:p>
          </table:table-cell>
          <table:table-cell office:value-type="float" office:value="4519" calcext:value-type="float">
            <text:p>4519</text:p>
          </table:table-cell>
          <table:table-cell office:value-type="float" office:value="36.037932" calcext:value-type="float">
            <text:p>36.037932</text:p>
          </table:table-cell>
          <table:table-cell office:value-type="float" office:value="-78.92509" calcext:value-type="float">
            <text:p>-78.925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706" calcext:value-type="float">
            <text:p>1706</text:p>
          </table:table-cell>
          <table:table-cell office:value-type="float" office:value="4179" calcext:value-type="float">
            <text:p>4179</text:p>
          </table:table-cell>
          <table:table-cell office:value-type="float" office:value="36.019185" calcext:value-type="float">
            <text:p>36.019185</text:p>
          </table:table-cell>
          <table:table-cell office:value-type="float" office:value="-78.965323" calcext:value-type="float">
            <text:p>-78.9653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707" calcext:value-type="float">
            <text:p>1707</text:p>
          </table:table-cell>
          <table:table-cell office:value-type="float" office:value="6485" calcext:value-type="float">
            <text:p>6485</text:p>
          </table:table-cell>
          <table:table-cell office:value-type="float" office:value="36.045924" calcext:value-type="float">
            <text:p>36.045924</text:p>
          </table:table-cell>
          <table:table-cell office:value-type="float" office:value="-78.961562" calcext:value-type="float">
            <text:p>-78.9615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708" calcext:value-type="float">
            <text:p>1708</text:p>
          </table:table-cell>
          <table:table-cell office:value-type="float" office:value="3989" calcext:value-type="float">
            <text:p>3989</text:p>
          </table:table-cell>
          <table:table-cell office:value-type="float" office:value="36.065172" calcext:value-type="float">
            <text:p>36.065172</text:p>
          </table:table-cell>
          <table:table-cell office:value-type="float" office:value="-78.889976" calcext:value-type="float">
            <text:p>-78.8899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709" calcext:value-type="float">
            <text:p>1709</text:p>
          </table:table-cell>
          <table:table-cell office:value-type="float" office:value="6109" calcext:value-type="float">
            <text:p>6109</text:p>
          </table:table-cell>
          <table:table-cell office:value-type="float" office:value="36.042258" calcext:value-type="float">
            <text:p>36.042258</text:p>
          </table:table-cell>
          <table:table-cell office:value-type="float" office:value="-78.886804" calcext:value-type="float">
            <text:p>-78.8868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710" calcext:value-type="float">
            <text:p>1710</text:p>
          </table:table-cell>
          <table:table-cell office:value-type="float" office:value="4705" calcext:value-type="float">
            <text:p>4705</text:p>
          </table:table-cell>
          <table:table-cell office:value-type="float" office:value="36.054921" calcext:value-type="float">
            <text:p>36.054921</text:p>
          </table:table-cell>
          <table:table-cell office:value-type="float" office:value="-78.914357" calcext:value-type="float">
            <text:p>-78.9143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711" calcext:value-type="float">
            <text:p>1711</text:p>
          </table:table-cell>
          <table:table-cell office:value-type="float" office:value="4503" calcext:value-type="float">
            <text:p>4503</text:p>
          </table:table-cell>
          <table:table-cell office:value-type="float" office:value="36.054241" calcext:value-type="float">
            <text:p>36.054241</text:p>
          </table:table-cell>
          <table:table-cell office:value-type="float" office:value="-78.928459" calcext:value-type="float">
            <text:p>-78.9284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801" calcext:value-type="float">
            <text:p>1801</text:p>
          </table:table-cell>
          <table:table-cell office:value-type="float" office:value="7123" calcext:value-type="float">
            <text:p>7123</text:p>
          </table:table-cell>
          <table:table-cell office:value-type="float" office:value="36.033486" calcext:value-type="float">
            <text:p>36.033486</text:p>
          </table:table-cell>
          <table:table-cell office:value-type="float" office:value="-78.843652" calcext:value-type="float">
            <text:p>-78.8436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802" calcext:value-type="float">
            <text:p>1802</text:p>
          </table:table-cell>
          <table:table-cell office:value-type="float" office:value="6736" calcext:value-type="float">
            <text:p>6736</text:p>
          </table:table-cell>
          <table:table-cell office:value-type="float" office:value="35.987523" calcext:value-type="float">
            <text:p>35.987523</text:p>
          </table:table-cell>
          <table:table-cell office:value-type="float" office:value="-78.848941" calcext:value-type="float">
            <text:p>-78.8489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806" calcext:value-type="float">
            <text:p>1806</text:p>
          </table:table-cell>
          <table:table-cell office:value-type="float" office:value="5672" calcext:value-type="float">
            <text:p>5672</text:p>
          </table:table-cell>
          <table:table-cell office:value-type="float" office:value="36.013994" calcext:value-type="float">
            <text:p>36.013994</text:p>
          </table:table-cell>
          <table:table-cell office:value-type="float" office:value="-78.808551" calcext:value-type="float">
            <text:p>-78.8085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807" calcext:value-type="float">
            <text:p>1807</text:p>
          </table:table-cell>
          <table:table-cell office:value-type="float" office:value="9416" calcext:value-type="float">
            <text:p>9416</text:p>
          </table:table-cell>
          <table:table-cell office:value-type="float" office:value="35.984737" calcext:value-type="float">
            <text:p>35.984737</text:p>
          </table:table-cell>
          <table:table-cell office:value-type="float" office:value="-78.823271" calcext:value-type="float">
            <text:p>-78.8232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808" calcext:value-type="float">
            <text:p>1808</text:p>
          </table:table-cell>
          <table:table-cell office:value-type="float" office:value="5046" calcext:value-type="float">
            <text:p>5046</text:p>
          </table:table-cell>
          <table:table-cell office:value-type="float" office:value="35.967091" calcext:value-type="float">
            <text:p>35.967091</text:p>
          </table:table-cell>
          <table:table-cell office:value-type="float" office:value="-78.811525" calcext:value-type="float">
            <text:p>-78.8115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809" calcext:value-type="float">
            <text:p>1809</text:p>
          </table:table-cell>
          <table:table-cell office:value-type="float" office:value="5148" calcext:value-type="float">
            <text:p>5148</text:p>
          </table:table-cell>
          <table:table-cell office:value-type="float" office:value="35.939046" calcext:value-type="float">
            <text:p>35.939046</text:p>
          </table:table-cell>
          <table:table-cell office:value-type="float" office:value="-78.837112" calcext:value-type="float">
            <text:p>-78.8371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900" calcext:value-type="float">
            <text:p>1900</text:p>
          </table:table-cell>
          <table:table-cell office:value-type="float" office:value="2847" calcext:value-type="float">
            <text:p>2847</text:p>
          </table:table-cell>
          <table:table-cell office:value-type="float" office:value="35.950541" calcext:value-type="float">
            <text:p>35.950541</text:p>
          </table:table-cell>
          <table:table-cell office:value-type="float" office:value="-78.752194" calcext:value-type="float">
            <text:p>-78.7521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07" calcext:value-type="float">
            <text:p>2007</text:p>
          </table:table-cell>
          <table:table-cell office:value-type="float" office:value="4854" calcext:value-type="float">
            <text:p>4854</text:p>
          </table:table-cell>
          <table:table-cell office:value-type="float" office:value="35.950437" calcext:value-type="float">
            <text:p>35.950437</text:p>
          </table:table-cell>
          <table:table-cell office:value-type="float" office:value="-78.938875" calcext:value-type="float">
            <text:p>-78.9388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08" calcext:value-type="float">
            <text:p>2008</text:p>
          </table:table-cell>
          <table:table-cell office:value-type="float" office:value="2907" calcext:value-type="float">
            <text:p>2907</text:p>
          </table:table-cell>
          <table:table-cell office:value-type="float" office:value="35.941428" calcext:value-type="float">
            <text:p>35.941428</text:p>
          </table:table-cell>
          <table:table-cell office:value-type="float" office:value="-78.957434" calcext:value-type="float">
            <text:p>-78.9574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09" calcext:value-type="float">
            <text:p>2009</text:p>
          </table:table-cell>
          <table:table-cell office:value-type="float" office:value="4685" calcext:value-type="float">
            <text:p>4685</text:p>
          </table:table-cell>
          <table:table-cell office:value-type="float" office:value="35.960195" calcext:value-type="float">
            <text:p>35.960195</text:p>
          </table:table-cell>
          <table:table-cell office:value-type="float" office:value="-78.899843" calcext:value-type="float">
            <text:p>-78.8998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13" calcext:value-type="float">
            <text:p>2013</text:p>
          </table:table-cell>
          <table:table-cell office:value-type="float" office:value="4481" calcext:value-type="float">
            <text:p>4481</text:p>
          </table:table-cell>
          <table:table-cell office:value-type="float" office:value="35.889759" calcext:value-type="float">
            <text:p>35.889759</text:p>
          </table:table-cell>
          <table:table-cell office:value-type="float" office:value="-78.91047" calcext:value-type="float">
            <text:p>-78.910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15" calcext:value-type="float">
            <text:p>2015</text:p>
          </table:table-cell>
          <table:table-cell office:value-type="float" office:value="5127" calcext:value-type="float">
            <text:p>5127</text:p>
          </table:table-cell>
          <table:table-cell office:value-type="float" office:value="35.967719" calcext:value-type="float">
            <text:p>35.967719</text:p>
          </table:table-cell>
          <table:table-cell office:value-type="float" office:value="-78.946216" calcext:value-type="float">
            <text:p>-78.9462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5384" calcext:value-type="float">
            <text:p>5384</text:p>
          </table:table-cell>
          <table:table-cell office:value-type="float" office:value="35.958596" calcext:value-type="float">
            <text:p>35.958596</text:p>
          </table:table-cell>
          <table:table-cell office:value-type="float" office:value="-78.968409" calcext:value-type="float">
            <text:p>-78.9684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17" calcext:value-type="float">
            <text:p>2017</text:p>
          </table:table-cell>
          <table:table-cell office:value-type="float" office:value="6654" calcext:value-type="float">
            <text:p>6654</text:p>
          </table:table-cell>
          <table:table-cell office:value-type="float" office:value="35.976668" calcext:value-type="float">
            <text:p>35.976668</text:p>
          </table:table-cell>
          <table:table-cell office:value-type="float" office:value="-78.978014" calcext:value-type="float">
            <text:p>-78.978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18" calcext:value-type="float">
            <text:p>2018</text:p>
          </table:table-cell>
          <table:table-cell office:value-type="float" office:value="7483" calcext:value-type="float">
            <text:p>7483</text:p>
          </table:table-cell>
          <table:table-cell office:value-type="float" office:value="35.934036" calcext:value-type="float">
            <text:p>35.934036</text:p>
          </table:table-cell>
          <table:table-cell office:value-type="float" office:value="-78.988091" calcext:value-type="float">
            <text:p>-78.9880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19" calcext:value-type="float">
            <text:p>2019</text:p>
          </table:table-cell>
          <table:table-cell office:value-type="float" office:value="4408" calcext:value-type="float">
            <text:p>4408</text:p>
          </table:table-cell>
          <table:table-cell office:value-type="float" office:value="35.900199" calcext:value-type="float">
            <text:p>35.900199</text:p>
          </table:table-cell>
          <table:table-cell office:value-type="float" office:value="-78.989776" calcext:value-type="float">
            <text:p>-78.989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20" calcext:value-type="float">
            <text:p>2020</text:p>
          </table:table-cell>
          <table:table-cell office:value-type="float" office:value="5894" calcext:value-type="float">
            <text:p>5894</text:p>
          </table:table-cell>
          <table:table-cell office:value-type="float" office:value="35.887237" calcext:value-type="float">
            <text:p>35.887237</text:p>
          </table:table-cell>
          <table:table-cell office:value-type="float" office:value="-78.933989" calcext:value-type="float">
            <text:p>-78.9339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21" calcext:value-type="float">
            <text:p>2021</text:p>
          </table:table-cell>
          <table:table-cell office:value-type="float" office:value="4432" calcext:value-type="float">
            <text:p>4432</text:p>
          </table:table-cell>
          <table:table-cell office:value-type="float" office:value="35.904979" calcext:value-type="float">
            <text:p>35.904979</text:p>
          </table:table-cell>
          <table:table-cell office:value-type="float" office:value="-78.941459" calcext:value-type="float">
            <text:p>-78.9414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22" calcext:value-type="float">
            <text:p>2022</text:p>
          </table:table-cell>
          <table:table-cell office:value-type="float" office:value="4307" calcext:value-type="float">
            <text:p>4307</text:p>
          </table:table-cell>
          <table:table-cell office:value-type="float" office:value="35.918552" calcext:value-type="float">
            <text:p>35.918552</text:p>
          </table:table-cell>
          <table:table-cell office:value-type="float" office:value="-78.923618" calcext:value-type="float">
            <text:p>-78.9236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23" calcext:value-type="float">
            <text:p>2023</text:p>
          </table:table-cell>
          <table:table-cell office:value-type="float" office:value="2808" calcext:value-type="float">
            <text:p>2808</text:p>
          </table:table-cell>
          <table:table-cell office:value-type="float" office:value="35.917919" calcext:value-type="float">
            <text:p>35.917919</text:p>
          </table:table-cell>
          <table:table-cell office:value-type="float" office:value="-78.940867" calcext:value-type="float">
            <text:p>-78.9408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24" calcext:value-type="float">
            <text:p>2024</text:p>
          </table:table-cell>
          <table:table-cell office:value-type="float" office:value="5848" calcext:value-type="float">
            <text:p>5848</text:p>
          </table:table-cell>
          <table:table-cell office:value-type="float" office:value="35.931531" calcext:value-type="float">
            <text:p>35.931531</text:p>
          </table:table-cell>
          <table:table-cell office:value-type="float" office:value="-78.934507" calcext:value-type="float">
            <text:p>-78.9345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25" calcext:value-type="float">
            <text:p>2025</text:p>
          </table:table-cell>
          <table:table-cell office:value-type="float" office:value="5938" calcext:value-type="float">
            <text:p>5938</text:p>
          </table:table-cell>
          <table:table-cell office:value-type="float" office:value="35.930097" calcext:value-type="float">
            <text:p>35.930097</text:p>
          </table:table-cell>
          <table:table-cell office:value-type="float" office:value="-78.906603" calcext:value-type="float">
            <text:p>-78.9066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26" calcext:value-type="float">
            <text:p>2026</text:p>
          </table:table-cell>
          <table:table-cell office:value-type="float" office:value="5813" calcext:value-type="float">
            <text:p>5813</text:p>
          </table:table-cell>
          <table:table-cell office:value-type="float" office:value="35.943256" calcext:value-type="float">
            <text:p>35.943256</text:p>
          </table:table-cell>
          <table:table-cell office:value-type="float" office:value="-78.900885" calcext:value-type="float">
            <text:p>-78.9008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27" calcext:value-type="float">
            <text:p>2027</text:p>
          </table:table-cell>
          <table:table-cell office:value-type="float" office:value="7272" calcext:value-type="float">
            <text:p>7272</text:p>
          </table:table-cell>
          <table:table-cell office:value-type="float" office:value="35.915025" calcext:value-type="float">
            <text:p>35.915025</text:p>
          </table:table-cell>
          <table:table-cell office:value-type="float" office:value="-78.899909" calcext:value-type="float">
            <text:p>-78.8999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028" calcext:value-type="float">
            <text:p>2028</text:p>
          </table:table-cell>
          <table:table-cell office:value-type="float" office:value="6001" calcext:value-type="float">
            <text:p>6001</text:p>
          </table:table-cell>
          <table:table-cell office:value-type="float" office:value="35.905419" calcext:value-type="float">
            <text:p>35.905419</text:p>
          </table:table-cell>
          <table:table-cell office:value-type="float" office:value="-78.832091" calcext:value-type="float">
            <text:p>-78.8320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100" calcext:value-type="float">
            <text:p>2100</text:p>
          </table:table-cell>
          <table:table-cell office:value-type="float" office:value="6362" calcext:value-type="float">
            <text:p>6362</text:p>
          </table:table-cell>
          <table:table-cell office:value-type="float" office:value="36.17263" calcext:value-type="float">
            <text:p>36.17263</text:p>
          </table:table-cell>
          <table:table-cell office:value-type="float" office:value="-78.884712" calcext:value-type="float">
            <text:p>-78.8847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00" calcext:value-type="float">
            <text:p>2200</text:p>
          </table:table-cell>
          <table:table-cell office:value-type="float" office:value="1946" calcext:value-type="float">
            <text:p>1946</text:p>
          </table:table-cell>
          <table:table-cell office:value-type="float" office:value="35.999772" calcext:value-type="float">
            <text:p>35.999772</text:p>
          </table:table-cell>
          <table:table-cell office:value-type="float" office:value="-78.901877" calcext:value-type="float">
            <text:p>-78.9018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331" calcext:value-type="float">
            <text:p>1331</text:p>
          </table:table-cell>
          <table:table-cell office:value-type="float" office:value="35.987957" calcext:value-type="float">
            <text:p>35.987957</text:p>
          </table:table-cell>
          <table:table-cell office:value-type="float" office:value="-78.902953" calcext:value-type="float">
            <text:p>-78.9029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980100" calcext:value-type="float">
            <text:p>980100</text:p>
          </table:table-cell>
          <table:table-cell office:value-type="float" office:value="4" calcext:value-type="float">
            <text:p>4</text:p>
          </table:table-cell>
          <table:table-cell office:value-type="float" office:value="35.892404" calcext:value-type="float">
            <text:p>35.892404</text:p>
          </table:table-cell>
          <table:table-cell office:value-type="float" office:value="-78.88563" calcext:value-type="float">
            <text:p>-78.885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0200" calcext:value-type="float">
            <text:p>20200</text:p>
          </table:table-cell>
          <table:table-cell office:value-type="float" office:value="6059" calcext:value-type="float">
            <text:p>6059</text:p>
          </table:table-cell>
          <table:table-cell office:value-type="float" office:value="35.922932" calcext:value-type="float">
            <text:p>35.922932</text:p>
          </table:table-cell>
          <table:table-cell office:value-type="float" office:value="-77.787089" calcext:value-type="float">
            <text:p>-77.7870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0300" calcext:value-type="float">
            <text:p>20300</text:p>
          </table:table-cell>
          <table:table-cell office:value-type="float" office:value="5370" calcext:value-type="float">
            <text:p>5370</text:p>
          </table:table-cell>
          <table:table-cell office:value-type="float" office:value="35.936934" calcext:value-type="float">
            <text:p>35.936934</text:p>
          </table:table-cell>
          <table:table-cell office:value-type="float" office:value="-77.76933" calcext:value-type="float">
            <text:p>-77.769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0400" calcext:value-type="float">
            <text:p>20400</text:p>
          </table:table-cell>
          <table:table-cell office:value-type="float" office:value="4958" calcext:value-type="float">
            <text:p>4958</text:p>
          </table:table-cell>
          <table:table-cell office:value-type="float" office:value="35.951938" calcext:value-type="float">
            <text:p>35.951938</text:p>
          </table:table-cell>
          <table:table-cell office:value-type="float" office:value="-77.769451" calcext:value-type="float">
            <text:p>-77.7694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0600" calcext:value-type="float">
            <text:p>20600</text:p>
          </table:table-cell>
          <table:table-cell office:value-type="float" office:value="3525" calcext:value-type="float">
            <text:p>3525</text:p>
          </table:table-cell>
          <table:table-cell office:value-type="float" office:value="36.00111" calcext:value-type="float">
            <text:p>36.00111</text:p>
          </table:table-cell>
          <table:table-cell office:value-type="float" office:value="-77.727615" calcext:value-type="float">
            <text:p>-77.7276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0700" calcext:value-type="float">
            <text:p>20700</text:p>
          </table:table-cell>
          <table:table-cell office:value-type="float" office:value="2201" calcext:value-type="float">
            <text:p>2201</text:p>
          </table:table-cell>
          <table:table-cell office:value-type="float" office:value="36.066989" calcext:value-type="float">
            <text:p>36.066989</text:p>
          </table:table-cell>
          <table:table-cell office:value-type="float" office:value="-77.644613" calcext:value-type="float">
            <text:p>-77.6446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0800" calcext:value-type="float">
            <text:p>20800</text:p>
          </table:table-cell>
          <table:table-cell office:value-type="float" office:value="3716" calcext:value-type="float">
            <text:p>3716</text:p>
          </table:table-cell>
          <table:table-cell office:value-type="float" office:value="35.885579" calcext:value-type="float">
            <text:p>35.885579</text:p>
          </table:table-cell>
          <table:table-cell office:value-type="float" office:value="-77.469924" calcext:value-type="float">
            <text:p>-77.4699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0900" calcext:value-type="float">
            <text:p>20900</text:p>
          </table:table-cell>
          <table:table-cell office:value-type="float" office:value="2939" calcext:value-type="float">
            <text:p>2939</text:p>
          </table:table-cell>
          <table:table-cell office:value-type="float" office:value="35.881952" calcext:value-type="float">
            <text:p>35.881952</text:p>
          </table:table-cell>
          <table:table-cell office:value-type="float" office:value="-77.517009" calcext:value-type="float">
            <text:p>-77.517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1000" calcext:value-type="float">
            <text:p>21000</text:p>
          </table:table-cell>
          <table:table-cell office:value-type="float" office:value="3409" calcext:value-type="float">
            <text:p>3409</text:p>
          </table:table-cell>
          <table:table-cell office:value-type="float" office:value="35.902729" calcext:value-type="float">
            <text:p>35.902729</text:p>
          </table:table-cell>
          <table:table-cell office:value-type="float" office:value="-77.533652" calcext:value-type="float">
            <text:p>-77.5336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1100" calcext:value-type="float">
            <text:p>21100</text:p>
          </table:table-cell>
          <table:table-cell office:value-type="float" office:value="3957" calcext:value-type="float">
            <text:p>3957</text:p>
          </table:table-cell>
          <table:table-cell office:value-type="float" office:value="35.925243" calcext:value-type="float">
            <text:p>35.925243</text:p>
          </table:table-cell>
          <table:table-cell office:value-type="float" office:value="-77.556276" calcext:value-type="float">
            <text:p>-77.5562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1200" calcext:value-type="float">
            <text:p>21200</text:p>
          </table:table-cell>
          <table:table-cell office:value-type="float" office:value="5207" calcext:value-type="float">
            <text:p>5207</text:p>
          </table:table-cell>
          <table:table-cell office:value-type="float" office:value="35.899702" calcext:value-type="float">
            <text:p>35.899702</text:p>
          </table:table-cell>
          <table:table-cell office:value-type="float" office:value="-77.562552" calcext:value-type="float">
            <text:p>-77.562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1300" calcext:value-type="float">
            <text:p>21300</text:p>
          </table:table-cell>
          <table:table-cell office:value-type="float" office:value="4860" calcext:value-type="float">
            <text:p>4860</text:p>
          </table:table-cell>
          <table:table-cell office:value-type="float" office:value="35.875474" calcext:value-type="float">
            <text:p>35.875474</text:p>
          </table:table-cell>
          <table:table-cell office:value-type="float" office:value="-77.636754" calcext:value-type="float">
            <text:p>-77.6367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1400" calcext:value-type="float">
            <text:p>21400</text:p>
          </table:table-cell>
          <table:table-cell office:value-type="float" office:value="4141" calcext:value-type="float">
            <text:p>4141</text:p>
          </table:table-cell>
          <table:table-cell office:value-type="float" office:value="35.857865" calcext:value-type="float">
            <text:p>35.857865</text:p>
          </table:table-cell>
          <table:table-cell office:value-type="float" office:value="-77.748356" calcext:value-type="float">
            <text:p>-77.7483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1500" calcext:value-type="float">
            <text:p>21500</text:p>
          </table:table-cell>
          <table:table-cell office:value-type="float" office:value="3313" calcext:value-type="float">
            <text:p>3313</text:p>
          </table:table-cell>
          <table:table-cell office:value-type="float" office:value="35.790294" calcext:value-type="float">
            <text:p>35.790294</text:p>
          </table:table-cell>
          <table:table-cell office:value-type="float" office:value="-77.652301" calcext:value-type="float">
            <text:p>-77.6523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1600" calcext:value-type="float">
            <text:p>21600</text:p>
          </table:table-cell>
          <table:table-cell office:value-type="float" office:value="2897" calcext:value-type="float">
            <text:p>2897</text:p>
          </table:table-cell>
          <table:table-cell office:value-type="float" office:value="35.744214" calcext:value-type="float">
            <text:p>35.744214</text:p>
          </table:table-cell>
          <table:table-cell office:value-type="float" office:value="-77.637651" calcext:value-type="float">
            <text:p>-77.6376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2052" calcext:value-type="float">
            <text:p>2052</text:p>
          </table:table-cell>
          <table:table-cell office:value-type="float" office:value="36.097483" calcext:value-type="float">
            <text:p>36.097483</text:p>
          </table:table-cell>
          <table:table-cell office:value-type="float" office:value="-80.246006" calcext:value-type="float">
            <text:p>-80.2460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float" office:value="1103" calcext:value-type="float">
            <text:p>1103</text:p>
          </table:table-cell>
          <table:table-cell office:value-type="float" office:value="36.104388" calcext:value-type="float">
            <text:p>36.104388</text:p>
          </table:table-cell>
          <table:table-cell office:value-type="float" office:value="-80.249417" calcext:value-type="float">
            <text:p>-80.249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01" calcext:value-type="float">
            <text:p>301</text:p>
          </table:table-cell>
          <table:table-cell office:value-type="float" office:value="1799" calcext:value-type="float">
            <text:p>1799</text:p>
          </table:table-cell>
          <table:table-cell office:value-type="float" office:value="36.111669" calcext:value-type="float">
            <text:p>36.111669</text:p>
          </table:table-cell>
          <table:table-cell office:value-type="float" office:value="-80.251733" calcext:value-type="float">
            <text:p>-80.2517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02" calcext:value-type="float">
            <text:p>302</text:p>
          </table:table-cell>
          <table:table-cell office:value-type="float" office:value="1859" calcext:value-type="float">
            <text:p>1859</text:p>
          </table:table-cell>
          <table:table-cell office:value-type="float" office:value="36.119256" calcext:value-type="float">
            <text:p>36.119256</text:p>
          </table:table-cell>
          <table:table-cell office:value-type="float" office:value="-80.256604" calcext:value-type="float">
            <text:p>-80.2566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office:value-type="float" office:value="3251" calcext:value-type="float">
            <text:p>3251</text:p>
          </table:table-cell>
          <table:table-cell office:value-type="float" office:value="36.121135" calcext:value-type="float">
            <text:p>36.121135</text:p>
          </table:table-cell>
          <table:table-cell office:value-type="float" office:value="-80.243073" calcext:value-type="float">
            <text:p>-80.2430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2391" calcext:value-type="float">
            <text:p>2391</text:p>
          </table:table-cell>
          <table:table-cell office:value-type="float" office:value="36.117021" calcext:value-type="float">
            <text:p>36.117021</text:p>
          </table:table-cell>
          <table:table-cell office:value-type="float" office:value="-80.227918" calcext:value-type="float">
            <text:p>-80.2279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600" calcext:value-type="float">
            <text:p>600</text:p>
          </table:table-cell>
          <table:table-cell office:value-type="float" office:value="2056" calcext:value-type="float">
            <text:p>2056</text:p>
          </table:table-cell>
          <table:table-cell office:value-type="float" office:value="36.108004" calcext:value-type="float">
            <text:p>36.108004</text:p>
          </table:table-cell>
          <table:table-cell office:value-type="float" office:value="-80.228509" calcext:value-type="float">
            <text:p>-80.2285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700" calcext:value-type="float">
            <text:p>700</text:p>
          </table:table-cell>
          <table:table-cell office:value-type="float" office:value="1764" calcext:value-type="float">
            <text:p>1764</text:p>
          </table:table-cell>
          <table:table-cell office:value-type="float" office:value="36.098532" calcext:value-type="float">
            <text:p>36.098532</text:p>
          </table:table-cell>
          <table:table-cell office:value-type="float" office:value="-80.229595" calcext:value-type="float">
            <text:p>-80.2295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801" calcext:value-type="float">
            <text:p>801</text:p>
          </table:table-cell>
          <table:table-cell office:value-type="float" office:value="3062" calcext:value-type="float">
            <text:p>3062</text:p>
          </table:table-cell>
          <table:table-cell office:value-type="float" office:value="36.086248" calcext:value-type="float">
            <text:p>36.086248</text:p>
          </table:table-cell>
          <table:table-cell office:value-type="float" office:value="-80.225364" calcext:value-type="float">
            <text:p>-80.2253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802" calcext:value-type="float">
            <text:p>802</text:p>
          </table:table-cell>
          <table:table-cell office:value-type="float" office:value="2100" calcext:value-type="float">
            <text:p>2100</text:p>
          </table:table-cell>
          <table:table-cell office:value-type="float" office:value="36.076516" calcext:value-type="float">
            <text:p>36.076516</text:p>
          </table:table-cell>
          <table:table-cell office:value-type="float" office:value="-80.232043" calcext:value-type="float">
            <text:p>-80.2320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900" calcext:value-type="float">
            <text:p>900</text:p>
          </table:table-cell>
          <table:table-cell office:value-type="float" office:value="3508" calcext:value-type="float">
            <text:p>3508</text:p>
          </table:table-cell>
          <table:table-cell office:value-type="float" office:value="36.084265" calcext:value-type="float">
            <text:p>36.084265</text:p>
          </table:table-cell>
          <table:table-cell office:value-type="float" office:value="-80.250419" calcext:value-type="float">
            <text:p>-80.2504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000" calcext:value-type="float">
            <text:p>1000</text:p>
          </table:table-cell>
          <table:table-cell office:value-type="float" office:value="4652" calcext:value-type="float">
            <text:p>4652</text:p>
          </table:table-cell>
          <table:table-cell office:value-type="float" office:value="36.080393" calcext:value-type="float">
            <text:p>36.080393</text:p>
          </table:table-cell>
          <table:table-cell office:value-type="float" office:value="-80.264394" calcext:value-type="float">
            <text:p>-80.2643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100" calcext:value-type="float">
            <text:p>1100</text:p>
          </table:table-cell>
          <table:table-cell office:value-type="float" office:value="2254" calcext:value-type="float">
            <text:p>2254</text:p>
          </table:table-cell>
          <table:table-cell office:value-type="float" office:value="36.094688" calcext:value-type="float">
            <text:p>36.094688</text:p>
          </table:table-cell>
          <table:table-cell office:value-type="float" office:value="-80.263708" calcext:value-type="float">
            <text:p>-80.2637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200" calcext:value-type="float">
            <text:p>1200</text:p>
          </table:table-cell>
          <table:table-cell office:value-type="float" office:value="1959" calcext:value-type="float">
            <text:p>1959</text:p>
          </table:table-cell>
          <table:table-cell office:value-type="float" office:value="36.108355" calcext:value-type="float">
            <text:p>36.108355</text:p>
          </table:table-cell>
          <table:table-cell office:value-type="float" office:value="-80.27024" calcext:value-type="float">
            <text:p>-80.270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300" calcext:value-type="float">
            <text:p>1300</text:p>
          </table:table-cell>
          <table:table-cell office:value-type="float" office:value="4535" calcext:value-type="float">
            <text:p>4535</text:p>
          </table:table-cell>
          <table:table-cell office:value-type="float" office:value="36.132165" calcext:value-type="float">
            <text:p>36.132165</text:p>
          </table:table-cell>
          <table:table-cell office:value-type="float" office:value="-80.277728" calcext:value-type="float">
            <text:p>-80.2777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400" calcext:value-type="float">
            <text:p>1400</text:p>
          </table:table-cell>
          <table:table-cell office:value-type="float" office:value="3710" calcext:value-type="float">
            <text:p>3710</text:p>
          </table:table-cell>
          <table:table-cell office:value-type="float" office:value="36.143063" calcext:value-type="float">
            <text:p>36.143063</text:p>
          </table:table-cell>
          <table:table-cell office:value-type="float" office:value="-80.256071" calcext:value-type="float">
            <text:p>-80.2560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500" calcext:value-type="float">
            <text:p>1500</text:p>
          </table:table-cell>
          <table:table-cell office:value-type="float" office:value="4095" calcext:value-type="float">
            <text:p>4095</text:p>
          </table:table-cell>
          <table:table-cell office:value-type="float" office:value="36.152336" calcext:value-type="float">
            <text:p>36.152336</text:p>
          </table:table-cell>
          <table:table-cell office:value-type="float" office:value="-80.237177" calcext:value-type="float">
            <text:p>-80.2371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601" calcext:value-type="float">
            <text:p>1601</text:p>
          </table:table-cell>
          <table:table-cell office:value-type="float" office:value="3652" calcext:value-type="float">
            <text:p>3652</text:p>
          </table:table-cell>
          <table:table-cell office:value-type="float" office:value="36.14025" calcext:value-type="float">
            <text:p>36.14025</text:p>
          </table:table-cell>
          <table:table-cell office:value-type="float" office:value="-80.210352" calcext:value-type="float">
            <text:p>-80.2103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602" calcext:value-type="float">
            <text:p>1602</text:p>
          </table:table-cell>
          <table:table-cell office:value-type="float" office:value="3077" calcext:value-type="float">
            <text:p>3077</text:p>
          </table:table-cell>
          <table:table-cell office:value-type="float" office:value="36.118649" calcext:value-type="float">
            <text:p>36.118649</text:p>
          </table:table-cell>
          <table:table-cell office:value-type="float" office:value="-80.220745" calcext:value-type="float">
            <text:p>-80.2207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700" calcext:value-type="float">
            <text:p>1700</text:p>
          </table:table-cell>
          <table:table-cell office:value-type="float" office:value="5231" calcext:value-type="float">
            <text:p>5231</text:p>
          </table:table-cell>
          <table:table-cell office:value-type="float" office:value="36.112319" calcext:value-type="float">
            <text:p>36.112319</text:p>
          </table:table-cell>
          <table:table-cell office:value-type="float" office:value="-80.202064" calcext:value-type="float">
            <text:p>-80.2020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800" calcext:value-type="float">
            <text:p>1800</text:p>
          </table:table-cell>
          <table:table-cell office:value-type="float" office:value="4207" calcext:value-type="float">
            <text:p>4207</text:p>
          </table:table-cell>
          <table:table-cell office:value-type="float" office:value="36.07427" calcext:value-type="float">
            <text:p>36.07427</text:p>
          </table:table-cell>
          <table:table-cell office:value-type="float" office:value="-80.209578" calcext:value-type="float">
            <text:p>-80.2095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901" calcext:value-type="float">
            <text:p>1901</text:p>
          </table:table-cell>
          <table:table-cell office:value-type="float" office:value="1549" calcext:value-type="float">
            <text:p>1549</text:p>
          </table:table-cell>
          <table:table-cell office:value-type="float" office:value="36.065626" calcext:value-type="float">
            <text:p>36.065626</text:p>
          </table:table-cell>
          <table:table-cell office:value-type="float" office:value="-80.225493" calcext:value-type="float">
            <text:p>-80.2254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902" calcext:value-type="float">
            <text:p>1902</text:p>
          </table:table-cell>
          <table:table-cell office:value-type="float" office:value="1917" calcext:value-type="float">
            <text:p>1917</text:p>
          </table:table-cell>
          <table:table-cell office:value-type="float" office:value="36.070612" calcext:value-type="float">
            <text:p>36.070612</text:p>
          </table:table-cell>
          <table:table-cell office:value-type="float" office:value="-80.243962" calcext:value-type="float">
            <text:p>-80.2439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001" calcext:value-type="float">
            <text:p>2001</text:p>
          </table:table-cell>
          <table:table-cell office:value-type="float" office:value="2367" calcext:value-type="float">
            <text:p>2367</text:p>
          </table:table-cell>
          <table:table-cell office:value-type="float" office:value="36.057055" calcext:value-type="float">
            <text:p>36.057055</text:p>
          </table:table-cell>
          <table:table-cell office:value-type="float" office:value="-80.23814" calcext:value-type="float">
            <text:p>-80.238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002" calcext:value-type="float">
            <text:p>2002</text:p>
          </table:table-cell>
          <table:table-cell office:value-type="float" office:value="3072" calcext:value-type="float">
            <text:p>3072</text:p>
          </table:table-cell>
          <table:table-cell office:value-type="float" office:value="36.055262" calcext:value-type="float">
            <text:p>36.055262</text:p>
          </table:table-cell>
          <table:table-cell office:value-type="float" office:value="-80.251087" calcext:value-type="float">
            <text:p>-80.2510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100" calcext:value-type="float">
            <text:p>2100</text:p>
          </table:table-cell>
          <table:table-cell office:value-type="float" office:value="2151" calcext:value-type="float">
            <text:p>2151</text:p>
          </table:table-cell>
          <table:table-cell office:value-type="float" office:value="36.074626" calcext:value-type="float">
            <text:p>36.074626</text:p>
          </table:table-cell>
          <table:table-cell office:value-type="float" office:value="-80.282827" calcext:value-type="float">
            <text:p>-80.2828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200" calcext:value-type="float">
            <text:p>2200</text:p>
          </table:table-cell>
          <table:table-cell office:value-type="float" office:value="3742" calcext:value-type="float">
            <text:p>3742</text:p>
          </table:table-cell>
          <table:table-cell office:value-type="float" office:value="36.085157" calcext:value-type="float">
            <text:p>36.085157</text:p>
          </table:table-cell>
          <table:table-cell office:value-type="float" office:value="-80.281152" calcext:value-type="float">
            <text:p>-80.2811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501" calcext:value-type="float">
            <text:p>2501</text:p>
          </table:table-cell>
          <table:table-cell office:value-type="float" office:value="2590" calcext:value-type="float">
            <text:p>2590</text:p>
          </table:table-cell>
          <table:table-cell office:value-type="float" office:value="36.106048" calcext:value-type="float">
            <text:p>36.106048</text:p>
          </table:table-cell>
          <table:table-cell office:value-type="float" office:value="-80.282822" calcext:value-type="float">
            <text:p>-80.2828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502" calcext:value-type="float">
            <text:p>2502</text:p>
          </table:table-cell>
          <table:table-cell office:value-type="float" office:value="2770" calcext:value-type="float">
            <text:p>2770</text:p>
          </table:table-cell>
          <table:table-cell office:value-type="float" office:value="36.098393" calcext:value-type="float">
            <text:p>36.098393</text:p>
          </table:table-cell>
          <table:table-cell office:value-type="float" office:value="-80.299043" calcext:value-type="float">
            <text:p>-80.2990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601" calcext:value-type="float">
            <text:p>2601</text:p>
          </table:table-cell>
          <table:table-cell office:value-type="float" office:value="2481" calcext:value-type="float">
            <text:p>2481</text:p>
          </table:table-cell>
          <table:table-cell office:value-type="float" office:value="36.120664" calcext:value-type="float">
            <text:p>36.120664</text:p>
          </table:table-cell>
          <table:table-cell office:value-type="float" office:value="-80.296197" calcext:value-type="float">
            <text:p>-80.2961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603" calcext:value-type="float">
            <text:p>2603</text:p>
          </table:table-cell>
          <table:table-cell office:value-type="float" office:value="6553" calcext:value-type="float">
            <text:p>6553</text:p>
          </table:table-cell>
          <table:table-cell office:value-type="float" office:value="36.132854" calcext:value-type="float">
            <text:p>36.132854</text:p>
          </table:table-cell>
          <table:table-cell office:value-type="float" office:value="-80.313125" calcext:value-type="float">
            <text:p>-80.3131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604" calcext:value-type="float">
            <text:p>2604</text:p>
          </table:table-cell>
          <table:table-cell office:value-type="float" office:value="6441" calcext:value-type="float">
            <text:p>6441</text:p>
          </table:table-cell>
          <table:table-cell office:value-type="float" office:value="36.150339" calcext:value-type="float">
            <text:p>36.150339</text:p>
          </table:table-cell>
          <table:table-cell office:value-type="float" office:value="-80.335961" calcext:value-type="float">
            <text:p>-80.3359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701" calcext:value-type="float">
            <text:p>2701</text:p>
          </table:table-cell>
          <table:table-cell office:value-type="float" office:value="5864" calcext:value-type="float">
            <text:p>5864</text:p>
          </table:table-cell>
          <table:table-cell office:value-type="float" office:value="36.164749" calcext:value-type="float">
            <text:p>36.164749</text:p>
          </table:table-cell>
          <table:table-cell office:value-type="float" office:value="-80.310608" calcext:value-type="float">
            <text:p>-80.3106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702" calcext:value-type="float">
            <text:p>2702</text:p>
          </table:table-cell>
          <table:table-cell office:value-type="float" office:value="5675" calcext:value-type="float">
            <text:p>5675</text:p>
          </table:table-cell>
          <table:table-cell office:value-type="float" office:value="36.1617" calcext:value-type="float">
            <text:p>36.1617</text:p>
          </table:table-cell>
          <table:table-cell office:value-type="float" office:value="-80.282078" calcext:value-type="float">
            <text:p>-80.2820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703" calcext:value-type="float">
            <text:p>2703</text:p>
          </table:table-cell>
          <table:table-cell office:value-type="float" office:value="6039" calcext:value-type="float">
            <text:p>6039</text:p>
          </table:table-cell>
          <table:table-cell office:value-type="float" office:value="36.146404" calcext:value-type="float">
            <text:p>36.146404</text:p>
          </table:table-cell>
          <table:table-cell office:value-type="float" office:value="-80.284747" calcext:value-type="float">
            <text:p>-80.2847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801" calcext:value-type="float">
            <text:p>2801</text:p>
          </table:table-cell>
          <table:table-cell office:value-type="float" office:value="4236" calcext:value-type="float">
            <text:p>4236</text:p>
          </table:table-cell>
          <table:table-cell office:value-type="float" office:value="36.219566" calcext:value-type="float">
            <text:p>36.219566</text:p>
          </table:table-cell>
          <table:table-cell office:value-type="float" office:value="-80.381159" calcext:value-type="float">
            <text:p>-80.3811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804" calcext:value-type="float">
            <text:p>2804</text:p>
          </table:table-cell>
          <table:table-cell office:value-type="float" office:value="4150" calcext:value-type="float">
            <text:p>4150</text:p>
          </table:table-cell>
          <table:table-cell office:value-type="float" office:value="36.180473" calcext:value-type="float">
            <text:p>36.180473</text:p>
          </table:table-cell>
          <table:table-cell office:value-type="float" office:value="-80.313407" calcext:value-type="float">
            <text:p>-80.3134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806" calcext:value-type="float">
            <text:p>2806</text:p>
          </table:table-cell>
          <table:table-cell office:value-type="float" office:value="3274" calcext:value-type="float">
            <text:p>3274</text:p>
          </table:table-cell>
          <table:table-cell office:value-type="float" office:value="36.190486" calcext:value-type="float">
            <text:p>36.190486</text:p>
          </table:table-cell>
          <table:table-cell office:value-type="float" office:value="-80.277161" calcext:value-type="float">
            <text:p>-80.2771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807" calcext:value-type="float">
            <text:p>2807</text:p>
          </table:table-cell>
          <table:table-cell office:value-type="float" office:value="5031" calcext:value-type="float">
            <text:p>5031</text:p>
          </table:table-cell>
          <table:table-cell office:value-type="float" office:value="36.226177" calcext:value-type="float">
            <text:p>36.226177</text:p>
          </table:table-cell>
          <table:table-cell office:value-type="float" office:value="-80.270035" calcext:value-type="float">
            <text:p>-80.2700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808" calcext:value-type="float">
            <text:p>2808</text:p>
          </table:table-cell>
          <table:table-cell office:value-type="float" office:value="3531" calcext:value-type="float">
            <text:p>3531</text:p>
          </table:table-cell>
          <table:table-cell office:value-type="float" office:value="36.238222" calcext:value-type="float">
            <text:p>36.238222</text:p>
          </table:table-cell>
          <table:table-cell office:value-type="float" office:value="-80.313973" calcext:value-type="float">
            <text:p>-80.3139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809" calcext:value-type="float">
            <text:p>2809</text:p>
          </table:table-cell>
          <table:table-cell office:value-type="float" office:value="2238" calcext:value-type="float">
            <text:p>2238</text:p>
          </table:table-cell>
          <table:table-cell office:value-type="float" office:value="36.207857" calcext:value-type="float">
            <text:p>36.207857</text:p>
          </table:table-cell>
          <table:table-cell office:value-type="float" office:value="-80.33058" calcext:value-type="float">
            <text:p>-80.330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901" calcext:value-type="float">
            <text:p>2901</text:p>
          </table:table-cell>
          <table:table-cell office:value-type="float" office:value="4784" calcext:value-type="float">
            <text:p>4784</text:p>
          </table:table-cell>
          <table:table-cell office:value-type="float" office:value="36.189989" calcext:value-type="float">
            <text:p>36.189989</text:p>
          </table:table-cell>
          <table:table-cell office:value-type="float" office:value="-80.235944" calcext:value-type="float">
            <text:p>-80.2359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903" calcext:value-type="float">
            <text:p>2903</text:p>
          </table:table-cell>
          <table:table-cell office:value-type="float" office:value="3828" calcext:value-type="float">
            <text:p>3828</text:p>
          </table:table-cell>
          <table:table-cell office:value-type="float" office:value="36.16918" calcext:value-type="float">
            <text:p>36.16918</text:p>
          </table:table-cell>
          <table:table-cell office:value-type="float" office:value="-80.201683" calcext:value-type="float">
            <text:p>-80.2016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904" calcext:value-type="float">
            <text:p>2904</text:p>
          </table:table-cell>
          <table:table-cell office:value-type="float" office:value="2151" calcext:value-type="float">
            <text:p>2151</text:p>
          </table:table-cell>
          <table:table-cell office:value-type="float" office:value="36.207675" calcext:value-type="float">
            <text:p>36.207675</text:p>
          </table:table-cell>
          <table:table-cell office:value-type="float" office:value="-80.18301" calcext:value-type="float">
            <text:p>-80.183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002" calcext:value-type="float">
            <text:p>3002</text:p>
          </table:table-cell>
          <table:table-cell office:value-type="float" office:value="3932" calcext:value-type="float">
            <text:p>3932</text:p>
          </table:table-cell>
          <table:table-cell office:value-type="float" office:value="36.149283" calcext:value-type="float">
            <text:p>36.149283</text:p>
          </table:table-cell>
          <table:table-cell office:value-type="float" office:value="-80.178952" calcext:value-type="float">
            <text:p>-80.1789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003" calcext:value-type="float">
            <text:p>3003</text:p>
          </table:table-cell>
          <table:table-cell office:value-type="float" office:value="3272" calcext:value-type="float">
            <text:p>3272</text:p>
          </table:table-cell>
          <table:table-cell office:value-type="float" office:value="36.136568" calcext:value-type="float">
            <text:p>36.136568</text:p>
          </table:table-cell>
          <table:table-cell office:value-type="float" office:value="-80.152073" calcext:value-type="float">
            <text:p>-80.1520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004" calcext:value-type="float">
            <text:p>3004</text:p>
          </table:table-cell>
          <table:table-cell office:value-type="float" office:value="3618" calcext:value-type="float">
            <text:p>3618</text:p>
          </table:table-cell>
          <table:table-cell office:value-type="float" office:value="36.120388" calcext:value-type="float">
            <text:p>36.120388</text:p>
          </table:table-cell>
          <table:table-cell office:value-type="float" office:value="-80.123692" calcext:value-type="float">
            <text:p>-80.1236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103" calcext:value-type="float">
            <text:p>3103</text:p>
          </table:table-cell>
          <table:table-cell office:value-type="float" office:value="5468" calcext:value-type="float">
            <text:p>5468</text:p>
          </table:table-cell>
          <table:table-cell office:value-type="float" office:value="36.173669" calcext:value-type="float">
            <text:p>36.173669</text:p>
          </table:table-cell>
          <table:table-cell office:value-type="float" office:value="-80.088602" calcext:value-type="float">
            <text:p>-80.0886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105" calcext:value-type="float">
            <text:p>3105</text:p>
          </table:table-cell>
          <table:table-cell office:value-type="float" office:value="3649" calcext:value-type="float">
            <text:p>3649</text:p>
          </table:table-cell>
          <table:table-cell office:value-type="float" office:value="36.190573" calcext:value-type="float">
            <text:p>36.190573</text:p>
          </table:table-cell>
          <table:table-cell office:value-type="float" office:value="-80.136224" calcext:value-type="float">
            <text:p>-80.1362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106" calcext:value-type="float">
            <text:p>3106</text:p>
          </table:table-cell>
          <table:table-cell office:value-type="float" office:value="3099" calcext:value-type="float">
            <text:p>3099</text:p>
          </table:table-cell>
          <table:table-cell office:value-type="float" office:value="36.229877" calcext:value-type="float">
            <text:p>36.229877</text:p>
          </table:table-cell>
          <table:table-cell office:value-type="float" office:value="-80.098413" calcext:value-type="float">
            <text:p>-80.0984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107" calcext:value-type="float">
            <text:p>3107</text:p>
          </table:table-cell>
          <table:table-cell office:value-type="float" office:value="4391" calcext:value-type="float">
            <text:p>4391</text:p>
          </table:table-cell>
          <table:table-cell office:value-type="float" office:value="36.145563" calcext:value-type="float">
            <text:p>36.145563</text:p>
          </table:table-cell>
          <table:table-cell office:value-type="float" office:value="-80.083062" calcext:value-type="float">
            <text:p>-80.0830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108" calcext:value-type="float">
            <text:p>3108</text:p>
          </table:table-cell>
          <table:table-cell office:value-type="float" office:value="3495" calcext:value-type="float">
            <text:p>3495</text:p>
          </table:table-cell>
          <table:table-cell office:value-type="float" office:value="36.142311" calcext:value-type="float">
            <text:p>36.142311</text:p>
          </table:table-cell>
          <table:table-cell office:value-type="float" office:value="-80.058067" calcext:value-type="float">
            <text:p>-80.0580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201" calcext:value-type="float">
            <text:p>3201</text:p>
          </table:table-cell>
          <table:table-cell office:value-type="float" office:value="4774" calcext:value-type="float">
            <text:p>4774</text:p>
          </table:table-cell>
          <table:table-cell office:value-type="float" office:value="36.124388" calcext:value-type="float">
            <text:p>36.124388</text:p>
          </table:table-cell>
          <table:table-cell office:value-type="float" office:value="-80.093867" calcext:value-type="float">
            <text:p>-80.0938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202" calcext:value-type="float">
            <text:p>3202</text:p>
          </table:table-cell>
          <table:table-cell office:value-type="float" office:value="3904" calcext:value-type="float">
            <text:p>3904</text:p>
          </table:table-cell>
          <table:table-cell office:value-type="float" office:value="36.121025" calcext:value-type="float">
            <text:p>36.121025</text:p>
          </table:table-cell>
          <table:table-cell office:value-type="float" office:value="-80.062311" calcext:value-type="float">
            <text:p>-80.0623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307" calcext:value-type="float">
            <text:p>3307</text:p>
          </table:table-cell>
          <table:table-cell office:value-type="float" office:value="3405" calcext:value-type="float">
            <text:p>3405</text:p>
          </table:table-cell>
          <table:table-cell office:value-type="float" office:value="36.102879" calcext:value-type="float">
            <text:p>36.102879</text:p>
          </table:table-cell>
          <table:table-cell office:value-type="float" office:value="-80.098028" calcext:value-type="float">
            <text:p>-80.0980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308" calcext:value-type="float">
            <text:p>3308</text:p>
          </table:table-cell>
          <table:table-cell office:value-type="float" office:value="7880" calcext:value-type="float">
            <text:p>7880</text:p>
          </table:table-cell>
          <table:table-cell office:value-type="float" office:value="36.090184" calcext:value-type="float">
            <text:p>36.090184</text:p>
          </table:table-cell>
          <table:table-cell office:value-type="float" office:value="-80.126053" calcext:value-type="float">
            <text:p>-80.1260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309" calcext:value-type="float">
            <text:p>3309</text:p>
          </table:table-cell>
          <table:table-cell office:value-type="float" office:value="4956" calcext:value-type="float">
            <text:p>4956</text:p>
          </table:table-cell>
          <table:table-cell office:value-type="float" office:value="36.089245" calcext:value-type="float">
            <text:p>36.089245</text:p>
          </table:table-cell>
          <table:table-cell office:value-type="float" office:value="-80.176337" calcext:value-type="float">
            <text:p>-80.1763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310" calcext:value-type="float">
            <text:p>3310</text:p>
          </table:table-cell>
          <table:table-cell office:value-type="float" office:value="4061" calcext:value-type="float">
            <text:p>4061</text:p>
          </table:table-cell>
          <table:table-cell office:value-type="float" office:value="36.078651" calcext:value-type="float">
            <text:p>36.078651</text:p>
          </table:table-cell>
          <table:table-cell office:value-type="float" office:value="-80.152661" calcext:value-type="float">
            <text:p>-80.1526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311" calcext:value-type="float">
            <text:p>3311</text:p>
          </table:table-cell>
          <table:table-cell office:value-type="float" office:value="1926" calcext:value-type="float">
            <text:p>1926</text:p>
          </table:table-cell>
          <table:table-cell office:value-type="float" office:value="36.062402" calcext:value-type="float">
            <text:p>36.062402</text:p>
          </table:table-cell>
          <table:table-cell office:value-type="float" office:value="-80.134599" calcext:value-type="float">
            <text:p>-80.1345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312" calcext:value-type="float">
            <text:p>3312</text:p>
          </table:table-cell>
          <table:table-cell office:value-type="float" office:value="2692" calcext:value-type="float">
            <text:p>2692</text:p>
          </table:table-cell>
          <table:table-cell office:value-type="float" office:value="36.06517" calcext:value-type="float">
            <text:p>36.06517</text:p>
          </table:table-cell>
          <table:table-cell office:value-type="float" office:value="-80.088459" calcext:value-type="float">
            <text:p>-80.0884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313" calcext:value-type="float">
            <text:p>3313</text:p>
          </table:table-cell>
          <table:table-cell office:value-type="float" office:value="1458" calcext:value-type="float">
            <text:p>1458</text:p>
          </table:table-cell>
          <table:table-cell office:value-type="float" office:value="36.025611" calcext:value-type="float">
            <text:p>36.025611</text:p>
          </table:table-cell>
          <table:table-cell office:value-type="float" office:value="-80.06801" calcext:value-type="float">
            <text:p>-80.068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314" calcext:value-type="float">
            <text:p>3314</text:p>
          </table:table-cell>
          <table:table-cell office:value-type="float" office:value="3171" calcext:value-type="float">
            <text:p>3171</text:p>
          </table:table-cell>
          <table:table-cell office:value-type="float" office:value="36.066988" calcext:value-type="float">
            <text:p>36.066988</text:p>
          </table:table-cell>
          <table:table-cell office:value-type="float" office:value="-80.057601" calcext:value-type="float">
            <text:p>-80.0576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315" calcext:value-type="float">
            <text:p>3315</text:p>
          </table:table-cell>
          <table:table-cell office:value-type="float" office:value="3424" calcext:value-type="float">
            <text:p>3424</text:p>
          </table:table-cell>
          <table:table-cell office:value-type="float" office:value="36.100385" calcext:value-type="float">
            <text:p>36.100385</text:p>
          </table:table-cell>
          <table:table-cell office:value-type="float" office:value="-80.073493" calcext:value-type="float">
            <text:p>-80.0734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402" calcext:value-type="float">
            <text:p>3402</text:p>
          </table:table-cell>
          <table:table-cell office:value-type="float" office:value="2182" calcext:value-type="float">
            <text:p>2182</text:p>
          </table:table-cell>
          <table:table-cell office:value-type="float" office:value="36.041078" calcext:value-type="float">
            <text:p>36.041078</text:p>
          </table:table-cell>
          <table:table-cell office:value-type="float" office:value="-80.145422" calcext:value-type="float">
            <text:p>-80.1454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403" calcext:value-type="float">
            <text:p>3403</text:p>
          </table:table-cell>
          <table:table-cell office:value-type="float" office:value="3412" calcext:value-type="float">
            <text:p>3412</text:p>
          </table:table-cell>
          <table:table-cell office:value-type="float" office:value="36.056887" calcext:value-type="float">
            <text:p>36.056887</text:p>
          </table:table-cell>
          <table:table-cell office:value-type="float" office:value="-80.185269" calcext:value-type="float">
            <text:p>-80.1852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404" calcext:value-type="float">
            <text:p>3404</text:p>
          </table:table-cell>
          <table:table-cell office:value-type="float" office:value="3917" calcext:value-type="float">
            <text:p>3917</text:p>
          </table:table-cell>
          <table:table-cell office:value-type="float" office:value="36.067889" calcext:value-type="float">
            <text:p>36.067889</text:p>
          </table:table-cell>
          <table:table-cell office:value-type="float" office:value="-80.189799" calcext:value-type="float">
            <text:p>-80.1897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500" calcext:value-type="float">
            <text:p>3500</text:p>
          </table:table-cell>
          <table:table-cell office:value-type="float" office:value="6562" calcext:value-type="float">
            <text:p>6562</text:p>
          </table:table-cell>
          <table:table-cell office:value-type="float" office:value="36.040747" calcext:value-type="float">
            <text:p>36.040747</text:p>
          </table:table-cell>
          <table:table-cell office:value-type="float" office:value="-80.214748" calcext:value-type="float">
            <text:p>-80.2147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600" calcext:value-type="float">
            <text:p>3600</text:p>
          </table:table-cell>
          <table:table-cell office:value-type="float" office:value="5968" calcext:value-type="float">
            <text:p>5968</text:p>
          </table:table-cell>
          <table:table-cell office:value-type="float" office:value="36.025767" calcext:value-type="float">
            <text:p>36.025767</text:p>
          </table:table-cell>
          <table:table-cell office:value-type="float" office:value="-80.244927" calcext:value-type="float">
            <text:p>-80.2449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701" calcext:value-type="float">
            <text:p>3701</text:p>
          </table:table-cell>
          <table:table-cell office:value-type="float" office:value="4830" calcext:value-type="float">
            <text:p>4830</text:p>
          </table:table-cell>
          <table:table-cell office:value-type="float" office:value="36.055478" calcext:value-type="float">
            <text:p>36.055478</text:p>
          </table:table-cell>
          <table:table-cell office:value-type="float" office:value="-80.269006" calcext:value-type="float">
            <text:p>-80.2690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702" calcext:value-type="float">
            <text:p>3702</text:p>
          </table:table-cell>
          <table:table-cell office:value-type="float" office:value="4514" calcext:value-type="float">
            <text:p>4514</text:p>
          </table:table-cell>
          <table:table-cell office:value-type="float" office:value="36.040048" calcext:value-type="float">
            <text:p>36.040048</text:p>
          </table:table-cell>
          <table:table-cell office:value-type="float" office:value="-80.279924" calcext:value-type="float">
            <text:p>-80.2799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703" calcext:value-type="float">
            <text:p>3703</text:p>
          </table:table-cell>
          <table:table-cell office:value-type="float" office:value="6032" calcext:value-type="float">
            <text:p>6032</text:p>
          </table:table-cell>
          <table:table-cell office:value-type="float" office:value="36.013294" calcext:value-type="float">
            <text:p>36.013294</text:p>
          </table:table-cell>
          <table:table-cell office:value-type="float" office:value="-80.278941" calcext:value-type="float">
            <text:p>-80.2789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803" calcext:value-type="float">
            <text:p>3803</text:p>
          </table:table-cell>
          <table:table-cell office:value-type="float" office:value="4567" calcext:value-type="float">
            <text:p>4567</text:p>
          </table:table-cell>
          <table:table-cell office:value-type="float" office:value="36.049448" calcext:value-type="float">
            <text:p>36.049448</text:p>
          </table:table-cell>
          <table:table-cell office:value-type="float" office:value="-80.292723" calcext:value-type="float">
            <text:p>-80.2927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804" calcext:value-type="float">
            <text:p>3804</text:p>
          </table:table-cell>
          <table:table-cell office:value-type="float" office:value="4100" calcext:value-type="float">
            <text:p>4100</text:p>
          </table:table-cell>
          <table:table-cell office:value-type="float" office:value="36.050677" calcext:value-type="float">
            <text:p>36.050677</text:p>
          </table:table-cell>
          <table:table-cell office:value-type="float" office:value="-80.307318" calcext:value-type="float">
            <text:p>-80.3073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805" calcext:value-type="float">
            <text:p>3805</text:p>
          </table:table-cell>
          <table:table-cell office:value-type="float" office:value="5573" calcext:value-type="float">
            <text:p>5573</text:p>
          </table:table-cell>
          <table:table-cell office:value-type="float" office:value="36.063139" calcext:value-type="float">
            <text:p>36.063139</text:p>
          </table:table-cell>
          <table:table-cell office:value-type="float" office:value="-80.325062" calcext:value-type="float">
            <text:p>-80.3250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806" calcext:value-type="float">
            <text:p>3806</text:p>
          </table:table-cell>
          <table:table-cell office:value-type="float" office:value="3012" calcext:value-type="float">
            <text:p>3012</text:p>
          </table:table-cell>
          <table:table-cell office:value-type="float" office:value="36.043063" calcext:value-type="float">
            <text:p>36.043063</text:p>
          </table:table-cell>
          <table:table-cell office:value-type="float" office:value="-80.346516" calcext:value-type="float">
            <text:p>-80.3465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903" calcext:value-type="float">
            <text:p>3903</text:p>
          </table:table-cell>
          <table:table-cell office:value-type="float" office:value="4477" calcext:value-type="float">
            <text:p>4477</text:p>
          </table:table-cell>
          <table:table-cell office:value-type="float" office:value="36.079266" calcext:value-type="float">
            <text:p>36.079266</text:p>
          </table:table-cell>
          <table:table-cell office:value-type="float" office:value="-80.32317" calcext:value-type="float">
            <text:p>-80.323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904" calcext:value-type="float">
            <text:p>3904</text:p>
          </table:table-cell>
          <table:table-cell office:value-type="float" office:value="5907" calcext:value-type="float">
            <text:p>5907</text:p>
          </table:table-cell>
          <table:table-cell office:value-type="float" office:value="36.07298" calcext:value-type="float">
            <text:p>36.07298</text:p>
          </table:table-cell>
          <table:table-cell office:value-type="float" office:value="-80.354165" calcext:value-type="float">
            <text:p>-80.3541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905" calcext:value-type="float">
            <text:p>3905</text:p>
          </table:table-cell>
          <table:table-cell office:value-type="float" office:value="3607" calcext:value-type="float">
            <text:p>3607</text:p>
          </table:table-cell>
          <table:table-cell office:value-type="float" office:value="36.087303" calcext:value-type="float">
            <text:p>36.087303</text:p>
          </table:table-cell>
          <table:table-cell office:value-type="float" office:value="-80.330852" calcext:value-type="float">
            <text:p>-80.3308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906" calcext:value-type="float">
            <text:p>3906</text:p>
          </table:table-cell>
          <table:table-cell office:value-type="float" office:value="3436" calcext:value-type="float">
            <text:p>3436</text:p>
          </table:table-cell>
          <table:table-cell office:value-type="float" office:value="36.099964" calcext:value-type="float">
            <text:p>36.099964</text:p>
          </table:table-cell>
          <table:table-cell office:value-type="float" office:value="-80.324694" calcext:value-type="float">
            <text:p>-80.3246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908" calcext:value-type="float">
            <text:p>3908</text:p>
          </table:table-cell>
          <table:table-cell office:value-type="float" office:value="3085" calcext:value-type="float">
            <text:p>3085</text:p>
          </table:table-cell>
          <table:table-cell office:value-type="float" office:value="36.112511" calcext:value-type="float">
            <text:p>36.112511</text:p>
          </table:table-cell>
          <table:table-cell office:value-type="float" office:value="-80.331952" calcext:value-type="float">
            <text:p>-80.3319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3909" calcext:value-type="float">
            <text:p>3909</text:p>
          </table:table-cell>
          <table:table-cell office:value-type="float" office:value="4356" calcext:value-type="float">
            <text:p>4356</text:p>
          </table:table-cell>
          <table:table-cell office:value-type="float" office:value="36.09522" calcext:value-type="float">
            <text:p>36.09522</text:p>
          </table:table-cell>
          <table:table-cell office:value-type="float" office:value="-80.348405" calcext:value-type="float">
            <text:p>-80.3484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005" calcext:value-type="float">
            <text:p>4005</text:p>
          </table:table-cell>
          <table:table-cell office:value-type="float" office:value="4695" calcext:value-type="float">
            <text:p>4695</text:p>
          </table:table-cell>
          <table:table-cell office:value-type="float" office:value="36.012004" calcext:value-type="float">
            <text:p>36.012004</text:p>
          </table:table-cell>
          <table:table-cell office:value-type="float" office:value="-80.394186" calcext:value-type="float">
            <text:p>-80.3941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007" calcext:value-type="float">
            <text:p>4007</text:p>
          </table:table-cell>
          <table:table-cell office:value-type="float" office:value="7104" calcext:value-type="float">
            <text:p>7104</text:p>
          </table:table-cell>
          <table:table-cell office:value-type="float" office:value="36.06112" calcext:value-type="float">
            <text:p>36.06112</text:p>
          </table:table-cell>
          <table:table-cell office:value-type="float" office:value="-80.430204" calcext:value-type="float">
            <text:p>-80.4302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009" calcext:value-type="float">
            <text:p>4009</text:p>
          </table:table-cell>
          <table:table-cell office:value-type="float" office:value="3802" calcext:value-type="float">
            <text:p>3802</text:p>
          </table:table-cell>
          <table:table-cell office:value-type="float" office:value="36.113016" calcext:value-type="float">
            <text:p>36.113016</text:p>
          </table:table-cell>
          <table:table-cell office:value-type="float" office:value="-80.426853" calcext:value-type="float">
            <text:p>-80.4268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010" calcext:value-type="float">
            <text:p>4010</text:p>
          </table:table-cell>
          <table:table-cell office:value-type="float" office:value="3392" calcext:value-type="float">
            <text:p>3392</text:p>
          </table:table-cell>
          <table:table-cell office:value-type="float" office:value="36.107402" calcext:value-type="float">
            <text:p>36.107402</text:p>
          </table:table-cell>
          <table:table-cell office:value-type="float" office:value="-80.373666" calcext:value-type="float">
            <text:p>-80.3736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011" calcext:value-type="float">
            <text:p>4011</text:p>
          </table:table-cell>
          <table:table-cell office:value-type="float" office:value="5645" calcext:value-type="float">
            <text:p>5645</text:p>
          </table:table-cell>
          <table:table-cell office:value-type="float" office:value="36.089789" calcext:value-type="float">
            <text:p>36.089789</text:p>
          </table:table-cell>
          <table:table-cell office:value-type="float" office:value="-80.396672" calcext:value-type="float">
            <text:p>-80.3966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012" calcext:value-type="float">
            <text:p>4012</text:p>
          </table:table-cell>
          <table:table-cell office:value-type="float" office:value="5611" calcext:value-type="float">
            <text:p>5611</text:p>
          </table:table-cell>
          <table:table-cell office:value-type="float" office:value="36.059044" calcext:value-type="float">
            <text:p>36.059044</text:p>
          </table:table-cell>
          <table:table-cell office:value-type="float" office:value="-80.384315" calcext:value-type="float">
            <text:p>-80.3843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013" calcext:value-type="float">
            <text:p>4013</text:p>
          </table:table-cell>
          <table:table-cell office:value-type="float" office:value="3083" calcext:value-type="float">
            <text:p>3083</text:p>
          </table:table-cell>
          <table:table-cell office:value-type="float" office:value="36.040062" calcext:value-type="float">
            <text:p>36.040062</text:p>
          </table:table-cell>
          <table:table-cell office:value-type="float" office:value="-80.386654" calcext:value-type="float">
            <text:p>-80.3866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014" calcext:value-type="float">
            <text:p>4014</text:p>
          </table:table-cell>
          <table:table-cell office:value-type="float" office:value="3016" calcext:value-type="float">
            <text:p>3016</text:p>
          </table:table-cell>
          <table:table-cell office:value-type="float" office:value="36.025207" calcext:value-type="float">
            <text:p>36.025207</text:p>
          </table:table-cell>
          <table:table-cell office:value-type="float" office:value="-80.371888" calcext:value-type="float">
            <text:p>-80.3718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015" calcext:value-type="float">
            <text:p>4015</text:p>
          </table:table-cell>
          <table:table-cell office:value-type="float" office:value="3296" calcext:value-type="float">
            <text:p>3296</text:p>
          </table:table-cell>
          <table:table-cell office:value-type="float" office:value="36.000016" calcext:value-type="float">
            <text:p>36.000016</text:p>
          </table:table-cell>
          <table:table-cell office:value-type="float" office:value="-80.365986" calcext:value-type="float">
            <text:p>-80.3659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102" calcext:value-type="float">
            <text:p>4102</text:p>
          </table:table-cell>
          <table:table-cell office:value-type="float" office:value="3256" calcext:value-type="float">
            <text:p>3256</text:p>
          </table:table-cell>
          <table:table-cell office:value-type="float" office:value="36.160999" calcext:value-type="float">
            <text:p>36.160999</text:p>
          </table:table-cell>
          <table:table-cell office:value-type="float" office:value="-80.409666" calcext:value-type="float">
            <text:p>-80.4096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103" calcext:value-type="float">
            <text:p>4103</text:p>
          </table:table-cell>
          <table:table-cell office:value-type="float" office:value="3478" calcext:value-type="float">
            <text:p>3478</text:p>
          </table:table-cell>
          <table:table-cell office:value-type="float" office:value="36.1333" calcext:value-type="float">
            <text:p>36.1333</text:p>
          </table:table-cell>
          <table:table-cell office:value-type="float" office:value="-80.374687" calcext:value-type="float">
            <text:p>-80.3746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104" calcext:value-type="float">
            <text:p>4104</text:p>
          </table:table-cell>
          <table:table-cell office:value-type="float" office:value="3429" calcext:value-type="float">
            <text:p>3429</text:p>
          </table:table-cell>
          <table:table-cell office:value-type="float" office:value="36.165149" calcext:value-type="float">
            <text:p>36.165149</text:p>
          </table:table-cell>
          <table:table-cell office:value-type="float" office:value="-80.365833" calcext:value-type="float">
            <text:p>-80.3658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0100" calcext:value-type="float">
            <text:p>60100</text:p>
          </table:table-cell>
          <table:table-cell office:value-type="float" office:value="4663" calcext:value-type="float">
            <text:p>4663</text:p>
          </table:table-cell>
          <table:table-cell office:value-type="float" office:value="36.205829" calcext:value-type="float">
            <text:p>36.205829</text:p>
          </table:table-cell>
          <table:table-cell office:value-type="float" office:value="-78.282444" calcext:value-type="float">
            <text:p>-78.282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0200" calcext:value-type="float">
            <text:p>60200</text:p>
          </table:table-cell>
          <table:table-cell office:value-type="float" office:value="3711" calcext:value-type="float">
            <text:p>3711</text:p>
          </table:table-cell>
          <table:table-cell office:value-type="float" office:value="36.146149" calcext:value-type="float">
            <text:p>36.146149</text:p>
          </table:table-cell>
          <table:table-cell office:value-type="float" office:value="-78.140182" calcext:value-type="float">
            <text:p>-78.1401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0301" calcext:value-type="float">
            <text:p>60301</text:p>
          </table:table-cell>
          <table:table-cell office:value-type="float" office:value="5975" calcext:value-type="float">
            <text:p>5975</text:p>
          </table:table-cell>
          <table:table-cell office:value-type="float" office:value="36.114264" calcext:value-type="float">
            <text:p>36.114264</text:p>
          </table:table-cell>
          <table:table-cell office:value-type="float" office:value="-78.28146" calcext:value-type="float">
            <text:p>-78.281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0302" calcext:value-type="float">
            <text:p>60302</text:p>
          </table:table-cell>
          <table:table-cell office:value-type="float" office:value="2563" calcext:value-type="float">
            <text:p>2563</text:p>
          </table:table-cell>
          <table:table-cell office:value-type="float" office:value="36.082192" calcext:value-type="float">
            <text:p>36.082192</text:p>
          </table:table-cell>
          <table:table-cell office:value-type="float" office:value="-78.312036" calcext:value-type="float">
            <text:p>-78.3120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0401" calcext:value-type="float">
            <text:p>60401</text:p>
          </table:table-cell>
          <table:table-cell office:value-type="float" office:value="2441" calcext:value-type="float">
            <text:p>2441</text:p>
          </table:table-cell>
          <table:table-cell office:value-type="float" office:value="36.122399" calcext:value-type="float">
            <text:p>36.122399</text:p>
          </table:table-cell>
          <table:table-cell office:value-type="float" office:value="-78.492437" calcext:value-type="float">
            <text:p>-78.4924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0402" calcext:value-type="float">
            <text:p>60402</text:p>
          </table:table-cell>
          <table:table-cell office:value-type="float" office:value="4944" calcext:value-type="float">
            <text:p>4944</text:p>
          </table:table-cell>
          <table:table-cell office:value-type="float" office:value="36.110664" calcext:value-type="float">
            <text:p>36.110664</text:p>
          </table:table-cell>
          <table:table-cell office:value-type="float" office:value="-78.430632" calcext:value-type="float">
            <text:p>-78.4306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0501" calcext:value-type="float">
            <text:p>60501</text:p>
          </table:table-cell>
          <table:table-cell office:value-type="float" office:value="5955" calcext:value-type="float">
            <text:p>5955</text:p>
          </table:table-cell>
          <table:table-cell office:value-type="float" office:value="36.041677" calcext:value-type="float">
            <text:p>36.041677</text:p>
          </table:table-cell>
          <table:table-cell office:value-type="float" office:value="-78.515861" calcext:value-type="float">
            <text:p>-78.5158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0502" calcext:value-type="float">
            <text:p>60502</text:p>
          </table:table-cell>
          <table:table-cell office:value-type="float" office:value="7918" calcext:value-type="float">
            <text:p>7918</text:p>
          </table:table-cell>
          <table:table-cell office:value-type="float" office:value="36.031684" calcext:value-type="float">
            <text:p>36.031684</text:p>
          </table:table-cell>
          <table:table-cell office:value-type="float" office:value="-78.443511" calcext:value-type="float">
            <text:p>-78.4435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0600" calcext:value-type="float">
            <text:p>60600</text:p>
          </table:table-cell>
          <table:table-cell office:value-type="float" office:value="8582" calcext:value-type="float">
            <text:p>8582</text:p>
          </table:table-cell>
          <table:table-cell office:value-type="float" office:value="35.987653" calcext:value-type="float">
            <text:p>35.987653</text:p>
          </table:table-cell>
          <table:table-cell office:value-type="float" office:value="-78.358082" calcext:value-type="float">
            <text:p>-78.3580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0700" calcext:value-type="float">
            <text:p>60700</text:p>
          </table:table-cell>
          <table:table-cell office:value-type="float" office:value="4709" calcext:value-type="float">
            <text:p>4709</text:p>
          </table:table-cell>
          <table:table-cell office:value-type="float" office:value="35.997532" calcext:value-type="float">
            <text:p>35.997532</text:p>
          </table:table-cell>
          <table:table-cell office:value-type="float" office:value="-78.190024" calcext:value-type="float">
            <text:p>-78.1900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0801" calcext:value-type="float">
            <text:p>60801</text:p>
          </table:table-cell>
          <table:table-cell office:value-type="float" office:value="4204" calcext:value-type="float">
            <text:p>4204</text:p>
          </table:table-cell>
          <table:table-cell office:value-type="float" office:value="35.950433" calcext:value-type="float">
            <text:p>35.950433</text:p>
          </table:table-cell>
          <table:table-cell office:value-type="float" office:value="-78.256331" calcext:value-type="float">
            <text:p>-78.2563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0802" calcext:value-type="float">
            <text:p>60802</text:p>
          </table:table-cell>
          <table:table-cell office:value-type="float" office:value="4954" calcext:value-type="float">
            <text:p>4954</text:p>
          </table:table-cell>
          <table:table-cell office:value-type="float" office:value="35.895967" calcext:value-type="float">
            <text:p>35.895967</text:p>
          </table:table-cell>
          <table:table-cell office:value-type="float" office:value="-78.279275" calcext:value-type="float">
            <text:p>-78.2792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101" calcext:value-type="float">
            <text:p>30101</text:p>
          </table:table-cell>
          <table:table-cell office:value-type="float" office:value="3383" calcext:value-type="float">
            <text:p>3383</text:p>
          </table:table-cell>
          <table:table-cell office:value-type="float" office:value="35.37578" calcext:value-type="float">
            <text:p>35.37578</text:p>
          </table:table-cell>
          <table:table-cell office:value-type="float" office:value="-80.998391" calcext:value-type="float">
            <text:p>-80.9983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102" calcext:value-type="float">
            <text:p>30102</text:p>
          </table:table-cell>
          <table:table-cell office:value-type="float" office:value="3315" calcext:value-type="float">
            <text:p>3315</text:p>
          </table:table-cell>
          <table:table-cell office:value-type="float" office:value="35.314871" calcext:value-type="float">
            <text:p>35.314871</text:p>
          </table:table-cell>
          <table:table-cell office:value-type="float" office:value="-81.012444" calcext:value-type="float">
            <text:p>-81.012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203" calcext:value-type="float">
            <text:p>30203</text:p>
          </table:table-cell>
          <table:table-cell office:value-type="float" office:value="2345" calcext:value-type="float">
            <text:p>2345</text:p>
          </table:table-cell>
          <table:table-cell office:value-type="float" office:value="35.382342" calcext:value-type="float">
            <text:p>35.382342</text:p>
          </table:table-cell>
          <table:table-cell office:value-type="float" office:value="-81.08353" calcext:value-type="float">
            <text:p>-81.083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204" calcext:value-type="float">
            <text:p>30204</text:p>
          </table:table-cell>
          <table:table-cell office:value-type="float" office:value="3000" calcext:value-type="float">
            <text:p>3000</text:p>
          </table:table-cell>
          <table:table-cell office:value-type="float" office:value="35.34936" calcext:value-type="float">
            <text:p>35.34936</text:p>
          </table:table-cell>
          <table:table-cell office:value-type="float" office:value="-81.043605" calcext:value-type="float">
            <text:p>-81.0436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205" calcext:value-type="float">
            <text:p>30205</text:p>
          </table:table-cell>
          <table:table-cell office:value-type="float" office:value="3852" calcext:value-type="float">
            <text:p>3852</text:p>
          </table:table-cell>
          <table:table-cell office:value-type="float" office:value="35.376094" calcext:value-type="float">
            <text:p>35.376094</text:p>
          </table:table-cell>
          <table:table-cell office:value-type="float" office:value="-81.119519" calcext:value-type="float">
            <text:p>-81.1195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301" calcext:value-type="float">
            <text:p>30301</text:p>
          </table:table-cell>
          <table:table-cell office:value-type="float" office:value="2587" calcext:value-type="float">
            <text:p>2587</text:p>
          </table:table-cell>
          <table:table-cell office:value-type="float" office:value="35.384294" calcext:value-type="float">
            <text:p>35.384294</text:p>
          </table:table-cell>
          <table:table-cell office:value-type="float" office:value="-81.188523" calcext:value-type="float">
            <text:p>-81.1885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302" calcext:value-type="float">
            <text:p>30302</text:p>
          </table:table-cell>
          <table:table-cell office:value-type="float" office:value="2665" calcext:value-type="float">
            <text:p>2665</text:p>
          </table:table-cell>
          <table:table-cell office:value-type="float" office:value="35.334571" calcext:value-type="float">
            <text:p>35.334571</text:p>
          </table:table-cell>
          <table:table-cell office:value-type="float" office:value="-81.155997" calcext:value-type="float">
            <text:p>-81.1559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401" calcext:value-type="float">
            <text:p>30401</text:p>
          </table:table-cell>
          <table:table-cell office:value-type="float" office:value="4126" calcext:value-type="float">
            <text:p>4126</text:p>
          </table:table-cell>
          <table:table-cell office:value-type="float" office:value="35.371361" calcext:value-type="float">
            <text:p>35.371361</text:p>
          </table:table-cell>
          <table:table-cell office:value-type="float" office:value="-81.234425" calcext:value-type="float">
            <text:p>-81.2344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402" calcext:value-type="float">
            <text:p>30402</text:p>
          </table:table-cell>
          <table:table-cell office:value-type="float" office:value="4368" calcext:value-type="float">
            <text:p>4368</text:p>
          </table:table-cell>
          <table:table-cell office:value-type="float" office:value="35.324629" calcext:value-type="float">
            <text:p>35.324629</text:p>
          </table:table-cell>
          <table:table-cell office:value-type="float" office:value="-81.229934" calcext:value-type="float">
            <text:p>-81.2299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501" calcext:value-type="float">
            <text:p>30501</text:p>
          </table:table-cell>
          <table:table-cell office:value-type="float" office:value="2569" calcext:value-type="float">
            <text:p>2569</text:p>
          </table:table-cell>
          <table:table-cell office:value-type="float" office:value="35.387417" calcext:value-type="float">
            <text:p>35.387417</text:p>
          </table:table-cell>
          <table:table-cell office:value-type="float" office:value="-81.294314" calcext:value-type="float">
            <text:p>-81.2943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502" calcext:value-type="float">
            <text:p>30502</text:p>
          </table:table-cell>
          <table:table-cell office:value-type="float" office:value="3784" calcext:value-type="float">
            <text:p>3784</text:p>
          </table:table-cell>
          <table:table-cell office:value-type="float" office:value="35.335074" calcext:value-type="float">
            <text:p>35.335074</text:p>
          </table:table-cell>
          <table:table-cell office:value-type="float" office:value="-81.328956" calcext:value-type="float">
            <text:p>-81.3289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601" calcext:value-type="float">
            <text:p>30601</text:p>
          </table:table-cell>
          <table:table-cell office:value-type="float" office:value="2710" calcext:value-type="float">
            <text:p>2710</text:p>
          </table:table-cell>
          <table:table-cell office:value-type="float" office:value="35.39572" calcext:value-type="float">
            <text:p>35.39572</text:p>
          </table:table-cell>
          <table:table-cell office:value-type="float" office:value="-81.367925" calcext:value-type="float">
            <text:p>-81.3679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602" calcext:value-type="float">
            <text:p>30602</text:p>
          </table:table-cell>
          <table:table-cell office:value-type="float" office:value="2507" calcext:value-type="float">
            <text:p>2507</text:p>
          </table:table-cell>
          <table:table-cell office:value-type="float" office:value="35.388196" calcext:value-type="float">
            <text:p>35.388196</text:p>
          </table:table-cell>
          <table:table-cell office:value-type="float" office:value="-81.400397" calcext:value-type="float">
            <text:p>-81.4003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700" calcext:value-type="float">
            <text:p>30700</text:p>
          </table:table-cell>
          <table:table-cell office:value-type="float" office:value="2955" calcext:value-type="float">
            <text:p>2955</text:p>
          </table:table-cell>
          <table:table-cell office:value-type="float" office:value="35.371854" calcext:value-type="float">
            <text:p>35.371854</text:p>
          </table:table-cell>
          <table:table-cell office:value-type="float" office:value="-81.375888" calcext:value-type="float">
            <text:p>-81.3758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801" calcext:value-type="float">
            <text:p>30801</text:p>
          </table:table-cell>
          <table:table-cell office:value-type="float" office:value="1476" calcext:value-type="float">
            <text:p>1476</text:p>
          </table:table-cell>
          <table:table-cell office:value-type="float" office:value="35.286411" calcext:value-type="float">
            <text:p>35.286411</text:p>
          </table:table-cell>
          <table:table-cell office:value-type="float" office:value="-81.319759" calcext:value-type="float">
            <text:p>-81.3197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802" calcext:value-type="float">
            <text:p>30802</text:p>
          </table:table-cell>
          <table:table-cell office:value-type="float" office:value="4215" calcext:value-type="float">
            <text:p>4215</text:p>
          </table:table-cell>
          <table:table-cell office:value-type="float" office:value="35.295142" calcext:value-type="float">
            <text:p>35.295142</text:p>
          </table:table-cell>
          <table:table-cell office:value-type="float" office:value="-81.269527" calcext:value-type="float">
            <text:p>-81.2695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901" calcext:value-type="float">
            <text:p>30901</text:p>
          </table:table-cell>
          <table:table-cell office:value-type="float" office:value="2273" calcext:value-type="float">
            <text:p>2273</text:p>
          </table:table-cell>
          <table:table-cell office:value-type="float" office:value="35.314039" calcext:value-type="float">
            <text:p>35.314039</text:p>
          </table:table-cell>
          <table:table-cell office:value-type="float" office:value="-81.180909" calcext:value-type="float">
            <text:p>-81.1809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0902" calcext:value-type="float">
            <text:p>30902</text:p>
          </table:table-cell>
          <table:table-cell office:value-type="float" office:value="2927" calcext:value-type="float">
            <text:p>2927</text:p>
          </table:table-cell>
          <table:table-cell office:value-type="float" office:value="35.308906" calcext:value-type="float">
            <text:p>35.308906</text:p>
          </table:table-cell>
          <table:table-cell office:value-type="float" office:value="-81.164787" calcext:value-type="float">
            <text:p>-81.1647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001" calcext:value-type="float">
            <text:p>31001</text:p>
          </table:table-cell>
          <table:table-cell office:value-type="float" office:value="2865" calcext:value-type="float">
            <text:p>2865</text:p>
          </table:table-cell>
          <table:table-cell office:value-type="float" office:value="35.284727" calcext:value-type="float">
            <text:p>35.284727</text:p>
          </table:table-cell>
          <table:table-cell office:value-type="float" office:value="-81.073362" calcext:value-type="float">
            <text:p>-81.0733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003" calcext:value-type="float">
            <text:p>31003</text:p>
          </table:table-cell>
          <table:table-cell office:value-type="float" office:value="3803" calcext:value-type="float">
            <text:p>3803</text:p>
          </table:table-cell>
          <table:table-cell office:value-type="float" office:value="35.309366" calcext:value-type="float">
            <text:p>35.309366</text:p>
          </table:table-cell>
          <table:table-cell office:value-type="float" office:value="-81.05715" calcext:value-type="float">
            <text:p>-81.057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004" calcext:value-type="float">
            <text:p>31004</text:p>
          </table:table-cell>
          <table:table-cell office:value-type="float" office:value="2561" calcext:value-type="float">
            <text:p>2561</text:p>
          </table:table-cell>
          <table:table-cell office:value-type="float" office:value="35.288756" calcext:value-type="float">
            <text:p>35.288756</text:p>
          </table:table-cell>
          <table:table-cell office:value-type="float" office:value="-81.051732" calcext:value-type="float">
            <text:p>-81.0517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101" calcext:value-type="float">
            <text:p>31101</text:p>
          </table:table-cell>
          <table:table-cell office:value-type="float" office:value="2767" calcext:value-type="float">
            <text:p>2767</text:p>
          </table:table-cell>
          <table:table-cell office:value-type="float" office:value="35.314181" calcext:value-type="float">
            <text:p>35.314181</text:p>
          </table:table-cell>
          <table:table-cell office:value-type="float" office:value="-81.029602" calcext:value-type="float">
            <text:p>-81.0296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102" calcext:value-type="float">
            <text:p>31102</text:p>
          </table:table-cell>
          <table:table-cell office:value-type="float" office:value="2201" calcext:value-type="float">
            <text:p>2201</text:p>
          </table:table-cell>
          <table:table-cell office:value-type="float" office:value="35.289809" calcext:value-type="float">
            <text:p>35.289809</text:p>
          </table:table-cell>
          <table:table-cell office:value-type="float" office:value="-81.020336" calcext:value-type="float">
            <text:p>-81.0203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201" calcext:value-type="float">
            <text:p>31201</text:p>
          </table:table-cell>
          <table:table-cell office:value-type="float" office:value="3080" calcext:value-type="float">
            <text:p>3080</text:p>
          </table:table-cell>
          <table:table-cell office:value-type="float" office:value="35.274499" calcext:value-type="float">
            <text:p>35.274499</text:p>
          </table:table-cell>
          <table:table-cell office:value-type="float" office:value="-81.024561" calcext:value-type="float">
            <text:p>-81.0245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202" calcext:value-type="float">
            <text:p>31202</text:p>
          </table:table-cell>
          <table:table-cell office:value-type="float" office:value="2404" calcext:value-type="float">
            <text:p>2404</text:p>
          </table:table-cell>
          <table:table-cell office:value-type="float" office:value="35.267853" calcext:value-type="float">
            <text:p>35.267853</text:p>
          </table:table-cell>
          <table:table-cell office:value-type="float" office:value="-81.040026" calcext:value-type="float">
            <text:p>-81.0400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301" calcext:value-type="float">
            <text:p>31301</text:p>
          </table:table-cell>
          <table:table-cell office:value-type="float" office:value="3383" calcext:value-type="float">
            <text:p>3383</text:p>
          </table:table-cell>
          <table:table-cell office:value-type="float" office:value="35.2876" calcext:value-type="float">
            <text:p>35.2876</text:p>
          </table:table-cell>
          <table:table-cell office:value-type="float" office:value="-81.126205" calcext:value-type="float">
            <text:p>-81.1262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302" calcext:value-type="float">
            <text:p>31302</text:p>
          </table:table-cell>
          <table:table-cell office:value-type="float" office:value="4535" calcext:value-type="float">
            <text:p>4535</text:p>
          </table:table-cell>
          <table:table-cell office:value-type="float" office:value="35.27254" calcext:value-type="float">
            <text:p>35.27254</text:p>
          </table:table-cell>
          <table:table-cell office:value-type="float" office:value="-81.105513" calcext:value-type="float">
            <text:p>-81.1055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401" calcext:value-type="float">
            <text:p>31401</text:p>
          </table:table-cell>
          <table:table-cell office:value-type="float" office:value="2986" calcext:value-type="float">
            <text:p>2986</text:p>
          </table:table-cell>
          <table:table-cell office:value-type="float" office:value="35.285841" calcext:value-type="float">
            <text:p>35.285841</text:p>
          </table:table-cell>
          <table:table-cell office:value-type="float" office:value="-81.161826" calcext:value-type="float">
            <text:p>-81.1618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402" calcext:value-type="float">
            <text:p>31402</text:p>
          </table:table-cell>
          <table:table-cell office:value-type="float" office:value="2356" calcext:value-type="float">
            <text:p>2356</text:p>
          </table:table-cell>
          <table:table-cell office:value-type="float" office:value="35.293499" calcext:value-type="float">
            <text:p>35.293499</text:p>
          </table:table-cell>
          <table:table-cell office:value-type="float" office:value="-81.147696" calcext:value-type="float">
            <text:p>-81.1476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500" calcext:value-type="float">
            <text:p>31500</text:p>
          </table:table-cell>
          <table:table-cell office:value-type="float" office:value="3381" calcext:value-type="float">
            <text:p>3381</text:p>
          </table:table-cell>
          <table:table-cell office:value-type="float" office:value="35.272489" calcext:value-type="float">
            <text:p>35.272489</text:p>
          </table:table-cell>
          <table:table-cell office:value-type="float" office:value="-81.206794" calcext:value-type="float">
            <text:p>-81.2067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600" calcext:value-type="float">
            <text:p>31600</text:p>
          </table:table-cell>
          <table:table-cell office:value-type="float" office:value="3489" calcext:value-type="float">
            <text:p>3489</text:p>
          </table:table-cell>
          <table:table-cell office:value-type="float" office:value="35.27151" calcext:value-type="float">
            <text:p>35.27151</text:p>
          </table:table-cell>
          <table:table-cell office:value-type="float" office:value="-81.290974" calcext:value-type="float">
            <text:p>-81.2909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701" calcext:value-type="float">
            <text:p>31701</text:p>
          </table:table-cell>
          <table:table-cell office:value-type="float" office:value="3670" calcext:value-type="float">
            <text:p>3670</text:p>
          </table:table-cell>
          <table:table-cell office:value-type="float" office:value="35.189859" calcext:value-type="float">
            <text:p>35.189859</text:p>
          </table:table-cell>
          <table:table-cell office:value-type="float" office:value="-81.273396" calcext:value-type="float">
            <text:p>-81.2733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703" calcext:value-type="float">
            <text:p>31703</text:p>
          </table:table-cell>
          <table:table-cell office:value-type="float" office:value="2709" calcext:value-type="float">
            <text:p>2709</text:p>
          </table:table-cell>
          <table:table-cell office:value-type="float" office:value="35.245004" calcext:value-type="float">
            <text:p>35.245004</text:p>
          </table:table-cell>
          <table:table-cell office:value-type="float" office:value="-81.254742" calcext:value-type="float">
            <text:p>-81.2547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704" calcext:value-type="float">
            <text:p>31704</text:p>
          </table:table-cell>
          <table:table-cell office:value-type="float" office:value="3690" calcext:value-type="float">
            <text:p>3690</text:p>
          </table:table-cell>
          <table:table-cell office:value-type="float" office:value="35.207149" calcext:value-type="float">
            <text:p>35.207149</text:p>
          </table:table-cell>
          <table:table-cell office:value-type="float" office:value="-81.24682" calcext:value-type="float">
            <text:p>-81.246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800" calcext:value-type="float">
            <text:p>31800</text:p>
          </table:table-cell>
          <table:table-cell office:value-type="float" office:value="3532" calcext:value-type="float">
            <text:p>3532</text:p>
          </table:table-cell>
          <table:table-cell office:value-type="float" office:value="35.265135" calcext:value-type="float">
            <text:p>35.265135</text:p>
          </table:table-cell>
          <table:table-cell office:value-type="float" office:value="-81.23148" calcext:value-type="float">
            <text:p>-81.231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1900" calcext:value-type="float">
            <text:p>31900</text:p>
          </table:table-cell>
          <table:table-cell office:value-type="float" office:value="2973" calcext:value-type="float">
            <text:p>2973</text:p>
          </table:table-cell>
          <table:table-cell office:value-type="float" office:value="35.272239" calcext:value-type="float">
            <text:p>35.272239</text:p>
          </table:table-cell>
          <table:table-cell office:value-type="float" office:value="-81.192392" calcext:value-type="float">
            <text:p>-81.1923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000" calcext:value-type="float">
            <text:p>32000</text:p>
          </table:table-cell>
          <table:table-cell office:value-type="float" office:value="2655" calcext:value-type="float">
            <text:p>2655</text:p>
          </table:table-cell>
          <table:table-cell office:value-type="float" office:value="35.272376" calcext:value-type="float">
            <text:p>35.272376</text:p>
          </table:table-cell>
          <table:table-cell office:value-type="float" office:value="-81.176843" calcext:value-type="float">
            <text:p>-81.1768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100" calcext:value-type="float">
            <text:p>32100</text:p>
          </table:table-cell>
          <table:table-cell office:value-type="float" office:value="2923" calcext:value-type="float">
            <text:p>2923</text:p>
          </table:table-cell>
          <table:table-cell office:value-type="float" office:value="35.268757" calcext:value-type="float">
            <text:p>35.268757</text:p>
          </table:table-cell>
          <table:table-cell office:value-type="float" office:value="-81.154016" calcext:value-type="float">
            <text:p>-81.1540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200" calcext:value-type="float">
            <text:p>32200</text:p>
          </table:table-cell>
          <table:table-cell office:value-type="float" office:value="3906" calcext:value-type="float">
            <text:p>3906</text:p>
          </table:table-cell>
          <table:table-cell office:value-type="float" office:value="35.247803" calcext:value-type="float">
            <text:p>35.247803</text:p>
          </table:table-cell>
          <table:table-cell office:value-type="float" office:value="-81.084264" calcext:value-type="float">
            <text:p>-81.0842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301" calcext:value-type="float">
            <text:p>32301</text:p>
          </table:table-cell>
          <table:table-cell office:value-type="float" office:value="2308" calcext:value-type="float">
            <text:p>2308</text:p>
          </table:table-cell>
          <table:table-cell office:value-type="float" office:value="35.250354" calcext:value-type="float">
            <text:p>35.250354</text:p>
          </table:table-cell>
          <table:table-cell office:value-type="float" office:value="-81.054354" calcext:value-type="float">
            <text:p>-81.0543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302" calcext:value-type="float">
            <text:p>32302</text:p>
          </table:table-cell>
          <table:table-cell office:value-type="float" office:value="2626" calcext:value-type="float">
            <text:p>2626</text:p>
          </table:table-cell>
          <table:table-cell office:value-type="float" office:value="35.246152" calcext:value-type="float">
            <text:p>35.246152</text:p>
          </table:table-cell>
          <table:table-cell office:value-type="float" office:value="-81.023684" calcext:value-type="float">
            <text:p>-81.0236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401" calcext:value-type="float">
            <text:p>32401</text:p>
          </table:table-cell>
          <table:table-cell office:value-type="float" office:value="4577" calcext:value-type="float">
            <text:p>4577</text:p>
          </table:table-cell>
          <table:table-cell office:value-type="float" office:value="35.232577" calcext:value-type="float">
            <text:p>35.232577</text:p>
          </table:table-cell>
          <table:table-cell office:value-type="float" office:value="-81.045232" calcext:value-type="float">
            <text:p>-81.0452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402" calcext:value-type="float">
            <text:p>32402</text:p>
          </table:table-cell>
          <table:table-cell office:value-type="float" office:value="4288" calcext:value-type="float">
            <text:p>4288</text:p>
          </table:table-cell>
          <table:table-cell office:value-type="float" office:value="35.20077" calcext:value-type="float">
            <text:p>35.20077</text:p>
          </table:table-cell>
          <table:table-cell office:value-type="float" office:value="-81.027757" calcext:value-type="float">
            <text:p>-81.0277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502" calcext:value-type="float">
            <text:p>32502</text:p>
          </table:table-cell>
          <table:table-cell office:value-type="float" office:value="3153" calcext:value-type="float">
            <text:p>3153</text:p>
          </table:table-cell>
          <table:table-cell office:value-type="float" office:value="35.198962" calcext:value-type="float">
            <text:p>35.198962</text:p>
          </table:table-cell>
          <table:table-cell office:value-type="float" office:value="-81.074885" calcext:value-type="float">
            <text:p>-81.0748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505" calcext:value-type="float">
            <text:p>32505</text:p>
          </table:table-cell>
          <table:table-cell office:value-type="float" office:value="3299" calcext:value-type="float">
            <text:p>3299</text:p>
          </table:table-cell>
          <table:table-cell office:value-type="float" office:value="35.238975" calcext:value-type="float">
            <text:p>35.238975</text:p>
          </table:table-cell>
          <table:table-cell office:value-type="float" office:value="-81.143465" calcext:value-type="float">
            <text:p>-81.1434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506" calcext:value-type="float">
            <text:p>32506</text:p>
          </table:table-cell>
          <table:table-cell office:value-type="float" office:value="3375" calcext:value-type="float">
            <text:p>3375</text:p>
          </table:table-cell>
          <table:table-cell office:value-type="float" office:value="35.232416" calcext:value-type="float">
            <text:p>35.232416</text:p>
          </table:table-cell>
          <table:table-cell office:value-type="float" office:value="-81.124447" calcext:value-type="float">
            <text:p>-81.1244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507" calcext:value-type="float">
            <text:p>32507</text:p>
          </table:table-cell>
          <table:table-cell office:value-type="float" office:value="3405" calcext:value-type="float">
            <text:p>3405</text:p>
          </table:table-cell>
          <table:table-cell office:value-type="float" office:value="35.233262" calcext:value-type="float">
            <text:p>35.233262</text:p>
          </table:table-cell>
          <table:table-cell office:value-type="float" office:value="-81.107451" calcext:value-type="float">
            <text:p>-81.1074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508" calcext:value-type="float">
            <text:p>32508</text:p>
          </table:table-cell>
          <table:table-cell office:value-type="float" office:value="2745" calcext:value-type="float">
            <text:p>2745</text:p>
          </table:table-cell>
          <table:table-cell office:value-type="float" office:value="35.226633" calcext:value-type="float">
            <text:p>35.226633</text:p>
          </table:table-cell>
          <table:table-cell office:value-type="float" office:value="-81.085998" calcext:value-type="float">
            <text:p>-81.0859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600" calcext:value-type="float">
            <text:p>32600</text:p>
          </table:table-cell>
          <table:table-cell office:value-type="float" office:value="3825" calcext:value-type="float">
            <text:p>3825</text:p>
          </table:table-cell>
          <table:table-cell office:value-type="float" office:value="35.251656" calcext:value-type="float">
            <text:p>35.251656</text:p>
          </table:table-cell>
          <table:table-cell office:value-type="float" office:value="-81.126989" calcext:value-type="float">
            <text:p>-81.1269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702" calcext:value-type="float">
            <text:p>32702</text:p>
          </table:table-cell>
          <table:table-cell office:value-type="float" office:value="1798" calcext:value-type="float">
            <text:p>1798</text:p>
          </table:table-cell>
          <table:table-cell office:value-type="float" office:value="35.22819" calcext:value-type="float">
            <text:p>35.22819</text:p>
          </table:table-cell>
          <table:table-cell office:value-type="float" office:value="-81.163719" calcext:value-type="float">
            <text:p>-81.1637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703" calcext:value-type="float">
            <text:p>32703</text:p>
          </table:table-cell>
          <table:table-cell office:value-type="float" office:value="1940" calcext:value-type="float">
            <text:p>1940</text:p>
          </table:table-cell>
          <table:table-cell office:value-type="float" office:value="35.256927" calcext:value-type="float">
            <text:p>35.256927</text:p>
          </table:table-cell>
          <table:table-cell office:value-type="float" office:value="-81.165915" calcext:value-type="float">
            <text:p>-81.1659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704" calcext:value-type="float">
            <text:p>32704</text:p>
          </table:table-cell>
          <table:table-cell office:value-type="float" office:value="4488" calcext:value-type="float">
            <text:p>4488</text:p>
          </table:table-cell>
          <table:table-cell office:value-type="float" office:value="35.245556" calcext:value-type="float">
            <text:p>35.245556</text:p>
          </table:table-cell>
          <table:table-cell office:value-type="float" office:value="-81.160894" calcext:value-type="float">
            <text:p>-81.1608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800" calcext:value-type="float">
            <text:p>32800</text:p>
          </table:table-cell>
          <table:table-cell office:value-type="float" office:value="6203" calcext:value-type="float">
            <text:p>6203</text:p>
          </table:table-cell>
          <table:table-cell office:value-type="float" office:value="35.239544" calcext:value-type="float">
            <text:p>35.239544</text:p>
          </table:table-cell>
          <table:table-cell office:value-type="float" office:value="-81.180449" calcext:value-type="float">
            <text:p>-81.1804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900" calcext:value-type="float">
            <text:p>32900</text:p>
          </table:table-cell>
          <table:table-cell office:value-type="float" office:value="3472" calcext:value-type="float">
            <text:p>3472</text:p>
          </table:table-cell>
          <table:table-cell office:value-type="float" office:value="35.253533" calcext:value-type="float">
            <text:p>35.253533</text:p>
          </table:table-cell>
          <table:table-cell office:value-type="float" office:value="-81.197299" calcext:value-type="float">
            <text:p>-81.1972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3100" calcext:value-type="float">
            <text:p>33100</text:p>
          </table:table-cell>
          <table:table-cell office:value-type="float" office:value="2538" calcext:value-type="float">
            <text:p>2538</text:p>
          </table:table-cell>
          <table:table-cell office:value-type="float" office:value="35.252208" calcext:value-type="float">
            <text:p>35.252208</text:p>
          </table:table-cell>
          <table:table-cell office:value-type="float" office:value="-81.219928" calcext:value-type="float">
            <text:p>-81.2199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3202" calcext:value-type="float">
            <text:p>33202</text:p>
          </table:table-cell>
          <table:table-cell office:value-type="float" office:value="2062" calcext:value-type="float">
            <text:p>2062</text:p>
          </table:table-cell>
          <table:table-cell office:value-type="float" office:value="35.216612" calcext:value-type="float">
            <text:p>35.216612</text:p>
          </table:table-cell>
          <table:table-cell office:value-type="float" office:value="-81.185629" calcext:value-type="float">
            <text:p>-81.1856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3203" calcext:value-type="float">
            <text:p>33203</text:p>
          </table:table-cell>
          <table:table-cell office:value-type="float" office:value="2438" calcext:value-type="float">
            <text:p>2438</text:p>
          </table:table-cell>
          <table:table-cell office:value-type="float" office:value="35.241243" calcext:value-type="float">
            <text:p>35.241243</text:p>
          </table:table-cell>
          <table:table-cell office:value-type="float" office:value="-81.206531" calcext:value-type="float">
            <text:p>-81.2065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3204" calcext:value-type="float">
            <text:p>33204</text:p>
          </table:table-cell>
          <table:table-cell office:value-type="float" office:value="3791" calcext:value-type="float">
            <text:p>3791</text:p>
          </table:table-cell>
          <table:table-cell office:value-type="float" office:value="35.232321" calcext:value-type="float">
            <text:p>35.232321</text:p>
          </table:table-cell>
          <table:table-cell office:value-type="float" office:value="-81.213525" calcext:value-type="float">
            <text:p>-81.2135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3303" calcext:value-type="float">
            <text:p>33303</text:p>
          </table:table-cell>
          <table:table-cell office:value-type="float" office:value="3196" calcext:value-type="float">
            <text:p>3196</text:p>
          </table:table-cell>
          <table:table-cell office:value-type="float" office:value="35.220034" calcext:value-type="float">
            <text:p>35.220034</text:p>
          </table:table-cell>
          <table:table-cell office:value-type="float" office:value="-81.137922" calcext:value-type="float">
            <text:p>-81.1379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3304" calcext:value-type="float">
            <text:p>33304</text:p>
          </table:table-cell>
          <table:table-cell office:value-type="float" office:value="4597" calcext:value-type="float">
            <text:p>4597</text:p>
          </table:table-cell>
          <table:table-cell office:value-type="float" office:value="35.202964" calcext:value-type="float">
            <text:p>35.202964</text:p>
          </table:table-cell>
          <table:table-cell office:value-type="float" office:value="-81.141085" calcext:value-type="float">
            <text:p>-81.1410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3305" calcext:value-type="float">
            <text:p>33305</text:p>
          </table:table-cell>
          <table:table-cell office:value-type="float" office:value="3942" calcext:value-type="float">
            <text:p>3942</text:p>
          </table:table-cell>
          <table:table-cell office:value-type="float" office:value="35.189515" calcext:value-type="float">
            <text:p>35.189515</text:p>
          </table:table-cell>
          <table:table-cell office:value-type="float" office:value="-81.175275" calcext:value-type="float">
            <text:p>-81.1752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3306" calcext:value-type="float">
            <text:p>33306</text:p>
          </table:table-cell>
          <table:table-cell office:value-type="float" office:value="1572" calcext:value-type="float">
            <text:p>1572</text:p>
          </table:table-cell>
          <table:table-cell office:value-type="float" office:value="35.165672" calcext:value-type="float">
            <text:p>35.165672</text:p>
          </table:table-cell>
          <table:table-cell office:value-type="float" office:value="-81.139727" calcext:value-type="float">
            <text:p>-81.1397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3307" calcext:value-type="float">
            <text:p>33307</text:p>
          </table:table-cell>
          <table:table-cell office:value-type="float" office:value="1922" calcext:value-type="float">
            <text:p>1922</text:p>
          </table:table-cell>
          <table:table-cell office:value-type="float" office:value="35.17961" calcext:value-type="float">
            <text:p>35.17961</text:p>
          </table:table-cell>
          <table:table-cell office:value-type="float" office:value="-81.095544" calcext:value-type="float">
            <text:p>-81.0955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3400" calcext:value-type="float">
            <text:p>33400</text:p>
          </table:table-cell>
          <table:table-cell office:value-type="float" office:value="2869" calcext:value-type="float">
            <text:p>2869</text:p>
          </table:table-cell>
          <table:table-cell office:value-type="float" office:value="35.204024" calcext:value-type="float">
            <text:p>35.204024</text:p>
          </table:table-cell>
          <table:table-cell office:value-type="float" office:value="-81.208052" calcext:value-type="float">
            <text:p>-81.2080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3500" calcext:value-type="float">
            <text:p>33500</text:p>
          </table:table-cell>
          <table:table-cell office:value-type="float" office:value="4731" calcext:value-type="float">
            <text:p>4731</text:p>
          </table:table-cell>
          <table:table-cell office:value-type="float" office:value="35.343592" calcext:value-type="float">
            <text:p>35.343592</text:p>
          </table:table-cell>
          <table:table-cell office:value-type="float" office:value="-81.105286" calcext:value-type="float">
            <text:p>-81.1052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970100" calcext:value-type="float">
            <text:p>970100</text:p>
          </table:table-cell>
          <table:table-cell office:value-type="float" office:value="4684" calcext:value-type="float">
            <text:p>4684</text:p>
          </table:table-cell>
          <table:table-cell office:value-type="float" office:value="36.440801" calcext:value-type="float">
            <text:p>36.440801</text:p>
          </table:table-cell>
          <table:table-cell office:value-type="float" office:value="-76.608655" calcext:value-type="float">
            <text:p>-76.6086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970200" calcext:value-type="float">
            <text:p>970200</text:p>
          </table:table-cell>
          <table:table-cell office:value-type="float" office:value="4174" calcext:value-type="float">
            <text:p>4174</text:p>
          </table:table-cell>
          <table:table-cell office:value-type="float" office:value="36.488824" calcext:value-type="float">
            <text:p>36.488824</text:p>
          </table:table-cell>
          <table:table-cell office:value-type="float" office:value="-76.719967" calcext:value-type="float">
            <text:p>-76.7199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970300" calcext:value-type="float">
            <text:p>970300</text:p>
          </table:table-cell>
          <table:table-cell office:value-type="float" office:value="3339" calcext:value-type="float">
            <text:p>3339</text:p>
          </table:table-cell>
          <table:table-cell office:value-type="float" office:value="36.472417" calcext:value-type="float">
            <text:p>36.472417</text:p>
          </table:table-cell>
          <table:table-cell office:value-type="float" office:value="-76.82573" calcext:value-type="float">
            <text:p>-76.825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920100" calcext:value-type="float">
            <text:p>920100</text:p>
          </table:table-cell>
          <table:table-cell office:value-type="float" office:value="2197" calcext:value-type="float">
            <text:p>2197</text:p>
          </table:table-cell>
          <table:table-cell office:value-type="float" office:value="35.391878" calcext:value-type="float">
            <text:p>35.391878</text:p>
          </table:table-cell>
          <table:table-cell office:value-type="float" office:value="-83.74048" calcext:value-type="float">
            <text:p>-83.740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920200" calcext:value-type="float">
            <text:p>920200</text:p>
          </table:table-cell>
          <table:table-cell office:value-type="float" office:value="2869" calcext:value-type="float">
            <text:p>2869</text:p>
          </table:table-cell>
          <table:table-cell office:value-type="float" office:value="35.326216" calcext:value-type="float">
            <text:p>35.326216</text:p>
          </table:table-cell>
          <table:table-cell office:value-type="float" office:value="-83.773537" calcext:value-type="float">
            <text:p>-83.7735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920300" calcext:value-type="float">
            <text:p>920300</text:p>
          </table:table-cell>
          <table:table-cell office:value-type="float" office:value="3795" calcext:value-type="float">
            <text:p>3795</text:p>
          </table:table-cell>
          <table:table-cell office:value-type="float" office:value="35.2993" calcext:value-type="float">
            <text:p>35.2993</text:p>
          </table:table-cell>
          <table:table-cell office:value-type="float" office:value="-83.826321" calcext:value-type="float">
            <text:p>-83.8263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70101" calcext:value-type="float">
            <text:p>970101</text:p>
          </table:table-cell>
          <table:table-cell office:value-type="float" office:value="5273" calcext:value-type="float">
            <text:p>5273</text:p>
          </table:table-cell>
          <table:table-cell office:value-type="float" office:value="36.467504" calcext:value-type="float">
            <text:p>36.467504</text:p>
          </table:table-cell>
          <table:table-cell office:value-type="float" office:value="-78.612447" calcext:value-type="float">
            <text:p>-78.6124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70102" calcext:value-type="float">
            <text:p>970102</text:p>
          </table:table-cell>
          <table:table-cell office:value-type="float" office:value="3606" calcext:value-type="float">
            <text:p>3606</text:p>
          </table:table-cell>
          <table:table-cell office:value-type="float" office:value="36.372095" calcext:value-type="float">
            <text:p>36.372095</text:p>
          </table:table-cell>
          <table:table-cell office:value-type="float" office:value="-78.712545" calcext:value-type="float">
            <text:p>-78.7125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70200" calcext:value-type="float">
            <text:p>970200</text:p>
          </table:table-cell>
          <table:table-cell office:value-type="float" office:value="4270" calcext:value-type="float">
            <text:p>4270</text:p>
          </table:table-cell>
          <table:table-cell office:value-type="float" office:value="36.343839" calcext:value-type="float">
            <text:p>36.343839</text:p>
          </table:table-cell>
          <table:table-cell office:value-type="float" office:value="-78.583761" calcext:value-type="float">
            <text:p>-78.5837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70300" calcext:value-type="float">
            <text:p>970300</text:p>
          </table:table-cell>
          <table:table-cell office:value-type="float" office:value="3646" calcext:value-type="float">
            <text:p>3646</text:p>
          </table:table-cell>
          <table:table-cell office:value-type="float" office:value="36.298721" calcext:value-type="float">
            <text:p>36.298721</text:p>
          </table:table-cell>
          <table:table-cell office:value-type="float" office:value="-78.614998" calcext:value-type="float">
            <text:p>-78.6149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70400" calcext:value-type="float">
            <text:p>970400</text:p>
          </table:table-cell>
          <table:table-cell office:value-type="float" office:value="4040" calcext:value-type="float">
            <text:p>4040</text:p>
          </table:table-cell>
          <table:table-cell office:value-type="float" office:value="36.306161" calcext:value-type="float">
            <text:p>36.306161</text:p>
          </table:table-cell>
          <table:table-cell office:value-type="float" office:value="-78.580108" calcext:value-type="float">
            <text:p>-78.580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70500" calcext:value-type="float">
            <text:p>970500</text:p>
          </table:table-cell>
          <table:table-cell office:value-type="float" office:value="3839" calcext:value-type="float">
            <text:p>3839</text:p>
          </table:table-cell>
          <table:table-cell office:value-type="float" office:value="36.262302" calcext:value-type="float">
            <text:p>36.262302</text:p>
          </table:table-cell>
          <table:table-cell office:value-type="float" office:value="-78.564766" calcext:value-type="float">
            <text:p>-78.5647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70601" calcext:value-type="float">
            <text:p>970601</text:p>
          </table:table-cell>
          <table:table-cell office:value-type="float" office:value="5380" calcext:value-type="float">
            <text:p>5380</text:p>
          </table:table-cell>
          <table:table-cell office:value-type="float" office:value="36.150609" calcext:value-type="float">
            <text:p>36.150609</text:p>
          </table:table-cell>
          <table:table-cell office:value-type="float" office:value="-78.589655" calcext:value-type="float">
            <text:p>-78.5896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70602" calcext:value-type="float">
            <text:p>970602</text:p>
          </table:table-cell>
          <table:table-cell office:value-type="float" office:value="7583" calcext:value-type="float">
            <text:p>7583</text:p>
          </table:table-cell>
          <table:table-cell office:value-type="float" office:value="36.080432" calcext:value-type="float">
            <text:p>36.080432</text:p>
          </table:table-cell>
          <table:table-cell office:value-type="float" office:value="-78.597684" calcext:value-type="float">
            <text:p>-78.5976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70603" calcext:value-type="float">
            <text:p>970603</text:p>
          </table:table-cell>
          <table:table-cell office:value-type="float" office:value="6260" calcext:value-type="float">
            <text:p>6260</text:p>
          </table:table-cell>
          <table:table-cell office:value-type="float" office:value="36.116999" calcext:value-type="float">
            <text:p>36.116999</text:p>
          </table:table-cell>
          <table:table-cell office:value-type="float" office:value="-78.710127" calcext:value-type="float">
            <text:p>-78.7101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70701" calcext:value-type="float">
            <text:p>970701</text:p>
          </table:table-cell>
          <table:table-cell office:value-type="float" office:value="4749" calcext:value-type="float">
            <text:p>4749</text:p>
          </table:table-cell>
          <table:table-cell office:value-type="float" office:value="36.228919" calcext:value-type="float">
            <text:p>36.228919</text:p>
          </table:table-cell>
          <table:table-cell office:value-type="float" office:value="-78.718362" calcext:value-type="float">
            <text:p>-78.7183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70702" calcext:value-type="float">
            <text:p>970702</text:p>
          </table:table-cell>
          <table:table-cell office:value-type="float" office:value="2516" calcext:value-type="float">
            <text:p>2516</text:p>
          </table:table-cell>
          <table:table-cell office:value-type="float" office:value="36.14299" calcext:value-type="float">
            <text:p>36.14299</text:p>
          </table:table-cell>
          <table:table-cell office:value-type="float" office:value="-78.74753" calcext:value-type="float">
            <text:p>-78.747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70703" calcext:value-type="float">
            <text:p>970703</text:p>
          </table:table-cell>
          <table:table-cell office:value-type="float" office:value="4067" calcext:value-type="float">
            <text:p>4067</text:p>
          </table:table-cell>
          <table:table-cell office:value-type="float" office:value="36.119731" calcext:value-type="float">
            <text:p>36.119731</text:p>
          </table:table-cell>
          <table:table-cell office:value-type="float" office:value="-78.776365" calcext:value-type="float">
            <text:p>-78.7763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70704" calcext:value-type="float">
            <text:p>970704</text:p>
          </table:table-cell>
          <table:table-cell office:value-type="float" office:value="4687" calcext:value-type="float">
            <text:p>4687</text:p>
          </table:table-cell>
          <table:table-cell office:value-type="float" office:value="36.153173" calcext:value-type="float">
            <text:p>36.153173</text:p>
          </table:table-cell>
          <table:table-cell office:value-type="float" office:value="-78.794563" calcext:value-type="float">
            <text:p>-78.7945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950101" calcext:value-type="float">
            <text:p>950101</text:p>
          </table:table-cell>
          <table:table-cell office:value-type="float" office:value="4018" calcext:value-type="float">
            <text:p>4018</text:p>
          </table:table-cell>
          <table:table-cell office:value-type="float" office:value="35.566448" calcext:value-type="float">
            <text:p>35.566448</text:p>
          </table:table-cell>
          <table:table-cell office:value-type="float" office:value="-77.687024" calcext:value-type="float">
            <text:p>-77.6870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950102" calcext:value-type="float">
            <text:p>950102</text:p>
          </table:table-cell>
          <table:table-cell office:value-type="float" office:value="5260" calcext:value-type="float">
            <text:p>5260</text:p>
          </table:table-cell>
          <table:table-cell office:value-type="float" office:value="35.474184" calcext:value-type="float">
            <text:p>35.474184</text:p>
          </table:table-cell>
          <table:table-cell office:value-type="float" office:value="-77.581229" calcext:value-type="float">
            <text:p>-77.5812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950200" calcext:value-type="float">
            <text:p>950200</text:p>
          </table:table-cell>
          <table:table-cell office:value-type="float" office:value="4704" calcext:value-type="float">
            <text:p>4704</text:p>
          </table:table-cell>
          <table:table-cell office:value-type="float" office:value="35.455383" calcext:value-type="float">
            <text:p>35.455383</text:p>
          </table:table-cell>
          <table:table-cell office:value-type="float" office:value="-77.77668" calcext:value-type="float">
            <text:p>-77.776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950300" calcext:value-type="float">
            <text:p>950300</text:p>
          </table:table-cell>
          <table:table-cell office:value-type="float" office:value="7380" calcext:value-type="float">
            <text:p>7380</text:p>
          </table:table-cell>
          <table:table-cell office:value-type="float" office:value="35.42028" calcext:value-type="float">
            <text:p>35.42028</text:p>
          </table:table-cell>
          <table:table-cell office:value-type="float" office:value="-77.654667" calcext:value-type="float">
            <text:p>-77.654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0100" calcext:value-type="float">
            <text:p>10100</text:p>
          </table:table-cell>
          <table:table-cell office:value-type="float" office:value="1561" calcext:value-type="float">
            <text:p>1561</text:p>
          </table:table-cell>
          <table:table-cell office:value-type="float" office:value="36.093444" calcext:value-type="float">
            <text:p>36.093444</text:p>
          </table:table-cell>
          <table:table-cell office:value-type="float" office:value="-79.760683" calcext:value-type="float">
            <text:p>-79.7606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0200" calcext:value-type="float">
            <text:p>10200</text:p>
          </table:table-cell>
          <table:table-cell office:value-type="float" office:value="4070" calcext:value-type="float">
            <text:p>4070</text:p>
          </table:table-cell>
          <table:table-cell office:value-type="float" office:value="36.106944" calcext:value-type="float">
            <text:p>36.106944</text:p>
          </table:table-cell>
          <table:table-cell office:value-type="float" office:value="-79.775861" calcext:value-type="float">
            <text:p>-79.7758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0300" calcext:value-type="float">
            <text:p>10300</text:p>
          </table:table-cell>
          <table:table-cell office:value-type="float" office:value="2426" calcext:value-type="float">
            <text:p>2426</text:p>
          </table:table-cell>
          <table:table-cell office:value-type="float" office:value="36.094657" calcext:value-type="float">
            <text:p>36.094657</text:p>
          </table:table-cell>
          <table:table-cell office:value-type="float" office:value="-79.771989" calcext:value-type="float">
            <text:p>-79.7719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0401" calcext:value-type="float">
            <text:p>10401</text:p>
          </table:table-cell>
          <table:table-cell office:value-type="float" office:value="1453" calcext:value-type="float">
            <text:p>1453</text:p>
          </table:table-cell>
          <table:table-cell office:value-type="float" office:value="36.089788" calcext:value-type="float">
            <text:p>36.089788</text:p>
          </table:table-cell>
          <table:table-cell office:value-type="float" office:value="-79.80321" calcext:value-type="float">
            <text:p>-79.803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0403" calcext:value-type="float">
            <text:p>10403</text:p>
          </table:table-cell>
          <table:table-cell office:value-type="float" office:value="1594" calcext:value-type="float">
            <text:p>1594</text:p>
          </table:table-cell>
          <table:table-cell office:value-type="float" office:value="36.104905" calcext:value-type="float">
            <text:p>36.104905</text:p>
          </table:table-cell>
          <table:table-cell office:value-type="float" office:value="-79.814889" calcext:value-type="float">
            <text:p>-79.8148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0404" calcext:value-type="float">
            <text:p>10404</text:p>
          </table:table-cell>
          <table:table-cell office:value-type="float" office:value="2502" calcext:value-type="float">
            <text:p>2502</text:p>
          </table:table-cell>
          <table:table-cell office:value-type="float" office:value="36.099938" calcext:value-type="float">
            <text:p>36.099938</text:p>
          </table:table-cell>
          <table:table-cell office:value-type="float" office:value="-79.798654" calcext:value-type="float">
            <text:p>-79.7986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0500" calcext:value-type="float">
            <text:p>10500</text:p>
          </table:table-cell>
          <table:table-cell office:value-type="float" office:value="2173" calcext:value-type="float">
            <text:p>2173</text:p>
          </table:table-cell>
          <table:table-cell office:value-type="float" office:value="36.079816" calcext:value-type="float">
            <text:p>36.079816</text:p>
          </table:table-cell>
          <table:table-cell office:value-type="float" office:value="-79.817336" calcext:value-type="float">
            <text:p>-79.8173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0601" calcext:value-type="float">
            <text:p>10601</text:p>
          </table:table-cell>
          <table:table-cell office:value-type="float" office:value="2780" calcext:value-type="float">
            <text:p>2780</text:p>
          </table:table-cell>
          <table:table-cell office:value-type="float" office:value="36.067204" calcext:value-type="float">
            <text:p>36.067204</text:p>
          </table:table-cell>
          <table:table-cell office:value-type="float" office:value="-79.838389" calcext:value-type="float">
            <text:p>-79.8383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0602" calcext:value-type="float">
            <text:p>10602</text:p>
          </table:table-cell>
          <table:table-cell office:value-type="float" office:value="4592" calcext:value-type="float">
            <text:p>4592</text:p>
          </table:table-cell>
          <table:table-cell office:value-type="float" office:value="36.067176" calcext:value-type="float">
            <text:p>36.067176</text:p>
          </table:table-cell>
          <table:table-cell office:value-type="float" office:value="-79.822533" calcext:value-type="float">
            <text:p>-79.8225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0701" calcext:value-type="float">
            <text:p>10701</text:p>
          </table:table-cell>
          <table:table-cell office:value-type="float" office:value="1919" calcext:value-type="float">
            <text:p>1919</text:p>
          </table:table-cell>
          <table:table-cell office:value-type="float" office:value="36.076153" calcext:value-type="float">
            <text:p>36.076153</text:p>
          </table:table-cell>
          <table:table-cell office:value-type="float" office:value="-79.804598" calcext:value-type="float">
            <text:p>-79.8045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0702" calcext:value-type="float">
            <text:p>10702</text:p>
          </table:table-cell>
          <table:table-cell office:value-type="float" office:value="4307" calcext:value-type="float">
            <text:p>4307</text:p>
          </table:table-cell>
          <table:table-cell office:value-type="float" office:value="36.069684" calcext:value-type="float">
            <text:p>36.069684</text:p>
          </table:table-cell>
          <table:table-cell office:value-type="float" office:value="-79.807442" calcext:value-type="float">
            <text:p>-79.8074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0800" calcext:value-type="float">
            <text:p>10800</text:p>
          </table:table-cell>
          <table:table-cell office:value-type="float" office:value="2409" calcext:value-type="float">
            <text:p>2409</text:p>
          </table:table-cell>
          <table:table-cell office:value-type="float" office:value="36.075838" calcext:value-type="float">
            <text:p>36.075838</text:p>
          </table:table-cell>
          <table:table-cell office:value-type="float" office:value="-79.791893" calcext:value-type="float">
            <text:p>-79.7918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0900" calcext:value-type="float">
            <text:p>10900</text:p>
          </table:table-cell>
          <table:table-cell office:value-type="float" office:value="2001" calcext:value-type="float">
            <text:p>2001</text:p>
          </table:table-cell>
          <table:table-cell office:value-type="float" office:value="36.081931" calcext:value-type="float">
            <text:p>36.081931</text:p>
          </table:table-cell>
          <table:table-cell office:value-type="float" office:value="-79.782001" calcext:value-type="float">
            <text:p>-79.782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1000" calcext:value-type="float">
            <text:p>11000</text:p>
          </table:table-cell>
          <table:table-cell office:value-type="float" office:value="4768" calcext:value-type="float">
            <text:p>4768</text:p>
          </table:table-cell>
          <table:table-cell office:value-type="float" office:value="36.075631" calcext:value-type="float">
            <text:p>36.075631</text:p>
          </table:table-cell>
          <table:table-cell office:value-type="float" office:value="-79.772" calcext:value-type="float">
            <text:p>-79.7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1101" calcext:value-type="float">
            <text:p>11101</text:p>
          </table:table-cell>
          <table:table-cell office:value-type="float" office:value="4260" calcext:value-type="float">
            <text:p>4260</text:p>
          </table:table-cell>
          <table:table-cell office:value-type="float" office:value="36.068188" calcext:value-type="float">
            <text:p>36.068188</text:p>
          </table:table-cell>
          <table:table-cell office:value-type="float" office:value="-79.756637" calcext:value-type="float">
            <text:p>-79.7566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1102" calcext:value-type="float">
            <text:p>11102</text:p>
          </table:table-cell>
          <table:table-cell office:value-type="float" office:value="2602" calcext:value-type="float">
            <text:p>2602</text:p>
          </table:table-cell>
          <table:table-cell office:value-type="float" office:value="36.054477" calcext:value-type="float">
            <text:p>36.054477</text:p>
          </table:table-cell>
          <table:table-cell office:value-type="float" office:value="-79.759845" calcext:value-type="float">
            <text:p>-79.7598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1200" calcext:value-type="float">
            <text:p>11200</text:p>
          </table:table-cell>
          <table:table-cell office:value-type="float" office:value="5391" calcext:value-type="float">
            <text:p>5391</text:p>
          </table:table-cell>
          <table:table-cell office:value-type="float" office:value="36.064538" calcext:value-type="float">
            <text:p>36.064538</text:p>
          </table:table-cell>
          <table:table-cell office:value-type="float" office:value="-79.77584" calcext:value-type="float">
            <text:p>-79.775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1300" calcext:value-type="float">
            <text:p>11300</text:p>
          </table:table-cell>
          <table:table-cell office:value-type="float" office:value="2862" calcext:value-type="float">
            <text:p>2862</text:p>
          </table:table-cell>
          <table:table-cell office:value-type="float" office:value="36.053415" calcext:value-type="float">
            <text:p>36.053415</text:p>
          </table:table-cell>
          <table:table-cell office:value-type="float" office:value="-79.781146" calcext:value-type="float">
            <text:p>-79.7811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1400" calcext:value-type="float">
            <text:p>11400</text:p>
          </table:table-cell>
          <table:table-cell office:value-type="float" office:value="5291" calcext:value-type="float">
            <text:p>5291</text:p>
          </table:table-cell>
          <table:table-cell office:value-type="float" office:value="36.05353" calcext:value-type="float">
            <text:p>36.05353</text:p>
          </table:table-cell>
          <table:table-cell office:value-type="float" office:value="-79.79896" calcext:value-type="float">
            <text:p>-79.798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1500" calcext:value-type="float">
            <text:p>11500</text:p>
          </table:table-cell>
          <table:table-cell office:value-type="float" office:value="2964" calcext:value-type="float">
            <text:p>2964</text:p>
          </table:table-cell>
          <table:table-cell office:value-type="float" office:value="36.056953" calcext:value-type="float">
            <text:p>36.056953</text:p>
          </table:table-cell>
          <table:table-cell office:value-type="float" office:value="-79.809077" calcext:value-type="float">
            <text:p>-79.8090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1601" calcext:value-type="float">
            <text:p>11601</text:p>
          </table:table-cell>
          <table:table-cell office:value-type="float" office:value="2453" calcext:value-type="float">
            <text:p>2453</text:p>
          </table:table-cell>
          <table:table-cell office:value-type="float" office:value="36.052565" calcext:value-type="float">
            <text:p>36.052565</text:p>
          </table:table-cell>
          <table:table-cell office:value-type="float" office:value="-79.822457" calcext:value-type="float">
            <text:p>-79.8224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1602" calcext:value-type="float">
            <text:p>11602</text:p>
          </table:table-cell>
          <table:table-cell office:value-type="float" office:value="2981" calcext:value-type="float">
            <text:p>2981</text:p>
          </table:table-cell>
          <table:table-cell office:value-type="float" office:value="36.052052" calcext:value-type="float">
            <text:p>36.052052</text:p>
          </table:table-cell>
          <table:table-cell office:value-type="float" office:value="-79.844813" calcext:value-type="float">
            <text:p>-79.8448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1904" calcext:value-type="float">
            <text:p>11904</text:p>
          </table:table-cell>
          <table:table-cell office:value-type="float" office:value="4265" calcext:value-type="float">
            <text:p>4265</text:p>
          </table:table-cell>
          <table:table-cell office:value-type="float" office:value="36.134333" calcext:value-type="float">
            <text:p>36.134333</text:p>
          </table:table-cell>
          <table:table-cell office:value-type="float" office:value="-79.775601" calcext:value-type="float">
            <text:p>-79.7756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1905" calcext:value-type="float">
            <text:p>11905</text:p>
          </table:table-cell>
          <table:table-cell office:value-type="float" office:value="5077" calcext:value-type="float">
            <text:p>5077</text:p>
          </table:table-cell>
          <table:table-cell office:value-type="float" office:value="36.131097" calcext:value-type="float">
            <text:p>36.131097</text:p>
          </table:table-cell>
          <table:table-cell office:value-type="float" office:value="-79.753902" calcext:value-type="float">
            <text:p>-79.7539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503" calcext:value-type="float">
            <text:p>12503</text:p>
          </table:table-cell>
          <table:table-cell office:value-type="float" office:value="4176" calcext:value-type="float">
            <text:p>4176</text:p>
          </table:table-cell>
          <table:table-cell office:value-type="float" office:value="36.114114" calcext:value-type="float">
            <text:p>36.114114</text:p>
          </table:table-cell>
          <table:table-cell office:value-type="float" office:value="-79.816236" calcext:value-type="float">
            <text:p>-79.8162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504" calcext:value-type="float">
            <text:p>12504</text:p>
          </table:table-cell>
          <table:table-cell office:value-type="float" office:value="3246" calcext:value-type="float">
            <text:p>3246</text:p>
          </table:table-cell>
          <table:table-cell office:value-type="float" office:value="36.074871" calcext:value-type="float">
            <text:p>36.074871</text:p>
          </table:table-cell>
          <table:table-cell office:value-type="float" office:value="-79.863234" calcext:value-type="float">
            <text:p>-79.8632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505" calcext:value-type="float">
            <text:p>12505</text:p>
          </table:table-cell>
          <table:table-cell office:value-type="float" office:value="4353" calcext:value-type="float">
            <text:p>4353</text:p>
          </table:table-cell>
          <table:table-cell office:value-type="float" office:value="36.083601" calcext:value-type="float">
            <text:p>36.083601</text:p>
          </table:table-cell>
          <table:table-cell office:value-type="float" office:value="-79.853021" calcext:value-type="float">
            <text:p>-79.8530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508" calcext:value-type="float">
            <text:p>12508</text:p>
          </table:table-cell>
          <table:table-cell office:value-type="float" office:value="3289" calcext:value-type="float">
            <text:p>3289</text:p>
          </table:table-cell>
          <table:table-cell office:value-type="float" office:value="36.104663" calcext:value-type="float">
            <text:p>36.104663</text:p>
          </table:table-cell>
          <table:table-cell office:value-type="float" office:value="-79.832423" calcext:value-type="float">
            <text:p>-79.8324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509" calcext:value-type="float">
            <text:p>12509</text:p>
          </table:table-cell>
          <table:table-cell office:value-type="float" office:value="2223" calcext:value-type="float">
            <text:p>2223</text:p>
          </table:table-cell>
          <table:table-cell office:value-type="float" office:value="36.100302" calcext:value-type="float">
            <text:p>36.100302</text:p>
          </table:table-cell>
          <table:table-cell office:value-type="float" office:value="-79.84009" calcext:value-type="float">
            <text:p>-79.84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510" calcext:value-type="float">
            <text:p>12510</text:p>
          </table:table-cell>
          <table:table-cell office:value-type="float" office:value="3090" calcext:value-type="float">
            <text:p>3090</text:p>
          </table:table-cell>
          <table:table-cell office:value-type="float" office:value="36.11661" calcext:value-type="float">
            <text:p>36.11661</text:p>
          </table:table-cell>
          <table:table-cell office:value-type="float" office:value="-79.857559" calcext:value-type="float">
            <text:p>-79.8575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511" calcext:value-type="float">
            <text:p>12511</text:p>
          </table:table-cell>
          <table:table-cell office:value-type="float" office:value="4961" calcext:value-type="float">
            <text:p>4961</text:p>
          </table:table-cell>
          <table:table-cell office:value-type="float" office:value="36.099054" calcext:value-type="float">
            <text:p>36.099054</text:p>
          </table:table-cell>
          <table:table-cell office:value-type="float" office:value="-79.856635" calcext:value-type="float">
            <text:p>-79.8566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601" calcext:value-type="float">
            <text:p>12601</text:p>
          </table:table-cell>
          <table:table-cell office:value-type="float" office:value="5912" calcext:value-type="float">
            <text:p>5912</text:p>
          </table:table-cell>
          <table:table-cell office:value-type="float" office:value="36.062668" calcext:value-type="float">
            <text:p>36.062668</text:p>
          </table:table-cell>
          <table:table-cell office:value-type="float" office:value="-79.868289" calcext:value-type="float">
            <text:p>-79.8682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604" calcext:value-type="float">
            <text:p>12604</text:p>
          </table:table-cell>
          <table:table-cell office:value-type="float" office:value="4908" calcext:value-type="float">
            <text:p>4908</text:p>
          </table:table-cell>
          <table:table-cell office:value-type="float" office:value="36.041713" calcext:value-type="float">
            <text:p>36.041713</text:p>
          </table:table-cell>
          <table:table-cell office:value-type="float" office:value="-79.813782" calcext:value-type="float">
            <text:p>-79.8137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607" calcext:value-type="float">
            <text:p>12607</text:p>
          </table:table-cell>
          <table:table-cell office:value-type="float" office:value="2301" calcext:value-type="float">
            <text:p>2301</text:p>
          </table:table-cell>
          <table:table-cell office:value-type="float" office:value="36.043183" calcext:value-type="float">
            <text:p>36.043183</text:p>
          </table:table-cell>
          <table:table-cell office:value-type="float" office:value="-79.883934" calcext:value-type="float">
            <text:p>-79.8839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608" calcext:value-type="float">
            <text:p>12608</text:p>
          </table:table-cell>
          <table:table-cell office:value-type="float" office:value="2392" calcext:value-type="float">
            <text:p>2392</text:p>
          </table:table-cell>
          <table:table-cell office:value-type="float" office:value="36.043863" calcext:value-type="float">
            <text:p>36.043863</text:p>
          </table:table-cell>
          <table:table-cell office:value-type="float" office:value="-79.855445" calcext:value-type="float">
            <text:p>-79.8554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609" calcext:value-type="float">
            <text:p>12609</text:p>
          </table:table-cell>
          <table:table-cell office:value-type="float" office:value="7342" calcext:value-type="float">
            <text:p>7342</text:p>
          </table:table-cell>
          <table:table-cell office:value-type="float" office:value="36.027363" calcext:value-type="float">
            <text:p>36.027363</text:p>
          </table:table-cell>
          <table:table-cell office:value-type="float" office:value="-79.853819" calcext:value-type="float">
            <text:p>-79.8538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610" calcext:value-type="float">
            <text:p>12610</text:p>
          </table:table-cell>
          <table:table-cell office:value-type="float" office:value="3159" calcext:value-type="float">
            <text:p>3159</text:p>
          </table:table-cell>
          <table:table-cell office:value-type="float" office:value="36.032383" calcext:value-type="float">
            <text:p>36.032383</text:p>
          </table:table-cell>
          <table:table-cell office:value-type="float" office:value="-79.83224" calcext:value-type="float">
            <text:p>-79.832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611" calcext:value-type="float">
            <text:p>12611</text:p>
          </table:table-cell>
          <table:table-cell office:value-type="float" office:value="3577" calcext:value-type="float">
            <text:p>3577</text:p>
          </table:table-cell>
          <table:table-cell office:value-type="float" office:value="36.025074" calcext:value-type="float">
            <text:p>36.025074</text:p>
          </table:table-cell>
          <table:table-cell office:value-type="float" office:value="-79.824105" calcext:value-type="float">
            <text:p>-79.8241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612" calcext:value-type="float">
            <text:p>12612</text:p>
          </table:table-cell>
          <table:table-cell office:value-type="float" office:value="5947" calcext:value-type="float">
            <text:p>5947</text:p>
          </table:table-cell>
          <table:table-cell office:value-type="float" office:value="36.017242" calcext:value-type="float">
            <text:p>36.017242</text:p>
          </table:table-cell>
          <table:table-cell office:value-type="float" office:value="-79.814429" calcext:value-type="float">
            <text:p>-79.8144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617" calcext:value-type="float">
            <text:p>12617</text:p>
          </table:table-cell>
          <table:table-cell office:value-type="float" office:value="3478" calcext:value-type="float">
            <text:p>3478</text:p>
          </table:table-cell>
          <table:table-cell office:value-type="float" office:value="36.041328" calcext:value-type="float">
            <text:p>36.041328</text:p>
          </table:table-cell>
          <table:table-cell office:value-type="float" office:value="-79.869107" calcext:value-type="float">
            <text:p>-79.8691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703" calcext:value-type="float">
            <text:p>12703</text:p>
          </table:table-cell>
          <table:table-cell office:value-type="float" office:value="5373" calcext:value-type="float">
            <text:p>5373</text:p>
          </table:table-cell>
          <table:table-cell office:value-type="float" office:value="36.12298" calcext:value-type="float">
            <text:p>36.12298</text:p>
          </table:table-cell>
          <table:table-cell office:value-type="float" office:value="-79.794469" calcext:value-type="float">
            <text:p>-79.7944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704" calcext:value-type="float">
            <text:p>12704</text:p>
          </table:table-cell>
          <table:table-cell office:value-type="float" office:value="3214" calcext:value-type="float">
            <text:p>3214</text:p>
          </table:table-cell>
          <table:table-cell office:value-type="float" office:value="36.118354" calcext:value-type="float">
            <text:p>36.118354</text:p>
          </table:table-cell>
          <table:table-cell office:value-type="float" office:value="-79.766077" calcext:value-type="float">
            <text:p>-79.7660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705" calcext:value-type="float">
            <text:p>12705</text:p>
          </table:table-cell>
          <table:table-cell office:value-type="float" office:value="4056" calcext:value-type="float">
            <text:p>4056</text:p>
          </table:table-cell>
          <table:table-cell office:value-type="float" office:value="36.100485" calcext:value-type="float">
            <text:p>36.100485</text:p>
          </table:table-cell>
          <table:table-cell office:value-type="float" office:value="-79.745547" calcext:value-type="float">
            <text:p>-79.7455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706" calcext:value-type="float">
            <text:p>12706</text:p>
          </table:table-cell>
          <table:table-cell office:value-type="float" office:value="3159" calcext:value-type="float">
            <text:p>3159</text:p>
          </table:table-cell>
          <table:table-cell office:value-type="float" office:value="36.091994" calcext:value-type="float">
            <text:p>36.091994</text:p>
          </table:table-cell>
          <table:table-cell office:value-type="float" office:value="-79.745599" calcext:value-type="float">
            <text:p>-79.7455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707" calcext:value-type="float">
            <text:p>12707</text:p>
          </table:table-cell>
          <table:table-cell office:value-type="float" office:value="2589" calcext:value-type="float">
            <text:p>2589</text:p>
          </table:table-cell>
          <table:table-cell office:value-type="float" office:value="36.080988" calcext:value-type="float">
            <text:p>36.080988</text:p>
          </table:table-cell>
          <table:table-cell office:value-type="float" office:value="-79.747282" calcext:value-type="float">
            <text:p>-79.7472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803" calcext:value-type="float">
            <text:p>12803</text:p>
          </table:table-cell>
          <table:table-cell office:value-type="float" office:value="7640" calcext:value-type="float">
            <text:p>7640</text:p>
          </table:table-cell>
          <table:table-cell office:value-type="float" office:value="36.057749" calcext:value-type="float">
            <text:p>36.057749</text:p>
          </table:table-cell>
          <table:table-cell office:value-type="float" office:value="-79.726531" calcext:value-type="float">
            <text:p>-79.7265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804" calcext:value-type="float">
            <text:p>12804</text:p>
          </table:table-cell>
          <table:table-cell office:value-type="float" office:value="4184" calcext:value-type="float">
            <text:p>4184</text:p>
          </table:table-cell>
          <table:table-cell office:value-type="float" office:value="36.01865" calcext:value-type="float">
            <text:p>36.01865</text:p>
          </table:table-cell>
          <table:table-cell office:value-type="float" office:value="-79.792549" calcext:value-type="float">
            <text:p>-79.7925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2805" calcext:value-type="float">
            <text:p>12805</text:p>
          </table:table-cell>
          <table:table-cell office:value-type="float" office:value="2545" calcext:value-type="float">
            <text:p>2545</text:p>
          </table:table-cell>
          <table:table-cell office:value-type="float" office:value="36.032626" calcext:value-type="float">
            <text:p>36.032626</text:p>
          </table:table-cell>
          <table:table-cell office:value-type="float" office:value="-79.76356" calcext:value-type="float">
            <text:p>-79.763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3601" calcext:value-type="float">
            <text:p>13601</text:p>
          </table:table-cell>
          <table:table-cell office:value-type="float" office:value="3092" calcext:value-type="float">
            <text:p>3092</text:p>
          </table:table-cell>
          <table:table-cell office:value-type="float" office:value="35.973442" calcext:value-type="float">
            <text:p>35.973442</text:p>
          </table:table-cell>
          <table:table-cell office:value-type="float" office:value="-79.993829" calcext:value-type="float">
            <text:p>-79.9938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3602" calcext:value-type="float">
            <text:p>13602</text:p>
          </table:table-cell>
          <table:table-cell office:value-type="float" office:value="4138" calcext:value-type="float">
            <text:p>4138</text:p>
          </table:table-cell>
          <table:table-cell office:value-type="float" office:value="35.976634" calcext:value-type="float">
            <text:p>35.976634</text:p>
          </table:table-cell>
          <table:table-cell office:value-type="float" office:value="-80.009305" calcext:value-type="float">
            <text:p>-80.0093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3700" calcext:value-type="float">
            <text:p>13700</text:p>
          </table:table-cell>
          <table:table-cell office:value-type="float" office:value="4141" calcext:value-type="float">
            <text:p>4141</text:p>
          </table:table-cell>
          <table:table-cell office:value-type="float" office:value="35.96876" calcext:value-type="float">
            <text:p>35.96876</text:p>
          </table:table-cell>
          <table:table-cell office:value-type="float" office:value="-80.02365" calcext:value-type="float">
            <text:p>-80.023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3800" calcext:value-type="float">
            <text:p>13800</text:p>
          </table:table-cell>
          <table:table-cell office:value-type="float" office:value="4685" calcext:value-type="float">
            <text:p>4685</text:p>
          </table:table-cell>
          <table:table-cell office:value-type="float" office:value="35.968678" calcext:value-type="float">
            <text:p>35.968678</text:p>
          </table:table-cell>
          <table:table-cell office:value-type="float" office:value="-79.991068" calcext:value-type="float">
            <text:p>-79.9910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3900" calcext:value-type="float">
            <text:p>13900</text:p>
          </table:table-cell>
          <table:table-cell office:value-type="float" office:value="4509" calcext:value-type="float">
            <text:p>4509</text:p>
          </table:table-cell>
          <table:table-cell office:value-type="float" office:value="35.958703" calcext:value-type="float">
            <text:p>35.958703</text:p>
          </table:table-cell>
          <table:table-cell office:value-type="float" office:value="-79.988062" calcext:value-type="float">
            <text:p>-79.9880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000" calcext:value-type="float">
            <text:p>14000</text:p>
          </table:table-cell>
          <table:table-cell office:value-type="float" office:value="3079" calcext:value-type="float">
            <text:p>3079</text:p>
          </table:table-cell>
          <table:table-cell office:value-type="float" office:value="35.949297" calcext:value-type="float">
            <text:p>35.949297</text:p>
          </table:table-cell>
          <table:table-cell office:value-type="float" office:value="-80.023826" calcext:value-type="float">
            <text:p>-80.0238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200" calcext:value-type="float">
            <text:p>14200</text:p>
          </table:table-cell>
          <table:table-cell office:value-type="float" office:value="3503" calcext:value-type="float">
            <text:p>3503</text:p>
          </table:table-cell>
          <table:table-cell office:value-type="float" office:value="35.946877" calcext:value-type="float">
            <text:p>35.946877</text:p>
          </table:table-cell>
          <table:table-cell office:value-type="float" office:value="-79.988149" calcext:value-type="float">
            <text:p>-79.9881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300" calcext:value-type="float">
            <text:p>14300</text:p>
          </table:table-cell>
          <table:table-cell office:value-type="float" office:value="3045" calcext:value-type="float">
            <text:p>3045</text:p>
          </table:table-cell>
          <table:table-cell office:value-type="float" office:value="35.941249" calcext:value-type="float">
            <text:p>35.941249</text:p>
          </table:table-cell>
          <table:table-cell office:value-type="float" office:value="-80.008545" calcext:value-type="float">
            <text:p>-80.0085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406" calcext:value-type="float">
            <text:p>14406</text:p>
          </table:table-cell>
          <table:table-cell office:value-type="float" office:value="2337" calcext:value-type="float">
            <text:p>2337</text:p>
          </table:table-cell>
          <table:table-cell office:value-type="float" office:value="35.980108" calcext:value-type="float">
            <text:p>35.980108</text:p>
          </table:table-cell>
          <table:table-cell office:value-type="float" office:value="-79.962827" calcext:value-type="float">
            <text:p>-79.9628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407" calcext:value-type="float">
            <text:p>14407</text:p>
          </table:table-cell>
          <table:table-cell office:value-type="float" office:value="5635" calcext:value-type="float">
            <text:p>5635</text:p>
          </table:table-cell>
          <table:table-cell office:value-type="float" office:value="35.980458" calcext:value-type="float">
            <text:p>35.980458</text:p>
          </table:table-cell>
          <table:table-cell office:value-type="float" office:value="-80.038866" calcext:value-type="float">
            <text:p>-80.0388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408" calcext:value-type="float">
            <text:p>14408</text:p>
          </table:table-cell>
          <table:table-cell office:value-type="float" office:value="2326" calcext:value-type="float">
            <text:p>2326</text:p>
          </table:table-cell>
          <table:table-cell office:value-type="float" office:value="35.936275" calcext:value-type="float">
            <text:p>35.936275</text:p>
          </table:table-cell>
          <table:table-cell office:value-type="float" office:value="-80.041132" calcext:value-type="float">
            <text:p>-80.0411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409" calcext:value-type="float">
            <text:p>14409</text:p>
          </table:table-cell>
          <table:table-cell office:value-type="float" office:value="2893" calcext:value-type="float">
            <text:p>2893</text:p>
          </table:table-cell>
          <table:table-cell office:value-type="float" office:value="35.999683" calcext:value-type="float">
            <text:p>35.999683</text:p>
          </table:table-cell>
          <table:table-cell office:value-type="float" office:value="-80.01856" calcext:value-type="float">
            <text:p>-80.018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410" calcext:value-type="float">
            <text:p>14410</text:p>
          </table:table-cell>
          <table:table-cell office:value-type="float" office:value="3591" calcext:value-type="float">
            <text:p>3591</text:p>
          </table:table-cell>
          <table:table-cell office:value-type="float" office:value="35.994255" calcext:value-type="float">
            <text:p>35.994255</text:p>
          </table:table-cell>
          <table:table-cell office:value-type="float" office:value="-80.01091" calcext:value-type="float">
            <text:p>-80.010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411" calcext:value-type="float">
            <text:p>14411</text:p>
          </table:table-cell>
          <table:table-cell office:value-type="float" office:value="4806" calcext:value-type="float">
            <text:p>4806</text:p>
          </table:table-cell>
          <table:table-cell office:value-type="float" office:value="35.987319" calcext:value-type="float">
            <text:p>35.987319</text:p>
          </table:table-cell>
          <table:table-cell office:value-type="float" office:value="-79.989749" calcext:value-type="float">
            <text:p>-79.9897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412" calcext:value-type="float">
            <text:p>14412</text:p>
          </table:table-cell>
          <table:table-cell office:value-type="float" office:value="2587" calcext:value-type="float">
            <text:p>2587</text:p>
          </table:table-cell>
          <table:table-cell office:value-type="float" office:value="35.994921" calcext:value-type="float">
            <text:p>35.994921</text:p>
          </table:table-cell>
          <table:table-cell office:value-type="float" office:value="-79.973745" calcext:value-type="float">
            <text:p>-79.9737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501" calcext:value-type="float">
            <text:p>14501</text:p>
          </table:table-cell>
          <table:table-cell office:value-type="float" office:value="1300" calcext:value-type="float">
            <text:p>1300</text:p>
          </table:table-cell>
          <table:table-cell office:value-type="float" office:value="35.928409" calcext:value-type="float">
            <text:p>35.928409</text:p>
          </table:table-cell>
          <table:table-cell office:value-type="float" office:value="-80.015357" calcext:value-type="float">
            <text:p>-80.0153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502" calcext:value-type="float">
            <text:p>14502</text:p>
          </table:table-cell>
          <table:table-cell office:value-type="float" office:value="4433" calcext:value-type="float">
            <text:p>4433</text:p>
          </table:table-cell>
          <table:table-cell office:value-type="float" office:value="35.928297" calcext:value-type="float">
            <text:p>35.928297</text:p>
          </table:table-cell>
          <table:table-cell office:value-type="float" office:value="-79.971931" calcext:value-type="float">
            <text:p>-79.9719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503" calcext:value-type="float">
            <text:p>14503</text:p>
          </table:table-cell>
          <table:table-cell office:value-type="float" office:value="3523" calcext:value-type="float">
            <text:p>3523</text:p>
          </table:table-cell>
          <table:table-cell office:value-type="float" office:value="35.960758" calcext:value-type="float">
            <text:p>35.960758</text:p>
          </table:table-cell>
          <table:table-cell office:value-type="float" office:value="-79.961665" calcext:value-type="float">
            <text:p>-79.9616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100" calcext:value-type="float">
            <text:p>15100</text:p>
          </table:table-cell>
          <table:table-cell office:value-type="float" office:value="4097" calcext:value-type="float">
            <text:p>4097</text:p>
          </table:table-cell>
          <table:table-cell office:value-type="float" office:value="36.207641" calcext:value-type="float">
            <text:p>36.207641</text:p>
          </table:table-cell>
          <table:table-cell office:value-type="float" office:value="-79.626077" calcext:value-type="float">
            <text:p>-79.6260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200" calcext:value-type="float">
            <text:p>15200</text:p>
          </table:table-cell>
          <table:table-cell office:value-type="float" office:value="8412" calcext:value-type="float">
            <text:p>8412</text:p>
          </table:table-cell>
          <table:table-cell office:value-type="float" office:value="36.096889" calcext:value-type="float">
            <text:p>36.096889</text:p>
          </table:table-cell>
          <table:table-cell office:value-type="float" office:value="-79.563882" calcext:value-type="float">
            <text:p>-79.5638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300" calcext:value-type="float">
            <text:p>15300</text:p>
          </table:table-cell>
          <table:table-cell office:value-type="float" office:value="7791" calcext:value-type="float">
            <text:p>7791</text:p>
          </table:table-cell>
          <table:table-cell office:value-type="float" office:value="36.084049" calcext:value-type="float">
            <text:p>36.084049</text:p>
          </table:table-cell>
          <table:table-cell office:value-type="float" office:value="-79.653016" calcext:value-type="float">
            <text:p>-79.6530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401" calcext:value-type="float">
            <text:p>15401</text:p>
          </table:table-cell>
          <table:table-cell office:value-type="float" office:value="5527" calcext:value-type="float">
            <text:p>5527</text:p>
          </table:table-cell>
          <table:table-cell office:value-type="float" office:value="36.160422" calcext:value-type="float">
            <text:p>36.160422</text:p>
          </table:table-cell>
          <table:table-cell office:value-type="float" office:value="-79.683625" calcext:value-type="float">
            <text:p>-79.6836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402" calcext:value-type="float">
            <text:p>15402</text:p>
          </table:table-cell>
          <table:table-cell office:value-type="float" office:value="7211" calcext:value-type="float">
            <text:p>7211</text:p>
          </table:table-cell>
          <table:table-cell office:value-type="float" office:value="36.128402" calcext:value-type="float">
            <text:p>36.128402</text:p>
          </table:table-cell>
          <table:table-cell office:value-type="float" office:value="-79.722351" calcext:value-type="float">
            <text:p>-79.7223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500" calcext:value-type="float">
            <text:p>15500</text:p>
          </table:table-cell>
          <table:table-cell office:value-type="float" office:value="6111" calcext:value-type="float">
            <text:p>6111</text:p>
          </table:table-cell>
          <table:table-cell office:value-type="float" office:value="36.154387" calcext:value-type="float">
            <text:p>36.154387</text:p>
          </table:table-cell>
          <table:table-cell office:value-type="float" office:value="-79.766121" calcext:value-type="float">
            <text:p>-79.7661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600" calcext:value-type="float">
            <text:p>15600</text:p>
          </table:table-cell>
          <table:table-cell office:value-type="float" office:value="9324" calcext:value-type="float">
            <text:p>9324</text:p>
          </table:table-cell>
          <table:table-cell office:value-type="float" office:value="36.216046" calcext:value-type="float">
            <text:p>36.216046</text:p>
          </table:table-cell>
          <table:table-cell office:value-type="float" office:value="-79.780556" calcext:value-type="float">
            <text:p>-79.7805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703" calcext:value-type="float">
            <text:p>15703</text:p>
          </table:table-cell>
          <table:table-cell office:value-type="float" office:value="5863" calcext:value-type="float">
            <text:p>5863</text:p>
          </table:table-cell>
          <table:table-cell office:value-type="float" office:value="36.130913" calcext:value-type="float">
            <text:p>36.130913</text:p>
          </table:table-cell>
          <table:table-cell office:value-type="float" office:value="-79.814911" calcext:value-type="float">
            <text:p>-79.8149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704" calcext:value-type="float">
            <text:p>15704</text:p>
          </table:table-cell>
          <table:table-cell office:value-type="float" office:value="6171" calcext:value-type="float">
            <text:p>6171</text:p>
          </table:table-cell>
          <table:table-cell office:value-type="float" office:value="36.148016" calcext:value-type="float">
            <text:p>36.148016</text:p>
          </table:table-cell>
          <table:table-cell office:value-type="float" office:value="-79.852581" calcext:value-type="float">
            <text:p>-79.8525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705" calcext:value-type="float">
            <text:p>15705</text:p>
          </table:table-cell>
          <table:table-cell office:value-type="float" office:value="3158" calcext:value-type="float">
            <text:p>3158</text:p>
          </table:table-cell>
          <table:table-cell office:value-type="float" office:value="36.132759" calcext:value-type="float">
            <text:p>36.132759</text:p>
          </table:table-cell>
          <table:table-cell office:value-type="float" office:value="-79.844661" calcext:value-type="float">
            <text:p>-79.8446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706" calcext:value-type="float">
            <text:p>15706</text:p>
          </table:table-cell>
          <table:table-cell office:value-type="float" office:value="5288" calcext:value-type="float">
            <text:p>5288</text:p>
          </table:table-cell>
          <table:table-cell office:value-type="float" office:value="36.15425" calcext:value-type="float">
            <text:p>36.15425</text:p>
          </table:table-cell>
          <table:table-cell office:value-type="float" office:value="-79.798566" calcext:value-type="float">
            <text:p>-79.7985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707" calcext:value-type="float">
            <text:p>15707</text:p>
          </table:table-cell>
          <table:table-cell office:value-type="float" office:value="6612" calcext:value-type="float">
            <text:p>6612</text:p>
          </table:table-cell>
          <table:table-cell office:value-type="float" office:value="36.145493" calcext:value-type="float">
            <text:p>36.145493</text:p>
          </table:table-cell>
          <table:table-cell office:value-type="float" office:value="-79.825911" calcext:value-type="float">
            <text:p>-79.8259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800" calcext:value-type="float">
            <text:p>15800</text:p>
          </table:table-cell>
          <table:table-cell office:value-type="float" office:value="7984" calcext:value-type="float">
            <text:p>7984</text:p>
          </table:table-cell>
          <table:table-cell office:value-type="float" office:value="36.200694" calcext:value-type="float">
            <text:p>36.200694</text:p>
          </table:table-cell>
          <table:table-cell office:value-type="float" office:value="-79.896951" calcext:value-type="float">
            <text:p>-79.8969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901" calcext:value-type="float">
            <text:p>15901</text:p>
          </table:table-cell>
          <table:table-cell office:value-type="float" office:value="5270" calcext:value-type="float">
            <text:p>5270</text:p>
          </table:table-cell>
          <table:table-cell office:value-type="float" office:value="36.231875" calcext:value-type="float">
            <text:p>36.231875</text:p>
          </table:table-cell>
          <table:table-cell office:value-type="float" office:value="-79.973566" calcext:value-type="float">
            <text:p>-79.9735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902" calcext:value-type="float">
            <text:p>15902</text:p>
          </table:table-cell>
          <table:table-cell office:value-type="float" office:value="3611" calcext:value-type="float">
            <text:p>3611</text:p>
          </table:table-cell>
          <table:table-cell office:value-type="float" office:value="36.184821" calcext:value-type="float">
            <text:p>36.184821</text:p>
          </table:table-cell>
          <table:table-cell office:value-type="float" office:value="-80.003634" calcext:value-type="float">
            <text:p>-80.0036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003" calcext:value-type="float">
            <text:p>16003</text:p>
          </table:table-cell>
          <table:table-cell office:value-type="float" office:value="4294" calcext:value-type="float">
            <text:p>4294</text:p>
          </table:table-cell>
          <table:table-cell office:value-type="float" office:value="36.154771" calcext:value-type="float">
            <text:p>36.154771</text:p>
          </table:table-cell>
          <table:table-cell office:value-type="float" office:value="-79.948512" calcext:value-type="float">
            <text:p>-79.9485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005" calcext:value-type="float">
            <text:p>16005</text:p>
          </table:table-cell>
          <table:table-cell office:value-type="float" office:value="1721" calcext:value-type="float">
            <text:p>1721</text:p>
          </table:table-cell>
          <table:table-cell office:value-type="float" office:value="36.156358" calcext:value-type="float">
            <text:p>36.156358</text:p>
          </table:table-cell>
          <table:table-cell office:value-type="float" office:value="-79.886742" calcext:value-type="float">
            <text:p>-79.8867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006" calcext:value-type="float">
            <text:p>16006</text:p>
          </table:table-cell>
          <table:table-cell office:value-type="float" office:value="3159" calcext:value-type="float">
            <text:p>3159</text:p>
          </table:table-cell>
          <table:table-cell office:value-type="float" office:value="36.132327" calcext:value-type="float">
            <text:p>36.132327</text:p>
          </table:table-cell>
          <table:table-cell office:value-type="float" office:value="-79.880827" calcext:value-type="float">
            <text:p>-79.8808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007" calcext:value-type="float">
            <text:p>16007</text:p>
          </table:table-cell>
          <table:table-cell office:value-type="float" office:value="4933" calcext:value-type="float">
            <text:p>4933</text:p>
          </table:table-cell>
          <table:table-cell office:value-type="float" office:value="36.120696" calcext:value-type="float">
            <text:p>36.120696</text:p>
          </table:table-cell>
          <table:table-cell office:value-type="float" office:value="-79.876356" calcext:value-type="float">
            <text:p>-79.8763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008" calcext:value-type="float">
            <text:p>16008</text:p>
          </table:table-cell>
          <table:table-cell office:value-type="float" office:value="7034" calcext:value-type="float">
            <text:p>7034</text:p>
          </table:table-cell>
          <table:table-cell office:value-type="float" office:value="36.138915" calcext:value-type="float">
            <text:p>36.138915</text:p>
          </table:table-cell>
          <table:table-cell office:value-type="float" office:value="-79.930037" calcext:value-type="float">
            <text:p>-79.9300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009" calcext:value-type="float">
            <text:p>16009</text:p>
          </table:table-cell>
          <table:table-cell office:value-type="float" office:value="3743" calcext:value-type="float">
            <text:p>3743</text:p>
          </table:table-cell>
          <table:table-cell office:value-type="float" office:value="36.130905" calcext:value-type="float">
            <text:p>36.130905</text:p>
          </table:table-cell>
          <table:table-cell office:value-type="float" office:value="-79.908234" calcext:value-type="float">
            <text:p>-79.9082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010" calcext:value-type="float">
            <text:p>16010</text:p>
          </table:table-cell>
          <table:table-cell office:value-type="float" office:value="2607" calcext:value-type="float">
            <text:p>2607</text:p>
          </table:table-cell>
          <table:table-cell office:value-type="float" office:value="36.107477" calcext:value-type="float">
            <text:p>36.107477</text:p>
          </table:table-cell>
          <table:table-cell office:value-type="float" office:value="-79.900628" calcext:value-type="float">
            <text:p>-79.9006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011" calcext:value-type="float">
            <text:p>16011</text:p>
          </table:table-cell>
          <table:table-cell office:value-type="float" office:value="5627" calcext:value-type="float">
            <text:p>5627</text:p>
          </table:table-cell>
          <table:table-cell office:value-type="float" office:value="36.072534" calcext:value-type="float">
            <text:p>36.072534</text:p>
          </table:table-cell>
          <table:table-cell office:value-type="float" office:value="-79.906017" calcext:value-type="float">
            <text:p>-79.9060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101" calcext:value-type="float">
            <text:p>16101</text:p>
          </table:table-cell>
          <table:table-cell office:value-type="float" office:value="5063" calcext:value-type="float">
            <text:p>5063</text:p>
          </table:table-cell>
          <table:table-cell office:value-type="float" office:value="36.094507" calcext:value-type="float">
            <text:p>36.094507</text:p>
          </table:table-cell>
          <table:table-cell office:value-type="float" office:value="-79.893024" calcext:value-type="float">
            <text:p>-79.8930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102" calcext:value-type="float">
            <text:p>16102</text:p>
          </table:table-cell>
          <table:table-cell office:value-type="float" office:value="3930" calcext:value-type="float">
            <text:p>3930</text:p>
          </table:table-cell>
          <table:table-cell office:value-type="float" office:value="36.083071" calcext:value-type="float">
            <text:p>36.083071</text:p>
          </table:table-cell>
          <table:table-cell office:value-type="float" office:value="-79.900074" calcext:value-type="float">
            <text:p>-79.9000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103" calcext:value-type="float">
            <text:p>16103</text:p>
          </table:table-cell>
          <table:table-cell office:value-type="float" office:value="5068" calcext:value-type="float">
            <text:p>5068</text:p>
          </table:table-cell>
          <table:table-cell office:value-type="float" office:value="36.07709" calcext:value-type="float">
            <text:p>36.07709</text:p>
          </table:table-cell>
          <table:table-cell office:value-type="float" office:value="-79.880581" calcext:value-type="float">
            <text:p>-79.8805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201" calcext:value-type="float">
            <text:p>16201</text:p>
          </table:table-cell>
          <table:table-cell office:value-type="float" office:value="5352" calcext:value-type="float">
            <text:p>5352</text:p>
          </table:table-cell>
          <table:table-cell office:value-type="float" office:value="36.137469" calcext:value-type="float">
            <text:p>36.137469</text:p>
          </table:table-cell>
          <table:table-cell office:value-type="float" office:value="-79.997888" calcext:value-type="float">
            <text:p>-79.9978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203" calcext:value-type="float">
            <text:p>16203</text:p>
          </table:table-cell>
          <table:table-cell office:value-type="float" office:value="4013" calcext:value-type="float">
            <text:p>4013</text:p>
          </table:table-cell>
          <table:table-cell office:value-type="float" office:value="36.05785" calcext:value-type="float">
            <text:p>36.05785</text:p>
          </table:table-cell>
          <table:table-cell office:value-type="float" office:value="-80.021236" calcext:value-type="float">
            <text:p>-80.0212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204" calcext:value-type="float">
            <text:p>16204</text:p>
          </table:table-cell>
          <table:table-cell office:value-type="float" office:value="2985" calcext:value-type="float">
            <text:p>2985</text:p>
          </table:table-cell>
          <table:table-cell office:value-type="float" office:value="36.056077" calcext:value-type="float">
            <text:p>36.056077</text:p>
          </table:table-cell>
          <table:table-cell office:value-type="float" office:value="-79.993428" calcext:value-type="float">
            <text:p>-79.9934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205" calcext:value-type="float">
            <text:p>16205</text:p>
          </table:table-cell>
          <table:table-cell office:value-type="float" office:value="3903" calcext:value-type="float">
            <text:p>3903</text:p>
          </table:table-cell>
          <table:table-cell office:value-type="float" office:value="36.043927" calcext:value-type="float">
            <text:p>36.043927</text:p>
          </table:table-cell>
          <table:table-cell office:value-type="float" office:value="-79.981637" calcext:value-type="float">
            <text:p>-79.9816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303" calcext:value-type="float">
            <text:p>16303</text:p>
          </table:table-cell>
          <table:table-cell office:value-type="float" office:value="3316" calcext:value-type="float">
            <text:p>3316</text:p>
          </table:table-cell>
          <table:table-cell office:value-type="float" office:value="36.02178" calcext:value-type="float">
            <text:p>36.02178</text:p>
          </table:table-cell>
          <table:table-cell office:value-type="float" office:value="-80.027666" calcext:value-type="float">
            <text:p>-80.0276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304" calcext:value-type="float">
            <text:p>16304</text:p>
          </table:table-cell>
          <table:table-cell office:value-type="float" office:value="3758" calcext:value-type="float">
            <text:p>3758</text:p>
          </table:table-cell>
          <table:table-cell office:value-type="float" office:value="36.026644" calcext:value-type="float">
            <text:p>36.026644</text:p>
          </table:table-cell>
          <table:table-cell office:value-type="float" office:value="-80.00866" calcext:value-type="float">
            <text:p>-80.008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305" calcext:value-type="float">
            <text:p>16305</text:p>
          </table:table-cell>
          <table:table-cell office:value-type="float" office:value="3538" calcext:value-type="float">
            <text:p>3538</text:p>
          </table:table-cell>
          <table:table-cell office:value-type="float" office:value="36.030072" calcext:value-type="float">
            <text:p>36.030072</text:p>
          </table:table-cell>
          <table:table-cell office:value-type="float" office:value="-79.984092" calcext:value-type="float">
            <text:p>-79.9840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306" calcext:value-type="float">
            <text:p>16306</text:p>
          </table:table-cell>
          <table:table-cell office:value-type="float" office:value="4500" calcext:value-type="float">
            <text:p>4500</text:p>
          </table:table-cell>
          <table:table-cell office:value-type="float" office:value="36.015397" calcext:value-type="float">
            <text:p>36.015397</text:p>
          </table:table-cell>
          <table:table-cell office:value-type="float" office:value="-79.968554" calcext:value-type="float">
            <text:p>-79.9685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405" calcext:value-type="float">
            <text:p>16405</text:p>
          </table:table-cell>
          <table:table-cell office:value-type="float" office:value="1691" calcext:value-type="float">
            <text:p>1691</text:p>
          </table:table-cell>
          <table:table-cell office:value-type="float" office:value="36.059912" calcext:value-type="float">
            <text:p>36.059912</text:p>
          </table:table-cell>
          <table:table-cell office:value-type="float" office:value="-79.91543" calcext:value-type="float">
            <text:p>-79.915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406" calcext:value-type="float">
            <text:p>16406</text:p>
          </table:table-cell>
          <table:table-cell office:value-type="float" office:value="3300" calcext:value-type="float">
            <text:p>3300</text:p>
          </table:table-cell>
          <table:table-cell office:value-type="float" office:value="36.04406" calcext:value-type="float">
            <text:p>36.04406</text:p>
          </table:table-cell>
          <table:table-cell office:value-type="float" office:value="-79.944046" calcext:value-type="float">
            <text:p>-79.9440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407" calcext:value-type="float">
            <text:p>16407</text:p>
          </table:table-cell>
          <table:table-cell office:value-type="float" office:value="4577" calcext:value-type="float">
            <text:p>4577</text:p>
          </table:table-cell>
          <table:table-cell office:value-type="float" office:value="36.034015" calcext:value-type="float">
            <text:p>36.034015</text:p>
          </table:table-cell>
          <table:table-cell office:value-type="float" office:value="-79.938448" calcext:value-type="float">
            <text:p>-79.9384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408" calcext:value-type="float">
            <text:p>16408</text:p>
          </table:table-cell>
          <table:table-cell office:value-type="float" office:value="1956" calcext:value-type="float">
            <text:p>1956</text:p>
          </table:table-cell>
          <table:table-cell office:value-type="float" office:value="36.024178" calcext:value-type="float">
            <text:p>36.024178</text:p>
          </table:table-cell>
          <table:table-cell office:value-type="float" office:value="-79.931686" calcext:value-type="float">
            <text:p>-79.9316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409" calcext:value-type="float">
            <text:p>16409</text:p>
          </table:table-cell>
          <table:table-cell office:value-type="float" office:value="2513" calcext:value-type="float">
            <text:p>2513</text:p>
          </table:table-cell>
          <table:table-cell office:value-type="float" office:value="36.002346" calcext:value-type="float">
            <text:p>36.002346</text:p>
          </table:table-cell>
          <table:table-cell office:value-type="float" office:value="-79.939369" calcext:value-type="float">
            <text:p>-79.9393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410" calcext:value-type="float">
            <text:p>16410</text:p>
          </table:table-cell>
          <table:table-cell office:value-type="float" office:value="5520" calcext:value-type="float">
            <text:p>5520</text:p>
          </table:table-cell>
          <table:table-cell office:value-type="float" office:value="35.972121" calcext:value-type="float">
            <text:p>35.972121</text:p>
          </table:table-cell>
          <table:table-cell office:value-type="float" office:value="-79.941422" calcext:value-type="float">
            <text:p>-79.9414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502" calcext:value-type="float">
            <text:p>16502</text:p>
          </table:table-cell>
          <table:table-cell office:value-type="float" office:value="5598" calcext:value-type="float">
            <text:p>5598</text:p>
          </table:table-cell>
          <table:table-cell office:value-type="float" office:value="36.007263" calcext:value-type="float">
            <text:p>36.007263</text:p>
          </table:table-cell>
          <table:table-cell office:value-type="float" office:value="-79.882631" calcext:value-type="float">
            <text:p>-79.8826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503" calcext:value-type="float">
            <text:p>16503</text:p>
          </table:table-cell>
          <table:table-cell office:value-type="float" office:value="3729" calcext:value-type="float">
            <text:p>3729</text:p>
          </table:table-cell>
          <table:table-cell office:value-type="float" office:value="36.045486" calcext:value-type="float">
            <text:p>36.045486</text:p>
          </table:table-cell>
          <table:table-cell office:value-type="float" office:value="-79.900526" calcext:value-type="float">
            <text:p>-79.9005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505" calcext:value-type="float">
            <text:p>16505</text:p>
          </table:table-cell>
          <table:table-cell office:value-type="float" office:value="5072" calcext:value-type="float">
            <text:p>5072</text:p>
          </table:table-cell>
          <table:table-cell office:value-type="float" office:value="36.027964" calcext:value-type="float">
            <text:p>36.027964</text:p>
          </table:table-cell>
          <table:table-cell office:value-type="float" office:value="-79.911856" calcext:value-type="float">
            <text:p>-79.9118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506" calcext:value-type="float">
            <text:p>16506</text:p>
          </table:table-cell>
          <table:table-cell office:value-type="float" office:value="4900" calcext:value-type="float">
            <text:p>4900</text:p>
          </table:table-cell>
          <table:table-cell office:value-type="float" office:value="36.023498" calcext:value-type="float">
            <text:p>36.023498</text:p>
          </table:table-cell>
          <table:table-cell office:value-type="float" office:value="-79.90164" calcext:value-type="float">
            <text:p>-79.901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600" calcext:value-type="float">
            <text:p>16600</text:p>
          </table:table-cell>
          <table:table-cell office:value-type="float" office:value="2500" calcext:value-type="float">
            <text:p>2500</text:p>
          </table:table-cell>
          <table:table-cell office:value-type="float" office:value="35.933064" calcext:value-type="float">
            <text:p>35.933064</text:p>
          </table:table-cell>
          <table:table-cell office:value-type="float" office:value="-79.931823" calcext:value-type="float">
            <text:p>-79.9318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701" calcext:value-type="float">
            <text:p>16701</text:p>
          </table:table-cell>
          <table:table-cell office:value-type="float" office:value="5126" calcext:value-type="float">
            <text:p>5126</text:p>
          </table:table-cell>
          <table:table-cell office:value-type="float" office:value="35.993289" calcext:value-type="float">
            <text:p>35.993289</text:p>
          </table:table-cell>
          <table:table-cell office:value-type="float" office:value="-79.8272" calcext:value-type="float">
            <text:p>-79.82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702" calcext:value-type="float">
            <text:p>16702</text:p>
          </table:table-cell>
          <table:table-cell office:value-type="float" office:value="3522" calcext:value-type="float">
            <text:p>3522</text:p>
          </table:table-cell>
          <table:table-cell office:value-type="float" office:value="35.9475" calcext:value-type="float">
            <text:p>35.9475</text:p>
          </table:table-cell>
          <table:table-cell office:value-type="float" office:value="-79.840837" calcext:value-type="float">
            <text:p>-79.8408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800" calcext:value-type="float">
            <text:p>16800</text:p>
          </table:table-cell>
          <table:table-cell office:value-type="float" office:value="6584" calcext:value-type="float">
            <text:p>6584</text:p>
          </table:table-cell>
          <table:table-cell office:value-type="float" office:value="35.989506" calcext:value-type="float">
            <text:p>35.989506</text:p>
          </table:table-cell>
          <table:table-cell office:value-type="float" office:value="-79.780995" calcext:value-type="float">
            <text:p>-79.7809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900" calcext:value-type="float">
            <text:p>16900</text:p>
          </table:table-cell>
          <table:table-cell office:value-type="float" office:value="4698" calcext:value-type="float">
            <text:p>4698</text:p>
          </table:table-cell>
          <table:table-cell office:value-type="float" office:value="35.934861" calcext:value-type="float">
            <text:p>35.934861</text:p>
          </table:table-cell>
          <table:table-cell office:value-type="float" office:value="-79.744835" calcext:value-type="float">
            <text:p>-79.7448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7000" calcext:value-type="float">
            <text:p>17000</text:p>
          </table:table-cell>
          <table:table-cell office:value-type="float" office:value="4516" calcext:value-type="float">
            <text:p>4516</text:p>
          </table:table-cell>
          <table:table-cell office:value-type="float" office:value="35.951981" calcext:value-type="float">
            <text:p>35.951981</text:p>
          </table:table-cell>
          <table:table-cell office:value-type="float" office:value="-79.619067" calcext:value-type="float">
            <text:p>-79.6190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7100" calcext:value-type="float">
            <text:p>17100</text:p>
          </table:table-cell>
          <table:table-cell office:value-type="float" office:value="7273" calcext:value-type="float">
            <text:p>7273</text:p>
          </table:table-cell>
          <table:table-cell office:value-type="float" office:value="35.995581" calcext:value-type="float">
            <text:p>35.995581</text:p>
          </table:table-cell>
          <table:table-cell office:value-type="float" office:value="-79.711959" calcext:value-type="float">
            <text:p>-79.7119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7200" calcext:value-type="float">
            <text:p>17200</text:p>
          </table:table-cell>
          <table:table-cell office:value-type="float" office:value="6919" calcext:value-type="float">
            <text:p>6919</text:p>
          </table:table-cell>
          <table:table-cell office:value-type="float" office:value="36.033338" calcext:value-type="float">
            <text:p>36.033338</text:p>
          </table:table-cell>
          <table:table-cell office:value-type="float" office:value="-79.63068" calcext:value-type="float">
            <text:p>-79.630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980100" calcext:value-type="float">
            <text:p>980100</text:p>
          </table:table-cell>
          <table:table-cell office:value-type="float" office:value="0" calcext:value-type="float">
            <text:p>0</text:p>
          </table:table-cell>
          <table:table-cell office:value-type="float" office:value="36.104942" calcext:value-type="float">
            <text:p>36.104942</text:p>
          </table:table-cell>
          <table:table-cell office:value-type="float" office:value="-79.935643" calcext:value-type="float">
            <text:p>-79.9356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930100" calcext:value-type="float">
            <text:p>930100</text:p>
          </table:table-cell>
          <table:table-cell office:value-type="float" office:value="3435" calcext:value-type="float">
            <text:p>3435</text:p>
          </table:table-cell>
          <table:table-cell office:value-type="float" office:value="36.412615" calcext:value-type="float">
            <text:p>36.412615</text:p>
          </table:table-cell>
          <table:table-cell office:value-type="float" office:value="-77.609714" calcext:value-type="float">
            <text:p>-77.6097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930200" calcext:value-type="float">
            <text:p>930200</text:p>
          </table:table-cell>
          <table:table-cell office:value-type="float" office:value="5310" calcext:value-type="float">
            <text:p>5310</text:p>
          </table:table-cell>
          <table:table-cell office:value-type="float" office:value="36.453499" calcext:value-type="float">
            <text:p>36.453499</text:p>
          </table:table-cell>
          <table:table-cell office:value-type="float" office:value="-77.641301" calcext:value-type="float">
            <text:p>-77.6413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930300" calcext:value-type="float">
            <text:p>930300</text:p>
          </table:table-cell>
          <table:table-cell office:value-type="float" office:value="4817" calcext:value-type="float">
            <text:p>4817</text:p>
          </table:table-cell>
          <table:table-cell office:value-type="float" office:value="36.465656" calcext:value-type="float">
            <text:p>36.465656</text:p>
          </table:table-cell>
          <table:table-cell office:value-type="float" office:value="-77.66182" calcext:value-type="float">
            <text:p>-77.661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930400" calcext:value-type="float">
            <text:p>930400</text:p>
          </table:table-cell>
          <table:table-cell office:value-type="float" office:value="3629" calcext:value-type="float">
            <text:p>3629</text:p>
          </table:table-cell>
          <table:table-cell office:value-type="float" office:value="36.443329" calcext:value-type="float">
            <text:p>36.443329</text:p>
          </table:table-cell>
          <table:table-cell office:value-type="float" office:value="-77.650902" calcext:value-type="float">
            <text:p>-77.6509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930501" calcext:value-type="float">
            <text:p>930501</text:p>
          </table:table-cell>
          <table:table-cell office:value-type="float" office:value="3956" calcext:value-type="float">
            <text:p>3956</text:p>
          </table:table-cell>
          <table:table-cell office:value-type="float" office:value="36.454244" calcext:value-type="float">
            <text:p>36.454244</text:p>
          </table:table-cell>
          <table:table-cell office:value-type="float" office:value="-77.680504" calcext:value-type="float">
            <text:p>-77.6805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930502" calcext:value-type="float">
            <text:p>930502</text:p>
          </table:table-cell>
          <table:table-cell office:value-type="float" office:value="5540" calcext:value-type="float">
            <text:p>5540</text:p>
          </table:table-cell>
          <table:table-cell office:value-type="float" office:value="36.443055" calcext:value-type="float">
            <text:p>36.443055</text:p>
          </table:table-cell>
          <table:table-cell office:value-type="float" office:value="-77.711653" calcext:value-type="float">
            <text:p>-77.7116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930600" calcext:value-type="float">
            <text:p>930600</text:p>
          </table:table-cell>
          <table:table-cell office:value-type="float" office:value="4097" calcext:value-type="float">
            <text:p>4097</text:p>
          </table:table-cell>
          <table:table-cell office:value-type="float" office:value="36.381716" calcext:value-type="float">
            <text:p>36.381716</text:p>
          </table:table-cell>
          <table:table-cell office:value-type="float" office:value="-77.707675" calcext:value-type="float">
            <text:p>-77.7076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930700" calcext:value-type="float">
            <text:p>930700</text:p>
          </table:table-cell>
          <table:table-cell office:value-type="float" office:value="4108" calcext:value-type="float">
            <text:p>4108</text:p>
          </table:table-cell>
          <table:table-cell office:value-type="float" office:value="36.447963" calcext:value-type="float">
            <text:p>36.447963</text:p>
          </table:table-cell>
          <table:table-cell office:value-type="float" office:value="-77.853065" calcext:value-type="float">
            <text:p>-77.8530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930800" calcext:value-type="float">
            <text:p>930800</text:p>
          </table:table-cell>
          <table:table-cell office:value-type="float" office:value="5312" calcext:value-type="float">
            <text:p>5312</text:p>
          </table:table-cell>
          <table:table-cell office:value-type="float" office:value="36.243316" calcext:value-type="float">
            <text:p>36.243316</text:p>
          </table:table-cell>
          <table:table-cell office:value-type="float" office:value="-77.896689" calcext:value-type="float">
            <text:p>-77.8966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930900" calcext:value-type="float">
            <text:p>930900</text:p>
          </table:table-cell>
          <table:table-cell office:value-type="float" office:value="5577" calcext:value-type="float">
            <text:p>5577</text:p>
          </table:table-cell>
          <table:table-cell office:value-type="float" office:value="36.188987" calcext:value-type="float">
            <text:p>36.188987</text:p>
          </table:table-cell>
          <table:table-cell office:value-type="float" office:value="-77.679417" calcext:value-type="float">
            <text:p>-77.679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931000" calcext:value-type="float">
            <text:p>931000</text:p>
          </table:table-cell>
          <table:table-cell office:value-type="float" office:value="3488" calcext:value-type="float">
            <text:p>3488</text:p>
          </table:table-cell>
          <table:table-cell office:value-type="float" office:value="36.28675" calcext:value-type="float">
            <text:p>36.28675</text:p>
          </table:table-cell>
          <table:table-cell office:value-type="float" office:value="-77.538556" calcext:value-type="float">
            <text:p>-77.5385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931100" calcext:value-type="float">
            <text:p>931100</text:p>
          </table:table-cell>
          <table:table-cell office:value-type="float" office:value="5422" calcext:value-type="float">
            <text:p>5422</text:p>
          </table:table-cell>
          <table:table-cell office:value-type="float" office:value="36.117052" calcext:value-type="float">
            <text:p>36.117052</text:p>
          </table:table-cell>
          <table:table-cell office:value-type="float" office:value="-77.422124" calcext:value-type="float">
            <text:p>-77.4221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0100" calcext:value-type="float">
            <text:p>70100</text:p>
          </table:table-cell>
          <table:table-cell office:value-type="float" office:value="4530" calcext:value-type="float">
            <text:p>4530</text:p>
          </table:table-cell>
          <table:table-cell office:value-type="float" office:value="35.29784" calcext:value-type="float">
            <text:p>35.29784</text:p>
          </table:table-cell>
          <table:table-cell office:value-type="float" office:value="-78.617729" calcext:value-type="float">
            <text:p>-78.6177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0200" calcext:value-type="float">
            <text:p>70200</text:p>
          </table:table-cell>
          <table:table-cell office:value-type="float" office:value="3262" calcext:value-type="float">
            <text:p>3262</text:p>
          </table:table-cell>
          <table:table-cell office:value-type="float" office:value="35.318219" calcext:value-type="float">
            <text:p>35.318219</text:p>
          </table:table-cell>
          <table:table-cell office:value-type="float" office:value="-78.585202" calcext:value-type="float">
            <text:p>-78.5852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0300" calcext:value-type="float">
            <text:p>70300</text:p>
          </table:table-cell>
          <table:table-cell office:value-type="float" office:value="4907" calcext:value-type="float">
            <text:p>4907</text:p>
          </table:table-cell>
          <table:table-cell office:value-type="float" office:value="35.330005" calcext:value-type="float">
            <text:p>35.330005</text:p>
          </table:table-cell>
          <table:table-cell office:value-type="float" office:value="-78.60996" calcext:value-type="float">
            <text:p>-78.609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0401" calcext:value-type="float">
            <text:p>70401</text:p>
          </table:table-cell>
          <table:table-cell office:value-type="float" office:value="3963" calcext:value-type="float">
            <text:p>3963</text:p>
          </table:table-cell>
          <table:table-cell office:value-type="float" office:value="35.387844" calcext:value-type="float">
            <text:p>35.387844</text:p>
          </table:table-cell>
          <table:table-cell office:value-type="float" office:value="-78.689437" calcext:value-type="float">
            <text:p>-78.6894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0402" calcext:value-type="float">
            <text:p>70402</text:p>
          </table:table-cell>
          <table:table-cell office:value-type="float" office:value="6679" calcext:value-type="float">
            <text:p>6679</text:p>
          </table:table-cell>
          <table:table-cell office:value-type="float" office:value="35.415134" calcext:value-type="float">
            <text:p>35.415134</text:p>
          </table:table-cell>
          <table:table-cell office:value-type="float" office:value="-78.640229" calcext:value-type="float">
            <text:p>-78.6402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0500" calcext:value-type="float">
            <text:p>70500</text:p>
          </table:table-cell>
          <table:table-cell office:value-type="float" office:value="5914" calcext:value-type="float">
            <text:p>5914</text:p>
          </table:table-cell>
          <table:table-cell office:value-type="float" office:value="35.318818" calcext:value-type="float">
            <text:p>35.318818</text:p>
          </table:table-cell>
          <table:table-cell office:value-type="float" office:value="-78.669416" calcext:value-type="float">
            <text:p>-78.6694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0600" calcext:value-type="float">
            <text:p>70600</text:p>
          </table:table-cell>
          <table:table-cell office:value-type="float" office:value="4377" calcext:value-type="float">
            <text:p>4377</text:p>
          </table:table-cell>
          <table:table-cell office:value-type="float" office:value="35.287987" calcext:value-type="float">
            <text:p>35.287987</text:p>
          </table:table-cell>
          <table:table-cell office:value-type="float" office:value="-78.802023" calcext:value-type="float">
            <text:p>-78.8020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0700" calcext:value-type="float">
            <text:p>70700</text:p>
          </table:table-cell>
          <table:table-cell office:value-type="float" office:value="5400" calcext:value-type="float">
            <text:p>5400</text:p>
          </table:table-cell>
          <table:table-cell office:value-type="float" office:value="35.386054" calcext:value-type="float">
            <text:p>35.386054</text:p>
          </table:table-cell>
          <table:table-cell office:value-type="float" office:value="-78.815369" calcext:value-type="float">
            <text:p>-78.8153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0801" calcext:value-type="float">
            <text:p>70801</text:p>
          </table:table-cell>
          <table:table-cell office:value-type="float" office:value="2070" calcext:value-type="float">
            <text:p>2070</text:p>
          </table:table-cell>
          <table:table-cell office:value-type="float" office:value="35.444793" calcext:value-type="float">
            <text:p>35.444793</text:p>
          </table:table-cell>
          <table:table-cell office:value-type="float" office:value="-78.765779" calcext:value-type="float">
            <text:p>-78.7657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0802" calcext:value-type="float">
            <text:p>70802</text:p>
          </table:table-cell>
          <table:table-cell office:value-type="float" office:value="4969" calcext:value-type="float">
            <text:p>4969</text:p>
          </table:table-cell>
          <table:table-cell office:value-type="float" office:value="35.408567" calcext:value-type="float">
            <text:p>35.408567</text:p>
          </table:table-cell>
          <table:table-cell office:value-type="float" office:value="-78.740126" calcext:value-type="float">
            <text:p>-78.7401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0901" calcext:value-type="float">
            <text:p>70901</text:p>
          </table:table-cell>
          <table:table-cell office:value-type="float" office:value="2574" calcext:value-type="float">
            <text:p>2574</text:p>
          </table:table-cell>
          <table:table-cell office:value-type="float" office:value="35.514084" calcext:value-type="float">
            <text:p>35.514084</text:p>
          </table:table-cell>
          <table:table-cell office:value-type="float" office:value="-78.727814" calcext:value-type="float">
            <text:p>-78.7278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0902" calcext:value-type="float">
            <text:p>70902</text:p>
          </table:table-cell>
          <table:table-cell office:value-type="float" office:value="2680" calcext:value-type="float">
            <text:p>2680</text:p>
          </table:table-cell>
          <table:table-cell office:value-type="float" office:value="35.491168" calcext:value-type="float">
            <text:p>35.491168</text:p>
          </table:table-cell>
          <table:table-cell office:value-type="float" office:value="-78.708191" calcext:value-type="float">
            <text:p>-78.7081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0903" calcext:value-type="float">
            <text:p>70903</text:p>
          </table:table-cell>
          <table:table-cell office:value-type="float" office:value="2266" calcext:value-type="float">
            <text:p>2266</text:p>
          </table:table-cell>
          <table:table-cell office:value-type="float" office:value="35.480685" calcext:value-type="float">
            <text:p>35.480685</text:p>
          </table:table-cell>
          <table:table-cell office:value-type="float" office:value="-78.746868" calcext:value-type="float">
            <text:p>-78.7468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0904" calcext:value-type="float">
            <text:p>70904</text:p>
          </table:table-cell>
          <table:table-cell office:value-type="float" office:value="3344" calcext:value-type="float">
            <text:p>3344</text:p>
          </table:table-cell>
          <table:table-cell office:value-type="float" office:value="35.501865" calcext:value-type="float">
            <text:p>35.501865</text:p>
          </table:table-cell>
          <table:table-cell office:value-type="float" office:value="-78.771836" calcext:value-type="float">
            <text:p>-78.7718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1001" calcext:value-type="float">
            <text:p>71001</text:p>
          </table:table-cell>
          <table:table-cell office:value-type="float" office:value="5029" calcext:value-type="float">
            <text:p>5029</text:p>
          </table:table-cell>
          <table:table-cell office:value-type="float" office:value="35.503055" calcext:value-type="float">
            <text:p>35.503055</text:p>
          </table:table-cell>
          <table:table-cell office:value-type="float" office:value="-78.823111" calcext:value-type="float">
            <text:p>-78.823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1002" calcext:value-type="float">
            <text:p>71002</text:p>
          </table:table-cell>
          <table:table-cell office:value-type="float" office:value="3102" calcext:value-type="float">
            <text:p>3102</text:p>
          </table:table-cell>
          <table:table-cell office:value-type="float" office:value="35.532057" calcext:value-type="float">
            <text:p>35.532057</text:p>
          </table:table-cell>
          <table:table-cell office:value-type="float" office:value="-78.889306" calcext:value-type="float">
            <text:p>-78.8893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1101" calcext:value-type="float">
            <text:p>71101</text:p>
          </table:table-cell>
          <table:table-cell office:value-type="float" office:value="3410" calcext:value-type="float">
            <text:p>3410</text:p>
          </table:table-cell>
          <table:table-cell office:value-type="float" office:value="35.43756" calcext:value-type="float">
            <text:p>35.43756</text:p>
          </table:table-cell>
          <table:table-cell office:value-type="float" office:value="-78.939358" calcext:value-type="float">
            <text:p>-78.9393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1102" calcext:value-type="float">
            <text:p>71102</text:p>
          </table:table-cell>
          <table:table-cell office:value-type="float" office:value="4911" calcext:value-type="float">
            <text:p>4911</text:p>
          </table:table-cell>
          <table:table-cell office:value-type="float" office:value="35.393447" calcext:value-type="float">
            <text:p>35.393447</text:p>
          </table:table-cell>
          <table:table-cell office:value-type="float" office:value="-78.95584" calcext:value-type="float">
            <text:p>-78.955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1201" calcext:value-type="float">
            <text:p>71201</text:p>
          </table:table-cell>
          <table:table-cell office:value-type="float" office:value="2264" calcext:value-type="float">
            <text:p>2264</text:p>
          </table:table-cell>
          <table:table-cell office:value-type="float" office:value="35.265976" calcext:value-type="float">
            <text:p>35.265976</text:p>
          </table:table-cell>
          <table:table-cell office:value-type="float" office:value="-78.898275" calcext:value-type="float">
            <text:p>-78.8982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1202" calcext:value-type="float">
            <text:p>71202</text:p>
          </table:table-cell>
          <table:table-cell office:value-type="float" office:value="4178" calcext:value-type="float">
            <text:p>4178</text:p>
          </table:table-cell>
          <table:table-cell office:value-type="float" office:value="35.245065" calcext:value-type="float">
            <text:p>35.245065</text:p>
          </table:table-cell>
          <table:table-cell office:value-type="float" office:value="-78.950701" calcext:value-type="float">
            <text:p>-78.9507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1203" calcext:value-type="float">
            <text:p>71203</text:p>
          </table:table-cell>
          <table:table-cell office:value-type="float" office:value="1331" calcext:value-type="float">
            <text:p>1331</text:p>
          </table:table-cell>
          <table:table-cell office:value-type="float" office:value="35.245036" calcext:value-type="float">
            <text:p>35.245036</text:p>
          </table:table-cell>
          <table:table-cell office:value-type="float" office:value="-78.970445" calcext:value-type="float">
            <text:p>-78.9704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1204" calcext:value-type="float">
            <text:p>71204</text:p>
          </table:table-cell>
          <table:table-cell office:value-type="float" office:value="4560" calcext:value-type="float">
            <text:p>4560</text:p>
          </table:table-cell>
          <table:table-cell office:value-type="float" office:value="35.287197" calcext:value-type="float">
            <text:p>35.287197</text:p>
          </table:table-cell>
          <table:table-cell office:value-type="float" office:value="-78.953783" calcext:value-type="float">
            <text:p>-78.9537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1301" calcext:value-type="float">
            <text:p>71301</text:p>
          </table:table-cell>
          <table:table-cell office:value-type="float" office:value="3558" calcext:value-type="float">
            <text:p>3558</text:p>
          </table:table-cell>
          <table:table-cell office:value-type="float" office:value="35.358472" calcext:value-type="float">
            <text:p>35.358472</text:p>
          </table:table-cell>
          <table:table-cell office:value-type="float" office:value="-79.046905" calcext:value-type="float">
            <text:p>-79.0469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1302" calcext:value-type="float">
            <text:p>71302</text:p>
          </table:table-cell>
          <table:table-cell office:value-type="float" office:value="5250" calcext:value-type="float">
            <text:p>5250</text:p>
          </table:table-cell>
          <table:table-cell office:value-type="float" office:value="35.317488" calcext:value-type="float">
            <text:p>35.317488</text:p>
          </table:table-cell>
          <table:table-cell office:value-type="float" office:value="-79.044198" calcext:value-type="float">
            <text:p>-79.0441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1303" calcext:value-type="float">
            <text:p>71303</text:p>
          </table:table-cell>
          <table:table-cell office:value-type="float" office:value="7714" calcext:value-type="float">
            <text:p>7714</text:p>
          </table:table-cell>
          <table:table-cell office:value-type="float" office:value="35.281407" calcext:value-type="float">
            <text:p>35.281407</text:p>
          </table:table-cell>
          <table:table-cell office:value-type="float" office:value="-79.032258" calcext:value-type="float">
            <text:p>-79.0322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1401" calcext:value-type="float">
            <text:p>71401</text:p>
          </table:table-cell>
          <table:table-cell office:value-type="float" office:value="3908" calcext:value-type="float">
            <text:p>3908</text:p>
          </table:table-cell>
          <table:table-cell office:value-type="float" office:value="35.312146" calcext:value-type="float">
            <text:p>35.312146</text:p>
          </table:table-cell>
          <table:table-cell office:value-type="float" office:value="-79.111375" calcext:value-type="float">
            <text:p>-79.1113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1402" calcext:value-type="float">
            <text:p>71402</text:p>
          </table:table-cell>
          <table:table-cell office:value-type="float" office:value="8528" calcext:value-type="float">
            <text:p>8528</text:p>
          </table:table-cell>
          <table:table-cell office:value-type="float" office:value="35.253768" calcext:value-type="float">
            <text:p>35.253768</text:p>
          </table:table-cell>
          <table:table-cell office:value-type="float" office:value="-79.089612" calcext:value-type="float">
            <text:p>-79.0896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0101" calcext:value-type="float">
            <text:p>920101</text:p>
          </table:table-cell>
          <table:table-cell office:value-type="float" office:value="3393" calcext:value-type="float">
            <text:p>3393</text:p>
          </table:table-cell>
          <table:table-cell office:value-type="float" office:value="35.585561" calcext:value-type="float">
            <text:p>35.585561</text:p>
          </table:table-cell>
          <table:table-cell office:value-type="float" office:value="-83.033103" calcext:value-type="float">
            <text:p>-83.0331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0102" calcext:value-type="float">
            <text:p>920102</text:p>
          </table:table-cell>
          <table:table-cell office:value-type="float" office:value="3818" calcext:value-type="float">
            <text:p>3818</text:p>
          </table:table-cell>
          <table:table-cell office:value-type="float" office:value="35.630811" calcext:value-type="float">
            <text:p>35.630811</text:p>
          </table:table-cell>
          <table:table-cell office:value-type="float" office:value="-82.946836" calcext:value-type="float">
            <text:p>-82.9468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0200" calcext:value-type="float">
            <text:p>920200</text:p>
          </table:table-cell>
          <table:table-cell office:value-type="float" office:value="6625" calcext:value-type="float">
            <text:p>6625</text:p>
          </table:table-cell>
          <table:table-cell office:value-type="float" office:value="35.558335" calcext:value-type="float">
            <text:p>35.558335</text:p>
          </table:table-cell>
          <table:table-cell office:value-type="float" office:value="-82.830911" calcext:value-type="float">
            <text:p>-82.8309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0300" calcext:value-type="float">
            <text:p>920300</text:p>
          </table:table-cell>
          <table:table-cell office:value-type="float" office:value="3283" calcext:value-type="float">
            <text:p>3283</text:p>
          </table:table-cell>
          <table:table-cell office:value-type="float" office:value="35.521869" calcext:value-type="float">
            <text:p>35.521869</text:p>
          </table:table-cell>
          <table:table-cell office:value-type="float" office:value="-82.830259" calcext:value-type="float">
            <text:p>-82.8302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0400" calcext:value-type="float">
            <text:p>920400</text:p>
          </table:table-cell>
          <table:table-cell office:value-type="float" office:value="1921" calcext:value-type="float">
            <text:p>1921</text:p>
          </table:table-cell>
          <table:table-cell office:value-type="float" office:value="35.53405" calcext:value-type="float">
            <text:p>35.53405</text:p>
          </table:table-cell>
          <table:table-cell office:value-type="float" office:value="-82.861374" calcext:value-type="float">
            <text:p>-82.8613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0500" calcext:value-type="float">
            <text:p>920500</text:p>
          </table:table-cell>
          <table:table-cell office:value-type="float" office:value="6214" calcext:value-type="float">
            <text:p>6214</text:p>
          </table:table-cell>
          <table:table-cell office:value-type="float" office:value="35.538368" calcext:value-type="float">
            <text:p>35.538368</text:p>
          </table:table-cell>
          <table:table-cell office:value-type="float" office:value="-82.919652" calcext:value-type="float">
            <text:p>-82.9196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0600" calcext:value-type="float">
            <text:p>920600</text:p>
          </table:table-cell>
          <table:table-cell office:value-type="float" office:value="4493" calcext:value-type="float">
            <text:p>4493</text:p>
          </table:table-cell>
          <table:table-cell office:value-type="float" office:value="35.53091" calcext:value-type="float">
            <text:p>35.53091</text:p>
          </table:table-cell>
          <table:table-cell office:value-type="float" office:value="-82.987977" calcext:value-type="float">
            <text:p>-82.9879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0700" calcext:value-type="float">
            <text:p>920700</text:p>
          </table:table-cell>
          <table:table-cell office:value-type="float" office:value="3194" calcext:value-type="float">
            <text:p>3194</text:p>
          </table:table-cell>
          <table:table-cell office:value-type="float" office:value="35.518809" calcext:value-type="float">
            <text:p>35.518809</text:p>
          </table:table-cell>
          <table:table-cell office:value-type="float" office:value="-83.08086" calcext:value-type="float">
            <text:p>-83.080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0800" calcext:value-type="float">
            <text:p>920800</text:p>
          </table:table-cell>
          <table:table-cell office:value-type="float" office:value="3037" calcext:value-type="float">
            <text:p>3037</text:p>
          </table:table-cell>
          <table:table-cell office:value-type="float" office:value="35.477341" calcext:value-type="float">
            <text:p>35.477341</text:p>
          </table:table-cell>
          <table:table-cell office:value-type="float" office:value="-83.039185" calcext:value-type="float">
            <text:p>-83.0391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0900" calcext:value-type="float">
            <text:p>920900</text:p>
          </table:table-cell>
          <table:table-cell office:value-type="float" office:value="1996" calcext:value-type="float">
            <text:p>1996</text:p>
          </table:table-cell>
          <table:table-cell office:value-type="float" office:value="35.493173" calcext:value-type="float">
            <text:p>35.493173</text:p>
          </table:table-cell>
          <table:table-cell office:value-type="float" office:value="-82.995561" calcext:value-type="float">
            <text:p>-82.9955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1000" calcext:value-type="float">
            <text:p>921000</text:p>
          </table:table-cell>
          <table:table-cell office:value-type="float" office:value="3322" calcext:value-type="float">
            <text:p>3322</text:p>
          </table:table-cell>
          <table:table-cell office:value-type="float" office:value="35.500995" calcext:value-type="float">
            <text:p>35.500995</text:p>
          </table:table-cell>
          <table:table-cell office:value-type="float" office:value="-82.966594" calcext:value-type="float">
            <text:p>-82.9665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1100" calcext:value-type="float">
            <text:p>921100</text:p>
          </table:table-cell>
          <table:table-cell office:value-type="float" office:value="2468" calcext:value-type="float">
            <text:p>2468</text:p>
          </table:table-cell>
          <table:table-cell office:value-type="float" office:value="35.473318" calcext:value-type="float">
            <text:p>35.473318</text:p>
          </table:table-cell>
          <table:table-cell office:value-type="float" office:value="-82.984012" calcext:value-type="float">
            <text:p>-82.9840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1200" calcext:value-type="float">
            <text:p>921200</text:p>
          </table:table-cell>
          <table:table-cell office:value-type="float" office:value="5649" calcext:value-type="float">
            <text:p>5649</text:p>
          </table:table-cell>
          <table:table-cell office:value-type="float" office:value="35.459067" calcext:value-type="float">
            <text:p>35.459067</text:p>
          </table:table-cell>
          <table:table-cell office:value-type="float" office:value="-83.010879" calcext:value-type="float">
            <text:p>-83.0108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1301" calcext:value-type="float">
            <text:p>921301</text:p>
          </table:table-cell>
          <table:table-cell office:value-type="float" office:value="4182" calcext:value-type="float">
            <text:p>4182</text:p>
          </table:table-cell>
          <table:table-cell office:value-type="float" office:value="35.471436" calcext:value-type="float">
            <text:p>35.471436</text:p>
          </table:table-cell>
          <table:table-cell office:value-type="float" office:value="-82.909019" calcext:value-type="float">
            <text:p>-82.9090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21302" calcext:value-type="float">
            <text:p>921302</text:p>
          </table:table-cell>
          <table:table-cell office:value-type="float" office:value="5431" calcext:value-type="float">
            <text:p>5431</text:p>
          </table:table-cell>
          <table:table-cell office:value-type="float" office:value="35.464075" calcext:value-type="float">
            <text:p>35.464075</text:p>
          </table:table-cell>
          <table:table-cell office:value-type="float" office:value="-82.841642" calcext:value-type="float">
            <text:p>-82.8416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80100" calcext:value-type="float">
            <text:p>980100</text:p>
          </table:table-cell>
          <table:table-cell office:value-type="float" office:value="10" calcext:value-type="float">
            <text:p>10</text:p>
          </table:table-cell>
          <table:table-cell office:value-type="float" office:value="35.662479" calcext:value-type="float">
            <text:p>35.662479</text:p>
          </table:table-cell>
          <table:table-cell office:value-type="float" office:value="-83.140812" calcext:value-type="float">
            <text:p>-83.1408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0100" calcext:value-type="float">
            <text:p>930100</text:p>
          </table:table-cell>
          <table:table-cell office:value-type="float" office:value="4484" calcext:value-type="float">
            <text:p>4484</text:p>
          </table:table-cell>
          <table:table-cell office:value-type="float" office:value="35.422433" calcext:value-type="float">
            <text:p>35.422433</text:p>
          </table:table-cell>
          <table:table-cell office:value-type="float" office:value="-82.341621" calcext:value-type="float">
            <text:p>-82.3416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0200" calcext:value-type="float">
            <text:p>930200</text:p>
          </table:table-cell>
          <table:table-cell office:value-type="float" office:value="6797" calcext:value-type="float">
            <text:p>6797</text:p>
          </table:table-cell>
          <table:table-cell office:value-type="float" office:value="35.339973" calcext:value-type="float">
            <text:p>35.339973</text:p>
          </table:table-cell>
          <table:table-cell office:value-type="float" office:value="-82.357764" calcext:value-type="float">
            <text:p>-82.3577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0300" calcext:value-type="float">
            <text:p>930300</text:p>
          </table:table-cell>
          <table:table-cell office:value-type="float" office:value="6408" calcext:value-type="float">
            <text:p>6408</text:p>
          </table:table-cell>
          <table:table-cell office:value-type="float" office:value="35.337784" calcext:value-type="float">
            <text:p>35.337784</text:p>
          </table:table-cell>
          <table:table-cell office:value-type="float" office:value="-82.40346" calcext:value-type="float">
            <text:p>-82.403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0401" calcext:value-type="float">
            <text:p>930401</text:p>
          </table:table-cell>
          <table:table-cell office:value-type="float" office:value="2697" calcext:value-type="float">
            <text:p>2697</text:p>
          </table:table-cell>
          <table:table-cell office:value-type="float" office:value="35.376778" calcext:value-type="float">
            <text:p>35.376778</text:p>
          </table:table-cell>
          <table:table-cell office:value-type="float" office:value="-82.446225" calcext:value-type="float">
            <text:p>-82.4462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0402" calcext:value-type="float">
            <text:p>930402</text:p>
          </table:table-cell>
          <table:table-cell office:value-type="float" office:value="2596" calcext:value-type="float">
            <text:p>2596</text:p>
          </table:table-cell>
          <table:table-cell office:value-type="float" office:value="35.385468" calcext:value-type="float">
            <text:p>35.385468</text:p>
          </table:table-cell>
          <table:table-cell office:value-type="float" office:value="-82.402923" calcext:value-type="float">
            <text:p>-82.4029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0501" calcext:value-type="float">
            <text:p>930501</text:p>
          </table:table-cell>
          <table:table-cell office:value-type="float" office:value="4034" calcext:value-type="float">
            <text:p>4034</text:p>
          </table:table-cell>
          <table:table-cell office:value-type="float" office:value="35.395207" calcext:value-type="float">
            <text:p>35.395207</text:p>
          </table:table-cell>
          <table:table-cell office:value-type="float" office:value="-82.494635" calcext:value-type="float">
            <text:p>-82.4946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0502" calcext:value-type="float">
            <text:p>930502</text:p>
          </table:table-cell>
          <table:table-cell office:value-type="float" office:value="4614" calcext:value-type="float">
            <text:p>4614</text:p>
          </table:table-cell>
          <table:table-cell office:value-type="float" office:value="35.429629" calcext:value-type="float">
            <text:p>35.429629</text:p>
          </table:table-cell>
          <table:table-cell office:value-type="float" office:value="-82.461236" calcext:value-type="float">
            <text:p>-82.4612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0600" calcext:value-type="float">
            <text:p>930600</text:p>
          </table:table-cell>
          <table:table-cell office:value-type="float" office:value="4959" calcext:value-type="float">
            <text:p>4959</text:p>
          </table:table-cell>
          <table:table-cell office:value-type="float" office:value="35.435311" calcext:value-type="float">
            <text:p>35.435311</text:p>
          </table:table-cell>
          <table:table-cell office:value-type="float" office:value="-82.514239" calcext:value-type="float">
            <text:p>-82.5142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0701" calcext:value-type="float">
            <text:p>930701</text:p>
          </table:table-cell>
          <table:table-cell office:value-type="float" office:value="3410" calcext:value-type="float">
            <text:p>3410</text:p>
          </table:table-cell>
          <table:table-cell office:value-type="float" office:value="35.417856" calcext:value-type="float">
            <text:p>35.417856</text:p>
          </table:table-cell>
          <table:table-cell office:value-type="float" office:value="-82.577493" calcext:value-type="float">
            <text:p>-82.5774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0702" calcext:value-type="float">
            <text:p>930702</text:p>
          </table:table-cell>
          <table:table-cell office:value-type="float" office:value="4506" calcext:value-type="float">
            <text:p>4506</text:p>
          </table:table-cell>
          <table:table-cell office:value-type="float" office:value="35.37089" calcext:value-type="float">
            <text:p>35.37089</text:p>
          </table:table-cell>
          <table:table-cell office:value-type="float" office:value="-82.587198" calcext:value-type="float">
            <text:p>-82.5871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0703" calcext:value-type="float">
            <text:p>930703</text:p>
          </table:table-cell>
          <table:table-cell office:value-type="float" office:value="5578" calcext:value-type="float">
            <text:p>5578</text:p>
          </table:table-cell>
          <table:table-cell office:value-type="float" office:value="35.322744" calcext:value-type="float">
            <text:p>35.322744</text:p>
          </table:table-cell>
          <table:table-cell office:value-type="float" office:value="-82.601174" calcext:value-type="float">
            <text:p>-82.6011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0800" calcext:value-type="float">
            <text:p>930800</text:p>
          </table:table-cell>
          <table:table-cell office:value-type="float" office:value="5057" calcext:value-type="float">
            <text:p>5057</text:p>
          </table:table-cell>
          <table:table-cell office:value-type="float" office:value="35.371409" calcext:value-type="float">
            <text:p>35.371409</text:p>
          </table:table-cell>
          <table:table-cell office:value-type="float" office:value="-82.502352" calcext:value-type="float">
            <text:p>-82.5023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0900" calcext:value-type="float">
            <text:p>930900</text:p>
          </table:table-cell>
          <table:table-cell office:value-type="float" office:value="3096" calcext:value-type="float">
            <text:p>3096</text:p>
          </table:table-cell>
          <table:table-cell office:value-type="float" office:value="35.341179" calcext:value-type="float">
            <text:p>35.341179</text:p>
          </table:table-cell>
          <table:table-cell office:value-type="float" office:value="-82.481417" calcext:value-type="float">
            <text:p>-82.481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1000" calcext:value-type="float">
            <text:p>931000</text:p>
          </table:table-cell>
          <table:table-cell office:value-type="float" office:value="5532" calcext:value-type="float">
            <text:p>5532</text:p>
          </table:table-cell>
          <table:table-cell office:value-type="float" office:value="35.339752" calcext:value-type="float">
            <text:p>35.339752</text:p>
          </table:table-cell>
          <table:table-cell office:value-type="float" office:value="-82.444337" calcext:value-type="float">
            <text:p>-82.4443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1100" calcext:value-type="float">
            <text:p>931100</text:p>
          </table:table-cell>
          <table:table-cell office:value-type="float" office:value="2378" calcext:value-type="float">
            <text:p>2378</text:p>
          </table:table-cell>
          <table:table-cell office:value-type="float" office:value="35.325686" calcext:value-type="float">
            <text:p>35.325686</text:p>
          </table:table-cell>
          <table:table-cell office:value-type="float" office:value="-82.465419" calcext:value-type="float">
            <text:p>-82.4654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1200" calcext:value-type="float">
            <text:p>931200</text:p>
          </table:table-cell>
          <table:table-cell office:value-type="float" office:value="2240" calcext:value-type="float">
            <text:p>2240</text:p>
          </table:table-cell>
          <table:table-cell office:value-type="float" office:value="35.315258" calcext:value-type="float">
            <text:p>35.315258</text:p>
          </table:table-cell>
          <table:table-cell office:value-type="float" office:value="-82.467671" calcext:value-type="float">
            <text:p>-82.4676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1300" calcext:value-type="float">
            <text:p>931300</text:p>
          </table:table-cell>
          <table:table-cell office:value-type="float" office:value="3589" calcext:value-type="float">
            <text:p>3589</text:p>
          </table:table-cell>
          <table:table-cell office:value-type="float" office:value="35.301736" calcext:value-type="float">
            <text:p>35.301736</text:p>
          </table:table-cell>
          <table:table-cell office:value-type="float" office:value="-82.446175" calcext:value-type="float">
            <text:p>-82.4461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1400" calcext:value-type="float">
            <text:p>931400</text:p>
          </table:table-cell>
          <table:table-cell office:value-type="float" office:value="5476" calcext:value-type="float">
            <text:p>5476</text:p>
          </table:table-cell>
          <table:table-cell office:value-type="float" office:value="35.285146" calcext:value-type="float">
            <text:p>35.285146</text:p>
          </table:table-cell>
          <table:table-cell office:value-type="float" office:value="-82.41902" calcext:value-type="float">
            <text:p>-82.419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1500" calcext:value-type="float">
            <text:p>931500</text:p>
          </table:table-cell>
          <table:table-cell office:value-type="float" office:value="3554" calcext:value-type="float">
            <text:p>3554</text:p>
          </table:table-cell>
          <table:table-cell office:value-type="float" office:value="35.267459" calcext:value-type="float">
            <text:p>35.267459</text:p>
          </table:table-cell>
          <table:table-cell office:value-type="float" office:value="-82.443849" calcext:value-type="float">
            <text:p>-82.4438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1600" calcext:value-type="float">
            <text:p>931600</text:p>
          </table:table-cell>
          <table:table-cell office:value-type="float" office:value="4747" calcext:value-type="float">
            <text:p>4747</text:p>
          </table:table-cell>
          <table:table-cell office:value-type="float" office:value="35.293746" calcext:value-type="float">
            <text:p>35.293746</text:p>
          </table:table-cell>
          <table:table-cell office:value-type="float" office:value="-82.47829" calcext:value-type="float">
            <text:p>-82.478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1700" calcext:value-type="float">
            <text:p>931700</text:p>
          </table:table-cell>
          <table:table-cell office:value-type="float" office:value="2696" calcext:value-type="float">
            <text:p>2696</text:p>
          </table:table-cell>
          <table:table-cell office:value-type="float" office:value="35.308443" calcext:value-type="float">
            <text:p>35.308443</text:p>
          </table:table-cell>
          <table:table-cell office:value-type="float" office:value="-82.496403" calcext:value-type="float">
            <text:p>-82.4964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1801" calcext:value-type="float">
            <text:p>931801</text:p>
          </table:table-cell>
          <table:table-cell office:value-type="float" office:value="2988" calcext:value-type="float">
            <text:p>2988</text:p>
          </table:table-cell>
          <table:table-cell office:value-type="float" office:value="35.344779" calcext:value-type="float">
            <text:p>35.344779</text:p>
          </table:table-cell>
          <table:table-cell office:value-type="float" office:value="-82.505783" calcext:value-type="float">
            <text:p>-82.5057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1802" calcext:value-type="float">
            <text:p>931802</text:p>
          </table:table-cell>
          <table:table-cell office:value-type="float" office:value="4332" calcext:value-type="float">
            <text:p>4332</text:p>
          </table:table-cell>
          <table:table-cell office:value-type="float" office:value="35.333398" calcext:value-type="float">
            <text:p>35.333398</text:p>
          </table:table-cell>
          <table:table-cell office:value-type="float" office:value="-82.517449" calcext:value-type="float">
            <text:p>-82.5174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1901" calcext:value-type="float">
            <text:p>931901</text:p>
          </table:table-cell>
          <table:table-cell office:value-type="float" office:value="3503" calcext:value-type="float">
            <text:p>3503</text:p>
          </table:table-cell>
          <table:table-cell office:value-type="float" office:value="35.301024" calcext:value-type="float">
            <text:p>35.301024</text:p>
          </table:table-cell>
          <table:table-cell office:value-type="float" office:value="-82.560522" calcext:value-type="float">
            <text:p>-82.5605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1902" calcext:value-type="float">
            <text:p>931902</text:p>
          </table:table-cell>
          <table:table-cell office:value-type="float" office:value="2927" calcext:value-type="float">
            <text:p>2927</text:p>
          </table:table-cell>
          <table:table-cell office:value-type="float" office:value="35.253338" calcext:value-type="float">
            <text:p>35.253338</text:p>
          </table:table-cell>
          <table:table-cell office:value-type="float" office:value="-82.536487" calcext:value-type="float">
            <text:p>-82.5364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32000" calcext:value-type="float">
            <text:p>932000</text:p>
          </table:table-cell>
          <table:table-cell office:value-type="float" office:value="4542" calcext:value-type="float">
            <text:p>4542</text:p>
          </table:table-cell>
          <table:table-cell office:value-type="float" office:value="35.217734" calcext:value-type="float">
            <text:p>35.217734</text:p>
          </table:table-cell>
          <table:table-cell office:value-type="float" office:value="-82.433037" calcext:value-type="float">
            <text:p>-82.4330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980100" calcext:value-type="float">
            <text:p>980100</text:p>
          </table:table-cell>
          <table:table-cell office:value-type="float" office:value="0" calcext:value-type="float">
            <text:p>0</text:p>
          </table:table-cell>
          <table:table-cell office:value-type="float" office:value="35.406266" calcext:value-type="float">
            <text:p>35.406266</text:p>
          </table:table-cell>
          <table:table-cell office:value-type="float" office:value="-82.693691" calcext:value-type="float">
            <text:p>-82.6936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950100" calcext:value-type="float">
            <text:p>950100</text:p>
          </table:table-cell>
          <table:table-cell office:value-type="float" office:value="7429" calcext:value-type="float">
            <text:p>7429</text:p>
          </table:table-cell>
          <table:table-cell office:value-type="float" office:value="36.442408" calcext:value-type="float">
            <text:p>36.442408</text:p>
          </table:table-cell>
          <table:table-cell office:value-type="float" office:value="-77.086956" calcext:value-type="float">
            <text:p>-77.0869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950200" calcext:value-type="float">
            <text:p>950200</text:p>
          </table:table-cell>
          <table:table-cell office:value-type="float" office:value="6038" calcext:value-type="float">
            <text:p>6038</text:p>
          </table:table-cell>
          <table:table-cell office:value-type="float" office:value="36.355022" calcext:value-type="float">
            <text:p>36.355022</text:p>
          </table:table-cell>
          <table:table-cell office:value-type="float" office:value="-76.913934" calcext:value-type="float">
            <text:p>-76.9139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950300" calcext:value-type="float">
            <text:p>950300</text:p>
          </table:table-cell>
          <table:table-cell office:value-type="float" office:value="3303" calcext:value-type="float">
            <text:p>3303</text:p>
          </table:table-cell>
          <table:table-cell office:value-type="float" office:value="36.302623" calcext:value-type="float">
            <text:p>36.302623</text:p>
          </table:table-cell>
          <table:table-cell office:value-type="float" office:value="-77.077194" calcext:value-type="float">
            <text:p>-77.0771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950401" calcext:value-type="float">
            <text:p>950401</text:p>
          </table:table-cell>
          <table:table-cell office:value-type="float" office:value="3543" calcext:value-type="float">
            <text:p>3543</text:p>
          </table:table-cell>
          <table:table-cell office:value-type="float" office:value="36.278672" calcext:value-type="float">
            <text:p>36.278672</text:p>
          </table:table-cell>
          <table:table-cell office:value-type="float" office:value="-77.000769" calcext:value-type="float">
            <text:p>-77.0007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950402" calcext:value-type="float">
            <text:p>950402</text:p>
          </table:table-cell>
          <table:table-cell office:value-type="float" office:value="4356" calcext:value-type="float">
            <text:p>4356</text:p>
          </table:table-cell>
          <table:table-cell office:value-type="float" office:value="36.286768" calcext:value-type="float">
            <text:p>36.286768</text:p>
          </table:table-cell>
          <table:table-cell office:value-type="float" office:value="-76.968475" calcext:value-type="float">
            <text:p>-76.9684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970101" calcext:value-type="float">
            <text:p>970101</text:p>
          </table:table-cell>
          <table:table-cell office:value-type="float" office:value="8327" calcext:value-type="float">
            <text:p>8327</text:p>
          </table:table-cell>
          <table:table-cell office:value-type="float" office:value="35.034219" calcext:value-type="float">
            <text:p>35.034219</text:p>
          </table:table-cell>
          <table:table-cell office:value-type="float" office:value="-79.140934" calcext:value-type="float">
            <text:p>-79.1409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970102" calcext:value-type="float">
            <text:p>970102</text:p>
          </table:table-cell>
          <table:table-cell office:value-type="float" office:value="11350" calcext:value-type="float">
            <text:p>11350</text:p>
          </table:table-cell>
          <table:table-cell office:value-type="float" office:value="35.006739" calcext:value-type="float">
            <text:p>35.006739</text:p>
          </table:table-cell>
          <table:table-cell office:value-type="float" office:value="-79.129601" calcext:value-type="float">
            <text:p>-79.1296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970103" calcext:value-type="float">
            <text:p>970103</text:p>
          </table:table-cell>
          <table:table-cell office:value-type="float" office:value="7549" calcext:value-type="float">
            <text:p>7549</text:p>
          </table:table-cell>
          <table:table-cell office:value-type="float" office:value="34.97849" calcext:value-type="float">
            <text:p>34.97849</text:p>
          </table:table-cell>
          <table:table-cell office:value-type="float" office:value="-79.092882" calcext:value-type="float">
            <text:p>-79.0928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970201" calcext:value-type="float">
            <text:p>970201</text:p>
          </table:table-cell>
          <table:table-cell office:value-type="float" office:value="4204" calcext:value-type="float">
            <text:p>4204</text:p>
          </table:table-cell>
          <table:table-cell office:value-type="float" office:value="35.043467" calcext:value-type="float">
            <text:p>35.043467</text:p>
          </table:table-cell>
          <table:table-cell office:value-type="float" office:value="-79.354681" calcext:value-type="float">
            <text:p>-79.3546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970202" calcext:value-type="float">
            <text:p>970202</text:p>
          </table:table-cell>
          <table:table-cell office:value-type="float" office:value="3643" calcext:value-type="float">
            <text:p>3643</text:p>
          </table:table-cell>
          <table:table-cell office:value-type="float" office:value="34.952136" calcext:value-type="float">
            <text:p>34.952136</text:p>
          </table:table-cell>
          <table:table-cell office:value-type="float" office:value="-79.301301" calcext:value-type="float">
            <text:p>-79.3013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970300" calcext:value-type="float">
            <text:p>970300</text:p>
          </table:table-cell>
          <table:table-cell office:value-type="float" office:value="5125" calcext:value-type="float">
            <text:p>5125</text:p>
          </table:table-cell>
          <table:table-cell office:value-type="float" office:value="34.984479" calcext:value-type="float">
            <text:p>34.984479</text:p>
          </table:table-cell>
          <table:table-cell office:value-type="float" office:value="-79.226122" calcext:value-type="float">
            <text:p>-79.2261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970401" calcext:value-type="float">
            <text:p>970401</text:p>
          </table:table-cell>
          <table:table-cell office:value-type="float" office:value="3710" calcext:value-type="float">
            <text:p>3710</text:p>
          </table:table-cell>
          <table:table-cell office:value-type="float" office:value="34.91502" calcext:value-type="float">
            <text:p>34.91502</text:p>
          </table:table-cell>
          <table:table-cell office:value-type="float" office:value="-79.143205" calcext:value-type="float">
            <text:p>-79.1432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970402" calcext:value-type="float">
            <text:p>970402</text:p>
          </table:table-cell>
          <table:table-cell office:value-type="float" office:value="3044" calcext:value-type="float">
            <text:p>3044</text:p>
          </table:table-cell>
          <table:table-cell office:value-type="float" office:value="34.901518" calcext:value-type="float">
            <text:p>34.901518</text:p>
          </table:table-cell>
          <table:table-cell office:value-type="float" office:value="-79.227398" calcext:value-type="float">
            <text:p>-79.2273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980100" calcext:value-type="float">
            <text:p>980100</text:p>
          </table:table-cell>
          <table:table-cell office:value-type="float" office:value="0" calcext:value-type="float">
            <text:p>0</text:p>
          </table:table-cell>
          <table:table-cell office:value-type="float" office:value="35.119311" calcext:value-type="float">
            <text:p>35.119311</text:p>
          </table:table-cell>
          <table:table-cell office:value-type="float" office:value="-79.231079" calcext:value-type="float">
            <text:p>-79.2310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920100" calcext:value-type="float">
            <text:p>920100</text:p>
          </table:table-cell>
          <table:table-cell office:value-type="float" office:value="5810" calcext:value-type="float">
            <text:p>5810</text:p>
          </table:table-cell>
          <table:table-cell office:value-type="float" office:value="35.43421" calcext:value-type="float">
            <text:p>35.43421</text:p>
          </table:table-cell>
          <table:table-cell office:value-type="float" office:value="-76.208134" calcext:value-type="float">
            <text:p>-76.2081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990100" calcext:value-type="float">
            <text:p>990100</text:p>
          </table:table-cell>
          <table:table-cell office:value-type="float" office:value="0" calcext:value-type="float">
            <text:p>0</text:p>
          </table:table-cell>
          <table:table-cell office:value-type="float" office:value="35.107001" calcext:value-type="float">
            <text:p>35.107001</text:p>
          </table:table-cell>
          <table:table-cell office:value-type="float" office:value="-75.881206" calcext:value-type="float">
            <text:p>-75.8812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990200" calcext:value-type="float">
            <text:p>990200</text:p>
          </table:table-cell>
          <table:table-cell office:value-type="float" office:value="0" calcext:value-type="float">
            <text:p>0</text:p>
          </table:table-cell>
          <table:table-cell office:value-type="float" office:value="35.294437" calcext:value-type="float">
            <text:p>35.294437</text:p>
          </table:table-cell>
          <table:table-cell office:value-type="float" office:value="-76.02515" calcext:value-type="float">
            <text:p>-76.025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100" calcext:value-type="float">
            <text:p>60100</text:p>
          </table:table-cell>
          <table:table-cell office:value-type="float" office:value="5362" calcext:value-type="float">
            <text:p>5362</text:p>
          </table:table-cell>
          <table:table-cell office:value-type="float" office:value="35.793228" calcext:value-type="float">
            <text:p>35.793228</text:p>
          </table:table-cell>
          <table:table-cell office:value-type="float" office:value="-80.874748" calcext:value-type="float">
            <text:p>-80.8747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200" calcext:value-type="float">
            <text:p>60200</text:p>
          </table:table-cell>
          <table:table-cell office:value-type="float" office:value="1985" calcext:value-type="float">
            <text:p>1985</text:p>
          </table:table-cell>
          <table:table-cell office:value-type="float" office:value="35.771202" calcext:value-type="float">
            <text:p>35.771202</text:p>
          </table:table-cell>
          <table:table-cell office:value-type="float" office:value="-80.877464" calcext:value-type="float">
            <text:p>-80.8774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300" calcext:value-type="float">
            <text:p>60300</text:p>
          </table:table-cell>
          <table:table-cell office:value-type="float" office:value="2706" calcext:value-type="float">
            <text:p>2706</text:p>
          </table:table-cell>
          <table:table-cell office:value-type="float" office:value="35.767941" calcext:value-type="float">
            <text:p>35.767941</text:p>
          </table:table-cell>
          <table:table-cell office:value-type="float" office:value="-80.891802" calcext:value-type="float">
            <text:p>-80.8918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400" calcext:value-type="float">
            <text:p>60400</text:p>
          </table:table-cell>
          <table:table-cell office:value-type="float" office:value="4066" calcext:value-type="float">
            <text:p>4066</text:p>
          </table:table-cell>
          <table:table-cell office:value-type="float" office:value="35.781377" calcext:value-type="float">
            <text:p>35.781377</text:p>
          </table:table-cell>
          <table:table-cell office:value-type="float" office:value="-80.919682" calcext:value-type="float">
            <text:p>-80.9196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500" calcext:value-type="float">
            <text:p>60500</text:p>
          </table:table-cell>
          <table:table-cell office:value-type="float" office:value="4103" calcext:value-type="float">
            <text:p>4103</text:p>
          </table:table-cell>
          <table:table-cell office:value-type="float" office:value="35.7908" calcext:value-type="float">
            <text:p>35.7908</text:p>
          </table:table-cell>
          <table:table-cell office:value-type="float" office:value="-80.897066" calcext:value-type="float">
            <text:p>-80.8970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601" calcext:value-type="float">
            <text:p>60601</text:p>
          </table:table-cell>
          <table:table-cell office:value-type="float" office:value="5347" calcext:value-type="float">
            <text:p>5347</text:p>
          </table:table-cell>
          <table:table-cell office:value-type="float" office:value="35.794013" calcext:value-type="float">
            <text:p>35.794013</text:p>
          </table:table-cell>
          <table:table-cell office:value-type="float" office:value="-80.847346" calcext:value-type="float">
            <text:p>-80.8473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602" calcext:value-type="float">
            <text:p>60602</text:p>
          </table:table-cell>
          <table:table-cell office:value-type="float" office:value="1972" calcext:value-type="float">
            <text:p>1972</text:p>
          </table:table-cell>
          <table:table-cell office:value-type="float" office:value="35.797925" calcext:value-type="float">
            <text:p>35.797925</text:p>
          </table:table-cell>
          <table:table-cell office:value-type="float" office:value="-80.818535" calcext:value-type="float">
            <text:p>-80.8185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603" calcext:value-type="float">
            <text:p>60603</text:p>
          </table:table-cell>
          <table:table-cell office:value-type="float" office:value="1587" calcext:value-type="float">
            <text:p>1587</text:p>
          </table:table-cell>
          <table:table-cell office:value-type="float" office:value="35.759087" calcext:value-type="float">
            <text:p>35.759087</text:p>
          </table:table-cell>
          <table:table-cell office:value-type="float" office:value="-80.831538" calcext:value-type="float">
            <text:p>-80.8315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701" calcext:value-type="float">
            <text:p>60701</text:p>
          </table:table-cell>
          <table:table-cell office:value-type="float" office:value="3044" calcext:value-type="float">
            <text:p>3044</text:p>
          </table:table-cell>
          <table:table-cell office:value-type="float" office:value="35.770425" calcext:value-type="float">
            <text:p>35.770425</text:p>
          </table:table-cell>
          <table:table-cell office:value-type="float" office:value="-80.779436" calcext:value-type="float">
            <text:p>-80.7794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702" calcext:value-type="float">
            <text:p>60702</text:p>
          </table:table-cell>
          <table:table-cell office:value-type="float" office:value="4100" calcext:value-type="float">
            <text:p>4100</text:p>
          </table:table-cell>
          <table:table-cell office:value-type="float" office:value="35.836435" calcext:value-type="float">
            <text:p>35.836435</text:p>
          </table:table-cell>
          <table:table-cell office:value-type="float" office:value="-80.777625" calcext:value-type="float">
            <text:p>-80.7776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703" calcext:value-type="float">
            <text:p>60703</text:p>
          </table:table-cell>
          <table:table-cell office:value-type="float" office:value="2879" calcext:value-type="float">
            <text:p>2879</text:p>
          </table:table-cell>
          <table:table-cell office:value-type="float" office:value="35.8543" calcext:value-type="float">
            <text:p>35.8543</text:p>
          </table:table-cell>
          <table:table-cell office:value-type="float" office:value="-80.839556" calcext:value-type="float">
            <text:p>-80.8395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801" calcext:value-type="float">
            <text:p>60801</text:p>
          </table:table-cell>
          <table:table-cell office:value-type="float" office:value="3482" calcext:value-type="float">
            <text:p>3482</text:p>
          </table:table-cell>
          <table:table-cell office:value-type="float" office:value="35.992146" calcext:value-type="float">
            <text:p>35.992146</text:p>
          </table:table-cell>
          <table:table-cell office:value-type="float" office:value="-80.77586" calcext:value-type="float">
            <text:p>-80.775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802" calcext:value-type="float">
            <text:p>60802</text:p>
          </table:table-cell>
          <table:table-cell office:value-type="float" office:value="3564" calcext:value-type="float">
            <text:p>3564</text:p>
          </table:table-cell>
          <table:table-cell office:value-type="float" office:value="35.920914" calcext:value-type="float">
            <text:p>35.920914</text:p>
          </table:table-cell>
          <table:table-cell office:value-type="float" office:value="-80.769625" calcext:value-type="float">
            <text:p>-80.7696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901" calcext:value-type="float">
            <text:p>60901</text:p>
          </table:table-cell>
          <table:table-cell office:value-type="float" office:value="3186" calcext:value-type="float">
            <text:p>3186</text:p>
          </table:table-cell>
          <table:table-cell office:value-type="float" office:value="36.011452" calcext:value-type="float">
            <text:p>36.011452</text:p>
          </table:table-cell>
          <table:table-cell office:value-type="float" office:value="-80.914719" calcext:value-type="float">
            <text:p>-80.9147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902" calcext:value-type="float">
            <text:p>60902</text:p>
          </table:table-cell>
          <table:table-cell office:value-type="float" office:value="3854" calcext:value-type="float">
            <text:p>3854</text:p>
          </table:table-cell>
          <table:table-cell office:value-type="float" office:value="35.926054" calcext:value-type="float">
            <text:p>35.926054</text:p>
          </table:table-cell>
          <table:table-cell office:value-type="float" office:value="-80.936974" calcext:value-type="float">
            <text:p>-80.9369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001" calcext:value-type="float">
            <text:p>61001</text:p>
          </table:table-cell>
          <table:table-cell office:value-type="float" office:value="3722" calcext:value-type="float">
            <text:p>3722</text:p>
          </table:table-cell>
          <table:table-cell office:value-type="float" office:value="35.850606" calcext:value-type="float">
            <text:p>35.850606</text:p>
          </table:table-cell>
          <table:table-cell office:value-type="float" office:value="-80.886407" calcext:value-type="float">
            <text:p>-80.8864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002" calcext:value-type="float">
            <text:p>61002</text:p>
          </table:table-cell>
          <table:table-cell office:value-type="float" office:value="4143" calcext:value-type="float">
            <text:p>4143</text:p>
          </table:table-cell>
          <table:table-cell office:value-type="float" office:value="35.837056" calcext:value-type="float">
            <text:p>35.837056</text:p>
          </table:table-cell>
          <table:table-cell office:value-type="float" office:value="-80.960624" calcext:value-type="float">
            <text:p>-80.9606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003" calcext:value-type="float">
            <text:p>61003</text:p>
          </table:table-cell>
          <table:table-cell office:value-type="float" office:value="3572" calcext:value-type="float">
            <text:p>3572</text:p>
          </table:table-cell>
          <table:table-cell office:value-type="float" office:value="35.821289" calcext:value-type="float">
            <text:p>35.821289</text:p>
          </table:table-cell>
          <table:table-cell office:value-type="float" office:value="-80.905661" calcext:value-type="float">
            <text:p>-80.9056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101" calcext:value-type="float">
            <text:p>61101</text:p>
          </table:table-cell>
          <table:table-cell office:value-type="float" office:value="2668" calcext:value-type="float">
            <text:p>2668</text:p>
          </table:table-cell>
          <table:table-cell office:value-type="float" office:value="35.809491" calcext:value-type="float">
            <text:p>35.809491</text:p>
          </table:table-cell>
          <table:table-cell office:value-type="float" office:value="-81.046156" calcext:value-type="float">
            <text:p>-81.0461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102" calcext:value-type="float">
            <text:p>61102</text:p>
          </table:table-cell>
          <table:table-cell office:value-type="float" office:value="3085" calcext:value-type="float">
            <text:p>3085</text:p>
          </table:table-cell>
          <table:table-cell office:value-type="float" office:value="35.794003" calcext:value-type="float">
            <text:p>35.794003</text:p>
          </table:table-cell>
          <table:table-cell office:value-type="float" office:value="-81.000582" calcext:value-type="float">
            <text:p>-81.0005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103" calcext:value-type="float">
            <text:p>61103</text:p>
          </table:table-cell>
          <table:table-cell office:value-type="float" office:value="2769" calcext:value-type="float">
            <text:p>2769</text:p>
          </table:table-cell>
          <table:table-cell office:value-type="float" office:value="35.744236" calcext:value-type="float">
            <text:p>35.744236</text:p>
          </table:table-cell>
          <table:table-cell office:value-type="float" office:value="-81.014814" calcext:value-type="float">
            <text:p>-81.0148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104" calcext:value-type="float">
            <text:p>61104</text:p>
          </table:table-cell>
          <table:table-cell office:value-type="float" office:value="2176" calcext:value-type="float">
            <text:p>2176</text:p>
          </table:table-cell>
          <table:table-cell office:value-type="float" office:value="35.755603" calcext:value-type="float">
            <text:p>35.755603</text:p>
          </table:table-cell>
          <table:table-cell office:value-type="float" office:value="-80.962942" calcext:value-type="float">
            <text:p>-80.9629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201" calcext:value-type="float">
            <text:p>61201</text:p>
          </table:table-cell>
          <table:table-cell office:value-type="float" office:value="3428" calcext:value-type="float">
            <text:p>3428</text:p>
          </table:table-cell>
          <table:table-cell office:value-type="float" office:value="35.736646" calcext:value-type="float">
            <text:p>35.736646</text:p>
          </table:table-cell>
          <table:table-cell office:value-type="float" office:value="-80.912965" calcext:value-type="float">
            <text:p>-80.9129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202" calcext:value-type="float">
            <text:p>61202</text:p>
          </table:table-cell>
          <table:table-cell office:value-type="float" office:value="4652" calcext:value-type="float">
            <text:p>4652</text:p>
          </table:table-cell>
          <table:table-cell office:value-type="float" office:value="35.692401" calcext:value-type="float">
            <text:p>35.692401</text:p>
          </table:table-cell>
          <table:table-cell office:value-type="float" office:value="-80.889021" calcext:value-type="float">
            <text:p>-80.8890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203" calcext:value-type="float">
            <text:p>61203</text:p>
          </table:table-cell>
          <table:table-cell office:value-type="float" office:value="4148" calcext:value-type="float">
            <text:p>4148</text:p>
          </table:table-cell>
          <table:table-cell office:value-type="float" office:value="35.621993" calcext:value-type="float">
            <text:p>35.621993</text:p>
          </table:table-cell>
          <table:table-cell office:value-type="float" office:value="-80.876881" calcext:value-type="float">
            <text:p>-80.8768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204" calcext:value-type="float">
            <text:p>61204</text:p>
          </table:table-cell>
          <table:table-cell office:value-type="float" office:value="3019" calcext:value-type="float">
            <text:p>3019</text:p>
          </table:table-cell>
          <table:table-cell office:value-type="float" office:value="35.630671" calcext:value-type="float">
            <text:p>35.630671</text:p>
          </table:table-cell>
          <table:table-cell office:value-type="float" office:value="-80.903189" calcext:value-type="float">
            <text:p>-80.9031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205" calcext:value-type="float">
            <text:p>61205</text:p>
          </table:table-cell>
          <table:table-cell office:value-type="float" office:value="3587" calcext:value-type="float">
            <text:p>3587</text:p>
          </table:table-cell>
          <table:table-cell office:value-type="float" office:value="35.686084" calcext:value-type="float">
            <text:p>35.686084</text:p>
          </table:table-cell>
          <table:table-cell office:value-type="float" office:value="-80.946697" calcext:value-type="float">
            <text:p>-80.9466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301" calcext:value-type="float">
            <text:p>61301</text:p>
          </table:table-cell>
          <table:table-cell office:value-type="float" office:value="2707" calcext:value-type="float">
            <text:p>2707</text:p>
          </table:table-cell>
          <table:table-cell office:value-type="float" office:value="35.715068" calcext:value-type="float">
            <text:p>35.715068</text:p>
          </table:table-cell>
          <table:table-cell office:value-type="float" office:value="-80.81383" calcext:value-type="float">
            <text:p>-80.813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302" calcext:value-type="float">
            <text:p>61302</text:p>
          </table:table-cell>
          <table:table-cell office:value-type="float" office:value="3904" calcext:value-type="float">
            <text:p>3904</text:p>
          </table:table-cell>
          <table:table-cell office:value-type="float" office:value="35.666644" calcext:value-type="float">
            <text:p>35.666644</text:p>
          </table:table-cell>
          <table:table-cell office:value-type="float" office:value="-80.820277" calcext:value-type="float">
            <text:p>-80.8202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303" calcext:value-type="float">
            <text:p>61303</text:p>
          </table:table-cell>
          <table:table-cell office:value-type="float" office:value="4115" calcext:value-type="float">
            <text:p>4115</text:p>
          </table:table-cell>
          <table:table-cell office:value-type="float" office:value="35.621296" calcext:value-type="float">
            <text:p>35.621296</text:p>
          </table:table-cell>
          <table:table-cell office:value-type="float" office:value="-80.795885" calcext:value-type="float">
            <text:p>-80.7958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304" calcext:value-type="float">
            <text:p>61304</text:p>
          </table:table-cell>
          <table:table-cell office:value-type="float" office:value="4705" calcext:value-type="float">
            <text:p>4705</text:p>
          </table:table-cell>
          <table:table-cell office:value-type="float" office:value="35.607032" calcext:value-type="float">
            <text:p>35.607032</text:p>
          </table:table-cell>
          <table:table-cell office:value-type="float" office:value="-80.834268" calcext:value-type="float">
            <text:p>-80.8342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401" calcext:value-type="float">
            <text:p>61401</text:p>
          </table:table-cell>
          <table:table-cell office:value-type="float" office:value="4208" calcext:value-type="float">
            <text:p>4208</text:p>
          </table:table-cell>
          <table:table-cell office:value-type="float" office:value="35.561929" calcext:value-type="float">
            <text:p>35.561929</text:p>
          </table:table-cell>
          <table:table-cell office:value-type="float" office:value="-80.932672" calcext:value-type="float">
            <text:p>-80.9326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402" calcext:value-type="float">
            <text:p>61402</text:p>
          </table:table-cell>
          <table:table-cell office:value-type="float" office:value="5148" calcext:value-type="float">
            <text:p>5148</text:p>
          </table:table-cell>
          <table:table-cell office:value-type="float" office:value="35.586782" calcext:value-type="float">
            <text:p>35.586782</text:p>
          </table:table-cell>
          <table:table-cell office:value-type="float" office:value="-80.895334" calcext:value-type="float">
            <text:p>-80.8953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403" calcext:value-type="float">
            <text:p>61403</text:p>
          </table:table-cell>
          <table:table-cell office:value-type="float" office:value="3350" calcext:value-type="float">
            <text:p>3350</text:p>
          </table:table-cell>
          <table:table-cell office:value-type="float" office:value="35.579773" calcext:value-type="float">
            <text:p>35.579773</text:p>
          </table:table-cell>
          <table:table-cell office:value-type="float" office:value="-80.853782" calcext:value-type="float">
            <text:p>-80.8537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404" calcext:value-type="float">
            <text:p>61404</text:p>
          </table:table-cell>
          <table:table-cell office:value-type="float" office:value="2016" calcext:value-type="float">
            <text:p>2016</text:p>
          </table:table-cell>
          <table:table-cell office:value-type="float" office:value="35.55126" calcext:value-type="float">
            <text:p>35.55126</text:p>
          </table:table-cell>
          <table:table-cell office:value-type="float" office:value="-80.866395" calcext:value-type="float">
            <text:p>-80.8663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405" calcext:value-type="float">
            <text:p>61405</text:p>
          </table:table-cell>
          <table:table-cell office:value-type="float" office:value="3531" calcext:value-type="float">
            <text:p>3531</text:p>
          </table:table-cell>
          <table:table-cell office:value-type="float" office:value="35.563464" calcext:value-type="float">
            <text:p>35.563464</text:p>
          </table:table-cell>
          <table:table-cell office:value-type="float" office:value="-80.885792" calcext:value-type="float">
            <text:p>-80.8857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406" calcext:value-type="float">
            <text:p>61406</text:p>
          </table:table-cell>
          <table:table-cell office:value-type="float" office:value="4258" calcext:value-type="float">
            <text:p>4258</text:p>
          </table:table-cell>
          <table:table-cell office:value-type="float" office:value="35.535742" calcext:value-type="float">
            <text:p>35.535742</text:p>
          </table:table-cell>
          <table:table-cell office:value-type="float" office:value="-80.921473" calcext:value-type="float">
            <text:p>-80.9214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407" calcext:value-type="float">
            <text:p>61407</text:p>
          </table:table-cell>
          <table:table-cell office:value-type="float" office:value="3789" calcext:value-type="float">
            <text:p>3789</text:p>
          </table:table-cell>
          <table:table-cell office:value-type="float" office:value="35.524362" calcext:value-type="float">
            <text:p>35.524362</text:p>
          </table:table-cell>
          <table:table-cell office:value-type="float" office:value="-80.850809" calcext:value-type="float">
            <text:p>-80.8508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408" calcext:value-type="float">
            <text:p>61408</text:p>
          </table:table-cell>
          <table:table-cell office:value-type="float" office:value="3541" calcext:value-type="float">
            <text:p>3541</text:p>
          </table:table-cell>
          <table:table-cell office:value-type="float" office:value="35.534749" calcext:value-type="float">
            <text:p>35.534749</text:p>
          </table:table-cell>
          <table:table-cell office:value-type="float" office:value="-80.780503" calcext:value-type="float">
            <text:p>-80.7805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501" calcext:value-type="float">
            <text:p>61501</text:p>
          </table:table-cell>
          <table:table-cell office:value-type="float" office:value="3333" calcext:value-type="float">
            <text:p>3333</text:p>
          </table:table-cell>
          <table:table-cell office:value-type="float" office:value="35.597327" calcext:value-type="float">
            <text:p>35.597327</text:p>
          </table:table-cell>
          <table:table-cell office:value-type="float" office:value="-80.798254" calcext:value-type="float">
            <text:p>-80.7982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502" calcext:value-type="float">
            <text:p>61502</text:p>
          </table:table-cell>
          <table:table-cell office:value-type="float" office:value="3751" calcext:value-type="float">
            <text:p>3751</text:p>
          </table:table-cell>
          <table:table-cell office:value-type="float" office:value="35.579533" calcext:value-type="float">
            <text:p>35.579533</text:p>
          </table:table-cell>
          <table:table-cell office:value-type="float" office:value="-80.786773" calcext:value-type="float">
            <text:p>-80.7867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503" calcext:value-type="float">
            <text:p>61503</text:p>
          </table:table-cell>
          <table:table-cell office:value-type="float" office:value="4206" calcext:value-type="float">
            <text:p>4206</text:p>
          </table:table-cell>
          <table:table-cell office:value-type="float" office:value="35.561033" calcext:value-type="float">
            <text:p>35.561033</text:p>
          </table:table-cell>
          <table:table-cell office:value-type="float" office:value="-80.799342" calcext:value-type="float">
            <text:p>-80.7993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601" calcext:value-type="float">
            <text:p>61601</text:p>
          </table:table-cell>
          <table:table-cell office:value-type="float" office:value="3296" calcext:value-type="float">
            <text:p>3296</text:p>
          </table:table-cell>
          <table:table-cell office:value-type="float" office:value="35.585976" calcext:value-type="float">
            <text:p>35.585976</text:p>
          </table:table-cell>
          <table:table-cell office:value-type="float" office:value="-80.819732" calcext:value-type="float">
            <text:p>-80.8197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1602" calcext:value-type="float">
            <text:p>61602</text:p>
          </table:table-cell>
          <table:table-cell office:value-type="float" office:value="7373" calcext:value-type="float">
            <text:p>7373</text:p>
          </table:table-cell>
          <table:table-cell office:value-type="float" office:value="35.560748" calcext:value-type="float">
            <text:p>35.560748</text:p>
          </table:table-cell>
          <table:table-cell office:value-type="float" office:value="-80.828519" calcext:value-type="float">
            <text:p>-80.8285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40200" calcext:value-type="float">
            <text:p>940200</text:p>
          </table:table-cell>
          <table:table-cell office:value-type="float" office:value="5910" calcext:value-type="float">
            <text:p>5910</text:p>
          </table:table-cell>
          <table:table-cell office:value-type="float" office:value="35.461002" calcext:value-type="float">
            <text:p>35.461002</text:p>
          </table:table-cell>
          <table:table-cell office:value-type="float" office:value="-83.283129" calcext:value-type="float">
            <text:p>-83.2831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50200" calcext:value-type="float">
            <text:p>950200</text:p>
          </table:table-cell>
          <table:table-cell office:value-type="float" office:value="1756" calcext:value-type="float">
            <text:p>1756</text:p>
          </table:table-cell>
          <table:table-cell office:value-type="float" office:value="35.412423" calcext:value-type="float">
            <text:p>35.412423</text:p>
          </table:table-cell>
          <table:table-cell office:value-type="float" office:value="-83.121764" calcext:value-type="float">
            <text:p>-83.1217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50300" calcext:value-type="float">
            <text:p>950300</text:p>
          </table:table-cell>
          <table:table-cell office:value-type="float" office:value="5241" calcext:value-type="float">
            <text:p>5241</text:p>
          </table:table-cell>
          <table:table-cell office:value-type="float" office:value="35.393653" calcext:value-type="float">
            <text:p>35.393653</text:p>
          </table:table-cell>
          <table:table-cell office:value-type="float" office:value="-83.217071" calcext:value-type="float">
            <text:p>-83.2170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50400" calcext:value-type="float">
            <text:p>950400</text:p>
          </table:table-cell>
          <table:table-cell office:value-type="float" office:value="4224" calcext:value-type="float">
            <text:p>4224</text:p>
          </table:table-cell>
          <table:table-cell office:value-type="float" office:value="35.361494" calcext:value-type="float">
            <text:p>35.361494</text:p>
          </table:table-cell>
          <table:table-cell office:value-type="float" office:value="-83.20409" calcext:value-type="float">
            <text:p>-83.204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50500" calcext:value-type="float">
            <text:p>950500</text:p>
          </table:table-cell>
          <table:table-cell office:value-type="float" office:value="5488" calcext:value-type="float">
            <text:p>5488</text:p>
          </table:table-cell>
          <table:table-cell office:value-type="float" office:value="35.33388" calcext:value-type="float">
            <text:p>35.33388</text:p>
          </table:table-cell>
          <table:table-cell office:value-type="float" office:value="-83.281758" calcext:value-type="float">
            <text:p>-83.2817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50600" calcext:value-type="float">
            <text:p>950600</text:p>
          </table:table-cell>
          <table:table-cell office:value-type="float" office:value="10568" calcext:value-type="float">
            <text:p>10568</text:p>
          </table:table-cell>
          <table:table-cell office:value-type="float" office:value="35.30126" calcext:value-type="float">
            <text:p>35.30126</text:p>
          </table:table-cell>
          <table:table-cell office:value-type="float" office:value="-83.188202" calcext:value-type="float">
            <text:p>-83.1882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50700" calcext:value-type="float">
            <text:p>950700</text:p>
          </table:table-cell>
          <table:table-cell office:value-type="float" office:value="2835" calcext:value-type="float">
            <text:p>2835</text:p>
          </table:table-cell>
          <table:table-cell office:value-type="float" office:value="35.296961" calcext:value-type="float">
            <text:p>35.296961</text:p>
          </table:table-cell>
          <table:table-cell office:value-type="float" office:value="-83.0926" calcext:value-type="float">
            <text:p>-83.09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50800" calcext:value-type="float">
            <text:p>950800</text:p>
          </table:table-cell>
          <table:table-cell office:value-type="float" office:value="1979" calcext:value-type="float">
            <text:p>1979</text:p>
          </table:table-cell>
          <table:table-cell office:value-type="float" office:value="35.181784" calcext:value-type="float">
            <text:p>35.181784</text:p>
          </table:table-cell>
          <table:table-cell office:value-type="float" office:value="-83.144662" calcext:value-type="float">
            <text:p>-83.144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50900" calcext:value-type="float">
            <text:p>950900</text:p>
          </table:table-cell>
          <table:table-cell office:value-type="float" office:value="2270" calcext:value-type="float">
            <text:p>2270</text:p>
          </table:table-cell>
          <table:table-cell office:value-type="float" office:value="35.108075" calcext:value-type="float">
            <text:p>35.108075</text:p>
          </table:table-cell>
          <table:table-cell office:value-type="float" office:value="-83.081678" calcext:value-type="float">
            <text:p>-83.0816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0100" calcext:value-type="float">
            <text:p>40100</text:p>
          </table:table-cell>
          <table:table-cell office:value-type="float" office:value="6942" calcext:value-type="float">
            <text:p>6942</text:p>
          </table:table-cell>
          <table:table-cell office:value-type="float" office:value="35.577085" calcext:value-type="float">
            <text:p>35.577085</text:p>
          </table:table-cell>
          <table:table-cell office:value-type="float" office:value="-78.155183" calcext:value-type="float">
            <text:p>-78.1551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0201" calcext:value-type="float">
            <text:p>40201</text:p>
          </table:table-cell>
          <table:table-cell office:value-type="float" office:value="6342" calcext:value-type="float">
            <text:p>6342</text:p>
          </table:table-cell>
          <table:table-cell office:value-type="float" office:value="35.717589" calcext:value-type="float">
            <text:p>35.717589</text:p>
          </table:table-cell>
          <table:table-cell office:value-type="float" office:value="-78.233751" calcext:value-type="float">
            <text:p>-78.2337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0202" calcext:value-type="float">
            <text:p>40202</text:p>
          </table:table-cell>
          <table:table-cell office:value-type="float" office:value="6479" calcext:value-type="float">
            <text:p>6479</text:p>
          </table:table-cell>
          <table:table-cell office:value-type="float" office:value="35.691221" calcext:value-type="float">
            <text:p>35.691221</text:p>
          </table:table-cell>
          <table:table-cell office:value-type="float" office:value="-78.305546" calcext:value-type="float">
            <text:p>-78.3055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0203" calcext:value-type="float">
            <text:p>40203</text:p>
          </table:table-cell>
          <table:table-cell office:value-type="float" office:value="14249" calcext:value-type="float">
            <text:p>14249</text:p>
          </table:table-cell>
          <table:table-cell office:value-type="float" office:value="35.677392" calcext:value-type="float">
            <text:p>35.677392</text:p>
          </table:table-cell>
          <table:table-cell office:value-type="float" office:value="-78.385063" calcext:value-type="float">
            <text:p>-78.3850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0301" calcext:value-type="float">
            <text:p>40301</text:p>
          </table:table-cell>
          <table:table-cell office:value-type="float" office:value="3901" calcext:value-type="float">
            <text:p>3901</text:p>
          </table:table-cell>
          <table:table-cell office:value-type="float" office:value="35.546948" calcext:value-type="float">
            <text:p>35.546948</text:p>
          </table:table-cell>
          <table:table-cell office:value-type="float" office:value="-78.267009" calcext:value-type="float">
            <text:p>-78.267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0302" calcext:value-type="float">
            <text:p>40302</text:p>
          </table:table-cell>
          <table:table-cell office:value-type="float" office:value="5538" calcext:value-type="float">
            <text:p>5538</text:p>
          </table:table-cell>
          <table:table-cell office:value-type="float" office:value="35.560842" calcext:value-type="float">
            <text:p>35.560842</text:p>
          </table:table-cell>
          <table:table-cell office:value-type="float" office:value="-78.291535" calcext:value-type="float">
            <text:p>-78.2915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0400" calcext:value-type="float">
            <text:p>40400</text:p>
          </table:table-cell>
          <table:table-cell office:value-type="float" office:value="4407" calcext:value-type="float">
            <text:p>4407</text:p>
          </table:table-cell>
          <table:table-cell office:value-type="float" office:value="35.509981" calcext:value-type="float">
            <text:p>35.509981</text:p>
          </table:table-cell>
          <table:table-cell office:value-type="float" office:value="-78.237592" calcext:value-type="float">
            <text:p>-78.2375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0500" calcext:value-type="float">
            <text:p>40500</text:p>
          </table:table-cell>
          <table:table-cell office:value-type="float" office:value="6351" calcext:value-type="float">
            <text:p>6351</text:p>
          </table:table-cell>
          <table:table-cell office:value-type="float" office:value="35.460457" calcext:value-type="float">
            <text:p>35.460457</text:p>
          </table:table-cell>
          <table:table-cell office:value-type="float" office:value="-78.185223" calcext:value-type="float">
            <text:p>-78.1852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0600" calcext:value-type="float">
            <text:p>40600</text:p>
          </table:table-cell>
          <table:table-cell office:value-type="float" office:value="3192" calcext:value-type="float">
            <text:p>3192</text:p>
          </table:table-cell>
          <table:table-cell office:value-type="float" office:value="35.478193" calcext:value-type="float">
            <text:p>35.478193</text:p>
          </table:table-cell>
          <table:table-cell office:value-type="float" office:value="-78.313797" calcext:value-type="float">
            <text:p>-78.3137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0700" calcext:value-type="float">
            <text:p>40700</text:p>
          </table:table-cell>
          <table:table-cell office:value-type="float" office:value="3408" calcext:value-type="float">
            <text:p>3408</text:p>
          </table:table-cell>
          <table:table-cell office:value-type="float" office:value="35.518667" calcext:value-type="float">
            <text:p>35.518667</text:p>
          </table:table-cell>
          <table:table-cell office:value-type="float" office:value="-78.326776" calcext:value-type="float">
            <text:p>-78.326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0800" calcext:value-type="float">
            <text:p>40800</text:p>
          </table:table-cell>
          <table:table-cell office:value-type="float" office:value="3471" calcext:value-type="float">
            <text:p>3471</text:p>
          </table:table-cell>
          <table:table-cell office:value-type="float" office:value="35.500456" calcext:value-type="float">
            <text:p>35.500456</text:p>
          </table:table-cell>
          <table:table-cell office:value-type="float" office:value="-78.355444" calcext:value-type="float">
            <text:p>-78.355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0901" calcext:value-type="float">
            <text:p>40901</text:p>
          </table:table-cell>
          <table:table-cell office:value-type="float" office:value="10844" calcext:value-type="float">
            <text:p>10844</text:p>
          </table:table-cell>
          <table:table-cell office:value-type="float" office:value="35.588224" calcext:value-type="float">
            <text:p>35.588224</text:p>
          </table:table-cell>
          <table:table-cell office:value-type="float" office:value="-78.368596" calcext:value-type="float">
            <text:p>-78.3685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0902" calcext:value-type="float">
            <text:p>40902</text:p>
          </table:table-cell>
          <table:table-cell office:value-type="float" office:value="6385" calcext:value-type="float">
            <text:p>6385</text:p>
          </table:table-cell>
          <table:table-cell office:value-type="float" office:value="35.558496" calcext:value-type="float">
            <text:p>35.558496</text:p>
          </table:table-cell>
          <table:table-cell office:value-type="float" office:value="-78.419829" calcext:value-type="float">
            <text:p>-78.4198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1001" calcext:value-type="float">
            <text:p>41001</text:p>
          </table:table-cell>
          <table:table-cell office:value-type="float" office:value="7563" calcext:value-type="float">
            <text:p>7563</text:p>
          </table:table-cell>
          <table:table-cell office:value-type="float" office:value="35.63741" calcext:value-type="float">
            <text:p>35.63741</text:p>
          </table:table-cell>
          <table:table-cell office:value-type="float" office:value="-78.454277" calcext:value-type="float">
            <text:p>-78.4542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1002" calcext:value-type="float">
            <text:p>41002</text:p>
          </table:table-cell>
          <table:table-cell office:value-type="float" office:value="7492" calcext:value-type="float">
            <text:p>7492</text:p>
          </table:table-cell>
          <table:table-cell office:value-type="float" office:value="35.662628" calcext:value-type="float">
            <text:p>35.662628</text:p>
          </table:table-cell>
          <table:table-cell office:value-type="float" office:value="-78.474847" calcext:value-type="float">
            <text:p>-78.4748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1101" calcext:value-type="float">
            <text:p>41101</text:p>
          </table:table-cell>
          <table:table-cell office:value-type="float" office:value="7433" calcext:value-type="float">
            <text:p>7433</text:p>
          </table:table-cell>
          <table:table-cell office:value-type="float" office:value="35.59908" calcext:value-type="float">
            <text:p>35.59908</text:p>
          </table:table-cell>
          <table:table-cell office:value-type="float" office:value="-78.485348" calcext:value-type="float">
            <text:p>-78.4853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1102" calcext:value-type="float">
            <text:p>41102</text:p>
          </table:table-cell>
          <table:table-cell office:value-type="float" office:value="9637" calcext:value-type="float">
            <text:p>9637</text:p>
          </table:table-cell>
          <table:table-cell office:value-type="float" office:value="35.615535" calcext:value-type="float">
            <text:p>35.615535</text:p>
          </table:table-cell>
          <table:table-cell office:value-type="float" office:value="-78.555241" calcext:value-type="float">
            <text:p>-78.5552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1103" calcext:value-type="float">
            <text:p>41103</text:p>
          </table:table-cell>
          <table:table-cell office:value-type="float" office:value="12699" calcext:value-type="float">
            <text:p>12699</text:p>
          </table:table-cell>
          <table:table-cell office:value-type="float" office:value="35.571671" calcext:value-type="float">
            <text:p>35.571671</text:p>
          </table:table-cell>
          <table:table-cell office:value-type="float" office:value="-78.531729" calcext:value-type="float">
            <text:p>-78.5317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1201" calcext:value-type="float">
            <text:p>41201</text:p>
          </table:table-cell>
          <table:table-cell office:value-type="float" office:value="3851" calcext:value-type="float">
            <text:p>3851</text:p>
          </table:table-cell>
          <table:table-cell office:value-type="float" office:value="35.472048" calcext:value-type="float">
            <text:p>35.472048</text:p>
          </table:table-cell>
          <table:table-cell office:value-type="float" office:value="-78.421075" calcext:value-type="float">
            <text:p>-78.4210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1202" calcext:value-type="float">
            <text:p>41202</text:p>
          </table:table-cell>
          <table:table-cell office:value-type="float" office:value="5115" calcext:value-type="float">
            <text:p>5115</text:p>
          </table:table-cell>
          <table:table-cell office:value-type="float" office:value="35.416556" calcext:value-type="float">
            <text:p>35.416556</text:p>
          </table:table-cell>
          <table:table-cell office:value-type="float" office:value="-78.412617" calcext:value-type="float">
            <text:p>-78.4126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1300" calcext:value-type="float">
            <text:p>41300</text:p>
          </table:table-cell>
          <table:table-cell office:value-type="float" office:value="5991" calcext:value-type="float">
            <text:p>5991</text:p>
          </table:table-cell>
          <table:table-cell office:value-type="float" office:value="35.320981" calcext:value-type="float">
            <text:p>35.320981</text:p>
          </table:table-cell>
          <table:table-cell office:value-type="float" office:value="-78.405444" calcext:value-type="float">
            <text:p>-78.405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1400" calcext:value-type="float">
            <text:p>41400</text:p>
          </table:table-cell>
          <table:table-cell office:value-type="float" office:value="6695" calcext:value-type="float">
            <text:p>6695</text:p>
          </table:table-cell>
          <table:table-cell office:value-type="float" office:value="35.385968" calcext:value-type="float">
            <text:p>35.385968</text:p>
          </table:table-cell>
          <table:table-cell office:value-type="float" office:value="-78.536354" calcext:value-type="float">
            <text:p>-78.5363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1501" calcext:value-type="float">
            <text:p>41501</text:p>
          </table:table-cell>
          <table:table-cell office:value-type="float" office:value="6838" calcext:value-type="float">
            <text:p>6838</text:p>
          </table:table-cell>
          <table:table-cell office:value-type="float" office:value="35.504417" calcext:value-type="float">
            <text:p>35.504417</text:p>
          </table:table-cell>
          <table:table-cell office:value-type="float" office:value="-78.522376" calcext:value-type="float">
            <text:p>-78.5223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1502" calcext:value-type="float">
            <text:p>41502</text:p>
          </table:table-cell>
          <table:table-cell office:value-type="float" office:value="6980" calcext:value-type="float">
            <text:p>6980</text:p>
          </table:table-cell>
          <table:table-cell office:value-type="float" office:value="35.542204" calcext:value-type="float">
            <text:p>35.542204</text:p>
          </table:table-cell>
          <table:table-cell office:value-type="float" office:value="-78.618206" calcext:value-type="float">
            <text:p>-78.6182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1503" calcext:value-type="float">
            <text:p>41503</text:p>
          </table:table-cell>
          <table:table-cell office:value-type="float" office:value="7075" calcext:value-type="float">
            <text:p>7075</text:p>
          </table:table-cell>
          <table:table-cell office:value-type="float" office:value="35.483709" calcext:value-type="float">
            <text:p>35.483709</text:p>
          </table:table-cell>
          <table:table-cell office:value-type="float" office:value="-78.606562" calcext:value-type="float">
            <text:p>-78.6065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float" office:value="920100" calcext:value-type="float">
            <text:p>920100</text:p>
          </table:table-cell>
          <table:table-cell office:value-type="float" office:value="3888" calcext:value-type="float">
            <text:p>3888</text:p>
          </table:table-cell>
          <table:table-cell office:value-type="float" office:value="34.956595" calcext:value-type="float">
            <text:p>34.956595</text:p>
          </table:table-cell>
          <table:table-cell office:value-type="float" office:value="-77.213012" calcext:value-type="float">
            <text:p>-77.2130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float" office:value="920200" calcext:value-type="float">
            <text:p>920200</text:p>
          </table:table-cell>
          <table:table-cell office:value-type="float" office:value="2776" calcext:value-type="float">
            <text:p>2776</text:p>
          </table:table-cell>
          <table:table-cell office:value-type="float" office:value="35.050774" calcext:value-type="float">
            <text:p>35.050774</text:p>
          </table:table-cell>
          <table:table-cell office:value-type="float" office:value="-77.339082" calcext:value-type="float">
            <text:p>-77.3390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float" office:value="920300" calcext:value-type="float">
            <text:p>920300</text:p>
          </table:table-cell>
          <table:table-cell office:value-type="float" office:value="3489" calcext:value-type="float">
            <text:p>3489</text:p>
          </table:table-cell>
          <table:table-cell office:value-type="float" office:value="35.087863" calcext:value-type="float">
            <text:p>35.087863</text:p>
          </table:table-cell>
          <table:table-cell office:value-type="float" office:value="-77.520508" calcext:value-type="float">
            <text:p>-77.5205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0101" calcext:value-type="float">
            <text:p>30101</text:p>
          </table:table-cell>
          <table:table-cell office:value-type="float" office:value="4438" calcext:value-type="float">
            <text:p>4438</text:p>
          </table:table-cell>
          <table:table-cell office:value-type="float" office:value="35.48252" calcext:value-type="float">
            <text:p>35.48252</text:p>
          </table:table-cell>
          <table:table-cell office:value-type="float" office:value="-79.190283" calcext:value-type="float">
            <text:p>-79.1902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0102" calcext:value-type="float">
            <text:p>30102</text:p>
          </table:table-cell>
          <table:table-cell office:value-type="float" office:value="5454" calcext:value-type="float">
            <text:p>5454</text:p>
          </table:table-cell>
          <table:table-cell office:value-type="float" office:value="35.477142" calcext:value-type="float">
            <text:p>35.477142</text:p>
          </table:table-cell>
          <table:table-cell office:value-type="float" office:value="-79.214116" calcext:value-type="float">
            <text:p>-79.2141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0200" calcext:value-type="float">
            <text:p>30200</text:p>
          </table:table-cell>
          <table:table-cell office:value-type="float" office:value="3646" calcext:value-type="float">
            <text:p>3646</text:p>
          </table:table-cell>
          <table:table-cell office:value-type="float" office:value="35.483404" calcext:value-type="float">
            <text:p>35.483404</text:p>
          </table:table-cell>
          <table:table-cell office:value-type="float" office:value="-79.169721" calcext:value-type="float">
            <text:p>-79.1697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0300" calcext:value-type="float">
            <text:p>30300</text:p>
          </table:table-cell>
          <table:table-cell office:value-type="float" office:value="3237" calcext:value-type="float">
            <text:p>3237</text:p>
          </table:table-cell>
          <table:table-cell office:value-type="float" office:value="35.469194" calcext:value-type="float">
            <text:p>35.469194</text:p>
          </table:table-cell>
          <table:table-cell office:value-type="float" office:value="-79.174851" calcext:value-type="float">
            <text:p>-79.1748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0401" calcext:value-type="float">
            <text:p>30401</text:p>
          </table:table-cell>
          <table:table-cell office:value-type="float" office:value="4173" calcext:value-type="float">
            <text:p>4173</text:p>
          </table:table-cell>
          <table:table-cell office:value-type="float" office:value="35.46959" calcext:value-type="float">
            <text:p>35.46959</text:p>
          </table:table-cell>
          <table:table-cell office:value-type="float" office:value="-79.126639" calcext:value-type="float">
            <text:p>-79.1266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0402" calcext:value-type="float">
            <text:p>30402</text:p>
          </table:table-cell>
          <table:table-cell office:value-type="float" office:value="6248" calcext:value-type="float">
            <text:p>6248</text:p>
          </table:table-cell>
          <table:table-cell office:value-type="float" office:value="35.448958" calcext:value-type="float">
            <text:p>35.448958</text:p>
          </table:table-cell>
          <table:table-cell office:value-type="float" office:value="-79.163741" calcext:value-type="float">
            <text:p>-79.1637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0501" calcext:value-type="float">
            <text:p>30501</text:p>
          </table:table-cell>
          <table:table-cell office:value-type="float" office:value="4092" calcext:value-type="float">
            <text:p>4092</text:p>
          </table:table-cell>
          <table:table-cell office:value-type="float" office:value="35.420152" calcext:value-type="float">
            <text:p>35.420152</text:p>
          </table:table-cell>
          <table:table-cell office:value-type="float" office:value="-79.109501" calcext:value-type="float">
            <text:p>-79.1095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0502" calcext:value-type="float">
            <text:p>30502</text:p>
          </table:table-cell>
          <table:table-cell office:value-type="float" office:value="2113" calcext:value-type="float">
            <text:p>2113</text:p>
          </table:table-cell>
          <table:table-cell office:value-type="float" office:value="35.42787" calcext:value-type="float">
            <text:p>35.42787</text:p>
          </table:table-cell>
          <table:table-cell office:value-type="float" office:value="-79.188389" calcext:value-type="float">
            <text:p>-79.1883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0503" calcext:value-type="float">
            <text:p>30503</text:p>
          </table:table-cell>
          <table:table-cell office:value-type="float" office:value="7296" calcext:value-type="float">
            <text:p>7296</text:p>
          </table:table-cell>
          <table:table-cell office:value-type="float" office:value="35.368722" calcext:value-type="float">
            <text:p>35.368722</text:p>
          </table:table-cell>
          <table:table-cell office:value-type="float" office:value="-79.197578" calcext:value-type="float">
            <text:p>-79.1975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0601" calcext:value-type="float">
            <text:p>30601</text:p>
          </table:table-cell>
          <table:table-cell office:value-type="float" office:value="3377" calcext:value-type="float">
            <text:p>3377</text:p>
          </table:table-cell>
          <table:table-cell office:value-type="float" office:value="35.507037" calcext:value-type="float">
            <text:p>35.507037</text:p>
          </table:table-cell>
          <table:table-cell office:value-type="float" office:value="-79.227827" calcext:value-type="float">
            <text:p>-79.2278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0602" calcext:value-type="float">
            <text:p>30602</text:p>
          </table:table-cell>
          <table:table-cell office:value-type="float" office:value="4711" calcext:value-type="float">
            <text:p>4711</text:p>
          </table:table-cell>
          <table:table-cell office:value-type="float" office:value="35.445089" calcext:value-type="float">
            <text:p>35.445089</text:p>
          </table:table-cell>
          <table:table-cell office:value-type="float" office:value="-79.2689" calcext:value-type="float">
            <text:p>-79.26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0701" calcext:value-type="float">
            <text:p>30701</text:p>
          </table:table-cell>
          <table:table-cell office:value-type="float" office:value="4751" calcext:value-type="float">
            <text:p>4751</text:p>
          </table:table-cell>
          <table:table-cell office:value-type="float" office:value="35.556662" calcext:value-type="float">
            <text:p>35.556662</text:p>
          </table:table-cell>
          <table:table-cell office:value-type="float" office:value="-79.146745" calcext:value-type="float">
            <text:p>-79.1467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0702" calcext:value-type="float">
            <text:p>30702</text:p>
          </table:table-cell>
          <table:table-cell office:value-type="float" office:value="4330" calcext:value-type="float">
            <text:p>4330</text:p>
          </table:table-cell>
          <table:table-cell office:value-type="float" office:value="35.473106" calcext:value-type="float">
            <text:p>35.473106</text:p>
          </table:table-cell>
          <table:table-cell office:value-type="float" office:value="-79.05746" calcext:value-type="float">
            <text:p>-79.057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0100" calcext:value-type="float">
            <text:p>10100</text:p>
          </table:table-cell>
          <table:table-cell office:value-type="float" office:value="4889" calcext:value-type="float">
            <text:p>4889</text:p>
          </table:table-cell>
          <table:table-cell office:value-type="float" office:value="35.348737" calcext:value-type="float">
            <text:p>35.348737</text:p>
          </table:table-cell>
          <table:table-cell office:value-type="float" office:value="-77.498477" calcext:value-type="float">
            <text:p>-77.4984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0200" calcext:value-type="float">
            <text:p>10200</text:p>
          </table:table-cell>
          <table:table-cell office:value-type="float" office:value="2545" calcext:value-type="float">
            <text:p>2545</text:p>
          </table:table-cell>
          <table:table-cell office:value-type="float" office:value="35.267241" calcext:value-type="float">
            <text:p>35.267241</text:p>
          </table:table-cell>
          <table:table-cell office:value-type="float" office:value="-77.557996" calcext:value-type="float">
            <text:p>-77.5579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0300" calcext:value-type="float">
            <text:p>10300</text:p>
          </table:table-cell>
          <table:table-cell office:value-type="float" office:value="2008" calcext:value-type="float">
            <text:p>2008</text:p>
          </table:table-cell>
          <table:table-cell office:value-type="float" office:value="35.256524" calcext:value-type="float">
            <text:p>35.256524</text:p>
          </table:table-cell>
          <table:table-cell office:value-type="float" office:value="-77.572324" calcext:value-type="float">
            <text:p>-77.5723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0400" calcext:value-type="float">
            <text:p>10400</text:p>
          </table:table-cell>
          <table:table-cell office:value-type="float" office:value="1007" calcext:value-type="float">
            <text:p>1007</text:p>
          </table:table-cell>
          <table:table-cell office:value-type="float" office:value="35.263063" calcext:value-type="float">
            <text:p>35.263063</text:p>
          </table:table-cell>
          <table:table-cell office:value-type="float" office:value="-77.572449" calcext:value-type="float">
            <text:p>-77.5724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0500" calcext:value-type="float">
            <text:p>10500</text:p>
          </table:table-cell>
          <table:table-cell office:value-type="float" office:value="3790" calcext:value-type="float">
            <text:p>3790</text:p>
          </table:table-cell>
          <table:table-cell office:value-type="float" office:value="35.281832" calcext:value-type="float">
            <text:p>35.281832</text:p>
          </table:table-cell>
          <table:table-cell office:value-type="float" office:value="-77.573249" calcext:value-type="float">
            <text:p>-77.5732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0600" calcext:value-type="float">
            <text:p>10600</text:p>
          </table:table-cell>
          <table:table-cell office:value-type="float" office:value="3574" calcext:value-type="float">
            <text:p>3574</text:p>
          </table:table-cell>
          <table:table-cell office:value-type="float" office:value="35.277735" calcext:value-type="float">
            <text:p>35.277735</text:p>
          </table:table-cell>
          <table:table-cell office:value-type="float" office:value="-77.591331" calcext:value-type="float">
            <text:p>-77.5913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0700" calcext:value-type="float">
            <text:p>10700</text:p>
          </table:table-cell>
          <table:table-cell office:value-type="float" office:value="2362" calcext:value-type="float">
            <text:p>2362</text:p>
          </table:table-cell>
          <table:table-cell office:value-type="float" office:value="35.26723" calcext:value-type="float">
            <text:p>35.26723</text:p>
          </table:table-cell>
          <table:table-cell office:value-type="float" office:value="-77.590389" calcext:value-type="float">
            <text:p>-77.5903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0800" calcext:value-type="float">
            <text:p>10800</text:p>
          </table:table-cell>
          <table:table-cell office:value-type="float" office:value="5049" calcext:value-type="float">
            <text:p>5049</text:p>
          </table:table-cell>
          <table:table-cell office:value-type="float" office:value="35.292199" calcext:value-type="float">
            <text:p>35.292199</text:p>
          </table:table-cell>
          <table:table-cell office:value-type="float" office:value="-77.608368" calcext:value-type="float">
            <text:p>-77.6083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0900" calcext:value-type="float">
            <text:p>10900</text:p>
          </table:table-cell>
          <table:table-cell office:value-type="float" office:value="3413" calcext:value-type="float">
            <text:p>3413</text:p>
          </table:table-cell>
          <table:table-cell office:value-type="float" office:value="35.330716" calcext:value-type="float">
            <text:p>35.330716</text:p>
          </table:table-cell>
          <table:table-cell office:value-type="float" office:value="-77.611978" calcext:value-type="float">
            <text:p>-77.6119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1001" calcext:value-type="float">
            <text:p>11001</text:p>
          </table:table-cell>
          <table:table-cell office:value-type="float" office:value="4483" calcext:value-type="float">
            <text:p>4483</text:p>
          </table:table-cell>
          <table:table-cell office:value-type="float" office:value="35.281489" calcext:value-type="float">
            <text:p>35.281489</text:p>
          </table:table-cell>
          <table:table-cell office:value-type="float" office:value="-77.667773" calcext:value-type="float">
            <text:p>-77.6677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1002" calcext:value-type="float">
            <text:p>11002</text:p>
          </table:table-cell>
          <table:table-cell office:value-type="float" office:value="4012" calcext:value-type="float">
            <text:p>4012</text:p>
          </table:table-cell>
          <table:table-cell office:value-type="float" office:value="35.317477" calcext:value-type="float">
            <text:p>35.317477</text:p>
          </table:table-cell>
          <table:table-cell office:value-type="float" office:value="-77.698257" calcext:value-type="float">
            <text:p>-77.6982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1100" calcext:value-type="float">
            <text:p>11100</text:p>
          </table:table-cell>
          <table:table-cell office:value-type="float" office:value="5820" calcext:value-type="float">
            <text:p>5820</text:p>
          </table:table-cell>
          <table:table-cell office:value-type="float" office:value="35.301782" calcext:value-type="float">
            <text:p>35.301782</text:p>
          </table:table-cell>
          <table:table-cell office:value-type="float" office:value="-77.787281" calcext:value-type="float">
            <text:p>-77.7872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1200" calcext:value-type="float">
            <text:p>11200</text:p>
          </table:table-cell>
          <table:table-cell office:value-type="float" office:value="6682" calcext:value-type="float">
            <text:p>6682</text:p>
          </table:table-cell>
          <table:table-cell office:value-type="float" office:value="35.118806" calcext:value-type="float">
            <text:p>35.118806</text:p>
          </table:table-cell>
          <table:table-cell office:value-type="float" office:value="-77.727492" calcext:value-type="float">
            <text:p>-77.7274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1300" calcext:value-type="float">
            <text:p>11300</text:p>
          </table:table-cell>
          <table:table-cell office:value-type="float" office:value="5134" calcext:value-type="float">
            <text:p>5134</text:p>
          </table:table-cell>
          <table:table-cell office:value-type="float" office:value="35.213387" calcext:value-type="float">
            <text:p>35.213387</text:p>
          </table:table-cell>
          <table:table-cell office:value-type="float" office:value="-77.644438" calcext:value-type="float">
            <text:p>-77.6444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1400" calcext:value-type="float">
            <text:p>11400</text:p>
          </table:table-cell>
          <table:table-cell office:value-type="float" office:value="4727" calcext:value-type="float">
            <text:p>4727</text:p>
          </table:table-cell>
          <table:table-cell office:value-type="float" office:value="35.204016" calcext:value-type="float">
            <text:p>35.204016</text:p>
          </table:table-cell>
          <table:table-cell office:value-type="float" office:value="-77.554657" calcext:value-type="float">
            <text:p>-77.5546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0100" calcext:value-type="float">
            <text:p>70100</text:p>
          </table:table-cell>
          <table:table-cell office:value-type="float" office:value="4826" calcext:value-type="float">
            <text:p>4826</text:p>
          </table:table-cell>
          <table:table-cell office:value-type="float" office:value="35.470221" calcext:value-type="float">
            <text:p>35.470221</text:p>
          </table:table-cell>
          <table:table-cell office:value-type="float" office:value="-81.253902" calcext:value-type="float">
            <text:p>-81.2539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0201" calcext:value-type="float">
            <text:p>70201</text:p>
          </table:table-cell>
          <table:table-cell office:value-type="float" office:value="4192" calcext:value-type="float">
            <text:p>4192</text:p>
          </table:table-cell>
          <table:table-cell office:value-type="float" office:value="35.489571" calcext:value-type="float">
            <text:p>35.489571</text:p>
          </table:table-cell>
          <table:table-cell office:value-type="float" office:value="-81.22611" calcext:value-type="float">
            <text:p>-81.226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0202" calcext:value-type="float">
            <text:p>70202</text:p>
          </table:table-cell>
          <table:table-cell office:value-type="float" office:value="3349" calcext:value-type="float">
            <text:p>3349</text:p>
          </table:table-cell>
          <table:table-cell office:value-type="float" office:value="35.495321" calcext:value-type="float">
            <text:p>35.495321</text:p>
          </table:table-cell>
          <table:table-cell office:value-type="float" office:value="-81.189578" calcext:value-type="float">
            <text:p>-81.1895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0300" calcext:value-type="float">
            <text:p>70300</text:p>
          </table:table-cell>
          <table:table-cell office:value-type="float" office:value="4042" calcext:value-type="float">
            <text:p>4042</text:p>
          </table:table-cell>
          <table:table-cell office:value-type="float" office:value="35.455272" calcext:value-type="float">
            <text:p>35.455272</text:p>
          </table:table-cell>
          <table:table-cell office:value-type="float" office:value="-81.220262" calcext:value-type="float">
            <text:p>-81.2202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0400" calcext:value-type="float">
            <text:p>70400</text:p>
          </table:table-cell>
          <table:table-cell office:value-type="float" office:value="6079" calcext:value-type="float">
            <text:p>6079</text:p>
          </table:table-cell>
          <table:table-cell office:value-type="float" office:value="35.440036" calcext:value-type="float">
            <text:p>35.440036</text:p>
          </table:table-cell>
          <table:table-cell office:value-type="float" office:value="-81.278165" calcext:value-type="float">
            <text:p>-81.2781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0500" calcext:value-type="float">
            <text:p>70500</text:p>
          </table:table-cell>
          <table:table-cell office:value-type="float" office:value="4914" calcext:value-type="float">
            <text:p>4914</text:p>
          </table:table-cell>
          <table:table-cell office:value-type="float" office:value="35.46491" calcext:value-type="float">
            <text:p>35.46491</text:p>
          </table:table-cell>
          <table:table-cell office:value-type="float" office:value="-81.412486" calcext:value-type="float">
            <text:p>-81.4124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0600" calcext:value-type="float">
            <text:p>70600</text:p>
          </table:table-cell>
          <table:table-cell office:value-type="float" office:value="4585" calcext:value-type="float">
            <text:p>4585</text:p>
          </table:table-cell>
          <table:table-cell office:value-type="float" office:value="35.536437" calcext:value-type="float">
            <text:p>35.536437</text:p>
          </table:table-cell>
          <table:table-cell office:value-type="float" office:value="-81.430643" calcext:value-type="float">
            <text:p>-81.4306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0700" calcext:value-type="float">
            <text:p>70700</text:p>
          </table:table-cell>
          <table:table-cell office:value-type="float" office:value="3180" calcext:value-type="float">
            <text:p>3180</text:p>
          </table:table-cell>
          <table:table-cell office:value-type="float" office:value="35.501075" calcext:value-type="float">
            <text:p>35.501075</text:p>
          </table:table-cell>
          <table:table-cell office:value-type="float" office:value="-81.319883" calcext:value-type="float">
            <text:p>-81.3198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0800" calcext:value-type="float">
            <text:p>70800</text:p>
          </table:table-cell>
          <table:table-cell office:value-type="float" office:value="6506" calcext:value-type="float">
            <text:p>6506</text:p>
          </table:table-cell>
          <table:table-cell office:value-type="float" office:value="35.524638" calcext:value-type="float">
            <text:p>35.524638</text:p>
          </table:table-cell>
          <table:table-cell office:value-type="float" office:value="-81.238221" calcext:value-type="float">
            <text:p>-81.2382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0901" calcext:value-type="float">
            <text:p>70901</text:p>
          </table:table-cell>
          <table:table-cell office:value-type="float" office:value="3159" calcext:value-type="float">
            <text:p>3159</text:p>
          </table:table-cell>
          <table:table-cell office:value-type="float" office:value="35.536808" calcext:value-type="float">
            <text:p>35.536808</text:p>
          </table:table-cell>
          <table:table-cell office:value-type="float" office:value="-81.148462" calcext:value-type="float">
            <text:p>-81.1484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0902" calcext:value-type="float">
            <text:p>70902</text:p>
          </table:table-cell>
          <table:table-cell office:value-type="float" office:value="6338" calcext:value-type="float">
            <text:p>6338</text:p>
          </table:table-cell>
          <table:table-cell office:value-type="float" office:value="35.505292" calcext:value-type="float">
            <text:p>35.505292</text:p>
          </table:table-cell>
          <table:table-cell office:value-type="float" office:value="-81.101667" calcext:value-type="float">
            <text:p>-81.101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1001" calcext:value-type="float">
            <text:p>71001</text:p>
          </table:table-cell>
          <table:table-cell office:value-type="float" office:value="5253" calcext:value-type="float">
            <text:p>5253</text:p>
          </table:table-cell>
          <table:table-cell office:value-type="float" office:value="35.447061" calcext:value-type="float">
            <text:p>35.447061</text:p>
          </table:table-cell>
          <table:table-cell office:value-type="float" office:value="-81.149144" calcext:value-type="float">
            <text:p>-81.1491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1002" calcext:value-type="float">
            <text:p>71002</text:p>
          </table:table-cell>
          <table:table-cell office:value-type="float" office:value="2681" calcext:value-type="float">
            <text:p>2681</text:p>
          </table:table-cell>
          <table:table-cell office:value-type="float" office:value="35.429349" calcext:value-type="float">
            <text:p>35.429349</text:p>
          </table:table-cell>
          <table:table-cell office:value-type="float" office:value="-81.074793" calcext:value-type="float">
            <text:p>-81.0747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1101" calcext:value-type="float">
            <text:p>71101</text:p>
          </table:table-cell>
          <table:table-cell office:value-type="float" office:value="5315" calcext:value-type="float">
            <text:p>5315</text:p>
          </table:table-cell>
          <table:table-cell office:value-type="float" office:value="35.506652" calcext:value-type="float">
            <text:p>35.506652</text:p>
          </table:table-cell>
          <table:table-cell office:value-type="float" office:value="-81.023481" calcext:value-type="float">
            <text:p>-81.0234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1102" calcext:value-type="float">
            <text:p>71102</text:p>
          </table:table-cell>
          <table:table-cell office:value-type="float" office:value="4805" calcext:value-type="float">
            <text:p>4805</text:p>
          </table:table-cell>
          <table:table-cell office:value-type="float" office:value="35.432585" calcext:value-type="float">
            <text:p>35.432585</text:p>
          </table:table-cell>
          <table:table-cell office:value-type="float" office:value="-80.993142" calcext:value-type="float">
            <text:p>-80.9931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1201" calcext:value-type="float">
            <text:p>71201</text:p>
          </table:table-cell>
          <table:table-cell office:value-type="float" office:value="1729" calcext:value-type="float">
            <text:p>1729</text:p>
          </table:table-cell>
          <table:table-cell office:value-type="float" office:value="35.463275" calcext:value-type="float">
            <text:p>35.463275</text:p>
          </table:table-cell>
          <table:table-cell office:value-type="float" office:value="-80.978017" calcext:value-type="float">
            <text:p>-80.9780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1202" calcext:value-type="float">
            <text:p>71202</text:p>
          </table:table-cell>
          <table:table-cell office:value-type="float" office:value="3145" calcext:value-type="float">
            <text:p>3145</text:p>
          </table:table-cell>
          <table:table-cell office:value-type="float" office:value="35.491672" calcext:value-type="float">
            <text:p>35.491672</text:p>
          </table:table-cell>
          <table:table-cell office:value-type="float" office:value="-80.980934" calcext:value-type="float">
            <text:p>-80.9809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71203" calcext:value-type="float">
            <text:p>71203</text:p>
          </table:table-cell>
          <table:table-cell office:value-type="float" office:value="4167" calcext:value-type="float">
            <text:p>4167</text:p>
          </table:table-cell>
          <table:table-cell office:value-type="float" office:value="35.527401" calcext:value-type="float">
            <text:p>35.527401</text:p>
          </table:table-cell>
          <table:table-cell office:value-type="float" office:value="-80.981377" calcext:value-type="float">
            <text:p>-80.9813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970100" calcext:value-type="float">
            <text:p>970100</text:p>
          </table:table-cell>
          <table:table-cell office:value-type="float" office:value="5273" calcext:value-type="float">
            <text:p>5273</text:p>
          </table:table-cell>
          <table:table-cell office:value-type="float" office:value="35.774634" calcext:value-type="float">
            <text:p>35.774634</text:p>
          </table:table-cell>
          <table:table-cell office:value-type="float" office:value="-82.025549" calcext:value-type="float">
            <text:p>-82.0255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970200" calcext:value-type="float">
            <text:p>970200</text:p>
          </table:table-cell>
          <table:table-cell office:value-type="float" office:value="4919" calcext:value-type="float">
            <text:p>4919</text:p>
          </table:table-cell>
          <table:table-cell office:value-type="float" office:value="35.704142" calcext:value-type="float">
            <text:p>35.704142</text:p>
          </table:table-cell>
          <table:table-cell office:value-type="float" office:value="-81.936687" calcext:value-type="float">
            <text:p>-81.9366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970300" calcext:value-type="float">
            <text:p>970300</text:p>
          </table:table-cell>
          <table:table-cell office:value-type="float" office:value="3261" calcext:value-type="float">
            <text:p>3261</text:p>
          </table:table-cell>
          <table:table-cell office:value-type="float" office:value="35.699662" calcext:value-type="float">
            <text:p>35.699662</text:p>
          </table:table-cell>
          <table:table-cell office:value-type="float" office:value="-82.004914" calcext:value-type="float">
            <text:p>-82.0049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970400" calcext:value-type="float">
            <text:p>970400</text:p>
          </table:table-cell>
          <table:table-cell office:value-type="float" office:value="2776" calcext:value-type="float">
            <text:p>2776</text:p>
          </table:table-cell>
          <table:table-cell office:value-type="float" office:value="35.68435" calcext:value-type="float">
            <text:p>35.68435</text:p>
          </table:table-cell>
          <table:table-cell office:value-type="float" office:value="-81.994138" calcext:value-type="float">
            <text:p>-81.9941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970500" calcext:value-type="float">
            <text:p>970500</text:p>
          </table:table-cell>
          <table:table-cell office:value-type="float" office:value="3954" calcext:value-type="float">
            <text:p>3954</text:p>
          </table:table-cell>
          <table:table-cell office:value-type="float" office:value="35.663196" calcext:value-type="float">
            <text:p>35.663196</text:p>
          </table:table-cell>
          <table:table-cell office:value-type="float" office:value="-82.014977" calcext:value-type="float">
            <text:p>-82.0149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970600" calcext:value-type="float">
            <text:p>970600</text:p>
          </table:table-cell>
          <table:table-cell office:value-type="float" office:value="3680" calcext:value-type="float">
            <text:p>3680</text:p>
          </table:table-cell>
          <table:table-cell office:value-type="float" office:value="35.668469" calcext:value-type="float">
            <text:p>35.668469</text:p>
          </table:table-cell>
          <table:table-cell office:value-type="float" office:value="-82.049645" calcext:value-type="float">
            <text:p>-82.0496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970700" calcext:value-type="float">
            <text:p>970700</text:p>
          </table:table-cell>
          <table:table-cell office:value-type="float" office:value="4380" calcext:value-type="float">
            <text:p>4380</text:p>
          </table:table-cell>
          <table:table-cell office:value-type="float" office:value="35.668953" calcext:value-type="float">
            <text:p>35.668953</text:p>
          </table:table-cell>
          <table:table-cell office:value-type="float" office:value="-82.138007" calcext:value-type="float">
            <text:p>-82.1380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970800" calcext:value-type="float">
            <text:p>970800</text:p>
          </table:table-cell>
          <table:table-cell office:value-type="float" office:value="4227" calcext:value-type="float">
            <text:p>4227</text:p>
          </table:table-cell>
          <table:table-cell office:value-type="float" office:value="35.596116" calcext:value-type="float">
            <text:p>35.596116</text:p>
          </table:table-cell>
          <table:table-cell office:value-type="float" office:value="-82.170793" calcext:value-type="float">
            <text:p>-82.1707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970901" calcext:value-type="float">
            <text:p>970901</text:p>
          </table:table-cell>
          <table:table-cell office:value-type="float" office:value="7429" calcext:value-type="float">
            <text:p>7429</text:p>
          </table:table-cell>
          <table:table-cell office:value-type="float" office:value="35.63501" calcext:value-type="float">
            <text:p>35.63501</text:p>
          </table:table-cell>
          <table:table-cell office:value-type="float" office:value="-81.913125" calcext:value-type="float">
            <text:p>-81.9131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970902" calcext:value-type="float">
            <text:p>970902</text:p>
          </table:table-cell>
          <table:table-cell office:value-type="float" office:value="5097" calcext:value-type="float">
            <text:p>5097</text:p>
          </table:table-cell>
          <table:table-cell office:value-type="float" office:value="35.60354" calcext:value-type="float">
            <text:p>35.60354</text:p>
          </table:table-cell>
          <table:table-cell office:value-type="float" office:value="-82.043406" calcext:value-type="float">
            <text:p>-82.0434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970100" calcext:value-type="float">
            <text:p>970100</text:p>
          </table:table-cell>
          <table:table-cell office:value-type="float" office:value="2684" calcext:value-type="float">
            <text:p>2684</text:p>
          </table:table-cell>
          <table:table-cell office:value-type="float" office:value="35.261261" calcext:value-type="float">
            <text:p>35.261261</text:p>
          </table:table-cell>
          <table:table-cell office:value-type="float" office:value="-83.382077" calcext:value-type="float">
            <text:p>-83.3820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970200" calcext:value-type="float">
            <text:p>970200</text:p>
          </table:table-cell>
          <table:table-cell office:value-type="float" office:value="4090" calcext:value-type="float">
            <text:p>4090</text:p>
          </table:table-cell>
          <table:table-cell office:value-type="float" office:value="35.207772" calcext:value-type="float">
            <text:p>35.207772</text:p>
          </table:table-cell>
          <table:table-cell office:value-type="float" office:value="-83.508228" calcext:value-type="float">
            <text:p>-83.5082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970301" calcext:value-type="float">
            <text:p>970301</text:p>
          </table:table-cell>
          <table:table-cell office:value-type="float" office:value="4006" calcext:value-type="float">
            <text:p>4006</text:p>
          </table:table-cell>
          <table:table-cell office:value-type="float" office:value="35.192831" calcext:value-type="float">
            <text:p>35.192831</text:p>
          </table:table-cell>
          <table:table-cell office:value-type="float" office:value="-83.377569" calcext:value-type="float">
            <text:p>-83.3775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970302" calcext:value-type="float">
            <text:p>970302</text:p>
          </table:table-cell>
          <table:table-cell office:value-type="float" office:value="4050" calcext:value-type="float">
            <text:p>4050</text:p>
          </table:table-cell>
          <table:table-cell office:value-type="float" office:value="35.182542" calcext:value-type="float">
            <text:p>35.182542</text:p>
          </table:table-cell>
          <table:table-cell office:value-type="float" office:value="-83.414333" calcext:value-type="float">
            <text:p>-83.414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970400" calcext:value-type="float">
            <text:p>970400</text:p>
          </table:table-cell>
          <table:table-cell office:value-type="float" office:value="3924" calcext:value-type="float">
            <text:p>3924</text:p>
          </table:table-cell>
          <table:table-cell office:value-type="float" office:value="35.193323" calcext:value-type="float">
            <text:p>35.193323</text:p>
          </table:table-cell>
          <table:table-cell office:value-type="float" office:value="-83.31676" calcext:value-type="float">
            <text:p>-83.316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970501" calcext:value-type="float">
            <text:p>970501</text:p>
          </table:table-cell>
          <table:table-cell office:value-type="float" office:value="1435" calcext:value-type="float">
            <text:p>1435</text:p>
          </table:table-cell>
          <table:table-cell office:value-type="float" office:value="35.085042" calcext:value-type="float">
            <text:p>35.085042</text:p>
          </table:table-cell>
          <table:table-cell office:value-type="float" office:value="-83.207828" calcext:value-type="float">
            <text:p>-83.2078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970502" calcext:value-type="float">
            <text:p>970502</text:p>
          </table:table-cell>
          <table:table-cell office:value-type="float" office:value="1504" calcext:value-type="float">
            <text:p>1504</text:p>
          </table:table-cell>
          <table:table-cell office:value-type="float" office:value="35.034714" calcext:value-type="float">
            <text:p>35.034714</text:p>
          </table:table-cell>
          <table:table-cell office:value-type="float" office:value="-83.205198" calcext:value-type="float">
            <text:p>-83.2051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970600" calcext:value-type="float">
            <text:p>970600</text:p>
          </table:table-cell>
          <table:table-cell office:value-type="float" office:value="5755" calcext:value-type="float">
            <text:p>5755</text:p>
          </table:table-cell>
          <table:table-cell office:value-type="float" office:value="35.116406" calcext:value-type="float">
            <text:p>35.116406</text:p>
          </table:table-cell>
          <table:table-cell office:value-type="float" office:value="-83.354383" calcext:value-type="float">
            <text:p>-83.3543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970700" calcext:value-type="float">
            <text:p>970700</text:p>
          </table:table-cell>
          <table:table-cell office:value-type="float" office:value="6474" calcext:value-type="float">
            <text:p>6474</text:p>
          </table:table-cell>
          <table:table-cell office:value-type="float" office:value="35.102754" calcext:value-type="float">
            <text:p>35.102754</text:p>
          </table:table-cell>
          <table:table-cell office:value-type="float" office:value="-83.42211" calcext:value-type="float">
            <text:p>-83.422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10100" calcext:value-type="float">
            <text:p>10100</text:p>
          </table:table-cell>
          <table:table-cell office:value-type="float" office:value="2546" calcext:value-type="float">
            <text:p>2546</text:p>
          </table:table-cell>
          <table:table-cell office:value-type="float" office:value="35.946777" calcext:value-type="float">
            <text:p>35.946777</text:p>
          </table:table-cell>
          <table:table-cell office:value-type="float" office:value="-82.620304" calcext:value-type="float">
            <text:p>-82.6203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10200" calcext:value-type="float">
            <text:p>10200</text:p>
          </table:table-cell>
          <table:table-cell office:value-type="float" office:value="2294" calcext:value-type="float">
            <text:p>2294</text:p>
          </table:table-cell>
          <table:table-cell office:value-type="float" office:value="35.851249" calcext:value-type="float">
            <text:p>35.851249</text:p>
          </table:table-cell>
          <table:table-cell office:value-type="float" office:value="-82.858568" calcext:value-type="float">
            <text:p>-82.8585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10400" calcext:value-type="float">
            <text:p>10400</text:p>
          </table:table-cell>
          <table:table-cell office:value-type="float" office:value="1911" calcext:value-type="float">
            <text:p>1911</text:p>
          </table:table-cell>
          <table:table-cell office:value-type="float" office:value="35.825363" calcext:value-type="float">
            <text:p>35.825363</text:p>
          </table:table-cell>
          <table:table-cell office:value-type="float" office:value="-82.744677" calcext:value-type="float">
            <text:p>-82.7446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10500" calcext:value-type="float">
            <text:p>10500</text:p>
          </table:table-cell>
          <table:table-cell office:value-type="float" office:value="4816" calcext:value-type="float">
            <text:p>4816</text:p>
          </table:table-cell>
          <table:table-cell office:value-type="float" office:value="35.788769" calcext:value-type="float">
            <text:p>35.788769</text:p>
          </table:table-cell>
          <table:table-cell office:value-type="float" office:value="-82.676058" calcext:value-type="float">
            <text:p>-82.6760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10600" calcext:value-type="float">
            <text:p>10600</text:p>
          </table:table-cell>
          <table:table-cell office:value-type="float" office:value="6322" calcext:value-type="float">
            <text:p>6322</text:p>
          </table:table-cell>
          <table:table-cell office:value-type="float" office:value="35.825852" calcext:value-type="float">
            <text:p>35.825852</text:p>
          </table:table-cell>
          <table:table-cell office:value-type="float" office:value="-82.571539" calcext:value-type="float">
            <text:p>-82.5715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10700" calcext:value-type="float">
            <text:p>10700</text:p>
          </table:table-cell>
          <table:table-cell office:value-type="float" office:value="2875" calcext:value-type="float">
            <text:p>2875</text:p>
          </table:table-cell>
          <table:table-cell office:value-type="float" office:value="35.856468" calcext:value-type="float">
            <text:p>35.856468</text:p>
          </table:table-cell>
          <table:table-cell office:value-type="float" office:value="-82.493922" calcext:value-type="float">
            <text:p>-82.4939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970100" calcext:value-type="float">
            <text:p>970100</text:p>
          </table:table-cell>
          <table:table-cell office:value-type="float" office:value="4183" calcext:value-type="float">
            <text:p>4183</text:p>
          </table:table-cell>
          <table:table-cell office:value-type="float" office:value="35.796733" calcext:value-type="float">
            <text:p>35.796733</text:p>
          </table:table-cell>
          <table:table-cell office:value-type="float" office:value="-76.913425" calcext:value-type="float">
            <text:p>-76.9134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970200" calcext:value-type="float">
            <text:p>970200</text:p>
          </table:table-cell>
          <table:table-cell office:value-type="float" office:value="4586" calcext:value-type="float">
            <text:p>4586</text:p>
          </table:table-cell>
          <table:table-cell office:value-type="float" office:value="35.834221" calcext:value-type="float">
            <text:p>35.834221</text:p>
          </table:table-cell>
          <table:table-cell office:value-type="float" office:value="-77.067047" calcext:value-type="float">
            <text:p>-77.0670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970300" calcext:value-type="float">
            <text:p>970300</text:p>
          </table:table-cell>
          <table:table-cell office:value-type="float" office:value="4385" calcext:value-type="float">
            <text:p>4385</text:p>
          </table:table-cell>
          <table:table-cell office:value-type="float" office:value="35.858165" calcext:value-type="float">
            <text:p>35.858165</text:p>
          </table:table-cell>
          <table:table-cell office:value-type="float" office:value="-77.080158" calcext:value-type="float">
            <text:p>-77.0801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970400" calcext:value-type="float">
            <text:p>970400</text:p>
          </table:table-cell>
          <table:table-cell office:value-type="float" office:value="2652" calcext:value-type="float">
            <text:p>2652</text:p>
          </table:table-cell>
          <table:table-cell office:value-type="float" office:value="35.945652" calcext:value-type="float">
            <text:p>35.945652</text:p>
          </table:table-cell>
          <table:table-cell office:value-type="float" office:value="-77.264105" calcext:value-type="float">
            <text:p>-77.2641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970500" calcext:value-type="float">
            <text:p>970500</text:p>
          </table:table-cell>
          <table:table-cell office:value-type="float" office:value="5397" calcext:value-type="float">
            <text:p>5397</text:p>
          </table:table-cell>
          <table:table-cell office:value-type="float" office:value="35.786946" calcext:value-type="float">
            <text:p>35.786946</text:p>
          </table:table-cell>
          <table:table-cell office:value-type="float" office:value="-77.116842" calcext:value-type="float">
            <text:p>-77.1168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970600" calcext:value-type="float">
            <text:p>970600</text:p>
          </table:table-cell>
          <table:table-cell office:value-type="float" office:value="3302" calcext:value-type="float">
            <text:p>3302</text:p>
          </table:table-cell>
          <table:table-cell office:value-type="float" office:value="35.826698" calcext:value-type="float">
            <text:p>35.826698</text:p>
          </table:table-cell>
          <table:table-cell office:value-type="float" office:value="-77.255094" calcext:value-type="float">
            <text:p>-77.2550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3425" calcext:value-type="float">
            <text:p>3425</text:p>
          </table:table-cell>
          <table:table-cell office:value-type="float" office:value="35.229062" calcext:value-type="float">
            <text:p>35.229062</text:p>
          </table:table-cell>
          <table:table-cell office:value-type="float" office:value="-80.844313" calcext:value-type="float">
            <text:p>-80.8443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00" calcext:value-type="float">
            <text:p>300</text:p>
          </table:table-cell>
          <table:table-cell office:value-type="float" office:value="407" calcext:value-type="float">
            <text:p>407</text:p>
          </table:table-cell>
          <table:table-cell office:value-type="float" office:value="35.212709" calcext:value-type="float">
            <text:p>35.212709</text:p>
          </table:table-cell>
          <table:table-cell office:value-type="float" office:value="-80.839807" calcext:value-type="float">
            <text:p>-80.8398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00" calcext:value-type="float">
            <text:p>400</text:p>
          </table:table-cell>
          <table:table-cell office:value-type="float" office:value="1599" calcext:value-type="float">
            <text:p>1599</text:p>
          </table:table-cell>
          <table:table-cell office:value-type="float" office:value="35.21633" calcext:value-type="float">
            <text:p>35.21633</text:p>
          </table:table-cell>
          <table:table-cell office:value-type="float" office:value="-80.853635" calcext:value-type="float">
            <text:p>-80.8536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00" calcext:value-type="float">
            <text:p>500</text:p>
          </table:table-cell>
          <table:table-cell office:value-type="float" office:value="4964" calcext:value-type="float">
            <text:p>4964</text:p>
          </table:table-cell>
          <table:table-cell office:value-type="float" office:value="35.232871" calcext:value-type="float">
            <text:p>35.232871</text:p>
          </table:table-cell>
          <table:table-cell office:value-type="float" office:value="-80.846" calcext:value-type="float">
            <text:p>-80.8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00" calcext:value-type="float">
            <text:p>600</text:p>
          </table:table-cell>
          <table:table-cell office:value-type="float" office:value="4100" calcext:value-type="float">
            <text:p>4100</text:p>
          </table:table-cell>
          <table:table-cell office:value-type="float" office:value="35.224193" calcext:value-type="float">
            <text:p>35.224193</text:p>
          </table:table-cell>
          <table:table-cell office:value-type="float" office:value="-80.834045" calcext:value-type="float">
            <text:p>-80.8340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office:value-type="float" office:value="736" calcext:value-type="float">
            <text:p>736</text:p>
          </table:table-cell>
          <table:table-cell office:value-type="float" office:value="35.238419" calcext:value-type="float">
            <text:p>35.238419</text:p>
          </table:table-cell>
          <table:table-cell office:value-type="float" office:value="-80.818474" calcext:value-type="float">
            <text:p>-80.8184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800" calcext:value-type="float">
            <text:p>800</text:p>
          </table:table-cell>
          <table:table-cell office:value-type="float" office:value="2284" calcext:value-type="float">
            <text:p>2284</text:p>
          </table:table-cell>
          <table:table-cell office:value-type="float" office:value="35.228961" calcext:value-type="float">
            <text:p>35.228961</text:p>
          </table:table-cell>
          <table:table-cell office:value-type="float" office:value="-80.81997" calcext:value-type="float">
            <text:p>-80.819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900" calcext:value-type="float">
            <text:p>900</text:p>
          </table:table-cell>
          <table:table-cell office:value-type="float" office:value="1556" calcext:value-type="float">
            <text:p>1556</text:p>
          </table:table-cell>
          <table:table-cell office:value-type="float" office:value="35.237007" calcext:value-type="float">
            <text:p>35.237007</text:p>
          </table:table-cell>
          <table:table-cell office:value-type="float" office:value="-80.810409" calcext:value-type="float">
            <text:p>-80.8104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000" calcext:value-type="float">
            <text:p>1000</text:p>
          </table:table-cell>
          <table:table-cell office:value-type="float" office:value="2319" calcext:value-type="float">
            <text:p>2319</text:p>
          </table:table-cell>
          <table:table-cell office:value-type="float" office:value="35.225866" calcext:value-type="float">
            <text:p>35.225866</text:p>
          </table:table-cell>
          <table:table-cell office:value-type="float" office:value="-80.807663" calcext:value-type="float">
            <text:p>-80.8076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100" calcext:value-type="float">
            <text:p>1100</text:p>
          </table:table-cell>
          <table:table-cell office:value-type="float" office:value="1809" calcext:value-type="float">
            <text:p>1809</text:p>
          </table:table-cell>
          <table:table-cell office:value-type="float" office:value="35.213484" calcext:value-type="float">
            <text:p>35.213484</text:p>
          </table:table-cell>
          <table:table-cell office:value-type="float" office:value="-80.807068" calcext:value-type="float">
            <text:p>-80.8070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200" calcext:value-type="float">
            <text:p>1200</text:p>
          </table:table-cell>
          <table:table-cell office:value-type="float" office:value="5650" calcext:value-type="float">
            <text:p>5650</text:p>
          </table:table-cell>
          <table:table-cell office:value-type="float" office:value="35.224589" calcext:value-type="float">
            <text:p>35.224589</text:p>
          </table:table-cell>
          <table:table-cell office:value-type="float" office:value="-80.787168" calcext:value-type="float">
            <text:p>-80.7871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300" calcext:value-type="float">
            <text:p>1300</text:p>
          </table:table-cell>
          <table:table-cell office:value-type="float" office:value="3893" calcext:value-type="float">
            <text:p>3893</text:p>
          </table:table-cell>
          <table:table-cell office:value-type="float" office:value="35.238959" calcext:value-type="float">
            <text:p>35.238959</text:p>
          </table:table-cell>
          <table:table-cell office:value-type="float" office:value="-80.790444" calcext:value-type="float">
            <text:p>-80.790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400" calcext:value-type="float">
            <text:p>1400</text:p>
          </table:table-cell>
          <table:table-cell office:value-type="float" office:value="2607" calcext:value-type="float">
            <text:p>2607</text:p>
          </table:table-cell>
          <table:table-cell office:value-type="float" office:value="35.246266" calcext:value-type="float">
            <text:p>35.246266</text:p>
          </table:table-cell>
          <table:table-cell office:value-type="float" office:value="-80.796998" calcext:value-type="float">
            <text:p>-80.7969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504" calcext:value-type="float">
            <text:p>1504</text:p>
          </table:table-cell>
          <table:table-cell office:value-type="float" office:value="6401" calcext:value-type="float">
            <text:p>6401</text:p>
          </table:table-cell>
          <table:table-cell office:value-type="float" office:value="35.243134" calcext:value-type="float">
            <text:p>35.243134</text:p>
          </table:table-cell>
          <table:table-cell office:value-type="float" office:value="-80.762961" calcext:value-type="float">
            <text:p>-80.7629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505" calcext:value-type="float">
            <text:p>1505</text:p>
          </table:table-cell>
          <table:table-cell office:value-type="float" office:value="3678" calcext:value-type="float">
            <text:p>3678</text:p>
          </table:table-cell>
          <table:table-cell office:value-type="float" office:value="35.275032" calcext:value-type="float">
            <text:p>35.275032</text:p>
          </table:table-cell>
          <table:table-cell office:value-type="float" office:value="-80.754631" calcext:value-type="float">
            <text:p>-80.7546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507" calcext:value-type="float">
            <text:p>1507</text:p>
          </table:table-cell>
          <table:table-cell office:value-type="float" office:value="4004" calcext:value-type="float">
            <text:p>4004</text:p>
          </table:table-cell>
          <table:table-cell office:value-type="float" office:value="35.246372" calcext:value-type="float">
            <text:p>35.246372</text:p>
          </table:table-cell>
          <table:table-cell office:value-type="float" office:value="-80.744035" calcext:value-type="float">
            <text:p>-80.7440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508" calcext:value-type="float">
            <text:p>1508</text:p>
          </table:table-cell>
          <table:table-cell office:value-type="float" office:value="6061" calcext:value-type="float">
            <text:p>6061</text:p>
          </table:table-cell>
          <table:table-cell office:value-type="float" office:value="35.241787" calcext:value-type="float">
            <text:p>35.241787</text:p>
          </table:table-cell>
          <table:table-cell office:value-type="float" office:value="-80.727646" calcext:value-type="float">
            <text:p>-80.7276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509" calcext:value-type="float">
            <text:p>1509</text:p>
          </table:table-cell>
          <table:table-cell office:value-type="float" office:value="2976" calcext:value-type="float">
            <text:p>2976</text:p>
          </table:table-cell>
          <table:table-cell office:value-type="float" office:value="35.256766" calcext:value-type="float">
            <text:p>35.256766</text:p>
          </table:table-cell>
          <table:table-cell office:value-type="float" office:value="-80.760181" calcext:value-type="float">
            <text:p>-80.7601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510" calcext:value-type="float">
            <text:p>1510</text:p>
          </table:table-cell>
          <table:table-cell office:value-type="float" office:value="3047" calcext:value-type="float">
            <text:p>3047</text:p>
          </table:table-cell>
          <table:table-cell office:value-type="float" office:value="35.257202" calcext:value-type="float">
            <text:p>35.257202</text:p>
          </table:table-cell>
          <table:table-cell office:value-type="float" office:value="-80.745287" calcext:value-type="float">
            <text:p>-80.7452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603" calcext:value-type="float">
            <text:p>1603</text:p>
          </table:table-cell>
          <table:table-cell office:value-type="float" office:value="4598" calcext:value-type="float">
            <text:p>4598</text:p>
          </table:table-cell>
          <table:table-cell office:value-type="float" office:value="35.22756" calcext:value-type="float">
            <text:p>35.22756</text:p>
          </table:table-cell>
          <table:table-cell office:value-type="float" office:value="-80.763217" calcext:value-type="float">
            <text:p>-80.7632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605" calcext:value-type="float">
            <text:p>1605</text:p>
          </table:table-cell>
          <table:table-cell office:value-type="float" office:value="1776" calcext:value-type="float">
            <text:p>1776</text:p>
          </table:table-cell>
          <table:table-cell office:value-type="float" office:value="35.21996" calcext:value-type="float">
            <text:p>35.21996</text:p>
          </table:table-cell>
          <table:table-cell office:value-type="float" office:value="-80.774522" calcext:value-type="float">
            <text:p>-80.7745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606" calcext:value-type="float">
            <text:p>1606</text:p>
          </table:table-cell>
          <table:table-cell office:value-type="float" office:value="4295" calcext:value-type="float">
            <text:p>4295</text:p>
          </table:table-cell>
          <table:table-cell office:value-type="float" office:value="35.217108" calcext:value-type="float">
            <text:p>35.217108</text:p>
          </table:table-cell>
          <table:table-cell office:value-type="float" office:value="-80.762233" calcext:value-type="float">
            <text:p>-80.7622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607" calcext:value-type="float">
            <text:p>1607</text:p>
          </table:table-cell>
          <table:table-cell office:value-type="float" office:value="2613" calcext:value-type="float">
            <text:p>2613</text:p>
          </table:table-cell>
          <table:table-cell office:value-type="float" office:value="35.210575" calcext:value-type="float">
            <text:p>35.210575</text:p>
          </table:table-cell>
          <table:table-cell office:value-type="float" office:value="-80.748348" calcext:value-type="float">
            <text:p>-80.7483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608" calcext:value-type="float">
            <text:p>1608</text:p>
          </table:table-cell>
          <table:table-cell office:value-type="float" office:value="3933" calcext:value-type="float">
            <text:p>3933</text:p>
          </table:table-cell>
          <table:table-cell office:value-type="float" office:value="35.236226" calcext:value-type="float">
            <text:p>35.236226</text:p>
          </table:table-cell>
          <table:table-cell office:value-type="float" office:value="-80.763432" calcext:value-type="float">
            <text:p>-80.7634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609" calcext:value-type="float">
            <text:p>1609</text:p>
          </table:table-cell>
          <table:table-cell office:value-type="float" office:value="3168" calcext:value-type="float">
            <text:p>3168</text:p>
          </table:table-cell>
          <table:table-cell office:value-type="float" office:value="35.222551" calcext:value-type="float">
            <text:p>35.222551</text:p>
          </table:table-cell>
          <table:table-cell office:value-type="float" office:value="-80.7428" calcext:value-type="float">
            <text:p>-80.74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701" calcext:value-type="float">
            <text:p>1701</text:p>
          </table:table-cell>
          <table:table-cell office:value-type="float" office:value="3749" calcext:value-type="float">
            <text:p>3749</text:p>
          </table:table-cell>
          <table:table-cell office:value-type="float" office:value="35.213263" calcext:value-type="float">
            <text:p>35.213263</text:p>
          </table:table-cell>
          <table:table-cell office:value-type="float" office:value="-80.7927" calcext:value-type="float">
            <text:p>-80.79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702" calcext:value-type="float">
            <text:p>1702</text:p>
          </table:table-cell>
          <table:table-cell office:value-type="float" office:value="4881" calcext:value-type="float">
            <text:p>4881</text:p>
          </table:table-cell>
          <table:table-cell office:value-type="float" office:value="35.207117" calcext:value-type="float">
            <text:p>35.207117</text:p>
          </table:table-cell>
          <table:table-cell office:value-type="float" office:value="-80.766765" calcext:value-type="float">
            <text:p>-80.7667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801" calcext:value-type="float">
            <text:p>1801</text:p>
          </table:table-cell>
          <table:table-cell office:value-type="float" office:value="1249" calcext:value-type="float">
            <text:p>1249</text:p>
          </table:table-cell>
          <table:table-cell office:value-type="float" office:value="35.205105" calcext:value-type="float">
            <text:p>35.205105</text:p>
          </table:table-cell>
          <table:table-cell office:value-type="float" office:value="-80.7961" calcext:value-type="float">
            <text:p>-80.79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802" calcext:value-type="float">
            <text:p>1802</text:p>
          </table:table-cell>
          <table:table-cell office:value-type="float" office:value="2892" calcext:value-type="float">
            <text:p>2892</text:p>
          </table:table-cell>
          <table:table-cell office:value-type="float" office:value="35.192994" calcext:value-type="float">
            <text:p>35.192994</text:p>
          </table:table-cell>
          <table:table-cell office:value-type="float" office:value="-80.778612" calcext:value-type="float">
            <text:p>-80.7786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910" calcext:value-type="float">
            <text:p>1910</text:p>
          </table:table-cell>
          <table:table-cell office:value-type="float" office:value="5117" calcext:value-type="float">
            <text:p>5117</text:p>
          </table:table-cell>
          <table:table-cell office:value-type="float" office:value="35.196846" calcext:value-type="float">
            <text:p>35.196846</text:p>
          </table:table-cell>
          <table:table-cell office:value-type="float" office:value="-80.732917" calcext:value-type="float">
            <text:p>-80.7329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911" calcext:value-type="float">
            <text:p>1911</text:p>
          </table:table-cell>
          <table:table-cell office:value-type="float" office:value="5441" calcext:value-type="float">
            <text:p>5441</text:p>
          </table:table-cell>
          <table:table-cell office:value-type="float" office:value="35.189265" calcext:value-type="float">
            <text:p>35.189265</text:p>
          </table:table-cell>
          <table:table-cell office:value-type="float" office:value="-80.717935" calcext:value-type="float">
            <text:p>-80.7179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912" calcext:value-type="float">
            <text:p>1912</text:p>
          </table:table-cell>
          <table:table-cell office:value-type="float" office:value="6565" calcext:value-type="float">
            <text:p>6565</text:p>
          </table:table-cell>
          <table:table-cell office:value-type="float" office:value="35.213088" calcext:value-type="float">
            <text:p>35.213088</text:p>
          </table:table-cell>
          <table:table-cell office:value-type="float" office:value="-80.732428" calcext:value-type="float">
            <text:p>-80.7324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914" calcext:value-type="float">
            <text:p>1914</text:p>
          </table:table-cell>
          <table:table-cell office:value-type="float" office:value="3485" calcext:value-type="float">
            <text:p>3485</text:p>
          </table:table-cell>
          <table:table-cell office:value-type="float" office:value="35.180082" calcext:value-type="float">
            <text:p>35.180082</text:p>
          </table:table-cell>
          <table:table-cell office:value-type="float" office:value="-80.761863" calcext:value-type="float">
            <text:p>-80.7618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915" calcext:value-type="float">
            <text:p>1915</text:p>
          </table:table-cell>
          <table:table-cell office:value-type="float" office:value="6293" calcext:value-type="float">
            <text:p>6293</text:p>
          </table:table-cell>
          <table:table-cell office:value-type="float" office:value="35.163296" calcext:value-type="float">
            <text:p>35.163296</text:p>
          </table:table-cell>
          <table:table-cell office:value-type="float" office:value="-80.745992" calcext:value-type="float">
            <text:p>-80.7459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916" calcext:value-type="float">
            <text:p>1916</text:p>
          </table:table-cell>
          <table:table-cell office:value-type="float" office:value="3725" calcext:value-type="float">
            <text:p>3725</text:p>
          </table:table-cell>
          <table:table-cell office:value-type="float" office:value="35.202933" calcext:value-type="float">
            <text:p>35.202933</text:p>
          </table:table-cell>
          <table:table-cell office:value-type="float" office:value="-80.706363" calcext:value-type="float">
            <text:p>-80.7063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917" calcext:value-type="float">
            <text:p>1917</text:p>
          </table:table-cell>
          <table:table-cell office:value-type="float" office:value="3567" calcext:value-type="float">
            <text:p>3567</text:p>
          </table:table-cell>
          <table:table-cell office:value-type="float" office:value="35.200009" calcext:value-type="float">
            <text:p>35.200009</text:p>
          </table:table-cell>
          <table:table-cell office:value-type="float" office:value="-80.689575" calcext:value-type="float">
            <text:p>-80.6895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918" calcext:value-type="float">
            <text:p>1918</text:p>
          </table:table-cell>
          <table:table-cell office:value-type="float" office:value="3527" calcext:value-type="float">
            <text:p>3527</text:p>
          </table:table-cell>
          <table:table-cell office:value-type="float" office:value="35.198268" calcext:value-type="float">
            <text:p>35.198268</text:p>
          </table:table-cell>
          <table:table-cell office:value-type="float" office:value="-80.753967" calcext:value-type="float">
            <text:p>-80.7539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919" calcext:value-type="float">
            <text:p>1919</text:p>
          </table:table-cell>
          <table:table-cell office:value-type="float" office:value="3379" calcext:value-type="float">
            <text:p>3379</text:p>
          </table:table-cell>
          <table:table-cell office:value-type="float" office:value="35.190599" calcext:value-type="float">
            <text:p>35.190599</text:p>
          </table:table-cell>
          <table:table-cell office:value-type="float" office:value="-80.750281" calcext:value-type="float">
            <text:p>-80.7502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920" calcext:value-type="float">
            <text:p>1920</text:p>
          </table:table-cell>
          <table:table-cell office:value-type="float" office:value="4226" calcext:value-type="float">
            <text:p>4226</text:p>
          </table:table-cell>
          <table:table-cell office:value-type="float" office:value="35.180331" calcext:value-type="float">
            <text:p>35.180331</text:p>
          </table:table-cell>
          <table:table-cell office:value-type="float" office:value="-80.743246" calcext:value-type="float">
            <text:p>-80.7432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921" calcext:value-type="float">
            <text:p>1921</text:p>
          </table:table-cell>
          <table:table-cell office:value-type="float" office:value="2356" calcext:value-type="float">
            <text:p>2356</text:p>
          </table:table-cell>
          <table:table-cell office:value-type="float" office:value="35.174009" calcext:value-type="float">
            <text:p>35.174009</text:p>
          </table:table-cell>
          <table:table-cell office:value-type="float" office:value="-80.729985" calcext:value-type="float">
            <text:p>-80.7299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922" calcext:value-type="float">
            <text:p>1922</text:p>
          </table:table-cell>
          <table:table-cell office:value-type="float" office:value="4340" calcext:value-type="float">
            <text:p>4340</text:p>
          </table:table-cell>
          <table:table-cell office:value-type="float" office:value="35.219034" calcext:value-type="float">
            <text:p>35.219034</text:p>
          </table:table-cell>
          <table:table-cell office:value-type="float" office:value="-80.706786" calcext:value-type="float">
            <text:p>-80.7067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923" calcext:value-type="float">
            <text:p>1923</text:p>
          </table:table-cell>
          <table:table-cell office:value-type="float" office:value="3605" calcext:value-type="float">
            <text:p>3605</text:p>
          </table:table-cell>
          <table:table-cell office:value-type="float" office:value="35.211383" calcext:value-type="float">
            <text:p>35.211383</text:p>
          </table:table-cell>
          <table:table-cell office:value-type="float" office:value="-80.71824" calcext:value-type="float">
            <text:p>-80.718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002" calcext:value-type="float">
            <text:p>2002</text:p>
          </table:table-cell>
          <table:table-cell office:value-type="float" office:value="5725" calcext:value-type="float">
            <text:p>5725</text:p>
          </table:table-cell>
          <table:table-cell office:value-type="float" office:value="35.168994" calcext:value-type="float">
            <text:p>35.168994</text:p>
          </table:table-cell>
          <table:table-cell office:value-type="float" office:value="-80.788764" calcext:value-type="float">
            <text:p>-80.7887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003" calcext:value-type="float">
            <text:p>2003</text:p>
          </table:table-cell>
          <table:table-cell office:value-type="float" office:value="5395" calcext:value-type="float">
            <text:p>5395</text:p>
          </table:table-cell>
          <table:table-cell office:value-type="float" office:value="35.158191" calcext:value-type="float">
            <text:p>35.158191</text:p>
          </table:table-cell>
          <table:table-cell office:value-type="float" office:value="-80.764178" calcext:value-type="float">
            <text:p>-80.7641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004" calcext:value-type="float">
            <text:p>2004</text:p>
          </table:table-cell>
          <table:table-cell office:value-type="float" office:value="4934" calcext:value-type="float">
            <text:p>4934</text:p>
          </table:table-cell>
          <table:table-cell office:value-type="float" office:value="35.142979" calcext:value-type="float">
            <text:p>35.142979</text:p>
          </table:table-cell>
          <table:table-cell office:value-type="float" office:value="-80.780009" calcext:value-type="float">
            <text:p>-80.780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100" calcext:value-type="float">
            <text:p>2100</text:p>
          </table:table-cell>
          <table:table-cell office:value-type="float" office:value="2546" calcext:value-type="float">
            <text:p>2546</text:p>
          </table:table-cell>
          <table:table-cell office:value-type="float" office:value="35.185032" calcext:value-type="float">
            <text:p>35.185032</text:p>
          </table:table-cell>
          <table:table-cell office:value-type="float" office:value="-80.785241" calcext:value-type="float">
            <text:p>-80.7852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200" calcext:value-type="float">
            <text:p>2200</text:p>
          </table:table-cell>
          <table:table-cell office:value-type="float" office:value="4859" calcext:value-type="float">
            <text:p>4859</text:p>
          </table:table-cell>
          <table:table-cell office:value-type="float" office:value="35.183315" calcext:value-type="float">
            <text:p>35.183315</text:p>
          </table:table-cell>
          <table:table-cell office:value-type="float" office:value="-80.805541" calcext:value-type="float">
            <text:p>-80.8055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300" calcext:value-type="float">
            <text:p>2300</text:p>
          </table:table-cell>
          <table:table-cell office:value-type="float" office:value="2652" calcext:value-type="float">
            <text:p>2652</text:p>
          </table:table-cell>
          <table:table-cell office:value-type="float" office:value="35.196313" calcext:value-type="float">
            <text:p>35.196313</text:p>
          </table:table-cell>
          <table:table-cell office:value-type="float" office:value="-80.802913" calcext:value-type="float">
            <text:p>-80.8029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400" calcext:value-type="float">
            <text:p>2400</text:p>
          </table:table-cell>
          <table:table-cell office:value-type="float" office:value="2514" calcext:value-type="float">
            <text:p>2514</text:p>
          </table:table-cell>
          <table:table-cell office:value-type="float" office:value="35.206988" calcext:value-type="float">
            <text:p>35.206988</text:p>
          </table:table-cell>
          <table:table-cell office:value-type="float" office:value="-80.816051" calcext:value-type="float">
            <text:p>-80.8160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500" calcext:value-type="float">
            <text:p>2500</text:p>
          </table:table-cell>
          <table:table-cell office:value-type="float" office:value="1539" calcext:value-type="float">
            <text:p>1539</text:p>
          </table:table-cell>
          <table:table-cell office:value-type="float" office:value="35.217523" calcext:value-type="float">
            <text:p>35.217523</text:p>
          </table:table-cell>
          <table:table-cell office:value-type="float" office:value="-80.820456" calcext:value-type="float">
            <text:p>-80.8204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600" calcext:value-type="float">
            <text:p>2600</text:p>
          </table:table-cell>
          <table:table-cell office:value-type="float" office:value="818" calcext:value-type="float">
            <text:p>818</text:p>
          </table:table-cell>
          <table:table-cell office:value-type="float" office:value="35.209518" calcext:value-type="float">
            <text:p>35.209518</text:p>
          </table:table-cell>
          <table:table-cell office:value-type="float" office:value="-80.830892" calcext:value-type="float">
            <text:p>-80.8308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701" calcext:value-type="float">
            <text:p>2701</text:p>
          </table:table-cell>
          <table:table-cell office:value-type="float" office:value="2208" calcext:value-type="float">
            <text:p>2208</text:p>
          </table:table-cell>
          <table:table-cell office:value-type="float" office:value="35.199981" calcext:value-type="float">
            <text:p>35.199981</text:p>
          </table:table-cell>
          <table:table-cell office:value-type="float" office:value="-80.830533" calcext:value-type="float">
            <text:p>-80.8305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702" calcext:value-type="float">
            <text:p>2702</text:p>
          </table:table-cell>
          <table:table-cell office:value-type="float" office:value="5372" calcext:value-type="float">
            <text:p>5372</text:p>
          </table:table-cell>
          <table:table-cell office:value-type="float" office:value="35.182287" calcext:value-type="float">
            <text:p>35.182287</text:p>
          </table:table-cell>
          <table:table-cell office:value-type="float" office:value="-80.837946" calcext:value-type="float">
            <text:p>-80.8379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800" calcext:value-type="float">
            <text:p>2800</text:p>
          </table:table-cell>
          <table:table-cell office:value-type="float" office:value="3627" calcext:value-type="float">
            <text:p>3627</text:p>
          </table:table-cell>
          <table:table-cell office:value-type="float" office:value="35.192299" calcext:value-type="float">
            <text:p>35.192299</text:p>
          </table:table-cell>
          <table:table-cell office:value-type="float" office:value="-80.822264" calcext:value-type="float">
            <text:p>-80.8222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903" calcext:value-type="float">
            <text:p>2903</text:p>
          </table:table-cell>
          <table:table-cell office:value-type="float" office:value="3636" calcext:value-type="float">
            <text:p>3636</text:p>
          </table:table-cell>
          <table:table-cell office:value-type="float" office:value="35.15325" calcext:value-type="float">
            <text:p>35.15325</text:p>
          </table:table-cell>
          <table:table-cell office:value-type="float" office:value="-80.817271" calcext:value-type="float">
            <text:p>-80.8172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904" calcext:value-type="float">
            <text:p>2904</text:p>
          </table:table-cell>
          <table:table-cell office:value-type="float" office:value="6717" calcext:value-type="float">
            <text:p>6717</text:p>
          </table:table-cell>
          <table:table-cell office:value-type="float" office:value="35.144279" calcext:value-type="float">
            <text:p>35.144279</text:p>
          </table:table-cell>
          <table:table-cell office:value-type="float" office:value="-80.79833" calcext:value-type="float">
            <text:p>-80.798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905" calcext:value-type="float">
            <text:p>2905</text:p>
          </table:table-cell>
          <table:table-cell office:value-type="float" office:value="3066" calcext:value-type="float">
            <text:p>3066</text:p>
          </table:table-cell>
          <table:table-cell office:value-type="float" office:value="35.168849" calcext:value-type="float">
            <text:p>35.168849</text:p>
          </table:table-cell>
          <table:table-cell office:value-type="float" office:value="-80.821828" calcext:value-type="float">
            <text:p>-80.8218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906" calcext:value-type="float">
            <text:p>2906</text:p>
          </table:table-cell>
          <table:table-cell office:value-type="float" office:value="4034" calcext:value-type="float">
            <text:p>4034</text:p>
          </table:table-cell>
          <table:table-cell office:value-type="float" office:value="35.160338" calcext:value-type="float">
            <text:p>35.160338</text:p>
          </table:table-cell>
          <table:table-cell office:value-type="float" office:value="-80.837563" calcext:value-type="float">
            <text:p>-80.8375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006" calcext:value-type="float">
            <text:p>3006</text:p>
          </table:table-cell>
          <table:table-cell office:value-type="float" office:value="3930" calcext:value-type="float">
            <text:p>3930</text:p>
          </table:table-cell>
          <table:table-cell office:value-type="float" office:value="35.132832" calcext:value-type="float">
            <text:p>35.132832</text:p>
          </table:table-cell>
          <table:table-cell office:value-type="float" office:value="-80.830719" calcext:value-type="float">
            <text:p>-80.8307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007" calcext:value-type="float">
            <text:p>3007</text:p>
          </table:table-cell>
          <table:table-cell office:value-type="float" office:value="6569" calcext:value-type="float">
            <text:p>6569</text:p>
          </table:table-cell>
          <table:table-cell office:value-type="float" office:value="35.122896" calcext:value-type="float">
            <text:p>35.122896</text:p>
          </table:table-cell>
          <table:table-cell office:value-type="float" office:value="-80.813066" calcext:value-type="float">
            <text:p>-80.8130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008" calcext:value-type="float">
            <text:p>3008</text:p>
          </table:table-cell>
          <table:table-cell office:value-type="float" office:value="5741" calcext:value-type="float">
            <text:p>5741</text:p>
          </table:table-cell>
          <table:table-cell office:value-type="float" office:value="35.097438" calcext:value-type="float">
            <text:p>35.097438</text:p>
          </table:table-cell>
          <table:table-cell office:value-type="float" office:value="-80.839794" calcext:value-type="float">
            <text:p>-80.8397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011" calcext:value-type="float">
            <text:p>3011</text:p>
          </table:table-cell>
          <table:table-cell office:value-type="float" office:value="5951" calcext:value-type="float">
            <text:p>5951</text:p>
          </table:table-cell>
          <table:table-cell office:value-type="float" office:value="35.133035" calcext:value-type="float">
            <text:p>35.133035</text:p>
          </table:table-cell>
          <table:table-cell office:value-type="float" office:value="-80.843263" calcext:value-type="float">
            <text:p>-80.8432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012" calcext:value-type="float">
            <text:p>3012</text:p>
          </table:table-cell>
          <table:table-cell office:value-type="float" office:value="4247" calcext:value-type="float">
            <text:p>4247</text:p>
          </table:table-cell>
          <table:table-cell office:value-type="float" office:value="35.103008" calcext:value-type="float">
            <text:p>35.103008</text:p>
          </table:table-cell>
          <table:table-cell office:value-type="float" office:value="-80.851407" calcext:value-type="float">
            <text:p>-80.8514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013" calcext:value-type="float">
            <text:p>3013</text:p>
          </table:table-cell>
          <table:table-cell office:value-type="float" office:value="5121" calcext:value-type="float">
            <text:p>5121</text:p>
          </table:table-cell>
          <table:table-cell office:value-type="float" office:value="35.104432" calcext:value-type="float">
            <text:p>35.104432</text:p>
          </table:table-cell>
          <table:table-cell office:value-type="float" office:value="-80.807598" calcext:value-type="float">
            <text:p>-80.8075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015" calcext:value-type="float">
            <text:p>3015</text:p>
          </table:table-cell>
          <table:table-cell office:value-type="float" office:value="4422" calcext:value-type="float">
            <text:p>4422</text:p>
          </table:table-cell>
          <table:table-cell office:value-type="float" office:value="35.124702" calcext:value-type="float">
            <text:p>35.124702</text:p>
          </table:table-cell>
          <table:table-cell office:value-type="float" office:value="-80.764008" calcext:value-type="float">
            <text:p>-80.7640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016" calcext:value-type="float">
            <text:p>3016</text:p>
          </table:table-cell>
          <table:table-cell office:value-type="float" office:value="4558" calcext:value-type="float">
            <text:p>4558</text:p>
          </table:table-cell>
          <table:table-cell office:value-type="float" office:value="35.110123" calcext:value-type="float">
            <text:p>35.110123</text:p>
          </table:table-cell>
          <table:table-cell office:value-type="float" office:value="-80.769661" calcext:value-type="float">
            <text:p>-80.7696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017" calcext:value-type="float">
            <text:p>3017</text:p>
          </table:table-cell>
          <table:table-cell office:value-type="float" office:value="3359" calcext:value-type="float">
            <text:p>3359</text:p>
          </table:table-cell>
          <table:table-cell office:value-type="float" office:value="35.099542" calcext:value-type="float">
            <text:p>35.099542</text:p>
          </table:table-cell>
          <table:table-cell office:value-type="float" office:value="-80.800442" calcext:value-type="float">
            <text:p>-80.8004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018" calcext:value-type="float">
            <text:p>3018</text:p>
          </table:table-cell>
          <table:table-cell office:value-type="float" office:value="2628" calcext:value-type="float">
            <text:p>2628</text:p>
          </table:table-cell>
          <table:table-cell office:value-type="float" office:value="35.108055" calcext:value-type="float">
            <text:p>35.108055</text:p>
          </table:table-cell>
          <table:table-cell office:value-type="float" office:value="-80.78616" calcext:value-type="float">
            <text:p>-80.786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102" calcext:value-type="float">
            <text:p>3102</text:p>
          </table:table-cell>
          <table:table-cell office:value-type="float" office:value="4067" calcext:value-type="float">
            <text:p>4067</text:p>
          </table:table-cell>
          <table:table-cell office:value-type="float" office:value="35.155514" calcext:value-type="float">
            <text:p>35.155514</text:p>
          </table:table-cell>
          <table:table-cell office:value-type="float" office:value="-80.863413" calcext:value-type="float">
            <text:p>-80.8634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103" calcext:value-type="float">
            <text:p>3103</text:p>
          </table:table-cell>
          <table:table-cell office:value-type="float" office:value="4327" calcext:value-type="float">
            <text:p>4327</text:p>
          </table:table-cell>
          <table:table-cell office:value-type="float" office:value="35.167391" calcext:value-type="float">
            <text:p>35.167391</text:p>
          </table:table-cell>
          <table:table-cell office:value-type="float" office:value="-80.860008" calcext:value-type="float">
            <text:p>-80.8600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105" calcext:value-type="float">
            <text:p>3105</text:p>
          </table:table-cell>
          <table:table-cell office:value-type="float" office:value="3480" calcext:value-type="float">
            <text:p>3480</text:p>
          </table:table-cell>
          <table:table-cell office:value-type="float" office:value="35.131828" calcext:value-type="float">
            <text:p>35.131828</text:p>
          </table:table-cell>
          <table:table-cell office:value-type="float" office:value="-80.857752" calcext:value-type="float">
            <text:p>-80.8577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106" calcext:value-type="float">
            <text:p>3106</text:p>
          </table:table-cell>
          <table:table-cell office:value-type="float" office:value="2624" calcext:value-type="float">
            <text:p>2624</text:p>
          </table:table-cell>
          <table:table-cell office:value-type="float" office:value="35.144973" calcext:value-type="float">
            <text:p>35.144973</text:p>
          </table:table-cell>
          <table:table-cell office:value-type="float" office:value="-80.86967" calcext:value-type="float">
            <text:p>-80.869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108" calcext:value-type="float">
            <text:p>3108</text:p>
          </table:table-cell>
          <table:table-cell office:value-type="float" office:value="3221" calcext:value-type="float">
            <text:p>3221</text:p>
          </table:table-cell>
          <table:table-cell office:value-type="float" office:value="35.129401" calcext:value-type="float">
            <text:p>35.129401</text:p>
          </table:table-cell>
          <table:table-cell office:value-type="float" office:value="-80.870515" calcext:value-type="float">
            <text:p>-80.8705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109" calcext:value-type="float">
            <text:p>3109</text:p>
          </table:table-cell>
          <table:table-cell office:value-type="float" office:value="3968" calcext:value-type="float">
            <text:p>3968</text:p>
          </table:table-cell>
          <table:table-cell office:value-type="float" office:value="35.121732" calcext:value-type="float">
            <text:p>35.121732</text:p>
          </table:table-cell>
          <table:table-cell office:value-type="float" office:value="-80.874418" calcext:value-type="float">
            <text:p>-80.8744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201" calcext:value-type="float">
            <text:p>3201</text:p>
          </table:table-cell>
          <table:table-cell office:value-type="float" office:value="2785" calcext:value-type="float">
            <text:p>2785</text:p>
          </table:table-cell>
          <table:table-cell office:value-type="float" office:value="35.185032" calcext:value-type="float">
            <text:p>35.185032</text:p>
          </table:table-cell>
          <table:table-cell office:value-type="float" office:value="-80.87096" calcext:value-type="float">
            <text:p>-80.870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203" calcext:value-type="float">
            <text:p>3203</text:p>
          </table:table-cell>
          <table:table-cell office:value-type="float" office:value="2436" calcext:value-type="float">
            <text:p>2436</text:p>
          </table:table-cell>
          <table:table-cell office:value-type="float" office:value="35.17742" calcext:value-type="float">
            <text:p>35.17742</text:p>
          </table:table-cell>
          <table:table-cell office:value-type="float" office:value="-80.863792" calcext:value-type="float">
            <text:p>-80.8637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204" calcext:value-type="float">
            <text:p>3204</text:p>
          </table:table-cell>
          <table:table-cell office:value-type="float" office:value="2967" calcext:value-type="float">
            <text:p>2967</text:p>
          </table:table-cell>
          <table:table-cell office:value-type="float" office:value="35.182986" calcext:value-type="float">
            <text:p>35.182986</text:p>
          </table:table-cell>
          <table:table-cell office:value-type="float" office:value="-80.855318" calcext:value-type="float">
            <text:p>-80.8553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300" calcext:value-type="float">
            <text:p>3300</text:p>
          </table:table-cell>
          <table:table-cell office:value-type="float" office:value="2933" calcext:value-type="float">
            <text:p>2933</text:p>
          </table:table-cell>
          <table:table-cell office:value-type="float" office:value="35.194807" calcext:value-type="float">
            <text:p>35.194807</text:p>
          </table:table-cell>
          <table:table-cell office:value-type="float" office:value="-80.860988" calcext:value-type="float">
            <text:p>-80.8609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400" calcext:value-type="float">
            <text:p>3400</text:p>
          </table:table-cell>
          <table:table-cell office:value-type="float" office:value="4423" calcext:value-type="float">
            <text:p>4423</text:p>
          </table:table-cell>
          <table:table-cell office:value-type="float" office:value="35.200267" calcext:value-type="float">
            <text:p>35.200267</text:p>
          </table:table-cell>
          <table:table-cell office:value-type="float" office:value="-80.851728" calcext:value-type="float">
            <text:p>-80.8517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500" calcext:value-type="float">
            <text:p>3500</text:p>
          </table:table-cell>
          <table:table-cell office:value-type="float" office:value="2329" calcext:value-type="float">
            <text:p>2329</text:p>
          </table:table-cell>
          <table:table-cell office:value-type="float" office:value="35.207449" calcext:value-type="float">
            <text:p>35.207449</text:p>
          </table:table-cell>
          <table:table-cell office:value-type="float" office:value="-80.846002" calcext:value-type="float">
            <text:p>-80.8460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600" calcext:value-type="float">
            <text:p>3600</text:p>
          </table:table-cell>
          <table:table-cell office:value-type="float" office:value="3176" calcext:value-type="float">
            <text:p>3176</text:p>
          </table:table-cell>
          <table:table-cell office:value-type="float" office:value="35.216438" calcext:value-type="float">
            <text:p>35.216438</text:p>
          </table:table-cell>
          <table:table-cell office:value-type="float" office:value="-80.874003" calcext:value-type="float">
            <text:p>-80.8740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700" calcext:value-type="float">
            <text:p>3700</text:p>
          </table:table-cell>
          <table:table-cell office:value-type="float" office:value="2345" calcext:value-type="float">
            <text:p>2345</text:p>
          </table:table-cell>
          <table:table-cell office:value-type="float" office:value="35.20582" calcext:value-type="float">
            <text:p>35.20582</text:p>
          </table:table-cell>
          <table:table-cell office:value-type="float" office:value="-80.871407" calcext:value-type="float">
            <text:p>-80.8714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802" calcext:value-type="float">
            <text:p>3802</text:p>
          </table:table-cell>
          <table:table-cell office:value-type="float" office:value="3414" calcext:value-type="float">
            <text:p>3414</text:p>
          </table:table-cell>
          <table:table-cell office:value-type="float" office:value="35.197438" calcext:value-type="float">
            <text:p>35.197438</text:p>
          </table:table-cell>
          <table:table-cell office:value-type="float" office:value="-80.891423" calcext:value-type="float">
            <text:p>-80.8914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805" calcext:value-type="float">
            <text:p>3805</text:p>
          </table:table-cell>
          <table:table-cell office:value-type="float" office:value="1824" calcext:value-type="float">
            <text:p>1824</text:p>
          </table:table-cell>
          <table:table-cell office:value-type="float" office:value="35.17493" calcext:value-type="float">
            <text:p>35.17493</text:p>
          </table:table-cell>
          <table:table-cell office:value-type="float" office:value="-80.903454" calcext:value-type="float">
            <text:p>-80.9034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806" calcext:value-type="float">
            <text:p>3806</text:p>
          </table:table-cell>
          <table:table-cell office:value-type="float" office:value="8292" calcext:value-type="float">
            <text:p>8292</text:p>
          </table:table-cell>
          <table:table-cell office:value-type="float" office:value="35.158747" calcext:value-type="float">
            <text:p>35.158747</text:p>
          </table:table-cell>
          <table:table-cell office:value-type="float" office:value="-80.907269" calcext:value-type="float">
            <text:p>-80.9072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807" calcext:value-type="float">
            <text:p>3807</text:p>
          </table:table-cell>
          <table:table-cell office:value-type="float" office:value="4005" calcext:value-type="float">
            <text:p>4005</text:p>
          </table:table-cell>
          <table:table-cell office:value-type="float" office:value="35.147014" calcext:value-type="float">
            <text:p>35.147014</text:p>
          </table:table-cell>
          <table:table-cell office:value-type="float" office:value="-80.891613" calcext:value-type="float">
            <text:p>-80.8916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808" calcext:value-type="float">
            <text:p>3808</text:p>
          </table:table-cell>
          <table:table-cell office:value-type="float" office:value="4811" calcext:value-type="float">
            <text:p>4811</text:p>
          </table:table-cell>
          <table:table-cell office:value-type="float" office:value="35.1439" calcext:value-type="float">
            <text:p>35.1439</text:p>
          </table:table-cell>
          <table:table-cell office:value-type="float" office:value="-80.88531" calcext:value-type="float">
            <text:p>-80.885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902" calcext:value-type="float">
            <text:p>3902</text:p>
          </table:table-cell>
          <table:table-cell office:value-type="float" office:value="4390" calcext:value-type="float">
            <text:p>4390</text:p>
          </table:table-cell>
          <table:table-cell office:value-type="float" office:value="35.211671" calcext:value-type="float">
            <text:p>35.211671</text:p>
          </table:table-cell>
          <table:table-cell office:value-type="float" office:value="-80.900048" calcext:value-type="float">
            <text:p>-80.9000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3903" calcext:value-type="float">
            <text:p>3903</text:p>
          </table:table-cell>
          <table:table-cell office:value-type="float" office:value="2541" calcext:value-type="float">
            <text:p>2541</text:p>
          </table:table-cell>
          <table:table-cell office:value-type="float" office:value="35.20975" calcext:value-type="float">
            <text:p>35.20975</text:p>
          </table:table-cell>
          <table:table-cell office:value-type="float" office:value="-80.919491" calcext:value-type="float">
            <text:p>-80.9194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000" calcext:value-type="float">
            <text:p>4000</text:p>
          </table:table-cell>
          <table:table-cell office:value-type="float" office:value="4312" calcext:value-type="float">
            <text:p>4312</text:p>
          </table:table-cell>
          <table:table-cell office:value-type="float" office:value="35.231323" calcext:value-type="float">
            <text:p>35.231323</text:p>
          </table:table-cell>
          <table:table-cell office:value-type="float" office:value="-80.899625" calcext:value-type="float">
            <text:p>-80.8996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100" calcext:value-type="float">
            <text:p>4100</text:p>
          </table:table-cell>
          <table:table-cell office:value-type="float" office:value="2795" calcext:value-type="float">
            <text:p>2795</text:p>
          </table:table-cell>
          <table:table-cell office:value-type="float" office:value="35.233139" calcext:value-type="float">
            <text:p>35.233139</text:p>
          </table:table-cell>
          <table:table-cell office:value-type="float" office:value="-80.869786" calcext:value-type="float">
            <text:p>-80.8697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200" calcext:value-type="float">
            <text:p>4200</text:p>
          </table:table-cell>
          <table:table-cell office:value-type="float" office:value="2968" calcext:value-type="float">
            <text:p>2968</text:p>
          </table:table-cell>
          <table:table-cell office:value-type="float" office:value="35.244343" calcext:value-type="float">
            <text:p>35.244343</text:p>
          </table:table-cell>
          <table:table-cell office:value-type="float" office:value="-80.881686" calcext:value-type="float">
            <text:p>-80.8816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302" calcext:value-type="float">
            <text:p>4302</text:p>
          </table:table-cell>
          <table:table-cell office:value-type="float" office:value="4524" calcext:value-type="float">
            <text:p>4524</text:p>
          </table:table-cell>
          <table:table-cell office:value-type="float" office:value="35.260596" calcext:value-type="float">
            <text:p>35.260596</text:p>
          </table:table-cell>
          <table:table-cell office:value-type="float" office:value="-80.893503" calcext:value-type="float">
            <text:p>-80.8935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303" calcext:value-type="float">
            <text:p>4303</text:p>
          </table:table-cell>
          <table:table-cell office:value-type="float" office:value="2557" calcext:value-type="float">
            <text:p>2557</text:p>
          </table:table-cell>
          <table:table-cell office:value-type="float" office:value="35.256672" calcext:value-type="float">
            <text:p>35.256672</text:p>
          </table:table-cell>
          <table:table-cell office:value-type="float" office:value="-80.932937" calcext:value-type="float">
            <text:p>-80.9329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304" calcext:value-type="float">
            <text:p>4304</text:p>
          </table:table-cell>
          <table:table-cell office:value-type="float" office:value="3466" calcext:value-type="float">
            <text:p>3466</text:p>
          </table:table-cell>
          <table:table-cell office:value-type="float" office:value="35.264279" calcext:value-type="float">
            <text:p>35.264279</text:p>
          </table:table-cell>
          <table:table-cell office:value-type="float" office:value="-80.914402" calcext:value-type="float">
            <text:p>-80.9144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305" calcext:value-type="float">
            <text:p>4305</text:p>
          </table:table-cell>
          <table:table-cell office:value-type="float" office:value="5649" calcext:value-type="float">
            <text:p>5649</text:p>
          </table:table-cell>
          <table:table-cell office:value-type="float" office:value="35.24752" calcext:value-type="float">
            <text:p>35.24752</text:p>
          </table:table-cell>
          <table:table-cell office:value-type="float" office:value="-80.913418" calcext:value-type="float">
            <text:p>-80.9134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400" calcext:value-type="float">
            <text:p>4400</text:p>
          </table:table-cell>
          <table:table-cell office:value-type="float" office:value="4249" calcext:value-type="float">
            <text:p>4249</text:p>
          </table:table-cell>
          <table:table-cell office:value-type="float" office:value="35.285982" calcext:value-type="float">
            <text:p>35.285982</text:p>
          </table:table-cell>
          <table:table-cell office:value-type="float" office:value="-80.878389" calcext:value-type="float">
            <text:p>-80.8783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500" calcext:value-type="float">
            <text:p>4500</text:p>
          </table:table-cell>
          <table:table-cell office:value-type="float" office:value="2957" calcext:value-type="float">
            <text:p>2957</text:p>
          </table:table-cell>
          <table:table-cell office:value-type="float" office:value="35.254305" calcext:value-type="float">
            <text:p>35.254305</text:p>
          </table:table-cell>
          <table:table-cell office:value-type="float" office:value="-80.872066" calcext:value-type="float">
            <text:p>-80.8720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600" calcext:value-type="float">
            <text:p>4600</text:p>
          </table:table-cell>
          <table:table-cell office:value-type="float" office:value="3040" calcext:value-type="float">
            <text:p>3040</text:p>
          </table:table-cell>
          <table:table-cell office:value-type="float" office:value="35.260596" calcext:value-type="float">
            <text:p>35.260596</text:p>
          </table:table-cell>
          <table:table-cell office:value-type="float" office:value="-80.861072" calcext:value-type="float">
            <text:p>-80.8610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700" calcext:value-type="float">
            <text:p>4700</text:p>
          </table:table-cell>
          <table:table-cell office:value-type="float" office:value="2073" calcext:value-type="float">
            <text:p>2073</text:p>
          </table:table-cell>
          <table:table-cell office:value-type="float" office:value="35.244981" calcext:value-type="float">
            <text:p>35.244981</text:p>
          </table:table-cell>
          <table:table-cell office:value-type="float" office:value="-80.858133" calcext:value-type="float">
            <text:p>-80.8581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800" calcext:value-type="float">
            <text:p>4800</text:p>
          </table:table-cell>
          <table:table-cell office:value-type="float" office:value="3422" calcext:value-type="float">
            <text:p>3422</text:p>
          </table:table-cell>
          <table:table-cell office:value-type="float" office:value="35.25915" calcext:value-type="float">
            <text:p>35.25915</text:p>
          </table:table-cell>
          <table:table-cell office:value-type="float" office:value="-80.849435" calcext:value-type="float">
            <text:p>-80.8494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900" calcext:value-type="float">
            <text:p>4900</text:p>
          </table:table-cell>
          <table:table-cell office:value-type="float" office:value="737" calcext:value-type="float">
            <text:p>737</text:p>
          </table:table-cell>
          <table:table-cell office:value-type="float" office:value="35.243816" calcext:value-type="float">
            <text:p>35.243816</text:p>
          </table:table-cell>
          <table:table-cell office:value-type="float" office:value="-80.841475" calcext:value-type="float">
            <text:p>-80.8414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000" calcext:value-type="float">
            <text:p>5000</text:p>
          </table:table-cell>
          <table:table-cell office:value-type="float" office:value="1341" calcext:value-type="float">
            <text:p>1341</text:p>
          </table:table-cell>
          <table:table-cell office:value-type="float" office:value="35.248758" calcext:value-type="float">
            <text:p>35.248758</text:p>
          </table:table-cell>
          <table:table-cell office:value-type="float" office:value="-80.840892" calcext:value-type="float">
            <text:p>-80.8408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100" calcext:value-type="float">
            <text:p>5100</text:p>
          </table:table-cell>
          <table:table-cell office:value-type="float" office:value="2340" calcext:value-type="float">
            <text:p>2340</text:p>
          </table:table-cell>
          <table:table-cell office:value-type="float" office:value="35.259727" calcext:value-type="float">
            <text:p>35.259727</text:p>
          </table:table-cell>
          <table:table-cell office:value-type="float" office:value="-80.833547" calcext:value-type="float">
            <text:p>-80.8335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200" calcext:value-type="float">
            <text:p>5200</text:p>
          </table:table-cell>
          <table:table-cell office:value-type="float" office:value="2728" calcext:value-type="float">
            <text:p>2728</text:p>
          </table:table-cell>
          <table:table-cell office:value-type="float" office:value="35.246987" calcext:value-type="float">
            <text:p>35.246987</text:p>
          </table:table-cell>
          <table:table-cell office:value-type="float" office:value="-80.824816" calcext:value-type="float">
            <text:p>-80.8248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301" calcext:value-type="float">
            <text:p>5301</text:p>
          </table:table-cell>
          <table:table-cell office:value-type="float" office:value="3326" calcext:value-type="float">
            <text:p>3326</text:p>
          </table:table-cell>
          <table:table-cell office:value-type="float" office:value="35.261355" calcext:value-type="float">
            <text:p>35.261355</text:p>
          </table:table-cell>
          <table:table-cell office:value-type="float" office:value="-80.801741" calcext:value-type="float">
            <text:p>-80.8017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305" calcext:value-type="float">
            <text:p>5305</text:p>
          </table:table-cell>
          <table:table-cell office:value-type="float" office:value="5005" calcext:value-type="float">
            <text:p>5005</text:p>
          </table:table-cell>
          <table:table-cell office:value-type="float" office:value="35.272941" calcext:value-type="float">
            <text:p>35.272941</text:p>
          </table:table-cell>
          <table:table-cell office:value-type="float" office:value="-80.784304" calcext:value-type="float">
            <text:p>-80.7843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306" calcext:value-type="float">
            <text:p>5306</text:p>
          </table:table-cell>
          <table:table-cell office:value-type="float" office:value="2437" calcext:value-type="float">
            <text:p>2437</text:p>
          </table:table-cell>
          <table:table-cell office:value-type="float" office:value="35.262438" calcext:value-type="float">
            <text:p>35.262438</text:p>
          </table:table-cell>
          <table:table-cell office:value-type="float" office:value="-80.781076" calcext:value-type="float">
            <text:p>-80.7810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307" calcext:value-type="float">
            <text:p>5307</text:p>
          </table:table-cell>
          <table:table-cell office:value-type="float" office:value="3153" calcext:value-type="float">
            <text:p>3153</text:p>
          </table:table-cell>
          <table:table-cell office:value-type="float" office:value="35.28037" calcext:value-type="float">
            <text:p>35.28037</text:p>
          </table:table-cell>
          <table:table-cell office:value-type="float" office:value="-80.776815" calcext:value-type="float">
            <text:p>-80.7768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308" calcext:value-type="float">
            <text:p>5308</text:p>
          </table:table-cell>
          <table:table-cell office:value-type="float" office:value="2383" calcext:value-type="float">
            <text:p>2383</text:p>
          </table:table-cell>
          <table:table-cell office:value-type="float" office:value="35.273787" calcext:value-type="float">
            <text:p>35.273787</text:p>
          </table:table-cell>
          <table:table-cell office:value-type="float" office:value="-80.770953" calcext:value-type="float">
            <text:p>-80.7709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401" calcext:value-type="float">
            <text:p>5401</text:p>
          </table:table-cell>
          <table:table-cell office:value-type="float" office:value="6853" calcext:value-type="float">
            <text:p>6853</text:p>
          </table:table-cell>
          <table:table-cell office:value-type="float" office:value="35.289742" calcext:value-type="float">
            <text:p>35.289742</text:p>
          </table:table-cell>
          <table:table-cell office:value-type="float" office:value="-80.852891" calcext:value-type="float">
            <text:p>-80.8528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403" calcext:value-type="float">
            <text:p>5403</text:p>
          </table:table-cell>
          <table:table-cell office:value-type="float" office:value="4052" calcext:value-type="float">
            <text:p>4052</text:p>
          </table:table-cell>
          <table:table-cell office:value-type="float" office:value="35.298178" calcext:value-type="float">
            <text:p>35.298178</text:p>
          </table:table-cell>
          <table:table-cell office:value-type="float" office:value="-80.827174" calcext:value-type="float">
            <text:p>-80.8271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404" calcext:value-type="float">
            <text:p>5404</text:p>
          </table:table-cell>
          <table:table-cell office:value-type="float" office:value="4927" calcext:value-type="float">
            <text:p>4927</text:p>
          </table:table-cell>
          <table:table-cell office:value-type="float" office:value="35.287822" calcext:value-type="float">
            <text:p>35.287822</text:p>
          </table:table-cell>
          <table:table-cell office:value-type="float" office:value="-80.812859" calcext:value-type="float">
            <text:p>-80.8128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08" calcext:value-type="float">
            <text:p>5508</text:p>
          </table:table-cell>
          <table:table-cell office:value-type="float" office:value="4190" calcext:value-type="float">
            <text:p>4190</text:p>
          </table:table-cell>
          <table:table-cell office:value-type="float" office:value="35.345313" calcext:value-type="float">
            <text:p>35.345313</text:p>
          </table:table-cell>
          <table:table-cell office:value-type="float" office:value="-80.811048" calcext:value-type="float">
            <text:p>-80.8110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09" calcext:value-type="float">
            <text:p>5509</text:p>
          </table:table-cell>
          <table:table-cell office:value-type="float" office:value="5476" calcext:value-type="float">
            <text:p>5476</text:p>
          </table:table-cell>
          <table:table-cell office:value-type="float" office:value="35.368882" calcext:value-type="float">
            <text:p>35.368882</text:p>
          </table:table-cell>
          <table:table-cell office:value-type="float" office:value="-80.798599" calcext:value-type="float">
            <text:p>-80.7985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10" calcext:value-type="float">
            <text:p>5510</text:p>
          </table:table-cell>
          <table:table-cell office:value-type="float" office:value="5207" calcext:value-type="float">
            <text:p>5207</text:p>
          </table:table-cell>
          <table:table-cell office:value-type="float" office:value="35.322717" calcext:value-type="float">
            <text:p>35.322717</text:p>
          </table:table-cell>
          <table:table-cell office:value-type="float" office:value="-80.824612" calcext:value-type="float">
            <text:p>-80.8246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11" calcext:value-type="float">
            <text:p>5511</text:p>
          </table:table-cell>
          <table:table-cell office:value-type="float" office:value="3636" calcext:value-type="float">
            <text:p>3636</text:p>
          </table:table-cell>
          <table:table-cell office:value-type="float" office:value="35.333267" calcext:value-type="float">
            <text:p>35.333267</text:p>
          </table:table-cell>
          <table:table-cell office:value-type="float" office:value="-80.806046" calcext:value-type="float">
            <text:p>-80.8060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12" calcext:value-type="float">
            <text:p>5512</text:p>
          </table:table-cell>
          <table:table-cell office:value-type="float" office:value="4675" calcext:value-type="float">
            <text:p>4675</text:p>
          </table:table-cell>
          <table:table-cell office:value-type="float" office:value="35.313168" calcext:value-type="float">
            <text:p>35.313168</text:p>
          </table:table-cell>
          <table:table-cell office:value-type="float" office:value="-80.803735" calcext:value-type="float">
            <text:p>-80.8037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13" calcext:value-type="float">
            <text:p>5513</text:p>
          </table:table-cell>
          <table:table-cell office:value-type="float" office:value="3938" calcext:value-type="float">
            <text:p>3938</text:p>
          </table:table-cell>
          <table:table-cell office:value-type="float" office:value="35.353577" calcext:value-type="float">
            <text:p>35.353577</text:p>
          </table:table-cell>
          <table:table-cell office:value-type="float" office:value="-80.789228" calcext:value-type="float">
            <text:p>-80.7892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14" calcext:value-type="float">
            <text:p>5514</text:p>
          </table:table-cell>
          <table:table-cell office:value-type="float" office:value="6511" calcext:value-type="float">
            <text:p>6511</text:p>
          </table:table-cell>
          <table:table-cell office:value-type="float" office:value="35.335533" calcext:value-type="float">
            <text:p>35.335533</text:p>
          </table:table-cell>
          <table:table-cell office:value-type="float" office:value="-80.784089" calcext:value-type="float">
            <text:p>-80.7840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15" calcext:value-type="float">
            <text:p>5515</text:p>
          </table:table-cell>
          <table:table-cell office:value-type="float" office:value="2482" calcext:value-type="float">
            <text:p>2482</text:p>
          </table:table-cell>
          <table:table-cell office:value-type="float" office:value="35.393262" calcext:value-type="float">
            <text:p>35.393262</text:p>
          </table:table-cell>
          <table:table-cell office:value-type="float" office:value="-80.761827" calcext:value-type="float">
            <text:p>-80.7618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16" calcext:value-type="float">
            <text:p>5516</text:p>
          </table:table-cell>
          <table:table-cell office:value-type="float" office:value="1762" calcext:value-type="float">
            <text:p>1762</text:p>
          </table:table-cell>
          <table:table-cell office:value-type="float" office:value="35.385388" calcext:value-type="float">
            <text:p>35.385388</text:p>
          </table:table-cell>
          <table:table-cell office:value-type="float" office:value="-80.763859" calcext:value-type="float">
            <text:p>-80.7638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17" calcext:value-type="float">
            <text:p>5517</text:p>
          </table:table-cell>
          <table:table-cell office:value-type="float" office:value="4282" calcext:value-type="float">
            <text:p>4282</text:p>
          </table:table-cell>
          <table:table-cell office:value-type="float" office:value="35.379332" calcext:value-type="float">
            <text:p>35.379332</text:p>
          </table:table-cell>
          <table:table-cell office:value-type="float" office:value="-80.775052" calcext:value-type="float">
            <text:p>-80.7750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18" calcext:value-type="float">
            <text:p>5518</text:p>
          </table:table-cell>
          <table:table-cell office:value-type="float" office:value="4582" calcext:value-type="float">
            <text:p>4582</text:p>
          </table:table-cell>
          <table:table-cell office:value-type="float" office:value="35.357726" calcext:value-type="float">
            <text:p>35.357726</text:p>
          </table:table-cell>
          <table:table-cell office:value-type="float" office:value="-80.770421" calcext:value-type="float">
            <text:p>-80.7704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19" calcext:value-type="float">
            <text:p>5519</text:p>
          </table:table-cell>
          <table:table-cell office:value-type="float" office:value="4717" calcext:value-type="float">
            <text:p>4717</text:p>
          </table:table-cell>
          <table:table-cell office:value-type="float" office:value="35.374673" calcext:value-type="float">
            <text:p>35.374673</text:p>
          </table:table-cell>
          <table:table-cell office:value-type="float" office:value="-80.74931" calcext:value-type="float">
            <text:p>-80.749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20" calcext:value-type="float">
            <text:p>5520</text:p>
          </table:table-cell>
          <table:table-cell office:value-type="float" office:value="4495" calcext:value-type="float">
            <text:p>4495</text:p>
          </table:table-cell>
          <table:table-cell office:value-type="float" office:value="35.344584" calcext:value-type="float">
            <text:p>35.344584</text:p>
          </table:table-cell>
          <table:table-cell office:value-type="float" office:value="-80.75103" calcext:value-type="float">
            <text:p>-80.751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21" calcext:value-type="float">
            <text:p>5521</text:p>
          </table:table-cell>
          <table:table-cell office:value-type="float" office:value="5951" calcext:value-type="float">
            <text:p>5951</text:p>
          </table:table-cell>
          <table:table-cell office:value-type="float" office:value="35.338281" calcext:value-type="float">
            <text:p>35.338281</text:p>
          </table:table-cell>
          <table:table-cell office:value-type="float" office:value="-80.724121" calcext:value-type="float">
            <text:p>-80.7241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22" calcext:value-type="float">
            <text:p>5522</text:p>
          </table:table-cell>
          <table:table-cell office:value-type="float" office:value="4640" calcext:value-type="float">
            <text:p>4640</text:p>
          </table:table-cell>
          <table:table-cell office:value-type="float" office:value="35.320179" calcext:value-type="float">
            <text:p>35.320179</text:p>
          </table:table-cell>
          <table:table-cell office:value-type="float" office:value="-80.785732" calcext:value-type="float">
            <text:p>-80.7857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23" calcext:value-type="float">
            <text:p>5523</text:p>
          </table:table-cell>
          <table:table-cell office:value-type="float" office:value="4720" calcext:value-type="float">
            <text:p>4720</text:p>
          </table:table-cell>
          <table:table-cell office:value-type="float" office:value="35.318715" calcext:value-type="float">
            <text:p>35.318715</text:p>
          </table:table-cell>
          <table:table-cell office:value-type="float" office:value="-80.74701" calcext:value-type="float">
            <text:p>-80.747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524" calcext:value-type="float">
            <text:p>5524</text:p>
          </table:table-cell>
          <table:table-cell office:value-type="float" office:value="8078" calcext:value-type="float">
            <text:p>8078</text:p>
          </table:table-cell>
          <table:table-cell office:value-type="float" office:value="35.300527" calcext:value-type="float">
            <text:p>35.300527</text:p>
          </table:table-cell>
          <table:table-cell office:value-type="float" office:value="-80.784424" calcext:value-type="float">
            <text:p>-80.7844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04" calcext:value-type="float">
            <text:p>5604</text:p>
          </table:table-cell>
          <table:table-cell office:value-type="float" office:value="4461" calcext:value-type="float">
            <text:p>4461</text:p>
          </table:table-cell>
          <table:table-cell office:value-type="float" office:value="35.306132" calcext:value-type="float">
            <text:p>35.306132</text:p>
          </table:table-cell>
          <table:table-cell office:value-type="float" office:value="-80.732348" calcext:value-type="float">
            <text:p>-80.7323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05" calcext:value-type="float">
            <text:p>5605</text:p>
          </table:table-cell>
          <table:table-cell office:value-type="float" office:value="5965" calcext:value-type="float">
            <text:p>5965</text:p>
          </table:table-cell>
          <table:table-cell office:value-type="float" office:value="35.29303" calcext:value-type="float">
            <text:p>35.29303</text:p>
          </table:table-cell>
          <table:table-cell office:value-type="float" office:value="-80.733229" calcext:value-type="float">
            <text:p>-80.7332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09" calcext:value-type="float">
            <text:p>5609</text:p>
          </table:table-cell>
          <table:table-cell office:value-type="float" office:value="3334" calcext:value-type="float">
            <text:p>3334</text:p>
          </table:table-cell>
          <table:table-cell office:value-type="float" office:value="35.315907" calcext:value-type="float">
            <text:p>35.315907</text:p>
          </table:table-cell>
          <table:table-cell office:value-type="float" office:value="-80.718381" calcext:value-type="float">
            <text:p>-80.7183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10" calcext:value-type="float">
            <text:p>5610</text:p>
          </table:table-cell>
          <table:table-cell office:value-type="float" office:value="3394" calcext:value-type="float">
            <text:p>3394</text:p>
          </table:table-cell>
          <table:table-cell office:value-type="float" office:value="35.319557" calcext:value-type="float">
            <text:p>35.319557</text:p>
          </table:table-cell>
          <table:table-cell office:value-type="float" office:value="-80.705101" calcext:value-type="float">
            <text:p>-80.7051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11" calcext:value-type="float">
            <text:p>5611</text:p>
          </table:table-cell>
          <table:table-cell office:value-type="float" office:value="2383" calcext:value-type="float">
            <text:p>2383</text:p>
          </table:table-cell>
          <table:table-cell office:value-type="float" office:value="35.326004" calcext:value-type="float">
            <text:p>35.326004</text:p>
          </table:table-cell>
          <table:table-cell office:value-type="float" office:value="-80.698416" calcext:value-type="float">
            <text:p>-80.6984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12" calcext:value-type="float">
            <text:p>5612</text:p>
          </table:table-cell>
          <table:table-cell office:value-type="float" office:value="4451" calcext:value-type="float">
            <text:p>4451</text:p>
          </table:table-cell>
          <table:table-cell office:value-type="float" office:value="35.297302" calcext:value-type="float">
            <text:p>35.297302</text:p>
          </table:table-cell>
          <table:table-cell office:value-type="float" office:value="-80.716188" calcext:value-type="float">
            <text:p>-80.7161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13" calcext:value-type="float">
            <text:p>5613</text:p>
          </table:table-cell>
          <table:table-cell office:value-type="float" office:value="1820" calcext:value-type="float">
            <text:p>1820</text:p>
          </table:table-cell>
          <table:table-cell office:value-type="float" office:value="35.282505" calcext:value-type="float">
            <text:p>35.282505</text:p>
          </table:table-cell>
          <table:table-cell office:value-type="float" office:value="-80.723085" calcext:value-type="float">
            <text:p>-80.7230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14" calcext:value-type="float">
            <text:p>5614</text:p>
          </table:table-cell>
          <table:table-cell office:value-type="float" office:value="6639" calcext:value-type="float">
            <text:p>6639</text:p>
          </table:table-cell>
          <table:table-cell office:value-type="float" office:value="35.301052" calcext:value-type="float">
            <text:p>35.301052</text:p>
          </table:table-cell>
          <table:table-cell office:value-type="float" office:value="-80.693346" calcext:value-type="float">
            <text:p>-80.6933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15" calcext:value-type="float">
            <text:p>5615</text:p>
          </table:table-cell>
          <table:table-cell office:value-type="float" office:value="1248" calcext:value-type="float">
            <text:p>1248</text:p>
          </table:table-cell>
          <table:table-cell office:value-type="float" office:value="35.286993" calcext:value-type="float">
            <text:p>35.286993</text:p>
          </table:table-cell>
          <table:table-cell office:value-type="float" office:value="-80.6858" calcext:value-type="float">
            <text:p>-80.68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16" calcext:value-type="float">
            <text:p>5616</text:p>
          </table:table-cell>
          <table:table-cell office:value-type="float" office:value="1761" calcext:value-type="float">
            <text:p>1761</text:p>
          </table:table-cell>
          <table:table-cell office:value-type="float" office:value="35.269984" calcext:value-type="float">
            <text:p>35.269984</text:p>
          </table:table-cell>
          <table:table-cell office:value-type="float" office:value="-80.710529" calcext:value-type="float">
            <text:p>-80.7105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17" calcext:value-type="float">
            <text:p>5617</text:p>
          </table:table-cell>
          <table:table-cell office:value-type="float" office:value="1931" calcext:value-type="float">
            <text:p>1931</text:p>
          </table:table-cell>
          <table:table-cell office:value-type="float" office:value="35.243398" calcext:value-type="float">
            <text:p>35.243398</text:p>
          </table:table-cell>
          <table:table-cell office:value-type="float" office:value="-80.712806" calcext:value-type="float">
            <text:p>-80.7128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18" calcext:value-type="float">
            <text:p>5618</text:p>
          </table:table-cell>
          <table:table-cell office:value-type="float" office:value="3156" calcext:value-type="float">
            <text:p>3156</text:p>
          </table:table-cell>
          <table:table-cell office:value-type="float" office:value="35.263768" calcext:value-type="float">
            <text:p>35.263768</text:p>
          </table:table-cell>
          <table:table-cell office:value-type="float" office:value="-80.682488" calcext:value-type="float">
            <text:p>-80.6824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19" calcext:value-type="float">
            <text:p>5619</text:p>
          </table:table-cell>
          <table:table-cell office:value-type="float" office:value="3956" calcext:value-type="float">
            <text:p>3956</text:p>
          </table:table-cell>
          <table:table-cell office:value-type="float" office:value="35.251433" calcext:value-type="float">
            <text:p>35.251433</text:p>
          </table:table-cell>
          <table:table-cell office:value-type="float" office:value="-80.66979" calcext:value-type="float">
            <text:p>-80.669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20" calcext:value-type="float">
            <text:p>5620</text:p>
          </table:table-cell>
          <table:table-cell office:value-type="float" office:value="6904" calcext:value-type="float">
            <text:p>6904</text:p>
          </table:table-cell>
          <table:table-cell office:value-type="float" office:value="35.229335" calcext:value-type="float">
            <text:p>35.229335</text:p>
          </table:table-cell>
          <table:table-cell office:value-type="float" office:value="-80.67242" calcext:value-type="float">
            <text:p>-80.672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621" calcext:value-type="float">
            <text:p>5621</text:p>
          </table:table-cell>
          <table:table-cell office:value-type="float" office:value="4541" calcext:value-type="float">
            <text:p>4541</text:p>
          </table:table-cell>
          <table:table-cell office:value-type="float" office:value="35.24301" calcext:value-type="float">
            <text:p>35.24301</text:p>
          </table:table-cell>
          <table:table-cell office:value-type="float" office:value="-80.640373" calcext:value-type="float">
            <text:p>-80.6403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706" calcext:value-type="float">
            <text:p>5706</text:p>
          </table:table-cell>
          <table:table-cell office:value-type="float" office:value="6637" calcext:value-type="float">
            <text:p>6637</text:p>
          </table:table-cell>
          <table:table-cell office:value-type="float" office:value="35.193172" calcext:value-type="float">
            <text:p>35.193172</text:p>
          </table:table-cell>
          <table:table-cell office:value-type="float" office:value="-80.666137" calcext:value-type="float">
            <text:p>-80.6661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709" calcext:value-type="float">
            <text:p>5709</text:p>
          </table:table-cell>
          <table:table-cell office:value-type="float" office:value="3488" calcext:value-type="float">
            <text:p>3488</text:p>
          </table:table-cell>
          <table:table-cell office:value-type="float" office:value="35.133717" calcext:value-type="float">
            <text:p>35.133717</text:p>
          </table:table-cell>
          <table:table-cell office:value-type="float" office:value="-80.69848" calcext:value-type="float">
            <text:p>-80.698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710" calcext:value-type="float">
            <text:p>5710</text:p>
          </table:table-cell>
          <table:table-cell office:value-type="float" office:value="3985" calcext:value-type="float">
            <text:p>3985</text:p>
          </table:table-cell>
          <table:table-cell office:value-type="float" office:value="35.181854" calcext:value-type="float">
            <text:p>35.181854</text:p>
          </table:table-cell>
          <table:table-cell office:value-type="float" office:value="-80.705335" calcext:value-type="float">
            <text:p>-80.7053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711" calcext:value-type="float">
            <text:p>5711</text:p>
          </table:table-cell>
          <table:table-cell office:value-type="float" office:value="5651" calcext:value-type="float">
            <text:p>5651</text:p>
          </table:table-cell>
          <table:table-cell office:value-type="float" office:value="35.16626" calcext:value-type="float">
            <text:p>35.16626</text:p>
          </table:table-cell>
          <table:table-cell office:value-type="float" office:value="-80.682416" calcext:value-type="float">
            <text:p>-80.6824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712" calcext:value-type="float">
            <text:p>5712</text:p>
          </table:table-cell>
          <table:table-cell office:value-type="float" office:value="3636" calcext:value-type="float">
            <text:p>3636</text:p>
          </table:table-cell>
          <table:table-cell office:value-type="float" office:value="35.122744" calcext:value-type="float">
            <text:p>35.122744</text:p>
          </table:table-cell>
          <table:table-cell office:value-type="float" office:value="-80.677902" calcext:value-type="float">
            <text:p>-80.6779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713" calcext:value-type="float">
            <text:p>5713</text:p>
          </table:table-cell>
          <table:table-cell office:value-type="float" office:value="3623" calcext:value-type="float">
            <text:p>3623</text:p>
          </table:table-cell>
          <table:table-cell office:value-type="float" office:value="35.14672" calcext:value-type="float">
            <text:p>35.14672</text:p>
          </table:table-cell>
          <table:table-cell office:value-type="float" office:value="-80.657876" calcext:value-type="float">
            <text:p>-80.6578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714" calcext:value-type="float">
            <text:p>5714</text:p>
          </table:table-cell>
          <table:table-cell office:value-type="float" office:value="4751" calcext:value-type="float">
            <text:p>4751</text:p>
          </table:table-cell>
          <table:table-cell office:value-type="float" office:value="35.179711" calcext:value-type="float">
            <text:p>35.179711</text:p>
          </table:table-cell>
          <table:table-cell office:value-type="float" office:value="-80.619912" calcext:value-type="float">
            <text:p>-80.6199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715" calcext:value-type="float">
            <text:p>5715</text:p>
          </table:table-cell>
          <table:table-cell office:value-type="float" office:value="2526" calcext:value-type="float">
            <text:p>2526</text:p>
          </table:table-cell>
          <table:table-cell office:value-type="float" office:value="35.21052" calcext:value-type="float">
            <text:p>35.21052</text:p>
          </table:table-cell>
          <table:table-cell office:value-type="float" office:value="-80.593694" calcext:value-type="float">
            <text:p>-80.5936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716" calcext:value-type="float">
            <text:p>5716</text:p>
          </table:table-cell>
          <table:table-cell office:value-type="float" office:value="4462" calcext:value-type="float">
            <text:p>4462</text:p>
          </table:table-cell>
          <table:table-cell office:value-type="float" office:value="35.168267" calcext:value-type="float">
            <text:p>35.168267</text:p>
          </table:table-cell>
          <table:table-cell office:value-type="float" office:value="-80.71834" calcext:value-type="float">
            <text:p>-80.718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717" calcext:value-type="float">
            <text:p>5717</text:p>
          </table:table-cell>
          <table:table-cell office:value-type="float" office:value="5930" calcext:value-type="float">
            <text:p>5930</text:p>
          </table:table-cell>
          <table:table-cell office:value-type="float" office:value="35.154302" calcext:value-type="float">
            <text:p>35.154302</text:p>
          </table:table-cell>
          <table:table-cell office:value-type="float" office:value="-80.717285" calcext:value-type="float">
            <text:p>-80.7172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11" calcext:value-type="float">
            <text:p>5811</text:p>
          </table:table-cell>
          <table:table-cell office:value-type="float" office:value="3880" calcext:value-type="float">
            <text:p>3880</text:p>
          </table:table-cell>
          <table:table-cell office:value-type="float" office:value="35.13807" calcext:value-type="float">
            <text:p>35.13807</text:p>
          </table:table-cell>
          <table:table-cell office:value-type="float" office:value="-80.752174" calcext:value-type="float">
            <text:p>-80.7521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12" calcext:value-type="float">
            <text:p>5812</text:p>
          </table:table-cell>
          <table:table-cell office:value-type="float" office:value="6077" calcext:value-type="float">
            <text:p>6077</text:p>
          </table:table-cell>
          <table:table-cell office:value-type="float" office:value="35.134125" calcext:value-type="float">
            <text:p>35.134125</text:p>
          </table:table-cell>
          <table:table-cell office:value-type="float" office:value="-80.730759" calcext:value-type="float">
            <text:p>-80.7307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15" calcext:value-type="float">
            <text:p>5815</text:p>
          </table:table-cell>
          <table:table-cell office:value-type="float" office:value="3210" calcext:value-type="float">
            <text:p>3210</text:p>
          </table:table-cell>
          <table:table-cell office:value-type="float" office:value="35.085546" calcext:value-type="float">
            <text:p>35.085546</text:p>
          </table:table-cell>
          <table:table-cell office:value-type="float" office:value="-80.799837" calcext:value-type="float">
            <text:p>-80.7998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16" calcext:value-type="float">
            <text:p>5816</text:p>
          </table:table-cell>
          <table:table-cell office:value-type="float" office:value="3872" calcext:value-type="float">
            <text:p>3872</text:p>
          </table:table-cell>
          <table:table-cell office:value-type="float" office:value="35.069903" calcext:value-type="float">
            <text:p>35.069903</text:p>
          </table:table-cell>
          <table:table-cell office:value-type="float" office:value="-80.805663" calcext:value-type="float">
            <text:p>-80.8056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17" calcext:value-type="float">
            <text:p>5817</text:p>
          </table:table-cell>
          <table:table-cell office:value-type="float" office:value="4001" calcext:value-type="float">
            <text:p>4001</text:p>
          </table:table-cell>
          <table:table-cell office:value-type="float" office:value="35.073543" calcext:value-type="float">
            <text:p>35.073543</text:p>
          </table:table-cell>
          <table:table-cell office:value-type="float" office:value="-80.783095" calcext:value-type="float">
            <text:p>-80.7830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23" calcext:value-type="float">
            <text:p>5823</text:p>
          </table:table-cell>
          <table:table-cell office:value-type="float" office:value="7873" calcext:value-type="float">
            <text:p>7873</text:p>
          </table:table-cell>
          <table:table-cell office:value-type="float" office:value="35.072565" calcext:value-type="float">
            <text:p>35.072565</text:p>
          </table:table-cell>
          <table:table-cell office:value-type="float" office:value="-80.733495" calcext:value-type="float">
            <text:p>-80.7334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24" calcext:value-type="float">
            <text:p>5824</text:p>
          </table:table-cell>
          <table:table-cell office:value-type="float" office:value="2817" calcext:value-type="float">
            <text:p>2817</text:p>
          </table:table-cell>
          <table:table-cell office:value-type="float" office:value="35.126894" calcext:value-type="float">
            <text:p>35.126894</text:p>
          </table:table-cell>
          <table:table-cell office:value-type="float" office:value="-80.886459" calcext:value-type="float">
            <text:p>-80.8864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25" calcext:value-type="float">
            <text:p>5825</text:p>
          </table:table-cell>
          <table:table-cell office:value-type="float" office:value="4323" calcext:value-type="float">
            <text:p>4323</text:p>
          </table:table-cell>
          <table:table-cell office:value-type="float" office:value="35.074014" calcext:value-type="float">
            <text:p>35.074014</text:p>
          </table:table-cell>
          <table:table-cell office:value-type="float" office:value="-80.890054" calcext:value-type="float">
            <text:p>-80.8900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26" calcext:value-type="float">
            <text:p>5826</text:p>
          </table:table-cell>
          <table:table-cell office:value-type="float" office:value="2839" calcext:value-type="float">
            <text:p>2839</text:p>
          </table:table-cell>
          <table:table-cell office:value-type="float" office:value="35.08294" calcext:value-type="float">
            <text:p>35.08294</text:p>
          </table:table-cell>
          <table:table-cell office:value-type="float" office:value="-80.86672" calcext:value-type="float">
            <text:p>-80.866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27" calcext:value-type="float">
            <text:p>5827</text:p>
          </table:table-cell>
          <table:table-cell office:value-type="float" office:value="2366" calcext:value-type="float">
            <text:p>2366</text:p>
          </table:table-cell>
          <table:table-cell office:value-type="float" office:value="35.110516" calcext:value-type="float">
            <text:p>35.110516</text:p>
          </table:table-cell>
          <table:table-cell office:value-type="float" office:value="-80.875124" calcext:value-type="float">
            <text:p>-80.8751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28" calcext:value-type="float">
            <text:p>5828</text:p>
          </table:table-cell>
          <table:table-cell office:value-type="float" office:value="3726" calcext:value-type="float">
            <text:p>3726</text:p>
          </table:table-cell>
          <table:table-cell office:value-type="float" office:value="35.106481" calcext:value-type="float">
            <text:p>35.106481</text:p>
          </table:table-cell>
          <table:table-cell office:value-type="float" office:value="-80.865686" calcext:value-type="float">
            <text:p>-80.8656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29" calcext:value-type="float">
            <text:p>5829</text:p>
          </table:table-cell>
          <table:table-cell office:value-type="float" office:value="2556" calcext:value-type="float">
            <text:p>2556</text:p>
          </table:table-cell>
          <table:table-cell office:value-type="float" office:value="35.092767" calcext:value-type="float">
            <text:p>35.092767</text:p>
          </table:table-cell>
          <table:table-cell office:value-type="float" office:value="-80.864937" calcext:value-type="float">
            <text:p>-80.8649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30" calcext:value-type="float">
            <text:p>5830</text:p>
          </table:table-cell>
          <table:table-cell office:value-type="float" office:value="3666" calcext:value-type="float">
            <text:p>3666</text:p>
          </table:table-cell>
          <table:table-cell office:value-type="float" office:value="35.074468" calcext:value-type="float">
            <text:p>35.074468</text:p>
          </table:table-cell>
          <table:table-cell office:value-type="float" office:value="-80.855843" calcext:value-type="float">
            <text:p>-80.8558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31" calcext:value-type="float">
            <text:p>5831</text:p>
          </table:table-cell>
          <table:table-cell office:value-type="float" office:value="4480" calcext:value-type="float">
            <text:p>4480</text:p>
          </table:table-cell>
          <table:table-cell office:value-type="float" office:value="35.080731" calcext:value-type="float">
            <text:p>35.080731</text:p>
          </table:table-cell>
          <table:table-cell office:value-type="float" office:value="-80.837004" calcext:value-type="float">
            <text:p>-80.8370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32" calcext:value-type="float">
            <text:p>5832</text:p>
          </table:table-cell>
          <table:table-cell office:value-type="float" office:value="2810" calcext:value-type="float">
            <text:p>2810</text:p>
          </table:table-cell>
          <table:table-cell office:value-type="float" office:value="35.09988" calcext:value-type="float">
            <text:p>35.09988</text:p>
          </table:table-cell>
          <table:table-cell office:value-type="float" office:value="-80.768416" calcext:value-type="float">
            <text:p>-80.7684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33" calcext:value-type="float">
            <text:p>5833</text:p>
          </table:table-cell>
          <table:table-cell office:value-type="float" office:value="4642" calcext:value-type="float">
            <text:p>4642</text:p>
          </table:table-cell>
          <table:table-cell office:value-type="float" office:value="35.108694" calcext:value-type="float">
            <text:p>35.108694</text:p>
          </table:table-cell>
          <table:table-cell office:value-type="float" office:value="-80.741262" calcext:value-type="float">
            <text:p>-80.7412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34" calcext:value-type="float">
            <text:p>5834</text:p>
          </table:table-cell>
          <table:table-cell office:value-type="float" office:value="4012" calcext:value-type="float">
            <text:p>4012</text:p>
          </table:table-cell>
          <table:table-cell office:value-type="float" office:value="35.107026" calcext:value-type="float">
            <text:p>35.107026</text:p>
          </table:table-cell>
          <table:table-cell office:value-type="float" office:value="-80.717518" calcext:value-type="float">
            <text:p>-80.7175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35" calcext:value-type="float">
            <text:p>5835</text:p>
          </table:table-cell>
          <table:table-cell office:value-type="float" office:value="2632" calcext:value-type="float">
            <text:p>2632</text:p>
          </table:table-cell>
          <table:table-cell office:value-type="float" office:value="35.092403" calcext:value-type="float">
            <text:p>35.092403</text:p>
          </table:table-cell>
          <table:table-cell office:value-type="float" office:value="-80.712407" calcext:value-type="float">
            <text:p>-80.7124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36" calcext:value-type="float">
            <text:p>5836</text:p>
          </table:table-cell>
          <table:table-cell office:value-type="float" office:value="4013" calcext:value-type="float">
            <text:p>4013</text:p>
          </table:table-cell>
          <table:table-cell office:value-type="float" office:value="35.049432" calcext:value-type="float">
            <text:p>35.049432</text:p>
          </table:table-cell>
          <table:table-cell office:value-type="float" office:value="-80.874565" calcext:value-type="float">
            <text:p>-80.8745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37" calcext:value-type="float">
            <text:p>5837</text:p>
          </table:table-cell>
          <table:table-cell office:value-type="float" office:value="6227" calcext:value-type="float">
            <text:p>6227</text:p>
          </table:table-cell>
          <table:table-cell office:value-type="float" office:value="35.047363" calcext:value-type="float">
            <text:p>35.047363</text:p>
          </table:table-cell>
          <table:table-cell office:value-type="float" office:value="-80.857201" calcext:value-type="float">
            <text:p>-80.8572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38" calcext:value-type="float">
            <text:p>5838</text:p>
          </table:table-cell>
          <table:table-cell office:value-type="float" office:value="6454" calcext:value-type="float">
            <text:p>6454</text:p>
          </table:table-cell>
          <table:table-cell office:value-type="float" office:value="35.030149" calcext:value-type="float">
            <text:p>35.030149</text:p>
          </table:table-cell>
          <table:table-cell office:value-type="float" office:value="-80.85299" calcext:value-type="float">
            <text:p>-80.852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39" calcext:value-type="float">
            <text:p>5839</text:p>
          </table:table-cell>
          <table:table-cell office:value-type="float" office:value="2381" calcext:value-type="float">
            <text:p>2381</text:p>
          </table:table-cell>
          <table:table-cell office:value-type="float" office:value="35.068575" calcext:value-type="float">
            <text:p>35.068575</text:p>
          </table:table-cell>
          <table:table-cell office:value-type="float" office:value="-80.836907" calcext:value-type="float">
            <text:p>-80.8369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40" calcext:value-type="float">
            <text:p>5840</text:p>
          </table:table-cell>
          <table:table-cell office:value-type="float" office:value="2061" calcext:value-type="float">
            <text:p>2061</text:p>
          </table:table-cell>
          <table:table-cell office:value-type="float" office:value="35.059708" calcext:value-type="float">
            <text:p>35.059708</text:p>
          </table:table-cell>
          <table:table-cell office:value-type="float" office:value="-80.831401" calcext:value-type="float">
            <text:p>-80.8314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41" calcext:value-type="float">
            <text:p>5841</text:p>
          </table:table-cell>
          <table:table-cell office:value-type="float" office:value="6194" calcext:value-type="float">
            <text:p>6194</text:p>
          </table:table-cell>
          <table:table-cell office:value-type="float" office:value="35.049226" calcext:value-type="float">
            <text:p>35.049226</text:p>
          </table:table-cell>
          <table:table-cell office:value-type="float" office:value="-80.832485" calcext:value-type="float">
            <text:p>-80.8324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42" calcext:value-type="float">
            <text:p>5842</text:p>
          </table:table-cell>
          <table:table-cell office:value-type="float" office:value="5936" calcext:value-type="float">
            <text:p>5936</text:p>
          </table:table-cell>
          <table:table-cell office:value-type="float" office:value="35.05096" calcext:value-type="float">
            <text:p>35.05096</text:p>
          </table:table-cell>
          <table:table-cell office:value-type="float" office:value="-80.804707" calcext:value-type="float">
            <text:p>-80.8047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43" calcext:value-type="float">
            <text:p>5843</text:p>
          </table:table-cell>
          <table:table-cell office:value-type="float" office:value="3054" calcext:value-type="float">
            <text:p>3054</text:p>
          </table:table-cell>
          <table:table-cell office:value-type="float" office:value="35.03921" calcext:value-type="float">
            <text:p>35.03921</text:p>
          </table:table-cell>
          <table:table-cell office:value-type="float" office:value="-80.814012" calcext:value-type="float">
            <text:p>-80.8140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44" calcext:value-type="float">
            <text:p>5844</text:p>
          </table:table-cell>
          <table:table-cell office:value-type="float" office:value="6539" calcext:value-type="float">
            <text:p>6539</text:p>
          </table:table-cell>
          <table:table-cell office:value-type="float" office:value="35.026558" calcext:value-type="float">
            <text:p>35.026558</text:p>
          </table:table-cell>
          <table:table-cell office:value-type="float" office:value="-80.822787" calcext:value-type="float">
            <text:p>-80.8227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45" calcext:value-type="float">
            <text:p>5845</text:p>
          </table:table-cell>
          <table:table-cell office:value-type="float" office:value="3480" calcext:value-type="float">
            <text:p>3480</text:p>
          </table:table-cell>
          <table:table-cell office:value-type="float" office:value="35.052217" calcext:value-type="float">
            <text:p>35.052217</text:p>
          </table:table-cell>
          <table:table-cell office:value-type="float" office:value="-80.78613" calcext:value-type="float">
            <text:p>-80.786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46" calcext:value-type="float">
            <text:p>5846</text:p>
          </table:table-cell>
          <table:table-cell office:value-type="float" office:value="4029" calcext:value-type="float">
            <text:p>4029</text:p>
          </table:table-cell>
          <table:table-cell office:value-type="float" office:value="35.03877" calcext:value-type="float">
            <text:p>35.03877</text:p>
          </table:table-cell>
          <table:table-cell office:value-type="float" office:value="-80.782823" calcext:value-type="float">
            <text:p>-80.7828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47" calcext:value-type="float">
            <text:p>5847</text:p>
          </table:table-cell>
          <table:table-cell office:value-type="float" office:value="3983" calcext:value-type="float">
            <text:p>3983</text:p>
          </table:table-cell>
          <table:table-cell office:value-type="float" office:value="35.073303" calcext:value-type="float">
            <text:p>35.073303</text:p>
          </table:table-cell>
          <table:table-cell office:value-type="float" office:value="-80.761583" calcext:value-type="float">
            <text:p>-80.7615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848" calcext:value-type="float">
            <text:p>5848</text:p>
          </table:table-cell>
          <table:table-cell office:value-type="float" office:value="5230" calcext:value-type="float">
            <text:p>5230</text:p>
          </table:table-cell>
          <table:table-cell office:value-type="float" office:value="35.090746" calcext:value-type="float">
            <text:p>35.090746</text:p>
          </table:table-cell>
          <table:table-cell office:value-type="float" office:value="-80.741907" calcext:value-type="float">
            <text:p>-80.7419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906" calcext:value-type="float">
            <text:p>5906</text:p>
          </table:table-cell>
          <table:table-cell office:value-type="float" office:value="4478" calcext:value-type="float">
            <text:p>4478</text:p>
          </table:table-cell>
          <table:table-cell office:value-type="float" office:value="35.225788" calcext:value-type="float">
            <text:p>35.225788</text:p>
          </table:table-cell>
          <table:table-cell office:value-type="float" office:value="-80.985032" calcext:value-type="float">
            <text:p>-80.9850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907" calcext:value-type="float">
            <text:p>5907</text:p>
          </table:table-cell>
          <table:table-cell office:value-type="float" office:value="4229" calcext:value-type="float">
            <text:p>4229</text:p>
          </table:table-cell>
          <table:table-cell office:value-type="float" office:value="35.160321" calcext:value-type="float">
            <text:p>35.160321</text:p>
          </table:table-cell>
          <table:table-cell office:value-type="float" office:value="-80.991669" calcext:value-type="float">
            <text:p>-80.9916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908" calcext:value-type="float">
            <text:p>5908</text:p>
          </table:table-cell>
          <table:table-cell office:value-type="float" office:value="1535" calcext:value-type="float">
            <text:p>1535</text:p>
          </table:table-cell>
          <table:table-cell office:value-type="float" office:value="35.117795" calcext:value-type="float">
            <text:p>35.117795</text:p>
          </table:table-cell>
          <table:table-cell office:value-type="float" office:value="-81.024557" calcext:value-type="float">
            <text:p>-81.0245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909" calcext:value-type="float">
            <text:p>5909</text:p>
          </table:table-cell>
          <table:table-cell office:value-type="float" office:value="6318" calcext:value-type="float">
            <text:p>6318</text:p>
          </table:table-cell>
          <table:table-cell office:value-type="float" office:value="35.135251" calcext:value-type="float">
            <text:p>35.135251</text:p>
          </table:table-cell>
          <table:table-cell office:value-type="float" office:value="-80.988524" calcext:value-type="float">
            <text:p>-80.9885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910" calcext:value-type="float">
            <text:p>5910</text:p>
          </table:table-cell>
          <table:table-cell office:value-type="float" office:value="4224" calcext:value-type="float">
            <text:p>4224</text:p>
          </table:table-cell>
          <table:table-cell office:value-type="float" office:value="35.106508" calcext:value-type="float">
            <text:p>35.106508</text:p>
          </table:table-cell>
          <table:table-cell office:value-type="float" office:value="-80.998715" calcext:value-type="float">
            <text:p>-80.9987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911" calcext:value-type="float">
            <text:p>5911</text:p>
          </table:table-cell>
          <table:table-cell office:value-type="float" office:value="4117" calcext:value-type="float">
            <text:p>4117</text:p>
          </table:table-cell>
          <table:table-cell office:value-type="float" office:value="35.076536" calcext:value-type="float">
            <text:p>35.076536</text:p>
          </table:table-cell>
          <table:table-cell office:value-type="float" office:value="-81.015764" calcext:value-type="float">
            <text:p>-81.0157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912" calcext:value-type="float">
            <text:p>5912</text:p>
          </table:table-cell>
          <table:table-cell office:value-type="float" office:value="4816" calcext:value-type="float">
            <text:p>4816</text:p>
          </table:table-cell>
          <table:table-cell office:value-type="float" office:value="35.160625" calcext:value-type="float">
            <text:p>35.160625</text:p>
          </table:table-cell>
          <table:table-cell office:value-type="float" office:value="-80.934561" calcext:value-type="float">
            <text:p>-80.9345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913" calcext:value-type="float">
            <text:p>5913</text:p>
          </table:table-cell>
          <table:table-cell office:value-type="float" office:value="6220" calcext:value-type="float">
            <text:p>6220</text:p>
          </table:table-cell>
          <table:table-cell office:value-type="float" office:value="35.143619" calcext:value-type="float">
            <text:p>35.143619</text:p>
          </table:table-cell>
          <table:table-cell office:value-type="float" office:value="-80.95454" calcext:value-type="float">
            <text:p>-80.954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914" calcext:value-type="float">
            <text:p>5914</text:p>
          </table:table-cell>
          <table:table-cell office:value-type="float" office:value="5563" calcext:value-type="float">
            <text:p>5563</text:p>
          </table:table-cell>
          <table:table-cell office:value-type="float" office:value="35.118855" calcext:value-type="float">
            <text:p>35.118855</text:p>
          </table:table-cell>
          <table:table-cell office:value-type="float" office:value="-80.972146" calcext:value-type="float">
            <text:p>-80.9721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915" calcext:value-type="float">
            <text:p>5915</text:p>
          </table:table-cell>
          <table:table-cell office:value-type="float" office:value="1495" calcext:value-type="float">
            <text:p>1495</text:p>
          </table:table-cell>
          <table:table-cell office:value-type="float" office:value="35.133509" calcext:value-type="float">
            <text:p>35.133509</text:p>
          </table:table-cell>
          <table:table-cell office:value-type="float" office:value="-80.935428" calcext:value-type="float">
            <text:p>-80.9354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916" calcext:value-type="float">
            <text:p>5916</text:p>
          </table:table-cell>
          <table:table-cell office:value-type="float" office:value="2271" calcext:value-type="float">
            <text:p>2271</text:p>
          </table:table-cell>
          <table:table-cell office:value-type="float" office:value="35.134807" calcext:value-type="float">
            <text:p>35.134807</text:p>
          </table:table-cell>
          <table:table-cell office:value-type="float" office:value="-80.915118" calcext:value-type="float">
            <text:p>-80.9151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917" calcext:value-type="float">
            <text:p>5917</text:p>
          </table:table-cell>
          <table:table-cell office:value-type="float" office:value="5230" calcext:value-type="float">
            <text:p>5230</text:p>
          </table:table-cell>
          <table:table-cell office:value-type="float" office:value="35.10565" calcext:value-type="float">
            <text:p>35.10565</text:p>
          </table:table-cell>
          <table:table-cell office:value-type="float" office:value="-80.968562" calcext:value-type="float">
            <text:p>-80.9685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5918" calcext:value-type="float">
            <text:p>5918</text:p>
          </table:table-cell>
          <table:table-cell office:value-type="float" office:value="3435" calcext:value-type="float">
            <text:p>3435</text:p>
          </table:table-cell>
          <table:table-cell office:value-type="float" office:value="35.089523" calcext:value-type="float">
            <text:p>35.089523</text:p>
          </table:table-cell>
          <table:table-cell office:value-type="float" office:value="-80.9807" calcext:value-type="float">
            <text:p>-80.98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005" calcext:value-type="float">
            <text:p>6005</text:p>
          </table:table-cell>
          <table:table-cell office:value-type="float" office:value="2854" calcext:value-type="float">
            <text:p>2854</text:p>
          </table:table-cell>
          <table:table-cell office:value-type="float" office:value="35.271245" calcext:value-type="float">
            <text:p>35.271245</text:p>
          </table:table-cell>
          <table:table-cell office:value-type="float" office:value="-80.977414" calcext:value-type="float">
            <text:p>-80.9774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006" calcext:value-type="float">
            <text:p>6006</text:p>
          </table:table-cell>
          <table:table-cell office:value-type="float" office:value="5911" calcext:value-type="float">
            <text:p>5911</text:p>
          </table:table-cell>
          <table:table-cell office:value-type="float" office:value="35.264733" calcext:value-type="float">
            <text:p>35.264733</text:p>
          </table:table-cell>
          <table:table-cell office:value-type="float" office:value="-80.950883" calcext:value-type="float">
            <text:p>-80.9508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007" calcext:value-type="float">
            <text:p>6007</text:p>
          </table:table-cell>
          <table:table-cell office:value-type="float" office:value="6643" calcext:value-type="float">
            <text:p>6643</text:p>
          </table:table-cell>
          <table:table-cell office:value-type="float" office:value="35.321867" calcext:value-type="float">
            <text:p>35.321867</text:p>
          </table:table-cell>
          <table:table-cell office:value-type="float" office:value="-80.974293" calcext:value-type="float">
            <text:p>-80.9742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008" calcext:value-type="float">
            <text:p>6008</text:p>
          </table:table-cell>
          <table:table-cell office:value-type="float" office:value="3635" calcext:value-type="float">
            <text:p>3635</text:p>
          </table:table-cell>
          <table:table-cell office:value-type="float" office:value="35.308252" calcext:value-type="float">
            <text:p>35.308252</text:p>
          </table:table-cell>
          <table:table-cell office:value-type="float" office:value="-80.966707" calcext:value-type="float">
            <text:p>-80.9667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009" calcext:value-type="float">
            <text:p>6009</text:p>
          </table:table-cell>
          <table:table-cell office:value-type="float" office:value="2757" calcext:value-type="float">
            <text:p>2757</text:p>
          </table:table-cell>
          <table:table-cell office:value-type="float" office:value="35.292942" calcext:value-type="float">
            <text:p>35.292942</text:p>
          </table:table-cell>
          <table:table-cell office:value-type="float" office:value="-80.958261" calcext:value-type="float">
            <text:p>-80.9582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010" calcext:value-type="float">
            <text:p>6010</text:p>
          </table:table-cell>
          <table:table-cell office:value-type="float" office:value="6436" calcext:value-type="float">
            <text:p>6436</text:p>
          </table:table-cell>
          <table:table-cell office:value-type="float" office:value="35.29204" calcext:value-type="float">
            <text:p>35.29204</text:p>
          </table:table-cell>
          <table:table-cell office:value-type="float" office:value="-80.928861" calcext:value-type="float">
            <text:p>-80.9288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103" calcext:value-type="float">
            <text:p>6103</text:p>
          </table:table-cell>
          <table:table-cell office:value-type="float" office:value="3818" calcext:value-type="float">
            <text:p>3818</text:p>
          </table:table-cell>
          <table:table-cell office:value-type="float" office:value="35.334661" calcext:value-type="float">
            <text:p>35.334661</text:p>
          </table:table-cell>
          <table:table-cell office:value-type="float" office:value="-80.9425" calcext:value-type="float">
            <text:p>-80.94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104" calcext:value-type="float">
            <text:p>6104</text:p>
          </table:table-cell>
          <table:table-cell office:value-type="float" office:value="8187" calcext:value-type="float">
            <text:p>8187</text:p>
          </table:table-cell>
          <table:table-cell office:value-type="float" office:value="35.30382" calcext:value-type="float">
            <text:p>35.30382</text:p>
          </table:table-cell>
          <table:table-cell office:value-type="float" office:value="-80.903361" calcext:value-type="float">
            <text:p>-80.9033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105" calcext:value-type="float">
            <text:p>6105</text:p>
          </table:table-cell>
          <table:table-cell office:value-type="float" office:value="2673" calcext:value-type="float">
            <text:p>2673</text:p>
          </table:table-cell>
          <table:table-cell office:value-type="float" office:value="35.341616" calcext:value-type="float">
            <text:p>35.341616</text:p>
          </table:table-cell>
          <table:table-cell office:value-type="float" office:value="-80.896251" calcext:value-type="float">
            <text:p>-80.8962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106" calcext:value-type="float">
            <text:p>6106</text:p>
          </table:table-cell>
          <table:table-cell office:value-type="float" office:value="3551" calcext:value-type="float">
            <text:p>3551</text:p>
          </table:table-cell>
          <table:table-cell office:value-type="float" office:value="35.352593" calcext:value-type="float">
            <text:p>35.352593</text:p>
          </table:table-cell>
          <table:table-cell office:value-type="float" office:value="-80.86724" calcext:value-type="float">
            <text:p>-80.867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107" calcext:value-type="float">
            <text:p>6107</text:p>
          </table:table-cell>
          <table:table-cell office:value-type="float" office:value="4324" calcext:value-type="float">
            <text:p>4324</text:p>
          </table:table-cell>
          <table:table-cell office:value-type="float" office:value="35.340142" calcext:value-type="float">
            <text:p>35.340142</text:p>
          </table:table-cell>
          <table:table-cell office:value-type="float" office:value="-80.861973" calcext:value-type="float">
            <text:p>-80.8619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108" calcext:value-type="float">
            <text:p>6108</text:p>
          </table:table-cell>
          <table:table-cell office:value-type="float" office:value="4341" calcext:value-type="float">
            <text:p>4341</text:p>
          </table:table-cell>
          <table:table-cell office:value-type="float" office:value="35.316027" calcext:value-type="float">
            <text:p>35.316027</text:p>
          </table:table-cell>
          <table:table-cell office:value-type="float" office:value="-80.878071" calcext:value-type="float">
            <text:p>-80.8780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109" calcext:value-type="float">
            <text:p>6109</text:p>
          </table:table-cell>
          <table:table-cell office:value-type="float" office:value="3514" calcext:value-type="float">
            <text:p>3514</text:p>
          </table:table-cell>
          <table:table-cell office:value-type="float" office:value="35.321115" calcext:value-type="float">
            <text:p>35.321115</text:p>
          </table:table-cell>
          <table:table-cell office:value-type="float" office:value="-80.855638" calcext:value-type="float">
            <text:p>-80.8556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203" calcext:value-type="float">
            <text:p>6203</text:p>
          </table:table-cell>
          <table:table-cell office:value-type="float" office:value="5083" calcext:value-type="float">
            <text:p>5083</text:p>
          </table:table-cell>
          <table:table-cell office:value-type="float" office:value="35.493034" calcext:value-type="float">
            <text:p>35.493034</text:p>
          </table:table-cell>
          <table:table-cell office:value-type="float" office:value="-80.885867" calcext:value-type="float">
            <text:p>-80.8858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204" calcext:value-type="float">
            <text:p>6204</text:p>
          </table:table-cell>
          <table:table-cell office:value-type="float" office:value="7267" calcext:value-type="float">
            <text:p>7267</text:p>
          </table:table-cell>
          <table:table-cell office:value-type="float" office:value="35.463593" calcext:value-type="float">
            <text:p>35.463593</text:p>
          </table:table-cell>
          <table:table-cell office:value-type="float" office:value="-80.908415" calcext:value-type="float">
            <text:p>-80.9084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208" calcext:value-type="float">
            <text:p>6208</text:p>
          </table:table-cell>
          <table:table-cell office:value-type="float" office:value="2476" calcext:value-type="float">
            <text:p>2476</text:p>
          </table:table-cell>
          <table:table-cell office:value-type="float" office:value="35.471689" calcext:value-type="float">
            <text:p>35.471689</text:p>
          </table:table-cell>
          <table:table-cell office:value-type="float" office:value="-80.884499" calcext:value-type="float">
            <text:p>-80.8844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209" calcext:value-type="float">
            <text:p>6209</text:p>
          </table:table-cell>
          <table:table-cell office:value-type="float" office:value="3826" calcext:value-type="float">
            <text:p>3826</text:p>
          </table:table-cell>
          <table:table-cell office:value-type="float" office:value="35.449503" calcext:value-type="float">
            <text:p>35.449503</text:p>
          </table:table-cell>
          <table:table-cell office:value-type="float" office:value="-80.881187" calcext:value-type="float">
            <text:p>-80.8811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210" calcext:value-type="float">
            <text:p>6210</text:p>
          </table:table-cell>
          <table:table-cell office:value-type="float" office:value="3678" calcext:value-type="float">
            <text:p>3678</text:p>
          </table:table-cell>
          <table:table-cell office:value-type="float" office:value="35.431012" calcext:value-type="float">
            <text:p>35.431012</text:p>
          </table:table-cell>
          <table:table-cell office:value-type="float" office:value="-80.896324" calcext:value-type="float">
            <text:p>-80.8963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211" calcext:value-type="float">
            <text:p>6211</text:p>
          </table:table-cell>
          <table:table-cell office:value-type="float" office:value="6125" calcext:value-type="float">
            <text:p>6125</text:p>
          </table:table-cell>
          <table:table-cell office:value-type="float" office:value="35.426289" calcext:value-type="float">
            <text:p>35.426289</text:p>
          </table:table-cell>
          <table:table-cell office:value-type="float" office:value="-80.879344" calcext:value-type="float">
            <text:p>-80.8793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212" calcext:value-type="float">
            <text:p>6212</text:p>
          </table:table-cell>
          <table:table-cell office:value-type="float" office:value="3183" calcext:value-type="float">
            <text:p>3183</text:p>
          </table:table-cell>
          <table:table-cell office:value-type="float" office:value="35.411958" calcext:value-type="float">
            <text:p>35.411958</text:p>
          </table:table-cell>
          <table:table-cell office:value-type="float" office:value="-80.867454" calcext:value-type="float">
            <text:p>-80.8674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213" calcext:value-type="float">
            <text:p>6213</text:p>
          </table:table-cell>
          <table:table-cell office:value-type="float" office:value="5553" calcext:value-type="float">
            <text:p>5553</text:p>
          </table:table-cell>
          <table:table-cell office:value-type="float" office:value="35.397025" calcext:value-type="float">
            <text:p>35.397025</text:p>
          </table:table-cell>
          <table:table-cell office:value-type="float" office:value="-80.923183" calcext:value-type="float">
            <text:p>-80.9231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214" calcext:value-type="float">
            <text:p>6214</text:p>
          </table:table-cell>
          <table:table-cell office:value-type="float" office:value="4067" calcext:value-type="float">
            <text:p>4067</text:p>
          </table:table-cell>
          <table:table-cell office:value-type="float" office:value="35.397942" calcext:value-type="float">
            <text:p>35.397942</text:p>
          </table:table-cell>
          <table:table-cell office:value-type="float" office:value="-80.884934" calcext:value-type="float">
            <text:p>-80.8849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215" calcext:value-type="float">
            <text:p>6215</text:p>
          </table:table-cell>
          <table:table-cell office:value-type="float" office:value="4227" calcext:value-type="float">
            <text:p>4227</text:p>
          </table:table-cell>
          <table:table-cell office:value-type="float" office:value="35.382359" calcext:value-type="float">
            <text:p>35.382359</text:p>
          </table:table-cell>
          <table:table-cell office:value-type="float" office:value="-80.889951" calcext:value-type="float">
            <text:p>-80.8899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302" calcext:value-type="float">
            <text:p>6302</text:p>
          </table:table-cell>
          <table:table-cell office:value-type="float" office:value="5950" calcext:value-type="float">
            <text:p>5950</text:p>
          </table:table-cell>
          <table:table-cell office:value-type="float" office:value="35.40124" calcext:value-type="float">
            <text:p>35.40124</text:p>
          </table:table-cell>
          <table:table-cell office:value-type="float" office:value="-80.811722" calcext:value-type="float">
            <text:p>-80.8117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303" calcext:value-type="float">
            <text:p>6303</text:p>
          </table:table-cell>
          <table:table-cell office:value-type="float" office:value="5321" calcext:value-type="float">
            <text:p>5321</text:p>
          </table:table-cell>
          <table:table-cell office:value-type="float" office:value="35.426686" calcext:value-type="float">
            <text:p>35.426686</text:p>
          </table:table-cell>
          <table:table-cell office:value-type="float" office:value="-80.853449" calcext:value-type="float">
            <text:p>-80.8534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304" calcext:value-type="float">
            <text:p>6304</text:p>
          </table:table-cell>
          <table:table-cell office:value-type="float" office:value="6045" calcext:value-type="float">
            <text:p>6045</text:p>
          </table:table-cell>
          <table:table-cell office:value-type="float" office:value="35.429501" calcext:value-type="float">
            <text:p>35.429501</text:p>
          </table:table-cell>
          <table:table-cell office:value-type="float" office:value="-80.825167" calcext:value-type="float">
            <text:p>-80.8251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403" calcext:value-type="float">
            <text:p>6403</text:p>
          </table:table-cell>
          <table:table-cell office:value-type="float" office:value="5319" calcext:value-type="float">
            <text:p>5319</text:p>
          </table:table-cell>
          <table:table-cell office:value-type="float" office:value="35.499358" calcext:value-type="float">
            <text:p>35.499358</text:p>
          </table:table-cell>
          <table:table-cell office:value-type="float" office:value="-80.845432" calcext:value-type="float">
            <text:p>-80.8454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404" calcext:value-type="float">
            <text:p>6404</text:p>
          </table:table-cell>
          <table:table-cell office:value-type="float" office:value="4952" calcext:value-type="float">
            <text:p>4952</text:p>
          </table:table-cell>
          <table:table-cell office:value-type="float" office:value="35.474714" calcext:value-type="float">
            <text:p>35.474714</text:p>
          </table:table-cell>
          <table:table-cell office:value-type="float" office:value="-80.804245" calcext:value-type="float">
            <text:p>-80.8042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405" calcext:value-type="float">
            <text:p>6405</text:p>
          </table:table-cell>
          <table:table-cell office:value-type="float" office:value="3081" calcext:value-type="float">
            <text:p>3081</text:p>
          </table:table-cell>
          <table:table-cell office:value-type="float" office:value="35.488824" calcext:value-type="float">
            <text:p>35.488824</text:p>
          </table:table-cell>
          <table:table-cell office:value-type="float" office:value="-80.860929" calcext:value-type="float">
            <text:p>-80.8609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406" calcext:value-type="float">
            <text:p>6406</text:p>
          </table:table-cell>
          <table:table-cell office:value-type="float" office:value="6132" calcext:value-type="float">
            <text:p>6132</text:p>
          </table:table-cell>
          <table:table-cell office:value-type="float" office:value="35.46999" calcext:value-type="float">
            <text:p>35.46999</text:p>
          </table:table-cell>
          <table:table-cell office:value-type="float" office:value="-80.861517" calcext:value-type="float">
            <text:p>-80.8615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407" calcext:value-type="float">
            <text:p>6407</text:p>
          </table:table-cell>
          <table:table-cell office:value-type="float" office:value="3313" calcext:value-type="float">
            <text:p>3313</text:p>
          </table:table-cell>
          <table:table-cell office:value-type="float" office:value="35.449605" calcext:value-type="float">
            <text:p>35.449605</text:p>
          </table:table-cell>
          <table:table-cell office:value-type="float" office:value="-80.853757" calcext:value-type="float">
            <text:p>-80.8537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980100" calcext:value-type="float">
            <text:p>980100</text:p>
          </table:table-cell>
          <table:table-cell office:value-type="float" office:value="0" calcext:value-type="float">
            <text:p>0</text:p>
          </table:table-cell>
          <table:table-cell office:value-type="float" office:value="35.21206" calcext:value-type="float">
            <text:p>35.21206</text:p>
          </table:table-cell>
          <table:table-cell office:value-type="float" office:value="-80.9498" calcext:value-type="float">
            <text:p>-80.94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980200" calcext:value-type="float">
            <text:p>980200</text:p>
          </table:table-cell>
          <table:table-cell office:value-type="float" office:value="1" calcext:value-type="float">
            <text:p>1</text:p>
          </table:table-cell>
          <table:table-cell office:value-type="float" office:value="35.105248" calcext:value-type="float">
            <text:p>35.105248</text:p>
          </table:table-cell>
          <table:table-cell office:value-type="float" office:value="-80.92068" calcext:value-type="float">
            <text:p>-80.920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980300" calcext:value-type="float">
            <text:p>980300</text:p>
          </table:table-cell>
          <table:table-cell office:value-type="float" office:value="0" calcext:value-type="float">
            <text:p>0</text:p>
          </table:table-cell>
          <table:table-cell office:value-type="float" office:value="35.216909" calcext:value-type="float">
            <text:p>35.216909</text:p>
          </table:table-cell>
          <table:table-cell office:value-type="float" office:value="-80.837982" calcext:value-type="float">
            <text:p>-80.8379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950100" calcext:value-type="float">
            <text:p>950100</text:p>
          </table:table-cell>
          <table:table-cell office:value-type="float" office:value="2479" calcext:value-type="float">
            <text:p>2479</text:p>
          </table:table-cell>
          <table:table-cell office:value-type="float" office:value="36.082432" calcext:value-type="float">
            <text:p>36.082432</text:p>
          </table:table-cell>
          <table:table-cell office:value-type="float" office:value="-82.217584" calcext:value-type="float">
            <text:p>-82.2175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950200" calcext:value-type="float">
            <text:p>950200</text:p>
          </table:table-cell>
          <table:table-cell office:value-type="float" office:value="3821" calcext:value-type="float">
            <text:p>3821</text:p>
          </table:table-cell>
          <table:table-cell office:value-type="float" office:value="36.007954" calcext:value-type="float">
            <text:p>36.007954</text:p>
          </table:table-cell>
          <table:table-cell office:value-type="float" office:value="-82.146932" calcext:value-type="float">
            <text:p>-82.1469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950300" calcext:value-type="float">
            <text:p>950300</text:p>
          </table:table-cell>
          <table:table-cell office:value-type="float" office:value="4372" calcext:value-type="float">
            <text:p>4372</text:p>
          </table:table-cell>
          <table:table-cell office:value-type="float" office:value="35.932779" calcext:value-type="float">
            <text:p>35.932779</text:p>
          </table:table-cell>
          <table:table-cell office:value-type="float" office:value="-82.063013" calcext:value-type="float">
            <text:p>-82.0630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950400" calcext:value-type="float">
            <text:p>950400</text:p>
          </table:table-cell>
          <table:table-cell office:value-type="float" office:value="4907" calcext:value-type="float">
            <text:p>4907</text:p>
          </table:table-cell>
          <table:table-cell office:value-type="float" office:value="35.892293" calcext:value-type="float">
            <text:p>35.892293</text:p>
          </table:table-cell>
          <table:table-cell office:value-type="float" office:value="-82.082699" calcext:value-type="float">
            <text:p>-82.0826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960100" calcext:value-type="float">
            <text:p>960100</text:p>
          </table:table-cell>
          <table:table-cell office:value-type="float" office:value="6431" calcext:value-type="float">
            <text:p>6431</text:p>
          </table:table-cell>
          <table:table-cell office:value-type="float" office:value="35.380765" calcext:value-type="float">
            <text:p>35.380765</text:p>
          </table:table-cell>
          <table:table-cell office:value-type="float" office:value="-79.78066" calcext:value-type="float">
            <text:p>-79.780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960200" calcext:value-type="float">
            <text:p>960200</text:p>
          </table:table-cell>
          <table:table-cell office:value-type="float" office:value="7370" calcext:value-type="float">
            <text:p>7370</text:p>
          </table:table-cell>
          <table:table-cell office:value-type="float" office:value="35.380595" calcext:value-type="float">
            <text:p>35.380595</text:p>
          </table:table-cell>
          <table:table-cell office:value-type="float" office:value="-79.893045" calcext:value-type="float">
            <text:p>-79.8930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960300" calcext:value-type="float">
            <text:p>960300</text:p>
          </table:table-cell>
          <table:table-cell office:value-type="float" office:value="3914" calcext:value-type="float">
            <text:p>3914</text:p>
          </table:table-cell>
          <table:table-cell office:value-type="float" office:value="35.419635" calcext:value-type="float">
            <text:p>35.419635</text:p>
          </table:table-cell>
          <table:table-cell office:value-type="float" office:value="-80.061214" calcext:value-type="float">
            <text:p>-80.0612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960401" calcext:value-type="float">
            <text:p>960401</text:p>
          </table:table-cell>
          <table:table-cell office:value-type="float" office:value="2134" calcext:value-type="float">
            <text:p>2134</text:p>
          </table:table-cell>
          <table:table-cell office:value-type="float" office:value="35.209677" calcext:value-type="float">
            <text:p>35.209677</text:p>
          </table:table-cell>
          <table:table-cell office:value-type="float" office:value="-80.005835" calcext:value-type="float">
            <text:p>-80.0058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960402" calcext:value-type="float">
            <text:p>960402</text:p>
          </table:table-cell>
          <table:table-cell office:value-type="float" office:value="2306" calcext:value-type="float">
            <text:p>2306</text:p>
          </table:table-cell>
          <table:table-cell office:value-type="float" office:value="35.265212" calcext:value-type="float">
            <text:p>35.265212</text:p>
          </table:table-cell>
          <table:table-cell office:value-type="float" office:value="-80.016753" calcext:value-type="float">
            <text:p>-80.0167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960500" calcext:value-type="float">
            <text:p>960500</text:p>
          </table:table-cell>
          <table:table-cell office:value-type="float" office:value="5643" calcext:value-type="float">
            <text:p>5643</text:p>
          </table:table-cell>
          <table:table-cell office:value-type="float" office:value="35.260151" calcext:value-type="float">
            <text:p>35.260151</text:p>
          </table:table-cell>
          <table:table-cell office:value-type="float" office:value="-79.757131" calcext:value-type="float">
            <text:p>-79.7571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100" calcext:value-type="float">
            <text:p>950100</text:p>
          </table:table-cell>
          <table:table-cell office:value-type="float" office:value="2712" calcext:value-type="float">
            <text:p>2712</text:p>
          </table:table-cell>
          <table:table-cell office:value-type="float" office:value="35.462567" calcext:value-type="float">
            <text:p>35.462567</text:p>
          </table:table-cell>
          <table:table-cell office:value-type="float" office:value="-79.497616" calcext:value-type="float">
            <text:p>-79.4976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200" calcext:value-type="float">
            <text:p>950200</text:p>
          </table:table-cell>
          <table:table-cell office:value-type="float" office:value="7118" calcext:value-type="float">
            <text:p>7118</text:p>
          </table:table-cell>
          <table:table-cell office:value-type="float" office:value="35.448554" calcext:value-type="float">
            <text:p>35.448554</text:p>
          </table:table-cell>
          <table:table-cell office:value-type="float" office:value="-79.634385" calcext:value-type="float">
            <text:p>-79.6343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301" calcext:value-type="float">
            <text:p>950301</text:p>
          </table:table-cell>
          <table:table-cell office:value-type="float" office:value="6142" calcext:value-type="float">
            <text:p>6142</text:p>
          </table:table-cell>
          <table:table-cell office:value-type="float" office:value="35.292537" calcext:value-type="float">
            <text:p>35.292537</text:p>
          </table:table-cell>
          <table:table-cell office:value-type="float" office:value="-79.581396" calcext:value-type="float">
            <text:p>-79.5813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302" calcext:value-type="float">
            <text:p>950302</text:p>
          </table:table-cell>
          <table:table-cell office:value-type="float" office:value="4837" calcext:value-type="float">
            <text:p>4837</text:p>
          </table:table-cell>
          <table:table-cell office:value-type="float" office:value="35.227582" calcext:value-type="float">
            <text:p>35.227582</text:p>
          </table:table-cell>
          <table:table-cell office:value-type="float" office:value="-79.600955" calcext:value-type="float">
            <text:p>-79.6009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401" calcext:value-type="float">
            <text:p>950401</text:p>
          </table:table-cell>
          <table:table-cell office:value-type="float" office:value="3939" calcext:value-type="float">
            <text:p>3939</text:p>
          </table:table-cell>
          <table:table-cell office:value-type="float" office:value="35.314281" calcext:value-type="float">
            <text:p>35.314281</text:p>
          </table:table-cell>
          <table:table-cell office:value-type="float" office:value="-79.450755" calcext:value-type="float">
            <text:p>-79.4507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402" calcext:value-type="float">
            <text:p>950402</text:p>
          </table:table-cell>
          <table:table-cell office:value-type="float" office:value="4283" calcext:value-type="float">
            <text:p>4283</text:p>
          </table:table-cell>
          <table:table-cell office:value-type="float" office:value="35.34742" calcext:value-type="float">
            <text:p>35.34742</text:p>
          </table:table-cell>
          <table:table-cell office:value-type="float" office:value="-79.375533" calcext:value-type="float">
            <text:p>-79.3755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501" calcext:value-type="float">
            <text:p>950501</text:p>
          </table:table-cell>
          <table:table-cell office:value-type="float" office:value="6438" calcext:value-type="float">
            <text:p>6438</text:p>
          </table:table-cell>
          <table:table-cell office:value-type="float" office:value="35.266705" calcext:value-type="float">
            <text:p>35.266705</text:p>
          </table:table-cell>
          <table:table-cell office:value-type="float" office:value="-79.226309" calcext:value-type="float">
            <text:p>-79.2263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502" calcext:value-type="float">
            <text:p>950502</text:p>
          </table:table-cell>
          <table:table-cell office:value-type="float" office:value="8128" calcext:value-type="float">
            <text:p>8128</text:p>
          </table:table-cell>
          <table:table-cell office:value-type="float" office:value="35.254382" calcext:value-type="float">
            <text:p>35.254382</text:p>
          </table:table-cell>
          <table:table-cell office:value-type="float" office:value="-79.343391" calcext:value-type="float">
            <text:p>-79.3433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601" calcext:value-type="float">
            <text:p>950601</text:p>
          </table:table-cell>
          <table:table-cell office:value-type="float" office:value="3259" calcext:value-type="float">
            <text:p>3259</text:p>
          </table:table-cell>
          <table:table-cell office:value-type="float" office:value="35.199828" calcext:value-type="float">
            <text:p>35.199828</text:p>
          </table:table-cell>
          <table:table-cell office:value-type="float" office:value="-79.497595" calcext:value-type="float">
            <text:p>-79.4975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602" calcext:value-type="float">
            <text:p>950602</text:p>
          </table:table-cell>
          <table:table-cell office:value-type="float" office:value="6632" calcext:value-type="float">
            <text:p>6632</text:p>
          </table:table-cell>
          <table:table-cell office:value-type="float" office:value="35.22176" calcext:value-type="float">
            <text:p>35.22176</text:p>
          </table:table-cell>
          <table:table-cell office:value-type="float" office:value="-79.454958" calcext:value-type="float">
            <text:p>-79.4549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701" calcext:value-type="float">
            <text:p>950701</text:p>
          </table:table-cell>
          <table:table-cell office:value-type="float" office:value="4542" calcext:value-type="float">
            <text:p>4542</text:p>
          </table:table-cell>
          <table:table-cell office:value-type="float" office:value="35.179194" calcext:value-type="float">
            <text:p>35.179194</text:p>
          </table:table-cell>
          <table:table-cell office:value-type="float" office:value="-79.486667" calcext:value-type="float">
            <text:p>-79.48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702" calcext:value-type="float">
            <text:p>950702</text:p>
          </table:table-cell>
          <table:table-cell office:value-type="float" office:value="2588" calcext:value-type="float">
            <text:p>2588</text:p>
          </table:table-cell>
          <table:table-cell office:value-type="float" office:value="35.175566" calcext:value-type="float">
            <text:p>35.175566</text:p>
          </table:table-cell>
          <table:table-cell office:value-type="float" office:value="-79.452842" calcext:value-type="float">
            <text:p>-79.4528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801" calcext:value-type="float">
            <text:p>950801</text:p>
          </table:table-cell>
          <table:table-cell office:value-type="float" office:value="4445" calcext:value-type="float">
            <text:p>4445</text:p>
          </table:table-cell>
          <table:table-cell office:value-type="float" office:value="35.181199" calcext:value-type="float">
            <text:p>35.181199</text:p>
          </table:table-cell>
          <table:table-cell office:value-type="float" office:value="-79.416354" calcext:value-type="float">
            <text:p>-79.4163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802" calcext:value-type="float">
            <text:p>950802</text:p>
          </table:table-cell>
          <table:table-cell office:value-type="float" office:value="3656" calcext:value-type="float">
            <text:p>3656</text:p>
          </table:table-cell>
          <table:table-cell office:value-type="float" office:value="35.211377" calcext:value-type="float">
            <text:p>35.211377</text:p>
          </table:table-cell>
          <table:table-cell office:value-type="float" office:value="-79.38621" calcext:value-type="float">
            <text:p>-79.386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0900" calcext:value-type="float">
            <text:p>950900</text:p>
          </table:table-cell>
          <table:table-cell office:value-type="float" office:value="2422" calcext:value-type="float">
            <text:p>2422</text:p>
          </table:table-cell>
          <table:table-cell office:value-type="float" office:value="35.176518" calcext:value-type="float">
            <text:p>35.176518</text:p>
          </table:table-cell>
          <table:table-cell office:value-type="float" office:value="-79.390191" calcext:value-type="float">
            <text:p>-79.3901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1000" calcext:value-type="float">
            <text:p>951000</text:p>
          </table:table-cell>
          <table:table-cell office:value-type="float" office:value="4570" calcext:value-type="float">
            <text:p>4570</text:p>
          </table:table-cell>
          <table:table-cell office:value-type="float" office:value="35.159049" calcext:value-type="float">
            <text:p>35.159049</text:p>
          </table:table-cell>
          <table:table-cell office:value-type="float" office:value="-79.375426" calcext:value-type="float">
            <text:p>-79.3754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1100" calcext:value-type="float">
            <text:p>951100</text:p>
          </table:table-cell>
          <table:table-cell office:value-type="float" office:value="8172" calcext:value-type="float">
            <text:p>8172</text:p>
          </table:table-cell>
          <table:table-cell office:value-type="float" office:value="35.138175" calcext:value-type="float">
            <text:p>35.138175</text:p>
          </table:table-cell>
          <table:table-cell office:value-type="float" office:value="-79.420477" calcext:value-type="float">
            <text:p>-79.4204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51200" calcext:value-type="float">
            <text:p>951200</text:p>
          </table:table-cell>
          <table:table-cell office:value-type="float" office:value="4364" calcext:value-type="float">
            <text:p>4364</text:p>
          </table:table-cell>
          <table:table-cell office:value-type="float" office:value="35.109835" calcext:value-type="float">
            <text:p>35.109835</text:p>
          </table:table-cell>
          <table:table-cell office:value-type="float" office:value="-79.47547" calcext:value-type="float">
            <text:p>-79.475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0200" calcext:value-type="float">
            <text:p>10200</text:p>
          </table:table-cell>
          <table:table-cell office:value-type="float" office:value="5155" calcext:value-type="float">
            <text:p>5155</text:p>
          </table:table-cell>
          <table:table-cell office:value-type="float" office:value="35.920366" calcext:value-type="float">
            <text:p>35.920366</text:p>
          </table:table-cell>
          <table:table-cell office:value-type="float" office:value="-77.814705" calcext:value-type="float">
            <text:p>-77.8147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0300" calcext:value-type="float">
            <text:p>10300</text:p>
          </table:table-cell>
          <table:table-cell office:value-type="float" office:value="6574" calcext:value-type="float">
            <text:p>6574</text:p>
          </table:table-cell>
          <table:table-cell office:value-type="float" office:value="35.931811" calcext:value-type="float">
            <text:p>35.931811</text:p>
          </table:table-cell>
          <table:table-cell office:value-type="float" office:value="-77.830107" calcext:value-type="float">
            <text:p>-77.8301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0400" calcext:value-type="float">
            <text:p>10400</text:p>
          </table:table-cell>
          <table:table-cell office:value-type="float" office:value="3356" calcext:value-type="float">
            <text:p>3356</text:p>
          </table:table-cell>
          <table:table-cell office:value-type="float" office:value="35.9475" calcext:value-type="float">
            <text:p>35.9475</text:p>
          </table:table-cell>
          <table:table-cell office:value-type="float" office:value="-77.804859" calcext:value-type="float">
            <text:p>-77.8048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0502" calcext:value-type="float">
            <text:p>10502</text:p>
          </table:table-cell>
          <table:table-cell office:value-type="float" office:value="7060" calcext:value-type="float">
            <text:p>7060</text:p>
          </table:table-cell>
          <table:table-cell office:value-type="float" office:value="35.968767" calcext:value-type="float">
            <text:p>35.968767</text:p>
          </table:table-cell>
          <table:table-cell office:value-type="float" office:value="-77.832906" calcext:value-type="float">
            <text:p>-77.8329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0503" calcext:value-type="float">
            <text:p>10503</text:p>
          </table:table-cell>
          <table:table-cell office:value-type="float" office:value="3107" calcext:value-type="float">
            <text:p>3107</text:p>
          </table:table-cell>
          <table:table-cell office:value-type="float" office:value="35.977816" calcext:value-type="float">
            <text:p>35.977816</text:p>
          </table:table-cell>
          <table:table-cell office:value-type="float" office:value="-77.860178" calcext:value-type="float">
            <text:p>-77.8601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0504" calcext:value-type="float">
            <text:p>10504</text:p>
          </table:table-cell>
          <table:table-cell office:value-type="float" office:value="5960" calcext:value-type="float">
            <text:p>5960</text:p>
          </table:table-cell>
          <table:table-cell office:value-type="float" office:value="35.951202" calcext:value-type="float">
            <text:p>35.951202</text:p>
          </table:table-cell>
          <table:table-cell office:value-type="float" office:value="-77.865091" calcext:value-type="float">
            <text:p>-77.8650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0601" calcext:value-type="float">
            <text:p>10601</text:p>
          </table:table-cell>
          <table:table-cell office:value-type="float" office:value="2730" calcext:value-type="float">
            <text:p>2730</text:p>
          </table:table-cell>
          <table:table-cell office:value-type="float" office:value="35.994555" calcext:value-type="float">
            <text:p>35.994555</text:p>
          </table:table-cell>
          <table:table-cell office:value-type="float" office:value="-77.813615" calcext:value-type="float">
            <text:p>-77.8136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0602" calcext:value-type="float">
            <text:p>10602</text:p>
          </table:table-cell>
          <table:table-cell office:value-type="float" office:value="5712" calcext:value-type="float">
            <text:p>5712</text:p>
          </table:table-cell>
          <table:table-cell office:value-type="float" office:value="35.995534" calcext:value-type="float">
            <text:p>35.995534</text:p>
          </table:table-cell>
          <table:table-cell office:value-type="float" office:value="-77.795391" calcext:value-type="float">
            <text:p>-77.7953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0700" calcext:value-type="float">
            <text:p>10700</text:p>
          </table:table-cell>
          <table:table-cell office:value-type="float" office:value="2743" calcext:value-type="float">
            <text:p>2743</text:p>
          </table:table-cell>
          <table:table-cell office:value-type="float" office:value="36.061447" calcext:value-type="float">
            <text:p>36.061447</text:p>
          </table:table-cell>
          <table:table-cell office:value-type="float" office:value="-77.772502" calcext:value-type="float">
            <text:p>-77.7725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0800" calcext:value-type="float">
            <text:p>10800</text:p>
          </table:table-cell>
          <table:table-cell office:value-type="float" office:value="7195" calcext:value-type="float">
            <text:p>7195</text:p>
          </table:table-cell>
          <table:table-cell office:value-type="float" office:value="36.042438" calcext:value-type="float">
            <text:p>36.042438</text:p>
          </table:table-cell>
          <table:table-cell office:value-type="float" office:value="-77.890605" calcext:value-type="float">
            <text:p>-77.8906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0900" calcext:value-type="float">
            <text:p>10900</text:p>
          </table:table-cell>
          <table:table-cell office:value-type="float" office:value="5502" calcext:value-type="float">
            <text:p>5502</text:p>
          </table:table-cell>
          <table:table-cell office:value-type="float" office:value="36.072961" calcext:value-type="float">
            <text:p>36.072961</text:p>
          </table:table-cell>
          <table:table-cell office:value-type="float" office:value="-78.002485" calcext:value-type="float">
            <text:p>-78.0024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1000" calcext:value-type="float">
            <text:p>11000</text:p>
          </table:table-cell>
          <table:table-cell office:value-type="float" office:value="4381" calcext:value-type="float">
            <text:p>4381</text:p>
          </table:table-cell>
          <table:table-cell office:value-type="float" office:value="35.944872" calcext:value-type="float">
            <text:p>35.944872</text:p>
          </table:table-cell>
          <table:table-cell office:value-type="float" office:value="-78.10447" calcext:value-type="float">
            <text:p>-78.104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1101" calcext:value-type="float">
            <text:p>11101</text:p>
          </table:table-cell>
          <table:table-cell office:value-type="float" office:value="6000" calcext:value-type="float">
            <text:p>6000</text:p>
          </table:table-cell>
          <table:table-cell office:value-type="float" office:value="35.967685" calcext:value-type="float">
            <text:p>35.967685</text:p>
          </table:table-cell>
          <table:table-cell office:value-type="float" office:value="-77.917294" calcext:value-type="float">
            <text:p>-77.9172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1102" calcext:value-type="float">
            <text:p>11102</text:p>
          </table:table-cell>
          <table:table-cell office:value-type="float" office:value="7994" calcext:value-type="float">
            <text:p>7994</text:p>
          </table:table-cell>
          <table:table-cell office:value-type="float" office:value="35.964371" calcext:value-type="float">
            <text:p>35.964371</text:p>
          </table:table-cell>
          <table:table-cell office:value-type="float" office:value="-77.975515" calcext:value-type="float">
            <text:p>-77.9755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1200" calcext:value-type="float">
            <text:p>11200</text:p>
          </table:table-cell>
          <table:table-cell office:value-type="float" office:value="6167" calcext:value-type="float">
            <text:p>6167</text:p>
          </table:table-cell>
          <table:table-cell office:value-type="float" office:value="35.876677" calcext:value-type="float">
            <text:p>35.876677</text:p>
          </table:table-cell>
          <table:table-cell office:value-type="float" office:value="-77.88305" calcext:value-type="float">
            <text:p>-77.883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1300" calcext:value-type="float">
            <text:p>11300</text:p>
          </table:table-cell>
          <table:table-cell office:value-type="float" office:value="4961" calcext:value-type="float">
            <text:p>4961</text:p>
          </table:table-cell>
          <table:table-cell office:value-type="float" office:value="35.859356" calcext:value-type="float">
            <text:p>35.859356</text:p>
          </table:table-cell>
          <table:table-cell office:value-type="float" office:value="-78.013556" calcext:value-type="float">
            <text:p>-78.0135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1400" calcext:value-type="float">
            <text:p>11400</text:p>
          </table:table-cell>
          <table:table-cell office:value-type="float" office:value="4304" calcext:value-type="float">
            <text:p>4304</text:p>
          </table:table-cell>
          <table:table-cell office:value-type="float" office:value="35.794367" calcext:value-type="float">
            <text:p>35.794367</text:p>
          </table:table-cell>
          <table:table-cell office:value-type="float" office:value="-78.11187" calcext:value-type="float">
            <text:p>-78.111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1500" calcext:value-type="float">
            <text:p>11500</text:p>
          </table:table-cell>
          <table:table-cell office:value-type="float" office:value="6939" calcext:value-type="float">
            <text:p>6939</text:p>
          </table:table-cell>
          <table:table-cell office:value-type="float" office:value="35.827593" calcext:value-type="float">
            <text:p>35.827593</text:p>
          </table:table-cell>
          <table:table-cell office:value-type="float" office:value="-78.191419" calcext:value-type="float">
            <text:p>-78.1914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0100" calcext:value-type="float">
            <text:p>10100</text:p>
          </table:table-cell>
          <table:table-cell office:value-type="float" office:value="2512" calcext:value-type="float">
            <text:p>2512</text:p>
          </table:table-cell>
          <table:table-cell office:value-type="float" office:value="34.241101" calcext:value-type="float">
            <text:p>34.241101</text:p>
          </table:table-cell>
          <table:table-cell office:value-type="float" office:value="-77.938201" calcext:value-type="float">
            <text:p>-77.9382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0200" calcext:value-type="float">
            <text:p>10200</text:p>
          </table:table-cell>
          <table:table-cell office:value-type="float" office:value="3378" calcext:value-type="float">
            <text:p>3378</text:p>
          </table:table-cell>
          <table:table-cell office:value-type="float" office:value="34.233221" calcext:value-type="float">
            <text:p>34.233221</text:p>
          </table:table-cell>
          <table:table-cell office:value-type="float" office:value="-77.925385" calcext:value-type="float">
            <text:p>-77.9253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0300" calcext:value-type="float">
            <text:p>10300</text:p>
          </table:table-cell>
          <table:table-cell office:value-type="float" office:value="5365" calcext:value-type="float">
            <text:p>5365</text:p>
          </table:table-cell>
          <table:table-cell office:value-type="float" office:value="34.246627" calcext:value-type="float">
            <text:p>34.246627</text:p>
          </table:table-cell>
          <table:table-cell office:value-type="float" office:value="-77.906793" calcext:value-type="float">
            <text:p>-77.9067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0400" calcext:value-type="float">
            <text:p>10400</text:p>
          </table:table-cell>
          <table:table-cell office:value-type="float" office:value="2909" calcext:value-type="float">
            <text:p>2909</text:p>
          </table:table-cell>
          <table:table-cell office:value-type="float" office:value="34.22933" calcext:value-type="float">
            <text:p>34.22933</text:p>
          </table:table-cell>
          <table:table-cell office:value-type="float" office:value="-77.913111" calcext:value-type="float">
            <text:p>-77.913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0501" calcext:value-type="float">
            <text:p>10501</text:p>
          </table:table-cell>
          <table:table-cell office:value-type="float" office:value="3820" calcext:value-type="float">
            <text:p>3820</text:p>
          </table:table-cell>
          <table:table-cell office:value-type="float" office:value="34.235037" calcext:value-type="float">
            <text:p>34.235037</text:p>
          </table:table-cell>
          <table:table-cell office:value-type="float" office:value="-77.883073" calcext:value-type="float">
            <text:p>-77.8830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0502" calcext:value-type="float">
            <text:p>10502</text:p>
          </table:table-cell>
          <table:table-cell office:value-type="float" office:value="7013" calcext:value-type="float">
            <text:p>7013</text:p>
          </table:table-cell>
          <table:table-cell office:value-type="float" office:value="34.226872" calcext:value-type="float">
            <text:p>34.226872</text:p>
          </table:table-cell>
          <table:table-cell office:value-type="float" office:value="-77.896405" calcext:value-type="float">
            <text:p>-77.8964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0600" calcext:value-type="float">
            <text:p>10600</text:p>
          </table:table-cell>
          <table:table-cell office:value-type="float" office:value="4064" calcext:value-type="float">
            <text:p>4064</text:p>
          </table:table-cell>
          <table:table-cell office:value-type="float" office:value="34.208496" calcext:value-type="float">
            <text:p>34.208496</text:p>
          </table:table-cell>
          <table:table-cell office:value-type="float" office:value="-77.907624" calcext:value-type="float">
            <text:p>-77.9076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0700" calcext:value-type="float">
            <text:p>10700</text:p>
          </table:table-cell>
          <table:table-cell office:value-type="float" office:value="3699" calcext:value-type="float">
            <text:p>3699</text:p>
          </table:table-cell>
          <table:table-cell office:value-type="float" office:value="34.197741" calcext:value-type="float">
            <text:p>34.197741</text:p>
          </table:table-cell>
          <table:table-cell office:value-type="float" office:value="-77.927435" calcext:value-type="float">
            <text:p>-77.9274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0800" calcext:value-type="float">
            <text:p>10800</text:p>
          </table:table-cell>
          <table:table-cell office:value-type="float" office:value="2668" calcext:value-type="float">
            <text:p>2668</text:p>
          </table:table-cell>
          <table:table-cell office:value-type="float" office:value="34.190298" calcext:value-type="float">
            <text:p>34.190298</text:p>
          </table:table-cell>
          <table:table-cell office:value-type="float" office:value="-77.940379" calcext:value-type="float">
            <text:p>-77.9403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0900" calcext:value-type="float">
            <text:p>10900</text:p>
          </table:table-cell>
          <table:table-cell office:value-type="float" office:value="2250" calcext:value-type="float">
            <text:p>2250</text:p>
          </table:table-cell>
          <table:table-cell office:value-type="float" office:value="34.204049" calcext:value-type="float">
            <text:p>34.204049</text:p>
          </table:table-cell>
          <table:table-cell office:value-type="float" office:value="-77.944005" calcext:value-type="float">
            <text:p>-77.9440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000" calcext:value-type="float">
            <text:p>11000</text:p>
          </table:table-cell>
          <table:table-cell office:value-type="float" office:value="2248" calcext:value-type="float">
            <text:p>2248</text:p>
          </table:table-cell>
          <table:table-cell office:value-type="float" office:value="34.215335" calcext:value-type="float">
            <text:p>34.215335</text:p>
          </table:table-cell>
          <table:table-cell office:value-type="float" office:value="-77.933911" calcext:value-type="float">
            <text:p>-77.9339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100" calcext:value-type="float">
            <text:p>11100</text:p>
          </table:table-cell>
          <table:table-cell office:value-type="float" office:value="2882" calcext:value-type="float">
            <text:p>2882</text:p>
          </table:table-cell>
          <table:table-cell office:value-type="float" office:value="34.223809" calcext:value-type="float">
            <text:p>34.223809</text:p>
          </table:table-cell>
          <table:table-cell office:value-type="float" office:value="-77.936404" calcext:value-type="float">
            <text:p>-77.9364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200" calcext:value-type="float">
            <text:p>11200</text:p>
          </table:table-cell>
          <table:table-cell office:value-type="float" office:value="2312" calcext:value-type="float">
            <text:p>2312</text:p>
          </table:table-cell>
          <table:table-cell office:value-type="float" office:value="34.231834" calcext:value-type="float">
            <text:p>34.231834</text:p>
          </table:table-cell>
          <table:table-cell office:value-type="float" office:value="-77.939698" calcext:value-type="float">
            <text:p>-77.9396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300" calcext:value-type="float">
            <text:p>11300</text:p>
          </table:table-cell>
          <table:table-cell office:value-type="float" office:value="1399" calcext:value-type="float">
            <text:p>1399</text:p>
          </table:table-cell>
          <table:table-cell office:value-type="float" office:value="34.23196" calcext:value-type="float">
            <text:p>34.23196</text:p>
          </table:table-cell>
          <table:table-cell office:value-type="float" office:value="-77.947404" calcext:value-type="float">
            <text:p>-77.9474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400" calcext:value-type="float">
            <text:p>11400</text:p>
          </table:table-cell>
          <table:table-cell office:value-type="float" office:value="1420" calcext:value-type="float">
            <text:p>1420</text:p>
          </table:table-cell>
          <table:table-cell office:value-type="float" office:value="34.24841" calcext:value-type="float">
            <text:p>34.24841</text:p>
          </table:table-cell>
          <table:table-cell office:value-type="float" office:value="-77.941422" calcext:value-type="float">
            <text:p>-77.9414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500" calcext:value-type="float">
            <text:p>11500</text:p>
          </table:table-cell>
          <table:table-cell office:value-type="float" office:value="7990" calcext:value-type="float">
            <text:p>7990</text:p>
          </table:table-cell>
          <table:table-cell office:value-type="float" office:value="34.309351" calcext:value-type="float">
            <text:p>34.309351</text:p>
          </table:table-cell>
          <table:table-cell office:value-type="float" office:value="-77.923824" calcext:value-type="float">
            <text:p>-77.9238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603" calcext:value-type="float">
            <text:p>11603</text:p>
          </table:table-cell>
          <table:table-cell office:value-type="float" office:value="7436" calcext:value-type="float">
            <text:p>7436</text:p>
          </table:table-cell>
          <table:table-cell office:value-type="float" office:value="34.303919" calcext:value-type="float">
            <text:p>34.303919</text:p>
          </table:table-cell>
          <table:table-cell office:value-type="float" office:value="-77.880705" calcext:value-type="float">
            <text:p>-77.8807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605" calcext:value-type="float">
            <text:p>11605</text:p>
          </table:table-cell>
          <table:table-cell office:value-type="float" office:value="4997" calcext:value-type="float">
            <text:p>4997</text:p>
          </table:table-cell>
          <table:table-cell office:value-type="float" office:value="34.256536" calcext:value-type="float">
            <text:p>34.256536</text:p>
          </table:table-cell>
          <table:table-cell office:value-type="float" office:value="-77.881001" calcext:value-type="float">
            <text:p>-77.881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606" calcext:value-type="float">
            <text:p>11606</text:p>
          </table:table-cell>
          <table:table-cell office:value-type="float" office:value="4176" calcext:value-type="float">
            <text:p>4176</text:p>
          </table:table-cell>
          <table:table-cell office:value-type="float" office:value="34.262709" calcext:value-type="float">
            <text:p>34.262709</text:p>
          </table:table-cell>
          <table:table-cell office:value-type="float" office:value="-77.856846" calcext:value-type="float">
            <text:p>-77.8568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607" calcext:value-type="float">
            <text:p>11607</text:p>
          </table:table-cell>
          <table:table-cell office:value-type="float" office:value="10804" calcext:value-type="float">
            <text:p>10804</text:p>
          </table:table-cell>
          <table:table-cell office:value-type="float" office:value="34.282745" calcext:value-type="float">
            <text:p>34.282745</text:p>
          </table:table-cell>
          <table:table-cell office:value-type="float" office:value="-77.830297" calcext:value-type="float">
            <text:p>-77.8302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608" calcext:value-type="float">
            <text:p>11608</text:p>
          </table:table-cell>
          <table:table-cell office:value-type="float" office:value="5358" calcext:value-type="float">
            <text:p>5358</text:p>
          </table:table-cell>
          <table:table-cell office:value-type="float" office:value="34.299494" calcext:value-type="float">
            <text:p>34.299494</text:p>
          </table:table-cell>
          <table:table-cell office:value-type="float" office:value="-77.845626" calcext:value-type="float">
            <text:p>-77.8456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701" calcext:value-type="float">
            <text:p>11701</text:p>
          </table:table-cell>
          <table:table-cell office:value-type="float" office:value="4409" calcext:value-type="float">
            <text:p>4409</text:p>
          </table:table-cell>
          <table:table-cell office:value-type="float" office:value="34.245706" calcext:value-type="float">
            <text:p>34.245706</text:p>
          </table:table-cell>
          <table:table-cell office:value-type="float" office:value="-77.840984" calcext:value-type="float">
            <text:p>-77.8409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703" calcext:value-type="float">
            <text:p>11703</text:p>
          </table:table-cell>
          <table:table-cell office:value-type="float" office:value="3802" calcext:value-type="float">
            <text:p>3802</text:p>
          </table:table-cell>
          <table:table-cell office:value-type="float" office:value="34.241488" calcext:value-type="float">
            <text:p>34.241488</text:p>
          </table:table-cell>
          <table:table-cell office:value-type="float" office:value="-77.805378" calcext:value-type="float">
            <text:p>-77.8053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705" calcext:value-type="float">
            <text:p>11705</text:p>
          </table:table-cell>
          <table:table-cell office:value-type="float" office:value="8039" calcext:value-type="float">
            <text:p>8039</text:p>
          </table:table-cell>
          <table:table-cell office:value-type="float" office:value="34.267965" calcext:value-type="float">
            <text:p>34.267965</text:p>
          </table:table-cell>
          <table:table-cell office:value-type="float" office:value="-77.799869" calcext:value-type="float">
            <text:p>-77.7998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800" calcext:value-type="float">
            <text:p>11800</text:p>
          </table:table-cell>
          <table:table-cell office:value-type="float" office:value="2473" calcext:value-type="float">
            <text:p>2473</text:p>
          </table:table-cell>
          <table:table-cell office:value-type="float" office:value="34.211389" calcext:value-type="float">
            <text:p>34.211389</text:p>
          </table:table-cell>
          <table:table-cell office:value-type="float" office:value="-77.79868" calcext:value-type="float">
            <text:p>-77.798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902" calcext:value-type="float">
            <text:p>11902</text:p>
          </table:table-cell>
          <table:table-cell office:value-type="float" office:value="5028" calcext:value-type="float">
            <text:p>5028</text:p>
          </table:table-cell>
          <table:table-cell office:value-type="float" office:value="34.215179" calcext:value-type="float">
            <text:p>34.215179</text:p>
          </table:table-cell>
          <table:table-cell office:value-type="float" office:value="-77.864966" calcext:value-type="float">
            <text:p>-77.8649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903" calcext:value-type="float">
            <text:p>11903</text:p>
          </table:table-cell>
          <table:table-cell office:value-type="float" office:value="8514" calcext:value-type="float">
            <text:p>8514</text:p>
          </table:table-cell>
          <table:table-cell office:value-type="float" office:value="34.228087" calcext:value-type="float">
            <text:p>34.228087</text:p>
          </table:table-cell>
          <table:table-cell office:value-type="float" office:value="-77.863916" calcext:value-type="float">
            <text:p>-77.8639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1904" calcext:value-type="float">
            <text:p>11904</text:p>
          </table:table-cell>
          <table:table-cell office:value-type="float" office:value="1829" calcext:value-type="float">
            <text:p>1829</text:p>
          </table:table-cell>
          <table:table-cell office:value-type="float" office:value="34.225421" calcext:value-type="float">
            <text:p>34.225421</text:p>
          </table:table-cell>
          <table:table-cell office:value-type="float" office:value="-77.836519" calcext:value-type="float">
            <text:p>-77.8365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001" calcext:value-type="float">
            <text:p>12001</text:p>
          </table:table-cell>
          <table:table-cell office:value-type="float" office:value="7013" calcext:value-type="float">
            <text:p>7013</text:p>
          </table:table-cell>
          <table:table-cell office:value-type="float" office:value="34.202741" calcext:value-type="float">
            <text:p>34.202741</text:p>
          </table:table-cell>
          <table:table-cell office:value-type="float" office:value="-77.849076" calcext:value-type="float">
            <text:p>-77.8490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004" calcext:value-type="float">
            <text:p>12004</text:p>
          </table:table-cell>
          <table:table-cell office:value-type="float" office:value="3649" calcext:value-type="float">
            <text:p>3649</text:p>
          </table:table-cell>
          <table:table-cell office:value-type="float" office:value="34.172781" calcext:value-type="float">
            <text:p>34.172781</text:p>
          </table:table-cell>
          <table:table-cell office:value-type="float" office:value="-77.858181" calcext:value-type="float">
            <text:p>-77.8581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006" calcext:value-type="float">
            <text:p>12006</text:p>
          </table:table-cell>
          <table:table-cell office:value-type="float" office:value="3865" calcext:value-type="float">
            <text:p>3865</text:p>
          </table:table-cell>
          <table:table-cell office:value-type="float" office:value="34.186448" calcext:value-type="float">
            <text:p>34.186448</text:p>
          </table:table-cell>
          <table:table-cell office:value-type="float" office:value="-77.900479" calcext:value-type="float">
            <text:p>-77.9004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007" calcext:value-type="float">
            <text:p>12007</text:p>
          </table:table-cell>
          <table:table-cell office:value-type="float" office:value="3935" calcext:value-type="float">
            <text:p>3935</text:p>
          </table:table-cell>
          <table:table-cell office:value-type="float" office:value="34.174406" calcext:value-type="float">
            <text:p>34.174406</text:p>
          </table:table-cell>
          <table:table-cell office:value-type="float" office:value="-77.911827" calcext:value-type="float">
            <text:p>-77.9118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008" calcext:value-type="float">
            <text:p>12008</text:p>
          </table:table-cell>
          <table:table-cell office:value-type="float" office:value="5430" calcext:value-type="float">
            <text:p>5430</text:p>
          </table:table-cell>
          <table:table-cell office:value-type="float" office:value="34.159245" calcext:value-type="float">
            <text:p>34.159245</text:p>
          </table:table-cell>
          <table:table-cell office:value-type="float" office:value="-77.90001" calcext:value-type="float">
            <text:p>-77.90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009" calcext:value-type="float">
            <text:p>12009</text:p>
          </table:table-cell>
          <table:table-cell office:value-type="float" office:value="7062" calcext:value-type="float">
            <text:p>7062</text:p>
          </table:table-cell>
          <table:table-cell office:value-type="float" office:value="34.183691" calcext:value-type="float">
            <text:p>34.183691</text:p>
          </table:table-cell>
          <table:table-cell office:value-type="float" office:value="-77.878014" calcext:value-type="float">
            <text:p>-77.878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010" calcext:value-type="float">
            <text:p>12010</text:p>
          </table:table-cell>
          <table:table-cell office:value-type="float" office:value="4840" calcext:value-type="float">
            <text:p>4840</text:p>
          </table:table-cell>
          <table:table-cell office:value-type="float" office:value="34.165666" calcext:value-type="float">
            <text:p>34.165666</text:p>
          </table:table-cell>
          <table:table-cell office:value-type="float" office:value="-77.877359" calcext:value-type="float">
            <text:p>-77.8773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101" calcext:value-type="float">
            <text:p>12101</text:p>
          </table:table-cell>
          <table:table-cell office:value-type="float" office:value="8130" calcext:value-type="float">
            <text:p>8130</text:p>
          </table:table-cell>
          <table:table-cell office:value-type="float" office:value="34.150573" calcext:value-type="float">
            <text:p>34.150573</text:p>
          </table:table-cell>
          <table:table-cell office:value-type="float" office:value="-77.915607" calcext:value-type="float">
            <text:p>-77.9156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103" calcext:value-type="float">
            <text:p>12103</text:p>
          </table:table-cell>
          <table:table-cell office:value-type="float" office:value="4307" calcext:value-type="float">
            <text:p>4307</text:p>
          </table:table-cell>
          <table:table-cell office:value-type="float" office:value="34.145502" calcext:value-type="float">
            <text:p>34.145502</text:p>
          </table:table-cell>
          <table:table-cell office:value-type="float" office:value="-77.880501" calcext:value-type="float">
            <text:p>-77.8805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104" calcext:value-type="float">
            <text:p>12104</text:p>
          </table:table-cell>
          <table:table-cell office:value-type="float" office:value="5387" calcext:value-type="float">
            <text:p>5387</text:p>
          </table:table-cell>
          <table:table-cell office:value-type="float" office:value="34.107291" calcext:value-type="float">
            <text:p>34.107291</text:p>
          </table:table-cell>
          <table:table-cell office:value-type="float" office:value="-77.887972" calcext:value-type="float">
            <text:p>-77.8879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105" calcext:value-type="float">
            <text:p>12105</text:p>
          </table:table-cell>
          <table:table-cell office:value-type="float" office:value="11361" calcext:value-type="float">
            <text:p>11361</text:p>
          </table:table-cell>
          <table:table-cell office:value-type="float" office:value="34.095026" calcext:value-type="float">
            <text:p>34.095026</text:p>
          </table:table-cell>
          <table:table-cell office:value-type="float" office:value="-77.909224" calcext:value-type="float">
            <text:p>-77.9092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201" calcext:value-type="float">
            <text:p>12201</text:p>
          </table:table-cell>
          <table:table-cell office:value-type="float" office:value="2665" calcext:value-type="float">
            <text:p>2665</text:p>
          </table:table-cell>
          <table:table-cell office:value-type="float" office:value="34.047559" calcext:value-type="float">
            <text:p>34.047559</text:p>
          </table:table-cell>
          <table:table-cell office:value-type="float" office:value="-77.89224" calcext:value-type="float">
            <text:p>-77.892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202" calcext:value-type="float">
            <text:p>12202</text:p>
          </table:table-cell>
          <table:table-cell office:value-type="float" office:value="3048" calcext:value-type="float">
            <text:p>3048</text:p>
          </table:table-cell>
          <table:table-cell office:value-type="float" office:value="34.028032" calcext:value-type="float">
            <text:p>34.028032</text:p>
          </table:table-cell>
          <table:table-cell office:value-type="float" office:value="-77.900699" calcext:value-type="float">
            <text:p>-77.9006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203" calcext:value-type="float">
            <text:p>12203</text:p>
          </table:table-cell>
          <table:table-cell office:value-type="float" office:value="2012" calcext:value-type="float">
            <text:p>2012</text:p>
          </table:table-cell>
          <table:table-cell office:value-type="float" office:value="34.003735" calcext:value-type="float">
            <text:p>34.003735</text:p>
          </table:table-cell>
          <table:table-cell office:value-type="float" office:value="-77.906781" calcext:value-type="float">
            <text:p>-77.9067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2300" calcext:value-type="float">
            <text:p>12300</text:p>
          </table:table-cell>
          <table:table-cell office:value-type="float" office:value="7167" calcext:value-type="float">
            <text:p>7167</text:p>
          </table:table-cell>
          <table:table-cell office:value-type="float" office:value="34.293728" calcext:value-type="float">
            <text:p>34.293728</text:p>
          </table:table-cell>
          <table:table-cell office:value-type="float" office:value="-77.772963" calcext:value-type="float">
            <text:p>-77.7729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980100" calcext:value-type="float">
            <text:p>980100</text:p>
          </table:table-cell>
          <table:table-cell office:value-type="float" office:value="2" calcext:value-type="float">
            <text:p>2</text:p>
          </table:table-cell>
          <table:table-cell office:value-type="float" office:value="34.269918" calcext:value-type="float">
            <text:p>34.269918</text:p>
          </table:table-cell>
          <table:table-cell office:value-type="float" office:value="-77.903867" calcext:value-type="float">
            <text:p>-77.9038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990100" calcext:value-type="float">
            <text:p>990100</text:p>
          </table:table-cell>
          <table:table-cell office:value-type="float" office:value="0" calcext:value-type="float">
            <text:p>0</text:p>
          </table:table-cell>
          <table:table-cell office:value-type="float" office:value="34.077741" calcext:value-type="float">
            <text:p>34.077741</text:p>
          </table:table-cell>
          <table:table-cell office:value-type="float" office:value="-77.827347" calcext:value-type="float">
            <text:p>-77.8273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920100" calcext:value-type="float">
            <text:p>920100</text:p>
          </table:table-cell>
          <table:table-cell office:value-type="float" office:value="5538" calcext:value-type="float">
            <text:p>5538</text:p>
          </table:table-cell>
          <table:table-cell office:value-type="float" office:value="36.445886" calcext:value-type="float">
            <text:p>36.445886</text:p>
          </table:table-cell>
          <table:table-cell office:value-type="float" office:value="-77.238841" calcext:value-type="float">
            <text:p>-77.2388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920200" calcext:value-type="float">
            <text:p>920200</text:p>
          </table:table-cell>
          <table:table-cell office:value-type="float" office:value="4636" calcext:value-type="float">
            <text:p>4636</text:p>
          </table:table-cell>
          <table:table-cell office:value-type="float" office:value="36.310658" calcext:value-type="float">
            <text:p>36.310658</text:p>
          </table:table-cell>
          <table:table-cell office:value-type="float" office:value="-77.261414" calcext:value-type="float">
            <text:p>-77.2614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920300" calcext:value-type="float">
            <text:p>920300</text:p>
          </table:table-cell>
          <table:table-cell office:value-type="float" office:value="6055" calcext:value-type="float">
            <text:p>6055</text:p>
          </table:table-cell>
          <table:table-cell office:value-type="float" office:value="36.432441" calcext:value-type="float">
            <text:p>36.432441</text:p>
          </table:table-cell>
          <table:table-cell office:value-type="float" office:value="-77.487005" calcext:value-type="float">
            <text:p>-77.4870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920401" calcext:value-type="float">
            <text:p>920401</text:p>
          </table:table-cell>
          <table:table-cell office:value-type="float" office:value="4370" calcext:value-type="float">
            <text:p>4370</text:p>
          </table:table-cell>
          <table:table-cell office:value-type="float" office:value="36.509812" calcext:value-type="float">
            <text:p>36.509812</text:p>
          </table:table-cell>
          <table:table-cell office:value-type="float" office:value="-77.654187" calcext:value-type="float">
            <text:p>-77.6541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920402" calcext:value-type="float">
            <text:p>920402</text:p>
          </table:table-cell>
          <table:table-cell office:value-type="float" office:value="1500" calcext:value-type="float">
            <text:p>1500</text:p>
          </table:table-cell>
          <table:table-cell office:value-type="float" office:value="36.526528" calcext:value-type="float">
            <text:p>36.526528</text:p>
          </table:table-cell>
          <table:table-cell office:value-type="float" office:value="-77.845108" calcext:value-type="float">
            <text:p>-77.845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8166" calcext:value-type="float">
            <text:p>8166</text:p>
          </table:table-cell>
          <table:table-cell office:value-type="float" office:value="34.70761" calcext:value-type="float">
            <text:p>34.70761</text:p>
          </table:table-cell>
          <table:table-cell office:value-type="float" office:value="-77.155628" calcext:value-type="float">
            <text:p>-77.1556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5415" calcext:value-type="float">
            <text:p>5415</text:p>
          </table:table-cell>
          <table:table-cell office:value-type="float" office:value="34.819966" calcext:value-type="float">
            <text:p>34.819966</text:p>
          </table:table-cell>
          <table:table-cell office:value-type="float" office:value="-77.265257" calcext:value-type="float">
            <text:p>-77.2652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201" calcext:value-type="float">
            <text:p>201</text:p>
          </table:table-cell>
          <table:table-cell office:value-type="float" office:value="9234" calcext:value-type="float">
            <text:p>9234</text:p>
          </table:table-cell>
          <table:table-cell office:value-type="float" office:value="34.903062" calcext:value-type="float">
            <text:p>34.903062</text:p>
          </table:table-cell>
          <table:table-cell office:value-type="float" office:value="-77.574104" calcext:value-type="float">
            <text:p>-77.5741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202" calcext:value-type="float">
            <text:p>202</text:p>
          </table:table-cell>
          <table:table-cell office:value-type="float" office:value="10317" calcext:value-type="float">
            <text:p>10317</text:p>
          </table:table-cell>
          <table:table-cell office:value-type="float" office:value="34.828279" calcext:value-type="float">
            <text:p>34.828279</text:p>
          </table:table-cell>
          <table:table-cell office:value-type="float" office:value="-77.533269" calcext:value-type="float">
            <text:p>-77.5332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301" calcext:value-type="float">
            <text:p>301</text:p>
          </table:table-cell>
          <table:table-cell office:value-type="float" office:value="5981" calcext:value-type="float">
            <text:p>5981</text:p>
          </table:table-cell>
          <table:table-cell office:value-type="float" office:value="34.766637" calcext:value-type="float">
            <text:p>34.766637</text:p>
          </table:table-cell>
          <table:table-cell office:value-type="float" office:value="-77.586802" calcext:value-type="float">
            <text:p>-77.5868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office:value-type="float" office:value="9027" calcext:value-type="float">
            <text:p>9027</text:p>
          </table:table-cell>
          <table:table-cell office:value-type="float" office:value="34.698586" calcext:value-type="float">
            <text:p>34.698586</text:p>
          </table:table-cell>
          <table:table-cell office:value-type="float" office:value="-77.528457" calcext:value-type="float">
            <text:p>-77.5284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401" calcext:value-type="float">
            <text:p>401</text:p>
          </table:table-cell>
          <table:table-cell office:value-type="float" office:value="4787" calcext:value-type="float">
            <text:p>4787</text:p>
          </table:table-cell>
          <table:table-cell office:value-type="float" office:value="34.514995" calcext:value-type="float">
            <text:p>34.514995</text:p>
          </table:table-cell>
          <table:table-cell office:value-type="float" office:value="-77.504599" calcext:value-type="float">
            <text:p>-77.5045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402" calcext:value-type="float">
            <text:p>402</text:p>
          </table:table-cell>
          <table:table-cell office:value-type="float" office:value="5540" calcext:value-type="float">
            <text:p>5540</text:p>
          </table:table-cell>
          <table:table-cell office:value-type="float" office:value="34.544792" calcext:value-type="float">
            <text:p>34.544792</text:p>
          </table:table-cell>
          <table:table-cell office:value-type="float" office:value="-77.394498" calcext:value-type="float">
            <text:p>-77.3944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403" calcext:value-type="float">
            <text:p>403</text:p>
          </table:table-cell>
          <table:table-cell office:value-type="float" office:value="1035" calcext:value-type="float">
            <text:p>1035</text:p>
          </table:table-cell>
          <table:table-cell office:value-type="float" office:value="34.489017" calcext:value-type="float">
            <text:p>34.489017</text:p>
          </table:table-cell>
          <table:table-cell office:value-type="float" office:value="-77.430295" calcext:value-type="float">
            <text:p>-77.4302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500" calcext:value-type="float">
            <text:p>500</text:p>
          </table:table-cell>
          <table:table-cell office:value-type="float" office:value="1294" calcext:value-type="float">
            <text:p>1294</text:p>
          </table:table-cell>
          <table:table-cell office:value-type="float" office:value="34.584933" calcext:value-type="float">
            <text:p>34.584933</text:p>
          </table:table-cell>
          <table:table-cell office:value-type="float" office:value="-77.378439" calcext:value-type="float">
            <text:p>-77.3784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600" calcext:value-type="float">
            <text:p>600</text:p>
          </table:table-cell>
          <table:table-cell office:value-type="float" office:value="10899" calcext:value-type="float">
            <text:p>10899</text:p>
          </table:table-cell>
          <table:table-cell office:value-type="float" office:value="34.6593" calcext:value-type="float">
            <text:p>34.6593</text:p>
          </table:table-cell>
          <table:table-cell office:value-type="float" office:value="-77.344447" calcext:value-type="float">
            <text:p>-77.3444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700" calcext:value-type="float">
            <text:p>700</text:p>
          </table:table-cell>
          <table:table-cell office:value-type="float" office:value="5176" calcext:value-type="float">
            <text:p>5176</text:p>
          </table:table-cell>
          <table:table-cell office:value-type="float" office:value="34.70327" calcext:value-type="float">
            <text:p>34.70327</text:p>
          </table:table-cell>
          <table:table-cell office:value-type="float" office:value="-77.356369" calcext:value-type="float">
            <text:p>-77.3563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800" calcext:value-type="float">
            <text:p>800</text:p>
          </table:table-cell>
          <table:table-cell office:value-type="float" office:value="1121" calcext:value-type="float">
            <text:p>1121</text:p>
          </table:table-cell>
          <table:table-cell office:value-type="float" office:value="34.728509" calcext:value-type="float">
            <text:p>34.728509</text:p>
          </table:table-cell>
          <table:table-cell office:value-type="float" office:value="-77.340814" calcext:value-type="float">
            <text:p>-77.3408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900" calcext:value-type="float">
            <text:p>900</text:p>
          </table:table-cell>
          <table:table-cell office:value-type="float" office:value="6120" calcext:value-type="float">
            <text:p>6120</text:p>
          </table:table-cell>
          <table:table-cell office:value-type="float" office:value="34.734806" calcext:value-type="float">
            <text:p>34.734806</text:p>
          </table:table-cell>
          <table:table-cell office:value-type="float" office:value="-77.381132" calcext:value-type="float">
            <text:p>-77.3811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000" calcext:value-type="float">
            <text:p>1000</text:p>
          </table:table-cell>
          <table:table-cell office:value-type="float" office:value="4455" calcext:value-type="float">
            <text:p>4455</text:p>
          </table:table-cell>
          <table:table-cell office:value-type="float" office:value="34.721815" calcext:value-type="float">
            <text:p>34.721815</text:p>
          </table:table-cell>
          <table:table-cell office:value-type="float" office:value="-77.450591" calcext:value-type="float">
            <text:p>-77.4505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101" calcext:value-type="float">
            <text:p>1101</text:p>
          </table:table-cell>
          <table:table-cell office:value-type="float" office:value="4585" calcext:value-type="float">
            <text:p>4585</text:p>
          </table:table-cell>
          <table:table-cell office:value-type="float" office:value="34.76321" calcext:value-type="float">
            <text:p>34.76321</text:p>
          </table:table-cell>
          <table:table-cell office:value-type="float" office:value="-77.491212" calcext:value-type="float">
            <text:p>-77.4912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102" calcext:value-type="float">
            <text:p>1102</text:p>
          </table:table-cell>
          <table:table-cell office:value-type="float" office:value="4570" calcext:value-type="float">
            <text:p>4570</text:p>
          </table:table-cell>
          <table:table-cell office:value-type="float" office:value="34.739217" calcext:value-type="float">
            <text:p>34.739217</text:p>
          </table:table-cell>
          <table:table-cell office:value-type="float" office:value="-77.474836" calcext:value-type="float">
            <text:p>-77.4748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200" calcext:value-type="float">
            <text:p>1200</text:p>
          </table:table-cell>
          <table:table-cell office:value-type="float" office:value="10145" calcext:value-type="float">
            <text:p>10145</text:p>
          </table:table-cell>
          <table:table-cell office:value-type="float" office:value="34.81378" calcext:value-type="float">
            <text:p>34.81378</text:p>
          </table:table-cell>
          <table:table-cell office:value-type="float" office:value="-77.454851" calcext:value-type="float">
            <text:p>-77.4548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300" calcext:value-type="float">
            <text:p>1300</text:p>
          </table:table-cell>
          <table:table-cell office:value-type="float" office:value="12779" calcext:value-type="float">
            <text:p>12779</text:p>
          </table:table-cell>
          <table:table-cell office:value-type="float" office:value="34.792162" calcext:value-type="float">
            <text:p>34.792162</text:p>
          </table:table-cell>
          <table:table-cell office:value-type="float" office:value="-77.404622" calcext:value-type="float">
            <text:p>-77.4046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400" calcext:value-type="float">
            <text:p>1400</text:p>
          </table:table-cell>
          <table:table-cell office:value-type="float" office:value="4672" calcext:value-type="float">
            <text:p>4672</text:p>
          </table:table-cell>
          <table:table-cell office:value-type="float" office:value="34.776354" calcext:value-type="float">
            <text:p>34.776354</text:p>
          </table:table-cell>
          <table:table-cell office:value-type="float" office:value="-77.435923" calcext:value-type="float">
            <text:p>-77.4359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500" calcext:value-type="float">
            <text:p>1500</text:p>
          </table:table-cell>
          <table:table-cell office:value-type="float" office:value="2909" calcext:value-type="float">
            <text:p>2909</text:p>
          </table:table-cell>
          <table:table-cell office:value-type="float" office:value="34.774299" calcext:value-type="float">
            <text:p>34.774299</text:p>
          </table:table-cell>
          <table:table-cell office:value-type="float" office:value="-77.423348" calcext:value-type="float">
            <text:p>-77.4233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700" calcext:value-type="float">
            <text:p>1700</text:p>
          </table:table-cell>
          <table:table-cell office:value-type="float" office:value="2595" calcext:value-type="float">
            <text:p>2595</text:p>
          </table:table-cell>
          <table:table-cell office:value-type="float" office:value="34.767441" calcext:value-type="float">
            <text:p>34.767441</text:p>
          </table:table-cell>
          <table:table-cell office:value-type="float" office:value="-77.416684" calcext:value-type="float">
            <text:p>-77.4166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800" calcext:value-type="float">
            <text:p>1800</text:p>
          </table:table-cell>
          <table:table-cell office:value-type="float" office:value="1922" calcext:value-type="float">
            <text:p>1922</text:p>
          </table:table-cell>
          <table:table-cell office:value-type="float" office:value="34.748333" calcext:value-type="float">
            <text:p>34.748333</text:p>
          </table:table-cell>
          <table:table-cell office:value-type="float" office:value="-77.427225" calcext:value-type="float">
            <text:p>-77.4272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2100" calcext:value-type="float">
            <text:p>2100</text:p>
          </table:table-cell>
          <table:table-cell office:value-type="float" office:value="6552" calcext:value-type="float">
            <text:p>6552</text:p>
          </table:table-cell>
          <table:table-cell office:value-type="float" office:value="34.775146" calcext:value-type="float">
            <text:p>34.775146</text:p>
          </table:table-cell>
          <table:table-cell office:value-type="float" office:value="-77.360923" calcext:value-type="float">
            <text:p>-77.3609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2201" calcext:value-type="float">
            <text:p>2201</text:p>
          </table:table-cell>
          <table:table-cell office:value-type="float" office:value="5250" calcext:value-type="float">
            <text:p>5250</text:p>
          </table:table-cell>
          <table:table-cell office:value-type="float" office:value="34.759194" calcext:value-type="float">
            <text:p>34.759194</text:p>
          </table:table-cell>
          <table:table-cell office:value-type="float" office:value="-77.36848" calcext:value-type="float">
            <text:p>-77.368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2202" calcext:value-type="float">
            <text:p>2202</text:p>
          </table:table-cell>
          <table:table-cell office:value-type="float" office:value="5081" calcext:value-type="float">
            <text:p>5081</text:p>
          </table:table-cell>
          <table:table-cell office:value-type="float" office:value="34.746456" calcext:value-type="float">
            <text:p>34.746456</text:p>
          </table:table-cell>
          <table:table-cell office:value-type="float" office:value="-77.368509" calcext:value-type="float">
            <text:p>-77.3685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2300" calcext:value-type="float">
            <text:p>2300</text:p>
          </table:table-cell>
          <table:table-cell office:value-type="float" office:value="4552" calcext:value-type="float">
            <text:p>4552</text:p>
          </table:table-cell>
          <table:table-cell office:value-type="float" office:value="34.759567" calcext:value-type="float">
            <text:p>34.759567</text:p>
          </table:table-cell>
          <table:table-cell office:value-type="float" office:value="-77.317298" calcext:value-type="float">
            <text:p>-77.3172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2400" calcext:value-type="float">
            <text:p>2400</text:p>
          </table:table-cell>
          <table:table-cell office:value-type="float" office:value="6283" calcext:value-type="float">
            <text:p>6283</text:p>
          </table:table-cell>
          <table:table-cell office:value-type="float" office:value="34.732766" calcext:value-type="float">
            <text:p>34.732766</text:p>
          </table:table-cell>
          <table:table-cell office:value-type="float" office:value="-77.324009" calcext:value-type="float">
            <text:p>-77.324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2500" calcext:value-type="float">
            <text:p>2500</text:p>
          </table:table-cell>
          <table:table-cell office:value-type="float" office:value="3126" calcext:value-type="float">
            <text:p>3126</text:p>
          </table:table-cell>
          <table:table-cell office:value-type="float" office:value="34.723094" calcext:value-type="float">
            <text:p>34.723094</text:p>
          </table:table-cell>
          <table:table-cell office:value-type="float" office:value="-77.248794" calcext:value-type="float">
            <text:p>-77.2487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2600" calcext:value-type="float">
            <text:p>2600</text:p>
          </table:table-cell>
          <table:table-cell office:value-type="float" office:value="4492" calcext:value-type="float">
            <text:p>4492</text:p>
          </table:table-cell>
          <table:table-cell office:value-type="float" office:value="34.757816" calcext:value-type="float">
            <text:p>34.757816</text:p>
          </table:table-cell>
          <table:table-cell office:value-type="float" office:value="-77.402984" calcext:value-type="float">
            <text:p>-77.4029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2800" calcext:value-type="float">
            <text:p>2800</text:p>
          </table:table-cell>
          <table:table-cell office:value-type="float" office:value="9692" calcext:value-type="float">
            <text:p>9692</text:p>
          </table:table-cell>
          <table:table-cell office:value-type="float" office:value="34.679037" calcext:value-type="float">
            <text:p>34.679037</text:p>
          </table:table-cell>
          <table:table-cell office:value-type="float" office:value="-77.202116" calcext:value-type="float">
            <text:p>-77.2021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990100" calcext:value-type="float">
            <text:p>990100</text:p>
          </table:table-cell>
          <table:table-cell office:value-type="float" office:value="0" calcext:value-type="float">
            <text:p>0</text:p>
          </table:table-cell>
          <table:table-cell office:value-type="float" office:value="34.519672" calcext:value-type="float">
            <text:p>34.519672</text:p>
          </table:table-cell>
          <table:table-cell office:value-type="float" office:value="-77.308552" calcext:value-type="float">
            <text:p>-77.308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0701" calcext:value-type="float">
            <text:p>10701</text:p>
          </table:table-cell>
          <table:table-cell office:value-type="float" office:value="1973" calcext:value-type="float">
            <text:p>1973</text:p>
          </table:table-cell>
          <table:table-cell office:value-type="float" office:value="35.918061" calcext:value-type="float">
            <text:p>35.918061</text:p>
          </table:table-cell>
          <table:table-cell office:value-type="float" office:value="-79.118444" calcext:value-type="float">
            <text:p>-79.118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0703" calcext:value-type="float">
            <text:p>10703</text:p>
          </table:table-cell>
          <table:table-cell office:value-type="float" office:value="6064" calcext:value-type="float">
            <text:p>6064</text:p>
          </table:table-cell>
          <table:table-cell office:value-type="float" office:value="35.908575" calcext:value-type="float">
            <text:p>35.908575</text:p>
          </table:table-cell>
          <table:table-cell office:value-type="float" office:value="-79.083918" calcext:value-type="float">
            <text:p>-79.0839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0704" calcext:value-type="float">
            <text:p>10704</text:p>
          </table:table-cell>
          <table:table-cell office:value-type="float" office:value="5134" calcext:value-type="float">
            <text:p>5134</text:p>
          </table:table-cell>
          <table:table-cell office:value-type="float" office:value="35.889335" calcext:value-type="float">
            <text:p>35.889335</text:p>
          </table:table-cell>
          <table:table-cell office:value-type="float" office:value="-79.090543" calcext:value-type="float">
            <text:p>-79.0905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0705" calcext:value-type="float">
            <text:p>10705</text:p>
          </table:table-cell>
          <table:table-cell office:value-type="float" office:value="4573" calcext:value-type="float">
            <text:p>4573</text:p>
          </table:table-cell>
          <table:table-cell office:value-type="float" office:value="35.916543" calcext:value-type="float">
            <text:p>35.916543</text:p>
          </table:table-cell>
          <table:table-cell office:value-type="float" office:value="-79.077178" calcext:value-type="float">
            <text:p>-79.0771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0706" calcext:value-type="float">
            <text:p>10706</text:p>
          </table:table-cell>
          <table:table-cell office:value-type="float" office:value="3203" calcext:value-type="float">
            <text:p>3203</text:p>
          </table:table-cell>
          <table:table-cell office:value-type="float" office:value="35.933368" calcext:value-type="float">
            <text:p>35.933368</text:p>
          </table:table-cell>
          <table:table-cell office:value-type="float" office:value="-79.087925" calcext:value-type="float">
            <text:p>-79.0879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0801" calcext:value-type="float">
            <text:p>10801</text:p>
          </table:table-cell>
          <table:table-cell office:value-type="float" office:value="5025" calcext:value-type="float">
            <text:p>5025</text:p>
          </table:table-cell>
          <table:table-cell office:value-type="float" office:value="36.170063" calcext:value-type="float">
            <text:p>36.170063</text:p>
          </table:table-cell>
          <table:table-cell office:value-type="float" office:value="-79.173416" calcext:value-type="float">
            <text:p>-79.1734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0802" calcext:value-type="float">
            <text:p>10802</text:p>
          </table:table-cell>
          <table:table-cell office:value-type="float" office:value="4654" calcext:value-type="float">
            <text:p>4654</text:p>
          </table:table-cell>
          <table:table-cell office:value-type="float" office:value="36.176407" calcext:value-type="float">
            <text:p>36.176407</text:p>
          </table:table-cell>
          <table:table-cell office:value-type="float" office:value="-79.024714" calcext:value-type="float">
            <text:p>-79.0247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0901" calcext:value-type="float">
            <text:p>10901</text:p>
          </table:table-cell>
          <table:table-cell office:value-type="float" office:value="5383" calcext:value-type="float">
            <text:p>5383</text:p>
          </table:table-cell>
          <table:table-cell office:value-type="float" office:value="36.086422" calcext:value-type="float">
            <text:p>36.086422</text:p>
          </table:table-cell>
          <table:table-cell office:value-type="float" office:value="-79.025502" calcext:value-type="float">
            <text:p>-79.0255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0902" calcext:value-type="float">
            <text:p>10902</text:p>
          </table:table-cell>
          <table:table-cell office:value-type="float" office:value="4724" calcext:value-type="float">
            <text:p>4724</text:p>
          </table:table-cell>
          <table:table-cell office:value-type="float" office:value="36.040223" calcext:value-type="float">
            <text:p>36.040223</text:p>
          </table:table-cell>
          <table:table-cell office:value-type="float" office:value="-79.060369" calcext:value-type="float">
            <text:p>-79.0603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000" calcext:value-type="float">
            <text:p>11000</text:p>
          </table:table-cell>
          <table:table-cell office:value-type="float" office:value="7182" calcext:value-type="float">
            <text:p>7182</text:p>
          </table:table-cell>
          <table:table-cell office:value-type="float" office:value="36.079924" calcext:value-type="float">
            <text:p>36.079924</text:p>
          </table:table-cell>
          <table:table-cell office:value-type="float" office:value="-79.094401" calcext:value-type="float">
            <text:p>-79.0944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101" calcext:value-type="float">
            <text:p>11101</text:p>
          </table:table-cell>
          <table:table-cell office:value-type="float" office:value="8028" calcext:value-type="float">
            <text:p>8028</text:p>
          </table:table-cell>
          <table:table-cell office:value-type="float" office:value="36.099473" calcext:value-type="float">
            <text:p>36.099473</text:p>
          </table:table-cell>
          <table:table-cell office:value-type="float" office:value="-79.203117" calcext:value-type="float">
            <text:p>-79.2031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102" calcext:value-type="float">
            <text:p>11102</text:p>
          </table:table-cell>
          <table:table-cell office:value-type="float" office:value="5844" calcext:value-type="float">
            <text:p>5844</text:p>
          </table:table-cell>
          <table:table-cell office:value-type="float" office:value="36.049367" calcext:value-type="float">
            <text:p>36.049367</text:p>
          </table:table-cell>
          <table:table-cell office:value-type="float" office:value="-79.150373" calcext:value-type="float">
            <text:p>-79.1503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202" calcext:value-type="float">
            <text:p>11202</text:p>
          </table:table-cell>
          <table:table-cell office:value-type="float" office:value="6885" calcext:value-type="float">
            <text:p>6885</text:p>
          </table:table-cell>
          <table:table-cell office:value-type="float" office:value="35.967318" calcext:value-type="float">
            <text:p>35.967318</text:p>
          </table:table-cell>
          <table:table-cell office:value-type="float" office:value="-79.109943" calcext:value-type="float">
            <text:p>-79.1099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203" calcext:value-type="float">
            <text:p>11203</text:p>
          </table:table-cell>
          <table:table-cell office:value-type="float" office:value="5301" calcext:value-type="float">
            <text:p>5301</text:p>
          </table:table-cell>
          <table:table-cell office:value-type="float" office:value="35.93728" calcext:value-type="float">
            <text:p>35.93728</text:p>
          </table:table-cell>
          <table:table-cell office:value-type="float" office:value="-79.196991" calcext:value-type="float">
            <text:p>-79.1969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204" calcext:value-type="float">
            <text:p>11204</text:p>
          </table:table-cell>
          <table:table-cell office:value-type="float" office:value="3189" calcext:value-type="float">
            <text:p>3189</text:p>
          </table:table-cell>
          <table:table-cell office:value-type="float" office:value="35.987068" calcext:value-type="float">
            <text:p>35.987068</text:p>
          </table:table-cell>
          <table:table-cell office:value-type="float" office:value="-79.03401" calcext:value-type="float">
            <text:p>-79.034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205" calcext:value-type="float">
            <text:p>11205</text:p>
          </table:table-cell>
          <table:table-cell office:value-type="float" office:value="7554" calcext:value-type="float">
            <text:p>7554</text:p>
          </table:table-cell>
          <table:table-cell office:value-type="float" office:value="35.956223" calcext:value-type="float">
            <text:p>35.956223</text:p>
          </table:table-cell>
          <table:table-cell office:value-type="float" office:value="-79.035706" calcext:value-type="float">
            <text:p>-79.0357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300" calcext:value-type="float">
            <text:p>11300</text:p>
          </table:table-cell>
          <table:table-cell office:value-type="float" office:value="2926" calcext:value-type="float">
            <text:p>2926</text:p>
          </table:table-cell>
          <table:table-cell office:value-type="float" office:value="35.917158" calcext:value-type="float">
            <text:p>35.917158</text:p>
          </table:table-cell>
          <table:table-cell office:value-type="float" office:value="-79.060669" calcext:value-type="float">
            <text:p>-79.0606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400" calcext:value-type="float">
            <text:p>11400</text:p>
          </table:table-cell>
          <table:table-cell office:value-type="float" office:value="3834" calcext:value-type="float">
            <text:p>3834</text:p>
          </table:table-cell>
          <table:table-cell office:value-type="float" office:value="35.922137" calcext:value-type="float">
            <text:p>35.922137</text:p>
          </table:table-cell>
          <table:table-cell office:value-type="float" office:value="-79.049714" calcext:value-type="float">
            <text:p>-79.0497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500" calcext:value-type="float">
            <text:p>11500</text:p>
          </table:table-cell>
          <table:table-cell office:value-type="float" office:value="1812" calcext:value-type="float">
            <text:p>1812</text:p>
          </table:table-cell>
          <table:table-cell office:value-type="float" office:value="35.917762" calcext:value-type="float">
            <text:p>35.917762</text:p>
          </table:table-cell>
          <table:table-cell office:value-type="float" office:value="-79.03541" calcext:value-type="float">
            <text:p>-79.035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601" calcext:value-type="float">
            <text:p>11601</text:p>
          </table:table-cell>
          <table:table-cell office:value-type="float" office:value="2350" calcext:value-type="float">
            <text:p>2350</text:p>
          </table:table-cell>
          <table:table-cell office:value-type="float" office:value="35.912305" calcext:value-type="float">
            <text:p>35.912305</text:p>
          </table:table-cell>
          <table:table-cell office:value-type="float" office:value="-79.046855" calcext:value-type="float">
            <text:p>-79.0468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602" calcext:value-type="float">
            <text:p>11602</text:p>
          </table:table-cell>
          <table:table-cell office:value-type="float" office:value="5786" calcext:value-type="float">
            <text:p>5786</text:p>
          </table:table-cell>
          <table:table-cell office:value-type="float" office:value="35.903446" calcext:value-type="float">
            <text:p>35.903446</text:p>
          </table:table-cell>
          <table:table-cell office:value-type="float" office:value="-79.044904" calcext:value-type="float">
            <text:p>-79.0449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700" calcext:value-type="float">
            <text:p>11700</text:p>
          </table:table-cell>
          <table:table-cell office:value-type="float" office:value="4190" calcext:value-type="float">
            <text:p>4190</text:p>
          </table:table-cell>
          <table:table-cell office:value-type="float" office:value="35.904991" calcext:value-type="float">
            <text:p>35.904991</text:p>
          </table:table-cell>
          <table:table-cell office:value-type="float" office:value="-79.058804" calcext:value-type="float">
            <text:p>-79.0588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800" calcext:value-type="float">
            <text:p>11800</text:p>
          </table:table-cell>
          <table:table-cell office:value-type="float" office:value="3186" calcext:value-type="float">
            <text:p>3186</text:p>
          </table:table-cell>
          <table:table-cell office:value-type="float" office:value="35.931867" calcext:value-type="float">
            <text:p>35.931867</text:p>
          </table:table-cell>
          <table:table-cell office:value-type="float" office:value="-79.064115" calcext:value-type="float">
            <text:p>-79.0641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901" calcext:value-type="float">
            <text:p>11901</text:p>
          </table:table-cell>
          <table:table-cell office:value-type="float" office:value="5315" calcext:value-type="float">
            <text:p>5315</text:p>
          </table:table-cell>
          <table:table-cell office:value-type="float" office:value="35.949803" calcext:value-type="float">
            <text:p>35.949803</text:p>
          </table:table-cell>
          <table:table-cell office:value-type="float" office:value="-79.049919" calcext:value-type="float">
            <text:p>-79.0499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1902" calcext:value-type="float">
            <text:p>11902</text:p>
          </table:table-cell>
          <table:table-cell office:value-type="float" office:value="3945" calcext:value-type="float">
            <text:p>3945</text:p>
          </table:table-cell>
          <table:table-cell office:value-type="float" office:value="35.944995" calcext:value-type="float">
            <text:p>35.944995</text:p>
          </table:table-cell>
          <table:table-cell office:value-type="float" office:value="-79.028679" calcext:value-type="float">
            <text:p>-79.0286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2100" calcext:value-type="float">
            <text:p>12100</text:p>
          </table:table-cell>
          <table:table-cell office:value-type="float" office:value="7551" calcext:value-type="float">
            <text:p>7551</text:p>
          </table:table-cell>
          <table:table-cell office:value-type="float" office:value="35.925417" calcext:value-type="float">
            <text:p>35.925417</text:p>
          </table:table-cell>
          <table:table-cell office:value-type="float" office:value="-79.016732" calcext:value-type="float">
            <text:p>-79.0167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2201" calcext:value-type="float">
            <text:p>12201</text:p>
          </table:table-cell>
          <table:table-cell office:value-type="float" office:value="2566" calcext:value-type="float">
            <text:p>2566</text:p>
          </table:table-cell>
          <table:table-cell office:value-type="float" office:value="35.883571" calcext:value-type="float">
            <text:p>35.883571</text:p>
          </table:table-cell>
          <table:table-cell office:value-type="float" office:value="-79.040745" calcext:value-type="float">
            <text:p>-79.0407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2202" calcext:value-type="float">
            <text:p>12202</text:p>
          </table:table-cell>
          <table:table-cell office:value-type="float" office:value="5624" calcext:value-type="float">
            <text:p>5624</text:p>
          </table:table-cell>
          <table:table-cell office:value-type="float" office:value="35.887718" calcext:value-type="float">
            <text:p>35.887718</text:p>
          </table:table-cell>
          <table:table-cell office:value-type="float" office:value="-79.069963" calcext:value-type="float">
            <text:p>-79.0699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  <table:table-cell office:value-type="float" office:value="950101" calcext:value-type="float">
            <text:p>950101</text:p>
          </table:table-cell>
          <table:table-cell office:value-type="float" office:value="2941" calcext:value-type="float">
            <text:p>2941</text:p>
          </table:table-cell>
          <table:table-cell office:value-type="float" office:value="35.118647" calcext:value-type="float">
            <text:p>35.118647</text:p>
          </table:table-cell>
          <table:table-cell office:value-type="float" office:value="-76.904077" calcext:value-type="float">
            <text:p>-76.9040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  <table:table-cell office:value-type="float" office:value="950102" calcext:value-type="float">
            <text:p>950102</text:p>
          </table:table-cell>
          <table:table-cell office:value-type="float" office:value="4079" calcext:value-type="float">
            <text:p>4079</text:p>
          </table:table-cell>
          <table:table-cell office:value-type="float" office:value="35.172115" calcext:value-type="float">
            <text:p>35.172115</text:p>
          </table:table-cell>
          <table:table-cell office:value-type="float" office:value="-76.737815" calcext:value-type="float">
            <text:p>-76.7378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  <table:table-cell office:value-type="float" office:value="950201" calcext:value-type="float">
            <text:p>950201</text:p>
          </table:table-cell>
          <table:table-cell office:value-type="float" office:value="3885" calcext:value-type="float">
            <text:p>3885</text:p>
          </table:table-cell>
          <table:table-cell office:value-type="float" office:value="35.036587" calcext:value-type="float">
            <text:p>35.036587</text:p>
          </table:table-cell>
          <table:table-cell office:value-type="float" office:value="-76.779607" calcext:value-type="float">
            <text:p>-76.7796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  <table:table-cell office:value-type="float" office:value="950202" calcext:value-type="float">
            <text:p>950202</text:p>
          </table:table-cell>
          <table:table-cell office:value-type="float" office:value="2239" calcext:value-type="float">
            <text:p>2239</text:p>
          </table:table-cell>
          <table:table-cell office:value-type="float" office:value="35.085602" calcext:value-type="float">
            <text:p>35.085602</text:p>
          </table:table-cell>
          <table:table-cell office:value-type="float" office:value="-76.670392" calcext:value-type="float">
            <text:p>-76.6703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  <table:table-cell office:value-type="float" office:value="990100" calcext:value-type="float">
            <text:p>990100</text:p>
          </table:table-cell>
          <table:table-cell office:value-type="float" office:value="0" calcext:value-type="float">
            <text:p>0</text:p>
          </table:table-cell>
          <table:table-cell office:value-type="float" office:value="35.216496" calcext:value-type="float">
            <text:p>35.216496</text:p>
          </table:table-cell>
          <table:table-cell office:value-type="float" office:value="-76.432264" calcext:value-type="float">
            <text:p>-76.4322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960100" calcext:value-type="float">
            <text:p>960100</text:p>
          </table:table-cell>
          <table:table-cell office:value-type="float" office:value="1731" calcext:value-type="float">
            <text:p>1731</text:p>
          </table:table-cell>
          <table:table-cell office:value-type="float" office:value="36.302598" calcext:value-type="float">
            <text:p>36.302598</text:p>
          </table:table-cell>
          <table:table-cell office:value-type="float" office:value="-76.219441" calcext:value-type="float">
            <text:p>-76.2194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960200" calcext:value-type="float">
            <text:p>960200</text:p>
          </table:table-cell>
          <table:table-cell office:value-type="float" office:value="5175" calcext:value-type="float">
            <text:p>5175</text:p>
          </table:table-cell>
          <table:table-cell office:value-type="float" office:value="36.284966" calcext:value-type="float">
            <text:p>36.284966</text:p>
          </table:table-cell>
          <table:table-cell office:value-type="float" office:value="-76.21153" calcext:value-type="float">
            <text:p>-76.211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960300" calcext:value-type="float">
            <text:p>960300</text:p>
          </table:table-cell>
          <table:table-cell office:value-type="float" office:value="2962" calcext:value-type="float">
            <text:p>2962</text:p>
          </table:table-cell>
          <table:table-cell office:value-type="float" office:value="36.289573" calcext:value-type="float">
            <text:p>36.289573</text:p>
          </table:table-cell>
          <table:table-cell office:value-type="float" office:value="-76.232064" calcext:value-type="float">
            <text:p>-76.2320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960400" calcext:value-type="float">
            <text:p>960400</text:p>
          </table:table-cell>
          <table:table-cell office:value-type="float" office:value="4214" calcext:value-type="float">
            <text:p>4214</text:p>
          </table:table-cell>
          <table:table-cell office:value-type="float" office:value="36.302107" calcext:value-type="float">
            <text:p>36.302107</text:p>
          </table:table-cell>
          <table:table-cell office:value-type="float" office:value="-76.233275" calcext:value-type="float">
            <text:p>-76.2332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960501" calcext:value-type="float">
            <text:p>960501</text:p>
          </table:table-cell>
          <table:table-cell office:value-type="float" office:value="3210" calcext:value-type="float">
            <text:p>3210</text:p>
          </table:table-cell>
          <table:table-cell office:value-type="float" office:value="36.357404" calcext:value-type="float">
            <text:p>36.357404</text:p>
          </table:table-cell>
          <table:table-cell office:value-type="float" office:value="-76.257728" calcext:value-type="float">
            <text:p>-76.2577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960502" calcext:value-type="float">
            <text:p>960502</text:p>
          </table:table-cell>
          <table:table-cell office:value-type="float" office:value="5246" calcext:value-type="float">
            <text:p>5246</text:p>
          </table:table-cell>
          <table:table-cell office:value-type="float" office:value="36.32887" calcext:value-type="float">
            <text:p>36.32887</text:p>
          </table:table-cell>
          <table:table-cell office:value-type="float" office:value="-76.264304" calcext:value-type="float">
            <text:p>-76.2643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960503" calcext:value-type="float">
            <text:p>960503</text:p>
          </table:table-cell>
          <table:table-cell office:value-type="float" office:value="2699" calcext:value-type="float">
            <text:p>2699</text:p>
          </table:table-cell>
          <table:table-cell office:value-type="float" office:value="36.420569" calcext:value-type="float">
            <text:p>36.420569</text:p>
          </table:table-cell>
          <table:table-cell office:value-type="float" office:value="-76.392003" calcext:value-type="float">
            <text:p>-76.3920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960600" calcext:value-type="float">
            <text:p>960600</text:p>
          </table:table-cell>
          <table:table-cell office:value-type="float" office:value="6653" calcext:value-type="float">
            <text:p>6653</text:p>
          </table:table-cell>
          <table:table-cell office:value-type="float" office:value="36.266898" calcext:value-type="float">
            <text:p>36.266898</text:p>
          </table:table-cell>
          <table:table-cell office:value-type="float" office:value="-76.285178" calcext:value-type="float">
            <text:p>-76.2851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960701" calcext:value-type="float">
            <text:p>960701</text:p>
          </table:table-cell>
          <table:table-cell office:value-type="float" office:value="5654" calcext:value-type="float">
            <text:p>5654</text:p>
          </table:table-cell>
          <table:table-cell office:value-type="float" office:value="36.254358" calcext:value-type="float">
            <text:p>36.254358</text:p>
          </table:table-cell>
          <table:table-cell office:value-type="float" office:value="-76.197847" calcext:value-type="float">
            <text:p>-76.1978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960702" calcext:value-type="float">
            <text:p>960702</text:p>
          </table:table-cell>
          <table:table-cell office:value-type="float" office:value="3117" calcext:value-type="float">
            <text:p>3117</text:p>
          </table:table-cell>
          <table:table-cell office:value-type="float" office:value="36.187148" calcext:value-type="float">
            <text:p>36.187148</text:p>
          </table:table-cell>
          <table:table-cell office:value-type="float" office:value="-76.187054" calcext:value-type="float">
            <text:p>-76.1870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101" calcext:value-type="float">
            <text:p>920101</text:p>
          </table:table-cell>
          <table:table-cell office:value-type="float" office:value="368" calcext:value-type="float">
            <text:p>368</text:p>
          </table:table-cell>
          <table:table-cell office:value-type="float" office:value="34.370942" calcext:value-type="float">
            <text:p>34.370942</text:p>
          </table:table-cell>
          <table:table-cell office:value-type="float" office:value="-77.623682" calcext:value-type="float">
            <text:p>-77.6236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102" calcext:value-type="float">
            <text:p>920102</text:p>
          </table:table-cell>
          <table:table-cell office:value-type="float" office:value="1094" calcext:value-type="float">
            <text:p>1094</text:p>
          </table:table-cell>
          <table:table-cell office:value-type="float" office:value="34.423946" calcext:value-type="float">
            <text:p>34.423946</text:p>
          </table:table-cell>
          <table:table-cell office:value-type="float" office:value="-77.551355" calcext:value-type="float">
            <text:p>-77.5513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103" calcext:value-type="float">
            <text:p>920103</text:p>
          </table:table-cell>
          <table:table-cell office:value-type="float" office:value="4004" calcext:value-type="float">
            <text:p>4004</text:p>
          </table:table-cell>
          <table:table-cell office:value-type="float" office:value="34.441406" calcext:value-type="float">
            <text:p>34.441406</text:p>
          </table:table-cell>
          <table:table-cell office:value-type="float" office:value="-77.589995" calcext:value-type="float">
            <text:p>-77.5899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201" calcext:value-type="float">
            <text:p>920201</text:p>
          </table:table-cell>
          <table:table-cell office:value-type="float" office:value="5678" calcext:value-type="float">
            <text:p>5678</text:p>
          </table:table-cell>
          <table:table-cell office:value-type="float" office:value="34.402777" calcext:value-type="float">
            <text:p>34.402777</text:p>
          </table:table-cell>
          <table:table-cell office:value-type="float" office:value="-77.640249" calcext:value-type="float">
            <text:p>-77.6402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202" calcext:value-type="float">
            <text:p>920202</text:p>
          </table:table-cell>
          <table:table-cell office:value-type="float" office:value="6164" calcext:value-type="float">
            <text:p>6164</text:p>
          </table:table-cell>
          <table:table-cell office:value-type="float" office:value="34.350798" calcext:value-type="float">
            <text:p>34.350798</text:p>
          </table:table-cell>
          <table:table-cell office:value-type="float" office:value="-77.70456" calcext:value-type="float">
            <text:p>-77.704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203" calcext:value-type="float">
            <text:p>920203</text:p>
          </table:table-cell>
          <table:table-cell office:value-type="float" office:value="4074" calcext:value-type="float">
            <text:p>4074</text:p>
          </table:table-cell>
          <table:table-cell office:value-type="float" office:value="34.403731" calcext:value-type="float">
            <text:p>34.403731</text:p>
          </table:table-cell>
          <table:table-cell office:value-type="float" office:value="-77.753947" calcext:value-type="float">
            <text:p>-77.7539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204" calcext:value-type="float">
            <text:p>920204</text:p>
          </table:table-cell>
          <table:table-cell office:value-type="float" office:value="2231" calcext:value-type="float">
            <text:p>2231</text:p>
          </table:table-cell>
          <table:table-cell office:value-type="float" office:value="34.587417" calcext:value-type="float">
            <text:p>34.587417</text:p>
          </table:table-cell>
          <table:table-cell office:value-type="float" office:value="-77.711199" calcext:value-type="float">
            <text:p>-77.7111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300" calcext:value-type="float">
            <text:p>920300</text:p>
          </table:table-cell>
          <table:table-cell office:value-type="float" office:value="4232" calcext:value-type="float">
            <text:p>4232</text:p>
          </table:table-cell>
          <table:table-cell office:value-type="float" office:value="34.668006" calcext:value-type="float">
            <text:p>34.668006</text:p>
          </table:table-cell>
          <table:table-cell office:value-type="float" office:value="-77.986265" calcext:value-type="float">
            <text:p>-77.9862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401" calcext:value-type="float">
            <text:p>920401</text:p>
          </table:table-cell>
          <table:table-cell office:value-type="float" office:value="2381" calcext:value-type="float">
            <text:p>2381</text:p>
          </table:table-cell>
          <table:table-cell office:value-type="float" office:value="34.518709" calcext:value-type="float">
            <text:p>34.518709</text:p>
          </table:table-cell>
          <table:table-cell office:value-type="float" office:value="-77.932421" calcext:value-type="float">
            <text:p>-77.9324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402" calcext:value-type="float">
            <text:p>920402</text:p>
          </table:table-cell>
          <table:table-cell office:value-type="float" office:value="3102" calcext:value-type="float">
            <text:p>3102</text:p>
          </table:table-cell>
          <table:table-cell office:value-type="float" office:value="34.55837" calcext:value-type="float">
            <text:p>34.55837</text:p>
          </table:table-cell>
          <table:table-cell office:value-type="float" office:value="-77.950639" calcext:value-type="float">
            <text:p>-77.9506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403" calcext:value-type="float">
            <text:p>920403</text:p>
          </table:table-cell>
          <table:table-cell office:value-type="float" office:value="3671" calcext:value-type="float">
            <text:p>3671</text:p>
          </table:table-cell>
          <table:table-cell office:value-type="float" office:value="34.544876" calcext:value-type="float">
            <text:p>34.544876</text:p>
          </table:table-cell>
          <table:table-cell office:value-type="float" office:value="-77.884036" calcext:value-type="float">
            <text:p>-77.8840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501" calcext:value-type="float">
            <text:p>920501</text:p>
          </table:table-cell>
          <table:table-cell office:value-type="float" office:value="4633" calcext:value-type="float">
            <text:p>4633</text:p>
          </table:table-cell>
          <table:table-cell office:value-type="float" office:value="34.532147" calcext:value-type="float">
            <text:p>34.532147</text:p>
          </table:table-cell>
          <table:table-cell office:value-type="float" office:value="-78.11937" calcext:value-type="float">
            <text:p>-78.119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502" calcext:value-type="float">
            <text:p>920502</text:p>
          </table:table-cell>
          <table:table-cell office:value-type="float" office:value="1717" calcext:value-type="float">
            <text:p>1717</text:p>
          </table:table-cell>
          <table:table-cell office:value-type="float" office:value="34.425908" calcext:value-type="float">
            <text:p>34.425908</text:p>
          </table:table-cell>
          <table:table-cell office:value-type="float" office:value="-78.084977" calcext:value-type="float">
            <text:p>-78.0849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601" calcext:value-type="float">
            <text:p>920601</text:p>
          </table:table-cell>
          <table:table-cell office:value-type="float" office:value="3093" calcext:value-type="float">
            <text:p>3093</text:p>
          </table:table-cell>
          <table:table-cell office:value-type="float" office:value="34.462811" calcext:value-type="float">
            <text:p>34.462811</text:p>
          </table:table-cell>
          <table:table-cell office:value-type="float" office:value="-77.931307" calcext:value-type="float">
            <text:p>-77.9313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20602" calcext:value-type="float">
            <text:p>920602</text:p>
          </table:table-cell>
          <table:table-cell office:value-type="float" office:value="5775" calcext:value-type="float">
            <text:p>5775</text:p>
          </table:table-cell>
          <table:table-cell office:value-type="float" office:value="34.401691" calcext:value-type="float">
            <text:p>34.401691</text:p>
          </table:table-cell>
          <table:table-cell office:value-type="float" office:value="-77.919492" calcext:value-type="float">
            <text:p>-77.9194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990100" calcext:value-type="float">
            <text:p>990100</text:p>
          </table:table-cell>
          <table:table-cell office:value-type="float" office:value="0" calcext:value-type="float">
            <text:p>0</text:p>
          </table:table-cell>
          <table:table-cell office:value-type="float" office:value="34.349246" calcext:value-type="float">
            <text:p>34.349246</text:p>
          </table:table-cell>
          <table:table-cell office:value-type="float" office:value="-77.603126" calcext:value-type="float">
            <text:p>-77.6031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920100" calcext:value-type="float">
            <text:p>920100</text:p>
          </table:table-cell>
          <table:table-cell office:value-type="float" office:value="6853" calcext:value-type="float">
            <text:p>6853</text:p>
          </table:table-cell>
          <table:table-cell office:value-type="float" office:value="36.216808" calcext:value-type="float">
            <text:p>36.216808</text:p>
          </table:table-cell>
          <table:table-cell office:value-type="float" office:value="-76.393311" calcext:value-type="float">
            <text:p>-76.3933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920201" calcext:value-type="float">
            <text:p>920201</text:p>
          </table:table-cell>
          <table:table-cell office:value-type="float" office:value="2828" calcext:value-type="float">
            <text:p>2828</text:p>
          </table:table-cell>
          <table:table-cell office:value-type="float" office:value="36.192889" calcext:value-type="float">
            <text:p>36.192889</text:p>
          </table:table-cell>
          <table:table-cell office:value-type="float" office:value="-76.49355" calcext:value-type="float">
            <text:p>-76.493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920202" calcext:value-type="float">
            <text:p>920202</text:p>
          </table:table-cell>
          <table:table-cell office:value-type="float" office:value="3772" calcext:value-type="float">
            <text:p>3772</text:p>
          </table:table-cell>
          <table:table-cell office:value-type="float" office:value="36.108098" calcext:value-type="float">
            <text:p>36.108098</text:p>
          </table:table-cell>
          <table:table-cell office:value-type="float" office:value="-76.429026" calcext:value-type="float">
            <text:p>-76.4290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920100" calcext:value-type="float">
            <text:p>920100</text:p>
          </table:table-cell>
          <table:table-cell office:value-type="float" office:value="6834" calcext:value-type="float">
            <text:p>6834</text:p>
          </table:table-cell>
          <table:table-cell office:value-type="float" office:value="36.422293" calcext:value-type="float">
            <text:p>36.422293</text:p>
          </table:table-cell>
          <table:table-cell office:value-type="float" office:value="-78.883646" calcext:value-type="float">
            <text:p>-78.8836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920200" calcext:value-type="float">
            <text:p>920200</text:p>
          </table:table-cell>
          <table:table-cell office:value-type="float" office:value="6749" calcext:value-type="float">
            <text:p>6749</text:p>
          </table:table-cell>
          <table:table-cell office:value-type="float" office:value="36.448004" calcext:value-type="float">
            <text:p>36.448004</text:p>
          </table:table-cell>
          <table:table-cell office:value-type="float" office:value="-79.036431" calcext:value-type="float">
            <text:p>-79.0364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920300" calcext:value-type="float">
            <text:p>920300</text:p>
          </table:table-cell>
          <table:table-cell office:value-type="float" office:value="6294" calcext:value-type="float">
            <text:p>6294</text:p>
          </table:table-cell>
          <table:table-cell office:value-type="float" office:value="36.413731" calcext:value-type="float">
            <text:p>36.413731</text:p>
          </table:table-cell>
          <table:table-cell office:value-type="float" office:value="-78.972396" calcext:value-type="float">
            <text:p>-78.9723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920400" calcext:value-type="float">
            <text:p>920400</text:p>
          </table:table-cell>
          <table:table-cell office:value-type="float" office:value="2851" calcext:value-type="float">
            <text:p>2851</text:p>
          </table:table-cell>
          <table:table-cell office:value-type="float" office:value="36.389454" calcext:value-type="float">
            <text:p>36.389454</text:p>
          </table:table-cell>
          <table:table-cell office:value-type="float" office:value="-78.988802" calcext:value-type="float">
            <text:p>-78.9888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920500" calcext:value-type="float">
            <text:p>920500</text:p>
          </table:table-cell>
          <table:table-cell office:value-type="float" office:value="6984" calcext:value-type="float">
            <text:p>6984</text:p>
          </table:table-cell>
          <table:table-cell office:value-type="float" office:value="36.299374" calcext:value-type="float">
            <text:p>36.299374</text:p>
          </table:table-cell>
          <table:table-cell office:value-type="float" office:value="-78.907592" calcext:value-type="float">
            <text:p>-78.9075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920601" calcext:value-type="float">
            <text:p>920601</text:p>
          </table:table-cell>
          <table:table-cell office:value-type="float" office:value="5133" calcext:value-type="float">
            <text:p>5133</text:p>
          </table:table-cell>
          <table:table-cell office:value-type="float" office:value="36.349917" calcext:value-type="float">
            <text:p>36.349917</text:p>
          </table:table-cell>
          <table:table-cell office:value-type="float" office:value="-79.033443" calcext:value-type="float">
            <text:p>-79.0334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920602" calcext:value-type="float">
            <text:p>920602</text:p>
          </table:table-cell>
          <table:table-cell office:value-type="float" office:value="4619" calcext:value-type="float">
            <text:p>4619</text:p>
          </table:table-cell>
          <table:table-cell office:value-type="float" office:value="36.2654" calcext:value-type="float">
            <text:p>36.2654</text:p>
          </table:table-cell>
          <table:table-cell office:value-type="float" office:value="-79.017407" calcext:value-type="float">
            <text:p>-79.0174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5173" calcext:value-type="float">
            <text:p>5173</text:p>
          </table:table-cell>
          <table:table-cell office:value-type="float" office:value="35.605157" calcext:value-type="float">
            <text:p>35.605157</text:p>
          </table:table-cell>
          <table:table-cell office:value-type="float" office:value="-77.371064" calcext:value-type="float">
            <text:p>-77.3710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201" calcext:value-type="float">
            <text:p>201</text:p>
          </table:table-cell>
          <table:table-cell office:value-type="float" office:value="4952" calcext:value-type="float">
            <text:p>4952</text:p>
          </table:table-cell>
          <table:table-cell office:value-type="float" office:value="35.608234" calcext:value-type="float">
            <text:p>35.608234</text:p>
          </table:table-cell>
          <table:table-cell office:value-type="float" office:value="-77.347266" calcext:value-type="float">
            <text:p>-77.3472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202" calcext:value-type="float">
            <text:p>202</text:p>
          </table:table-cell>
          <table:table-cell office:value-type="float" office:value="2623" calcext:value-type="float">
            <text:p>2623</text:p>
          </table:table-cell>
          <table:table-cell office:value-type="float" office:value="35.596686" calcext:value-type="float">
            <text:p>35.596686</text:p>
          </table:table-cell>
          <table:table-cell office:value-type="float" office:value="-77.34572" calcext:value-type="float">
            <text:p>-77.345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301" calcext:value-type="float">
            <text:p>301</text:p>
          </table:table-cell>
          <table:table-cell office:value-type="float" office:value="3159" calcext:value-type="float">
            <text:p>3159</text:p>
          </table:table-cell>
          <table:table-cell office:value-type="float" office:value="35.581739" calcext:value-type="float">
            <text:p>35.581739</text:p>
          </table:table-cell>
          <table:table-cell office:value-type="float" office:value="-77.351893" calcext:value-type="float">
            <text:p>-77.3518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302" calcext:value-type="float">
            <text:p>302</text:p>
          </table:table-cell>
          <table:table-cell office:value-type="float" office:value="8858" calcext:value-type="float">
            <text:p>8858</text:p>
          </table:table-cell>
          <table:table-cell office:value-type="float" office:value="35.589624" calcext:value-type="float">
            <text:p>35.589624</text:p>
          </table:table-cell>
          <table:table-cell office:value-type="float" office:value="-77.332096" calcext:value-type="float">
            <text:p>-77.3320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400" calcext:value-type="float">
            <text:p>400</text:p>
          </table:table-cell>
          <table:table-cell office:value-type="float" office:value="6567" calcext:value-type="float">
            <text:p>6567</text:p>
          </table:table-cell>
          <table:table-cell office:value-type="float" office:value="35.602384" calcext:value-type="float">
            <text:p>35.602384</text:p>
          </table:table-cell>
          <table:table-cell office:value-type="float" office:value="-77.364941" calcext:value-type="float">
            <text:p>-77.3649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501" calcext:value-type="float">
            <text:p>501</text:p>
          </table:table-cell>
          <table:table-cell office:value-type="float" office:value="5886" calcext:value-type="float">
            <text:p>5886</text:p>
          </table:table-cell>
          <table:table-cell office:value-type="float" office:value="35.570559" calcext:value-type="float">
            <text:p>35.570559</text:p>
          </table:table-cell>
          <table:table-cell office:value-type="float" office:value="-77.383374" calcext:value-type="float">
            <text:p>-77.3833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502" calcext:value-type="float">
            <text:p>502</text:p>
          </table:table-cell>
          <table:table-cell office:value-type="float" office:value="6706" calcext:value-type="float">
            <text:p>6706</text:p>
          </table:table-cell>
          <table:table-cell office:value-type="float" office:value="35.571731" calcext:value-type="float">
            <text:p>35.571731</text:p>
          </table:table-cell>
          <table:table-cell office:value-type="float" office:value="-77.361321" calcext:value-type="float">
            <text:p>-77.3613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601" calcext:value-type="float">
            <text:p>601</text:p>
          </table:table-cell>
          <table:table-cell office:value-type="float" office:value="6686" calcext:value-type="float">
            <text:p>6686</text:p>
          </table:table-cell>
          <table:table-cell office:value-type="float" office:value="35.6066" calcext:value-type="float">
            <text:p>35.6066</text:p>
          </table:table-cell>
          <table:table-cell office:value-type="float" office:value="-77.416078" calcext:value-type="float">
            <text:p>-77.4160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602" calcext:value-type="float">
            <text:p>602</text:p>
          </table:table-cell>
          <table:table-cell office:value-type="float" office:value="5219" calcext:value-type="float">
            <text:p>5219</text:p>
          </table:table-cell>
          <table:table-cell office:value-type="float" office:value="35.58029" calcext:value-type="float">
            <text:p>35.58029</text:p>
          </table:table-cell>
          <table:table-cell office:value-type="float" office:value="-77.408458" calcext:value-type="float">
            <text:p>-77.4084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603" calcext:value-type="float">
            <text:p>603</text:p>
          </table:table-cell>
          <table:table-cell office:value-type="float" office:value="9570" calcext:value-type="float">
            <text:p>9570</text:p>
          </table:table-cell>
          <table:table-cell office:value-type="float" office:value="35.561495" calcext:value-type="float">
            <text:p>35.561495</text:p>
          </table:table-cell>
          <table:table-cell office:value-type="float" office:value="-77.413234" calcext:value-type="float">
            <text:p>-77.4132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701" calcext:value-type="float">
            <text:p>701</text:p>
          </table:table-cell>
          <table:table-cell office:value-type="float" office:value="3903" calcext:value-type="float">
            <text:p>3903</text:p>
          </table:table-cell>
          <table:table-cell office:value-type="float" office:value="35.613318" calcext:value-type="float">
            <text:p>35.613318</text:p>
          </table:table-cell>
          <table:table-cell office:value-type="float" office:value="-77.39155" calcext:value-type="float">
            <text:p>-77.391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702" calcext:value-type="float">
            <text:p>702</text:p>
          </table:table-cell>
          <table:table-cell office:value-type="float" office:value="2968" calcext:value-type="float">
            <text:p>2968</text:p>
          </table:table-cell>
          <table:table-cell office:value-type="float" office:value="35.597416" calcext:value-type="float">
            <text:p>35.597416</text:p>
          </table:table-cell>
          <table:table-cell office:value-type="float" office:value="-77.387738" calcext:value-type="float">
            <text:p>-77.3877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800" calcext:value-type="float">
            <text:p>800</text:p>
          </table:table-cell>
          <table:table-cell office:value-type="float" office:value="3575" calcext:value-type="float">
            <text:p>3575</text:p>
          </table:table-cell>
          <table:table-cell office:value-type="float" office:value="35.643965" calcext:value-type="float">
            <text:p>35.643965</text:p>
          </table:table-cell>
          <table:table-cell office:value-type="float" office:value="-77.367602" calcext:value-type="float">
            <text:p>-77.3676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900" calcext:value-type="float">
            <text:p>900</text:p>
          </table:table-cell>
          <table:table-cell office:value-type="float" office:value="8052" calcext:value-type="float">
            <text:p>8052</text:p>
          </table:table-cell>
          <table:table-cell office:value-type="float" office:value="35.628272" calcext:value-type="float">
            <text:p>35.628272</text:p>
          </table:table-cell>
          <table:table-cell office:value-type="float" office:value="-77.251129" calcext:value-type="float">
            <text:p>-77.2511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001" calcext:value-type="float">
            <text:p>1001</text:p>
          </table:table-cell>
          <table:table-cell office:value-type="float" office:value="2240" calcext:value-type="float">
            <text:p>2240</text:p>
          </table:table-cell>
          <table:table-cell office:value-type="float" office:value="35.592157" calcext:value-type="float">
            <text:p>35.592157</text:p>
          </table:table-cell>
          <table:table-cell office:value-type="float" office:value="-77.2865" calcext:value-type="float">
            <text:p>-77.28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002" calcext:value-type="float">
            <text:p>1002</text:p>
          </table:table-cell>
          <table:table-cell office:value-type="float" office:value="6072" calcext:value-type="float">
            <text:p>6072</text:p>
          </table:table-cell>
          <table:table-cell office:value-type="float" office:value="35.5702" calcext:value-type="float">
            <text:p>35.5702</text:p>
          </table:table-cell>
          <table:table-cell office:value-type="float" office:value="-77.277892" calcext:value-type="float">
            <text:p>-77.2778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003" calcext:value-type="float">
            <text:p>1003</text:p>
          </table:table-cell>
          <table:table-cell office:value-type="float" office:value="5272" calcext:value-type="float">
            <text:p>5272</text:p>
          </table:table-cell>
          <table:table-cell office:value-type="float" office:value="35.55955" calcext:value-type="float">
            <text:p>35.55955</text:p>
          </table:table-cell>
          <table:table-cell office:value-type="float" office:value="-77.320557" calcext:value-type="float">
            <text:p>-77.3205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100" calcext:value-type="float">
            <text:p>1100</text:p>
          </table:table-cell>
          <table:table-cell office:value-type="float" office:value="5134" calcext:value-type="float">
            <text:p>5134</text:p>
          </table:table-cell>
          <table:table-cell office:value-type="float" office:value="35.52934" calcext:value-type="float">
            <text:p>35.52934</text:p>
          </table:table-cell>
          <table:table-cell office:value-type="float" office:value="-77.236637" calcext:value-type="float">
            <text:p>-77.2366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200" calcext:value-type="float">
            <text:p>1200</text:p>
          </table:table-cell>
          <table:table-cell office:value-type="float" office:value="5939" calcext:value-type="float">
            <text:p>5939</text:p>
          </table:table-cell>
          <table:table-cell office:value-type="float" office:value="35.48341" calcext:value-type="float">
            <text:p>35.48341</text:p>
          </table:table-cell>
          <table:table-cell office:value-type="float" office:value="-77.322148" calcext:value-type="float">
            <text:p>-77.3221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301" calcext:value-type="float">
            <text:p>1301</text:p>
          </table:table-cell>
          <table:table-cell office:value-type="float" office:value="3883" calcext:value-type="float">
            <text:p>3883</text:p>
          </table:table-cell>
          <table:table-cell office:value-type="float" office:value="35.53434" calcext:value-type="float">
            <text:p>35.53434</text:p>
          </table:table-cell>
          <table:table-cell office:value-type="float" office:value="-77.421511" calcext:value-type="float">
            <text:p>-77.4215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302" calcext:value-type="float">
            <text:p>1302</text:p>
          </table:table-cell>
          <table:table-cell office:value-type="float" office:value="5177" calcext:value-type="float">
            <text:p>5177</text:p>
          </table:table-cell>
          <table:table-cell office:value-type="float" office:value="35.527769" calcext:value-type="float">
            <text:p>35.527769</text:p>
          </table:table-cell>
          <table:table-cell office:value-type="float" office:value="-77.393655" calcext:value-type="float">
            <text:p>-77.3936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303" calcext:value-type="float">
            <text:p>1303</text:p>
          </table:table-cell>
          <table:table-cell office:value-type="float" office:value="7689" calcext:value-type="float">
            <text:p>7689</text:p>
          </table:table-cell>
          <table:table-cell office:value-type="float" office:value="35.543778" calcext:value-type="float">
            <text:p>35.543778</text:p>
          </table:table-cell>
          <table:table-cell office:value-type="float" office:value="-77.368848" calcext:value-type="float">
            <text:p>-77.3688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401" calcext:value-type="float">
            <text:p>1401</text:p>
          </table:table-cell>
          <table:table-cell office:value-type="float" office:value="4801" calcext:value-type="float">
            <text:p>4801</text:p>
          </table:table-cell>
          <table:table-cell office:value-type="float" office:value="35.467612" calcext:value-type="float">
            <text:p>35.467612</text:p>
          </table:table-cell>
          <table:table-cell office:value-type="float" office:value="-77.427468" calcext:value-type="float">
            <text:p>-77.4274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402" calcext:value-type="float">
            <text:p>1402</text:p>
          </table:table-cell>
          <table:table-cell office:value-type="float" office:value="2591" calcext:value-type="float">
            <text:p>2591</text:p>
          </table:table-cell>
          <table:table-cell office:value-type="float" office:value="35.452622" calcext:value-type="float">
            <text:p>35.452622</text:p>
          </table:table-cell>
          <table:table-cell office:value-type="float" office:value="-77.399127" calcext:value-type="float">
            <text:p>-77.3991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500" calcext:value-type="float">
            <text:p>1500</text:p>
          </table:table-cell>
          <table:table-cell office:value-type="float" office:value="3315" calcext:value-type="float">
            <text:p>3315</text:p>
          </table:table-cell>
          <table:table-cell office:value-type="float" office:value="35.378057" calcext:value-type="float">
            <text:p>35.378057</text:p>
          </table:table-cell>
          <table:table-cell office:value-type="float" office:value="-77.418244" calcext:value-type="float">
            <text:p>-77.4182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600" calcext:value-type="float">
            <text:p>1600</text:p>
          </table:table-cell>
          <table:table-cell office:value-type="float" office:value="7843" calcext:value-type="float">
            <text:p>7843</text:p>
          </table:table-cell>
          <table:table-cell office:value-type="float" office:value="35.557559" calcext:value-type="float">
            <text:p>35.557559</text:p>
          </table:table-cell>
          <table:table-cell office:value-type="float" office:value="-77.465234" calcext:value-type="float">
            <text:p>-77.4652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700" calcext:value-type="float">
            <text:p>1700</text:p>
          </table:table-cell>
          <table:table-cell office:value-type="float" office:value="3753" calcext:value-type="float">
            <text:p>3753</text:p>
          </table:table-cell>
          <table:table-cell office:value-type="float" office:value="35.622019" calcext:value-type="float">
            <text:p>35.622019</text:p>
          </table:table-cell>
          <table:table-cell office:value-type="float" office:value="-77.47495" calcext:value-type="float">
            <text:p>-77.474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800" calcext:value-type="float">
            <text:p>1800</text:p>
          </table:table-cell>
          <table:table-cell office:value-type="float" office:value="6120" calcext:value-type="float">
            <text:p>6120</text:p>
          </table:table-cell>
          <table:table-cell office:value-type="float" office:value="35.595781" calcext:value-type="float">
            <text:p>35.595781</text:p>
          </table:table-cell>
          <table:table-cell office:value-type="float" office:value="-77.589057" calcext:value-type="float">
            <text:p>-77.5890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900" calcext:value-type="float">
            <text:p>1900</text:p>
          </table:table-cell>
          <table:table-cell office:value-type="float" office:value="2889" calcext:value-type="float">
            <text:p>2889</text:p>
          </table:table-cell>
          <table:table-cell office:value-type="float" office:value="35.673134" calcext:value-type="float">
            <text:p>35.673134</text:p>
          </table:table-cell>
          <table:table-cell office:value-type="float" office:value="-77.585123" calcext:value-type="float">
            <text:p>-77.5851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2001" calcext:value-type="float">
            <text:p>2001</text:p>
          </table:table-cell>
          <table:table-cell office:value-type="float" office:value="6287" calcext:value-type="float">
            <text:p>6287</text:p>
          </table:table-cell>
          <table:table-cell office:value-type="float" office:value="35.672543" calcext:value-type="float">
            <text:p>35.672543</text:p>
          </table:table-cell>
          <table:table-cell office:value-type="float" office:value="-77.430145" calcext:value-type="float">
            <text:p>-77.4301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2002" calcext:value-type="float">
            <text:p>2002</text:p>
          </table:table-cell>
          <table:table-cell office:value-type="float" office:value="5246" calcext:value-type="float">
            <text:p>5246</text:p>
          </table:table-cell>
          <table:table-cell office:value-type="float" office:value="35.757014" calcext:value-type="float">
            <text:p>35.757014</text:p>
          </table:table-cell>
          <table:table-cell office:value-type="float" office:value="-77.376296" calcext:value-type="float">
            <text:p>-77.3762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920101" calcext:value-type="float">
            <text:p>920101</text:p>
          </table:table-cell>
          <table:table-cell office:value-type="float" office:value="3373" calcext:value-type="float">
            <text:p>3373</text:p>
          </table:table-cell>
          <table:table-cell office:value-type="float" office:value="35.244595" calcext:value-type="float">
            <text:p>35.244595</text:p>
          </table:table-cell>
          <table:table-cell office:value-type="float" office:value="-82.040771" calcext:value-type="float">
            <text:p>-82.0407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920103" calcext:value-type="float">
            <text:p>920103</text:p>
          </table:table-cell>
          <table:table-cell office:value-type="float" office:value="3197" calcext:value-type="float">
            <text:p>3197</text:p>
          </table:table-cell>
          <table:table-cell office:value-type="float" office:value="35.235359" calcext:value-type="float">
            <text:p>35.235359</text:p>
          </table:table-cell>
          <table:table-cell office:value-type="float" office:value="-82.126404" calcext:value-type="float">
            <text:p>-82.1264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920104" calcext:value-type="float">
            <text:p>920104</text:p>
          </table:table-cell>
          <table:table-cell office:value-type="float" office:value="2983" calcext:value-type="float">
            <text:p>2983</text:p>
          </table:table-cell>
          <table:table-cell office:value-type="float" office:value="35.245898" calcext:value-type="float">
            <text:p>35.245898</text:p>
          </table:table-cell>
          <table:table-cell office:value-type="float" office:value="-82.186335" calcext:value-type="float">
            <text:p>-82.1863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920200" calcext:value-type="float">
            <text:p>920200</text:p>
          </table:table-cell>
          <table:table-cell office:value-type="float" office:value="5061" calcext:value-type="float">
            <text:p>5061</text:p>
          </table:table-cell>
          <table:table-cell office:value-type="float" office:value="35.331303" calcext:value-type="float">
            <text:p>35.331303</text:p>
          </table:table-cell>
          <table:table-cell office:value-type="float" office:value="-82.185134" calcext:value-type="float">
            <text:p>-82.1851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920301" calcext:value-type="float">
            <text:p>920301</text:p>
          </table:table-cell>
          <table:table-cell office:value-type="float" office:value="1075" calcext:value-type="float">
            <text:p>1075</text:p>
          </table:table-cell>
          <table:table-cell office:value-type="float" office:value="35.237109" calcext:value-type="float">
            <text:p>35.237109</text:p>
          </table:table-cell>
          <table:table-cell office:value-type="float" office:value="-82.226483" calcext:value-type="float">
            <text:p>-82.2264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920303" calcext:value-type="float">
            <text:p>920303</text:p>
          </table:table-cell>
          <table:table-cell office:value-type="float" office:value="1947" calcext:value-type="float">
            <text:p>1947</text:p>
          </table:table-cell>
          <table:table-cell office:value-type="float" office:value="35.236078" calcext:value-type="float">
            <text:p>35.236078</text:p>
          </table:table-cell>
          <table:table-cell office:value-type="float" office:value="-82.312524" calcext:value-type="float">
            <text:p>-82.3125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920304" calcext:value-type="float">
            <text:p>920304</text:p>
          </table:table-cell>
          <table:table-cell office:value-type="float" office:value="2874" calcext:value-type="float">
            <text:p>2874</text:p>
          </table:table-cell>
          <table:table-cell office:value-type="float" office:value="35.209836" calcext:value-type="float">
            <text:p>35.209836</text:p>
          </table:table-cell>
          <table:table-cell office:value-type="float" office:value="-82.247754" calcext:value-type="float">
            <text:p>-82.2477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0100" calcext:value-type="float">
            <text:p>30100</text:p>
          </table:table-cell>
          <table:table-cell office:value-type="float" office:value="4597" calcext:value-type="float">
            <text:p>4597</text:p>
          </table:table-cell>
          <table:table-cell office:value-type="float" office:value="35.690945" calcext:value-type="float">
            <text:p>35.690945</text:p>
          </table:table-cell>
          <table:table-cell office:value-type="float" office:value="-79.824582" calcext:value-type="float">
            <text:p>-79.8245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0201" calcext:value-type="float">
            <text:p>30201</text:p>
          </table:table-cell>
          <table:table-cell office:value-type="float" office:value="3078" calcext:value-type="float">
            <text:p>3078</text:p>
          </table:table-cell>
          <table:table-cell office:value-type="float" office:value="35.698982" calcext:value-type="float">
            <text:p>35.698982</text:p>
          </table:table-cell>
          <table:table-cell office:value-type="float" office:value="-79.806331" calcext:value-type="float">
            <text:p>-79.8063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0202" calcext:value-type="float">
            <text:p>30202</text:p>
          </table:table-cell>
          <table:table-cell office:value-type="float" office:value="5078" calcext:value-type="float">
            <text:p>5078</text:p>
          </table:table-cell>
          <table:table-cell office:value-type="float" office:value="35.664673" calcext:value-type="float">
            <text:p>35.664673</text:p>
          </table:table-cell>
          <table:table-cell office:value-type="float" office:value="-79.806863" calcext:value-type="float">
            <text:p>-79.8068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0301" calcext:value-type="float">
            <text:p>30301</text:p>
          </table:table-cell>
          <table:table-cell office:value-type="float" office:value="6501" calcext:value-type="float">
            <text:p>6501</text:p>
          </table:table-cell>
          <table:table-cell office:value-type="float" office:value="35.747283" calcext:value-type="float">
            <text:p>35.747283</text:p>
          </table:table-cell>
          <table:table-cell office:value-type="float" office:value="-79.797196" calcext:value-type="float">
            <text:p>-79.7971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0302" calcext:value-type="float">
            <text:p>30302</text:p>
          </table:table-cell>
          <table:table-cell office:value-type="float" office:value="3041" calcext:value-type="float">
            <text:p>3041</text:p>
          </table:table-cell>
          <table:table-cell office:value-type="float" office:value="35.712749" calcext:value-type="float">
            <text:p>35.712749</text:p>
          </table:table-cell>
          <table:table-cell office:value-type="float" office:value="-79.796929" calcext:value-type="float">
            <text:p>-79.7969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0400" calcext:value-type="float">
            <text:p>30400</text:p>
          </table:table-cell>
          <table:table-cell office:value-type="float" office:value="4193" calcext:value-type="float">
            <text:p>4193</text:p>
          </table:table-cell>
          <table:table-cell office:value-type="float" office:value="35.739411" calcext:value-type="float">
            <text:p>35.739411</text:p>
          </table:table-cell>
          <table:table-cell office:value-type="float" office:value="-79.814651" calcext:value-type="float">
            <text:p>-79.8146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0502" calcext:value-type="float">
            <text:p>30502</text:p>
          </table:table-cell>
          <table:table-cell office:value-type="float" office:value="4019" calcext:value-type="float">
            <text:p>4019</text:p>
          </table:table-cell>
          <table:table-cell office:value-type="float" office:value="35.720102" calcext:value-type="float">
            <text:p>35.720102</text:p>
          </table:table-cell>
          <table:table-cell office:value-type="float" office:value="-79.842411" calcext:value-type="float">
            <text:p>-79.8424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0503" calcext:value-type="float">
            <text:p>30503</text:p>
          </table:table-cell>
          <table:table-cell office:value-type="float" office:value="5855" calcext:value-type="float">
            <text:p>5855</text:p>
          </table:table-cell>
          <table:table-cell office:value-type="float" office:value="35.771744" calcext:value-type="float">
            <text:p>35.771744</text:p>
          </table:table-cell>
          <table:table-cell office:value-type="float" office:value="-79.904976" calcext:value-type="float">
            <text:p>-79.9049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0504" calcext:value-type="float">
            <text:p>30504</text:p>
          </table:table-cell>
          <table:table-cell office:value-type="float" office:value="5893" calcext:value-type="float">
            <text:p>5893</text:p>
          </table:table-cell>
          <table:table-cell office:value-type="float" office:value="35.778941" calcext:value-type="float">
            <text:p>35.778941</text:p>
          </table:table-cell>
          <table:table-cell office:value-type="float" office:value="-79.995619" calcext:value-type="float">
            <text:p>-79.9956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0600" calcext:value-type="float">
            <text:p>30600</text:p>
          </table:table-cell>
          <table:table-cell office:value-type="float" office:value="6387" calcext:value-type="float">
            <text:p>6387</text:p>
          </table:table-cell>
          <table:table-cell office:value-type="float" office:value="35.670114" calcext:value-type="float">
            <text:p>35.670114</text:p>
          </table:table-cell>
          <table:table-cell office:value-type="float" office:value="-79.877651" calcext:value-type="float">
            <text:p>-79.8776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0700" calcext:value-type="float">
            <text:p>30700</text:p>
          </table:table-cell>
          <table:table-cell office:value-type="float" office:value="6011" calcext:value-type="float">
            <text:p>6011</text:p>
          </table:table-cell>
          <table:table-cell office:value-type="float" office:value="35.594538" calcext:value-type="float">
            <text:p>35.594538</text:p>
          </table:table-cell>
          <table:table-cell office:value-type="float" office:value="-79.936565" calcext:value-type="float">
            <text:p>-79.9365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0801" calcext:value-type="float">
            <text:p>30801</text:p>
          </table:table-cell>
          <table:table-cell office:value-type="float" office:value="7148" calcext:value-type="float">
            <text:p>7148</text:p>
          </table:table-cell>
          <table:table-cell office:value-type="float" office:value="35.689019" calcext:value-type="float">
            <text:p>35.689019</text:p>
          </table:table-cell>
          <table:table-cell office:value-type="float" office:value="-79.731985" calcext:value-type="float">
            <text:p>-79.7319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0802" calcext:value-type="float">
            <text:p>30802</text:p>
          </table:table-cell>
          <table:table-cell office:value-type="float" office:value="6290" calcext:value-type="float">
            <text:p>6290</text:p>
          </table:table-cell>
          <table:table-cell office:value-type="float" office:value="35.576302" calcext:value-type="float">
            <text:p>35.576302</text:p>
          </table:table-cell>
          <table:table-cell office:value-type="float" office:value="-79.764099" calcext:value-type="float">
            <text:p>-79.7640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0900" calcext:value-type="float">
            <text:p>30900</text:p>
          </table:table-cell>
          <table:table-cell office:value-type="float" office:value="3686" calcext:value-type="float">
            <text:p>3686</text:p>
          </table:table-cell>
          <table:table-cell office:value-type="float" office:value="35.615913" calcext:value-type="float">
            <text:p>35.615913</text:p>
          </table:table-cell>
          <table:table-cell office:value-type="float" office:value="-79.616438" calcext:value-type="float">
            <text:p>-79.6164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1000" calcext:value-type="float">
            <text:p>31000</text:p>
          </table:table-cell>
          <table:table-cell office:value-type="float" office:value="7151" calcext:value-type="float">
            <text:p>7151</text:p>
          </table:table-cell>
          <table:table-cell office:value-type="float" office:value="35.756407" calcext:value-type="float">
            <text:p>35.756407</text:p>
          </table:table-cell>
          <table:table-cell office:value-type="float" office:value="-79.62431" calcext:value-type="float">
            <text:p>-79.624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1100" calcext:value-type="float">
            <text:p>31100</text:p>
          </table:table-cell>
          <table:table-cell office:value-type="float" office:value="5823" calcext:value-type="float">
            <text:p>5823</text:p>
          </table:table-cell>
          <table:table-cell office:value-type="float" office:value="35.767647" calcext:value-type="float">
            <text:p>35.767647</text:p>
          </table:table-cell>
          <table:table-cell office:value-type="float" office:value="-79.724545" calcext:value-type="float">
            <text:p>-79.7245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1200" calcext:value-type="float">
            <text:p>31200</text:p>
          </table:table-cell>
          <table:table-cell office:value-type="float" office:value="5336" calcext:value-type="float">
            <text:p>5336</text:p>
          </table:table-cell>
          <table:table-cell office:value-type="float" office:value="35.860904" calcext:value-type="float">
            <text:p>35.860904</text:p>
          </table:table-cell>
          <table:table-cell office:value-type="float" office:value="-79.583715" calcext:value-type="float">
            <text:p>-79.5837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1303" calcext:value-type="float">
            <text:p>31303</text:p>
          </table:table-cell>
          <table:table-cell office:value-type="float" office:value="4226" calcext:value-type="float">
            <text:p>4226</text:p>
          </table:table-cell>
          <table:table-cell office:value-type="float" office:value="35.847689" calcext:value-type="float">
            <text:p>35.847689</text:p>
          </table:table-cell>
          <table:table-cell office:value-type="float" office:value="-79.922583" calcext:value-type="float">
            <text:p>-79.9225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1304" calcext:value-type="float">
            <text:p>31304</text:p>
          </table:table-cell>
          <table:table-cell office:value-type="float" office:value="4701" calcext:value-type="float">
            <text:p>4701</text:p>
          </table:table-cell>
          <table:table-cell office:value-type="float" office:value="35.873427" calcext:value-type="float">
            <text:p>35.873427</text:p>
          </table:table-cell>
          <table:table-cell office:value-type="float" office:value="-79.885048" calcext:value-type="float">
            <text:p>-79.8850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1305" calcext:value-type="float">
            <text:p>31305</text:p>
          </table:table-cell>
          <table:table-cell office:value-type="float" office:value="4090" calcext:value-type="float">
            <text:p>4090</text:p>
          </table:table-cell>
          <table:table-cell office:value-type="float" office:value="35.879073" calcext:value-type="float">
            <text:p>35.879073</text:p>
          </table:table-cell>
          <table:table-cell office:value-type="float" office:value="-79.802133" calcext:value-type="float">
            <text:p>-79.8021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1306" calcext:value-type="float">
            <text:p>31306</text:p>
          </table:table-cell>
          <table:table-cell office:value-type="float" office:value="6845" calcext:value-type="float">
            <text:p>6845</text:p>
          </table:table-cell>
          <table:table-cell office:value-type="float" office:value="35.870008" calcext:value-type="float">
            <text:p>35.870008</text:p>
          </table:table-cell>
          <table:table-cell office:value-type="float" office:value="-79.723267" calcext:value-type="float">
            <text:p>-79.7232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1400" calcext:value-type="float">
            <text:p>31400</text:p>
          </table:table-cell>
          <table:table-cell office:value-type="float" office:value="8452" calcext:value-type="float">
            <text:p>8452</text:p>
          </table:table-cell>
          <table:table-cell office:value-type="float" office:value="35.803612" calcext:value-type="float">
            <text:p>35.803612</text:p>
          </table:table-cell>
          <table:table-cell office:value-type="float" office:value="-79.798309" calcext:value-type="float">
            <text:p>-79.7983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1501" calcext:value-type="float">
            <text:p>31501</text:p>
          </table:table-cell>
          <table:table-cell office:value-type="float" office:value="6079" calcext:value-type="float">
            <text:p>6079</text:p>
          </table:table-cell>
          <table:table-cell office:value-type="float" office:value="35.846228" calcext:value-type="float">
            <text:p>35.846228</text:p>
          </table:table-cell>
          <table:table-cell office:value-type="float" office:value="-80.023084" calcext:value-type="float">
            <text:p>-80.0230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1503" calcext:value-type="float">
            <text:p>31503</text:p>
          </table:table-cell>
          <table:table-cell office:value-type="float" office:value="3011" calcext:value-type="float">
            <text:p>3011</text:p>
          </table:table-cell>
          <table:table-cell office:value-type="float" office:value="35.909586" calcext:value-type="float">
            <text:p>35.909586</text:p>
          </table:table-cell>
          <table:table-cell office:value-type="float" office:value="-79.965261" calcext:value-type="float">
            <text:p>-79.9652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1504" calcext:value-type="float">
            <text:p>31504</text:p>
          </table:table-cell>
          <table:table-cell office:value-type="float" office:value="5234" calcext:value-type="float">
            <text:p>5234</text:p>
          </table:table-cell>
          <table:table-cell office:value-type="float" office:value="35.899951" calcext:value-type="float">
            <text:p>35.899951</text:p>
          </table:table-cell>
          <table:table-cell office:value-type="float" office:value="-79.945794" calcext:value-type="float">
            <text:p>-79.9457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1505" calcext:value-type="float">
            <text:p>31505</text:p>
          </table:table-cell>
          <table:table-cell office:value-type="float" office:value="3618" calcext:value-type="float">
            <text:p>3618</text:p>
          </table:table-cell>
          <table:table-cell office:value-type="float" office:value="35.869235" calcext:value-type="float">
            <text:p>35.869235</text:p>
          </table:table-cell>
          <table:table-cell office:value-type="float" office:value="-79.963824" calcext:value-type="float">
            <text:p>-79.9638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1601" calcext:value-type="float">
            <text:p>31601</text:p>
          </table:table-cell>
          <table:table-cell office:value-type="float" office:value="3905" calcext:value-type="float">
            <text:p>3905</text:p>
          </table:table-cell>
          <table:table-cell office:value-type="float" office:value="35.896671" calcext:value-type="float">
            <text:p>35.896671</text:p>
          </table:table-cell>
          <table:table-cell office:value-type="float" office:value="-80.025512" calcext:value-type="float">
            <text:p>-80.0255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1602" calcext:value-type="float">
            <text:p>31602</text:p>
          </table:table-cell>
          <table:table-cell office:value-type="float" office:value="1504" calcext:value-type="float">
            <text:p>1504</text:p>
          </table:table-cell>
          <table:table-cell office:value-type="float" office:value="35.913449" calcext:value-type="float">
            <text:p>35.913449</text:p>
          </table:table-cell>
          <table:table-cell office:value-type="float" office:value="-79.984192" calcext:value-type="float">
            <text:p>-79.9841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970100" calcext:value-type="float">
            <text:p>970100</text:p>
          </table:table-cell>
          <table:table-cell office:value-type="float" office:value="3676" calcext:value-type="float">
            <text:p>3676</text:p>
          </table:table-cell>
          <table:table-cell office:value-type="float" office:value="35.017987" calcext:value-type="float">
            <text:p>35.017987</text:p>
          </table:table-cell>
          <table:table-cell office:value-type="float" office:value="-79.611117" calcext:value-type="float">
            <text:p>-79.6111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970200" calcext:value-type="float">
            <text:p>970200</text:p>
          </table:table-cell>
          <table:table-cell office:value-type="float" office:value="4930" calcext:value-type="float">
            <text:p>4930</text:p>
          </table:table-cell>
          <table:table-cell office:value-type="float" office:value="35.08927" calcext:value-type="float">
            <text:p>35.08927</text:p>
          </table:table-cell>
          <table:table-cell office:value-type="float" office:value="-79.766231" calcext:value-type="float">
            <text:p>-79.7662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970300" calcext:value-type="float">
            <text:p>970300</text:p>
          </table:table-cell>
          <table:table-cell office:value-type="float" office:value="4878" calcext:value-type="float">
            <text:p>4878</text:p>
          </table:table-cell>
          <table:table-cell office:value-type="float" office:value="34.970379" calcext:value-type="float">
            <text:p>34.970379</text:p>
          </table:table-cell>
          <table:table-cell office:value-type="float" office:value="-79.781879" calcext:value-type="float">
            <text:p>-79.7818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970400" calcext:value-type="float">
            <text:p>970400</text:p>
          </table:table-cell>
          <table:table-cell office:value-type="float" office:value="4230" calcext:value-type="float">
            <text:p>4230</text:p>
          </table:table-cell>
          <table:table-cell office:value-type="float" office:value="34.955002" calcext:value-type="float">
            <text:p>34.955002</text:p>
          </table:table-cell>
          <table:table-cell office:value-type="float" office:value="-79.739019" calcext:value-type="float">
            <text:p>-79.7390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970500" calcext:value-type="float">
            <text:p>970500</text:p>
          </table:table-cell>
          <table:table-cell office:value-type="float" office:value="2503" calcext:value-type="float">
            <text:p>2503</text:p>
          </table:table-cell>
          <table:table-cell office:value-type="float" office:value="34.942862" calcext:value-type="float">
            <text:p>34.942862</text:p>
          </table:table-cell>
          <table:table-cell office:value-type="float" office:value="-79.764478" calcext:value-type="float">
            <text:p>-79.7644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970600" calcext:value-type="float">
            <text:p>970600</text:p>
          </table:table-cell>
          <table:table-cell office:value-type="float" office:value="4152" calcext:value-type="float">
            <text:p>4152</text:p>
          </table:table-cell>
          <table:table-cell office:value-type="float" office:value="34.923155" calcext:value-type="float">
            <text:p>34.923155</text:p>
          </table:table-cell>
          <table:table-cell office:value-type="float" office:value="-79.741066" calcext:value-type="float">
            <text:p>-79.7410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970700" calcext:value-type="float">
            <text:p>970700</text:p>
          </table:table-cell>
          <table:table-cell office:value-type="float" office:value="3130" calcext:value-type="float">
            <text:p>3130</text:p>
          </table:table-cell>
          <table:table-cell office:value-type="float" office:value="34.916846" calcext:value-type="float">
            <text:p>34.916846</text:p>
          </table:table-cell>
          <table:table-cell office:value-type="float" office:value="-79.764788" calcext:value-type="float">
            <text:p>-79.7647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970800" calcext:value-type="float">
            <text:p>970800</text:p>
          </table:table-cell>
          <table:table-cell office:value-type="float" office:value="5340" calcext:value-type="float">
            <text:p>5340</text:p>
          </table:table-cell>
          <table:table-cell office:value-type="float" office:value="34.894768" calcext:value-type="float">
            <text:p>34.894768</text:p>
          </table:table-cell>
          <table:table-cell office:value-type="float" office:value="-79.797529" calcext:value-type="float">
            <text:p>-79.7975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970900" calcext:value-type="float">
            <text:p>970900</text:p>
          </table:table-cell>
          <table:table-cell office:value-type="float" office:value="5236" calcext:value-type="float">
            <text:p>5236</text:p>
          </table:table-cell>
          <table:table-cell office:value-type="float" office:value="34.88662" calcext:value-type="float">
            <text:p>34.88662</text:p>
          </table:table-cell>
          <table:table-cell office:value-type="float" office:value="-79.723366" calcext:value-type="float">
            <text:p>-79.7233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971000" calcext:value-type="float">
            <text:p>971000</text:p>
          </table:table-cell>
          <table:table-cell office:value-type="float" office:value="4174" calcext:value-type="float">
            <text:p>4174</text:p>
          </table:table-cell>
          <table:table-cell office:value-type="float" office:value="34.91634" calcext:value-type="float">
            <text:p>34.91634</text:p>
          </table:table-cell>
          <table:table-cell office:value-type="float" office:value="-79.686101" calcext:value-type="float">
            <text:p>-79.6861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971100" calcext:value-type="float">
            <text:p>971100</text:p>
          </table:table-cell>
          <table:table-cell office:value-type="float" office:value="4390" calcext:value-type="float">
            <text:p>4390</text:p>
          </table:table-cell>
          <table:table-cell office:value-type="float" office:value="34.869136" calcext:value-type="float">
            <text:p>34.869136</text:p>
          </table:table-cell>
          <table:table-cell office:value-type="float" office:value="-79.672266" calcext:value-type="float">
            <text:p>-79.6722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101" calcext:value-type="float">
            <text:p>960101</text:p>
          </table:table-cell>
          <table:table-cell office:value-type="float" office:value="4125" calcext:value-type="float">
            <text:p>4125</text:p>
          </table:table-cell>
          <table:table-cell office:value-type="float" office:value="34.822333" calcext:value-type="float">
            <text:p>34.822333</text:p>
          </table:table-cell>
          <table:table-cell office:value-type="float" office:value="-78.929739" calcext:value-type="float">
            <text:p>-78.9297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102" calcext:value-type="float">
            <text:p>960102</text:p>
          </table:table-cell>
          <table:table-cell office:value-type="float" office:value="5195" calcext:value-type="float">
            <text:p>5195</text:p>
          </table:table-cell>
          <table:table-cell office:value-type="float" office:value="34.808644" calcext:value-type="float">
            <text:p>34.808644</text:p>
          </table:table-cell>
          <table:table-cell office:value-type="float" office:value="-78.980417" calcext:value-type="float">
            <text:p>-78.980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201" calcext:value-type="float">
            <text:p>960201</text:p>
          </table:table-cell>
          <table:table-cell office:value-type="float" office:value="6039" calcext:value-type="float">
            <text:p>6039</text:p>
          </table:table-cell>
          <table:table-cell office:value-type="float" office:value="34.886921" calcext:value-type="float">
            <text:p>34.886921</text:p>
          </table:table-cell>
          <table:table-cell office:value-type="float" office:value="-79.030401" calcext:value-type="float">
            <text:p>-79.0304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202" calcext:value-type="float">
            <text:p>960202</text:p>
          </table:table-cell>
          <table:table-cell office:value-type="float" office:value="4664" calcext:value-type="float">
            <text:p>4664</text:p>
          </table:table-cell>
          <table:table-cell office:value-type="float" office:value="34.823663" calcext:value-type="float">
            <text:p>34.823663</text:p>
          </table:table-cell>
          <table:table-cell office:value-type="float" office:value="-79.092048" calcext:value-type="float">
            <text:p>-79.0920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300" calcext:value-type="float">
            <text:p>960300</text:p>
          </table:table-cell>
          <table:table-cell office:value-type="float" office:value="6797" calcext:value-type="float">
            <text:p>6797</text:p>
          </table:table-cell>
          <table:table-cell office:value-type="float" office:value="34.809607" calcext:value-type="float">
            <text:p>34.809607</text:p>
          </table:table-cell>
          <table:table-cell office:value-type="float" office:value="-79.17126" calcext:value-type="float">
            <text:p>-79.171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401" calcext:value-type="float">
            <text:p>960401</text:p>
          </table:table-cell>
          <table:table-cell office:value-type="float" office:value="7157" calcext:value-type="float">
            <text:p>7157</text:p>
          </table:table-cell>
          <table:table-cell office:value-type="float" office:value="34.766592" calcext:value-type="float">
            <text:p>34.766592</text:p>
          </table:table-cell>
          <table:table-cell office:value-type="float" office:value="-79.275512" calcext:value-type="float">
            <text:p>-79.2755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402" calcext:value-type="float">
            <text:p>960402</text:p>
          </table:table-cell>
          <table:table-cell office:value-type="float" office:value="3568" calcext:value-type="float">
            <text:p>3568</text:p>
          </table:table-cell>
          <table:table-cell office:value-type="float" office:value="34.739453" calcext:value-type="float">
            <text:p>34.739453</text:p>
          </table:table-cell>
          <table:table-cell office:value-type="float" office:value="-79.150084" calcext:value-type="float">
            <text:p>-79.1500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501" calcext:value-type="float">
            <text:p>960501</text:p>
          </table:table-cell>
          <table:table-cell office:value-type="float" office:value="3413" calcext:value-type="float">
            <text:p>3413</text:p>
          </table:table-cell>
          <table:table-cell office:value-type="float" office:value="34.701051" calcext:value-type="float">
            <text:p>34.701051</text:p>
          </table:table-cell>
          <table:table-cell office:value-type="float" office:value="-79.198989" calcext:value-type="float">
            <text:p>-79.1989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502" calcext:value-type="float">
            <text:p>960502</text:p>
          </table:table-cell>
          <table:table-cell office:value-type="float" office:value="6057" calcext:value-type="float">
            <text:p>6057</text:p>
          </table:table-cell>
          <table:table-cell office:value-type="float" office:value="34.685261" calcext:value-type="float">
            <text:p>34.685261</text:p>
          </table:table-cell>
          <table:table-cell office:value-type="float" office:value="-79.199755" calcext:value-type="float">
            <text:p>-79.1997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503" calcext:value-type="float">
            <text:p>960503</text:p>
          </table:table-cell>
          <table:table-cell office:value-type="float" office:value="1764" calcext:value-type="float">
            <text:p>1764</text:p>
          </table:table-cell>
          <table:table-cell office:value-type="float" office:value="34.646381" calcext:value-type="float">
            <text:p>34.646381</text:p>
          </table:table-cell>
          <table:table-cell office:value-type="float" office:value="-79.157098" calcext:value-type="float">
            <text:p>-79.1570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600" calcext:value-type="float">
            <text:p>960600</text:p>
          </table:table-cell>
          <table:table-cell office:value-type="float" office:value="6431" calcext:value-type="float">
            <text:p>6431</text:p>
          </table:table-cell>
          <table:table-cell office:value-type="float" office:value="34.674785" calcext:value-type="float">
            <text:p>34.674785</text:p>
          </table:table-cell>
          <table:table-cell office:value-type="float" office:value="-79.110175" calcext:value-type="float">
            <text:p>-79.1101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701" calcext:value-type="float">
            <text:p>960701</text:p>
          </table:table-cell>
          <table:table-cell office:value-type="float" office:value="5471" calcext:value-type="float">
            <text:p>5471</text:p>
          </table:table-cell>
          <table:table-cell office:value-type="float" office:value="34.7086" calcext:value-type="float">
            <text:p>34.7086</text:p>
          </table:table-cell>
          <table:table-cell office:value-type="float" office:value="-79.033398" calcext:value-type="float">
            <text:p>-79.0333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702" calcext:value-type="float">
            <text:p>960702</text:p>
          </table:table-cell>
          <table:table-cell office:value-type="float" office:value="3080" calcext:value-type="float">
            <text:p>3080</text:p>
          </table:table-cell>
          <table:table-cell office:value-type="float" office:value="34.662071" calcext:value-type="float">
            <text:p>34.662071</text:p>
          </table:table-cell>
          <table:table-cell office:value-type="float" office:value="-79.052657" calcext:value-type="float">
            <text:p>-79.0526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801" calcext:value-type="float">
            <text:p>960801</text:p>
          </table:table-cell>
          <table:table-cell office:value-type="float" office:value="4529" calcext:value-type="float">
            <text:p>4529</text:p>
          </table:table-cell>
          <table:table-cell office:value-type="float" office:value="34.607613" calcext:value-type="float">
            <text:p>34.607613</text:p>
          </table:table-cell>
          <table:table-cell office:value-type="float" office:value="-79.037527" calcext:value-type="float">
            <text:p>-79.0375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802" calcext:value-type="float">
            <text:p>960802</text:p>
          </table:table-cell>
          <table:table-cell office:value-type="float" office:value="1971" calcext:value-type="float">
            <text:p>1971</text:p>
          </table:table-cell>
          <table:table-cell office:value-type="float" office:value="34.600531" calcext:value-type="float">
            <text:p>34.600531</text:p>
          </table:table-cell>
          <table:table-cell office:value-type="float" office:value="-79.024952" calcext:value-type="float">
            <text:p>-79.0249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0900" calcext:value-type="float">
            <text:p>960900</text:p>
          </table:table-cell>
          <table:table-cell office:value-type="float" office:value="2001" calcext:value-type="float">
            <text:p>2001</text:p>
          </table:table-cell>
          <table:table-cell office:value-type="float" office:value="34.633654" calcext:value-type="float">
            <text:p>34.633654</text:p>
          </table:table-cell>
          <table:table-cell office:value-type="float" office:value="-79.014558" calcext:value-type="float">
            <text:p>-79.0145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1000" calcext:value-type="float">
            <text:p>961000</text:p>
          </table:table-cell>
          <table:table-cell office:value-type="float" office:value="2147" calcext:value-type="float">
            <text:p>2147</text:p>
          </table:table-cell>
          <table:table-cell office:value-type="float" office:value="34.62524" calcext:value-type="float">
            <text:p>34.62524</text:p>
          </table:table-cell>
          <table:table-cell office:value-type="float" office:value="-79.005836" calcext:value-type="float">
            <text:p>-79.0058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1100" calcext:value-type="float">
            <text:p>961100</text:p>
          </table:table-cell>
          <table:table-cell office:value-type="float" office:value="2050" calcext:value-type="float">
            <text:p>2050</text:p>
          </table:table-cell>
          <table:table-cell office:value-type="float" office:value="34.609247" calcext:value-type="float">
            <text:p>34.609247</text:p>
          </table:table-cell>
          <table:table-cell office:value-type="float" office:value="-78.985643" calcext:value-type="float">
            <text:p>-78.9856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1200" calcext:value-type="float">
            <text:p>961200</text:p>
          </table:table-cell>
          <table:table-cell office:value-type="float" office:value="2902" calcext:value-type="float">
            <text:p>2902</text:p>
          </table:table-cell>
          <table:table-cell office:value-type="float" office:value="34.622673" calcext:value-type="float">
            <text:p>34.622673</text:p>
          </table:table-cell>
          <table:table-cell office:value-type="float" office:value="-78.990686" calcext:value-type="float">
            <text:p>-78.9906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1301" calcext:value-type="float">
            <text:p>961301</text:p>
          </table:table-cell>
          <table:table-cell office:value-type="float" office:value="4473" calcext:value-type="float">
            <text:p>4473</text:p>
          </table:table-cell>
          <table:table-cell office:value-type="float" office:value="34.66703" calcext:value-type="float">
            <text:p>34.66703</text:p>
          </table:table-cell>
          <table:table-cell office:value-type="float" office:value="-78.976081" calcext:value-type="float">
            <text:p>-78.9760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1302" calcext:value-type="float">
            <text:p>961302</text:p>
          </table:table-cell>
          <table:table-cell office:value-type="float" office:value="5217" calcext:value-type="float">
            <text:p>5217</text:p>
          </table:table-cell>
          <table:table-cell office:value-type="float" office:value="34.634039" calcext:value-type="float">
            <text:p>34.634039</text:p>
          </table:table-cell>
          <table:table-cell office:value-type="float" office:value="-78.984831" calcext:value-type="float">
            <text:p>-78.9848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1400" calcext:value-type="float">
            <text:p>961400</text:p>
          </table:table-cell>
          <table:table-cell office:value-type="float" office:value="3833" calcext:value-type="float">
            <text:p>3833</text:p>
          </table:table-cell>
          <table:table-cell office:value-type="float" office:value="34.70129" calcext:value-type="float">
            <text:p>34.70129</text:p>
          </table:table-cell>
          <table:table-cell office:value-type="float" office:value="-78.90294" calcext:value-type="float">
            <text:p>-78.902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1500" calcext:value-type="float">
            <text:p>961500</text:p>
          </table:table-cell>
          <table:table-cell office:value-type="float" office:value="5841" calcext:value-type="float">
            <text:p>5841</text:p>
          </table:table-cell>
          <table:table-cell office:value-type="float" office:value="34.598488" calcext:value-type="float">
            <text:p>34.598488</text:p>
          </table:table-cell>
          <table:table-cell office:value-type="float" office:value="-78.918793" calcext:value-type="float">
            <text:p>-78.9187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1601" calcext:value-type="float">
            <text:p>961601</text:p>
          </table:table-cell>
          <table:table-cell office:value-type="float" office:value="3856" calcext:value-type="float">
            <text:p>3856</text:p>
          </table:table-cell>
          <table:table-cell office:value-type="float" office:value="34.541189" calcext:value-type="float">
            <text:p>34.541189</text:p>
          </table:table-cell>
          <table:table-cell office:value-type="float" office:value="-78.987122" calcext:value-type="float">
            <text:p>-78.9871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1602" calcext:value-type="float">
            <text:p>961602</text:p>
          </table:table-cell>
          <table:table-cell office:value-type="float" office:value="3811" calcext:value-type="float">
            <text:p>3811</text:p>
          </table:table-cell>
          <table:table-cell office:value-type="float" office:value="34.475784" calcext:value-type="float">
            <text:p>34.475784</text:p>
          </table:table-cell>
          <table:table-cell office:value-type="float" office:value="-79.04711" calcext:value-type="float">
            <text:p>-79.047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1700" calcext:value-type="float">
            <text:p>961700</text:p>
          </table:table-cell>
          <table:table-cell office:value-type="float" office:value="5568" calcext:value-type="float">
            <text:p>5568</text:p>
          </table:table-cell>
          <table:table-cell office:value-type="float" office:value="34.490329" calcext:value-type="float">
            <text:p>34.490329</text:p>
          </table:table-cell>
          <table:table-cell office:value-type="float" office:value="-79.121732" calcext:value-type="float">
            <text:p>-79.1217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1801" calcext:value-type="float">
            <text:p>961801</text:p>
          </table:table-cell>
          <table:table-cell office:value-type="float" office:value="5086" calcext:value-type="float">
            <text:p>5086</text:p>
          </table:table-cell>
          <table:table-cell office:value-type="float" office:value="34.640966" calcext:value-type="float">
            <text:p>34.640966</text:p>
          </table:table-cell>
          <table:table-cell office:value-type="float" office:value="-79.23872" calcext:value-type="float">
            <text:p>-79.238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1802" calcext:value-type="float">
            <text:p>961802</text:p>
          </table:table-cell>
          <table:table-cell office:value-type="float" office:value="5198" calcext:value-type="float">
            <text:p>5198</text:p>
          </table:table-cell>
          <table:table-cell office:value-type="float" office:value="34.569163" calcext:value-type="float">
            <text:p>34.569163</text:p>
          </table:table-cell>
          <table:table-cell office:value-type="float" office:value="-79.142554" calcext:value-type="float">
            <text:p>-79.1425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1900" calcext:value-type="float">
            <text:p>961900</text:p>
          </table:table-cell>
          <table:table-cell office:value-type="float" office:value="4995" calcext:value-type="float">
            <text:p>4995</text:p>
          </table:table-cell>
          <table:table-cell office:value-type="float" office:value="34.482756" calcext:value-type="float">
            <text:p>34.482756</text:p>
          </table:table-cell>
          <table:table-cell office:value-type="float" office:value="-79.234388" calcext:value-type="float">
            <text:p>-79.2343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2001" calcext:value-type="float">
            <text:p>962001</text:p>
          </table:table-cell>
          <table:table-cell office:value-type="float" office:value="3709" calcext:value-type="float">
            <text:p>3709</text:p>
          </table:table-cell>
          <table:table-cell office:value-type="float" office:value="34.729751" calcext:value-type="float">
            <text:p>34.729751</text:p>
          </table:table-cell>
          <table:table-cell office:value-type="float" office:value="-79.338817" calcext:value-type="float">
            <text:p>-79.3388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962002" calcext:value-type="float">
            <text:p>962002</text:p>
          </table:table-cell>
          <table:table-cell office:value-type="float" office:value="3220" calcext:value-type="float">
            <text:p>3220</text:p>
          </table:table-cell>
          <table:table-cell office:value-type="float" office:value="34.654081" calcext:value-type="float">
            <text:p>34.654081</text:p>
          </table:table-cell>
          <table:table-cell office:value-type="float" office:value="-79.347697" calcext:value-type="float">
            <text:p>-79.3476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0101" calcext:value-type="float">
            <text:p>40101</text:p>
          </table:table-cell>
          <table:table-cell office:value-type="float" office:value="4097" calcext:value-type="float">
            <text:p>4097</text:p>
          </table:table-cell>
          <table:table-cell office:value-type="float" office:value="36.458467" calcext:value-type="float">
            <text:p>36.458467</text:p>
          </table:table-cell>
          <table:table-cell office:value-type="float" office:value="-79.626706" calcext:value-type="float">
            <text:p>-79.6267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0102" calcext:value-type="float">
            <text:p>40102</text:p>
          </table:table-cell>
          <table:table-cell office:value-type="float" office:value="2823" calcext:value-type="float">
            <text:p>2823</text:p>
          </table:table-cell>
          <table:table-cell office:value-type="float" office:value="36.422318" calcext:value-type="float">
            <text:p>36.422318</text:p>
          </table:table-cell>
          <table:table-cell office:value-type="float" office:value="-79.579058" calcext:value-type="float">
            <text:p>-79.5790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0200" calcext:value-type="float">
            <text:p>40200</text:p>
          </table:table-cell>
          <table:table-cell office:value-type="float" office:value="3949" calcext:value-type="float">
            <text:p>3949</text:p>
          </table:table-cell>
          <table:table-cell office:value-type="float" office:value="36.514219" calcext:value-type="float">
            <text:p>36.514219</text:p>
          </table:table-cell>
          <table:table-cell office:value-type="float" office:value="-79.694516" calcext:value-type="float">
            <text:p>-79.6945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0300" calcext:value-type="float">
            <text:p>40300</text:p>
          </table:table-cell>
          <table:table-cell office:value-type="float" office:value="3712" calcext:value-type="float">
            <text:p>3712</text:p>
          </table:table-cell>
          <table:table-cell office:value-type="float" office:value="36.498159" calcext:value-type="float">
            <text:p>36.498159</text:p>
          </table:table-cell>
          <table:table-cell office:value-type="float" office:value="-79.742492" calcext:value-type="float">
            <text:p>-79.7424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0400" calcext:value-type="float">
            <text:p>40400</text:p>
          </table:table-cell>
          <table:table-cell office:value-type="float" office:value="6361" calcext:value-type="float">
            <text:p>6361</text:p>
          </table:table-cell>
          <table:table-cell office:value-type="float" office:value="36.517942" calcext:value-type="float">
            <text:p>36.517942</text:p>
          </table:table-cell>
          <table:table-cell office:value-type="float" office:value="-79.760114" calcext:value-type="float">
            <text:p>-79.7601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0501" calcext:value-type="float">
            <text:p>40501</text:p>
          </table:table-cell>
          <table:table-cell office:value-type="float" office:value="3659" calcext:value-type="float">
            <text:p>3659</text:p>
          </table:table-cell>
          <table:table-cell office:value-type="float" office:value="36.507948" calcext:value-type="float">
            <text:p>36.507948</text:p>
          </table:table-cell>
          <table:table-cell office:value-type="float" office:value="-79.793115" calcext:value-type="float">
            <text:p>-79.7931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0502" calcext:value-type="float">
            <text:p>40502</text:p>
          </table:table-cell>
          <table:table-cell office:value-type="float" office:value="2876" calcext:value-type="float">
            <text:p>2876</text:p>
          </table:table-cell>
          <table:table-cell office:value-type="float" office:value="36.484453" calcext:value-type="float">
            <text:p>36.484453</text:p>
          </table:table-cell>
          <table:table-cell office:value-type="float" office:value="-79.78497" calcext:value-type="float">
            <text:p>-79.784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0601" calcext:value-type="float">
            <text:p>40601</text:p>
          </table:table-cell>
          <table:table-cell office:value-type="float" office:value="3872" calcext:value-type="float">
            <text:p>3872</text:p>
          </table:table-cell>
          <table:table-cell office:value-type="float" office:value="36.495181" calcext:value-type="float">
            <text:p>36.495181</text:p>
          </table:table-cell>
          <table:table-cell office:value-type="float" office:value="-79.886788" calcext:value-type="float">
            <text:p>-79.8867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0602" calcext:value-type="float">
            <text:p>40602</text:p>
          </table:table-cell>
          <table:table-cell office:value-type="float" office:value="4784" calcext:value-type="float">
            <text:p>4784</text:p>
          </table:table-cell>
          <table:table-cell office:value-type="float" office:value="36.446601" calcext:value-type="float">
            <text:p>36.446601</text:p>
          </table:table-cell>
          <table:table-cell office:value-type="float" office:value="-79.874559" calcext:value-type="float">
            <text:p>-79.8745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0700" calcext:value-type="float">
            <text:p>40700</text:p>
          </table:table-cell>
          <table:table-cell office:value-type="float" office:value="4524" calcext:value-type="float">
            <text:p>4524</text:p>
          </table:table-cell>
          <table:table-cell office:value-type="float" office:value="36.427316" calcext:value-type="float">
            <text:p>36.427316</text:p>
          </table:table-cell>
          <table:table-cell office:value-type="float" office:value="-79.994431" calcext:value-type="float">
            <text:p>-79.9944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0800" calcext:value-type="float">
            <text:p>40800</text:p>
          </table:table-cell>
          <table:table-cell office:value-type="float" office:value="1666" calcext:value-type="float">
            <text:p>1666</text:p>
          </table:table-cell>
          <table:table-cell office:value-type="float" office:value="36.388568" calcext:value-type="float">
            <text:p>36.388568</text:p>
          </table:table-cell>
          <table:table-cell office:value-type="float" office:value="-79.969862" calcext:value-type="float">
            <text:p>-79.9698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0900" calcext:value-type="float">
            <text:p>40900</text:p>
          </table:table-cell>
          <table:table-cell office:value-type="float" office:value="2587" calcext:value-type="float">
            <text:p>2587</text:p>
          </table:table-cell>
          <table:table-cell office:value-type="float" office:value="36.411251" calcext:value-type="float">
            <text:p>36.411251</text:p>
          </table:table-cell>
          <table:table-cell office:value-type="float" office:value="-79.965644" calcext:value-type="float">
            <text:p>-79.9656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1001" calcext:value-type="float">
            <text:p>41001</text:p>
          </table:table-cell>
          <table:table-cell office:value-type="float" office:value="6103" calcext:value-type="float">
            <text:p>6103</text:p>
          </table:table-cell>
          <table:table-cell office:value-type="float" office:value="36.308064" calcext:value-type="float">
            <text:p>36.308064</text:p>
          </table:table-cell>
          <table:table-cell office:value-type="float" office:value="-79.974068" calcext:value-type="float">
            <text:p>-79.9740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1002" calcext:value-type="float">
            <text:p>41002</text:p>
          </table:table-cell>
          <table:table-cell office:value-type="float" office:value="5894" calcext:value-type="float">
            <text:p>5894</text:p>
          </table:table-cell>
          <table:table-cell office:value-type="float" office:value="36.318489" calcext:value-type="float">
            <text:p>36.318489</text:p>
          </table:table-cell>
          <table:table-cell office:value-type="float" office:value="-79.886723" calcext:value-type="float">
            <text:p>-79.8867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1100" calcext:value-type="float">
            <text:p>41100</text:p>
          </table:table-cell>
          <table:table-cell office:value-type="float" office:value="6657" calcext:value-type="float">
            <text:p>6657</text:p>
          </table:table-cell>
          <table:table-cell office:value-type="float" office:value="36.430144" calcext:value-type="float">
            <text:p>36.430144</text:p>
          </table:table-cell>
          <table:table-cell office:value-type="float" office:value="-79.731114" calcext:value-type="float">
            <text:p>-79.7311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1200" calcext:value-type="float">
            <text:p>41200</text:p>
          </table:table-cell>
          <table:table-cell office:value-type="float" office:value="5282" calcext:value-type="float">
            <text:p>5282</text:p>
          </table:table-cell>
          <table:table-cell office:value-type="float" office:value="36.365781" calcext:value-type="float">
            <text:p>36.365781</text:p>
          </table:table-cell>
          <table:table-cell office:value-type="float" office:value="-79.671062" calcext:value-type="float">
            <text:p>-79.6710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1300" calcext:value-type="float">
            <text:p>41300</text:p>
          </table:table-cell>
          <table:table-cell office:value-type="float" office:value="6737" calcext:value-type="float">
            <text:p>6737</text:p>
          </table:table-cell>
          <table:table-cell office:value-type="float" office:value="36.30769" calcext:value-type="float">
            <text:p>36.30769</text:p>
          </table:table-cell>
          <table:table-cell office:value-type="float" office:value="-79.598266" calcext:value-type="float">
            <text:p>-79.5982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1400" calcext:value-type="float">
            <text:p>41400</text:p>
          </table:table-cell>
          <table:table-cell office:value-type="float" office:value="2991" calcext:value-type="float">
            <text:p>2991</text:p>
          </table:table-cell>
          <table:table-cell office:value-type="float" office:value="36.337529" calcext:value-type="float">
            <text:p>36.337529</text:p>
          </table:table-cell>
          <table:table-cell office:value-type="float" office:value="-79.655323" calcext:value-type="float">
            <text:p>-79.6553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1500" calcext:value-type="float">
            <text:p>41500</text:p>
          </table:table-cell>
          <table:table-cell office:value-type="float" office:value="6942" calcext:value-type="float">
            <text:p>6942</text:p>
          </table:table-cell>
          <table:table-cell office:value-type="float" office:value="36.335486" calcext:value-type="float">
            <text:p>36.335486</text:p>
          </table:table-cell>
          <table:table-cell office:value-type="float" office:value="-79.680858" calcext:value-type="float">
            <text:p>-79.6808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1601" calcext:value-type="float">
            <text:p>41601</text:p>
          </table:table-cell>
          <table:table-cell office:value-type="float" office:value="3513" calcext:value-type="float">
            <text:p>3513</text:p>
          </table:table-cell>
          <table:table-cell office:value-type="float" office:value="36.35344" calcext:value-type="float">
            <text:p>36.35344</text:p>
          </table:table-cell>
          <table:table-cell office:value-type="float" office:value="-79.748333" calcext:value-type="float">
            <text:p>-79.748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41602" calcext:value-type="float">
            <text:p>41602</text:p>
          </table:table-cell>
          <table:table-cell office:value-type="float" office:value="4614" calcext:value-type="float">
            <text:p>4614</text:p>
          </table:table-cell>
          <table:table-cell office:value-type="float" office:value="36.274517" calcext:value-type="float">
            <text:p>36.274517</text:p>
          </table:table-cell>
          <table:table-cell office:value-type="float" office:value="-79.75745" calcext:value-type="float">
            <text:p>-79.757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0201" calcext:value-type="float">
            <text:p>50201</text:p>
          </table:table-cell>
          <table:table-cell office:value-type="float" office:value="3858" calcext:value-type="float">
            <text:p>3858</text:p>
          </table:table-cell>
          <table:table-cell office:value-type="float" office:value="35.656151" calcext:value-type="float">
            <text:p>35.656151</text:p>
          </table:table-cell>
          <table:table-cell office:value-type="float" office:value="-80.451011" calcext:value-type="float">
            <text:p>-80.4510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0202" calcext:value-type="float">
            <text:p>50202</text:p>
          </table:table-cell>
          <table:table-cell office:value-type="float" office:value="4291" calcext:value-type="float">
            <text:p>4291</text:p>
          </table:table-cell>
          <table:table-cell office:value-type="float" office:value="35.644699" calcext:value-type="float">
            <text:p>35.644699</text:p>
          </table:table-cell>
          <table:table-cell office:value-type="float" office:value="-80.471074" calcext:value-type="float">
            <text:p>-80.4710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0300" calcext:value-type="float">
            <text:p>50300</text:p>
          </table:table-cell>
          <table:table-cell office:value-type="float" office:value="3748" calcext:value-type="float">
            <text:p>3748</text:p>
          </table:table-cell>
          <table:table-cell office:value-type="float" office:value="35.662242" calcext:value-type="float">
            <text:p>35.662242</text:p>
          </table:table-cell>
          <table:table-cell office:value-type="float" office:value="-80.488018" calcext:value-type="float">
            <text:p>-80.488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0400" calcext:value-type="float">
            <text:p>50400</text:p>
          </table:table-cell>
          <table:table-cell office:value-type="float" office:value="3154" calcext:value-type="float">
            <text:p>3154</text:p>
          </table:table-cell>
          <table:table-cell office:value-type="float" office:value="35.673637" calcext:value-type="float">
            <text:p>35.673637</text:p>
          </table:table-cell>
          <table:table-cell office:value-type="float" office:value="-80.485048" calcext:value-type="float">
            <text:p>-80.4850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0500" calcext:value-type="float">
            <text:p>50500</text:p>
          </table:table-cell>
          <table:table-cell office:value-type="float" office:value="3719" calcext:value-type="float">
            <text:p>3719</text:p>
          </table:table-cell>
          <table:table-cell office:value-type="float" office:value="35.686255" calcext:value-type="float">
            <text:p>35.686255</text:p>
          </table:table-cell>
          <table:table-cell office:value-type="float" office:value="-80.475152" calcext:value-type="float">
            <text:p>-80.4751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0700" calcext:value-type="float">
            <text:p>50700</text:p>
          </table:table-cell>
          <table:table-cell office:value-type="float" office:value="3196" calcext:value-type="float">
            <text:p>3196</text:p>
          </table:table-cell>
          <table:table-cell office:value-type="float" office:value="35.695153" calcext:value-type="float">
            <text:p>35.695153</text:p>
          </table:table-cell>
          <table:table-cell office:value-type="float" office:value="-80.43219" calcext:value-type="float">
            <text:p>-80.432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0800" calcext:value-type="float">
            <text:p>50800</text:p>
          </table:table-cell>
          <table:table-cell office:value-type="float" office:value="2834" calcext:value-type="float">
            <text:p>2834</text:p>
          </table:table-cell>
          <table:table-cell office:value-type="float" office:value="35.677397" calcext:value-type="float">
            <text:p>35.677397</text:p>
          </table:table-cell>
          <table:table-cell office:value-type="float" office:value="-80.432277" calcext:value-type="float">
            <text:p>-80.4322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0901" calcext:value-type="float">
            <text:p>50901</text:p>
          </table:table-cell>
          <table:table-cell office:value-type="float" office:value="4139" calcext:value-type="float">
            <text:p>4139</text:p>
          </table:table-cell>
          <table:table-cell office:value-type="float" office:value="35.662401" calcext:value-type="float">
            <text:p>35.662401</text:p>
          </table:table-cell>
          <table:table-cell office:value-type="float" office:value="-80.342526" calcext:value-type="float">
            <text:p>-80.3425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0903" calcext:value-type="float">
            <text:p>50903</text:p>
          </table:table-cell>
          <table:table-cell office:value-type="float" office:value="6153" calcext:value-type="float">
            <text:p>6153</text:p>
          </table:table-cell>
          <table:table-cell office:value-type="float" office:value="35.602257" calcext:value-type="float">
            <text:p>35.602257</text:p>
          </table:table-cell>
          <table:table-cell office:value-type="float" office:value="-80.38699" calcext:value-type="float">
            <text:p>-80.386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0904" calcext:value-type="float">
            <text:p>50904</text:p>
          </table:table-cell>
          <table:table-cell office:value-type="float" office:value="2582" calcext:value-type="float">
            <text:p>2582</text:p>
          </table:table-cell>
          <table:table-cell office:value-type="float" office:value="35.558764" calcext:value-type="float">
            <text:p>35.558764</text:p>
          </table:table-cell>
          <table:table-cell office:value-type="float" office:value="-80.299366" calcext:value-type="float">
            <text:p>-80.2993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001" calcext:value-type="float">
            <text:p>51001</text:p>
          </table:table-cell>
          <table:table-cell office:value-type="float" office:value="7435" calcext:value-type="float">
            <text:p>7435</text:p>
          </table:table-cell>
          <table:table-cell office:value-type="float" office:value="35.544105" calcext:value-type="float">
            <text:p>35.544105</text:p>
          </table:table-cell>
          <table:table-cell office:value-type="float" office:value="-80.412361" calcext:value-type="float">
            <text:p>-80.4123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002" calcext:value-type="float">
            <text:p>51002</text:p>
          </table:table-cell>
          <table:table-cell office:value-type="float" office:value="5877" calcext:value-type="float">
            <text:p>5877</text:p>
          </table:table-cell>
          <table:table-cell office:value-type="float" office:value="35.600752" calcext:value-type="float">
            <text:p>35.600752</text:p>
          </table:table-cell>
          <table:table-cell office:value-type="float" office:value="-80.444814" calcext:value-type="float">
            <text:p>-80.4448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101" calcext:value-type="float">
            <text:p>51101</text:p>
          </table:table-cell>
          <table:table-cell office:value-type="float" office:value="6859" calcext:value-type="float">
            <text:p>6859</text:p>
          </table:table-cell>
          <table:table-cell office:value-type="float" office:value="35.5582" calcext:value-type="float">
            <text:p>35.5582</text:p>
          </table:table-cell>
          <table:table-cell office:value-type="float" office:value="-80.486444" calcext:value-type="float">
            <text:p>-80.486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102" calcext:value-type="float">
            <text:p>51102</text:p>
          </table:table-cell>
          <table:table-cell office:value-type="float" office:value="3774" calcext:value-type="float">
            <text:p>3774</text:p>
          </table:table-cell>
          <table:table-cell office:value-type="float" office:value="35.591259" calcext:value-type="float">
            <text:p>35.591259</text:p>
          </table:table-cell>
          <table:table-cell office:value-type="float" office:value="-80.51654" calcext:value-type="float">
            <text:p>-80.516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201" calcext:value-type="float">
            <text:p>51201</text:p>
          </table:table-cell>
          <table:table-cell office:value-type="float" office:value="6822" calcext:value-type="float">
            <text:p>6822</text:p>
          </table:table-cell>
          <table:table-cell office:value-type="float" office:value="35.62566" calcext:value-type="float">
            <text:p>35.62566</text:p>
          </table:table-cell>
          <table:table-cell office:value-type="float" office:value="-80.558132" calcext:value-type="float">
            <text:p>-80.5581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202" calcext:value-type="float">
            <text:p>51202</text:p>
          </table:table-cell>
          <table:table-cell office:value-type="float" office:value="3297" calcext:value-type="float">
            <text:p>3297</text:p>
          </table:table-cell>
          <table:table-cell office:value-type="float" office:value="35.678486" calcext:value-type="float">
            <text:p>35.678486</text:p>
          </table:table-cell>
          <table:table-cell office:value-type="float" office:value="-80.545713" calcext:value-type="float">
            <text:p>-80.5457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204" calcext:value-type="float">
            <text:p>51204</text:p>
          </table:table-cell>
          <table:table-cell office:value-type="float" office:value="3973" calcext:value-type="float">
            <text:p>3973</text:p>
          </table:table-cell>
          <table:table-cell office:value-type="float" office:value="35.649964" calcext:value-type="float">
            <text:p>35.649964</text:p>
          </table:table-cell>
          <table:table-cell office:value-type="float" office:value="-80.525504" calcext:value-type="float">
            <text:p>-80.5255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301" calcext:value-type="float">
            <text:p>51301</text:p>
          </table:table-cell>
          <table:table-cell office:value-type="float" office:value="2046" calcext:value-type="float">
            <text:p>2046</text:p>
          </table:table-cell>
          <table:table-cell office:value-type="float" office:value="35.725153" calcext:value-type="float">
            <text:p>35.725153</text:p>
          </table:table-cell>
          <table:table-cell office:value-type="float" office:value="-80.538793" calcext:value-type="float">
            <text:p>-80.5387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302" calcext:value-type="float">
            <text:p>51302</text:p>
          </table:table-cell>
          <table:table-cell office:value-type="float" office:value="4540" calcext:value-type="float">
            <text:p>4540</text:p>
          </table:table-cell>
          <table:table-cell office:value-type="float" office:value="35.720834" calcext:value-type="float">
            <text:p>35.720834</text:p>
          </table:table-cell>
          <table:table-cell office:value-type="float" office:value="-80.47226" calcext:value-type="float">
            <text:p>-80.472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303" calcext:value-type="float">
            <text:p>51303</text:p>
          </table:table-cell>
          <table:table-cell office:value-type="float" office:value="5548" calcext:value-type="float">
            <text:p>5548</text:p>
          </table:table-cell>
          <table:table-cell office:value-type="float" office:value="35.696607" calcext:value-type="float">
            <text:p>35.696607</text:p>
          </table:table-cell>
          <table:table-cell office:value-type="float" office:value="-80.51344" calcext:value-type="float">
            <text:p>-80.513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400" calcext:value-type="float">
            <text:p>51400</text:p>
          </table:table-cell>
          <table:table-cell office:value-type="float" office:value="6967" calcext:value-type="float">
            <text:p>6967</text:p>
          </table:table-cell>
          <table:table-cell office:value-type="float" office:value="35.516447" calcext:value-type="float">
            <text:p>35.516447</text:p>
          </table:table-cell>
          <table:table-cell office:value-type="float" office:value="-80.588285" calcext:value-type="float">
            <text:p>-80.5882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501" calcext:value-type="float">
            <text:p>51501</text:p>
          </table:table-cell>
          <table:table-cell office:value-type="float" office:value="3876" calcext:value-type="float">
            <text:p>3876</text:p>
          </table:table-cell>
          <table:table-cell office:value-type="float" office:value="35.514671" calcext:value-type="float">
            <text:p>35.514671</text:p>
          </table:table-cell>
          <table:table-cell office:value-type="float" office:value="-80.626486" calcext:value-type="float">
            <text:p>-80.6264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502" calcext:value-type="float">
            <text:p>51502</text:p>
          </table:table-cell>
          <table:table-cell office:value-type="float" office:value="3220" calcext:value-type="float">
            <text:p>3220</text:p>
          </table:table-cell>
          <table:table-cell office:value-type="float" office:value="35.521207" calcext:value-type="float">
            <text:p>35.521207</text:p>
          </table:table-cell>
          <table:table-cell office:value-type="float" office:value="-80.66433" calcext:value-type="float">
            <text:p>-80.664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600" calcext:value-type="float">
            <text:p>51600</text:p>
          </table:table-cell>
          <table:table-cell office:value-type="float" office:value="6499" calcext:value-type="float">
            <text:p>6499</text:p>
          </table:table-cell>
          <table:table-cell office:value-type="float" office:value="35.546089" calcext:value-type="float">
            <text:p>35.546089</text:p>
          </table:table-cell>
          <table:table-cell office:value-type="float" office:value="-80.617899" calcext:value-type="float">
            <text:p>-80.6178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700" calcext:value-type="float">
            <text:p>51700</text:p>
          </table:table-cell>
          <table:table-cell office:value-type="float" office:value="7818" calcext:value-type="float">
            <text:p>7818</text:p>
          </table:table-cell>
          <table:table-cell office:value-type="float" office:value="35.573973" calcext:value-type="float">
            <text:p>35.573973</text:p>
          </table:table-cell>
          <table:table-cell office:value-type="float" office:value="-80.579018" calcext:value-type="float">
            <text:p>-80.579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801" calcext:value-type="float">
            <text:p>51801</text:p>
          </table:table-cell>
          <table:table-cell office:value-type="float" office:value="4148" calcext:value-type="float">
            <text:p>4148</text:p>
          </table:table-cell>
          <table:table-cell office:value-type="float" office:value="35.53524" calcext:value-type="float">
            <text:p>35.53524</text:p>
          </table:table-cell>
          <table:table-cell office:value-type="float" office:value="-80.705825" calcext:value-type="float">
            <text:p>-80.7058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802" calcext:value-type="float">
            <text:p>51802</text:p>
          </table:table-cell>
          <table:table-cell office:value-type="float" office:value="4574" calcext:value-type="float">
            <text:p>4574</text:p>
          </table:table-cell>
          <table:table-cell office:value-type="float" office:value="35.608576" calcext:value-type="float">
            <text:p>35.608576</text:p>
          </table:table-cell>
          <table:table-cell office:value-type="float" office:value="-80.65268" calcext:value-type="float">
            <text:p>-80.652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901" calcext:value-type="float">
            <text:p>51901</text:p>
          </table:table-cell>
          <table:table-cell office:value-type="float" office:value="4637" calcext:value-type="float">
            <text:p>4637</text:p>
          </table:table-cell>
          <table:table-cell office:value-type="float" office:value="35.679753" calcext:value-type="float">
            <text:p>35.679753</text:p>
          </table:table-cell>
          <table:table-cell office:value-type="float" office:value="-80.671001" calcext:value-type="float">
            <text:p>-80.671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1902" calcext:value-type="float">
            <text:p>51902</text:p>
          </table:table-cell>
          <table:table-cell office:value-type="float" office:value="6395" calcext:value-type="float">
            <text:p>6395</text:p>
          </table:table-cell>
          <table:table-cell office:value-type="float" office:value="35.771878" calcext:value-type="float">
            <text:p>35.771878</text:p>
          </table:table-cell>
          <table:table-cell office:value-type="float" office:value="-80.635084" calcext:value-type="float">
            <text:p>-80.6350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52000" calcext:value-type="float">
            <text:p>52000</text:p>
          </table:table-cell>
          <table:table-cell office:value-type="float" office:value="2449" calcext:value-type="float">
            <text:p>2449</text:p>
          </table:table-cell>
          <table:table-cell office:value-type="float" office:value="35.672738" calcext:value-type="float">
            <text:p>35.672738</text:p>
          </table:table-cell>
          <table:table-cell office:value-type="float" office:value="-80.464537" calcext:value-type="float">
            <text:p>-80.4645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960100" calcext:value-type="float">
            <text:p>960100</text:p>
          </table:table-cell>
          <table:table-cell office:value-type="float" office:value="6265" calcext:value-type="float">
            <text:p>6265</text:p>
          </table:table-cell>
          <table:table-cell office:value-type="float" office:value="35.451926" calcext:value-type="float">
            <text:p>35.451926</text:p>
          </table:table-cell>
          <table:table-cell office:value-type="float" office:value="-81.834837" calcext:value-type="float">
            <text:p>-81.8348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960200" calcext:value-type="float">
            <text:p>960200</text:p>
          </table:table-cell>
          <table:table-cell office:value-type="float" office:value="6973" calcext:value-type="float">
            <text:p>6973</text:p>
          </table:table-cell>
          <table:table-cell office:value-type="float" office:value="35.441954" calcext:value-type="float">
            <text:p>35.441954</text:p>
          </table:table-cell>
          <table:table-cell office:value-type="float" office:value="-82.029108" calcext:value-type="float">
            <text:p>-82.029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960300" calcext:value-type="float">
            <text:p>960300</text:p>
          </table:table-cell>
          <table:table-cell office:value-type="float" office:value="2625" calcext:value-type="float">
            <text:p>2625</text:p>
          </table:table-cell>
          <table:table-cell office:value-type="float" office:value="35.444496" calcext:value-type="float">
            <text:p>35.444496</text:p>
          </table:table-cell>
          <table:table-cell office:value-type="float" office:value="-82.176772" calcext:value-type="float">
            <text:p>-82.1767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960400" calcext:value-type="float">
            <text:p>960400</text:p>
          </table:table-cell>
          <table:table-cell office:value-type="float" office:value="3448" calcext:value-type="float">
            <text:p>3448</text:p>
          </table:table-cell>
          <table:table-cell office:value-type="float" office:value="35.312296" calcext:value-type="float">
            <text:p>35.312296</text:p>
          </table:table-cell>
          <table:table-cell office:value-type="float" office:value="-81.954862" calcext:value-type="float">
            <text:p>-81.9548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960500" calcext:value-type="float">
            <text:p>960500</text:p>
          </table:table-cell>
          <table:table-cell office:value-type="float" office:value="8018" calcext:value-type="float">
            <text:p>8018</text:p>
          </table:table-cell>
          <table:table-cell office:value-type="float" office:value="35.369325" calcext:value-type="float">
            <text:p>35.369325</text:p>
          </table:table-cell>
          <table:table-cell office:value-type="float" office:value="-81.960938" calcext:value-type="float">
            <text:p>-81.9609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960600" calcext:value-type="float">
            <text:p>960600</text:p>
          </table:table-cell>
          <table:table-cell office:value-type="float" office:value="4175" calcext:value-type="float">
            <text:p>4175</text:p>
          </table:table-cell>
          <table:table-cell office:value-type="float" office:value="35.362475" calcext:value-type="float">
            <text:p>35.362475</text:p>
          </table:table-cell>
          <table:table-cell office:value-type="float" office:value="-81.925294" calcext:value-type="float">
            <text:p>-81.9252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960700" calcext:value-type="float">
            <text:p>960700</text:p>
          </table:table-cell>
          <table:table-cell office:value-type="float" office:value="4887" calcext:value-type="float">
            <text:p>4887</text:p>
          </table:table-cell>
          <table:table-cell office:value-type="float" office:value="35.354411" calcext:value-type="float">
            <text:p>35.354411</text:p>
          </table:table-cell>
          <table:table-cell office:value-type="float" office:value="-81.867183" calcext:value-type="float">
            <text:p>-81.8671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960800" calcext:value-type="float">
            <text:p>960800</text:p>
          </table:table-cell>
          <table:table-cell office:value-type="float" office:value="4475" calcext:value-type="float">
            <text:p>4475</text:p>
          </table:table-cell>
          <table:table-cell office:value-type="float" office:value="35.32868" calcext:value-type="float">
            <text:p>35.32868</text:p>
          </table:table-cell>
          <table:table-cell office:value-type="float" office:value="-81.869333" calcext:value-type="float">
            <text:p>-81.869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960900" calcext:value-type="float">
            <text:p>960900</text:p>
          </table:table-cell>
          <table:table-cell office:value-type="float" office:value="5330" calcext:value-type="float">
            <text:p>5330</text:p>
          </table:table-cell>
          <table:table-cell office:value-type="float" office:value="35.302275" calcext:value-type="float">
            <text:p>35.302275</text:p>
          </table:table-cell>
          <table:table-cell office:value-type="float" office:value="-81.864809" calcext:value-type="float">
            <text:p>-81.8648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961000" calcext:value-type="float">
            <text:p>961000</text:p>
          </table:table-cell>
          <table:table-cell office:value-type="float" office:value="7425" calcext:value-type="float">
            <text:p>7425</text:p>
          </table:table-cell>
          <table:table-cell office:value-type="float" office:value="35.342703" calcext:value-type="float">
            <text:p>35.342703</text:p>
          </table:table-cell>
          <table:table-cell office:value-type="float" office:value="-81.772749" calcext:value-type="float">
            <text:p>-81.7727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961101" calcext:value-type="float">
            <text:p>961101</text:p>
          </table:table-cell>
          <table:table-cell office:value-type="float" office:value="6110" calcext:value-type="float">
            <text:p>6110</text:p>
          </table:table-cell>
          <table:table-cell office:value-type="float" office:value="35.272429" calcext:value-type="float">
            <text:p>35.272429</text:p>
          </table:table-cell>
          <table:table-cell office:value-type="float" office:value="-81.785968" calcext:value-type="float">
            <text:p>-81.7859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961102" calcext:value-type="float">
            <text:p>961102</text:p>
          </table:table-cell>
          <table:table-cell office:value-type="float" office:value="3349" calcext:value-type="float">
            <text:p>3349</text:p>
          </table:table-cell>
          <table:table-cell office:value-type="float" office:value="35.225768" calcext:value-type="float">
            <text:p>35.225768</text:p>
          </table:table-cell>
          <table:table-cell office:value-type="float" office:value="-81.822288" calcext:value-type="float">
            <text:p>-81.8222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961200" calcext:value-type="float">
            <text:p>961200</text:p>
          </table:table-cell>
          <table:table-cell office:value-type="float" office:value="4730" calcext:value-type="float">
            <text:p>4730</text:p>
          </table:table-cell>
          <table:table-cell office:value-type="float" office:value="35.257441" calcext:value-type="float">
            <text:p>35.257441</text:p>
          </table:table-cell>
          <table:table-cell office:value-type="float" office:value="-81.909976" calcext:value-type="float">
            <text:p>-81.9099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970100" calcext:value-type="float">
            <text:p>970100</text:p>
          </table:table-cell>
          <table:table-cell office:value-type="float" office:value="7110" calcext:value-type="float">
            <text:p>7110</text:p>
          </table:table-cell>
          <table:table-cell office:value-type="float" office:value="35.086867" calcext:value-type="float">
            <text:p>35.086867</text:p>
          </table:table-cell>
          <table:table-cell office:value-type="float" office:value="-78.253193" calcext:value-type="float">
            <text:p>-78.2531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970200" calcext:value-type="float">
            <text:p>970200</text:p>
          </table:table-cell>
          <table:table-cell office:value-type="float" office:value="6635" calcext:value-type="float">
            <text:p>6635</text:p>
          </table:table-cell>
          <table:table-cell office:value-type="float" office:value="35.190078" calcext:value-type="float">
            <text:p>35.190078</text:p>
          </table:table-cell>
          <table:table-cell office:value-type="float" office:value="-78.392097" calcext:value-type="float">
            <text:p>-78.3920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970301" calcext:value-type="float">
            <text:p>970301</text:p>
          </table:table-cell>
          <table:table-cell office:value-type="float" office:value="6549" calcext:value-type="float">
            <text:p>6549</text:p>
          </table:table-cell>
          <table:table-cell office:value-type="float" office:value="35.231034" calcext:value-type="float">
            <text:p>35.231034</text:p>
          </table:table-cell>
          <table:table-cell office:value-type="float" office:value="-78.559474" calcext:value-type="float">
            <text:p>-78.5594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970302" calcext:value-type="float">
            <text:p>970302</text:p>
          </table:table-cell>
          <table:table-cell office:value-type="float" office:value="5132" calcext:value-type="float">
            <text:p>5132</text:p>
          </table:table-cell>
          <table:table-cell office:value-type="float" office:value="35.116354" calcext:value-type="float">
            <text:p>35.116354</text:p>
          </table:table-cell>
          <table:table-cell office:value-type="float" office:value="-78.576102" calcext:value-type="float">
            <text:p>-78.5761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970400" calcext:value-type="float">
            <text:p>970400</text:p>
          </table:table-cell>
          <table:table-cell office:value-type="float" office:value="5315" calcext:value-type="float">
            <text:p>5315</text:p>
          </table:table-cell>
          <table:table-cell office:value-type="float" office:value="34.971024" calcext:value-type="float">
            <text:p>34.971024</text:p>
          </table:table-cell>
          <table:table-cell office:value-type="float" office:value="-78.550724" calcext:value-type="float">
            <text:p>-78.5507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970500" calcext:value-type="float">
            <text:p>970500</text:p>
          </table:table-cell>
          <table:table-cell office:value-type="float" office:value="5933" calcext:value-type="float">
            <text:p>5933</text:p>
          </table:table-cell>
          <table:table-cell office:value-type="float" office:value="35.020674" calcext:value-type="float">
            <text:p>35.020674</text:p>
          </table:table-cell>
          <table:table-cell office:value-type="float" office:value="-78.456201" calcext:value-type="float">
            <text:p>-78.4562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970600" calcext:value-type="float">
            <text:p>970600</text:p>
          </table:table-cell>
          <table:table-cell office:value-type="float" office:value="5094" calcext:value-type="float">
            <text:p>5094</text:p>
          </table:table-cell>
          <table:table-cell office:value-type="float" office:value="35.014058" calcext:value-type="float">
            <text:p>35.014058</text:p>
          </table:table-cell>
          <table:table-cell office:value-type="float" office:value="-78.341665" calcext:value-type="float">
            <text:p>-78.3416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970700" calcext:value-type="float">
            <text:p>970700</text:p>
          </table:table-cell>
          <table:table-cell office:value-type="float" office:value="6104" calcext:value-type="float">
            <text:p>6104</text:p>
          </table:table-cell>
          <table:table-cell office:value-type="float" office:value="35.017461" calcext:value-type="float">
            <text:p>35.017461</text:p>
          </table:table-cell>
          <table:table-cell office:value-type="float" office:value="-78.300166" calcext:value-type="float">
            <text:p>-78.3001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970800" calcext:value-type="float">
            <text:p>970800</text:p>
          </table:table-cell>
          <table:table-cell office:value-type="float" office:value="6969" calcext:value-type="float">
            <text:p>6969</text:p>
          </table:table-cell>
          <table:table-cell office:value-type="float" office:value="34.960427" calcext:value-type="float">
            <text:p>34.960427</text:p>
          </table:table-cell>
          <table:table-cell office:value-type="float" office:value="-78.312191" calcext:value-type="float">
            <text:p>-78.3121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970900" calcext:value-type="float">
            <text:p>970900</text:p>
          </table:table-cell>
          <table:table-cell office:value-type="float" office:value="3161" calcext:value-type="float">
            <text:p>3161</text:p>
          </table:table-cell>
          <table:table-cell office:value-type="float" office:value="34.834874" calcext:value-type="float">
            <text:p>34.834874</text:p>
          </table:table-cell>
          <table:table-cell office:value-type="float" office:value="-78.410719" calcext:value-type="float">
            <text:p>-78.4107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971000" calcext:value-type="float">
            <text:p>971000</text:p>
          </table:table-cell>
          <table:table-cell office:value-type="float" office:value="5429" calcext:value-type="float">
            <text:p>5429</text:p>
          </table:table-cell>
          <table:table-cell office:value-type="float" office:value="34.78051" calcext:value-type="float">
            <text:p>34.78051</text:p>
          </table:table-cell>
          <table:table-cell office:value-type="float" office:value="-78.263652" calcext:value-type="float">
            <text:p>-78.2636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10101" calcext:value-type="float">
            <text:p>10101</text:p>
          </table:table-cell>
          <table:table-cell office:value-type="float" office:value="3605" calcext:value-type="float">
            <text:p>3605</text:p>
          </table:table-cell>
          <table:table-cell office:value-type="float" office:value="34.733576" calcext:value-type="float">
            <text:p>34.733576</text:p>
          </table:table-cell>
          <table:table-cell office:value-type="float" office:value="-79.503744" calcext:value-type="float">
            <text:p>-79.5037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10102" calcext:value-type="float">
            <text:p>10102</text:p>
          </table:table-cell>
          <table:table-cell office:value-type="float" office:value="5186" calcext:value-type="float">
            <text:p>5186</text:p>
          </table:table-cell>
          <table:table-cell office:value-type="float" office:value="34.76288" calcext:value-type="float">
            <text:p>34.76288</text:p>
          </table:table-cell>
          <table:table-cell office:value-type="float" office:value="-79.486023" calcext:value-type="float">
            <text:p>-79.4860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10200" calcext:value-type="float">
            <text:p>10200</text:p>
          </table:table-cell>
          <table:table-cell office:value-type="float" office:value="4250" calcext:value-type="float">
            <text:p>4250</text:p>
          </table:table-cell>
          <table:table-cell office:value-type="float" office:value="34.786207" calcext:value-type="float">
            <text:p>34.786207</text:p>
          </table:table-cell>
          <table:table-cell office:value-type="float" office:value="-79.450506" calcext:value-type="float">
            <text:p>-79.4505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10300" calcext:value-type="float">
            <text:p>10300</text:p>
          </table:table-cell>
          <table:table-cell office:value-type="float" office:value="4443" calcext:value-type="float">
            <text:p>4443</text:p>
          </table:table-cell>
          <table:table-cell office:value-type="float" office:value="34.762216" calcext:value-type="float">
            <text:p>34.762216</text:p>
          </table:table-cell>
          <table:table-cell office:value-type="float" office:value="-79.455939" calcext:value-type="float">
            <text:p>-79.4559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10400" calcext:value-type="float">
            <text:p>10400</text:p>
          </table:table-cell>
          <table:table-cell office:value-type="float" office:value="3906" calcext:value-type="float">
            <text:p>3906</text:p>
          </table:table-cell>
          <table:table-cell office:value-type="float" office:value="34.732783" calcext:value-type="float">
            <text:p>34.732783</text:p>
          </table:table-cell>
          <table:table-cell office:value-type="float" office:value="-79.427352" calcext:value-type="float">
            <text:p>-79.4273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10500" calcext:value-type="float">
            <text:p>10500</text:p>
          </table:table-cell>
          <table:table-cell office:value-type="float" office:value="7281" calcext:value-type="float">
            <text:p>7281</text:p>
          </table:table-cell>
          <table:table-cell office:value-type="float" office:value="34.777102" calcext:value-type="float">
            <text:p>34.777102</text:p>
          </table:table-cell>
          <table:table-cell office:value-type="float" office:value="-79.563476" calcext:value-type="float">
            <text:p>-79.5634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10600" calcext:value-type="float">
            <text:p>10600</text:p>
          </table:table-cell>
          <table:table-cell office:value-type="float" office:value="7486" calcext:value-type="float">
            <text:p>7486</text:p>
          </table:table-cell>
          <table:table-cell office:value-type="float" office:value="34.879294" calcext:value-type="float">
            <text:p>34.879294</text:p>
          </table:table-cell>
          <table:table-cell office:value-type="float" office:value="-79.435278" calcext:value-type="float">
            <text:p>-79.4352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930101" calcext:value-type="float">
            <text:p>930101</text:p>
          </table:table-cell>
          <table:table-cell office:value-type="float" office:value="4482" calcext:value-type="float">
            <text:p>4482</text:p>
          </table:table-cell>
          <table:table-cell office:value-type="float" office:value="35.447141" calcext:value-type="float">
            <text:p>35.447141</text:p>
          </table:table-cell>
          <table:table-cell office:value-type="float" office:value="-80.280614" calcext:value-type="float">
            <text:p>-80.2806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930102" calcext:value-type="float">
            <text:p>930102</text:p>
          </table:table-cell>
          <table:table-cell office:value-type="float" office:value="3804" calcext:value-type="float">
            <text:p>3804</text:p>
          </table:table-cell>
          <table:table-cell office:value-type="float" office:value="35.438209" calcext:value-type="float">
            <text:p>35.438209</text:p>
          </table:table-cell>
          <table:table-cell office:value-type="float" office:value="-80.185755" calcext:value-type="float">
            <text:p>-80.1857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930200" calcext:value-type="float">
            <text:p>930200</text:p>
          </table:table-cell>
          <table:table-cell office:value-type="float" office:value="4446" calcext:value-type="float">
            <text:p>4446</text:p>
          </table:table-cell>
          <table:table-cell office:value-type="float" office:value="35.384031" calcext:value-type="float">
            <text:p>35.384031</text:p>
          </table:table-cell>
          <table:table-cell office:value-type="float" office:value="-80.128985" calcext:value-type="float">
            <text:p>-80.1289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930300" calcext:value-type="float">
            <text:p>930300</text:p>
          </table:table-cell>
          <table:table-cell office:value-type="float" office:value="3932" calcext:value-type="float">
            <text:p>3932</text:p>
          </table:table-cell>
          <table:table-cell office:value-type="float" office:value="35.383484" calcext:value-type="float">
            <text:p>35.383484</text:p>
          </table:table-cell>
          <table:table-cell office:value-type="float" office:value="-80.18693" calcext:value-type="float">
            <text:p>-80.186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930500" calcext:value-type="float">
            <text:p>930500</text:p>
          </table:table-cell>
          <table:table-cell office:value-type="float" office:value="3588" calcext:value-type="float">
            <text:p>3588</text:p>
          </table:table-cell>
          <table:table-cell office:value-type="float" office:value="35.36826" calcext:value-type="float">
            <text:p>35.36826</text:p>
          </table:table-cell>
          <table:table-cell office:value-type="float" office:value="-80.220823" calcext:value-type="float">
            <text:p>-80.2208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930700" calcext:value-type="float">
            <text:p>930700</text:p>
          </table:table-cell>
          <table:table-cell office:value-type="float" office:value="4590" calcext:value-type="float">
            <text:p>4590</text:p>
          </table:table-cell>
          <table:table-cell office:value-type="float" office:value="35.329342" calcext:value-type="float">
            <text:p>35.329342</text:p>
          </table:table-cell>
          <table:table-cell office:value-type="float" office:value="-80.313062" calcext:value-type="float">
            <text:p>-80.3130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930801" calcext:value-type="float">
            <text:p>930801</text:p>
          </table:table-cell>
          <table:table-cell office:value-type="float" office:value="4525" calcext:value-type="float">
            <text:p>4525</text:p>
          </table:table-cell>
          <table:table-cell office:value-type="float" office:value="35.271195" calcext:value-type="float">
            <text:p>35.271195</text:p>
          </table:table-cell>
          <table:table-cell office:value-type="float" office:value="-80.413521" calcext:value-type="float">
            <text:p>-80.4135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930802" calcext:value-type="float">
            <text:p>930802</text:p>
          </table:table-cell>
          <table:table-cell office:value-type="float" office:value="4541" calcext:value-type="float">
            <text:p>4541</text:p>
          </table:table-cell>
          <table:table-cell office:value-type="float" office:value="35.211851" calcext:value-type="float">
            <text:p>35.211851</text:p>
          </table:table-cell>
          <table:table-cell office:value-type="float" office:value="-80.435571" calcext:value-type="float">
            <text:p>-80.4355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930900" calcext:value-type="float">
            <text:p>930900</text:p>
          </table:table-cell>
          <table:table-cell office:value-type="float" office:value="5789" calcext:value-type="float">
            <text:p>5789</text:p>
          </table:table-cell>
          <table:table-cell office:value-type="float" office:value="35.235829" calcext:value-type="float">
            <text:p>35.235829</text:p>
          </table:table-cell>
          <table:table-cell office:value-type="float" office:value="-80.337949" calcext:value-type="float">
            <text:p>-80.3379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931000" calcext:value-type="float">
            <text:p>931000</text:p>
          </table:table-cell>
          <table:table-cell office:value-type="float" office:value="5806" calcext:value-type="float">
            <text:p>5806</text:p>
          </table:table-cell>
          <table:table-cell office:value-type="float" office:value="35.280493" calcext:value-type="float">
            <text:p>35.280493</text:p>
          </table:table-cell>
          <table:table-cell office:value-type="float" office:value="-80.191261" calcext:value-type="float">
            <text:p>-80.1912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931100" calcext:value-type="float">
            <text:p>931100</text:p>
          </table:table-cell>
          <table:table-cell office:value-type="float" office:value="5754" calcext:value-type="float">
            <text:p>5754</text:p>
          </table:table-cell>
          <table:table-cell office:value-type="float" office:value="35.228722" calcext:value-type="float">
            <text:p>35.228722</text:p>
          </table:table-cell>
          <table:table-cell office:value-type="float" office:value="-80.1223" calcext:value-type="float">
            <text:p>-80.12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931201" calcext:value-type="float">
            <text:p>931201</text:p>
          </table:table-cell>
          <table:table-cell office:value-type="float" office:value="6111" calcext:value-type="float">
            <text:p>6111</text:p>
          </table:table-cell>
          <table:table-cell office:value-type="float" office:value="35.354424" calcext:value-type="float">
            <text:p>35.354424</text:p>
          </table:table-cell>
          <table:table-cell office:value-type="float" office:value="-80.186209" calcext:value-type="float">
            <text:p>-80.1862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931202" calcext:value-type="float">
            <text:p>931202</text:p>
          </table:table-cell>
          <table:table-cell office:value-type="float" office:value="3217" calcext:value-type="float">
            <text:p>3217</text:p>
          </table:table-cell>
          <table:table-cell office:value-type="float" office:value="35.340512" calcext:value-type="float">
            <text:p>35.340512</text:p>
          </table:table-cell>
          <table:table-cell office:value-type="float" office:value="-80.227384" calcext:value-type="float">
            <text:p>-80.2273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70100" calcext:value-type="float">
            <text:p>70100</text:p>
          </table:table-cell>
          <table:table-cell office:value-type="float" office:value="6720" calcext:value-type="float">
            <text:p>6720</text:p>
          </table:table-cell>
          <table:table-cell office:value-type="float" office:value="36.43243" calcext:value-type="float">
            <text:p>36.43243</text:p>
          </table:table-cell>
          <table:table-cell office:value-type="float" office:value="-80.090042" calcext:value-type="float">
            <text:p>-80.0900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70200" calcext:value-type="float">
            <text:p>70200</text:p>
          </table:table-cell>
          <table:table-cell office:value-type="float" office:value="3660" calcext:value-type="float">
            <text:p>3660</text:p>
          </table:table-cell>
          <table:table-cell office:value-type="float" office:value="36.446328" calcext:value-type="float">
            <text:p>36.446328</text:p>
          </table:table-cell>
          <table:table-cell office:value-type="float" office:value="-80.242209" calcext:value-type="float">
            <text:p>-80.2422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70300" calcext:value-type="float">
            <text:p>70300</text:p>
          </table:table-cell>
          <table:table-cell office:value-type="float" office:value="4732" calcext:value-type="float">
            <text:p>4732</text:p>
          </table:table-cell>
          <table:table-cell office:value-type="float" office:value="36.459879" calcext:value-type="float">
            <text:p>36.459879</text:p>
          </table:table-cell>
          <table:table-cell office:value-type="float" office:value="-80.38251" calcext:value-type="float">
            <text:p>-80.382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70400" calcext:value-type="float">
            <text:p>70400</text:p>
          </table:table-cell>
          <table:table-cell office:value-type="float" office:value="5337" calcext:value-type="float">
            <text:p>5337</text:p>
          </table:table-cell>
          <table:table-cell office:value-type="float" office:value="36.34701" calcext:value-type="float">
            <text:p>36.34701</text:p>
          </table:table-cell>
          <table:table-cell office:value-type="float" office:value="-80.393764" calcext:value-type="float">
            <text:p>-80.3937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70501" calcext:value-type="float">
            <text:p>70501</text:p>
          </table:table-cell>
          <table:table-cell office:value-type="float" office:value="6884" calcext:value-type="float">
            <text:p>6884</text:p>
          </table:table-cell>
          <table:table-cell office:value-type="float" office:value="36.274394" calcext:value-type="float">
            <text:p>36.274394</text:p>
          </table:table-cell>
          <table:table-cell office:value-type="float" office:value="-80.379036" calcext:value-type="float">
            <text:p>-80.3790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70503" calcext:value-type="float">
            <text:p>70503</text:p>
          </table:table-cell>
          <table:table-cell office:value-type="float" office:value="5850" calcext:value-type="float">
            <text:p>5850</text:p>
          </table:table-cell>
          <table:table-cell office:value-type="float" office:value="36.294954" calcext:value-type="float">
            <text:p>36.294954</text:p>
          </table:table-cell>
          <table:table-cell office:value-type="float" office:value="-80.346517" calcext:value-type="float">
            <text:p>-80.3465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70504" calcext:value-type="float">
            <text:p>70504</text:p>
          </table:table-cell>
          <table:table-cell office:value-type="float" office:value="3394" calcext:value-type="float">
            <text:p>3394</text:p>
          </table:table-cell>
          <table:table-cell office:value-type="float" office:value="36.308794" calcext:value-type="float">
            <text:p>36.308794</text:p>
          </table:table-cell>
          <table:table-cell office:value-type="float" office:value="-80.31322" calcext:value-type="float">
            <text:p>-80.313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70600" calcext:value-type="float">
            <text:p>70600</text:p>
          </table:table-cell>
          <table:table-cell office:value-type="float" office:value="5143" calcext:value-type="float">
            <text:p>5143</text:p>
          </table:table-cell>
          <table:table-cell office:value-type="float" office:value="36.331986" calcext:value-type="float">
            <text:p>36.331986</text:p>
          </table:table-cell>
          <table:table-cell office:value-type="float" office:value="-80.210254" calcext:value-type="float">
            <text:p>-80.2102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70700" calcext:value-type="float">
            <text:p>70700</text:p>
          </table:table-cell>
          <table:table-cell office:value-type="float" office:value="5681" calcext:value-type="float">
            <text:p>5681</text:p>
          </table:table-cell>
          <table:table-cell office:value-type="float" office:value="36.296285" calcext:value-type="float">
            <text:p>36.296285</text:p>
          </table:table-cell>
          <table:table-cell office:value-type="float" office:value="-80.140608" calcext:value-type="float">
            <text:p>-80.1406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101" calcext:value-type="float">
            <text:p>930101</text:p>
          </table:table-cell>
          <table:table-cell office:value-type="float" office:value="2093" calcext:value-type="float">
            <text:p>2093</text:p>
          </table:table-cell>
          <table:table-cell office:value-type="float" office:value="36.508923" calcext:value-type="float">
            <text:p>36.508923</text:p>
          </table:table-cell>
          <table:table-cell office:value-type="float" office:value="-80.485092" calcext:value-type="float">
            <text:p>-80.4850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102" calcext:value-type="float">
            <text:p>930102</text:p>
          </table:table-cell>
          <table:table-cell office:value-type="float" office:value="4783" calcext:value-type="float">
            <text:p>4783</text:p>
          </table:table-cell>
          <table:table-cell office:value-type="float" office:value="36.440544" calcext:value-type="float">
            <text:p>36.440544</text:p>
          </table:table-cell>
          <table:table-cell office:value-type="float" office:value="-80.518349" calcext:value-type="float">
            <text:p>-80.5183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201" calcext:value-type="float">
            <text:p>930201</text:p>
          </table:table-cell>
          <table:table-cell office:value-type="float" office:value="3543" calcext:value-type="float">
            <text:p>3543</text:p>
          </table:table-cell>
          <table:table-cell office:value-type="float" office:value="36.519091" calcext:value-type="float">
            <text:p>36.519091</text:p>
          </table:table-cell>
          <table:table-cell office:value-type="float" office:value="-80.562993" calcext:value-type="float">
            <text:p>-80.562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202" calcext:value-type="float">
            <text:p>930202</text:p>
          </table:table-cell>
          <table:table-cell office:value-type="float" office:value="3332" calcext:value-type="float">
            <text:p>3332</text:p>
          </table:table-cell>
          <table:table-cell office:value-type="float" office:value="36.478346" calcext:value-type="float">
            <text:p>36.478346</text:p>
          </table:table-cell>
          <table:table-cell office:value-type="float" office:value="-80.571446" calcext:value-type="float">
            <text:p>-80.5714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301" calcext:value-type="float">
            <text:p>930301</text:p>
          </table:table-cell>
          <table:table-cell office:value-type="float" office:value="2042" calcext:value-type="float">
            <text:p>2042</text:p>
          </table:table-cell>
          <table:table-cell office:value-type="float" office:value="36.538658" calcext:value-type="float">
            <text:p>36.538658</text:p>
          </table:table-cell>
          <table:table-cell office:value-type="float" office:value="-80.602696" calcext:value-type="float">
            <text:p>-80.6026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302" calcext:value-type="float">
            <text:p>930302</text:p>
          </table:table-cell>
          <table:table-cell office:value-type="float" office:value="3630" calcext:value-type="float">
            <text:p>3630</text:p>
          </table:table-cell>
          <table:table-cell office:value-type="float" office:value="36.513584" calcext:value-type="float">
            <text:p>36.513584</text:p>
          </table:table-cell>
          <table:table-cell office:value-type="float" office:value="-80.606725" calcext:value-type="float">
            <text:p>-80.6067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400" calcext:value-type="float">
            <text:p>930400</text:p>
          </table:table-cell>
          <table:table-cell office:value-type="float" office:value="2576" calcext:value-type="float">
            <text:p>2576</text:p>
          </table:table-cell>
          <table:table-cell office:value-type="float" office:value="36.491841" calcext:value-type="float">
            <text:p>36.491841</text:p>
          </table:table-cell>
          <table:table-cell office:value-type="float" office:value="-80.605699" calcext:value-type="float">
            <text:p>-80.6056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501" calcext:value-type="float">
            <text:p>930501</text:p>
          </table:table-cell>
          <table:table-cell office:value-type="float" office:value="2891" calcext:value-type="float">
            <text:p>2891</text:p>
          </table:table-cell>
          <table:table-cell office:value-type="float" office:value="36.537926" calcext:value-type="float">
            <text:p>36.537926</text:p>
          </table:table-cell>
          <table:table-cell office:value-type="float" office:value="-80.649235" calcext:value-type="float">
            <text:p>-80.6492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502" calcext:value-type="float">
            <text:p>930502</text:p>
          </table:table-cell>
          <table:table-cell office:value-type="float" office:value="3338" calcext:value-type="float">
            <text:p>3338</text:p>
          </table:table-cell>
          <table:table-cell office:value-type="float" office:value="36.506015" calcext:value-type="float">
            <text:p>36.506015</text:p>
          </table:table-cell>
          <table:table-cell office:value-type="float" office:value="-80.634294" calcext:value-type="float">
            <text:p>-80.6342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600" calcext:value-type="float">
            <text:p>930600</text:p>
          </table:table-cell>
          <table:table-cell office:value-type="float" office:value="3496" calcext:value-type="float">
            <text:p>3496</text:p>
          </table:table-cell>
          <table:table-cell office:value-type="float" office:value="36.466096" calcext:value-type="float">
            <text:p>36.466096</text:p>
          </table:table-cell>
          <table:table-cell office:value-type="float" office:value="-80.638973" calcext:value-type="float">
            <text:p>-80.6389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700" calcext:value-type="float">
            <text:p>930700</text:p>
          </table:table-cell>
          <table:table-cell office:value-type="float" office:value="4355" calcext:value-type="float">
            <text:p>4355</text:p>
          </table:table-cell>
          <table:table-cell office:value-type="float" office:value="36.504992" calcext:value-type="float">
            <text:p>36.504992</text:p>
          </table:table-cell>
          <table:table-cell office:value-type="float" office:value="-80.702446" calcext:value-type="float">
            <text:p>-80.7024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801" calcext:value-type="float">
            <text:p>930801</text:p>
          </table:table-cell>
          <table:table-cell office:value-type="float" office:value="5201" calcext:value-type="float">
            <text:p>5201</text:p>
          </table:table-cell>
          <table:table-cell office:value-type="float" office:value="36.50048" calcext:value-type="float">
            <text:p>36.50048</text:p>
          </table:table-cell>
          <table:table-cell office:value-type="float" office:value="-80.816255" calcext:value-type="float">
            <text:p>-80.8162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802" calcext:value-type="float">
            <text:p>930802</text:p>
          </table:table-cell>
          <table:table-cell office:value-type="float" office:value="3176" calcext:value-type="float">
            <text:p>3176</text:p>
          </table:table-cell>
          <table:table-cell office:value-type="float" office:value="36.36828" calcext:value-type="float">
            <text:p>36.36828</text:p>
          </table:table-cell>
          <table:table-cell office:value-type="float" office:value="-80.853297" calcext:value-type="float">
            <text:p>-80.8532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901" calcext:value-type="float">
            <text:p>930901</text:p>
          </table:table-cell>
          <table:table-cell office:value-type="float" office:value="4467" calcext:value-type="float">
            <text:p>4467</text:p>
          </table:table-cell>
          <table:table-cell office:value-type="float" office:value="36.263565" calcext:value-type="float">
            <text:p>36.263565</text:p>
          </table:table-cell>
          <table:table-cell office:value-type="float" office:value="-80.852721" calcext:value-type="float">
            <text:p>-80.8527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0902" calcext:value-type="float">
            <text:p>930902</text:p>
          </table:table-cell>
          <table:table-cell office:value-type="float" office:value="1605" calcext:value-type="float">
            <text:p>1605</text:p>
          </table:table-cell>
          <table:table-cell office:value-type="float" office:value="36.298721" calcext:value-type="float">
            <text:p>36.298721</text:p>
          </table:table-cell>
          <table:table-cell office:value-type="float" office:value="-80.825234" calcext:value-type="float">
            <text:p>-80.8252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1001" calcext:value-type="float">
            <text:p>931001</text:p>
          </table:table-cell>
          <table:table-cell office:value-type="float" office:value="2540" calcext:value-type="float">
            <text:p>2540</text:p>
          </table:table-cell>
          <table:table-cell office:value-type="float" office:value="36.415359" calcext:value-type="float">
            <text:p>36.415359</text:p>
          </table:table-cell>
          <table:table-cell office:value-type="float" office:value="-80.67583" calcext:value-type="float">
            <text:p>-80.675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1002" calcext:value-type="float">
            <text:p>931002</text:p>
          </table:table-cell>
          <table:table-cell office:value-type="float" office:value="5216" calcext:value-type="float">
            <text:p>5216</text:p>
          </table:table-cell>
          <table:table-cell office:value-type="float" office:value="36.390521" calcext:value-type="float">
            <text:p>36.390521</text:p>
          </table:table-cell>
          <table:table-cell office:value-type="float" office:value="-80.724349" calcext:value-type="float">
            <text:p>-80.7243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1003" calcext:value-type="float">
            <text:p>931003</text:p>
          </table:table-cell>
          <table:table-cell office:value-type="float" office:value="3234" calcext:value-type="float">
            <text:p>3234</text:p>
          </table:table-cell>
          <table:table-cell office:value-type="float" office:value="36.315596" calcext:value-type="float">
            <text:p>36.315596</text:p>
          </table:table-cell>
          <table:table-cell office:value-type="float" office:value="-80.740797" calcext:value-type="float">
            <text:p>-80.7407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1101" calcext:value-type="float">
            <text:p>931101</text:p>
          </table:table-cell>
          <table:table-cell office:value-type="float" office:value="2870" calcext:value-type="float">
            <text:p>2870</text:p>
          </table:table-cell>
          <table:table-cell office:value-type="float" office:value="36.403486" calcext:value-type="float">
            <text:p>36.403486</text:p>
          </table:table-cell>
          <table:table-cell office:value-type="float" office:value="-80.610937" calcext:value-type="float">
            <text:p>-80.6109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1102" calcext:value-type="float">
            <text:p>931102</text:p>
          </table:table-cell>
          <table:table-cell office:value-type="float" office:value="3728" calcext:value-type="float">
            <text:p>3728</text:p>
          </table:table-cell>
          <table:table-cell office:value-type="float" office:value="36.324134" calcext:value-type="float">
            <text:p>36.324134</text:p>
          </table:table-cell>
          <table:table-cell office:value-type="float" office:value="-80.614714" calcext:value-type="float">
            <text:p>-80.6147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1103" calcext:value-type="float">
            <text:p>931103</text:p>
          </table:table-cell>
          <table:table-cell office:value-type="float" office:value="1846" calcext:value-type="float">
            <text:p>1846</text:p>
          </table:table-cell>
          <table:table-cell office:value-type="float" office:value="36.305075" calcext:value-type="float">
            <text:p>36.305075</text:p>
          </table:table-cell>
          <table:table-cell office:value-type="float" office:value="-80.49553" calcext:value-type="float">
            <text:p>-80.495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931200" calcext:value-type="float">
            <text:p>931200</text:p>
          </table:table-cell>
          <table:table-cell office:value-type="float" office:value="3711" calcext:value-type="float">
            <text:p>3711</text:p>
          </table:table-cell>
          <table:table-cell office:value-type="float" office:value="36.37596" calcext:value-type="float">
            <text:p>36.37596</text:p>
          </table:table-cell>
          <table:table-cell office:value-type="float" office:value="-80.480968" calcext:value-type="float">
            <text:p>-80.4809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3" calcext:value-type="float">
            <text:p>173</text:p>
          </table:table-cell>
          <table:table-cell office:value-type="float" office:value="940100" calcext:value-type="float">
            <text:p>940100</text:p>
          </table:table-cell>
          <table:table-cell office:value-type="float" office:value="4831" calcext:value-type="float">
            <text:p>4831</text:p>
          </table:table-cell>
          <table:table-cell office:value-type="float" office:value="35.497778" calcext:value-type="float">
            <text:p>35.497778</text:p>
          </table:table-cell>
          <table:table-cell office:value-type="float" office:value="-83.326064" calcext:value-type="float">
            <text:p>-83.3260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3" calcext:value-type="float">
            <text:p>173</text:p>
          </table:table-cell>
          <table:table-cell office:value-type="float" office:value="960200" calcext:value-type="float">
            <text:p>960200</text:p>
          </table:table-cell>
          <table:table-cell office:value-type="float" office:value="3043" calcext:value-type="float">
            <text:p>3043</text:p>
          </table:table-cell>
          <table:table-cell office:value-type="float" office:value="35.444212" calcext:value-type="float">
            <text:p>35.444212</text:p>
          </table:table-cell>
          <table:table-cell office:value-type="float" office:value="-83.444797" calcext:value-type="float">
            <text:p>-83.4447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3" calcext:value-type="float">
            <text:p>173</text:p>
          </table:table-cell>
          <table:table-cell office:value-type="float" office:value="960301" calcext:value-type="float">
            <text:p>960301</text:p>
          </table:table-cell>
          <table:table-cell office:value-type="float" office:value="3296" calcext:value-type="float">
            <text:p>3296</text:p>
          </table:table-cell>
          <table:table-cell office:value-type="float" office:value="35.391809" calcext:value-type="float">
            <text:p>35.391809</text:p>
          </table:table-cell>
          <table:table-cell office:value-type="float" office:value="-83.505607" calcext:value-type="float">
            <text:p>-83.5056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3" calcext:value-type="float">
            <text:p>173</text:p>
          </table:table-cell>
          <table:table-cell office:value-type="float" office:value="960302" calcext:value-type="float">
            <text:p>960302</text:p>
          </table:table-cell>
          <table:table-cell office:value-type="float" office:value="2811" calcext:value-type="float">
            <text:p>2811</text:p>
          </table:table-cell>
          <table:table-cell office:value-type="float" office:value="35.384753" calcext:value-type="float">
            <text:p>35.384753</text:p>
          </table:table-cell>
          <table:table-cell office:value-type="float" office:value="-83.421499" calcext:value-type="float">
            <text:p>-83.4214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3" calcext:value-type="float">
            <text:p>173</text:p>
          </table:table-cell>
          <table:table-cell office:value-type="float" office:value="980200" calcext:value-type="float">
            <text:p>980200</text:p>
          </table:table-cell>
          <table:table-cell office:value-type="float" office:value="0" calcext:value-type="float">
            <text:p>0</text:p>
          </table:table-cell>
          <table:table-cell office:value-type="float" office:value="35.511028" calcext:value-type="float">
            <text:p>35.511028</text:p>
          </table:table-cell>
          <table:table-cell office:value-type="float" office:value="-83.520196" calcext:value-type="float">
            <text:p>-83.5201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  <table:table-cell office:value-type="float" office:value="960100" calcext:value-type="float">
            <text:p>960100</text:p>
          </table:table-cell>
          <table:table-cell office:value-type="float" office:value="4324" calcext:value-type="float">
            <text:p>4324</text:p>
          </table:table-cell>
          <table:table-cell office:value-type="float" office:value="35.290644" calcext:value-type="float">
            <text:p>35.290644</text:p>
          </table:table-cell>
          <table:table-cell office:value-type="float" office:value="-82.671428" calcext:value-type="float">
            <text:p>-82.6714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  <table:table-cell office:value-type="float" office:value="960200" calcext:value-type="float">
            <text:p>960200</text:p>
          </table:table-cell>
          <table:table-cell office:value-type="float" office:value="4635" calcext:value-type="float">
            <text:p>4635</text:p>
          </table:table-cell>
          <table:table-cell office:value-type="float" office:value="35.240613" calcext:value-type="float">
            <text:p>35.240613</text:p>
          </table:table-cell>
          <table:table-cell office:value-type="float" office:value="-82.746083" calcext:value-type="float">
            <text:p>-82.7460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  <table:table-cell office:value-type="float" office:value="960300" calcext:value-type="float">
            <text:p>960300</text:p>
          </table:table-cell>
          <table:table-cell office:value-type="float" office:value="7519" calcext:value-type="float">
            <text:p>7519</text:p>
          </table:table-cell>
          <table:table-cell office:value-type="float" office:value="35.227423" calcext:value-type="float">
            <text:p>35.227423</text:p>
          </table:table-cell>
          <table:table-cell office:value-type="float" office:value="-82.730728" calcext:value-type="float">
            <text:p>-82.7307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  <table:table-cell office:value-type="float" office:value="960401" calcext:value-type="float">
            <text:p>960401</text:p>
          </table:table-cell>
          <table:table-cell office:value-type="float" office:value="4127" calcext:value-type="float">
            <text:p>4127</text:p>
          </table:table-cell>
          <table:table-cell office:value-type="float" office:value="35.234683" calcext:value-type="float">
            <text:p>35.234683</text:p>
          </table:table-cell>
          <table:table-cell office:value-type="float" office:value="-82.659194" calcext:value-type="float">
            <text:p>-82.6591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  <table:table-cell office:value-type="float" office:value="960402" calcext:value-type="float">
            <text:p>960402</text:p>
          </table:table-cell>
          <table:table-cell office:value-type="float" office:value="4269" calcext:value-type="float">
            <text:p>4269</text:p>
          </table:table-cell>
          <table:table-cell office:value-type="float" office:value="35.153521" calcext:value-type="float">
            <text:p>35.153521</text:p>
          </table:table-cell>
          <table:table-cell office:value-type="float" office:value="-82.71072" calcext:value-type="float">
            <text:p>-82.710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  <table:table-cell office:value-type="float" office:value="960500" calcext:value-type="float">
            <text:p>960500</text:p>
          </table:table-cell>
          <table:table-cell office:value-type="float" office:value="5710" calcext:value-type="float">
            <text:p>5710</text:p>
          </table:table-cell>
          <table:table-cell office:value-type="float" office:value="35.162161" calcext:value-type="float">
            <text:p>35.162161</text:p>
          </table:table-cell>
          <table:table-cell office:value-type="float" office:value="-82.82882" calcext:value-type="float">
            <text:p>-82.828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  <table:table-cell office:value-type="float" office:value="960600" calcext:value-type="float">
            <text:p>960600</text:p>
          </table:table-cell>
          <table:table-cell office:value-type="float" office:value="2506" calcext:value-type="float">
            <text:p>2506</text:p>
          </table:table-cell>
          <table:table-cell office:value-type="float" office:value="35.129159" calcext:value-type="float">
            <text:p>35.129159</text:p>
          </table:table-cell>
          <table:table-cell office:value-type="float" office:value="-82.927745" calcext:value-type="float">
            <text:p>-82.9277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  <table:table-cell office:value-type="float" office:value="960100" calcext:value-type="float">
            <text:p>960100</text:p>
          </table:table-cell>
          <table:table-cell office:value-type="float" office:value="4407" calcext:value-type="float">
            <text:p>4407</text:p>
          </table:table-cell>
          <table:table-cell office:value-type="float" office:value="35.907144" calcext:value-type="float">
            <text:p>35.907144</text:p>
          </table:table-cell>
          <table:table-cell office:value-type="float" office:value="-76.238874" calcext:value-type="float">
            <text:p>-76.2388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100" calcext:value-type="float">
            <text:p>20100</text:p>
          </table:table-cell>
          <table:table-cell office:value-type="float" office:value="6266" calcext:value-type="float">
            <text:p>6266</text:p>
          </table:table-cell>
          <table:table-cell office:value-type="float" office:value="35.090637" calcext:value-type="float">
            <text:p>35.090637</text:p>
          </table:table-cell>
          <table:table-cell office:value-type="float" office:value="-80.39211" calcext:value-type="float">
            <text:p>-80.392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202" calcext:value-type="float">
            <text:p>20202</text:p>
          </table:table-cell>
          <table:table-cell office:value-type="float" office:value="6510" calcext:value-type="float">
            <text:p>6510</text:p>
          </table:table-cell>
          <table:table-cell office:value-type="float" office:value="35.079548" calcext:value-type="float">
            <text:p>35.079548</text:p>
          </table:table-cell>
          <table:table-cell office:value-type="float" office:value="-80.526444" calcext:value-type="float">
            <text:p>-80.526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203" calcext:value-type="float">
            <text:p>20203</text:p>
          </table:table-cell>
          <table:table-cell office:value-type="float" office:value="3795" calcext:value-type="float">
            <text:p>3795</text:p>
          </table:table-cell>
          <table:table-cell office:value-type="float" office:value="35.158455" calcext:value-type="float">
            <text:p>35.158455</text:p>
          </table:table-cell>
          <table:table-cell office:value-type="float" office:value="-80.592541" calcext:value-type="float">
            <text:p>-80.5925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204" calcext:value-type="float">
            <text:p>20204</text:p>
          </table:table-cell>
          <table:table-cell office:value-type="float" office:value="3849" calcext:value-type="float">
            <text:p>3849</text:p>
          </table:table-cell>
          <table:table-cell office:value-type="float" office:value="35.137445" calcext:value-type="float">
            <text:p>35.137445</text:p>
          </table:table-cell>
          <table:table-cell office:value-type="float" office:value="-80.500605" calcext:value-type="float">
            <text:p>-80.5006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305" calcext:value-type="float">
            <text:p>20305</text:p>
          </table:table-cell>
          <table:table-cell office:value-type="float" office:value="4656" calcext:value-type="float">
            <text:p>4656</text:p>
          </table:table-cell>
          <table:table-cell office:value-type="float" office:value="35.098402" calcext:value-type="float">
            <text:p>35.098402</text:p>
          </table:table-cell>
          <table:table-cell office:value-type="float" office:value="-80.606467" calcext:value-type="float">
            <text:p>-80.6064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306" calcext:value-type="float">
            <text:p>20306</text:p>
          </table:table-cell>
          <table:table-cell office:value-type="float" office:value="6683" calcext:value-type="float">
            <text:p>6683</text:p>
          </table:table-cell>
          <table:table-cell office:value-type="float" office:value="35.066485" calcext:value-type="float">
            <text:p>35.066485</text:p>
          </table:table-cell>
          <table:table-cell office:value-type="float" office:value="-80.615231" calcext:value-type="float">
            <text:p>-80.6152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307" calcext:value-type="float">
            <text:p>20307</text:p>
          </table:table-cell>
          <table:table-cell office:value-type="float" office:value="6693" calcext:value-type="float">
            <text:p>6693</text:p>
          </table:table-cell>
          <table:table-cell office:value-type="float" office:value="35.030987" calcext:value-type="float">
            <text:p>35.030987</text:p>
          </table:table-cell>
          <table:table-cell office:value-type="float" office:value="-80.64498" calcext:value-type="float">
            <text:p>-80.644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308" calcext:value-type="float">
            <text:p>20308</text:p>
          </table:table-cell>
          <table:table-cell office:value-type="float" office:value="5100" calcext:value-type="float">
            <text:p>5100</text:p>
          </table:table-cell>
          <table:table-cell office:value-type="float" office:value="34.996648" calcext:value-type="float">
            <text:p>34.996648</text:p>
          </table:table-cell>
          <table:table-cell office:value-type="float" office:value="-80.638253" calcext:value-type="float">
            <text:p>-80.6382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309" calcext:value-type="float">
            <text:p>20309</text:p>
          </table:table-cell>
          <table:table-cell office:value-type="float" office:value="2347" calcext:value-type="float">
            <text:p>2347</text:p>
          </table:table-cell>
          <table:table-cell office:value-type="float" office:value="35.134048" calcext:value-type="float">
            <text:p>35.134048</text:p>
          </table:table-cell>
          <table:table-cell office:value-type="float" office:value="-80.622959" calcext:value-type="float">
            <text:p>-80.6229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310" calcext:value-type="float">
            <text:p>20310</text:p>
          </table:table-cell>
          <table:table-cell office:value-type="float" office:value="5248" calcext:value-type="float">
            <text:p>5248</text:p>
          </table:table-cell>
          <table:table-cell office:value-type="float" office:value="35.121224" calcext:value-type="float">
            <text:p>35.121224</text:p>
          </table:table-cell>
          <table:table-cell office:value-type="float" office:value="-80.634305" calcext:value-type="float">
            <text:p>-80.6343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311" calcext:value-type="float">
            <text:p>20311</text:p>
          </table:table-cell>
          <table:table-cell office:value-type="float" office:value="6048" calcext:value-type="float">
            <text:p>6048</text:p>
          </table:table-cell>
          <table:table-cell office:value-type="float" office:value="35.095147" calcext:value-type="float">
            <text:p>35.095147</text:p>
          </table:table-cell>
          <table:table-cell office:value-type="float" office:value="-80.644391" calcext:value-type="float">
            <text:p>-80.6443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312" calcext:value-type="float">
            <text:p>20312</text:p>
          </table:table-cell>
          <table:table-cell office:value-type="float" office:value="4279" calcext:value-type="float">
            <text:p>4279</text:p>
          </table:table-cell>
          <table:table-cell office:value-type="float" office:value="35.078377" calcext:value-type="float">
            <text:p>35.078377</text:p>
          </table:table-cell>
          <table:table-cell office:value-type="float" office:value="-80.649238" calcext:value-type="float">
            <text:p>-80.6492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313" calcext:value-type="float">
            <text:p>20313</text:p>
          </table:table-cell>
          <table:table-cell office:value-type="float" office:value="2222" calcext:value-type="float">
            <text:p>2222</text:p>
          </table:table-cell>
          <table:table-cell office:value-type="float" office:value="35.081777" calcext:value-type="float">
            <text:p>35.081777</text:p>
          </table:table-cell>
          <table:table-cell office:value-type="float" office:value="-80.685114" calcext:value-type="float">
            <text:p>-80.6851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314" calcext:value-type="float">
            <text:p>20314</text:p>
          </table:table-cell>
          <table:table-cell office:value-type="float" office:value="4703" calcext:value-type="float">
            <text:p>4703</text:p>
          </table:table-cell>
          <table:table-cell office:value-type="float" office:value="35.075281" calcext:value-type="float">
            <text:p>35.075281</text:p>
          </table:table-cell>
          <table:table-cell office:value-type="float" office:value="-80.704628" calcext:value-type="float">
            <text:p>-80.7046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315" calcext:value-type="float">
            <text:p>20315</text:p>
          </table:table-cell>
          <table:table-cell office:value-type="float" office:value="4880" calcext:value-type="float">
            <text:p>4880</text:p>
          </table:table-cell>
          <table:table-cell office:value-type="float" office:value="35.055528" calcext:value-type="float">
            <text:p>35.055528</text:p>
          </table:table-cell>
          <table:table-cell office:value-type="float" office:value="-80.701097" calcext:value-type="float">
            <text:p>-80.7010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316" calcext:value-type="float">
            <text:p>20316</text:p>
          </table:table-cell>
          <table:table-cell office:value-type="float" office:value="4357" calcext:value-type="float">
            <text:p>4357</text:p>
          </table:table-cell>
          <table:table-cell office:value-type="float" office:value="35.052952" calcext:value-type="float">
            <text:p>35.052952</text:p>
          </table:table-cell>
          <table:table-cell office:value-type="float" office:value="-80.671285" calcext:value-type="float">
            <text:p>-80.6712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317" calcext:value-type="float">
            <text:p>20317</text:p>
          </table:table-cell>
          <table:table-cell office:value-type="float" office:value="5353" calcext:value-type="float">
            <text:p>5353</text:p>
          </table:table-cell>
          <table:table-cell office:value-type="float" office:value="35.037679" calcext:value-type="float">
            <text:p>35.037679</text:p>
          </table:table-cell>
          <table:table-cell office:value-type="float" office:value="-80.66108" calcext:value-type="float">
            <text:p>-80.66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401" calcext:value-type="float">
            <text:p>20401</text:p>
          </table:table-cell>
          <table:table-cell office:value-type="float" office:value="5960" calcext:value-type="float">
            <text:p>5960</text:p>
          </table:table-cell>
          <table:table-cell office:value-type="float" office:value="35.027612" calcext:value-type="float">
            <text:p>35.027612</text:p>
          </table:table-cell>
          <table:table-cell office:value-type="float" office:value="-80.565039" calcext:value-type="float">
            <text:p>-80.5650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403" calcext:value-type="float">
            <text:p>20403</text:p>
          </table:table-cell>
          <table:table-cell office:value-type="float" office:value="4435" calcext:value-type="float">
            <text:p>4435</text:p>
          </table:table-cell>
          <table:table-cell office:value-type="float" office:value="34.997606" calcext:value-type="float">
            <text:p>34.997606</text:p>
          </table:table-cell>
          <table:table-cell office:value-type="float" office:value="-80.598449" calcext:value-type="float">
            <text:p>-80.5984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404" calcext:value-type="float">
            <text:p>20404</text:p>
          </table:table-cell>
          <table:table-cell office:value-type="float" office:value="6658" calcext:value-type="float">
            <text:p>6658</text:p>
          </table:table-cell>
          <table:table-cell office:value-type="float" office:value="34.999924" calcext:value-type="float">
            <text:p>34.999924</text:p>
          </table:table-cell>
          <table:table-cell office:value-type="float" office:value="-80.560946" calcext:value-type="float">
            <text:p>-80.5609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501" calcext:value-type="float">
            <text:p>20501</text:p>
          </table:table-cell>
          <table:table-cell office:value-type="float" office:value="4883" calcext:value-type="float">
            <text:p>4883</text:p>
          </table:table-cell>
          <table:table-cell office:value-type="float" office:value="34.974768" calcext:value-type="float">
            <text:p>34.974768</text:p>
          </table:table-cell>
          <table:table-cell office:value-type="float" office:value="-80.568064" calcext:value-type="float">
            <text:p>-80.5680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502" calcext:value-type="float">
            <text:p>20502</text:p>
          </table:table-cell>
          <table:table-cell office:value-type="float" office:value="3912" calcext:value-type="float">
            <text:p>3912</text:p>
          </table:table-cell>
          <table:table-cell office:value-type="float" office:value="34.961441" calcext:value-type="float">
            <text:p>34.961441</text:p>
          </table:table-cell>
          <table:table-cell office:value-type="float" office:value="-80.557544" calcext:value-type="float">
            <text:p>-80.5575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601" calcext:value-type="float">
            <text:p>20601</text:p>
          </table:table-cell>
          <table:table-cell office:value-type="float" office:value="5151" calcext:value-type="float">
            <text:p>5151</text:p>
          </table:table-cell>
          <table:table-cell office:value-type="float" office:value="34.997231" calcext:value-type="float">
            <text:p>34.997231</text:p>
          </table:table-cell>
          <table:table-cell office:value-type="float" office:value="-80.505064" calcext:value-type="float">
            <text:p>-80.5050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602" calcext:value-type="float">
            <text:p>20602</text:p>
          </table:table-cell>
          <table:table-cell office:value-type="float" office:value="4688" calcext:value-type="float">
            <text:p>4688</text:p>
          </table:table-cell>
          <table:table-cell office:value-type="float" office:value="34.968333" calcext:value-type="float">
            <text:p>34.968333</text:p>
          </table:table-cell>
          <table:table-cell office:value-type="float" office:value="-80.529848" calcext:value-type="float">
            <text:p>-80.5298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701" calcext:value-type="float">
            <text:p>20701</text:p>
          </table:table-cell>
          <table:table-cell office:value-type="float" office:value="5383" calcext:value-type="float">
            <text:p>5383</text:p>
          </table:table-cell>
          <table:table-cell office:value-type="float" office:value="34.998439" calcext:value-type="float">
            <text:p>34.998439</text:p>
          </table:table-cell>
          <table:table-cell office:value-type="float" office:value="-80.444027" calcext:value-type="float">
            <text:p>-80.4440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702" calcext:value-type="float">
            <text:p>20702</text:p>
          </table:table-cell>
          <table:table-cell office:value-type="float" office:value="4026" calcext:value-type="float">
            <text:p>4026</text:p>
          </table:table-cell>
          <table:table-cell office:value-type="float" office:value="34.951236" calcext:value-type="float">
            <text:p>34.951236</text:p>
          </table:table-cell>
          <table:table-cell office:value-type="float" office:value="-80.447944" calcext:value-type="float">
            <text:p>-80.4479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800" calcext:value-type="float">
            <text:p>20800</text:p>
          </table:table-cell>
          <table:table-cell office:value-type="float" office:value="5232" calcext:value-type="float">
            <text:p>5232</text:p>
          </table:table-cell>
          <table:table-cell office:value-type="float" office:value="34.981397" calcext:value-type="float">
            <text:p>34.981397</text:p>
          </table:table-cell>
          <table:table-cell office:value-type="float" office:value="-80.361255" calcext:value-type="float">
            <text:p>-80.3612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901" calcext:value-type="float">
            <text:p>20901</text:p>
          </table:table-cell>
          <table:table-cell office:value-type="float" office:value="5124" calcext:value-type="float">
            <text:p>5124</text:p>
          </table:table-cell>
          <table:table-cell office:value-type="float" office:value="34.869142" calcext:value-type="float">
            <text:p>34.869142</text:p>
          </table:table-cell>
          <table:table-cell office:value-type="float" office:value="-80.449656" calcext:value-type="float">
            <text:p>-80.4496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0902" calcext:value-type="float">
            <text:p>20902</text:p>
          </table:table-cell>
          <table:table-cell office:value-type="float" office:value="5929" calcext:value-type="float">
            <text:p>5929</text:p>
          </table:table-cell>
          <table:table-cell office:value-type="float" office:value="34.867442" calcext:value-type="float">
            <text:p>34.867442</text:p>
          </table:table-cell>
          <table:table-cell office:value-type="float" office:value="-80.611175" calcext:value-type="float">
            <text:p>-80.6111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1004" calcext:value-type="float">
            <text:p>21004</text:p>
          </table:table-cell>
          <table:table-cell office:value-type="float" office:value="4369" calcext:value-type="float">
            <text:p>4369</text:p>
          </table:table-cell>
          <table:table-cell office:value-type="float" office:value="34.967042" calcext:value-type="float">
            <text:p>34.967042</text:p>
          </table:table-cell>
          <table:table-cell office:value-type="float" office:value="-80.688426" calcext:value-type="float">
            <text:p>-80.6884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1005" calcext:value-type="float">
            <text:p>21005</text:p>
          </table:table-cell>
          <table:table-cell office:value-type="float" office:value="4630" calcext:value-type="float">
            <text:p>4630</text:p>
          </table:table-cell>
          <table:table-cell office:value-type="float" office:value="34.930274" calcext:value-type="float">
            <text:p>34.930274</text:p>
          </table:table-cell>
          <table:table-cell office:value-type="float" office:value="-80.636123" calcext:value-type="float">
            <text:p>-80.6361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1006" calcext:value-type="float">
            <text:p>21006</text:p>
          </table:table-cell>
          <table:table-cell office:value-type="float" office:value="5206" calcext:value-type="float">
            <text:p>5206</text:p>
          </table:table-cell>
          <table:table-cell office:value-type="float" office:value="35.021275" calcext:value-type="float">
            <text:p>35.021275</text:p>
          </table:table-cell>
          <table:table-cell office:value-type="float" office:value="-80.791731" calcext:value-type="float">
            <text:p>-80.7917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1007" calcext:value-type="float">
            <text:p>21007</text:p>
          </table:table-cell>
          <table:table-cell office:value-type="float" office:value="5967" calcext:value-type="float">
            <text:p>5967</text:p>
          </table:table-cell>
          <table:table-cell office:value-type="float" office:value="35.00537" calcext:value-type="float">
            <text:p>35.00537</text:p>
          </table:table-cell>
          <table:table-cell office:value-type="float" office:value="-80.804633" calcext:value-type="float">
            <text:p>-80.8046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1008" calcext:value-type="float">
            <text:p>21008</text:p>
          </table:table-cell>
          <table:table-cell office:value-type="float" office:value="6833" calcext:value-type="float">
            <text:p>6833</text:p>
          </table:table-cell>
          <table:table-cell office:value-type="float" office:value="34.969379" calcext:value-type="float">
            <text:p>34.969379</text:p>
          </table:table-cell>
          <table:table-cell office:value-type="float" office:value="-80.788252" calcext:value-type="float">
            <text:p>-80.7882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1009" calcext:value-type="float">
            <text:p>21009</text:p>
          </table:table-cell>
          <table:table-cell office:value-type="float" office:value="2460" calcext:value-type="float">
            <text:p>2460</text:p>
          </table:table-cell>
          <table:table-cell office:value-type="float" office:value="34.981853" calcext:value-type="float">
            <text:p>34.981853</text:p>
          </table:table-cell>
          <table:table-cell office:value-type="float" office:value="-80.760776" calcext:value-type="float">
            <text:p>-80.760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1010" calcext:value-type="float">
            <text:p>21010</text:p>
          </table:table-cell>
          <table:table-cell office:value-type="float" office:value="6470" calcext:value-type="float">
            <text:p>6470</text:p>
          </table:table-cell>
          <table:table-cell office:value-type="float" office:value="35.02873" calcext:value-type="float">
            <text:p>35.02873</text:p>
          </table:table-cell>
          <table:table-cell office:value-type="float" office:value="-80.735032" calcext:value-type="float">
            <text:p>-80.7350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1011" calcext:value-type="float">
            <text:p>21011</text:p>
          </table:table-cell>
          <table:table-cell office:value-type="float" office:value="6058" calcext:value-type="float">
            <text:p>6058</text:p>
          </table:table-cell>
          <table:table-cell office:value-type="float" office:value="34.999297" calcext:value-type="float">
            <text:p>34.999297</text:p>
          </table:table-cell>
          <table:table-cell office:value-type="float" office:value="-80.698296" calcext:value-type="float">
            <text:p>-80.6982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1012" calcext:value-type="float">
            <text:p>21012</text:p>
          </table:table-cell>
          <table:table-cell office:value-type="float" office:value="3581" calcext:value-type="float">
            <text:p>3581</text:p>
          </table:table-cell>
          <table:table-cell office:value-type="float" office:value="34.962806" calcext:value-type="float">
            <text:p>34.962806</text:p>
          </table:table-cell>
          <table:table-cell office:value-type="float" office:value="-80.726911" calcext:value-type="float">
            <text:p>-80.7269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1013" calcext:value-type="float">
            <text:p>21013</text:p>
          </table:table-cell>
          <table:table-cell office:value-type="float" office:value="4087" calcext:value-type="float">
            <text:p>4087</text:p>
          </table:table-cell>
          <table:table-cell office:value-type="float" office:value="34.936149" calcext:value-type="float">
            <text:p>34.936149</text:p>
          </table:table-cell>
          <table:table-cell office:value-type="float" office:value="-80.755788" calcext:value-type="float">
            <text:p>-80.7557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1014" calcext:value-type="float">
            <text:p>21014</text:p>
          </table:table-cell>
          <table:table-cell office:value-type="float" office:value="2703" calcext:value-type="float">
            <text:p>2703</text:p>
          </table:table-cell>
          <table:table-cell office:value-type="float" office:value="34.917812" calcext:value-type="float">
            <text:p>34.917812</text:p>
          </table:table-cell>
          <table:table-cell office:value-type="float" office:value="-80.742578" calcext:value-type="float">
            <text:p>-80.7425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21015" calcext:value-type="float">
            <text:p>21015</text:p>
          </table:table-cell>
          <table:table-cell office:value-type="float" office:value="4558" calcext:value-type="float">
            <text:p>4558</text:p>
          </table:table-cell>
          <table:table-cell office:value-type="float" office:value="34.864892" calcext:value-type="float">
            <text:p>34.864892</text:p>
          </table:table-cell>
          <table:table-cell office:value-type="float" office:value="-80.736846" calcext:value-type="float">
            <text:p>-80.7368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1" calcext:value-type="float">
            <text:p>181</text:p>
          </table:table-cell>
          <table:table-cell office:value-type="float" office:value="960100" calcext:value-type="float">
            <text:p>960100</text:p>
          </table:table-cell>
          <table:table-cell office:value-type="float" office:value="4227" calcext:value-type="float">
            <text:p>4227</text:p>
          </table:table-cell>
          <table:table-cell office:value-type="float" office:value="36.411224" calcext:value-type="float">
            <text:p>36.411224</text:p>
          </table:table-cell>
          <table:table-cell office:value-type="float" office:value="-78.34522" calcext:value-type="float">
            <text:p>-78.345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1" calcext:value-type="float">
            <text:p>181</text:p>
          </table:table-cell>
          <table:table-cell office:value-type="float" office:value="960200" calcext:value-type="float">
            <text:p>960200</text:p>
          </table:table-cell>
          <table:table-cell office:value-type="float" office:value="4170" calcext:value-type="float">
            <text:p>4170</text:p>
          </table:table-cell>
          <table:table-cell office:value-type="float" office:value="36.457072" calcext:value-type="float">
            <text:p>36.457072</text:p>
          </table:table-cell>
          <table:table-cell office:value-type="float" office:value="-78.436688" calcext:value-type="float">
            <text:p>-78.4366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1" calcext:value-type="float">
            <text:p>181</text:p>
          </table:table-cell>
          <table:table-cell office:value-type="float" office:value="960300" calcext:value-type="float">
            <text:p>960300</text:p>
          </table:table-cell>
          <table:table-cell office:value-type="float" office:value="5151" calcext:value-type="float">
            <text:p>5151</text:p>
          </table:table-cell>
          <table:table-cell office:value-type="float" office:value="36.34452" calcext:value-type="float">
            <text:p>36.34452</text:p>
          </table:table-cell>
          <table:table-cell office:value-type="float" office:value="-78.461756" calcext:value-type="float">
            <text:p>-78.4617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1" calcext:value-type="float">
            <text:p>181</text:p>
          </table:table-cell>
          <table:table-cell office:value-type="float" office:value="960400" calcext:value-type="float">
            <text:p>960400</text:p>
          </table:table-cell>
          <table:table-cell office:value-type="float" office:value="3960" calcext:value-type="float">
            <text:p>3960</text:p>
          </table:table-cell>
          <table:table-cell office:value-type="float" office:value="36.320327" calcext:value-type="float">
            <text:p>36.320327</text:p>
          </table:table-cell>
          <table:table-cell office:value-type="float" office:value="-78.433333" calcext:value-type="float">
            <text:p>-78.4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1" calcext:value-type="float">
            <text:p>181</text:p>
          </table:table-cell>
          <table:table-cell office:value-type="float" office:value="960500" calcext:value-type="float">
            <text:p>960500</text:p>
          </table:table-cell>
          <table:table-cell office:value-type="float" office:value="5107" calcext:value-type="float">
            <text:p>5107</text:p>
          </table:table-cell>
          <table:table-cell office:value-type="float" office:value="36.331569" calcext:value-type="float">
            <text:p>36.331569</text:p>
          </table:table-cell>
          <table:table-cell office:value-type="float" office:value="-78.41152" calcext:value-type="float">
            <text:p>-78.411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1" calcext:value-type="float">
            <text:p>181</text:p>
          </table:table-cell>
          <table:table-cell office:value-type="float" office:value="960600" calcext:value-type="float">
            <text:p>960600</text:p>
          </table:table-cell>
          <table:table-cell office:value-type="float" office:value="1566" calcext:value-type="float">
            <text:p>1566</text:p>
          </table:table-cell>
          <table:table-cell office:value-type="float" office:value="36.339195" calcext:value-type="float">
            <text:p>36.339195</text:p>
          </table:table-cell>
          <table:table-cell office:value-type="float" office:value="-78.387119" calcext:value-type="float">
            <text:p>-78.3871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1" calcext:value-type="float">
            <text:p>181</text:p>
          </table:table-cell>
          <table:table-cell office:value-type="float" office:value="960700" calcext:value-type="float">
            <text:p>960700</text:p>
          </table:table-cell>
          <table:table-cell office:value-type="float" office:value="4136" calcext:value-type="float">
            <text:p>4136</text:p>
          </table:table-cell>
          <table:table-cell office:value-type="float" office:value="36.32254" calcext:value-type="float">
            <text:p>36.32254</text:p>
          </table:table-cell>
          <table:table-cell office:value-type="float" office:value="-78.395702" calcext:value-type="float">
            <text:p>-78.3957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1" calcext:value-type="float">
            <text:p>181</text:p>
          </table:table-cell>
          <table:table-cell office:value-type="float" office:value="960800" calcext:value-type="float">
            <text:p>960800</text:p>
          </table:table-cell>
          <table:table-cell office:value-type="float" office:value="2306" calcext:value-type="float">
            <text:p>2306</text:p>
          </table:table-cell>
          <table:table-cell office:value-type="float" office:value="36.304374" calcext:value-type="float">
            <text:p>36.304374</text:p>
          </table:table-cell>
          <table:table-cell office:value-type="float" office:value="-78.401018" calcext:value-type="float">
            <text:p>-78.401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1" calcext:value-type="float">
            <text:p>181</text:p>
          </table:table-cell>
          <table:table-cell office:value-type="float" office:value="960900" calcext:value-type="float">
            <text:p>960900</text:p>
          </table:table-cell>
          <table:table-cell office:value-type="float" office:value="8484" calcext:value-type="float">
            <text:p>8484</text:p>
          </table:table-cell>
          <table:table-cell office:value-type="float" office:value="36.303963" calcext:value-type="float">
            <text:p>36.303963</text:p>
          </table:table-cell>
          <table:table-cell office:value-type="float" office:value="-78.344924" calcext:value-type="float">
            <text:p>-78.3449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1" calcext:value-type="float">
            <text:p>181</text:p>
          </table:table-cell>
          <table:table-cell office:value-type="float" office:value="961000" calcext:value-type="float">
            <text:p>961000</text:p>
          </table:table-cell>
          <table:table-cell office:value-type="float" office:value="6315" calcext:value-type="float">
            <text:p>6315</text:p>
          </table:table-cell>
          <table:table-cell office:value-type="float" office:value="36.24009" calcext:value-type="float">
            <text:p>36.24009</text:p>
          </table:table-cell>
          <table:table-cell office:value-type="float" office:value="-78.426592" calcext:value-type="float">
            <text:p>-78.4265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0100" calcext:value-type="float">
            <text:p>50100</text:p>
          </table:table-cell>
          <table:table-cell office:value-type="float" office:value="2823" calcext:value-type="float">
            <text:p>2823</text:p>
          </table:table-cell>
          <table:table-cell office:value-type="float" office:value="35.778686" calcext:value-type="float">
            <text:p>35.778686</text:p>
          </table:table-cell>
          <table:table-cell office:value-type="float" office:value="-78.638216" calcext:value-type="float">
            <text:p>-78.6382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0300" calcext:value-type="float">
            <text:p>50300</text:p>
          </table:table-cell>
          <table:table-cell office:value-type="float" office:value="2488" calcext:value-type="float">
            <text:p>2488</text:p>
          </table:table-cell>
          <table:table-cell office:value-type="float" office:value="35.790228" calcext:value-type="float">
            <text:p>35.790228</text:p>
          </table:table-cell>
          <table:table-cell office:value-type="float" office:value="-78.648429" calcext:value-type="float">
            <text:p>-78.6484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0400" calcext:value-type="float">
            <text:p>50400</text:p>
          </table:table-cell>
          <table:table-cell office:value-type="float" office:value="1737" calcext:value-type="float">
            <text:p>1737</text:p>
          </table:table-cell>
          <table:table-cell office:value-type="float" office:value="35.793587" calcext:value-type="float">
            <text:p>35.793587</text:p>
          </table:table-cell>
          <table:table-cell office:value-type="float" office:value="-78.635225" calcext:value-type="float">
            <text:p>-78.6352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0500" calcext:value-type="float">
            <text:p>50500</text:p>
          </table:table-cell>
          <table:table-cell office:value-type="float" office:value="3533" calcext:value-type="float">
            <text:p>3533</text:p>
          </table:table-cell>
          <table:table-cell office:value-type="float" office:value="35.795275" calcext:value-type="float">
            <text:p>35.795275</text:p>
          </table:table-cell>
          <table:table-cell office:value-type="float" office:value="-78.621777" calcext:value-type="float">
            <text:p>-78.6217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0600" calcext:value-type="float">
            <text:p>50600</text:p>
          </table:table-cell>
          <table:table-cell office:value-type="float" office:value="3817" calcext:value-type="float">
            <text:p>3817</text:p>
          </table:table-cell>
          <table:table-cell office:value-type="float" office:value="35.78515" calcext:value-type="float">
            <text:p>35.78515</text:p>
          </table:table-cell>
          <table:table-cell office:value-type="float" office:value="-78.621177" calcext:value-type="float">
            <text:p>-78.6211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0700" calcext:value-type="float">
            <text:p>50700</text:p>
          </table:table-cell>
          <table:table-cell office:value-type="float" office:value="3139" calcext:value-type="float">
            <text:p>3139</text:p>
          </table:table-cell>
          <table:table-cell office:value-type="float" office:value="35.774649" calcext:value-type="float">
            <text:p>35.774649</text:p>
          </table:table-cell>
          <table:table-cell office:value-type="float" office:value="-78.62218" calcext:value-type="float">
            <text:p>-78.622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0800" calcext:value-type="float">
            <text:p>50800</text:p>
          </table:table-cell>
          <table:table-cell office:value-type="float" office:value="4340" calcext:value-type="float">
            <text:p>4340</text:p>
          </table:table-cell>
          <table:table-cell office:value-type="float" office:value="35.765309" calcext:value-type="float">
            <text:p>35.765309</text:p>
          </table:table-cell>
          <table:table-cell office:value-type="float" office:value="-78.623635" calcext:value-type="float">
            <text:p>-78.6236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0900" calcext:value-type="float">
            <text:p>50900</text:p>
          </table:table-cell>
          <table:table-cell office:value-type="float" office:value="3555" calcext:value-type="float">
            <text:p>3555</text:p>
          </table:table-cell>
          <table:table-cell office:value-type="float" office:value="35.768123" calcext:value-type="float">
            <text:p>35.768123</text:p>
          </table:table-cell>
          <table:table-cell office:value-type="float" office:value="-78.637598" calcext:value-type="float">
            <text:p>-78.6375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1000" calcext:value-type="float">
            <text:p>51000</text:p>
          </table:table-cell>
          <table:table-cell office:value-type="float" office:value="1798" calcext:value-type="float">
            <text:p>1798</text:p>
          </table:table-cell>
          <table:table-cell office:value-type="float" office:value="35.777462" calcext:value-type="float">
            <text:p>35.777462</text:p>
          </table:table-cell>
          <table:table-cell office:value-type="float" office:value="-78.652886" calcext:value-type="float">
            <text:p>-78.6528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1101" calcext:value-type="float">
            <text:p>51101</text:p>
          </table:table-cell>
          <table:table-cell office:value-type="float" office:value="4696" calcext:value-type="float">
            <text:p>4696</text:p>
          </table:table-cell>
          <table:table-cell office:value-type="float" office:value="35.786946" calcext:value-type="float">
            <text:p>35.786946</text:p>
          </table:table-cell>
          <table:table-cell office:value-type="float" office:value="-78.683729" calcext:value-type="float">
            <text:p>-78.6837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1102" calcext:value-type="float">
            <text:p>51102</text:p>
          </table:table-cell>
          <table:table-cell office:value-type="float" office:value="4255" calcext:value-type="float">
            <text:p>4255</text:p>
          </table:table-cell>
          <table:table-cell office:value-type="float" office:value="35.782444" calcext:value-type="float">
            <text:p>35.782444</text:p>
          </table:table-cell>
          <table:table-cell office:value-type="float" office:value="-78.667122" calcext:value-type="float">
            <text:p>-78.6671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1200" calcext:value-type="float">
            <text:p>51200</text:p>
          </table:table-cell>
          <table:table-cell office:value-type="float" office:value="3476" calcext:value-type="float">
            <text:p>3476</text:p>
          </table:table-cell>
          <table:table-cell office:value-type="float" office:value="35.790409" calcext:value-type="float">
            <text:p>35.790409</text:p>
          </table:table-cell>
          <table:table-cell office:value-type="float" office:value="-78.659476" calcext:value-type="float">
            <text:p>-78.6594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1400" calcext:value-type="float">
            <text:p>51400</text:p>
          </table:table-cell>
          <table:table-cell office:value-type="float" office:value="5364" calcext:value-type="float">
            <text:p>5364</text:p>
          </table:table-cell>
          <table:table-cell office:value-type="float" office:value="35.794877" calcext:value-type="float">
            <text:p>35.794877</text:p>
          </table:table-cell>
          <table:table-cell office:value-type="float" office:value="-78.672978" calcext:value-type="float">
            <text:p>-78.6729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1501" calcext:value-type="float">
            <text:p>51501</text:p>
          </table:table-cell>
          <table:table-cell office:value-type="float" office:value="3212" calcext:value-type="float">
            <text:p>3212</text:p>
          </table:table-cell>
          <table:table-cell office:value-type="float" office:value="35.823129" calcext:value-type="float">
            <text:p>35.823129</text:p>
          </table:table-cell>
          <table:table-cell office:value-type="float" office:value="-78.673616" calcext:value-type="float">
            <text:p>-78.6736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1502" calcext:value-type="float">
            <text:p>51502</text:p>
          </table:table-cell>
          <table:table-cell office:value-type="float" office:value="2454" calcext:value-type="float">
            <text:p>2454</text:p>
          </table:table-cell>
          <table:table-cell office:value-type="float" office:value="35.809151" calcext:value-type="float">
            <text:p>35.809151</text:p>
          </table:table-cell>
          <table:table-cell office:value-type="float" office:value="-78.682306" calcext:value-type="float">
            <text:p>-78.6823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1600" calcext:value-type="float">
            <text:p>51600</text:p>
          </table:table-cell>
          <table:table-cell office:value-type="float" office:value="4523" calcext:value-type="float">
            <text:p>4523</text:p>
          </table:table-cell>
          <table:table-cell office:value-type="float" office:value="35.806969" calcext:value-type="float">
            <text:p>35.806969</text:p>
          </table:table-cell>
          <table:table-cell office:value-type="float" office:value="-78.658659" calcext:value-type="float">
            <text:p>-78.6586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1700" calcext:value-type="float">
            <text:p>51700</text:p>
          </table:table-cell>
          <table:table-cell office:value-type="float" office:value="3215" calcext:value-type="float">
            <text:p>3215</text:p>
          </table:table-cell>
          <table:table-cell office:value-type="float" office:value="35.818918" calcext:value-type="float">
            <text:p>35.818918</text:p>
          </table:table-cell>
          <table:table-cell office:value-type="float" office:value="-78.648725" calcext:value-type="float">
            <text:p>-78.6487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1800" calcext:value-type="float">
            <text:p>51800</text:p>
          </table:table-cell>
          <table:table-cell office:value-type="float" office:value="4302" calcext:value-type="float">
            <text:p>4302</text:p>
          </table:table-cell>
          <table:table-cell office:value-type="float" office:value="35.807563" calcext:value-type="float">
            <text:p>35.807563</text:p>
          </table:table-cell>
          <table:table-cell office:value-type="float" office:value="-78.635114" calcext:value-type="float">
            <text:p>-78.6351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1900" calcext:value-type="float">
            <text:p>51900</text:p>
          </table:table-cell>
          <table:table-cell office:value-type="float" office:value="4847" calcext:value-type="float">
            <text:p>4847</text:p>
          </table:table-cell>
          <table:table-cell office:value-type="float" office:value="35.791515" calcext:value-type="float">
            <text:p>35.791515</text:p>
          </table:table-cell>
          <table:table-cell office:value-type="float" office:value="-78.605118" calcext:value-type="float">
            <text:p>-78.6051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001" calcext:value-type="float">
            <text:p>52001</text:p>
          </table:table-cell>
          <table:table-cell office:value-type="float" office:value="4261" calcext:value-type="float">
            <text:p>4261</text:p>
          </table:table-cell>
          <table:table-cell office:value-type="float" office:value="35.783127" calcext:value-type="float">
            <text:p>35.783127</text:p>
          </table:table-cell>
          <table:table-cell office:value-type="float" office:value="-78.586741" calcext:value-type="float">
            <text:p>-78.5867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002" calcext:value-type="float">
            <text:p>52002</text:p>
          </table:table-cell>
          <table:table-cell office:value-type="float" office:value="4907" calcext:value-type="float">
            <text:p>4907</text:p>
          </table:table-cell>
          <table:table-cell office:value-type="float" office:value="35.767897" calcext:value-type="float">
            <text:p>35.767897</text:p>
          </table:table-cell>
          <table:table-cell office:value-type="float" office:value="-78.599203" calcext:value-type="float">
            <text:p>-78.5992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101" calcext:value-type="float">
            <text:p>52101</text:p>
          </table:table-cell>
          <table:table-cell office:value-type="float" office:value="7468" calcext:value-type="float">
            <text:p>7468</text:p>
          </table:table-cell>
          <table:table-cell office:value-type="float" office:value="35.741806" calcext:value-type="float">
            <text:p>35.741806</text:p>
          </table:table-cell>
          <table:table-cell office:value-type="float" office:value="-78.623322" calcext:value-type="float">
            <text:p>-78.6233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102" calcext:value-type="float">
            <text:p>52102</text:p>
          </table:table-cell>
          <table:table-cell office:value-type="float" office:value="5555" calcext:value-type="float">
            <text:p>5555</text:p>
          </table:table-cell>
          <table:table-cell office:value-type="float" office:value="35.751429" calcext:value-type="float">
            <text:p>35.751429</text:p>
          </table:table-cell>
          <table:table-cell office:value-type="float" office:value="-78.601523" calcext:value-type="float">
            <text:p>-78.6015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301" calcext:value-type="float">
            <text:p>52301</text:p>
          </table:table-cell>
          <table:table-cell office:value-type="float" office:value="6024" calcext:value-type="float">
            <text:p>6024</text:p>
          </table:table-cell>
          <table:table-cell office:value-type="float" office:value="35.758837" calcext:value-type="float">
            <text:p>35.758837</text:p>
          </table:table-cell>
          <table:table-cell office:value-type="float" office:value="-78.701995" calcext:value-type="float">
            <text:p>-78.7019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302" calcext:value-type="float">
            <text:p>52302</text:p>
          </table:table-cell>
          <table:table-cell office:value-type="float" office:value="7874" calcext:value-type="float">
            <text:p>7874</text:p>
          </table:table-cell>
          <table:table-cell office:value-type="float" office:value="35.753129" calcext:value-type="float">
            <text:p>35.753129</text:p>
          </table:table-cell>
          <table:table-cell office:value-type="float" office:value="-78.682608" calcext:value-type="float">
            <text:p>-78.6826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401" calcext:value-type="float">
            <text:p>52401</text:p>
          </table:table-cell>
          <table:table-cell office:value-type="float" office:value="3205" calcext:value-type="float">
            <text:p>3205</text:p>
          </table:table-cell>
          <table:table-cell office:value-type="float" office:value="35.800061" calcext:value-type="float">
            <text:p>35.800061</text:p>
          </table:table-cell>
          <table:table-cell office:value-type="float" office:value="-78.717668" calcext:value-type="float">
            <text:p>-78.7176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404" calcext:value-type="float">
            <text:p>52404</text:p>
          </table:table-cell>
          <table:table-cell office:value-type="float" office:value="4177" calcext:value-type="float">
            <text:p>4177</text:p>
          </table:table-cell>
          <table:table-cell office:value-type="float" office:value="35.771421" calcext:value-type="float">
            <text:p>35.771421</text:p>
          </table:table-cell>
          <table:table-cell office:value-type="float" office:value="-78.702845" calcext:value-type="float">
            <text:p>-78.7028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406" calcext:value-type="float">
            <text:p>52406</text:p>
          </table:table-cell>
          <table:table-cell office:value-type="float" office:value="6413" calcext:value-type="float">
            <text:p>6413</text:p>
          </table:table-cell>
          <table:table-cell office:value-type="float" office:value="35.778648" calcext:value-type="float">
            <text:p>35.778648</text:p>
          </table:table-cell>
          <table:table-cell office:value-type="float" office:value="-78.733971" calcext:value-type="float">
            <text:p>-78.7339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407" calcext:value-type="float">
            <text:p>52407</text:p>
          </table:table-cell>
          <table:table-cell office:value-type="float" office:value="3831" calcext:value-type="float">
            <text:p>3831</text:p>
          </table:table-cell>
          <table:table-cell office:value-type="float" office:value="35.783166" calcext:value-type="float">
            <text:p>35.783166</text:p>
          </table:table-cell>
          <table:table-cell office:value-type="float" office:value="-78.71145" calcext:value-type="float">
            <text:p>-78.711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408" calcext:value-type="float">
            <text:p>52408</text:p>
          </table:table-cell>
          <table:table-cell office:value-type="float" office:value="2923" calcext:value-type="float">
            <text:p>2923</text:p>
          </table:table-cell>
          <table:table-cell office:value-type="float" office:value="35.779104" calcext:value-type="float">
            <text:p>35.779104</text:p>
          </table:table-cell>
          <table:table-cell office:value-type="float" office:value="-78.691354" calcext:value-type="float">
            <text:p>-78.6913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409" calcext:value-type="float">
            <text:p>52409</text:p>
          </table:table-cell>
          <table:table-cell office:value-type="float" office:value="4196" calcext:value-type="float">
            <text:p>4196</text:p>
          </table:table-cell>
          <table:table-cell office:value-type="float" office:value="35.776316" calcext:value-type="float">
            <text:p>35.776316</text:p>
          </table:table-cell>
          <table:table-cell office:value-type="float" office:value="-78.683571" calcext:value-type="float">
            <text:p>-78.6835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503" calcext:value-type="float">
            <text:p>52503</text:p>
          </table:table-cell>
          <table:table-cell office:value-type="float" office:value="6396" calcext:value-type="float">
            <text:p>6396</text:p>
          </table:table-cell>
          <table:table-cell office:value-type="float" office:value="35.832846" calcext:value-type="float">
            <text:p>35.832846</text:p>
          </table:table-cell>
          <table:table-cell office:value-type="float" office:value="-78.70777" calcext:value-type="float">
            <text:p>-78.707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504" calcext:value-type="float">
            <text:p>52504</text:p>
          </table:table-cell>
          <table:table-cell office:value-type="float" office:value="5439" calcext:value-type="float">
            <text:p>5439</text:p>
          </table:table-cell>
          <table:table-cell office:value-type="float" office:value="35.823838" calcext:value-type="float">
            <text:p>35.823838</text:p>
          </table:table-cell>
          <table:table-cell office:value-type="float" office:value="-78.694751" calcext:value-type="float">
            <text:p>-78.6947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505" calcext:value-type="float">
            <text:p>52505</text:p>
          </table:table-cell>
          <table:table-cell office:value-type="float" office:value="4638" calcext:value-type="float">
            <text:p>4638</text:p>
          </table:table-cell>
          <table:table-cell office:value-type="float" office:value="35.847419" calcext:value-type="float">
            <text:p>35.847419</text:p>
          </table:table-cell>
          <table:table-cell office:value-type="float" office:value="-78.672128" calcext:value-type="float">
            <text:p>-78.6721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506" calcext:value-type="float">
            <text:p>52506</text:p>
          </table:table-cell>
          <table:table-cell office:value-type="float" office:value="2018" calcext:value-type="float">
            <text:p>2018</text:p>
          </table:table-cell>
          <table:table-cell office:value-type="float" office:value="35.854966" calcext:value-type="float">
            <text:p>35.854966</text:p>
          </table:table-cell>
          <table:table-cell office:value-type="float" office:value="-78.68868" calcext:value-type="float">
            <text:p>-78.688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507" calcext:value-type="float">
            <text:p>52507</text:p>
          </table:table-cell>
          <table:table-cell office:value-type="float" office:value="2803" calcext:value-type="float">
            <text:p>2803</text:p>
          </table:table-cell>
          <table:table-cell office:value-type="float" office:value="35.84995" calcext:value-type="float">
            <text:p>35.84995</text:p>
          </table:table-cell>
          <table:table-cell office:value-type="float" office:value="-78.703908" calcext:value-type="float">
            <text:p>-78.7039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601" calcext:value-type="float">
            <text:p>52601</text:p>
          </table:table-cell>
          <table:table-cell office:value-type="float" office:value="3054" calcext:value-type="float">
            <text:p>3054</text:p>
          </table:table-cell>
          <table:table-cell office:value-type="float" office:value="35.843946" calcext:value-type="float">
            <text:p>35.843946</text:p>
          </table:table-cell>
          <table:table-cell office:value-type="float" office:value="-78.653013" calcext:value-type="float">
            <text:p>-78.6530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602" calcext:value-type="float">
            <text:p>52602</text:p>
          </table:table-cell>
          <table:table-cell office:value-type="float" office:value="3723" calcext:value-type="float">
            <text:p>3723</text:p>
          </table:table-cell>
          <table:table-cell office:value-type="float" office:value="35.845597" calcext:value-type="float">
            <text:p>35.845597</text:p>
          </table:table-cell>
          <table:table-cell office:value-type="float" office:value="-78.634292" calcext:value-type="float">
            <text:p>-78.6342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603" calcext:value-type="float">
            <text:p>52603</text:p>
          </table:table-cell>
          <table:table-cell office:value-type="float" office:value="2790" calcext:value-type="float">
            <text:p>2790</text:p>
          </table:table-cell>
          <table:table-cell office:value-type="float" office:value="35.828027" calcext:value-type="float">
            <text:p>35.828027</text:p>
          </table:table-cell>
          <table:table-cell office:value-type="float" office:value="-78.640163" calcext:value-type="float">
            <text:p>-78.6401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701" calcext:value-type="float">
            <text:p>52701</text:p>
          </table:table-cell>
          <table:table-cell office:value-type="float" office:value="5702" calcext:value-type="float">
            <text:p>5702</text:p>
          </table:table-cell>
          <table:table-cell office:value-type="float" office:value="35.838396" calcext:value-type="float">
            <text:p>35.838396</text:p>
          </table:table-cell>
          <table:table-cell office:value-type="float" office:value="-78.618367" calcext:value-type="float">
            <text:p>-78.6183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704" calcext:value-type="float">
            <text:p>52704</text:p>
          </table:table-cell>
          <table:table-cell office:value-type="float" office:value="6673" calcext:value-type="float">
            <text:p>6673</text:p>
          </table:table-cell>
          <table:table-cell office:value-type="float" office:value="35.841466" calcext:value-type="float">
            <text:p>35.841466</text:p>
          </table:table-cell>
          <table:table-cell office:value-type="float" office:value="-78.592018" calcext:value-type="float">
            <text:p>-78.592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705" calcext:value-type="float">
            <text:p>52705</text:p>
          </table:table-cell>
          <table:table-cell office:value-type="float" office:value="3799" calcext:value-type="float">
            <text:p>3799</text:p>
          </table:table-cell>
          <table:table-cell office:value-type="float" office:value="35.82797" calcext:value-type="float">
            <text:p>35.82797</text:p>
          </table:table-cell>
          <table:table-cell office:value-type="float" office:value="-78.596745" calcext:value-type="float">
            <text:p>-78.5967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706" calcext:value-type="float">
            <text:p>52706</text:p>
          </table:table-cell>
          <table:table-cell office:value-type="float" office:value="4439" calcext:value-type="float">
            <text:p>4439</text:p>
          </table:table-cell>
          <table:table-cell office:value-type="float" office:value="35.810175" calcext:value-type="float">
            <text:p>35.810175</text:p>
          </table:table-cell>
          <table:table-cell office:value-type="float" office:value="-78.58707" calcext:value-type="float">
            <text:p>-78.587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707" calcext:value-type="float">
            <text:p>52707</text:p>
          </table:table-cell>
          <table:table-cell office:value-type="float" office:value="6417" calcext:value-type="float">
            <text:p>6417</text:p>
          </table:table-cell>
          <table:table-cell office:value-type="float" office:value="35.819661" calcext:value-type="float">
            <text:p>35.819661</text:p>
          </table:table-cell>
          <table:table-cell office:value-type="float" office:value="-78.573986" calcext:value-type="float">
            <text:p>-78.5739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801" calcext:value-type="float">
            <text:p>52801</text:p>
          </table:table-cell>
          <table:table-cell office:value-type="float" office:value="6120" calcext:value-type="float">
            <text:p>6120</text:p>
          </table:table-cell>
          <table:table-cell office:value-type="float" office:value="35.691337" calcext:value-type="float">
            <text:p>35.691337</text:p>
          </table:table-cell>
          <table:table-cell office:value-type="float" office:value="-78.629221" calcext:value-type="float">
            <text:p>-78.6292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802" calcext:value-type="float">
            <text:p>52802</text:p>
          </table:table-cell>
          <table:table-cell office:value-type="float" office:value="5704" calcext:value-type="float">
            <text:p>5704</text:p>
          </table:table-cell>
          <table:table-cell office:value-type="float" office:value="35.707355" calcext:value-type="float">
            <text:p>35.707355</text:p>
          </table:table-cell>
          <table:table-cell office:value-type="float" office:value="-78.640264" calcext:value-type="float">
            <text:p>-78.6402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803" calcext:value-type="float">
            <text:p>52803</text:p>
          </table:table-cell>
          <table:table-cell office:value-type="float" office:value="9464" calcext:value-type="float">
            <text:p>9464</text:p>
          </table:table-cell>
          <table:table-cell office:value-type="float" office:value="35.728617" calcext:value-type="float">
            <text:p>35.728617</text:p>
          </table:table-cell>
          <table:table-cell office:value-type="float" office:value="-78.597186" calcext:value-type="float">
            <text:p>-78.5971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806" calcext:value-type="float">
            <text:p>52806</text:p>
          </table:table-cell>
          <table:table-cell office:value-type="float" office:value="13750" calcext:value-type="float">
            <text:p>13750</text:p>
          </table:table-cell>
          <table:table-cell office:value-type="float" office:value="35.743143" calcext:value-type="float">
            <text:p>35.743143</text:p>
          </table:table-cell>
          <table:table-cell office:value-type="float" office:value="-78.547342" calcext:value-type="float">
            <text:p>-78.5473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807" calcext:value-type="float">
            <text:p>52807</text:p>
          </table:table-cell>
          <table:table-cell office:value-type="float" office:value="4388" calcext:value-type="float">
            <text:p>4388</text:p>
          </table:table-cell>
          <table:table-cell office:value-type="float" office:value="35.712181" calcext:value-type="float">
            <text:p>35.712181</text:p>
          </table:table-cell>
          <table:table-cell office:value-type="float" office:value="-78.542393" calcext:value-type="float">
            <text:p>-78.5423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808" calcext:value-type="float">
            <text:p>52808</text:p>
          </table:table-cell>
          <table:table-cell office:value-type="float" office:value="9146" calcext:value-type="float">
            <text:p>9146</text:p>
          </table:table-cell>
          <table:table-cell office:value-type="float" office:value="35.682631" calcext:value-type="float">
            <text:p>35.682631</text:p>
          </table:table-cell>
          <table:table-cell office:value-type="float" office:value="-78.599896" calcext:value-type="float">
            <text:p>-78.5998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809" calcext:value-type="float">
            <text:p>52809</text:p>
          </table:table-cell>
          <table:table-cell office:value-type="float" office:value="2594" calcext:value-type="float">
            <text:p>2594</text:p>
          </table:table-cell>
          <table:table-cell office:value-type="float" office:value="35.6626" calcext:value-type="float">
            <text:p>35.6626</text:p>
          </table:table-cell>
          <table:table-cell office:value-type="float" office:value="-78.548564" calcext:value-type="float">
            <text:p>-78.548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901" calcext:value-type="float">
            <text:p>52901</text:p>
          </table:table-cell>
          <table:table-cell office:value-type="float" office:value="2871" calcext:value-type="float">
            <text:p>2871</text:p>
          </table:table-cell>
          <table:table-cell office:value-type="float" office:value="35.576064" calcext:value-type="float">
            <text:p>35.576064</text:p>
          </table:table-cell>
          <table:table-cell office:value-type="float" office:value="-78.656283" calcext:value-type="float">
            <text:p>-78.6562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902" calcext:value-type="float">
            <text:p>52902</text:p>
          </table:table-cell>
          <table:table-cell office:value-type="float" office:value="5508" calcext:value-type="float">
            <text:p>5508</text:p>
          </table:table-cell>
          <table:table-cell office:value-type="float" office:value="35.623654" calcext:value-type="float">
            <text:p>35.623654</text:p>
          </table:table-cell>
          <table:table-cell office:value-type="float" office:value="-78.614493" calcext:value-type="float">
            <text:p>-78.6144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903" calcext:value-type="float">
            <text:p>52903</text:p>
          </table:table-cell>
          <table:table-cell office:value-type="float" office:value="2914" calcext:value-type="float">
            <text:p>2914</text:p>
          </table:table-cell>
          <table:table-cell office:value-type="float" office:value="35.653098" calcext:value-type="float">
            <text:p>35.653098</text:p>
          </table:table-cell>
          <table:table-cell office:value-type="float" office:value="-78.63532" calcext:value-type="float">
            <text:p>-78.635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2904" calcext:value-type="float">
            <text:p>52904</text:p>
          </table:table-cell>
          <table:table-cell office:value-type="float" office:value="7260" calcext:value-type="float">
            <text:p>7260</text:p>
          </table:table-cell>
          <table:table-cell office:value-type="float" office:value="35.616765" calcext:value-type="float">
            <text:p>35.616765</text:p>
          </table:table-cell>
          <table:table-cell office:value-type="float" office:value="-78.657993" calcext:value-type="float">
            <text:p>-78.657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003" calcext:value-type="float">
            <text:p>53003</text:p>
          </table:table-cell>
          <table:table-cell office:value-type="float" office:value="5465" calcext:value-type="float">
            <text:p>5465</text:p>
          </table:table-cell>
          <table:table-cell office:value-type="float" office:value="35.744475" calcext:value-type="float">
            <text:p>35.744475</text:p>
          </table:table-cell>
          <table:table-cell office:value-type="float" office:value="-78.748206" calcext:value-type="float">
            <text:p>-78.7482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004" calcext:value-type="float">
            <text:p>53004</text:p>
          </table:table-cell>
          <table:table-cell office:value-type="float" office:value="2611" calcext:value-type="float">
            <text:p>2611</text:p>
          </table:table-cell>
          <table:table-cell office:value-type="float" office:value="35.736079" calcext:value-type="float">
            <text:p>35.736079</text:p>
          </table:table-cell>
          <table:table-cell office:value-type="float" office:value="-78.766872" calcext:value-type="float">
            <text:p>-78.7668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005" calcext:value-type="float">
            <text:p>53005</text:p>
          </table:table-cell>
          <table:table-cell office:value-type="float" office:value="4980" calcext:value-type="float">
            <text:p>4980</text:p>
          </table:table-cell>
          <table:table-cell office:value-type="float" office:value="35.714408" calcext:value-type="float">
            <text:p>35.714408</text:p>
          </table:table-cell>
          <table:table-cell office:value-type="float" office:value="-78.776371" calcext:value-type="float">
            <text:p>-78.7763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006" calcext:value-type="float">
            <text:p>53006</text:p>
          </table:table-cell>
          <table:table-cell office:value-type="float" office:value="3143" calcext:value-type="float">
            <text:p>3143</text:p>
          </table:table-cell>
          <table:table-cell office:value-type="float" office:value="35.691634" calcext:value-type="float">
            <text:p>35.691634</text:p>
          </table:table-cell>
          <table:table-cell office:value-type="float" office:value="-78.744029" calcext:value-type="float">
            <text:p>-78.7440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007" calcext:value-type="float">
            <text:p>53007</text:p>
          </table:table-cell>
          <table:table-cell office:value-type="float" office:value="2866" calcext:value-type="float">
            <text:p>2866</text:p>
          </table:table-cell>
          <table:table-cell office:value-type="float" office:value="35.71955" calcext:value-type="float">
            <text:p>35.71955</text:p>
          </table:table-cell>
          <table:table-cell office:value-type="float" office:value="-78.733891" calcext:value-type="float">
            <text:p>-78.7338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008" calcext:value-type="float">
            <text:p>53008</text:p>
          </table:table-cell>
          <table:table-cell office:value-type="float" office:value="7799" calcext:value-type="float">
            <text:p>7799</text:p>
          </table:table-cell>
          <table:table-cell office:value-type="float" office:value="35.734964" calcext:value-type="float">
            <text:p>35.734964</text:p>
          </table:table-cell>
          <table:table-cell office:value-type="float" office:value="-78.716289" calcext:value-type="float">
            <text:p>-78.7162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009" calcext:value-type="float">
            <text:p>53009</text:p>
          </table:table-cell>
          <table:table-cell office:value-type="float" office:value="7235" calcext:value-type="float">
            <text:p>7235</text:p>
          </table:table-cell>
          <table:table-cell office:value-type="float" office:value="35.68545" calcext:value-type="float">
            <text:p>35.68545</text:p>
          </table:table-cell>
          <table:table-cell office:value-type="float" office:value="-78.671419" calcext:value-type="float">
            <text:p>-78.6714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105" calcext:value-type="float">
            <text:p>53105</text:p>
          </table:table-cell>
          <table:table-cell office:value-type="float" office:value="3526" calcext:value-type="float">
            <text:p>3526</text:p>
          </table:table-cell>
          <table:table-cell office:value-type="float" office:value="35.606133" calcext:value-type="float">
            <text:p>35.606133</text:p>
          </table:table-cell>
          <table:table-cell office:value-type="float" office:value="-78.789017" calcext:value-type="float">
            <text:p>-78.7890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106" calcext:value-type="float">
            <text:p>53106</text:p>
          </table:table-cell>
          <table:table-cell office:value-type="float" office:value="2895" calcext:value-type="float">
            <text:p>2895</text:p>
          </table:table-cell>
          <table:table-cell office:value-type="float" office:value="35.590245" calcext:value-type="float">
            <text:p>35.590245</text:p>
          </table:table-cell>
          <table:table-cell office:value-type="float" office:value="-78.814624" calcext:value-type="float">
            <text:p>-78.8146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107" calcext:value-type="float">
            <text:p>53107</text:p>
          </table:table-cell>
          <table:table-cell office:value-type="float" office:value="8267" calcext:value-type="float">
            <text:p>8267</text:p>
          </table:table-cell>
          <table:table-cell office:value-type="float" office:value="35.573286" calcext:value-type="float">
            <text:p>35.573286</text:p>
          </table:table-cell>
          <table:table-cell office:value-type="float" office:value="-78.800153" calcext:value-type="float">
            <text:p>-78.8001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108" calcext:value-type="float">
            <text:p>53108</text:p>
          </table:table-cell>
          <table:table-cell office:value-type="float" office:value="6473" calcext:value-type="float">
            <text:p>6473</text:p>
          </table:table-cell>
          <table:table-cell office:value-type="float" office:value="35.558567" calcext:value-type="float">
            <text:p>35.558567</text:p>
          </table:table-cell>
          <table:table-cell office:value-type="float" office:value="-78.747244" calcext:value-type="float">
            <text:p>-78.7472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109" calcext:value-type="float">
            <text:p>53109</text:p>
          </table:table-cell>
          <table:table-cell office:value-type="float" office:value="7887" calcext:value-type="float">
            <text:p>7887</text:p>
          </table:table-cell>
          <table:table-cell office:value-type="float" office:value="35.602839" calcext:value-type="float">
            <text:p>35.602839</text:p>
          </table:table-cell>
          <table:table-cell office:value-type="float" office:value="-78.743044" calcext:value-type="float">
            <text:p>-78.7430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110" calcext:value-type="float">
            <text:p>53110</text:p>
          </table:table-cell>
          <table:table-cell office:value-type="float" office:value="5523" calcext:value-type="float">
            <text:p>5523</text:p>
          </table:table-cell>
          <table:table-cell office:value-type="float" office:value="35.622771" calcext:value-type="float">
            <text:p>35.622771</text:p>
          </table:table-cell>
          <table:table-cell office:value-type="float" office:value="-78.697901" calcext:value-type="float">
            <text:p>-78.6979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111" calcext:value-type="float">
            <text:p>53111</text:p>
          </table:table-cell>
          <table:table-cell office:value-type="float" office:value="5312" calcext:value-type="float">
            <text:p>5312</text:p>
          </table:table-cell>
          <table:table-cell office:value-type="float" office:value="35.654176" calcext:value-type="float">
            <text:p>35.654176</text:p>
          </table:table-cell>
          <table:table-cell office:value-type="float" office:value="-78.726464" calcext:value-type="float">
            <text:p>-78.7264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201" calcext:value-type="float">
            <text:p>53201</text:p>
          </table:table-cell>
          <table:table-cell office:value-type="float" office:value="10377" calcext:value-type="float">
            <text:p>10377</text:p>
          </table:table-cell>
          <table:table-cell office:value-type="float" office:value="35.660977" calcext:value-type="float">
            <text:p>35.660977</text:p>
          </table:table-cell>
          <table:table-cell office:value-type="float" office:value="-78.767143" calcext:value-type="float">
            <text:p>-78.7671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202" calcext:value-type="float">
            <text:p>53202</text:p>
          </table:table-cell>
          <table:table-cell office:value-type="float" office:value="4234" calcext:value-type="float">
            <text:p>4234</text:p>
          </table:table-cell>
          <table:table-cell office:value-type="float" office:value="35.648451" calcext:value-type="float">
            <text:p>35.648451</text:p>
          </table:table-cell>
          <table:table-cell office:value-type="float" office:value="-78.800593" calcext:value-type="float">
            <text:p>-78.8005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203" calcext:value-type="float">
            <text:p>53203</text:p>
          </table:table-cell>
          <table:table-cell office:value-type="float" office:value="6736" calcext:value-type="float">
            <text:p>6736</text:p>
          </table:table-cell>
          <table:table-cell office:value-type="float" office:value="35.667756" calcext:value-type="float">
            <text:p>35.667756</text:p>
          </table:table-cell>
          <table:table-cell office:value-type="float" office:value="-78.824861" calcext:value-type="float">
            <text:p>-78.8248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204" calcext:value-type="float">
            <text:p>53204</text:p>
          </table:table-cell>
          <table:table-cell office:value-type="float" office:value="4383" calcext:value-type="float">
            <text:p>4383</text:p>
          </table:table-cell>
          <table:table-cell office:value-type="float" office:value="35.647958" calcext:value-type="float">
            <text:p>35.647958</text:p>
          </table:table-cell>
          <table:table-cell office:value-type="float" office:value="-78.831349" calcext:value-type="float">
            <text:p>-78.8313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205" calcext:value-type="float">
            <text:p>53205</text:p>
          </table:table-cell>
          <table:table-cell office:value-type="float" office:value="1707" calcext:value-type="float">
            <text:p>1707</text:p>
          </table:table-cell>
          <table:table-cell office:value-type="float" office:value="35.629223" calcext:value-type="float">
            <text:p>35.629223</text:p>
          </table:table-cell>
          <table:table-cell office:value-type="float" office:value="-78.809543" calcext:value-type="float">
            <text:p>-78.8095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206" calcext:value-type="float">
            <text:p>53206</text:p>
          </table:table-cell>
          <table:table-cell office:value-type="float" office:value="4397" calcext:value-type="float">
            <text:p>4397</text:p>
          </table:table-cell>
          <table:table-cell office:value-type="float" office:value="35.613158" calcext:value-type="float">
            <text:p>35.613158</text:p>
          </table:table-cell>
          <table:table-cell office:value-type="float" office:value="-78.824798" calcext:value-type="float">
            <text:p>-78.8247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207" calcext:value-type="float">
            <text:p>53207</text:p>
          </table:table-cell>
          <table:table-cell office:value-type="float" office:value="6663" calcext:value-type="float">
            <text:p>6663</text:p>
          </table:table-cell>
          <table:table-cell office:value-type="float" office:value="35.624042" calcext:value-type="float">
            <text:p>35.624042</text:p>
          </table:table-cell>
          <table:table-cell office:value-type="float" office:value="-78.866311" calcext:value-type="float">
            <text:p>-78.8663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05" calcext:value-type="float">
            <text:p>53405</text:p>
          </table:table-cell>
          <table:table-cell office:value-type="float" office:value="4603" calcext:value-type="float">
            <text:p>4603</text:p>
          </table:table-cell>
          <table:table-cell office:value-type="float" office:value="35.719272" calcext:value-type="float">
            <text:p>35.719272</text:p>
          </table:table-cell>
          <table:table-cell office:value-type="float" office:value="-78.798774" calcext:value-type="float">
            <text:p>-78.7987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08" calcext:value-type="float">
            <text:p>53408</text:p>
          </table:table-cell>
          <table:table-cell office:value-type="float" office:value="3885" calcext:value-type="float">
            <text:p>3885</text:p>
          </table:table-cell>
          <table:table-cell office:value-type="float" office:value="35.781374" calcext:value-type="float">
            <text:p>35.781374</text:p>
          </table:table-cell>
          <table:table-cell office:value-type="float" office:value="-78.859488" calcext:value-type="float">
            <text:p>-78.8594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09" calcext:value-type="float">
            <text:p>53409</text:p>
          </table:table-cell>
          <table:table-cell office:value-type="float" office:value="6677" calcext:value-type="float">
            <text:p>6677</text:p>
          </table:table-cell>
          <table:table-cell office:value-type="float" office:value="35.769024" calcext:value-type="float">
            <text:p>35.769024</text:p>
          </table:table-cell>
          <table:table-cell office:value-type="float" office:value="-78.860938" calcext:value-type="float">
            <text:p>-78.8609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10" calcext:value-type="float">
            <text:p>53410</text:p>
          </table:table-cell>
          <table:table-cell office:value-type="float" office:value="4567" calcext:value-type="float">
            <text:p>4567</text:p>
          </table:table-cell>
          <table:table-cell office:value-type="float" office:value="35.812288" calcext:value-type="float">
            <text:p>35.812288</text:p>
          </table:table-cell>
          <table:table-cell office:value-type="float" office:value="-78.91118" calcext:value-type="float">
            <text:p>-78.911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11" calcext:value-type="float">
            <text:p>53411</text:p>
          </table:table-cell>
          <table:table-cell office:value-type="float" office:value="6355" calcext:value-type="float">
            <text:p>6355</text:p>
          </table:table-cell>
          <table:table-cell office:value-type="float" office:value="35.801297" calcext:value-type="float">
            <text:p>35.801297</text:p>
          </table:table-cell>
          <table:table-cell office:value-type="float" office:value="-78.888363" calcext:value-type="float">
            <text:p>-78.8883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12" calcext:value-type="float">
            <text:p>53412</text:p>
          </table:table-cell>
          <table:table-cell office:value-type="float" office:value="6046" calcext:value-type="float">
            <text:p>6046</text:p>
          </table:table-cell>
          <table:table-cell office:value-type="float" office:value="35.752113" calcext:value-type="float">
            <text:p>35.752113</text:p>
          </table:table-cell>
          <table:table-cell office:value-type="float" office:value="-78.897264" calcext:value-type="float">
            <text:p>-78.8972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13" calcext:value-type="float">
            <text:p>53413</text:p>
          </table:table-cell>
          <table:table-cell office:value-type="float" office:value="4853" calcext:value-type="float">
            <text:p>4853</text:p>
          </table:table-cell>
          <table:table-cell office:value-type="float" office:value="35.713845" calcext:value-type="float">
            <text:p>35.713845</text:p>
          </table:table-cell>
          <table:table-cell office:value-type="float" office:value="-78.911726" calcext:value-type="float">
            <text:p>-78.9117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14" calcext:value-type="float">
            <text:p>53414</text:p>
          </table:table-cell>
          <table:table-cell office:value-type="float" office:value="8709" calcext:value-type="float">
            <text:p>8709</text:p>
          </table:table-cell>
          <table:table-cell office:value-type="float" office:value="35.729701" calcext:value-type="float">
            <text:p>35.729701</text:p>
          </table:table-cell>
          <table:table-cell office:value-type="float" office:value="-78.875906" calcext:value-type="float">
            <text:p>-78.8759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15" calcext:value-type="float">
            <text:p>53415</text:p>
          </table:table-cell>
          <table:table-cell office:value-type="float" office:value="3085" calcext:value-type="float">
            <text:p>3085</text:p>
          </table:table-cell>
          <table:table-cell office:value-type="float" office:value="35.75028" calcext:value-type="float">
            <text:p>35.75028</text:p>
          </table:table-cell>
          <table:table-cell office:value-type="float" office:value="-78.880517" calcext:value-type="float">
            <text:p>-78.8805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16" calcext:value-type="float">
            <text:p>53416</text:p>
          </table:table-cell>
          <table:table-cell office:value-type="float" office:value="5267" calcext:value-type="float">
            <text:p>5267</text:p>
          </table:table-cell>
          <table:table-cell office:value-type="float" office:value="35.744576" calcext:value-type="float">
            <text:p>35.744576</text:p>
          </table:table-cell>
          <table:table-cell office:value-type="float" office:value="-78.861716" calcext:value-type="float">
            <text:p>-78.8617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17" calcext:value-type="float">
            <text:p>53417</text:p>
          </table:table-cell>
          <table:table-cell office:value-type="float" office:value="2439" calcext:value-type="float">
            <text:p>2439</text:p>
          </table:table-cell>
          <table:table-cell office:value-type="float" office:value="35.716201" calcext:value-type="float">
            <text:p>35.716201</text:p>
          </table:table-cell>
          <table:table-cell office:value-type="float" office:value="-78.856604" calcext:value-type="float">
            <text:p>-78.8566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18" calcext:value-type="float">
            <text:p>53418</text:p>
          </table:table-cell>
          <table:table-cell office:value-type="float" office:value="5350" calcext:value-type="float">
            <text:p>5350</text:p>
          </table:table-cell>
          <table:table-cell office:value-type="float" office:value="35.737234" calcext:value-type="float">
            <text:p>35.737234</text:p>
          </table:table-cell>
          <table:table-cell office:value-type="float" office:value="-78.83514" calcext:value-type="float">
            <text:p>-78.835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19" calcext:value-type="float">
            <text:p>53419</text:p>
          </table:table-cell>
          <table:table-cell office:value-type="float" office:value="2758" calcext:value-type="float">
            <text:p>2758</text:p>
          </table:table-cell>
          <table:table-cell office:value-type="float" office:value="35.731132" calcext:value-type="float">
            <text:p>35.731132</text:p>
          </table:table-cell>
          <table:table-cell office:value-type="float" office:value="-78.823386" calcext:value-type="float">
            <text:p>-78.8233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20" calcext:value-type="float">
            <text:p>53420</text:p>
          </table:table-cell>
          <table:table-cell office:value-type="float" office:value="6018" calcext:value-type="float">
            <text:p>6018</text:p>
          </table:table-cell>
          <table:table-cell office:value-type="float" office:value="35.682781" calcext:value-type="float">
            <text:p>35.682781</text:p>
          </table:table-cell>
          <table:table-cell office:value-type="float" office:value="-78.828375" calcext:value-type="float">
            <text:p>-78.8283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21" calcext:value-type="float">
            <text:p>53421</text:p>
          </table:table-cell>
          <table:table-cell office:value-type="float" office:value="4946" calcext:value-type="float">
            <text:p>4946</text:p>
          </table:table-cell>
          <table:table-cell office:value-type="float" office:value="35.690893" calcext:value-type="float">
            <text:p>35.690893</text:p>
          </table:table-cell>
          <table:table-cell office:value-type="float" office:value="-78.794869" calcext:value-type="float">
            <text:p>-78.7948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22" calcext:value-type="float">
            <text:p>53422</text:p>
          </table:table-cell>
          <table:table-cell office:value-type="float" office:value="2456" calcext:value-type="float">
            <text:p>2456</text:p>
          </table:table-cell>
          <table:table-cell office:value-type="float" office:value="35.777538" calcext:value-type="float">
            <text:p>35.777538</text:p>
          </table:table-cell>
          <table:table-cell office:value-type="float" office:value="-78.830407" calcext:value-type="float">
            <text:p>-78.8304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23" calcext:value-type="float">
            <text:p>53423</text:p>
          </table:table-cell>
          <table:table-cell office:value-type="float" office:value="2167" calcext:value-type="float">
            <text:p>2167</text:p>
          </table:table-cell>
          <table:table-cell office:value-type="float" office:value="35.769012" calcext:value-type="float">
            <text:p>35.769012</text:p>
          </table:table-cell>
          <table:table-cell office:value-type="float" office:value="-78.819444" calcext:value-type="float">
            <text:p>-78.819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24" calcext:value-type="float">
            <text:p>53424</text:p>
          </table:table-cell>
          <table:table-cell office:value-type="float" office:value="4528" calcext:value-type="float">
            <text:p>4528</text:p>
          </table:table-cell>
          <table:table-cell office:value-type="float" office:value="35.769907" calcext:value-type="float">
            <text:p>35.769907</text:p>
          </table:table-cell>
          <table:table-cell office:value-type="float" office:value="-78.838111" calcext:value-type="float">
            <text:p>-78.838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425" calcext:value-type="float">
            <text:p>53425</text:p>
          </table:table-cell>
          <table:table-cell office:value-type="float" office:value="2772" calcext:value-type="float">
            <text:p>2772</text:p>
          </table:table-cell>
          <table:table-cell office:value-type="float" office:value="35.786845" calcext:value-type="float">
            <text:p>35.786845</text:p>
          </table:table-cell>
          <table:table-cell office:value-type="float" office:value="-78.845223" calcext:value-type="float">
            <text:p>-78.8452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05" calcext:value-type="float">
            <text:p>53505</text:p>
          </table:table-cell>
          <table:table-cell office:value-type="float" office:value="3610" calcext:value-type="float">
            <text:p>3610</text:p>
          </table:table-cell>
          <table:table-cell office:value-type="float" office:value="35.757984" calcext:value-type="float">
            <text:p>35.757984</text:p>
          </table:table-cell>
          <table:table-cell office:value-type="float" office:value="-78.760902" calcext:value-type="float">
            <text:p>-78.7609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06" calcext:value-type="float">
            <text:p>53506</text:p>
          </table:table-cell>
          <table:table-cell office:value-type="float" office:value="5479" calcext:value-type="float">
            <text:p>5479</text:p>
          </table:table-cell>
          <table:table-cell office:value-type="float" office:value="35.761405" calcext:value-type="float">
            <text:p>35.761405</text:p>
          </table:table-cell>
          <table:table-cell office:value-type="float" office:value="-78.775461" calcext:value-type="float">
            <text:p>-78.7754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07" calcext:value-type="float">
            <text:p>53507</text:p>
          </table:table-cell>
          <table:table-cell office:value-type="float" office:value="3603" calcext:value-type="float">
            <text:p>3603</text:p>
          </table:table-cell>
          <table:table-cell office:value-type="float" office:value="35.779128" calcext:value-type="float">
            <text:p>35.779128</text:p>
          </table:table-cell>
          <table:table-cell office:value-type="float" office:value="-78.790599" calcext:value-type="float">
            <text:p>-78.7905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09" calcext:value-type="float">
            <text:p>53509</text:p>
          </table:table-cell>
          <table:table-cell office:value-type="float" office:value="4896" calcext:value-type="float">
            <text:p>4896</text:p>
          </table:table-cell>
          <table:table-cell office:value-type="float" office:value="35.750932" calcext:value-type="float">
            <text:p>35.750932</text:p>
          </table:table-cell>
          <table:table-cell office:value-type="float" office:value="-78.804987" calcext:value-type="float">
            <text:p>-78.8049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12" calcext:value-type="float">
            <text:p>53512</text:p>
          </table:table-cell>
          <table:table-cell office:value-type="float" office:value="6392" calcext:value-type="float">
            <text:p>6392</text:p>
          </table:table-cell>
          <table:table-cell office:value-type="float" office:value="35.821242" calcext:value-type="float">
            <text:p>35.821242</text:p>
          </table:table-cell>
          <table:table-cell office:value-type="float" office:value="-78.785917" calcext:value-type="float">
            <text:p>-78.7859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13" calcext:value-type="float">
            <text:p>53513</text:p>
          </table:table-cell>
          <table:table-cell office:value-type="float" office:value="3963" calcext:value-type="float">
            <text:p>3963</text:p>
          </table:table-cell>
          <table:table-cell office:value-type="float" office:value="35.800871" calcext:value-type="float">
            <text:p>35.800871</text:p>
          </table:table-cell>
          <table:table-cell office:value-type="float" office:value="-78.787752" calcext:value-type="float">
            <text:p>-78.7877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16" calcext:value-type="float">
            <text:p>53516</text:p>
          </table:table-cell>
          <table:table-cell office:value-type="float" office:value="3490" calcext:value-type="float">
            <text:p>3490</text:p>
          </table:table-cell>
          <table:table-cell office:value-type="float" office:value="35.768652" calcext:value-type="float">
            <text:p>35.768652</text:p>
          </table:table-cell>
          <table:table-cell office:value-type="float" office:value="-78.747424" calcext:value-type="float">
            <text:p>-78.7474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17" calcext:value-type="float">
            <text:p>53517</text:p>
          </table:table-cell>
          <table:table-cell office:value-type="float" office:value="4672" calcext:value-type="float">
            <text:p>4672</text:p>
          </table:table-cell>
          <table:table-cell office:value-type="float" office:value="35.784379" calcext:value-type="float">
            <text:p>35.784379</text:p>
          </table:table-cell>
          <table:table-cell office:value-type="float" office:value="-78.765268" calcext:value-type="float">
            <text:p>-78.7652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18" calcext:value-type="float">
            <text:p>53518</text:p>
          </table:table-cell>
          <table:table-cell office:value-type="float" office:value="3653" calcext:value-type="float">
            <text:p>3653</text:p>
          </table:table-cell>
          <table:table-cell office:value-type="float" office:value="35.762462" calcext:value-type="float">
            <text:p>35.762462</text:p>
          </table:table-cell>
          <table:table-cell office:value-type="float" office:value="-78.805667" calcext:value-type="float">
            <text:p>-78.805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19" calcext:value-type="float">
            <text:p>53519</text:p>
          </table:table-cell>
          <table:table-cell office:value-type="float" office:value="4201" calcext:value-type="float">
            <text:p>4201</text:p>
          </table:table-cell>
          <table:table-cell office:value-type="float" office:value="35.764165" calcext:value-type="float">
            <text:p>35.764165</text:p>
          </table:table-cell>
          <table:table-cell office:value-type="float" office:value="-78.788936" calcext:value-type="float">
            <text:p>-78.7889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20" calcext:value-type="float">
            <text:p>53520</text:p>
          </table:table-cell>
          <table:table-cell office:value-type="float" office:value="5230" calcext:value-type="float">
            <text:p>5230</text:p>
          </table:table-cell>
          <table:table-cell office:value-type="float" office:value="35.801507" calcext:value-type="float">
            <text:p>35.801507</text:p>
          </table:table-cell>
          <table:table-cell office:value-type="float" office:value="-78.774363" calcext:value-type="float">
            <text:p>-78.7743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21" calcext:value-type="float">
            <text:p>53521</text:p>
          </table:table-cell>
          <table:table-cell office:value-type="float" office:value="3079" calcext:value-type="float">
            <text:p>3079</text:p>
          </table:table-cell>
          <table:table-cell office:value-type="float" office:value="35.803777" calcext:value-type="float">
            <text:p>35.803777</text:p>
          </table:table-cell>
          <table:table-cell office:value-type="float" office:value="-78.755933" calcext:value-type="float">
            <text:p>-78.7559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22" calcext:value-type="float">
            <text:p>53522</text:p>
          </table:table-cell>
          <table:table-cell office:value-type="float" office:value="4825" calcext:value-type="float">
            <text:p>4825</text:p>
          </table:table-cell>
          <table:table-cell office:value-type="float" office:value="35.81277" calcext:value-type="float">
            <text:p>35.81277</text:p>
          </table:table-cell>
          <table:table-cell office:value-type="float" office:value="-78.810311" calcext:value-type="float">
            <text:p>-78.8103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23" calcext:value-type="float">
            <text:p>53523</text:p>
          </table:table-cell>
          <table:table-cell office:value-type="float" office:value="5560" calcext:value-type="float">
            <text:p>5560</text:p>
          </table:table-cell>
          <table:table-cell office:value-type="float" office:value="35.797769" calcext:value-type="float">
            <text:p>35.797769</text:p>
          </table:table-cell>
          <table:table-cell office:value-type="float" office:value="-78.820761" calcext:value-type="float">
            <text:p>-78.8207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24" calcext:value-type="float">
            <text:p>53524</text:p>
          </table:table-cell>
          <table:table-cell office:value-type="float" office:value="3217" calcext:value-type="float">
            <text:p>3217</text:p>
          </table:table-cell>
          <table:table-cell office:value-type="float" office:value="35.787259" calcext:value-type="float">
            <text:p>35.787259</text:p>
          </table:table-cell>
          <table:table-cell office:value-type="float" office:value="-78.801567" calcext:value-type="float">
            <text:p>-78.8015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525" calcext:value-type="float">
            <text:p>53525</text:p>
          </table:table-cell>
          <table:table-cell office:value-type="float" office:value="2413" calcext:value-type="float">
            <text:p>2413</text:p>
          </table:table-cell>
          <table:table-cell office:value-type="float" office:value="35.778064" calcext:value-type="float">
            <text:p>35.778064</text:p>
          </table:table-cell>
          <table:table-cell office:value-type="float" office:value="-78.814247" calcext:value-type="float">
            <text:p>-78.8142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601" calcext:value-type="float">
            <text:p>53601</text:p>
          </table:table-cell>
          <table:table-cell office:value-type="float" office:value="5351" calcext:value-type="float">
            <text:p>5351</text:p>
          </table:table-cell>
          <table:table-cell office:value-type="float" office:value="35.836015" calcext:value-type="float">
            <text:p>35.836015</text:p>
          </table:table-cell>
          <table:table-cell office:value-type="float" office:value="-78.901986" calcext:value-type="float">
            <text:p>-78.9019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602" calcext:value-type="float">
            <text:p>53602</text:p>
          </table:table-cell>
          <table:table-cell office:value-type="float" office:value="5009" calcext:value-type="float">
            <text:p>5009</text:p>
          </table:table-cell>
          <table:table-cell office:value-type="float" office:value="35.837649" calcext:value-type="float">
            <text:p>35.837649</text:p>
          </table:table-cell>
          <table:table-cell office:value-type="float" office:value="-78.864665" calcext:value-type="float">
            <text:p>-78.8646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603" calcext:value-type="float">
            <text:p>53603</text:p>
          </table:table-cell>
          <table:table-cell office:value-type="float" office:value="3728" calcext:value-type="float">
            <text:p>3728</text:p>
          </table:table-cell>
          <table:table-cell office:value-type="float" office:value="35.812802" calcext:value-type="float">
            <text:p>35.812802</text:p>
          </table:table-cell>
          <table:table-cell office:value-type="float" office:value="-78.862146" calcext:value-type="float">
            <text:p>-78.8621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604" calcext:value-type="float">
            <text:p>53604</text:p>
          </table:table-cell>
          <table:table-cell office:value-type="float" office:value="4071" calcext:value-type="float">
            <text:p>4071</text:p>
          </table:table-cell>
          <table:table-cell office:value-type="float" office:value="35.805764" calcext:value-type="float">
            <text:p>35.805764</text:p>
          </table:table-cell>
          <table:table-cell office:value-type="float" office:value="-78.854743" calcext:value-type="float">
            <text:p>-78.8547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605" calcext:value-type="float">
            <text:p>53605</text:p>
          </table:table-cell>
          <table:table-cell office:value-type="float" office:value="1829" calcext:value-type="float">
            <text:p>1829</text:p>
          </table:table-cell>
          <table:table-cell office:value-type="float" office:value="35.802244" calcext:value-type="float">
            <text:p>35.802244</text:p>
          </table:table-cell>
          <table:table-cell office:value-type="float" office:value="-78.843593" calcext:value-type="float">
            <text:p>-78.8435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606" calcext:value-type="float">
            <text:p>53606</text:p>
          </table:table-cell>
          <table:table-cell office:value-type="float" office:value="2595" calcext:value-type="float">
            <text:p>2595</text:p>
          </table:table-cell>
          <table:table-cell office:value-type="float" office:value="35.810741" calcext:value-type="float">
            <text:p>35.810741</text:p>
          </table:table-cell>
          <table:table-cell office:value-type="float" office:value="-78.837733" calcext:value-type="float">
            <text:p>-78.8377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607" calcext:value-type="float">
            <text:p>53607</text:p>
          </table:table-cell>
          <table:table-cell office:value-type="float" office:value="7322" calcext:value-type="float">
            <text:p>7322</text:p>
          </table:table-cell>
          <table:table-cell office:value-type="float" office:value="35.82775" calcext:value-type="float">
            <text:p>35.82775</text:p>
          </table:table-cell>
          <table:table-cell office:value-type="float" office:value="-78.839563" calcext:value-type="float">
            <text:p>-78.8395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608" calcext:value-type="float">
            <text:p>53608</text:p>
          </table:table-cell>
          <table:table-cell office:value-type="float" office:value="2514" calcext:value-type="float">
            <text:p>2514</text:p>
          </table:table-cell>
          <table:table-cell office:value-type="float" office:value="35.851353" calcext:value-type="float">
            <text:p>35.851353</text:p>
          </table:table-cell>
          <table:table-cell office:value-type="float" office:value="-78.851302" calcext:value-type="float">
            <text:p>-78.8513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609" calcext:value-type="float">
            <text:p>53609</text:p>
          </table:table-cell>
          <table:table-cell office:value-type="float" office:value="746" calcext:value-type="float">
            <text:p>746</text:p>
          </table:table-cell>
          <table:table-cell office:value-type="float" office:value="35.849513" calcext:value-type="float">
            <text:p>35.849513</text:p>
          </table:table-cell>
          <table:table-cell office:value-type="float" office:value="-78.832965" calcext:value-type="float">
            <text:p>-78.8329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610" calcext:value-type="float">
            <text:p>53610</text:p>
          </table:table-cell>
          <table:table-cell office:value-type="float" office:value="8620" calcext:value-type="float">
            <text:p>8620</text:p>
          </table:table-cell>
          <table:table-cell office:value-type="float" office:value="35.908172" calcext:value-type="float">
            <text:p>35.908172</text:p>
          </table:table-cell>
          <table:table-cell office:value-type="float" office:value="-78.797487" calcext:value-type="float">
            <text:p>-78.7974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07" calcext:value-type="float">
            <text:p>53707</text:p>
          </table:table-cell>
          <table:table-cell office:value-type="float" office:value="6313" calcext:value-type="float">
            <text:p>6313</text:p>
          </table:table-cell>
          <table:table-cell office:value-type="float" office:value="35.875477" calcext:value-type="float">
            <text:p>35.875477</text:p>
          </table:table-cell>
          <table:table-cell office:value-type="float" office:value="-78.656241" calcext:value-type="float">
            <text:p>-78.6562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09" calcext:value-type="float">
            <text:p>53709</text:p>
          </table:table-cell>
          <table:table-cell office:value-type="float" office:value="6938" calcext:value-type="float">
            <text:p>6938</text:p>
          </table:table-cell>
          <table:table-cell office:value-type="float" office:value="35.864574" calcext:value-type="float">
            <text:p>35.864574</text:p>
          </table:table-cell>
          <table:table-cell office:value-type="float" office:value="-78.725454" calcext:value-type="float">
            <text:p>-78.7254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11" calcext:value-type="float">
            <text:p>53711</text:p>
          </table:table-cell>
          <table:table-cell office:value-type="float" office:value="5481" calcext:value-type="float">
            <text:p>5481</text:p>
          </table:table-cell>
          <table:table-cell office:value-type="float" office:value="35.8912" calcext:value-type="float">
            <text:p>35.8912</text:p>
          </table:table-cell>
          <table:table-cell office:value-type="float" office:value="-78.708671" calcext:value-type="float">
            <text:p>-78.7086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12" calcext:value-type="float">
            <text:p>53712</text:p>
          </table:table-cell>
          <table:table-cell office:value-type="float" office:value="2661" calcext:value-type="float">
            <text:p>2661</text:p>
          </table:table-cell>
          <table:table-cell office:value-type="float" office:value="35.896971" calcext:value-type="float">
            <text:p>35.896971</text:p>
          </table:table-cell>
          <table:table-cell office:value-type="float" office:value="-78.692755" calcext:value-type="float">
            <text:p>-78.6927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13" calcext:value-type="float">
            <text:p>53713</text:p>
          </table:table-cell>
          <table:table-cell office:value-type="float" office:value="3588" calcext:value-type="float">
            <text:p>3588</text:p>
          </table:table-cell>
          <table:table-cell office:value-type="float" office:value="35.878743" calcext:value-type="float">
            <text:p>35.878743</text:p>
          </table:table-cell>
          <table:table-cell office:value-type="float" office:value="-78.694766" calcext:value-type="float">
            <text:p>-78.6947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14" calcext:value-type="float">
            <text:p>53714</text:p>
          </table:table-cell>
          <table:table-cell office:value-type="float" office:value="4664" calcext:value-type="float">
            <text:p>4664</text:p>
          </table:table-cell>
          <table:table-cell office:value-type="float" office:value="35.873574" calcext:value-type="float">
            <text:p>35.873574</text:p>
          </table:table-cell>
          <table:table-cell office:value-type="float" office:value="-78.684884" calcext:value-type="float">
            <text:p>-78.6848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15" calcext:value-type="float">
            <text:p>53715</text:p>
          </table:table-cell>
          <table:table-cell office:value-type="float" office:value="3543" calcext:value-type="float">
            <text:p>3543</text:p>
          </table:table-cell>
          <table:table-cell office:value-type="float" office:value="35.865027" calcext:value-type="float">
            <text:p>35.865027</text:p>
          </table:table-cell>
          <table:table-cell office:value-type="float" office:value="-78.668844" calcext:value-type="float">
            <text:p>-78.6688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16" calcext:value-type="float">
            <text:p>53716</text:p>
          </table:table-cell>
          <table:table-cell office:value-type="float" office:value="4137" calcext:value-type="float">
            <text:p>4137</text:p>
          </table:table-cell>
          <table:table-cell office:value-type="float" office:value="35.862062" calcext:value-type="float">
            <text:p>35.862062</text:p>
          </table:table-cell>
          <table:table-cell office:value-type="float" office:value="-78.648318" calcext:value-type="float">
            <text:p>-78.6483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17" calcext:value-type="float">
            <text:p>53717</text:p>
          </table:table-cell>
          <table:table-cell office:value-type="float" office:value="2782" calcext:value-type="float">
            <text:p>2782</text:p>
          </table:table-cell>
          <table:table-cell office:value-type="float" office:value="35.910879" calcext:value-type="float">
            <text:p>35.910879</text:p>
          </table:table-cell>
          <table:table-cell office:value-type="float" office:value="-78.758111" calcext:value-type="float">
            <text:p>-78.758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18" calcext:value-type="float">
            <text:p>53718</text:p>
          </table:table-cell>
          <table:table-cell office:value-type="float" office:value="3255" calcext:value-type="float">
            <text:p>3255</text:p>
          </table:table-cell>
          <table:table-cell office:value-type="float" office:value="35.913722" calcext:value-type="float">
            <text:p>35.913722</text:p>
          </table:table-cell>
          <table:table-cell office:value-type="float" office:value="-78.745903" calcext:value-type="float">
            <text:p>-78.7459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19" calcext:value-type="float">
            <text:p>53719</text:p>
          </table:table-cell>
          <table:table-cell office:value-type="float" office:value="3790" calcext:value-type="float">
            <text:p>3790</text:p>
          </table:table-cell>
          <table:table-cell office:value-type="float" office:value="35.926484" calcext:value-type="float">
            <text:p>35.926484</text:p>
          </table:table-cell>
          <table:table-cell office:value-type="float" office:value="-78.746073" calcext:value-type="float">
            <text:p>-78.7460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20" calcext:value-type="float">
            <text:p>53720</text:p>
          </table:table-cell>
          <table:table-cell office:value-type="float" office:value="4376" calcext:value-type="float">
            <text:p>4376</text:p>
          </table:table-cell>
          <table:table-cell office:value-type="float" office:value="35.940738" calcext:value-type="float">
            <text:p>35.940738</text:p>
          </table:table-cell>
          <table:table-cell office:value-type="float" office:value="-78.721258" calcext:value-type="float">
            <text:p>-78.7212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21" calcext:value-type="float">
            <text:p>53721</text:p>
          </table:table-cell>
          <table:table-cell office:value-type="float" office:value="3441" calcext:value-type="float">
            <text:p>3441</text:p>
          </table:table-cell>
          <table:table-cell office:value-type="float" office:value="35.920205" calcext:value-type="float">
            <text:p>35.920205</text:p>
          </table:table-cell>
          <table:table-cell office:value-type="float" office:value="-78.703395" calcext:value-type="float">
            <text:p>-78.7033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22" calcext:value-type="float">
            <text:p>53722</text:p>
          </table:table-cell>
          <table:table-cell office:value-type="float" office:value="4961" calcext:value-type="float">
            <text:p>4961</text:p>
          </table:table-cell>
          <table:table-cell office:value-type="float" office:value="35.892134" calcext:value-type="float">
            <text:p>35.892134</text:p>
          </table:table-cell>
          <table:table-cell office:value-type="float" office:value="-78.671918" calcext:value-type="float">
            <text:p>-78.6719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23" calcext:value-type="float">
            <text:p>53723</text:p>
          </table:table-cell>
          <table:table-cell office:value-type="float" office:value="2872" calcext:value-type="float">
            <text:p>2872</text:p>
          </table:table-cell>
          <table:table-cell office:value-type="float" office:value="35.891897" calcext:value-type="float">
            <text:p>35.891897</text:p>
          </table:table-cell>
          <table:table-cell office:value-type="float" office:value="-78.655987" calcext:value-type="float">
            <text:p>-78.6559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24" calcext:value-type="float">
            <text:p>53724</text:p>
          </table:table-cell>
          <table:table-cell office:value-type="float" office:value="5875" calcext:value-type="float">
            <text:p>5875</text:p>
          </table:table-cell>
          <table:table-cell office:value-type="float" office:value="35.887942" calcext:value-type="float">
            <text:p>35.887942</text:p>
          </table:table-cell>
          <table:table-cell office:value-type="float" office:value="-78.73352" calcext:value-type="float">
            <text:p>-78.733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25" calcext:value-type="float">
            <text:p>53725</text:p>
          </table:table-cell>
          <table:table-cell office:value-type="float" office:value="5088" calcext:value-type="float">
            <text:p>5088</text:p>
          </table:table-cell>
          <table:table-cell office:value-type="float" office:value="35.878667" calcext:value-type="float">
            <text:p>35.878667</text:p>
          </table:table-cell>
          <table:table-cell office:value-type="float" office:value="-78.717449" calcext:value-type="float">
            <text:p>-78.7174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726" calcext:value-type="float">
            <text:p>53726</text:p>
          </table:table-cell>
          <table:table-cell office:value-type="float" office:value="3175" calcext:value-type="float">
            <text:p>3175</text:p>
          </table:table-cell>
          <table:table-cell office:value-type="float" office:value="35.865859" calcext:value-type="float">
            <text:p>35.865859</text:p>
          </table:table-cell>
          <table:table-cell office:value-type="float" office:value="-78.705053" calcext:value-type="float">
            <text:p>-78.7050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803" calcext:value-type="float">
            <text:p>53803</text:p>
          </table:table-cell>
          <table:table-cell office:value-type="float" office:value="3737" calcext:value-type="float">
            <text:p>3737</text:p>
          </table:table-cell>
          <table:table-cell office:value-type="float" office:value="35.950171" calcext:value-type="float">
            <text:p>35.950171</text:p>
          </table:table-cell>
          <table:table-cell office:value-type="float" office:value="-78.689602" calcext:value-type="float">
            <text:p>-78.6896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804" calcext:value-type="float">
            <text:p>53804</text:p>
          </table:table-cell>
          <table:table-cell office:value-type="float" office:value="3318" calcext:value-type="float">
            <text:p>3318</text:p>
          </table:table-cell>
          <table:table-cell office:value-type="float" office:value="35.978392" calcext:value-type="float">
            <text:p>35.978392</text:p>
          </table:table-cell>
          <table:table-cell office:value-type="float" office:value="-78.675014" calcext:value-type="float">
            <text:p>-78.675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805" calcext:value-type="float">
            <text:p>53805</text:p>
          </table:table-cell>
          <table:table-cell office:value-type="float" office:value="2060" calcext:value-type="float">
            <text:p>2060</text:p>
          </table:table-cell>
          <table:table-cell office:value-type="float" office:value="35.951694" calcext:value-type="float">
            <text:p>35.951694</text:p>
          </table:table-cell>
          <table:table-cell office:value-type="float" office:value="-78.622526" calcext:value-type="float">
            <text:p>-78.6225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806" calcext:value-type="float">
            <text:p>53806</text:p>
          </table:table-cell>
          <table:table-cell office:value-type="float" office:value="3414" calcext:value-type="float">
            <text:p>3414</text:p>
          </table:table-cell>
          <table:table-cell office:value-type="float" office:value="35.940473" calcext:value-type="float">
            <text:p>35.940473</text:p>
          </table:table-cell>
          <table:table-cell office:value-type="float" office:value="-78.638974" calcext:value-type="float">
            <text:p>-78.6389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807" calcext:value-type="float">
            <text:p>53807</text:p>
          </table:table-cell>
          <table:table-cell office:value-type="float" office:value="4028" calcext:value-type="float">
            <text:p>4028</text:p>
          </table:table-cell>
          <table:table-cell office:value-type="float" office:value="35.915109" calcext:value-type="float">
            <text:p>35.915109</text:p>
          </table:table-cell>
          <table:table-cell office:value-type="float" office:value="-78.665737" calcext:value-type="float">
            <text:p>-78.6657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808" calcext:value-type="float">
            <text:p>53808</text:p>
          </table:table-cell>
          <table:table-cell office:value-type="float" office:value="5449" calcext:value-type="float">
            <text:p>5449</text:p>
          </table:table-cell>
          <table:table-cell office:value-type="float" office:value="35.914037" calcext:value-type="float">
            <text:p>35.914037</text:p>
          </table:table-cell>
          <table:table-cell office:value-type="float" office:value="-78.625073" calcext:value-type="float">
            <text:p>-78.6250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3900" calcext:value-type="float">
            <text:p>53900</text:p>
          </table:table-cell>
          <table:table-cell office:value-type="float" office:value="7605" calcext:value-type="float">
            <text:p>7605</text:p>
          </table:table-cell>
          <table:table-cell office:value-type="float" office:value="36.011838" calcext:value-type="float">
            <text:p>36.011838</text:p>
          </table:table-cell>
          <table:table-cell office:value-type="float" office:value="-78.609983" calcext:value-type="float">
            <text:p>-78.6099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001" calcext:value-type="float">
            <text:p>54001</text:p>
          </table:table-cell>
          <table:table-cell office:value-type="float" office:value="5518" calcext:value-type="float">
            <text:p>5518</text:p>
          </table:table-cell>
          <table:table-cell office:value-type="float" office:value="35.861057" calcext:value-type="float">
            <text:p>35.861057</text:p>
          </table:table-cell>
          <table:table-cell office:value-type="float" office:value="-78.627836" calcext:value-type="float">
            <text:p>-78.6278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004" calcext:value-type="float">
            <text:p>54004</text:p>
          </table:table-cell>
          <table:table-cell office:value-type="float" office:value="5123" calcext:value-type="float">
            <text:p>5123</text:p>
          </table:table-cell>
          <table:table-cell office:value-type="float" office:value="35.858381" calcext:value-type="float">
            <text:p>35.858381</text:p>
          </table:table-cell>
          <table:table-cell office:value-type="float" office:value="-78.609839" calcext:value-type="float">
            <text:p>-78.6098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006" calcext:value-type="float">
            <text:p>54006</text:p>
          </table:table-cell>
          <table:table-cell office:value-type="float" office:value="3467" calcext:value-type="float">
            <text:p>3467</text:p>
          </table:table-cell>
          <table:table-cell office:value-type="float" office:value="35.873495" calcext:value-type="float">
            <text:p>35.873495</text:p>
          </table:table-cell>
          <table:table-cell office:value-type="float" office:value="-78.633862" calcext:value-type="float">
            <text:p>-78.6338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007" calcext:value-type="float">
            <text:p>54007</text:p>
          </table:table-cell>
          <table:table-cell office:value-type="float" office:value="3673" calcext:value-type="float">
            <text:p>3673</text:p>
          </table:table-cell>
          <table:table-cell office:value-type="float" office:value="35.887024" calcext:value-type="float">
            <text:p>35.887024</text:p>
          </table:table-cell>
          <table:table-cell office:value-type="float" office:value="-78.640297" calcext:value-type="float">
            <text:p>-78.6402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008" calcext:value-type="float">
            <text:p>54008</text:p>
          </table:table-cell>
          <table:table-cell office:value-type="float" office:value="6256" calcext:value-type="float">
            <text:p>6256</text:p>
          </table:table-cell>
          <table:table-cell office:value-type="float" office:value="35.849427" calcext:value-type="float">
            <text:p>35.849427</text:p>
          </table:table-cell>
          <table:table-cell office:value-type="float" office:value="-78.572706" calcext:value-type="float">
            <text:p>-78.5727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011" calcext:value-type="float">
            <text:p>54011</text:p>
          </table:table-cell>
          <table:table-cell office:value-type="float" office:value="2850" calcext:value-type="float">
            <text:p>2850</text:p>
          </table:table-cell>
          <table:table-cell office:value-type="float" office:value="35.891905" calcext:value-type="float">
            <text:p>35.891905</text:p>
          </table:table-cell>
          <table:table-cell office:value-type="float" office:value="-78.613192" calcext:value-type="float">
            <text:p>-78.6131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012" calcext:value-type="float">
            <text:p>54012</text:p>
          </table:table-cell>
          <table:table-cell office:value-type="float" office:value="3517" calcext:value-type="float">
            <text:p>3517</text:p>
          </table:table-cell>
          <table:table-cell office:value-type="float" office:value="35.876818" calcext:value-type="float">
            <text:p>35.876818</text:p>
          </table:table-cell>
          <table:table-cell office:value-type="float" office:value="-78.61068" calcext:value-type="float">
            <text:p>-78.610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013" calcext:value-type="float">
            <text:p>54013</text:p>
          </table:table-cell>
          <table:table-cell office:value-type="float" office:value="12070" calcext:value-type="float">
            <text:p>12070</text:p>
          </table:table-cell>
          <table:table-cell office:value-type="float" office:value="35.920255" calcext:value-type="float">
            <text:p>35.920255</text:p>
          </table:table-cell>
          <table:table-cell office:value-type="float" office:value="-78.573993" calcext:value-type="float">
            <text:p>-78.573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014" calcext:value-type="float">
            <text:p>54014</text:p>
          </table:table-cell>
          <table:table-cell office:value-type="float" office:value="12342" calcext:value-type="float">
            <text:p>12342</text:p>
          </table:table-cell>
          <table:table-cell office:value-type="float" office:value="35.887337" calcext:value-type="float">
            <text:p>35.887337</text:p>
          </table:table-cell>
          <table:table-cell office:value-type="float" office:value="-78.551408" calcext:value-type="float">
            <text:p>-78.5514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015" calcext:value-type="float">
            <text:p>54015</text:p>
          </table:table-cell>
          <table:table-cell office:value-type="float" office:value="2169" calcext:value-type="float">
            <text:p>2169</text:p>
          </table:table-cell>
          <table:table-cell office:value-type="float" office:value="35.863215" calcext:value-type="float">
            <text:p>35.863215</text:p>
          </table:table-cell>
          <table:table-cell office:value-type="float" office:value="-78.562208" calcext:value-type="float">
            <text:p>-78.5622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016" calcext:value-type="float">
            <text:p>54016</text:p>
          </table:table-cell>
          <table:table-cell office:value-type="float" office:value="6083" calcext:value-type="float">
            <text:p>6083</text:p>
          </table:table-cell>
          <table:table-cell office:value-type="float" office:value="35.897496" calcext:value-type="float">
            <text:p>35.897496</text:p>
          </table:table-cell>
          <table:table-cell office:value-type="float" office:value="-78.58754" calcext:value-type="float">
            <text:p>-78.587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017" calcext:value-type="float">
            <text:p>54017</text:p>
          </table:table-cell>
          <table:table-cell office:value-type="float" office:value="2912" calcext:value-type="float">
            <text:p>2912</text:p>
          </table:table-cell>
          <table:table-cell office:value-type="float" office:value="35.880716" calcext:value-type="float">
            <text:p>35.880716</text:p>
          </table:table-cell>
          <table:table-cell office:value-type="float" office:value="-78.595767" calcext:value-type="float">
            <text:p>-78.5957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018" calcext:value-type="float">
            <text:p>54018</text:p>
          </table:table-cell>
          <table:table-cell office:value-type="float" office:value="2553" calcext:value-type="float">
            <text:p>2553</text:p>
          </table:table-cell>
          <table:table-cell office:value-type="float" office:value="35.862148" calcext:value-type="float">
            <text:p>35.862148</text:p>
          </table:table-cell>
          <table:table-cell office:value-type="float" office:value="-78.591844" calcext:value-type="float">
            <text:p>-78.5918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104" calcext:value-type="float">
            <text:p>54104</text:p>
          </table:table-cell>
          <table:table-cell office:value-type="float" office:value="10699" calcext:value-type="float">
            <text:p>10699</text:p>
          </table:table-cell>
          <table:table-cell office:value-type="float" office:value="35.8439" calcext:value-type="float">
            <text:p>35.8439</text:p>
          </table:table-cell>
          <table:table-cell office:value-type="float" office:value="-78.552" calcext:value-type="float">
            <text:p>-78.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105" calcext:value-type="float">
            <text:p>54105</text:p>
          </table:table-cell>
          <table:table-cell office:value-type="float" office:value="11713" calcext:value-type="float">
            <text:p>11713</text:p>
          </table:table-cell>
          <table:table-cell office:value-type="float" office:value="35.812969" calcext:value-type="float">
            <text:p>35.812969</text:p>
          </table:table-cell>
          <table:table-cell office:value-type="float" office:value="-78.551494" calcext:value-type="float">
            <text:p>-78.5514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106" calcext:value-type="float">
            <text:p>54106</text:p>
          </table:table-cell>
          <table:table-cell office:value-type="float" office:value="6953" calcext:value-type="float">
            <text:p>6953</text:p>
          </table:table-cell>
          <table:table-cell office:value-type="float" office:value="35.781083" calcext:value-type="float">
            <text:p>35.781083</text:p>
          </table:table-cell>
          <table:table-cell office:value-type="float" office:value="-78.551599" calcext:value-type="float">
            <text:p>-78.5515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108" calcext:value-type="float">
            <text:p>54108</text:p>
          </table:table-cell>
          <table:table-cell office:value-type="float" office:value="6531" calcext:value-type="float">
            <text:p>6531</text:p>
          </table:table-cell>
          <table:table-cell office:value-type="float" office:value="35.767188" calcext:value-type="float">
            <text:p>35.767188</text:p>
          </table:table-cell>
          <table:table-cell office:value-type="float" office:value="-78.456357" calcext:value-type="float">
            <text:p>-78.4563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109" calcext:value-type="float">
            <text:p>54109</text:p>
          </table:table-cell>
          <table:table-cell office:value-type="float" office:value="3186" calcext:value-type="float">
            <text:p>3186</text:p>
          </table:table-cell>
          <table:table-cell office:value-type="float" office:value="35.73734" calcext:value-type="float">
            <text:p>35.73734</text:p>
          </table:table-cell>
          <table:table-cell office:value-type="float" office:value="-78.478086" calcext:value-type="float">
            <text:p>-78.4780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110" calcext:value-type="float">
            <text:p>54110</text:p>
          </table:table-cell>
          <table:table-cell office:value-type="float" office:value="8345" calcext:value-type="float">
            <text:p>8345</text:p>
          </table:table-cell>
          <table:table-cell office:value-type="float" office:value="35.872642" calcext:value-type="float">
            <text:p>35.872642</text:p>
          </table:table-cell>
          <table:table-cell office:value-type="float" office:value="-78.515063" calcext:value-type="float">
            <text:p>-78.5150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111" calcext:value-type="float">
            <text:p>54111</text:p>
          </table:table-cell>
          <table:table-cell office:value-type="float" office:value="2021" calcext:value-type="float">
            <text:p>2021</text:p>
          </table:table-cell>
          <table:table-cell office:value-type="float" office:value="35.851554" calcext:value-type="float">
            <text:p>35.851554</text:p>
          </table:table-cell>
          <table:table-cell office:value-type="float" office:value="-78.476878" calcext:value-type="float">
            <text:p>-78.4768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112" calcext:value-type="float">
            <text:p>54112</text:p>
          </table:table-cell>
          <table:table-cell office:value-type="float" office:value="2931" calcext:value-type="float">
            <text:p>2931</text:p>
          </table:table-cell>
          <table:table-cell office:value-type="float" office:value="35.812173" calcext:value-type="float">
            <text:p>35.812173</text:p>
          </table:table-cell>
          <table:table-cell office:value-type="float" office:value="-78.470977" calcext:value-type="float">
            <text:p>-78.4709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113" calcext:value-type="float">
            <text:p>54113</text:p>
          </table:table-cell>
          <table:table-cell office:value-type="float" office:value="2285" calcext:value-type="float">
            <text:p>2285</text:p>
          </table:table-cell>
          <table:table-cell office:value-type="float" office:value="35.814113" calcext:value-type="float">
            <text:p>35.814113</text:p>
          </table:table-cell>
          <table:table-cell office:value-type="float" office:value="-78.521796" calcext:value-type="float">
            <text:p>-78.5217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114" calcext:value-type="float">
            <text:p>54114</text:p>
          </table:table-cell>
          <table:table-cell office:value-type="float" office:value="4737" calcext:value-type="float">
            <text:p>4737</text:p>
          </table:table-cell>
          <table:table-cell office:value-type="float" office:value="35.776184" calcext:value-type="float">
            <text:p>35.776184</text:p>
          </table:table-cell>
          <table:table-cell office:value-type="float" office:value="-78.521232" calcext:value-type="float">
            <text:p>-78.5212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115" calcext:value-type="float">
            <text:p>54115</text:p>
          </table:table-cell>
          <table:table-cell office:value-type="float" office:value="7742" calcext:value-type="float">
            <text:p>7742</text:p>
          </table:table-cell>
          <table:table-cell office:value-type="float" office:value="35.785238" calcext:value-type="float">
            <text:p>35.785238</text:p>
          </table:table-cell>
          <table:table-cell office:value-type="float" office:value="-78.496748" calcext:value-type="float">
            <text:p>-78.4967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203" calcext:value-type="float">
            <text:p>54203</text:p>
          </table:table-cell>
          <table:table-cell office:value-type="float" office:value="3447" calcext:value-type="float">
            <text:p>3447</text:p>
          </table:table-cell>
          <table:table-cell office:value-type="float" office:value="35.999102" calcext:value-type="float">
            <text:p>35.999102</text:p>
          </table:table-cell>
          <table:table-cell office:value-type="float" office:value="-78.543735" calcext:value-type="float">
            <text:p>-78.5437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204" calcext:value-type="float">
            <text:p>54204</text:p>
          </table:table-cell>
          <table:table-cell office:value-type="float" office:value="4331" calcext:value-type="float">
            <text:p>4331</text:p>
          </table:table-cell>
          <table:table-cell office:value-type="float" office:value="35.994838" calcext:value-type="float">
            <text:p>35.994838</text:p>
          </table:table-cell>
          <table:table-cell office:value-type="float" office:value="-78.510057" calcext:value-type="float">
            <text:p>-78.5100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205" calcext:value-type="float">
            <text:p>54205</text:p>
          </table:table-cell>
          <table:table-cell office:value-type="float" office:value="4796" calcext:value-type="float">
            <text:p>4796</text:p>
          </table:table-cell>
          <table:table-cell office:value-type="float" office:value="35.979843" calcext:value-type="float">
            <text:p>35.979843</text:p>
          </table:table-cell>
          <table:table-cell office:value-type="float" office:value="-78.499375" calcext:value-type="float">
            <text:p>-78.4993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206" calcext:value-type="float">
            <text:p>54206</text:p>
          </table:table-cell>
          <table:table-cell office:value-type="float" office:value="4917" calcext:value-type="float">
            <text:p>4917</text:p>
          </table:table-cell>
          <table:table-cell office:value-type="float" office:value="35.968431" calcext:value-type="float">
            <text:p>35.968431</text:p>
          </table:table-cell>
          <table:table-cell office:value-type="float" office:value="-78.525583" calcext:value-type="float">
            <text:p>-78.5255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207" calcext:value-type="float">
            <text:p>54207</text:p>
          </table:table-cell>
          <table:table-cell office:value-type="float" office:value="8745" calcext:value-type="float">
            <text:p>8745</text:p>
          </table:table-cell>
          <table:table-cell office:value-type="float" office:value="35.956289" calcext:value-type="float">
            <text:p>35.956289</text:p>
          </table:table-cell>
          <table:table-cell office:value-type="float" office:value="-78.556482" calcext:value-type="float">
            <text:p>-78.5564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208" calcext:value-type="float">
            <text:p>54208</text:p>
          </table:table-cell>
          <table:table-cell office:value-type="float" office:value="6134" calcext:value-type="float">
            <text:p>6134</text:p>
          </table:table-cell>
          <table:table-cell office:value-type="float" office:value="35.943001" calcext:value-type="float">
            <text:p>35.943001</text:p>
          </table:table-cell>
          <table:table-cell office:value-type="float" office:value="-78.531694" calcext:value-type="float">
            <text:p>-78.5316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209" calcext:value-type="float">
            <text:p>54209</text:p>
          </table:table-cell>
          <table:table-cell office:value-type="float" office:value="8665" calcext:value-type="float">
            <text:p>8665</text:p>
          </table:table-cell>
          <table:table-cell office:value-type="float" office:value="35.912191" calcext:value-type="float">
            <text:p>35.912191</text:p>
          </table:table-cell>
          <table:table-cell office:value-type="float" office:value="-78.518096" calcext:value-type="float">
            <text:p>-78.5180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210" calcext:value-type="float">
            <text:p>54210</text:p>
          </table:table-cell>
          <table:table-cell office:value-type="float" office:value="7891" calcext:value-type="float">
            <text:p>7891</text:p>
          </table:table-cell>
          <table:table-cell office:value-type="float" office:value="35.912626" calcext:value-type="float">
            <text:p>35.912626</text:p>
          </table:table-cell>
          <table:table-cell office:value-type="float" office:value="-78.465766" calcext:value-type="float">
            <text:p>-78.4657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211" calcext:value-type="float">
            <text:p>54211</text:p>
          </table:table-cell>
          <table:table-cell office:value-type="float" office:value="8835" calcext:value-type="float">
            <text:p>8835</text:p>
          </table:table-cell>
          <table:table-cell office:value-type="float" office:value="35.952573" calcext:value-type="float">
            <text:p>35.952573</text:p>
          </table:table-cell>
          <table:table-cell office:value-type="float" office:value="-78.47537" calcext:value-type="float">
            <text:p>-78.475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301" calcext:value-type="float">
            <text:p>54301</text:p>
          </table:table-cell>
          <table:table-cell office:value-type="float" office:value="5648" calcext:value-type="float">
            <text:p>5648</text:p>
          </table:table-cell>
          <table:table-cell office:value-type="float" office:value="35.871393" calcext:value-type="float">
            <text:p>35.871393</text:p>
          </table:table-cell>
          <table:table-cell office:value-type="float" office:value="-78.34959" calcext:value-type="float">
            <text:p>-78.349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302" calcext:value-type="float">
            <text:p>54302</text:p>
          </table:table-cell>
          <table:table-cell office:value-type="float" office:value="6564" calcext:value-type="float">
            <text:p>6564</text:p>
          </table:table-cell>
          <table:table-cell office:value-type="float" office:value="35.822137" calcext:value-type="float">
            <text:p>35.822137</text:p>
          </table:table-cell>
          <table:table-cell office:value-type="float" office:value="-78.319172" calcext:value-type="float">
            <text:p>-78.3191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402" calcext:value-type="float">
            <text:p>54402</text:p>
          </table:table-cell>
          <table:table-cell office:value-type="float" office:value="5408" calcext:value-type="float">
            <text:p>5408</text:p>
          </table:table-cell>
          <table:table-cell office:value-type="float" office:value="35.770107" calcext:value-type="float">
            <text:p>35.770107</text:p>
          </table:table-cell>
          <table:table-cell office:value-type="float" office:value="-78.383443" calcext:value-type="float">
            <text:p>-78.3834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403" calcext:value-type="float">
            <text:p>54403</text:p>
          </table:table-cell>
          <table:table-cell office:value-type="float" office:value="3886" calcext:value-type="float">
            <text:p>3886</text:p>
          </table:table-cell>
          <table:table-cell office:value-type="float" office:value="35.835815" calcext:value-type="float">
            <text:p>35.835815</text:p>
          </table:table-cell>
          <table:table-cell office:value-type="float" office:value="-78.415248" calcext:value-type="float">
            <text:p>-78.4152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404" calcext:value-type="float">
            <text:p>54404</text:p>
          </table:table-cell>
          <table:table-cell office:value-type="float" office:value="5660" calcext:value-type="float">
            <text:p>5660</text:p>
          </table:table-cell>
          <table:table-cell office:value-type="float" office:value="35.79971" calcext:value-type="float">
            <text:p>35.79971</text:p>
          </table:table-cell>
          <table:table-cell office:value-type="float" office:value="-78.374743" calcext:value-type="float">
            <text:p>-78.3747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54500" calcext:value-type="float">
            <text:p>54500</text:p>
          </table:table-cell>
          <table:table-cell office:value-type="float" office:value="7761" calcext:value-type="float">
            <text:p>7761</text:p>
          </table:table-cell>
          <table:table-cell office:value-type="float" office:value="35.746916" calcext:value-type="float">
            <text:p>35.746916</text:p>
          </table:table-cell>
          <table:table-cell office:value-type="float" office:value="-78.655519" calcext:value-type="float">
            <text:p>-78.6555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980100" calcext:value-type="float">
            <text:p>980100</text:p>
          </table:table-cell>
          <table:table-cell office:value-type="float" office:value="2" calcext:value-type="float">
            <text:p>2</text:p>
          </table:table-cell>
          <table:table-cell office:value-type="float" office:value="35.847507" calcext:value-type="float">
            <text:p>35.847507</text:p>
          </table:table-cell>
          <table:table-cell office:value-type="float" office:value="-78.781319" calcext:value-type="float">
            <text:p>-78.7813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980200" calcext:value-type="float">
            <text:p>980200</text:p>
          </table:table-cell>
          <table:table-cell office:value-type="float" office:value="30" calcext:value-type="float">
            <text:p>30</text:p>
          </table:table-cell>
          <table:table-cell office:value-type="float" office:value="35.850852" calcext:value-type="float">
            <text:p>35.850852</text:p>
          </table:table-cell>
          <table:table-cell office:value-type="float" office:value="-78.760506" calcext:value-type="float">
            <text:p>-78.7605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office:value-type="float" office:value="950101" calcext:value-type="float">
            <text:p>950101</text:p>
          </table:table-cell>
          <table:table-cell office:value-type="float" office:value="2210" calcext:value-type="float">
            <text:p>2210</text:p>
          </table:table-cell>
          <table:table-cell office:value-type="float" office:value="36.513098" calcext:value-type="float">
            <text:p>36.513098</text:p>
          </table:table-cell>
          <table:table-cell office:value-type="float" office:value="-77.99345" calcext:value-type="float">
            <text:p>-77.993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office:value-type="float" office:value="950102" calcext:value-type="float">
            <text:p>950102</text:p>
          </table:table-cell>
          <table:table-cell office:value-type="float" office:value="1352" calcext:value-type="float">
            <text:p>1352</text:p>
          </table:table-cell>
          <table:table-cell office:value-type="float" office:value="36.472284" calcext:value-type="float">
            <text:p>36.472284</text:p>
          </table:table-cell>
          <table:table-cell office:value-type="float" office:value="-77.955509" calcext:value-type="float">
            <text:p>-77.9555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office:value-type="float" office:value="950103" calcext:value-type="float">
            <text:p>950103</text:p>
          </table:table-cell>
          <table:table-cell office:value-type="float" office:value="2597" calcext:value-type="float">
            <text:p>2597</text:p>
          </table:table-cell>
          <table:table-cell office:value-type="float" office:value="36.320548" calcext:value-type="float">
            <text:p>36.320548</text:p>
          </table:table-cell>
          <table:table-cell office:value-type="float" office:value="-78.003292" calcext:value-type="float">
            <text:p>-78.0032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office:value-type="float" office:value="950200" calcext:value-type="float">
            <text:p>950200</text:p>
          </table:table-cell>
          <table:table-cell office:value-type="float" office:value="6676" calcext:value-type="float">
            <text:p>6676</text:p>
          </table:table-cell>
          <table:table-cell office:value-type="float" office:value="36.460187" calcext:value-type="float">
            <text:p>36.460187</text:p>
          </table:table-cell>
          <table:table-cell office:value-type="float" office:value="-78.223731" calcext:value-type="float">
            <text:p>-78.2237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office:value-type="float" office:value="950300" calcext:value-type="float">
            <text:p>950300</text:p>
          </table:table-cell>
          <table:table-cell office:value-type="float" office:value="4414" calcext:value-type="float">
            <text:p>4414</text:p>
          </table:table-cell>
          <table:table-cell office:value-type="float" office:value="36.400232" calcext:value-type="float">
            <text:p>36.400232</text:p>
          </table:table-cell>
          <table:table-cell office:value-type="float" office:value="-78.159231" calcext:value-type="float">
            <text:p>-78.1592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office:value-type="float" office:value="950400" calcext:value-type="float">
            <text:p>950400</text:p>
          </table:table-cell>
          <table:table-cell office:value-type="float" office:value="3723" calcext:value-type="float">
            <text:p>3723</text:p>
          </table:table-cell>
          <table:table-cell office:value-type="float" office:value="36.308559" calcext:value-type="float">
            <text:p>36.308559</text:p>
          </table:table-cell>
          <table:table-cell office:value-type="float" office:value="-78.208146" calcext:value-type="float">
            <text:p>-78.2081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7" calcext:value-type="float">
            <text:p>187</text:p>
          </table:table-cell>
          <table:table-cell office:value-type="float" office:value="950100" calcext:value-type="float">
            <text:p>950100</text:p>
          </table:table-cell>
          <table:table-cell office:value-type="float" office:value="5069" calcext:value-type="float">
            <text:p>5069</text:p>
          </table:table-cell>
          <table:table-cell office:value-type="float" office:value="35.900177" calcext:value-type="float">
            <text:p>35.900177</text:p>
          </table:table-cell>
          <table:table-cell office:value-type="float" office:value="-76.540104" calcext:value-type="float">
            <text:p>-76.5401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7" calcext:value-type="float">
            <text:p>187</text:p>
          </table:table-cell>
          <table:table-cell office:value-type="float" office:value="950200" calcext:value-type="float">
            <text:p>950200</text:p>
          </table:table-cell>
          <table:table-cell office:value-type="float" office:value="6623" calcext:value-type="float">
            <text:p>6623</text:p>
          </table:table-cell>
          <table:table-cell office:value-type="float" office:value="35.84708" calcext:value-type="float">
            <text:p>35.84708</text:p>
          </table:table-cell>
          <table:table-cell office:value-type="float" office:value="-76.748464" calcext:value-type="float">
            <text:p>-76.7484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7" calcext:value-type="float">
            <text:p>187</text:p>
          </table:table-cell>
          <table:table-cell office:value-type="float" office:value="950300" calcext:value-type="float">
            <text:p>950300</text:p>
          </table:table-cell>
          <table:table-cell office:value-type="float" office:value="1536" calcext:value-type="float">
            <text:p>1536</text:p>
          </table:table-cell>
          <table:table-cell office:value-type="float" office:value="35.819341" calcext:value-type="float">
            <text:p>35.819341</text:p>
          </table:table-cell>
          <table:table-cell office:value-type="float" office:value="-76.581645" calcext:value-type="float">
            <text:p>-76.5816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office:value-type="float" office:value="920100" calcext:value-type="float">
            <text:p>920100</text:p>
          </table:table-cell>
          <table:table-cell office:value-type="float" office:value="4586" calcext:value-type="float">
            <text:p>4586</text:p>
          </table:table-cell>
          <table:table-cell office:value-type="float" office:value="36.288099" calcext:value-type="float">
            <text:p>36.288099</text:p>
          </table:table-cell>
          <table:table-cell office:value-type="float" office:value="-81.664726" calcext:value-type="float">
            <text:p>-81.6647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office:value-type="float" office:value="920200" calcext:value-type="float">
            <text:p>920200</text:p>
          </table:table-cell>
          <table:table-cell office:value-type="float" office:value="4044" calcext:value-type="float">
            <text:p>4044</text:p>
          </table:table-cell>
          <table:table-cell office:value-type="float" office:value="36.295594" calcext:value-type="float">
            <text:p>36.295594</text:p>
          </table:table-cell>
          <table:table-cell office:value-type="float" office:value="-81.802973" calcext:value-type="float">
            <text:p>-81.8029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office:value-type="float" office:value="920300" calcext:value-type="float">
            <text:p>920300</text:p>
          </table:table-cell>
          <table:table-cell office:value-type="float" office:value="2415" calcext:value-type="float">
            <text:p>2415</text:p>
          </table:table-cell>
          <table:table-cell office:value-type="float" office:value="36.22937" calcext:value-type="float">
            <text:p>36.22937</text:p>
          </table:table-cell>
          <table:table-cell office:value-type="float" office:value="-81.750715" calcext:value-type="float">
            <text:p>-81.7507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office:value-type="float" office:value="920400" calcext:value-type="float">
            <text:p>920400</text:p>
          </table:table-cell>
          <table:table-cell office:value-type="float" office:value="8428" calcext:value-type="float">
            <text:p>8428</text:p>
          </table:table-cell>
          <table:table-cell office:value-type="float" office:value="36.227514" calcext:value-type="float">
            <text:p>36.227514</text:p>
          </table:table-cell>
          <table:table-cell office:value-type="float" office:value="-81.689097" calcext:value-type="float">
            <text:p>-81.6890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office:value-type="float" office:value="920500" calcext:value-type="float">
            <text:p>920500</text:p>
          </table:table-cell>
          <table:table-cell office:value-type="float" office:value="6660" calcext:value-type="float">
            <text:p>6660</text:p>
          </table:table-cell>
          <table:table-cell office:value-type="float" office:value="36.212734" calcext:value-type="float">
            <text:p>36.212734</text:p>
          </table:table-cell>
          <table:table-cell office:value-type="float" office:value="-81.681892" calcext:value-type="float">
            <text:p>-81.6818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office:value-type="float" office:value="920601" calcext:value-type="float">
            <text:p>920601</text:p>
          </table:table-cell>
          <table:table-cell office:value-type="float" office:value="5280" calcext:value-type="float">
            <text:p>5280</text:p>
          </table:table-cell>
          <table:table-cell office:value-type="float" office:value="36.205005" calcext:value-type="float">
            <text:p>36.205005</text:p>
          </table:table-cell>
          <table:table-cell office:value-type="float" office:value="-81.663293" calcext:value-type="float">
            <text:p>-81.6632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office:value-type="float" office:value="920602" calcext:value-type="float">
            <text:p>920602</text:p>
          </table:table-cell>
          <table:table-cell office:value-type="float" office:value="1392" calcext:value-type="float">
            <text:p>1392</text:p>
          </table:table-cell>
          <table:table-cell office:value-type="float" office:value="36.188761" calcext:value-type="float">
            <text:p>36.188761</text:p>
          </table:table-cell>
          <table:table-cell office:value-type="float" office:value="-81.708515" calcext:value-type="float">
            <text:p>-81.7085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office:value-type="float" office:value="920701" calcext:value-type="float">
            <text:p>920701</text:p>
          </table:table-cell>
          <table:table-cell office:value-type="float" office:value="2158" calcext:value-type="float">
            <text:p>2158</text:p>
          </table:table-cell>
          <table:table-cell office:value-type="float" office:value="36.241037" calcext:value-type="float">
            <text:p>36.241037</text:p>
          </table:table-cell>
          <table:table-cell office:value-type="float" office:value="-81.56128" calcext:value-type="float">
            <text:p>-81.561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office:value-type="float" office:value="920702" calcext:value-type="float">
            <text:p>920702</text:p>
          </table:table-cell>
          <table:table-cell office:value-type="float" office:value="2928" calcext:value-type="float">
            <text:p>2928</text:p>
          </table:table-cell>
          <table:table-cell office:value-type="float" office:value="36.189708" calcext:value-type="float">
            <text:p>36.189708</text:p>
          </table:table-cell>
          <table:table-cell office:value-type="float" office:value="-81.549279" calcext:value-type="float">
            <text:p>-81.5492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office:value-type="float" office:value="920703" calcext:value-type="float">
            <text:p>920703</text:p>
          </table:table-cell>
          <table:table-cell office:value-type="float" office:value="5742" calcext:value-type="float">
            <text:p>5742</text:p>
          </table:table-cell>
          <table:table-cell office:value-type="float" office:value="36.201051" calcext:value-type="float">
            <text:p>36.201051</text:p>
          </table:table-cell>
          <table:table-cell office:value-type="float" office:value="-81.627739" calcext:value-type="float">
            <text:p>-81.6277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office:value-type="float" office:value="920800" calcext:value-type="float">
            <text:p>920800</text:p>
          </table:table-cell>
          <table:table-cell office:value-type="float" office:value="2655" calcext:value-type="float">
            <text:p>2655</text:p>
          </table:table-cell>
          <table:table-cell office:value-type="float" office:value="36.139506" calcext:value-type="float">
            <text:p>36.139506</text:p>
          </table:table-cell>
          <table:table-cell office:value-type="float" office:value="-81.676428" calcext:value-type="float">
            <text:p>-81.6764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office:value-type="float" office:value="920900" calcext:value-type="float">
            <text:p>920900</text:p>
          </table:table-cell>
          <table:table-cell office:value-type="float" office:value="4404" calcext:value-type="float">
            <text:p>4404</text:p>
          </table:table-cell>
          <table:table-cell office:value-type="float" office:value="36.186264" calcext:value-type="float">
            <text:p>36.186264</text:p>
          </table:table-cell>
          <table:table-cell office:value-type="float" office:value="-81.796142" calcext:value-type="float">
            <text:p>-81.7961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office:value-type="float" office:value="921000" calcext:value-type="float">
            <text:p>921000</text:p>
          </table:table-cell>
          <table:table-cell office:value-type="float" office:value="387" calcext:value-type="float">
            <text:p>387</text:p>
          </table:table-cell>
          <table:table-cell office:value-type="float" office:value="36.211558" calcext:value-type="float">
            <text:p>36.211558</text:p>
          </table:table-cell>
          <table:table-cell office:value-type="float" office:value="-81.882792" calcext:value-type="float">
            <text:p>-81.8827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office:value-type="float" office:value="7215" calcext:value-type="float">
            <text:p>7215</text:p>
          </table:table-cell>
          <table:table-cell office:value-type="float" office:value="35.513662" calcext:value-type="float">
            <text:p>35.513662</text:p>
          </table:table-cell>
          <table:table-cell office:value-type="float" office:value="-78.04611" calcext:value-type="float">
            <text:p>-78.046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102" calcext:value-type="float">
            <text:p>102</text:p>
          </table:table-cell>
          <table:table-cell office:value-type="float" office:value="6586" calcext:value-type="float">
            <text:p>6586</text:p>
          </table:table-cell>
          <table:table-cell office:value-type="float" office:value="35.459688" calcext:value-type="float">
            <text:p>35.459688</text:p>
          </table:table-cell>
          <table:table-cell office:value-type="float" office:value="-78.010813" calcext:value-type="float">
            <text:p>-78.0108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3282" calcext:value-type="float">
            <text:p>3282</text:p>
          </table:table-cell>
          <table:table-cell office:value-type="float" office:value="35.545177" calcext:value-type="float">
            <text:p>35.545177</text:p>
          </table:table-cell>
          <table:table-cell office:value-type="float" office:value="-77.910583" calcext:value-type="float">
            <text:p>-77.9105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302" calcext:value-type="float">
            <text:p>302</text:p>
          </table:table-cell>
          <table:table-cell office:value-type="float" office:value="6162" calcext:value-type="float">
            <text:p>6162</text:p>
          </table:table-cell>
          <table:table-cell office:value-type="float" office:value="35.387365" calcext:value-type="float">
            <text:p>35.387365</text:p>
          </table:table-cell>
          <table:table-cell office:value-type="float" office:value="-77.87812" calcext:value-type="float">
            <text:p>-77.878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303" calcext:value-type="float">
            <text:p>303</text:p>
          </table:table-cell>
          <table:table-cell office:value-type="float" office:value="6326" calcext:value-type="float">
            <text:p>6326</text:p>
          </table:table-cell>
          <table:table-cell office:value-type="float" office:value="35.441703" calcext:value-type="float">
            <text:p>35.441703</text:p>
          </table:table-cell>
          <table:table-cell office:value-type="float" office:value="-77.888154" calcext:value-type="float">
            <text:p>-77.8881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304" calcext:value-type="float">
            <text:p>304</text:p>
          </table:table-cell>
          <table:table-cell office:value-type="float" office:value="5198" calcext:value-type="float">
            <text:p>5198</text:p>
          </table:table-cell>
          <table:table-cell office:value-type="float" office:value="35.471047" calcext:value-type="float">
            <text:p>35.471047</text:p>
          </table:table-cell>
          <table:table-cell office:value-type="float" office:value="-77.941023" calcext:value-type="float">
            <text:p>-77.9410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401" calcext:value-type="float">
            <text:p>401</text:p>
          </table:table-cell>
          <table:table-cell office:value-type="float" office:value="5253" calcext:value-type="float">
            <text:p>5253</text:p>
          </table:table-cell>
          <table:table-cell office:value-type="float" office:value="35.311222" calcext:value-type="float">
            <text:p>35.311222</text:p>
          </table:table-cell>
          <table:table-cell office:value-type="float" office:value="-77.870695" calcext:value-type="float">
            <text:p>-77.8706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402" calcext:value-type="float">
            <text:p>402</text:p>
          </table:table-cell>
          <table:table-cell office:value-type="float" office:value="4448" calcext:value-type="float">
            <text:p>4448</text:p>
          </table:table-cell>
          <table:table-cell office:value-type="float" office:value="35.326641" calcext:value-type="float">
            <text:p>35.326641</text:p>
          </table:table-cell>
          <table:table-cell office:value-type="float" office:value="-77.92826" calcext:value-type="float">
            <text:p>-77.928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500" calcext:value-type="float">
            <text:p>500</text:p>
          </table:table-cell>
          <table:table-cell office:value-type="float" office:value="2325" calcext:value-type="float">
            <text:p>2325</text:p>
          </table:table-cell>
          <table:table-cell office:value-type="float" office:value="35.359823" calcext:value-type="float">
            <text:p>35.359823</text:p>
          </table:table-cell>
          <table:table-cell office:value-type="float" office:value="-77.955716" calcext:value-type="float">
            <text:p>-77.9557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601" calcext:value-type="float">
            <text:p>601</text:p>
          </table:table-cell>
          <table:table-cell office:value-type="float" office:value="4916" calcext:value-type="float">
            <text:p>4916</text:p>
          </table:table-cell>
          <table:table-cell office:value-type="float" office:value="35.301214" calcext:value-type="float">
            <text:p>35.301214</text:p>
          </table:table-cell>
          <table:table-cell office:value-type="float" office:value="-78.017849" calcext:value-type="float">
            <text:p>-78.0178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602" calcext:value-type="float">
            <text:p>602</text:p>
          </table:table-cell>
          <table:table-cell office:value-type="float" office:value="8980" calcext:value-type="float">
            <text:p>8980</text:p>
          </table:table-cell>
          <table:table-cell office:value-type="float" office:value="35.229166" calcext:value-type="float">
            <text:p>35.229166</text:p>
          </table:table-cell>
          <table:table-cell office:value-type="float" office:value="-77.953335" calcext:value-type="float">
            <text:p>-77.9533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700" calcext:value-type="float">
            <text:p>700</text:p>
          </table:table-cell>
          <table:table-cell office:value-type="float" office:value="2599" calcext:value-type="float">
            <text:p>2599</text:p>
          </table:table-cell>
          <table:table-cell office:value-type="float" office:value="35.192738" calcext:value-type="float">
            <text:p>35.192738</text:p>
          </table:table-cell>
          <table:table-cell office:value-type="float" office:value="-78.062921" calcext:value-type="float">
            <text:p>-78.0629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800" calcext:value-type="float">
            <text:p>800</text:p>
          </table:table-cell>
          <table:table-cell office:value-type="float" office:value="2521" calcext:value-type="float">
            <text:p>2521</text:p>
          </table:table-cell>
          <table:table-cell office:value-type="float" office:value="35.196776" calcext:value-type="float">
            <text:p>35.196776</text:p>
          </table:table-cell>
          <table:table-cell office:value-type="float" office:value="-78.081753" calcext:value-type="float">
            <text:p>-78.0817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901" calcext:value-type="float">
            <text:p>901</text:p>
          </table:table-cell>
          <table:table-cell office:value-type="float" office:value="5024" calcext:value-type="float">
            <text:p>5024</text:p>
          </table:table-cell>
          <table:table-cell office:value-type="float" office:value="35.334879" calcext:value-type="float">
            <text:p>35.334879</text:p>
          </table:table-cell>
          <table:table-cell office:value-type="float" office:value="-78.070039" calcext:value-type="float">
            <text:p>-78.0700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902" calcext:value-type="float">
            <text:p>902</text:p>
          </table:table-cell>
          <table:table-cell office:value-type="float" office:value="5665" calcext:value-type="float">
            <text:p>5665</text:p>
          </table:table-cell>
          <table:table-cell office:value-type="float" office:value="35.27592" calcext:value-type="float">
            <text:p>35.27592</text:p>
          </table:table-cell>
          <table:table-cell office:value-type="float" office:value="-78.058871" calcext:value-type="float">
            <text:p>-78.0588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1000" calcext:value-type="float">
            <text:p>1000</text:p>
          </table:table-cell>
          <table:table-cell office:value-type="float" office:value="4230" calcext:value-type="float">
            <text:p>4230</text:p>
          </table:table-cell>
          <table:table-cell office:value-type="float" office:value="35.282845" calcext:value-type="float">
            <text:p>35.282845</text:p>
          </table:table-cell>
          <table:table-cell office:value-type="float" office:value="-78.18928" calcext:value-type="float">
            <text:p>-78.189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1101" calcext:value-type="float">
            <text:p>1101</text:p>
          </table:table-cell>
          <table:table-cell office:value-type="float" office:value="7820" calcext:value-type="float">
            <text:p>7820</text:p>
          </table:table-cell>
          <table:table-cell office:value-type="float" office:value="35.41448" calcext:value-type="float">
            <text:p>35.41448</text:p>
          </table:table-cell>
          <table:table-cell office:value-type="float" office:value="-78.089496" calcext:value-type="float">
            <text:p>-78.0894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1102" calcext:value-type="float">
            <text:p>1102</text:p>
          </table:table-cell>
          <table:table-cell office:value-type="float" office:value="3329" calcext:value-type="float">
            <text:p>3329</text:p>
          </table:table-cell>
          <table:table-cell office:value-type="float" office:value="35.413898" calcext:value-type="float">
            <text:p>35.413898</text:p>
          </table:table-cell>
          <table:table-cell office:value-type="float" office:value="-78.045319" calcext:value-type="float">
            <text:p>-78.0453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1200" calcext:value-type="float">
            <text:p>1200</text:p>
          </table:table-cell>
          <table:table-cell office:value-type="float" office:value="3641" calcext:value-type="float">
            <text:p>3641</text:p>
          </table:table-cell>
          <table:table-cell office:value-type="float" office:value="35.407772" calcext:value-type="float">
            <text:p>35.407772</text:p>
          </table:table-cell>
          <table:table-cell office:value-type="float" office:value="-77.974517" calcext:value-type="float">
            <text:p>-77.9745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1301" calcext:value-type="float">
            <text:p>1301</text:p>
          </table:table-cell>
          <table:table-cell office:value-type="float" office:value="6122" calcext:value-type="float">
            <text:p>6122</text:p>
          </table:table-cell>
          <table:table-cell office:value-type="float" office:value="35.389177" calcext:value-type="float">
            <text:p>35.389177</text:p>
          </table:table-cell>
          <table:table-cell office:value-type="float" office:value="-77.922871" calcext:value-type="float">
            <text:p>-77.9228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1302" calcext:value-type="float">
            <text:p>1302</text:p>
          </table:table-cell>
          <table:table-cell office:value-type="float" office:value="3334" calcext:value-type="float">
            <text:p>3334</text:p>
          </table:table-cell>
          <table:table-cell office:value-type="float" office:value="35.376071" calcext:value-type="float">
            <text:p>35.376071</text:p>
          </table:table-cell>
          <table:table-cell office:value-type="float" office:value="-77.945219" calcext:value-type="float">
            <text:p>-77.9452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1400" calcext:value-type="float">
            <text:p>1400</text:p>
          </table:table-cell>
          <table:table-cell office:value-type="float" office:value="6685" calcext:value-type="float">
            <text:p>6685</text:p>
          </table:table-cell>
          <table:table-cell office:value-type="float" office:value="35.368318" calcext:value-type="float">
            <text:p>35.368318</text:p>
          </table:table-cell>
          <table:table-cell office:value-type="float" office:value="-77.981282" calcext:value-type="float">
            <text:p>-77.9812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1500" calcext:value-type="float">
            <text:p>1500</text:p>
          </table:table-cell>
          <table:table-cell office:value-type="float" office:value="2587" calcext:value-type="float">
            <text:p>2587</text:p>
          </table:table-cell>
          <table:table-cell office:value-type="float" office:value="35.36883" calcext:value-type="float">
            <text:p>35.36883</text:p>
          </table:table-cell>
          <table:table-cell office:value-type="float" office:value="-77.995462" calcext:value-type="float">
            <text:p>-77.9954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1800" calcext:value-type="float">
            <text:p>1800</text:p>
          </table:table-cell>
          <table:table-cell office:value-type="float" office:value="2822" calcext:value-type="float">
            <text:p>2822</text:p>
          </table:table-cell>
          <table:table-cell office:value-type="float" office:value="35.391187" calcext:value-type="float">
            <text:p>35.391187</text:p>
          </table:table-cell>
          <table:table-cell office:value-type="float" office:value="-77.994414" calcext:value-type="float">
            <text:p>-77.9944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1900" calcext:value-type="float">
            <text:p>1900</text:p>
          </table:table-cell>
          <table:table-cell office:value-type="float" office:value="4460" calcext:value-type="float">
            <text:p>4460</text:p>
          </table:table-cell>
          <table:table-cell office:value-type="float" office:value="35.387563" calcext:value-type="float">
            <text:p>35.387563</text:p>
          </table:table-cell>
          <table:table-cell office:value-type="float" office:value="-77.968342" calcext:value-type="float">
            <text:p>-77.9683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2000" calcext:value-type="float">
            <text:p>2000</text:p>
          </table:table-cell>
          <table:table-cell office:value-type="float" office:value="1093" calcext:value-type="float">
            <text:p>1093</text:p>
          </table:table-cell>
          <table:table-cell office:value-type="float" office:value="35.381208" calcext:value-type="float">
            <text:p>35.381208</text:p>
          </table:table-cell>
          <table:table-cell office:value-type="float" office:value="-78.004978" calcext:value-type="float">
            <text:p>-78.0049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960100" calcext:value-type="float">
            <text:p>960100</text:p>
          </table:table-cell>
          <table:table-cell office:value-type="float" office:value="7044" calcext:value-type="float">
            <text:p>7044</text:p>
          </table:table-cell>
          <table:table-cell office:value-type="float" office:value="36.265064" calcext:value-type="float">
            <text:p>36.265064</text:p>
          </table:table-cell>
          <table:table-cell office:value-type="float" office:value="-80.930369" calcext:value-type="float">
            <text:p>-80.9303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960200" calcext:value-type="float">
            <text:p>960200</text:p>
          </table:table-cell>
          <table:table-cell office:value-type="float" office:value="3836" calcext:value-type="float">
            <text:p>3836</text:p>
          </table:table-cell>
          <table:table-cell office:value-type="float" office:value="36.329115" calcext:value-type="float">
            <text:p>36.329115</text:p>
          </table:table-cell>
          <table:table-cell office:value-type="float" office:value="-80.990027" calcext:value-type="float">
            <text:p>-80.9900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960300" calcext:value-type="float">
            <text:p>960300</text:p>
          </table:table-cell>
          <table:table-cell office:value-type="float" office:value="6358" calcext:value-type="float">
            <text:p>6358</text:p>
          </table:table-cell>
          <table:table-cell office:value-type="float" office:value="36.230255" calcext:value-type="float">
            <text:p>36.230255</text:p>
          </table:table-cell>
          <table:table-cell office:value-type="float" office:value="-81.084862" calcext:value-type="float">
            <text:p>-81.0848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960400" calcext:value-type="float">
            <text:p>960400</text:p>
          </table:table-cell>
          <table:table-cell office:value-type="float" office:value="7425" calcext:value-type="float">
            <text:p>7425</text:p>
          </table:table-cell>
          <table:table-cell office:value-type="float" office:value="36.263565" calcext:value-type="float">
            <text:p>36.263565</text:p>
          </table:table-cell>
          <table:table-cell office:value-type="float" office:value="-81.166734" calcext:value-type="float">
            <text:p>-81.1667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960500" calcext:value-type="float">
            <text:p>960500</text:p>
          </table:table-cell>
          <table:table-cell office:value-type="float" office:value="3286" calcext:value-type="float">
            <text:p>3286</text:p>
          </table:table-cell>
          <table:table-cell office:value-type="float" office:value="36.194321" calcext:value-type="float">
            <text:p>36.194321</text:p>
          </table:table-cell>
          <table:table-cell office:value-type="float" office:value="-81.148745" calcext:value-type="float">
            <text:p>-81.1487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960600" calcext:value-type="float">
            <text:p>960600</text:p>
          </table:table-cell>
          <table:table-cell office:value-type="float" office:value="2431" calcext:value-type="float">
            <text:p>2431</text:p>
          </table:table-cell>
          <table:table-cell office:value-type="float" office:value="36.169154" calcext:value-type="float">
            <text:p>36.169154</text:p>
          </table:table-cell>
          <table:table-cell office:value-type="float" office:value="-81.144796" calcext:value-type="float">
            <text:p>-81.1447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960700" calcext:value-type="float">
            <text:p>960700</text:p>
          </table:table-cell>
          <table:table-cell office:value-type="float" office:value="3525" calcext:value-type="float">
            <text:p>3525</text:p>
          </table:table-cell>
          <table:table-cell office:value-type="float" office:value="36.167742" calcext:value-type="float">
            <text:p>36.167742</text:p>
          </table:table-cell>
          <table:table-cell office:value-type="float" office:value="-81.188362" calcext:value-type="float">
            <text:p>-81.1883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960801" calcext:value-type="float">
            <text:p>960801</text:p>
          </table:table-cell>
          <table:table-cell office:value-type="float" office:value="4307" calcext:value-type="float">
            <text:p>4307</text:p>
          </table:table-cell>
          <table:table-cell office:value-type="float" office:value="36.202016" calcext:value-type="float">
            <text:p>36.202016</text:p>
          </table:table-cell>
          <table:table-cell office:value-type="float" office:value="-81.239555" calcext:value-type="float">
            <text:p>-81.2395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960802" calcext:value-type="float">
            <text:p>960802</text:p>
          </table:table-cell>
          <table:table-cell office:value-type="float" office:value="4453" calcext:value-type="float">
            <text:p>4453</text:p>
          </table:table-cell>
          <table:table-cell office:value-type="float" office:value="36.162732" calcext:value-type="float">
            <text:p>36.162732</text:p>
          </table:table-cell>
          <table:table-cell office:value-type="float" office:value="-81.243105" calcext:value-type="float">
            <text:p>-81.2431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960900" calcext:value-type="float">
            <text:p>960900</text:p>
          </table:table-cell>
          <table:table-cell office:value-type="float" office:value="5144" calcext:value-type="float">
            <text:p>5144</text:p>
          </table:table-cell>
          <table:table-cell office:value-type="float" office:value="36.187727" calcext:value-type="float">
            <text:p>36.187727</text:p>
          </table:table-cell>
          <table:table-cell office:value-type="float" office:value="-81.347749" calcext:value-type="float">
            <text:p>-81.3477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961001" calcext:value-type="float">
            <text:p>961001</text:p>
          </table:table-cell>
          <table:table-cell office:value-type="float" office:value="5140" calcext:value-type="float">
            <text:p>5140</text:p>
          </table:table-cell>
          <table:table-cell office:value-type="float" office:value="36.08727" calcext:value-type="float">
            <text:p>36.08727</text:p>
          </table:table-cell>
          <table:table-cell office:value-type="float" office:value="-81.24634" calcext:value-type="float">
            <text:p>-81.246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961002" calcext:value-type="float">
            <text:p>961002</text:p>
          </table:table-cell>
          <table:table-cell office:value-type="float" office:value="5241" calcext:value-type="float">
            <text:p>5241</text:p>
          </table:table-cell>
          <table:table-cell office:value-type="float" office:value="36.113677" calcext:value-type="float">
            <text:p>36.113677</text:p>
          </table:table-cell>
          <table:table-cell office:value-type="float" office:value="-81.158417" calcext:value-type="float">
            <text:p>-81.158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961100" calcext:value-type="float">
            <text:p>961100</text:p>
          </table:table-cell>
          <table:table-cell office:value-type="float" office:value="3979" calcext:value-type="float">
            <text:p>3979</text:p>
          </table:table-cell>
          <table:table-cell office:value-type="float" office:value="36.151181" calcext:value-type="float">
            <text:p>36.151181</text:p>
          </table:table-cell>
          <table:table-cell office:value-type="float" office:value="-81.129766" calcext:value-type="float">
            <text:p>-81.1297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961200" calcext:value-type="float">
            <text:p>961200</text:p>
          </table:table-cell>
          <table:table-cell office:value-type="float" office:value="7171" calcext:value-type="float">
            <text:p>7171</text:p>
          </table:table-cell>
          <table:table-cell office:value-type="float" office:value="36.137896" calcext:value-type="float">
            <text:p>36.137896</text:p>
          </table:table-cell>
          <table:table-cell office:value-type="float" office:value="-81.004767" calcext:value-type="float">
            <text:p>-81.0047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3730" calcext:value-type="float">
            <text:p>3730</text:p>
          </table:table-cell>
          <table:table-cell office:value-type="float" office:value="35.730683" calcext:value-type="float">
            <text:p>35.730683</text:p>
          </table:table-cell>
          <table:table-cell office:value-type="float" office:value="-77.915388" calcext:value-type="float">
            <text:p>-77.9153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301" calcext:value-type="float">
            <text:p>1301</text:p>
          </table:table-cell>
          <table:table-cell office:value-type="float" office:value="35.718749" calcext:value-type="float">
            <text:p>35.718749</text:p>
          </table:table-cell>
          <table:table-cell office:value-type="float" office:value="-77.91725" calcext:value-type="float">
            <text:p>-77.917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300" calcext:value-type="float">
            <text:p>300</text:p>
          </table:table-cell>
          <table:table-cell office:value-type="float" office:value="2366" calcext:value-type="float">
            <text:p>2366</text:p>
          </table:table-cell>
          <table:table-cell office:value-type="float" office:value="35.71447" calcext:value-type="float">
            <text:p>35.71447</text:p>
          </table:table-cell>
          <table:table-cell office:value-type="float" office:value="-77.92585" calcext:value-type="float">
            <text:p>-77.925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400" calcext:value-type="float">
            <text:p>400</text:p>
          </table:table-cell>
          <table:table-cell office:value-type="float" office:value="8028" calcext:value-type="float">
            <text:p>8028</text:p>
          </table:table-cell>
          <table:table-cell office:value-type="float" office:value="35.721089" calcext:value-type="float">
            <text:p>35.721089</text:p>
          </table:table-cell>
          <table:table-cell office:value-type="float" office:value="-77.944565" calcext:value-type="float">
            <text:p>-77.9445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501" calcext:value-type="float">
            <text:p>501</text:p>
          </table:table-cell>
          <table:table-cell office:value-type="float" office:value="3574" calcext:value-type="float">
            <text:p>3574</text:p>
          </table:table-cell>
          <table:table-cell office:value-type="float" office:value="35.741835" calcext:value-type="float">
            <text:p>35.741835</text:p>
          </table:table-cell>
          <table:table-cell office:value-type="float" office:value="-77.935802" calcext:value-type="float">
            <text:p>-77.9358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502" calcext:value-type="float">
            <text:p>502</text:p>
          </table:table-cell>
          <table:table-cell office:value-type="float" office:value="5151" calcext:value-type="float">
            <text:p>5151</text:p>
          </table:table-cell>
          <table:table-cell office:value-type="float" office:value="35.756805" calcext:value-type="float">
            <text:p>35.756805</text:p>
          </table:table-cell>
          <table:table-cell office:value-type="float" office:value="-77.947383" calcext:value-type="float">
            <text:p>-77.9473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600" calcext:value-type="float">
            <text:p>600</text:p>
          </table:table-cell>
          <table:table-cell office:value-type="float" office:value="7282" calcext:value-type="float">
            <text:p>7282</text:p>
          </table:table-cell>
          <table:table-cell office:value-type="float" office:value="35.756205" calcext:value-type="float">
            <text:p>35.756205</text:p>
          </table:table-cell>
          <table:table-cell office:value-type="float" office:value="-77.919997" calcext:value-type="float">
            <text:p>-77.9199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700" calcext:value-type="float">
            <text:p>700</text:p>
          </table:table-cell>
          <table:table-cell office:value-type="float" office:value="5755" calcext:value-type="float">
            <text:p>5755</text:p>
          </table:table-cell>
          <table:table-cell office:value-type="float" office:value="35.723392" calcext:value-type="float">
            <text:p>35.723392</text:p>
          </table:table-cell>
          <table:table-cell office:value-type="float" office:value="-77.889062" calcext:value-type="float">
            <text:p>-77.8890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801" calcext:value-type="float">
            <text:p>801</text:p>
          </table:table-cell>
          <table:table-cell office:value-type="float" office:value="1862" calcext:value-type="float">
            <text:p>1862</text:p>
          </table:table-cell>
          <table:table-cell office:value-type="float" office:value="35.714296" calcext:value-type="float">
            <text:p>35.714296</text:p>
          </table:table-cell>
          <table:table-cell office:value-type="float" office:value="-77.904903" calcext:value-type="float">
            <text:p>-77.9049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802" calcext:value-type="float">
            <text:p>802</text:p>
          </table:table-cell>
          <table:table-cell office:value-type="float" office:value="3672" calcext:value-type="float">
            <text:p>3672</text:p>
          </table:table-cell>
          <table:table-cell office:value-type="float" office:value="35.70071" calcext:value-type="float">
            <text:p>35.70071</text:p>
          </table:table-cell>
          <table:table-cell office:value-type="float" office:value="-77.89843" calcext:value-type="float">
            <text:p>-77.898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900" calcext:value-type="float">
            <text:p>900</text:p>
          </table:table-cell>
          <table:table-cell office:value-type="float" office:value="3716" calcext:value-type="float">
            <text:p>3716</text:p>
          </table:table-cell>
          <table:table-cell office:value-type="float" office:value="35.643975" calcext:value-type="float">
            <text:p>35.643975</text:p>
          </table:table-cell>
          <table:table-cell office:value-type="float" office:value="-77.937232" calcext:value-type="float">
            <text:p>-77.9372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office:value-type="float" office:value="1753" calcext:value-type="float">
            <text:p>1753</text:p>
          </table:table-cell>
          <table:table-cell office:value-type="float" office:value="35.619761" calcext:value-type="float">
            <text:p>35.619761</text:p>
          </table:table-cell>
          <table:table-cell office:value-type="float" office:value="-77.838382" calcext:value-type="float">
            <text:p>-77.8383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1100" calcext:value-type="float">
            <text:p>1100</text:p>
          </table:table-cell>
          <table:table-cell office:value-type="float" office:value="1665" calcext:value-type="float">
            <text:p>1665</text:p>
          </table:table-cell>
          <table:table-cell office:value-type="float" office:value="35.661255" calcext:value-type="float">
            <text:p>35.661255</text:p>
          </table:table-cell>
          <table:table-cell office:value-type="float" office:value="-77.76791" calcext:value-type="float">
            <text:p>-77.767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1200" calcext:value-type="float">
            <text:p>1200</text:p>
          </table:table-cell>
          <table:table-cell office:value-type="float" office:value="4021" calcext:value-type="float">
            <text:p>4021</text:p>
          </table:table-cell>
          <table:table-cell office:value-type="float" office:value="35.731874" calcext:value-type="float">
            <text:p>35.731874</text:p>
          </table:table-cell>
          <table:table-cell office:value-type="float" office:value="-77.80711" calcext:value-type="float">
            <text:p>-77.807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1300" calcext:value-type="float">
            <text:p>1300</text:p>
          </table:table-cell>
          <table:table-cell office:value-type="float" office:value="5587" calcext:value-type="float">
            <text:p>5587</text:p>
          </table:table-cell>
          <table:table-cell office:value-type="float" office:value="35.816199" calcext:value-type="float">
            <text:p>35.816199</text:p>
          </table:table-cell>
          <table:table-cell office:value-type="float" office:value="-77.849656" calcext:value-type="float">
            <text:p>-77.8496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1400" calcext:value-type="float">
            <text:p>1400</text:p>
          </table:table-cell>
          <table:table-cell office:value-type="float" office:value="8885" calcext:value-type="float">
            <text:p>8885</text:p>
          </table:table-cell>
          <table:table-cell office:value-type="float" office:value="35.777344" calcext:value-type="float">
            <text:p>35.777344</text:p>
          </table:table-cell>
          <table:table-cell office:value-type="float" office:value="-77.954163" calcext:value-type="float">
            <text:p>-77.9541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1500" calcext:value-type="float">
            <text:p>1500</text:p>
          </table:table-cell>
          <table:table-cell office:value-type="float" office:value="5495" calcext:value-type="float">
            <text:p>5495</text:p>
          </table:table-cell>
          <table:table-cell office:value-type="float" office:value="35.736776" calcext:value-type="float">
            <text:p>35.736776</text:p>
          </table:table-cell>
          <table:table-cell office:value-type="float" office:value="-78.062138" calcext:value-type="float">
            <text:p>-78.0621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1600" calcext:value-type="float">
            <text:p>1600</text:p>
          </table:table-cell>
          <table:table-cell office:value-type="float" office:value="3108" calcext:value-type="float">
            <text:p>3108</text:p>
          </table:table-cell>
          <table:table-cell office:value-type="float" office:value="35.643791" calcext:value-type="float">
            <text:p>35.643791</text:p>
          </table:table-cell>
          <table:table-cell office:value-type="float" office:value="-78.091262" calcext:value-type="float">
            <text:p>-78.0912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office:value-type="float" office:value="1700" calcext:value-type="float">
            <text:p>1700</text:p>
          </table:table-cell>
          <table:table-cell office:value-type="float" office:value="4283" calcext:value-type="float">
            <text:p>4283</text:p>
          </table:table-cell>
          <table:table-cell office:value-type="float" office:value="35.643054" calcext:value-type="float">
            <text:p>35.643054</text:p>
          </table:table-cell>
          <table:table-cell office:value-type="float" office:value="-78.008499" calcext:value-type="float">
            <text:p>-78.0084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7" calcext:value-type="float">
            <text:p>197</text:p>
          </table:table-cell>
          <table:table-cell office:value-type="float" office:value="50101" calcext:value-type="float">
            <text:p>50101</text:p>
          </table:table-cell>
          <table:table-cell office:value-type="float" office:value="5600" calcext:value-type="float">
            <text:p>5600</text:p>
          </table:table-cell>
          <table:table-cell office:value-type="float" office:value="36.192872" calcext:value-type="float">
            <text:p>36.192872</text:p>
          </table:table-cell>
          <table:table-cell office:value-type="float" office:value="-80.498249" calcext:value-type="float">
            <text:p>-80.4982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7" calcext:value-type="float">
            <text:p>197</text:p>
          </table:table-cell>
          <table:table-cell office:value-type="float" office:value="50102" calcext:value-type="float">
            <text:p>50102</text:p>
          </table:table-cell>
          <table:table-cell office:value-type="float" office:value="4066" calcext:value-type="float">
            <text:p>4066</text:p>
          </table:table-cell>
          <table:table-cell office:value-type="float" office:value="36.21194" calcext:value-type="float">
            <text:p>36.21194</text:p>
          </table:table-cell>
          <table:table-cell office:value-type="float" office:value="-80.601841" calcext:value-type="float">
            <text:p>-80.6018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7" calcext:value-type="float">
            <text:p>197</text:p>
          </table:table-cell>
          <table:table-cell office:value-type="float" office:value="50200" calcext:value-type="float">
            <text:p>50200</text:p>
          </table:table-cell>
          <table:table-cell office:value-type="float" office:value="4528" calcext:value-type="float">
            <text:p>4528</text:p>
          </table:table-cell>
          <table:table-cell office:value-type="float" office:value="36.219742" calcext:value-type="float">
            <text:p>36.219742</text:p>
          </table:table-cell>
          <table:table-cell office:value-type="float" office:value="-80.714724" calcext:value-type="float">
            <text:p>-80.7147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7" calcext:value-type="float">
            <text:p>197</text:p>
          </table:table-cell>
          <table:table-cell office:value-type="float" office:value="50300" calcext:value-type="float">
            <text:p>50300</text:p>
          </table:table-cell>
          <table:table-cell office:value-type="float" office:value="5964" calcext:value-type="float">
            <text:p>5964</text:p>
          </table:table-cell>
          <table:table-cell office:value-type="float" office:value="36.215039" calcext:value-type="float">
            <text:p>36.215039</text:p>
          </table:table-cell>
          <table:table-cell office:value-type="float" office:value="-80.828806" calcext:value-type="float">
            <text:p>-80.8288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7" calcext:value-type="float">
            <text:p>197</text:p>
          </table:table-cell>
          <table:table-cell office:value-type="float" office:value="50400" calcext:value-type="float">
            <text:p>50400</text:p>
          </table:table-cell>
          <table:table-cell office:value-type="float" office:value="6729" calcext:value-type="float">
            <text:p>6729</text:p>
          </table:table-cell>
          <table:table-cell office:value-type="float" office:value="36.109199" calcext:value-type="float">
            <text:p>36.109199</text:p>
          </table:table-cell>
          <table:table-cell office:value-type="float" office:value="-80.780839" calcext:value-type="float">
            <text:p>-80.7808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7" calcext:value-type="float">
            <text:p>197</text:p>
          </table:table-cell>
          <table:table-cell office:value-type="float" office:value="50501" calcext:value-type="float">
            <text:p>50501</text:p>
          </table:table-cell>
          <table:table-cell office:value-type="float" office:value="7130" calcext:value-type="float">
            <text:p>7130</text:p>
          </table:table-cell>
          <table:table-cell office:value-type="float" office:value="36.129032" calcext:value-type="float">
            <text:p>36.129032</text:p>
          </table:table-cell>
          <table:table-cell office:value-type="float" office:value="-80.659805" calcext:value-type="float">
            <text:p>-80.6598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7" calcext:value-type="float">
            <text:p>197</text:p>
          </table:table-cell>
          <table:table-cell office:value-type="float" office:value="50502" calcext:value-type="float">
            <text:p>50502</text:p>
          </table:table-cell>
          <table:table-cell office:value-type="float" office:value="4389" calcext:value-type="float">
            <text:p>4389</text:p>
          </table:table-cell>
          <table:table-cell office:value-type="float" office:value="36.092975" calcext:value-type="float">
            <text:p>36.092975</text:p>
          </table:table-cell>
          <table:table-cell office:value-type="float" office:value="-80.583823" calcext:value-type="float">
            <text:p>-80.5838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9" calcext:value-type="float">
            <text:p>199</text:p>
          </table:table-cell>
          <table:table-cell office:value-type="float" office:value="960101" calcext:value-type="float">
            <text:p>960101</text:p>
          </table:table-cell>
          <table:table-cell office:value-type="float" office:value="3954" calcext:value-type="float">
            <text:p>3954</text:p>
          </table:table-cell>
          <table:table-cell office:value-type="float" office:value="35.854529" calcext:value-type="float">
            <text:p>35.854529</text:p>
          </table:table-cell>
          <table:table-cell office:value-type="float" office:value="-82.199675" calcext:value-type="float">
            <text:p>-82.1996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9" calcext:value-type="float">
            <text:p>199</text:p>
          </table:table-cell>
          <table:table-cell office:value-type="float" office:value="960102" calcext:value-type="float">
            <text:p>960102</text:p>
          </table:table-cell>
          <table:table-cell office:value-type="float" office:value="1917" calcext:value-type="float">
            <text:p>1917</text:p>
          </table:table-cell>
          <table:table-cell office:value-type="float" office:value="35.937742" calcext:value-type="float">
            <text:p>35.937742</text:p>
          </table:table-cell>
          <table:table-cell office:value-type="float" office:value="-82.201928" calcext:value-type="float">
            <text:p>-82.2019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9" calcext:value-type="float">
            <text:p>199</text:p>
          </table:table-cell>
          <table:table-cell office:value-type="float" office:value="960200" calcext:value-type="float">
            <text:p>960200</text:p>
          </table:table-cell>
          <table:table-cell office:value-type="float" office:value="4624" calcext:value-type="float">
            <text:p>4624</text:p>
          </table:table-cell>
          <table:table-cell office:value-type="float" office:value="35.942239" calcext:value-type="float">
            <text:p>35.942239</text:p>
          </table:table-cell>
          <table:table-cell office:value-type="float" office:value="-82.295379" calcext:value-type="float">
            <text:p>-82.2953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9" calcext:value-type="float">
            <text:p>199</text:p>
          </table:table-cell>
          <table:table-cell office:value-type="float" office:value="960300" calcext:value-type="float">
            <text:p>960300</text:p>
          </table:table-cell>
          <table:table-cell office:value-type="float" office:value="3019" calcext:value-type="float">
            <text:p>3019</text:p>
          </table:table-cell>
          <table:table-cell office:value-type="float" office:value="35.880772" calcext:value-type="float">
            <text:p>35.880772</text:p>
          </table:table-cell>
          <table:table-cell office:value-type="float" office:value="-82.305723" calcext:value-type="float">
            <text:p>-82.3057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9" calcext:value-type="float">
            <text:p>199</text:p>
          </table:table-cell>
          <table:table-cell office:value-type="float" office:value="960400" calcext:value-type="float">
            <text:p>960400</text:p>
          </table:table-cell>
          <table:table-cell office:value-type="float" office:value="4304" calcext:value-type="float">
            <text:p>4304</text:p>
          </table:table-cell>
          <table:table-cell office:value-type="float" office:value="35.935112" calcext:value-type="float">
            <text:p>35.935112</text:p>
          </table:table-cell>
          <table:table-cell office:value-type="float" office:value="-82.405162" calcext:value-type="float">
            <text:p>-82.405162</text:p>
          </table:table-cell>
        </table:table-row>
      </table:table>
      <table:table table:name="Sheet2" table:style-name="ta1">
        <table:table-column table:style-name="co7" table:number-columns-repeated="3" table:default-cell-style-name="Default"/>
        <table:table-row table:style-name="ro1">
          <table:table-cell/>
          <table:table-cell office:value-type="float" office:value="-79.4463" calcext:value-type="float">
            <text:p>-79.4463</text:p>
          </table:table-cell>
          <table:table-cell office:value-type="float" office:value="36.093222" calcext:value-type="float">
            <text:p>36.093222</text:p>
          </table:table-cell>
        </table:table-row>
        <table:table-row table:style-name="ro1">
          <table:table-cell/>
          <table:table-cell office:value-type="float" office:value="-79.420799" calcext:value-type="float">
            <text:p>-79.420799</text:p>
          </table:table-cell>
          <table:table-cell office:value-type="float" office:value="36.09327" calcext:value-type="float">
            <text:p>36.09327</text:p>
          </table:table-cell>
        </table:table-row>
        <table:table-row table:style-name="ro1">
          <table:table-cell/>
          <table:table-cell office:value-type="float" office:value="-79.398934" calcext:value-type="float">
            <text:p>-79.398934</text:p>
          </table:table-cell>
          <table:table-cell office:value-type="float" office:value="36.098388" calcext:value-type="float">
            <text:p>36.098388</text:p>
          </table:table-cell>
        </table:table-row>
        <table:table-row table:style-name="ro1">
          <table:table-cell/>
          <table:table-cell office:value-type="float" office:value="-79.430586" calcext:value-type="float">
            <text:p>-79.430586</text:p>
          </table:table-cell>
          <table:table-cell office:value-type="float" office:value="36.114582" calcext:value-type="float">
            <text:p>36.114582</text:p>
          </table:table-cell>
        </table:table-row>
        <table:table-row table:style-name="ro1">
          <table:table-cell/>
          <table:table-cell office:value-type="float" office:value="-79.476588" calcext:value-type="float">
            <text:p>-79.476588</text:p>
          </table:table-cell>
          <table:table-cell office:value-type="float" office:value="36.113958" calcext:value-type="float">
            <text:p>36.113958</text:p>
          </table:table-cell>
        </table:table-row>
        <table:table-row table:style-name="ro1">
          <table:table-cell/>
          <table:table-cell office:value-type="float" office:value="-79.449398" calcext:value-type="float">
            <text:p>-79.449398</text:p>
          </table:table-cell>
          <table:table-cell office:value-type="float" office:value="36.111115" calcext:value-type="float">
            <text:p>36.111115</text:p>
          </table:table-cell>
        </table:table-row>
        <table:table-row table:style-name="ro1">
          <table:table-cell/>
          <table:table-cell office:value-type="float" office:value="-79.48201" calcext:value-type="float">
            <text:p>-79.48201</text:p>
          </table:table-cell>
          <table:table-cell office:value-type="float" office:value="36.088531" calcext:value-type="float">
            <text:p>36.088531</text:p>
          </table:table-cell>
        </table:table-row>
        <table:table-row table:style-name="ro1">
          <table:table-cell/>
          <table:table-cell office:value-type="float" office:value="-79.461676" calcext:value-type="float">
            <text:p>-79.461676</text:p>
          </table:table-cell>
          <table:table-cell office:value-type="float" office:value="36.097635" calcext:value-type="float">
            <text:p>36.097635</text:p>
          </table:table-cell>
        </table:table-row>
        <table:table-row table:style-name="ro1">
          <table:table-cell/>
          <table:table-cell office:value-type="float" office:value="-79.481592" calcext:value-type="float">
            <text:p>-79.481592</text:p>
          </table:table-cell>
          <table:table-cell office:value-type="float" office:value="36.071156" calcext:value-type="float">
            <text:p>36.071156</text:p>
          </table:table-cell>
        </table:table-row>
        <table:table-row table:style-name="ro1">
          <table:table-cell/>
          <table:table-cell office:value-type="float" office:value="-79.456837" calcext:value-type="float">
            <text:p>-79.456837</text:p>
          </table:table-cell>
          <table:table-cell office:value-type="float" office:value="36.071833" calcext:value-type="float">
            <text:p>36.071833</text:p>
          </table:table-cell>
        </table:table-row>
        <table:table-row table:style-name="ro1">
          <table:table-cell/>
          <table:table-cell office:value-type="float" office:value="-79.436868" calcext:value-type="float">
            <text:p>-79.436868</text:p>
          </table:table-cell>
          <table:table-cell office:value-type="float" office:value="36.055944" calcext:value-type="float">
            <text:p>36.055944</text:p>
          </table:table-cell>
        </table:table-row>
        <table:table-row table:style-name="ro1">
          <table:table-cell/>
          <table:table-cell office:value-type="float" office:value="-79.42846" calcext:value-type="float">
            <text:p>-79.42846</text:p>
          </table:table-cell>
          <table:table-cell office:value-type="float" office:value="36.078822" calcext:value-type="float">
            <text:p>36.078822</text:p>
          </table:table-cell>
        </table:table-row>
        <table:table-row table:style-name="ro1">
          <table:table-cell/>
          <table:table-cell office:value-type="float" office:value="-79.414575" calcext:value-type="float">
            <text:p>-79.414575</text:p>
          </table:table-cell>
          <table:table-cell office:value-type="float" office:value="36.056031" calcext:value-type="float">
            <text:p>36.056031</text:p>
          </table:table-cell>
        </table:table-row>
        <table:table-row table:style-name="ro1">
          <table:table-cell/>
          <table:table-cell office:value-type="float" office:value="-79.412021" calcext:value-type="float">
            <text:p>-79.412021</text:p>
          </table:table-cell>
          <table:table-cell office:value-type="float" office:value="36.035903" calcext:value-type="float">
            <text:p>36.035903</text:p>
          </table:table-cell>
        </table:table-row>
        <table:table-row table:style-name="ro1">
          <table:table-cell/>
          <table:table-cell office:value-type="float" office:value="-79.399495" calcext:value-type="float">
            <text:p>-79.399495</text:p>
          </table:table-cell>
          <table:table-cell office:value-type="float" office:value="36.0767" calcext:value-type="float">
            <text:p>36.0767</text:p>
          </table:table-cell>
        </table:table-row>
        <table:table-row table:style-name="ro1">
          <table:table-cell/>
          <table:table-cell office:value-type="float" office:value="-79.382563" calcext:value-type="float">
            <text:p>-79.382563</text:p>
          </table:table-cell>
          <table:table-cell office:value-type="float" office:value="36.067643" calcext:value-type="float">
            <text:p>36.067643</text:p>
          </table:table-cell>
        </table:table-row>
        <table:table-row table:style-name="ro1">
          <table:table-cell/>
          <table:table-cell office:value-type="float" office:value="-79.385445" calcext:value-type="float">
            <text:p>-79.385445</text:p>
          </table:table-cell>
          <table:table-cell office:value-type="float" office:value="36.046816" calcext:value-type="float">
            <text:p>36.046816</text:p>
          </table:table-cell>
        </table:table-row>
        <table:table-row table:style-name="ro1">
          <table:table-cell/>
          <table:table-cell office:value-type="float" office:value="-79.351954" calcext:value-type="float">
            <text:p>-79.351954</text:p>
          </table:table-cell>
          <table:table-cell office:value-type="float" office:value="36.108811" calcext:value-type="float">
            <text:p>36.108811</text:p>
          </table:table-cell>
        </table:table-row>
        <table:table-row table:style-name="ro1">
          <table:table-cell/>
          <table:table-cell office:value-type="float" office:value="-79.317818" calcext:value-type="float">
            <text:p>-79.317818</text:p>
          </table:table-cell>
          <table:table-cell office:value-type="float" office:value="36.042203" calcext:value-type="float">
            <text:p>36.042203</text:p>
          </table:table-cell>
        </table:table-row>
        <table:table-row table:style-name="ro1">
          <table:table-cell/>
          <table:table-cell office:value-type="float" office:value="-79.283417" calcext:value-type="float">
            <text:p>-79.283417</text:p>
          </table:table-cell>
          <table:table-cell office:value-type="float" office:value="36.073409" calcext:value-type="float">
            <text:p>36.073409</text:p>
          </table:table-cell>
        </table:table-row>
        <table:table-row table:style-name="ro1">
          <table:table-cell/>
          <table:table-cell office:value-type="float" office:value="-79.298504" calcext:value-type="float">
            <text:p>-79.298504</text:p>
          </table:table-cell>
          <table:table-cell office:value-type="float" office:value="36.083912" calcext:value-type="float">
            <text:p>36.083912</text:p>
          </table:table-cell>
        </table:table-row>
        <table:table-row table:style-name="ro1">
          <table:table-cell/>
          <table:table-cell office:value-type="float" office:value="-79.28011" calcext:value-type="float">
            <text:p>-79.28011</text:p>
          </table:table-cell>
          <table:table-cell office:value-type="float" office:value="36.104243" calcext:value-type="float">
            <text:p>36.104243</text:p>
          </table:table-cell>
        </table:table-row>
        <table:table-row table:style-name="ro1">
          <table:table-cell/>
          <table:table-cell office:value-type="float" office:value="-79.3053" calcext:value-type="float">
            <text:p>-79.3053</text:p>
          </table:table-cell>
          <table:table-cell office:value-type="float" office:value="36.175589" calcext:value-type="float">
            <text:p>36.175589</text:p>
          </table:table-cell>
        </table:table-row>
        <table:table-row table:style-name="ro1">
          <table:table-cell/>
          <table:table-cell office:value-type="float" office:value="-79.410392" calcext:value-type="float">
            <text:p>-79.410392</text:p>
          </table:table-cell>
          <table:table-cell office:value-type="float" office:value="36.169268" calcext:value-type="float">
            <text:p>36.169268</text:p>
          </table:table-cell>
        </table:table-row>
        <table:table-row table:style-name="ro1">
          <table:table-cell/>
          <table:table-cell office:value-type="float" office:value="-79.479579" calcext:value-type="float">
            <text:p>-79.479579</text:p>
          </table:table-cell>
          <table:table-cell office:value-type="float" office:value="36.186482" calcext:value-type="float">
            <text:p>36.186482</text:p>
          </table:table-cell>
        </table:table-row>
        <table:table-row table:style-name="ro1">
          <table:table-cell/>
          <table:table-cell office:value-type="float" office:value="-79.50986" calcext:value-type="float">
            <text:p>-79.50986</text:p>
          </table:table-cell>
          <table:table-cell office:value-type="float" office:value="36.122169" calcext:value-type="float">
            <text:p>36.122169</text:p>
          </table:table-cell>
        </table:table-row>
        <table:table-row table:style-name="ro1">
          <table:table-cell/>
          <table:table-cell office:value-type="float" office:value="-79.527965" calcext:value-type="float">
            <text:p>-79.527965</text:p>
          </table:table-cell>
          <table:table-cell office:value-type="float" office:value="36.093606" calcext:value-type="float">
            <text:p>36.093606</text:p>
          </table:table-cell>
        </table:table-row>
        <table:table-row table:style-name="ro1">
          <table:table-cell/>
          <table:table-cell office:value-type="float" office:value="-79.507516" calcext:value-type="float">
            <text:p>-79.507516</text:p>
          </table:table-cell>
          <table:table-cell office:value-type="float" office:value="36.0939" calcext:value-type="float">
            <text:p>36.0939</text:p>
          </table:table-cell>
        </table:table-row>
        <table:table-row table:style-name="ro1">
          <table:table-cell/>
          <table:table-cell office:value-type="float" office:value="-79.514522" calcext:value-type="float">
            <text:p>-79.514522</text:p>
          </table:table-cell>
          <table:table-cell office:value-type="float" office:value="36.064029" calcext:value-type="float">
            <text:p>36.064029</text:p>
          </table:table-cell>
        </table:table-row>
        <table:table-row table:style-name="ro1">
          <table:table-cell/>
          <table:table-cell office:value-type="float" office:value="-79.490297" calcext:value-type="float">
            <text:p>-79.490297</text:p>
          </table:table-cell>
          <table:table-cell office:value-type="float" office:value="35.996193" calcext:value-type="float">
            <text:p>35.996193</text:p>
          </table:table-cell>
        </table:table-row>
        <table:table-row table:style-name="ro1">
          <table:table-cell/>
          <table:table-cell office:value-type="float" office:value="-79.445459" calcext:value-type="float">
            <text:p>-79.445459</text:p>
          </table:table-cell>
          <table:table-cell office:value-type="float" office:value="35.948994" calcext:value-type="float">
            <text:p>35.948994</text:p>
          </table:table-cell>
        </table:table-row>
        <table:table-row table:style-name="ro1">
          <table:table-cell/>
          <table:table-cell office:value-type="float" office:value="-79.484161" calcext:value-type="float">
            <text:p>-79.484161</text:p>
          </table:table-cell>
          <table:table-cell office:value-type="float" office:value="35.884612" calcext:value-type="float">
            <text:p>35.884612</text:p>
          </table:table-cell>
        </table:table-row>
        <table:table-row table:style-name="ro1">
          <table:table-cell/>
          <table:table-cell office:value-type="float" office:value="-79.387069" calcext:value-type="float">
            <text:p>-79.387069</text:p>
          </table:table-cell>
          <table:table-cell office:value-type="float" office:value="35.988884" calcext:value-type="float">
            <text:p>35.988884</text:p>
          </table:table-cell>
        </table:table-row>
        <table:table-row table:style-name="ro1">
          <table:table-cell/>
          <table:table-cell office:value-type="float" office:value="-79.333918" calcext:value-type="float">
            <text:p>-79.333918</text:p>
          </table:table-cell>
          <table:table-cell office:value-type="float" office:value="35.896669" calcext:value-type="float">
            <text:p>35.896669</text:p>
          </table:table-cell>
        </table:table-row>
        <table:table-row table:style-name="ro1">
          <table:table-cell/>
          <table:table-cell office:value-type="float" office:value="-79.338527" calcext:value-type="float">
            <text:p>-79.338527</text:p>
          </table:table-cell>
          <table:table-cell office:value-type="float" office:value="36.001554" calcext:value-type="float">
            <text:p>36.001554</text:p>
          </table:table-cell>
        </table:table-row>
        <table:table-row table:style-name="ro1">
          <table:table-cell/>
          <table:table-cell office:value-type="float" office:value="-79.294362" calcext:value-type="float">
            <text:p>-79.294362</text:p>
          </table:table-cell>
          <table:table-cell office:value-type="float" office:value="35.987451" calcext:value-type="float">
            <text:p>35.987451</text:p>
          </table:table-cell>
        </table:table-row>
        <table:table-row table:style-name="ro1">
          <table:table-cell/>
          <table:table-cell office:value-type="float" office:value="-81.076613" calcext:value-type="float">
            <text:p>-81.076613</text:p>
          </table:table-cell>
          <table:table-cell office:value-type="float" office:value="35.964272" calcext:value-type="float">
            <text:p>35.964272</text:p>
          </table:table-cell>
        </table:table-row>
        <table:table-row table:style-name="ro1">
          <table:table-cell/>
          <table:table-cell office:value-type="float" office:value="-81.231339" calcext:value-type="float">
            <text:p>-81.231339</text:p>
          </table:table-cell>
          <table:table-cell office:value-type="float" office:value="35.96755" calcext:value-type="float">
            <text:p>35.96755</text:p>
          </table:table-cell>
        </table:table-row>
        <table:table-row table:style-name="ro1">
          <table:table-cell/>
          <table:table-cell office:value-type="float" office:value="-81.282103" calcext:value-type="float">
            <text:p>-81.282103</text:p>
          </table:table-cell>
          <table:table-cell office:value-type="float" office:value="35.884137" calcext:value-type="float">
            <text:p>35.884137</text:p>
          </table:table-cell>
        </table:table-row>
        <table:table-row table:style-name="ro1">
          <table:table-cell/>
          <table:table-cell office:value-type="float" office:value="-81.17612" calcext:value-type="float">
            <text:p>-81.17612</text:p>
          </table:table-cell>
          <table:table-cell office:value-type="float" office:value="35.921492" calcext:value-type="float">
            <text:p>35.921492</text:p>
          </table:table-cell>
        </table:table-row>
        <table:table-row table:style-name="ro1">
          <table:table-cell/>
          <table:table-cell office:value-type="float" office:value="-81.090423" calcext:value-type="float">
            <text:p>-81.090423</text:p>
          </table:table-cell>
          <table:table-cell office:value-type="float" office:value="35.872954" calcext:value-type="float">
            <text:p>35.872954</text:p>
          </table:table-cell>
        </table:table-row>
        <table:table-row table:style-name="ro1">
          <table:table-cell/>
          <table:table-cell office:value-type="float" office:value="-81.195174" calcext:value-type="float">
            <text:p>-81.195174</text:p>
          </table:table-cell>
          <table:table-cell office:value-type="float" office:value="35.857577" calcext:value-type="float">
            <text:p>35.857577</text:p>
          </table:table-cell>
        </table:table-row>
        <table:table-row table:style-name="ro1">
          <table:table-cell/>
          <table:table-cell office:value-type="float" office:value="-81.302514" calcext:value-type="float">
            <text:p>-81.302514</text:p>
          </table:table-cell>
          <table:table-cell office:value-type="float" office:value="35.826865" calcext:value-type="float">
            <text:p>35.826865</text:p>
          </table:table-cell>
        </table:table-row>
        <table:table-row table:style-name="ro1">
          <table:table-cell/>
          <table:table-cell office:value-type="float" office:value="-81.00566" calcext:value-type="float">
            <text:p>-81.00566</text:p>
          </table:table-cell>
          <table:table-cell office:value-type="float" office:value="36.490889" calcext:value-type="float">
            <text:p>36.490889</text:p>
          </table:table-cell>
        </table:table-row>
        <table:table-row table:style-name="ro1">
          <table:table-cell/>
          <table:table-cell office:value-type="float" office:value="-81.118334" calcext:value-type="float">
            <text:p>-81.118334</text:p>
          </table:table-cell>
          <table:table-cell office:value-type="float" office:value="36.507908" calcext:value-type="float">
            <text:p>36.507908</text:p>
          </table:table-cell>
        </table:table-row>
        <table:table-row table:style-name="ro1">
          <table:table-cell/>
          <table:table-cell office:value-type="float" office:value="-81.21785" calcext:value-type="float">
            <text:p>-81.21785</text:p>
          </table:table-cell>
          <table:table-cell office:value-type="float" office:value="36.496243" calcext:value-type="float">
            <text:p>36.496243</text:p>
          </table:table-cell>
        </table:table-row>
        <table:table-row table:style-name="ro1">
          <table:table-cell/>
          <table:table-cell office:value-type="float" office:value="-79.979602" calcext:value-type="float">
            <text:p>-79.979602</text:p>
          </table:table-cell>
          <table:table-cell office:value-type="float" office:value="34.962534" calcext:value-type="float">
            <text:p>34.962534</text:p>
          </table:table-cell>
        </table:table-row>
        <table:table-row table:style-name="ro1">
          <table:table-cell/>
          <table:table-cell office:value-type="float" office:value="-80.117869" calcext:value-type="float">
            <text:p>-80.117869</text:p>
          </table:table-cell>
          <table:table-cell office:value-type="float" office:value="35.10129" calcext:value-type="float">
            <text:p>35.10129</text:p>
          </table:table-cell>
        </table:table-row>
        <table:table-row table:style-name="ro1">
          <table:table-cell/>
          <table:table-cell office:value-type="float" office:value="-80.222405" calcext:value-type="float">
            <text:p>-80.222405</text:p>
          </table:table-cell>
          <table:table-cell office:value-type="float" office:value="35.020483" calcext:value-type="float">
            <text:p>35.020483</text:p>
          </table:table-cell>
        </table:table-row>
        <table:table-row table:style-name="ro1">
          <table:table-cell/>
          <table:table-cell office:value-type="float" office:value="-80.078512" calcext:value-type="float">
            <text:p>-80.078512</text:p>
          </table:table-cell>
          <table:table-cell office:value-type="float" office:value="34.987564" calcext:value-type="float">
            <text:p>34.987564</text:p>
          </table:table-cell>
        </table:table-row>
        <table:table-row table:style-name="ro1">
          <table:table-cell/>
          <table:table-cell office:value-type="float" office:value="-80.076018" calcext:value-type="float">
            <text:p>-80.076018</text:p>
          </table:table-cell>
          <table:table-cell office:value-type="float" office:value="34.954206" calcext:value-type="float">
            <text:p>34.954206</text:p>
          </table:table-cell>
        </table:table-row>
        <table:table-row table:style-name="ro1">
          <table:table-cell/>
          <table:table-cell office:value-type="float" office:value="-80.069723" calcext:value-type="float">
            <text:p>-80.069723</text:p>
          </table:table-cell>
          <table:table-cell office:value-type="float" office:value="34.858613" calcext:value-type="float">
            <text:p>34.858613</text:p>
          </table:table-cell>
        </table:table-row>
        <table:table-row table:style-name="ro1">
          <table:table-cell/>
          <table:table-cell office:value-type="float" office:value="-81.533898" calcext:value-type="float">
            <text:p>-81.533898</text:p>
          </table:table-cell>
          <table:table-cell office:value-type="float" office:value="36.518471" calcext:value-type="float">
            <text:p>36.518471</text:p>
          </table:table-cell>
        </table:table-row>
        <table:table-row table:style-name="ro1">
          <table:table-cell/>
          <table:table-cell office:value-type="float" office:value="-81.649876" calcext:value-type="float">
            <text:p>-81.649876</text:p>
          </table:table-cell>
          <table:table-cell office:value-type="float" office:value="36.46448" calcext:value-type="float">
            <text:p>36.46448</text:p>
          </table:table-cell>
        </table:table-row>
        <table:table-row table:style-name="ro1">
          <table:table-cell/>
          <table:table-cell office:value-type="float" office:value="-81.513401" calcext:value-type="float">
            <text:p>-81.513401</text:p>
          </table:table-cell>
          <table:table-cell office:value-type="float" office:value="36.402283" calcext:value-type="float">
            <text:p>36.402283</text:p>
          </table:table-cell>
        </table:table-row>
        <table:table-row table:style-name="ro1">
          <table:table-cell/>
          <table:table-cell office:value-type="float" office:value="-81.456525" calcext:value-type="float">
            <text:p>-81.456525</text:p>
          </table:table-cell>
          <table:table-cell office:value-type="float" office:value="36.420861" calcext:value-type="float">
            <text:p>36.420861</text:p>
          </table:table-cell>
        </table:table-row>
        <table:table-row table:style-name="ro1">
          <table:table-cell/>
          <table:table-cell office:value-type="float" office:value="-81.511997" calcext:value-type="float">
            <text:p>-81.511997</text:p>
          </table:table-cell>
          <table:table-cell office:value-type="float" office:value="36.31914" calcext:value-type="float">
            <text:p>36.31914</text:p>
          </table:table-cell>
        </table:table-row>
        <table:table-row table:style-name="ro1">
          <table:table-cell/>
          <table:table-cell office:value-type="float" office:value="-81.379691" calcext:value-type="float">
            <text:p>-81.379691</text:p>
          </table:table-cell>
          <table:table-cell office:value-type="float" office:value="36.449122" calcext:value-type="float">
            <text:p>36.449122</text:p>
          </table:table-cell>
        </table:table-row>
        <table:table-row table:style-name="ro1">
          <table:table-cell/>
          <table:table-cell office:value-type="float" office:value="-81.8854" calcext:value-type="float">
            <text:p>-81.8854</text:p>
          </table:table-cell>
          <table:table-cell office:value-type="float" office:value="36.181188" calcext:value-type="float">
            <text:p>36.181188</text:p>
          </table:table-cell>
        </table:table-row>
        <table:table-row table:style-name="ro1">
          <table:table-cell/>
          <table:table-cell office:value-type="float" office:value="-81.878738" calcext:value-type="float">
            <text:p>-81.878738</text:p>
          </table:table-cell>
          <table:table-cell office:value-type="float" office:value="36.072797" calcext:value-type="float">
            <text:p>36.072797</text:p>
          </table:table-cell>
        </table:table-row>
        <table:table-row table:style-name="ro1">
          <table:table-cell/>
          <table:table-cell office:value-type="float" office:value="-81.937473" calcext:value-type="float">
            <text:p>-81.937473</text:p>
          </table:table-cell>
          <table:table-cell office:value-type="float" office:value="36.104714" calcext:value-type="float">
            <text:p>36.104714</text:p>
          </table:table-cell>
        </table:table-row>
        <table:table-row table:style-name="ro1">
          <table:table-cell/>
          <table:table-cell office:value-type="float" office:value="-81.99598" calcext:value-type="float">
            <text:p>-81.99598</text:p>
          </table:table-cell>
          <table:table-cell office:value-type="float" office:value="36.108615" calcext:value-type="float">
            <text:p>36.108615</text:p>
          </table:table-cell>
        </table:table-row>
        <table:table-row table:style-name="ro1">
          <table:table-cell/>
          <table:table-cell office:value-type="float" office:value="-81.984816" calcext:value-type="float">
            <text:p>-81.984816</text:p>
          </table:table-cell>
          <table:table-cell office:value-type="float" office:value="35.979418" calcext:value-type="float">
            <text:p>35.979418</text:p>
          </table:table-cell>
        </table:table-row>
        <table:table-row table:style-name="ro1">
          <table:table-cell/>
          <table:table-cell office:value-type="float" office:value="-76.669657" calcext:value-type="float">
            <text:p>-76.669657</text:p>
          </table:table-cell>
          <table:table-cell office:value-type="float" office:value="35.575113" calcext:value-type="float">
            <text:p>35.575113</text:p>
          </table:table-cell>
        </table:table-row>
        <table:table-row table:style-name="ro1">
          <table:table-cell/>
          <table:table-cell office:value-type="float" office:value="-77.071512" calcext:value-type="float">
            <text:p>-77.071512</text:p>
          </table:table-cell>
          <table:table-cell office:value-type="float" office:value="35.609737" calcext:value-type="float">
            <text:p>35.609737</text:p>
          </table:table-cell>
        </table:table-row>
        <table:table-row table:style-name="ro1">
          <table:table-cell/>
          <table:table-cell office:value-type="float" office:value="-77.053209" calcext:value-type="float">
            <text:p>-77.053209</text:p>
          </table:table-cell>
          <table:table-cell office:value-type="float" office:value="35.547744" calcext:value-type="float">
            <text:p>35.547744</text:p>
          </table:table-cell>
        </table:table-row>
        <table:table-row table:style-name="ro1">
          <table:table-cell/>
          <table:table-cell office:value-type="float" office:value="-77.042948" calcext:value-type="float">
            <text:p>-77.042948</text:p>
          </table:table-cell>
          <table:table-cell office:value-type="float" office:value="35.557609" calcext:value-type="float">
            <text:p>35.557609</text:p>
          </table:table-cell>
        </table:table-row>
        <table:table-row table:style-name="ro1">
          <table:table-cell/>
          <table:table-cell office:value-type="float" office:value="-76.997695" calcext:value-type="float">
            <text:p>-76.997695</text:p>
          </table:table-cell>
          <table:table-cell office:value-type="float" office:value="35.513761" calcext:value-type="float">
            <text:p>35.513761</text:p>
          </table:table-cell>
        </table:table-row>
        <table:table-row table:style-name="ro1">
          <table:table-cell/>
          <table:table-cell office:value-type="float" office:value="-76.981429" calcext:value-type="float">
            <text:p>-76.981429</text:p>
          </table:table-cell>
          <table:table-cell office:value-type="float" office:value="35.547645" calcext:value-type="float">
            <text:p>35.547645</text:p>
          </table:table-cell>
        </table:table-row>
        <table:table-row table:style-name="ro1">
          <table:table-cell/>
          <table:table-cell office:value-type="float" office:value="-76.877604" calcext:value-type="float">
            <text:p>-76.877604</text:p>
          </table:table-cell>
          <table:table-cell office:value-type="float" office:value="35.514858" calcext:value-type="float">
            <text:p>35.514858</text:p>
          </table:table-cell>
        </table:table-row>
        <table:table-row table:style-name="ro1">
          <table:table-cell/>
          <table:table-cell office:value-type="float" office:value="-76.716213" calcext:value-type="float">
            <text:p>-76.716213</text:p>
          </table:table-cell>
          <table:table-cell office:value-type="float" office:value="35.459349" calcext:value-type="float">
            <text:p>35.459349</text:p>
          </table:table-cell>
        </table:table-row>
        <table:table-row table:style-name="ro1">
          <table:table-cell/>
          <table:table-cell office:value-type="float" office:value="-76.796934" calcext:value-type="float">
            <text:p>-76.796934</text:p>
          </table:table-cell>
          <table:table-cell office:value-type="float" office:value="35.300616" calcext:value-type="float">
            <text:p>35.300616</text:p>
          </table:table-cell>
        </table:table-row>
        <table:table-row table:style-name="ro1">
          <table:table-cell/>
          <table:table-cell office:value-type="float" office:value="-76.988721" calcext:value-type="float">
            <text:p>-76.988721</text:p>
          </table:table-cell>
          <table:table-cell office:value-type="float" office:value="35.43618" calcext:value-type="float">
            <text:p>35.43618</text:p>
          </table:table-cell>
        </table:table-row>
        <table:table-row table:style-name="ro1">
          <table:table-cell/>
          <table:table-cell office:value-type="float" office:value="-77.112711" calcext:value-type="float">
            <text:p>-77.112711</text:p>
          </table:table-cell>
          <table:table-cell office:value-type="float" office:value="35.489533" calcext:value-type="float">
            <text:p>35.489533</text:p>
          </table:table-cell>
        </table:table-row>
        <table:table-row table:style-name="ro1">
          <table:table-cell/>
          <table:table-cell office:value-type="float" office:value="-76.853195" calcext:value-type="float">
            <text:p>-76.853195</text:p>
          </table:table-cell>
          <table:table-cell office:value-type="float" office:value="36.151934" calcext:value-type="float">
            <text:p>36.151934</text:p>
          </table:table-cell>
        </table:table-row>
        <table:table-row table:style-name="ro1">
          <table:table-cell/>
          <table:table-cell office:value-type="float" office:value="-77.049699" calcext:value-type="float">
            <text:p>-77.049699</text:p>
          </table:table-cell>
          <table:table-cell office:value-type="float" office:value="36.163769" calcext:value-type="float">
            <text:p>36.163769</text:p>
          </table:table-cell>
        </table:table-row>
        <table:table-row table:style-name="ro1">
          <table:table-cell/>
          <table:table-cell office:value-type="float" office:value="-77.169168" calcext:value-type="float">
            <text:p>-77.169168</text:p>
          </table:table-cell>
          <table:table-cell office:value-type="float" office:value="36.112201" calcext:value-type="float">
            <text:p>36.112201</text:p>
          </table:table-cell>
        </table:table-row>
        <table:table-row table:style-name="ro1">
          <table:table-cell/>
          <table:table-cell office:value-type="float" office:value="-76.919212" calcext:value-type="float">
            <text:p>-76.919212</text:p>
          </table:table-cell>
          <table:table-cell office:value-type="float" office:value="35.982663" calcext:value-type="float">
            <text:p>35.982663</text:p>
          </table:table-cell>
        </table:table-row>
        <table:table-row table:style-name="ro1">
          <table:table-cell/>
          <table:table-cell office:value-type="float" office:value="-78.434744" calcext:value-type="float">
            <text:p>-78.434744</text:p>
          </table:table-cell>
          <table:table-cell office:value-type="float" office:value="34.641901" calcext:value-type="float">
            <text:p>34.641901</text:p>
          </table:table-cell>
        </table:table-row>
        <table:table-row table:style-name="ro1">
          <table:table-cell/>
          <table:table-cell office:value-type="float" office:value="-78.67074" calcext:value-type="float">
            <text:p>-78.67074</text:p>
          </table:table-cell>
          <table:table-cell office:value-type="float" office:value="34.736767" calcext:value-type="float">
            <text:p>34.736767</text:p>
          </table:table-cell>
        </table:table-row>
        <table:table-row table:style-name="ro1">
          <table:table-cell/>
          <table:table-cell office:value-type="float" office:value="-78.770988" calcext:value-type="float">
            <text:p>-78.770988</text:p>
          </table:table-cell>
          <table:table-cell office:value-type="float" office:value="34.693337" calcext:value-type="float">
            <text:p>34.693337</text:p>
          </table:table-cell>
        </table:table-row>
        <table:table-row table:style-name="ro1">
          <table:table-cell/>
          <table:table-cell office:value-type="float" office:value="-78.622836" calcext:value-type="float">
            <text:p>-78.622836</text:p>
          </table:table-cell>
          <table:table-cell office:value-type="float" office:value="34.614915" calcext:value-type="float">
            <text:p>34.614915</text:p>
          </table:table-cell>
        </table:table-row>
        <table:table-row table:style-name="ro1">
          <table:table-cell/>
          <table:table-cell office:value-type="float" office:value="-78.788797" calcext:value-type="float">
            <text:p>-78.788797</text:p>
          </table:table-cell>
          <table:table-cell office:value-type="float" office:value="34.549645" calcext:value-type="float">
            <text:p>34.549645</text:p>
          </table:table-cell>
        </table:table-row>
        <table:table-row table:style-name="ro1">
          <table:table-cell/>
          <table:table-cell office:value-type="float" office:value="-78.536726" calcext:value-type="float">
            <text:p>-78.536726</text:p>
          </table:table-cell>
          <table:table-cell office:value-type="float" office:value="34.475175" calcext:value-type="float">
            <text:p>34.475175</text:p>
          </table:table-cell>
        </table:table-row>
        <table:table-row table:style-name="ro1">
          <table:table-cell/>
          <table:table-cell office:value-type="float" office:value="-78.09526" calcext:value-type="float">
            <text:p>-78.09526</text:p>
          </table:table-cell>
          <table:table-cell office:value-type="float" office:value="34.324118" calcext:value-type="float">
            <text:p>34.324118</text:p>
          </table:table-cell>
        </table:table-row>
        <table:table-row table:style-name="ro1">
          <table:table-cell/>
          <table:table-cell office:value-type="float" office:value="-78.074836" calcext:value-type="float">
            <text:p>-78.074836</text:p>
          </table:table-cell>
          <table:table-cell office:value-type="float" office:value="34.282537" calcext:value-type="float">
            <text:p>34.282537</text:p>
          </table:table-cell>
        </table:table-row>
        <table:table-row table:style-name="ro1">
          <table:table-cell/>
          <table:table-cell office:value-type="float" office:value="-78.043771" calcext:value-type="float">
            <text:p>-78.043771</text:p>
          </table:table-cell>
          <table:table-cell office:value-type="float" office:value="34.227261" calcext:value-type="float">
            <text:p>34.227261</text:p>
          </table:table-cell>
        </table:table-row>
        <table:table-row table:style-name="ro1">
          <table:table-cell/>
          <table:table-cell office:value-type="float" office:value="-78.021109" calcext:value-type="float">
            <text:p>-78.021109</text:p>
          </table:table-cell>
          <table:table-cell office:value-type="float" office:value="34.248773" calcext:value-type="float">
            <text:p>34.248773</text:p>
          </table:table-cell>
        </table:table-row>
        <table:table-row table:style-name="ro1">
          <table:table-cell/>
          <table:table-cell office:value-type="float" office:value="-78.000943" calcext:value-type="float">
            <text:p>-78.000943</text:p>
          </table:table-cell>
          <table:table-cell office:value-type="float" office:value="34.213416" calcext:value-type="float">
            <text:p>34.213416</text:p>
          </table:table-cell>
        </table:table-row>
        <table:table-row table:style-name="ro1">
          <table:table-cell/>
          <table:table-cell office:value-type="float" office:value="-78.011903" calcext:value-type="float">
            <text:p>-78.011903</text:p>
          </table:table-cell>
          <table:table-cell office:value-type="float" office:value="34.138546" calcext:value-type="float">
            <text:p>34.138546</text:p>
          </table:table-cell>
        </table:table-row>
        <table:table-row table:style-name="ro1">
          <table:table-cell/>
          <table:table-cell office:value-type="float" office:value="-78.077462" calcext:value-type="float">
            <text:p>-78.077462</text:p>
          </table:table-cell>
          <table:table-cell office:value-type="float" office:value="34.14497" calcext:value-type="float">
            <text:p>34.14497</text:p>
          </table:table-cell>
        </table:table-row>
        <table:table-row table:style-name="ro1">
          <table:table-cell/>
          <table:table-cell office:value-type="float" office:value="-78.064766" calcext:value-type="float">
            <text:p>-78.064766</text:p>
          </table:table-cell>
          <table:table-cell office:value-type="float" office:value="34.034761" calcext:value-type="float">
            <text:p>34.034761</text:p>
          </table:table-cell>
        </table:table-row>
        <table:table-row table:style-name="ro1">
          <table:table-cell/>
          <table:table-cell office:value-type="float" office:value="-78.220861" calcext:value-type="float">
            <text:p>-78.220861</text:p>
          </table:table-cell>
          <table:table-cell office:value-type="float" office:value="33.965282" calcext:value-type="float">
            <text:p>33.965282</text:p>
          </table:table-cell>
        </table:table-row>
        <table:table-row table:style-name="ro1">
          <table:table-cell/>
          <table:table-cell office:value-type="float" office:value="-78.100071" calcext:value-type="float">
            <text:p>-78.100071</text:p>
          </table:table-cell>
          <table:table-cell office:value-type="float" office:value="33.941649" calcext:value-type="float">
            <text:p>33.941649</text:p>
          </table:table-cell>
        </table:table-row>
        <table:table-row table:style-name="ro1">
          <table:table-cell/>
          <table:table-cell office:value-type="float" office:value="-78.043422" calcext:value-type="float">
            <text:p>-78.043422</text:p>
          </table:table-cell>
          <table:table-cell office:value-type="float" office:value="33.931633" calcext:value-type="float">
            <text:p>33.931633</text:p>
          </table:table-cell>
        </table:table-row>
        <table:table-row table:style-name="ro1">
          <table:table-cell/>
          <table:table-cell office:value-type="float" office:value="-78.014776" calcext:value-type="float">
            <text:p>-78.014776</text:p>
          </table:table-cell>
          <table:table-cell office:value-type="float" office:value="33.935471" calcext:value-type="float">
            <text:p>33.935471</text:p>
          </table:table-cell>
        </table:table-row>
        <table:table-row table:style-name="ro1">
          <table:table-cell/>
          <table:table-cell office:value-type="float" office:value="-77.989716" calcext:value-type="float">
            <text:p>-77.989716</text:p>
          </table:table-cell>
          <table:table-cell office:value-type="float" office:value="33.862281" calcext:value-type="float">
            <text:p>33.862281</text:p>
          </table:table-cell>
        </table:table-row>
        <table:table-row table:style-name="ro1">
          <table:table-cell/>
          <table:table-cell office:value-type="float" office:value="-78.176594" calcext:value-type="float">
            <text:p>-78.176594</text:p>
          </table:table-cell>
          <table:table-cell office:value-type="float" office:value="33.922526" calcext:value-type="float">
            <text:p>33.922526</text:p>
          </table:table-cell>
        </table:table-row>
        <table:table-row table:style-name="ro1">
          <table:table-cell/>
          <table:table-cell office:value-type="float" office:value="-78.136172" calcext:value-type="float">
            <text:p>-78.136172</text:p>
          </table:table-cell>
          <table:table-cell office:value-type="float" office:value="33.920052" calcext:value-type="float">
            <text:p>33.920052</text:p>
          </table:table-cell>
        </table:table-row>
        <table:table-row table:style-name="ro1">
          <table:table-cell/>
          <table:table-cell office:value-type="float" office:value="-78.081604" calcext:value-type="float">
            <text:p>-78.081604</text:p>
          </table:table-cell>
          <table:table-cell office:value-type="float" office:value="33.910073" calcext:value-type="float">
            <text:p>33.910073</text:p>
          </table:table-cell>
        </table:table-row>
        <table:table-row table:style-name="ro1">
          <table:table-cell/>
          <table:table-cell office:value-type="float" office:value="-78.288902" calcext:value-type="float">
            <text:p>-78.288902</text:p>
          </table:table-cell>
          <table:table-cell office:value-type="float" office:value="33.922511" calcext:value-type="float">
            <text:p>33.922511</text:p>
          </table:table-cell>
        </table:table-row>
        <table:table-row table:style-name="ro1">
          <table:table-cell/>
          <table:table-cell office:value-type="float" office:value="-78.33582" calcext:value-type="float">
            <text:p>-78.33582</text:p>
          </table:table-cell>
          <table:table-cell office:value-type="float" office:value="33.938016" calcext:value-type="float">
            <text:p>33.938016</text:p>
          </table:table-cell>
        </table:table-row>
        <table:table-row table:style-name="ro1">
          <table:table-cell/>
          <table:table-cell office:value-type="float" office:value="-78.305799" calcext:value-type="float">
            <text:p>-78.305799</text:p>
          </table:table-cell>
          <table:table-cell office:value-type="float" office:value="33.960848" calcext:value-type="float">
            <text:p>33.960848</text:p>
          </table:table-cell>
        </table:table-row>
        <table:table-row table:style-name="ro1">
          <table:table-cell/>
          <table:table-cell office:value-type="float" office:value="-78.256152" calcext:value-type="float">
            <text:p>-78.256152</text:p>
          </table:table-cell>
          <table:table-cell office:value-type="float" office:value="33.962273" calcext:value-type="float">
            <text:p>33.962273</text:p>
          </table:table-cell>
        </table:table-row>
        <table:table-row table:style-name="ro1">
          <table:table-cell/>
          <table:table-cell office:value-type="float" office:value="-78.577628" calcext:value-type="float">
            <text:p>-78.577628</text:p>
          </table:table-cell>
          <table:table-cell office:value-type="float" office:value="33.945777" calcext:value-type="float">
            <text:p>33.945777</text:p>
          </table:table-cell>
        </table:table-row>
        <table:table-row table:style-name="ro1">
          <table:table-cell/>
          <table:table-cell office:value-type="float" office:value="-78.512194" calcext:value-type="float">
            <text:p>-78.512194</text:p>
          </table:table-cell>
          <table:table-cell office:value-type="float" office:value="33.993396" calcext:value-type="float">
            <text:p>33.993396</text:p>
          </table:table-cell>
        </table:table-row>
        <table:table-row table:style-name="ro1">
          <table:table-cell/>
          <table:table-cell office:value-type="float" office:value="-78.399726" calcext:value-type="float">
            <text:p>-78.399726</text:p>
          </table:table-cell>
          <table:table-cell office:value-type="float" office:value="33.946682" calcext:value-type="float">
            <text:p>33.946682</text:p>
          </table:table-cell>
        </table:table-row>
        <table:table-row table:style-name="ro1">
          <table:table-cell/>
          <table:table-cell office:value-type="float" office:value="-78.580048" calcext:value-type="float">
            <text:p>-78.580048</text:p>
          </table:table-cell>
          <table:table-cell office:value-type="float" office:value="33.912037" calcext:value-type="float">
            <text:p>33.912037</text:p>
          </table:table-cell>
        </table:table-row>
        <table:table-row table:style-name="ro1">
          <table:table-cell/>
          <table:table-cell office:value-type="float" office:value="-78.499903" calcext:value-type="float">
            <text:p>-78.499903</text:p>
          </table:table-cell>
          <table:table-cell office:value-type="float" office:value="33.928355" calcext:value-type="float">
            <text:p>33.928355</text:p>
          </table:table-cell>
        </table:table-row>
        <table:table-row table:style-name="ro1">
          <table:table-cell/>
          <table:table-cell office:value-type="float" office:value="-78.523355" calcext:value-type="float">
            <text:p>-78.523355</text:p>
          </table:table-cell>
          <table:table-cell office:value-type="float" office:value="33.894273" calcext:value-type="float">
            <text:p>33.894273</text:p>
          </table:table-cell>
        </table:table-row>
        <table:table-row table:style-name="ro1">
          <table:table-cell/>
          <table:table-cell office:value-type="float" office:value="-78.476936" calcext:value-type="float">
            <text:p>-78.476936</text:p>
          </table:table-cell>
          <table:table-cell office:value-type="float" office:value="33.893856" calcext:value-type="float">
            <text:p>33.893856</text:p>
          </table:table-cell>
        </table:table-row>
        <table:table-row table:style-name="ro1">
          <table:table-cell/>
          <table:table-cell office:value-type="float" office:value="-78.403381" calcext:value-type="float">
            <text:p>-78.403381</text:p>
          </table:table-cell>
          <table:table-cell office:value-type="float" office:value="33.912611" calcext:value-type="float">
            <text:p>33.912611</text:p>
          </table:table-cell>
        </table:table-row>
        <table:table-row table:style-name="ro1">
          <table:table-cell/>
          <table:table-cell office:value-type="float" office:value="-78.447926" calcext:value-type="float">
            <text:p>-78.447926</text:p>
          </table:table-cell>
          <table:table-cell office:value-type="float" office:value="33.886977" calcext:value-type="float">
            <text:p>33.886977</text:p>
          </table:table-cell>
        </table:table-row>
        <table:table-row table:style-name="ro1">
          <table:table-cell/>
          <table:table-cell office:value-type="float" office:value="-78.414686" calcext:value-type="float">
            <text:p>-78.414686</text:p>
          </table:table-cell>
          <table:table-cell office:value-type="float" office:value="34.033982" calcext:value-type="float">
            <text:p>34.033982</text:p>
          </table:table-cell>
        </table:table-row>
        <table:table-row table:style-name="ro1">
          <table:table-cell/>
          <table:table-cell office:value-type="float" office:value="-78.136979" calcext:value-type="float">
            <text:p>-78.136979</text:p>
          </table:table-cell>
          <table:table-cell office:value-type="float" office:value="34.194931" calcext:value-type="float">
            <text:p>34.194931</text:p>
          </table:table-cell>
        </table:table-row>
        <table:table-row table:style-name="ro1">
          <table:table-cell/>
          <table:table-cell office:value-type="float" office:value="-78.199055" calcext:value-type="float">
            <text:p>-78.199055</text:p>
          </table:table-cell>
          <table:table-cell office:value-type="float" office:value="34.030949" calcext:value-type="float">
            <text:p>34.030949</text:p>
          </table:table-cell>
        </table:table-row>
        <table:table-row table:style-name="ro1">
          <table:table-cell/>
          <table:table-cell office:value-type="float" office:value="-78.384643" calcext:value-type="float">
            <text:p>-78.384643</text:p>
          </table:table-cell>
          <table:table-cell office:value-type="float" office:value="33.884286" calcext:value-type="float">
            <text:p>33.884286</text:p>
          </table:table-cell>
        </table:table-row>
        <table:table-row table:style-name="ro1">
          <table:table-cell/>
          <table:table-cell office:value-type="float" office:value="-82.55234" calcext:value-type="float">
            <text:p>-82.55234</text:p>
          </table:table-cell>
          <table:table-cell office:value-type="float" office:value="35.5956" calcext:value-type="float">
            <text:p>35.5956</text:p>
          </table:table-cell>
        </table:table-row>
        <table:table-row table:style-name="ro1">
          <table:table-cell/>
          <table:table-cell office:value-type="float" office:value="-82.565238" calcext:value-type="float">
            <text:p>-82.565238</text:p>
          </table:table-cell>
          <table:table-cell office:value-type="float" office:value="35.597836" calcext:value-type="float">
            <text:p>35.597836</text:p>
          </table:table-cell>
        </table:table-row>
        <table:table-row table:style-name="ro1">
          <table:table-cell/>
          <table:table-cell office:value-type="float" office:value="-82.569208" calcext:value-type="float">
            <text:p>-82.569208</text:p>
          </table:table-cell>
          <table:table-cell office:value-type="float" office:value="35.605524" calcext:value-type="float">
            <text:p>35.605524</text:p>
          </table:table-cell>
        </table:table-row>
        <table:table-row table:style-name="ro1">
          <table:table-cell/>
          <table:table-cell office:value-type="float" office:value="-82.560303" calcext:value-type="float">
            <text:p>-82.560303</text:p>
          </table:table-cell>
          <table:table-cell office:value-type="float" office:value="35.613755" calcext:value-type="float">
            <text:p>35.613755</text:p>
          </table:table-cell>
        </table:table-row>
        <table:table-row table:style-name="ro1">
          <table:table-cell/>
          <table:table-cell office:value-type="float" office:value="-82.54577" calcext:value-type="float">
            <text:p>-82.54577</text:p>
          </table:table-cell>
          <table:table-cell office:value-type="float" office:value="35.62068" calcext:value-type="float">
            <text:p>35.62068</text:p>
          </table:table-cell>
        </table:table-row>
        <table:table-row table:style-name="ro1">
          <table:table-cell/>
          <table:table-cell office:value-type="float" office:value="-82.549796" calcext:value-type="float">
            <text:p>-82.549796</text:p>
          </table:table-cell>
          <table:table-cell office:value-type="float" office:value="35.604553" calcext:value-type="float">
            <text:p>35.604553</text:p>
          </table:table-cell>
        </table:table-row>
        <table:table-row table:style-name="ro1">
          <table:table-cell/>
          <table:table-cell office:value-type="float" office:value="-82.544819" calcext:value-type="float">
            <text:p>-82.544819</text:p>
          </table:table-cell>
          <table:table-cell office:value-type="float" office:value="35.591414" calcext:value-type="float">
            <text:p>35.591414</text:p>
          </table:table-cell>
        </table:table-row>
        <table:table-row table:style-name="ro1">
          <table:table-cell/>
          <table:table-cell office:value-type="float" office:value="-82.540633" calcext:value-type="float">
            <text:p>-82.540633</text:p>
          </table:table-cell>
          <table:table-cell office:value-type="float" office:value="35.57853" calcext:value-type="float">
            <text:p>35.57853</text:p>
          </table:table-cell>
        </table:table-row>
        <table:table-row table:style-name="ro1">
          <table:table-cell/>
          <table:table-cell office:value-type="float" office:value="-82.55893" calcext:value-type="float">
            <text:p>-82.55893</text:p>
          </table:table-cell>
          <table:table-cell office:value-type="float" office:value="35.582168" calcext:value-type="float">
            <text:p>35.582168</text:p>
          </table:table-cell>
        </table:table-row>
        <table:table-row table:style-name="ro1">
          <table:table-cell/>
          <table:table-cell office:value-type="float" office:value="-82.57679" calcext:value-type="float">
            <text:p>-82.57679</text:p>
          </table:table-cell>
          <table:table-cell office:value-type="float" office:value="35.575698" calcext:value-type="float">
            <text:p>35.575698</text:p>
          </table:table-cell>
        </table:table-row>
        <table:table-row table:style-name="ro1">
          <table:table-cell/>
          <table:table-cell office:value-type="float" office:value="-82.591496" calcext:value-type="float">
            <text:p>-82.591496</text:p>
          </table:table-cell>
          <table:table-cell office:value-type="float" office:value="35.574939" calcext:value-type="float">
            <text:p>35.574939</text:p>
          </table:table-cell>
        </table:table-row>
        <table:table-row table:style-name="ro1">
          <table:table-cell/>
          <table:table-cell office:value-type="float" office:value="-82.607668" calcext:value-type="float">
            <text:p>-82.607668</text:p>
          </table:table-cell>
          <table:table-cell office:value-type="float" office:value="35.574272" calcext:value-type="float">
            <text:p>35.574272</text:p>
          </table:table-cell>
        </table:table-row>
        <table:table-row table:style-name="ro1">
          <table:table-cell/>
          <table:table-cell office:value-type="float" office:value="-82.62241" calcext:value-type="float">
            <text:p>-82.62241</text:p>
          </table:table-cell>
          <table:table-cell office:value-type="float" office:value="35.581316" calcext:value-type="float">
            <text:p>35.581316</text:p>
          </table:table-cell>
        </table:table-row>
        <table:table-row table:style-name="ro1">
          <table:table-cell/>
          <table:table-cell office:value-type="float" office:value="-82.598438" calcext:value-type="float">
            <text:p>-82.598438</text:p>
          </table:table-cell>
          <table:table-cell office:value-type="float" office:value="35.602527" calcext:value-type="float">
            <text:p>35.602527</text:p>
          </table:table-cell>
        </table:table-row>
        <table:table-row table:style-name="ro1">
          <table:table-cell/>
          <table:table-cell office:value-type="float" office:value="-82.585335" calcext:value-type="float">
            <text:p>-82.585335</text:p>
          </table:table-cell>
          <table:table-cell office:value-type="float" office:value="35.632023" calcext:value-type="float">
            <text:p>35.632023</text:p>
          </table:table-cell>
        </table:table-row>
        <table:table-row table:style-name="ro1">
          <table:table-cell/>
          <table:table-cell office:value-type="float" office:value="-82.566489" calcext:value-type="float">
            <text:p>-82.566489</text:p>
          </table:table-cell>
          <table:table-cell office:value-type="float" office:value="35.643928" calcext:value-type="float">
            <text:p>35.643928</text:p>
          </table:table-cell>
        </table:table-row>
        <table:table-row table:style-name="ro1">
          <table:table-cell/>
          <table:table-cell office:value-type="float" office:value="-82.525262" calcext:value-type="float">
            <text:p>-82.525262</text:p>
          </table:table-cell>
          <table:table-cell office:value-type="float" office:value="35.643725" calcext:value-type="float">
            <text:p>35.643725</text:p>
          </table:table-cell>
        </table:table-row>
        <table:table-row table:style-name="ro1">
          <table:table-cell/>
          <table:table-cell office:value-type="float" office:value="-82.519544" calcext:value-type="float">
            <text:p>-82.519544</text:p>
          </table:table-cell>
          <table:table-cell office:value-type="float" office:value="35.596906" calcext:value-type="float">
            <text:p>35.596906</text:p>
          </table:table-cell>
        </table:table-row>
        <table:table-row table:style-name="ro1">
          <table:table-cell/>
          <table:table-cell office:value-type="float" office:value="-82.498738" calcext:value-type="float">
            <text:p>-82.498738</text:p>
          </table:table-cell>
          <table:table-cell office:value-type="float" office:value="35.602044" calcext:value-type="float">
            <text:p>35.602044</text:p>
          </table:table-cell>
        </table:table-row>
        <table:table-row table:style-name="ro1">
          <table:table-cell/>
          <table:table-cell office:value-type="float" office:value="-82.498229" calcext:value-type="float">
            <text:p>-82.498229</text:p>
          </table:table-cell>
          <table:table-cell office:value-type="float" office:value="35.580869" calcext:value-type="float">
            <text:p>35.580869</text:p>
          </table:table-cell>
        </table:table-row>
        <table:table-row table:style-name="ro1">
          <table:table-cell/>
          <table:table-cell office:value-type="float" office:value="-82.52286" calcext:value-type="float">
            <text:p>-82.52286</text:p>
          </table:table-cell>
          <table:table-cell office:value-type="float" office:value="35.562011" calcext:value-type="float">
            <text:p>35.562011</text:p>
          </table:table-cell>
        </table:table-row>
        <table:table-row table:style-name="ro1">
          <table:table-cell/>
          <table:table-cell office:value-type="float" office:value="-82.538347" calcext:value-type="float">
            <text:p>-82.538347</text:p>
          </table:table-cell>
          <table:table-cell office:value-type="float" office:value="35.53342" calcext:value-type="float">
            <text:p>35.53342</text:p>
          </table:table-cell>
        </table:table-row>
        <table:table-row table:style-name="ro1">
          <table:table-cell/>
          <table:table-cell office:value-type="float" office:value="-82.519134" calcext:value-type="float">
            <text:p>-82.519134</text:p>
          </table:table-cell>
          <table:table-cell office:value-type="float" office:value="35.540559" calcext:value-type="float">
            <text:p>35.540559</text:p>
          </table:table-cell>
        </table:table-row>
        <table:table-row table:style-name="ro1">
          <table:table-cell/>
          <table:table-cell office:value-type="float" office:value="-82.526439" calcext:value-type="float">
            <text:p>-82.526439</text:p>
          </table:table-cell>
          <table:table-cell office:value-type="float" office:value="35.457102" calcext:value-type="float">
            <text:p>35.457102</text:p>
          </table:table-cell>
        </table:table-row>
        <table:table-row table:style-name="ro1">
          <table:table-cell/>
          <table:table-cell office:value-type="float" office:value="-82.53439" calcext:value-type="float">
            <text:p>-82.53439</text:p>
          </table:table-cell>
          <table:table-cell office:value-type="float" office:value="35.495796" calcext:value-type="float">
            <text:p>35.495796</text:p>
          </table:table-cell>
        </table:table-row>
        <table:table-row table:style-name="ro1">
          <table:table-cell/>
          <table:table-cell office:value-type="float" office:value="-82.501257" calcext:value-type="float">
            <text:p>-82.501257</text:p>
          </table:table-cell>
          <table:table-cell office:value-type="float" office:value="35.468255" calcext:value-type="float">
            <text:p>35.468255</text:p>
          </table:table-cell>
        </table:table-row>
        <table:table-row table:style-name="ro1">
          <table:table-cell/>
          <table:table-cell office:value-type="float" office:value="-82.507799" calcext:value-type="float">
            <text:p>-82.507799</text:p>
          </table:table-cell>
          <table:table-cell office:value-type="float" office:value="35.496346" calcext:value-type="float">
            <text:p>35.496346</text:p>
          </table:table-cell>
        </table:table-row>
        <table:table-row table:style-name="ro1">
          <table:table-cell/>
          <table:table-cell office:value-type="float" office:value="-82.579138" calcext:value-type="float">
            <text:p>-82.579138</text:p>
          </table:table-cell>
          <table:table-cell office:value-type="float" office:value="35.463853" calcext:value-type="float">
            <text:p>35.463853</text:p>
          </table:table-cell>
        </table:table-row>
        <table:table-row table:style-name="ro1">
          <table:table-cell/>
          <table:table-cell office:value-type="float" office:value="-82.630343" calcext:value-type="float">
            <text:p>-82.630343</text:p>
          </table:table-cell>
          <table:table-cell office:value-type="float" office:value="35.530518" calcext:value-type="float">
            <text:p>35.530518</text:p>
          </table:table-cell>
        </table:table-row>
        <table:table-row table:style-name="ro1">
          <table:table-cell/>
          <table:table-cell office:value-type="float" office:value="-82.742396" calcext:value-type="float">
            <text:p>-82.742396</text:p>
          </table:table-cell>
          <table:table-cell office:value-type="float" office:value="35.500603" calcext:value-type="float">
            <text:p>35.500603</text:p>
          </table:table-cell>
        </table:table-row>
        <table:table-row table:style-name="ro1">
          <table:table-cell/>
          <table:table-cell office:value-type="float" office:value="-82.693922" calcext:value-type="float">
            <text:p>-82.693922</text:p>
          </table:table-cell>
          <table:table-cell office:value-type="float" office:value="35.511316" calcext:value-type="float">
            <text:p>35.511316</text:p>
          </table:table-cell>
        </table:table-row>
        <table:table-row table:style-name="ro1">
          <table:table-cell/>
          <table:table-cell office:value-type="float" office:value="-82.717038" calcext:value-type="float">
            <text:p>-82.717038</text:p>
          </table:table-cell>
          <table:table-cell office:value-type="float" office:value="35.544189" calcext:value-type="float">
            <text:p>35.544189</text:p>
          </table:table-cell>
        </table:table-row>
        <table:table-row table:style-name="ro1">
          <table:table-cell/>
          <table:table-cell office:value-type="float" office:value="-82.720176" calcext:value-type="float">
            <text:p>-82.720176</text:p>
          </table:table-cell>
          <table:table-cell office:value-type="float" office:value="35.566107" calcext:value-type="float">
            <text:p>35.566107</text:p>
          </table:table-cell>
        </table:table-row>
        <table:table-row table:style-name="ro1">
          <table:table-cell/>
          <table:table-cell office:value-type="float" office:value="-82.666497" calcext:value-type="float">
            <text:p>-82.666497</text:p>
          </table:table-cell>
          <table:table-cell office:value-type="float" office:value="35.564724" calcext:value-type="float">
            <text:p>35.564724</text:p>
          </table:table-cell>
        </table:table-row>
        <table:table-row table:style-name="ro1">
          <table:table-cell/>
          <table:table-cell office:value-type="float" office:value="-82.641915" calcext:value-type="float">
            <text:p>-82.641915</text:p>
          </table:table-cell>
          <table:table-cell office:value-type="float" office:value="35.579712" calcext:value-type="float">
            <text:p>35.579712</text:p>
          </table:table-cell>
        </table:table-row>
        <table:table-row table:style-name="ro1">
          <table:table-cell/>
          <table:table-cell office:value-type="float" office:value="-82.767011" calcext:value-type="float">
            <text:p>-82.767011</text:p>
          </table:table-cell>
          <table:table-cell office:value-type="float" office:value="35.643586" calcext:value-type="float">
            <text:p>35.643586</text:p>
          </table:table-cell>
        </table:table-row>
        <table:table-row table:style-name="ro1">
          <table:table-cell/>
          <table:table-cell office:value-type="float" office:value="-82.684048" calcext:value-type="float">
            <text:p>-82.684048</text:p>
          </table:table-cell>
          <table:table-cell office:value-type="float" office:value="35.687692" calcext:value-type="float">
            <text:p>35.687692</text:p>
          </table:table-cell>
        </table:table-row>
        <table:table-row table:style-name="ro1">
          <table:table-cell/>
          <table:table-cell office:value-type="float" office:value="-82.673434" calcext:value-type="float">
            <text:p>-82.673434</text:p>
          </table:table-cell>
          <table:table-cell office:value-type="float" office:value="35.620464" calcext:value-type="float">
            <text:p>35.620464</text:p>
          </table:table-cell>
        </table:table-row>
        <table:table-row table:style-name="ro1">
          <table:table-cell/>
          <table:table-cell office:value-type="float" office:value="-82.654753" calcext:value-type="float">
            <text:p>-82.654753</text:p>
          </table:table-cell>
          <table:table-cell office:value-type="float" office:value="35.639445" calcext:value-type="float">
            <text:p>35.639445</text:p>
          </table:table-cell>
        </table:table-row>
        <table:table-row table:style-name="ro1">
          <table:table-cell/>
          <table:table-cell office:value-type="float" office:value="-82.619722" calcext:value-type="float">
            <text:p>-82.619722</text:p>
          </table:table-cell>
          <table:table-cell office:value-type="float" office:value="35.629406" calcext:value-type="float">
            <text:p>35.629406</text:p>
          </table:table-cell>
        </table:table-row>
        <table:table-row table:style-name="ro1">
          <table:table-cell/>
          <table:table-cell office:value-type="float" office:value="-82.593964" calcext:value-type="float">
            <text:p>-82.593964</text:p>
          </table:table-cell>
          <table:table-cell office:value-type="float" office:value="35.671708" calcext:value-type="float">
            <text:p>35.671708</text:p>
          </table:table-cell>
        </table:table-row>
        <table:table-row table:style-name="ro1">
          <table:table-cell/>
          <table:table-cell office:value-type="float" office:value="-82.571499" calcext:value-type="float">
            <text:p>-82.571499</text:p>
          </table:table-cell>
          <table:table-cell office:value-type="float" office:value="35.702787" calcext:value-type="float">
            <text:p>35.702787</text:p>
          </table:table-cell>
        </table:table-row>
        <table:table-row table:style-name="ro1">
          <table:table-cell/>
          <table:table-cell office:value-type="float" office:value="-82.51941" calcext:value-type="float">
            <text:p>-82.51941</text:p>
          </table:table-cell>
          <table:table-cell office:value-type="float" office:value="35.69504" calcext:value-type="float">
            <text:p>35.69504</text:p>
          </table:table-cell>
        </table:table-row>
        <table:table-row table:style-name="ro1">
          <table:table-cell/>
          <table:table-cell office:value-type="float" office:value="-82.609658" calcext:value-type="float">
            <text:p>-82.609658</text:p>
          </table:table-cell>
          <table:table-cell office:value-type="float" office:value="35.737304" calcext:value-type="float">
            <text:p>35.737304</text:p>
          </table:table-cell>
        </table:table-row>
        <table:table-row table:style-name="ro1">
          <table:table-cell/>
          <table:table-cell office:value-type="float" office:value="-82.554139" calcext:value-type="float">
            <text:p>-82.554139</text:p>
          </table:table-cell>
          <table:table-cell office:value-type="float" office:value="35.750388" calcext:value-type="float">
            <text:p>35.750388</text:p>
          </table:table-cell>
        </table:table-row>
        <table:table-row table:style-name="ro1">
          <table:table-cell/>
          <table:table-cell office:value-type="float" office:value="-82.460714" calcext:value-type="float">
            <text:p>-82.460714</text:p>
          </table:table-cell>
          <table:table-cell office:value-type="float" office:value="35.776762" calcext:value-type="float">
            <text:p>35.776762</text:p>
          </table:table-cell>
        </table:table-row>
        <table:table-row table:style-name="ro1">
          <table:table-cell/>
          <table:table-cell office:value-type="float" office:value="-82.462414" calcext:value-type="float">
            <text:p>-82.462414</text:p>
          </table:table-cell>
          <table:table-cell office:value-type="float" office:value="35.610386" calcext:value-type="float">
            <text:p>35.610386</text:p>
          </table:table-cell>
        </table:table-row>
        <table:table-row table:style-name="ro1">
          <table:table-cell/>
          <table:table-cell office:value-type="float" office:value="-82.40685" calcext:value-type="float">
            <text:p>-82.40685</text:p>
          </table:table-cell>
          <table:table-cell office:value-type="float" office:value="35.607209" calcext:value-type="float">
            <text:p>35.607209</text:p>
          </table:table-cell>
        </table:table-row>
        <table:table-row table:style-name="ro1">
          <table:table-cell/>
          <table:table-cell office:value-type="float" office:value="-82.307649" calcext:value-type="float">
            <text:p>-82.307649</text:p>
          </table:table-cell>
          <table:table-cell office:value-type="float" office:value="35.628246" calcext:value-type="float">
            <text:p>35.628246</text:p>
          </table:table-cell>
        </table:table-row>
        <table:table-row table:style-name="ro1">
          <table:table-cell/>
          <table:table-cell office:value-type="float" office:value="-82.334985" calcext:value-type="float">
            <text:p>-82.334985</text:p>
          </table:table-cell>
          <table:table-cell office:value-type="float" office:value="35.598882" calcext:value-type="float">
            <text:p>35.598882</text:p>
          </table:table-cell>
        </table:table-row>
        <table:table-row table:style-name="ro1">
          <table:table-cell/>
          <table:table-cell office:value-type="float" office:value="-82.347137" calcext:value-type="float">
            <text:p>-82.347137</text:p>
          </table:table-cell>
          <table:table-cell office:value-type="float" office:value="35.619402" calcext:value-type="float">
            <text:p>35.619402</text:p>
          </table:table-cell>
        </table:table-row>
        <table:table-row table:style-name="ro1">
          <table:table-cell/>
          <table:table-cell office:value-type="float" office:value="-82.483544" calcext:value-type="float">
            <text:p>-82.483544</text:p>
          </table:table-cell>
          <table:table-cell office:value-type="float" office:value="35.547061" calcext:value-type="float">
            <text:p>35.547061</text:p>
          </table:table-cell>
        </table:table-row>
        <table:table-row table:style-name="ro1">
          <table:table-cell/>
          <table:table-cell office:value-type="float" office:value="-82.463137" calcext:value-type="float">
            <text:p>-82.463137</text:p>
          </table:table-cell>
          <table:table-cell office:value-type="float" office:value="35.491144" calcext:value-type="float">
            <text:p>35.491144</text:p>
          </table:table-cell>
        </table:table-row>
        <table:table-row table:style-name="ro1">
          <table:table-cell/>
          <table:table-cell office:value-type="float" office:value="-82.43824" calcext:value-type="float">
            <text:p>-82.43824</text:p>
          </table:table-cell>
          <table:table-cell office:value-type="float" office:value="35.53719" calcext:value-type="float">
            <text:p>35.53719</text:p>
          </table:table-cell>
        </table:table-row>
        <table:table-row table:style-name="ro1">
          <table:table-cell/>
          <table:table-cell office:value-type="float" office:value="-82.380608" calcext:value-type="float">
            <text:p>-82.380608</text:p>
          </table:table-cell>
          <table:table-cell office:value-type="float" office:value="35.517878" calcext:value-type="float">
            <text:p>35.517878</text:p>
          </table:table-cell>
        </table:table-row>
        <table:table-row table:style-name="ro1">
          <table:table-cell/>
          <table:table-cell office:value-type="float" office:value="-82.272286" calcext:value-type="float">
            <text:p>-82.272286</text:p>
          </table:table-cell>
          <table:table-cell office:value-type="float" office:value="35.528846" calcext:value-type="float">
            <text:p>35.528846</text:p>
          </table:table-cell>
        </table:table-row>
        <table:table-row table:style-name="ro1">
          <table:table-cell/>
          <table:table-cell office:value-type="float" office:value="-81.66289" calcext:value-type="float">
            <text:p>-81.66289</text:p>
          </table:table-cell>
          <table:table-cell office:value-type="float" office:value="35.824008" calcext:value-type="float">
            <text:p>35.824008</text:p>
          </table:table-cell>
        </table:table-row>
        <table:table-row table:style-name="ro1">
          <table:table-cell/>
          <table:table-cell office:value-type="float" office:value="-81.81888" calcext:value-type="float">
            <text:p>-81.81888</text:p>
          </table:table-cell>
          <table:table-cell office:value-type="float" office:value="35.807036" calcext:value-type="float">
            <text:p>35.807036</text:p>
          </table:table-cell>
        </table:table-row>
        <table:table-row table:style-name="ro1">
          <table:table-cell/>
          <table:table-cell office:value-type="float" office:value="-81.732784" calcext:value-type="float">
            <text:p>-81.732784</text:p>
          </table:table-cell>
          <table:table-cell office:value-type="float" office:value="35.772518" calcext:value-type="float">
            <text:p>35.772518</text:p>
          </table:table-cell>
        </table:table-row>
        <table:table-row table:style-name="ro1">
          <table:table-cell/>
          <table:table-cell office:value-type="float" office:value="-81.80489" calcext:value-type="float">
            <text:p>-81.80489</text:p>
          </table:table-cell>
          <table:table-cell office:value-type="float" office:value="35.708792" calcext:value-type="float">
            <text:p>35.708792</text:p>
          </table:table-cell>
        </table:table-row>
        <table:table-row table:style-name="ro1">
          <table:table-cell/>
          <table:table-cell office:value-type="float" office:value="-81.77306" calcext:value-type="float">
            <text:p>-81.77306</text:p>
          </table:table-cell>
          <table:table-cell office:value-type="float" office:value="35.67997" calcext:value-type="float">
            <text:p>35.67997</text:p>
          </table:table-cell>
        </table:table-row>
        <table:table-row table:style-name="ro1">
          <table:table-cell/>
          <table:table-cell office:value-type="float" office:value="-81.696887" calcext:value-type="float">
            <text:p>-81.696887</text:p>
          </table:table-cell>
          <table:table-cell office:value-type="float" office:value="35.749348" calcext:value-type="float">
            <text:p>35.749348</text:p>
          </table:table-cell>
        </table:table-row>
        <table:table-row table:style-name="ro1">
          <table:table-cell/>
          <table:table-cell office:value-type="float" office:value="-81.674808" calcext:value-type="float">
            <text:p>-81.674808</text:p>
          </table:table-cell>
          <table:table-cell office:value-type="float" office:value="35.752656" calcext:value-type="float">
            <text:p>35.752656</text:p>
          </table:table-cell>
        </table:table-row>
        <table:table-row table:style-name="ro1">
          <table:table-cell/>
          <table:table-cell office:value-type="float" office:value="-81.609297" calcext:value-type="float">
            <text:p>-81.609297</text:p>
          </table:table-cell>
          <table:table-cell office:value-type="float" office:value="35.759904" calcext:value-type="float">
            <text:p>35.759904</text:p>
          </table:table-cell>
        </table:table-row>
        <table:table-row table:style-name="ro1">
          <table:table-cell/>
          <table:table-cell office:value-type="float" office:value="-81.628571" calcext:value-type="float">
            <text:p>-81.628571</text:p>
          </table:table-cell>
          <table:table-cell office:value-type="float" office:value="35.738029" calcext:value-type="float">
            <text:p>35.738029</text:p>
          </table:table-cell>
        </table:table-row>
        <table:table-row table:style-name="ro1">
          <table:table-cell/>
          <table:table-cell office:value-type="float" office:value="-81.553253" calcext:value-type="float">
            <text:p>-81.553253</text:p>
          </table:table-cell>
          <table:table-cell office:value-type="float" office:value="35.745701" calcext:value-type="float">
            <text:p>35.745701</text:p>
          </table:table-cell>
        </table:table-row>
        <table:table-row table:style-name="ro1">
          <table:table-cell/>
          <table:table-cell office:value-type="float" office:value="-81.469188" calcext:value-type="float">
            <text:p>-81.469188</text:p>
          </table:table-cell>
          <table:table-cell office:value-type="float" office:value="35.742573" calcext:value-type="float">
            <text:p>35.742573</text:p>
          </table:table-cell>
        </table:table-row>
        <table:table-row table:style-name="ro1">
          <table:table-cell/>
          <table:table-cell office:value-type="float" office:value="-81.417997" calcext:value-type="float">
            <text:p>-81.417997</text:p>
          </table:table-cell>
          <table:table-cell office:value-type="float" office:value="35.738615" calcext:value-type="float">
            <text:p>35.738615</text:p>
          </table:table-cell>
        </table:table-row>
        <table:table-row table:style-name="ro1">
          <table:table-cell/>
          <table:table-cell office:value-type="float" office:value="-81.601539" calcext:value-type="float">
            <text:p>-81.601539</text:p>
          </table:table-cell>
          <table:table-cell office:value-type="float" office:value="35.707005" calcext:value-type="float">
            <text:p>35.707005</text:p>
          </table:table-cell>
        </table:table-row>
        <table:table-row table:style-name="ro1">
          <table:table-cell/>
          <table:table-cell office:value-type="float" office:value="-81.467587" calcext:value-type="float">
            <text:p>-81.467587</text:p>
          </table:table-cell>
          <table:table-cell office:value-type="float" office:value="35.703109" calcext:value-type="float">
            <text:p>35.703109</text:p>
          </table:table-cell>
        </table:table-row>
        <table:table-row table:style-name="ro1">
          <table:table-cell/>
          <table:table-cell office:value-type="float" office:value="-81.513996" calcext:value-type="float">
            <text:p>-81.513996</text:p>
          </table:table-cell>
          <table:table-cell office:value-type="float" office:value="35.64365" calcext:value-type="float">
            <text:p>35.64365</text:p>
          </table:table-cell>
        </table:table-row>
        <table:table-row table:style-name="ro1">
          <table:table-cell/>
          <table:table-cell office:value-type="float" office:value="-81.68552" calcext:value-type="float">
            <text:p>-81.68552</text:p>
          </table:table-cell>
          <table:table-cell office:value-type="float" office:value="35.689619" calcext:value-type="float">
            <text:p>35.689619</text:p>
          </table:table-cell>
        </table:table-row>
        <table:table-row table:style-name="ro1">
          <table:table-cell/>
          <table:table-cell office:value-type="float" office:value="-81.693984" calcext:value-type="float">
            <text:p>-81.693984</text:p>
          </table:table-cell>
          <table:table-cell office:value-type="float" office:value="35.639822" calcext:value-type="float">
            <text:p>35.639822</text:p>
          </table:table-cell>
        </table:table-row>
        <table:table-row table:style-name="ro1">
          <table:table-cell/>
          <table:table-cell office:value-type="float" office:value="-81.701551" calcext:value-type="float">
            <text:p>-81.701551</text:p>
          </table:table-cell>
          <table:table-cell office:value-type="float" office:value="35.731617" calcext:value-type="float">
            <text:p>35.731617</text:p>
          </table:table-cell>
        </table:table-row>
        <table:table-row table:style-name="ro1">
          <table:table-cell/>
          <table:table-cell office:value-type="float" office:value="-80.548335" calcext:value-type="float">
            <text:p>-80.548335</text:p>
          </table:table-cell>
          <table:table-cell office:value-type="float" office:value="35.36143" calcext:value-type="float">
            <text:p>35.36143</text:p>
          </table:table-cell>
        </table:table-row>
        <table:table-row table:style-name="ro1">
          <table:table-cell/>
          <table:table-cell office:value-type="float" office:value="-80.522438" calcext:value-type="float">
            <text:p>-80.522438</text:p>
          </table:table-cell>
          <table:table-cell office:value-type="float" office:value="35.463136" calcext:value-type="float">
            <text:p>35.463136</text:p>
          </table:table-cell>
        </table:table-row>
        <table:table-row table:style-name="ro1">
          <table:table-cell/>
          <table:table-cell office:value-type="float" office:value="-80.592413" calcext:value-type="float">
            <text:p>-80.592413</text:p>
          </table:table-cell>
          <table:table-cell office:value-type="float" office:value="35.501249" calcext:value-type="float">
            <text:p>35.501249</text:p>
          </table:table-cell>
        </table:table-row>
        <table:table-row table:style-name="ro1">
          <table:table-cell/>
          <table:table-cell office:value-type="float" office:value="-80.596106" calcext:value-type="float">
            <text:p>-80.596106</text:p>
          </table:table-cell>
          <table:table-cell office:value-type="float" office:value="35.485554" calcext:value-type="float">
            <text:p>35.485554</text:p>
          </table:table-cell>
        </table:table-row>
        <table:table-row table:style-name="ro1">
          <table:table-cell/>
          <table:table-cell office:value-type="float" office:value="-80.603078" calcext:value-type="float">
            <text:p>-80.603078</text:p>
          </table:table-cell>
          <table:table-cell office:value-type="float" office:value="35.462375" calcext:value-type="float">
            <text:p>35.462375</text:p>
          </table:table-cell>
        </table:table-row>
        <table:table-row table:style-name="ro1">
          <table:table-cell/>
          <table:table-cell office:value-type="float" office:value="-80.619202" calcext:value-type="float">
            <text:p>-80.619202</text:p>
          </table:table-cell>
          <table:table-cell office:value-type="float" office:value="35.48982" calcext:value-type="float">
            <text:p>35.48982</text:p>
          </table:table-cell>
        </table:table-row>
        <table:table-row table:style-name="ro1">
          <table:table-cell/>
          <table:table-cell office:value-type="float" office:value="-80.615577" calcext:value-type="float">
            <text:p>-80.615577</text:p>
          </table:table-cell>
          <table:table-cell office:value-type="float" office:value="35.466186" calcext:value-type="float">
            <text:p>35.466186</text:p>
          </table:table-cell>
        </table:table-row>
        <table:table-row table:style-name="ro1">
          <table:table-cell/>
          <table:table-cell office:value-type="float" office:value="-80.63766" calcext:value-type="float">
            <text:p>-80.63766</text:p>
          </table:table-cell>
          <table:table-cell office:value-type="float" office:value="35.489846" calcext:value-type="float">
            <text:p>35.489846</text:p>
          </table:table-cell>
        </table:table-row>
        <table:table-row table:style-name="ro1">
          <table:table-cell/>
          <table:table-cell office:value-type="float" office:value="-80.634146" calcext:value-type="float">
            <text:p>-80.634146</text:p>
          </table:table-cell>
          <table:table-cell office:value-type="float" office:value="35.460841" calcext:value-type="float">
            <text:p>35.460841</text:p>
          </table:table-cell>
        </table:table-row>
        <table:table-row table:style-name="ro1">
          <table:table-cell/>
          <table:table-cell office:value-type="float" office:value="-80.674796" calcext:value-type="float">
            <text:p>-80.674796</text:p>
          </table:table-cell>
          <table:table-cell office:value-type="float" office:value="35.475599" calcext:value-type="float">
            <text:p>35.475599</text:p>
          </table:table-cell>
        </table:table-row>
        <table:table-row table:style-name="ro1">
          <table:table-cell/>
          <table:table-cell office:value-type="float" office:value="-80.752724" calcext:value-type="float">
            <text:p>-80.752724</text:p>
          </table:table-cell>
          <table:table-cell office:value-type="float" office:value="35.471741" calcext:value-type="float">
            <text:p>35.471741</text:p>
          </table:table-cell>
        </table:table-row>
        <table:table-row table:style-name="ro1">
          <table:table-cell/>
          <table:table-cell office:value-type="float" office:value="-80.737714" calcext:value-type="float">
            <text:p>-80.737714</text:p>
          </table:table-cell>
          <table:table-cell office:value-type="float" office:value="35.429933" calcext:value-type="float">
            <text:p>35.429933</text:p>
          </table:table-cell>
        </table:table-row>
        <table:table-row table:style-name="ro1">
          <table:table-cell/>
          <table:table-cell office:value-type="float" office:value="-80.743891" calcext:value-type="float">
            <text:p>-80.743891</text:p>
          </table:table-cell>
          <table:table-cell office:value-type="float" office:value="35.394571" calcext:value-type="float">
            <text:p>35.394571</text:p>
          </table:table-cell>
        </table:table-row>
        <table:table-row table:style-name="ro1">
          <table:table-cell/>
          <table:table-cell office:value-type="float" office:value="-80.638326" calcext:value-type="float">
            <text:p>-80.638326</text:p>
          </table:table-cell>
          <table:table-cell office:value-type="float" office:value="35.307721" calcext:value-type="float">
            <text:p>35.307721</text:p>
          </table:table-cell>
        </table:table-row>
        <table:table-row table:style-name="ro1">
          <table:table-cell/>
          <table:table-cell office:value-type="float" office:value="-80.628774" calcext:value-type="float">
            <text:p>-80.628774</text:p>
          </table:table-cell>
          <table:table-cell office:value-type="float" office:value="35.278568" calcext:value-type="float">
            <text:p>35.278568</text:p>
          </table:table-cell>
        </table:table-row>
        <table:table-row table:style-name="ro1">
          <table:table-cell/>
          <table:table-cell office:value-type="float" office:value="-80.58713" calcext:value-type="float">
            <text:p>-80.58713</text:p>
          </table:table-cell>
          <table:table-cell office:value-type="float" office:value="35.335171" calcext:value-type="float">
            <text:p>35.335171</text:p>
          </table:table-cell>
        </table:table-row>
        <table:table-row table:style-name="ro1">
          <table:table-cell/>
          <table:table-cell office:value-type="float" office:value="-80.525198" calcext:value-type="float">
            <text:p>-80.525198</text:p>
          </table:table-cell>
          <table:table-cell office:value-type="float" office:value="35.259798" calcext:value-type="float">
            <text:p>35.259798</text:p>
          </table:table-cell>
        </table:table-row>
        <table:table-row table:style-name="ro1">
          <table:table-cell/>
          <table:table-cell office:value-type="float" office:value="-80.469067" calcext:value-type="float">
            <text:p>-80.469067</text:p>
          </table:table-cell>
          <table:table-cell office:value-type="float" office:value="35.345212" calcext:value-type="float">
            <text:p>35.345212</text:p>
          </table:table-cell>
        </table:table-row>
        <table:table-row table:style-name="ro1">
          <table:table-cell/>
          <table:table-cell office:value-type="float" office:value="-80.422798" calcext:value-type="float">
            <text:p>-80.422798</text:p>
          </table:table-cell>
          <table:table-cell office:value-type="float" office:value="35.396377" calcext:value-type="float">
            <text:p>35.396377</text:p>
          </table:table-cell>
        </table:table-row>
        <table:table-row table:style-name="ro1">
          <table:table-cell/>
          <table:table-cell office:value-type="float" office:value="-80.42053" calcext:value-type="float">
            <text:p>-80.42053</text:p>
          </table:table-cell>
          <table:table-cell office:value-type="float" office:value="35.447361" calcext:value-type="float">
            <text:p>35.447361</text:p>
          </table:table-cell>
        </table:table-row>
        <table:table-row table:style-name="ro1">
          <table:table-cell/>
          <table:table-cell office:value-type="float" office:value="-80.605175" calcext:value-type="float">
            <text:p>-80.605175</text:p>
          </table:table-cell>
          <table:table-cell office:value-type="float" office:value="35.409742" calcext:value-type="float">
            <text:p>35.409742</text:p>
          </table:table-cell>
        </table:table-row>
        <table:table-row table:style-name="ro1">
          <table:table-cell/>
          <table:table-cell office:value-type="float" office:value="-80.593332" calcext:value-type="float">
            <text:p>-80.593332</text:p>
          </table:table-cell>
          <table:table-cell office:value-type="float" office:value="35.413755" calcext:value-type="float">
            <text:p>35.413755</text:p>
          </table:table-cell>
        </table:table-row>
        <table:table-row table:style-name="ro1">
          <table:table-cell/>
          <table:table-cell office:value-type="float" office:value="-80.608902" calcext:value-type="float">
            <text:p>-80.608902</text:p>
          </table:table-cell>
          <table:table-cell office:value-type="float" office:value="35.379002" calcext:value-type="float">
            <text:p>35.379002</text:p>
          </table:table-cell>
        </table:table-row>
        <table:table-row table:style-name="ro1">
          <table:table-cell/>
          <table:table-cell office:value-type="float" office:value="-80.58165" calcext:value-type="float">
            <text:p>-80.58165</text:p>
          </table:table-cell>
          <table:table-cell office:value-type="float" office:value="35.397737" calcext:value-type="float">
            <text:p>35.397737</text:p>
          </table:table-cell>
        </table:table-row>
        <table:table-row table:style-name="ro1">
          <table:table-cell/>
          <table:table-cell office:value-type="float" office:value="-80.589083" calcext:value-type="float">
            <text:p>-80.589083</text:p>
          </table:table-cell>
          <table:table-cell office:value-type="float" office:value="35.373714" calcext:value-type="float">
            <text:p>35.373714</text:p>
          </table:table-cell>
        </table:table-row>
        <table:table-row table:style-name="ro1">
          <table:table-cell/>
          <table:table-cell office:value-type="float" office:value="-80.563546" calcext:value-type="float">
            <text:p>-80.563546</text:p>
          </table:table-cell>
          <table:table-cell office:value-type="float" office:value="35.393823" calcext:value-type="float">
            <text:p>35.393823</text:p>
          </table:table-cell>
        </table:table-row>
        <table:table-row table:style-name="ro1">
          <table:table-cell/>
          <table:table-cell office:value-type="float" office:value="-80.581504" calcext:value-type="float">
            <text:p>-80.581504</text:p>
          </table:table-cell>
          <table:table-cell office:value-type="float" office:value="35.420393" calcext:value-type="float">
            <text:p>35.420393</text:p>
          </table:table-cell>
        </table:table-row>
        <table:table-row table:style-name="ro1">
          <table:table-cell/>
          <table:table-cell office:value-type="float" office:value="-80.592456" calcext:value-type="float">
            <text:p>-80.592456</text:p>
          </table:table-cell>
          <table:table-cell office:value-type="float" office:value="35.439489" calcext:value-type="float">
            <text:p>35.439489</text:p>
          </table:table-cell>
        </table:table-row>
        <table:table-row table:style-name="ro1">
          <table:table-cell/>
          <table:table-cell office:value-type="float" office:value="-80.621576" calcext:value-type="float">
            <text:p>-80.621576</text:p>
          </table:table-cell>
          <table:table-cell office:value-type="float" office:value="35.434378" calcext:value-type="float">
            <text:p>35.434378</text:p>
          </table:table-cell>
        </table:table-row>
        <table:table-row table:style-name="ro1">
          <table:table-cell/>
          <table:table-cell office:value-type="float" office:value="-80.649324" calcext:value-type="float">
            <text:p>-80.649324</text:p>
          </table:table-cell>
          <table:table-cell office:value-type="float" office:value="35.422773" calcext:value-type="float">
            <text:p>35.422773</text:p>
          </table:table-cell>
        </table:table-row>
        <table:table-row table:style-name="ro1">
          <table:table-cell/>
          <table:table-cell office:value-type="float" office:value="-80.6221" calcext:value-type="float">
            <text:p>-80.6221</text:p>
          </table:table-cell>
          <table:table-cell office:value-type="float" office:value="35.404891" calcext:value-type="float">
            <text:p>35.404891</text:p>
          </table:table-cell>
        </table:table-row>
        <table:table-row table:style-name="ro1">
          <table:table-cell/>
          <table:table-cell office:value-type="float" office:value="-80.648696" calcext:value-type="float">
            <text:p>-80.648696</text:p>
          </table:table-cell>
          <table:table-cell office:value-type="float" office:value="35.405685" calcext:value-type="float">
            <text:p>35.405685</text:p>
          </table:table-cell>
        </table:table-row>
        <table:table-row table:style-name="ro1">
          <table:table-cell/>
          <table:table-cell office:value-type="float" office:value="-80.650748" calcext:value-type="float">
            <text:p>-80.650748</text:p>
          </table:table-cell>
          <table:table-cell office:value-type="float" office:value="35.392434" calcext:value-type="float">
            <text:p>35.392434</text:p>
          </table:table-cell>
        </table:table-row>
        <table:table-row table:style-name="ro1">
          <table:table-cell/>
          <table:table-cell office:value-type="float" office:value="-80.676536" calcext:value-type="float">
            <text:p>-80.676536</text:p>
          </table:table-cell>
          <table:table-cell office:value-type="float" office:value="35.389311" calcext:value-type="float">
            <text:p>35.389311</text:p>
          </table:table-cell>
        </table:table-row>
        <table:table-row table:style-name="ro1">
          <table:table-cell/>
          <table:table-cell office:value-type="float" office:value="-80.684729" calcext:value-type="float">
            <text:p>-80.684729</text:p>
          </table:table-cell>
          <table:table-cell office:value-type="float" office:value="35.371866" calcext:value-type="float">
            <text:p>35.371866</text:p>
          </table:table-cell>
        </table:table-row>
        <table:table-row table:style-name="ro1">
          <table:table-cell/>
          <table:table-cell office:value-type="float" office:value="-80.643763" calcext:value-type="float">
            <text:p>-80.643763</text:p>
          </table:table-cell>
          <table:table-cell office:value-type="float" office:value="35.355654" calcext:value-type="float">
            <text:p>35.355654</text:p>
          </table:table-cell>
        </table:table-row>
        <table:table-row table:style-name="ro1">
          <table:table-cell/>
          <table:table-cell office:value-type="float" office:value="-80.651745" calcext:value-type="float">
            <text:p>-80.651745</text:p>
          </table:table-cell>
          <table:table-cell office:value-type="float" office:value="35.330656" calcext:value-type="float">
            <text:p>35.330656</text:p>
          </table:table-cell>
        </table:table-row>
        <table:table-row table:style-name="ro1">
          <table:table-cell/>
          <table:table-cell office:value-type="float" office:value="-81.541259" calcext:value-type="float">
            <text:p>-81.541259</text:p>
          </table:table-cell>
          <table:table-cell office:value-type="float" office:value="35.915532" calcext:value-type="float">
            <text:p>35.915532</text:p>
          </table:table-cell>
        </table:table-row>
        <table:table-row table:style-name="ro1">
          <table:table-cell/>
          <table:table-cell office:value-type="float" office:value="-81.576019" calcext:value-type="float">
            <text:p>-81.576019</text:p>
          </table:table-cell>
          <table:table-cell office:value-type="float" office:value="35.915444" calcext:value-type="float">
            <text:p>35.915444</text:p>
          </table:table-cell>
        </table:table-row>
        <table:table-row table:style-name="ro1">
          <table:table-cell/>
          <table:table-cell office:value-type="float" office:value="-81.555073" calcext:value-type="float">
            <text:p>-81.555073</text:p>
          </table:table-cell>
          <table:table-cell office:value-type="float" office:value="35.877465" calcext:value-type="float">
            <text:p>35.877465</text:p>
          </table:table-cell>
        </table:table-row>
        <table:table-row table:style-name="ro1">
          <table:table-cell/>
          <table:table-cell office:value-type="float" office:value="-81.519872" calcext:value-type="float">
            <text:p>-81.519872</text:p>
          </table:table-cell>
          <table:table-cell office:value-type="float" office:value="35.869344" calcext:value-type="float">
            <text:p>35.869344</text:p>
          </table:table-cell>
        </table:table-row>
        <table:table-row table:style-name="ro1">
          <table:table-cell/>
          <table:table-cell office:value-type="float" office:value="-81.51196" calcext:value-type="float">
            <text:p>-81.51196</text:p>
          </table:table-cell>
          <table:table-cell office:value-type="float" office:value="35.925215" calcext:value-type="float">
            <text:p>35.925215</text:p>
          </table:table-cell>
        </table:table-row>
        <table:table-row table:style-name="ro1">
          <table:table-cell/>
          <table:table-cell office:value-type="float" office:value="-81.479571" calcext:value-type="float">
            <text:p>-81.479571</text:p>
          </table:table-cell>
          <table:table-cell office:value-type="float" office:value="35.856335" calcext:value-type="float">
            <text:p>35.856335</text:p>
          </table:table-cell>
        </table:table-row>
        <table:table-row table:style-name="ro1">
          <table:table-cell/>
          <table:table-cell office:value-type="float" office:value="-81.50676" calcext:value-type="float">
            <text:p>-81.50676</text:p>
          </table:table-cell>
          <table:table-cell office:value-type="float" office:value="35.831233" calcext:value-type="float">
            <text:p>35.831233</text:p>
          </table:table-cell>
        </table:table-row>
        <table:table-row table:style-name="ro1">
          <table:table-cell/>
          <table:table-cell office:value-type="float" office:value="-81.570009" calcext:value-type="float">
            <text:p>-81.570009</text:p>
          </table:table-cell>
          <table:table-cell office:value-type="float" office:value="35.830164" calcext:value-type="float">
            <text:p>35.830164</text:p>
          </table:table-cell>
        </table:table-row>
        <table:table-row table:style-name="ro1">
          <table:table-cell/>
          <table:table-cell office:value-type="float" office:value="-81.641659" calcext:value-type="float">
            <text:p>-81.641659</text:p>
          </table:table-cell>
          <table:table-cell office:value-type="float" office:value="35.898465" calcext:value-type="float">
            <text:p>35.898465</text:p>
          </table:table-cell>
        </table:table-row>
        <table:table-row table:style-name="ro1">
          <table:table-cell/>
          <table:table-cell office:value-type="float" office:value="-81.579521" calcext:value-type="float">
            <text:p>-81.579521</text:p>
          </table:table-cell>
          <table:table-cell office:value-type="float" office:value="36.032429" calcext:value-type="float">
            <text:p>36.032429</text:p>
          </table:table-cell>
        </table:table-row>
        <table:table-row table:style-name="ro1">
          <table:table-cell/>
          <table:table-cell office:value-type="float" office:value="-81.482629" calcext:value-type="float">
            <text:p>-81.482629</text:p>
          </table:table-cell>
          <table:table-cell office:value-type="float" office:value="35.983463" calcext:value-type="float">
            <text:p>35.983463</text:p>
          </table:table-cell>
        </table:table-row>
        <table:table-row table:style-name="ro1">
          <table:table-cell/>
          <table:table-cell office:value-type="float" office:value="-81.40226" calcext:value-type="float">
            <text:p>-81.40226</text:p>
          </table:table-cell>
          <table:table-cell office:value-type="float" office:value="35.916663" calcext:value-type="float">
            <text:p>35.916663</text:p>
          </table:table-cell>
        </table:table-row>
        <table:table-row table:style-name="ro1">
          <table:table-cell/>
          <table:table-cell office:value-type="float" office:value="-81.443592" calcext:value-type="float">
            <text:p>-81.443592</text:p>
          </table:table-cell>
          <table:table-cell office:value-type="float" office:value="35.860763" calcext:value-type="float">
            <text:p>35.860763</text:p>
          </table:table-cell>
        </table:table-row>
        <table:table-row table:style-name="ro1">
          <table:table-cell/>
          <table:table-cell office:value-type="float" office:value="-81.377206" calcext:value-type="float">
            <text:p>-81.377206</text:p>
          </table:table-cell>
          <table:table-cell office:value-type="float" office:value="35.808466" calcext:value-type="float">
            <text:p>35.808466</text:p>
          </table:table-cell>
        </table:table-row>
        <table:table-row table:style-name="ro1">
          <table:table-cell/>
          <table:table-cell office:value-type="float" office:value="-81.485216" calcext:value-type="float">
            <text:p>-81.485216</text:p>
          </table:table-cell>
          <table:table-cell office:value-type="float" office:value="35.801823" calcext:value-type="float">
            <text:p>35.801823</text:p>
          </table:table-cell>
        </table:table-row>
        <table:table-row table:style-name="ro1">
          <table:table-cell/>
          <table:table-cell office:value-type="float" office:value="-81.42934" calcext:value-type="float">
            <text:p>-81.42934</text:p>
          </table:table-cell>
          <table:table-cell office:value-type="float" office:value="35.789141" calcext:value-type="float">
            <text:p>35.789141</text:p>
          </table:table-cell>
        </table:table-row>
        <table:table-row table:style-name="ro1">
          <table:table-cell/>
          <table:table-cell office:value-type="float" office:value="-81.452636" calcext:value-type="float">
            <text:p>-81.452636</text:p>
          </table:table-cell>
          <table:table-cell office:value-type="float" office:value="35.816561" calcext:value-type="float">
            <text:p>35.816561</text:p>
          </table:table-cell>
        </table:table-row>
        <table:table-row table:style-name="ro1">
          <table:table-cell/>
          <table:table-cell office:value-type="float" office:value="-76.271833" calcext:value-type="float">
            <text:p>-76.271833</text:p>
          </table:table-cell>
          <table:table-cell office:value-type="float" office:value="36.426012" calcext:value-type="float">
            <text:p>36.426012</text:p>
          </table:table-cell>
        </table:table-row>
        <table:table-row table:style-name="ro1">
          <table:table-cell/>
          <table:table-cell office:value-type="float" office:value="-76.100358" calcext:value-type="float">
            <text:p>-76.100358</text:p>
          </table:table-cell>
          <table:table-cell office:value-type="float" office:value="36.290241" calcext:value-type="float">
            <text:p>36.290241</text:p>
          </table:table-cell>
        </table:table-row>
        <table:table-row table:style-name="ro1">
          <table:table-cell/>
          <table:table-cell office:value-type="float" office:value="-76.365451" calcext:value-type="float">
            <text:p>-76.365451</text:p>
          </table:table-cell>
          <table:table-cell office:value-type="float" office:value="34.882101" calcext:value-type="float">
            <text:p>34.882101</text:p>
          </table:table-cell>
        </table:table-row>
        <table:table-row table:style-name="ro1">
          <table:table-cell/>
          <table:table-cell office:value-type="float" office:value="-76.516723" calcext:value-type="float">
            <text:p>-76.516723</text:p>
          </table:table-cell>
          <table:table-cell office:value-type="float" office:value="34.856629" calcext:value-type="float">
            <text:p>34.856629</text:p>
          </table:table-cell>
        </table:table-row>
        <table:table-row table:style-name="ro1">
          <table:table-cell/>
          <table:table-cell office:value-type="float" office:value="-76.54455" calcext:value-type="float">
            <text:p>-76.54455</text:p>
          </table:table-cell>
          <table:table-cell office:value-type="float" office:value="34.747085" calcext:value-type="float">
            <text:p>34.747085</text:p>
          </table:table-cell>
        </table:table-row>
        <table:table-row table:style-name="ro1">
          <table:table-cell/>
          <table:table-cell office:value-type="float" office:value="-76.558209" calcext:value-type="float">
            <text:p>-76.558209</text:p>
          </table:table-cell>
          <table:table-cell office:value-type="float" office:value="34.697302" calcext:value-type="float">
            <text:p>34.697302</text:p>
          </table:table-cell>
        </table:table-row>
        <table:table-row table:style-name="ro1">
          <table:table-cell/>
          <table:table-cell office:value-type="float" office:value="-76.652031" calcext:value-type="float">
            <text:p>-76.652031</text:p>
          </table:table-cell>
          <table:table-cell office:value-type="float" office:value="34.772444" calcext:value-type="float">
            <text:p>34.772444</text:p>
          </table:table-cell>
        </table:table-row>
        <table:table-row table:style-name="ro1">
          <table:table-cell/>
          <table:table-cell office:value-type="float" office:value="-76.656575" calcext:value-type="float">
            <text:p>-76.656575</text:p>
          </table:table-cell>
          <table:table-cell office:value-type="float" office:value="34.728989" calcext:value-type="float">
            <text:p>34.728989</text:p>
          </table:table-cell>
        </table:table-row>
        <table:table-row table:style-name="ro1">
          <table:table-cell/>
          <table:table-cell office:value-type="float" office:value="-76.664171" calcext:value-type="float">
            <text:p>-76.664171</text:p>
          </table:table-cell>
          <table:table-cell office:value-type="float" office:value="34.718111" calcext:value-type="float">
            <text:p>34.718111</text:p>
          </table:table-cell>
        </table:table-row>
        <table:table-row table:style-name="ro1">
          <table:table-cell/>
          <table:table-cell office:value-type="float" office:value="-76.641309" calcext:value-type="float">
            <text:p>-76.641309</text:p>
          </table:table-cell>
          <table:table-cell office:value-type="float" office:value="34.719533" calcext:value-type="float">
            <text:p>34.719533</text:p>
          </table:table-cell>
        </table:table-row>
        <table:table-row table:style-name="ro1">
          <table:table-cell/>
          <table:table-cell office:value-type="float" office:value="-76.752915" calcext:value-type="float">
            <text:p>-76.752915</text:p>
          </table:table-cell>
          <table:table-cell office:value-type="float" office:value="34.728833" calcext:value-type="float">
            <text:p>34.728833</text:p>
          </table:table-cell>
        </table:table-row>
        <table:table-row table:style-name="ro1">
          <table:table-cell/>
          <table:table-cell office:value-type="float" office:value="-76.726576" calcext:value-type="float">
            <text:p>-76.726576</text:p>
          </table:table-cell>
          <table:table-cell office:value-type="float" office:value="34.725184" calcext:value-type="float">
            <text:p>34.725184</text:p>
          </table:table-cell>
        </table:table-row>
        <table:table-row table:style-name="ro1">
          <table:table-cell/>
          <table:table-cell office:value-type="float" office:value="-76.739036" calcext:value-type="float">
            <text:p>-76.739036</text:p>
          </table:table-cell>
          <table:table-cell office:value-type="float" office:value="34.722588" calcext:value-type="float">
            <text:p>34.722588</text:p>
          </table:table-cell>
        </table:table-row>
        <table:table-row table:style-name="ro1">
          <table:table-cell/>
          <table:table-cell office:value-type="float" office:value="-76.807906" calcext:value-type="float">
            <text:p>-76.807906</text:p>
          </table:table-cell>
          <table:table-cell office:value-type="float" office:value="34.748184" calcext:value-type="float">
            <text:p>34.748184</text:p>
          </table:table-cell>
        </table:table-row>
        <table:table-row table:style-name="ro1">
          <table:table-cell/>
          <table:table-cell office:value-type="float" office:value="-76.745751" calcext:value-type="float">
            <text:p>-76.745751</text:p>
          </table:table-cell>
          <table:table-cell office:value-type="float" office:value="34.74459" calcext:value-type="float">
            <text:p>34.74459</text:p>
          </table:table-cell>
        </table:table-row>
        <table:table-row table:style-name="ro1">
          <table:table-cell/>
          <table:table-cell office:value-type="float" office:value="-76.747497" calcext:value-type="float">
            <text:p>-76.747497</text:p>
          </table:table-cell>
          <table:table-cell office:value-type="float" office:value="34.734551" calcext:value-type="float">
            <text:p>34.734551</text:p>
          </table:table-cell>
        </table:table-row>
        <table:table-row table:style-name="ro1">
          <table:table-cell/>
          <table:table-cell office:value-type="float" office:value="-76.723188" calcext:value-type="float">
            <text:p>-76.723188</text:p>
          </table:table-cell>
          <table:table-cell office:value-type="float" office:value="34.741543" calcext:value-type="float">
            <text:p>34.741543</text:p>
          </table:table-cell>
        </table:table-row>
        <table:table-row table:style-name="ro1">
          <table:table-cell/>
          <table:table-cell office:value-type="float" office:value="-76.925601" calcext:value-type="float">
            <text:p>-76.925601</text:p>
          </table:table-cell>
          <table:table-cell office:value-type="float" office:value="34.723512" calcext:value-type="float">
            <text:p>34.723512</text:p>
          </table:table-cell>
        </table:table-row>
        <table:table-row table:style-name="ro1">
          <table:table-cell/>
          <table:table-cell office:value-type="float" office:value="-76.866775" calcext:value-type="float">
            <text:p>-76.866775</text:p>
          </table:table-cell>
          <table:table-cell office:value-type="float" office:value="34.730411" calcext:value-type="float">
            <text:p>34.730411</text:p>
          </table:table-cell>
        </table:table-row>
        <table:table-row table:style-name="ro1">
          <table:table-cell/>
          <table:table-cell office:value-type="float" office:value="-76.863401" calcext:value-type="float">
            <text:p>-76.863401</text:p>
          </table:table-cell>
          <table:table-cell office:value-type="float" office:value="34.740285" calcext:value-type="float">
            <text:p>34.740285</text:p>
          </table:table-cell>
        </table:table-row>
        <table:table-row table:style-name="ro1">
          <table:table-cell/>
          <table:table-cell office:value-type="float" office:value="-76.828005" calcext:value-type="float">
            <text:p>-76.828005</text:p>
          </table:table-cell>
          <table:table-cell office:value-type="float" office:value="34.734303" calcext:value-type="float">
            <text:p>34.734303</text:p>
          </table:table-cell>
        </table:table-row>
        <table:table-row table:style-name="ro1">
          <table:table-cell/>
          <table:table-cell office:value-type="float" office:value="-76.792608" calcext:value-type="float">
            <text:p>-76.792608</text:p>
          </table:table-cell>
          <table:table-cell office:value-type="float" office:value="34.72984" calcext:value-type="float">
            <text:p>34.72984</text:p>
          </table:table-cell>
        </table:table-row>
        <table:table-row table:style-name="ro1">
          <table:table-cell/>
          <table:table-cell office:value-type="float" office:value="-76.912327" calcext:value-type="float">
            <text:p>-76.912327</text:p>
          </table:table-cell>
          <table:table-cell office:value-type="float" office:value="34.738013" calcext:value-type="float">
            <text:p>34.738013</text:p>
          </table:table-cell>
        </table:table-row>
        <table:table-row table:style-name="ro1">
          <table:table-cell/>
          <table:table-cell office:value-type="float" office:value="-76.902431" calcext:value-type="float">
            <text:p>-76.902431</text:p>
          </table:table-cell>
          <table:table-cell office:value-type="float" office:value="34.793198" calcext:value-type="float">
            <text:p>34.793198</text:p>
          </table:table-cell>
        </table:table-row>
        <table:table-row table:style-name="ro1">
          <table:table-cell/>
          <table:table-cell office:value-type="float" office:value="-76.863888" calcext:value-type="float">
            <text:p>-76.863888</text:p>
          </table:table-cell>
          <table:table-cell office:value-type="float" office:value="34.793809" calcext:value-type="float">
            <text:p>34.793809</text:p>
          </table:table-cell>
        </table:table-row>
        <table:table-row table:style-name="ro1">
          <table:table-cell/>
          <table:table-cell office:value-type="float" office:value="-76.764879" calcext:value-type="float">
            <text:p>-76.764879</text:p>
          </table:table-cell>
          <table:table-cell office:value-type="float" office:value="34.806559" calcext:value-type="float">
            <text:p>34.806559</text:p>
          </table:table-cell>
        </table:table-row>
        <table:table-row table:style-name="ro1">
          <table:table-cell/>
          <table:table-cell office:value-type="float" office:value="-77.10628" calcext:value-type="float">
            <text:p>-77.10628</text:p>
          </table:table-cell>
          <table:table-cell office:value-type="float" office:value="34.74997" calcext:value-type="float">
            <text:p>34.74997</text:p>
          </table:table-cell>
        </table:table-row>
        <table:table-row table:style-name="ro1">
          <table:table-cell/>
          <table:table-cell office:value-type="float" office:value="-77.081124" calcext:value-type="float">
            <text:p>-77.081124</text:p>
          </table:table-cell>
          <table:table-cell office:value-type="float" office:value="34.68813" calcext:value-type="float">
            <text:p>34.68813</text:p>
          </table:table-cell>
        </table:table-row>
        <table:table-row table:style-name="ro1">
          <table:table-cell/>
          <table:table-cell office:value-type="float" office:value="-77.057459" calcext:value-type="float">
            <text:p>-77.057459</text:p>
          </table:table-cell>
          <table:table-cell office:value-type="float" office:value="34.693867" calcext:value-type="float">
            <text:p>34.693867</text:p>
          </table:table-cell>
        </table:table-row>
        <table:table-row table:style-name="ro1">
          <table:table-cell/>
          <table:table-cell office:value-type="float" office:value="-77.004242" calcext:value-type="float">
            <text:p>-77.004242</text:p>
          </table:table-cell>
          <table:table-cell office:value-type="float" office:value="34.708885" calcext:value-type="float">
            <text:p>34.708885</text:p>
          </table:table-cell>
        </table:table-row>
        <table:table-row table:style-name="ro1">
          <table:table-cell/>
          <table:table-cell office:value-type="float" office:value="-77.013516" calcext:value-type="float">
            <text:p>-77.013516</text:p>
          </table:table-cell>
          <table:table-cell office:value-type="float" office:value="34.752446" calcext:value-type="float">
            <text:p>34.752446</text:p>
          </table:table-cell>
        </table:table-row>
        <table:table-row table:style-name="ro1">
          <table:table-cell/>
          <table:table-cell office:value-type="float" office:value="-77.074449" calcext:value-type="float">
            <text:p>-77.074449</text:p>
          </table:table-cell>
          <table:table-cell office:value-type="float" office:value="34.655722" calcext:value-type="float">
            <text:p>34.655722</text:p>
          </table:table-cell>
        </table:table-row>
        <table:table-row table:style-name="ro1">
          <table:table-cell/>
          <table:table-cell office:value-type="float" office:value="-77.043104" calcext:value-type="float">
            <text:p>-77.043104</text:p>
          </table:table-cell>
          <table:table-cell office:value-type="float" office:value="34.665192" calcext:value-type="float">
            <text:p>34.665192</text:p>
          </table:table-cell>
        </table:table-row>
        <table:table-row table:style-name="ro1">
          <table:table-cell/>
          <table:table-cell office:value-type="float" office:value="-76.990412" calcext:value-type="float">
            <text:p>-76.990412</text:p>
          </table:table-cell>
          <table:table-cell office:value-type="float" office:value="34.671726" calcext:value-type="float">
            <text:p>34.671726</text:p>
          </table:table-cell>
        </table:table-row>
        <table:table-row table:style-name="ro1">
          <table:table-cell/>
          <table:table-cell office:value-type="float" office:value="-76.884977" calcext:value-type="float">
            <text:p>-76.884977</text:p>
          </table:table-cell>
          <table:table-cell office:value-type="float" office:value="34.688382" calcext:value-type="float">
            <text:p>34.688382</text:p>
          </table:table-cell>
        </table:table-row>
        <table:table-row table:style-name="ro1">
          <table:table-cell/>
          <table:table-cell office:value-type="float" office:value="-76.812852" calcext:value-type="float">
            <text:p>-76.812852</text:p>
          </table:table-cell>
          <table:table-cell office:value-type="float" office:value="34.698594" calcext:value-type="float">
            <text:p>34.698594</text:p>
          </table:table-cell>
        </table:table-row>
        <table:table-row table:style-name="ro1">
          <table:table-cell/>
          <table:table-cell office:value-type="float" office:value="-76.75196" calcext:value-type="float">
            <text:p>-76.75196</text:p>
          </table:table-cell>
          <table:table-cell office:value-type="float" office:value="34.701542" calcext:value-type="float">
            <text:p>34.701542</text:p>
          </table:table-cell>
        </table:table-row>
        <table:table-row table:style-name="ro1">
          <table:table-cell/>
          <table:table-cell office:value-type="float" office:value="-76.71777" calcext:value-type="float">
            <text:p>-76.71777</text:p>
          </table:table-cell>
          <table:table-cell office:value-type="float" office:value="34.698953" calcext:value-type="float">
            <text:p>34.698953</text:p>
          </table:table-cell>
        </table:table-row>
        <table:table-row table:style-name="ro1">
          <table:table-cell/>
          <table:table-cell office:value-type="float" office:value="-76.375177" calcext:value-type="float">
            <text:p>-76.375177</text:p>
          </table:table-cell>
          <table:table-cell office:value-type="float" office:value="34.800752" calcext:value-type="float">
            <text:p>34.800752</text:p>
          </table:table-cell>
        </table:table-row>
        <table:table-row table:style-name="ro1">
          <table:table-cell/>
          <table:table-cell office:value-type="float" office:value="-76.839538" calcext:value-type="float">
            <text:p>-76.839538</text:p>
          </table:table-cell>
          <table:table-cell office:value-type="float" office:value="34.665197" calcext:value-type="float">
            <text:p>34.665197</text:p>
          </table:table-cell>
        </table:table-row>
        <table:table-row table:style-name="ro1">
          <table:table-cell/>
          <table:table-cell office:value-type="float" office:value="-76.257212" calcext:value-type="float">
            <text:p>-76.257212</text:p>
          </table:table-cell>
          <table:table-cell office:value-type="float" office:value="35.098239" calcext:value-type="float">
            <text:p>35.098239</text:p>
          </table:table-cell>
        </table:table-row>
        <table:table-row table:style-name="ro1">
          <table:table-cell/>
          <table:table-cell office:value-type="float" office:value="-79.204732" calcext:value-type="float">
            <text:p>-79.204732</text:p>
          </table:table-cell>
          <table:table-cell office:value-type="float" office:value="36.507614" calcext:value-type="float">
            <text:p>36.507614</text:p>
          </table:table-cell>
        </table:table-row>
        <table:table-row table:style-name="ro1">
          <table:table-cell/>
          <table:table-cell office:value-type="float" office:value="-79.342611" calcext:value-type="float">
            <text:p>-79.342611</text:p>
          </table:table-cell>
          <table:table-cell office:value-type="float" office:value="36.422872" calcext:value-type="float">
            <text:p>36.422872</text:p>
          </table:table-cell>
        </table:table-row>
        <table:table-row table:style-name="ro1">
          <table:table-cell/>
          <table:table-cell office:value-type="float" office:value="-79.438232" calcext:value-type="float">
            <text:p>-79.438232</text:p>
          </table:table-cell>
          <table:table-cell office:value-type="float" office:value="36.509447" calcext:value-type="float">
            <text:p>36.509447</text:p>
          </table:table-cell>
        </table:table-row>
        <table:table-row table:style-name="ro1">
          <table:table-cell/>
          <table:table-cell office:value-type="float" office:value="-79.464248" calcext:value-type="float">
            <text:p>-79.464248</text:p>
          </table:table-cell>
          <table:table-cell office:value-type="float" office:value="36.411126" calcext:value-type="float">
            <text:p>36.411126</text:p>
          </table:table-cell>
        </table:table-row>
        <table:table-row table:style-name="ro1">
          <table:table-cell/>
          <table:table-cell office:value-type="float" office:value="-79.467072" calcext:value-type="float">
            <text:p>-79.467072</text:p>
          </table:table-cell>
          <table:table-cell office:value-type="float" office:value="36.292253" calcext:value-type="float">
            <text:p>36.292253</text:p>
          </table:table-cell>
        </table:table-row>
        <table:table-row table:style-name="ro1">
          <table:table-cell/>
          <table:table-cell office:value-type="float" office:value="-79.25816" calcext:value-type="float">
            <text:p>-79.25816</text:p>
          </table:table-cell>
          <table:table-cell office:value-type="float" office:value="36.315532" calcext:value-type="float">
            <text:p>36.315532</text:p>
          </table:table-cell>
        </table:table-row>
        <table:table-row table:style-name="ro1">
          <table:table-cell/>
          <table:table-cell office:value-type="float" office:value="-81.14501" calcext:value-type="float">
            <text:p>-81.14501</text:p>
          </table:table-cell>
          <table:table-cell office:value-type="float" office:value="35.763072" calcext:value-type="float">
            <text:p>35.763072</text:p>
          </table:table-cell>
        </table:table-row>
        <table:table-row table:style-name="ro1">
          <table:table-cell/>
          <table:table-cell office:value-type="float" office:value="-81.188172" calcext:value-type="float">
            <text:p>-81.188172</text:p>
          </table:table-cell>
          <table:table-cell office:value-type="float" office:value="35.714856" calcext:value-type="float">
            <text:p>35.714856</text:p>
          </table:table-cell>
        </table:table-row>
        <table:table-row table:style-name="ro1">
          <table:table-cell/>
          <table:table-cell office:value-type="float" office:value="-81.201981" calcext:value-type="float">
            <text:p>-81.201981</text:p>
          </table:table-cell>
          <table:table-cell office:value-type="float" office:value="35.781799" calcext:value-type="float">
            <text:p>35.781799</text:p>
          </table:table-cell>
        </table:table-row>
        <table:table-row table:style-name="ro1">
          <table:table-cell/>
          <table:table-cell office:value-type="float" office:value="-81.228647" calcext:value-type="float">
            <text:p>-81.228647</text:p>
          </table:table-cell>
          <table:table-cell office:value-type="float" office:value="35.736695" calcext:value-type="float">
            <text:p>35.736695</text:p>
          </table:table-cell>
        </table:table-row>
        <table:table-row table:style-name="ro1">
          <table:table-cell/>
          <table:table-cell office:value-type="float" office:value="-81.260185" calcext:value-type="float">
            <text:p>-81.260185</text:p>
          </table:table-cell>
          <table:table-cell office:value-type="float" office:value="35.78535" calcext:value-type="float">
            <text:p>35.78535</text:p>
          </table:table-cell>
        </table:table-row>
        <table:table-row table:style-name="ro1">
          <table:table-cell/>
          <table:table-cell office:value-type="float" office:value="-81.302557" calcext:value-type="float">
            <text:p>-81.302557</text:p>
          </table:table-cell>
          <table:table-cell office:value-type="float" office:value="35.778952" calcext:value-type="float">
            <text:p>35.778952</text:p>
          </table:table-cell>
        </table:table-row>
        <table:table-row table:style-name="ro1">
          <table:table-cell/>
          <table:table-cell office:value-type="float" office:value="-81.269481" calcext:value-type="float">
            <text:p>-81.269481</text:p>
          </table:table-cell>
          <table:table-cell office:value-type="float" office:value="35.754071" calcext:value-type="float">
            <text:p>35.754071</text:p>
          </table:table-cell>
        </table:table-row>
        <table:table-row table:style-name="ro1">
          <table:table-cell/>
          <table:table-cell office:value-type="float" office:value="-81.27833" calcext:value-type="float">
            <text:p>-81.27833</text:p>
          </table:table-cell>
          <table:table-cell office:value-type="float" office:value="35.737075" calcext:value-type="float">
            <text:p>35.737075</text:p>
          </table:table-cell>
        </table:table-row>
        <table:table-row table:style-name="ro1">
          <table:table-cell/>
          <table:table-cell office:value-type="float" office:value="-81.309963" calcext:value-type="float">
            <text:p>-81.309963</text:p>
          </table:table-cell>
          <table:table-cell office:value-type="float" office:value="35.756247" calcext:value-type="float">
            <text:p>35.756247</text:p>
          </table:table-cell>
        </table:table-row>
        <table:table-row table:style-name="ro1">
          <table:table-cell/>
          <table:table-cell office:value-type="float" office:value="-81.325089" calcext:value-type="float">
            <text:p>-81.325089</text:p>
          </table:table-cell>
          <table:table-cell office:value-type="float" office:value="35.746556" calcext:value-type="float">
            <text:p>35.746556</text:p>
          </table:table-cell>
        </table:table-row>
        <table:table-row table:style-name="ro1">
          <table:table-cell/>
          <table:table-cell office:value-type="float" office:value="-81.342943" calcext:value-type="float">
            <text:p>-81.342943</text:p>
          </table:table-cell>
          <table:table-cell office:value-type="float" office:value="35.750278" calcext:value-type="float">
            <text:p>35.750278</text:p>
          </table:table-cell>
        </table:table-row>
        <table:table-row table:style-name="ro1">
          <table:table-cell/>
          <table:table-cell office:value-type="float" office:value="-81.330885" calcext:value-type="float">
            <text:p>-81.330885</text:p>
          </table:table-cell>
          <table:table-cell office:value-type="float" office:value="35.783115" calcext:value-type="float">
            <text:p>35.783115</text:p>
          </table:table-cell>
        </table:table-row>
        <table:table-row table:style-name="ro1">
          <table:table-cell/>
          <table:table-cell office:value-type="float" office:value="-81.365204" calcext:value-type="float">
            <text:p>-81.365204</text:p>
          </table:table-cell>
          <table:table-cell office:value-type="float" office:value="35.743499" calcext:value-type="float">
            <text:p>35.743499</text:p>
          </table:table-cell>
        </table:table-row>
        <table:table-row table:style-name="ro1">
          <table:table-cell/>
          <table:table-cell office:value-type="float" office:value="-81.374795" calcext:value-type="float">
            <text:p>-81.374795</text:p>
          </table:table-cell>
          <table:table-cell office:value-type="float" office:value="35.725748" calcext:value-type="float">
            <text:p>35.725748</text:p>
          </table:table-cell>
        </table:table-row>
        <table:table-row table:style-name="ro1">
          <table:table-cell/>
          <table:table-cell office:value-type="float" office:value="-81.336748" calcext:value-type="float">
            <text:p>-81.336748</text:p>
          </table:table-cell>
          <table:table-cell office:value-type="float" office:value="35.723557" calcext:value-type="float">
            <text:p>35.723557</text:p>
          </table:table-cell>
        </table:table-row>
        <table:table-row table:style-name="ro1">
          <table:table-cell/>
          <table:table-cell office:value-type="float" office:value="-81.295476" calcext:value-type="float">
            <text:p>-81.295476</text:p>
          </table:table-cell>
          <table:table-cell office:value-type="float" office:value="35.722102" calcext:value-type="float">
            <text:p>35.722102</text:p>
          </table:table-cell>
        </table:table-row>
        <table:table-row table:style-name="ro1">
          <table:table-cell/>
          <table:table-cell office:value-type="float" office:value="-81.381899" calcext:value-type="float">
            <text:p>-81.381899</text:p>
          </table:table-cell>
          <table:table-cell office:value-type="float" office:value="35.702298" calcext:value-type="float">
            <text:p>35.702298</text:p>
          </table:table-cell>
        </table:table-row>
        <table:table-row table:style-name="ro1">
          <table:table-cell/>
          <table:table-cell office:value-type="float" office:value="-81.32727" calcext:value-type="float">
            <text:p>-81.32727</text:p>
          </table:table-cell>
          <table:table-cell office:value-type="float" office:value="35.687244" calcext:value-type="float">
            <text:p>35.687244</text:p>
          </table:table-cell>
        </table:table-row>
        <table:table-row table:style-name="ro1">
          <table:table-cell/>
          <table:table-cell office:value-type="float" office:value="-81.228424" calcext:value-type="float">
            <text:p>-81.228424</text:p>
          </table:table-cell>
          <table:table-cell office:value-type="float" office:value="35.666649" calcext:value-type="float">
            <text:p>35.666649</text:p>
          </table:table-cell>
        </table:table-row>
        <table:table-row table:style-name="ro1">
          <table:table-cell/>
          <table:table-cell office:value-type="float" office:value="-81.199094" calcext:value-type="float">
            <text:p>-81.199094</text:p>
          </table:table-cell>
          <table:table-cell office:value-type="float" office:value="35.673435" calcext:value-type="float">
            <text:p>35.673435</text:p>
          </table:table-cell>
        </table:table-row>
        <table:table-row table:style-name="ro1">
          <table:table-cell/>
          <table:table-cell office:value-type="float" office:value="-81.138952" calcext:value-type="float">
            <text:p>-81.138952</text:p>
          </table:table-cell>
          <table:table-cell office:value-type="float" office:value="35.694811" calcext:value-type="float">
            <text:p>35.694811</text:p>
          </table:table-cell>
        </table:table-row>
        <table:table-row table:style-name="ro1">
          <table:table-cell/>
          <table:table-cell office:value-type="float" office:value="-81.135503" calcext:value-type="float">
            <text:p>-81.135503</text:p>
          </table:table-cell>
          <table:table-cell office:value-type="float" office:value="35.651752" calcext:value-type="float">
            <text:p>35.651752</text:p>
          </table:table-cell>
        </table:table-row>
        <table:table-row table:style-name="ro1">
          <table:table-cell/>
          <table:table-cell office:value-type="float" office:value="-81.061693" calcext:value-type="float">
            <text:p>-81.061693</text:p>
          </table:table-cell>
          <table:table-cell office:value-type="float" office:value="35.640406" calcext:value-type="float">
            <text:p>35.640406</text:p>
          </table:table-cell>
        </table:table-row>
        <table:table-row table:style-name="ro1">
          <table:table-cell/>
          <table:table-cell office:value-type="float" office:value="-80.987033" calcext:value-type="float">
            <text:p>-80.987033</text:p>
          </table:table-cell>
          <table:table-cell office:value-type="float" office:value="35.64979" calcext:value-type="float">
            <text:p>35.64979</text:p>
          </table:table-cell>
        </table:table-row>
        <table:table-row table:style-name="ro1">
          <table:table-cell/>
          <table:table-cell office:value-type="float" office:value="-81.002872" calcext:value-type="float">
            <text:p>-81.002872</text:p>
          </table:table-cell>
          <table:table-cell office:value-type="float" office:value="35.573649" calcext:value-type="float">
            <text:p>35.573649</text:p>
          </table:table-cell>
        </table:table-row>
        <table:table-row table:style-name="ro1">
          <table:table-cell/>
          <table:table-cell office:value-type="float" office:value="-81.178069" calcext:value-type="float">
            <text:p>-81.178069</text:p>
          </table:table-cell>
          <table:table-cell office:value-type="float" office:value="35.615863" calcext:value-type="float">
            <text:p>35.615863</text:p>
          </table:table-cell>
        </table:table-row>
        <table:table-row table:style-name="ro1">
          <table:table-cell/>
          <table:table-cell office:value-type="float" office:value="-81.152218" calcext:value-type="float">
            <text:p>-81.152218</text:p>
          </table:table-cell>
          <table:table-cell office:value-type="float" office:value="35.572323" calcext:value-type="float">
            <text:p>35.572323</text:p>
          </table:table-cell>
        </table:table-row>
        <table:table-row table:style-name="ro1">
          <table:table-cell/>
          <table:table-cell office:value-type="float" office:value="-81.267441" calcext:value-type="float">
            <text:p>-81.267441</text:p>
          </table:table-cell>
          <table:table-cell office:value-type="float" office:value="35.662804" calcext:value-type="float">
            <text:p>35.662804</text:p>
          </table:table-cell>
        </table:table-row>
        <table:table-row table:style-name="ro1">
          <table:table-cell/>
          <table:table-cell office:value-type="float" office:value="-81.250802" calcext:value-type="float">
            <text:p>-81.250802</text:p>
          </table:table-cell>
          <table:table-cell office:value-type="float" office:value="35.599919" calcext:value-type="float">
            <text:p>35.599919</text:p>
          </table:table-cell>
        </table:table-row>
        <table:table-row table:style-name="ro1">
          <table:table-cell/>
          <table:table-cell office:value-type="float" office:value="-81.376584" calcext:value-type="float">
            <text:p>-81.376584</text:p>
          </table:table-cell>
          <table:table-cell office:value-type="float" office:value="35.659482" calcext:value-type="float">
            <text:p>35.659482</text:p>
          </table:table-cell>
        </table:table-row>
        <table:table-row table:style-name="ro1">
          <table:table-cell/>
          <table:table-cell office:value-type="float" office:value="-81.39904" calcext:value-type="float">
            <text:p>-81.39904</text:p>
          </table:table-cell>
          <table:table-cell office:value-type="float" office:value="35.603262" calcext:value-type="float">
            <text:p>35.603262</text:p>
          </table:table-cell>
        </table:table-row>
        <table:table-row table:style-name="ro1">
          <table:table-cell/>
          <table:table-cell office:value-type="float" office:value="-79.049865" calcext:value-type="float">
            <text:p>-79.049865</text:p>
          </table:table-cell>
          <table:table-cell office:value-type="float" office:value="35.84473" calcext:value-type="float">
            <text:p>35.84473</text:p>
          </table:table-cell>
        </table:table-row>
        <table:table-row table:style-name="ro1">
          <table:table-cell/>
          <table:table-cell office:value-type="float" office:value="-79.069053" calcext:value-type="float">
            <text:p>-79.069053</text:p>
          </table:table-cell>
          <table:table-cell office:value-type="float" office:value="35.791254" calcext:value-type="float">
            <text:p>35.791254</text:p>
          </table:table-cell>
        </table:table-row>
        <table:table-row table:style-name="ro1">
          <table:table-cell/>
          <table:table-cell office:value-type="float" office:value="-79.104378" calcext:value-type="float">
            <text:p>-79.104378</text:p>
          </table:table-cell>
          <table:table-cell office:value-type="float" office:value="35.843192" calcext:value-type="float">
            <text:p>35.843192</text:p>
          </table:table-cell>
        </table:table-row>
        <table:table-row table:style-name="ro1">
          <table:table-cell/>
          <table:table-cell office:value-type="float" office:value="-79.156072" calcext:value-type="float">
            <text:p>-79.156072</text:p>
          </table:table-cell>
          <table:table-cell office:value-type="float" office:value="35.82616" calcext:value-type="float">
            <text:p>35.82616</text:p>
          </table:table-cell>
        </table:table-row>
        <table:table-row table:style-name="ro1">
          <table:table-cell/>
          <table:table-cell office:value-type="float" office:value="-79.352124" calcext:value-type="float">
            <text:p>-79.352124</text:p>
          </table:table-cell>
          <table:table-cell office:value-type="float" office:value="35.780396" calcext:value-type="float">
            <text:p>35.780396</text:p>
          </table:table-cell>
        </table:table-row>
        <table:table-row table:style-name="ro1">
          <table:table-cell/>
          <table:table-cell office:value-type="float" office:value="-79.479039" calcext:value-type="float">
            <text:p>-79.479039</text:p>
          </table:table-cell>
          <table:table-cell office:value-type="float" office:value="35.693785" calcext:value-type="float">
            <text:p>35.693785</text:p>
          </table:table-cell>
        </table:table-row>
        <table:table-row table:style-name="ro1">
          <table:table-cell/>
          <table:table-cell office:value-type="float" office:value="-79.458996" calcext:value-type="float">
            <text:p>-79.458996</text:p>
          </table:table-cell>
          <table:table-cell office:value-type="float" office:value="35.722282" calcext:value-type="float">
            <text:p>35.722282</text:p>
          </table:table-cell>
        </table:table-row>
        <table:table-row table:style-name="ro1">
          <table:table-cell/>
          <table:table-cell office:value-type="float" office:value="-79.466799" calcext:value-type="float">
            <text:p>-79.466799</text:p>
          </table:table-cell>
          <table:table-cell office:value-type="float" office:value="35.737642" calcext:value-type="float">
            <text:p>35.737642</text:p>
          </table:table-cell>
        </table:table-row>
        <table:table-row table:style-name="ro1">
          <table:table-cell/>
          <table:table-cell office:value-type="float" office:value="-79.46213" calcext:value-type="float">
            <text:p>-79.46213</text:p>
          </table:table-cell>
          <table:table-cell office:value-type="float" office:value="35.588031" calcext:value-type="float">
            <text:p>35.588031</text:p>
          </table:table-cell>
        </table:table-row>
        <table:table-row table:style-name="ro1">
          <table:table-cell/>
          <table:table-cell office:value-type="float" office:value="-79.288653" calcext:value-type="float">
            <text:p>-79.288653</text:p>
          </table:table-cell>
          <table:table-cell office:value-type="float" office:value="35.610475" calcext:value-type="float">
            <text:p>35.610475</text:p>
          </table:table-cell>
        </table:table-row>
        <table:table-row table:style-name="ro1">
          <table:table-cell/>
          <table:table-cell office:value-type="float" office:value="-78.970543" calcext:value-type="float">
            <text:p>-78.970543</text:p>
          </table:table-cell>
          <table:table-cell office:value-type="float" office:value="35.840193" calcext:value-type="float">
            <text:p>35.840193</text:p>
          </table:table-cell>
        </table:table-row>
        <table:table-row table:style-name="ro1">
          <table:table-cell/>
          <table:table-cell office:value-type="float" office:value="-79.016776" calcext:value-type="float">
            <text:p>-79.016776</text:p>
          </table:table-cell>
          <table:table-cell office:value-type="float" office:value="35.682573" calcext:value-type="float">
            <text:p>35.682573</text:p>
          </table:table-cell>
        </table:table-row>
        <table:table-row table:style-name="ro1">
          <table:table-cell/>
          <table:table-cell office:value-type="float" office:value="-79.163189" calcext:value-type="float">
            <text:p>-79.163189</text:p>
          </table:table-cell>
          <table:table-cell office:value-type="float" office:value="35.724949" calcext:value-type="float">
            <text:p>35.724949</text:p>
          </table:table-cell>
        </table:table-row>
        <table:table-row table:style-name="ro1">
          <table:table-cell/>
          <table:table-cell office:value-type="float" office:value="-83.807441" calcext:value-type="float">
            <text:p>-83.807441</text:p>
          </table:table-cell>
          <table:table-cell office:value-type="float" office:value="35.198561" calcext:value-type="float">
            <text:p>35.198561</text:p>
          </table:table-cell>
        </table:table-row>
        <table:table-row table:style-name="ro1">
          <table:table-cell/>
          <table:table-cell office:value-type="float" office:value="-83.897315" calcext:value-type="float">
            <text:p>-83.897315</text:p>
          </table:table-cell>
          <table:table-cell office:value-type="float" office:value="35.179516" calcext:value-type="float">
            <text:p>35.179516</text:p>
          </table:table-cell>
        </table:table-row>
        <table:table-row table:style-name="ro1">
          <table:table-cell/>
          <table:table-cell office:value-type="float" office:value="-84.08741" calcext:value-type="float">
            <text:p>-84.08741</text:p>
          </table:table-cell>
          <table:table-cell office:value-type="float" office:value="35.166547" calcext:value-type="float">
            <text:p>35.166547</text:p>
          </table:table-cell>
        </table:table-row>
        <table:table-row table:style-name="ro1">
          <table:table-cell/>
          <table:table-cell office:value-type="float" office:value="-83.976597" calcext:value-type="float">
            <text:p>-83.976597</text:p>
          </table:table-cell>
          <table:table-cell office:value-type="float" office:value="35.105956" calcext:value-type="float">
            <text:p>35.105956</text:p>
          </table:table-cell>
        </table:table-row>
        <table:table-row table:style-name="ro1">
          <table:table-cell/>
          <table:table-cell office:value-type="float" office:value="-84.035472" calcext:value-type="float">
            <text:p>-84.035472</text:p>
          </table:table-cell>
          <table:table-cell office:value-type="float" office:value="35.043546" calcext:value-type="float">
            <text:p>35.043546</text:p>
          </table:table-cell>
        </table:table-row>
        <table:table-row table:style-name="ro1">
          <table:table-cell/>
          <table:table-cell office:value-type="float" office:value="-84.144892" calcext:value-type="float">
            <text:p>-84.144892</text:p>
          </table:table-cell>
          <table:table-cell office:value-type="float" office:value="35.057809" calcext:value-type="float">
            <text:p>35.057809</text:p>
          </table:table-cell>
        </table:table-row>
        <table:table-row table:style-name="ro1">
          <table:table-cell/>
          <table:table-cell office:value-type="float" office:value="-84.220247" calcext:value-type="float">
            <text:p>-84.220247</text:p>
          </table:table-cell>
          <table:table-cell office:value-type="float" office:value="35.033953" calcext:value-type="float">
            <text:p>35.033953</text:p>
          </table:table-cell>
        </table:table-row>
        <table:table-row table:style-name="ro1">
          <table:table-cell/>
          <table:table-cell office:value-type="float" office:value="-76.614463" calcext:value-type="float">
            <text:p>-76.614463</text:p>
          </table:table-cell>
          <table:table-cell office:value-type="float" office:value="36.064465" calcext:value-type="float">
            <text:p>36.064465</text:p>
          </table:table-cell>
        </table:table-row>
        <table:table-row table:style-name="ro1">
          <table:table-cell/>
          <table:table-cell office:value-type="float" office:value="-76.552275" calcext:value-type="float">
            <text:p>-76.552275</text:p>
          </table:table-cell>
          <table:table-cell office:value-type="float" office:value="36.038889" calcext:value-type="float">
            <text:p>36.038889</text:p>
          </table:table-cell>
        </table:table-row>
        <table:table-row table:style-name="ro1">
          <table:table-cell/>
          <table:table-cell office:value-type="float" office:value="-76.659963" calcext:value-type="float">
            <text:p>-76.659963</text:p>
          </table:table-cell>
          <table:table-cell office:value-type="float" office:value="36.182922" calcext:value-type="float">
            <text:p>36.182922</text:p>
          </table:table-cell>
        </table:table-row>
        <table:table-row table:style-name="ro1">
          <table:table-cell/>
          <table:table-cell office:value-type="float" office:value="-83.739597" calcext:value-type="float">
            <text:p>-83.739597</text:p>
          </table:table-cell>
          <table:table-cell office:value-type="float" office:value="35.04559" calcext:value-type="float">
            <text:p>35.04559</text:p>
          </table:table-cell>
        </table:table-row>
        <table:table-row table:style-name="ro1">
          <table:table-cell/>
          <table:table-cell office:value-type="float" office:value="-83.869722" calcext:value-type="float">
            <text:p>-83.869722</text:p>
          </table:table-cell>
          <table:table-cell office:value-type="float" office:value="35.025772" calcext:value-type="float">
            <text:p>35.025772</text:p>
          </table:table-cell>
        </table:table-row>
        <table:table-row table:style-name="ro1">
          <table:table-cell/>
          <table:table-cell office:value-type="float" office:value="-81.576627" calcext:value-type="float">
            <text:p>-81.576627</text:p>
          </table:table-cell>
          <table:table-cell office:value-type="float" office:value="35.506916" calcext:value-type="float">
            <text:p>35.506916</text:p>
          </table:table-cell>
        </table:table-row>
        <table:table-row table:style-name="ro1">
          <table:table-cell/>
          <table:table-cell office:value-type="float" office:value="-81.640756" calcext:value-type="float">
            <text:p>-81.640756</text:p>
          </table:table-cell>
          <table:table-cell office:value-type="float" office:value="35.417823" calcext:value-type="float">
            <text:p>35.417823</text:p>
          </table:table-cell>
        </table:table-row>
        <table:table-row table:style-name="ro1">
          <table:table-cell/>
          <table:table-cell office:value-type="float" office:value="-81.530371" calcext:value-type="float">
            <text:p>-81.530371</text:p>
          </table:table-cell>
          <table:table-cell office:value-type="float" office:value="35.411293" calcext:value-type="float">
            <text:p>35.411293</text:p>
          </table:table-cell>
        </table:table-row>
        <table:table-row table:style-name="ro1">
          <table:table-cell/>
          <table:table-cell office:value-type="float" office:value="-81.438931" calcext:value-type="float">
            <text:p>-81.438931</text:p>
          </table:table-cell>
          <table:table-cell office:value-type="float" office:value="35.339871" calcext:value-type="float">
            <text:p>35.339871</text:p>
          </table:table-cell>
        </table:table-row>
        <table:table-row table:style-name="ro1">
          <table:table-cell/>
          <table:table-cell office:value-type="float" office:value="-81.401321" calcext:value-type="float">
            <text:p>-81.401321</text:p>
          </table:table-cell>
          <table:table-cell office:value-type="float" office:value="35.292752" calcext:value-type="float">
            <text:p>35.292752</text:p>
          </table:table-cell>
        </table:table-row>
        <table:table-row table:style-name="ro1">
          <table:table-cell/>
          <table:table-cell office:value-type="float" office:value="-81.362724" calcext:value-type="float">
            <text:p>-81.362724</text:p>
          </table:table-cell>
          <table:table-cell office:value-type="float" office:value="35.237387" calcext:value-type="float">
            <text:p>35.237387</text:p>
          </table:table-cell>
        </table:table-row>
        <table:table-row table:style-name="ro1">
          <table:table-cell/>
          <table:table-cell office:value-type="float" office:value="-81.337523" calcext:value-type="float">
            <text:p>-81.337523</text:p>
          </table:table-cell>
          <table:table-cell office:value-type="float" office:value="35.241684" calcext:value-type="float">
            <text:p>35.241684</text:p>
          </table:table-cell>
        </table:table-row>
        <table:table-row table:style-name="ro1">
          <table:table-cell/>
          <table:table-cell office:value-type="float" office:value="-81.41682" calcext:value-type="float">
            <text:p>-81.41682</text:p>
          </table:table-cell>
          <table:table-cell office:value-type="float" office:value="35.238323" calcext:value-type="float">
            <text:p>35.238323</text:p>
          </table:table-cell>
        </table:table-row>
        <table:table-row table:style-name="ro1">
          <table:table-cell/>
          <table:table-cell office:value-type="float" office:value="-81.426385" calcext:value-type="float">
            <text:p>-81.426385</text:p>
          </table:table-cell>
          <table:table-cell office:value-type="float" office:value="35.188966" calcext:value-type="float">
            <text:p>35.188966</text:p>
          </table:table-cell>
        </table:table-row>
        <table:table-row table:style-name="ro1">
          <table:table-cell/>
          <table:table-cell office:value-type="float" office:value="-81.494862" calcext:value-type="float">
            <text:p>-81.494862</text:p>
          </table:table-cell>
          <table:table-cell office:value-type="float" office:value="35.282394" calcext:value-type="float">
            <text:p>35.282394</text:p>
          </table:table-cell>
        </table:table-row>
        <table:table-row table:style-name="ro1">
          <table:table-cell/>
          <table:table-cell office:value-type="float" office:value="-81.50946" calcext:value-type="float">
            <text:p>-81.50946</text:p>
          </table:table-cell>
          <table:table-cell office:value-type="float" office:value="35.33332" calcext:value-type="float">
            <text:p>35.33332</text:p>
          </table:table-cell>
        </table:table-row>
        <table:table-row table:style-name="ro1">
          <table:table-cell/>
          <table:table-cell office:value-type="float" office:value="-81.532042" calcext:value-type="float">
            <text:p>-81.532042</text:p>
          </table:table-cell>
          <table:table-cell office:value-type="float" office:value="35.307119" calcext:value-type="float">
            <text:p>35.307119</text:p>
          </table:table-cell>
        </table:table-row>
        <table:table-row table:style-name="ro1">
          <table:table-cell/>
          <table:table-cell office:value-type="float" office:value="-81.527593" calcext:value-type="float">
            <text:p>-81.527593</text:p>
          </table:table-cell>
          <table:table-cell office:value-type="float" office:value="35.29019" calcext:value-type="float">
            <text:p>35.29019</text:p>
          </table:table-cell>
        </table:table-row>
        <table:table-row table:style-name="ro1">
          <table:table-cell/>
          <table:table-cell office:value-type="float" office:value="-81.551214" calcext:value-type="float">
            <text:p>-81.551214</text:p>
          </table:table-cell>
          <table:table-cell office:value-type="float" office:value="35.289644" calcext:value-type="float">
            <text:p>35.289644</text:p>
          </table:table-cell>
        </table:table-row>
        <table:table-row table:style-name="ro1">
          <table:table-cell/>
          <table:table-cell office:value-type="float" office:value="-81.558927" calcext:value-type="float">
            <text:p>-81.558927</text:p>
          </table:table-cell>
          <table:table-cell office:value-type="float" office:value="35.270857" calcext:value-type="float">
            <text:p>35.270857</text:p>
          </table:table-cell>
        </table:table-row>
        <table:table-row table:style-name="ro1">
          <table:table-cell/>
          <table:table-cell office:value-type="float" office:value="-81.591456" calcext:value-type="float">
            <text:p>-81.591456</text:p>
          </table:table-cell>
          <table:table-cell office:value-type="float" office:value="35.31113" calcext:value-type="float">
            <text:p>35.31113</text:p>
          </table:table-cell>
        </table:table-row>
        <table:table-row table:style-name="ro1">
          <table:table-cell/>
          <table:table-cell office:value-type="float" office:value="-81.653979" calcext:value-type="float">
            <text:p>-81.653979</text:p>
          </table:table-cell>
          <table:table-cell office:value-type="float" office:value="35.319054" calcext:value-type="float">
            <text:p>35.319054</text:p>
          </table:table-cell>
        </table:table-row>
        <table:table-row table:style-name="ro1">
          <table:table-cell/>
          <table:table-cell office:value-type="float" office:value="-81.678161" calcext:value-type="float">
            <text:p>-81.678161</text:p>
          </table:table-cell>
          <table:table-cell office:value-type="float" office:value="35.251631" calcext:value-type="float">
            <text:p>35.251631</text:p>
          </table:table-cell>
        </table:table-row>
        <table:table-row table:style-name="ro1">
          <table:table-cell/>
          <table:table-cell office:value-type="float" office:value="-81.697326" calcext:value-type="float">
            <text:p>-81.697326</text:p>
          </table:table-cell>
          <table:table-cell office:value-type="float" office:value="35.194907" calcext:value-type="float">
            <text:p>35.194907</text:p>
          </table:table-cell>
        </table:table-row>
        <table:table-row table:style-name="ro1">
          <table:table-cell/>
          <table:table-cell office:value-type="float" office:value="-81.623944" calcext:value-type="float">
            <text:p>-81.623944</text:p>
          </table:table-cell>
          <table:table-cell office:value-type="float" office:value="35.242887" calcext:value-type="float">
            <text:p>35.242887</text:p>
          </table:table-cell>
        </table:table-row>
        <table:table-row table:style-name="ro1">
          <table:table-cell/>
          <table:table-cell office:value-type="float" office:value="-81.561169" calcext:value-type="float">
            <text:p>-81.561169</text:p>
          </table:table-cell>
          <table:table-cell office:value-type="float" office:value="35.20795" calcext:value-type="float">
            <text:p>35.20795</text:p>
          </table:table-cell>
        </table:table-row>
        <table:table-row table:style-name="ro1">
          <table:table-cell/>
          <table:table-cell office:value-type="float" office:value="-81.512206" calcext:value-type="float">
            <text:p>-81.512206</text:p>
          </table:table-cell>
          <table:table-cell office:value-type="float" office:value="35.23406" calcext:value-type="float">
            <text:p>35.23406</text:p>
          </table:table-cell>
        </table:table-row>
        <table:table-row table:style-name="ro1">
          <table:table-cell/>
          <table:table-cell office:value-type="float" office:value="-78.252468" calcext:value-type="float">
            <text:p>-78.252468</text:p>
          </table:table-cell>
          <table:table-cell office:value-type="float" office:value="34.330126" calcext:value-type="float">
            <text:p>34.330126</text:p>
          </table:table-cell>
        </table:table-row>
        <table:table-row table:style-name="ro1">
          <table:table-cell/>
          <table:table-cell office:value-type="float" office:value="-78.368217" calcext:value-type="float">
            <text:p>-78.368217</text:p>
          </table:table-cell>
          <table:table-cell office:value-type="float" office:value="34.313221" calcext:value-type="float">
            <text:p>34.313221</text:p>
          </table:table-cell>
        </table:table-row>
        <table:table-row table:style-name="ro1">
          <table:table-cell/>
          <table:table-cell office:value-type="float" office:value="-78.517522" calcext:value-type="float">
            <text:p>-78.517522</text:p>
          </table:table-cell>
          <table:table-cell office:value-type="float" office:value="34.326781" calcext:value-type="float">
            <text:p>34.326781</text:p>
          </table:table-cell>
        </table:table-row>
        <table:table-row table:style-name="ro1">
          <table:table-cell/>
          <table:table-cell office:value-type="float" office:value="-78.623895" calcext:value-type="float">
            <text:p>-78.623895</text:p>
          </table:table-cell>
          <table:table-cell office:value-type="float" office:value="34.363256" calcext:value-type="float">
            <text:p>34.363256</text:p>
          </table:table-cell>
        </table:table-row>
        <table:table-row table:style-name="ro1">
          <table:table-cell/>
          <table:table-cell office:value-type="float" office:value="-78.84918" calcext:value-type="float">
            <text:p>-78.84918</text:p>
          </table:table-cell>
          <table:table-cell office:value-type="float" office:value="34.414213" calcext:value-type="float">
            <text:p>34.414213</text:p>
          </table:table-cell>
        </table:table-row>
        <table:table-row table:style-name="ro1">
          <table:table-cell/>
          <table:table-cell office:value-type="float" office:value="-78.968508" calcext:value-type="float">
            <text:p>-78.968508</text:p>
          </table:table-cell>
          <table:table-cell office:value-type="float" office:value="34.291924" calcext:value-type="float">
            <text:p>34.291924</text:p>
          </table:table-cell>
        </table:table-row>
        <table:table-row table:style-name="ro1">
          <table:table-cell/>
          <table:table-cell office:value-type="float" office:value="-78.826267" calcext:value-type="float">
            <text:p>-78.826267</text:p>
          </table:table-cell>
          <table:table-cell office:value-type="float" office:value="34.320224" calcext:value-type="float">
            <text:p>34.320224</text:p>
          </table:table-cell>
        </table:table-row>
        <table:table-row table:style-name="ro1">
          <table:table-cell/>
          <table:table-cell office:value-type="float" office:value="-78.722138" calcext:value-type="float">
            <text:p>-78.722138</text:p>
          </table:table-cell>
          <table:table-cell office:value-type="float" office:value="34.363973" calcext:value-type="float">
            <text:p>34.363973</text:p>
          </table:table-cell>
        </table:table-row>
        <table:table-row table:style-name="ro1">
          <table:table-cell/>
          <table:table-cell office:value-type="float" office:value="-78.71651" calcext:value-type="float">
            <text:p>-78.71651</text:p>
          </table:table-cell>
          <table:table-cell office:value-type="float" office:value="34.328192" calcext:value-type="float">
            <text:p>34.328192</text:p>
          </table:table-cell>
        </table:table-row>
        <table:table-row table:style-name="ro1">
          <table:table-cell/>
          <table:table-cell office:value-type="float" office:value="-78.730297" calcext:value-type="float">
            <text:p>-78.730297</text:p>
          </table:table-cell>
          <table:table-cell office:value-type="float" office:value="34.275756" calcext:value-type="float">
            <text:p>34.275756</text:p>
          </table:table-cell>
        </table:table-row>
        <table:table-row table:style-name="ro1">
          <table:table-cell/>
          <table:table-cell office:value-type="float" office:value="-78.779345" calcext:value-type="float">
            <text:p>-78.779345</text:p>
          </table:table-cell>
          <table:table-cell office:value-type="float" office:value="34.200173" calcext:value-type="float">
            <text:p>34.200173</text:p>
          </table:table-cell>
        </table:table-row>
        <table:table-row table:style-name="ro1">
          <table:table-cell/>
          <table:table-cell office:value-type="float" office:value="-78.853881" calcext:value-type="float">
            <text:p>-78.853881</text:p>
          </table:table-cell>
          <table:table-cell office:value-type="float" office:value="34.151454" calcext:value-type="float">
            <text:p>34.151454</text:p>
          </table:table-cell>
        </table:table-row>
        <table:table-row table:style-name="ro1">
          <table:table-cell/>
          <table:table-cell office:value-type="float" office:value="-78.656478" calcext:value-type="float">
            <text:p>-78.656478</text:p>
          </table:table-cell>
          <table:table-cell office:value-type="float" office:value="34.123107" calcext:value-type="float">
            <text:p>34.123107</text:p>
          </table:table-cell>
        </table:table-row>
        <table:table-row table:style-name="ro1">
          <table:table-cell/>
          <table:table-cell office:value-type="float" office:value="-76.964647" calcext:value-type="float">
            <text:p>-76.964647</text:p>
          </table:table-cell>
          <table:table-cell office:value-type="float" office:value="35.080399" calcext:value-type="float">
            <text:p>35.080399</text:p>
          </table:table-cell>
        </table:table-row>
        <table:table-row table:style-name="ro1">
          <table:table-cell/>
          <table:table-cell office:value-type="float" office:value="-77.031645" calcext:value-type="float">
            <text:p>-77.031645</text:p>
          </table:table-cell>
          <table:table-cell office:value-type="float" office:value="35.168422" calcext:value-type="float">
            <text:p>35.168422</text:p>
          </table:table-cell>
        </table:table-row>
        <table:table-row table:style-name="ro1">
          <table:table-cell/>
          <table:table-cell office:value-type="float" office:value="-77.165923" calcext:value-type="float">
            <text:p>-77.165923</text:p>
          </table:table-cell>
          <table:table-cell office:value-type="float" office:value="35.303537" calcext:value-type="float">
            <text:p>35.303537</text:p>
          </table:table-cell>
        </table:table-row>
        <table:table-row table:style-name="ro1">
          <table:table-cell/>
          <table:table-cell office:value-type="float" office:value="-77.275527" calcext:value-type="float">
            <text:p>-77.275527</text:p>
          </table:table-cell>
          <table:table-cell office:value-type="float" office:value="35.21915" calcext:value-type="float">
            <text:p>35.21915</text:p>
          </table:table-cell>
        </table:table-row>
        <table:table-row table:style-name="ro1">
          <table:table-cell/>
          <table:table-cell office:value-type="float" office:value="-77.126657" calcext:value-type="float">
            <text:p>-77.126657</text:p>
          </table:table-cell>
          <table:table-cell office:value-type="float" office:value="35.103601" calcext:value-type="float">
            <text:p>35.103601</text:p>
          </table:table-cell>
        </table:table-row>
        <table:table-row table:style-name="ro1">
          <table:table-cell/>
          <table:table-cell office:value-type="float" office:value="-77.086842" calcext:value-type="float">
            <text:p>-77.086842</text:p>
          </table:table-cell>
          <table:table-cell office:value-type="float" office:value="35.093183" calcext:value-type="float">
            <text:p>35.093183</text:p>
          </table:table-cell>
        </table:table-row>
        <table:table-row table:style-name="ro1">
          <table:table-cell/>
          <table:table-cell office:value-type="float" office:value="-77.092491" calcext:value-type="float">
            <text:p>-77.092491</text:p>
          </table:table-cell>
          <table:table-cell office:value-type="float" office:value="35.083242" calcext:value-type="float">
            <text:p>35.083242</text:p>
          </table:table-cell>
        </table:table-row>
        <table:table-row table:style-name="ro1">
          <table:table-cell/>
          <table:table-cell office:value-type="float" office:value="-77.149556" calcext:value-type="float">
            <text:p>-77.149556</text:p>
          </table:table-cell>
          <table:table-cell office:value-type="float" office:value="35.073385" calcext:value-type="float">
            <text:p>35.073385</text:p>
          </table:table-cell>
        </table:table-row>
        <table:table-row table:style-name="ro1">
          <table:table-cell/>
          <table:table-cell office:value-type="float" office:value="-77.099206" calcext:value-type="float">
            <text:p>-77.099206</text:p>
          </table:table-cell>
          <table:table-cell office:value-type="float" office:value="35.136884" calcext:value-type="float">
            <text:p>35.136884</text:p>
          </table:table-cell>
        </table:table-row>
        <table:table-row table:style-name="ro1">
          <table:table-cell/>
          <table:table-cell office:value-type="float" office:value="-77.076241" calcext:value-type="float">
            <text:p>-77.076241</text:p>
          </table:table-cell>
          <table:table-cell office:value-type="float" office:value="35.114922" calcext:value-type="float">
            <text:p>35.114922</text:p>
          </table:table-cell>
        </table:table-row>
        <table:table-row table:style-name="ro1">
          <table:table-cell/>
          <table:table-cell office:value-type="float" office:value="-77.067107" calcext:value-type="float">
            <text:p>-77.067107</text:p>
          </table:table-cell>
          <table:table-cell office:value-type="float" office:value="35.105264" calcext:value-type="float">
            <text:p>35.105264</text:p>
          </table:table-cell>
        </table:table-row>
        <table:table-row table:style-name="ro1">
          <table:table-cell/>
          <table:table-cell office:value-type="float" office:value="-77.051461" calcext:value-type="float">
            <text:p>-77.051461</text:p>
          </table:table-cell>
          <table:table-cell office:value-type="float" office:value="35.115509" calcext:value-type="float">
            <text:p>35.115509</text:p>
          </table:table-cell>
        </table:table-row>
        <table:table-row table:style-name="ro1">
          <table:table-cell/>
          <table:table-cell office:value-type="float" office:value="-77.043602" calcext:value-type="float">
            <text:p>-77.043602</text:p>
          </table:table-cell>
          <table:table-cell office:value-type="float" office:value="35.108244" calcext:value-type="float">
            <text:p>35.108244</text:p>
          </table:table-cell>
        </table:table-row>
        <table:table-row table:style-name="ro1">
          <table:table-cell/>
          <table:table-cell office:value-type="float" office:value="-77.044574" calcext:value-type="float">
            <text:p>-77.044574</text:p>
          </table:table-cell>
          <table:table-cell office:value-type="float" office:value="35.048739" calcext:value-type="float">
            <text:p>35.048739</text:p>
          </table:table-cell>
        </table:table-row>
        <table:table-row table:style-name="ro1">
          <table:table-cell/>
          <table:table-cell office:value-type="float" office:value="-77.005856" calcext:value-type="float">
            <text:p>-77.005856</text:p>
          </table:table-cell>
          <table:table-cell office:value-type="float" office:value="35.049537" calcext:value-type="float">
            <text:p>35.049537</text:p>
          </table:table-cell>
        </table:table-row>
        <table:table-row table:style-name="ro1">
          <table:table-cell/>
          <table:table-cell office:value-type="float" office:value="-76.940286" calcext:value-type="float">
            <text:p>-76.940286</text:p>
          </table:table-cell>
          <table:table-cell office:value-type="float" office:value="34.932732" calcext:value-type="float">
            <text:p>34.932732</text:p>
          </table:table-cell>
        </table:table-row>
        <table:table-row table:style-name="ro1">
          <table:table-cell/>
          <table:table-cell office:value-type="float" office:value="-76.921931" calcext:value-type="float">
            <text:p>-76.921931</text:p>
          </table:table-cell>
          <table:table-cell office:value-type="float" office:value="34.905891" calcext:value-type="float">
            <text:p>34.905891</text:p>
          </table:table-cell>
        </table:table-row>
        <table:table-row table:style-name="ro1">
          <table:table-cell/>
          <table:table-cell office:value-type="float" office:value="-76.894075" calcext:value-type="float">
            <text:p>-76.894075</text:p>
          </table:table-cell>
          <table:table-cell office:value-type="float" office:value="34.909869" calcext:value-type="float">
            <text:p>34.909869</text:p>
          </table:table-cell>
        </table:table-row>
        <table:table-row table:style-name="ro1">
          <table:table-cell/>
          <table:table-cell office:value-type="float" office:value="-76.912005" calcext:value-type="float">
            <text:p>-76.912005</text:p>
          </table:table-cell>
          <table:table-cell office:value-type="float" office:value="34.873994" calcext:value-type="float">
            <text:p>34.873994</text:p>
          </table:table-cell>
        </table:table-row>
        <table:table-row table:style-name="ro1">
          <table:table-cell/>
          <table:table-cell office:value-type="float" office:value="-76.887178" calcext:value-type="float">
            <text:p>-76.887178</text:p>
          </table:table-cell>
          <table:table-cell office:value-type="float" office:value="34.872302" calcext:value-type="float">
            <text:p>34.872302</text:p>
          </table:table-cell>
        </table:table-row>
        <table:table-row table:style-name="ro1">
          <table:table-cell/>
          <table:table-cell office:value-type="float" office:value="-76.773258" calcext:value-type="float">
            <text:p>-76.773258</text:p>
          </table:table-cell>
          <table:table-cell office:value-type="float" office:value="34.90536" calcext:value-type="float">
            <text:p>34.90536</text:p>
          </table:table-cell>
        </table:table-row>
        <table:table-row table:style-name="ro1">
          <table:table-cell/>
          <table:table-cell office:value-type="float" office:value="-78.871099" calcext:value-type="float">
            <text:p>-78.871099</text:p>
          </table:table-cell>
          <table:table-cell office:value-type="float" office:value="35.045522" calcext:value-type="float">
            <text:p>35.045522</text:p>
          </table:table-cell>
        </table:table-row>
        <table:table-row table:style-name="ro1">
          <table:table-cell/>
          <table:table-cell office:value-type="float" office:value="-78.89952" calcext:value-type="float">
            <text:p>-78.89952</text:p>
          </table:table-cell>
          <table:table-cell office:value-type="float" office:value="35.026176" calcext:value-type="float">
            <text:p>35.026176</text:p>
          </table:table-cell>
        </table:table-row>
        <table:table-row table:style-name="ro1">
          <table:table-cell/>
          <table:table-cell office:value-type="float" office:value="-78.919654" calcext:value-type="float">
            <text:p>-78.919654</text:p>
          </table:table-cell>
          <table:table-cell office:value-type="float" office:value="35.034076" calcext:value-type="float">
            <text:p>35.034076</text:p>
          </table:table-cell>
        </table:table-row>
        <table:table-row table:style-name="ro1">
          <table:table-cell/>
          <table:table-cell office:value-type="float" office:value="-78.934796" calcext:value-type="float">
            <text:p>-78.934796</text:p>
          </table:table-cell>
          <table:table-cell office:value-type="float" office:value="35.055728" calcext:value-type="float">
            <text:p>35.055728</text:p>
          </table:table-cell>
        </table:table-row>
        <table:table-row table:style-name="ro1">
          <table:table-cell/>
          <table:table-cell office:value-type="float" office:value="-78.910007" calcext:value-type="float">
            <text:p>-78.910007</text:p>
          </table:table-cell>
          <table:table-cell office:value-type="float" office:value="35.051919" calcext:value-type="float">
            <text:p>35.051919</text:p>
          </table:table-cell>
        </table:table-row>
        <table:table-row table:style-name="ro1">
          <table:table-cell/>
          <table:table-cell office:value-type="float" office:value="-78.897779" calcext:value-type="float">
            <text:p>-78.897779</text:p>
          </table:table-cell>
          <table:table-cell office:value-type="float" office:value="35.059979" calcext:value-type="float">
            <text:p>35.059979</text:p>
          </table:table-cell>
        </table:table-row>
        <table:table-row table:style-name="ro1">
          <table:table-cell/>
          <table:table-cell office:value-type="float" office:value="-78.915954" calcext:value-type="float">
            <text:p>-78.915954</text:p>
          </table:table-cell>
          <table:table-cell office:value-type="float" office:value="35.071662" calcext:value-type="float">
            <text:p>35.071662</text:p>
          </table:table-cell>
        </table:table-row>
        <table:table-row table:style-name="ro1">
          <table:table-cell/>
          <table:table-cell office:value-type="float" office:value="-78.907202" calcext:value-type="float">
            <text:p>-78.907202</text:p>
          </table:table-cell>
          <table:table-cell office:value-type="float" office:value="35.082569" calcext:value-type="float">
            <text:p>35.082569</text:p>
          </table:table-cell>
        </table:table-row>
        <table:table-row table:style-name="ro1">
          <table:table-cell/>
          <table:table-cell office:value-type="float" office:value="-78.897477" calcext:value-type="float">
            <text:p>-78.897477</text:p>
          </table:table-cell>
          <table:table-cell office:value-type="float" office:value="35.086784" calcext:value-type="float">
            <text:p>35.086784</text:p>
          </table:table-cell>
        </table:table-row>
        <table:table-row table:style-name="ro1">
          <table:table-cell/>
          <table:table-cell office:value-type="float" office:value="-78.87937" calcext:value-type="float">
            <text:p>-78.87937</text:p>
          </table:table-cell>
          <table:table-cell office:value-type="float" office:value="35.089629" calcext:value-type="float">
            <text:p>35.089629</text:p>
          </table:table-cell>
        </table:table-row>
        <table:table-row table:style-name="ro1">
          <table:table-cell/>
          <table:table-cell office:value-type="float" office:value="-78.826527" calcext:value-type="float">
            <text:p>-78.826527</text:p>
          </table:table-cell>
          <table:table-cell office:value-type="float" office:value="35.030923" calcext:value-type="float">
            <text:p>35.030923</text:p>
          </table:table-cell>
        </table:table-row>
        <table:table-row table:style-name="ro1">
          <table:table-cell/>
          <table:table-cell office:value-type="float" office:value="-78.889762" calcext:value-type="float">
            <text:p>-78.889762</text:p>
          </table:table-cell>
          <table:table-cell office:value-type="float" office:value="34.984619" calcext:value-type="float">
            <text:p>34.984619</text:p>
          </table:table-cell>
        </table:table-row>
        <table:table-row table:style-name="ro1">
          <table:table-cell/>
          <table:table-cell office:value-type="float" office:value="-78.94595" calcext:value-type="float">
            <text:p>-78.94595</text:p>
          </table:table-cell>
          <table:table-cell office:value-type="float" office:value="34.971115" calcext:value-type="float">
            <text:p>34.971115</text:p>
          </table:table-cell>
        </table:table-row>
        <table:table-row table:style-name="ro1">
          <table:table-cell/>
          <table:table-cell office:value-type="float" office:value="-78.929231" calcext:value-type="float">
            <text:p>-78.929231</text:p>
          </table:table-cell>
          <table:table-cell office:value-type="float" office:value="34.996557" calcext:value-type="float">
            <text:p>34.996557</text:p>
          </table:table-cell>
        </table:table-row>
        <table:table-row table:style-name="ro1">
          <table:table-cell/>
          <table:table-cell office:value-type="float" office:value="-78.913723" calcext:value-type="float">
            <text:p>-78.913723</text:p>
          </table:table-cell>
          <table:table-cell office:value-type="float" office:value="34.989872" calcext:value-type="float">
            <text:p>34.989872</text:p>
          </table:table-cell>
        </table:table-row>
        <table:table-row table:style-name="ro1">
          <table:table-cell/>
          <table:table-cell office:value-type="float" office:value="-78.942852" calcext:value-type="float">
            <text:p>-78.942852</text:p>
          </table:table-cell>
          <table:table-cell office:value-type="float" office:value="35.009908" calcext:value-type="float">
            <text:p>35.009908</text:p>
          </table:table-cell>
        </table:table-row>
        <table:table-row table:style-name="ro1">
          <table:table-cell/>
          <table:table-cell office:value-type="float" office:value="-78.941455" calcext:value-type="float">
            <text:p>-78.941455</text:p>
          </table:table-cell>
          <table:table-cell office:value-type="float" office:value="35.03358" calcext:value-type="float">
            <text:p>35.03358</text:p>
          </table:table-cell>
        </table:table-row>
        <table:table-row table:style-name="ro1">
          <table:table-cell/>
          <table:table-cell office:value-type="float" office:value="-78.967113" calcext:value-type="float">
            <text:p>-78.967113</text:p>
          </table:table-cell>
          <table:table-cell office:value-type="float" office:value="34.997911" calcext:value-type="float">
            <text:p>34.997911</text:p>
          </table:table-cell>
        </table:table-row>
        <table:table-row table:style-name="ro1">
          <table:table-cell/>
          <table:table-cell office:value-type="float" office:value="-78.957021" calcext:value-type="float">
            <text:p>-78.957021</text:p>
          </table:table-cell>
          <table:table-cell office:value-type="float" office:value="35.023125" calcext:value-type="float">
            <text:p>35.023125</text:p>
          </table:table-cell>
        </table:table-row>
        <table:table-row table:style-name="ro1">
          <table:table-cell/>
          <table:table-cell office:value-type="float" office:value="-78.968089" calcext:value-type="float">
            <text:p>-78.968089</text:p>
          </table:table-cell>
          <table:table-cell office:value-type="float" office:value="35.024664" calcext:value-type="float">
            <text:p>35.024664</text:p>
          </table:table-cell>
        </table:table-row>
        <table:table-row table:style-name="ro1">
          <table:table-cell/>
          <table:table-cell office:value-type="float" office:value="-78.968412" calcext:value-type="float">
            <text:p>-78.968412</text:p>
          </table:table-cell>
          <table:table-cell office:value-type="float" office:value="35.065766" calcext:value-type="float">
            <text:p>35.065766</text:p>
          </table:table-cell>
        </table:table-row>
        <table:table-row table:style-name="ro1">
          <table:table-cell/>
          <table:table-cell office:value-type="float" office:value="-78.962532" calcext:value-type="float">
            <text:p>-78.962532</text:p>
          </table:table-cell>
          <table:table-cell office:value-type="float" office:value="35.051209" calcext:value-type="float">
            <text:p>35.051209</text:p>
          </table:table-cell>
        </table:table-row>
        <table:table-row table:style-name="ro1">
          <table:table-cell/>
          <table:table-cell office:value-type="float" office:value="-78.941886" calcext:value-type="float">
            <text:p>-78.941886</text:p>
          </table:table-cell>
          <table:table-cell office:value-type="float" office:value="35.075118" calcext:value-type="float">
            <text:p>35.075118</text:p>
          </table:table-cell>
        </table:table-row>
        <table:table-row table:style-name="ro1">
          <table:table-cell/>
          <table:table-cell office:value-type="float" office:value="-78.962526" calcext:value-type="float">
            <text:p>-78.962526</text:p>
          </table:table-cell>
          <table:table-cell office:value-type="float" office:value="35.095146" calcext:value-type="float">
            <text:p>35.095146</text:p>
          </table:table-cell>
        </table:table-row>
        <table:table-row table:style-name="ro1">
          <table:table-cell/>
          <table:table-cell office:value-type="float" office:value="-78.939722" calcext:value-type="float">
            <text:p>-78.939722</text:p>
          </table:table-cell>
          <table:table-cell office:value-type="float" office:value="35.09352" calcext:value-type="float">
            <text:p>35.09352</text:p>
          </table:table-cell>
        </table:table-row>
        <table:table-row table:style-name="ro1">
          <table:table-cell/>
          <table:table-cell office:value-type="float" office:value="-78.93159" calcext:value-type="float">
            <text:p>-78.93159</text:p>
          </table:table-cell>
          <table:table-cell office:value-type="float" office:value="35.108017" calcext:value-type="float">
            <text:p>35.108017</text:p>
          </table:table-cell>
        </table:table-row>
        <table:table-row table:style-name="ro1">
          <table:table-cell/>
          <table:table-cell office:value-type="float" office:value="-78.912506" calcext:value-type="float">
            <text:p>-78.912506</text:p>
          </table:table-cell>
          <table:table-cell office:value-type="float" office:value="35.109982" calcext:value-type="float">
            <text:p>35.109982</text:p>
          </table:table-cell>
        </table:table-row>
        <table:table-row table:style-name="ro1">
          <table:table-cell/>
          <table:table-cell office:value-type="float" office:value="-78.901465" calcext:value-type="float">
            <text:p>-78.901465</text:p>
          </table:table-cell>
          <table:table-cell office:value-type="float" office:value="35.118847" calcext:value-type="float">
            <text:p>35.118847</text:p>
          </table:table-cell>
        </table:table-row>
        <table:table-row table:style-name="ro1">
          <table:table-cell/>
          <table:table-cell office:value-type="float" office:value="-78.868134" calcext:value-type="float">
            <text:p>-78.868134</text:p>
          </table:table-cell>
          <table:table-cell office:value-type="float" office:value="35.130834" calcext:value-type="float">
            <text:p>35.130834</text:p>
          </table:table-cell>
        </table:table-row>
        <table:table-row table:style-name="ro1">
          <table:table-cell/>
          <table:table-cell office:value-type="float" office:value="-78.884941" calcext:value-type="float">
            <text:p>-78.884941</text:p>
          </table:table-cell>
          <table:table-cell office:value-type="float" office:value="35.137125" calcext:value-type="float">
            <text:p>35.137125</text:p>
          </table:table-cell>
        </table:table-row>
        <table:table-row table:style-name="ro1">
          <table:table-cell/>
          <table:table-cell office:value-type="float" office:value="-78.898448" calcext:value-type="float">
            <text:p>-78.898448</text:p>
          </table:table-cell>
          <table:table-cell office:value-type="float" office:value="35.153382" calcext:value-type="float">
            <text:p>35.153382</text:p>
          </table:table-cell>
        </table:table-row>
        <table:table-row table:style-name="ro1">
          <table:table-cell/>
          <table:table-cell office:value-type="float" office:value="-78.766779" calcext:value-type="float">
            <text:p>-78.766779</text:p>
          </table:table-cell>
          <table:table-cell office:value-type="float" office:value="35.135686" calcext:value-type="float">
            <text:p>35.135686</text:p>
          </table:table-cell>
        </table:table-row>
        <table:table-row table:style-name="ro1">
          <table:table-cell/>
          <table:table-cell office:value-type="float" office:value="-78.737879" calcext:value-type="float">
            <text:p>-78.737879</text:p>
          </table:table-cell>
          <table:table-cell office:value-type="float" office:value="35.087771" calcext:value-type="float">
            <text:p>35.087771</text:p>
          </table:table-cell>
        </table:table-row>
        <table:table-row table:style-name="ro1">
          <table:table-cell/>
          <table:table-cell office:value-type="float" office:value="-78.703804" calcext:value-type="float">
            <text:p>-78.703804</text:p>
          </table:table-cell>
          <table:table-cell office:value-type="float" office:value="35.022832" calcext:value-type="float">
            <text:p>35.022832</text:p>
          </table:table-cell>
        </table:table-row>
        <table:table-row table:style-name="ro1">
          <table:table-cell/>
          <table:table-cell office:value-type="float" office:value="-78.702164" calcext:value-type="float">
            <text:p>-78.702164</text:p>
          </table:table-cell>
          <table:table-cell office:value-type="float" office:value="34.918661" calcext:value-type="float">
            <text:p>34.918661</text:p>
          </table:table-cell>
        </table:table-row>
        <table:table-row table:style-name="ro1">
          <table:table-cell/>
          <table:table-cell office:value-type="float" office:value="-78.891136" calcext:value-type="float">
            <text:p>-78.891136</text:p>
          </table:table-cell>
          <table:table-cell office:value-type="float" office:value="34.912612" calcext:value-type="float">
            <text:p>34.912612</text:p>
          </table:table-cell>
        </table:table-row>
        <table:table-row table:style-name="ro1">
          <table:table-cell/>
          <table:table-cell office:value-type="float" office:value="-78.830277" calcext:value-type="float">
            <text:p>-78.830277</text:p>
          </table:table-cell>
          <table:table-cell office:value-type="float" office:value="34.918278" calcext:value-type="float">
            <text:p>34.918278</text:p>
          </table:table-cell>
        </table:table-row>
        <table:table-row table:style-name="ro1">
          <table:table-cell/>
          <table:table-cell office:value-type="float" office:value="-79.020147" calcext:value-type="float">
            <text:p>-79.020147</text:p>
          </table:table-cell>
          <table:table-cell office:value-type="float" office:value="34.965822" calcext:value-type="float">
            <text:p>34.965822</text:p>
          </table:table-cell>
        </table:table-row>
        <table:table-row table:style-name="ro1">
          <table:table-cell/>
          <table:table-cell office:value-type="float" office:value="-78.979946" calcext:value-type="float">
            <text:p>-78.979946</text:p>
          </table:table-cell>
          <table:table-cell office:value-type="float" office:value="34.966458" calcext:value-type="float">
            <text:p>34.966458</text:p>
          </table:table-cell>
        </table:table-row>
        <table:table-row table:style-name="ro1">
          <table:table-cell/>
          <table:table-cell office:value-type="float" office:value="-78.956326" calcext:value-type="float">
            <text:p>-78.956326</text:p>
          </table:table-cell>
          <table:table-cell office:value-type="float" office:value="34.949504" calcext:value-type="float">
            <text:p>34.949504</text:p>
          </table:table-cell>
        </table:table-row>
        <table:table-row table:style-name="ro1">
          <table:table-cell/>
          <table:table-cell office:value-type="float" office:value="-79.017942" calcext:value-type="float">
            <text:p>-79.017942</text:p>
          </table:table-cell>
          <table:table-cell office:value-type="float" office:value="34.998323" calcext:value-type="float">
            <text:p>34.998323</text:p>
          </table:table-cell>
        </table:table-row>
        <table:table-row table:style-name="ro1">
          <table:table-cell/>
          <table:table-cell office:value-type="float" office:value="-78.979035" calcext:value-type="float">
            <text:p>-78.979035</text:p>
          </table:table-cell>
          <table:table-cell office:value-type="float" office:value="35.026525" calcext:value-type="float">
            <text:p>35.026525</text:p>
          </table:table-cell>
        </table:table-row>
        <table:table-row table:style-name="ro1">
          <table:table-cell/>
          <table:table-cell office:value-type="float" office:value="-78.99323" calcext:value-type="float">
            <text:p>-78.99323</text:p>
          </table:table-cell>
          <table:table-cell office:value-type="float" office:value="35.020402" calcext:value-type="float">
            <text:p>35.020402</text:p>
          </table:table-cell>
        </table:table-row>
        <table:table-row table:style-name="ro1">
          <table:table-cell/>
          <table:table-cell office:value-type="float" office:value="-79.013737" calcext:value-type="float">
            <text:p>-79.013737</text:p>
          </table:table-cell>
          <table:table-cell office:value-type="float" office:value="35.025566" calcext:value-type="float">
            <text:p>35.025566</text:p>
          </table:table-cell>
        </table:table-row>
        <table:table-row table:style-name="ro1">
          <table:table-cell/>
          <table:table-cell office:value-type="float" office:value="-78.991083" calcext:value-type="float">
            <text:p>-78.991083</text:p>
          </table:table-cell>
          <table:table-cell office:value-type="float" office:value="35.051654" calcext:value-type="float">
            <text:p>35.051654</text:p>
          </table:table-cell>
        </table:table-row>
        <table:table-row table:style-name="ro1">
          <table:table-cell/>
          <table:table-cell office:value-type="float" office:value="-78.979961" calcext:value-type="float">
            <text:p>-78.979961</text:p>
          </table:table-cell>
          <table:table-cell office:value-type="float" office:value="35.088296" calcext:value-type="float">
            <text:p>35.088296</text:p>
          </table:table-cell>
        </table:table-row>
        <table:table-row table:style-name="ro1">
          <table:table-cell/>
          <table:table-cell office:value-type="float" office:value="-79.005406" calcext:value-type="float">
            <text:p>-79.005406</text:p>
          </table:table-cell>
          <table:table-cell office:value-type="float" office:value="35.094525" calcext:value-type="float">
            <text:p>35.094525</text:p>
          </table:table-cell>
        </table:table-row>
        <table:table-row table:style-name="ro1">
          <table:table-cell/>
          <table:table-cell office:value-type="float" office:value="-79.015789" calcext:value-type="float">
            <text:p>-79.015789</text:p>
          </table:table-cell>
          <table:table-cell office:value-type="float" office:value="35.047839" calcext:value-type="float">
            <text:p>35.047839</text:p>
          </table:table-cell>
        </table:table-row>
        <table:table-row table:style-name="ro1">
          <table:table-cell/>
          <table:table-cell office:value-type="float" office:value="-78.996472" calcext:value-type="float">
            <text:p>-78.996472</text:p>
          </table:table-cell>
          <table:table-cell office:value-type="float" office:value="35.074446" calcext:value-type="float">
            <text:p>35.074446</text:p>
          </table:table-cell>
        </table:table-row>
        <table:table-row table:style-name="ro1">
          <table:table-cell/>
          <table:table-cell office:value-type="float" office:value="-79.008079" calcext:value-type="float">
            <text:p>-79.008079</text:p>
          </table:table-cell>
          <table:table-cell office:value-type="float" office:value="35.067078" calcext:value-type="float">
            <text:p>35.067078</text:p>
          </table:table-cell>
        </table:table-row>
        <table:table-row table:style-name="ro1">
          <table:table-cell/>
          <table:table-cell office:value-type="float" office:value="-79.002452" calcext:value-type="float">
            <text:p>-79.002452</text:p>
          </table:table-cell>
          <table:table-cell office:value-type="float" office:value="35.060089" calcext:value-type="float">
            <text:p>35.060089</text:p>
          </table:table-cell>
        </table:table-row>
        <table:table-row table:style-name="ro1">
          <table:table-cell/>
          <table:table-cell office:value-type="float" office:value="-79.056668" calcext:value-type="float">
            <text:p>-79.056668</text:p>
          </table:table-cell>
          <table:table-cell office:value-type="float" office:value="35.066585" calcext:value-type="float">
            <text:p>35.066585</text:p>
          </table:table-cell>
        </table:table-row>
        <table:table-row table:style-name="ro1">
          <table:table-cell/>
          <table:table-cell office:value-type="float" office:value="-79.076725" calcext:value-type="float">
            <text:p>-79.076725</text:p>
          </table:table-cell>
          <table:table-cell office:value-type="float" office:value="35.042692" calcext:value-type="float">
            <text:p>35.042692</text:p>
          </table:table-cell>
        </table:table-row>
        <table:table-row table:style-name="ro1">
          <table:table-cell/>
          <table:table-cell office:value-type="float" office:value="-79.050523" calcext:value-type="float">
            <text:p>-79.050523</text:p>
          </table:table-cell>
          <table:table-cell office:value-type="float" office:value="35.046486" calcext:value-type="float">
            <text:p>35.046486</text:p>
          </table:table-cell>
        </table:table-row>
        <table:table-row table:style-name="ro1">
          <table:table-cell/>
          <table:table-cell office:value-type="float" office:value="-78.989021" calcext:value-type="float">
            <text:p>-78.989021</text:p>
          </table:table-cell>
          <table:table-cell office:value-type="float" office:value="35.164734" calcext:value-type="float">
            <text:p>35.164734</text:p>
          </table:table-cell>
        </table:table-row>
        <table:table-row table:style-name="ro1">
          <table:table-cell/>
          <table:table-cell office:value-type="float" office:value="-79.013433" calcext:value-type="float">
            <text:p>-79.013433</text:p>
          </table:table-cell>
          <table:table-cell office:value-type="float" office:value="35.152048" calcext:value-type="float">
            <text:p>35.152048</text:p>
          </table:table-cell>
        </table:table-row>
        <table:table-row table:style-name="ro1">
          <table:table-cell/>
          <table:table-cell office:value-type="float" office:value="-79.013747" calcext:value-type="float">
            <text:p>-79.013747</text:p>
          </table:table-cell>
          <table:table-cell office:value-type="float" office:value="35.141608" calcext:value-type="float">
            <text:p>35.141608</text:p>
          </table:table-cell>
        </table:table-row>
        <table:table-row table:style-name="ro1">
          <table:table-cell/>
          <table:table-cell office:value-type="float" office:value="-79.0156" calcext:value-type="float">
            <text:p>-79.0156</text:p>
          </table:table-cell>
          <table:table-cell office:value-type="float" office:value="35.128443" calcext:value-type="float">
            <text:p>35.128443</text:p>
          </table:table-cell>
        </table:table-row>
        <table:table-row table:style-name="ro1">
          <table:table-cell/>
          <table:table-cell office:value-type="float" office:value="-79.010757" calcext:value-type="float">
            <text:p>-79.010757</text:p>
          </table:table-cell>
          <table:table-cell office:value-type="float" office:value="35.131842" calcext:value-type="float">
            <text:p>35.131842</text:p>
          </table:table-cell>
        </table:table-row>
        <table:table-row table:style-name="ro1">
          <table:table-cell/>
          <table:table-cell office:value-type="float" office:value="-78.993164" calcext:value-type="float">
            <text:p>-78.993164</text:p>
          </table:table-cell>
          <table:table-cell office:value-type="float" office:value="35.149258" calcext:value-type="float">
            <text:p>35.149258</text:p>
          </table:table-cell>
        </table:table-row>
        <table:table-row table:style-name="ro1">
          <table:table-cell/>
          <table:table-cell office:value-type="float" office:value="-78.991006" calcext:value-type="float">
            <text:p>-78.991006</text:p>
          </table:table-cell>
          <table:table-cell office:value-type="float" office:value="35.117134" calcext:value-type="float">
            <text:p>35.117134</text:p>
          </table:table-cell>
        </table:table-row>
        <table:table-row table:style-name="ro1">
          <table:table-cell/>
          <table:table-cell office:value-type="float" office:value="-78.970691" calcext:value-type="float">
            <text:p>-78.970691</text:p>
          </table:table-cell>
          <table:table-cell office:value-type="float" office:value="35.141984" calcext:value-type="float">
            <text:p>35.141984</text:p>
          </table:table-cell>
        </table:table-row>
        <table:table-row table:style-name="ro1">
          <table:table-cell/>
          <table:table-cell office:value-type="float" office:value="-78.980971" calcext:value-type="float">
            <text:p>-78.980971</text:p>
          </table:table-cell>
          <table:table-cell office:value-type="float" office:value="35.173362" calcext:value-type="float">
            <text:p>35.173362</text:p>
          </table:table-cell>
        </table:table-row>
        <table:table-row table:style-name="ro1">
          <table:table-cell/>
          <table:table-cell office:value-type="float" office:value="-78.97579" calcext:value-type="float">
            <text:p>-78.97579</text:p>
          </table:table-cell>
          <table:table-cell office:value-type="float" office:value="35.194744" calcext:value-type="float">
            <text:p>35.194744</text:p>
          </table:table-cell>
        </table:table-row>
        <table:table-row table:style-name="ro1">
          <table:table-cell/>
          <table:table-cell office:value-type="float" office:value="-78.833337" calcext:value-type="float">
            <text:p>-78.833337</text:p>
          </table:table-cell>
          <table:table-cell office:value-type="float" office:value="35.215019" calcext:value-type="float">
            <text:p>35.215019</text:p>
          </table:table-cell>
        </table:table-row>
        <table:table-row table:style-name="ro1">
          <table:table-cell/>
          <table:table-cell office:value-type="float" office:value="-78.884231" calcext:value-type="float">
            <text:p>-78.884231</text:p>
          </table:table-cell>
          <table:table-cell office:value-type="float" office:value="35.055233" calcext:value-type="float">
            <text:p>35.055233</text:p>
          </table:table-cell>
        </table:table-row>
        <table:table-row table:style-name="ro1">
          <table:table-cell/>
          <table:table-cell office:value-type="float" office:value="-79.060167" calcext:value-type="float">
            <text:p>-79.060167</text:p>
          </table:table-cell>
          <table:table-cell office:value-type="float" office:value="35.116571" calcext:value-type="float">
            <text:p>35.116571</text:p>
          </table:table-cell>
        </table:table-row>
        <table:table-row table:style-name="ro1">
          <table:table-cell/>
          <table:table-cell office:value-type="float" office:value="-78.938921" calcext:value-type="float">
            <text:p>-78.938921</text:p>
          </table:table-cell>
          <table:table-cell office:value-type="float" office:value="35.181181" calcext:value-type="float">
            <text:p>35.181181</text:p>
          </table:table-cell>
        </table:table-row>
        <table:table-row table:style-name="ro1">
          <table:table-cell/>
          <table:table-cell office:value-type="float" office:value="-75.816212" calcext:value-type="float">
            <text:p>-75.816212</text:p>
          </table:table-cell>
          <table:table-cell office:value-type="float" office:value="36.332927" calcext:value-type="float">
            <text:p>36.332927</text:p>
          </table:table-cell>
        </table:table-row>
        <table:table-row table:style-name="ro1">
          <table:table-cell/>
          <table:table-cell office:value-type="float" office:value="-75.942951" calcext:value-type="float">
            <text:p>-75.942951</text:p>
          </table:table-cell>
          <table:table-cell office:value-type="float" office:value="36.517166" calcext:value-type="float">
            <text:p>36.517166</text:p>
          </table:table-cell>
        </table:table-row>
        <table:table-row table:style-name="ro1">
          <table:table-cell/>
          <table:table-cell office:value-type="float" office:value="-76.164246" calcext:value-type="float">
            <text:p>-76.164246</text:p>
          </table:table-cell>
          <table:table-cell office:value-type="float" office:value="36.511443" calcext:value-type="float">
            <text:p>36.511443</text:p>
          </table:table-cell>
        </table:table-row>
        <table:table-row table:style-name="ro1">
          <table:table-cell/>
          <table:table-cell office:value-type="float" office:value="-76.034553" calcext:value-type="float">
            <text:p>-76.034553</text:p>
          </table:table-cell>
          <table:table-cell office:value-type="float" office:value="36.466819" calcext:value-type="float">
            <text:p>36.466819</text:p>
          </table:table-cell>
        </table:table-row>
        <table:table-row table:style-name="ro1">
          <table:table-cell/>
          <table:table-cell office:value-type="float" office:value="-76.033436" calcext:value-type="float">
            <text:p>-76.033436</text:p>
          </table:table-cell>
          <table:table-cell office:value-type="float" office:value="36.394369" calcext:value-type="float">
            <text:p>36.394369</text:p>
          </table:table-cell>
        </table:table-row>
        <table:table-row table:style-name="ro1">
          <table:table-cell/>
          <table:table-cell office:value-type="float" office:value="-75.891124" calcext:value-type="float">
            <text:p>-75.891124</text:p>
          </table:table-cell>
          <table:table-cell office:value-type="float" office:value="36.279038" calcext:value-type="float">
            <text:p>36.279038</text:p>
          </table:table-cell>
        </table:table-row>
        <table:table-row table:style-name="ro1">
          <table:table-cell/>
          <table:table-cell office:value-type="float" office:value="-75.847136" calcext:value-type="float">
            <text:p>-75.847136</text:p>
          </table:table-cell>
          <table:table-cell office:value-type="float" office:value="36.157222" calcext:value-type="float">
            <text:p>36.157222</text:p>
          </table:table-cell>
        </table:table-row>
        <table:table-row table:style-name="ro1">
          <table:table-cell/>
          <table:table-cell office:value-type="float" office:value="-75.792326" calcext:value-type="float">
            <text:p>-75.792326</text:p>
          </table:table-cell>
          <table:table-cell office:value-type="float" office:value="36.393292" calcext:value-type="float">
            <text:p>36.393292</text:p>
          </table:table-cell>
        </table:table-row>
        <table:table-row table:style-name="ro1">
          <table:table-cell/>
          <table:table-cell office:value-type="float" office:value="-75.736736" calcext:value-type="float">
            <text:p>-75.736736</text:p>
          </table:table-cell>
          <table:table-cell office:value-type="float" office:value="36.122826" calcext:value-type="float">
            <text:p>36.122826</text:p>
          </table:table-cell>
        </table:table-row>
        <table:table-row table:style-name="ro1">
          <table:table-cell/>
          <table:table-cell office:value-type="float" office:value="-75.715347" calcext:value-type="float">
            <text:p>-75.715347</text:p>
          </table:table-cell>
          <table:table-cell office:value-type="float" office:value="36.075403" calcext:value-type="float">
            <text:p>36.075403</text:p>
          </table:table-cell>
        </table:table-row>
        <table:table-row table:style-name="ro1">
          <table:table-cell/>
          <table:table-cell office:value-type="float" office:value="-75.680067" calcext:value-type="float">
            <text:p>-75.680067</text:p>
          </table:table-cell>
          <table:table-cell office:value-type="float" office:value="36.034874" calcext:value-type="float">
            <text:p>36.034874</text:p>
          </table:table-cell>
        </table:table-row>
        <table:table-row table:style-name="ro1">
          <table:table-cell/>
          <table:table-cell office:value-type="float" office:value="-75.692569" calcext:value-type="float">
            <text:p>-75.692569</text:p>
          </table:table-cell>
          <table:table-cell office:value-type="float" office:value="36.008025" calcext:value-type="float">
            <text:p>36.008025</text:p>
          </table:table-cell>
        </table:table-row>
        <table:table-row table:style-name="ro1">
          <table:table-cell/>
          <table:table-cell office:value-type="float" office:value="-75.630503" calcext:value-type="float">
            <text:p>-75.630503</text:p>
          </table:table-cell>
          <table:table-cell office:value-type="float" office:value="35.954832" calcext:value-type="float">
            <text:p>35.954832</text:p>
          </table:table-cell>
        </table:table-row>
        <table:table-row table:style-name="ro1">
          <table:table-cell/>
          <table:table-cell office:value-type="float" office:value="-75.792026" calcext:value-type="float">
            <text:p>-75.792026</text:p>
          </table:table-cell>
          <table:table-cell office:value-type="float" office:value="35.860341" calcext:value-type="float">
            <text:p>35.860341</text:p>
          </table:table-cell>
        </table:table-row>
        <table:table-row table:style-name="ro1">
          <table:table-cell/>
          <table:table-cell office:value-type="float" office:value="-75.556237" calcext:value-type="float">
            <text:p>-75.556237</text:p>
          </table:table-cell>
          <table:table-cell office:value-type="float" office:value="35.314874" calcext:value-type="float">
            <text:p>35.314874</text:p>
          </table:table-cell>
        </table:table-row>
        <table:table-row table:style-name="ro1">
          <table:table-cell/>
          <table:table-cell office:value-type="float" office:value="-75.684995" calcext:value-type="float">
            <text:p>-75.684995</text:p>
          </table:table-cell>
          <table:table-cell office:value-type="float" office:value="35.915722" calcext:value-type="float">
            <text:p>35.915722</text:p>
          </table:table-cell>
        </table:table-row>
        <table:table-row table:style-name="ro1">
          <table:table-cell/>
          <table:table-cell office:value-type="float" office:value="-75.6418" calcext:value-type="float">
            <text:p>-75.6418</text:p>
          </table:table-cell>
          <table:table-cell office:value-type="float" office:value="35.843477" calcext:value-type="float">
            <text:p>35.843477</text:p>
          </table:table-cell>
        </table:table-row>
        <table:table-row table:style-name="ro1">
          <table:table-cell/>
          <table:table-cell office:value-type="float" office:value="-75.446758" calcext:value-type="float">
            <text:p>-75.446758</text:p>
          </table:table-cell>
          <table:table-cell office:value-type="float" office:value="35.554722" calcext:value-type="float">
            <text:p>35.554722</text:p>
          </table:table-cell>
        </table:table-row>
        <table:table-row table:style-name="ro1">
          <table:table-cell/>
          <table:table-cell office:value-type="float" office:value="-75.650096" calcext:value-type="float">
            <text:p>-75.650096</text:p>
          </table:table-cell>
          <table:table-cell office:value-type="float" office:value="35.505993" calcext:value-type="float">
            <text:p>35.505993</text:p>
          </table:table-cell>
        </table:table-row>
        <table:table-row table:style-name="ro1">
          <table:table-cell/>
          <table:table-cell office:value-type="float" office:value="-80.054666" calcext:value-type="float">
            <text:p>-80.054666</text:p>
          </table:table-cell>
          <table:table-cell office:value-type="float" office:value="35.994622" calcext:value-type="float">
            <text:p>35.994622</text:p>
          </table:table-cell>
        </table:table-row>
        <table:table-row table:style-name="ro1">
          <table:table-cell/>
          <table:table-cell office:value-type="float" office:value="-80.128715" calcext:value-type="float">
            <text:p>-80.128715</text:p>
          </table:table-cell>
          <table:table-cell office:value-type="float" office:value="35.995975" calcext:value-type="float">
            <text:p>35.995975</text:p>
          </table:table-cell>
        </table:table-row>
        <table:table-row table:style-name="ro1">
          <table:table-cell/>
          <table:table-cell office:value-type="float" office:value="-80.185077" calcext:value-type="float">
            <text:p>-80.185077</text:p>
          </table:table-cell>
          <table:table-cell office:value-type="float" office:value="35.967338" calcext:value-type="float">
            <text:p>35.967338</text:p>
          </table:table-cell>
        </table:table-row>
        <table:table-row table:style-name="ro1">
          <table:table-cell/>
          <table:table-cell office:value-type="float" office:value="-80.199958" calcext:value-type="float">
            <text:p>-80.199958</text:p>
          </table:table-cell>
          <table:table-cell office:value-type="float" office:value="36.008943" calcext:value-type="float">
            <text:p>36.008943</text:p>
          </table:table-cell>
        </table:table-row>
        <table:table-row table:style-name="ro1">
          <table:table-cell/>
          <table:table-cell office:value-type="float" office:value="-80.23264" calcext:value-type="float">
            <text:p>-80.23264</text:p>
          </table:table-cell>
          <table:table-cell office:value-type="float" office:value="35.957876" calcext:value-type="float">
            <text:p>35.957876</text:p>
          </table:table-cell>
        </table:table-row>
        <table:table-row table:style-name="ro1">
          <table:table-cell/>
          <table:table-cell office:value-type="float" office:value="-80.271787" calcext:value-type="float">
            <text:p>-80.271787</text:p>
          </table:table-cell>
          <table:table-cell office:value-type="float" office:value="35.970734" calcext:value-type="float">
            <text:p>35.970734</text:p>
          </table:table-cell>
        </table:table-row>
        <table:table-row table:style-name="ro1">
          <table:table-cell/>
          <table:table-cell office:value-type="float" office:value="-80.302184" calcext:value-type="float">
            <text:p>-80.302184</text:p>
          </table:table-cell>
          <table:table-cell office:value-type="float" office:value="35.985178" calcext:value-type="float">
            <text:p>35.985178</text:p>
          </table:table-cell>
        </table:table-row>
        <table:table-row table:style-name="ro1">
          <table:table-cell/>
          <table:table-cell office:value-type="float" office:value="-80.343261" calcext:value-type="float">
            <text:p>-80.343261</text:p>
          </table:table-cell>
          <table:table-cell office:value-type="float" office:value="35.938691" calcext:value-type="float">
            <text:p>35.938691</text:p>
          </table:table-cell>
        </table:table-row>
        <table:table-row table:style-name="ro1">
          <table:table-cell/>
          <table:table-cell office:value-type="float" office:value="-80.300525" calcext:value-type="float">
            <text:p>-80.300525</text:p>
          </table:table-cell>
          <table:table-cell office:value-type="float" office:value="35.922229" calcext:value-type="float">
            <text:p>35.922229</text:p>
          </table:table-cell>
        </table:table-row>
        <table:table-row table:style-name="ro1">
          <table:table-cell/>
          <table:table-cell office:value-type="float" office:value="-80.241513" calcext:value-type="float">
            <text:p>-80.241513</text:p>
          </table:table-cell>
          <table:table-cell office:value-type="float" office:value="35.893085" calcext:value-type="float">
            <text:p>35.893085</text:p>
          </table:table-cell>
        </table:table-row>
        <table:table-row table:style-name="ro1">
          <table:table-cell/>
          <table:table-cell office:value-type="float" office:value="-80.141095" calcext:value-type="float">
            <text:p>-80.141095</text:p>
          </table:table-cell>
          <table:table-cell office:value-type="float" office:value="35.878246" calcext:value-type="float">
            <text:p>35.878246</text:p>
          </table:table-cell>
        </table:table-row>
        <table:table-row table:style-name="ro1">
          <table:table-cell/>
          <table:table-cell office:value-type="float" office:value="-80.08351" calcext:value-type="float">
            <text:p>-80.08351</text:p>
          </table:table-cell>
          <table:table-cell office:value-type="float" office:value="35.923546" calcext:value-type="float">
            <text:p>35.923546</text:p>
          </table:table-cell>
        </table:table-row>
        <table:table-row table:style-name="ro1">
          <table:table-cell/>
          <table:table-cell office:value-type="float" office:value="-80.058193" calcext:value-type="float">
            <text:p>-80.058193</text:p>
          </table:table-cell>
          <table:table-cell office:value-type="float" office:value="35.936657" calcext:value-type="float">
            <text:p>35.936657</text:p>
          </table:table-cell>
        </table:table-row>
        <table:table-row table:style-name="ro1">
          <table:table-cell/>
          <table:table-cell office:value-type="float" office:value="-80.072299" calcext:value-type="float">
            <text:p>-80.072299</text:p>
          </table:table-cell>
          <table:table-cell office:value-type="float" office:value="35.895141" calcext:value-type="float">
            <text:p>35.895141</text:p>
          </table:table-cell>
        </table:table-row>
        <table:table-row table:style-name="ro1">
          <table:table-cell/>
          <table:table-cell office:value-type="float" office:value="-80.101694" calcext:value-type="float">
            <text:p>-80.101694</text:p>
          </table:table-cell>
          <table:table-cell office:value-type="float" office:value="35.886577" calcext:value-type="float">
            <text:p>35.886577</text:p>
          </table:table-cell>
        </table:table-row>
        <table:table-row table:style-name="ro1">
          <table:table-cell/>
          <table:table-cell office:value-type="float" office:value="-80.092067" calcext:value-type="float">
            <text:p>-80.092067</text:p>
          </table:table-cell>
          <table:table-cell office:value-type="float" office:value="35.869179" calcext:value-type="float">
            <text:p>35.869179</text:p>
          </table:table-cell>
        </table:table-row>
        <table:table-row table:style-name="ro1">
          <table:table-cell/>
          <table:table-cell office:value-type="float" office:value="-80.062301" calcext:value-type="float">
            <text:p>-80.062301</text:p>
          </table:table-cell>
          <table:table-cell office:value-type="float" office:value="35.884765" calcext:value-type="float">
            <text:p>35.884765</text:p>
          </table:table-cell>
        </table:table-row>
        <table:table-row table:style-name="ro1">
          <table:table-cell/>
          <table:table-cell office:value-type="float" office:value="-80.082828" calcext:value-type="float">
            <text:p>-80.082828</text:p>
          </table:table-cell>
          <table:table-cell office:value-type="float" office:value="35.840578" calcext:value-type="float">
            <text:p>35.840578</text:p>
          </table:table-cell>
        </table:table-row>
        <table:table-row table:style-name="ro1">
          <table:table-cell/>
          <table:table-cell office:value-type="float" office:value="-80.254079" calcext:value-type="float">
            <text:p>-80.254079</text:p>
          </table:table-cell>
          <table:table-cell office:value-type="float" office:value="35.844821" calcext:value-type="float">
            <text:p>35.844821</text:p>
          </table:table-cell>
        </table:table-row>
        <table:table-row table:style-name="ro1">
          <table:table-cell/>
          <table:table-cell office:value-type="float" office:value="-80.294812" calcext:value-type="float">
            <text:p>-80.294812</text:p>
          </table:table-cell>
          <table:table-cell office:value-type="float" office:value="35.863543" calcext:value-type="float">
            <text:p>35.863543</text:p>
          </table:table-cell>
        </table:table-row>
        <table:table-row table:style-name="ro1">
          <table:table-cell/>
          <table:table-cell office:value-type="float" office:value="-80.258998" calcext:value-type="float">
            <text:p>-80.258998</text:p>
          </table:table-cell>
          <table:table-cell office:value-type="float" office:value="35.828459" calcext:value-type="float">
            <text:p>35.828459</text:p>
          </table:table-cell>
        </table:table-row>
        <table:table-row table:style-name="ro1">
          <table:table-cell/>
          <table:table-cell office:value-type="float" office:value="-80.239643" calcext:value-type="float">
            <text:p>-80.239643</text:p>
          </table:table-cell>
          <table:table-cell office:value-type="float" office:value="35.820135" calcext:value-type="float">
            <text:p>35.820135</text:p>
          </table:table-cell>
        </table:table-row>
        <table:table-row table:style-name="ro1">
          <table:table-cell/>
          <table:table-cell office:value-type="float" office:value="-80.259138" calcext:value-type="float">
            <text:p>-80.259138</text:p>
          </table:table-cell>
          <table:table-cell office:value-type="float" office:value="35.802624" calcext:value-type="float">
            <text:p>35.802624</text:p>
          </table:table-cell>
        </table:table-row>
        <table:table-row table:style-name="ro1">
          <table:table-cell/>
          <table:table-cell office:value-type="float" office:value="-80.276173" calcext:value-type="float">
            <text:p>-80.276173</text:p>
          </table:table-cell>
          <table:table-cell office:value-type="float" office:value="35.815696" calcext:value-type="float">
            <text:p>35.815696</text:p>
          </table:table-cell>
        </table:table-row>
        <table:table-row table:style-name="ro1">
          <table:table-cell/>
          <table:table-cell office:value-type="float" office:value="-80.32505" calcext:value-type="float">
            <text:p>-80.32505</text:p>
          </table:table-cell>
          <table:table-cell office:value-type="float" office:value="35.804836" calcext:value-type="float">
            <text:p>35.804836</text:p>
          </table:table-cell>
        </table:table-row>
        <table:table-row table:style-name="ro1">
          <table:table-cell/>
          <table:table-cell office:value-type="float" office:value="-80.385277" calcext:value-type="float">
            <text:p>-80.385277</text:p>
          </table:table-cell>
          <table:table-cell office:value-type="float" office:value="35.820331" calcext:value-type="float">
            <text:p>35.820331</text:p>
          </table:table-cell>
        </table:table-row>
        <table:table-row table:style-name="ro1">
          <table:table-cell/>
          <table:table-cell office:value-type="float" office:value="-80.377974" calcext:value-type="float">
            <text:p>-80.377974</text:p>
          </table:table-cell>
          <table:table-cell office:value-type="float" office:value="35.779327" calcext:value-type="float">
            <text:p>35.779327</text:p>
          </table:table-cell>
        </table:table-row>
        <table:table-row table:style-name="ro1">
          <table:table-cell/>
          <table:table-cell office:value-type="float" office:value="-80.214372" calcext:value-type="float">
            <text:p>-80.214372</text:p>
          </table:table-cell>
          <table:table-cell office:value-type="float" office:value="35.744983" calcext:value-type="float">
            <text:p>35.744983</text:p>
          </table:table-cell>
        </table:table-row>
        <table:table-row table:style-name="ro1">
          <table:table-cell/>
          <table:table-cell office:value-type="float" office:value="-80.282758" calcext:value-type="float">
            <text:p>-80.282758</text:p>
          </table:table-cell>
          <table:table-cell office:value-type="float" office:value="35.765609" calcext:value-type="float">
            <text:p>35.765609</text:p>
          </table:table-cell>
        </table:table-row>
        <table:table-row table:style-name="ro1">
          <table:table-cell/>
          <table:table-cell office:value-type="float" office:value="-80.280905" calcext:value-type="float">
            <text:p>-80.280905</text:p>
          </table:table-cell>
          <table:table-cell office:value-type="float" office:value="35.691116" calcext:value-type="float">
            <text:p>35.691116</text:p>
          </table:table-cell>
        </table:table-row>
        <table:table-row table:style-name="ro1">
          <table:table-cell/>
          <table:table-cell office:value-type="float" office:value="-80.124925" calcext:value-type="float">
            <text:p>-80.124925</text:p>
          </table:table-cell>
          <table:table-cell office:value-type="float" office:value="35.801786" calcext:value-type="float">
            <text:p>35.801786</text:p>
          </table:table-cell>
        </table:table-row>
        <table:table-row table:style-name="ro1">
          <table:table-cell/>
          <table:table-cell office:value-type="float" office:value="-80.129469" calcext:value-type="float">
            <text:p>-80.129469</text:p>
          </table:table-cell>
          <table:table-cell office:value-type="float" office:value="35.753409" calcext:value-type="float">
            <text:p>35.753409</text:p>
          </table:table-cell>
        </table:table-row>
        <table:table-row table:style-name="ro1">
          <table:table-cell/>
          <table:table-cell office:value-type="float" office:value="-80.164422" calcext:value-type="float">
            <text:p>-80.164422</text:p>
          </table:table-cell>
          <table:table-cell office:value-type="float" office:value="35.635133" calcext:value-type="float">
            <text:p>35.635133</text:p>
          </table:table-cell>
        </table:table-row>
        <table:table-row table:style-name="ro1">
          <table:table-cell/>
          <table:table-cell office:value-type="float" office:value="-80.109805" calcext:value-type="float">
            <text:p>-80.109805</text:p>
          </table:table-cell>
          <table:table-cell office:value-type="float" office:value="35.624157" calcext:value-type="float">
            <text:p>35.624157</text:p>
          </table:table-cell>
        </table:table-row>
        <table:table-row table:style-name="ro1">
          <table:table-cell/>
          <table:table-cell office:value-type="float" office:value="-80.635305" calcext:value-type="float">
            <text:p>-80.635305</text:p>
          </table:table-cell>
          <table:table-cell office:value-type="float" office:value="35.944726" calcext:value-type="float">
            <text:p>35.944726</text:p>
          </table:table-cell>
        </table:table-row>
        <table:table-row table:style-name="ro1">
          <table:table-cell/>
          <table:table-cell office:value-type="float" office:value="-80.490556" calcext:value-type="float">
            <text:p>-80.490556</text:p>
          </table:table-cell>
          <table:table-cell office:value-type="float" office:value="36.012871" calcext:value-type="float">
            <text:p>36.012871</text:p>
          </table:table-cell>
        </table:table-row>
        <table:table-row table:style-name="ro1">
          <table:table-cell/>
          <table:table-cell office:value-type="float" office:value="-80.447771" calcext:value-type="float">
            <text:p>-80.447771</text:p>
          </table:table-cell>
          <table:table-cell office:value-type="float" office:value="35.977941" calcext:value-type="float">
            <text:p>35.977941</text:p>
          </table:table-cell>
        </table:table-row>
        <table:table-row table:style-name="ro1">
          <table:table-cell/>
          <table:table-cell office:value-type="float" office:value="-80.439526" calcext:value-type="float">
            <text:p>-80.439526</text:p>
          </table:table-cell>
          <table:table-cell office:value-type="float" office:value="35.907137" calcext:value-type="float">
            <text:p>35.907137</text:p>
          </table:table-cell>
        </table:table-row>
        <table:table-row table:style-name="ro1">
          <table:table-cell/>
          <table:table-cell office:value-type="float" office:value="-80.536268" calcext:value-type="float">
            <text:p>-80.536268</text:p>
          </table:table-cell>
          <table:table-cell office:value-type="float" office:value="35.900764" calcext:value-type="float">
            <text:p>35.900764</text:p>
          </table:table-cell>
        </table:table-row>
        <table:table-row table:style-name="ro1">
          <table:table-cell/>
          <table:table-cell office:value-type="float" office:value="-80.571327" calcext:value-type="float">
            <text:p>-80.571327</text:p>
          </table:table-cell>
          <table:table-cell office:value-type="float" office:value="35.9098" calcext:value-type="float">
            <text:p>35.9098</text:p>
          </table:table-cell>
        </table:table-row>
        <table:table-row table:style-name="ro1">
          <table:table-cell/>
          <table:table-cell office:value-type="float" office:value="-80.536416" calcext:value-type="float">
            <text:p>-80.536416</text:p>
          </table:table-cell>
          <table:table-cell office:value-type="float" office:value="35.828773" calcext:value-type="float">
            <text:p>35.828773</text:p>
          </table:table-cell>
        </table:table-row>
        <table:table-row table:style-name="ro1">
          <table:table-cell/>
          <table:table-cell office:value-type="float" office:value="-77.898112" calcext:value-type="float">
            <text:p>-77.898112</text:p>
          </table:table-cell>
          <table:table-cell office:value-type="float" office:value="35.118637" calcext:value-type="float">
            <text:p>35.118637</text:p>
          </table:table-cell>
        </table:table-row>
        <table:table-row table:style-name="ro1">
          <table:table-cell/>
          <table:table-cell office:value-type="float" office:value="-78.106498" calcext:value-type="float">
            <text:p>-78.106498</text:p>
          </table:table-cell>
          <table:table-cell office:value-type="float" office:value="35.111388" calcext:value-type="float">
            <text:p>35.111388</text:p>
          </table:table-cell>
        </table:table-row>
        <table:table-row table:style-name="ro1">
          <table:table-cell/>
          <table:table-cell office:value-type="float" office:value="-78.084405" calcext:value-type="float">
            <text:p>-78.084405</text:p>
          </table:table-cell>
          <table:table-cell office:value-type="float" office:value="35.001344" calcext:value-type="float">
            <text:p>35.001344</text:p>
          </table:table-cell>
        </table:table-row>
        <table:table-row table:style-name="ro1">
          <table:table-cell/>
          <table:table-cell office:value-type="float" office:value="-77.961321" calcext:value-type="float">
            <text:p>-77.961321</text:p>
          </table:table-cell>
          <table:table-cell office:value-type="float" office:value="34.961842" calcext:value-type="float">
            <text:p>34.961842</text:p>
          </table:table-cell>
        </table:table-row>
        <table:table-row table:style-name="ro1">
          <table:table-cell/>
          <table:table-cell office:value-type="float" office:value="-77.767064" calcext:value-type="float">
            <text:p>-77.767064</text:p>
          </table:table-cell>
          <table:table-cell office:value-type="float" office:value="34.968037" calcext:value-type="float">
            <text:p>34.968037</text:p>
          </table:table-cell>
        </table:table-row>
        <table:table-row table:style-name="ro1">
          <table:table-cell/>
          <table:table-cell office:value-type="float" office:value="-77.769781" calcext:value-type="float">
            <text:p>-77.769781</text:p>
          </table:table-cell>
          <table:table-cell office:value-type="float" office:value="34.895116" calcext:value-type="float">
            <text:p>34.895116</text:p>
          </table:table-cell>
        </table:table-row>
        <table:table-row table:style-name="ro1">
          <table:table-cell/>
          <table:table-cell office:value-type="float" office:value="-77.768966" calcext:value-type="float">
            <text:p>-77.768966</text:p>
          </table:table-cell>
          <table:table-cell office:value-type="float" office:value="34.794886" calcext:value-type="float">
            <text:p>34.794886</text:p>
          </table:table-cell>
        </table:table-row>
        <table:table-row table:style-name="ro1">
          <table:table-cell/>
          <table:table-cell office:value-type="float" office:value="-77.924198" calcext:value-type="float">
            <text:p>-77.924198</text:p>
          </table:table-cell>
          <table:table-cell office:value-type="float" office:value="34.79588" calcext:value-type="float">
            <text:p>34.79588</text:p>
          </table:table-cell>
        </table:table-row>
        <table:table-row table:style-name="ro1">
          <table:table-cell/>
          <table:table-cell office:value-type="float" office:value="-77.996757" calcext:value-type="float">
            <text:p>-77.996757</text:p>
          </table:table-cell>
          <table:table-cell office:value-type="float" office:value="34.745235" calcext:value-type="float">
            <text:p>34.745235</text:p>
          </table:table-cell>
        </table:table-row>
        <table:table-row table:style-name="ro1">
          <table:table-cell/>
          <table:table-cell office:value-type="float" office:value="-78.077651" calcext:value-type="float">
            <text:p>-78.077651</text:p>
          </table:table-cell>
          <table:table-cell office:value-type="float" office:value="34.882523" calcext:value-type="float">
            <text:p>34.882523</text:p>
          </table:table-cell>
        </table:table-row>
        <table:table-row table:style-name="ro1">
          <table:table-cell/>
          <table:table-cell office:value-type="float" office:value="-78.043298" calcext:value-type="float">
            <text:p>-78.043298</text:p>
          </table:table-cell>
          <table:table-cell office:value-type="float" office:value="34.804959" calcext:value-type="float">
            <text:p>34.804959</text:p>
          </table:table-cell>
        </table:table-row>
        <table:table-row table:style-name="ro1">
          <table:table-cell/>
          <table:table-cell office:value-type="float" office:value="-78.887119" calcext:value-type="float">
            <text:p>-78.887119</text:p>
          </table:table-cell>
          <table:table-cell office:value-type="float" office:value="36.026925" calcext:value-type="float">
            <text:p>36.026925</text:p>
          </table:table-cell>
        </table:table-row>
        <table:table-row table:style-name="ro1">
          <table:table-cell/>
          <table:table-cell office:value-type="float" office:value="-78.904918" calcext:value-type="float">
            <text:p>-78.904918</text:p>
          </table:table-cell>
          <table:table-cell office:value-type="float" office:value="36.028517" calcext:value-type="float">
            <text:p>36.028517</text:p>
          </table:table-cell>
        </table:table-row>
        <table:table-row table:style-name="ro1">
          <table:table-cell/>
          <table:table-cell office:value-type="float" office:value="-78.891972" calcext:value-type="float">
            <text:p>-78.891972</text:p>
          </table:table-cell>
          <table:table-cell office:value-type="float" office:value="36.008003" calcext:value-type="float">
            <text:p>36.008003</text:p>
          </table:table-cell>
        </table:table-row>
        <table:table-row table:style-name="ro1">
          <table:table-cell/>
          <table:table-cell office:value-type="float" office:value="-78.914328" calcext:value-type="float">
            <text:p>-78.914328</text:p>
          </table:table-cell>
          <table:table-cell office:value-type="float" office:value="36.01628" calcext:value-type="float">
            <text:p>36.01628</text:p>
          </table:table-cell>
        </table:table-row>
        <table:table-row table:style-name="ro1">
          <table:table-cell/>
          <table:table-cell office:value-type="float" office:value="-78.905038" calcext:value-type="float">
            <text:p>-78.905038</text:p>
          </table:table-cell>
          <table:table-cell office:value-type="float" office:value="36.0103" calcext:value-type="float">
            <text:p>36.0103</text:p>
          </table:table-cell>
        </table:table-row>
        <table:table-row table:style-name="ro1">
          <table:table-cell/>
          <table:table-cell office:value-type="float" office:value="-78.927543" calcext:value-type="float">
            <text:p>-78.927543</text:p>
          </table:table-cell>
          <table:table-cell office:value-type="float" office:value="36.021113" calcext:value-type="float">
            <text:p>36.021113</text:p>
          </table:table-cell>
        </table:table-row>
        <table:table-row table:style-name="ro1">
          <table:table-cell/>
          <table:table-cell office:value-type="float" office:value="-78.925732" calcext:value-type="float">
            <text:p>-78.925732</text:p>
          </table:table-cell>
          <table:table-cell office:value-type="float" office:value="36.01195" calcext:value-type="float">
            <text:p>36.01195</text:p>
          </table:table-cell>
        </table:table-row>
        <table:table-row table:style-name="ro1">
          <table:table-cell/>
          <table:table-cell office:value-type="float" office:value="-78.921546" calcext:value-type="float">
            <text:p>-78.921546</text:p>
          </table:table-cell>
          <table:table-cell office:value-type="float" office:value="35.996395" calcext:value-type="float">
            <text:p>35.996395</text:p>
          </table:table-cell>
        </table:table-row>
        <table:table-row table:style-name="ro1">
          <table:table-cell/>
          <table:table-cell office:value-type="float" office:value="-78.93096" calcext:value-type="float">
            <text:p>-78.93096</text:p>
          </table:table-cell>
          <table:table-cell office:value-type="float" office:value="35.983187" calcext:value-type="float">
            <text:p>35.983187</text:p>
          </table:table-cell>
        </table:table-row>
        <table:table-row table:style-name="ro1">
          <table:table-cell/>
          <table:table-cell office:value-type="float" office:value="-78.915223" calcext:value-type="float">
            <text:p>-78.915223</text:p>
          </table:table-cell>
          <table:table-cell office:value-type="float" office:value="35.9811" calcext:value-type="float">
            <text:p>35.9811</text:p>
          </table:table-cell>
        </table:table-row>
        <table:table-row table:style-name="ro1">
          <table:table-cell/>
          <table:table-cell office:value-type="float" office:value="-78.886247" calcext:value-type="float">
            <text:p>-78.886247</text:p>
          </table:table-cell>
          <table:table-cell office:value-type="float" office:value="36.000115" calcext:value-type="float">
            <text:p>36.000115</text:p>
          </table:table-cell>
        </table:table-row>
        <table:table-row table:style-name="ro1">
          <table:table-cell/>
          <table:table-cell office:value-type="float" office:value="-78.876627" calcext:value-type="float">
            <text:p>-78.876627</text:p>
          </table:table-cell>
          <table:table-cell office:value-type="float" office:value="35.986415" calcext:value-type="float">
            <text:p>35.986415</text:p>
          </table:table-cell>
        </table:table-row>
        <table:table-row table:style-name="ro1">
          <table:table-cell/>
          <table:table-cell office:value-type="float" office:value="-78.871023" calcext:value-type="float">
            <text:p>-78.871023</text:p>
          </table:table-cell>
          <table:table-cell office:value-type="float" office:value="35.997158" calcext:value-type="float">
            <text:p>35.997158</text:p>
          </table:table-cell>
        </table:table-row>
        <table:table-row table:style-name="ro1">
          <table:table-cell/>
          <table:table-cell office:value-type="float" office:value="-78.890295" calcext:value-type="float">
            <text:p>-78.890295</text:p>
          </table:table-cell>
          <table:table-cell office:value-type="float" office:value="35.990722" calcext:value-type="float">
            <text:p>35.990722</text:p>
          </table:table-cell>
        </table:table-row>
        <table:table-row table:style-name="ro1">
          <table:table-cell/>
          <table:table-cell office:value-type="float" office:value="-78.899477" calcext:value-type="float">
            <text:p>-78.899477</text:p>
          </table:table-cell>
          <table:table-cell office:value-type="float" office:value="35.980051" calcext:value-type="float">
            <text:p>35.980051</text:p>
          </table:table-cell>
        </table:table-row>
        <table:table-row table:style-name="ro1">
          <table:table-cell/>
          <table:table-cell office:value-type="float" office:value="-78.900498" calcext:value-type="float">
            <text:p>-78.900498</text:p>
          </table:table-cell>
          <table:table-cell office:value-type="float" office:value="35.973398" calcext:value-type="float">
            <text:p>35.973398</text:p>
          </table:table-cell>
        </table:table-row>
        <table:table-row table:style-name="ro1">
          <table:table-cell/>
          <table:table-cell office:value-type="float" office:value="-78.911051" calcext:value-type="float">
            <text:p>-78.911051</text:p>
          </table:table-cell>
          <table:table-cell office:value-type="float" office:value="35.966356" calcext:value-type="float">
            <text:p>35.966356</text:p>
          </table:table-cell>
        </table:table-row>
        <table:table-row table:style-name="ro1">
          <table:table-cell/>
          <table:table-cell office:value-type="float" office:value="-78.888307" calcext:value-type="float">
            <text:p>-78.888307</text:p>
          </table:table-cell>
          <table:table-cell office:value-type="float" office:value="35.975166" calcext:value-type="float">
            <text:p>35.975166</text:p>
          </table:table-cell>
        </table:table-row>
        <table:table-row table:style-name="ro1">
          <table:table-cell/>
          <table:table-cell office:value-type="float" office:value="-78.938979" calcext:value-type="float">
            <text:p>-78.938979</text:p>
          </table:table-cell>
          <table:table-cell office:value-type="float" office:value="36.002767" calcext:value-type="float">
            <text:p>36.002767</text:p>
          </table:table-cell>
        </table:table-row>
        <table:table-row table:style-name="ro1">
          <table:table-cell/>
          <table:table-cell office:value-type="float" office:value="-78.94706" calcext:value-type="float">
            <text:p>-78.94706</text:p>
          </table:table-cell>
          <table:table-cell office:value-type="float" office:value="36.010065" calcext:value-type="float">
            <text:p>36.010065</text:p>
          </table:table-cell>
        </table:table-row>
        <table:table-row table:style-name="ro1">
          <table:table-cell/>
          <table:table-cell office:value-type="float" office:value="-78.915681" calcext:value-type="float">
            <text:p>-78.915681</text:p>
          </table:table-cell>
          <table:table-cell office:value-type="float" office:value="36.006958" calcext:value-type="float">
            <text:p>36.006958</text:p>
          </table:table-cell>
        </table:table-row>
        <table:table-row table:style-name="ro1">
          <table:table-cell/>
          <table:table-cell office:value-type="float" office:value="-78.892042" calcext:value-type="float">
            <text:p>-78.892042</text:p>
          </table:table-cell>
          <table:table-cell office:value-type="float" office:value="36.09122" calcext:value-type="float">
            <text:p>36.09122</text:p>
          </table:table-cell>
        </table:table-row>
        <table:table-row table:style-name="ro1">
          <table:table-cell/>
          <table:table-cell office:value-type="float" office:value="-78.929352" calcext:value-type="float">
            <text:p>-78.929352</text:p>
          </table:table-cell>
          <table:table-cell office:value-type="float" office:value="36.1068" calcext:value-type="float">
            <text:p>36.1068</text:p>
          </table:table-cell>
        </table:table-row>
        <table:table-row table:style-name="ro1">
          <table:table-cell/>
          <table:table-cell office:value-type="float" office:value="-78.954531" calcext:value-type="float">
            <text:p>-78.954531</text:p>
          </table:table-cell>
          <table:table-cell office:value-type="float" office:value="36.08491" calcext:value-type="float">
            <text:p>36.08491</text:p>
          </table:table-cell>
        </table:table-row>
        <table:table-row table:style-name="ro1">
          <table:table-cell/>
          <table:table-cell office:value-type="float" office:value="-78.92509" calcext:value-type="float">
            <text:p>-78.92509</text:p>
          </table:table-cell>
          <table:table-cell office:value-type="float" office:value="36.037932" calcext:value-type="float">
            <text:p>36.037932</text:p>
          </table:table-cell>
        </table:table-row>
        <table:table-row table:style-name="ro1">
          <table:table-cell/>
          <table:table-cell office:value-type="float" office:value="-78.965323" calcext:value-type="float">
            <text:p>-78.965323</text:p>
          </table:table-cell>
          <table:table-cell office:value-type="float" office:value="36.019185" calcext:value-type="float">
            <text:p>36.019185</text:p>
          </table:table-cell>
        </table:table-row>
        <table:table-row table:style-name="ro1">
          <table:table-cell/>
          <table:table-cell office:value-type="float" office:value="-78.961562" calcext:value-type="float">
            <text:p>-78.961562</text:p>
          </table:table-cell>
          <table:table-cell office:value-type="float" office:value="36.045924" calcext:value-type="float">
            <text:p>36.045924</text:p>
          </table:table-cell>
        </table:table-row>
        <table:table-row table:style-name="ro1">
          <table:table-cell/>
          <table:table-cell office:value-type="float" office:value="-78.889976" calcext:value-type="float">
            <text:p>-78.889976</text:p>
          </table:table-cell>
          <table:table-cell office:value-type="float" office:value="36.065172" calcext:value-type="float">
            <text:p>36.065172</text:p>
          </table:table-cell>
        </table:table-row>
        <table:table-row table:style-name="ro1">
          <table:table-cell/>
          <table:table-cell office:value-type="float" office:value="-78.886804" calcext:value-type="float">
            <text:p>-78.886804</text:p>
          </table:table-cell>
          <table:table-cell office:value-type="float" office:value="36.042258" calcext:value-type="float">
            <text:p>36.042258</text:p>
          </table:table-cell>
        </table:table-row>
        <table:table-row table:style-name="ro1">
          <table:table-cell/>
          <table:table-cell office:value-type="float" office:value="-78.914357" calcext:value-type="float">
            <text:p>-78.914357</text:p>
          </table:table-cell>
          <table:table-cell office:value-type="float" office:value="36.054921" calcext:value-type="float">
            <text:p>36.054921</text:p>
          </table:table-cell>
        </table:table-row>
        <table:table-row table:style-name="ro1">
          <table:table-cell/>
          <table:table-cell office:value-type="float" office:value="-78.928459" calcext:value-type="float">
            <text:p>-78.928459</text:p>
          </table:table-cell>
          <table:table-cell office:value-type="float" office:value="36.054241" calcext:value-type="float">
            <text:p>36.054241</text:p>
          </table:table-cell>
        </table:table-row>
        <table:table-row table:style-name="ro1">
          <table:table-cell/>
          <table:table-cell office:value-type="float" office:value="-78.843652" calcext:value-type="float">
            <text:p>-78.843652</text:p>
          </table:table-cell>
          <table:table-cell office:value-type="float" office:value="36.033486" calcext:value-type="float">
            <text:p>36.033486</text:p>
          </table:table-cell>
        </table:table-row>
        <table:table-row table:style-name="ro1">
          <table:table-cell/>
          <table:table-cell office:value-type="float" office:value="-78.848941" calcext:value-type="float">
            <text:p>-78.848941</text:p>
          </table:table-cell>
          <table:table-cell office:value-type="float" office:value="35.987523" calcext:value-type="float">
            <text:p>35.987523</text:p>
          </table:table-cell>
        </table:table-row>
        <table:table-row table:style-name="ro1">
          <table:table-cell/>
          <table:table-cell office:value-type="float" office:value="-78.808551" calcext:value-type="float">
            <text:p>-78.808551</text:p>
          </table:table-cell>
          <table:table-cell office:value-type="float" office:value="36.013994" calcext:value-type="float">
            <text:p>36.013994</text:p>
          </table:table-cell>
        </table:table-row>
        <table:table-row table:style-name="ro1">
          <table:table-cell/>
          <table:table-cell office:value-type="float" office:value="-78.823271" calcext:value-type="float">
            <text:p>-78.823271</text:p>
          </table:table-cell>
          <table:table-cell office:value-type="float" office:value="35.984737" calcext:value-type="float">
            <text:p>35.984737</text:p>
          </table:table-cell>
        </table:table-row>
        <table:table-row table:style-name="ro1">
          <table:table-cell/>
          <table:table-cell office:value-type="float" office:value="-78.811525" calcext:value-type="float">
            <text:p>-78.811525</text:p>
          </table:table-cell>
          <table:table-cell office:value-type="float" office:value="35.967091" calcext:value-type="float">
            <text:p>35.967091</text:p>
          </table:table-cell>
        </table:table-row>
        <table:table-row table:style-name="ro1">
          <table:table-cell/>
          <table:table-cell office:value-type="float" office:value="-78.837112" calcext:value-type="float">
            <text:p>-78.837112</text:p>
          </table:table-cell>
          <table:table-cell office:value-type="float" office:value="35.939046" calcext:value-type="float">
            <text:p>35.939046</text:p>
          </table:table-cell>
        </table:table-row>
        <table:table-row table:style-name="ro1">
          <table:table-cell/>
          <table:table-cell office:value-type="float" office:value="-78.752194" calcext:value-type="float">
            <text:p>-78.752194</text:p>
          </table:table-cell>
          <table:table-cell office:value-type="float" office:value="35.950541" calcext:value-type="float">
            <text:p>35.950541</text:p>
          </table:table-cell>
        </table:table-row>
        <table:table-row table:style-name="ro1">
          <table:table-cell/>
          <table:table-cell office:value-type="float" office:value="-78.938875" calcext:value-type="float">
            <text:p>-78.938875</text:p>
          </table:table-cell>
          <table:table-cell office:value-type="float" office:value="35.950437" calcext:value-type="float">
            <text:p>35.950437</text:p>
          </table:table-cell>
        </table:table-row>
        <table:table-row table:style-name="ro1">
          <table:table-cell/>
          <table:table-cell office:value-type="float" office:value="-78.957434" calcext:value-type="float">
            <text:p>-78.957434</text:p>
          </table:table-cell>
          <table:table-cell office:value-type="float" office:value="35.941428" calcext:value-type="float">
            <text:p>35.941428</text:p>
          </table:table-cell>
        </table:table-row>
        <table:table-row table:style-name="ro1">
          <table:table-cell/>
          <table:table-cell office:value-type="float" office:value="-78.899843" calcext:value-type="float">
            <text:p>-78.899843</text:p>
          </table:table-cell>
          <table:table-cell office:value-type="float" office:value="35.960195" calcext:value-type="float">
            <text:p>35.960195</text:p>
          </table:table-cell>
        </table:table-row>
        <table:table-row table:style-name="ro1">
          <table:table-cell/>
          <table:table-cell office:value-type="float" office:value="-78.91047" calcext:value-type="float">
            <text:p>-78.91047</text:p>
          </table:table-cell>
          <table:table-cell office:value-type="float" office:value="35.889759" calcext:value-type="float">
            <text:p>35.889759</text:p>
          </table:table-cell>
        </table:table-row>
        <table:table-row table:style-name="ro1">
          <table:table-cell/>
          <table:table-cell office:value-type="float" office:value="-78.946216" calcext:value-type="float">
            <text:p>-78.946216</text:p>
          </table:table-cell>
          <table:table-cell office:value-type="float" office:value="35.967719" calcext:value-type="float">
            <text:p>35.967719</text:p>
          </table:table-cell>
        </table:table-row>
        <table:table-row table:style-name="ro1">
          <table:table-cell/>
          <table:table-cell office:value-type="float" office:value="-78.968409" calcext:value-type="float">
            <text:p>-78.968409</text:p>
          </table:table-cell>
          <table:table-cell office:value-type="float" office:value="35.958596" calcext:value-type="float">
            <text:p>35.958596</text:p>
          </table:table-cell>
        </table:table-row>
        <table:table-row table:style-name="ro1">
          <table:table-cell/>
          <table:table-cell office:value-type="float" office:value="-78.978014" calcext:value-type="float">
            <text:p>-78.978014</text:p>
          </table:table-cell>
          <table:table-cell office:value-type="float" office:value="35.976668" calcext:value-type="float">
            <text:p>35.976668</text:p>
          </table:table-cell>
        </table:table-row>
        <table:table-row table:style-name="ro1">
          <table:table-cell/>
          <table:table-cell office:value-type="float" office:value="-78.988091" calcext:value-type="float">
            <text:p>-78.988091</text:p>
          </table:table-cell>
          <table:table-cell office:value-type="float" office:value="35.934036" calcext:value-type="float">
            <text:p>35.934036</text:p>
          </table:table-cell>
        </table:table-row>
        <table:table-row table:style-name="ro1">
          <table:table-cell/>
          <table:table-cell office:value-type="float" office:value="-78.989776" calcext:value-type="float">
            <text:p>-78.989776</text:p>
          </table:table-cell>
          <table:table-cell office:value-type="float" office:value="35.900199" calcext:value-type="float">
            <text:p>35.900199</text:p>
          </table:table-cell>
        </table:table-row>
        <table:table-row table:style-name="ro1">
          <table:table-cell/>
          <table:table-cell office:value-type="float" office:value="-78.933989" calcext:value-type="float">
            <text:p>-78.933989</text:p>
          </table:table-cell>
          <table:table-cell office:value-type="float" office:value="35.887237" calcext:value-type="float">
            <text:p>35.887237</text:p>
          </table:table-cell>
        </table:table-row>
        <table:table-row table:style-name="ro1">
          <table:table-cell/>
          <table:table-cell office:value-type="float" office:value="-78.941459" calcext:value-type="float">
            <text:p>-78.941459</text:p>
          </table:table-cell>
          <table:table-cell office:value-type="float" office:value="35.904979" calcext:value-type="float">
            <text:p>35.904979</text:p>
          </table:table-cell>
        </table:table-row>
        <table:table-row table:style-name="ro1">
          <table:table-cell/>
          <table:table-cell office:value-type="float" office:value="-78.923618" calcext:value-type="float">
            <text:p>-78.923618</text:p>
          </table:table-cell>
          <table:table-cell office:value-type="float" office:value="35.918552" calcext:value-type="float">
            <text:p>35.918552</text:p>
          </table:table-cell>
        </table:table-row>
        <table:table-row table:style-name="ro1">
          <table:table-cell/>
          <table:table-cell office:value-type="float" office:value="-78.940867" calcext:value-type="float">
            <text:p>-78.940867</text:p>
          </table:table-cell>
          <table:table-cell office:value-type="float" office:value="35.917919" calcext:value-type="float">
            <text:p>35.917919</text:p>
          </table:table-cell>
        </table:table-row>
        <table:table-row table:style-name="ro1">
          <table:table-cell/>
          <table:table-cell office:value-type="float" office:value="-78.934507" calcext:value-type="float">
            <text:p>-78.934507</text:p>
          </table:table-cell>
          <table:table-cell office:value-type="float" office:value="35.931531" calcext:value-type="float">
            <text:p>35.931531</text:p>
          </table:table-cell>
        </table:table-row>
        <table:table-row table:style-name="ro1">
          <table:table-cell/>
          <table:table-cell office:value-type="float" office:value="-78.906603" calcext:value-type="float">
            <text:p>-78.906603</text:p>
          </table:table-cell>
          <table:table-cell office:value-type="float" office:value="35.930097" calcext:value-type="float">
            <text:p>35.930097</text:p>
          </table:table-cell>
        </table:table-row>
        <table:table-row table:style-name="ro1">
          <table:table-cell/>
          <table:table-cell office:value-type="float" office:value="-78.900885" calcext:value-type="float">
            <text:p>-78.900885</text:p>
          </table:table-cell>
          <table:table-cell office:value-type="float" office:value="35.943256" calcext:value-type="float">
            <text:p>35.943256</text:p>
          </table:table-cell>
        </table:table-row>
        <table:table-row table:style-name="ro1">
          <table:table-cell/>
          <table:table-cell office:value-type="float" office:value="-78.899909" calcext:value-type="float">
            <text:p>-78.899909</text:p>
          </table:table-cell>
          <table:table-cell office:value-type="float" office:value="35.915025" calcext:value-type="float">
            <text:p>35.915025</text:p>
          </table:table-cell>
        </table:table-row>
        <table:table-row table:style-name="ro1">
          <table:table-cell/>
          <table:table-cell office:value-type="float" office:value="-78.832091" calcext:value-type="float">
            <text:p>-78.832091</text:p>
          </table:table-cell>
          <table:table-cell office:value-type="float" office:value="35.905419" calcext:value-type="float">
            <text:p>35.905419</text:p>
          </table:table-cell>
        </table:table-row>
        <table:table-row table:style-name="ro1">
          <table:table-cell/>
          <table:table-cell office:value-type="float" office:value="-78.884712" calcext:value-type="float">
            <text:p>-78.884712</text:p>
          </table:table-cell>
          <table:table-cell office:value-type="float" office:value="36.17263" calcext:value-type="float">
            <text:p>36.17263</text:p>
          </table:table-cell>
        </table:table-row>
        <table:table-row table:style-name="ro1">
          <table:table-cell/>
          <table:table-cell office:value-type="float" office:value="-78.901877" calcext:value-type="float">
            <text:p>-78.901877</text:p>
          </table:table-cell>
          <table:table-cell office:value-type="float" office:value="35.999772" calcext:value-type="float">
            <text:p>35.999772</text:p>
          </table:table-cell>
        </table:table-row>
        <table:table-row table:style-name="ro1">
          <table:table-cell/>
          <table:table-cell office:value-type="float" office:value="-78.902953" calcext:value-type="float">
            <text:p>-78.902953</text:p>
          </table:table-cell>
          <table:table-cell office:value-type="float" office:value="35.987957" calcext:value-type="float">
            <text:p>35.987957</text:p>
          </table:table-cell>
        </table:table-row>
        <table:table-row table:style-name="ro1">
          <table:table-cell/>
          <table:table-cell office:value-type="float" office:value="-78.88563" calcext:value-type="float">
            <text:p>-78.88563</text:p>
          </table:table-cell>
          <table:table-cell office:value-type="float" office:value="35.892404" calcext:value-type="float">
            <text:p>35.892404</text:p>
          </table:table-cell>
        </table:table-row>
        <table:table-row table:style-name="ro1">
          <table:table-cell/>
          <table:table-cell office:value-type="float" office:value="-77.787089" calcext:value-type="float">
            <text:p>-77.787089</text:p>
          </table:table-cell>
          <table:table-cell office:value-type="float" office:value="35.922932" calcext:value-type="float">
            <text:p>35.922932</text:p>
          </table:table-cell>
        </table:table-row>
        <table:table-row table:style-name="ro1">
          <table:table-cell/>
          <table:table-cell office:value-type="float" office:value="-77.76933" calcext:value-type="float">
            <text:p>-77.76933</text:p>
          </table:table-cell>
          <table:table-cell office:value-type="float" office:value="35.936934" calcext:value-type="float">
            <text:p>35.936934</text:p>
          </table:table-cell>
        </table:table-row>
        <table:table-row table:style-name="ro1">
          <table:table-cell/>
          <table:table-cell office:value-type="float" office:value="-77.769451" calcext:value-type="float">
            <text:p>-77.769451</text:p>
          </table:table-cell>
          <table:table-cell office:value-type="float" office:value="35.951938" calcext:value-type="float">
            <text:p>35.951938</text:p>
          </table:table-cell>
        </table:table-row>
        <table:table-row table:style-name="ro1">
          <table:table-cell/>
          <table:table-cell office:value-type="float" office:value="-77.727615" calcext:value-type="float">
            <text:p>-77.727615</text:p>
          </table:table-cell>
          <table:table-cell office:value-type="float" office:value="36.00111" calcext:value-type="float">
            <text:p>36.00111</text:p>
          </table:table-cell>
        </table:table-row>
        <table:table-row table:style-name="ro1">
          <table:table-cell/>
          <table:table-cell office:value-type="float" office:value="-77.644613" calcext:value-type="float">
            <text:p>-77.644613</text:p>
          </table:table-cell>
          <table:table-cell office:value-type="float" office:value="36.066989" calcext:value-type="float">
            <text:p>36.066989</text:p>
          </table:table-cell>
        </table:table-row>
        <table:table-row table:style-name="ro1">
          <table:table-cell/>
          <table:table-cell office:value-type="float" office:value="-77.469924" calcext:value-type="float">
            <text:p>-77.469924</text:p>
          </table:table-cell>
          <table:table-cell office:value-type="float" office:value="35.885579" calcext:value-type="float">
            <text:p>35.885579</text:p>
          </table:table-cell>
        </table:table-row>
        <table:table-row table:style-name="ro1">
          <table:table-cell/>
          <table:table-cell office:value-type="float" office:value="-77.517009" calcext:value-type="float">
            <text:p>-77.517009</text:p>
          </table:table-cell>
          <table:table-cell office:value-type="float" office:value="35.881952" calcext:value-type="float">
            <text:p>35.881952</text:p>
          </table:table-cell>
        </table:table-row>
        <table:table-row table:style-name="ro1">
          <table:table-cell/>
          <table:table-cell office:value-type="float" office:value="-77.533652" calcext:value-type="float">
            <text:p>-77.533652</text:p>
          </table:table-cell>
          <table:table-cell office:value-type="float" office:value="35.902729" calcext:value-type="float">
            <text:p>35.902729</text:p>
          </table:table-cell>
        </table:table-row>
        <table:table-row table:style-name="ro1">
          <table:table-cell/>
          <table:table-cell office:value-type="float" office:value="-77.556276" calcext:value-type="float">
            <text:p>-77.556276</text:p>
          </table:table-cell>
          <table:table-cell office:value-type="float" office:value="35.925243" calcext:value-type="float">
            <text:p>35.925243</text:p>
          </table:table-cell>
        </table:table-row>
        <table:table-row table:style-name="ro1">
          <table:table-cell/>
          <table:table-cell office:value-type="float" office:value="-77.562552" calcext:value-type="float">
            <text:p>-77.562552</text:p>
          </table:table-cell>
          <table:table-cell office:value-type="float" office:value="35.899702" calcext:value-type="float">
            <text:p>35.899702</text:p>
          </table:table-cell>
        </table:table-row>
        <table:table-row table:style-name="ro1">
          <table:table-cell/>
          <table:table-cell office:value-type="float" office:value="-77.636754" calcext:value-type="float">
            <text:p>-77.636754</text:p>
          </table:table-cell>
          <table:table-cell office:value-type="float" office:value="35.875474" calcext:value-type="float">
            <text:p>35.875474</text:p>
          </table:table-cell>
        </table:table-row>
        <table:table-row table:style-name="ro1">
          <table:table-cell/>
          <table:table-cell office:value-type="float" office:value="-77.748356" calcext:value-type="float">
            <text:p>-77.748356</text:p>
          </table:table-cell>
          <table:table-cell office:value-type="float" office:value="35.857865" calcext:value-type="float">
            <text:p>35.857865</text:p>
          </table:table-cell>
        </table:table-row>
        <table:table-row table:style-name="ro1">
          <table:table-cell/>
          <table:table-cell office:value-type="float" office:value="-77.652301" calcext:value-type="float">
            <text:p>-77.652301</text:p>
          </table:table-cell>
          <table:table-cell office:value-type="float" office:value="35.790294" calcext:value-type="float">
            <text:p>35.790294</text:p>
          </table:table-cell>
        </table:table-row>
        <table:table-row table:style-name="ro1">
          <table:table-cell/>
          <table:table-cell office:value-type="float" office:value="-77.637651" calcext:value-type="float">
            <text:p>-77.637651</text:p>
          </table:table-cell>
          <table:table-cell office:value-type="float" office:value="35.744214" calcext:value-type="float">
            <text:p>35.744214</text:p>
          </table:table-cell>
        </table:table-row>
        <table:table-row table:style-name="ro1">
          <table:table-cell/>
          <table:table-cell office:value-type="float" office:value="-80.246006" calcext:value-type="float">
            <text:p>-80.246006</text:p>
          </table:table-cell>
          <table:table-cell office:value-type="float" office:value="36.097483" calcext:value-type="float">
            <text:p>36.097483</text:p>
          </table:table-cell>
        </table:table-row>
        <table:table-row table:style-name="ro1">
          <table:table-cell/>
          <table:table-cell office:value-type="float" office:value="-80.249417" calcext:value-type="float">
            <text:p>-80.249417</text:p>
          </table:table-cell>
          <table:table-cell office:value-type="float" office:value="36.104388" calcext:value-type="float">
            <text:p>36.104388</text:p>
          </table:table-cell>
        </table:table-row>
        <table:table-row table:style-name="ro1">
          <table:table-cell/>
          <table:table-cell office:value-type="float" office:value="-80.251733" calcext:value-type="float">
            <text:p>-80.251733</text:p>
          </table:table-cell>
          <table:table-cell office:value-type="float" office:value="36.111669" calcext:value-type="float">
            <text:p>36.111669</text:p>
          </table:table-cell>
        </table:table-row>
        <table:table-row table:style-name="ro1">
          <table:table-cell/>
          <table:table-cell office:value-type="float" office:value="-80.256604" calcext:value-type="float">
            <text:p>-80.256604</text:p>
          </table:table-cell>
          <table:table-cell office:value-type="float" office:value="36.119256" calcext:value-type="float">
            <text:p>36.119256</text:p>
          </table:table-cell>
        </table:table-row>
        <table:table-row table:style-name="ro1">
          <table:table-cell/>
          <table:table-cell office:value-type="float" office:value="-80.243073" calcext:value-type="float">
            <text:p>-80.243073</text:p>
          </table:table-cell>
          <table:table-cell office:value-type="float" office:value="36.121135" calcext:value-type="float">
            <text:p>36.121135</text:p>
          </table:table-cell>
        </table:table-row>
        <table:table-row table:style-name="ro1">
          <table:table-cell/>
          <table:table-cell office:value-type="float" office:value="-80.227918" calcext:value-type="float">
            <text:p>-80.227918</text:p>
          </table:table-cell>
          <table:table-cell office:value-type="float" office:value="36.117021" calcext:value-type="float">
            <text:p>36.117021</text:p>
          </table:table-cell>
        </table:table-row>
        <table:table-row table:style-name="ro1">
          <table:table-cell/>
          <table:table-cell office:value-type="float" office:value="-80.228509" calcext:value-type="float">
            <text:p>-80.228509</text:p>
          </table:table-cell>
          <table:table-cell office:value-type="float" office:value="36.108004" calcext:value-type="float">
            <text:p>36.108004</text:p>
          </table:table-cell>
        </table:table-row>
        <table:table-row table:style-name="ro1">
          <table:table-cell/>
          <table:table-cell office:value-type="float" office:value="-80.229595" calcext:value-type="float">
            <text:p>-80.229595</text:p>
          </table:table-cell>
          <table:table-cell office:value-type="float" office:value="36.098532" calcext:value-type="float">
            <text:p>36.098532</text:p>
          </table:table-cell>
        </table:table-row>
        <table:table-row table:style-name="ro1">
          <table:table-cell/>
          <table:table-cell office:value-type="float" office:value="-80.225364" calcext:value-type="float">
            <text:p>-80.225364</text:p>
          </table:table-cell>
          <table:table-cell office:value-type="float" office:value="36.086248" calcext:value-type="float">
            <text:p>36.086248</text:p>
          </table:table-cell>
        </table:table-row>
        <table:table-row table:style-name="ro1">
          <table:table-cell/>
          <table:table-cell office:value-type="float" office:value="-80.232043" calcext:value-type="float">
            <text:p>-80.232043</text:p>
          </table:table-cell>
          <table:table-cell office:value-type="float" office:value="36.076516" calcext:value-type="float">
            <text:p>36.076516</text:p>
          </table:table-cell>
        </table:table-row>
        <table:table-row table:style-name="ro1">
          <table:table-cell/>
          <table:table-cell office:value-type="float" office:value="-80.250419" calcext:value-type="float">
            <text:p>-80.250419</text:p>
          </table:table-cell>
          <table:table-cell office:value-type="float" office:value="36.084265" calcext:value-type="float">
            <text:p>36.084265</text:p>
          </table:table-cell>
        </table:table-row>
        <table:table-row table:style-name="ro1">
          <table:table-cell/>
          <table:table-cell office:value-type="float" office:value="-80.264394" calcext:value-type="float">
            <text:p>-80.264394</text:p>
          </table:table-cell>
          <table:table-cell office:value-type="float" office:value="36.080393" calcext:value-type="float">
            <text:p>36.080393</text:p>
          </table:table-cell>
        </table:table-row>
        <table:table-row table:style-name="ro1">
          <table:table-cell/>
          <table:table-cell office:value-type="float" office:value="-80.263708" calcext:value-type="float">
            <text:p>-80.263708</text:p>
          </table:table-cell>
          <table:table-cell office:value-type="float" office:value="36.094688" calcext:value-type="float">
            <text:p>36.094688</text:p>
          </table:table-cell>
        </table:table-row>
        <table:table-row table:style-name="ro1">
          <table:table-cell/>
          <table:table-cell office:value-type="float" office:value="-80.27024" calcext:value-type="float">
            <text:p>-80.27024</text:p>
          </table:table-cell>
          <table:table-cell office:value-type="float" office:value="36.108355" calcext:value-type="float">
            <text:p>36.108355</text:p>
          </table:table-cell>
        </table:table-row>
        <table:table-row table:style-name="ro1">
          <table:table-cell/>
          <table:table-cell office:value-type="float" office:value="-80.277728" calcext:value-type="float">
            <text:p>-80.277728</text:p>
          </table:table-cell>
          <table:table-cell office:value-type="float" office:value="36.132165" calcext:value-type="float">
            <text:p>36.132165</text:p>
          </table:table-cell>
        </table:table-row>
        <table:table-row table:style-name="ro1">
          <table:table-cell/>
          <table:table-cell office:value-type="float" office:value="-80.256071" calcext:value-type="float">
            <text:p>-80.256071</text:p>
          </table:table-cell>
          <table:table-cell office:value-type="float" office:value="36.143063" calcext:value-type="float">
            <text:p>36.143063</text:p>
          </table:table-cell>
        </table:table-row>
        <table:table-row table:style-name="ro1">
          <table:table-cell/>
          <table:table-cell office:value-type="float" office:value="-80.237177" calcext:value-type="float">
            <text:p>-80.237177</text:p>
          </table:table-cell>
          <table:table-cell office:value-type="float" office:value="36.152336" calcext:value-type="float">
            <text:p>36.152336</text:p>
          </table:table-cell>
        </table:table-row>
        <table:table-row table:style-name="ro1">
          <table:table-cell/>
          <table:table-cell office:value-type="float" office:value="-80.210352" calcext:value-type="float">
            <text:p>-80.210352</text:p>
          </table:table-cell>
          <table:table-cell office:value-type="float" office:value="36.14025" calcext:value-type="float">
            <text:p>36.14025</text:p>
          </table:table-cell>
        </table:table-row>
        <table:table-row table:style-name="ro1">
          <table:table-cell/>
          <table:table-cell office:value-type="float" office:value="-80.220745" calcext:value-type="float">
            <text:p>-80.220745</text:p>
          </table:table-cell>
          <table:table-cell office:value-type="float" office:value="36.118649" calcext:value-type="float">
            <text:p>36.118649</text:p>
          </table:table-cell>
        </table:table-row>
        <table:table-row table:style-name="ro1">
          <table:table-cell/>
          <table:table-cell office:value-type="float" office:value="-80.202064" calcext:value-type="float">
            <text:p>-80.202064</text:p>
          </table:table-cell>
          <table:table-cell office:value-type="float" office:value="36.112319" calcext:value-type="float">
            <text:p>36.112319</text:p>
          </table:table-cell>
        </table:table-row>
        <table:table-row table:style-name="ro1">
          <table:table-cell/>
          <table:table-cell office:value-type="float" office:value="-80.209578" calcext:value-type="float">
            <text:p>-80.209578</text:p>
          </table:table-cell>
          <table:table-cell office:value-type="float" office:value="36.07427" calcext:value-type="float">
            <text:p>36.07427</text:p>
          </table:table-cell>
        </table:table-row>
        <table:table-row table:style-name="ro1">
          <table:table-cell/>
          <table:table-cell office:value-type="float" office:value="-80.225493" calcext:value-type="float">
            <text:p>-80.225493</text:p>
          </table:table-cell>
          <table:table-cell office:value-type="float" office:value="36.065626" calcext:value-type="float">
            <text:p>36.065626</text:p>
          </table:table-cell>
        </table:table-row>
        <table:table-row table:style-name="ro1">
          <table:table-cell/>
          <table:table-cell office:value-type="float" office:value="-80.243962" calcext:value-type="float">
            <text:p>-80.243962</text:p>
          </table:table-cell>
          <table:table-cell office:value-type="float" office:value="36.070612" calcext:value-type="float">
            <text:p>36.070612</text:p>
          </table:table-cell>
        </table:table-row>
        <table:table-row table:style-name="ro1">
          <table:table-cell/>
          <table:table-cell office:value-type="float" office:value="-80.23814" calcext:value-type="float">
            <text:p>-80.23814</text:p>
          </table:table-cell>
          <table:table-cell office:value-type="float" office:value="36.057055" calcext:value-type="float">
            <text:p>36.057055</text:p>
          </table:table-cell>
        </table:table-row>
        <table:table-row table:style-name="ro1">
          <table:table-cell/>
          <table:table-cell office:value-type="float" office:value="-80.251087" calcext:value-type="float">
            <text:p>-80.251087</text:p>
          </table:table-cell>
          <table:table-cell office:value-type="float" office:value="36.055262" calcext:value-type="float">
            <text:p>36.055262</text:p>
          </table:table-cell>
        </table:table-row>
        <table:table-row table:style-name="ro1">
          <table:table-cell/>
          <table:table-cell office:value-type="float" office:value="-80.282827" calcext:value-type="float">
            <text:p>-80.282827</text:p>
          </table:table-cell>
          <table:table-cell office:value-type="float" office:value="36.074626" calcext:value-type="float">
            <text:p>36.074626</text:p>
          </table:table-cell>
        </table:table-row>
        <table:table-row table:style-name="ro1">
          <table:table-cell/>
          <table:table-cell office:value-type="float" office:value="-80.281152" calcext:value-type="float">
            <text:p>-80.281152</text:p>
          </table:table-cell>
          <table:table-cell office:value-type="float" office:value="36.085157" calcext:value-type="float">
            <text:p>36.085157</text:p>
          </table:table-cell>
        </table:table-row>
        <table:table-row table:style-name="ro1">
          <table:table-cell/>
          <table:table-cell office:value-type="float" office:value="-80.282822" calcext:value-type="float">
            <text:p>-80.282822</text:p>
          </table:table-cell>
          <table:table-cell office:value-type="float" office:value="36.106048" calcext:value-type="float">
            <text:p>36.106048</text:p>
          </table:table-cell>
        </table:table-row>
        <table:table-row table:style-name="ro1">
          <table:table-cell/>
          <table:table-cell office:value-type="float" office:value="-80.299043" calcext:value-type="float">
            <text:p>-80.299043</text:p>
          </table:table-cell>
          <table:table-cell office:value-type="float" office:value="36.098393" calcext:value-type="float">
            <text:p>36.098393</text:p>
          </table:table-cell>
        </table:table-row>
        <table:table-row table:style-name="ro1">
          <table:table-cell/>
          <table:table-cell office:value-type="float" office:value="-80.296197" calcext:value-type="float">
            <text:p>-80.296197</text:p>
          </table:table-cell>
          <table:table-cell office:value-type="float" office:value="36.120664" calcext:value-type="float">
            <text:p>36.120664</text:p>
          </table:table-cell>
        </table:table-row>
        <table:table-row table:style-name="ro1">
          <table:table-cell/>
          <table:table-cell office:value-type="float" office:value="-80.313125" calcext:value-type="float">
            <text:p>-80.313125</text:p>
          </table:table-cell>
          <table:table-cell office:value-type="float" office:value="36.132854" calcext:value-type="float">
            <text:p>36.132854</text:p>
          </table:table-cell>
        </table:table-row>
        <table:table-row table:style-name="ro1">
          <table:table-cell/>
          <table:table-cell office:value-type="float" office:value="-80.335961" calcext:value-type="float">
            <text:p>-80.335961</text:p>
          </table:table-cell>
          <table:table-cell office:value-type="float" office:value="36.150339" calcext:value-type="float">
            <text:p>36.150339</text:p>
          </table:table-cell>
        </table:table-row>
        <table:table-row table:style-name="ro1">
          <table:table-cell/>
          <table:table-cell office:value-type="float" office:value="-80.310608" calcext:value-type="float">
            <text:p>-80.310608</text:p>
          </table:table-cell>
          <table:table-cell office:value-type="float" office:value="36.164749" calcext:value-type="float">
            <text:p>36.164749</text:p>
          </table:table-cell>
        </table:table-row>
        <table:table-row table:style-name="ro1">
          <table:table-cell/>
          <table:table-cell office:value-type="float" office:value="-80.282078" calcext:value-type="float">
            <text:p>-80.282078</text:p>
          </table:table-cell>
          <table:table-cell office:value-type="float" office:value="36.1617" calcext:value-type="float">
            <text:p>36.1617</text:p>
          </table:table-cell>
        </table:table-row>
        <table:table-row table:style-name="ro1">
          <table:table-cell/>
          <table:table-cell office:value-type="float" office:value="-80.284747" calcext:value-type="float">
            <text:p>-80.284747</text:p>
          </table:table-cell>
          <table:table-cell office:value-type="float" office:value="36.146404" calcext:value-type="float">
            <text:p>36.146404</text:p>
          </table:table-cell>
        </table:table-row>
        <table:table-row table:style-name="ro1">
          <table:table-cell/>
          <table:table-cell office:value-type="float" office:value="-80.381159" calcext:value-type="float">
            <text:p>-80.381159</text:p>
          </table:table-cell>
          <table:table-cell office:value-type="float" office:value="36.219566" calcext:value-type="float">
            <text:p>36.219566</text:p>
          </table:table-cell>
        </table:table-row>
        <table:table-row table:style-name="ro1">
          <table:table-cell/>
          <table:table-cell office:value-type="float" office:value="-80.313407" calcext:value-type="float">
            <text:p>-80.313407</text:p>
          </table:table-cell>
          <table:table-cell office:value-type="float" office:value="36.180473" calcext:value-type="float">
            <text:p>36.180473</text:p>
          </table:table-cell>
        </table:table-row>
        <table:table-row table:style-name="ro1">
          <table:table-cell/>
          <table:table-cell office:value-type="float" office:value="-80.277161" calcext:value-type="float">
            <text:p>-80.277161</text:p>
          </table:table-cell>
          <table:table-cell office:value-type="float" office:value="36.190486" calcext:value-type="float">
            <text:p>36.190486</text:p>
          </table:table-cell>
        </table:table-row>
        <table:table-row table:style-name="ro1">
          <table:table-cell/>
          <table:table-cell office:value-type="float" office:value="-80.270035" calcext:value-type="float">
            <text:p>-80.270035</text:p>
          </table:table-cell>
          <table:table-cell office:value-type="float" office:value="36.226177" calcext:value-type="float">
            <text:p>36.226177</text:p>
          </table:table-cell>
        </table:table-row>
        <table:table-row table:style-name="ro1">
          <table:table-cell/>
          <table:table-cell office:value-type="float" office:value="-80.313973" calcext:value-type="float">
            <text:p>-80.313973</text:p>
          </table:table-cell>
          <table:table-cell office:value-type="float" office:value="36.238222" calcext:value-type="float">
            <text:p>36.238222</text:p>
          </table:table-cell>
        </table:table-row>
        <table:table-row table:style-name="ro1">
          <table:table-cell/>
          <table:table-cell office:value-type="float" office:value="-80.33058" calcext:value-type="float">
            <text:p>-80.33058</text:p>
          </table:table-cell>
          <table:table-cell office:value-type="float" office:value="36.207857" calcext:value-type="float">
            <text:p>36.207857</text:p>
          </table:table-cell>
        </table:table-row>
        <table:table-row table:style-name="ro1">
          <table:table-cell/>
          <table:table-cell office:value-type="float" office:value="-80.235944" calcext:value-type="float">
            <text:p>-80.235944</text:p>
          </table:table-cell>
          <table:table-cell office:value-type="float" office:value="36.189989" calcext:value-type="float">
            <text:p>36.189989</text:p>
          </table:table-cell>
        </table:table-row>
        <table:table-row table:style-name="ro1">
          <table:table-cell/>
          <table:table-cell office:value-type="float" office:value="-80.201683" calcext:value-type="float">
            <text:p>-80.201683</text:p>
          </table:table-cell>
          <table:table-cell office:value-type="float" office:value="36.16918" calcext:value-type="float">
            <text:p>36.16918</text:p>
          </table:table-cell>
        </table:table-row>
        <table:table-row table:style-name="ro1">
          <table:table-cell/>
          <table:table-cell office:value-type="float" office:value="-80.18301" calcext:value-type="float">
            <text:p>-80.18301</text:p>
          </table:table-cell>
          <table:table-cell office:value-type="float" office:value="36.207675" calcext:value-type="float">
            <text:p>36.207675</text:p>
          </table:table-cell>
        </table:table-row>
        <table:table-row table:style-name="ro1">
          <table:table-cell/>
          <table:table-cell office:value-type="float" office:value="-80.178952" calcext:value-type="float">
            <text:p>-80.178952</text:p>
          </table:table-cell>
          <table:table-cell office:value-type="float" office:value="36.149283" calcext:value-type="float">
            <text:p>36.149283</text:p>
          </table:table-cell>
        </table:table-row>
        <table:table-row table:style-name="ro1">
          <table:table-cell/>
          <table:table-cell office:value-type="float" office:value="-80.152073" calcext:value-type="float">
            <text:p>-80.152073</text:p>
          </table:table-cell>
          <table:table-cell office:value-type="float" office:value="36.136568" calcext:value-type="float">
            <text:p>36.136568</text:p>
          </table:table-cell>
        </table:table-row>
        <table:table-row table:style-name="ro1">
          <table:table-cell/>
          <table:table-cell office:value-type="float" office:value="-80.123692" calcext:value-type="float">
            <text:p>-80.123692</text:p>
          </table:table-cell>
          <table:table-cell office:value-type="float" office:value="36.120388" calcext:value-type="float">
            <text:p>36.120388</text:p>
          </table:table-cell>
        </table:table-row>
        <table:table-row table:style-name="ro1">
          <table:table-cell/>
          <table:table-cell office:value-type="float" office:value="-80.088602" calcext:value-type="float">
            <text:p>-80.088602</text:p>
          </table:table-cell>
          <table:table-cell office:value-type="float" office:value="36.173669" calcext:value-type="float">
            <text:p>36.173669</text:p>
          </table:table-cell>
        </table:table-row>
        <table:table-row table:style-name="ro1">
          <table:table-cell/>
          <table:table-cell office:value-type="float" office:value="-80.136224" calcext:value-type="float">
            <text:p>-80.136224</text:p>
          </table:table-cell>
          <table:table-cell office:value-type="float" office:value="36.190573" calcext:value-type="float">
            <text:p>36.190573</text:p>
          </table:table-cell>
        </table:table-row>
        <table:table-row table:style-name="ro1">
          <table:table-cell/>
          <table:table-cell office:value-type="float" office:value="-80.098413" calcext:value-type="float">
            <text:p>-80.098413</text:p>
          </table:table-cell>
          <table:table-cell office:value-type="float" office:value="36.229877" calcext:value-type="float">
            <text:p>36.229877</text:p>
          </table:table-cell>
        </table:table-row>
        <table:table-row table:style-name="ro1">
          <table:table-cell/>
          <table:table-cell office:value-type="float" office:value="-80.083062" calcext:value-type="float">
            <text:p>-80.083062</text:p>
          </table:table-cell>
          <table:table-cell office:value-type="float" office:value="36.145563" calcext:value-type="float">
            <text:p>36.145563</text:p>
          </table:table-cell>
        </table:table-row>
        <table:table-row table:style-name="ro1">
          <table:table-cell/>
          <table:table-cell office:value-type="float" office:value="-80.058067" calcext:value-type="float">
            <text:p>-80.058067</text:p>
          </table:table-cell>
          <table:table-cell office:value-type="float" office:value="36.142311" calcext:value-type="float">
            <text:p>36.142311</text:p>
          </table:table-cell>
        </table:table-row>
        <table:table-row table:style-name="ro1">
          <table:table-cell/>
          <table:table-cell office:value-type="float" office:value="-80.093867" calcext:value-type="float">
            <text:p>-80.093867</text:p>
          </table:table-cell>
          <table:table-cell office:value-type="float" office:value="36.124388" calcext:value-type="float">
            <text:p>36.124388</text:p>
          </table:table-cell>
        </table:table-row>
        <table:table-row table:style-name="ro1">
          <table:table-cell/>
          <table:table-cell office:value-type="float" office:value="-80.062311" calcext:value-type="float">
            <text:p>-80.062311</text:p>
          </table:table-cell>
          <table:table-cell office:value-type="float" office:value="36.121025" calcext:value-type="float">
            <text:p>36.121025</text:p>
          </table:table-cell>
        </table:table-row>
        <table:table-row table:style-name="ro1">
          <table:table-cell/>
          <table:table-cell office:value-type="float" office:value="-80.098028" calcext:value-type="float">
            <text:p>-80.098028</text:p>
          </table:table-cell>
          <table:table-cell office:value-type="float" office:value="36.102879" calcext:value-type="float">
            <text:p>36.102879</text:p>
          </table:table-cell>
        </table:table-row>
        <table:table-row table:style-name="ro1">
          <table:table-cell/>
          <table:table-cell office:value-type="float" office:value="-80.126053" calcext:value-type="float">
            <text:p>-80.126053</text:p>
          </table:table-cell>
          <table:table-cell office:value-type="float" office:value="36.090184" calcext:value-type="float">
            <text:p>36.090184</text:p>
          </table:table-cell>
        </table:table-row>
        <table:table-row table:style-name="ro1">
          <table:table-cell/>
          <table:table-cell office:value-type="float" office:value="-80.176337" calcext:value-type="float">
            <text:p>-80.176337</text:p>
          </table:table-cell>
          <table:table-cell office:value-type="float" office:value="36.089245" calcext:value-type="float">
            <text:p>36.089245</text:p>
          </table:table-cell>
        </table:table-row>
        <table:table-row table:style-name="ro1">
          <table:table-cell/>
          <table:table-cell office:value-type="float" office:value="-80.152661" calcext:value-type="float">
            <text:p>-80.152661</text:p>
          </table:table-cell>
          <table:table-cell office:value-type="float" office:value="36.078651" calcext:value-type="float">
            <text:p>36.078651</text:p>
          </table:table-cell>
        </table:table-row>
        <table:table-row table:style-name="ro1">
          <table:table-cell/>
          <table:table-cell office:value-type="float" office:value="-80.134599" calcext:value-type="float">
            <text:p>-80.134599</text:p>
          </table:table-cell>
          <table:table-cell office:value-type="float" office:value="36.062402" calcext:value-type="float">
            <text:p>36.062402</text:p>
          </table:table-cell>
        </table:table-row>
        <table:table-row table:style-name="ro1">
          <table:table-cell/>
          <table:table-cell office:value-type="float" office:value="-80.088459" calcext:value-type="float">
            <text:p>-80.088459</text:p>
          </table:table-cell>
          <table:table-cell office:value-type="float" office:value="36.06517" calcext:value-type="float">
            <text:p>36.06517</text:p>
          </table:table-cell>
        </table:table-row>
        <table:table-row table:style-name="ro1">
          <table:table-cell/>
          <table:table-cell office:value-type="float" office:value="-80.06801" calcext:value-type="float">
            <text:p>-80.06801</text:p>
          </table:table-cell>
          <table:table-cell office:value-type="float" office:value="36.025611" calcext:value-type="float">
            <text:p>36.025611</text:p>
          </table:table-cell>
        </table:table-row>
        <table:table-row table:style-name="ro1">
          <table:table-cell/>
          <table:table-cell office:value-type="float" office:value="-80.057601" calcext:value-type="float">
            <text:p>-80.057601</text:p>
          </table:table-cell>
          <table:table-cell office:value-type="float" office:value="36.066988" calcext:value-type="float">
            <text:p>36.066988</text:p>
          </table:table-cell>
        </table:table-row>
        <table:table-row table:style-name="ro1">
          <table:table-cell/>
          <table:table-cell office:value-type="float" office:value="-80.073493" calcext:value-type="float">
            <text:p>-80.073493</text:p>
          </table:table-cell>
          <table:table-cell office:value-type="float" office:value="36.100385" calcext:value-type="float">
            <text:p>36.100385</text:p>
          </table:table-cell>
        </table:table-row>
        <table:table-row table:style-name="ro1">
          <table:table-cell/>
          <table:table-cell office:value-type="float" office:value="-80.145422" calcext:value-type="float">
            <text:p>-80.145422</text:p>
          </table:table-cell>
          <table:table-cell office:value-type="float" office:value="36.041078" calcext:value-type="float">
            <text:p>36.041078</text:p>
          </table:table-cell>
        </table:table-row>
        <table:table-row table:style-name="ro1">
          <table:table-cell/>
          <table:table-cell office:value-type="float" office:value="-80.185269" calcext:value-type="float">
            <text:p>-80.185269</text:p>
          </table:table-cell>
          <table:table-cell office:value-type="float" office:value="36.056887" calcext:value-type="float">
            <text:p>36.056887</text:p>
          </table:table-cell>
        </table:table-row>
        <table:table-row table:style-name="ro1">
          <table:table-cell/>
          <table:table-cell office:value-type="float" office:value="-80.189799" calcext:value-type="float">
            <text:p>-80.189799</text:p>
          </table:table-cell>
          <table:table-cell office:value-type="float" office:value="36.067889" calcext:value-type="float">
            <text:p>36.067889</text:p>
          </table:table-cell>
        </table:table-row>
        <table:table-row table:style-name="ro1">
          <table:table-cell/>
          <table:table-cell office:value-type="float" office:value="-80.214748" calcext:value-type="float">
            <text:p>-80.214748</text:p>
          </table:table-cell>
          <table:table-cell office:value-type="float" office:value="36.040747" calcext:value-type="float">
            <text:p>36.040747</text:p>
          </table:table-cell>
        </table:table-row>
        <table:table-row table:style-name="ro1">
          <table:table-cell/>
          <table:table-cell office:value-type="float" office:value="-80.244927" calcext:value-type="float">
            <text:p>-80.244927</text:p>
          </table:table-cell>
          <table:table-cell office:value-type="float" office:value="36.025767" calcext:value-type="float">
            <text:p>36.025767</text:p>
          </table:table-cell>
        </table:table-row>
        <table:table-row table:style-name="ro1">
          <table:table-cell/>
          <table:table-cell office:value-type="float" office:value="-80.269006" calcext:value-type="float">
            <text:p>-80.269006</text:p>
          </table:table-cell>
          <table:table-cell office:value-type="float" office:value="36.055478" calcext:value-type="float">
            <text:p>36.055478</text:p>
          </table:table-cell>
        </table:table-row>
        <table:table-row table:style-name="ro1">
          <table:table-cell/>
          <table:table-cell office:value-type="float" office:value="-80.279924" calcext:value-type="float">
            <text:p>-80.279924</text:p>
          </table:table-cell>
          <table:table-cell office:value-type="float" office:value="36.040048" calcext:value-type="float">
            <text:p>36.040048</text:p>
          </table:table-cell>
        </table:table-row>
        <table:table-row table:style-name="ro1">
          <table:table-cell/>
          <table:table-cell office:value-type="float" office:value="-80.278941" calcext:value-type="float">
            <text:p>-80.278941</text:p>
          </table:table-cell>
          <table:table-cell office:value-type="float" office:value="36.013294" calcext:value-type="float">
            <text:p>36.013294</text:p>
          </table:table-cell>
        </table:table-row>
        <table:table-row table:style-name="ro1">
          <table:table-cell/>
          <table:table-cell office:value-type="float" office:value="-80.292723" calcext:value-type="float">
            <text:p>-80.292723</text:p>
          </table:table-cell>
          <table:table-cell office:value-type="float" office:value="36.049448" calcext:value-type="float">
            <text:p>36.049448</text:p>
          </table:table-cell>
        </table:table-row>
        <table:table-row table:style-name="ro1">
          <table:table-cell/>
          <table:table-cell office:value-type="float" office:value="-80.307318" calcext:value-type="float">
            <text:p>-80.307318</text:p>
          </table:table-cell>
          <table:table-cell office:value-type="float" office:value="36.050677" calcext:value-type="float">
            <text:p>36.050677</text:p>
          </table:table-cell>
        </table:table-row>
        <table:table-row table:style-name="ro1">
          <table:table-cell/>
          <table:table-cell office:value-type="float" office:value="-80.325062" calcext:value-type="float">
            <text:p>-80.325062</text:p>
          </table:table-cell>
          <table:table-cell office:value-type="float" office:value="36.063139" calcext:value-type="float">
            <text:p>36.063139</text:p>
          </table:table-cell>
        </table:table-row>
        <table:table-row table:style-name="ro1">
          <table:table-cell/>
          <table:table-cell office:value-type="float" office:value="-80.346516" calcext:value-type="float">
            <text:p>-80.346516</text:p>
          </table:table-cell>
          <table:table-cell office:value-type="float" office:value="36.043063" calcext:value-type="float">
            <text:p>36.043063</text:p>
          </table:table-cell>
        </table:table-row>
        <table:table-row table:style-name="ro1">
          <table:table-cell/>
          <table:table-cell office:value-type="float" office:value="-80.32317" calcext:value-type="float">
            <text:p>-80.32317</text:p>
          </table:table-cell>
          <table:table-cell office:value-type="float" office:value="36.079266" calcext:value-type="float">
            <text:p>36.079266</text:p>
          </table:table-cell>
        </table:table-row>
        <table:table-row table:style-name="ro1">
          <table:table-cell/>
          <table:table-cell office:value-type="float" office:value="-80.354165" calcext:value-type="float">
            <text:p>-80.354165</text:p>
          </table:table-cell>
          <table:table-cell office:value-type="float" office:value="36.07298" calcext:value-type="float">
            <text:p>36.07298</text:p>
          </table:table-cell>
        </table:table-row>
        <table:table-row table:style-name="ro1">
          <table:table-cell/>
          <table:table-cell office:value-type="float" office:value="-80.330852" calcext:value-type="float">
            <text:p>-80.330852</text:p>
          </table:table-cell>
          <table:table-cell office:value-type="float" office:value="36.087303" calcext:value-type="float">
            <text:p>36.087303</text:p>
          </table:table-cell>
        </table:table-row>
        <table:table-row table:style-name="ro1">
          <table:table-cell/>
          <table:table-cell office:value-type="float" office:value="-80.324694" calcext:value-type="float">
            <text:p>-80.324694</text:p>
          </table:table-cell>
          <table:table-cell office:value-type="float" office:value="36.099964" calcext:value-type="float">
            <text:p>36.099964</text:p>
          </table:table-cell>
        </table:table-row>
        <table:table-row table:style-name="ro1">
          <table:table-cell/>
          <table:table-cell office:value-type="float" office:value="-80.331952" calcext:value-type="float">
            <text:p>-80.331952</text:p>
          </table:table-cell>
          <table:table-cell office:value-type="float" office:value="36.112511" calcext:value-type="float">
            <text:p>36.112511</text:p>
          </table:table-cell>
        </table:table-row>
        <table:table-row table:style-name="ro1">
          <table:table-cell/>
          <table:table-cell office:value-type="float" office:value="-80.348405" calcext:value-type="float">
            <text:p>-80.348405</text:p>
          </table:table-cell>
          <table:table-cell office:value-type="float" office:value="36.09522" calcext:value-type="float">
            <text:p>36.09522</text:p>
          </table:table-cell>
        </table:table-row>
        <table:table-row table:style-name="ro1">
          <table:table-cell/>
          <table:table-cell office:value-type="float" office:value="-80.394186" calcext:value-type="float">
            <text:p>-80.394186</text:p>
          </table:table-cell>
          <table:table-cell office:value-type="float" office:value="36.012004" calcext:value-type="float">
            <text:p>36.012004</text:p>
          </table:table-cell>
        </table:table-row>
        <table:table-row table:style-name="ro1">
          <table:table-cell/>
          <table:table-cell office:value-type="float" office:value="-80.430204" calcext:value-type="float">
            <text:p>-80.430204</text:p>
          </table:table-cell>
          <table:table-cell office:value-type="float" office:value="36.06112" calcext:value-type="float">
            <text:p>36.06112</text:p>
          </table:table-cell>
        </table:table-row>
        <table:table-row table:style-name="ro1">
          <table:table-cell/>
          <table:table-cell office:value-type="float" office:value="-80.426853" calcext:value-type="float">
            <text:p>-80.426853</text:p>
          </table:table-cell>
          <table:table-cell office:value-type="float" office:value="36.113016" calcext:value-type="float">
            <text:p>36.113016</text:p>
          </table:table-cell>
        </table:table-row>
        <table:table-row table:style-name="ro1">
          <table:table-cell/>
          <table:table-cell office:value-type="float" office:value="-80.373666" calcext:value-type="float">
            <text:p>-80.373666</text:p>
          </table:table-cell>
          <table:table-cell office:value-type="float" office:value="36.107402" calcext:value-type="float">
            <text:p>36.107402</text:p>
          </table:table-cell>
        </table:table-row>
        <table:table-row table:style-name="ro1">
          <table:table-cell/>
          <table:table-cell office:value-type="float" office:value="-80.396672" calcext:value-type="float">
            <text:p>-80.396672</text:p>
          </table:table-cell>
          <table:table-cell office:value-type="float" office:value="36.089789" calcext:value-type="float">
            <text:p>36.089789</text:p>
          </table:table-cell>
        </table:table-row>
        <table:table-row table:style-name="ro1">
          <table:table-cell/>
          <table:table-cell office:value-type="float" office:value="-80.384315" calcext:value-type="float">
            <text:p>-80.384315</text:p>
          </table:table-cell>
          <table:table-cell office:value-type="float" office:value="36.059044" calcext:value-type="float">
            <text:p>36.059044</text:p>
          </table:table-cell>
        </table:table-row>
        <table:table-row table:style-name="ro1">
          <table:table-cell/>
          <table:table-cell office:value-type="float" office:value="-80.386654" calcext:value-type="float">
            <text:p>-80.386654</text:p>
          </table:table-cell>
          <table:table-cell office:value-type="float" office:value="36.040062" calcext:value-type="float">
            <text:p>36.040062</text:p>
          </table:table-cell>
        </table:table-row>
        <table:table-row table:style-name="ro1">
          <table:table-cell/>
          <table:table-cell office:value-type="float" office:value="-80.371888" calcext:value-type="float">
            <text:p>-80.371888</text:p>
          </table:table-cell>
          <table:table-cell office:value-type="float" office:value="36.025207" calcext:value-type="float">
            <text:p>36.025207</text:p>
          </table:table-cell>
        </table:table-row>
        <table:table-row table:style-name="ro1">
          <table:table-cell/>
          <table:table-cell office:value-type="float" office:value="-80.365986" calcext:value-type="float">
            <text:p>-80.365986</text:p>
          </table:table-cell>
          <table:table-cell office:value-type="float" office:value="36.000016" calcext:value-type="float">
            <text:p>36.000016</text:p>
          </table:table-cell>
        </table:table-row>
        <table:table-row table:style-name="ro1">
          <table:table-cell/>
          <table:table-cell office:value-type="float" office:value="-80.409666" calcext:value-type="float">
            <text:p>-80.409666</text:p>
          </table:table-cell>
          <table:table-cell office:value-type="float" office:value="36.160999" calcext:value-type="float">
            <text:p>36.160999</text:p>
          </table:table-cell>
        </table:table-row>
        <table:table-row table:style-name="ro1">
          <table:table-cell/>
          <table:table-cell office:value-type="float" office:value="-80.374687" calcext:value-type="float">
            <text:p>-80.374687</text:p>
          </table:table-cell>
          <table:table-cell office:value-type="float" office:value="36.1333" calcext:value-type="float">
            <text:p>36.1333</text:p>
          </table:table-cell>
        </table:table-row>
        <table:table-row table:style-name="ro1">
          <table:table-cell/>
          <table:table-cell office:value-type="float" office:value="-80.365833" calcext:value-type="float">
            <text:p>-80.365833</text:p>
          </table:table-cell>
          <table:table-cell office:value-type="float" office:value="36.165149" calcext:value-type="float">
            <text:p>36.165149</text:p>
          </table:table-cell>
        </table:table-row>
        <table:table-row table:style-name="ro1">
          <table:table-cell/>
          <table:table-cell office:value-type="float" office:value="-78.282444" calcext:value-type="float">
            <text:p>-78.282444</text:p>
          </table:table-cell>
          <table:table-cell office:value-type="float" office:value="36.205829" calcext:value-type="float">
            <text:p>36.205829</text:p>
          </table:table-cell>
        </table:table-row>
        <table:table-row table:style-name="ro1">
          <table:table-cell/>
          <table:table-cell office:value-type="float" office:value="-78.140182" calcext:value-type="float">
            <text:p>-78.140182</text:p>
          </table:table-cell>
          <table:table-cell office:value-type="float" office:value="36.146149" calcext:value-type="float">
            <text:p>36.146149</text:p>
          </table:table-cell>
        </table:table-row>
        <table:table-row table:style-name="ro1">
          <table:table-cell/>
          <table:table-cell office:value-type="float" office:value="-78.28146" calcext:value-type="float">
            <text:p>-78.28146</text:p>
          </table:table-cell>
          <table:table-cell office:value-type="float" office:value="36.114264" calcext:value-type="float">
            <text:p>36.114264</text:p>
          </table:table-cell>
        </table:table-row>
        <table:table-row table:style-name="ro1">
          <table:table-cell/>
          <table:table-cell office:value-type="float" office:value="-78.312036" calcext:value-type="float">
            <text:p>-78.312036</text:p>
          </table:table-cell>
          <table:table-cell office:value-type="float" office:value="36.082192" calcext:value-type="float">
            <text:p>36.082192</text:p>
          </table:table-cell>
        </table:table-row>
        <table:table-row table:style-name="ro1">
          <table:table-cell/>
          <table:table-cell office:value-type="float" office:value="-78.492437" calcext:value-type="float">
            <text:p>-78.492437</text:p>
          </table:table-cell>
          <table:table-cell office:value-type="float" office:value="36.122399" calcext:value-type="float">
            <text:p>36.122399</text:p>
          </table:table-cell>
        </table:table-row>
        <table:table-row table:style-name="ro1">
          <table:table-cell/>
          <table:table-cell office:value-type="float" office:value="-78.430632" calcext:value-type="float">
            <text:p>-78.430632</text:p>
          </table:table-cell>
          <table:table-cell office:value-type="float" office:value="36.110664" calcext:value-type="float">
            <text:p>36.110664</text:p>
          </table:table-cell>
        </table:table-row>
        <table:table-row table:style-name="ro1">
          <table:table-cell/>
          <table:table-cell office:value-type="float" office:value="-78.515861" calcext:value-type="float">
            <text:p>-78.515861</text:p>
          </table:table-cell>
          <table:table-cell office:value-type="float" office:value="36.041677" calcext:value-type="float">
            <text:p>36.041677</text:p>
          </table:table-cell>
        </table:table-row>
        <table:table-row table:style-name="ro1">
          <table:table-cell/>
          <table:table-cell office:value-type="float" office:value="-78.443511" calcext:value-type="float">
            <text:p>-78.443511</text:p>
          </table:table-cell>
          <table:table-cell office:value-type="float" office:value="36.031684" calcext:value-type="float">
            <text:p>36.031684</text:p>
          </table:table-cell>
        </table:table-row>
        <table:table-row table:style-name="ro1">
          <table:table-cell/>
          <table:table-cell office:value-type="float" office:value="-78.358082" calcext:value-type="float">
            <text:p>-78.358082</text:p>
          </table:table-cell>
          <table:table-cell office:value-type="float" office:value="35.987653" calcext:value-type="float">
            <text:p>35.987653</text:p>
          </table:table-cell>
        </table:table-row>
        <table:table-row table:style-name="ro1">
          <table:table-cell/>
          <table:table-cell office:value-type="float" office:value="-78.190024" calcext:value-type="float">
            <text:p>-78.190024</text:p>
          </table:table-cell>
          <table:table-cell office:value-type="float" office:value="35.997532" calcext:value-type="float">
            <text:p>35.997532</text:p>
          </table:table-cell>
        </table:table-row>
        <table:table-row table:style-name="ro1">
          <table:table-cell/>
          <table:table-cell office:value-type="float" office:value="-78.256331" calcext:value-type="float">
            <text:p>-78.256331</text:p>
          </table:table-cell>
          <table:table-cell office:value-type="float" office:value="35.950433" calcext:value-type="float">
            <text:p>35.950433</text:p>
          </table:table-cell>
        </table:table-row>
        <table:table-row table:style-name="ro1">
          <table:table-cell/>
          <table:table-cell office:value-type="float" office:value="-78.279275" calcext:value-type="float">
            <text:p>-78.279275</text:p>
          </table:table-cell>
          <table:table-cell office:value-type="float" office:value="35.895967" calcext:value-type="float">
            <text:p>35.895967</text:p>
          </table:table-cell>
        </table:table-row>
        <table:table-row table:style-name="ro1">
          <table:table-cell/>
          <table:table-cell office:value-type="float" office:value="-80.998391" calcext:value-type="float">
            <text:p>-80.998391</text:p>
          </table:table-cell>
          <table:table-cell office:value-type="float" office:value="35.37578" calcext:value-type="float">
            <text:p>35.37578</text:p>
          </table:table-cell>
        </table:table-row>
        <table:table-row table:style-name="ro1">
          <table:table-cell/>
          <table:table-cell office:value-type="float" office:value="-81.012444" calcext:value-type="float">
            <text:p>-81.012444</text:p>
          </table:table-cell>
          <table:table-cell office:value-type="float" office:value="35.314871" calcext:value-type="float">
            <text:p>35.314871</text:p>
          </table:table-cell>
        </table:table-row>
        <table:table-row table:style-name="ro1">
          <table:table-cell/>
          <table:table-cell office:value-type="float" office:value="-81.08353" calcext:value-type="float">
            <text:p>-81.08353</text:p>
          </table:table-cell>
          <table:table-cell office:value-type="float" office:value="35.382342" calcext:value-type="float">
            <text:p>35.382342</text:p>
          </table:table-cell>
        </table:table-row>
        <table:table-row table:style-name="ro1">
          <table:table-cell/>
          <table:table-cell office:value-type="float" office:value="-81.043605" calcext:value-type="float">
            <text:p>-81.043605</text:p>
          </table:table-cell>
          <table:table-cell office:value-type="float" office:value="35.34936" calcext:value-type="float">
            <text:p>35.34936</text:p>
          </table:table-cell>
        </table:table-row>
        <table:table-row table:style-name="ro1">
          <table:table-cell/>
          <table:table-cell office:value-type="float" office:value="-81.119519" calcext:value-type="float">
            <text:p>-81.119519</text:p>
          </table:table-cell>
          <table:table-cell office:value-type="float" office:value="35.376094" calcext:value-type="float">
            <text:p>35.376094</text:p>
          </table:table-cell>
        </table:table-row>
        <table:table-row table:style-name="ro1">
          <table:table-cell/>
          <table:table-cell office:value-type="float" office:value="-81.188523" calcext:value-type="float">
            <text:p>-81.188523</text:p>
          </table:table-cell>
          <table:table-cell office:value-type="float" office:value="35.384294" calcext:value-type="float">
            <text:p>35.384294</text:p>
          </table:table-cell>
        </table:table-row>
        <table:table-row table:style-name="ro1">
          <table:table-cell/>
          <table:table-cell office:value-type="float" office:value="-81.155997" calcext:value-type="float">
            <text:p>-81.155997</text:p>
          </table:table-cell>
          <table:table-cell office:value-type="float" office:value="35.334571" calcext:value-type="float">
            <text:p>35.334571</text:p>
          </table:table-cell>
        </table:table-row>
        <table:table-row table:style-name="ro1">
          <table:table-cell/>
          <table:table-cell office:value-type="float" office:value="-81.234425" calcext:value-type="float">
            <text:p>-81.234425</text:p>
          </table:table-cell>
          <table:table-cell office:value-type="float" office:value="35.371361" calcext:value-type="float">
            <text:p>35.371361</text:p>
          </table:table-cell>
        </table:table-row>
        <table:table-row table:style-name="ro1">
          <table:table-cell/>
          <table:table-cell office:value-type="float" office:value="-81.229934" calcext:value-type="float">
            <text:p>-81.229934</text:p>
          </table:table-cell>
          <table:table-cell office:value-type="float" office:value="35.324629" calcext:value-type="float">
            <text:p>35.324629</text:p>
          </table:table-cell>
        </table:table-row>
        <table:table-row table:style-name="ro1">
          <table:table-cell/>
          <table:table-cell office:value-type="float" office:value="-81.294314" calcext:value-type="float">
            <text:p>-81.294314</text:p>
          </table:table-cell>
          <table:table-cell office:value-type="float" office:value="35.387417" calcext:value-type="float">
            <text:p>35.387417</text:p>
          </table:table-cell>
        </table:table-row>
        <table:table-row table:style-name="ro1">
          <table:table-cell/>
          <table:table-cell office:value-type="float" office:value="-81.328956" calcext:value-type="float">
            <text:p>-81.328956</text:p>
          </table:table-cell>
          <table:table-cell office:value-type="float" office:value="35.335074" calcext:value-type="float">
            <text:p>35.335074</text:p>
          </table:table-cell>
        </table:table-row>
        <table:table-row table:style-name="ro1">
          <table:table-cell/>
          <table:table-cell office:value-type="float" office:value="-81.367925" calcext:value-type="float">
            <text:p>-81.367925</text:p>
          </table:table-cell>
          <table:table-cell office:value-type="float" office:value="35.39572" calcext:value-type="float">
            <text:p>35.39572</text:p>
          </table:table-cell>
        </table:table-row>
        <table:table-row table:style-name="ro1">
          <table:table-cell/>
          <table:table-cell office:value-type="float" office:value="-81.400397" calcext:value-type="float">
            <text:p>-81.400397</text:p>
          </table:table-cell>
          <table:table-cell office:value-type="float" office:value="35.388196" calcext:value-type="float">
            <text:p>35.388196</text:p>
          </table:table-cell>
        </table:table-row>
        <table:table-row table:style-name="ro1">
          <table:table-cell/>
          <table:table-cell office:value-type="float" office:value="-81.375888" calcext:value-type="float">
            <text:p>-81.375888</text:p>
          </table:table-cell>
          <table:table-cell office:value-type="float" office:value="35.371854" calcext:value-type="float">
            <text:p>35.371854</text:p>
          </table:table-cell>
        </table:table-row>
        <table:table-row table:style-name="ro1">
          <table:table-cell/>
          <table:table-cell office:value-type="float" office:value="-81.319759" calcext:value-type="float">
            <text:p>-81.319759</text:p>
          </table:table-cell>
          <table:table-cell office:value-type="float" office:value="35.286411" calcext:value-type="float">
            <text:p>35.286411</text:p>
          </table:table-cell>
        </table:table-row>
        <table:table-row table:style-name="ro1">
          <table:table-cell/>
          <table:table-cell office:value-type="float" office:value="-81.269527" calcext:value-type="float">
            <text:p>-81.269527</text:p>
          </table:table-cell>
          <table:table-cell office:value-type="float" office:value="35.295142" calcext:value-type="float">
            <text:p>35.295142</text:p>
          </table:table-cell>
        </table:table-row>
        <table:table-row table:style-name="ro1">
          <table:table-cell/>
          <table:table-cell office:value-type="float" office:value="-81.180909" calcext:value-type="float">
            <text:p>-81.180909</text:p>
          </table:table-cell>
          <table:table-cell office:value-type="float" office:value="35.314039" calcext:value-type="float">
            <text:p>35.314039</text:p>
          </table:table-cell>
        </table:table-row>
        <table:table-row table:style-name="ro1">
          <table:table-cell/>
          <table:table-cell office:value-type="float" office:value="-81.164787" calcext:value-type="float">
            <text:p>-81.164787</text:p>
          </table:table-cell>
          <table:table-cell office:value-type="float" office:value="35.308906" calcext:value-type="float">
            <text:p>35.308906</text:p>
          </table:table-cell>
        </table:table-row>
        <table:table-row table:style-name="ro1">
          <table:table-cell/>
          <table:table-cell office:value-type="float" office:value="-81.073362" calcext:value-type="float">
            <text:p>-81.073362</text:p>
          </table:table-cell>
          <table:table-cell office:value-type="float" office:value="35.284727" calcext:value-type="float">
            <text:p>35.284727</text:p>
          </table:table-cell>
        </table:table-row>
        <table:table-row table:style-name="ro1">
          <table:table-cell/>
          <table:table-cell office:value-type="float" office:value="-81.05715" calcext:value-type="float">
            <text:p>-81.05715</text:p>
          </table:table-cell>
          <table:table-cell office:value-type="float" office:value="35.309366" calcext:value-type="float">
            <text:p>35.309366</text:p>
          </table:table-cell>
        </table:table-row>
        <table:table-row table:style-name="ro1">
          <table:table-cell/>
          <table:table-cell office:value-type="float" office:value="-81.051732" calcext:value-type="float">
            <text:p>-81.051732</text:p>
          </table:table-cell>
          <table:table-cell office:value-type="float" office:value="35.288756" calcext:value-type="float">
            <text:p>35.288756</text:p>
          </table:table-cell>
        </table:table-row>
        <table:table-row table:style-name="ro1">
          <table:table-cell/>
          <table:table-cell office:value-type="float" office:value="-81.029602" calcext:value-type="float">
            <text:p>-81.029602</text:p>
          </table:table-cell>
          <table:table-cell office:value-type="float" office:value="35.314181" calcext:value-type="float">
            <text:p>35.314181</text:p>
          </table:table-cell>
        </table:table-row>
        <table:table-row table:style-name="ro1">
          <table:table-cell/>
          <table:table-cell office:value-type="float" office:value="-81.020336" calcext:value-type="float">
            <text:p>-81.020336</text:p>
          </table:table-cell>
          <table:table-cell office:value-type="float" office:value="35.289809" calcext:value-type="float">
            <text:p>35.289809</text:p>
          </table:table-cell>
        </table:table-row>
        <table:table-row table:style-name="ro1">
          <table:table-cell/>
          <table:table-cell office:value-type="float" office:value="-81.024561" calcext:value-type="float">
            <text:p>-81.024561</text:p>
          </table:table-cell>
          <table:table-cell office:value-type="float" office:value="35.274499" calcext:value-type="float">
            <text:p>35.274499</text:p>
          </table:table-cell>
        </table:table-row>
        <table:table-row table:style-name="ro1">
          <table:table-cell/>
          <table:table-cell office:value-type="float" office:value="-81.040026" calcext:value-type="float">
            <text:p>-81.040026</text:p>
          </table:table-cell>
          <table:table-cell office:value-type="float" office:value="35.267853" calcext:value-type="float">
            <text:p>35.267853</text:p>
          </table:table-cell>
        </table:table-row>
        <table:table-row table:style-name="ro1">
          <table:table-cell/>
          <table:table-cell office:value-type="float" office:value="-81.126205" calcext:value-type="float">
            <text:p>-81.126205</text:p>
          </table:table-cell>
          <table:table-cell office:value-type="float" office:value="35.2876" calcext:value-type="float">
            <text:p>35.2876</text:p>
          </table:table-cell>
        </table:table-row>
        <table:table-row table:style-name="ro1">
          <table:table-cell/>
          <table:table-cell office:value-type="float" office:value="-81.105513" calcext:value-type="float">
            <text:p>-81.105513</text:p>
          </table:table-cell>
          <table:table-cell office:value-type="float" office:value="35.27254" calcext:value-type="float">
            <text:p>35.27254</text:p>
          </table:table-cell>
        </table:table-row>
        <table:table-row table:style-name="ro1">
          <table:table-cell/>
          <table:table-cell office:value-type="float" office:value="-81.161826" calcext:value-type="float">
            <text:p>-81.161826</text:p>
          </table:table-cell>
          <table:table-cell office:value-type="float" office:value="35.285841" calcext:value-type="float">
            <text:p>35.285841</text:p>
          </table:table-cell>
        </table:table-row>
        <table:table-row table:style-name="ro1">
          <table:table-cell/>
          <table:table-cell office:value-type="float" office:value="-81.147696" calcext:value-type="float">
            <text:p>-81.147696</text:p>
          </table:table-cell>
          <table:table-cell office:value-type="float" office:value="35.293499" calcext:value-type="float">
            <text:p>35.293499</text:p>
          </table:table-cell>
        </table:table-row>
        <table:table-row table:style-name="ro1">
          <table:table-cell/>
          <table:table-cell office:value-type="float" office:value="-81.206794" calcext:value-type="float">
            <text:p>-81.206794</text:p>
          </table:table-cell>
          <table:table-cell office:value-type="float" office:value="35.272489" calcext:value-type="float">
            <text:p>35.272489</text:p>
          </table:table-cell>
        </table:table-row>
        <table:table-row table:style-name="ro1">
          <table:table-cell/>
          <table:table-cell office:value-type="float" office:value="-81.290974" calcext:value-type="float">
            <text:p>-81.290974</text:p>
          </table:table-cell>
          <table:table-cell office:value-type="float" office:value="35.27151" calcext:value-type="float">
            <text:p>35.27151</text:p>
          </table:table-cell>
        </table:table-row>
        <table:table-row table:style-name="ro1">
          <table:table-cell/>
          <table:table-cell office:value-type="float" office:value="-81.273396" calcext:value-type="float">
            <text:p>-81.273396</text:p>
          </table:table-cell>
          <table:table-cell office:value-type="float" office:value="35.189859" calcext:value-type="float">
            <text:p>35.189859</text:p>
          </table:table-cell>
        </table:table-row>
        <table:table-row table:style-name="ro1">
          <table:table-cell/>
          <table:table-cell office:value-type="float" office:value="-81.254742" calcext:value-type="float">
            <text:p>-81.254742</text:p>
          </table:table-cell>
          <table:table-cell office:value-type="float" office:value="35.245004" calcext:value-type="float">
            <text:p>35.245004</text:p>
          </table:table-cell>
        </table:table-row>
        <table:table-row table:style-name="ro1">
          <table:table-cell/>
          <table:table-cell office:value-type="float" office:value="-81.24682" calcext:value-type="float">
            <text:p>-81.24682</text:p>
          </table:table-cell>
          <table:table-cell office:value-type="float" office:value="35.207149" calcext:value-type="float">
            <text:p>35.207149</text:p>
          </table:table-cell>
        </table:table-row>
        <table:table-row table:style-name="ro1">
          <table:table-cell/>
          <table:table-cell office:value-type="float" office:value="-81.23148" calcext:value-type="float">
            <text:p>-81.23148</text:p>
          </table:table-cell>
          <table:table-cell office:value-type="float" office:value="35.265135" calcext:value-type="float">
            <text:p>35.265135</text:p>
          </table:table-cell>
        </table:table-row>
        <table:table-row table:style-name="ro1">
          <table:table-cell/>
          <table:table-cell office:value-type="float" office:value="-81.192392" calcext:value-type="float">
            <text:p>-81.192392</text:p>
          </table:table-cell>
          <table:table-cell office:value-type="float" office:value="35.272239" calcext:value-type="float">
            <text:p>35.272239</text:p>
          </table:table-cell>
        </table:table-row>
        <table:table-row table:style-name="ro1">
          <table:table-cell/>
          <table:table-cell office:value-type="float" office:value="-81.176843" calcext:value-type="float">
            <text:p>-81.176843</text:p>
          </table:table-cell>
          <table:table-cell office:value-type="float" office:value="35.272376" calcext:value-type="float">
            <text:p>35.272376</text:p>
          </table:table-cell>
        </table:table-row>
        <table:table-row table:style-name="ro1">
          <table:table-cell/>
          <table:table-cell office:value-type="float" office:value="-81.154016" calcext:value-type="float">
            <text:p>-81.154016</text:p>
          </table:table-cell>
          <table:table-cell office:value-type="float" office:value="35.268757" calcext:value-type="float">
            <text:p>35.268757</text:p>
          </table:table-cell>
        </table:table-row>
        <table:table-row table:style-name="ro1">
          <table:table-cell/>
          <table:table-cell office:value-type="float" office:value="-81.084264" calcext:value-type="float">
            <text:p>-81.084264</text:p>
          </table:table-cell>
          <table:table-cell office:value-type="float" office:value="35.247803" calcext:value-type="float">
            <text:p>35.247803</text:p>
          </table:table-cell>
        </table:table-row>
        <table:table-row table:style-name="ro1">
          <table:table-cell/>
          <table:table-cell office:value-type="float" office:value="-81.054354" calcext:value-type="float">
            <text:p>-81.054354</text:p>
          </table:table-cell>
          <table:table-cell office:value-type="float" office:value="35.250354" calcext:value-type="float">
            <text:p>35.250354</text:p>
          </table:table-cell>
        </table:table-row>
        <table:table-row table:style-name="ro1">
          <table:table-cell/>
          <table:table-cell office:value-type="float" office:value="-81.023684" calcext:value-type="float">
            <text:p>-81.023684</text:p>
          </table:table-cell>
          <table:table-cell office:value-type="float" office:value="35.246152" calcext:value-type="float">
            <text:p>35.246152</text:p>
          </table:table-cell>
        </table:table-row>
        <table:table-row table:style-name="ro1">
          <table:table-cell/>
          <table:table-cell office:value-type="float" office:value="-81.045232" calcext:value-type="float">
            <text:p>-81.045232</text:p>
          </table:table-cell>
          <table:table-cell office:value-type="float" office:value="35.232577" calcext:value-type="float">
            <text:p>35.232577</text:p>
          </table:table-cell>
        </table:table-row>
        <table:table-row table:style-name="ro1">
          <table:table-cell/>
          <table:table-cell office:value-type="float" office:value="-81.027757" calcext:value-type="float">
            <text:p>-81.027757</text:p>
          </table:table-cell>
          <table:table-cell office:value-type="float" office:value="35.20077" calcext:value-type="float">
            <text:p>35.20077</text:p>
          </table:table-cell>
        </table:table-row>
        <table:table-row table:style-name="ro1">
          <table:table-cell/>
          <table:table-cell office:value-type="float" office:value="-81.074885" calcext:value-type="float">
            <text:p>-81.074885</text:p>
          </table:table-cell>
          <table:table-cell office:value-type="float" office:value="35.198962" calcext:value-type="float">
            <text:p>35.198962</text:p>
          </table:table-cell>
        </table:table-row>
        <table:table-row table:style-name="ro1">
          <table:table-cell/>
          <table:table-cell office:value-type="float" office:value="-81.143465" calcext:value-type="float">
            <text:p>-81.143465</text:p>
          </table:table-cell>
          <table:table-cell office:value-type="float" office:value="35.238975" calcext:value-type="float">
            <text:p>35.238975</text:p>
          </table:table-cell>
        </table:table-row>
        <table:table-row table:style-name="ro1">
          <table:table-cell/>
          <table:table-cell office:value-type="float" office:value="-81.124447" calcext:value-type="float">
            <text:p>-81.124447</text:p>
          </table:table-cell>
          <table:table-cell office:value-type="float" office:value="35.232416" calcext:value-type="float">
            <text:p>35.232416</text:p>
          </table:table-cell>
        </table:table-row>
        <table:table-row table:style-name="ro1">
          <table:table-cell/>
          <table:table-cell office:value-type="float" office:value="-81.107451" calcext:value-type="float">
            <text:p>-81.107451</text:p>
          </table:table-cell>
          <table:table-cell office:value-type="float" office:value="35.233262" calcext:value-type="float">
            <text:p>35.233262</text:p>
          </table:table-cell>
        </table:table-row>
        <table:table-row table:style-name="ro1">
          <table:table-cell/>
          <table:table-cell office:value-type="float" office:value="-81.085998" calcext:value-type="float">
            <text:p>-81.085998</text:p>
          </table:table-cell>
          <table:table-cell office:value-type="float" office:value="35.226633" calcext:value-type="float">
            <text:p>35.226633</text:p>
          </table:table-cell>
        </table:table-row>
        <table:table-row table:style-name="ro1">
          <table:table-cell/>
          <table:table-cell office:value-type="float" office:value="-81.126989" calcext:value-type="float">
            <text:p>-81.126989</text:p>
          </table:table-cell>
          <table:table-cell office:value-type="float" office:value="35.251656" calcext:value-type="float">
            <text:p>35.251656</text:p>
          </table:table-cell>
        </table:table-row>
        <table:table-row table:style-name="ro1">
          <table:table-cell/>
          <table:table-cell office:value-type="float" office:value="-81.163719" calcext:value-type="float">
            <text:p>-81.163719</text:p>
          </table:table-cell>
          <table:table-cell office:value-type="float" office:value="35.22819" calcext:value-type="float">
            <text:p>35.22819</text:p>
          </table:table-cell>
        </table:table-row>
        <table:table-row table:style-name="ro1">
          <table:table-cell/>
          <table:table-cell office:value-type="float" office:value="-81.165915" calcext:value-type="float">
            <text:p>-81.165915</text:p>
          </table:table-cell>
          <table:table-cell office:value-type="float" office:value="35.256927" calcext:value-type="float">
            <text:p>35.256927</text:p>
          </table:table-cell>
        </table:table-row>
        <table:table-row table:style-name="ro1">
          <table:table-cell/>
          <table:table-cell office:value-type="float" office:value="-81.160894" calcext:value-type="float">
            <text:p>-81.160894</text:p>
          </table:table-cell>
          <table:table-cell office:value-type="float" office:value="35.245556" calcext:value-type="float">
            <text:p>35.245556</text:p>
          </table:table-cell>
        </table:table-row>
        <table:table-row table:style-name="ro1">
          <table:table-cell/>
          <table:table-cell office:value-type="float" office:value="-81.180449" calcext:value-type="float">
            <text:p>-81.180449</text:p>
          </table:table-cell>
          <table:table-cell office:value-type="float" office:value="35.239544" calcext:value-type="float">
            <text:p>35.239544</text:p>
          </table:table-cell>
        </table:table-row>
        <table:table-row table:style-name="ro1">
          <table:table-cell/>
          <table:table-cell office:value-type="float" office:value="-81.197299" calcext:value-type="float">
            <text:p>-81.197299</text:p>
          </table:table-cell>
          <table:table-cell office:value-type="float" office:value="35.253533" calcext:value-type="float">
            <text:p>35.253533</text:p>
          </table:table-cell>
        </table:table-row>
        <table:table-row table:style-name="ro1">
          <table:table-cell/>
          <table:table-cell office:value-type="float" office:value="-81.219928" calcext:value-type="float">
            <text:p>-81.219928</text:p>
          </table:table-cell>
          <table:table-cell office:value-type="float" office:value="35.252208" calcext:value-type="float">
            <text:p>35.252208</text:p>
          </table:table-cell>
        </table:table-row>
        <table:table-row table:style-name="ro1">
          <table:table-cell/>
          <table:table-cell office:value-type="float" office:value="-81.185629" calcext:value-type="float">
            <text:p>-81.185629</text:p>
          </table:table-cell>
          <table:table-cell office:value-type="float" office:value="35.216612" calcext:value-type="float">
            <text:p>35.216612</text:p>
          </table:table-cell>
        </table:table-row>
        <table:table-row table:style-name="ro1">
          <table:table-cell/>
          <table:table-cell office:value-type="float" office:value="-81.206531" calcext:value-type="float">
            <text:p>-81.206531</text:p>
          </table:table-cell>
          <table:table-cell office:value-type="float" office:value="35.241243" calcext:value-type="float">
            <text:p>35.241243</text:p>
          </table:table-cell>
        </table:table-row>
        <table:table-row table:style-name="ro1">
          <table:table-cell/>
          <table:table-cell office:value-type="float" office:value="-81.213525" calcext:value-type="float">
            <text:p>-81.213525</text:p>
          </table:table-cell>
          <table:table-cell office:value-type="float" office:value="35.232321" calcext:value-type="float">
            <text:p>35.232321</text:p>
          </table:table-cell>
        </table:table-row>
        <table:table-row table:style-name="ro1">
          <table:table-cell/>
          <table:table-cell office:value-type="float" office:value="-81.137922" calcext:value-type="float">
            <text:p>-81.137922</text:p>
          </table:table-cell>
          <table:table-cell office:value-type="float" office:value="35.220034" calcext:value-type="float">
            <text:p>35.220034</text:p>
          </table:table-cell>
        </table:table-row>
        <table:table-row table:style-name="ro1">
          <table:table-cell/>
          <table:table-cell office:value-type="float" office:value="-81.141085" calcext:value-type="float">
            <text:p>-81.141085</text:p>
          </table:table-cell>
          <table:table-cell office:value-type="float" office:value="35.202964" calcext:value-type="float">
            <text:p>35.202964</text:p>
          </table:table-cell>
        </table:table-row>
        <table:table-row table:style-name="ro1">
          <table:table-cell/>
          <table:table-cell office:value-type="float" office:value="-81.175275" calcext:value-type="float">
            <text:p>-81.175275</text:p>
          </table:table-cell>
          <table:table-cell office:value-type="float" office:value="35.189515" calcext:value-type="float">
            <text:p>35.189515</text:p>
          </table:table-cell>
        </table:table-row>
        <table:table-row table:style-name="ro1">
          <table:table-cell/>
          <table:table-cell office:value-type="float" office:value="-81.139727" calcext:value-type="float">
            <text:p>-81.139727</text:p>
          </table:table-cell>
          <table:table-cell office:value-type="float" office:value="35.165672" calcext:value-type="float">
            <text:p>35.165672</text:p>
          </table:table-cell>
        </table:table-row>
        <table:table-row table:style-name="ro1">
          <table:table-cell/>
          <table:table-cell office:value-type="float" office:value="-81.095544" calcext:value-type="float">
            <text:p>-81.095544</text:p>
          </table:table-cell>
          <table:table-cell office:value-type="float" office:value="35.17961" calcext:value-type="float">
            <text:p>35.17961</text:p>
          </table:table-cell>
        </table:table-row>
        <table:table-row table:style-name="ro1">
          <table:table-cell/>
          <table:table-cell office:value-type="float" office:value="-81.208052" calcext:value-type="float">
            <text:p>-81.208052</text:p>
          </table:table-cell>
          <table:table-cell office:value-type="float" office:value="35.204024" calcext:value-type="float">
            <text:p>35.204024</text:p>
          </table:table-cell>
        </table:table-row>
        <table:table-row table:style-name="ro1">
          <table:table-cell/>
          <table:table-cell office:value-type="float" office:value="-81.105286" calcext:value-type="float">
            <text:p>-81.105286</text:p>
          </table:table-cell>
          <table:table-cell office:value-type="float" office:value="35.343592" calcext:value-type="float">
            <text:p>35.343592</text:p>
          </table:table-cell>
        </table:table-row>
        <table:table-row table:style-name="ro1">
          <table:table-cell/>
          <table:table-cell office:value-type="float" office:value="-76.608655" calcext:value-type="float">
            <text:p>-76.608655</text:p>
          </table:table-cell>
          <table:table-cell office:value-type="float" office:value="36.440801" calcext:value-type="float">
            <text:p>36.440801</text:p>
          </table:table-cell>
        </table:table-row>
        <table:table-row table:style-name="ro1">
          <table:table-cell/>
          <table:table-cell office:value-type="float" office:value="-76.719967" calcext:value-type="float">
            <text:p>-76.719967</text:p>
          </table:table-cell>
          <table:table-cell office:value-type="float" office:value="36.488824" calcext:value-type="float">
            <text:p>36.488824</text:p>
          </table:table-cell>
        </table:table-row>
        <table:table-row table:style-name="ro1">
          <table:table-cell/>
          <table:table-cell office:value-type="float" office:value="-76.82573" calcext:value-type="float">
            <text:p>-76.82573</text:p>
          </table:table-cell>
          <table:table-cell office:value-type="float" office:value="36.472417" calcext:value-type="float">
            <text:p>36.472417</text:p>
          </table:table-cell>
        </table:table-row>
        <table:table-row table:style-name="ro1">
          <table:table-cell/>
          <table:table-cell office:value-type="float" office:value="-83.74048" calcext:value-type="float">
            <text:p>-83.74048</text:p>
          </table:table-cell>
          <table:table-cell office:value-type="float" office:value="35.391878" calcext:value-type="float">
            <text:p>35.391878</text:p>
          </table:table-cell>
        </table:table-row>
        <table:table-row table:style-name="ro1">
          <table:table-cell/>
          <table:table-cell office:value-type="float" office:value="-83.773537" calcext:value-type="float">
            <text:p>-83.773537</text:p>
          </table:table-cell>
          <table:table-cell office:value-type="float" office:value="35.326216" calcext:value-type="float">
            <text:p>35.326216</text:p>
          </table:table-cell>
        </table:table-row>
        <table:table-row table:style-name="ro1">
          <table:table-cell/>
          <table:table-cell office:value-type="float" office:value="-83.826321" calcext:value-type="float">
            <text:p>-83.826321</text:p>
          </table:table-cell>
          <table:table-cell office:value-type="float" office:value="35.2993" calcext:value-type="float">
            <text:p>35.2993</text:p>
          </table:table-cell>
        </table:table-row>
        <table:table-row table:style-name="ro1">
          <table:table-cell/>
          <table:table-cell office:value-type="float" office:value="-78.612447" calcext:value-type="float">
            <text:p>-78.612447</text:p>
          </table:table-cell>
          <table:table-cell office:value-type="float" office:value="36.467504" calcext:value-type="float">
            <text:p>36.467504</text:p>
          </table:table-cell>
        </table:table-row>
        <table:table-row table:style-name="ro1">
          <table:table-cell/>
          <table:table-cell office:value-type="float" office:value="-78.712545" calcext:value-type="float">
            <text:p>-78.712545</text:p>
          </table:table-cell>
          <table:table-cell office:value-type="float" office:value="36.372095" calcext:value-type="float">
            <text:p>36.372095</text:p>
          </table:table-cell>
        </table:table-row>
        <table:table-row table:style-name="ro1">
          <table:table-cell/>
          <table:table-cell office:value-type="float" office:value="-78.583761" calcext:value-type="float">
            <text:p>-78.583761</text:p>
          </table:table-cell>
          <table:table-cell office:value-type="float" office:value="36.343839" calcext:value-type="float">
            <text:p>36.343839</text:p>
          </table:table-cell>
        </table:table-row>
        <table:table-row table:style-name="ro1">
          <table:table-cell/>
          <table:table-cell office:value-type="float" office:value="-78.614998" calcext:value-type="float">
            <text:p>-78.614998</text:p>
          </table:table-cell>
          <table:table-cell office:value-type="float" office:value="36.298721" calcext:value-type="float">
            <text:p>36.298721</text:p>
          </table:table-cell>
        </table:table-row>
        <table:table-row table:style-name="ro1">
          <table:table-cell/>
          <table:table-cell office:value-type="float" office:value="-78.580108" calcext:value-type="float">
            <text:p>-78.580108</text:p>
          </table:table-cell>
          <table:table-cell office:value-type="float" office:value="36.306161" calcext:value-type="float">
            <text:p>36.306161</text:p>
          </table:table-cell>
        </table:table-row>
        <table:table-row table:style-name="ro1">
          <table:table-cell/>
          <table:table-cell office:value-type="float" office:value="-78.564766" calcext:value-type="float">
            <text:p>-78.564766</text:p>
          </table:table-cell>
          <table:table-cell office:value-type="float" office:value="36.262302" calcext:value-type="float">
            <text:p>36.262302</text:p>
          </table:table-cell>
        </table:table-row>
        <table:table-row table:style-name="ro1">
          <table:table-cell/>
          <table:table-cell office:value-type="float" office:value="-78.589655" calcext:value-type="float">
            <text:p>-78.589655</text:p>
          </table:table-cell>
          <table:table-cell office:value-type="float" office:value="36.150609" calcext:value-type="float">
            <text:p>36.150609</text:p>
          </table:table-cell>
        </table:table-row>
        <table:table-row table:style-name="ro1">
          <table:table-cell/>
          <table:table-cell office:value-type="float" office:value="-78.597684" calcext:value-type="float">
            <text:p>-78.597684</text:p>
          </table:table-cell>
          <table:table-cell office:value-type="float" office:value="36.080432" calcext:value-type="float">
            <text:p>36.080432</text:p>
          </table:table-cell>
        </table:table-row>
        <table:table-row table:style-name="ro1">
          <table:table-cell/>
          <table:table-cell office:value-type="float" office:value="-78.710127" calcext:value-type="float">
            <text:p>-78.710127</text:p>
          </table:table-cell>
          <table:table-cell office:value-type="float" office:value="36.116999" calcext:value-type="float">
            <text:p>36.116999</text:p>
          </table:table-cell>
        </table:table-row>
        <table:table-row table:style-name="ro1">
          <table:table-cell/>
          <table:table-cell office:value-type="float" office:value="-78.718362" calcext:value-type="float">
            <text:p>-78.718362</text:p>
          </table:table-cell>
          <table:table-cell office:value-type="float" office:value="36.228919" calcext:value-type="float">
            <text:p>36.228919</text:p>
          </table:table-cell>
        </table:table-row>
        <table:table-row table:style-name="ro1">
          <table:table-cell/>
          <table:table-cell office:value-type="float" office:value="-78.74753" calcext:value-type="float">
            <text:p>-78.74753</text:p>
          </table:table-cell>
          <table:table-cell office:value-type="float" office:value="36.14299" calcext:value-type="float">
            <text:p>36.14299</text:p>
          </table:table-cell>
        </table:table-row>
        <table:table-row table:style-name="ro1">
          <table:table-cell/>
          <table:table-cell office:value-type="float" office:value="-78.776365" calcext:value-type="float">
            <text:p>-78.776365</text:p>
          </table:table-cell>
          <table:table-cell office:value-type="float" office:value="36.119731" calcext:value-type="float">
            <text:p>36.119731</text:p>
          </table:table-cell>
        </table:table-row>
        <table:table-row table:style-name="ro1">
          <table:table-cell/>
          <table:table-cell office:value-type="float" office:value="-78.794563" calcext:value-type="float">
            <text:p>-78.794563</text:p>
          </table:table-cell>
          <table:table-cell office:value-type="float" office:value="36.153173" calcext:value-type="float">
            <text:p>36.153173</text:p>
          </table:table-cell>
        </table:table-row>
        <table:table-row table:style-name="ro1">
          <table:table-cell/>
          <table:table-cell office:value-type="float" office:value="-77.687024" calcext:value-type="float">
            <text:p>-77.687024</text:p>
          </table:table-cell>
          <table:table-cell office:value-type="float" office:value="35.566448" calcext:value-type="float">
            <text:p>35.566448</text:p>
          </table:table-cell>
        </table:table-row>
        <table:table-row table:style-name="ro1">
          <table:table-cell/>
          <table:table-cell office:value-type="float" office:value="-77.581229" calcext:value-type="float">
            <text:p>-77.581229</text:p>
          </table:table-cell>
          <table:table-cell office:value-type="float" office:value="35.474184" calcext:value-type="float">
            <text:p>35.474184</text:p>
          </table:table-cell>
        </table:table-row>
        <table:table-row table:style-name="ro1">
          <table:table-cell/>
          <table:table-cell office:value-type="float" office:value="-77.77668" calcext:value-type="float">
            <text:p>-77.77668</text:p>
          </table:table-cell>
          <table:table-cell office:value-type="float" office:value="35.455383" calcext:value-type="float">
            <text:p>35.455383</text:p>
          </table:table-cell>
        </table:table-row>
        <table:table-row table:style-name="ro1">
          <table:table-cell/>
          <table:table-cell office:value-type="float" office:value="-77.654667" calcext:value-type="float">
            <text:p>-77.654667</text:p>
          </table:table-cell>
          <table:table-cell office:value-type="float" office:value="35.42028" calcext:value-type="float">
            <text:p>35.42028</text:p>
          </table:table-cell>
        </table:table-row>
        <table:table-row table:style-name="ro1">
          <table:table-cell/>
          <table:table-cell office:value-type="float" office:value="-79.760683" calcext:value-type="float">
            <text:p>-79.760683</text:p>
          </table:table-cell>
          <table:table-cell office:value-type="float" office:value="36.093444" calcext:value-type="float">
            <text:p>36.093444</text:p>
          </table:table-cell>
        </table:table-row>
        <table:table-row table:style-name="ro1">
          <table:table-cell/>
          <table:table-cell office:value-type="float" office:value="-79.775861" calcext:value-type="float">
            <text:p>-79.775861</text:p>
          </table:table-cell>
          <table:table-cell office:value-type="float" office:value="36.106944" calcext:value-type="float">
            <text:p>36.106944</text:p>
          </table:table-cell>
        </table:table-row>
        <table:table-row table:style-name="ro1">
          <table:table-cell/>
          <table:table-cell office:value-type="float" office:value="-79.771989" calcext:value-type="float">
            <text:p>-79.771989</text:p>
          </table:table-cell>
          <table:table-cell office:value-type="float" office:value="36.094657" calcext:value-type="float">
            <text:p>36.094657</text:p>
          </table:table-cell>
        </table:table-row>
        <table:table-row table:style-name="ro1">
          <table:table-cell/>
          <table:table-cell office:value-type="float" office:value="-79.80321" calcext:value-type="float">
            <text:p>-79.80321</text:p>
          </table:table-cell>
          <table:table-cell office:value-type="float" office:value="36.089788" calcext:value-type="float">
            <text:p>36.089788</text:p>
          </table:table-cell>
        </table:table-row>
        <table:table-row table:style-name="ro1">
          <table:table-cell/>
          <table:table-cell office:value-type="float" office:value="-79.814889" calcext:value-type="float">
            <text:p>-79.814889</text:p>
          </table:table-cell>
          <table:table-cell office:value-type="float" office:value="36.104905" calcext:value-type="float">
            <text:p>36.104905</text:p>
          </table:table-cell>
        </table:table-row>
        <table:table-row table:style-name="ro1">
          <table:table-cell/>
          <table:table-cell office:value-type="float" office:value="-79.798654" calcext:value-type="float">
            <text:p>-79.798654</text:p>
          </table:table-cell>
          <table:table-cell office:value-type="float" office:value="36.099938" calcext:value-type="float">
            <text:p>36.099938</text:p>
          </table:table-cell>
        </table:table-row>
        <table:table-row table:style-name="ro1">
          <table:table-cell/>
          <table:table-cell office:value-type="float" office:value="-79.817336" calcext:value-type="float">
            <text:p>-79.817336</text:p>
          </table:table-cell>
          <table:table-cell office:value-type="float" office:value="36.079816" calcext:value-type="float">
            <text:p>36.079816</text:p>
          </table:table-cell>
        </table:table-row>
        <table:table-row table:style-name="ro1">
          <table:table-cell/>
          <table:table-cell office:value-type="float" office:value="-79.838389" calcext:value-type="float">
            <text:p>-79.838389</text:p>
          </table:table-cell>
          <table:table-cell office:value-type="float" office:value="36.067204" calcext:value-type="float">
            <text:p>36.067204</text:p>
          </table:table-cell>
        </table:table-row>
        <table:table-row table:style-name="ro1">
          <table:table-cell/>
          <table:table-cell office:value-type="float" office:value="-79.822533" calcext:value-type="float">
            <text:p>-79.822533</text:p>
          </table:table-cell>
          <table:table-cell office:value-type="float" office:value="36.067176" calcext:value-type="float">
            <text:p>36.067176</text:p>
          </table:table-cell>
        </table:table-row>
        <table:table-row table:style-name="ro1">
          <table:table-cell/>
          <table:table-cell office:value-type="float" office:value="-79.804598" calcext:value-type="float">
            <text:p>-79.804598</text:p>
          </table:table-cell>
          <table:table-cell office:value-type="float" office:value="36.076153" calcext:value-type="float">
            <text:p>36.076153</text:p>
          </table:table-cell>
        </table:table-row>
        <table:table-row table:style-name="ro1">
          <table:table-cell/>
          <table:table-cell office:value-type="float" office:value="-79.807442" calcext:value-type="float">
            <text:p>-79.807442</text:p>
          </table:table-cell>
          <table:table-cell office:value-type="float" office:value="36.069684" calcext:value-type="float">
            <text:p>36.069684</text:p>
          </table:table-cell>
        </table:table-row>
        <table:table-row table:style-name="ro1">
          <table:table-cell/>
          <table:table-cell office:value-type="float" office:value="-79.791893" calcext:value-type="float">
            <text:p>-79.791893</text:p>
          </table:table-cell>
          <table:table-cell office:value-type="float" office:value="36.075838" calcext:value-type="float">
            <text:p>36.075838</text:p>
          </table:table-cell>
        </table:table-row>
        <table:table-row table:style-name="ro1">
          <table:table-cell/>
          <table:table-cell office:value-type="float" office:value="-79.782001" calcext:value-type="float">
            <text:p>-79.782001</text:p>
          </table:table-cell>
          <table:table-cell office:value-type="float" office:value="36.081931" calcext:value-type="float">
            <text:p>36.081931</text:p>
          </table:table-cell>
        </table:table-row>
        <table:table-row table:style-name="ro1">
          <table:table-cell/>
          <table:table-cell office:value-type="float" office:value="-79.772" calcext:value-type="float">
            <text:p>-79.772</text:p>
          </table:table-cell>
          <table:table-cell office:value-type="float" office:value="36.075631" calcext:value-type="float">
            <text:p>36.075631</text:p>
          </table:table-cell>
        </table:table-row>
        <table:table-row table:style-name="ro1">
          <table:table-cell/>
          <table:table-cell office:value-type="float" office:value="-79.756637" calcext:value-type="float">
            <text:p>-79.756637</text:p>
          </table:table-cell>
          <table:table-cell office:value-type="float" office:value="36.068188" calcext:value-type="float">
            <text:p>36.068188</text:p>
          </table:table-cell>
        </table:table-row>
        <table:table-row table:style-name="ro1">
          <table:table-cell/>
          <table:table-cell office:value-type="float" office:value="-79.759845" calcext:value-type="float">
            <text:p>-79.759845</text:p>
          </table:table-cell>
          <table:table-cell office:value-type="float" office:value="36.054477" calcext:value-type="float">
            <text:p>36.054477</text:p>
          </table:table-cell>
        </table:table-row>
        <table:table-row table:style-name="ro1">
          <table:table-cell/>
          <table:table-cell office:value-type="float" office:value="-79.77584" calcext:value-type="float">
            <text:p>-79.77584</text:p>
          </table:table-cell>
          <table:table-cell office:value-type="float" office:value="36.064538" calcext:value-type="float">
            <text:p>36.064538</text:p>
          </table:table-cell>
        </table:table-row>
        <table:table-row table:style-name="ro1">
          <table:table-cell/>
          <table:table-cell office:value-type="float" office:value="-79.781146" calcext:value-type="float">
            <text:p>-79.781146</text:p>
          </table:table-cell>
          <table:table-cell office:value-type="float" office:value="36.053415" calcext:value-type="float">
            <text:p>36.053415</text:p>
          </table:table-cell>
        </table:table-row>
        <table:table-row table:style-name="ro1">
          <table:table-cell/>
          <table:table-cell office:value-type="float" office:value="-79.79896" calcext:value-type="float">
            <text:p>-79.79896</text:p>
          </table:table-cell>
          <table:table-cell office:value-type="float" office:value="36.05353" calcext:value-type="float">
            <text:p>36.05353</text:p>
          </table:table-cell>
        </table:table-row>
        <table:table-row table:style-name="ro1">
          <table:table-cell/>
          <table:table-cell office:value-type="float" office:value="-79.809077" calcext:value-type="float">
            <text:p>-79.809077</text:p>
          </table:table-cell>
          <table:table-cell office:value-type="float" office:value="36.056953" calcext:value-type="float">
            <text:p>36.056953</text:p>
          </table:table-cell>
        </table:table-row>
        <table:table-row table:style-name="ro1">
          <table:table-cell/>
          <table:table-cell office:value-type="float" office:value="-79.822457" calcext:value-type="float">
            <text:p>-79.822457</text:p>
          </table:table-cell>
          <table:table-cell office:value-type="float" office:value="36.052565" calcext:value-type="float">
            <text:p>36.052565</text:p>
          </table:table-cell>
        </table:table-row>
        <table:table-row table:style-name="ro1">
          <table:table-cell/>
          <table:table-cell office:value-type="float" office:value="-79.844813" calcext:value-type="float">
            <text:p>-79.844813</text:p>
          </table:table-cell>
          <table:table-cell office:value-type="float" office:value="36.052052" calcext:value-type="float">
            <text:p>36.052052</text:p>
          </table:table-cell>
        </table:table-row>
        <table:table-row table:style-name="ro1">
          <table:table-cell/>
          <table:table-cell office:value-type="float" office:value="-79.775601" calcext:value-type="float">
            <text:p>-79.775601</text:p>
          </table:table-cell>
          <table:table-cell office:value-type="float" office:value="36.134333" calcext:value-type="float">
            <text:p>36.134333</text:p>
          </table:table-cell>
        </table:table-row>
        <table:table-row table:style-name="ro1">
          <table:table-cell/>
          <table:table-cell office:value-type="float" office:value="-79.753902" calcext:value-type="float">
            <text:p>-79.753902</text:p>
          </table:table-cell>
          <table:table-cell office:value-type="float" office:value="36.131097" calcext:value-type="float">
            <text:p>36.131097</text:p>
          </table:table-cell>
        </table:table-row>
        <table:table-row table:style-name="ro1">
          <table:table-cell/>
          <table:table-cell office:value-type="float" office:value="-79.816236" calcext:value-type="float">
            <text:p>-79.816236</text:p>
          </table:table-cell>
          <table:table-cell office:value-type="float" office:value="36.114114" calcext:value-type="float">
            <text:p>36.114114</text:p>
          </table:table-cell>
        </table:table-row>
        <table:table-row table:style-name="ro1">
          <table:table-cell/>
          <table:table-cell office:value-type="float" office:value="-79.863234" calcext:value-type="float">
            <text:p>-79.863234</text:p>
          </table:table-cell>
          <table:table-cell office:value-type="float" office:value="36.074871" calcext:value-type="float">
            <text:p>36.074871</text:p>
          </table:table-cell>
        </table:table-row>
        <table:table-row table:style-name="ro1">
          <table:table-cell/>
          <table:table-cell office:value-type="float" office:value="-79.853021" calcext:value-type="float">
            <text:p>-79.853021</text:p>
          </table:table-cell>
          <table:table-cell office:value-type="float" office:value="36.083601" calcext:value-type="float">
            <text:p>36.083601</text:p>
          </table:table-cell>
        </table:table-row>
        <table:table-row table:style-name="ro1">
          <table:table-cell/>
          <table:table-cell office:value-type="float" office:value="-79.832423" calcext:value-type="float">
            <text:p>-79.832423</text:p>
          </table:table-cell>
          <table:table-cell office:value-type="float" office:value="36.104663" calcext:value-type="float">
            <text:p>36.104663</text:p>
          </table:table-cell>
        </table:table-row>
        <table:table-row table:style-name="ro1">
          <table:table-cell/>
          <table:table-cell office:value-type="float" office:value="-79.84009" calcext:value-type="float">
            <text:p>-79.84009</text:p>
          </table:table-cell>
          <table:table-cell office:value-type="float" office:value="36.100302" calcext:value-type="float">
            <text:p>36.100302</text:p>
          </table:table-cell>
        </table:table-row>
        <table:table-row table:style-name="ro1">
          <table:table-cell/>
          <table:table-cell office:value-type="float" office:value="-79.857559" calcext:value-type="float">
            <text:p>-79.857559</text:p>
          </table:table-cell>
          <table:table-cell office:value-type="float" office:value="36.11661" calcext:value-type="float">
            <text:p>36.11661</text:p>
          </table:table-cell>
        </table:table-row>
        <table:table-row table:style-name="ro1">
          <table:table-cell/>
          <table:table-cell office:value-type="float" office:value="-79.856635" calcext:value-type="float">
            <text:p>-79.856635</text:p>
          </table:table-cell>
          <table:table-cell office:value-type="float" office:value="36.099054" calcext:value-type="float">
            <text:p>36.099054</text:p>
          </table:table-cell>
        </table:table-row>
        <table:table-row table:style-name="ro1">
          <table:table-cell/>
          <table:table-cell office:value-type="float" office:value="-79.868289" calcext:value-type="float">
            <text:p>-79.868289</text:p>
          </table:table-cell>
          <table:table-cell office:value-type="float" office:value="36.062668" calcext:value-type="float">
            <text:p>36.062668</text:p>
          </table:table-cell>
        </table:table-row>
        <table:table-row table:style-name="ro1">
          <table:table-cell/>
          <table:table-cell office:value-type="float" office:value="-79.813782" calcext:value-type="float">
            <text:p>-79.813782</text:p>
          </table:table-cell>
          <table:table-cell office:value-type="float" office:value="36.041713" calcext:value-type="float">
            <text:p>36.041713</text:p>
          </table:table-cell>
        </table:table-row>
        <table:table-row table:style-name="ro1">
          <table:table-cell/>
          <table:table-cell office:value-type="float" office:value="-79.883934" calcext:value-type="float">
            <text:p>-79.883934</text:p>
          </table:table-cell>
          <table:table-cell office:value-type="float" office:value="36.043183" calcext:value-type="float">
            <text:p>36.043183</text:p>
          </table:table-cell>
        </table:table-row>
        <table:table-row table:style-name="ro1">
          <table:table-cell/>
          <table:table-cell office:value-type="float" office:value="-79.855445" calcext:value-type="float">
            <text:p>-79.855445</text:p>
          </table:table-cell>
          <table:table-cell office:value-type="float" office:value="36.043863" calcext:value-type="float">
            <text:p>36.043863</text:p>
          </table:table-cell>
        </table:table-row>
        <table:table-row table:style-name="ro1">
          <table:table-cell/>
          <table:table-cell office:value-type="float" office:value="-79.853819" calcext:value-type="float">
            <text:p>-79.853819</text:p>
          </table:table-cell>
          <table:table-cell office:value-type="float" office:value="36.027363" calcext:value-type="float">
            <text:p>36.027363</text:p>
          </table:table-cell>
        </table:table-row>
        <table:table-row table:style-name="ro1">
          <table:table-cell/>
          <table:table-cell office:value-type="float" office:value="-79.83224" calcext:value-type="float">
            <text:p>-79.83224</text:p>
          </table:table-cell>
          <table:table-cell office:value-type="float" office:value="36.032383" calcext:value-type="float">
            <text:p>36.032383</text:p>
          </table:table-cell>
        </table:table-row>
        <table:table-row table:style-name="ro1">
          <table:table-cell/>
          <table:table-cell office:value-type="float" office:value="-79.824105" calcext:value-type="float">
            <text:p>-79.824105</text:p>
          </table:table-cell>
          <table:table-cell office:value-type="float" office:value="36.025074" calcext:value-type="float">
            <text:p>36.025074</text:p>
          </table:table-cell>
        </table:table-row>
        <table:table-row table:style-name="ro1">
          <table:table-cell/>
          <table:table-cell office:value-type="float" office:value="-79.814429" calcext:value-type="float">
            <text:p>-79.814429</text:p>
          </table:table-cell>
          <table:table-cell office:value-type="float" office:value="36.017242" calcext:value-type="float">
            <text:p>36.017242</text:p>
          </table:table-cell>
        </table:table-row>
        <table:table-row table:style-name="ro1">
          <table:table-cell/>
          <table:table-cell office:value-type="float" office:value="-79.869107" calcext:value-type="float">
            <text:p>-79.869107</text:p>
          </table:table-cell>
          <table:table-cell office:value-type="float" office:value="36.041328" calcext:value-type="float">
            <text:p>36.041328</text:p>
          </table:table-cell>
        </table:table-row>
        <table:table-row table:style-name="ro1">
          <table:table-cell/>
          <table:table-cell office:value-type="float" office:value="-79.794469" calcext:value-type="float">
            <text:p>-79.794469</text:p>
          </table:table-cell>
          <table:table-cell office:value-type="float" office:value="36.12298" calcext:value-type="float">
            <text:p>36.12298</text:p>
          </table:table-cell>
        </table:table-row>
        <table:table-row table:style-name="ro1">
          <table:table-cell/>
          <table:table-cell office:value-type="float" office:value="-79.766077" calcext:value-type="float">
            <text:p>-79.766077</text:p>
          </table:table-cell>
          <table:table-cell office:value-type="float" office:value="36.118354" calcext:value-type="float">
            <text:p>36.118354</text:p>
          </table:table-cell>
        </table:table-row>
        <table:table-row table:style-name="ro1">
          <table:table-cell/>
          <table:table-cell office:value-type="float" office:value="-79.745547" calcext:value-type="float">
            <text:p>-79.745547</text:p>
          </table:table-cell>
          <table:table-cell office:value-type="float" office:value="36.100485" calcext:value-type="float">
            <text:p>36.100485</text:p>
          </table:table-cell>
        </table:table-row>
        <table:table-row table:style-name="ro1">
          <table:table-cell/>
          <table:table-cell office:value-type="float" office:value="-79.745599" calcext:value-type="float">
            <text:p>-79.745599</text:p>
          </table:table-cell>
          <table:table-cell office:value-type="float" office:value="36.091994" calcext:value-type="float">
            <text:p>36.091994</text:p>
          </table:table-cell>
        </table:table-row>
        <table:table-row table:style-name="ro1">
          <table:table-cell/>
          <table:table-cell office:value-type="float" office:value="-79.747282" calcext:value-type="float">
            <text:p>-79.747282</text:p>
          </table:table-cell>
          <table:table-cell office:value-type="float" office:value="36.080988" calcext:value-type="float">
            <text:p>36.080988</text:p>
          </table:table-cell>
        </table:table-row>
        <table:table-row table:style-name="ro1">
          <table:table-cell/>
          <table:table-cell office:value-type="float" office:value="-79.726531" calcext:value-type="float">
            <text:p>-79.726531</text:p>
          </table:table-cell>
          <table:table-cell office:value-type="float" office:value="36.057749" calcext:value-type="float">
            <text:p>36.057749</text:p>
          </table:table-cell>
        </table:table-row>
        <table:table-row table:style-name="ro1">
          <table:table-cell/>
          <table:table-cell office:value-type="float" office:value="-79.792549" calcext:value-type="float">
            <text:p>-79.792549</text:p>
          </table:table-cell>
          <table:table-cell office:value-type="float" office:value="36.01865" calcext:value-type="float">
            <text:p>36.01865</text:p>
          </table:table-cell>
        </table:table-row>
        <table:table-row table:style-name="ro1">
          <table:table-cell/>
          <table:table-cell office:value-type="float" office:value="-79.76356" calcext:value-type="float">
            <text:p>-79.76356</text:p>
          </table:table-cell>
          <table:table-cell office:value-type="float" office:value="36.032626" calcext:value-type="float">
            <text:p>36.032626</text:p>
          </table:table-cell>
        </table:table-row>
        <table:table-row table:style-name="ro1">
          <table:table-cell/>
          <table:table-cell office:value-type="float" office:value="-79.993829" calcext:value-type="float">
            <text:p>-79.993829</text:p>
          </table:table-cell>
          <table:table-cell office:value-type="float" office:value="35.973442" calcext:value-type="float">
            <text:p>35.973442</text:p>
          </table:table-cell>
        </table:table-row>
        <table:table-row table:style-name="ro1">
          <table:table-cell/>
          <table:table-cell office:value-type="float" office:value="-80.009305" calcext:value-type="float">
            <text:p>-80.009305</text:p>
          </table:table-cell>
          <table:table-cell office:value-type="float" office:value="35.976634" calcext:value-type="float">
            <text:p>35.976634</text:p>
          </table:table-cell>
        </table:table-row>
        <table:table-row table:style-name="ro1">
          <table:table-cell/>
          <table:table-cell office:value-type="float" office:value="-80.02365" calcext:value-type="float">
            <text:p>-80.02365</text:p>
          </table:table-cell>
          <table:table-cell office:value-type="float" office:value="35.96876" calcext:value-type="float">
            <text:p>35.96876</text:p>
          </table:table-cell>
        </table:table-row>
        <table:table-row table:style-name="ro1">
          <table:table-cell/>
          <table:table-cell office:value-type="float" office:value="-79.991068" calcext:value-type="float">
            <text:p>-79.991068</text:p>
          </table:table-cell>
          <table:table-cell office:value-type="float" office:value="35.968678" calcext:value-type="float">
            <text:p>35.968678</text:p>
          </table:table-cell>
        </table:table-row>
        <table:table-row table:style-name="ro1">
          <table:table-cell/>
          <table:table-cell office:value-type="float" office:value="-79.988062" calcext:value-type="float">
            <text:p>-79.988062</text:p>
          </table:table-cell>
          <table:table-cell office:value-type="float" office:value="35.958703" calcext:value-type="float">
            <text:p>35.958703</text:p>
          </table:table-cell>
        </table:table-row>
        <table:table-row table:style-name="ro1">
          <table:table-cell/>
          <table:table-cell office:value-type="float" office:value="-80.023826" calcext:value-type="float">
            <text:p>-80.023826</text:p>
          </table:table-cell>
          <table:table-cell office:value-type="float" office:value="35.949297" calcext:value-type="float">
            <text:p>35.949297</text:p>
          </table:table-cell>
        </table:table-row>
        <table:table-row table:style-name="ro1">
          <table:table-cell/>
          <table:table-cell office:value-type="float" office:value="-79.988149" calcext:value-type="float">
            <text:p>-79.988149</text:p>
          </table:table-cell>
          <table:table-cell office:value-type="float" office:value="35.946877" calcext:value-type="float">
            <text:p>35.946877</text:p>
          </table:table-cell>
        </table:table-row>
        <table:table-row table:style-name="ro1">
          <table:table-cell/>
          <table:table-cell office:value-type="float" office:value="-80.008545" calcext:value-type="float">
            <text:p>-80.008545</text:p>
          </table:table-cell>
          <table:table-cell office:value-type="float" office:value="35.941249" calcext:value-type="float">
            <text:p>35.941249</text:p>
          </table:table-cell>
        </table:table-row>
        <table:table-row table:style-name="ro1">
          <table:table-cell/>
          <table:table-cell office:value-type="float" office:value="-79.962827" calcext:value-type="float">
            <text:p>-79.962827</text:p>
          </table:table-cell>
          <table:table-cell office:value-type="float" office:value="35.980108" calcext:value-type="float">
            <text:p>35.980108</text:p>
          </table:table-cell>
        </table:table-row>
        <table:table-row table:style-name="ro1">
          <table:table-cell/>
          <table:table-cell office:value-type="float" office:value="-80.038866" calcext:value-type="float">
            <text:p>-80.038866</text:p>
          </table:table-cell>
          <table:table-cell office:value-type="float" office:value="35.980458" calcext:value-type="float">
            <text:p>35.980458</text:p>
          </table:table-cell>
        </table:table-row>
        <table:table-row table:style-name="ro1">
          <table:table-cell/>
          <table:table-cell office:value-type="float" office:value="-80.041132" calcext:value-type="float">
            <text:p>-80.041132</text:p>
          </table:table-cell>
          <table:table-cell office:value-type="float" office:value="35.936275" calcext:value-type="float">
            <text:p>35.936275</text:p>
          </table:table-cell>
        </table:table-row>
        <table:table-row table:style-name="ro1">
          <table:table-cell/>
          <table:table-cell office:value-type="float" office:value="-80.01856" calcext:value-type="float">
            <text:p>-80.01856</text:p>
          </table:table-cell>
          <table:table-cell office:value-type="float" office:value="35.999683" calcext:value-type="float">
            <text:p>35.999683</text:p>
          </table:table-cell>
        </table:table-row>
        <table:table-row table:style-name="ro1">
          <table:table-cell/>
          <table:table-cell office:value-type="float" office:value="-80.01091" calcext:value-type="float">
            <text:p>-80.01091</text:p>
          </table:table-cell>
          <table:table-cell office:value-type="float" office:value="35.994255" calcext:value-type="float">
            <text:p>35.994255</text:p>
          </table:table-cell>
        </table:table-row>
        <table:table-row table:style-name="ro1">
          <table:table-cell/>
          <table:table-cell office:value-type="float" office:value="-79.989749" calcext:value-type="float">
            <text:p>-79.989749</text:p>
          </table:table-cell>
          <table:table-cell office:value-type="float" office:value="35.987319" calcext:value-type="float">
            <text:p>35.987319</text:p>
          </table:table-cell>
        </table:table-row>
        <table:table-row table:style-name="ro1">
          <table:table-cell/>
          <table:table-cell office:value-type="float" office:value="-79.973745" calcext:value-type="float">
            <text:p>-79.973745</text:p>
          </table:table-cell>
          <table:table-cell office:value-type="float" office:value="35.994921" calcext:value-type="float">
            <text:p>35.994921</text:p>
          </table:table-cell>
        </table:table-row>
        <table:table-row table:style-name="ro1">
          <table:table-cell/>
          <table:table-cell office:value-type="float" office:value="-80.015357" calcext:value-type="float">
            <text:p>-80.015357</text:p>
          </table:table-cell>
          <table:table-cell office:value-type="float" office:value="35.928409" calcext:value-type="float">
            <text:p>35.928409</text:p>
          </table:table-cell>
        </table:table-row>
        <table:table-row table:style-name="ro1">
          <table:table-cell/>
          <table:table-cell office:value-type="float" office:value="-79.971931" calcext:value-type="float">
            <text:p>-79.971931</text:p>
          </table:table-cell>
          <table:table-cell office:value-type="float" office:value="35.928297" calcext:value-type="float">
            <text:p>35.928297</text:p>
          </table:table-cell>
        </table:table-row>
        <table:table-row table:style-name="ro1">
          <table:table-cell/>
          <table:table-cell office:value-type="float" office:value="-79.961665" calcext:value-type="float">
            <text:p>-79.961665</text:p>
          </table:table-cell>
          <table:table-cell office:value-type="float" office:value="35.960758" calcext:value-type="float">
            <text:p>35.960758</text:p>
          </table:table-cell>
        </table:table-row>
        <table:table-row table:style-name="ro1">
          <table:table-cell/>
          <table:table-cell office:value-type="float" office:value="-79.626077" calcext:value-type="float">
            <text:p>-79.626077</text:p>
          </table:table-cell>
          <table:table-cell office:value-type="float" office:value="36.207641" calcext:value-type="float">
            <text:p>36.207641</text:p>
          </table:table-cell>
        </table:table-row>
        <table:table-row table:style-name="ro1">
          <table:table-cell/>
          <table:table-cell office:value-type="float" office:value="-79.563882" calcext:value-type="float">
            <text:p>-79.563882</text:p>
          </table:table-cell>
          <table:table-cell office:value-type="float" office:value="36.096889" calcext:value-type="float">
            <text:p>36.096889</text:p>
          </table:table-cell>
        </table:table-row>
        <table:table-row table:style-name="ro1">
          <table:table-cell/>
          <table:table-cell office:value-type="float" office:value="-79.653016" calcext:value-type="float">
            <text:p>-79.653016</text:p>
          </table:table-cell>
          <table:table-cell office:value-type="float" office:value="36.084049" calcext:value-type="float">
            <text:p>36.084049</text:p>
          </table:table-cell>
        </table:table-row>
        <table:table-row table:style-name="ro1">
          <table:table-cell/>
          <table:table-cell office:value-type="float" office:value="-79.683625" calcext:value-type="float">
            <text:p>-79.683625</text:p>
          </table:table-cell>
          <table:table-cell office:value-type="float" office:value="36.160422" calcext:value-type="float">
            <text:p>36.160422</text:p>
          </table:table-cell>
        </table:table-row>
        <table:table-row table:style-name="ro1">
          <table:table-cell/>
          <table:table-cell office:value-type="float" office:value="-79.722351" calcext:value-type="float">
            <text:p>-79.722351</text:p>
          </table:table-cell>
          <table:table-cell office:value-type="float" office:value="36.128402" calcext:value-type="float">
            <text:p>36.128402</text:p>
          </table:table-cell>
        </table:table-row>
        <table:table-row table:style-name="ro1">
          <table:table-cell/>
          <table:table-cell office:value-type="float" office:value="-79.766121" calcext:value-type="float">
            <text:p>-79.766121</text:p>
          </table:table-cell>
          <table:table-cell office:value-type="float" office:value="36.154387" calcext:value-type="float">
            <text:p>36.154387</text:p>
          </table:table-cell>
        </table:table-row>
        <table:table-row table:style-name="ro1">
          <table:table-cell/>
          <table:table-cell office:value-type="float" office:value="-79.780556" calcext:value-type="float">
            <text:p>-79.780556</text:p>
          </table:table-cell>
          <table:table-cell office:value-type="float" office:value="36.216046" calcext:value-type="float">
            <text:p>36.216046</text:p>
          </table:table-cell>
        </table:table-row>
        <table:table-row table:style-name="ro1">
          <table:table-cell/>
          <table:table-cell office:value-type="float" office:value="-79.814911" calcext:value-type="float">
            <text:p>-79.814911</text:p>
          </table:table-cell>
          <table:table-cell office:value-type="float" office:value="36.130913" calcext:value-type="float">
            <text:p>36.130913</text:p>
          </table:table-cell>
        </table:table-row>
        <table:table-row table:style-name="ro1">
          <table:table-cell/>
          <table:table-cell office:value-type="float" office:value="-79.852581" calcext:value-type="float">
            <text:p>-79.852581</text:p>
          </table:table-cell>
          <table:table-cell office:value-type="float" office:value="36.148016" calcext:value-type="float">
            <text:p>36.148016</text:p>
          </table:table-cell>
        </table:table-row>
        <table:table-row table:style-name="ro1">
          <table:table-cell/>
          <table:table-cell office:value-type="float" office:value="-79.844661" calcext:value-type="float">
            <text:p>-79.844661</text:p>
          </table:table-cell>
          <table:table-cell office:value-type="float" office:value="36.132759" calcext:value-type="float">
            <text:p>36.132759</text:p>
          </table:table-cell>
        </table:table-row>
        <table:table-row table:style-name="ro1">
          <table:table-cell/>
          <table:table-cell office:value-type="float" office:value="-79.798566" calcext:value-type="float">
            <text:p>-79.798566</text:p>
          </table:table-cell>
          <table:table-cell office:value-type="float" office:value="36.15425" calcext:value-type="float">
            <text:p>36.15425</text:p>
          </table:table-cell>
        </table:table-row>
        <table:table-row table:style-name="ro1">
          <table:table-cell/>
          <table:table-cell office:value-type="float" office:value="-79.825911" calcext:value-type="float">
            <text:p>-79.825911</text:p>
          </table:table-cell>
          <table:table-cell office:value-type="float" office:value="36.145493" calcext:value-type="float">
            <text:p>36.145493</text:p>
          </table:table-cell>
        </table:table-row>
        <table:table-row table:style-name="ro1">
          <table:table-cell/>
          <table:table-cell office:value-type="float" office:value="-79.896951" calcext:value-type="float">
            <text:p>-79.896951</text:p>
          </table:table-cell>
          <table:table-cell office:value-type="float" office:value="36.200694" calcext:value-type="float">
            <text:p>36.200694</text:p>
          </table:table-cell>
        </table:table-row>
        <table:table-row table:style-name="ro1">
          <table:table-cell/>
          <table:table-cell office:value-type="float" office:value="-79.973566" calcext:value-type="float">
            <text:p>-79.973566</text:p>
          </table:table-cell>
          <table:table-cell office:value-type="float" office:value="36.231875" calcext:value-type="float">
            <text:p>36.231875</text:p>
          </table:table-cell>
        </table:table-row>
        <table:table-row table:style-name="ro1">
          <table:table-cell/>
          <table:table-cell office:value-type="float" office:value="-80.003634" calcext:value-type="float">
            <text:p>-80.003634</text:p>
          </table:table-cell>
          <table:table-cell office:value-type="float" office:value="36.184821" calcext:value-type="float">
            <text:p>36.184821</text:p>
          </table:table-cell>
        </table:table-row>
        <table:table-row table:style-name="ro1">
          <table:table-cell/>
          <table:table-cell office:value-type="float" office:value="-79.948512" calcext:value-type="float">
            <text:p>-79.948512</text:p>
          </table:table-cell>
          <table:table-cell office:value-type="float" office:value="36.154771" calcext:value-type="float">
            <text:p>36.154771</text:p>
          </table:table-cell>
        </table:table-row>
        <table:table-row table:style-name="ro1">
          <table:table-cell/>
          <table:table-cell office:value-type="float" office:value="-79.886742" calcext:value-type="float">
            <text:p>-79.886742</text:p>
          </table:table-cell>
          <table:table-cell office:value-type="float" office:value="36.156358" calcext:value-type="float">
            <text:p>36.156358</text:p>
          </table:table-cell>
        </table:table-row>
        <table:table-row table:style-name="ro1">
          <table:table-cell/>
          <table:table-cell office:value-type="float" office:value="-79.880827" calcext:value-type="float">
            <text:p>-79.880827</text:p>
          </table:table-cell>
          <table:table-cell office:value-type="float" office:value="36.132327" calcext:value-type="float">
            <text:p>36.132327</text:p>
          </table:table-cell>
        </table:table-row>
        <table:table-row table:style-name="ro1">
          <table:table-cell/>
          <table:table-cell office:value-type="float" office:value="-79.876356" calcext:value-type="float">
            <text:p>-79.876356</text:p>
          </table:table-cell>
          <table:table-cell office:value-type="float" office:value="36.120696" calcext:value-type="float">
            <text:p>36.120696</text:p>
          </table:table-cell>
        </table:table-row>
        <table:table-row table:style-name="ro1">
          <table:table-cell/>
          <table:table-cell office:value-type="float" office:value="-79.930037" calcext:value-type="float">
            <text:p>-79.930037</text:p>
          </table:table-cell>
          <table:table-cell office:value-type="float" office:value="36.138915" calcext:value-type="float">
            <text:p>36.138915</text:p>
          </table:table-cell>
        </table:table-row>
        <table:table-row table:style-name="ro1">
          <table:table-cell/>
          <table:table-cell office:value-type="float" office:value="-79.908234" calcext:value-type="float">
            <text:p>-79.908234</text:p>
          </table:table-cell>
          <table:table-cell office:value-type="float" office:value="36.130905" calcext:value-type="float">
            <text:p>36.130905</text:p>
          </table:table-cell>
        </table:table-row>
        <table:table-row table:style-name="ro1">
          <table:table-cell/>
          <table:table-cell office:value-type="float" office:value="-79.900628" calcext:value-type="float">
            <text:p>-79.900628</text:p>
          </table:table-cell>
          <table:table-cell office:value-type="float" office:value="36.107477" calcext:value-type="float">
            <text:p>36.107477</text:p>
          </table:table-cell>
        </table:table-row>
        <table:table-row table:style-name="ro1">
          <table:table-cell/>
          <table:table-cell office:value-type="float" office:value="-79.906017" calcext:value-type="float">
            <text:p>-79.906017</text:p>
          </table:table-cell>
          <table:table-cell office:value-type="float" office:value="36.072534" calcext:value-type="float">
            <text:p>36.072534</text:p>
          </table:table-cell>
        </table:table-row>
        <table:table-row table:style-name="ro1">
          <table:table-cell/>
          <table:table-cell office:value-type="float" office:value="-79.893024" calcext:value-type="float">
            <text:p>-79.893024</text:p>
          </table:table-cell>
          <table:table-cell office:value-type="float" office:value="36.094507" calcext:value-type="float">
            <text:p>36.094507</text:p>
          </table:table-cell>
        </table:table-row>
        <table:table-row table:style-name="ro1">
          <table:table-cell/>
          <table:table-cell office:value-type="float" office:value="-79.900074" calcext:value-type="float">
            <text:p>-79.900074</text:p>
          </table:table-cell>
          <table:table-cell office:value-type="float" office:value="36.083071" calcext:value-type="float">
            <text:p>36.083071</text:p>
          </table:table-cell>
        </table:table-row>
        <table:table-row table:style-name="ro1">
          <table:table-cell/>
          <table:table-cell office:value-type="float" office:value="-79.880581" calcext:value-type="float">
            <text:p>-79.880581</text:p>
          </table:table-cell>
          <table:table-cell office:value-type="float" office:value="36.07709" calcext:value-type="float">
            <text:p>36.07709</text:p>
          </table:table-cell>
        </table:table-row>
        <table:table-row table:style-name="ro1">
          <table:table-cell/>
          <table:table-cell office:value-type="float" office:value="-79.997888" calcext:value-type="float">
            <text:p>-79.997888</text:p>
          </table:table-cell>
          <table:table-cell office:value-type="float" office:value="36.137469" calcext:value-type="float">
            <text:p>36.137469</text:p>
          </table:table-cell>
        </table:table-row>
        <table:table-row table:style-name="ro1">
          <table:table-cell/>
          <table:table-cell office:value-type="float" office:value="-80.021236" calcext:value-type="float">
            <text:p>-80.021236</text:p>
          </table:table-cell>
          <table:table-cell office:value-type="float" office:value="36.05785" calcext:value-type="float">
            <text:p>36.05785</text:p>
          </table:table-cell>
        </table:table-row>
        <table:table-row table:style-name="ro1">
          <table:table-cell/>
          <table:table-cell office:value-type="float" office:value="-79.993428" calcext:value-type="float">
            <text:p>-79.993428</text:p>
          </table:table-cell>
          <table:table-cell office:value-type="float" office:value="36.056077" calcext:value-type="float">
            <text:p>36.056077</text:p>
          </table:table-cell>
        </table:table-row>
        <table:table-row table:style-name="ro1">
          <table:table-cell/>
          <table:table-cell office:value-type="float" office:value="-79.981637" calcext:value-type="float">
            <text:p>-79.981637</text:p>
          </table:table-cell>
          <table:table-cell office:value-type="float" office:value="36.043927" calcext:value-type="float">
            <text:p>36.043927</text:p>
          </table:table-cell>
        </table:table-row>
        <table:table-row table:style-name="ro1">
          <table:table-cell/>
          <table:table-cell office:value-type="float" office:value="-80.027666" calcext:value-type="float">
            <text:p>-80.027666</text:p>
          </table:table-cell>
          <table:table-cell office:value-type="float" office:value="36.02178" calcext:value-type="float">
            <text:p>36.02178</text:p>
          </table:table-cell>
        </table:table-row>
        <table:table-row table:style-name="ro1">
          <table:table-cell/>
          <table:table-cell office:value-type="float" office:value="-80.00866" calcext:value-type="float">
            <text:p>-80.00866</text:p>
          </table:table-cell>
          <table:table-cell office:value-type="float" office:value="36.026644" calcext:value-type="float">
            <text:p>36.026644</text:p>
          </table:table-cell>
        </table:table-row>
        <table:table-row table:style-name="ro1">
          <table:table-cell/>
          <table:table-cell office:value-type="float" office:value="-79.984092" calcext:value-type="float">
            <text:p>-79.984092</text:p>
          </table:table-cell>
          <table:table-cell office:value-type="float" office:value="36.030072" calcext:value-type="float">
            <text:p>36.030072</text:p>
          </table:table-cell>
        </table:table-row>
        <table:table-row table:style-name="ro1">
          <table:table-cell/>
          <table:table-cell office:value-type="float" office:value="-79.968554" calcext:value-type="float">
            <text:p>-79.968554</text:p>
          </table:table-cell>
          <table:table-cell office:value-type="float" office:value="36.015397" calcext:value-type="float">
            <text:p>36.015397</text:p>
          </table:table-cell>
        </table:table-row>
        <table:table-row table:style-name="ro1">
          <table:table-cell/>
          <table:table-cell office:value-type="float" office:value="-79.91543" calcext:value-type="float">
            <text:p>-79.91543</text:p>
          </table:table-cell>
          <table:table-cell office:value-type="float" office:value="36.059912" calcext:value-type="float">
            <text:p>36.059912</text:p>
          </table:table-cell>
        </table:table-row>
        <table:table-row table:style-name="ro1">
          <table:table-cell/>
          <table:table-cell office:value-type="float" office:value="-79.944046" calcext:value-type="float">
            <text:p>-79.944046</text:p>
          </table:table-cell>
          <table:table-cell office:value-type="float" office:value="36.04406" calcext:value-type="float">
            <text:p>36.04406</text:p>
          </table:table-cell>
        </table:table-row>
        <table:table-row table:style-name="ro1">
          <table:table-cell/>
          <table:table-cell office:value-type="float" office:value="-79.938448" calcext:value-type="float">
            <text:p>-79.938448</text:p>
          </table:table-cell>
          <table:table-cell office:value-type="float" office:value="36.034015" calcext:value-type="float">
            <text:p>36.034015</text:p>
          </table:table-cell>
        </table:table-row>
        <table:table-row table:style-name="ro1">
          <table:table-cell/>
          <table:table-cell office:value-type="float" office:value="-79.931686" calcext:value-type="float">
            <text:p>-79.931686</text:p>
          </table:table-cell>
          <table:table-cell office:value-type="float" office:value="36.024178" calcext:value-type="float">
            <text:p>36.024178</text:p>
          </table:table-cell>
        </table:table-row>
        <table:table-row table:style-name="ro1">
          <table:table-cell/>
          <table:table-cell office:value-type="float" office:value="-79.939369" calcext:value-type="float">
            <text:p>-79.939369</text:p>
          </table:table-cell>
          <table:table-cell office:value-type="float" office:value="36.002346" calcext:value-type="float">
            <text:p>36.002346</text:p>
          </table:table-cell>
        </table:table-row>
        <table:table-row table:style-name="ro1">
          <table:table-cell/>
          <table:table-cell office:value-type="float" office:value="-79.941422" calcext:value-type="float">
            <text:p>-79.941422</text:p>
          </table:table-cell>
          <table:table-cell office:value-type="float" office:value="35.972121" calcext:value-type="float">
            <text:p>35.972121</text:p>
          </table:table-cell>
        </table:table-row>
        <table:table-row table:style-name="ro1">
          <table:table-cell/>
          <table:table-cell office:value-type="float" office:value="-79.882631" calcext:value-type="float">
            <text:p>-79.882631</text:p>
          </table:table-cell>
          <table:table-cell office:value-type="float" office:value="36.007263" calcext:value-type="float">
            <text:p>36.007263</text:p>
          </table:table-cell>
        </table:table-row>
        <table:table-row table:style-name="ro1">
          <table:table-cell/>
          <table:table-cell office:value-type="float" office:value="-79.900526" calcext:value-type="float">
            <text:p>-79.900526</text:p>
          </table:table-cell>
          <table:table-cell office:value-type="float" office:value="36.045486" calcext:value-type="float">
            <text:p>36.045486</text:p>
          </table:table-cell>
        </table:table-row>
        <table:table-row table:style-name="ro1">
          <table:table-cell/>
          <table:table-cell office:value-type="float" office:value="-79.911856" calcext:value-type="float">
            <text:p>-79.911856</text:p>
          </table:table-cell>
          <table:table-cell office:value-type="float" office:value="36.027964" calcext:value-type="float">
            <text:p>36.027964</text:p>
          </table:table-cell>
        </table:table-row>
        <table:table-row table:style-name="ro1">
          <table:table-cell/>
          <table:table-cell office:value-type="float" office:value="-79.90164" calcext:value-type="float">
            <text:p>-79.90164</text:p>
          </table:table-cell>
          <table:table-cell office:value-type="float" office:value="36.023498" calcext:value-type="float">
            <text:p>36.023498</text:p>
          </table:table-cell>
        </table:table-row>
        <table:table-row table:style-name="ro1">
          <table:table-cell/>
          <table:table-cell office:value-type="float" office:value="-79.931823" calcext:value-type="float">
            <text:p>-79.931823</text:p>
          </table:table-cell>
          <table:table-cell office:value-type="float" office:value="35.933064" calcext:value-type="float">
            <text:p>35.933064</text:p>
          </table:table-cell>
        </table:table-row>
        <table:table-row table:style-name="ro1">
          <table:table-cell/>
          <table:table-cell office:value-type="float" office:value="-79.8272" calcext:value-type="float">
            <text:p>-79.8272</text:p>
          </table:table-cell>
          <table:table-cell office:value-type="float" office:value="35.993289" calcext:value-type="float">
            <text:p>35.993289</text:p>
          </table:table-cell>
        </table:table-row>
        <table:table-row table:style-name="ro1">
          <table:table-cell/>
          <table:table-cell office:value-type="float" office:value="-79.840837" calcext:value-type="float">
            <text:p>-79.840837</text:p>
          </table:table-cell>
          <table:table-cell office:value-type="float" office:value="35.9475" calcext:value-type="float">
            <text:p>35.9475</text:p>
          </table:table-cell>
        </table:table-row>
        <table:table-row table:style-name="ro1">
          <table:table-cell/>
          <table:table-cell office:value-type="float" office:value="-79.780995" calcext:value-type="float">
            <text:p>-79.780995</text:p>
          </table:table-cell>
          <table:table-cell office:value-type="float" office:value="35.989506" calcext:value-type="float">
            <text:p>35.989506</text:p>
          </table:table-cell>
        </table:table-row>
        <table:table-row table:style-name="ro1">
          <table:table-cell/>
          <table:table-cell office:value-type="float" office:value="-79.744835" calcext:value-type="float">
            <text:p>-79.744835</text:p>
          </table:table-cell>
          <table:table-cell office:value-type="float" office:value="35.934861" calcext:value-type="float">
            <text:p>35.934861</text:p>
          </table:table-cell>
        </table:table-row>
        <table:table-row table:style-name="ro1">
          <table:table-cell/>
          <table:table-cell office:value-type="float" office:value="-79.619067" calcext:value-type="float">
            <text:p>-79.619067</text:p>
          </table:table-cell>
          <table:table-cell office:value-type="float" office:value="35.951981" calcext:value-type="float">
            <text:p>35.951981</text:p>
          </table:table-cell>
        </table:table-row>
        <table:table-row table:style-name="ro1">
          <table:table-cell/>
          <table:table-cell office:value-type="float" office:value="-79.711959" calcext:value-type="float">
            <text:p>-79.711959</text:p>
          </table:table-cell>
          <table:table-cell office:value-type="float" office:value="35.995581" calcext:value-type="float">
            <text:p>35.995581</text:p>
          </table:table-cell>
        </table:table-row>
        <table:table-row table:style-name="ro1">
          <table:table-cell/>
          <table:table-cell office:value-type="float" office:value="-79.63068" calcext:value-type="float">
            <text:p>-79.63068</text:p>
          </table:table-cell>
          <table:table-cell office:value-type="float" office:value="36.033338" calcext:value-type="float">
            <text:p>36.033338</text:p>
          </table:table-cell>
        </table:table-row>
        <table:table-row table:style-name="ro1">
          <table:table-cell/>
          <table:table-cell office:value-type="float" office:value="-79.935643" calcext:value-type="float">
            <text:p>-79.935643</text:p>
          </table:table-cell>
          <table:table-cell office:value-type="float" office:value="36.104942" calcext:value-type="float">
            <text:p>36.104942</text:p>
          </table:table-cell>
        </table:table-row>
        <table:table-row table:style-name="ro1">
          <table:table-cell/>
          <table:table-cell office:value-type="float" office:value="-77.609714" calcext:value-type="float">
            <text:p>-77.609714</text:p>
          </table:table-cell>
          <table:table-cell office:value-type="float" office:value="36.412615" calcext:value-type="float">
            <text:p>36.412615</text:p>
          </table:table-cell>
        </table:table-row>
        <table:table-row table:style-name="ro1">
          <table:table-cell/>
          <table:table-cell office:value-type="float" office:value="-77.641301" calcext:value-type="float">
            <text:p>-77.641301</text:p>
          </table:table-cell>
          <table:table-cell office:value-type="float" office:value="36.453499" calcext:value-type="float">
            <text:p>36.453499</text:p>
          </table:table-cell>
        </table:table-row>
        <table:table-row table:style-name="ro1">
          <table:table-cell/>
          <table:table-cell office:value-type="float" office:value="-77.66182" calcext:value-type="float">
            <text:p>-77.66182</text:p>
          </table:table-cell>
          <table:table-cell office:value-type="float" office:value="36.465656" calcext:value-type="float">
            <text:p>36.465656</text:p>
          </table:table-cell>
        </table:table-row>
        <table:table-row table:style-name="ro1">
          <table:table-cell/>
          <table:table-cell office:value-type="float" office:value="-77.650902" calcext:value-type="float">
            <text:p>-77.650902</text:p>
          </table:table-cell>
          <table:table-cell office:value-type="float" office:value="36.443329" calcext:value-type="float">
            <text:p>36.443329</text:p>
          </table:table-cell>
        </table:table-row>
        <table:table-row table:style-name="ro1">
          <table:table-cell/>
          <table:table-cell office:value-type="float" office:value="-77.680504" calcext:value-type="float">
            <text:p>-77.680504</text:p>
          </table:table-cell>
          <table:table-cell office:value-type="float" office:value="36.454244" calcext:value-type="float">
            <text:p>36.454244</text:p>
          </table:table-cell>
        </table:table-row>
        <table:table-row table:style-name="ro1">
          <table:table-cell/>
          <table:table-cell office:value-type="float" office:value="-77.711653" calcext:value-type="float">
            <text:p>-77.711653</text:p>
          </table:table-cell>
          <table:table-cell office:value-type="float" office:value="36.443055" calcext:value-type="float">
            <text:p>36.443055</text:p>
          </table:table-cell>
        </table:table-row>
        <table:table-row table:style-name="ro1">
          <table:table-cell/>
          <table:table-cell office:value-type="float" office:value="-77.707675" calcext:value-type="float">
            <text:p>-77.707675</text:p>
          </table:table-cell>
          <table:table-cell office:value-type="float" office:value="36.381716" calcext:value-type="float">
            <text:p>36.381716</text:p>
          </table:table-cell>
        </table:table-row>
        <table:table-row table:style-name="ro1">
          <table:table-cell/>
          <table:table-cell office:value-type="float" office:value="-77.853065" calcext:value-type="float">
            <text:p>-77.853065</text:p>
          </table:table-cell>
          <table:table-cell office:value-type="float" office:value="36.447963" calcext:value-type="float">
            <text:p>36.447963</text:p>
          </table:table-cell>
        </table:table-row>
        <table:table-row table:style-name="ro1">
          <table:table-cell/>
          <table:table-cell office:value-type="float" office:value="-77.896689" calcext:value-type="float">
            <text:p>-77.896689</text:p>
          </table:table-cell>
          <table:table-cell office:value-type="float" office:value="36.243316" calcext:value-type="float">
            <text:p>36.243316</text:p>
          </table:table-cell>
        </table:table-row>
        <table:table-row table:style-name="ro1">
          <table:table-cell/>
          <table:table-cell office:value-type="float" office:value="-77.679417" calcext:value-type="float">
            <text:p>-77.679417</text:p>
          </table:table-cell>
          <table:table-cell office:value-type="float" office:value="36.188987" calcext:value-type="float">
            <text:p>36.188987</text:p>
          </table:table-cell>
        </table:table-row>
        <table:table-row table:style-name="ro1">
          <table:table-cell/>
          <table:table-cell office:value-type="float" office:value="-77.538556" calcext:value-type="float">
            <text:p>-77.538556</text:p>
          </table:table-cell>
          <table:table-cell office:value-type="float" office:value="36.28675" calcext:value-type="float">
            <text:p>36.28675</text:p>
          </table:table-cell>
        </table:table-row>
        <table:table-row table:style-name="ro1">
          <table:table-cell/>
          <table:table-cell office:value-type="float" office:value="-77.422124" calcext:value-type="float">
            <text:p>-77.422124</text:p>
          </table:table-cell>
          <table:table-cell office:value-type="float" office:value="36.117052" calcext:value-type="float">
            <text:p>36.117052</text:p>
          </table:table-cell>
        </table:table-row>
        <table:table-row table:style-name="ro1">
          <table:table-cell/>
          <table:table-cell office:value-type="float" office:value="-78.617729" calcext:value-type="float">
            <text:p>-78.617729</text:p>
          </table:table-cell>
          <table:table-cell office:value-type="float" office:value="35.29784" calcext:value-type="float">
            <text:p>35.29784</text:p>
          </table:table-cell>
        </table:table-row>
        <table:table-row table:style-name="ro1">
          <table:table-cell/>
          <table:table-cell office:value-type="float" office:value="-78.585202" calcext:value-type="float">
            <text:p>-78.585202</text:p>
          </table:table-cell>
          <table:table-cell office:value-type="float" office:value="35.318219" calcext:value-type="float">
            <text:p>35.318219</text:p>
          </table:table-cell>
        </table:table-row>
        <table:table-row table:style-name="ro1">
          <table:table-cell/>
          <table:table-cell office:value-type="float" office:value="-78.60996" calcext:value-type="float">
            <text:p>-78.60996</text:p>
          </table:table-cell>
          <table:table-cell office:value-type="float" office:value="35.330005" calcext:value-type="float">
            <text:p>35.330005</text:p>
          </table:table-cell>
        </table:table-row>
        <table:table-row table:style-name="ro1">
          <table:table-cell/>
          <table:table-cell office:value-type="float" office:value="-78.689437" calcext:value-type="float">
            <text:p>-78.689437</text:p>
          </table:table-cell>
          <table:table-cell office:value-type="float" office:value="35.387844" calcext:value-type="float">
            <text:p>35.387844</text:p>
          </table:table-cell>
        </table:table-row>
        <table:table-row table:style-name="ro1">
          <table:table-cell/>
          <table:table-cell office:value-type="float" office:value="-78.640229" calcext:value-type="float">
            <text:p>-78.640229</text:p>
          </table:table-cell>
          <table:table-cell office:value-type="float" office:value="35.415134" calcext:value-type="float">
            <text:p>35.415134</text:p>
          </table:table-cell>
        </table:table-row>
        <table:table-row table:style-name="ro1">
          <table:table-cell/>
          <table:table-cell office:value-type="float" office:value="-78.669416" calcext:value-type="float">
            <text:p>-78.669416</text:p>
          </table:table-cell>
          <table:table-cell office:value-type="float" office:value="35.318818" calcext:value-type="float">
            <text:p>35.318818</text:p>
          </table:table-cell>
        </table:table-row>
        <table:table-row table:style-name="ro1">
          <table:table-cell/>
          <table:table-cell office:value-type="float" office:value="-78.802023" calcext:value-type="float">
            <text:p>-78.802023</text:p>
          </table:table-cell>
          <table:table-cell office:value-type="float" office:value="35.287987" calcext:value-type="float">
            <text:p>35.287987</text:p>
          </table:table-cell>
        </table:table-row>
        <table:table-row table:style-name="ro1">
          <table:table-cell/>
          <table:table-cell office:value-type="float" office:value="-78.815369" calcext:value-type="float">
            <text:p>-78.815369</text:p>
          </table:table-cell>
          <table:table-cell office:value-type="float" office:value="35.386054" calcext:value-type="float">
            <text:p>35.386054</text:p>
          </table:table-cell>
        </table:table-row>
        <table:table-row table:style-name="ro1">
          <table:table-cell/>
          <table:table-cell office:value-type="float" office:value="-78.765779" calcext:value-type="float">
            <text:p>-78.765779</text:p>
          </table:table-cell>
          <table:table-cell office:value-type="float" office:value="35.444793" calcext:value-type="float">
            <text:p>35.444793</text:p>
          </table:table-cell>
        </table:table-row>
        <table:table-row table:style-name="ro1">
          <table:table-cell/>
          <table:table-cell office:value-type="float" office:value="-78.740126" calcext:value-type="float">
            <text:p>-78.740126</text:p>
          </table:table-cell>
          <table:table-cell office:value-type="float" office:value="35.408567" calcext:value-type="float">
            <text:p>35.408567</text:p>
          </table:table-cell>
        </table:table-row>
        <table:table-row table:style-name="ro1">
          <table:table-cell/>
          <table:table-cell office:value-type="float" office:value="-78.727814" calcext:value-type="float">
            <text:p>-78.727814</text:p>
          </table:table-cell>
          <table:table-cell office:value-type="float" office:value="35.514084" calcext:value-type="float">
            <text:p>35.514084</text:p>
          </table:table-cell>
        </table:table-row>
        <table:table-row table:style-name="ro1">
          <table:table-cell/>
          <table:table-cell office:value-type="float" office:value="-78.708191" calcext:value-type="float">
            <text:p>-78.708191</text:p>
          </table:table-cell>
          <table:table-cell office:value-type="float" office:value="35.491168" calcext:value-type="float">
            <text:p>35.491168</text:p>
          </table:table-cell>
        </table:table-row>
        <table:table-row table:style-name="ro1">
          <table:table-cell/>
          <table:table-cell office:value-type="float" office:value="-78.746868" calcext:value-type="float">
            <text:p>-78.746868</text:p>
          </table:table-cell>
          <table:table-cell office:value-type="float" office:value="35.480685" calcext:value-type="float">
            <text:p>35.480685</text:p>
          </table:table-cell>
        </table:table-row>
        <table:table-row table:style-name="ro1">
          <table:table-cell/>
          <table:table-cell office:value-type="float" office:value="-78.771836" calcext:value-type="float">
            <text:p>-78.771836</text:p>
          </table:table-cell>
          <table:table-cell office:value-type="float" office:value="35.501865" calcext:value-type="float">
            <text:p>35.501865</text:p>
          </table:table-cell>
        </table:table-row>
        <table:table-row table:style-name="ro1">
          <table:table-cell/>
          <table:table-cell office:value-type="float" office:value="-78.823111" calcext:value-type="float">
            <text:p>-78.823111</text:p>
          </table:table-cell>
          <table:table-cell office:value-type="float" office:value="35.503055" calcext:value-type="float">
            <text:p>35.503055</text:p>
          </table:table-cell>
        </table:table-row>
        <table:table-row table:style-name="ro1">
          <table:table-cell/>
          <table:table-cell office:value-type="float" office:value="-78.889306" calcext:value-type="float">
            <text:p>-78.889306</text:p>
          </table:table-cell>
          <table:table-cell office:value-type="float" office:value="35.532057" calcext:value-type="float">
            <text:p>35.532057</text:p>
          </table:table-cell>
        </table:table-row>
        <table:table-row table:style-name="ro1">
          <table:table-cell/>
          <table:table-cell office:value-type="float" office:value="-78.939358" calcext:value-type="float">
            <text:p>-78.939358</text:p>
          </table:table-cell>
          <table:table-cell office:value-type="float" office:value="35.43756" calcext:value-type="float">
            <text:p>35.43756</text:p>
          </table:table-cell>
        </table:table-row>
        <table:table-row table:style-name="ro1">
          <table:table-cell/>
          <table:table-cell office:value-type="float" office:value="-78.95584" calcext:value-type="float">
            <text:p>-78.95584</text:p>
          </table:table-cell>
          <table:table-cell office:value-type="float" office:value="35.393447" calcext:value-type="float">
            <text:p>35.393447</text:p>
          </table:table-cell>
        </table:table-row>
        <table:table-row table:style-name="ro1">
          <table:table-cell/>
          <table:table-cell office:value-type="float" office:value="-78.898275" calcext:value-type="float">
            <text:p>-78.898275</text:p>
          </table:table-cell>
          <table:table-cell office:value-type="float" office:value="35.265976" calcext:value-type="float">
            <text:p>35.265976</text:p>
          </table:table-cell>
        </table:table-row>
        <table:table-row table:style-name="ro1">
          <table:table-cell/>
          <table:table-cell office:value-type="float" office:value="-78.950701" calcext:value-type="float">
            <text:p>-78.950701</text:p>
          </table:table-cell>
          <table:table-cell office:value-type="float" office:value="35.245065" calcext:value-type="float">
            <text:p>35.245065</text:p>
          </table:table-cell>
        </table:table-row>
        <table:table-row table:style-name="ro1">
          <table:table-cell/>
          <table:table-cell office:value-type="float" office:value="-78.970445" calcext:value-type="float">
            <text:p>-78.970445</text:p>
          </table:table-cell>
          <table:table-cell office:value-type="float" office:value="35.245036" calcext:value-type="float">
            <text:p>35.245036</text:p>
          </table:table-cell>
        </table:table-row>
        <table:table-row table:style-name="ro1">
          <table:table-cell/>
          <table:table-cell office:value-type="float" office:value="-78.953783" calcext:value-type="float">
            <text:p>-78.953783</text:p>
          </table:table-cell>
          <table:table-cell office:value-type="float" office:value="35.287197" calcext:value-type="float">
            <text:p>35.287197</text:p>
          </table:table-cell>
        </table:table-row>
        <table:table-row table:style-name="ro1">
          <table:table-cell/>
          <table:table-cell office:value-type="float" office:value="-79.046905" calcext:value-type="float">
            <text:p>-79.046905</text:p>
          </table:table-cell>
          <table:table-cell office:value-type="float" office:value="35.358472" calcext:value-type="float">
            <text:p>35.358472</text:p>
          </table:table-cell>
        </table:table-row>
        <table:table-row table:style-name="ro1">
          <table:table-cell/>
          <table:table-cell office:value-type="float" office:value="-79.044198" calcext:value-type="float">
            <text:p>-79.044198</text:p>
          </table:table-cell>
          <table:table-cell office:value-type="float" office:value="35.317488" calcext:value-type="float">
            <text:p>35.317488</text:p>
          </table:table-cell>
        </table:table-row>
        <table:table-row table:style-name="ro1">
          <table:table-cell/>
          <table:table-cell office:value-type="float" office:value="-79.032258" calcext:value-type="float">
            <text:p>-79.032258</text:p>
          </table:table-cell>
          <table:table-cell office:value-type="float" office:value="35.281407" calcext:value-type="float">
            <text:p>35.281407</text:p>
          </table:table-cell>
        </table:table-row>
        <table:table-row table:style-name="ro1">
          <table:table-cell/>
          <table:table-cell office:value-type="float" office:value="-79.111375" calcext:value-type="float">
            <text:p>-79.111375</text:p>
          </table:table-cell>
          <table:table-cell office:value-type="float" office:value="35.312146" calcext:value-type="float">
            <text:p>35.312146</text:p>
          </table:table-cell>
        </table:table-row>
        <table:table-row table:style-name="ro1">
          <table:table-cell/>
          <table:table-cell office:value-type="float" office:value="-79.089612" calcext:value-type="float">
            <text:p>-79.089612</text:p>
          </table:table-cell>
          <table:table-cell office:value-type="float" office:value="35.253768" calcext:value-type="float">
            <text:p>35.253768</text:p>
          </table:table-cell>
        </table:table-row>
        <table:table-row table:style-name="ro1">
          <table:table-cell/>
          <table:table-cell office:value-type="float" office:value="-83.033103" calcext:value-type="float">
            <text:p>-83.033103</text:p>
          </table:table-cell>
          <table:table-cell office:value-type="float" office:value="35.585561" calcext:value-type="float">
            <text:p>35.585561</text:p>
          </table:table-cell>
        </table:table-row>
        <table:table-row table:style-name="ro1">
          <table:table-cell/>
          <table:table-cell office:value-type="float" office:value="-82.946836" calcext:value-type="float">
            <text:p>-82.946836</text:p>
          </table:table-cell>
          <table:table-cell office:value-type="float" office:value="35.630811" calcext:value-type="float">
            <text:p>35.630811</text:p>
          </table:table-cell>
        </table:table-row>
        <table:table-row table:style-name="ro1">
          <table:table-cell/>
          <table:table-cell office:value-type="float" office:value="-82.830911" calcext:value-type="float">
            <text:p>-82.830911</text:p>
          </table:table-cell>
          <table:table-cell office:value-type="float" office:value="35.558335" calcext:value-type="float">
            <text:p>35.558335</text:p>
          </table:table-cell>
        </table:table-row>
        <table:table-row table:style-name="ro1">
          <table:table-cell/>
          <table:table-cell office:value-type="float" office:value="-82.830259" calcext:value-type="float">
            <text:p>-82.830259</text:p>
          </table:table-cell>
          <table:table-cell office:value-type="float" office:value="35.521869" calcext:value-type="float">
            <text:p>35.521869</text:p>
          </table:table-cell>
        </table:table-row>
        <table:table-row table:style-name="ro1">
          <table:table-cell/>
          <table:table-cell office:value-type="float" office:value="-82.861374" calcext:value-type="float">
            <text:p>-82.861374</text:p>
          </table:table-cell>
          <table:table-cell office:value-type="float" office:value="35.53405" calcext:value-type="float">
            <text:p>35.53405</text:p>
          </table:table-cell>
        </table:table-row>
        <table:table-row table:style-name="ro1">
          <table:table-cell/>
          <table:table-cell office:value-type="float" office:value="-82.919652" calcext:value-type="float">
            <text:p>-82.919652</text:p>
          </table:table-cell>
          <table:table-cell office:value-type="float" office:value="35.538368" calcext:value-type="float">
            <text:p>35.538368</text:p>
          </table:table-cell>
        </table:table-row>
        <table:table-row table:style-name="ro1">
          <table:table-cell/>
          <table:table-cell office:value-type="float" office:value="-82.987977" calcext:value-type="float">
            <text:p>-82.987977</text:p>
          </table:table-cell>
          <table:table-cell office:value-type="float" office:value="35.53091" calcext:value-type="float">
            <text:p>35.53091</text:p>
          </table:table-cell>
        </table:table-row>
        <table:table-row table:style-name="ro1">
          <table:table-cell/>
          <table:table-cell office:value-type="float" office:value="-83.08086" calcext:value-type="float">
            <text:p>-83.08086</text:p>
          </table:table-cell>
          <table:table-cell office:value-type="float" office:value="35.518809" calcext:value-type="float">
            <text:p>35.518809</text:p>
          </table:table-cell>
        </table:table-row>
        <table:table-row table:style-name="ro1">
          <table:table-cell/>
          <table:table-cell office:value-type="float" office:value="-83.039185" calcext:value-type="float">
            <text:p>-83.039185</text:p>
          </table:table-cell>
          <table:table-cell office:value-type="float" office:value="35.477341" calcext:value-type="float">
            <text:p>35.477341</text:p>
          </table:table-cell>
        </table:table-row>
        <table:table-row table:style-name="ro1">
          <table:table-cell/>
          <table:table-cell office:value-type="float" office:value="-82.995561" calcext:value-type="float">
            <text:p>-82.995561</text:p>
          </table:table-cell>
          <table:table-cell office:value-type="float" office:value="35.493173" calcext:value-type="float">
            <text:p>35.493173</text:p>
          </table:table-cell>
        </table:table-row>
        <table:table-row table:style-name="ro1">
          <table:table-cell/>
          <table:table-cell office:value-type="float" office:value="-82.966594" calcext:value-type="float">
            <text:p>-82.966594</text:p>
          </table:table-cell>
          <table:table-cell office:value-type="float" office:value="35.500995" calcext:value-type="float">
            <text:p>35.500995</text:p>
          </table:table-cell>
        </table:table-row>
        <table:table-row table:style-name="ro1">
          <table:table-cell/>
          <table:table-cell office:value-type="float" office:value="-82.984012" calcext:value-type="float">
            <text:p>-82.984012</text:p>
          </table:table-cell>
          <table:table-cell office:value-type="float" office:value="35.473318" calcext:value-type="float">
            <text:p>35.473318</text:p>
          </table:table-cell>
        </table:table-row>
        <table:table-row table:style-name="ro1">
          <table:table-cell/>
          <table:table-cell office:value-type="float" office:value="-83.010879" calcext:value-type="float">
            <text:p>-83.010879</text:p>
          </table:table-cell>
          <table:table-cell office:value-type="float" office:value="35.459067" calcext:value-type="float">
            <text:p>35.459067</text:p>
          </table:table-cell>
        </table:table-row>
        <table:table-row table:style-name="ro1">
          <table:table-cell/>
          <table:table-cell office:value-type="float" office:value="-82.909019" calcext:value-type="float">
            <text:p>-82.909019</text:p>
          </table:table-cell>
          <table:table-cell office:value-type="float" office:value="35.471436" calcext:value-type="float">
            <text:p>35.471436</text:p>
          </table:table-cell>
        </table:table-row>
        <table:table-row table:style-name="ro1">
          <table:table-cell/>
          <table:table-cell office:value-type="float" office:value="-82.841642" calcext:value-type="float">
            <text:p>-82.841642</text:p>
          </table:table-cell>
          <table:table-cell office:value-type="float" office:value="35.464075" calcext:value-type="float">
            <text:p>35.464075</text:p>
          </table:table-cell>
        </table:table-row>
        <table:table-row table:style-name="ro1">
          <table:table-cell/>
          <table:table-cell office:value-type="float" office:value="-83.140812" calcext:value-type="float">
            <text:p>-83.140812</text:p>
          </table:table-cell>
          <table:table-cell office:value-type="float" office:value="35.662479" calcext:value-type="float">
            <text:p>35.662479</text:p>
          </table:table-cell>
        </table:table-row>
        <table:table-row table:style-name="ro1">
          <table:table-cell/>
          <table:table-cell office:value-type="float" office:value="-82.341621" calcext:value-type="float">
            <text:p>-82.341621</text:p>
          </table:table-cell>
          <table:table-cell office:value-type="float" office:value="35.422433" calcext:value-type="float">
            <text:p>35.422433</text:p>
          </table:table-cell>
        </table:table-row>
        <table:table-row table:style-name="ro1">
          <table:table-cell/>
          <table:table-cell office:value-type="float" office:value="-82.357764" calcext:value-type="float">
            <text:p>-82.357764</text:p>
          </table:table-cell>
          <table:table-cell office:value-type="float" office:value="35.339973" calcext:value-type="float">
            <text:p>35.339973</text:p>
          </table:table-cell>
        </table:table-row>
        <table:table-row table:style-name="ro1">
          <table:table-cell/>
          <table:table-cell office:value-type="float" office:value="-82.40346" calcext:value-type="float">
            <text:p>-82.40346</text:p>
          </table:table-cell>
          <table:table-cell office:value-type="float" office:value="35.337784" calcext:value-type="float">
            <text:p>35.337784</text:p>
          </table:table-cell>
        </table:table-row>
        <table:table-row table:style-name="ro1">
          <table:table-cell/>
          <table:table-cell office:value-type="float" office:value="-82.446225" calcext:value-type="float">
            <text:p>-82.446225</text:p>
          </table:table-cell>
          <table:table-cell office:value-type="float" office:value="35.376778" calcext:value-type="float">
            <text:p>35.376778</text:p>
          </table:table-cell>
        </table:table-row>
        <table:table-row table:style-name="ro1">
          <table:table-cell/>
          <table:table-cell office:value-type="float" office:value="-82.402923" calcext:value-type="float">
            <text:p>-82.402923</text:p>
          </table:table-cell>
          <table:table-cell office:value-type="float" office:value="35.385468" calcext:value-type="float">
            <text:p>35.385468</text:p>
          </table:table-cell>
        </table:table-row>
        <table:table-row table:style-name="ro1">
          <table:table-cell/>
          <table:table-cell office:value-type="float" office:value="-82.494635" calcext:value-type="float">
            <text:p>-82.494635</text:p>
          </table:table-cell>
          <table:table-cell office:value-type="float" office:value="35.395207" calcext:value-type="float">
            <text:p>35.395207</text:p>
          </table:table-cell>
        </table:table-row>
        <table:table-row table:style-name="ro1">
          <table:table-cell/>
          <table:table-cell office:value-type="float" office:value="-82.461236" calcext:value-type="float">
            <text:p>-82.461236</text:p>
          </table:table-cell>
          <table:table-cell office:value-type="float" office:value="35.429629" calcext:value-type="float">
            <text:p>35.429629</text:p>
          </table:table-cell>
        </table:table-row>
        <table:table-row table:style-name="ro1">
          <table:table-cell/>
          <table:table-cell office:value-type="float" office:value="-82.514239" calcext:value-type="float">
            <text:p>-82.514239</text:p>
          </table:table-cell>
          <table:table-cell office:value-type="float" office:value="35.435311" calcext:value-type="float">
            <text:p>35.435311</text:p>
          </table:table-cell>
        </table:table-row>
        <table:table-row table:style-name="ro1">
          <table:table-cell/>
          <table:table-cell office:value-type="float" office:value="-82.577493" calcext:value-type="float">
            <text:p>-82.577493</text:p>
          </table:table-cell>
          <table:table-cell office:value-type="float" office:value="35.417856" calcext:value-type="float">
            <text:p>35.417856</text:p>
          </table:table-cell>
        </table:table-row>
        <table:table-row table:style-name="ro1">
          <table:table-cell/>
          <table:table-cell office:value-type="float" office:value="-82.587198" calcext:value-type="float">
            <text:p>-82.587198</text:p>
          </table:table-cell>
          <table:table-cell office:value-type="float" office:value="35.37089" calcext:value-type="float">
            <text:p>35.37089</text:p>
          </table:table-cell>
        </table:table-row>
        <table:table-row table:style-name="ro1">
          <table:table-cell/>
          <table:table-cell office:value-type="float" office:value="-82.601174" calcext:value-type="float">
            <text:p>-82.601174</text:p>
          </table:table-cell>
          <table:table-cell office:value-type="float" office:value="35.322744" calcext:value-type="float">
            <text:p>35.322744</text:p>
          </table:table-cell>
        </table:table-row>
        <table:table-row table:style-name="ro1">
          <table:table-cell/>
          <table:table-cell office:value-type="float" office:value="-82.502352" calcext:value-type="float">
            <text:p>-82.502352</text:p>
          </table:table-cell>
          <table:table-cell office:value-type="float" office:value="35.371409" calcext:value-type="float">
            <text:p>35.371409</text:p>
          </table:table-cell>
        </table:table-row>
        <table:table-row table:style-name="ro1">
          <table:table-cell/>
          <table:table-cell office:value-type="float" office:value="-82.481417" calcext:value-type="float">
            <text:p>-82.481417</text:p>
          </table:table-cell>
          <table:table-cell office:value-type="float" office:value="35.341179" calcext:value-type="float">
            <text:p>35.341179</text:p>
          </table:table-cell>
        </table:table-row>
        <table:table-row table:style-name="ro1">
          <table:table-cell/>
          <table:table-cell office:value-type="float" office:value="-82.444337" calcext:value-type="float">
            <text:p>-82.444337</text:p>
          </table:table-cell>
          <table:table-cell office:value-type="float" office:value="35.339752" calcext:value-type="float">
            <text:p>35.339752</text:p>
          </table:table-cell>
        </table:table-row>
        <table:table-row table:style-name="ro1">
          <table:table-cell/>
          <table:table-cell office:value-type="float" office:value="-82.465419" calcext:value-type="float">
            <text:p>-82.465419</text:p>
          </table:table-cell>
          <table:table-cell office:value-type="float" office:value="35.325686" calcext:value-type="float">
            <text:p>35.325686</text:p>
          </table:table-cell>
        </table:table-row>
        <table:table-row table:style-name="ro1">
          <table:table-cell/>
          <table:table-cell office:value-type="float" office:value="-82.467671" calcext:value-type="float">
            <text:p>-82.467671</text:p>
          </table:table-cell>
          <table:table-cell office:value-type="float" office:value="35.315258" calcext:value-type="float">
            <text:p>35.315258</text:p>
          </table:table-cell>
        </table:table-row>
        <table:table-row table:style-name="ro1">
          <table:table-cell/>
          <table:table-cell office:value-type="float" office:value="-82.446175" calcext:value-type="float">
            <text:p>-82.446175</text:p>
          </table:table-cell>
          <table:table-cell office:value-type="float" office:value="35.301736" calcext:value-type="float">
            <text:p>35.301736</text:p>
          </table:table-cell>
        </table:table-row>
        <table:table-row table:style-name="ro1">
          <table:table-cell/>
          <table:table-cell office:value-type="float" office:value="-82.41902" calcext:value-type="float">
            <text:p>-82.41902</text:p>
          </table:table-cell>
          <table:table-cell office:value-type="float" office:value="35.285146" calcext:value-type="float">
            <text:p>35.285146</text:p>
          </table:table-cell>
        </table:table-row>
        <table:table-row table:style-name="ro1">
          <table:table-cell/>
          <table:table-cell office:value-type="float" office:value="-82.443849" calcext:value-type="float">
            <text:p>-82.443849</text:p>
          </table:table-cell>
          <table:table-cell office:value-type="float" office:value="35.267459" calcext:value-type="float">
            <text:p>35.267459</text:p>
          </table:table-cell>
        </table:table-row>
        <table:table-row table:style-name="ro1">
          <table:table-cell/>
          <table:table-cell office:value-type="float" office:value="-82.47829" calcext:value-type="float">
            <text:p>-82.47829</text:p>
          </table:table-cell>
          <table:table-cell office:value-type="float" office:value="35.293746" calcext:value-type="float">
            <text:p>35.293746</text:p>
          </table:table-cell>
        </table:table-row>
        <table:table-row table:style-name="ro1">
          <table:table-cell/>
          <table:table-cell office:value-type="float" office:value="-82.496403" calcext:value-type="float">
            <text:p>-82.496403</text:p>
          </table:table-cell>
          <table:table-cell office:value-type="float" office:value="35.308443" calcext:value-type="float">
            <text:p>35.308443</text:p>
          </table:table-cell>
        </table:table-row>
        <table:table-row table:style-name="ro1">
          <table:table-cell/>
          <table:table-cell office:value-type="float" office:value="-82.505783" calcext:value-type="float">
            <text:p>-82.505783</text:p>
          </table:table-cell>
          <table:table-cell office:value-type="float" office:value="35.344779" calcext:value-type="float">
            <text:p>35.344779</text:p>
          </table:table-cell>
        </table:table-row>
        <table:table-row table:style-name="ro1">
          <table:table-cell/>
          <table:table-cell office:value-type="float" office:value="-82.517449" calcext:value-type="float">
            <text:p>-82.517449</text:p>
          </table:table-cell>
          <table:table-cell office:value-type="float" office:value="35.333398" calcext:value-type="float">
            <text:p>35.333398</text:p>
          </table:table-cell>
        </table:table-row>
        <table:table-row table:style-name="ro1">
          <table:table-cell/>
          <table:table-cell office:value-type="float" office:value="-82.560522" calcext:value-type="float">
            <text:p>-82.560522</text:p>
          </table:table-cell>
          <table:table-cell office:value-type="float" office:value="35.301024" calcext:value-type="float">
            <text:p>35.301024</text:p>
          </table:table-cell>
        </table:table-row>
        <table:table-row table:style-name="ro1">
          <table:table-cell/>
          <table:table-cell office:value-type="float" office:value="-82.536487" calcext:value-type="float">
            <text:p>-82.536487</text:p>
          </table:table-cell>
          <table:table-cell office:value-type="float" office:value="35.253338" calcext:value-type="float">
            <text:p>35.253338</text:p>
          </table:table-cell>
        </table:table-row>
        <table:table-row table:style-name="ro1">
          <table:table-cell/>
          <table:table-cell office:value-type="float" office:value="-82.433037" calcext:value-type="float">
            <text:p>-82.433037</text:p>
          </table:table-cell>
          <table:table-cell office:value-type="float" office:value="35.217734" calcext:value-type="float">
            <text:p>35.217734</text:p>
          </table:table-cell>
        </table:table-row>
        <table:table-row table:style-name="ro1">
          <table:table-cell/>
          <table:table-cell office:value-type="float" office:value="-82.693691" calcext:value-type="float">
            <text:p>-82.693691</text:p>
          </table:table-cell>
          <table:table-cell office:value-type="float" office:value="35.406266" calcext:value-type="float">
            <text:p>35.406266</text:p>
          </table:table-cell>
        </table:table-row>
        <table:table-row table:style-name="ro1">
          <table:table-cell/>
          <table:table-cell office:value-type="float" office:value="-77.086956" calcext:value-type="float">
            <text:p>-77.086956</text:p>
          </table:table-cell>
          <table:table-cell office:value-type="float" office:value="36.442408" calcext:value-type="float">
            <text:p>36.442408</text:p>
          </table:table-cell>
        </table:table-row>
        <table:table-row table:style-name="ro1">
          <table:table-cell/>
          <table:table-cell office:value-type="float" office:value="-76.913934" calcext:value-type="float">
            <text:p>-76.913934</text:p>
          </table:table-cell>
          <table:table-cell office:value-type="float" office:value="36.355022" calcext:value-type="float">
            <text:p>36.355022</text:p>
          </table:table-cell>
        </table:table-row>
        <table:table-row table:style-name="ro1">
          <table:table-cell/>
          <table:table-cell office:value-type="float" office:value="-77.077194" calcext:value-type="float">
            <text:p>-77.077194</text:p>
          </table:table-cell>
          <table:table-cell office:value-type="float" office:value="36.302623" calcext:value-type="float">
            <text:p>36.302623</text:p>
          </table:table-cell>
        </table:table-row>
        <table:table-row table:style-name="ro1">
          <table:table-cell/>
          <table:table-cell office:value-type="float" office:value="-77.000769" calcext:value-type="float">
            <text:p>-77.000769</text:p>
          </table:table-cell>
          <table:table-cell office:value-type="float" office:value="36.278672" calcext:value-type="float">
            <text:p>36.278672</text:p>
          </table:table-cell>
        </table:table-row>
        <table:table-row table:style-name="ro1">
          <table:table-cell/>
          <table:table-cell office:value-type="float" office:value="-76.968475" calcext:value-type="float">
            <text:p>-76.968475</text:p>
          </table:table-cell>
          <table:table-cell office:value-type="float" office:value="36.286768" calcext:value-type="float">
            <text:p>36.286768</text:p>
          </table:table-cell>
        </table:table-row>
        <table:table-row table:style-name="ro1">
          <table:table-cell/>
          <table:table-cell office:value-type="float" office:value="-79.140934" calcext:value-type="float">
            <text:p>-79.140934</text:p>
          </table:table-cell>
          <table:table-cell office:value-type="float" office:value="35.034219" calcext:value-type="float">
            <text:p>35.034219</text:p>
          </table:table-cell>
        </table:table-row>
        <table:table-row table:style-name="ro1">
          <table:table-cell/>
          <table:table-cell office:value-type="float" office:value="-79.129601" calcext:value-type="float">
            <text:p>-79.129601</text:p>
          </table:table-cell>
          <table:table-cell office:value-type="float" office:value="35.006739" calcext:value-type="float">
            <text:p>35.006739</text:p>
          </table:table-cell>
        </table:table-row>
        <table:table-row table:style-name="ro1">
          <table:table-cell/>
          <table:table-cell office:value-type="float" office:value="-79.092882" calcext:value-type="float">
            <text:p>-79.092882</text:p>
          </table:table-cell>
          <table:table-cell office:value-type="float" office:value="34.97849" calcext:value-type="float">
            <text:p>34.97849</text:p>
          </table:table-cell>
        </table:table-row>
        <table:table-row table:style-name="ro1">
          <table:table-cell/>
          <table:table-cell office:value-type="float" office:value="-79.354681" calcext:value-type="float">
            <text:p>-79.354681</text:p>
          </table:table-cell>
          <table:table-cell office:value-type="float" office:value="35.043467" calcext:value-type="float">
            <text:p>35.043467</text:p>
          </table:table-cell>
        </table:table-row>
        <table:table-row table:style-name="ro1">
          <table:table-cell/>
          <table:table-cell office:value-type="float" office:value="-79.301301" calcext:value-type="float">
            <text:p>-79.301301</text:p>
          </table:table-cell>
          <table:table-cell office:value-type="float" office:value="34.952136" calcext:value-type="float">
            <text:p>34.952136</text:p>
          </table:table-cell>
        </table:table-row>
        <table:table-row table:style-name="ro1">
          <table:table-cell/>
          <table:table-cell office:value-type="float" office:value="-79.226122" calcext:value-type="float">
            <text:p>-79.226122</text:p>
          </table:table-cell>
          <table:table-cell office:value-type="float" office:value="34.984479" calcext:value-type="float">
            <text:p>34.984479</text:p>
          </table:table-cell>
        </table:table-row>
        <table:table-row table:style-name="ro1">
          <table:table-cell/>
          <table:table-cell office:value-type="float" office:value="-79.143205" calcext:value-type="float">
            <text:p>-79.143205</text:p>
          </table:table-cell>
          <table:table-cell office:value-type="float" office:value="34.91502" calcext:value-type="float">
            <text:p>34.91502</text:p>
          </table:table-cell>
        </table:table-row>
        <table:table-row table:style-name="ro1">
          <table:table-cell/>
          <table:table-cell office:value-type="float" office:value="-79.227398" calcext:value-type="float">
            <text:p>-79.227398</text:p>
          </table:table-cell>
          <table:table-cell office:value-type="float" office:value="34.901518" calcext:value-type="float">
            <text:p>34.901518</text:p>
          </table:table-cell>
        </table:table-row>
        <table:table-row table:style-name="ro1">
          <table:table-cell/>
          <table:table-cell office:value-type="float" office:value="-79.231079" calcext:value-type="float">
            <text:p>-79.231079</text:p>
          </table:table-cell>
          <table:table-cell office:value-type="float" office:value="35.119311" calcext:value-type="float">
            <text:p>35.119311</text:p>
          </table:table-cell>
        </table:table-row>
        <table:table-row table:style-name="ro1">
          <table:table-cell/>
          <table:table-cell office:value-type="float" office:value="-76.208134" calcext:value-type="float">
            <text:p>-76.208134</text:p>
          </table:table-cell>
          <table:table-cell office:value-type="float" office:value="35.43421" calcext:value-type="float">
            <text:p>35.43421</text:p>
          </table:table-cell>
        </table:table-row>
        <table:table-row table:style-name="ro1">
          <table:table-cell/>
          <table:table-cell office:value-type="float" office:value="-75.881206" calcext:value-type="float">
            <text:p>-75.881206</text:p>
          </table:table-cell>
          <table:table-cell office:value-type="float" office:value="35.107001" calcext:value-type="float">
            <text:p>35.107001</text:p>
          </table:table-cell>
        </table:table-row>
        <table:table-row table:style-name="ro1">
          <table:table-cell/>
          <table:table-cell office:value-type="float" office:value="-76.02515" calcext:value-type="float">
            <text:p>-76.02515</text:p>
          </table:table-cell>
          <table:table-cell office:value-type="float" office:value="35.294437" calcext:value-type="float">
            <text:p>35.294437</text:p>
          </table:table-cell>
        </table:table-row>
        <table:table-row table:style-name="ro1">
          <table:table-cell/>
          <table:table-cell office:value-type="float" office:value="-80.874748" calcext:value-type="float">
            <text:p>-80.874748</text:p>
          </table:table-cell>
          <table:table-cell office:value-type="float" office:value="35.793228" calcext:value-type="float">
            <text:p>35.793228</text:p>
          </table:table-cell>
        </table:table-row>
        <table:table-row table:style-name="ro1">
          <table:table-cell/>
          <table:table-cell office:value-type="float" office:value="-80.877464" calcext:value-type="float">
            <text:p>-80.877464</text:p>
          </table:table-cell>
          <table:table-cell office:value-type="float" office:value="35.771202" calcext:value-type="float">
            <text:p>35.771202</text:p>
          </table:table-cell>
        </table:table-row>
        <table:table-row table:style-name="ro1">
          <table:table-cell/>
          <table:table-cell office:value-type="float" office:value="-80.891802" calcext:value-type="float">
            <text:p>-80.891802</text:p>
          </table:table-cell>
          <table:table-cell office:value-type="float" office:value="35.767941" calcext:value-type="float">
            <text:p>35.767941</text:p>
          </table:table-cell>
        </table:table-row>
        <table:table-row table:style-name="ro1">
          <table:table-cell/>
          <table:table-cell office:value-type="float" office:value="-80.919682" calcext:value-type="float">
            <text:p>-80.919682</text:p>
          </table:table-cell>
          <table:table-cell office:value-type="float" office:value="35.781377" calcext:value-type="float">
            <text:p>35.781377</text:p>
          </table:table-cell>
        </table:table-row>
        <table:table-row table:style-name="ro1">
          <table:table-cell/>
          <table:table-cell office:value-type="float" office:value="-80.897066" calcext:value-type="float">
            <text:p>-80.897066</text:p>
          </table:table-cell>
          <table:table-cell office:value-type="float" office:value="35.7908" calcext:value-type="float">
            <text:p>35.7908</text:p>
          </table:table-cell>
        </table:table-row>
        <table:table-row table:style-name="ro1">
          <table:table-cell/>
          <table:table-cell office:value-type="float" office:value="-80.847346" calcext:value-type="float">
            <text:p>-80.847346</text:p>
          </table:table-cell>
          <table:table-cell office:value-type="float" office:value="35.794013" calcext:value-type="float">
            <text:p>35.794013</text:p>
          </table:table-cell>
        </table:table-row>
        <table:table-row table:style-name="ro1">
          <table:table-cell/>
          <table:table-cell office:value-type="float" office:value="-80.818535" calcext:value-type="float">
            <text:p>-80.818535</text:p>
          </table:table-cell>
          <table:table-cell office:value-type="float" office:value="35.797925" calcext:value-type="float">
            <text:p>35.797925</text:p>
          </table:table-cell>
        </table:table-row>
        <table:table-row table:style-name="ro1">
          <table:table-cell/>
          <table:table-cell office:value-type="float" office:value="-80.831538" calcext:value-type="float">
            <text:p>-80.831538</text:p>
          </table:table-cell>
          <table:table-cell office:value-type="float" office:value="35.759087" calcext:value-type="float">
            <text:p>35.759087</text:p>
          </table:table-cell>
        </table:table-row>
        <table:table-row table:style-name="ro1">
          <table:table-cell/>
          <table:table-cell office:value-type="float" office:value="-80.779436" calcext:value-type="float">
            <text:p>-80.779436</text:p>
          </table:table-cell>
          <table:table-cell office:value-type="float" office:value="35.770425" calcext:value-type="float">
            <text:p>35.770425</text:p>
          </table:table-cell>
        </table:table-row>
        <table:table-row table:style-name="ro1">
          <table:table-cell/>
          <table:table-cell office:value-type="float" office:value="-80.777625" calcext:value-type="float">
            <text:p>-80.777625</text:p>
          </table:table-cell>
          <table:table-cell office:value-type="float" office:value="35.836435" calcext:value-type="float">
            <text:p>35.836435</text:p>
          </table:table-cell>
        </table:table-row>
        <table:table-row table:style-name="ro1">
          <table:table-cell/>
          <table:table-cell office:value-type="float" office:value="-80.839556" calcext:value-type="float">
            <text:p>-80.839556</text:p>
          </table:table-cell>
          <table:table-cell office:value-type="float" office:value="35.8543" calcext:value-type="float">
            <text:p>35.8543</text:p>
          </table:table-cell>
        </table:table-row>
        <table:table-row table:style-name="ro1">
          <table:table-cell/>
          <table:table-cell office:value-type="float" office:value="-80.77586" calcext:value-type="float">
            <text:p>-80.77586</text:p>
          </table:table-cell>
          <table:table-cell office:value-type="float" office:value="35.992146" calcext:value-type="float">
            <text:p>35.992146</text:p>
          </table:table-cell>
        </table:table-row>
        <table:table-row table:style-name="ro1">
          <table:table-cell/>
          <table:table-cell office:value-type="float" office:value="-80.769625" calcext:value-type="float">
            <text:p>-80.769625</text:p>
          </table:table-cell>
          <table:table-cell office:value-type="float" office:value="35.920914" calcext:value-type="float">
            <text:p>35.920914</text:p>
          </table:table-cell>
        </table:table-row>
        <table:table-row table:style-name="ro1">
          <table:table-cell/>
          <table:table-cell office:value-type="float" office:value="-80.914719" calcext:value-type="float">
            <text:p>-80.914719</text:p>
          </table:table-cell>
          <table:table-cell office:value-type="float" office:value="36.011452" calcext:value-type="float">
            <text:p>36.011452</text:p>
          </table:table-cell>
        </table:table-row>
        <table:table-row table:style-name="ro1">
          <table:table-cell/>
          <table:table-cell office:value-type="float" office:value="-80.936974" calcext:value-type="float">
            <text:p>-80.936974</text:p>
          </table:table-cell>
          <table:table-cell office:value-type="float" office:value="35.926054" calcext:value-type="float">
            <text:p>35.926054</text:p>
          </table:table-cell>
        </table:table-row>
        <table:table-row table:style-name="ro1">
          <table:table-cell/>
          <table:table-cell office:value-type="float" office:value="-80.886407" calcext:value-type="float">
            <text:p>-80.886407</text:p>
          </table:table-cell>
          <table:table-cell office:value-type="float" office:value="35.850606" calcext:value-type="float">
            <text:p>35.850606</text:p>
          </table:table-cell>
        </table:table-row>
        <table:table-row table:style-name="ro1">
          <table:table-cell/>
          <table:table-cell office:value-type="float" office:value="-80.960624" calcext:value-type="float">
            <text:p>-80.960624</text:p>
          </table:table-cell>
          <table:table-cell office:value-type="float" office:value="35.837056" calcext:value-type="float">
            <text:p>35.837056</text:p>
          </table:table-cell>
        </table:table-row>
        <table:table-row table:style-name="ro1">
          <table:table-cell/>
          <table:table-cell office:value-type="float" office:value="-80.905661" calcext:value-type="float">
            <text:p>-80.905661</text:p>
          </table:table-cell>
          <table:table-cell office:value-type="float" office:value="35.821289" calcext:value-type="float">
            <text:p>35.821289</text:p>
          </table:table-cell>
        </table:table-row>
        <table:table-row table:style-name="ro1">
          <table:table-cell/>
          <table:table-cell office:value-type="float" office:value="-81.046156" calcext:value-type="float">
            <text:p>-81.046156</text:p>
          </table:table-cell>
          <table:table-cell office:value-type="float" office:value="35.809491" calcext:value-type="float">
            <text:p>35.809491</text:p>
          </table:table-cell>
        </table:table-row>
        <table:table-row table:style-name="ro1">
          <table:table-cell/>
          <table:table-cell office:value-type="float" office:value="-81.000582" calcext:value-type="float">
            <text:p>-81.000582</text:p>
          </table:table-cell>
          <table:table-cell office:value-type="float" office:value="35.794003" calcext:value-type="float">
            <text:p>35.794003</text:p>
          </table:table-cell>
        </table:table-row>
        <table:table-row table:style-name="ro1">
          <table:table-cell/>
          <table:table-cell office:value-type="float" office:value="-81.014814" calcext:value-type="float">
            <text:p>-81.014814</text:p>
          </table:table-cell>
          <table:table-cell office:value-type="float" office:value="35.744236" calcext:value-type="float">
            <text:p>35.744236</text:p>
          </table:table-cell>
        </table:table-row>
        <table:table-row table:style-name="ro1">
          <table:table-cell/>
          <table:table-cell office:value-type="float" office:value="-80.962942" calcext:value-type="float">
            <text:p>-80.962942</text:p>
          </table:table-cell>
          <table:table-cell office:value-type="float" office:value="35.755603" calcext:value-type="float">
            <text:p>35.755603</text:p>
          </table:table-cell>
        </table:table-row>
        <table:table-row table:style-name="ro1">
          <table:table-cell/>
          <table:table-cell office:value-type="float" office:value="-80.912965" calcext:value-type="float">
            <text:p>-80.912965</text:p>
          </table:table-cell>
          <table:table-cell office:value-type="float" office:value="35.736646" calcext:value-type="float">
            <text:p>35.736646</text:p>
          </table:table-cell>
        </table:table-row>
        <table:table-row table:style-name="ro1">
          <table:table-cell/>
          <table:table-cell office:value-type="float" office:value="-80.889021" calcext:value-type="float">
            <text:p>-80.889021</text:p>
          </table:table-cell>
          <table:table-cell office:value-type="float" office:value="35.692401" calcext:value-type="float">
            <text:p>35.692401</text:p>
          </table:table-cell>
        </table:table-row>
        <table:table-row table:style-name="ro1">
          <table:table-cell/>
          <table:table-cell office:value-type="float" office:value="-80.876881" calcext:value-type="float">
            <text:p>-80.876881</text:p>
          </table:table-cell>
          <table:table-cell office:value-type="float" office:value="35.621993" calcext:value-type="float">
            <text:p>35.621993</text:p>
          </table:table-cell>
        </table:table-row>
        <table:table-row table:style-name="ro1">
          <table:table-cell/>
          <table:table-cell office:value-type="float" office:value="-80.903189" calcext:value-type="float">
            <text:p>-80.903189</text:p>
          </table:table-cell>
          <table:table-cell office:value-type="float" office:value="35.630671" calcext:value-type="float">
            <text:p>35.630671</text:p>
          </table:table-cell>
        </table:table-row>
        <table:table-row table:style-name="ro1">
          <table:table-cell/>
          <table:table-cell office:value-type="float" office:value="-80.946697" calcext:value-type="float">
            <text:p>-80.946697</text:p>
          </table:table-cell>
          <table:table-cell office:value-type="float" office:value="35.686084" calcext:value-type="float">
            <text:p>35.686084</text:p>
          </table:table-cell>
        </table:table-row>
        <table:table-row table:style-name="ro1">
          <table:table-cell/>
          <table:table-cell office:value-type="float" office:value="-80.81383" calcext:value-type="float">
            <text:p>-80.81383</text:p>
          </table:table-cell>
          <table:table-cell office:value-type="float" office:value="35.715068" calcext:value-type="float">
            <text:p>35.715068</text:p>
          </table:table-cell>
        </table:table-row>
        <table:table-row table:style-name="ro1">
          <table:table-cell/>
          <table:table-cell office:value-type="float" office:value="-80.820277" calcext:value-type="float">
            <text:p>-80.820277</text:p>
          </table:table-cell>
          <table:table-cell office:value-type="float" office:value="35.666644" calcext:value-type="float">
            <text:p>35.666644</text:p>
          </table:table-cell>
        </table:table-row>
        <table:table-row table:style-name="ro1">
          <table:table-cell/>
          <table:table-cell office:value-type="float" office:value="-80.795885" calcext:value-type="float">
            <text:p>-80.795885</text:p>
          </table:table-cell>
          <table:table-cell office:value-type="float" office:value="35.621296" calcext:value-type="float">
            <text:p>35.621296</text:p>
          </table:table-cell>
        </table:table-row>
        <table:table-row table:style-name="ro1">
          <table:table-cell/>
          <table:table-cell office:value-type="float" office:value="-80.834268" calcext:value-type="float">
            <text:p>-80.834268</text:p>
          </table:table-cell>
          <table:table-cell office:value-type="float" office:value="35.607032" calcext:value-type="float">
            <text:p>35.607032</text:p>
          </table:table-cell>
        </table:table-row>
        <table:table-row table:style-name="ro1">
          <table:table-cell/>
          <table:table-cell office:value-type="float" office:value="-80.932672" calcext:value-type="float">
            <text:p>-80.932672</text:p>
          </table:table-cell>
          <table:table-cell office:value-type="float" office:value="35.561929" calcext:value-type="float">
            <text:p>35.561929</text:p>
          </table:table-cell>
        </table:table-row>
        <table:table-row table:style-name="ro1">
          <table:table-cell/>
          <table:table-cell office:value-type="float" office:value="-80.895334" calcext:value-type="float">
            <text:p>-80.895334</text:p>
          </table:table-cell>
          <table:table-cell office:value-type="float" office:value="35.586782" calcext:value-type="float">
            <text:p>35.586782</text:p>
          </table:table-cell>
        </table:table-row>
        <table:table-row table:style-name="ro1">
          <table:table-cell/>
          <table:table-cell office:value-type="float" office:value="-80.853782" calcext:value-type="float">
            <text:p>-80.853782</text:p>
          </table:table-cell>
          <table:table-cell office:value-type="float" office:value="35.579773" calcext:value-type="float">
            <text:p>35.579773</text:p>
          </table:table-cell>
        </table:table-row>
        <table:table-row table:style-name="ro1">
          <table:table-cell/>
          <table:table-cell office:value-type="float" office:value="-80.866395" calcext:value-type="float">
            <text:p>-80.866395</text:p>
          </table:table-cell>
          <table:table-cell office:value-type="float" office:value="35.55126" calcext:value-type="float">
            <text:p>35.55126</text:p>
          </table:table-cell>
        </table:table-row>
        <table:table-row table:style-name="ro1">
          <table:table-cell/>
          <table:table-cell office:value-type="float" office:value="-80.885792" calcext:value-type="float">
            <text:p>-80.885792</text:p>
          </table:table-cell>
          <table:table-cell office:value-type="float" office:value="35.563464" calcext:value-type="float">
            <text:p>35.563464</text:p>
          </table:table-cell>
        </table:table-row>
        <table:table-row table:style-name="ro1">
          <table:table-cell/>
          <table:table-cell office:value-type="float" office:value="-80.921473" calcext:value-type="float">
            <text:p>-80.921473</text:p>
          </table:table-cell>
          <table:table-cell office:value-type="float" office:value="35.535742" calcext:value-type="float">
            <text:p>35.535742</text:p>
          </table:table-cell>
        </table:table-row>
        <table:table-row table:style-name="ro1">
          <table:table-cell/>
          <table:table-cell office:value-type="float" office:value="-80.850809" calcext:value-type="float">
            <text:p>-80.850809</text:p>
          </table:table-cell>
          <table:table-cell office:value-type="float" office:value="35.524362" calcext:value-type="float">
            <text:p>35.524362</text:p>
          </table:table-cell>
        </table:table-row>
        <table:table-row table:style-name="ro1">
          <table:table-cell/>
          <table:table-cell office:value-type="float" office:value="-80.780503" calcext:value-type="float">
            <text:p>-80.780503</text:p>
          </table:table-cell>
          <table:table-cell office:value-type="float" office:value="35.534749" calcext:value-type="float">
            <text:p>35.534749</text:p>
          </table:table-cell>
        </table:table-row>
        <table:table-row table:style-name="ro1">
          <table:table-cell/>
          <table:table-cell office:value-type="float" office:value="-80.798254" calcext:value-type="float">
            <text:p>-80.798254</text:p>
          </table:table-cell>
          <table:table-cell office:value-type="float" office:value="35.597327" calcext:value-type="float">
            <text:p>35.597327</text:p>
          </table:table-cell>
        </table:table-row>
        <table:table-row table:style-name="ro1">
          <table:table-cell/>
          <table:table-cell office:value-type="float" office:value="-80.786773" calcext:value-type="float">
            <text:p>-80.786773</text:p>
          </table:table-cell>
          <table:table-cell office:value-type="float" office:value="35.579533" calcext:value-type="float">
            <text:p>35.579533</text:p>
          </table:table-cell>
        </table:table-row>
        <table:table-row table:style-name="ro1">
          <table:table-cell/>
          <table:table-cell office:value-type="float" office:value="-80.799342" calcext:value-type="float">
            <text:p>-80.799342</text:p>
          </table:table-cell>
          <table:table-cell office:value-type="float" office:value="35.561033" calcext:value-type="float">
            <text:p>35.561033</text:p>
          </table:table-cell>
        </table:table-row>
        <table:table-row table:style-name="ro1">
          <table:table-cell/>
          <table:table-cell office:value-type="float" office:value="-80.819732" calcext:value-type="float">
            <text:p>-80.819732</text:p>
          </table:table-cell>
          <table:table-cell office:value-type="float" office:value="35.585976" calcext:value-type="float">
            <text:p>35.585976</text:p>
          </table:table-cell>
        </table:table-row>
        <table:table-row table:style-name="ro1">
          <table:table-cell/>
          <table:table-cell office:value-type="float" office:value="-80.828519" calcext:value-type="float">
            <text:p>-80.828519</text:p>
          </table:table-cell>
          <table:table-cell office:value-type="float" office:value="35.560748" calcext:value-type="float">
            <text:p>35.560748</text:p>
          </table:table-cell>
        </table:table-row>
        <table:table-row table:style-name="ro1">
          <table:table-cell/>
          <table:table-cell office:value-type="float" office:value="-83.283129" calcext:value-type="float">
            <text:p>-83.283129</text:p>
          </table:table-cell>
          <table:table-cell office:value-type="float" office:value="35.461002" calcext:value-type="float">
            <text:p>35.461002</text:p>
          </table:table-cell>
        </table:table-row>
        <table:table-row table:style-name="ro1">
          <table:table-cell/>
          <table:table-cell office:value-type="float" office:value="-83.121764" calcext:value-type="float">
            <text:p>-83.121764</text:p>
          </table:table-cell>
          <table:table-cell office:value-type="float" office:value="35.412423" calcext:value-type="float">
            <text:p>35.412423</text:p>
          </table:table-cell>
        </table:table-row>
        <table:table-row table:style-name="ro1">
          <table:table-cell/>
          <table:table-cell office:value-type="float" office:value="-83.217071" calcext:value-type="float">
            <text:p>-83.217071</text:p>
          </table:table-cell>
          <table:table-cell office:value-type="float" office:value="35.393653" calcext:value-type="float">
            <text:p>35.393653</text:p>
          </table:table-cell>
        </table:table-row>
        <table:table-row table:style-name="ro1">
          <table:table-cell/>
          <table:table-cell office:value-type="float" office:value="-83.20409" calcext:value-type="float">
            <text:p>-83.20409</text:p>
          </table:table-cell>
          <table:table-cell office:value-type="float" office:value="35.361494" calcext:value-type="float">
            <text:p>35.361494</text:p>
          </table:table-cell>
        </table:table-row>
        <table:table-row table:style-name="ro1">
          <table:table-cell/>
          <table:table-cell office:value-type="float" office:value="-83.281758" calcext:value-type="float">
            <text:p>-83.281758</text:p>
          </table:table-cell>
          <table:table-cell office:value-type="float" office:value="35.33388" calcext:value-type="float">
            <text:p>35.33388</text:p>
          </table:table-cell>
        </table:table-row>
        <table:table-row table:style-name="ro1">
          <table:table-cell/>
          <table:table-cell office:value-type="float" office:value="-83.188202" calcext:value-type="float">
            <text:p>-83.188202</text:p>
          </table:table-cell>
          <table:table-cell office:value-type="float" office:value="35.30126" calcext:value-type="float">
            <text:p>35.30126</text:p>
          </table:table-cell>
        </table:table-row>
        <table:table-row table:style-name="ro1">
          <table:table-cell/>
          <table:table-cell office:value-type="float" office:value="-83.0926" calcext:value-type="float">
            <text:p>-83.0926</text:p>
          </table:table-cell>
          <table:table-cell office:value-type="float" office:value="35.296961" calcext:value-type="float">
            <text:p>35.296961</text:p>
          </table:table-cell>
        </table:table-row>
        <table:table-row table:style-name="ro1">
          <table:table-cell/>
          <table:table-cell office:value-type="float" office:value="-83.144662" calcext:value-type="float">
            <text:p>-83.144662</text:p>
          </table:table-cell>
          <table:table-cell office:value-type="float" office:value="35.181784" calcext:value-type="float">
            <text:p>35.181784</text:p>
          </table:table-cell>
        </table:table-row>
        <table:table-row table:style-name="ro1">
          <table:table-cell/>
          <table:table-cell office:value-type="float" office:value="-83.081678" calcext:value-type="float">
            <text:p>-83.081678</text:p>
          </table:table-cell>
          <table:table-cell office:value-type="float" office:value="35.108075" calcext:value-type="float">
            <text:p>35.108075</text:p>
          </table:table-cell>
        </table:table-row>
        <table:table-row table:style-name="ro1">
          <table:table-cell/>
          <table:table-cell office:value-type="float" office:value="-78.155183" calcext:value-type="float">
            <text:p>-78.155183</text:p>
          </table:table-cell>
          <table:table-cell office:value-type="float" office:value="35.577085" calcext:value-type="float">
            <text:p>35.577085</text:p>
          </table:table-cell>
        </table:table-row>
        <table:table-row table:style-name="ro1">
          <table:table-cell/>
          <table:table-cell office:value-type="float" office:value="-78.233751" calcext:value-type="float">
            <text:p>-78.233751</text:p>
          </table:table-cell>
          <table:table-cell office:value-type="float" office:value="35.717589" calcext:value-type="float">
            <text:p>35.717589</text:p>
          </table:table-cell>
        </table:table-row>
        <table:table-row table:style-name="ro1">
          <table:table-cell/>
          <table:table-cell office:value-type="float" office:value="-78.305546" calcext:value-type="float">
            <text:p>-78.305546</text:p>
          </table:table-cell>
          <table:table-cell office:value-type="float" office:value="35.691221" calcext:value-type="float">
            <text:p>35.691221</text:p>
          </table:table-cell>
        </table:table-row>
        <table:table-row table:style-name="ro1">
          <table:table-cell/>
          <table:table-cell office:value-type="float" office:value="-78.385063" calcext:value-type="float">
            <text:p>-78.385063</text:p>
          </table:table-cell>
          <table:table-cell office:value-type="float" office:value="35.677392" calcext:value-type="float">
            <text:p>35.677392</text:p>
          </table:table-cell>
        </table:table-row>
        <table:table-row table:style-name="ro1">
          <table:table-cell/>
          <table:table-cell office:value-type="float" office:value="-78.267009" calcext:value-type="float">
            <text:p>-78.267009</text:p>
          </table:table-cell>
          <table:table-cell office:value-type="float" office:value="35.546948" calcext:value-type="float">
            <text:p>35.546948</text:p>
          </table:table-cell>
        </table:table-row>
        <table:table-row table:style-name="ro1">
          <table:table-cell/>
          <table:table-cell office:value-type="float" office:value="-78.291535" calcext:value-type="float">
            <text:p>-78.291535</text:p>
          </table:table-cell>
          <table:table-cell office:value-type="float" office:value="35.560842" calcext:value-type="float">
            <text:p>35.560842</text:p>
          </table:table-cell>
        </table:table-row>
        <table:table-row table:style-name="ro1">
          <table:table-cell/>
          <table:table-cell office:value-type="float" office:value="-78.237592" calcext:value-type="float">
            <text:p>-78.237592</text:p>
          </table:table-cell>
          <table:table-cell office:value-type="float" office:value="35.509981" calcext:value-type="float">
            <text:p>35.509981</text:p>
          </table:table-cell>
        </table:table-row>
        <table:table-row table:style-name="ro1">
          <table:table-cell/>
          <table:table-cell office:value-type="float" office:value="-78.185223" calcext:value-type="float">
            <text:p>-78.185223</text:p>
          </table:table-cell>
          <table:table-cell office:value-type="float" office:value="35.460457" calcext:value-type="float">
            <text:p>35.460457</text:p>
          </table:table-cell>
        </table:table-row>
        <table:table-row table:style-name="ro1">
          <table:table-cell/>
          <table:table-cell office:value-type="float" office:value="-78.313797" calcext:value-type="float">
            <text:p>-78.313797</text:p>
          </table:table-cell>
          <table:table-cell office:value-type="float" office:value="35.478193" calcext:value-type="float">
            <text:p>35.478193</text:p>
          </table:table-cell>
        </table:table-row>
        <table:table-row table:style-name="ro1">
          <table:table-cell/>
          <table:table-cell office:value-type="float" office:value="-78.326776" calcext:value-type="float">
            <text:p>-78.326776</text:p>
          </table:table-cell>
          <table:table-cell office:value-type="float" office:value="35.518667" calcext:value-type="float">
            <text:p>35.518667</text:p>
          </table:table-cell>
        </table:table-row>
        <table:table-row table:style-name="ro1">
          <table:table-cell/>
          <table:table-cell office:value-type="float" office:value="-78.355444" calcext:value-type="float">
            <text:p>-78.355444</text:p>
          </table:table-cell>
          <table:table-cell office:value-type="float" office:value="35.500456" calcext:value-type="float">
            <text:p>35.500456</text:p>
          </table:table-cell>
        </table:table-row>
        <table:table-row table:style-name="ro1">
          <table:table-cell/>
          <table:table-cell office:value-type="float" office:value="-78.368596" calcext:value-type="float">
            <text:p>-78.368596</text:p>
          </table:table-cell>
          <table:table-cell office:value-type="float" office:value="35.588224" calcext:value-type="float">
            <text:p>35.588224</text:p>
          </table:table-cell>
        </table:table-row>
        <table:table-row table:style-name="ro1">
          <table:table-cell/>
          <table:table-cell office:value-type="float" office:value="-78.419829" calcext:value-type="float">
            <text:p>-78.419829</text:p>
          </table:table-cell>
          <table:table-cell office:value-type="float" office:value="35.558496" calcext:value-type="float">
            <text:p>35.558496</text:p>
          </table:table-cell>
        </table:table-row>
        <table:table-row table:style-name="ro1">
          <table:table-cell/>
          <table:table-cell office:value-type="float" office:value="-78.454277" calcext:value-type="float">
            <text:p>-78.454277</text:p>
          </table:table-cell>
          <table:table-cell office:value-type="float" office:value="35.63741" calcext:value-type="float">
            <text:p>35.63741</text:p>
          </table:table-cell>
        </table:table-row>
        <table:table-row table:style-name="ro1">
          <table:table-cell/>
          <table:table-cell office:value-type="float" office:value="-78.474847" calcext:value-type="float">
            <text:p>-78.474847</text:p>
          </table:table-cell>
          <table:table-cell office:value-type="float" office:value="35.662628" calcext:value-type="float">
            <text:p>35.662628</text:p>
          </table:table-cell>
        </table:table-row>
        <table:table-row table:style-name="ro1">
          <table:table-cell/>
          <table:table-cell office:value-type="float" office:value="-78.485348" calcext:value-type="float">
            <text:p>-78.485348</text:p>
          </table:table-cell>
          <table:table-cell office:value-type="float" office:value="35.59908" calcext:value-type="float">
            <text:p>35.59908</text:p>
          </table:table-cell>
        </table:table-row>
        <table:table-row table:style-name="ro1">
          <table:table-cell/>
          <table:table-cell office:value-type="float" office:value="-78.555241" calcext:value-type="float">
            <text:p>-78.555241</text:p>
          </table:table-cell>
          <table:table-cell office:value-type="float" office:value="35.615535" calcext:value-type="float">
            <text:p>35.615535</text:p>
          </table:table-cell>
        </table:table-row>
        <table:table-row table:style-name="ro1">
          <table:table-cell/>
          <table:table-cell office:value-type="float" office:value="-78.531729" calcext:value-type="float">
            <text:p>-78.531729</text:p>
          </table:table-cell>
          <table:table-cell office:value-type="float" office:value="35.571671" calcext:value-type="float">
            <text:p>35.571671</text:p>
          </table:table-cell>
        </table:table-row>
        <table:table-row table:style-name="ro1">
          <table:table-cell/>
          <table:table-cell office:value-type="float" office:value="-78.421075" calcext:value-type="float">
            <text:p>-78.421075</text:p>
          </table:table-cell>
          <table:table-cell office:value-type="float" office:value="35.472048" calcext:value-type="float">
            <text:p>35.472048</text:p>
          </table:table-cell>
        </table:table-row>
        <table:table-row table:style-name="ro1">
          <table:table-cell/>
          <table:table-cell office:value-type="float" office:value="-78.412617" calcext:value-type="float">
            <text:p>-78.412617</text:p>
          </table:table-cell>
          <table:table-cell office:value-type="float" office:value="35.416556" calcext:value-type="float">
            <text:p>35.416556</text:p>
          </table:table-cell>
        </table:table-row>
        <table:table-row table:style-name="ro1">
          <table:table-cell/>
          <table:table-cell office:value-type="float" office:value="-78.405444" calcext:value-type="float">
            <text:p>-78.405444</text:p>
          </table:table-cell>
          <table:table-cell office:value-type="float" office:value="35.320981" calcext:value-type="float">
            <text:p>35.320981</text:p>
          </table:table-cell>
        </table:table-row>
        <table:table-row table:style-name="ro1">
          <table:table-cell/>
          <table:table-cell office:value-type="float" office:value="-78.536354" calcext:value-type="float">
            <text:p>-78.536354</text:p>
          </table:table-cell>
          <table:table-cell office:value-type="float" office:value="35.385968" calcext:value-type="float">
            <text:p>35.385968</text:p>
          </table:table-cell>
        </table:table-row>
        <table:table-row table:style-name="ro1">
          <table:table-cell/>
          <table:table-cell office:value-type="float" office:value="-78.522376" calcext:value-type="float">
            <text:p>-78.522376</text:p>
          </table:table-cell>
          <table:table-cell office:value-type="float" office:value="35.504417" calcext:value-type="float">
            <text:p>35.504417</text:p>
          </table:table-cell>
        </table:table-row>
        <table:table-row table:style-name="ro1">
          <table:table-cell/>
          <table:table-cell office:value-type="float" office:value="-78.618206" calcext:value-type="float">
            <text:p>-78.618206</text:p>
          </table:table-cell>
          <table:table-cell office:value-type="float" office:value="35.542204" calcext:value-type="float">
            <text:p>35.542204</text:p>
          </table:table-cell>
        </table:table-row>
        <table:table-row table:style-name="ro1">
          <table:table-cell/>
          <table:table-cell office:value-type="float" office:value="-78.606562" calcext:value-type="float">
            <text:p>-78.606562</text:p>
          </table:table-cell>
          <table:table-cell office:value-type="float" office:value="35.483709" calcext:value-type="float">
            <text:p>35.483709</text:p>
          </table:table-cell>
        </table:table-row>
        <table:table-row table:style-name="ro1">
          <table:table-cell/>
          <table:table-cell office:value-type="float" office:value="-77.213012" calcext:value-type="float">
            <text:p>-77.213012</text:p>
          </table:table-cell>
          <table:table-cell office:value-type="float" office:value="34.956595" calcext:value-type="float">
            <text:p>34.956595</text:p>
          </table:table-cell>
        </table:table-row>
        <table:table-row table:style-name="ro1">
          <table:table-cell/>
          <table:table-cell office:value-type="float" office:value="-77.339082" calcext:value-type="float">
            <text:p>-77.339082</text:p>
          </table:table-cell>
          <table:table-cell office:value-type="float" office:value="35.050774" calcext:value-type="float">
            <text:p>35.050774</text:p>
          </table:table-cell>
        </table:table-row>
        <table:table-row table:style-name="ro1">
          <table:table-cell/>
          <table:table-cell office:value-type="float" office:value="-77.520508" calcext:value-type="float">
            <text:p>-77.520508</text:p>
          </table:table-cell>
          <table:table-cell office:value-type="float" office:value="35.087863" calcext:value-type="float">
            <text:p>35.087863</text:p>
          </table:table-cell>
        </table:table-row>
        <table:table-row table:style-name="ro1">
          <table:table-cell/>
          <table:table-cell office:value-type="float" office:value="-79.190283" calcext:value-type="float">
            <text:p>-79.190283</text:p>
          </table:table-cell>
          <table:table-cell office:value-type="float" office:value="35.48252" calcext:value-type="float">
            <text:p>35.48252</text:p>
          </table:table-cell>
        </table:table-row>
        <table:table-row table:style-name="ro1">
          <table:table-cell/>
          <table:table-cell office:value-type="float" office:value="-79.214116" calcext:value-type="float">
            <text:p>-79.214116</text:p>
          </table:table-cell>
          <table:table-cell office:value-type="float" office:value="35.477142" calcext:value-type="float">
            <text:p>35.477142</text:p>
          </table:table-cell>
        </table:table-row>
        <table:table-row table:style-name="ro1">
          <table:table-cell/>
          <table:table-cell office:value-type="float" office:value="-79.169721" calcext:value-type="float">
            <text:p>-79.169721</text:p>
          </table:table-cell>
          <table:table-cell office:value-type="float" office:value="35.483404" calcext:value-type="float">
            <text:p>35.483404</text:p>
          </table:table-cell>
        </table:table-row>
        <table:table-row table:style-name="ro1">
          <table:table-cell/>
          <table:table-cell office:value-type="float" office:value="-79.174851" calcext:value-type="float">
            <text:p>-79.174851</text:p>
          </table:table-cell>
          <table:table-cell office:value-type="float" office:value="35.469194" calcext:value-type="float">
            <text:p>35.469194</text:p>
          </table:table-cell>
        </table:table-row>
        <table:table-row table:style-name="ro1">
          <table:table-cell/>
          <table:table-cell office:value-type="float" office:value="-79.126639" calcext:value-type="float">
            <text:p>-79.126639</text:p>
          </table:table-cell>
          <table:table-cell office:value-type="float" office:value="35.46959" calcext:value-type="float">
            <text:p>35.46959</text:p>
          </table:table-cell>
        </table:table-row>
        <table:table-row table:style-name="ro1">
          <table:table-cell/>
          <table:table-cell office:value-type="float" office:value="-79.163741" calcext:value-type="float">
            <text:p>-79.163741</text:p>
          </table:table-cell>
          <table:table-cell office:value-type="float" office:value="35.448958" calcext:value-type="float">
            <text:p>35.448958</text:p>
          </table:table-cell>
        </table:table-row>
        <table:table-row table:style-name="ro1">
          <table:table-cell/>
          <table:table-cell office:value-type="float" office:value="-79.109501" calcext:value-type="float">
            <text:p>-79.109501</text:p>
          </table:table-cell>
          <table:table-cell office:value-type="float" office:value="35.420152" calcext:value-type="float">
            <text:p>35.420152</text:p>
          </table:table-cell>
        </table:table-row>
        <table:table-row table:style-name="ro1">
          <table:table-cell/>
          <table:table-cell office:value-type="float" office:value="-79.188389" calcext:value-type="float">
            <text:p>-79.188389</text:p>
          </table:table-cell>
          <table:table-cell office:value-type="float" office:value="35.42787" calcext:value-type="float">
            <text:p>35.42787</text:p>
          </table:table-cell>
        </table:table-row>
        <table:table-row table:style-name="ro1">
          <table:table-cell/>
          <table:table-cell office:value-type="float" office:value="-79.197578" calcext:value-type="float">
            <text:p>-79.197578</text:p>
          </table:table-cell>
          <table:table-cell office:value-type="float" office:value="35.368722" calcext:value-type="float">
            <text:p>35.368722</text:p>
          </table:table-cell>
        </table:table-row>
        <table:table-row table:style-name="ro1">
          <table:table-cell/>
          <table:table-cell office:value-type="float" office:value="-79.227827" calcext:value-type="float">
            <text:p>-79.227827</text:p>
          </table:table-cell>
          <table:table-cell office:value-type="float" office:value="35.507037" calcext:value-type="float">
            <text:p>35.507037</text:p>
          </table:table-cell>
        </table:table-row>
        <table:table-row table:style-name="ro1">
          <table:table-cell/>
          <table:table-cell office:value-type="float" office:value="-79.2689" calcext:value-type="float">
            <text:p>-79.2689</text:p>
          </table:table-cell>
          <table:table-cell office:value-type="float" office:value="35.445089" calcext:value-type="float">
            <text:p>35.445089</text:p>
          </table:table-cell>
        </table:table-row>
        <table:table-row table:style-name="ro1">
          <table:table-cell/>
          <table:table-cell office:value-type="float" office:value="-79.146745" calcext:value-type="float">
            <text:p>-79.146745</text:p>
          </table:table-cell>
          <table:table-cell office:value-type="float" office:value="35.556662" calcext:value-type="float">
            <text:p>35.556662</text:p>
          </table:table-cell>
        </table:table-row>
        <table:table-row table:style-name="ro1">
          <table:table-cell/>
          <table:table-cell office:value-type="float" office:value="-79.05746" calcext:value-type="float">
            <text:p>-79.05746</text:p>
          </table:table-cell>
          <table:table-cell office:value-type="float" office:value="35.473106" calcext:value-type="float">
            <text:p>35.473106</text:p>
          </table:table-cell>
        </table:table-row>
        <table:table-row table:style-name="ro1">
          <table:table-cell/>
          <table:table-cell office:value-type="float" office:value="-77.498477" calcext:value-type="float">
            <text:p>-77.498477</text:p>
          </table:table-cell>
          <table:table-cell office:value-type="float" office:value="35.348737" calcext:value-type="float">
            <text:p>35.348737</text:p>
          </table:table-cell>
        </table:table-row>
        <table:table-row table:style-name="ro1">
          <table:table-cell/>
          <table:table-cell office:value-type="float" office:value="-77.557996" calcext:value-type="float">
            <text:p>-77.557996</text:p>
          </table:table-cell>
          <table:table-cell office:value-type="float" office:value="35.267241" calcext:value-type="float">
            <text:p>35.267241</text:p>
          </table:table-cell>
        </table:table-row>
        <table:table-row table:style-name="ro1">
          <table:table-cell/>
          <table:table-cell office:value-type="float" office:value="-77.572324" calcext:value-type="float">
            <text:p>-77.572324</text:p>
          </table:table-cell>
          <table:table-cell office:value-type="float" office:value="35.256524" calcext:value-type="float">
            <text:p>35.256524</text:p>
          </table:table-cell>
        </table:table-row>
        <table:table-row table:style-name="ro1">
          <table:table-cell/>
          <table:table-cell office:value-type="float" office:value="-77.572449" calcext:value-type="float">
            <text:p>-77.572449</text:p>
          </table:table-cell>
          <table:table-cell office:value-type="float" office:value="35.263063" calcext:value-type="float">
            <text:p>35.263063</text:p>
          </table:table-cell>
        </table:table-row>
        <table:table-row table:style-name="ro1">
          <table:table-cell/>
          <table:table-cell office:value-type="float" office:value="-77.573249" calcext:value-type="float">
            <text:p>-77.573249</text:p>
          </table:table-cell>
          <table:table-cell office:value-type="float" office:value="35.281832" calcext:value-type="float">
            <text:p>35.281832</text:p>
          </table:table-cell>
        </table:table-row>
        <table:table-row table:style-name="ro1">
          <table:table-cell/>
          <table:table-cell office:value-type="float" office:value="-77.591331" calcext:value-type="float">
            <text:p>-77.591331</text:p>
          </table:table-cell>
          <table:table-cell office:value-type="float" office:value="35.277735" calcext:value-type="float">
            <text:p>35.277735</text:p>
          </table:table-cell>
        </table:table-row>
        <table:table-row table:style-name="ro1">
          <table:table-cell/>
          <table:table-cell office:value-type="float" office:value="-77.590389" calcext:value-type="float">
            <text:p>-77.590389</text:p>
          </table:table-cell>
          <table:table-cell office:value-type="float" office:value="35.26723" calcext:value-type="float">
            <text:p>35.26723</text:p>
          </table:table-cell>
        </table:table-row>
        <table:table-row table:style-name="ro1">
          <table:table-cell/>
          <table:table-cell office:value-type="float" office:value="-77.608368" calcext:value-type="float">
            <text:p>-77.608368</text:p>
          </table:table-cell>
          <table:table-cell office:value-type="float" office:value="35.292199" calcext:value-type="float">
            <text:p>35.292199</text:p>
          </table:table-cell>
        </table:table-row>
        <table:table-row table:style-name="ro1">
          <table:table-cell/>
          <table:table-cell office:value-type="float" office:value="-77.611978" calcext:value-type="float">
            <text:p>-77.611978</text:p>
          </table:table-cell>
          <table:table-cell office:value-type="float" office:value="35.330716" calcext:value-type="float">
            <text:p>35.330716</text:p>
          </table:table-cell>
        </table:table-row>
        <table:table-row table:style-name="ro1">
          <table:table-cell/>
          <table:table-cell office:value-type="float" office:value="-77.667773" calcext:value-type="float">
            <text:p>-77.667773</text:p>
          </table:table-cell>
          <table:table-cell office:value-type="float" office:value="35.281489" calcext:value-type="float">
            <text:p>35.281489</text:p>
          </table:table-cell>
        </table:table-row>
        <table:table-row table:style-name="ro1">
          <table:table-cell/>
          <table:table-cell office:value-type="float" office:value="-77.698257" calcext:value-type="float">
            <text:p>-77.698257</text:p>
          </table:table-cell>
          <table:table-cell office:value-type="float" office:value="35.317477" calcext:value-type="float">
            <text:p>35.317477</text:p>
          </table:table-cell>
        </table:table-row>
        <table:table-row table:style-name="ro1">
          <table:table-cell/>
          <table:table-cell office:value-type="float" office:value="-77.787281" calcext:value-type="float">
            <text:p>-77.787281</text:p>
          </table:table-cell>
          <table:table-cell office:value-type="float" office:value="35.301782" calcext:value-type="float">
            <text:p>35.301782</text:p>
          </table:table-cell>
        </table:table-row>
        <table:table-row table:style-name="ro1">
          <table:table-cell/>
          <table:table-cell office:value-type="float" office:value="-77.727492" calcext:value-type="float">
            <text:p>-77.727492</text:p>
          </table:table-cell>
          <table:table-cell office:value-type="float" office:value="35.118806" calcext:value-type="float">
            <text:p>35.118806</text:p>
          </table:table-cell>
        </table:table-row>
        <table:table-row table:style-name="ro1">
          <table:table-cell/>
          <table:table-cell office:value-type="float" office:value="-77.644438" calcext:value-type="float">
            <text:p>-77.644438</text:p>
          </table:table-cell>
          <table:table-cell office:value-type="float" office:value="35.213387" calcext:value-type="float">
            <text:p>35.213387</text:p>
          </table:table-cell>
        </table:table-row>
        <table:table-row table:style-name="ro1">
          <table:table-cell/>
          <table:table-cell office:value-type="float" office:value="-77.554657" calcext:value-type="float">
            <text:p>-77.554657</text:p>
          </table:table-cell>
          <table:table-cell office:value-type="float" office:value="35.204016" calcext:value-type="float">
            <text:p>35.204016</text:p>
          </table:table-cell>
        </table:table-row>
        <table:table-row table:style-name="ro1">
          <table:table-cell/>
          <table:table-cell office:value-type="float" office:value="-81.253902" calcext:value-type="float">
            <text:p>-81.253902</text:p>
          </table:table-cell>
          <table:table-cell office:value-type="float" office:value="35.470221" calcext:value-type="float">
            <text:p>35.470221</text:p>
          </table:table-cell>
        </table:table-row>
        <table:table-row table:style-name="ro1">
          <table:table-cell/>
          <table:table-cell office:value-type="float" office:value="-81.22611" calcext:value-type="float">
            <text:p>-81.22611</text:p>
          </table:table-cell>
          <table:table-cell office:value-type="float" office:value="35.489571" calcext:value-type="float">
            <text:p>35.489571</text:p>
          </table:table-cell>
        </table:table-row>
        <table:table-row table:style-name="ro1">
          <table:table-cell/>
          <table:table-cell office:value-type="float" office:value="-81.189578" calcext:value-type="float">
            <text:p>-81.189578</text:p>
          </table:table-cell>
          <table:table-cell office:value-type="float" office:value="35.495321" calcext:value-type="float">
            <text:p>35.495321</text:p>
          </table:table-cell>
        </table:table-row>
        <table:table-row table:style-name="ro1">
          <table:table-cell/>
          <table:table-cell office:value-type="float" office:value="-81.220262" calcext:value-type="float">
            <text:p>-81.220262</text:p>
          </table:table-cell>
          <table:table-cell office:value-type="float" office:value="35.455272" calcext:value-type="float">
            <text:p>35.455272</text:p>
          </table:table-cell>
        </table:table-row>
        <table:table-row table:style-name="ro1">
          <table:table-cell/>
          <table:table-cell office:value-type="float" office:value="-81.278165" calcext:value-type="float">
            <text:p>-81.278165</text:p>
          </table:table-cell>
          <table:table-cell office:value-type="float" office:value="35.440036" calcext:value-type="float">
            <text:p>35.440036</text:p>
          </table:table-cell>
        </table:table-row>
        <table:table-row table:style-name="ro1">
          <table:table-cell/>
          <table:table-cell office:value-type="float" office:value="-81.412486" calcext:value-type="float">
            <text:p>-81.412486</text:p>
          </table:table-cell>
          <table:table-cell office:value-type="float" office:value="35.46491" calcext:value-type="float">
            <text:p>35.46491</text:p>
          </table:table-cell>
        </table:table-row>
        <table:table-row table:style-name="ro1">
          <table:table-cell/>
          <table:table-cell office:value-type="float" office:value="-81.430643" calcext:value-type="float">
            <text:p>-81.430643</text:p>
          </table:table-cell>
          <table:table-cell office:value-type="float" office:value="35.536437" calcext:value-type="float">
            <text:p>35.536437</text:p>
          </table:table-cell>
        </table:table-row>
        <table:table-row table:style-name="ro1">
          <table:table-cell/>
          <table:table-cell office:value-type="float" office:value="-81.319883" calcext:value-type="float">
            <text:p>-81.319883</text:p>
          </table:table-cell>
          <table:table-cell office:value-type="float" office:value="35.501075" calcext:value-type="float">
            <text:p>35.501075</text:p>
          </table:table-cell>
        </table:table-row>
        <table:table-row table:style-name="ro1">
          <table:table-cell/>
          <table:table-cell office:value-type="float" office:value="-81.238221" calcext:value-type="float">
            <text:p>-81.238221</text:p>
          </table:table-cell>
          <table:table-cell office:value-type="float" office:value="35.524638" calcext:value-type="float">
            <text:p>35.524638</text:p>
          </table:table-cell>
        </table:table-row>
        <table:table-row table:style-name="ro1">
          <table:table-cell/>
          <table:table-cell office:value-type="float" office:value="-81.148462" calcext:value-type="float">
            <text:p>-81.148462</text:p>
          </table:table-cell>
          <table:table-cell office:value-type="float" office:value="35.536808" calcext:value-type="float">
            <text:p>35.536808</text:p>
          </table:table-cell>
        </table:table-row>
        <table:table-row table:style-name="ro1">
          <table:table-cell/>
          <table:table-cell office:value-type="float" office:value="-81.101667" calcext:value-type="float">
            <text:p>-81.101667</text:p>
          </table:table-cell>
          <table:table-cell office:value-type="float" office:value="35.505292" calcext:value-type="float">
            <text:p>35.505292</text:p>
          </table:table-cell>
        </table:table-row>
        <table:table-row table:style-name="ro1">
          <table:table-cell/>
          <table:table-cell office:value-type="float" office:value="-81.149144" calcext:value-type="float">
            <text:p>-81.149144</text:p>
          </table:table-cell>
          <table:table-cell office:value-type="float" office:value="35.447061" calcext:value-type="float">
            <text:p>35.447061</text:p>
          </table:table-cell>
        </table:table-row>
        <table:table-row table:style-name="ro1">
          <table:table-cell/>
          <table:table-cell office:value-type="float" office:value="-81.074793" calcext:value-type="float">
            <text:p>-81.074793</text:p>
          </table:table-cell>
          <table:table-cell office:value-type="float" office:value="35.429349" calcext:value-type="float">
            <text:p>35.429349</text:p>
          </table:table-cell>
        </table:table-row>
        <table:table-row table:style-name="ro1">
          <table:table-cell/>
          <table:table-cell office:value-type="float" office:value="-81.023481" calcext:value-type="float">
            <text:p>-81.023481</text:p>
          </table:table-cell>
          <table:table-cell office:value-type="float" office:value="35.506652" calcext:value-type="float">
            <text:p>35.506652</text:p>
          </table:table-cell>
        </table:table-row>
        <table:table-row table:style-name="ro1">
          <table:table-cell/>
          <table:table-cell office:value-type="float" office:value="-80.993142" calcext:value-type="float">
            <text:p>-80.993142</text:p>
          </table:table-cell>
          <table:table-cell office:value-type="float" office:value="35.432585" calcext:value-type="float">
            <text:p>35.432585</text:p>
          </table:table-cell>
        </table:table-row>
        <table:table-row table:style-name="ro1">
          <table:table-cell/>
          <table:table-cell office:value-type="float" office:value="-80.978017" calcext:value-type="float">
            <text:p>-80.978017</text:p>
          </table:table-cell>
          <table:table-cell office:value-type="float" office:value="35.463275" calcext:value-type="float">
            <text:p>35.463275</text:p>
          </table:table-cell>
        </table:table-row>
        <table:table-row table:style-name="ro1">
          <table:table-cell/>
          <table:table-cell office:value-type="float" office:value="-80.980934" calcext:value-type="float">
            <text:p>-80.980934</text:p>
          </table:table-cell>
          <table:table-cell office:value-type="float" office:value="35.491672" calcext:value-type="float">
            <text:p>35.491672</text:p>
          </table:table-cell>
        </table:table-row>
        <table:table-row table:style-name="ro1">
          <table:table-cell/>
          <table:table-cell office:value-type="float" office:value="-80.981377" calcext:value-type="float">
            <text:p>-80.981377</text:p>
          </table:table-cell>
          <table:table-cell office:value-type="float" office:value="35.527401" calcext:value-type="float">
            <text:p>35.527401</text:p>
          </table:table-cell>
        </table:table-row>
        <table:table-row table:style-name="ro1">
          <table:table-cell/>
          <table:table-cell office:value-type="float" office:value="-82.025549" calcext:value-type="float">
            <text:p>-82.025549</text:p>
          </table:table-cell>
          <table:table-cell office:value-type="float" office:value="35.774634" calcext:value-type="float">
            <text:p>35.774634</text:p>
          </table:table-cell>
        </table:table-row>
        <table:table-row table:style-name="ro1">
          <table:table-cell/>
          <table:table-cell office:value-type="float" office:value="-81.936687" calcext:value-type="float">
            <text:p>-81.936687</text:p>
          </table:table-cell>
          <table:table-cell office:value-type="float" office:value="35.704142" calcext:value-type="float">
            <text:p>35.704142</text:p>
          </table:table-cell>
        </table:table-row>
        <table:table-row table:style-name="ro1">
          <table:table-cell/>
          <table:table-cell office:value-type="float" office:value="-82.004914" calcext:value-type="float">
            <text:p>-82.004914</text:p>
          </table:table-cell>
          <table:table-cell office:value-type="float" office:value="35.699662" calcext:value-type="float">
            <text:p>35.699662</text:p>
          </table:table-cell>
        </table:table-row>
        <table:table-row table:style-name="ro1">
          <table:table-cell/>
          <table:table-cell office:value-type="float" office:value="-81.994138" calcext:value-type="float">
            <text:p>-81.994138</text:p>
          </table:table-cell>
          <table:table-cell office:value-type="float" office:value="35.68435" calcext:value-type="float">
            <text:p>35.68435</text:p>
          </table:table-cell>
        </table:table-row>
        <table:table-row table:style-name="ro1">
          <table:table-cell/>
          <table:table-cell office:value-type="float" office:value="-82.014977" calcext:value-type="float">
            <text:p>-82.014977</text:p>
          </table:table-cell>
          <table:table-cell office:value-type="float" office:value="35.663196" calcext:value-type="float">
            <text:p>35.663196</text:p>
          </table:table-cell>
        </table:table-row>
        <table:table-row table:style-name="ro1">
          <table:table-cell/>
          <table:table-cell office:value-type="float" office:value="-82.049645" calcext:value-type="float">
            <text:p>-82.049645</text:p>
          </table:table-cell>
          <table:table-cell office:value-type="float" office:value="35.668469" calcext:value-type="float">
            <text:p>35.668469</text:p>
          </table:table-cell>
        </table:table-row>
        <table:table-row table:style-name="ro1">
          <table:table-cell/>
          <table:table-cell office:value-type="float" office:value="-82.138007" calcext:value-type="float">
            <text:p>-82.138007</text:p>
          </table:table-cell>
          <table:table-cell office:value-type="float" office:value="35.668953" calcext:value-type="float">
            <text:p>35.668953</text:p>
          </table:table-cell>
        </table:table-row>
        <table:table-row table:style-name="ro1">
          <table:table-cell/>
          <table:table-cell office:value-type="float" office:value="-82.170793" calcext:value-type="float">
            <text:p>-82.170793</text:p>
          </table:table-cell>
          <table:table-cell office:value-type="float" office:value="35.596116" calcext:value-type="float">
            <text:p>35.596116</text:p>
          </table:table-cell>
        </table:table-row>
        <table:table-row table:style-name="ro1">
          <table:table-cell/>
          <table:table-cell office:value-type="float" office:value="-81.913125" calcext:value-type="float">
            <text:p>-81.913125</text:p>
          </table:table-cell>
          <table:table-cell office:value-type="float" office:value="35.63501" calcext:value-type="float">
            <text:p>35.63501</text:p>
          </table:table-cell>
        </table:table-row>
        <table:table-row table:style-name="ro1">
          <table:table-cell/>
          <table:table-cell office:value-type="float" office:value="-82.043406" calcext:value-type="float">
            <text:p>-82.043406</text:p>
          </table:table-cell>
          <table:table-cell office:value-type="float" office:value="35.60354" calcext:value-type="float">
            <text:p>35.60354</text:p>
          </table:table-cell>
        </table:table-row>
        <table:table-row table:style-name="ro1">
          <table:table-cell/>
          <table:table-cell office:value-type="float" office:value="-83.382077" calcext:value-type="float">
            <text:p>-83.382077</text:p>
          </table:table-cell>
          <table:table-cell office:value-type="float" office:value="35.261261" calcext:value-type="float">
            <text:p>35.261261</text:p>
          </table:table-cell>
        </table:table-row>
        <table:table-row table:style-name="ro1">
          <table:table-cell/>
          <table:table-cell office:value-type="float" office:value="-83.508228" calcext:value-type="float">
            <text:p>-83.508228</text:p>
          </table:table-cell>
          <table:table-cell office:value-type="float" office:value="35.207772" calcext:value-type="float">
            <text:p>35.207772</text:p>
          </table:table-cell>
        </table:table-row>
        <table:table-row table:style-name="ro1">
          <table:table-cell/>
          <table:table-cell office:value-type="float" office:value="-83.377569" calcext:value-type="float">
            <text:p>-83.377569</text:p>
          </table:table-cell>
          <table:table-cell office:value-type="float" office:value="35.192831" calcext:value-type="float">
            <text:p>35.192831</text:p>
          </table:table-cell>
        </table:table-row>
        <table:table-row table:style-name="ro1">
          <table:table-cell/>
          <table:table-cell office:value-type="float" office:value="-83.414333" calcext:value-type="float">
            <text:p>-83.414333</text:p>
          </table:table-cell>
          <table:table-cell office:value-type="float" office:value="35.182542" calcext:value-type="float">
            <text:p>35.182542</text:p>
          </table:table-cell>
        </table:table-row>
        <table:table-row table:style-name="ro1">
          <table:table-cell/>
          <table:table-cell office:value-type="float" office:value="-83.31676" calcext:value-type="float">
            <text:p>-83.31676</text:p>
          </table:table-cell>
          <table:table-cell office:value-type="float" office:value="35.193323" calcext:value-type="float">
            <text:p>35.193323</text:p>
          </table:table-cell>
        </table:table-row>
        <table:table-row table:style-name="ro1">
          <table:table-cell/>
          <table:table-cell office:value-type="float" office:value="-83.207828" calcext:value-type="float">
            <text:p>-83.207828</text:p>
          </table:table-cell>
          <table:table-cell office:value-type="float" office:value="35.085042" calcext:value-type="float">
            <text:p>35.085042</text:p>
          </table:table-cell>
        </table:table-row>
        <table:table-row table:style-name="ro1">
          <table:table-cell/>
          <table:table-cell office:value-type="float" office:value="-83.205198" calcext:value-type="float">
            <text:p>-83.205198</text:p>
          </table:table-cell>
          <table:table-cell office:value-type="float" office:value="35.034714" calcext:value-type="float">
            <text:p>35.034714</text:p>
          </table:table-cell>
        </table:table-row>
        <table:table-row table:style-name="ro1">
          <table:table-cell/>
          <table:table-cell office:value-type="float" office:value="-83.354383" calcext:value-type="float">
            <text:p>-83.354383</text:p>
          </table:table-cell>
          <table:table-cell office:value-type="float" office:value="35.116406" calcext:value-type="float">
            <text:p>35.116406</text:p>
          </table:table-cell>
        </table:table-row>
        <table:table-row table:style-name="ro1">
          <table:table-cell/>
          <table:table-cell office:value-type="float" office:value="-83.42211" calcext:value-type="float">
            <text:p>-83.42211</text:p>
          </table:table-cell>
          <table:table-cell office:value-type="float" office:value="35.102754" calcext:value-type="float">
            <text:p>35.102754</text:p>
          </table:table-cell>
        </table:table-row>
        <table:table-row table:style-name="ro1">
          <table:table-cell/>
          <table:table-cell office:value-type="float" office:value="-82.620304" calcext:value-type="float">
            <text:p>-82.620304</text:p>
          </table:table-cell>
          <table:table-cell office:value-type="float" office:value="35.946777" calcext:value-type="float">
            <text:p>35.946777</text:p>
          </table:table-cell>
        </table:table-row>
        <table:table-row table:style-name="ro1">
          <table:table-cell/>
          <table:table-cell office:value-type="float" office:value="-82.858568" calcext:value-type="float">
            <text:p>-82.858568</text:p>
          </table:table-cell>
          <table:table-cell office:value-type="float" office:value="35.851249" calcext:value-type="float">
            <text:p>35.851249</text:p>
          </table:table-cell>
        </table:table-row>
        <table:table-row table:style-name="ro1">
          <table:table-cell/>
          <table:table-cell office:value-type="float" office:value="-82.744677" calcext:value-type="float">
            <text:p>-82.744677</text:p>
          </table:table-cell>
          <table:table-cell office:value-type="float" office:value="35.825363" calcext:value-type="float">
            <text:p>35.825363</text:p>
          </table:table-cell>
        </table:table-row>
        <table:table-row table:style-name="ro1">
          <table:table-cell/>
          <table:table-cell office:value-type="float" office:value="-82.676058" calcext:value-type="float">
            <text:p>-82.676058</text:p>
          </table:table-cell>
          <table:table-cell office:value-type="float" office:value="35.788769" calcext:value-type="float">
            <text:p>35.788769</text:p>
          </table:table-cell>
        </table:table-row>
        <table:table-row table:style-name="ro1">
          <table:table-cell/>
          <table:table-cell office:value-type="float" office:value="-82.571539" calcext:value-type="float">
            <text:p>-82.571539</text:p>
          </table:table-cell>
          <table:table-cell office:value-type="float" office:value="35.825852" calcext:value-type="float">
            <text:p>35.825852</text:p>
          </table:table-cell>
        </table:table-row>
        <table:table-row table:style-name="ro1">
          <table:table-cell/>
          <table:table-cell office:value-type="float" office:value="-82.493922" calcext:value-type="float">
            <text:p>-82.493922</text:p>
          </table:table-cell>
          <table:table-cell office:value-type="float" office:value="35.856468" calcext:value-type="float">
            <text:p>35.856468</text:p>
          </table:table-cell>
        </table:table-row>
        <table:table-row table:style-name="ro1">
          <table:table-cell/>
          <table:table-cell office:value-type="float" office:value="-76.913425" calcext:value-type="float">
            <text:p>-76.913425</text:p>
          </table:table-cell>
          <table:table-cell office:value-type="float" office:value="35.796733" calcext:value-type="float">
            <text:p>35.796733</text:p>
          </table:table-cell>
        </table:table-row>
        <table:table-row table:style-name="ro1">
          <table:table-cell/>
          <table:table-cell office:value-type="float" office:value="-77.067047" calcext:value-type="float">
            <text:p>-77.067047</text:p>
          </table:table-cell>
          <table:table-cell office:value-type="float" office:value="35.834221" calcext:value-type="float">
            <text:p>35.834221</text:p>
          </table:table-cell>
        </table:table-row>
        <table:table-row table:style-name="ro1">
          <table:table-cell/>
          <table:table-cell office:value-type="float" office:value="-77.080158" calcext:value-type="float">
            <text:p>-77.080158</text:p>
          </table:table-cell>
          <table:table-cell office:value-type="float" office:value="35.858165" calcext:value-type="float">
            <text:p>35.858165</text:p>
          </table:table-cell>
        </table:table-row>
        <table:table-row table:style-name="ro1">
          <table:table-cell/>
          <table:table-cell office:value-type="float" office:value="-77.264105" calcext:value-type="float">
            <text:p>-77.264105</text:p>
          </table:table-cell>
          <table:table-cell office:value-type="float" office:value="35.945652" calcext:value-type="float">
            <text:p>35.945652</text:p>
          </table:table-cell>
        </table:table-row>
        <table:table-row table:style-name="ro1">
          <table:table-cell/>
          <table:table-cell office:value-type="float" office:value="-77.116842" calcext:value-type="float">
            <text:p>-77.116842</text:p>
          </table:table-cell>
          <table:table-cell office:value-type="float" office:value="35.786946" calcext:value-type="float">
            <text:p>35.786946</text:p>
          </table:table-cell>
        </table:table-row>
        <table:table-row table:style-name="ro1">
          <table:table-cell/>
          <table:table-cell office:value-type="float" office:value="-77.255094" calcext:value-type="float">
            <text:p>-77.255094</text:p>
          </table:table-cell>
          <table:table-cell office:value-type="float" office:value="35.826698" calcext:value-type="float">
            <text:p>35.826698</text:p>
          </table:table-cell>
        </table:table-row>
        <table:table-row table:style-name="ro1">
          <table:table-cell/>
          <table:table-cell office:value-type="float" office:value="-80.844313" calcext:value-type="float">
            <text:p>-80.844313</text:p>
          </table:table-cell>
          <table:table-cell office:value-type="float" office:value="35.229062" calcext:value-type="float">
            <text:p>35.229062</text:p>
          </table:table-cell>
        </table:table-row>
        <table:table-row table:style-name="ro1">
          <table:table-cell/>
          <table:table-cell office:value-type="float" office:value="-80.839807" calcext:value-type="float">
            <text:p>-80.839807</text:p>
          </table:table-cell>
          <table:table-cell office:value-type="float" office:value="35.212709" calcext:value-type="float">
            <text:p>35.212709</text:p>
          </table:table-cell>
        </table:table-row>
        <table:table-row table:style-name="ro1">
          <table:table-cell/>
          <table:table-cell office:value-type="float" office:value="-80.853635" calcext:value-type="float">
            <text:p>-80.853635</text:p>
          </table:table-cell>
          <table:table-cell office:value-type="float" office:value="35.21633" calcext:value-type="float">
            <text:p>35.21633</text:p>
          </table:table-cell>
        </table:table-row>
        <table:table-row table:style-name="ro1">
          <table:table-cell/>
          <table:table-cell office:value-type="float" office:value="-80.846" calcext:value-type="float">
            <text:p>-80.846</text:p>
          </table:table-cell>
          <table:table-cell office:value-type="float" office:value="35.232871" calcext:value-type="float">
            <text:p>35.232871</text:p>
          </table:table-cell>
        </table:table-row>
        <table:table-row table:style-name="ro1">
          <table:table-cell/>
          <table:table-cell office:value-type="float" office:value="-80.834045" calcext:value-type="float">
            <text:p>-80.834045</text:p>
          </table:table-cell>
          <table:table-cell office:value-type="float" office:value="35.224193" calcext:value-type="float">
            <text:p>35.224193</text:p>
          </table:table-cell>
        </table:table-row>
        <table:table-row table:style-name="ro1">
          <table:table-cell/>
          <table:table-cell office:value-type="float" office:value="-80.818474" calcext:value-type="float">
            <text:p>-80.818474</text:p>
          </table:table-cell>
          <table:table-cell office:value-type="float" office:value="35.238419" calcext:value-type="float">
            <text:p>35.238419</text:p>
          </table:table-cell>
        </table:table-row>
        <table:table-row table:style-name="ro1">
          <table:table-cell/>
          <table:table-cell office:value-type="float" office:value="-80.81997" calcext:value-type="float">
            <text:p>-80.81997</text:p>
          </table:table-cell>
          <table:table-cell office:value-type="float" office:value="35.228961" calcext:value-type="float">
            <text:p>35.228961</text:p>
          </table:table-cell>
        </table:table-row>
        <table:table-row table:style-name="ro1">
          <table:table-cell/>
          <table:table-cell office:value-type="float" office:value="-80.810409" calcext:value-type="float">
            <text:p>-80.810409</text:p>
          </table:table-cell>
          <table:table-cell office:value-type="float" office:value="35.237007" calcext:value-type="float">
            <text:p>35.237007</text:p>
          </table:table-cell>
        </table:table-row>
        <table:table-row table:style-name="ro1">
          <table:table-cell/>
          <table:table-cell office:value-type="float" office:value="-80.807663" calcext:value-type="float">
            <text:p>-80.807663</text:p>
          </table:table-cell>
          <table:table-cell office:value-type="float" office:value="35.225866" calcext:value-type="float">
            <text:p>35.225866</text:p>
          </table:table-cell>
        </table:table-row>
        <table:table-row table:style-name="ro1">
          <table:table-cell/>
          <table:table-cell office:value-type="float" office:value="-80.807068" calcext:value-type="float">
            <text:p>-80.807068</text:p>
          </table:table-cell>
          <table:table-cell office:value-type="float" office:value="35.213484" calcext:value-type="float">
            <text:p>35.213484</text:p>
          </table:table-cell>
        </table:table-row>
        <table:table-row table:style-name="ro1">
          <table:table-cell/>
          <table:table-cell office:value-type="float" office:value="-80.787168" calcext:value-type="float">
            <text:p>-80.787168</text:p>
          </table:table-cell>
          <table:table-cell office:value-type="float" office:value="35.224589" calcext:value-type="float">
            <text:p>35.224589</text:p>
          </table:table-cell>
        </table:table-row>
        <table:table-row table:style-name="ro1">
          <table:table-cell/>
          <table:table-cell office:value-type="float" office:value="-80.790444" calcext:value-type="float">
            <text:p>-80.790444</text:p>
          </table:table-cell>
          <table:table-cell office:value-type="float" office:value="35.238959" calcext:value-type="float">
            <text:p>35.238959</text:p>
          </table:table-cell>
        </table:table-row>
        <table:table-row table:style-name="ro1">
          <table:table-cell/>
          <table:table-cell office:value-type="float" office:value="-80.796998" calcext:value-type="float">
            <text:p>-80.796998</text:p>
          </table:table-cell>
          <table:table-cell office:value-type="float" office:value="35.246266" calcext:value-type="float">
            <text:p>35.246266</text:p>
          </table:table-cell>
        </table:table-row>
        <table:table-row table:style-name="ro1">
          <table:table-cell/>
          <table:table-cell office:value-type="float" office:value="-80.762961" calcext:value-type="float">
            <text:p>-80.762961</text:p>
          </table:table-cell>
          <table:table-cell office:value-type="float" office:value="35.243134" calcext:value-type="float">
            <text:p>35.243134</text:p>
          </table:table-cell>
        </table:table-row>
        <table:table-row table:style-name="ro1">
          <table:table-cell/>
          <table:table-cell office:value-type="float" office:value="-80.754631" calcext:value-type="float">
            <text:p>-80.754631</text:p>
          </table:table-cell>
          <table:table-cell office:value-type="float" office:value="35.275032" calcext:value-type="float">
            <text:p>35.275032</text:p>
          </table:table-cell>
        </table:table-row>
        <table:table-row table:style-name="ro1">
          <table:table-cell/>
          <table:table-cell office:value-type="float" office:value="-80.744035" calcext:value-type="float">
            <text:p>-80.744035</text:p>
          </table:table-cell>
          <table:table-cell office:value-type="float" office:value="35.246372" calcext:value-type="float">
            <text:p>35.246372</text:p>
          </table:table-cell>
        </table:table-row>
        <table:table-row table:style-name="ro1">
          <table:table-cell/>
          <table:table-cell office:value-type="float" office:value="-80.727646" calcext:value-type="float">
            <text:p>-80.727646</text:p>
          </table:table-cell>
          <table:table-cell office:value-type="float" office:value="35.241787" calcext:value-type="float">
            <text:p>35.241787</text:p>
          </table:table-cell>
        </table:table-row>
        <table:table-row table:style-name="ro1">
          <table:table-cell/>
          <table:table-cell office:value-type="float" office:value="-80.760181" calcext:value-type="float">
            <text:p>-80.760181</text:p>
          </table:table-cell>
          <table:table-cell office:value-type="float" office:value="35.256766" calcext:value-type="float">
            <text:p>35.256766</text:p>
          </table:table-cell>
        </table:table-row>
        <table:table-row table:style-name="ro1">
          <table:table-cell/>
          <table:table-cell office:value-type="float" office:value="-80.745287" calcext:value-type="float">
            <text:p>-80.745287</text:p>
          </table:table-cell>
          <table:table-cell office:value-type="float" office:value="35.257202" calcext:value-type="float">
            <text:p>35.257202</text:p>
          </table:table-cell>
        </table:table-row>
        <table:table-row table:style-name="ro1">
          <table:table-cell/>
          <table:table-cell office:value-type="float" office:value="-80.763217" calcext:value-type="float">
            <text:p>-80.763217</text:p>
          </table:table-cell>
          <table:table-cell office:value-type="float" office:value="35.22756" calcext:value-type="float">
            <text:p>35.22756</text:p>
          </table:table-cell>
        </table:table-row>
        <table:table-row table:style-name="ro1">
          <table:table-cell/>
          <table:table-cell office:value-type="float" office:value="-80.774522" calcext:value-type="float">
            <text:p>-80.774522</text:p>
          </table:table-cell>
          <table:table-cell office:value-type="float" office:value="35.21996" calcext:value-type="float">
            <text:p>35.21996</text:p>
          </table:table-cell>
        </table:table-row>
        <table:table-row table:style-name="ro1">
          <table:table-cell/>
          <table:table-cell office:value-type="float" office:value="-80.762233" calcext:value-type="float">
            <text:p>-80.762233</text:p>
          </table:table-cell>
          <table:table-cell office:value-type="float" office:value="35.217108" calcext:value-type="float">
            <text:p>35.217108</text:p>
          </table:table-cell>
        </table:table-row>
        <table:table-row table:style-name="ro1">
          <table:table-cell/>
          <table:table-cell office:value-type="float" office:value="-80.748348" calcext:value-type="float">
            <text:p>-80.748348</text:p>
          </table:table-cell>
          <table:table-cell office:value-type="float" office:value="35.210575" calcext:value-type="float">
            <text:p>35.210575</text:p>
          </table:table-cell>
        </table:table-row>
        <table:table-row table:style-name="ro1">
          <table:table-cell/>
          <table:table-cell office:value-type="float" office:value="-80.763432" calcext:value-type="float">
            <text:p>-80.763432</text:p>
          </table:table-cell>
          <table:table-cell office:value-type="float" office:value="35.236226" calcext:value-type="float">
            <text:p>35.236226</text:p>
          </table:table-cell>
        </table:table-row>
        <table:table-row table:style-name="ro1">
          <table:table-cell/>
          <table:table-cell office:value-type="float" office:value="-80.7428" calcext:value-type="float">
            <text:p>-80.7428</text:p>
          </table:table-cell>
          <table:table-cell office:value-type="float" office:value="35.222551" calcext:value-type="float">
            <text:p>35.222551</text:p>
          </table:table-cell>
        </table:table-row>
        <table:table-row table:style-name="ro1">
          <table:table-cell/>
          <table:table-cell office:value-type="float" office:value="-80.7927" calcext:value-type="float">
            <text:p>-80.7927</text:p>
          </table:table-cell>
          <table:table-cell office:value-type="float" office:value="35.213263" calcext:value-type="float">
            <text:p>35.213263</text:p>
          </table:table-cell>
        </table:table-row>
        <table:table-row table:style-name="ro1">
          <table:table-cell/>
          <table:table-cell office:value-type="float" office:value="-80.766765" calcext:value-type="float">
            <text:p>-80.766765</text:p>
          </table:table-cell>
          <table:table-cell office:value-type="float" office:value="35.207117" calcext:value-type="float">
            <text:p>35.207117</text:p>
          </table:table-cell>
        </table:table-row>
        <table:table-row table:style-name="ro1">
          <table:table-cell/>
          <table:table-cell office:value-type="float" office:value="-80.7961" calcext:value-type="float">
            <text:p>-80.7961</text:p>
          </table:table-cell>
          <table:table-cell office:value-type="float" office:value="35.205105" calcext:value-type="float">
            <text:p>35.205105</text:p>
          </table:table-cell>
        </table:table-row>
        <table:table-row table:style-name="ro1">
          <table:table-cell/>
          <table:table-cell office:value-type="float" office:value="-80.778612" calcext:value-type="float">
            <text:p>-80.778612</text:p>
          </table:table-cell>
          <table:table-cell office:value-type="float" office:value="35.192994" calcext:value-type="float">
            <text:p>35.192994</text:p>
          </table:table-cell>
        </table:table-row>
        <table:table-row table:style-name="ro1">
          <table:table-cell/>
          <table:table-cell office:value-type="float" office:value="-80.732917" calcext:value-type="float">
            <text:p>-80.732917</text:p>
          </table:table-cell>
          <table:table-cell office:value-type="float" office:value="35.196846" calcext:value-type="float">
            <text:p>35.196846</text:p>
          </table:table-cell>
        </table:table-row>
        <table:table-row table:style-name="ro1">
          <table:table-cell/>
          <table:table-cell office:value-type="float" office:value="-80.717935" calcext:value-type="float">
            <text:p>-80.717935</text:p>
          </table:table-cell>
          <table:table-cell office:value-type="float" office:value="35.189265" calcext:value-type="float">
            <text:p>35.189265</text:p>
          </table:table-cell>
        </table:table-row>
        <table:table-row table:style-name="ro1">
          <table:table-cell/>
          <table:table-cell office:value-type="float" office:value="-80.732428" calcext:value-type="float">
            <text:p>-80.732428</text:p>
          </table:table-cell>
          <table:table-cell office:value-type="float" office:value="35.213088" calcext:value-type="float">
            <text:p>35.213088</text:p>
          </table:table-cell>
        </table:table-row>
        <table:table-row table:style-name="ro1">
          <table:table-cell/>
          <table:table-cell office:value-type="float" office:value="-80.761863" calcext:value-type="float">
            <text:p>-80.761863</text:p>
          </table:table-cell>
          <table:table-cell office:value-type="float" office:value="35.180082" calcext:value-type="float">
            <text:p>35.180082</text:p>
          </table:table-cell>
        </table:table-row>
        <table:table-row table:style-name="ro1">
          <table:table-cell/>
          <table:table-cell office:value-type="float" office:value="-80.745992" calcext:value-type="float">
            <text:p>-80.745992</text:p>
          </table:table-cell>
          <table:table-cell office:value-type="float" office:value="35.163296" calcext:value-type="float">
            <text:p>35.163296</text:p>
          </table:table-cell>
        </table:table-row>
        <table:table-row table:style-name="ro1">
          <table:table-cell/>
          <table:table-cell office:value-type="float" office:value="-80.706363" calcext:value-type="float">
            <text:p>-80.706363</text:p>
          </table:table-cell>
          <table:table-cell office:value-type="float" office:value="35.202933" calcext:value-type="float">
            <text:p>35.202933</text:p>
          </table:table-cell>
        </table:table-row>
        <table:table-row table:style-name="ro1">
          <table:table-cell/>
          <table:table-cell office:value-type="float" office:value="-80.689575" calcext:value-type="float">
            <text:p>-80.689575</text:p>
          </table:table-cell>
          <table:table-cell office:value-type="float" office:value="35.200009" calcext:value-type="float">
            <text:p>35.200009</text:p>
          </table:table-cell>
        </table:table-row>
        <table:table-row table:style-name="ro1">
          <table:table-cell/>
          <table:table-cell office:value-type="float" office:value="-80.753967" calcext:value-type="float">
            <text:p>-80.753967</text:p>
          </table:table-cell>
          <table:table-cell office:value-type="float" office:value="35.198268" calcext:value-type="float">
            <text:p>35.198268</text:p>
          </table:table-cell>
        </table:table-row>
        <table:table-row table:style-name="ro1">
          <table:table-cell/>
          <table:table-cell office:value-type="float" office:value="-80.750281" calcext:value-type="float">
            <text:p>-80.750281</text:p>
          </table:table-cell>
          <table:table-cell office:value-type="float" office:value="35.190599" calcext:value-type="float">
            <text:p>35.190599</text:p>
          </table:table-cell>
        </table:table-row>
        <table:table-row table:style-name="ro1">
          <table:table-cell/>
          <table:table-cell office:value-type="float" office:value="-80.743246" calcext:value-type="float">
            <text:p>-80.743246</text:p>
          </table:table-cell>
          <table:table-cell office:value-type="float" office:value="35.180331" calcext:value-type="float">
            <text:p>35.180331</text:p>
          </table:table-cell>
        </table:table-row>
        <table:table-row table:style-name="ro1">
          <table:table-cell/>
          <table:table-cell office:value-type="float" office:value="-80.729985" calcext:value-type="float">
            <text:p>-80.729985</text:p>
          </table:table-cell>
          <table:table-cell office:value-type="float" office:value="35.174009" calcext:value-type="float">
            <text:p>35.174009</text:p>
          </table:table-cell>
        </table:table-row>
        <table:table-row table:style-name="ro1">
          <table:table-cell/>
          <table:table-cell office:value-type="float" office:value="-80.706786" calcext:value-type="float">
            <text:p>-80.706786</text:p>
          </table:table-cell>
          <table:table-cell office:value-type="float" office:value="35.219034" calcext:value-type="float">
            <text:p>35.219034</text:p>
          </table:table-cell>
        </table:table-row>
        <table:table-row table:style-name="ro1">
          <table:table-cell/>
          <table:table-cell office:value-type="float" office:value="-80.71824" calcext:value-type="float">
            <text:p>-80.71824</text:p>
          </table:table-cell>
          <table:table-cell office:value-type="float" office:value="35.211383" calcext:value-type="float">
            <text:p>35.211383</text:p>
          </table:table-cell>
        </table:table-row>
        <table:table-row table:style-name="ro1">
          <table:table-cell/>
          <table:table-cell office:value-type="float" office:value="-80.788764" calcext:value-type="float">
            <text:p>-80.788764</text:p>
          </table:table-cell>
          <table:table-cell office:value-type="float" office:value="35.168994" calcext:value-type="float">
            <text:p>35.168994</text:p>
          </table:table-cell>
        </table:table-row>
        <table:table-row table:style-name="ro1">
          <table:table-cell/>
          <table:table-cell office:value-type="float" office:value="-80.764178" calcext:value-type="float">
            <text:p>-80.764178</text:p>
          </table:table-cell>
          <table:table-cell office:value-type="float" office:value="35.158191" calcext:value-type="float">
            <text:p>35.158191</text:p>
          </table:table-cell>
        </table:table-row>
        <table:table-row table:style-name="ro1">
          <table:table-cell/>
          <table:table-cell office:value-type="float" office:value="-80.780009" calcext:value-type="float">
            <text:p>-80.780009</text:p>
          </table:table-cell>
          <table:table-cell office:value-type="float" office:value="35.142979" calcext:value-type="float">
            <text:p>35.142979</text:p>
          </table:table-cell>
        </table:table-row>
        <table:table-row table:style-name="ro1">
          <table:table-cell/>
          <table:table-cell office:value-type="float" office:value="-80.785241" calcext:value-type="float">
            <text:p>-80.785241</text:p>
          </table:table-cell>
          <table:table-cell office:value-type="float" office:value="35.185032" calcext:value-type="float">
            <text:p>35.185032</text:p>
          </table:table-cell>
        </table:table-row>
        <table:table-row table:style-name="ro1">
          <table:table-cell/>
          <table:table-cell office:value-type="float" office:value="-80.805541" calcext:value-type="float">
            <text:p>-80.805541</text:p>
          </table:table-cell>
          <table:table-cell office:value-type="float" office:value="35.183315" calcext:value-type="float">
            <text:p>35.183315</text:p>
          </table:table-cell>
        </table:table-row>
        <table:table-row table:style-name="ro1">
          <table:table-cell/>
          <table:table-cell office:value-type="float" office:value="-80.802913" calcext:value-type="float">
            <text:p>-80.802913</text:p>
          </table:table-cell>
          <table:table-cell office:value-type="float" office:value="35.196313" calcext:value-type="float">
            <text:p>35.196313</text:p>
          </table:table-cell>
        </table:table-row>
        <table:table-row table:style-name="ro1">
          <table:table-cell/>
          <table:table-cell office:value-type="float" office:value="-80.816051" calcext:value-type="float">
            <text:p>-80.816051</text:p>
          </table:table-cell>
          <table:table-cell office:value-type="float" office:value="35.206988" calcext:value-type="float">
            <text:p>35.206988</text:p>
          </table:table-cell>
        </table:table-row>
        <table:table-row table:style-name="ro1">
          <table:table-cell/>
          <table:table-cell office:value-type="float" office:value="-80.820456" calcext:value-type="float">
            <text:p>-80.820456</text:p>
          </table:table-cell>
          <table:table-cell office:value-type="float" office:value="35.217523" calcext:value-type="float">
            <text:p>35.217523</text:p>
          </table:table-cell>
        </table:table-row>
        <table:table-row table:style-name="ro1">
          <table:table-cell/>
          <table:table-cell office:value-type="float" office:value="-80.830892" calcext:value-type="float">
            <text:p>-80.830892</text:p>
          </table:table-cell>
          <table:table-cell office:value-type="float" office:value="35.209518" calcext:value-type="float">
            <text:p>35.209518</text:p>
          </table:table-cell>
        </table:table-row>
        <table:table-row table:style-name="ro1">
          <table:table-cell/>
          <table:table-cell office:value-type="float" office:value="-80.830533" calcext:value-type="float">
            <text:p>-80.830533</text:p>
          </table:table-cell>
          <table:table-cell office:value-type="float" office:value="35.199981" calcext:value-type="float">
            <text:p>35.199981</text:p>
          </table:table-cell>
        </table:table-row>
        <table:table-row table:style-name="ro1">
          <table:table-cell/>
          <table:table-cell office:value-type="float" office:value="-80.837946" calcext:value-type="float">
            <text:p>-80.837946</text:p>
          </table:table-cell>
          <table:table-cell office:value-type="float" office:value="35.182287" calcext:value-type="float">
            <text:p>35.182287</text:p>
          </table:table-cell>
        </table:table-row>
        <table:table-row table:style-name="ro1">
          <table:table-cell/>
          <table:table-cell office:value-type="float" office:value="-80.822264" calcext:value-type="float">
            <text:p>-80.822264</text:p>
          </table:table-cell>
          <table:table-cell office:value-type="float" office:value="35.192299" calcext:value-type="float">
            <text:p>35.192299</text:p>
          </table:table-cell>
        </table:table-row>
        <table:table-row table:style-name="ro1">
          <table:table-cell/>
          <table:table-cell office:value-type="float" office:value="-80.817271" calcext:value-type="float">
            <text:p>-80.817271</text:p>
          </table:table-cell>
          <table:table-cell office:value-type="float" office:value="35.15325" calcext:value-type="float">
            <text:p>35.15325</text:p>
          </table:table-cell>
        </table:table-row>
        <table:table-row table:style-name="ro1">
          <table:table-cell/>
          <table:table-cell office:value-type="float" office:value="-80.79833" calcext:value-type="float">
            <text:p>-80.79833</text:p>
          </table:table-cell>
          <table:table-cell office:value-type="float" office:value="35.144279" calcext:value-type="float">
            <text:p>35.144279</text:p>
          </table:table-cell>
        </table:table-row>
        <table:table-row table:style-name="ro1">
          <table:table-cell/>
          <table:table-cell office:value-type="float" office:value="-80.821828" calcext:value-type="float">
            <text:p>-80.821828</text:p>
          </table:table-cell>
          <table:table-cell office:value-type="float" office:value="35.168849" calcext:value-type="float">
            <text:p>35.168849</text:p>
          </table:table-cell>
        </table:table-row>
        <table:table-row table:style-name="ro1">
          <table:table-cell/>
          <table:table-cell office:value-type="float" office:value="-80.837563" calcext:value-type="float">
            <text:p>-80.837563</text:p>
          </table:table-cell>
          <table:table-cell office:value-type="float" office:value="35.160338" calcext:value-type="float">
            <text:p>35.160338</text:p>
          </table:table-cell>
        </table:table-row>
        <table:table-row table:style-name="ro1">
          <table:table-cell/>
          <table:table-cell office:value-type="float" office:value="-80.830719" calcext:value-type="float">
            <text:p>-80.830719</text:p>
          </table:table-cell>
          <table:table-cell office:value-type="float" office:value="35.132832" calcext:value-type="float">
            <text:p>35.132832</text:p>
          </table:table-cell>
        </table:table-row>
        <table:table-row table:style-name="ro1">
          <table:table-cell/>
          <table:table-cell office:value-type="float" office:value="-80.813066" calcext:value-type="float">
            <text:p>-80.813066</text:p>
          </table:table-cell>
          <table:table-cell office:value-type="float" office:value="35.122896" calcext:value-type="float">
            <text:p>35.122896</text:p>
          </table:table-cell>
        </table:table-row>
        <table:table-row table:style-name="ro1">
          <table:table-cell/>
          <table:table-cell office:value-type="float" office:value="-80.839794" calcext:value-type="float">
            <text:p>-80.839794</text:p>
          </table:table-cell>
          <table:table-cell office:value-type="float" office:value="35.097438" calcext:value-type="float">
            <text:p>35.097438</text:p>
          </table:table-cell>
        </table:table-row>
        <table:table-row table:style-name="ro1">
          <table:table-cell/>
          <table:table-cell office:value-type="float" office:value="-80.843263" calcext:value-type="float">
            <text:p>-80.843263</text:p>
          </table:table-cell>
          <table:table-cell office:value-type="float" office:value="35.133035" calcext:value-type="float">
            <text:p>35.133035</text:p>
          </table:table-cell>
        </table:table-row>
        <table:table-row table:style-name="ro1">
          <table:table-cell/>
          <table:table-cell office:value-type="float" office:value="-80.851407" calcext:value-type="float">
            <text:p>-80.851407</text:p>
          </table:table-cell>
          <table:table-cell office:value-type="float" office:value="35.103008" calcext:value-type="float">
            <text:p>35.103008</text:p>
          </table:table-cell>
        </table:table-row>
        <table:table-row table:style-name="ro1">
          <table:table-cell/>
          <table:table-cell office:value-type="float" office:value="-80.807598" calcext:value-type="float">
            <text:p>-80.807598</text:p>
          </table:table-cell>
          <table:table-cell office:value-type="float" office:value="35.104432" calcext:value-type="float">
            <text:p>35.104432</text:p>
          </table:table-cell>
        </table:table-row>
        <table:table-row table:style-name="ro1">
          <table:table-cell/>
          <table:table-cell office:value-type="float" office:value="-80.764008" calcext:value-type="float">
            <text:p>-80.764008</text:p>
          </table:table-cell>
          <table:table-cell office:value-type="float" office:value="35.124702" calcext:value-type="float">
            <text:p>35.124702</text:p>
          </table:table-cell>
        </table:table-row>
        <table:table-row table:style-name="ro1">
          <table:table-cell/>
          <table:table-cell office:value-type="float" office:value="-80.769661" calcext:value-type="float">
            <text:p>-80.769661</text:p>
          </table:table-cell>
          <table:table-cell office:value-type="float" office:value="35.110123" calcext:value-type="float">
            <text:p>35.110123</text:p>
          </table:table-cell>
        </table:table-row>
        <table:table-row table:style-name="ro1">
          <table:table-cell/>
          <table:table-cell office:value-type="float" office:value="-80.800442" calcext:value-type="float">
            <text:p>-80.800442</text:p>
          </table:table-cell>
          <table:table-cell office:value-type="float" office:value="35.099542" calcext:value-type="float">
            <text:p>35.099542</text:p>
          </table:table-cell>
        </table:table-row>
        <table:table-row table:style-name="ro1">
          <table:table-cell/>
          <table:table-cell office:value-type="float" office:value="-80.78616" calcext:value-type="float">
            <text:p>-80.78616</text:p>
          </table:table-cell>
          <table:table-cell office:value-type="float" office:value="35.108055" calcext:value-type="float">
            <text:p>35.108055</text:p>
          </table:table-cell>
        </table:table-row>
        <table:table-row table:style-name="ro1">
          <table:table-cell/>
          <table:table-cell office:value-type="float" office:value="-80.863413" calcext:value-type="float">
            <text:p>-80.863413</text:p>
          </table:table-cell>
          <table:table-cell office:value-type="float" office:value="35.155514" calcext:value-type="float">
            <text:p>35.155514</text:p>
          </table:table-cell>
        </table:table-row>
        <table:table-row table:style-name="ro1">
          <table:table-cell/>
          <table:table-cell office:value-type="float" office:value="-80.860008" calcext:value-type="float">
            <text:p>-80.860008</text:p>
          </table:table-cell>
          <table:table-cell office:value-type="float" office:value="35.167391" calcext:value-type="float">
            <text:p>35.167391</text:p>
          </table:table-cell>
        </table:table-row>
        <table:table-row table:style-name="ro1">
          <table:table-cell/>
          <table:table-cell office:value-type="float" office:value="-80.857752" calcext:value-type="float">
            <text:p>-80.857752</text:p>
          </table:table-cell>
          <table:table-cell office:value-type="float" office:value="35.131828" calcext:value-type="float">
            <text:p>35.131828</text:p>
          </table:table-cell>
        </table:table-row>
        <table:table-row table:style-name="ro1">
          <table:table-cell/>
          <table:table-cell office:value-type="float" office:value="-80.86967" calcext:value-type="float">
            <text:p>-80.86967</text:p>
          </table:table-cell>
          <table:table-cell office:value-type="float" office:value="35.144973" calcext:value-type="float">
            <text:p>35.144973</text:p>
          </table:table-cell>
        </table:table-row>
        <table:table-row table:style-name="ro1">
          <table:table-cell/>
          <table:table-cell office:value-type="float" office:value="-80.870515" calcext:value-type="float">
            <text:p>-80.870515</text:p>
          </table:table-cell>
          <table:table-cell office:value-type="float" office:value="35.129401" calcext:value-type="float">
            <text:p>35.129401</text:p>
          </table:table-cell>
        </table:table-row>
        <table:table-row table:style-name="ro1">
          <table:table-cell/>
          <table:table-cell office:value-type="float" office:value="-80.874418" calcext:value-type="float">
            <text:p>-80.874418</text:p>
          </table:table-cell>
          <table:table-cell office:value-type="float" office:value="35.121732" calcext:value-type="float">
            <text:p>35.121732</text:p>
          </table:table-cell>
        </table:table-row>
        <table:table-row table:style-name="ro1">
          <table:table-cell/>
          <table:table-cell office:value-type="float" office:value="-80.87096" calcext:value-type="float">
            <text:p>-80.87096</text:p>
          </table:table-cell>
          <table:table-cell office:value-type="float" office:value="35.185032" calcext:value-type="float">
            <text:p>35.185032</text:p>
          </table:table-cell>
        </table:table-row>
        <table:table-row table:style-name="ro1">
          <table:table-cell/>
          <table:table-cell office:value-type="float" office:value="-80.863792" calcext:value-type="float">
            <text:p>-80.863792</text:p>
          </table:table-cell>
          <table:table-cell office:value-type="float" office:value="35.17742" calcext:value-type="float">
            <text:p>35.17742</text:p>
          </table:table-cell>
        </table:table-row>
        <table:table-row table:style-name="ro1">
          <table:table-cell/>
          <table:table-cell office:value-type="float" office:value="-80.855318" calcext:value-type="float">
            <text:p>-80.855318</text:p>
          </table:table-cell>
          <table:table-cell office:value-type="float" office:value="35.182986" calcext:value-type="float">
            <text:p>35.182986</text:p>
          </table:table-cell>
        </table:table-row>
        <table:table-row table:style-name="ro1">
          <table:table-cell/>
          <table:table-cell office:value-type="float" office:value="-80.860988" calcext:value-type="float">
            <text:p>-80.860988</text:p>
          </table:table-cell>
          <table:table-cell office:value-type="float" office:value="35.194807" calcext:value-type="float">
            <text:p>35.194807</text:p>
          </table:table-cell>
        </table:table-row>
        <table:table-row table:style-name="ro1">
          <table:table-cell/>
          <table:table-cell office:value-type="float" office:value="-80.851728" calcext:value-type="float">
            <text:p>-80.851728</text:p>
          </table:table-cell>
          <table:table-cell office:value-type="float" office:value="35.200267" calcext:value-type="float">
            <text:p>35.200267</text:p>
          </table:table-cell>
        </table:table-row>
        <table:table-row table:style-name="ro1">
          <table:table-cell/>
          <table:table-cell office:value-type="float" office:value="-80.846002" calcext:value-type="float">
            <text:p>-80.846002</text:p>
          </table:table-cell>
          <table:table-cell office:value-type="float" office:value="35.207449" calcext:value-type="float">
            <text:p>35.207449</text:p>
          </table:table-cell>
        </table:table-row>
        <table:table-row table:style-name="ro1">
          <table:table-cell/>
          <table:table-cell office:value-type="float" office:value="-80.874003" calcext:value-type="float">
            <text:p>-80.874003</text:p>
          </table:table-cell>
          <table:table-cell office:value-type="float" office:value="35.216438" calcext:value-type="float">
            <text:p>35.216438</text:p>
          </table:table-cell>
        </table:table-row>
        <table:table-row table:style-name="ro1">
          <table:table-cell/>
          <table:table-cell office:value-type="float" office:value="-80.871407" calcext:value-type="float">
            <text:p>-80.871407</text:p>
          </table:table-cell>
          <table:table-cell office:value-type="float" office:value="35.20582" calcext:value-type="float">
            <text:p>35.20582</text:p>
          </table:table-cell>
        </table:table-row>
        <table:table-row table:style-name="ro1">
          <table:table-cell/>
          <table:table-cell office:value-type="float" office:value="-80.891423" calcext:value-type="float">
            <text:p>-80.891423</text:p>
          </table:table-cell>
          <table:table-cell office:value-type="float" office:value="35.197438" calcext:value-type="float">
            <text:p>35.197438</text:p>
          </table:table-cell>
        </table:table-row>
        <table:table-row table:style-name="ro1">
          <table:table-cell/>
          <table:table-cell office:value-type="float" office:value="-80.903454" calcext:value-type="float">
            <text:p>-80.903454</text:p>
          </table:table-cell>
          <table:table-cell office:value-type="float" office:value="35.17493" calcext:value-type="float">
            <text:p>35.17493</text:p>
          </table:table-cell>
        </table:table-row>
        <table:table-row table:style-name="ro1">
          <table:table-cell/>
          <table:table-cell office:value-type="float" office:value="-80.907269" calcext:value-type="float">
            <text:p>-80.907269</text:p>
          </table:table-cell>
          <table:table-cell office:value-type="float" office:value="35.158747" calcext:value-type="float">
            <text:p>35.158747</text:p>
          </table:table-cell>
        </table:table-row>
        <table:table-row table:style-name="ro1">
          <table:table-cell/>
          <table:table-cell office:value-type="float" office:value="-80.891613" calcext:value-type="float">
            <text:p>-80.891613</text:p>
          </table:table-cell>
          <table:table-cell office:value-type="float" office:value="35.147014" calcext:value-type="float">
            <text:p>35.147014</text:p>
          </table:table-cell>
        </table:table-row>
        <table:table-row table:style-name="ro1">
          <table:table-cell/>
          <table:table-cell office:value-type="float" office:value="-80.88531" calcext:value-type="float">
            <text:p>-80.88531</text:p>
          </table:table-cell>
          <table:table-cell office:value-type="float" office:value="35.1439" calcext:value-type="float">
            <text:p>35.1439</text:p>
          </table:table-cell>
        </table:table-row>
        <table:table-row table:style-name="ro1">
          <table:table-cell/>
          <table:table-cell office:value-type="float" office:value="-80.900048" calcext:value-type="float">
            <text:p>-80.900048</text:p>
          </table:table-cell>
          <table:table-cell office:value-type="float" office:value="35.211671" calcext:value-type="float">
            <text:p>35.211671</text:p>
          </table:table-cell>
        </table:table-row>
        <table:table-row table:style-name="ro1">
          <table:table-cell/>
          <table:table-cell office:value-type="float" office:value="-80.919491" calcext:value-type="float">
            <text:p>-80.919491</text:p>
          </table:table-cell>
          <table:table-cell office:value-type="float" office:value="35.20975" calcext:value-type="float">
            <text:p>35.20975</text:p>
          </table:table-cell>
        </table:table-row>
        <table:table-row table:style-name="ro1">
          <table:table-cell/>
          <table:table-cell office:value-type="float" office:value="-80.899625" calcext:value-type="float">
            <text:p>-80.899625</text:p>
          </table:table-cell>
          <table:table-cell office:value-type="float" office:value="35.231323" calcext:value-type="float">
            <text:p>35.231323</text:p>
          </table:table-cell>
        </table:table-row>
        <table:table-row table:style-name="ro1">
          <table:table-cell/>
          <table:table-cell office:value-type="float" office:value="-80.869786" calcext:value-type="float">
            <text:p>-80.869786</text:p>
          </table:table-cell>
          <table:table-cell office:value-type="float" office:value="35.233139" calcext:value-type="float">
            <text:p>35.233139</text:p>
          </table:table-cell>
        </table:table-row>
        <table:table-row table:style-name="ro1">
          <table:table-cell/>
          <table:table-cell office:value-type="float" office:value="-80.881686" calcext:value-type="float">
            <text:p>-80.881686</text:p>
          </table:table-cell>
          <table:table-cell office:value-type="float" office:value="35.244343" calcext:value-type="float">
            <text:p>35.244343</text:p>
          </table:table-cell>
        </table:table-row>
        <table:table-row table:style-name="ro1">
          <table:table-cell/>
          <table:table-cell office:value-type="float" office:value="-80.893503" calcext:value-type="float">
            <text:p>-80.893503</text:p>
          </table:table-cell>
          <table:table-cell office:value-type="float" office:value="35.260596" calcext:value-type="float">
            <text:p>35.260596</text:p>
          </table:table-cell>
        </table:table-row>
        <table:table-row table:style-name="ro1">
          <table:table-cell/>
          <table:table-cell office:value-type="float" office:value="-80.932937" calcext:value-type="float">
            <text:p>-80.932937</text:p>
          </table:table-cell>
          <table:table-cell office:value-type="float" office:value="35.256672" calcext:value-type="float">
            <text:p>35.256672</text:p>
          </table:table-cell>
        </table:table-row>
        <table:table-row table:style-name="ro1">
          <table:table-cell/>
          <table:table-cell office:value-type="float" office:value="-80.914402" calcext:value-type="float">
            <text:p>-80.914402</text:p>
          </table:table-cell>
          <table:table-cell office:value-type="float" office:value="35.264279" calcext:value-type="float">
            <text:p>35.264279</text:p>
          </table:table-cell>
        </table:table-row>
        <table:table-row table:style-name="ro1">
          <table:table-cell/>
          <table:table-cell office:value-type="float" office:value="-80.913418" calcext:value-type="float">
            <text:p>-80.913418</text:p>
          </table:table-cell>
          <table:table-cell office:value-type="float" office:value="35.24752" calcext:value-type="float">
            <text:p>35.24752</text:p>
          </table:table-cell>
        </table:table-row>
        <table:table-row table:style-name="ro1">
          <table:table-cell/>
          <table:table-cell office:value-type="float" office:value="-80.878389" calcext:value-type="float">
            <text:p>-80.878389</text:p>
          </table:table-cell>
          <table:table-cell office:value-type="float" office:value="35.285982" calcext:value-type="float">
            <text:p>35.285982</text:p>
          </table:table-cell>
        </table:table-row>
        <table:table-row table:style-name="ro1">
          <table:table-cell/>
          <table:table-cell office:value-type="float" office:value="-80.872066" calcext:value-type="float">
            <text:p>-80.872066</text:p>
          </table:table-cell>
          <table:table-cell office:value-type="float" office:value="35.254305" calcext:value-type="float">
            <text:p>35.254305</text:p>
          </table:table-cell>
        </table:table-row>
        <table:table-row table:style-name="ro1">
          <table:table-cell/>
          <table:table-cell office:value-type="float" office:value="-80.861072" calcext:value-type="float">
            <text:p>-80.861072</text:p>
          </table:table-cell>
          <table:table-cell office:value-type="float" office:value="35.260596" calcext:value-type="float">
            <text:p>35.260596</text:p>
          </table:table-cell>
        </table:table-row>
        <table:table-row table:style-name="ro1">
          <table:table-cell/>
          <table:table-cell office:value-type="float" office:value="-80.858133" calcext:value-type="float">
            <text:p>-80.858133</text:p>
          </table:table-cell>
          <table:table-cell office:value-type="float" office:value="35.244981" calcext:value-type="float">
            <text:p>35.244981</text:p>
          </table:table-cell>
        </table:table-row>
        <table:table-row table:style-name="ro1">
          <table:table-cell/>
          <table:table-cell office:value-type="float" office:value="-80.849435" calcext:value-type="float">
            <text:p>-80.849435</text:p>
          </table:table-cell>
          <table:table-cell office:value-type="float" office:value="35.25915" calcext:value-type="float">
            <text:p>35.25915</text:p>
          </table:table-cell>
        </table:table-row>
        <table:table-row table:style-name="ro1">
          <table:table-cell/>
          <table:table-cell office:value-type="float" office:value="-80.841475" calcext:value-type="float">
            <text:p>-80.841475</text:p>
          </table:table-cell>
          <table:table-cell office:value-type="float" office:value="35.243816" calcext:value-type="float">
            <text:p>35.243816</text:p>
          </table:table-cell>
        </table:table-row>
        <table:table-row table:style-name="ro1">
          <table:table-cell/>
          <table:table-cell office:value-type="float" office:value="-80.840892" calcext:value-type="float">
            <text:p>-80.840892</text:p>
          </table:table-cell>
          <table:table-cell office:value-type="float" office:value="35.248758" calcext:value-type="float">
            <text:p>35.248758</text:p>
          </table:table-cell>
        </table:table-row>
        <table:table-row table:style-name="ro1">
          <table:table-cell/>
          <table:table-cell office:value-type="float" office:value="-80.833547" calcext:value-type="float">
            <text:p>-80.833547</text:p>
          </table:table-cell>
          <table:table-cell office:value-type="float" office:value="35.259727" calcext:value-type="float">
            <text:p>35.259727</text:p>
          </table:table-cell>
        </table:table-row>
        <table:table-row table:style-name="ro1">
          <table:table-cell/>
          <table:table-cell office:value-type="float" office:value="-80.824816" calcext:value-type="float">
            <text:p>-80.824816</text:p>
          </table:table-cell>
          <table:table-cell office:value-type="float" office:value="35.246987" calcext:value-type="float">
            <text:p>35.246987</text:p>
          </table:table-cell>
        </table:table-row>
        <table:table-row table:style-name="ro1">
          <table:table-cell/>
          <table:table-cell office:value-type="float" office:value="-80.801741" calcext:value-type="float">
            <text:p>-80.801741</text:p>
          </table:table-cell>
          <table:table-cell office:value-type="float" office:value="35.261355" calcext:value-type="float">
            <text:p>35.261355</text:p>
          </table:table-cell>
        </table:table-row>
        <table:table-row table:style-name="ro1">
          <table:table-cell/>
          <table:table-cell office:value-type="float" office:value="-80.784304" calcext:value-type="float">
            <text:p>-80.784304</text:p>
          </table:table-cell>
          <table:table-cell office:value-type="float" office:value="35.272941" calcext:value-type="float">
            <text:p>35.272941</text:p>
          </table:table-cell>
        </table:table-row>
        <table:table-row table:style-name="ro1">
          <table:table-cell/>
          <table:table-cell office:value-type="float" office:value="-80.781076" calcext:value-type="float">
            <text:p>-80.781076</text:p>
          </table:table-cell>
          <table:table-cell office:value-type="float" office:value="35.262438" calcext:value-type="float">
            <text:p>35.262438</text:p>
          </table:table-cell>
        </table:table-row>
        <table:table-row table:style-name="ro1">
          <table:table-cell/>
          <table:table-cell office:value-type="float" office:value="-80.776815" calcext:value-type="float">
            <text:p>-80.776815</text:p>
          </table:table-cell>
          <table:table-cell office:value-type="float" office:value="35.28037" calcext:value-type="float">
            <text:p>35.28037</text:p>
          </table:table-cell>
        </table:table-row>
        <table:table-row table:style-name="ro1">
          <table:table-cell/>
          <table:table-cell office:value-type="float" office:value="-80.770953" calcext:value-type="float">
            <text:p>-80.770953</text:p>
          </table:table-cell>
          <table:table-cell office:value-type="float" office:value="35.273787" calcext:value-type="float">
            <text:p>35.273787</text:p>
          </table:table-cell>
        </table:table-row>
        <table:table-row table:style-name="ro1">
          <table:table-cell/>
          <table:table-cell office:value-type="float" office:value="-80.852891" calcext:value-type="float">
            <text:p>-80.852891</text:p>
          </table:table-cell>
          <table:table-cell office:value-type="float" office:value="35.289742" calcext:value-type="float">
            <text:p>35.289742</text:p>
          </table:table-cell>
        </table:table-row>
        <table:table-row table:style-name="ro1">
          <table:table-cell/>
          <table:table-cell office:value-type="float" office:value="-80.827174" calcext:value-type="float">
            <text:p>-80.827174</text:p>
          </table:table-cell>
          <table:table-cell office:value-type="float" office:value="35.298178" calcext:value-type="float">
            <text:p>35.298178</text:p>
          </table:table-cell>
        </table:table-row>
        <table:table-row table:style-name="ro1">
          <table:table-cell/>
          <table:table-cell office:value-type="float" office:value="-80.812859" calcext:value-type="float">
            <text:p>-80.812859</text:p>
          </table:table-cell>
          <table:table-cell office:value-type="float" office:value="35.287822" calcext:value-type="float">
            <text:p>35.287822</text:p>
          </table:table-cell>
        </table:table-row>
        <table:table-row table:style-name="ro1">
          <table:table-cell/>
          <table:table-cell office:value-type="float" office:value="-80.811048" calcext:value-type="float">
            <text:p>-80.811048</text:p>
          </table:table-cell>
          <table:table-cell office:value-type="float" office:value="35.345313" calcext:value-type="float">
            <text:p>35.345313</text:p>
          </table:table-cell>
        </table:table-row>
        <table:table-row table:style-name="ro1">
          <table:table-cell/>
          <table:table-cell office:value-type="float" office:value="-80.798599" calcext:value-type="float">
            <text:p>-80.798599</text:p>
          </table:table-cell>
          <table:table-cell office:value-type="float" office:value="35.368882" calcext:value-type="float">
            <text:p>35.368882</text:p>
          </table:table-cell>
        </table:table-row>
        <table:table-row table:style-name="ro1">
          <table:table-cell/>
          <table:table-cell office:value-type="float" office:value="-80.824612" calcext:value-type="float">
            <text:p>-80.824612</text:p>
          </table:table-cell>
          <table:table-cell office:value-type="float" office:value="35.322717" calcext:value-type="float">
            <text:p>35.322717</text:p>
          </table:table-cell>
        </table:table-row>
        <table:table-row table:style-name="ro1">
          <table:table-cell/>
          <table:table-cell office:value-type="float" office:value="-80.806046" calcext:value-type="float">
            <text:p>-80.806046</text:p>
          </table:table-cell>
          <table:table-cell office:value-type="float" office:value="35.333267" calcext:value-type="float">
            <text:p>35.333267</text:p>
          </table:table-cell>
        </table:table-row>
        <table:table-row table:style-name="ro1">
          <table:table-cell/>
          <table:table-cell office:value-type="float" office:value="-80.803735" calcext:value-type="float">
            <text:p>-80.803735</text:p>
          </table:table-cell>
          <table:table-cell office:value-type="float" office:value="35.313168" calcext:value-type="float">
            <text:p>35.313168</text:p>
          </table:table-cell>
        </table:table-row>
        <table:table-row table:style-name="ro1">
          <table:table-cell/>
          <table:table-cell office:value-type="float" office:value="-80.789228" calcext:value-type="float">
            <text:p>-80.789228</text:p>
          </table:table-cell>
          <table:table-cell office:value-type="float" office:value="35.353577" calcext:value-type="float">
            <text:p>35.353577</text:p>
          </table:table-cell>
        </table:table-row>
        <table:table-row table:style-name="ro1">
          <table:table-cell/>
          <table:table-cell office:value-type="float" office:value="-80.784089" calcext:value-type="float">
            <text:p>-80.784089</text:p>
          </table:table-cell>
          <table:table-cell office:value-type="float" office:value="35.335533" calcext:value-type="float">
            <text:p>35.335533</text:p>
          </table:table-cell>
        </table:table-row>
        <table:table-row table:style-name="ro1">
          <table:table-cell/>
          <table:table-cell office:value-type="float" office:value="-80.761827" calcext:value-type="float">
            <text:p>-80.761827</text:p>
          </table:table-cell>
          <table:table-cell office:value-type="float" office:value="35.393262" calcext:value-type="float">
            <text:p>35.393262</text:p>
          </table:table-cell>
        </table:table-row>
        <table:table-row table:style-name="ro1">
          <table:table-cell/>
          <table:table-cell office:value-type="float" office:value="-80.763859" calcext:value-type="float">
            <text:p>-80.763859</text:p>
          </table:table-cell>
          <table:table-cell office:value-type="float" office:value="35.385388" calcext:value-type="float">
            <text:p>35.385388</text:p>
          </table:table-cell>
        </table:table-row>
        <table:table-row table:style-name="ro1">
          <table:table-cell/>
          <table:table-cell office:value-type="float" office:value="-80.775052" calcext:value-type="float">
            <text:p>-80.775052</text:p>
          </table:table-cell>
          <table:table-cell office:value-type="float" office:value="35.379332" calcext:value-type="float">
            <text:p>35.379332</text:p>
          </table:table-cell>
        </table:table-row>
        <table:table-row table:style-name="ro1">
          <table:table-cell/>
          <table:table-cell office:value-type="float" office:value="-80.770421" calcext:value-type="float">
            <text:p>-80.770421</text:p>
          </table:table-cell>
          <table:table-cell office:value-type="float" office:value="35.357726" calcext:value-type="float">
            <text:p>35.357726</text:p>
          </table:table-cell>
        </table:table-row>
        <table:table-row table:style-name="ro1">
          <table:table-cell/>
          <table:table-cell office:value-type="float" office:value="-80.74931" calcext:value-type="float">
            <text:p>-80.74931</text:p>
          </table:table-cell>
          <table:table-cell office:value-type="float" office:value="35.374673" calcext:value-type="float">
            <text:p>35.374673</text:p>
          </table:table-cell>
        </table:table-row>
        <table:table-row table:style-name="ro1">
          <table:table-cell/>
          <table:table-cell office:value-type="float" office:value="-80.75103" calcext:value-type="float">
            <text:p>-80.75103</text:p>
          </table:table-cell>
          <table:table-cell office:value-type="float" office:value="35.344584" calcext:value-type="float">
            <text:p>35.344584</text:p>
          </table:table-cell>
        </table:table-row>
        <table:table-row table:style-name="ro1">
          <table:table-cell/>
          <table:table-cell office:value-type="float" office:value="-80.724121" calcext:value-type="float">
            <text:p>-80.724121</text:p>
          </table:table-cell>
          <table:table-cell office:value-type="float" office:value="35.338281" calcext:value-type="float">
            <text:p>35.338281</text:p>
          </table:table-cell>
        </table:table-row>
        <table:table-row table:style-name="ro1">
          <table:table-cell/>
          <table:table-cell office:value-type="float" office:value="-80.785732" calcext:value-type="float">
            <text:p>-80.785732</text:p>
          </table:table-cell>
          <table:table-cell office:value-type="float" office:value="35.320179" calcext:value-type="float">
            <text:p>35.320179</text:p>
          </table:table-cell>
        </table:table-row>
        <table:table-row table:style-name="ro1">
          <table:table-cell/>
          <table:table-cell office:value-type="float" office:value="-80.74701" calcext:value-type="float">
            <text:p>-80.74701</text:p>
          </table:table-cell>
          <table:table-cell office:value-type="float" office:value="35.318715" calcext:value-type="float">
            <text:p>35.318715</text:p>
          </table:table-cell>
        </table:table-row>
        <table:table-row table:style-name="ro1">
          <table:table-cell/>
          <table:table-cell office:value-type="float" office:value="-80.784424" calcext:value-type="float">
            <text:p>-80.784424</text:p>
          </table:table-cell>
          <table:table-cell office:value-type="float" office:value="35.300527" calcext:value-type="float">
            <text:p>35.300527</text:p>
          </table:table-cell>
        </table:table-row>
        <table:table-row table:style-name="ro1">
          <table:table-cell/>
          <table:table-cell office:value-type="float" office:value="-80.732348" calcext:value-type="float">
            <text:p>-80.732348</text:p>
          </table:table-cell>
          <table:table-cell office:value-type="float" office:value="35.306132" calcext:value-type="float">
            <text:p>35.306132</text:p>
          </table:table-cell>
        </table:table-row>
        <table:table-row table:style-name="ro1">
          <table:table-cell/>
          <table:table-cell office:value-type="float" office:value="-80.733229" calcext:value-type="float">
            <text:p>-80.733229</text:p>
          </table:table-cell>
          <table:table-cell office:value-type="float" office:value="35.29303" calcext:value-type="float">
            <text:p>35.29303</text:p>
          </table:table-cell>
        </table:table-row>
        <table:table-row table:style-name="ro1">
          <table:table-cell/>
          <table:table-cell office:value-type="float" office:value="-80.718381" calcext:value-type="float">
            <text:p>-80.718381</text:p>
          </table:table-cell>
          <table:table-cell office:value-type="float" office:value="35.315907" calcext:value-type="float">
            <text:p>35.315907</text:p>
          </table:table-cell>
        </table:table-row>
        <table:table-row table:style-name="ro1">
          <table:table-cell/>
          <table:table-cell office:value-type="float" office:value="-80.705101" calcext:value-type="float">
            <text:p>-80.705101</text:p>
          </table:table-cell>
          <table:table-cell office:value-type="float" office:value="35.319557" calcext:value-type="float">
            <text:p>35.319557</text:p>
          </table:table-cell>
        </table:table-row>
        <table:table-row table:style-name="ro1">
          <table:table-cell/>
          <table:table-cell office:value-type="float" office:value="-80.698416" calcext:value-type="float">
            <text:p>-80.698416</text:p>
          </table:table-cell>
          <table:table-cell office:value-type="float" office:value="35.326004" calcext:value-type="float">
            <text:p>35.326004</text:p>
          </table:table-cell>
        </table:table-row>
        <table:table-row table:style-name="ro1">
          <table:table-cell/>
          <table:table-cell office:value-type="float" office:value="-80.716188" calcext:value-type="float">
            <text:p>-80.716188</text:p>
          </table:table-cell>
          <table:table-cell office:value-type="float" office:value="35.297302" calcext:value-type="float">
            <text:p>35.297302</text:p>
          </table:table-cell>
        </table:table-row>
        <table:table-row table:style-name="ro1">
          <table:table-cell/>
          <table:table-cell office:value-type="float" office:value="-80.723085" calcext:value-type="float">
            <text:p>-80.723085</text:p>
          </table:table-cell>
          <table:table-cell office:value-type="float" office:value="35.282505" calcext:value-type="float">
            <text:p>35.282505</text:p>
          </table:table-cell>
        </table:table-row>
        <table:table-row table:style-name="ro1">
          <table:table-cell/>
          <table:table-cell office:value-type="float" office:value="-80.693346" calcext:value-type="float">
            <text:p>-80.693346</text:p>
          </table:table-cell>
          <table:table-cell office:value-type="float" office:value="35.301052" calcext:value-type="float">
            <text:p>35.301052</text:p>
          </table:table-cell>
        </table:table-row>
        <table:table-row table:style-name="ro1">
          <table:table-cell/>
          <table:table-cell office:value-type="float" office:value="-80.6858" calcext:value-type="float">
            <text:p>-80.6858</text:p>
          </table:table-cell>
          <table:table-cell office:value-type="float" office:value="35.286993" calcext:value-type="float">
            <text:p>35.286993</text:p>
          </table:table-cell>
        </table:table-row>
        <table:table-row table:style-name="ro1">
          <table:table-cell/>
          <table:table-cell office:value-type="float" office:value="-80.710529" calcext:value-type="float">
            <text:p>-80.710529</text:p>
          </table:table-cell>
          <table:table-cell office:value-type="float" office:value="35.269984" calcext:value-type="float">
            <text:p>35.269984</text:p>
          </table:table-cell>
        </table:table-row>
        <table:table-row table:style-name="ro1">
          <table:table-cell/>
          <table:table-cell office:value-type="float" office:value="-80.712806" calcext:value-type="float">
            <text:p>-80.712806</text:p>
          </table:table-cell>
          <table:table-cell office:value-type="float" office:value="35.243398" calcext:value-type="float">
            <text:p>35.243398</text:p>
          </table:table-cell>
        </table:table-row>
        <table:table-row table:style-name="ro1">
          <table:table-cell/>
          <table:table-cell office:value-type="float" office:value="-80.682488" calcext:value-type="float">
            <text:p>-80.682488</text:p>
          </table:table-cell>
          <table:table-cell office:value-type="float" office:value="35.263768" calcext:value-type="float">
            <text:p>35.263768</text:p>
          </table:table-cell>
        </table:table-row>
        <table:table-row table:style-name="ro1">
          <table:table-cell/>
          <table:table-cell office:value-type="float" office:value="-80.66979" calcext:value-type="float">
            <text:p>-80.66979</text:p>
          </table:table-cell>
          <table:table-cell office:value-type="float" office:value="35.251433" calcext:value-type="float">
            <text:p>35.251433</text:p>
          </table:table-cell>
        </table:table-row>
        <table:table-row table:style-name="ro1">
          <table:table-cell/>
          <table:table-cell office:value-type="float" office:value="-80.67242" calcext:value-type="float">
            <text:p>-80.67242</text:p>
          </table:table-cell>
          <table:table-cell office:value-type="float" office:value="35.229335" calcext:value-type="float">
            <text:p>35.229335</text:p>
          </table:table-cell>
        </table:table-row>
        <table:table-row table:style-name="ro1">
          <table:table-cell/>
          <table:table-cell office:value-type="float" office:value="-80.640373" calcext:value-type="float">
            <text:p>-80.640373</text:p>
          </table:table-cell>
          <table:table-cell office:value-type="float" office:value="35.24301" calcext:value-type="float">
            <text:p>35.24301</text:p>
          </table:table-cell>
        </table:table-row>
        <table:table-row table:style-name="ro1">
          <table:table-cell/>
          <table:table-cell office:value-type="float" office:value="-80.666137" calcext:value-type="float">
            <text:p>-80.666137</text:p>
          </table:table-cell>
          <table:table-cell office:value-type="float" office:value="35.193172" calcext:value-type="float">
            <text:p>35.193172</text:p>
          </table:table-cell>
        </table:table-row>
        <table:table-row table:style-name="ro1">
          <table:table-cell/>
          <table:table-cell office:value-type="float" office:value="-80.69848" calcext:value-type="float">
            <text:p>-80.69848</text:p>
          </table:table-cell>
          <table:table-cell office:value-type="float" office:value="35.133717" calcext:value-type="float">
            <text:p>35.133717</text:p>
          </table:table-cell>
        </table:table-row>
        <table:table-row table:style-name="ro1">
          <table:table-cell/>
          <table:table-cell office:value-type="float" office:value="-80.705335" calcext:value-type="float">
            <text:p>-80.705335</text:p>
          </table:table-cell>
          <table:table-cell office:value-type="float" office:value="35.181854" calcext:value-type="float">
            <text:p>35.181854</text:p>
          </table:table-cell>
        </table:table-row>
        <table:table-row table:style-name="ro1">
          <table:table-cell/>
          <table:table-cell office:value-type="float" office:value="-80.682416" calcext:value-type="float">
            <text:p>-80.682416</text:p>
          </table:table-cell>
          <table:table-cell office:value-type="float" office:value="35.16626" calcext:value-type="float">
            <text:p>35.16626</text:p>
          </table:table-cell>
        </table:table-row>
        <table:table-row table:style-name="ro1">
          <table:table-cell/>
          <table:table-cell office:value-type="float" office:value="-80.677902" calcext:value-type="float">
            <text:p>-80.677902</text:p>
          </table:table-cell>
          <table:table-cell office:value-type="float" office:value="35.122744" calcext:value-type="float">
            <text:p>35.122744</text:p>
          </table:table-cell>
        </table:table-row>
        <table:table-row table:style-name="ro1">
          <table:table-cell/>
          <table:table-cell office:value-type="float" office:value="-80.657876" calcext:value-type="float">
            <text:p>-80.657876</text:p>
          </table:table-cell>
          <table:table-cell office:value-type="float" office:value="35.14672" calcext:value-type="float">
            <text:p>35.14672</text:p>
          </table:table-cell>
        </table:table-row>
        <table:table-row table:style-name="ro1">
          <table:table-cell/>
          <table:table-cell office:value-type="float" office:value="-80.619912" calcext:value-type="float">
            <text:p>-80.619912</text:p>
          </table:table-cell>
          <table:table-cell office:value-type="float" office:value="35.179711" calcext:value-type="float">
            <text:p>35.179711</text:p>
          </table:table-cell>
        </table:table-row>
        <table:table-row table:style-name="ro1">
          <table:table-cell/>
          <table:table-cell office:value-type="float" office:value="-80.593694" calcext:value-type="float">
            <text:p>-80.593694</text:p>
          </table:table-cell>
          <table:table-cell office:value-type="float" office:value="35.21052" calcext:value-type="float">
            <text:p>35.21052</text:p>
          </table:table-cell>
        </table:table-row>
        <table:table-row table:style-name="ro1">
          <table:table-cell/>
          <table:table-cell office:value-type="float" office:value="-80.71834" calcext:value-type="float">
            <text:p>-80.71834</text:p>
          </table:table-cell>
          <table:table-cell office:value-type="float" office:value="35.168267" calcext:value-type="float">
            <text:p>35.168267</text:p>
          </table:table-cell>
        </table:table-row>
        <table:table-row table:style-name="ro1">
          <table:table-cell/>
          <table:table-cell office:value-type="float" office:value="-80.717285" calcext:value-type="float">
            <text:p>-80.717285</text:p>
          </table:table-cell>
          <table:table-cell office:value-type="float" office:value="35.154302" calcext:value-type="float">
            <text:p>35.154302</text:p>
          </table:table-cell>
        </table:table-row>
        <table:table-row table:style-name="ro1">
          <table:table-cell/>
          <table:table-cell office:value-type="float" office:value="-80.752174" calcext:value-type="float">
            <text:p>-80.752174</text:p>
          </table:table-cell>
          <table:table-cell office:value-type="float" office:value="35.13807" calcext:value-type="float">
            <text:p>35.13807</text:p>
          </table:table-cell>
        </table:table-row>
        <table:table-row table:style-name="ro1">
          <table:table-cell/>
          <table:table-cell office:value-type="float" office:value="-80.730759" calcext:value-type="float">
            <text:p>-80.730759</text:p>
          </table:table-cell>
          <table:table-cell office:value-type="float" office:value="35.134125" calcext:value-type="float">
            <text:p>35.134125</text:p>
          </table:table-cell>
        </table:table-row>
        <table:table-row table:style-name="ro1">
          <table:table-cell/>
          <table:table-cell office:value-type="float" office:value="-80.799837" calcext:value-type="float">
            <text:p>-80.799837</text:p>
          </table:table-cell>
          <table:table-cell office:value-type="float" office:value="35.085546" calcext:value-type="float">
            <text:p>35.085546</text:p>
          </table:table-cell>
        </table:table-row>
        <table:table-row table:style-name="ro1">
          <table:table-cell/>
          <table:table-cell office:value-type="float" office:value="-80.805663" calcext:value-type="float">
            <text:p>-80.805663</text:p>
          </table:table-cell>
          <table:table-cell office:value-type="float" office:value="35.069903" calcext:value-type="float">
            <text:p>35.069903</text:p>
          </table:table-cell>
        </table:table-row>
        <table:table-row table:style-name="ro1">
          <table:table-cell/>
          <table:table-cell office:value-type="float" office:value="-80.783095" calcext:value-type="float">
            <text:p>-80.783095</text:p>
          </table:table-cell>
          <table:table-cell office:value-type="float" office:value="35.073543" calcext:value-type="float">
            <text:p>35.073543</text:p>
          </table:table-cell>
        </table:table-row>
        <table:table-row table:style-name="ro1">
          <table:table-cell/>
          <table:table-cell office:value-type="float" office:value="-80.733495" calcext:value-type="float">
            <text:p>-80.733495</text:p>
          </table:table-cell>
          <table:table-cell office:value-type="float" office:value="35.072565" calcext:value-type="float">
            <text:p>35.072565</text:p>
          </table:table-cell>
        </table:table-row>
        <table:table-row table:style-name="ro1">
          <table:table-cell/>
          <table:table-cell office:value-type="float" office:value="-80.886459" calcext:value-type="float">
            <text:p>-80.886459</text:p>
          </table:table-cell>
          <table:table-cell office:value-type="float" office:value="35.126894" calcext:value-type="float">
            <text:p>35.126894</text:p>
          </table:table-cell>
        </table:table-row>
        <table:table-row table:style-name="ro1">
          <table:table-cell/>
          <table:table-cell office:value-type="float" office:value="-80.890054" calcext:value-type="float">
            <text:p>-80.890054</text:p>
          </table:table-cell>
          <table:table-cell office:value-type="float" office:value="35.074014" calcext:value-type="float">
            <text:p>35.074014</text:p>
          </table:table-cell>
        </table:table-row>
        <table:table-row table:style-name="ro1">
          <table:table-cell/>
          <table:table-cell office:value-type="float" office:value="-80.86672" calcext:value-type="float">
            <text:p>-80.86672</text:p>
          </table:table-cell>
          <table:table-cell office:value-type="float" office:value="35.08294" calcext:value-type="float">
            <text:p>35.08294</text:p>
          </table:table-cell>
        </table:table-row>
        <table:table-row table:style-name="ro1">
          <table:table-cell/>
          <table:table-cell office:value-type="float" office:value="-80.875124" calcext:value-type="float">
            <text:p>-80.875124</text:p>
          </table:table-cell>
          <table:table-cell office:value-type="float" office:value="35.110516" calcext:value-type="float">
            <text:p>35.110516</text:p>
          </table:table-cell>
        </table:table-row>
        <table:table-row table:style-name="ro1">
          <table:table-cell/>
          <table:table-cell office:value-type="float" office:value="-80.865686" calcext:value-type="float">
            <text:p>-80.865686</text:p>
          </table:table-cell>
          <table:table-cell office:value-type="float" office:value="35.106481" calcext:value-type="float">
            <text:p>35.106481</text:p>
          </table:table-cell>
        </table:table-row>
        <table:table-row table:style-name="ro1">
          <table:table-cell/>
          <table:table-cell office:value-type="float" office:value="-80.864937" calcext:value-type="float">
            <text:p>-80.864937</text:p>
          </table:table-cell>
          <table:table-cell office:value-type="float" office:value="35.092767" calcext:value-type="float">
            <text:p>35.092767</text:p>
          </table:table-cell>
        </table:table-row>
        <table:table-row table:style-name="ro1">
          <table:table-cell/>
          <table:table-cell office:value-type="float" office:value="-80.855843" calcext:value-type="float">
            <text:p>-80.855843</text:p>
          </table:table-cell>
          <table:table-cell office:value-type="float" office:value="35.074468" calcext:value-type="float">
            <text:p>35.074468</text:p>
          </table:table-cell>
        </table:table-row>
        <table:table-row table:style-name="ro1">
          <table:table-cell/>
          <table:table-cell office:value-type="float" office:value="-80.837004" calcext:value-type="float">
            <text:p>-80.837004</text:p>
          </table:table-cell>
          <table:table-cell office:value-type="float" office:value="35.080731" calcext:value-type="float">
            <text:p>35.080731</text:p>
          </table:table-cell>
        </table:table-row>
        <table:table-row table:style-name="ro1">
          <table:table-cell/>
          <table:table-cell office:value-type="float" office:value="-80.768416" calcext:value-type="float">
            <text:p>-80.768416</text:p>
          </table:table-cell>
          <table:table-cell office:value-type="float" office:value="35.09988" calcext:value-type="float">
            <text:p>35.09988</text:p>
          </table:table-cell>
        </table:table-row>
        <table:table-row table:style-name="ro1">
          <table:table-cell/>
          <table:table-cell office:value-type="float" office:value="-80.741262" calcext:value-type="float">
            <text:p>-80.741262</text:p>
          </table:table-cell>
          <table:table-cell office:value-type="float" office:value="35.108694" calcext:value-type="float">
            <text:p>35.108694</text:p>
          </table:table-cell>
        </table:table-row>
        <table:table-row table:style-name="ro1">
          <table:table-cell/>
          <table:table-cell office:value-type="float" office:value="-80.717518" calcext:value-type="float">
            <text:p>-80.717518</text:p>
          </table:table-cell>
          <table:table-cell office:value-type="float" office:value="35.107026" calcext:value-type="float">
            <text:p>35.107026</text:p>
          </table:table-cell>
        </table:table-row>
        <table:table-row table:style-name="ro1">
          <table:table-cell/>
          <table:table-cell office:value-type="float" office:value="-80.712407" calcext:value-type="float">
            <text:p>-80.712407</text:p>
          </table:table-cell>
          <table:table-cell office:value-type="float" office:value="35.092403" calcext:value-type="float">
            <text:p>35.092403</text:p>
          </table:table-cell>
        </table:table-row>
        <table:table-row table:style-name="ro1">
          <table:table-cell/>
          <table:table-cell office:value-type="float" office:value="-80.874565" calcext:value-type="float">
            <text:p>-80.874565</text:p>
          </table:table-cell>
          <table:table-cell office:value-type="float" office:value="35.049432" calcext:value-type="float">
            <text:p>35.049432</text:p>
          </table:table-cell>
        </table:table-row>
        <table:table-row table:style-name="ro1">
          <table:table-cell/>
          <table:table-cell office:value-type="float" office:value="-80.857201" calcext:value-type="float">
            <text:p>-80.857201</text:p>
          </table:table-cell>
          <table:table-cell office:value-type="float" office:value="35.047363" calcext:value-type="float">
            <text:p>35.047363</text:p>
          </table:table-cell>
        </table:table-row>
        <table:table-row table:style-name="ro1">
          <table:table-cell/>
          <table:table-cell office:value-type="float" office:value="-80.85299" calcext:value-type="float">
            <text:p>-80.85299</text:p>
          </table:table-cell>
          <table:table-cell office:value-type="float" office:value="35.030149" calcext:value-type="float">
            <text:p>35.030149</text:p>
          </table:table-cell>
        </table:table-row>
        <table:table-row table:style-name="ro1">
          <table:table-cell/>
          <table:table-cell office:value-type="float" office:value="-80.836907" calcext:value-type="float">
            <text:p>-80.836907</text:p>
          </table:table-cell>
          <table:table-cell office:value-type="float" office:value="35.068575" calcext:value-type="float">
            <text:p>35.068575</text:p>
          </table:table-cell>
        </table:table-row>
        <table:table-row table:style-name="ro1">
          <table:table-cell/>
          <table:table-cell office:value-type="float" office:value="-80.831401" calcext:value-type="float">
            <text:p>-80.831401</text:p>
          </table:table-cell>
          <table:table-cell office:value-type="float" office:value="35.059708" calcext:value-type="float">
            <text:p>35.059708</text:p>
          </table:table-cell>
        </table:table-row>
        <table:table-row table:style-name="ro1">
          <table:table-cell/>
          <table:table-cell office:value-type="float" office:value="-80.832485" calcext:value-type="float">
            <text:p>-80.832485</text:p>
          </table:table-cell>
          <table:table-cell office:value-type="float" office:value="35.049226" calcext:value-type="float">
            <text:p>35.049226</text:p>
          </table:table-cell>
        </table:table-row>
        <table:table-row table:style-name="ro1">
          <table:table-cell/>
          <table:table-cell office:value-type="float" office:value="-80.804707" calcext:value-type="float">
            <text:p>-80.804707</text:p>
          </table:table-cell>
          <table:table-cell office:value-type="float" office:value="35.05096" calcext:value-type="float">
            <text:p>35.05096</text:p>
          </table:table-cell>
        </table:table-row>
        <table:table-row table:style-name="ro1">
          <table:table-cell/>
          <table:table-cell office:value-type="float" office:value="-80.814012" calcext:value-type="float">
            <text:p>-80.814012</text:p>
          </table:table-cell>
          <table:table-cell office:value-type="float" office:value="35.03921" calcext:value-type="float">
            <text:p>35.03921</text:p>
          </table:table-cell>
        </table:table-row>
        <table:table-row table:style-name="ro1">
          <table:table-cell/>
          <table:table-cell office:value-type="float" office:value="-80.822787" calcext:value-type="float">
            <text:p>-80.822787</text:p>
          </table:table-cell>
          <table:table-cell office:value-type="float" office:value="35.026558" calcext:value-type="float">
            <text:p>35.026558</text:p>
          </table:table-cell>
        </table:table-row>
        <table:table-row table:style-name="ro1">
          <table:table-cell/>
          <table:table-cell office:value-type="float" office:value="-80.78613" calcext:value-type="float">
            <text:p>-80.78613</text:p>
          </table:table-cell>
          <table:table-cell office:value-type="float" office:value="35.052217" calcext:value-type="float">
            <text:p>35.052217</text:p>
          </table:table-cell>
        </table:table-row>
        <table:table-row table:style-name="ro1">
          <table:table-cell/>
          <table:table-cell office:value-type="float" office:value="-80.782823" calcext:value-type="float">
            <text:p>-80.782823</text:p>
          </table:table-cell>
          <table:table-cell office:value-type="float" office:value="35.03877" calcext:value-type="float">
            <text:p>35.03877</text:p>
          </table:table-cell>
        </table:table-row>
        <table:table-row table:style-name="ro1">
          <table:table-cell/>
          <table:table-cell office:value-type="float" office:value="-80.761583" calcext:value-type="float">
            <text:p>-80.761583</text:p>
          </table:table-cell>
          <table:table-cell office:value-type="float" office:value="35.073303" calcext:value-type="float">
            <text:p>35.073303</text:p>
          </table:table-cell>
        </table:table-row>
        <table:table-row table:style-name="ro1">
          <table:table-cell/>
          <table:table-cell office:value-type="float" office:value="-80.741907" calcext:value-type="float">
            <text:p>-80.741907</text:p>
          </table:table-cell>
          <table:table-cell office:value-type="float" office:value="35.090746" calcext:value-type="float">
            <text:p>35.090746</text:p>
          </table:table-cell>
        </table:table-row>
        <table:table-row table:style-name="ro1">
          <table:table-cell/>
          <table:table-cell office:value-type="float" office:value="-80.985032" calcext:value-type="float">
            <text:p>-80.985032</text:p>
          </table:table-cell>
          <table:table-cell office:value-type="float" office:value="35.225788" calcext:value-type="float">
            <text:p>35.225788</text:p>
          </table:table-cell>
        </table:table-row>
        <table:table-row table:style-name="ro1">
          <table:table-cell/>
          <table:table-cell office:value-type="float" office:value="-80.991669" calcext:value-type="float">
            <text:p>-80.991669</text:p>
          </table:table-cell>
          <table:table-cell office:value-type="float" office:value="35.160321" calcext:value-type="float">
            <text:p>35.160321</text:p>
          </table:table-cell>
        </table:table-row>
        <table:table-row table:style-name="ro1">
          <table:table-cell/>
          <table:table-cell office:value-type="float" office:value="-81.024557" calcext:value-type="float">
            <text:p>-81.024557</text:p>
          </table:table-cell>
          <table:table-cell office:value-type="float" office:value="35.117795" calcext:value-type="float">
            <text:p>35.117795</text:p>
          </table:table-cell>
        </table:table-row>
        <table:table-row table:style-name="ro1">
          <table:table-cell/>
          <table:table-cell office:value-type="float" office:value="-80.988524" calcext:value-type="float">
            <text:p>-80.988524</text:p>
          </table:table-cell>
          <table:table-cell office:value-type="float" office:value="35.135251" calcext:value-type="float">
            <text:p>35.135251</text:p>
          </table:table-cell>
        </table:table-row>
        <table:table-row table:style-name="ro1">
          <table:table-cell/>
          <table:table-cell office:value-type="float" office:value="-80.998715" calcext:value-type="float">
            <text:p>-80.998715</text:p>
          </table:table-cell>
          <table:table-cell office:value-type="float" office:value="35.106508" calcext:value-type="float">
            <text:p>35.106508</text:p>
          </table:table-cell>
        </table:table-row>
        <table:table-row table:style-name="ro1">
          <table:table-cell/>
          <table:table-cell office:value-type="float" office:value="-81.015764" calcext:value-type="float">
            <text:p>-81.015764</text:p>
          </table:table-cell>
          <table:table-cell office:value-type="float" office:value="35.076536" calcext:value-type="float">
            <text:p>35.076536</text:p>
          </table:table-cell>
        </table:table-row>
        <table:table-row table:style-name="ro1">
          <table:table-cell/>
          <table:table-cell office:value-type="float" office:value="-80.934561" calcext:value-type="float">
            <text:p>-80.934561</text:p>
          </table:table-cell>
          <table:table-cell office:value-type="float" office:value="35.160625" calcext:value-type="float">
            <text:p>35.160625</text:p>
          </table:table-cell>
        </table:table-row>
        <table:table-row table:style-name="ro1">
          <table:table-cell/>
          <table:table-cell office:value-type="float" office:value="-80.95454" calcext:value-type="float">
            <text:p>-80.95454</text:p>
          </table:table-cell>
          <table:table-cell office:value-type="float" office:value="35.143619" calcext:value-type="float">
            <text:p>35.143619</text:p>
          </table:table-cell>
        </table:table-row>
        <table:table-row table:style-name="ro1">
          <table:table-cell/>
          <table:table-cell office:value-type="float" office:value="-80.972146" calcext:value-type="float">
            <text:p>-80.972146</text:p>
          </table:table-cell>
          <table:table-cell office:value-type="float" office:value="35.118855" calcext:value-type="float">
            <text:p>35.118855</text:p>
          </table:table-cell>
        </table:table-row>
        <table:table-row table:style-name="ro1">
          <table:table-cell/>
          <table:table-cell office:value-type="float" office:value="-80.935428" calcext:value-type="float">
            <text:p>-80.935428</text:p>
          </table:table-cell>
          <table:table-cell office:value-type="float" office:value="35.133509" calcext:value-type="float">
            <text:p>35.133509</text:p>
          </table:table-cell>
        </table:table-row>
        <table:table-row table:style-name="ro1">
          <table:table-cell/>
          <table:table-cell office:value-type="float" office:value="-80.915118" calcext:value-type="float">
            <text:p>-80.915118</text:p>
          </table:table-cell>
          <table:table-cell office:value-type="float" office:value="35.134807" calcext:value-type="float">
            <text:p>35.134807</text:p>
          </table:table-cell>
        </table:table-row>
        <table:table-row table:style-name="ro1">
          <table:table-cell/>
          <table:table-cell office:value-type="float" office:value="-80.968562" calcext:value-type="float">
            <text:p>-80.968562</text:p>
          </table:table-cell>
          <table:table-cell office:value-type="float" office:value="35.10565" calcext:value-type="float">
            <text:p>35.10565</text:p>
          </table:table-cell>
        </table:table-row>
        <table:table-row table:style-name="ro1">
          <table:table-cell/>
          <table:table-cell office:value-type="float" office:value="-80.9807" calcext:value-type="float">
            <text:p>-80.9807</text:p>
          </table:table-cell>
          <table:table-cell office:value-type="float" office:value="35.089523" calcext:value-type="float">
            <text:p>35.089523</text:p>
          </table:table-cell>
        </table:table-row>
        <table:table-row table:style-name="ro1">
          <table:table-cell/>
          <table:table-cell office:value-type="float" office:value="-80.977414" calcext:value-type="float">
            <text:p>-80.977414</text:p>
          </table:table-cell>
          <table:table-cell office:value-type="float" office:value="35.271245" calcext:value-type="float">
            <text:p>35.271245</text:p>
          </table:table-cell>
        </table:table-row>
        <table:table-row table:style-name="ro1">
          <table:table-cell/>
          <table:table-cell office:value-type="float" office:value="-80.950883" calcext:value-type="float">
            <text:p>-80.950883</text:p>
          </table:table-cell>
          <table:table-cell office:value-type="float" office:value="35.264733" calcext:value-type="float">
            <text:p>35.264733</text:p>
          </table:table-cell>
        </table:table-row>
        <table:table-row table:style-name="ro1">
          <table:table-cell/>
          <table:table-cell office:value-type="float" office:value="-80.974293" calcext:value-type="float">
            <text:p>-80.974293</text:p>
          </table:table-cell>
          <table:table-cell office:value-type="float" office:value="35.321867" calcext:value-type="float">
            <text:p>35.321867</text:p>
          </table:table-cell>
        </table:table-row>
        <table:table-row table:style-name="ro1">
          <table:table-cell/>
          <table:table-cell office:value-type="float" office:value="-80.966707" calcext:value-type="float">
            <text:p>-80.966707</text:p>
          </table:table-cell>
          <table:table-cell office:value-type="float" office:value="35.308252" calcext:value-type="float">
            <text:p>35.308252</text:p>
          </table:table-cell>
        </table:table-row>
        <table:table-row table:style-name="ro1">
          <table:table-cell/>
          <table:table-cell office:value-type="float" office:value="-80.958261" calcext:value-type="float">
            <text:p>-80.958261</text:p>
          </table:table-cell>
          <table:table-cell office:value-type="float" office:value="35.292942" calcext:value-type="float">
            <text:p>35.292942</text:p>
          </table:table-cell>
        </table:table-row>
        <table:table-row table:style-name="ro1">
          <table:table-cell/>
          <table:table-cell office:value-type="float" office:value="-80.928861" calcext:value-type="float">
            <text:p>-80.928861</text:p>
          </table:table-cell>
          <table:table-cell office:value-type="float" office:value="35.29204" calcext:value-type="float">
            <text:p>35.29204</text:p>
          </table:table-cell>
        </table:table-row>
        <table:table-row table:style-name="ro1">
          <table:table-cell/>
          <table:table-cell office:value-type="float" office:value="-80.9425" calcext:value-type="float">
            <text:p>-80.9425</text:p>
          </table:table-cell>
          <table:table-cell office:value-type="float" office:value="35.334661" calcext:value-type="float">
            <text:p>35.334661</text:p>
          </table:table-cell>
        </table:table-row>
        <table:table-row table:style-name="ro1">
          <table:table-cell/>
          <table:table-cell office:value-type="float" office:value="-80.903361" calcext:value-type="float">
            <text:p>-80.903361</text:p>
          </table:table-cell>
          <table:table-cell office:value-type="float" office:value="35.30382" calcext:value-type="float">
            <text:p>35.30382</text:p>
          </table:table-cell>
        </table:table-row>
        <table:table-row table:style-name="ro1">
          <table:table-cell/>
          <table:table-cell office:value-type="float" office:value="-80.896251" calcext:value-type="float">
            <text:p>-80.896251</text:p>
          </table:table-cell>
          <table:table-cell office:value-type="float" office:value="35.341616" calcext:value-type="float">
            <text:p>35.341616</text:p>
          </table:table-cell>
        </table:table-row>
        <table:table-row table:style-name="ro1">
          <table:table-cell/>
          <table:table-cell office:value-type="float" office:value="-80.86724" calcext:value-type="float">
            <text:p>-80.86724</text:p>
          </table:table-cell>
          <table:table-cell office:value-type="float" office:value="35.352593" calcext:value-type="float">
            <text:p>35.352593</text:p>
          </table:table-cell>
        </table:table-row>
        <table:table-row table:style-name="ro1">
          <table:table-cell/>
          <table:table-cell office:value-type="float" office:value="-80.861973" calcext:value-type="float">
            <text:p>-80.861973</text:p>
          </table:table-cell>
          <table:table-cell office:value-type="float" office:value="35.340142" calcext:value-type="float">
            <text:p>35.340142</text:p>
          </table:table-cell>
        </table:table-row>
        <table:table-row table:style-name="ro1">
          <table:table-cell/>
          <table:table-cell office:value-type="float" office:value="-80.878071" calcext:value-type="float">
            <text:p>-80.878071</text:p>
          </table:table-cell>
          <table:table-cell office:value-type="float" office:value="35.316027" calcext:value-type="float">
            <text:p>35.316027</text:p>
          </table:table-cell>
        </table:table-row>
        <table:table-row table:style-name="ro1">
          <table:table-cell/>
          <table:table-cell office:value-type="float" office:value="-80.855638" calcext:value-type="float">
            <text:p>-80.855638</text:p>
          </table:table-cell>
          <table:table-cell office:value-type="float" office:value="35.321115" calcext:value-type="float">
            <text:p>35.321115</text:p>
          </table:table-cell>
        </table:table-row>
        <table:table-row table:style-name="ro1">
          <table:table-cell/>
          <table:table-cell office:value-type="float" office:value="-80.885867" calcext:value-type="float">
            <text:p>-80.885867</text:p>
          </table:table-cell>
          <table:table-cell office:value-type="float" office:value="35.493034" calcext:value-type="float">
            <text:p>35.493034</text:p>
          </table:table-cell>
        </table:table-row>
        <table:table-row table:style-name="ro1">
          <table:table-cell/>
          <table:table-cell office:value-type="float" office:value="-80.908415" calcext:value-type="float">
            <text:p>-80.908415</text:p>
          </table:table-cell>
          <table:table-cell office:value-type="float" office:value="35.463593" calcext:value-type="float">
            <text:p>35.463593</text:p>
          </table:table-cell>
        </table:table-row>
        <table:table-row table:style-name="ro1">
          <table:table-cell/>
          <table:table-cell office:value-type="float" office:value="-80.884499" calcext:value-type="float">
            <text:p>-80.884499</text:p>
          </table:table-cell>
          <table:table-cell office:value-type="float" office:value="35.471689" calcext:value-type="float">
            <text:p>35.471689</text:p>
          </table:table-cell>
        </table:table-row>
        <table:table-row table:style-name="ro1">
          <table:table-cell/>
          <table:table-cell office:value-type="float" office:value="-80.881187" calcext:value-type="float">
            <text:p>-80.881187</text:p>
          </table:table-cell>
          <table:table-cell office:value-type="float" office:value="35.449503" calcext:value-type="float">
            <text:p>35.449503</text:p>
          </table:table-cell>
        </table:table-row>
        <table:table-row table:style-name="ro1">
          <table:table-cell/>
          <table:table-cell office:value-type="float" office:value="-80.896324" calcext:value-type="float">
            <text:p>-80.896324</text:p>
          </table:table-cell>
          <table:table-cell office:value-type="float" office:value="35.431012" calcext:value-type="float">
            <text:p>35.431012</text:p>
          </table:table-cell>
        </table:table-row>
        <table:table-row table:style-name="ro1">
          <table:table-cell/>
          <table:table-cell office:value-type="float" office:value="-80.879344" calcext:value-type="float">
            <text:p>-80.879344</text:p>
          </table:table-cell>
          <table:table-cell office:value-type="float" office:value="35.426289" calcext:value-type="float">
            <text:p>35.426289</text:p>
          </table:table-cell>
        </table:table-row>
        <table:table-row table:style-name="ro1">
          <table:table-cell/>
          <table:table-cell office:value-type="float" office:value="-80.867454" calcext:value-type="float">
            <text:p>-80.867454</text:p>
          </table:table-cell>
          <table:table-cell office:value-type="float" office:value="35.411958" calcext:value-type="float">
            <text:p>35.411958</text:p>
          </table:table-cell>
        </table:table-row>
        <table:table-row table:style-name="ro1">
          <table:table-cell/>
          <table:table-cell office:value-type="float" office:value="-80.923183" calcext:value-type="float">
            <text:p>-80.923183</text:p>
          </table:table-cell>
          <table:table-cell office:value-type="float" office:value="35.397025" calcext:value-type="float">
            <text:p>35.397025</text:p>
          </table:table-cell>
        </table:table-row>
        <table:table-row table:style-name="ro1">
          <table:table-cell/>
          <table:table-cell office:value-type="float" office:value="-80.884934" calcext:value-type="float">
            <text:p>-80.884934</text:p>
          </table:table-cell>
          <table:table-cell office:value-type="float" office:value="35.397942" calcext:value-type="float">
            <text:p>35.397942</text:p>
          </table:table-cell>
        </table:table-row>
        <table:table-row table:style-name="ro1">
          <table:table-cell/>
          <table:table-cell office:value-type="float" office:value="-80.889951" calcext:value-type="float">
            <text:p>-80.889951</text:p>
          </table:table-cell>
          <table:table-cell office:value-type="float" office:value="35.382359" calcext:value-type="float">
            <text:p>35.382359</text:p>
          </table:table-cell>
        </table:table-row>
        <table:table-row table:style-name="ro1">
          <table:table-cell/>
          <table:table-cell office:value-type="float" office:value="-80.811722" calcext:value-type="float">
            <text:p>-80.811722</text:p>
          </table:table-cell>
          <table:table-cell office:value-type="float" office:value="35.40124" calcext:value-type="float">
            <text:p>35.40124</text:p>
          </table:table-cell>
        </table:table-row>
        <table:table-row table:style-name="ro1">
          <table:table-cell/>
          <table:table-cell office:value-type="float" office:value="-80.853449" calcext:value-type="float">
            <text:p>-80.853449</text:p>
          </table:table-cell>
          <table:table-cell office:value-type="float" office:value="35.426686" calcext:value-type="float">
            <text:p>35.426686</text:p>
          </table:table-cell>
        </table:table-row>
        <table:table-row table:style-name="ro1">
          <table:table-cell/>
          <table:table-cell office:value-type="float" office:value="-80.825167" calcext:value-type="float">
            <text:p>-80.825167</text:p>
          </table:table-cell>
          <table:table-cell office:value-type="float" office:value="35.429501" calcext:value-type="float">
            <text:p>35.429501</text:p>
          </table:table-cell>
        </table:table-row>
        <table:table-row table:style-name="ro1">
          <table:table-cell/>
          <table:table-cell office:value-type="float" office:value="-80.845432" calcext:value-type="float">
            <text:p>-80.845432</text:p>
          </table:table-cell>
          <table:table-cell office:value-type="float" office:value="35.499358" calcext:value-type="float">
            <text:p>35.499358</text:p>
          </table:table-cell>
        </table:table-row>
        <table:table-row table:style-name="ro1">
          <table:table-cell/>
          <table:table-cell office:value-type="float" office:value="-80.804245" calcext:value-type="float">
            <text:p>-80.804245</text:p>
          </table:table-cell>
          <table:table-cell office:value-type="float" office:value="35.474714" calcext:value-type="float">
            <text:p>35.474714</text:p>
          </table:table-cell>
        </table:table-row>
        <table:table-row table:style-name="ro1">
          <table:table-cell/>
          <table:table-cell office:value-type="float" office:value="-80.860929" calcext:value-type="float">
            <text:p>-80.860929</text:p>
          </table:table-cell>
          <table:table-cell office:value-type="float" office:value="35.488824" calcext:value-type="float">
            <text:p>35.488824</text:p>
          </table:table-cell>
        </table:table-row>
        <table:table-row table:style-name="ro1">
          <table:table-cell/>
          <table:table-cell office:value-type="float" office:value="-80.861517" calcext:value-type="float">
            <text:p>-80.861517</text:p>
          </table:table-cell>
          <table:table-cell office:value-type="float" office:value="35.46999" calcext:value-type="float">
            <text:p>35.46999</text:p>
          </table:table-cell>
        </table:table-row>
        <table:table-row table:style-name="ro1">
          <table:table-cell/>
          <table:table-cell office:value-type="float" office:value="-80.853757" calcext:value-type="float">
            <text:p>-80.853757</text:p>
          </table:table-cell>
          <table:table-cell office:value-type="float" office:value="35.449605" calcext:value-type="float">
            <text:p>35.449605</text:p>
          </table:table-cell>
        </table:table-row>
        <table:table-row table:style-name="ro1">
          <table:table-cell/>
          <table:table-cell office:value-type="float" office:value="-80.9498" calcext:value-type="float">
            <text:p>-80.9498</text:p>
          </table:table-cell>
          <table:table-cell office:value-type="float" office:value="35.21206" calcext:value-type="float">
            <text:p>35.21206</text:p>
          </table:table-cell>
        </table:table-row>
        <table:table-row table:style-name="ro1">
          <table:table-cell/>
          <table:table-cell office:value-type="float" office:value="-80.92068" calcext:value-type="float">
            <text:p>-80.92068</text:p>
          </table:table-cell>
          <table:table-cell office:value-type="float" office:value="35.105248" calcext:value-type="float">
            <text:p>35.105248</text:p>
          </table:table-cell>
        </table:table-row>
        <table:table-row table:style-name="ro1">
          <table:table-cell/>
          <table:table-cell office:value-type="float" office:value="-80.837982" calcext:value-type="float">
            <text:p>-80.837982</text:p>
          </table:table-cell>
          <table:table-cell office:value-type="float" office:value="35.216909" calcext:value-type="float">
            <text:p>35.216909</text:p>
          </table:table-cell>
        </table:table-row>
        <table:table-row table:style-name="ro1">
          <table:table-cell/>
          <table:table-cell office:value-type="float" office:value="-82.217584" calcext:value-type="float">
            <text:p>-82.217584</text:p>
          </table:table-cell>
          <table:table-cell office:value-type="float" office:value="36.082432" calcext:value-type="float">
            <text:p>36.082432</text:p>
          </table:table-cell>
        </table:table-row>
        <table:table-row table:style-name="ro1">
          <table:table-cell/>
          <table:table-cell office:value-type="float" office:value="-82.146932" calcext:value-type="float">
            <text:p>-82.146932</text:p>
          </table:table-cell>
          <table:table-cell office:value-type="float" office:value="36.007954" calcext:value-type="float">
            <text:p>36.007954</text:p>
          </table:table-cell>
        </table:table-row>
        <table:table-row table:style-name="ro1">
          <table:table-cell/>
          <table:table-cell office:value-type="float" office:value="-82.063013" calcext:value-type="float">
            <text:p>-82.063013</text:p>
          </table:table-cell>
          <table:table-cell office:value-type="float" office:value="35.932779" calcext:value-type="float">
            <text:p>35.932779</text:p>
          </table:table-cell>
        </table:table-row>
        <table:table-row table:style-name="ro1">
          <table:table-cell/>
          <table:table-cell office:value-type="float" office:value="-82.082699" calcext:value-type="float">
            <text:p>-82.082699</text:p>
          </table:table-cell>
          <table:table-cell office:value-type="float" office:value="35.892293" calcext:value-type="float">
            <text:p>35.892293</text:p>
          </table:table-cell>
        </table:table-row>
        <table:table-row table:style-name="ro1">
          <table:table-cell/>
          <table:table-cell office:value-type="float" office:value="-79.78066" calcext:value-type="float">
            <text:p>-79.78066</text:p>
          </table:table-cell>
          <table:table-cell office:value-type="float" office:value="35.380765" calcext:value-type="float">
            <text:p>35.380765</text:p>
          </table:table-cell>
        </table:table-row>
        <table:table-row table:style-name="ro1">
          <table:table-cell/>
          <table:table-cell office:value-type="float" office:value="-79.893045" calcext:value-type="float">
            <text:p>-79.893045</text:p>
          </table:table-cell>
          <table:table-cell office:value-type="float" office:value="35.380595" calcext:value-type="float">
            <text:p>35.380595</text:p>
          </table:table-cell>
        </table:table-row>
        <table:table-row table:style-name="ro1">
          <table:table-cell/>
          <table:table-cell office:value-type="float" office:value="-80.061214" calcext:value-type="float">
            <text:p>-80.061214</text:p>
          </table:table-cell>
          <table:table-cell office:value-type="float" office:value="35.419635" calcext:value-type="float">
            <text:p>35.419635</text:p>
          </table:table-cell>
        </table:table-row>
        <table:table-row table:style-name="ro1">
          <table:table-cell/>
          <table:table-cell office:value-type="float" office:value="-80.005835" calcext:value-type="float">
            <text:p>-80.005835</text:p>
          </table:table-cell>
          <table:table-cell office:value-type="float" office:value="35.209677" calcext:value-type="float">
            <text:p>35.209677</text:p>
          </table:table-cell>
        </table:table-row>
        <table:table-row table:style-name="ro1">
          <table:table-cell/>
          <table:table-cell office:value-type="float" office:value="-80.016753" calcext:value-type="float">
            <text:p>-80.016753</text:p>
          </table:table-cell>
          <table:table-cell office:value-type="float" office:value="35.265212" calcext:value-type="float">
            <text:p>35.265212</text:p>
          </table:table-cell>
        </table:table-row>
        <table:table-row table:style-name="ro1">
          <table:table-cell/>
          <table:table-cell office:value-type="float" office:value="-79.757131" calcext:value-type="float">
            <text:p>-79.757131</text:p>
          </table:table-cell>
          <table:table-cell office:value-type="float" office:value="35.260151" calcext:value-type="float">
            <text:p>35.260151</text:p>
          </table:table-cell>
        </table:table-row>
        <table:table-row table:style-name="ro1">
          <table:table-cell/>
          <table:table-cell office:value-type="float" office:value="-79.497616" calcext:value-type="float">
            <text:p>-79.497616</text:p>
          </table:table-cell>
          <table:table-cell office:value-type="float" office:value="35.462567" calcext:value-type="float">
            <text:p>35.462567</text:p>
          </table:table-cell>
        </table:table-row>
        <table:table-row table:style-name="ro1">
          <table:table-cell/>
          <table:table-cell office:value-type="float" office:value="-79.634385" calcext:value-type="float">
            <text:p>-79.634385</text:p>
          </table:table-cell>
          <table:table-cell office:value-type="float" office:value="35.448554" calcext:value-type="float">
            <text:p>35.448554</text:p>
          </table:table-cell>
        </table:table-row>
        <table:table-row table:style-name="ro1">
          <table:table-cell/>
          <table:table-cell office:value-type="float" office:value="-79.581396" calcext:value-type="float">
            <text:p>-79.581396</text:p>
          </table:table-cell>
          <table:table-cell office:value-type="float" office:value="35.292537" calcext:value-type="float">
            <text:p>35.292537</text:p>
          </table:table-cell>
        </table:table-row>
        <table:table-row table:style-name="ro1">
          <table:table-cell/>
          <table:table-cell office:value-type="float" office:value="-79.600955" calcext:value-type="float">
            <text:p>-79.600955</text:p>
          </table:table-cell>
          <table:table-cell office:value-type="float" office:value="35.227582" calcext:value-type="float">
            <text:p>35.227582</text:p>
          </table:table-cell>
        </table:table-row>
        <table:table-row table:style-name="ro1">
          <table:table-cell/>
          <table:table-cell office:value-type="float" office:value="-79.450755" calcext:value-type="float">
            <text:p>-79.450755</text:p>
          </table:table-cell>
          <table:table-cell office:value-type="float" office:value="35.314281" calcext:value-type="float">
            <text:p>35.314281</text:p>
          </table:table-cell>
        </table:table-row>
        <table:table-row table:style-name="ro1">
          <table:table-cell/>
          <table:table-cell office:value-type="float" office:value="-79.375533" calcext:value-type="float">
            <text:p>-79.375533</text:p>
          </table:table-cell>
          <table:table-cell office:value-type="float" office:value="35.34742" calcext:value-type="float">
            <text:p>35.34742</text:p>
          </table:table-cell>
        </table:table-row>
        <table:table-row table:style-name="ro1">
          <table:table-cell/>
          <table:table-cell office:value-type="float" office:value="-79.226309" calcext:value-type="float">
            <text:p>-79.226309</text:p>
          </table:table-cell>
          <table:table-cell office:value-type="float" office:value="35.266705" calcext:value-type="float">
            <text:p>35.266705</text:p>
          </table:table-cell>
        </table:table-row>
        <table:table-row table:style-name="ro1">
          <table:table-cell/>
          <table:table-cell office:value-type="float" office:value="-79.343391" calcext:value-type="float">
            <text:p>-79.343391</text:p>
          </table:table-cell>
          <table:table-cell office:value-type="float" office:value="35.254382" calcext:value-type="float">
            <text:p>35.254382</text:p>
          </table:table-cell>
        </table:table-row>
        <table:table-row table:style-name="ro1">
          <table:table-cell/>
          <table:table-cell office:value-type="float" office:value="-79.497595" calcext:value-type="float">
            <text:p>-79.497595</text:p>
          </table:table-cell>
          <table:table-cell office:value-type="float" office:value="35.199828" calcext:value-type="float">
            <text:p>35.199828</text:p>
          </table:table-cell>
        </table:table-row>
        <table:table-row table:style-name="ro1">
          <table:table-cell/>
          <table:table-cell office:value-type="float" office:value="-79.454958" calcext:value-type="float">
            <text:p>-79.454958</text:p>
          </table:table-cell>
          <table:table-cell office:value-type="float" office:value="35.22176" calcext:value-type="float">
            <text:p>35.22176</text:p>
          </table:table-cell>
        </table:table-row>
        <table:table-row table:style-name="ro1">
          <table:table-cell/>
          <table:table-cell office:value-type="float" office:value="-79.486667" calcext:value-type="float">
            <text:p>-79.486667</text:p>
          </table:table-cell>
          <table:table-cell office:value-type="float" office:value="35.179194" calcext:value-type="float">
            <text:p>35.179194</text:p>
          </table:table-cell>
        </table:table-row>
        <table:table-row table:style-name="ro1">
          <table:table-cell/>
          <table:table-cell office:value-type="float" office:value="-79.452842" calcext:value-type="float">
            <text:p>-79.452842</text:p>
          </table:table-cell>
          <table:table-cell office:value-type="float" office:value="35.175566" calcext:value-type="float">
            <text:p>35.175566</text:p>
          </table:table-cell>
        </table:table-row>
        <table:table-row table:style-name="ro1">
          <table:table-cell/>
          <table:table-cell office:value-type="float" office:value="-79.416354" calcext:value-type="float">
            <text:p>-79.416354</text:p>
          </table:table-cell>
          <table:table-cell office:value-type="float" office:value="35.181199" calcext:value-type="float">
            <text:p>35.181199</text:p>
          </table:table-cell>
        </table:table-row>
        <table:table-row table:style-name="ro1">
          <table:table-cell/>
          <table:table-cell office:value-type="float" office:value="-79.38621" calcext:value-type="float">
            <text:p>-79.38621</text:p>
          </table:table-cell>
          <table:table-cell office:value-type="float" office:value="35.211377" calcext:value-type="float">
            <text:p>35.211377</text:p>
          </table:table-cell>
        </table:table-row>
        <table:table-row table:style-name="ro1">
          <table:table-cell/>
          <table:table-cell office:value-type="float" office:value="-79.390191" calcext:value-type="float">
            <text:p>-79.390191</text:p>
          </table:table-cell>
          <table:table-cell office:value-type="float" office:value="35.176518" calcext:value-type="float">
            <text:p>35.176518</text:p>
          </table:table-cell>
        </table:table-row>
        <table:table-row table:style-name="ro1">
          <table:table-cell/>
          <table:table-cell office:value-type="float" office:value="-79.375426" calcext:value-type="float">
            <text:p>-79.375426</text:p>
          </table:table-cell>
          <table:table-cell office:value-type="float" office:value="35.159049" calcext:value-type="float">
            <text:p>35.159049</text:p>
          </table:table-cell>
        </table:table-row>
        <table:table-row table:style-name="ro1">
          <table:table-cell/>
          <table:table-cell office:value-type="float" office:value="-79.420477" calcext:value-type="float">
            <text:p>-79.420477</text:p>
          </table:table-cell>
          <table:table-cell office:value-type="float" office:value="35.138175" calcext:value-type="float">
            <text:p>35.138175</text:p>
          </table:table-cell>
        </table:table-row>
        <table:table-row table:style-name="ro1">
          <table:table-cell/>
          <table:table-cell office:value-type="float" office:value="-79.47547" calcext:value-type="float">
            <text:p>-79.47547</text:p>
          </table:table-cell>
          <table:table-cell office:value-type="float" office:value="35.109835" calcext:value-type="float">
            <text:p>35.109835</text:p>
          </table:table-cell>
        </table:table-row>
        <table:table-row table:style-name="ro1">
          <table:table-cell/>
          <table:table-cell office:value-type="float" office:value="-77.814705" calcext:value-type="float">
            <text:p>-77.814705</text:p>
          </table:table-cell>
          <table:table-cell office:value-type="float" office:value="35.920366" calcext:value-type="float">
            <text:p>35.920366</text:p>
          </table:table-cell>
        </table:table-row>
        <table:table-row table:style-name="ro1">
          <table:table-cell/>
          <table:table-cell office:value-type="float" office:value="-77.830107" calcext:value-type="float">
            <text:p>-77.830107</text:p>
          </table:table-cell>
          <table:table-cell office:value-type="float" office:value="35.931811" calcext:value-type="float">
            <text:p>35.931811</text:p>
          </table:table-cell>
        </table:table-row>
        <table:table-row table:style-name="ro1">
          <table:table-cell/>
          <table:table-cell office:value-type="float" office:value="-77.804859" calcext:value-type="float">
            <text:p>-77.804859</text:p>
          </table:table-cell>
          <table:table-cell office:value-type="float" office:value="35.9475" calcext:value-type="float">
            <text:p>35.9475</text:p>
          </table:table-cell>
        </table:table-row>
        <table:table-row table:style-name="ro1">
          <table:table-cell/>
          <table:table-cell office:value-type="float" office:value="-77.832906" calcext:value-type="float">
            <text:p>-77.832906</text:p>
          </table:table-cell>
          <table:table-cell office:value-type="float" office:value="35.968767" calcext:value-type="float">
            <text:p>35.968767</text:p>
          </table:table-cell>
        </table:table-row>
        <table:table-row table:style-name="ro1">
          <table:table-cell/>
          <table:table-cell office:value-type="float" office:value="-77.860178" calcext:value-type="float">
            <text:p>-77.860178</text:p>
          </table:table-cell>
          <table:table-cell office:value-type="float" office:value="35.977816" calcext:value-type="float">
            <text:p>35.977816</text:p>
          </table:table-cell>
        </table:table-row>
        <table:table-row table:style-name="ro1">
          <table:table-cell/>
          <table:table-cell office:value-type="float" office:value="-77.865091" calcext:value-type="float">
            <text:p>-77.865091</text:p>
          </table:table-cell>
          <table:table-cell office:value-type="float" office:value="35.951202" calcext:value-type="float">
            <text:p>35.951202</text:p>
          </table:table-cell>
        </table:table-row>
        <table:table-row table:style-name="ro1">
          <table:table-cell/>
          <table:table-cell office:value-type="float" office:value="-77.813615" calcext:value-type="float">
            <text:p>-77.813615</text:p>
          </table:table-cell>
          <table:table-cell office:value-type="float" office:value="35.994555" calcext:value-type="float">
            <text:p>35.994555</text:p>
          </table:table-cell>
        </table:table-row>
        <table:table-row table:style-name="ro1">
          <table:table-cell/>
          <table:table-cell office:value-type="float" office:value="-77.795391" calcext:value-type="float">
            <text:p>-77.795391</text:p>
          </table:table-cell>
          <table:table-cell office:value-type="float" office:value="35.995534" calcext:value-type="float">
            <text:p>35.995534</text:p>
          </table:table-cell>
        </table:table-row>
        <table:table-row table:style-name="ro1">
          <table:table-cell/>
          <table:table-cell office:value-type="float" office:value="-77.772502" calcext:value-type="float">
            <text:p>-77.772502</text:p>
          </table:table-cell>
          <table:table-cell office:value-type="float" office:value="36.061447" calcext:value-type="float">
            <text:p>36.061447</text:p>
          </table:table-cell>
        </table:table-row>
        <table:table-row table:style-name="ro1">
          <table:table-cell/>
          <table:table-cell office:value-type="float" office:value="-77.890605" calcext:value-type="float">
            <text:p>-77.890605</text:p>
          </table:table-cell>
          <table:table-cell office:value-type="float" office:value="36.042438" calcext:value-type="float">
            <text:p>36.042438</text:p>
          </table:table-cell>
        </table:table-row>
        <table:table-row table:style-name="ro1">
          <table:table-cell/>
          <table:table-cell office:value-type="float" office:value="-78.002485" calcext:value-type="float">
            <text:p>-78.002485</text:p>
          </table:table-cell>
          <table:table-cell office:value-type="float" office:value="36.072961" calcext:value-type="float">
            <text:p>36.072961</text:p>
          </table:table-cell>
        </table:table-row>
        <table:table-row table:style-name="ro1">
          <table:table-cell/>
          <table:table-cell office:value-type="float" office:value="-78.10447" calcext:value-type="float">
            <text:p>-78.10447</text:p>
          </table:table-cell>
          <table:table-cell office:value-type="float" office:value="35.944872" calcext:value-type="float">
            <text:p>35.944872</text:p>
          </table:table-cell>
        </table:table-row>
        <table:table-row table:style-name="ro1">
          <table:table-cell/>
          <table:table-cell office:value-type="float" office:value="-77.917294" calcext:value-type="float">
            <text:p>-77.917294</text:p>
          </table:table-cell>
          <table:table-cell office:value-type="float" office:value="35.967685" calcext:value-type="float">
            <text:p>35.967685</text:p>
          </table:table-cell>
        </table:table-row>
        <table:table-row table:style-name="ro1">
          <table:table-cell/>
          <table:table-cell office:value-type="float" office:value="-77.975515" calcext:value-type="float">
            <text:p>-77.975515</text:p>
          </table:table-cell>
          <table:table-cell office:value-type="float" office:value="35.964371" calcext:value-type="float">
            <text:p>35.964371</text:p>
          </table:table-cell>
        </table:table-row>
        <table:table-row table:style-name="ro1">
          <table:table-cell/>
          <table:table-cell office:value-type="float" office:value="-77.88305" calcext:value-type="float">
            <text:p>-77.88305</text:p>
          </table:table-cell>
          <table:table-cell office:value-type="float" office:value="35.876677" calcext:value-type="float">
            <text:p>35.876677</text:p>
          </table:table-cell>
        </table:table-row>
        <table:table-row table:style-name="ro1">
          <table:table-cell/>
          <table:table-cell office:value-type="float" office:value="-78.013556" calcext:value-type="float">
            <text:p>-78.013556</text:p>
          </table:table-cell>
          <table:table-cell office:value-type="float" office:value="35.859356" calcext:value-type="float">
            <text:p>35.859356</text:p>
          </table:table-cell>
        </table:table-row>
        <table:table-row table:style-name="ro1">
          <table:table-cell/>
          <table:table-cell office:value-type="float" office:value="-78.11187" calcext:value-type="float">
            <text:p>-78.11187</text:p>
          </table:table-cell>
          <table:table-cell office:value-type="float" office:value="35.794367" calcext:value-type="float">
            <text:p>35.794367</text:p>
          </table:table-cell>
        </table:table-row>
        <table:table-row table:style-name="ro1">
          <table:table-cell/>
          <table:table-cell office:value-type="float" office:value="-78.191419" calcext:value-type="float">
            <text:p>-78.191419</text:p>
          </table:table-cell>
          <table:table-cell office:value-type="float" office:value="35.827593" calcext:value-type="float">
            <text:p>35.827593</text:p>
          </table:table-cell>
        </table:table-row>
        <table:table-row table:style-name="ro1">
          <table:table-cell/>
          <table:table-cell office:value-type="float" office:value="-77.938201" calcext:value-type="float">
            <text:p>-77.938201</text:p>
          </table:table-cell>
          <table:table-cell office:value-type="float" office:value="34.241101" calcext:value-type="float">
            <text:p>34.241101</text:p>
          </table:table-cell>
        </table:table-row>
        <table:table-row table:style-name="ro1">
          <table:table-cell/>
          <table:table-cell office:value-type="float" office:value="-77.925385" calcext:value-type="float">
            <text:p>-77.925385</text:p>
          </table:table-cell>
          <table:table-cell office:value-type="float" office:value="34.233221" calcext:value-type="float">
            <text:p>34.233221</text:p>
          </table:table-cell>
        </table:table-row>
        <table:table-row table:style-name="ro1">
          <table:table-cell/>
          <table:table-cell office:value-type="float" office:value="-77.906793" calcext:value-type="float">
            <text:p>-77.906793</text:p>
          </table:table-cell>
          <table:table-cell office:value-type="float" office:value="34.246627" calcext:value-type="float">
            <text:p>34.246627</text:p>
          </table:table-cell>
        </table:table-row>
        <table:table-row table:style-name="ro1">
          <table:table-cell/>
          <table:table-cell office:value-type="float" office:value="-77.913111" calcext:value-type="float">
            <text:p>-77.913111</text:p>
          </table:table-cell>
          <table:table-cell office:value-type="float" office:value="34.22933" calcext:value-type="float">
            <text:p>34.22933</text:p>
          </table:table-cell>
        </table:table-row>
        <table:table-row table:style-name="ro1">
          <table:table-cell/>
          <table:table-cell office:value-type="float" office:value="-77.883073" calcext:value-type="float">
            <text:p>-77.883073</text:p>
          </table:table-cell>
          <table:table-cell office:value-type="float" office:value="34.235037" calcext:value-type="float">
            <text:p>34.235037</text:p>
          </table:table-cell>
        </table:table-row>
        <table:table-row table:style-name="ro1">
          <table:table-cell/>
          <table:table-cell office:value-type="float" office:value="-77.896405" calcext:value-type="float">
            <text:p>-77.896405</text:p>
          </table:table-cell>
          <table:table-cell office:value-type="float" office:value="34.226872" calcext:value-type="float">
            <text:p>34.226872</text:p>
          </table:table-cell>
        </table:table-row>
        <table:table-row table:style-name="ro1">
          <table:table-cell/>
          <table:table-cell office:value-type="float" office:value="-77.907624" calcext:value-type="float">
            <text:p>-77.907624</text:p>
          </table:table-cell>
          <table:table-cell office:value-type="float" office:value="34.208496" calcext:value-type="float">
            <text:p>34.208496</text:p>
          </table:table-cell>
        </table:table-row>
        <table:table-row table:style-name="ro1">
          <table:table-cell/>
          <table:table-cell office:value-type="float" office:value="-77.927435" calcext:value-type="float">
            <text:p>-77.927435</text:p>
          </table:table-cell>
          <table:table-cell office:value-type="float" office:value="34.197741" calcext:value-type="float">
            <text:p>34.197741</text:p>
          </table:table-cell>
        </table:table-row>
        <table:table-row table:style-name="ro1">
          <table:table-cell/>
          <table:table-cell office:value-type="float" office:value="-77.940379" calcext:value-type="float">
            <text:p>-77.940379</text:p>
          </table:table-cell>
          <table:table-cell office:value-type="float" office:value="34.190298" calcext:value-type="float">
            <text:p>34.190298</text:p>
          </table:table-cell>
        </table:table-row>
        <table:table-row table:style-name="ro1">
          <table:table-cell/>
          <table:table-cell office:value-type="float" office:value="-77.944005" calcext:value-type="float">
            <text:p>-77.944005</text:p>
          </table:table-cell>
          <table:table-cell office:value-type="float" office:value="34.204049" calcext:value-type="float">
            <text:p>34.204049</text:p>
          </table:table-cell>
        </table:table-row>
        <table:table-row table:style-name="ro1">
          <table:table-cell/>
          <table:table-cell office:value-type="float" office:value="-77.933911" calcext:value-type="float">
            <text:p>-77.933911</text:p>
          </table:table-cell>
          <table:table-cell office:value-type="float" office:value="34.215335" calcext:value-type="float">
            <text:p>34.215335</text:p>
          </table:table-cell>
        </table:table-row>
        <table:table-row table:style-name="ro1">
          <table:table-cell/>
          <table:table-cell office:value-type="float" office:value="-77.936404" calcext:value-type="float">
            <text:p>-77.936404</text:p>
          </table:table-cell>
          <table:table-cell office:value-type="float" office:value="34.223809" calcext:value-type="float">
            <text:p>34.223809</text:p>
          </table:table-cell>
        </table:table-row>
        <table:table-row table:style-name="ro1">
          <table:table-cell/>
          <table:table-cell office:value-type="float" office:value="-77.939698" calcext:value-type="float">
            <text:p>-77.939698</text:p>
          </table:table-cell>
          <table:table-cell office:value-type="float" office:value="34.231834" calcext:value-type="float">
            <text:p>34.231834</text:p>
          </table:table-cell>
        </table:table-row>
        <table:table-row table:style-name="ro1">
          <table:table-cell/>
          <table:table-cell office:value-type="float" office:value="-77.947404" calcext:value-type="float">
            <text:p>-77.947404</text:p>
          </table:table-cell>
          <table:table-cell office:value-type="float" office:value="34.23196" calcext:value-type="float">
            <text:p>34.23196</text:p>
          </table:table-cell>
        </table:table-row>
        <table:table-row table:style-name="ro1">
          <table:table-cell/>
          <table:table-cell office:value-type="float" office:value="-77.941422" calcext:value-type="float">
            <text:p>-77.941422</text:p>
          </table:table-cell>
          <table:table-cell office:value-type="float" office:value="34.24841" calcext:value-type="float">
            <text:p>34.24841</text:p>
          </table:table-cell>
        </table:table-row>
        <table:table-row table:style-name="ro1">
          <table:table-cell/>
          <table:table-cell office:value-type="float" office:value="-77.923824" calcext:value-type="float">
            <text:p>-77.923824</text:p>
          </table:table-cell>
          <table:table-cell office:value-type="float" office:value="34.309351" calcext:value-type="float">
            <text:p>34.309351</text:p>
          </table:table-cell>
        </table:table-row>
        <table:table-row table:style-name="ro1">
          <table:table-cell/>
          <table:table-cell office:value-type="float" office:value="-77.880705" calcext:value-type="float">
            <text:p>-77.880705</text:p>
          </table:table-cell>
          <table:table-cell office:value-type="float" office:value="34.303919" calcext:value-type="float">
            <text:p>34.303919</text:p>
          </table:table-cell>
        </table:table-row>
        <table:table-row table:style-name="ro1">
          <table:table-cell/>
          <table:table-cell office:value-type="float" office:value="-77.881001" calcext:value-type="float">
            <text:p>-77.881001</text:p>
          </table:table-cell>
          <table:table-cell office:value-type="float" office:value="34.256536" calcext:value-type="float">
            <text:p>34.256536</text:p>
          </table:table-cell>
        </table:table-row>
        <table:table-row table:style-name="ro1">
          <table:table-cell/>
          <table:table-cell office:value-type="float" office:value="-77.856846" calcext:value-type="float">
            <text:p>-77.856846</text:p>
          </table:table-cell>
          <table:table-cell office:value-type="float" office:value="34.262709" calcext:value-type="float">
            <text:p>34.262709</text:p>
          </table:table-cell>
        </table:table-row>
        <table:table-row table:style-name="ro1">
          <table:table-cell/>
          <table:table-cell office:value-type="float" office:value="-77.830297" calcext:value-type="float">
            <text:p>-77.830297</text:p>
          </table:table-cell>
          <table:table-cell office:value-type="float" office:value="34.282745" calcext:value-type="float">
            <text:p>34.282745</text:p>
          </table:table-cell>
        </table:table-row>
        <table:table-row table:style-name="ro1">
          <table:table-cell/>
          <table:table-cell office:value-type="float" office:value="-77.845626" calcext:value-type="float">
            <text:p>-77.845626</text:p>
          </table:table-cell>
          <table:table-cell office:value-type="float" office:value="34.299494" calcext:value-type="float">
            <text:p>34.299494</text:p>
          </table:table-cell>
        </table:table-row>
        <table:table-row table:style-name="ro1">
          <table:table-cell/>
          <table:table-cell office:value-type="float" office:value="-77.840984" calcext:value-type="float">
            <text:p>-77.840984</text:p>
          </table:table-cell>
          <table:table-cell office:value-type="float" office:value="34.245706" calcext:value-type="float">
            <text:p>34.245706</text:p>
          </table:table-cell>
        </table:table-row>
        <table:table-row table:style-name="ro1">
          <table:table-cell/>
          <table:table-cell office:value-type="float" office:value="-77.805378" calcext:value-type="float">
            <text:p>-77.805378</text:p>
          </table:table-cell>
          <table:table-cell office:value-type="float" office:value="34.241488" calcext:value-type="float">
            <text:p>34.241488</text:p>
          </table:table-cell>
        </table:table-row>
        <table:table-row table:style-name="ro1">
          <table:table-cell/>
          <table:table-cell office:value-type="float" office:value="-77.799869" calcext:value-type="float">
            <text:p>-77.799869</text:p>
          </table:table-cell>
          <table:table-cell office:value-type="float" office:value="34.267965" calcext:value-type="float">
            <text:p>34.267965</text:p>
          </table:table-cell>
        </table:table-row>
        <table:table-row table:style-name="ro1">
          <table:table-cell/>
          <table:table-cell office:value-type="float" office:value="-77.79868" calcext:value-type="float">
            <text:p>-77.79868</text:p>
          </table:table-cell>
          <table:table-cell office:value-type="float" office:value="34.211389" calcext:value-type="float">
            <text:p>34.211389</text:p>
          </table:table-cell>
        </table:table-row>
        <table:table-row table:style-name="ro1">
          <table:table-cell/>
          <table:table-cell office:value-type="float" office:value="-77.864966" calcext:value-type="float">
            <text:p>-77.864966</text:p>
          </table:table-cell>
          <table:table-cell office:value-type="float" office:value="34.215179" calcext:value-type="float">
            <text:p>34.215179</text:p>
          </table:table-cell>
        </table:table-row>
        <table:table-row table:style-name="ro1">
          <table:table-cell/>
          <table:table-cell office:value-type="float" office:value="-77.863916" calcext:value-type="float">
            <text:p>-77.863916</text:p>
          </table:table-cell>
          <table:table-cell office:value-type="float" office:value="34.228087" calcext:value-type="float">
            <text:p>34.228087</text:p>
          </table:table-cell>
        </table:table-row>
        <table:table-row table:style-name="ro1">
          <table:table-cell/>
          <table:table-cell office:value-type="float" office:value="-77.836519" calcext:value-type="float">
            <text:p>-77.836519</text:p>
          </table:table-cell>
          <table:table-cell office:value-type="float" office:value="34.225421" calcext:value-type="float">
            <text:p>34.225421</text:p>
          </table:table-cell>
        </table:table-row>
        <table:table-row table:style-name="ro1">
          <table:table-cell/>
          <table:table-cell office:value-type="float" office:value="-77.849076" calcext:value-type="float">
            <text:p>-77.849076</text:p>
          </table:table-cell>
          <table:table-cell office:value-type="float" office:value="34.202741" calcext:value-type="float">
            <text:p>34.202741</text:p>
          </table:table-cell>
        </table:table-row>
        <table:table-row table:style-name="ro1">
          <table:table-cell/>
          <table:table-cell office:value-type="float" office:value="-77.858181" calcext:value-type="float">
            <text:p>-77.858181</text:p>
          </table:table-cell>
          <table:table-cell office:value-type="float" office:value="34.172781" calcext:value-type="float">
            <text:p>34.172781</text:p>
          </table:table-cell>
        </table:table-row>
        <table:table-row table:style-name="ro1">
          <table:table-cell/>
          <table:table-cell office:value-type="float" office:value="-77.900479" calcext:value-type="float">
            <text:p>-77.900479</text:p>
          </table:table-cell>
          <table:table-cell office:value-type="float" office:value="34.186448" calcext:value-type="float">
            <text:p>34.186448</text:p>
          </table:table-cell>
        </table:table-row>
        <table:table-row table:style-name="ro1">
          <table:table-cell/>
          <table:table-cell office:value-type="float" office:value="-77.911827" calcext:value-type="float">
            <text:p>-77.911827</text:p>
          </table:table-cell>
          <table:table-cell office:value-type="float" office:value="34.174406" calcext:value-type="float">
            <text:p>34.174406</text:p>
          </table:table-cell>
        </table:table-row>
        <table:table-row table:style-name="ro1">
          <table:table-cell/>
          <table:table-cell office:value-type="float" office:value="-77.90001" calcext:value-type="float">
            <text:p>-77.90001</text:p>
          </table:table-cell>
          <table:table-cell office:value-type="float" office:value="34.159245" calcext:value-type="float">
            <text:p>34.159245</text:p>
          </table:table-cell>
        </table:table-row>
        <table:table-row table:style-name="ro1">
          <table:table-cell/>
          <table:table-cell office:value-type="float" office:value="-77.878014" calcext:value-type="float">
            <text:p>-77.878014</text:p>
          </table:table-cell>
          <table:table-cell office:value-type="float" office:value="34.183691" calcext:value-type="float">
            <text:p>34.183691</text:p>
          </table:table-cell>
        </table:table-row>
        <table:table-row table:style-name="ro1">
          <table:table-cell/>
          <table:table-cell office:value-type="float" office:value="-77.877359" calcext:value-type="float">
            <text:p>-77.877359</text:p>
          </table:table-cell>
          <table:table-cell office:value-type="float" office:value="34.165666" calcext:value-type="float">
            <text:p>34.165666</text:p>
          </table:table-cell>
        </table:table-row>
        <table:table-row table:style-name="ro1">
          <table:table-cell/>
          <table:table-cell office:value-type="float" office:value="-77.915607" calcext:value-type="float">
            <text:p>-77.915607</text:p>
          </table:table-cell>
          <table:table-cell office:value-type="float" office:value="34.150573" calcext:value-type="float">
            <text:p>34.150573</text:p>
          </table:table-cell>
        </table:table-row>
        <table:table-row table:style-name="ro1">
          <table:table-cell/>
          <table:table-cell office:value-type="float" office:value="-77.880501" calcext:value-type="float">
            <text:p>-77.880501</text:p>
          </table:table-cell>
          <table:table-cell office:value-type="float" office:value="34.145502" calcext:value-type="float">
            <text:p>34.145502</text:p>
          </table:table-cell>
        </table:table-row>
        <table:table-row table:style-name="ro1">
          <table:table-cell/>
          <table:table-cell office:value-type="float" office:value="-77.887972" calcext:value-type="float">
            <text:p>-77.887972</text:p>
          </table:table-cell>
          <table:table-cell office:value-type="float" office:value="34.107291" calcext:value-type="float">
            <text:p>34.107291</text:p>
          </table:table-cell>
        </table:table-row>
        <table:table-row table:style-name="ro1">
          <table:table-cell/>
          <table:table-cell office:value-type="float" office:value="-77.909224" calcext:value-type="float">
            <text:p>-77.909224</text:p>
          </table:table-cell>
          <table:table-cell office:value-type="float" office:value="34.095026" calcext:value-type="float">
            <text:p>34.095026</text:p>
          </table:table-cell>
        </table:table-row>
        <table:table-row table:style-name="ro1">
          <table:table-cell/>
          <table:table-cell office:value-type="float" office:value="-77.89224" calcext:value-type="float">
            <text:p>-77.89224</text:p>
          </table:table-cell>
          <table:table-cell office:value-type="float" office:value="34.047559" calcext:value-type="float">
            <text:p>34.047559</text:p>
          </table:table-cell>
        </table:table-row>
        <table:table-row table:style-name="ro1">
          <table:table-cell/>
          <table:table-cell office:value-type="float" office:value="-77.900699" calcext:value-type="float">
            <text:p>-77.900699</text:p>
          </table:table-cell>
          <table:table-cell office:value-type="float" office:value="34.028032" calcext:value-type="float">
            <text:p>34.028032</text:p>
          </table:table-cell>
        </table:table-row>
        <table:table-row table:style-name="ro1">
          <table:table-cell/>
          <table:table-cell office:value-type="float" office:value="-77.906781" calcext:value-type="float">
            <text:p>-77.906781</text:p>
          </table:table-cell>
          <table:table-cell office:value-type="float" office:value="34.003735" calcext:value-type="float">
            <text:p>34.003735</text:p>
          </table:table-cell>
        </table:table-row>
        <table:table-row table:style-name="ro1">
          <table:table-cell/>
          <table:table-cell office:value-type="float" office:value="-77.772963" calcext:value-type="float">
            <text:p>-77.772963</text:p>
          </table:table-cell>
          <table:table-cell office:value-type="float" office:value="34.293728" calcext:value-type="float">
            <text:p>34.293728</text:p>
          </table:table-cell>
        </table:table-row>
        <table:table-row table:style-name="ro1">
          <table:table-cell/>
          <table:table-cell office:value-type="float" office:value="-77.903867" calcext:value-type="float">
            <text:p>-77.903867</text:p>
          </table:table-cell>
          <table:table-cell office:value-type="float" office:value="34.269918" calcext:value-type="float">
            <text:p>34.269918</text:p>
          </table:table-cell>
        </table:table-row>
        <table:table-row table:style-name="ro1">
          <table:table-cell/>
          <table:table-cell office:value-type="float" office:value="-77.827347" calcext:value-type="float">
            <text:p>-77.827347</text:p>
          </table:table-cell>
          <table:table-cell office:value-type="float" office:value="34.077741" calcext:value-type="float">
            <text:p>34.077741</text:p>
          </table:table-cell>
        </table:table-row>
        <table:table-row table:style-name="ro1">
          <table:table-cell/>
          <table:table-cell office:value-type="float" office:value="-77.238841" calcext:value-type="float">
            <text:p>-77.238841</text:p>
          </table:table-cell>
          <table:table-cell office:value-type="float" office:value="36.445886" calcext:value-type="float">
            <text:p>36.445886</text:p>
          </table:table-cell>
        </table:table-row>
        <table:table-row table:style-name="ro1">
          <table:table-cell/>
          <table:table-cell office:value-type="float" office:value="-77.261414" calcext:value-type="float">
            <text:p>-77.261414</text:p>
          </table:table-cell>
          <table:table-cell office:value-type="float" office:value="36.310658" calcext:value-type="float">
            <text:p>36.310658</text:p>
          </table:table-cell>
        </table:table-row>
        <table:table-row table:style-name="ro1">
          <table:table-cell/>
          <table:table-cell office:value-type="float" office:value="-77.487005" calcext:value-type="float">
            <text:p>-77.487005</text:p>
          </table:table-cell>
          <table:table-cell office:value-type="float" office:value="36.432441" calcext:value-type="float">
            <text:p>36.432441</text:p>
          </table:table-cell>
        </table:table-row>
        <table:table-row table:style-name="ro1">
          <table:table-cell/>
          <table:table-cell office:value-type="float" office:value="-77.654187" calcext:value-type="float">
            <text:p>-77.654187</text:p>
          </table:table-cell>
          <table:table-cell office:value-type="float" office:value="36.509812" calcext:value-type="float">
            <text:p>36.509812</text:p>
          </table:table-cell>
        </table:table-row>
        <table:table-row table:style-name="ro1">
          <table:table-cell/>
          <table:table-cell office:value-type="float" office:value="-77.845108" calcext:value-type="float">
            <text:p>-77.845108</text:p>
          </table:table-cell>
          <table:table-cell office:value-type="float" office:value="36.526528" calcext:value-type="float">
            <text:p>36.526528</text:p>
          </table:table-cell>
        </table:table-row>
        <table:table-row table:style-name="ro1">
          <table:table-cell/>
          <table:table-cell office:value-type="float" office:value="-77.155628" calcext:value-type="float">
            <text:p>-77.155628</text:p>
          </table:table-cell>
          <table:table-cell office:value-type="float" office:value="34.70761" calcext:value-type="float">
            <text:p>34.70761</text:p>
          </table:table-cell>
        </table:table-row>
        <table:table-row table:style-name="ro1">
          <table:table-cell/>
          <table:table-cell office:value-type="float" office:value="-77.265257" calcext:value-type="float">
            <text:p>-77.265257</text:p>
          </table:table-cell>
          <table:table-cell office:value-type="float" office:value="34.819966" calcext:value-type="float">
            <text:p>34.819966</text:p>
          </table:table-cell>
        </table:table-row>
        <table:table-row table:style-name="ro1">
          <table:table-cell/>
          <table:table-cell office:value-type="float" office:value="-77.574104" calcext:value-type="float">
            <text:p>-77.574104</text:p>
          </table:table-cell>
          <table:table-cell office:value-type="float" office:value="34.903062" calcext:value-type="float">
            <text:p>34.903062</text:p>
          </table:table-cell>
        </table:table-row>
        <table:table-row table:style-name="ro1">
          <table:table-cell/>
          <table:table-cell office:value-type="float" office:value="-77.533269" calcext:value-type="float">
            <text:p>-77.533269</text:p>
          </table:table-cell>
          <table:table-cell office:value-type="float" office:value="34.828279" calcext:value-type="float">
            <text:p>34.828279</text:p>
          </table:table-cell>
        </table:table-row>
        <table:table-row table:style-name="ro1">
          <table:table-cell/>
          <table:table-cell office:value-type="float" office:value="-77.586802" calcext:value-type="float">
            <text:p>-77.586802</text:p>
          </table:table-cell>
          <table:table-cell office:value-type="float" office:value="34.766637" calcext:value-type="float">
            <text:p>34.766637</text:p>
          </table:table-cell>
        </table:table-row>
        <table:table-row table:style-name="ro1">
          <table:table-cell/>
          <table:table-cell office:value-type="float" office:value="-77.528457" calcext:value-type="float">
            <text:p>-77.528457</text:p>
          </table:table-cell>
          <table:table-cell office:value-type="float" office:value="34.698586" calcext:value-type="float">
            <text:p>34.698586</text:p>
          </table:table-cell>
        </table:table-row>
        <table:table-row table:style-name="ro1">
          <table:table-cell/>
          <table:table-cell office:value-type="float" office:value="-77.504599" calcext:value-type="float">
            <text:p>-77.504599</text:p>
          </table:table-cell>
          <table:table-cell office:value-type="float" office:value="34.514995" calcext:value-type="float">
            <text:p>34.514995</text:p>
          </table:table-cell>
        </table:table-row>
        <table:table-row table:style-name="ro1">
          <table:table-cell/>
          <table:table-cell office:value-type="float" office:value="-77.394498" calcext:value-type="float">
            <text:p>-77.394498</text:p>
          </table:table-cell>
          <table:table-cell office:value-type="float" office:value="34.544792" calcext:value-type="float">
            <text:p>34.544792</text:p>
          </table:table-cell>
        </table:table-row>
        <table:table-row table:style-name="ro1">
          <table:table-cell/>
          <table:table-cell office:value-type="float" office:value="-77.430295" calcext:value-type="float">
            <text:p>-77.430295</text:p>
          </table:table-cell>
          <table:table-cell office:value-type="float" office:value="34.489017" calcext:value-type="float">
            <text:p>34.489017</text:p>
          </table:table-cell>
        </table:table-row>
        <table:table-row table:style-name="ro1">
          <table:table-cell/>
          <table:table-cell office:value-type="float" office:value="-77.378439" calcext:value-type="float">
            <text:p>-77.378439</text:p>
          </table:table-cell>
          <table:table-cell office:value-type="float" office:value="34.584933" calcext:value-type="float">
            <text:p>34.584933</text:p>
          </table:table-cell>
        </table:table-row>
        <table:table-row table:style-name="ro1">
          <table:table-cell/>
          <table:table-cell office:value-type="float" office:value="-77.344447" calcext:value-type="float">
            <text:p>-77.344447</text:p>
          </table:table-cell>
          <table:table-cell office:value-type="float" office:value="34.6593" calcext:value-type="float">
            <text:p>34.6593</text:p>
          </table:table-cell>
        </table:table-row>
        <table:table-row table:style-name="ro1">
          <table:table-cell/>
          <table:table-cell office:value-type="float" office:value="-77.356369" calcext:value-type="float">
            <text:p>-77.356369</text:p>
          </table:table-cell>
          <table:table-cell office:value-type="float" office:value="34.70327" calcext:value-type="float">
            <text:p>34.70327</text:p>
          </table:table-cell>
        </table:table-row>
        <table:table-row table:style-name="ro1">
          <table:table-cell/>
          <table:table-cell office:value-type="float" office:value="-77.340814" calcext:value-type="float">
            <text:p>-77.340814</text:p>
          </table:table-cell>
          <table:table-cell office:value-type="float" office:value="34.728509" calcext:value-type="float">
            <text:p>34.728509</text:p>
          </table:table-cell>
        </table:table-row>
        <table:table-row table:style-name="ro1">
          <table:table-cell/>
          <table:table-cell office:value-type="float" office:value="-77.381132" calcext:value-type="float">
            <text:p>-77.381132</text:p>
          </table:table-cell>
          <table:table-cell office:value-type="float" office:value="34.734806" calcext:value-type="float">
            <text:p>34.734806</text:p>
          </table:table-cell>
        </table:table-row>
        <table:table-row table:style-name="ro1">
          <table:table-cell/>
          <table:table-cell office:value-type="float" office:value="-77.450591" calcext:value-type="float">
            <text:p>-77.450591</text:p>
          </table:table-cell>
          <table:table-cell office:value-type="float" office:value="34.721815" calcext:value-type="float">
            <text:p>34.721815</text:p>
          </table:table-cell>
        </table:table-row>
        <table:table-row table:style-name="ro1">
          <table:table-cell/>
          <table:table-cell office:value-type="float" office:value="-77.491212" calcext:value-type="float">
            <text:p>-77.491212</text:p>
          </table:table-cell>
          <table:table-cell office:value-type="float" office:value="34.76321" calcext:value-type="float">
            <text:p>34.76321</text:p>
          </table:table-cell>
        </table:table-row>
        <table:table-row table:style-name="ro1">
          <table:table-cell/>
          <table:table-cell office:value-type="float" office:value="-77.474836" calcext:value-type="float">
            <text:p>-77.474836</text:p>
          </table:table-cell>
          <table:table-cell office:value-type="float" office:value="34.739217" calcext:value-type="float">
            <text:p>34.739217</text:p>
          </table:table-cell>
        </table:table-row>
        <table:table-row table:style-name="ro1">
          <table:table-cell/>
          <table:table-cell office:value-type="float" office:value="-77.454851" calcext:value-type="float">
            <text:p>-77.454851</text:p>
          </table:table-cell>
          <table:table-cell office:value-type="float" office:value="34.81378" calcext:value-type="float">
            <text:p>34.81378</text:p>
          </table:table-cell>
        </table:table-row>
        <table:table-row table:style-name="ro1">
          <table:table-cell/>
          <table:table-cell office:value-type="float" office:value="-77.404622" calcext:value-type="float">
            <text:p>-77.404622</text:p>
          </table:table-cell>
          <table:table-cell office:value-type="float" office:value="34.792162" calcext:value-type="float">
            <text:p>34.792162</text:p>
          </table:table-cell>
        </table:table-row>
        <table:table-row table:style-name="ro1">
          <table:table-cell/>
          <table:table-cell office:value-type="float" office:value="-77.435923" calcext:value-type="float">
            <text:p>-77.435923</text:p>
          </table:table-cell>
          <table:table-cell office:value-type="float" office:value="34.776354" calcext:value-type="float">
            <text:p>34.776354</text:p>
          </table:table-cell>
        </table:table-row>
        <table:table-row table:style-name="ro1">
          <table:table-cell/>
          <table:table-cell office:value-type="float" office:value="-77.423348" calcext:value-type="float">
            <text:p>-77.423348</text:p>
          </table:table-cell>
          <table:table-cell office:value-type="float" office:value="34.774299" calcext:value-type="float">
            <text:p>34.774299</text:p>
          </table:table-cell>
        </table:table-row>
        <table:table-row table:style-name="ro1">
          <table:table-cell/>
          <table:table-cell office:value-type="float" office:value="-77.416684" calcext:value-type="float">
            <text:p>-77.416684</text:p>
          </table:table-cell>
          <table:table-cell office:value-type="float" office:value="34.767441" calcext:value-type="float">
            <text:p>34.767441</text:p>
          </table:table-cell>
        </table:table-row>
        <table:table-row table:style-name="ro1">
          <table:table-cell/>
          <table:table-cell office:value-type="float" office:value="-77.427225" calcext:value-type="float">
            <text:p>-77.427225</text:p>
          </table:table-cell>
          <table:table-cell office:value-type="float" office:value="34.748333" calcext:value-type="float">
            <text:p>34.748333</text:p>
          </table:table-cell>
        </table:table-row>
        <table:table-row table:style-name="ro1">
          <table:table-cell/>
          <table:table-cell office:value-type="float" office:value="-77.360923" calcext:value-type="float">
            <text:p>-77.360923</text:p>
          </table:table-cell>
          <table:table-cell office:value-type="float" office:value="34.775146" calcext:value-type="float">
            <text:p>34.775146</text:p>
          </table:table-cell>
        </table:table-row>
        <table:table-row table:style-name="ro1">
          <table:table-cell/>
          <table:table-cell office:value-type="float" office:value="-77.36848" calcext:value-type="float">
            <text:p>-77.36848</text:p>
          </table:table-cell>
          <table:table-cell office:value-type="float" office:value="34.759194" calcext:value-type="float">
            <text:p>34.759194</text:p>
          </table:table-cell>
        </table:table-row>
        <table:table-row table:style-name="ro1">
          <table:table-cell/>
          <table:table-cell office:value-type="float" office:value="-77.368509" calcext:value-type="float">
            <text:p>-77.368509</text:p>
          </table:table-cell>
          <table:table-cell office:value-type="float" office:value="34.746456" calcext:value-type="float">
            <text:p>34.746456</text:p>
          </table:table-cell>
        </table:table-row>
        <table:table-row table:style-name="ro1">
          <table:table-cell/>
          <table:table-cell office:value-type="float" office:value="-77.317298" calcext:value-type="float">
            <text:p>-77.317298</text:p>
          </table:table-cell>
          <table:table-cell office:value-type="float" office:value="34.759567" calcext:value-type="float">
            <text:p>34.759567</text:p>
          </table:table-cell>
        </table:table-row>
        <table:table-row table:style-name="ro1">
          <table:table-cell/>
          <table:table-cell office:value-type="float" office:value="-77.324009" calcext:value-type="float">
            <text:p>-77.324009</text:p>
          </table:table-cell>
          <table:table-cell office:value-type="float" office:value="34.732766" calcext:value-type="float">
            <text:p>34.732766</text:p>
          </table:table-cell>
        </table:table-row>
        <table:table-row table:style-name="ro1">
          <table:table-cell/>
          <table:table-cell office:value-type="float" office:value="-77.248794" calcext:value-type="float">
            <text:p>-77.248794</text:p>
          </table:table-cell>
          <table:table-cell office:value-type="float" office:value="34.723094" calcext:value-type="float">
            <text:p>34.723094</text:p>
          </table:table-cell>
        </table:table-row>
        <table:table-row table:style-name="ro1">
          <table:table-cell/>
          <table:table-cell office:value-type="float" office:value="-77.402984" calcext:value-type="float">
            <text:p>-77.402984</text:p>
          </table:table-cell>
          <table:table-cell office:value-type="float" office:value="34.757816" calcext:value-type="float">
            <text:p>34.757816</text:p>
          </table:table-cell>
        </table:table-row>
        <table:table-row table:style-name="ro1">
          <table:table-cell/>
          <table:table-cell office:value-type="float" office:value="-77.202116" calcext:value-type="float">
            <text:p>-77.202116</text:p>
          </table:table-cell>
          <table:table-cell office:value-type="float" office:value="34.679037" calcext:value-type="float">
            <text:p>34.679037</text:p>
          </table:table-cell>
        </table:table-row>
        <table:table-row table:style-name="ro1">
          <table:table-cell/>
          <table:table-cell office:value-type="float" office:value="-77.308552" calcext:value-type="float">
            <text:p>-77.308552</text:p>
          </table:table-cell>
          <table:table-cell office:value-type="float" office:value="34.519672" calcext:value-type="float">
            <text:p>34.519672</text:p>
          </table:table-cell>
        </table:table-row>
        <table:table-row table:style-name="ro1">
          <table:table-cell/>
          <table:table-cell office:value-type="float" office:value="-79.118444" calcext:value-type="float">
            <text:p>-79.118444</text:p>
          </table:table-cell>
          <table:table-cell office:value-type="float" office:value="35.918061" calcext:value-type="float">
            <text:p>35.918061</text:p>
          </table:table-cell>
        </table:table-row>
        <table:table-row table:style-name="ro1">
          <table:table-cell/>
          <table:table-cell office:value-type="float" office:value="-79.083918" calcext:value-type="float">
            <text:p>-79.083918</text:p>
          </table:table-cell>
          <table:table-cell office:value-type="float" office:value="35.908575" calcext:value-type="float">
            <text:p>35.908575</text:p>
          </table:table-cell>
        </table:table-row>
        <table:table-row table:style-name="ro1">
          <table:table-cell/>
          <table:table-cell office:value-type="float" office:value="-79.090543" calcext:value-type="float">
            <text:p>-79.090543</text:p>
          </table:table-cell>
          <table:table-cell office:value-type="float" office:value="35.889335" calcext:value-type="float">
            <text:p>35.889335</text:p>
          </table:table-cell>
        </table:table-row>
        <table:table-row table:style-name="ro1">
          <table:table-cell/>
          <table:table-cell office:value-type="float" office:value="-79.077178" calcext:value-type="float">
            <text:p>-79.077178</text:p>
          </table:table-cell>
          <table:table-cell office:value-type="float" office:value="35.916543" calcext:value-type="float">
            <text:p>35.916543</text:p>
          </table:table-cell>
        </table:table-row>
        <table:table-row table:style-name="ro1">
          <table:table-cell/>
          <table:table-cell office:value-type="float" office:value="-79.087925" calcext:value-type="float">
            <text:p>-79.087925</text:p>
          </table:table-cell>
          <table:table-cell office:value-type="float" office:value="35.933368" calcext:value-type="float">
            <text:p>35.933368</text:p>
          </table:table-cell>
        </table:table-row>
        <table:table-row table:style-name="ro1">
          <table:table-cell/>
          <table:table-cell office:value-type="float" office:value="-79.173416" calcext:value-type="float">
            <text:p>-79.173416</text:p>
          </table:table-cell>
          <table:table-cell office:value-type="float" office:value="36.170063" calcext:value-type="float">
            <text:p>36.170063</text:p>
          </table:table-cell>
        </table:table-row>
        <table:table-row table:style-name="ro1">
          <table:table-cell/>
          <table:table-cell office:value-type="float" office:value="-79.024714" calcext:value-type="float">
            <text:p>-79.024714</text:p>
          </table:table-cell>
          <table:table-cell office:value-type="float" office:value="36.176407" calcext:value-type="float">
            <text:p>36.176407</text:p>
          </table:table-cell>
        </table:table-row>
        <table:table-row table:style-name="ro1">
          <table:table-cell/>
          <table:table-cell office:value-type="float" office:value="-79.025502" calcext:value-type="float">
            <text:p>-79.025502</text:p>
          </table:table-cell>
          <table:table-cell office:value-type="float" office:value="36.086422" calcext:value-type="float">
            <text:p>36.086422</text:p>
          </table:table-cell>
        </table:table-row>
        <table:table-row table:style-name="ro1">
          <table:table-cell/>
          <table:table-cell office:value-type="float" office:value="-79.060369" calcext:value-type="float">
            <text:p>-79.060369</text:p>
          </table:table-cell>
          <table:table-cell office:value-type="float" office:value="36.040223" calcext:value-type="float">
            <text:p>36.040223</text:p>
          </table:table-cell>
        </table:table-row>
        <table:table-row table:style-name="ro1">
          <table:table-cell/>
          <table:table-cell office:value-type="float" office:value="-79.094401" calcext:value-type="float">
            <text:p>-79.094401</text:p>
          </table:table-cell>
          <table:table-cell office:value-type="float" office:value="36.079924" calcext:value-type="float">
            <text:p>36.079924</text:p>
          </table:table-cell>
        </table:table-row>
        <table:table-row table:style-name="ro1">
          <table:table-cell/>
          <table:table-cell office:value-type="float" office:value="-79.203117" calcext:value-type="float">
            <text:p>-79.203117</text:p>
          </table:table-cell>
          <table:table-cell office:value-type="float" office:value="36.099473" calcext:value-type="float">
            <text:p>36.099473</text:p>
          </table:table-cell>
        </table:table-row>
        <table:table-row table:style-name="ro1">
          <table:table-cell/>
          <table:table-cell office:value-type="float" office:value="-79.150373" calcext:value-type="float">
            <text:p>-79.150373</text:p>
          </table:table-cell>
          <table:table-cell office:value-type="float" office:value="36.049367" calcext:value-type="float">
            <text:p>36.049367</text:p>
          </table:table-cell>
        </table:table-row>
        <table:table-row table:style-name="ro1">
          <table:table-cell/>
          <table:table-cell office:value-type="float" office:value="-79.109943" calcext:value-type="float">
            <text:p>-79.109943</text:p>
          </table:table-cell>
          <table:table-cell office:value-type="float" office:value="35.967318" calcext:value-type="float">
            <text:p>35.967318</text:p>
          </table:table-cell>
        </table:table-row>
        <table:table-row table:style-name="ro1">
          <table:table-cell/>
          <table:table-cell office:value-type="float" office:value="-79.196991" calcext:value-type="float">
            <text:p>-79.196991</text:p>
          </table:table-cell>
          <table:table-cell office:value-type="float" office:value="35.93728" calcext:value-type="float">
            <text:p>35.93728</text:p>
          </table:table-cell>
        </table:table-row>
        <table:table-row table:style-name="ro1">
          <table:table-cell/>
          <table:table-cell office:value-type="float" office:value="-79.03401" calcext:value-type="float">
            <text:p>-79.03401</text:p>
          </table:table-cell>
          <table:table-cell office:value-type="float" office:value="35.987068" calcext:value-type="float">
            <text:p>35.987068</text:p>
          </table:table-cell>
        </table:table-row>
        <table:table-row table:style-name="ro1">
          <table:table-cell/>
          <table:table-cell office:value-type="float" office:value="-79.035706" calcext:value-type="float">
            <text:p>-79.035706</text:p>
          </table:table-cell>
          <table:table-cell office:value-type="float" office:value="35.956223" calcext:value-type="float">
            <text:p>35.956223</text:p>
          </table:table-cell>
        </table:table-row>
        <table:table-row table:style-name="ro1">
          <table:table-cell/>
          <table:table-cell office:value-type="float" office:value="-79.060669" calcext:value-type="float">
            <text:p>-79.060669</text:p>
          </table:table-cell>
          <table:table-cell office:value-type="float" office:value="35.917158" calcext:value-type="float">
            <text:p>35.917158</text:p>
          </table:table-cell>
        </table:table-row>
        <table:table-row table:style-name="ro1">
          <table:table-cell/>
          <table:table-cell office:value-type="float" office:value="-79.049714" calcext:value-type="float">
            <text:p>-79.049714</text:p>
          </table:table-cell>
          <table:table-cell office:value-type="float" office:value="35.922137" calcext:value-type="float">
            <text:p>35.922137</text:p>
          </table:table-cell>
        </table:table-row>
        <table:table-row table:style-name="ro1">
          <table:table-cell/>
          <table:table-cell office:value-type="float" office:value="-79.03541" calcext:value-type="float">
            <text:p>-79.03541</text:p>
          </table:table-cell>
          <table:table-cell office:value-type="float" office:value="35.917762" calcext:value-type="float">
            <text:p>35.917762</text:p>
          </table:table-cell>
        </table:table-row>
        <table:table-row table:style-name="ro1">
          <table:table-cell/>
          <table:table-cell office:value-type="float" office:value="-79.046855" calcext:value-type="float">
            <text:p>-79.046855</text:p>
          </table:table-cell>
          <table:table-cell office:value-type="float" office:value="35.912305" calcext:value-type="float">
            <text:p>35.912305</text:p>
          </table:table-cell>
        </table:table-row>
        <table:table-row table:style-name="ro1">
          <table:table-cell/>
          <table:table-cell office:value-type="float" office:value="-79.044904" calcext:value-type="float">
            <text:p>-79.044904</text:p>
          </table:table-cell>
          <table:table-cell office:value-type="float" office:value="35.903446" calcext:value-type="float">
            <text:p>35.903446</text:p>
          </table:table-cell>
        </table:table-row>
        <table:table-row table:style-name="ro1">
          <table:table-cell/>
          <table:table-cell office:value-type="float" office:value="-79.058804" calcext:value-type="float">
            <text:p>-79.058804</text:p>
          </table:table-cell>
          <table:table-cell office:value-type="float" office:value="35.904991" calcext:value-type="float">
            <text:p>35.904991</text:p>
          </table:table-cell>
        </table:table-row>
        <table:table-row table:style-name="ro1">
          <table:table-cell/>
          <table:table-cell office:value-type="float" office:value="-79.064115" calcext:value-type="float">
            <text:p>-79.064115</text:p>
          </table:table-cell>
          <table:table-cell office:value-type="float" office:value="35.931867" calcext:value-type="float">
            <text:p>35.931867</text:p>
          </table:table-cell>
        </table:table-row>
        <table:table-row table:style-name="ro1">
          <table:table-cell/>
          <table:table-cell office:value-type="float" office:value="-79.049919" calcext:value-type="float">
            <text:p>-79.049919</text:p>
          </table:table-cell>
          <table:table-cell office:value-type="float" office:value="35.949803" calcext:value-type="float">
            <text:p>35.949803</text:p>
          </table:table-cell>
        </table:table-row>
        <table:table-row table:style-name="ro1">
          <table:table-cell/>
          <table:table-cell office:value-type="float" office:value="-79.028679" calcext:value-type="float">
            <text:p>-79.028679</text:p>
          </table:table-cell>
          <table:table-cell office:value-type="float" office:value="35.944995" calcext:value-type="float">
            <text:p>35.944995</text:p>
          </table:table-cell>
        </table:table-row>
        <table:table-row table:style-name="ro1">
          <table:table-cell/>
          <table:table-cell office:value-type="float" office:value="-79.016732" calcext:value-type="float">
            <text:p>-79.016732</text:p>
          </table:table-cell>
          <table:table-cell office:value-type="float" office:value="35.925417" calcext:value-type="float">
            <text:p>35.925417</text:p>
          </table:table-cell>
        </table:table-row>
        <table:table-row table:style-name="ro1">
          <table:table-cell/>
          <table:table-cell office:value-type="float" office:value="-79.040745" calcext:value-type="float">
            <text:p>-79.040745</text:p>
          </table:table-cell>
          <table:table-cell office:value-type="float" office:value="35.883571" calcext:value-type="float">
            <text:p>35.883571</text:p>
          </table:table-cell>
        </table:table-row>
        <table:table-row table:style-name="ro1">
          <table:table-cell/>
          <table:table-cell office:value-type="float" office:value="-79.069963" calcext:value-type="float">
            <text:p>-79.069963</text:p>
          </table:table-cell>
          <table:table-cell office:value-type="float" office:value="35.887718" calcext:value-type="float">
            <text:p>35.887718</text:p>
          </table:table-cell>
        </table:table-row>
        <table:table-row table:style-name="ro1">
          <table:table-cell/>
          <table:table-cell office:value-type="float" office:value="-76.904077" calcext:value-type="float">
            <text:p>-76.904077</text:p>
          </table:table-cell>
          <table:table-cell office:value-type="float" office:value="35.118647" calcext:value-type="float">
            <text:p>35.118647</text:p>
          </table:table-cell>
        </table:table-row>
        <table:table-row table:style-name="ro1">
          <table:table-cell/>
          <table:table-cell office:value-type="float" office:value="-76.737815" calcext:value-type="float">
            <text:p>-76.737815</text:p>
          </table:table-cell>
          <table:table-cell office:value-type="float" office:value="35.172115" calcext:value-type="float">
            <text:p>35.172115</text:p>
          </table:table-cell>
        </table:table-row>
        <table:table-row table:style-name="ro1">
          <table:table-cell/>
          <table:table-cell office:value-type="float" office:value="-76.779607" calcext:value-type="float">
            <text:p>-76.779607</text:p>
          </table:table-cell>
          <table:table-cell office:value-type="float" office:value="35.036587" calcext:value-type="float">
            <text:p>35.036587</text:p>
          </table:table-cell>
        </table:table-row>
        <table:table-row table:style-name="ro1">
          <table:table-cell/>
          <table:table-cell office:value-type="float" office:value="-76.670392" calcext:value-type="float">
            <text:p>-76.670392</text:p>
          </table:table-cell>
          <table:table-cell office:value-type="float" office:value="35.085602" calcext:value-type="float">
            <text:p>35.085602</text:p>
          </table:table-cell>
        </table:table-row>
        <table:table-row table:style-name="ro1">
          <table:table-cell/>
          <table:table-cell office:value-type="float" office:value="-76.432264" calcext:value-type="float">
            <text:p>-76.432264</text:p>
          </table:table-cell>
          <table:table-cell office:value-type="float" office:value="35.216496" calcext:value-type="float">
            <text:p>35.216496</text:p>
          </table:table-cell>
        </table:table-row>
        <table:table-row table:style-name="ro1">
          <table:table-cell/>
          <table:table-cell office:value-type="float" office:value="-76.219441" calcext:value-type="float">
            <text:p>-76.219441</text:p>
          </table:table-cell>
          <table:table-cell office:value-type="float" office:value="36.302598" calcext:value-type="float">
            <text:p>36.302598</text:p>
          </table:table-cell>
        </table:table-row>
        <table:table-row table:style-name="ro1">
          <table:table-cell/>
          <table:table-cell office:value-type="float" office:value="-76.21153" calcext:value-type="float">
            <text:p>-76.21153</text:p>
          </table:table-cell>
          <table:table-cell office:value-type="float" office:value="36.284966" calcext:value-type="float">
            <text:p>36.284966</text:p>
          </table:table-cell>
        </table:table-row>
        <table:table-row table:style-name="ro1">
          <table:table-cell/>
          <table:table-cell office:value-type="float" office:value="-76.232064" calcext:value-type="float">
            <text:p>-76.232064</text:p>
          </table:table-cell>
          <table:table-cell office:value-type="float" office:value="36.289573" calcext:value-type="float">
            <text:p>36.289573</text:p>
          </table:table-cell>
        </table:table-row>
        <table:table-row table:style-name="ro1">
          <table:table-cell/>
          <table:table-cell office:value-type="float" office:value="-76.233275" calcext:value-type="float">
            <text:p>-76.233275</text:p>
          </table:table-cell>
          <table:table-cell office:value-type="float" office:value="36.302107" calcext:value-type="float">
            <text:p>36.302107</text:p>
          </table:table-cell>
        </table:table-row>
        <table:table-row table:style-name="ro1">
          <table:table-cell/>
          <table:table-cell office:value-type="float" office:value="-76.257728" calcext:value-type="float">
            <text:p>-76.257728</text:p>
          </table:table-cell>
          <table:table-cell office:value-type="float" office:value="36.357404" calcext:value-type="float">
            <text:p>36.357404</text:p>
          </table:table-cell>
        </table:table-row>
        <table:table-row table:style-name="ro1">
          <table:table-cell/>
          <table:table-cell office:value-type="float" office:value="-76.264304" calcext:value-type="float">
            <text:p>-76.264304</text:p>
          </table:table-cell>
          <table:table-cell office:value-type="float" office:value="36.32887" calcext:value-type="float">
            <text:p>36.32887</text:p>
          </table:table-cell>
        </table:table-row>
        <table:table-row table:style-name="ro1">
          <table:table-cell/>
          <table:table-cell office:value-type="float" office:value="-76.392003" calcext:value-type="float">
            <text:p>-76.392003</text:p>
          </table:table-cell>
          <table:table-cell office:value-type="float" office:value="36.420569" calcext:value-type="float">
            <text:p>36.420569</text:p>
          </table:table-cell>
        </table:table-row>
        <table:table-row table:style-name="ro1">
          <table:table-cell/>
          <table:table-cell office:value-type="float" office:value="-76.285178" calcext:value-type="float">
            <text:p>-76.285178</text:p>
          </table:table-cell>
          <table:table-cell office:value-type="float" office:value="36.266898" calcext:value-type="float">
            <text:p>36.266898</text:p>
          </table:table-cell>
        </table:table-row>
        <table:table-row table:style-name="ro1">
          <table:table-cell/>
          <table:table-cell office:value-type="float" office:value="-76.197847" calcext:value-type="float">
            <text:p>-76.197847</text:p>
          </table:table-cell>
          <table:table-cell office:value-type="float" office:value="36.254358" calcext:value-type="float">
            <text:p>36.254358</text:p>
          </table:table-cell>
        </table:table-row>
        <table:table-row table:style-name="ro1">
          <table:table-cell/>
          <table:table-cell office:value-type="float" office:value="-76.187054" calcext:value-type="float">
            <text:p>-76.187054</text:p>
          </table:table-cell>
          <table:table-cell office:value-type="float" office:value="36.187148" calcext:value-type="float">
            <text:p>36.187148</text:p>
          </table:table-cell>
        </table:table-row>
        <table:table-row table:style-name="ro1">
          <table:table-cell/>
          <table:table-cell office:value-type="float" office:value="-77.623682" calcext:value-type="float">
            <text:p>-77.623682</text:p>
          </table:table-cell>
          <table:table-cell office:value-type="float" office:value="34.370942" calcext:value-type="float">
            <text:p>34.370942</text:p>
          </table:table-cell>
        </table:table-row>
        <table:table-row table:style-name="ro1">
          <table:table-cell/>
          <table:table-cell office:value-type="float" office:value="-77.551355" calcext:value-type="float">
            <text:p>-77.551355</text:p>
          </table:table-cell>
          <table:table-cell office:value-type="float" office:value="34.423946" calcext:value-type="float">
            <text:p>34.423946</text:p>
          </table:table-cell>
        </table:table-row>
        <table:table-row table:style-name="ro1">
          <table:table-cell/>
          <table:table-cell office:value-type="float" office:value="-77.589995" calcext:value-type="float">
            <text:p>-77.589995</text:p>
          </table:table-cell>
          <table:table-cell office:value-type="float" office:value="34.441406" calcext:value-type="float">
            <text:p>34.441406</text:p>
          </table:table-cell>
        </table:table-row>
        <table:table-row table:style-name="ro1">
          <table:table-cell/>
          <table:table-cell office:value-type="float" office:value="-77.640249" calcext:value-type="float">
            <text:p>-77.640249</text:p>
          </table:table-cell>
          <table:table-cell office:value-type="float" office:value="34.402777" calcext:value-type="float">
            <text:p>34.402777</text:p>
          </table:table-cell>
        </table:table-row>
        <table:table-row table:style-name="ro1">
          <table:table-cell/>
          <table:table-cell office:value-type="float" office:value="-77.70456" calcext:value-type="float">
            <text:p>-77.70456</text:p>
          </table:table-cell>
          <table:table-cell office:value-type="float" office:value="34.350798" calcext:value-type="float">
            <text:p>34.350798</text:p>
          </table:table-cell>
        </table:table-row>
        <table:table-row table:style-name="ro1">
          <table:table-cell/>
          <table:table-cell office:value-type="float" office:value="-77.753947" calcext:value-type="float">
            <text:p>-77.753947</text:p>
          </table:table-cell>
          <table:table-cell office:value-type="float" office:value="34.403731" calcext:value-type="float">
            <text:p>34.403731</text:p>
          </table:table-cell>
        </table:table-row>
        <table:table-row table:style-name="ro1">
          <table:table-cell/>
          <table:table-cell office:value-type="float" office:value="-77.711199" calcext:value-type="float">
            <text:p>-77.711199</text:p>
          </table:table-cell>
          <table:table-cell office:value-type="float" office:value="34.587417" calcext:value-type="float">
            <text:p>34.587417</text:p>
          </table:table-cell>
        </table:table-row>
        <table:table-row table:style-name="ro1">
          <table:table-cell/>
          <table:table-cell office:value-type="float" office:value="-77.986265" calcext:value-type="float">
            <text:p>-77.986265</text:p>
          </table:table-cell>
          <table:table-cell office:value-type="float" office:value="34.668006" calcext:value-type="float">
            <text:p>34.668006</text:p>
          </table:table-cell>
        </table:table-row>
        <table:table-row table:style-name="ro1">
          <table:table-cell/>
          <table:table-cell office:value-type="float" office:value="-77.932421" calcext:value-type="float">
            <text:p>-77.932421</text:p>
          </table:table-cell>
          <table:table-cell office:value-type="float" office:value="34.518709" calcext:value-type="float">
            <text:p>34.518709</text:p>
          </table:table-cell>
        </table:table-row>
        <table:table-row table:style-name="ro1">
          <table:table-cell/>
          <table:table-cell office:value-type="float" office:value="-77.950639" calcext:value-type="float">
            <text:p>-77.950639</text:p>
          </table:table-cell>
          <table:table-cell office:value-type="float" office:value="34.55837" calcext:value-type="float">
            <text:p>34.55837</text:p>
          </table:table-cell>
        </table:table-row>
        <table:table-row table:style-name="ro1">
          <table:table-cell/>
          <table:table-cell office:value-type="float" office:value="-77.884036" calcext:value-type="float">
            <text:p>-77.884036</text:p>
          </table:table-cell>
          <table:table-cell office:value-type="float" office:value="34.544876" calcext:value-type="float">
            <text:p>34.544876</text:p>
          </table:table-cell>
        </table:table-row>
        <table:table-row table:style-name="ro1">
          <table:table-cell/>
          <table:table-cell office:value-type="float" office:value="-78.11937" calcext:value-type="float">
            <text:p>-78.11937</text:p>
          </table:table-cell>
          <table:table-cell office:value-type="float" office:value="34.532147" calcext:value-type="float">
            <text:p>34.532147</text:p>
          </table:table-cell>
        </table:table-row>
        <table:table-row table:style-name="ro1">
          <table:table-cell/>
          <table:table-cell office:value-type="float" office:value="-78.084977" calcext:value-type="float">
            <text:p>-78.084977</text:p>
          </table:table-cell>
          <table:table-cell office:value-type="float" office:value="34.425908" calcext:value-type="float">
            <text:p>34.425908</text:p>
          </table:table-cell>
        </table:table-row>
        <table:table-row table:style-name="ro1">
          <table:table-cell/>
          <table:table-cell office:value-type="float" office:value="-77.931307" calcext:value-type="float">
            <text:p>-77.931307</text:p>
          </table:table-cell>
          <table:table-cell office:value-type="float" office:value="34.462811" calcext:value-type="float">
            <text:p>34.462811</text:p>
          </table:table-cell>
        </table:table-row>
        <table:table-row table:style-name="ro1">
          <table:table-cell/>
          <table:table-cell office:value-type="float" office:value="-77.919492" calcext:value-type="float">
            <text:p>-77.919492</text:p>
          </table:table-cell>
          <table:table-cell office:value-type="float" office:value="34.401691" calcext:value-type="float">
            <text:p>34.401691</text:p>
          </table:table-cell>
        </table:table-row>
        <table:table-row table:style-name="ro1">
          <table:table-cell/>
          <table:table-cell office:value-type="float" office:value="-77.603126" calcext:value-type="float">
            <text:p>-77.603126</text:p>
          </table:table-cell>
          <table:table-cell office:value-type="float" office:value="34.349246" calcext:value-type="float">
            <text:p>34.349246</text:p>
          </table:table-cell>
        </table:table-row>
        <table:table-row table:style-name="ro1">
          <table:table-cell/>
          <table:table-cell office:value-type="float" office:value="-76.393311" calcext:value-type="float">
            <text:p>-76.393311</text:p>
          </table:table-cell>
          <table:table-cell office:value-type="float" office:value="36.216808" calcext:value-type="float">
            <text:p>36.216808</text:p>
          </table:table-cell>
        </table:table-row>
        <table:table-row table:style-name="ro1">
          <table:table-cell/>
          <table:table-cell office:value-type="float" office:value="-76.49355" calcext:value-type="float">
            <text:p>-76.49355</text:p>
          </table:table-cell>
          <table:table-cell office:value-type="float" office:value="36.192889" calcext:value-type="float">
            <text:p>36.192889</text:p>
          </table:table-cell>
        </table:table-row>
        <table:table-row table:style-name="ro1">
          <table:table-cell/>
          <table:table-cell office:value-type="float" office:value="-76.429026" calcext:value-type="float">
            <text:p>-76.429026</text:p>
          </table:table-cell>
          <table:table-cell office:value-type="float" office:value="36.108098" calcext:value-type="float">
            <text:p>36.108098</text:p>
          </table:table-cell>
        </table:table-row>
        <table:table-row table:style-name="ro1">
          <table:table-cell/>
          <table:table-cell office:value-type="float" office:value="-78.883646" calcext:value-type="float">
            <text:p>-78.883646</text:p>
          </table:table-cell>
          <table:table-cell office:value-type="float" office:value="36.422293" calcext:value-type="float">
            <text:p>36.422293</text:p>
          </table:table-cell>
        </table:table-row>
        <table:table-row table:style-name="ro1">
          <table:table-cell/>
          <table:table-cell office:value-type="float" office:value="-79.036431" calcext:value-type="float">
            <text:p>-79.036431</text:p>
          </table:table-cell>
          <table:table-cell office:value-type="float" office:value="36.448004" calcext:value-type="float">
            <text:p>36.448004</text:p>
          </table:table-cell>
        </table:table-row>
        <table:table-row table:style-name="ro1">
          <table:table-cell/>
          <table:table-cell office:value-type="float" office:value="-78.972396" calcext:value-type="float">
            <text:p>-78.972396</text:p>
          </table:table-cell>
          <table:table-cell office:value-type="float" office:value="36.413731" calcext:value-type="float">
            <text:p>36.413731</text:p>
          </table:table-cell>
        </table:table-row>
        <table:table-row table:style-name="ro1">
          <table:table-cell/>
          <table:table-cell office:value-type="float" office:value="-78.988802" calcext:value-type="float">
            <text:p>-78.988802</text:p>
          </table:table-cell>
          <table:table-cell office:value-type="float" office:value="36.389454" calcext:value-type="float">
            <text:p>36.389454</text:p>
          </table:table-cell>
        </table:table-row>
        <table:table-row table:style-name="ro1">
          <table:table-cell/>
          <table:table-cell office:value-type="float" office:value="-78.907592" calcext:value-type="float">
            <text:p>-78.907592</text:p>
          </table:table-cell>
          <table:table-cell office:value-type="float" office:value="36.299374" calcext:value-type="float">
            <text:p>36.299374</text:p>
          </table:table-cell>
        </table:table-row>
        <table:table-row table:style-name="ro1">
          <table:table-cell/>
          <table:table-cell office:value-type="float" office:value="-79.033443" calcext:value-type="float">
            <text:p>-79.033443</text:p>
          </table:table-cell>
          <table:table-cell office:value-type="float" office:value="36.349917" calcext:value-type="float">
            <text:p>36.349917</text:p>
          </table:table-cell>
        </table:table-row>
        <table:table-row table:style-name="ro1">
          <table:table-cell/>
          <table:table-cell office:value-type="float" office:value="-79.017407" calcext:value-type="float">
            <text:p>-79.017407</text:p>
          </table:table-cell>
          <table:table-cell office:value-type="float" office:value="36.2654" calcext:value-type="float">
            <text:p>36.2654</text:p>
          </table:table-cell>
        </table:table-row>
        <table:table-row table:style-name="ro1">
          <table:table-cell/>
          <table:table-cell office:value-type="float" office:value="-77.371064" calcext:value-type="float">
            <text:p>-77.371064</text:p>
          </table:table-cell>
          <table:table-cell office:value-type="float" office:value="35.605157" calcext:value-type="float">
            <text:p>35.605157</text:p>
          </table:table-cell>
        </table:table-row>
        <table:table-row table:style-name="ro1">
          <table:table-cell/>
          <table:table-cell office:value-type="float" office:value="-77.347266" calcext:value-type="float">
            <text:p>-77.347266</text:p>
          </table:table-cell>
          <table:table-cell office:value-type="float" office:value="35.608234" calcext:value-type="float">
            <text:p>35.608234</text:p>
          </table:table-cell>
        </table:table-row>
        <table:table-row table:style-name="ro1">
          <table:table-cell/>
          <table:table-cell office:value-type="float" office:value="-77.34572" calcext:value-type="float">
            <text:p>-77.34572</text:p>
          </table:table-cell>
          <table:table-cell office:value-type="float" office:value="35.596686" calcext:value-type="float">
            <text:p>35.596686</text:p>
          </table:table-cell>
        </table:table-row>
        <table:table-row table:style-name="ro1">
          <table:table-cell/>
          <table:table-cell office:value-type="float" office:value="-77.351893" calcext:value-type="float">
            <text:p>-77.351893</text:p>
          </table:table-cell>
          <table:table-cell office:value-type="float" office:value="35.581739" calcext:value-type="float">
            <text:p>35.581739</text:p>
          </table:table-cell>
        </table:table-row>
        <table:table-row table:style-name="ro1">
          <table:table-cell/>
          <table:table-cell office:value-type="float" office:value="-77.332096" calcext:value-type="float">
            <text:p>-77.332096</text:p>
          </table:table-cell>
          <table:table-cell office:value-type="float" office:value="35.589624" calcext:value-type="float">
            <text:p>35.589624</text:p>
          </table:table-cell>
        </table:table-row>
        <table:table-row table:style-name="ro1">
          <table:table-cell/>
          <table:table-cell office:value-type="float" office:value="-77.364941" calcext:value-type="float">
            <text:p>-77.364941</text:p>
          </table:table-cell>
          <table:table-cell office:value-type="float" office:value="35.602384" calcext:value-type="float">
            <text:p>35.602384</text:p>
          </table:table-cell>
        </table:table-row>
        <table:table-row table:style-name="ro1">
          <table:table-cell/>
          <table:table-cell office:value-type="float" office:value="-77.383374" calcext:value-type="float">
            <text:p>-77.383374</text:p>
          </table:table-cell>
          <table:table-cell office:value-type="float" office:value="35.570559" calcext:value-type="float">
            <text:p>35.570559</text:p>
          </table:table-cell>
        </table:table-row>
        <table:table-row table:style-name="ro1">
          <table:table-cell/>
          <table:table-cell office:value-type="float" office:value="-77.361321" calcext:value-type="float">
            <text:p>-77.361321</text:p>
          </table:table-cell>
          <table:table-cell office:value-type="float" office:value="35.571731" calcext:value-type="float">
            <text:p>35.571731</text:p>
          </table:table-cell>
        </table:table-row>
        <table:table-row table:style-name="ro1">
          <table:table-cell/>
          <table:table-cell office:value-type="float" office:value="-77.416078" calcext:value-type="float">
            <text:p>-77.416078</text:p>
          </table:table-cell>
          <table:table-cell office:value-type="float" office:value="35.6066" calcext:value-type="float">
            <text:p>35.6066</text:p>
          </table:table-cell>
        </table:table-row>
        <table:table-row table:style-name="ro1">
          <table:table-cell/>
          <table:table-cell office:value-type="float" office:value="-77.408458" calcext:value-type="float">
            <text:p>-77.408458</text:p>
          </table:table-cell>
          <table:table-cell office:value-type="float" office:value="35.58029" calcext:value-type="float">
            <text:p>35.58029</text:p>
          </table:table-cell>
        </table:table-row>
        <table:table-row table:style-name="ro1">
          <table:table-cell/>
          <table:table-cell office:value-type="float" office:value="-77.413234" calcext:value-type="float">
            <text:p>-77.413234</text:p>
          </table:table-cell>
          <table:table-cell office:value-type="float" office:value="35.561495" calcext:value-type="float">
            <text:p>35.561495</text:p>
          </table:table-cell>
        </table:table-row>
        <table:table-row table:style-name="ro1">
          <table:table-cell/>
          <table:table-cell office:value-type="float" office:value="-77.39155" calcext:value-type="float">
            <text:p>-77.39155</text:p>
          </table:table-cell>
          <table:table-cell office:value-type="float" office:value="35.613318" calcext:value-type="float">
            <text:p>35.613318</text:p>
          </table:table-cell>
        </table:table-row>
        <table:table-row table:style-name="ro1">
          <table:table-cell/>
          <table:table-cell office:value-type="float" office:value="-77.387738" calcext:value-type="float">
            <text:p>-77.387738</text:p>
          </table:table-cell>
          <table:table-cell office:value-type="float" office:value="35.597416" calcext:value-type="float">
            <text:p>35.597416</text:p>
          </table:table-cell>
        </table:table-row>
        <table:table-row table:style-name="ro1">
          <table:table-cell/>
          <table:table-cell office:value-type="float" office:value="-77.367602" calcext:value-type="float">
            <text:p>-77.367602</text:p>
          </table:table-cell>
          <table:table-cell office:value-type="float" office:value="35.643965" calcext:value-type="float">
            <text:p>35.643965</text:p>
          </table:table-cell>
        </table:table-row>
        <table:table-row table:style-name="ro1">
          <table:table-cell/>
          <table:table-cell office:value-type="float" office:value="-77.251129" calcext:value-type="float">
            <text:p>-77.251129</text:p>
          </table:table-cell>
          <table:table-cell office:value-type="float" office:value="35.628272" calcext:value-type="float">
            <text:p>35.628272</text:p>
          </table:table-cell>
        </table:table-row>
        <table:table-row table:style-name="ro1">
          <table:table-cell/>
          <table:table-cell office:value-type="float" office:value="-77.2865" calcext:value-type="float">
            <text:p>-77.2865</text:p>
          </table:table-cell>
          <table:table-cell office:value-type="float" office:value="35.592157" calcext:value-type="float">
            <text:p>35.592157</text:p>
          </table:table-cell>
        </table:table-row>
        <table:table-row table:style-name="ro1">
          <table:table-cell/>
          <table:table-cell office:value-type="float" office:value="-77.277892" calcext:value-type="float">
            <text:p>-77.277892</text:p>
          </table:table-cell>
          <table:table-cell office:value-type="float" office:value="35.5702" calcext:value-type="float">
            <text:p>35.5702</text:p>
          </table:table-cell>
        </table:table-row>
        <table:table-row table:style-name="ro1">
          <table:table-cell/>
          <table:table-cell office:value-type="float" office:value="-77.320557" calcext:value-type="float">
            <text:p>-77.320557</text:p>
          </table:table-cell>
          <table:table-cell office:value-type="float" office:value="35.55955" calcext:value-type="float">
            <text:p>35.55955</text:p>
          </table:table-cell>
        </table:table-row>
        <table:table-row table:style-name="ro1">
          <table:table-cell/>
          <table:table-cell office:value-type="float" office:value="-77.236637" calcext:value-type="float">
            <text:p>-77.236637</text:p>
          </table:table-cell>
          <table:table-cell office:value-type="float" office:value="35.52934" calcext:value-type="float">
            <text:p>35.52934</text:p>
          </table:table-cell>
        </table:table-row>
        <table:table-row table:style-name="ro1">
          <table:table-cell/>
          <table:table-cell office:value-type="float" office:value="-77.322148" calcext:value-type="float">
            <text:p>-77.322148</text:p>
          </table:table-cell>
          <table:table-cell office:value-type="float" office:value="35.48341" calcext:value-type="float">
            <text:p>35.48341</text:p>
          </table:table-cell>
        </table:table-row>
        <table:table-row table:style-name="ro1">
          <table:table-cell/>
          <table:table-cell office:value-type="float" office:value="-77.421511" calcext:value-type="float">
            <text:p>-77.421511</text:p>
          </table:table-cell>
          <table:table-cell office:value-type="float" office:value="35.53434" calcext:value-type="float">
            <text:p>35.53434</text:p>
          </table:table-cell>
        </table:table-row>
        <table:table-row table:style-name="ro1">
          <table:table-cell/>
          <table:table-cell office:value-type="float" office:value="-77.393655" calcext:value-type="float">
            <text:p>-77.393655</text:p>
          </table:table-cell>
          <table:table-cell office:value-type="float" office:value="35.527769" calcext:value-type="float">
            <text:p>35.527769</text:p>
          </table:table-cell>
        </table:table-row>
        <table:table-row table:style-name="ro1">
          <table:table-cell/>
          <table:table-cell office:value-type="float" office:value="-77.368848" calcext:value-type="float">
            <text:p>-77.368848</text:p>
          </table:table-cell>
          <table:table-cell office:value-type="float" office:value="35.543778" calcext:value-type="float">
            <text:p>35.543778</text:p>
          </table:table-cell>
        </table:table-row>
        <table:table-row table:style-name="ro1">
          <table:table-cell/>
          <table:table-cell office:value-type="float" office:value="-77.427468" calcext:value-type="float">
            <text:p>-77.427468</text:p>
          </table:table-cell>
          <table:table-cell office:value-type="float" office:value="35.467612" calcext:value-type="float">
            <text:p>35.467612</text:p>
          </table:table-cell>
        </table:table-row>
        <table:table-row table:style-name="ro1">
          <table:table-cell/>
          <table:table-cell office:value-type="float" office:value="-77.399127" calcext:value-type="float">
            <text:p>-77.399127</text:p>
          </table:table-cell>
          <table:table-cell office:value-type="float" office:value="35.452622" calcext:value-type="float">
            <text:p>35.452622</text:p>
          </table:table-cell>
        </table:table-row>
        <table:table-row table:style-name="ro1">
          <table:table-cell/>
          <table:table-cell office:value-type="float" office:value="-77.418244" calcext:value-type="float">
            <text:p>-77.418244</text:p>
          </table:table-cell>
          <table:table-cell office:value-type="float" office:value="35.378057" calcext:value-type="float">
            <text:p>35.378057</text:p>
          </table:table-cell>
        </table:table-row>
        <table:table-row table:style-name="ro1">
          <table:table-cell/>
          <table:table-cell office:value-type="float" office:value="-77.465234" calcext:value-type="float">
            <text:p>-77.465234</text:p>
          </table:table-cell>
          <table:table-cell office:value-type="float" office:value="35.557559" calcext:value-type="float">
            <text:p>35.557559</text:p>
          </table:table-cell>
        </table:table-row>
        <table:table-row table:style-name="ro1">
          <table:table-cell/>
          <table:table-cell office:value-type="float" office:value="-77.47495" calcext:value-type="float">
            <text:p>-77.47495</text:p>
          </table:table-cell>
          <table:table-cell office:value-type="float" office:value="35.622019" calcext:value-type="float">
            <text:p>35.622019</text:p>
          </table:table-cell>
        </table:table-row>
        <table:table-row table:style-name="ro1">
          <table:table-cell/>
          <table:table-cell office:value-type="float" office:value="-77.589057" calcext:value-type="float">
            <text:p>-77.589057</text:p>
          </table:table-cell>
          <table:table-cell office:value-type="float" office:value="35.595781" calcext:value-type="float">
            <text:p>35.595781</text:p>
          </table:table-cell>
        </table:table-row>
        <table:table-row table:style-name="ro1">
          <table:table-cell/>
          <table:table-cell office:value-type="float" office:value="-77.585123" calcext:value-type="float">
            <text:p>-77.585123</text:p>
          </table:table-cell>
          <table:table-cell office:value-type="float" office:value="35.673134" calcext:value-type="float">
            <text:p>35.673134</text:p>
          </table:table-cell>
        </table:table-row>
        <table:table-row table:style-name="ro1">
          <table:table-cell/>
          <table:table-cell office:value-type="float" office:value="-77.430145" calcext:value-type="float">
            <text:p>-77.430145</text:p>
          </table:table-cell>
          <table:table-cell office:value-type="float" office:value="35.672543" calcext:value-type="float">
            <text:p>35.672543</text:p>
          </table:table-cell>
        </table:table-row>
        <table:table-row table:style-name="ro1">
          <table:table-cell/>
          <table:table-cell office:value-type="float" office:value="-77.376296" calcext:value-type="float">
            <text:p>-77.376296</text:p>
          </table:table-cell>
          <table:table-cell office:value-type="float" office:value="35.757014" calcext:value-type="float">
            <text:p>35.757014</text:p>
          </table:table-cell>
        </table:table-row>
        <table:table-row table:style-name="ro1">
          <table:table-cell/>
          <table:table-cell office:value-type="float" office:value="-82.040771" calcext:value-type="float">
            <text:p>-82.040771</text:p>
          </table:table-cell>
          <table:table-cell office:value-type="float" office:value="35.244595" calcext:value-type="float">
            <text:p>35.244595</text:p>
          </table:table-cell>
        </table:table-row>
        <table:table-row table:style-name="ro1">
          <table:table-cell/>
          <table:table-cell office:value-type="float" office:value="-82.126404" calcext:value-type="float">
            <text:p>-82.126404</text:p>
          </table:table-cell>
          <table:table-cell office:value-type="float" office:value="35.235359" calcext:value-type="float">
            <text:p>35.235359</text:p>
          </table:table-cell>
        </table:table-row>
        <table:table-row table:style-name="ro1">
          <table:table-cell/>
          <table:table-cell office:value-type="float" office:value="-82.186335" calcext:value-type="float">
            <text:p>-82.186335</text:p>
          </table:table-cell>
          <table:table-cell office:value-type="float" office:value="35.245898" calcext:value-type="float">
            <text:p>35.245898</text:p>
          </table:table-cell>
        </table:table-row>
        <table:table-row table:style-name="ro1">
          <table:table-cell/>
          <table:table-cell office:value-type="float" office:value="-82.185134" calcext:value-type="float">
            <text:p>-82.185134</text:p>
          </table:table-cell>
          <table:table-cell office:value-type="float" office:value="35.331303" calcext:value-type="float">
            <text:p>35.331303</text:p>
          </table:table-cell>
        </table:table-row>
        <table:table-row table:style-name="ro1">
          <table:table-cell/>
          <table:table-cell office:value-type="float" office:value="-82.226483" calcext:value-type="float">
            <text:p>-82.226483</text:p>
          </table:table-cell>
          <table:table-cell office:value-type="float" office:value="35.237109" calcext:value-type="float">
            <text:p>35.237109</text:p>
          </table:table-cell>
        </table:table-row>
        <table:table-row table:style-name="ro1">
          <table:table-cell/>
          <table:table-cell office:value-type="float" office:value="-82.312524" calcext:value-type="float">
            <text:p>-82.312524</text:p>
          </table:table-cell>
          <table:table-cell office:value-type="float" office:value="35.236078" calcext:value-type="float">
            <text:p>35.236078</text:p>
          </table:table-cell>
        </table:table-row>
        <table:table-row table:style-name="ro1">
          <table:table-cell/>
          <table:table-cell office:value-type="float" office:value="-82.247754" calcext:value-type="float">
            <text:p>-82.247754</text:p>
          </table:table-cell>
          <table:table-cell office:value-type="float" office:value="35.209836" calcext:value-type="float">
            <text:p>35.209836</text:p>
          </table:table-cell>
        </table:table-row>
        <table:table-row table:style-name="ro1">
          <table:table-cell/>
          <table:table-cell office:value-type="float" office:value="-79.824582" calcext:value-type="float">
            <text:p>-79.824582</text:p>
          </table:table-cell>
          <table:table-cell office:value-type="float" office:value="35.690945" calcext:value-type="float">
            <text:p>35.690945</text:p>
          </table:table-cell>
        </table:table-row>
        <table:table-row table:style-name="ro1">
          <table:table-cell/>
          <table:table-cell office:value-type="float" office:value="-79.806331" calcext:value-type="float">
            <text:p>-79.806331</text:p>
          </table:table-cell>
          <table:table-cell office:value-type="float" office:value="35.698982" calcext:value-type="float">
            <text:p>35.698982</text:p>
          </table:table-cell>
        </table:table-row>
        <table:table-row table:style-name="ro1">
          <table:table-cell/>
          <table:table-cell office:value-type="float" office:value="-79.806863" calcext:value-type="float">
            <text:p>-79.806863</text:p>
          </table:table-cell>
          <table:table-cell office:value-type="float" office:value="35.664673" calcext:value-type="float">
            <text:p>35.664673</text:p>
          </table:table-cell>
        </table:table-row>
        <table:table-row table:style-name="ro1">
          <table:table-cell/>
          <table:table-cell office:value-type="float" office:value="-79.797196" calcext:value-type="float">
            <text:p>-79.797196</text:p>
          </table:table-cell>
          <table:table-cell office:value-type="float" office:value="35.747283" calcext:value-type="float">
            <text:p>35.747283</text:p>
          </table:table-cell>
        </table:table-row>
        <table:table-row table:style-name="ro1">
          <table:table-cell/>
          <table:table-cell office:value-type="float" office:value="-79.796929" calcext:value-type="float">
            <text:p>-79.796929</text:p>
          </table:table-cell>
          <table:table-cell office:value-type="float" office:value="35.712749" calcext:value-type="float">
            <text:p>35.712749</text:p>
          </table:table-cell>
        </table:table-row>
        <table:table-row table:style-name="ro1">
          <table:table-cell/>
          <table:table-cell office:value-type="float" office:value="-79.814651" calcext:value-type="float">
            <text:p>-79.814651</text:p>
          </table:table-cell>
          <table:table-cell office:value-type="float" office:value="35.739411" calcext:value-type="float">
            <text:p>35.739411</text:p>
          </table:table-cell>
        </table:table-row>
        <table:table-row table:style-name="ro1">
          <table:table-cell/>
          <table:table-cell office:value-type="float" office:value="-79.842411" calcext:value-type="float">
            <text:p>-79.842411</text:p>
          </table:table-cell>
          <table:table-cell office:value-type="float" office:value="35.720102" calcext:value-type="float">
            <text:p>35.720102</text:p>
          </table:table-cell>
        </table:table-row>
        <table:table-row table:style-name="ro1">
          <table:table-cell/>
          <table:table-cell office:value-type="float" office:value="-79.904976" calcext:value-type="float">
            <text:p>-79.904976</text:p>
          </table:table-cell>
          <table:table-cell office:value-type="float" office:value="35.771744" calcext:value-type="float">
            <text:p>35.771744</text:p>
          </table:table-cell>
        </table:table-row>
        <table:table-row table:style-name="ro1">
          <table:table-cell/>
          <table:table-cell office:value-type="float" office:value="-79.995619" calcext:value-type="float">
            <text:p>-79.995619</text:p>
          </table:table-cell>
          <table:table-cell office:value-type="float" office:value="35.778941" calcext:value-type="float">
            <text:p>35.778941</text:p>
          </table:table-cell>
        </table:table-row>
        <table:table-row table:style-name="ro1">
          <table:table-cell/>
          <table:table-cell office:value-type="float" office:value="-79.877651" calcext:value-type="float">
            <text:p>-79.877651</text:p>
          </table:table-cell>
          <table:table-cell office:value-type="float" office:value="35.670114" calcext:value-type="float">
            <text:p>35.670114</text:p>
          </table:table-cell>
        </table:table-row>
        <table:table-row table:style-name="ro1">
          <table:table-cell/>
          <table:table-cell office:value-type="float" office:value="-79.936565" calcext:value-type="float">
            <text:p>-79.936565</text:p>
          </table:table-cell>
          <table:table-cell office:value-type="float" office:value="35.594538" calcext:value-type="float">
            <text:p>35.594538</text:p>
          </table:table-cell>
        </table:table-row>
        <table:table-row table:style-name="ro1">
          <table:table-cell/>
          <table:table-cell office:value-type="float" office:value="-79.731985" calcext:value-type="float">
            <text:p>-79.731985</text:p>
          </table:table-cell>
          <table:table-cell office:value-type="float" office:value="35.689019" calcext:value-type="float">
            <text:p>35.689019</text:p>
          </table:table-cell>
        </table:table-row>
        <table:table-row table:style-name="ro1">
          <table:table-cell/>
          <table:table-cell office:value-type="float" office:value="-79.764099" calcext:value-type="float">
            <text:p>-79.764099</text:p>
          </table:table-cell>
          <table:table-cell office:value-type="float" office:value="35.576302" calcext:value-type="float">
            <text:p>35.576302</text:p>
          </table:table-cell>
        </table:table-row>
        <table:table-row table:style-name="ro1">
          <table:table-cell/>
          <table:table-cell office:value-type="float" office:value="-79.616438" calcext:value-type="float">
            <text:p>-79.616438</text:p>
          </table:table-cell>
          <table:table-cell office:value-type="float" office:value="35.615913" calcext:value-type="float">
            <text:p>35.615913</text:p>
          </table:table-cell>
        </table:table-row>
        <table:table-row table:style-name="ro1">
          <table:table-cell/>
          <table:table-cell office:value-type="float" office:value="-79.62431" calcext:value-type="float">
            <text:p>-79.62431</text:p>
          </table:table-cell>
          <table:table-cell office:value-type="float" office:value="35.756407" calcext:value-type="float">
            <text:p>35.756407</text:p>
          </table:table-cell>
        </table:table-row>
        <table:table-row table:style-name="ro1">
          <table:table-cell/>
          <table:table-cell office:value-type="float" office:value="-79.724545" calcext:value-type="float">
            <text:p>-79.724545</text:p>
          </table:table-cell>
          <table:table-cell office:value-type="float" office:value="35.767647" calcext:value-type="float">
            <text:p>35.767647</text:p>
          </table:table-cell>
        </table:table-row>
        <table:table-row table:style-name="ro1">
          <table:table-cell/>
          <table:table-cell office:value-type="float" office:value="-79.583715" calcext:value-type="float">
            <text:p>-79.583715</text:p>
          </table:table-cell>
          <table:table-cell office:value-type="float" office:value="35.860904" calcext:value-type="float">
            <text:p>35.860904</text:p>
          </table:table-cell>
        </table:table-row>
        <table:table-row table:style-name="ro1">
          <table:table-cell/>
          <table:table-cell office:value-type="float" office:value="-79.922583" calcext:value-type="float">
            <text:p>-79.922583</text:p>
          </table:table-cell>
          <table:table-cell office:value-type="float" office:value="35.847689" calcext:value-type="float">
            <text:p>35.847689</text:p>
          </table:table-cell>
        </table:table-row>
        <table:table-row table:style-name="ro1">
          <table:table-cell/>
          <table:table-cell office:value-type="float" office:value="-79.885048" calcext:value-type="float">
            <text:p>-79.885048</text:p>
          </table:table-cell>
          <table:table-cell office:value-type="float" office:value="35.873427" calcext:value-type="float">
            <text:p>35.873427</text:p>
          </table:table-cell>
        </table:table-row>
        <table:table-row table:style-name="ro1">
          <table:table-cell/>
          <table:table-cell office:value-type="float" office:value="-79.802133" calcext:value-type="float">
            <text:p>-79.802133</text:p>
          </table:table-cell>
          <table:table-cell office:value-type="float" office:value="35.879073" calcext:value-type="float">
            <text:p>35.879073</text:p>
          </table:table-cell>
        </table:table-row>
        <table:table-row table:style-name="ro1">
          <table:table-cell/>
          <table:table-cell office:value-type="float" office:value="-79.723267" calcext:value-type="float">
            <text:p>-79.723267</text:p>
          </table:table-cell>
          <table:table-cell office:value-type="float" office:value="35.870008" calcext:value-type="float">
            <text:p>35.870008</text:p>
          </table:table-cell>
        </table:table-row>
        <table:table-row table:style-name="ro1">
          <table:table-cell/>
          <table:table-cell office:value-type="float" office:value="-79.798309" calcext:value-type="float">
            <text:p>-79.798309</text:p>
          </table:table-cell>
          <table:table-cell office:value-type="float" office:value="35.803612" calcext:value-type="float">
            <text:p>35.803612</text:p>
          </table:table-cell>
        </table:table-row>
        <table:table-row table:style-name="ro1">
          <table:table-cell/>
          <table:table-cell office:value-type="float" office:value="-80.023084" calcext:value-type="float">
            <text:p>-80.023084</text:p>
          </table:table-cell>
          <table:table-cell office:value-type="float" office:value="35.846228" calcext:value-type="float">
            <text:p>35.846228</text:p>
          </table:table-cell>
        </table:table-row>
        <table:table-row table:style-name="ro1">
          <table:table-cell/>
          <table:table-cell office:value-type="float" office:value="-79.965261" calcext:value-type="float">
            <text:p>-79.965261</text:p>
          </table:table-cell>
          <table:table-cell office:value-type="float" office:value="35.909586" calcext:value-type="float">
            <text:p>35.909586</text:p>
          </table:table-cell>
        </table:table-row>
        <table:table-row table:style-name="ro1">
          <table:table-cell/>
          <table:table-cell office:value-type="float" office:value="-79.945794" calcext:value-type="float">
            <text:p>-79.945794</text:p>
          </table:table-cell>
          <table:table-cell office:value-type="float" office:value="35.899951" calcext:value-type="float">
            <text:p>35.899951</text:p>
          </table:table-cell>
        </table:table-row>
        <table:table-row table:style-name="ro1">
          <table:table-cell/>
          <table:table-cell office:value-type="float" office:value="-79.963824" calcext:value-type="float">
            <text:p>-79.963824</text:p>
          </table:table-cell>
          <table:table-cell office:value-type="float" office:value="35.869235" calcext:value-type="float">
            <text:p>35.869235</text:p>
          </table:table-cell>
        </table:table-row>
        <table:table-row table:style-name="ro1">
          <table:table-cell/>
          <table:table-cell office:value-type="float" office:value="-80.025512" calcext:value-type="float">
            <text:p>-80.025512</text:p>
          </table:table-cell>
          <table:table-cell office:value-type="float" office:value="35.896671" calcext:value-type="float">
            <text:p>35.896671</text:p>
          </table:table-cell>
        </table:table-row>
        <table:table-row table:style-name="ro1">
          <table:table-cell/>
          <table:table-cell office:value-type="float" office:value="-79.984192" calcext:value-type="float">
            <text:p>-79.984192</text:p>
          </table:table-cell>
          <table:table-cell office:value-type="float" office:value="35.913449" calcext:value-type="float">
            <text:p>35.913449</text:p>
          </table:table-cell>
        </table:table-row>
        <table:table-row table:style-name="ro1">
          <table:table-cell/>
          <table:table-cell office:value-type="float" office:value="-79.611117" calcext:value-type="float">
            <text:p>-79.611117</text:p>
          </table:table-cell>
          <table:table-cell office:value-type="float" office:value="35.017987" calcext:value-type="float">
            <text:p>35.017987</text:p>
          </table:table-cell>
        </table:table-row>
        <table:table-row table:style-name="ro1">
          <table:table-cell/>
          <table:table-cell office:value-type="float" office:value="-79.766231" calcext:value-type="float">
            <text:p>-79.766231</text:p>
          </table:table-cell>
          <table:table-cell office:value-type="float" office:value="35.08927" calcext:value-type="float">
            <text:p>35.08927</text:p>
          </table:table-cell>
        </table:table-row>
        <table:table-row table:style-name="ro1">
          <table:table-cell/>
          <table:table-cell office:value-type="float" office:value="-79.781879" calcext:value-type="float">
            <text:p>-79.781879</text:p>
          </table:table-cell>
          <table:table-cell office:value-type="float" office:value="34.970379" calcext:value-type="float">
            <text:p>34.970379</text:p>
          </table:table-cell>
        </table:table-row>
        <table:table-row table:style-name="ro1">
          <table:table-cell/>
          <table:table-cell office:value-type="float" office:value="-79.739019" calcext:value-type="float">
            <text:p>-79.739019</text:p>
          </table:table-cell>
          <table:table-cell office:value-type="float" office:value="34.955002" calcext:value-type="float">
            <text:p>34.955002</text:p>
          </table:table-cell>
        </table:table-row>
        <table:table-row table:style-name="ro1">
          <table:table-cell/>
          <table:table-cell office:value-type="float" office:value="-79.764478" calcext:value-type="float">
            <text:p>-79.764478</text:p>
          </table:table-cell>
          <table:table-cell office:value-type="float" office:value="34.942862" calcext:value-type="float">
            <text:p>34.942862</text:p>
          </table:table-cell>
        </table:table-row>
        <table:table-row table:style-name="ro1">
          <table:table-cell/>
          <table:table-cell office:value-type="float" office:value="-79.741066" calcext:value-type="float">
            <text:p>-79.741066</text:p>
          </table:table-cell>
          <table:table-cell office:value-type="float" office:value="34.923155" calcext:value-type="float">
            <text:p>34.923155</text:p>
          </table:table-cell>
        </table:table-row>
        <table:table-row table:style-name="ro1">
          <table:table-cell/>
          <table:table-cell office:value-type="float" office:value="-79.764788" calcext:value-type="float">
            <text:p>-79.764788</text:p>
          </table:table-cell>
          <table:table-cell office:value-type="float" office:value="34.916846" calcext:value-type="float">
            <text:p>34.916846</text:p>
          </table:table-cell>
        </table:table-row>
        <table:table-row table:style-name="ro1">
          <table:table-cell/>
          <table:table-cell office:value-type="float" office:value="-79.797529" calcext:value-type="float">
            <text:p>-79.797529</text:p>
          </table:table-cell>
          <table:table-cell office:value-type="float" office:value="34.894768" calcext:value-type="float">
            <text:p>34.894768</text:p>
          </table:table-cell>
        </table:table-row>
        <table:table-row table:style-name="ro1">
          <table:table-cell/>
          <table:table-cell office:value-type="float" office:value="-79.723366" calcext:value-type="float">
            <text:p>-79.723366</text:p>
          </table:table-cell>
          <table:table-cell office:value-type="float" office:value="34.88662" calcext:value-type="float">
            <text:p>34.88662</text:p>
          </table:table-cell>
        </table:table-row>
        <table:table-row table:style-name="ro1">
          <table:table-cell/>
          <table:table-cell office:value-type="float" office:value="-79.686101" calcext:value-type="float">
            <text:p>-79.686101</text:p>
          </table:table-cell>
          <table:table-cell office:value-type="float" office:value="34.91634" calcext:value-type="float">
            <text:p>34.91634</text:p>
          </table:table-cell>
        </table:table-row>
        <table:table-row table:style-name="ro1">
          <table:table-cell/>
          <table:table-cell office:value-type="float" office:value="-79.672266" calcext:value-type="float">
            <text:p>-79.672266</text:p>
          </table:table-cell>
          <table:table-cell office:value-type="float" office:value="34.869136" calcext:value-type="float">
            <text:p>34.869136</text:p>
          </table:table-cell>
        </table:table-row>
        <table:table-row table:style-name="ro1">
          <table:table-cell/>
          <table:table-cell office:value-type="float" office:value="-78.929739" calcext:value-type="float">
            <text:p>-78.929739</text:p>
          </table:table-cell>
          <table:table-cell office:value-type="float" office:value="34.822333" calcext:value-type="float">
            <text:p>34.822333</text:p>
          </table:table-cell>
        </table:table-row>
        <table:table-row table:style-name="ro1">
          <table:table-cell/>
          <table:table-cell office:value-type="float" office:value="-78.980417" calcext:value-type="float">
            <text:p>-78.980417</text:p>
          </table:table-cell>
          <table:table-cell office:value-type="float" office:value="34.808644" calcext:value-type="float">
            <text:p>34.808644</text:p>
          </table:table-cell>
        </table:table-row>
        <table:table-row table:style-name="ro1">
          <table:table-cell/>
          <table:table-cell office:value-type="float" office:value="-79.030401" calcext:value-type="float">
            <text:p>-79.030401</text:p>
          </table:table-cell>
          <table:table-cell office:value-type="float" office:value="34.886921" calcext:value-type="float">
            <text:p>34.886921</text:p>
          </table:table-cell>
        </table:table-row>
        <table:table-row table:style-name="ro1">
          <table:table-cell/>
          <table:table-cell office:value-type="float" office:value="-79.092048" calcext:value-type="float">
            <text:p>-79.092048</text:p>
          </table:table-cell>
          <table:table-cell office:value-type="float" office:value="34.823663" calcext:value-type="float">
            <text:p>34.823663</text:p>
          </table:table-cell>
        </table:table-row>
        <table:table-row table:style-name="ro1">
          <table:table-cell/>
          <table:table-cell office:value-type="float" office:value="-79.17126" calcext:value-type="float">
            <text:p>-79.17126</text:p>
          </table:table-cell>
          <table:table-cell office:value-type="float" office:value="34.809607" calcext:value-type="float">
            <text:p>34.809607</text:p>
          </table:table-cell>
        </table:table-row>
        <table:table-row table:style-name="ro1">
          <table:table-cell/>
          <table:table-cell office:value-type="float" office:value="-79.275512" calcext:value-type="float">
            <text:p>-79.275512</text:p>
          </table:table-cell>
          <table:table-cell office:value-type="float" office:value="34.766592" calcext:value-type="float">
            <text:p>34.766592</text:p>
          </table:table-cell>
        </table:table-row>
        <table:table-row table:style-name="ro1">
          <table:table-cell/>
          <table:table-cell office:value-type="float" office:value="-79.150084" calcext:value-type="float">
            <text:p>-79.150084</text:p>
          </table:table-cell>
          <table:table-cell office:value-type="float" office:value="34.739453" calcext:value-type="float">
            <text:p>34.739453</text:p>
          </table:table-cell>
        </table:table-row>
        <table:table-row table:style-name="ro1">
          <table:table-cell/>
          <table:table-cell office:value-type="float" office:value="-79.198989" calcext:value-type="float">
            <text:p>-79.198989</text:p>
          </table:table-cell>
          <table:table-cell office:value-type="float" office:value="34.701051" calcext:value-type="float">
            <text:p>34.701051</text:p>
          </table:table-cell>
        </table:table-row>
        <table:table-row table:style-name="ro1">
          <table:table-cell/>
          <table:table-cell office:value-type="float" office:value="-79.199755" calcext:value-type="float">
            <text:p>-79.199755</text:p>
          </table:table-cell>
          <table:table-cell office:value-type="float" office:value="34.685261" calcext:value-type="float">
            <text:p>34.685261</text:p>
          </table:table-cell>
        </table:table-row>
        <table:table-row table:style-name="ro1">
          <table:table-cell/>
          <table:table-cell office:value-type="float" office:value="-79.157098" calcext:value-type="float">
            <text:p>-79.157098</text:p>
          </table:table-cell>
          <table:table-cell office:value-type="float" office:value="34.646381" calcext:value-type="float">
            <text:p>34.646381</text:p>
          </table:table-cell>
        </table:table-row>
        <table:table-row table:style-name="ro1">
          <table:table-cell/>
          <table:table-cell office:value-type="float" office:value="-79.110175" calcext:value-type="float">
            <text:p>-79.110175</text:p>
          </table:table-cell>
          <table:table-cell office:value-type="float" office:value="34.674785" calcext:value-type="float">
            <text:p>34.674785</text:p>
          </table:table-cell>
        </table:table-row>
        <table:table-row table:style-name="ro1">
          <table:table-cell/>
          <table:table-cell office:value-type="float" office:value="-79.033398" calcext:value-type="float">
            <text:p>-79.033398</text:p>
          </table:table-cell>
          <table:table-cell office:value-type="float" office:value="34.7086" calcext:value-type="float">
            <text:p>34.7086</text:p>
          </table:table-cell>
        </table:table-row>
        <table:table-row table:style-name="ro1">
          <table:table-cell/>
          <table:table-cell office:value-type="float" office:value="-79.052657" calcext:value-type="float">
            <text:p>-79.052657</text:p>
          </table:table-cell>
          <table:table-cell office:value-type="float" office:value="34.662071" calcext:value-type="float">
            <text:p>34.662071</text:p>
          </table:table-cell>
        </table:table-row>
        <table:table-row table:style-name="ro1">
          <table:table-cell/>
          <table:table-cell office:value-type="float" office:value="-79.037527" calcext:value-type="float">
            <text:p>-79.037527</text:p>
          </table:table-cell>
          <table:table-cell office:value-type="float" office:value="34.607613" calcext:value-type="float">
            <text:p>34.607613</text:p>
          </table:table-cell>
        </table:table-row>
        <table:table-row table:style-name="ro1">
          <table:table-cell/>
          <table:table-cell office:value-type="float" office:value="-79.024952" calcext:value-type="float">
            <text:p>-79.024952</text:p>
          </table:table-cell>
          <table:table-cell office:value-type="float" office:value="34.600531" calcext:value-type="float">
            <text:p>34.600531</text:p>
          </table:table-cell>
        </table:table-row>
        <table:table-row table:style-name="ro1">
          <table:table-cell/>
          <table:table-cell office:value-type="float" office:value="-79.014558" calcext:value-type="float">
            <text:p>-79.014558</text:p>
          </table:table-cell>
          <table:table-cell office:value-type="float" office:value="34.633654" calcext:value-type="float">
            <text:p>34.633654</text:p>
          </table:table-cell>
        </table:table-row>
        <table:table-row table:style-name="ro1">
          <table:table-cell/>
          <table:table-cell office:value-type="float" office:value="-79.005836" calcext:value-type="float">
            <text:p>-79.005836</text:p>
          </table:table-cell>
          <table:table-cell office:value-type="float" office:value="34.62524" calcext:value-type="float">
            <text:p>34.62524</text:p>
          </table:table-cell>
        </table:table-row>
        <table:table-row table:style-name="ro1">
          <table:table-cell/>
          <table:table-cell office:value-type="float" office:value="-78.985643" calcext:value-type="float">
            <text:p>-78.985643</text:p>
          </table:table-cell>
          <table:table-cell office:value-type="float" office:value="34.609247" calcext:value-type="float">
            <text:p>34.609247</text:p>
          </table:table-cell>
        </table:table-row>
        <table:table-row table:style-name="ro1">
          <table:table-cell/>
          <table:table-cell office:value-type="float" office:value="-78.990686" calcext:value-type="float">
            <text:p>-78.990686</text:p>
          </table:table-cell>
          <table:table-cell office:value-type="float" office:value="34.622673" calcext:value-type="float">
            <text:p>34.622673</text:p>
          </table:table-cell>
        </table:table-row>
        <table:table-row table:style-name="ro1">
          <table:table-cell/>
          <table:table-cell office:value-type="float" office:value="-78.976081" calcext:value-type="float">
            <text:p>-78.976081</text:p>
          </table:table-cell>
          <table:table-cell office:value-type="float" office:value="34.66703" calcext:value-type="float">
            <text:p>34.66703</text:p>
          </table:table-cell>
        </table:table-row>
        <table:table-row table:style-name="ro1">
          <table:table-cell/>
          <table:table-cell office:value-type="float" office:value="-78.984831" calcext:value-type="float">
            <text:p>-78.984831</text:p>
          </table:table-cell>
          <table:table-cell office:value-type="float" office:value="34.634039" calcext:value-type="float">
            <text:p>34.634039</text:p>
          </table:table-cell>
        </table:table-row>
        <table:table-row table:style-name="ro1">
          <table:table-cell/>
          <table:table-cell office:value-type="float" office:value="-78.90294" calcext:value-type="float">
            <text:p>-78.90294</text:p>
          </table:table-cell>
          <table:table-cell office:value-type="float" office:value="34.70129" calcext:value-type="float">
            <text:p>34.70129</text:p>
          </table:table-cell>
        </table:table-row>
        <table:table-row table:style-name="ro1">
          <table:table-cell/>
          <table:table-cell office:value-type="float" office:value="-78.918793" calcext:value-type="float">
            <text:p>-78.918793</text:p>
          </table:table-cell>
          <table:table-cell office:value-type="float" office:value="34.598488" calcext:value-type="float">
            <text:p>34.598488</text:p>
          </table:table-cell>
        </table:table-row>
        <table:table-row table:style-name="ro1">
          <table:table-cell/>
          <table:table-cell office:value-type="float" office:value="-78.987122" calcext:value-type="float">
            <text:p>-78.987122</text:p>
          </table:table-cell>
          <table:table-cell office:value-type="float" office:value="34.541189" calcext:value-type="float">
            <text:p>34.541189</text:p>
          </table:table-cell>
        </table:table-row>
        <table:table-row table:style-name="ro1">
          <table:table-cell/>
          <table:table-cell office:value-type="float" office:value="-79.04711" calcext:value-type="float">
            <text:p>-79.04711</text:p>
          </table:table-cell>
          <table:table-cell office:value-type="float" office:value="34.475784" calcext:value-type="float">
            <text:p>34.475784</text:p>
          </table:table-cell>
        </table:table-row>
        <table:table-row table:style-name="ro1">
          <table:table-cell/>
          <table:table-cell office:value-type="float" office:value="-79.121732" calcext:value-type="float">
            <text:p>-79.121732</text:p>
          </table:table-cell>
          <table:table-cell office:value-type="float" office:value="34.490329" calcext:value-type="float">
            <text:p>34.490329</text:p>
          </table:table-cell>
        </table:table-row>
        <table:table-row table:style-name="ro1">
          <table:table-cell/>
          <table:table-cell office:value-type="float" office:value="-79.23872" calcext:value-type="float">
            <text:p>-79.23872</text:p>
          </table:table-cell>
          <table:table-cell office:value-type="float" office:value="34.640966" calcext:value-type="float">
            <text:p>34.640966</text:p>
          </table:table-cell>
        </table:table-row>
        <table:table-row table:style-name="ro1">
          <table:table-cell/>
          <table:table-cell office:value-type="float" office:value="-79.142554" calcext:value-type="float">
            <text:p>-79.142554</text:p>
          </table:table-cell>
          <table:table-cell office:value-type="float" office:value="34.569163" calcext:value-type="float">
            <text:p>34.569163</text:p>
          </table:table-cell>
        </table:table-row>
        <table:table-row table:style-name="ro1">
          <table:table-cell/>
          <table:table-cell office:value-type="float" office:value="-79.234388" calcext:value-type="float">
            <text:p>-79.234388</text:p>
          </table:table-cell>
          <table:table-cell office:value-type="float" office:value="34.482756" calcext:value-type="float">
            <text:p>34.482756</text:p>
          </table:table-cell>
        </table:table-row>
        <table:table-row table:style-name="ro1">
          <table:table-cell/>
          <table:table-cell office:value-type="float" office:value="-79.338817" calcext:value-type="float">
            <text:p>-79.338817</text:p>
          </table:table-cell>
          <table:table-cell office:value-type="float" office:value="34.729751" calcext:value-type="float">
            <text:p>34.729751</text:p>
          </table:table-cell>
        </table:table-row>
        <table:table-row table:style-name="ro1">
          <table:table-cell/>
          <table:table-cell office:value-type="float" office:value="-79.347697" calcext:value-type="float">
            <text:p>-79.347697</text:p>
          </table:table-cell>
          <table:table-cell office:value-type="float" office:value="34.654081" calcext:value-type="float">
            <text:p>34.654081</text:p>
          </table:table-cell>
        </table:table-row>
        <table:table-row table:style-name="ro1">
          <table:table-cell/>
          <table:table-cell office:value-type="float" office:value="-79.626706" calcext:value-type="float">
            <text:p>-79.626706</text:p>
          </table:table-cell>
          <table:table-cell office:value-type="float" office:value="36.458467" calcext:value-type="float">
            <text:p>36.458467</text:p>
          </table:table-cell>
        </table:table-row>
        <table:table-row table:style-name="ro1">
          <table:table-cell/>
          <table:table-cell office:value-type="float" office:value="-79.579058" calcext:value-type="float">
            <text:p>-79.579058</text:p>
          </table:table-cell>
          <table:table-cell office:value-type="float" office:value="36.422318" calcext:value-type="float">
            <text:p>36.422318</text:p>
          </table:table-cell>
        </table:table-row>
        <table:table-row table:style-name="ro1">
          <table:table-cell/>
          <table:table-cell office:value-type="float" office:value="-79.694516" calcext:value-type="float">
            <text:p>-79.694516</text:p>
          </table:table-cell>
          <table:table-cell office:value-type="float" office:value="36.514219" calcext:value-type="float">
            <text:p>36.514219</text:p>
          </table:table-cell>
        </table:table-row>
        <table:table-row table:style-name="ro1">
          <table:table-cell/>
          <table:table-cell office:value-type="float" office:value="-79.742492" calcext:value-type="float">
            <text:p>-79.742492</text:p>
          </table:table-cell>
          <table:table-cell office:value-type="float" office:value="36.498159" calcext:value-type="float">
            <text:p>36.498159</text:p>
          </table:table-cell>
        </table:table-row>
        <table:table-row table:style-name="ro1">
          <table:table-cell/>
          <table:table-cell office:value-type="float" office:value="-79.760114" calcext:value-type="float">
            <text:p>-79.760114</text:p>
          </table:table-cell>
          <table:table-cell office:value-type="float" office:value="36.517942" calcext:value-type="float">
            <text:p>36.517942</text:p>
          </table:table-cell>
        </table:table-row>
        <table:table-row table:style-name="ro1">
          <table:table-cell/>
          <table:table-cell office:value-type="float" office:value="-79.793115" calcext:value-type="float">
            <text:p>-79.793115</text:p>
          </table:table-cell>
          <table:table-cell office:value-type="float" office:value="36.507948" calcext:value-type="float">
            <text:p>36.507948</text:p>
          </table:table-cell>
        </table:table-row>
        <table:table-row table:style-name="ro1">
          <table:table-cell/>
          <table:table-cell office:value-type="float" office:value="-79.78497" calcext:value-type="float">
            <text:p>-79.78497</text:p>
          </table:table-cell>
          <table:table-cell office:value-type="float" office:value="36.484453" calcext:value-type="float">
            <text:p>36.484453</text:p>
          </table:table-cell>
        </table:table-row>
        <table:table-row table:style-name="ro1">
          <table:table-cell/>
          <table:table-cell office:value-type="float" office:value="-79.886788" calcext:value-type="float">
            <text:p>-79.886788</text:p>
          </table:table-cell>
          <table:table-cell office:value-type="float" office:value="36.495181" calcext:value-type="float">
            <text:p>36.495181</text:p>
          </table:table-cell>
        </table:table-row>
        <table:table-row table:style-name="ro1">
          <table:table-cell/>
          <table:table-cell office:value-type="float" office:value="-79.874559" calcext:value-type="float">
            <text:p>-79.874559</text:p>
          </table:table-cell>
          <table:table-cell office:value-type="float" office:value="36.446601" calcext:value-type="float">
            <text:p>36.446601</text:p>
          </table:table-cell>
        </table:table-row>
        <table:table-row table:style-name="ro1">
          <table:table-cell/>
          <table:table-cell office:value-type="float" office:value="-79.994431" calcext:value-type="float">
            <text:p>-79.994431</text:p>
          </table:table-cell>
          <table:table-cell office:value-type="float" office:value="36.427316" calcext:value-type="float">
            <text:p>36.427316</text:p>
          </table:table-cell>
        </table:table-row>
        <table:table-row table:style-name="ro1">
          <table:table-cell/>
          <table:table-cell office:value-type="float" office:value="-79.969862" calcext:value-type="float">
            <text:p>-79.969862</text:p>
          </table:table-cell>
          <table:table-cell office:value-type="float" office:value="36.388568" calcext:value-type="float">
            <text:p>36.388568</text:p>
          </table:table-cell>
        </table:table-row>
        <table:table-row table:style-name="ro1">
          <table:table-cell/>
          <table:table-cell office:value-type="float" office:value="-79.965644" calcext:value-type="float">
            <text:p>-79.965644</text:p>
          </table:table-cell>
          <table:table-cell office:value-type="float" office:value="36.411251" calcext:value-type="float">
            <text:p>36.411251</text:p>
          </table:table-cell>
        </table:table-row>
        <table:table-row table:style-name="ro1">
          <table:table-cell/>
          <table:table-cell office:value-type="float" office:value="-79.974068" calcext:value-type="float">
            <text:p>-79.974068</text:p>
          </table:table-cell>
          <table:table-cell office:value-type="float" office:value="36.308064" calcext:value-type="float">
            <text:p>36.308064</text:p>
          </table:table-cell>
        </table:table-row>
        <table:table-row table:style-name="ro1">
          <table:table-cell/>
          <table:table-cell office:value-type="float" office:value="-79.886723" calcext:value-type="float">
            <text:p>-79.886723</text:p>
          </table:table-cell>
          <table:table-cell office:value-type="float" office:value="36.318489" calcext:value-type="float">
            <text:p>36.318489</text:p>
          </table:table-cell>
        </table:table-row>
        <table:table-row table:style-name="ro1">
          <table:table-cell/>
          <table:table-cell office:value-type="float" office:value="-79.731114" calcext:value-type="float">
            <text:p>-79.731114</text:p>
          </table:table-cell>
          <table:table-cell office:value-type="float" office:value="36.430144" calcext:value-type="float">
            <text:p>36.430144</text:p>
          </table:table-cell>
        </table:table-row>
        <table:table-row table:style-name="ro1">
          <table:table-cell/>
          <table:table-cell office:value-type="float" office:value="-79.671062" calcext:value-type="float">
            <text:p>-79.671062</text:p>
          </table:table-cell>
          <table:table-cell office:value-type="float" office:value="36.365781" calcext:value-type="float">
            <text:p>36.365781</text:p>
          </table:table-cell>
        </table:table-row>
        <table:table-row table:style-name="ro1">
          <table:table-cell/>
          <table:table-cell office:value-type="float" office:value="-79.598266" calcext:value-type="float">
            <text:p>-79.598266</text:p>
          </table:table-cell>
          <table:table-cell office:value-type="float" office:value="36.30769" calcext:value-type="float">
            <text:p>36.30769</text:p>
          </table:table-cell>
        </table:table-row>
        <table:table-row table:style-name="ro1">
          <table:table-cell/>
          <table:table-cell office:value-type="float" office:value="-79.655323" calcext:value-type="float">
            <text:p>-79.655323</text:p>
          </table:table-cell>
          <table:table-cell office:value-type="float" office:value="36.337529" calcext:value-type="float">
            <text:p>36.337529</text:p>
          </table:table-cell>
        </table:table-row>
        <table:table-row table:style-name="ro1">
          <table:table-cell/>
          <table:table-cell office:value-type="float" office:value="-79.680858" calcext:value-type="float">
            <text:p>-79.680858</text:p>
          </table:table-cell>
          <table:table-cell office:value-type="float" office:value="36.335486" calcext:value-type="float">
            <text:p>36.335486</text:p>
          </table:table-cell>
        </table:table-row>
        <table:table-row table:style-name="ro1">
          <table:table-cell/>
          <table:table-cell office:value-type="float" office:value="-79.748333" calcext:value-type="float">
            <text:p>-79.748333</text:p>
          </table:table-cell>
          <table:table-cell office:value-type="float" office:value="36.35344" calcext:value-type="float">
            <text:p>36.35344</text:p>
          </table:table-cell>
        </table:table-row>
        <table:table-row table:style-name="ro1">
          <table:table-cell/>
          <table:table-cell office:value-type="float" office:value="-79.75745" calcext:value-type="float">
            <text:p>-79.75745</text:p>
          </table:table-cell>
          <table:table-cell office:value-type="float" office:value="36.274517" calcext:value-type="float">
            <text:p>36.274517</text:p>
          </table:table-cell>
        </table:table-row>
        <table:table-row table:style-name="ro1">
          <table:table-cell/>
          <table:table-cell office:value-type="float" office:value="-80.451011" calcext:value-type="float">
            <text:p>-80.451011</text:p>
          </table:table-cell>
          <table:table-cell office:value-type="float" office:value="35.656151" calcext:value-type="float">
            <text:p>35.656151</text:p>
          </table:table-cell>
        </table:table-row>
        <table:table-row table:style-name="ro1">
          <table:table-cell/>
          <table:table-cell office:value-type="float" office:value="-80.471074" calcext:value-type="float">
            <text:p>-80.471074</text:p>
          </table:table-cell>
          <table:table-cell office:value-type="float" office:value="35.644699" calcext:value-type="float">
            <text:p>35.644699</text:p>
          </table:table-cell>
        </table:table-row>
        <table:table-row table:style-name="ro1">
          <table:table-cell/>
          <table:table-cell office:value-type="float" office:value="-80.488018" calcext:value-type="float">
            <text:p>-80.488018</text:p>
          </table:table-cell>
          <table:table-cell office:value-type="float" office:value="35.662242" calcext:value-type="float">
            <text:p>35.662242</text:p>
          </table:table-cell>
        </table:table-row>
        <table:table-row table:style-name="ro1">
          <table:table-cell/>
          <table:table-cell office:value-type="float" office:value="-80.485048" calcext:value-type="float">
            <text:p>-80.485048</text:p>
          </table:table-cell>
          <table:table-cell office:value-type="float" office:value="35.673637" calcext:value-type="float">
            <text:p>35.673637</text:p>
          </table:table-cell>
        </table:table-row>
        <table:table-row table:style-name="ro1">
          <table:table-cell/>
          <table:table-cell office:value-type="float" office:value="-80.475152" calcext:value-type="float">
            <text:p>-80.475152</text:p>
          </table:table-cell>
          <table:table-cell office:value-type="float" office:value="35.686255" calcext:value-type="float">
            <text:p>35.686255</text:p>
          </table:table-cell>
        </table:table-row>
        <table:table-row table:style-name="ro1">
          <table:table-cell/>
          <table:table-cell office:value-type="float" office:value="-80.43219" calcext:value-type="float">
            <text:p>-80.43219</text:p>
          </table:table-cell>
          <table:table-cell office:value-type="float" office:value="35.695153" calcext:value-type="float">
            <text:p>35.695153</text:p>
          </table:table-cell>
        </table:table-row>
        <table:table-row table:style-name="ro1">
          <table:table-cell/>
          <table:table-cell office:value-type="float" office:value="-80.432277" calcext:value-type="float">
            <text:p>-80.432277</text:p>
          </table:table-cell>
          <table:table-cell office:value-type="float" office:value="35.677397" calcext:value-type="float">
            <text:p>35.677397</text:p>
          </table:table-cell>
        </table:table-row>
        <table:table-row table:style-name="ro1">
          <table:table-cell/>
          <table:table-cell office:value-type="float" office:value="-80.342526" calcext:value-type="float">
            <text:p>-80.342526</text:p>
          </table:table-cell>
          <table:table-cell office:value-type="float" office:value="35.662401" calcext:value-type="float">
            <text:p>35.662401</text:p>
          </table:table-cell>
        </table:table-row>
        <table:table-row table:style-name="ro1">
          <table:table-cell/>
          <table:table-cell office:value-type="float" office:value="-80.38699" calcext:value-type="float">
            <text:p>-80.38699</text:p>
          </table:table-cell>
          <table:table-cell office:value-type="float" office:value="35.602257" calcext:value-type="float">
            <text:p>35.602257</text:p>
          </table:table-cell>
        </table:table-row>
        <table:table-row table:style-name="ro1">
          <table:table-cell/>
          <table:table-cell office:value-type="float" office:value="-80.299366" calcext:value-type="float">
            <text:p>-80.299366</text:p>
          </table:table-cell>
          <table:table-cell office:value-type="float" office:value="35.558764" calcext:value-type="float">
            <text:p>35.558764</text:p>
          </table:table-cell>
        </table:table-row>
        <table:table-row table:style-name="ro1">
          <table:table-cell/>
          <table:table-cell office:value-type="float" office:value="-80.412361" calcext:value-type="float">
            <text:p>-80.412361</text:p>
          </table:table-cell>
          <table:table-cell office:value-type="float" office:value="35.544105" calcext:value-type="float">
            <text:p>35.544105</text:p>
          </table:table-cell>
        </table:table-row>
        <table:table-row table:style-name="ro1">
          <table:table-cell/>
          <table:table-cell office:value-type="float" office:value="-80.444814" calcext:value-type="float">
            <text:p>-80.444814</text:p>
          </table:table-cell>
          <table:table-cell office:value-type="float" office:value="35.600752" calcext:value-type="float">
            <text:p>35.600752</text:p>
          </table:table-cell>
        </table:table-row>
        <table:table-row table:style-name="ro1">
          <table:table-cell/>
          <table:table-cell office:value-type="float" office:value="-80.486444" calcext:value-type="float">
            <text:p>-80.486444</text:p>
          </table:table-cell>
          <table:table-cell office:value-type="float" office:value="35.5582" calcext:value-type="float">
            <text:p>35.5582</text:p>
          </table:table-cell>
        </table:table-row>
        <table:table-row table:style-name="ro1">
          <table:table-cell/>
          <table:table-cell office:value-type="float" office:value="-80.51654" calcext:value-type="float">
            <text:p>-80.51654</text:p>
          </table:table-cell>
          <table:table-cell office:value-type="float" office:value="35.591259" calcext:value-type="float">
            <text:p>35.591259</text:p>
          </table:table-cell>
        </table:table-row>
        <table:table-row table:style-name="ro1">
          <table:table-cell/>
          <table:table-cell office:value-type="float" office:value="-80.558132" calcext:value-type="float">
            <text:p>-80.558132</text:p>
          </table:table-cell>
          <table:table-cell office:value-type="float" office:value="35.62566" calcext:value-type="float">
            <text:p>35.62566</text:p>
          </table:table-cell>
        </table:table-row>
        <table:table-row table:style-name="ro1">
          <table:table-cell/>
          <table:table-cell office:value-type="float" office:value="-80.545713" calcext:value-type="float">
            <text:p>-80.545713</text:p>
          </table:table-cell>
          <table:table-cell office:value-type="float" office:value="35.678486" calcext:value-type="float">
            <text:p>35.678486</text:p>
          </table:table-cell>
        </table:table-row>
        <table:table-row table:style-name="ro1">
          <table:table-cell/>
          <table:table-cell office:value-type="float" office:value="-80.525504" calcext:value-type="float">
            <text:p>-80.525504</text:p>
          </table:table-cell>
          <table:table-cell office:value-type="float" office:value="35.649964" calcext:value-type="float">
            <text:p>35.649964</text:p>
          </table:table-cell>
        </table:table-row>
        <table:table-row table:style-name="ro1">
          <table:table-cell/>
          <table:table-cell office:value-type="float" office:value="-80.538793" calcext:value-type="float">
            <text:p>-80.538793</text:p>
          </table:table-cell>
          <table:table-cell office:value-type="float" office:value="35.725153" calcext:value-type="float">
            <text:p>35.725153</text:p>
          </table:table-cell>
        </table:table-row>
        <table:table-row table:style-name="ro1">
          <table:table-cell/>
          <table:table-cell office:value-type="float" office:value="-80.47226" calcext:value-type="float">
            <text:p>-80.47226</text:p>
          </table:table-cell>
          <table:table-cell office:value-type="float" office:value="35.720834" calcext:value-type="float">
            <text:p>35.720834</text:p>
          </table:table-cell>
        </table:table-row>
        <table:table-row table:style-name="ro1">
          <table:table-cell/>
          <table:table-cell office:value-type="float" office:value="-80.51344" calcext:value-type="float">
            <text:p>-80.51344</text:p>
          </table:table-cell>
          <table:table-cell office:value-type="float" office:value="35.696607" calcext:value-type="float">
            <text:p>35.696607</text:p>
          </table:table-cell>
        </table:table-row>
        <table:table-row table:style-name="ro1">
          <table:table-cell/>
          <table:table-cell office:value-type="float" office:value="-80.588285" calcext:value-type="float">
            <text:p>-80.588285</text:p>
          </table:table-cell>
          <table:table-cell office:value-type="float" office:value="35.516447" calcext:value-type="float">
            <text:p>35.516447</text:p>
          </table:table-cell>
        </table:table-row>
        <table:table-row table:style-name="ro1">
          <table:table-cell/>
          <table:table-cell office:value-type="float" office:value="-80.626486" calcext:value-type="float">
            <text:p>-80.626486</text:p>
          </table:table-cell>
          <table:table-cell office:value-type="float" office:value="35.514671" calcext:value-type="float">
            <text:p>35.514671</text:p>
          </table:table-cell>
        </table:table-row>
        <table:table-row table:style-name="ro1">
          <table:table-cell/>
          <table:table-cell office:value-type="float" office:value="-80.66433" calcext:value-type="float">
            <text:p>-80.66433</text:p>
          </table:table-cell>
          <table:table-cell office:value-type="float" office:value="35.521207" calcext:value-type="float">
            <text:p>35.521207</text:p>
          </table:table-cell>
        </table:table-row>
        <table:table-row table:style-name="ro1">
          <table:table-cell/>
          <table:table-cell office:value-type="float" office:value="-80.617899" calcext:value-type="float">
            <text:p>-80.617899</text:p>
          </table:table-cell>
          <table:table-cell office:value-type="float" office:value="35.546089" calcext:value-type="float">
            <text:p>35.546089</text:p>
          </table:table-cell>
        </table:table-row>
        <table:table-row table:style-name="ro1">
          <table:table-cell/>
          <table:table-cell office:value-type="float" office:value="-80.579018" calcext:value-type="float">
            <text:p>-80.579018</text:p>
          </table:table-cell>
          <table:table-cell office:value-type="float" office:value="35.573973" calcext:value-type="float">
            <text:p>35.573973</text:p>
          </table:table-cell>
        </table:table-row>
        <table:table-row table:style-name="ro1">
          <table:table-cell/>
          <table:table-cell office:value-type="float" office:value="-80.705825" calcext:value-type="float">
            <text:p>-80.705825</text:p>
          </table:table-cell>
          <table:table-cell office:value-type="float" office:value="35.53524" calcext:value-type="float">
            <text:p>35.53524</text:p>
          </table:table-cell>
        </table:table-row>
        <table:table-row table:style-name="ro1">
          <table:table-cell/>
          <table:table-cell office:value-type="float" office:value="-80.65268" calcext:value-type="float">
            <text:p>-80.65268</text:p>
          </table:table-cell>
          <table:table-cell office:value-type="float" office:value="35.608576" calcext:value-type="float">
            <text:p>35.608576</text:p>
          </table:table-cell>
        </table:table-row>
        <table:table-row table:style-name="ro1">
          <table:table-cell/>
          <table:table-cell office:value-type="float" office:value="-80.671001" calcext:value-type="float">
            <text:p>-80.671001</text:p>
          </table:table-cell>
          <table:table-cell office:value-type="float" office:value="35.679753" calcext:value-type="float">
            <text:p>35.679753</text:p>
          </table:table-cell>
        </table:table-row>
        <table:table-row table:style-name="ro1">
          <table:table-cell/>
          <table:table-cell office:value-type="float" office:value="-80.635084" calcext:value-type="float">
            <text:p>-80.635084</text:p>
          </table:table-cell>
          <table:table-cell office:value-type="float" office:value="35.771878" calcext:value-type="float">
            <text:p>35.771878</text:p>
          </table:table-cell>
        </table:table-row>
        <table:table-row table:style-name="ro1">
          <table:table-cell/>
          <table:table-cell office:value-type="float" office:value="-80.464537" calcext:value-type="float">
            <text:p>-80.464537</text:p>
          </table:table-cell>
          <table:table-cell office:value-type="float" office:value="35.672738" calcext:value-type="float">
            <text:p>35.672738</text:p>
          </table:table-cell>
        </table:table-row>
        <table:table-row table:style-name="ro1">
          <table:table-cell/>
          <table:table-cell office:value-type="float" office:value="-81.834837" calcext:value-type="float">
            <text:p>-81.834837</text:p>
          </table:table-cell>
          <table:table-cell office:value-type="float" office:value="35.451926" calcext:value-type="float">
            <text:p>35.451926</text:p>
          </table:table-cell>
        </table:table-row>
        <table:table-row table:style-name="ro1">
          <table:table-cell/>
          <table:table-cell office:value-type="float" office:value="-82.029108" calcext:value-type="float">
            <text:p>-82.029108</text:p>
          </table:table-cell>
          <table:table-cell office:value-type="float" office:value="35.441954" calcext:value-type="float">
            <text:p>35.441954</text:p>
          </table:table-cell>
        </table:table-row>
        <table:table-row table:style-name="ro1">
          <table:table-cell/>
          <table:table-cell office:value-type="float" office:value="-82.176772" calcext:value-type="float">
            <text:p>-82.176772</text:p>
          </table:table-cell>
          <table:table-cell office:value-type="float" office:value="35.444496" calcext:value-type="float">
            <text:p>35.444496</text:p>
          </table:table-cell>
        </table:table-row>
        <table:table-row table:style-name="ro1">
          <table:table-cell/>
          <table:table-cell office:value-type="float" office:value="-81.954862" calcext:value-type="float">
            <text:p>-81.954862</text:p>
          </table:table-cell>
          <table:table-cell office:value-type="float" office:value="35.312296" calcext:value-type="float">
            <text:p>35.312296</text:p>
          </table:table-cell>
        </table:table-row>
        <table:table-row table:style-name="ro1">
          <table:table-cell/>
          <table:table-cell office:value-type="float" office:value="-81.960938" calcext:value-type="float">
            <text:p>-81.960938</text:p>
          </table:table-cell>
          <table:table-cell office:value-type="float" office:value="35.369325" calcext:value-type="float">
            <text:p>35.369325</text:p>
          </table:table-cell>
        </table:table-row>
        <table:table-row table:style-name="ro1">
          <table:table-cell/>
          <table:table-cell office:value-type="float" office:value="-81.925294" calcext:value-type="float">
            <text:p>-81.925294</text:p>
          </table:table-cell>
          <table:table-cell office:value-type="float" office:value="35.362475" calcext:value-type="float">
            <text:p>35.362475</text:p>
          </table:table-cell>
        </table:table-row>
        <table:table-row table:style-name="ro1">
          <table:table-cell/>
          <table:table-cell office:value-type="float" office:value="-81.867183" calcext:value-type="float">
            <text:p>-81.867183</text:p>
          </table:table-cell>
          <table:table-cell office:value-type="float" office:value="35.354411" calcext:value-type="float">
            <text:p>35.354411</text:p>
          </table:table-cell>
        </table:table-row>
        <table:table-row table:style-name="ro1">
          <table:table-cell/>
          <table:table-cell office:value-type="float" office:value="-81.869333" calcext:value-type="float">
            <text:p>-81.869333</text:p>
          </table:table-cell>
          <table:table-cell office:value-type="float" office:value="35.32868" calcext:value-type="float">
            <text:p>35.32868</text:p>
          </table:table-cell>
        </table:table-row>
        <table:table-row table:style-name="ro1">
          <table:table-cell/>
          <table:table-cell office:value-type="float" office:value="-81.864809" calcext:value-type="float">
            <text:p>-81.864809</text:p>
          </table:table-cell>
          <table:table-cell office:value-type="float" office:value="35.302275" calcext:value-type="float">
            <text:p>35.302275</text:p>
          </table:table-cell>
        </table:table-row>
        <table:table-row table:style-name="ro1">
          <table:table-cell/>
          <table:table-cell office:value-type="float" office:value="-81.772749" calcext:value-type="float">
            <text:p>-81.772749</text:p>
          </table:table-cell>
          <table:table-cell office:value-type="float" office:value="35.342703" calcext:value-type="float">
            <text:p>35.342703</text:p>
          </table:table-cell>
        </table:table-row>
        <table:table-row table:style-name="ro1">
          <table:table-cell/>
          <table:table-cell office:value-type="float" office:value="-81.785968" calcext:value-type="float">
            <text:p>-81.785968</text:p>
          </table:table-cell>
          <table:table-cell office:value-type="float" office:value="35.272429" calcext:value-type="float">
            <text:p>35.272429</text:p>
          </table:table-cell>
        </table:table-row>
        <table:table-row table:style-name="ro1">
          <table:table-cell/>
          <table:table-cell office:value-type="float" office:value="-81.822288" calcext:value-type="float">
            <text:p>-81.822288</text:p>
          </table:table-cell>
          <table:table-cell office:value-type="float" office:value="35.225768" calcext:value-type="float">
            <text:p>35.225768</text:p>
          </table:table-cell>
        </table:table-row>
        <table:table-row table:style-name="ro1">
          <table:table-cell/>
          <table:table-cell office:value-type="float" office:value="-81.909976" calcext:value-type="float">
            <text:p>-81.909976</text:p>
          </table:table-cell>
          <table:table-cell office:value-type="float" office:value="35.257441" calcext:value-type="float">
            <text:p>35.257441</text:p>
          </table:table-cell>
        </table:table-row>
        <table:table-row table:style-name="ro1">
          <table:table-cell/>
          <table:table-cell office:value-type="float" office:value="-78.253193" calcext:value-type="float">
            <text:p>-78.253193</text:p>
          </table:table-cell>
          <table:table-cell office:value-type="float" office:value="35.086867" calcext:value-type="float">
            <text:p>35.086867</text:p>
          </table:table-cell>
        </table:table-row>
        <table:table-row table:style-name="ro1">
          <table:table-cell/>
          <table:table-cell office:value-type="float" office:value="-78.392097" calcext:value-type="float">
            <text:p>-78.392097</text:p>
          </table:table-cell>
          <table:table-cell office:value-type="float" office:value="35.190078" calcext:value-type="float">
            <text:p>35.190078</text:p>
          </table:table-cell>
        </table:table-row>
        <table:table-row table:style-name="ro1">
          <table:table-cell/>
          <table:table-cell office:value-type="float" office:value="-78.559474" calcext:value-type="float">
            <text:p>-78.559474</text:p>
          </table:table-cell>
          <table:table-cell office:value-type="float" office:value="35.231034" calcext:value-type="float">
            <text:p>35.231034</text:p>
          </table:table-cell>
        </table:table-row>
        <table:table-row table:style-name="ro1">
          <table:table-cell/>
          <table:table-cell office:value-type="float" office:value="-78.576102" calcext:value-type="float">
            <text:p>-78.576102</text:p>
          </table:table-cell>
          <table:table-cell office:value-type="float" office:value="35.116354" calcext:value-type="float">
            <text:p>35.116354</text:p>
          </table:table-cell>
        </table:table-row>
        <table:table-row table:style-name="ro1">
          <table:table-cell/>
          <table:table-cell office:value-type="float" office:value="-78.550724" calcext:value-type="float">
            <text:p>-78.550724</text:p>
          </table:table-cell>
          <table:table-cell office:value-type="float" office:value="34.971024" calcext:value-type="float">
            <text:p>34.971024</text:p>
          </table:table-cell>
        </table:table-row>
        <table:table-row table:style-name="ro1">
          <table:table-cell/>
          <table:table-cell office:value-type="float" office:value="-78.456201" calcext:value-type="float">
            <text:p>-78.456201</text:p>
          </table:table-cell>
          <table:table-cell office:value-type="float" office:value="35.020674" calcext:value-type="float">
            <text:p>35.020674</text:p>
          </table:table-cell>
        </table:table-row>
        <table:table-row table:style-name="ro1">
          <table:table-cell/>
          <table:table-cell office:value-type="float" office:value="-78.341665" calcext:value-type="float">
            <text:p>-78.341665</text:p>
          </table:table-cell>
          <table:table-cell office:value-type="float" office:value="35.014058" calcext:value-type="float">
            <text:p>35.014058</text:p>
          </table:table-cell>
        </table:table-row>
        <table:table-row table:style-name="ro1">
          <table:table-cell/>
          <table:table-cell office:value-type="float" office:value="-78.300166" calcext:value-type="float">
            <text:p>-78.300166</text:p>
          </table:table-cell>
          <table:table-cell office:value-type="float" office:value="35.017461" calcext:value-type="float">
            <text:p>35.017461</text:p>
          </table:table-cell>
        </table:table-row>
        <table:table-row table:style-name="ro1">
          <table:table-cell/>
          <table:table-cell office:value-type="float" office:value="-78.312191" calcext:value-type="float">
            <text:p>-78.312191</text:p>
          </table:table-cell>
          <table:table-cell office:value-type="float" office:value="34.960427" calcext:value-type="float">
            <text:p>34.960427</text:p>
          </table:table-cell>
        </table:table-row>
        <table:table-row table:style-name="ro1">
          <table:table-cell/>
          <table:table-cell office:value-type="float" office:value="-78.410719" calcext:value-type="float">
            <text:p>-78.410719</text:p>
          </table:table-cell>
          <table:table-cell office:value-type="float" office:value="34.834874" calcext:value-type="float">
            <text:p>34.834874</text:p>
          </table:table-cell>
        </table:table-row>
        <table:table-row table:style-name="ro1">
          <table:table-cell/>
          <table:table-cell office:value-type="float" office:value="-78.263652" calcext:value-type="float">
            <text:p>-78.263652</text:p>
          </table:table-cell>
          <table:table-cell office:value-type="float" office:value="34.78051" calcext:value-type="float">
            <text:p>34.78051</text:p>
          </table:table-cell>
        </table:table-row>
        <table:table-row table:style-name="ro1">
          <table:table-cell/>
          <table:table-cell office:value-type="float" office:value="-79.503744" calcext:value-type="float">
            <text:p>-79.503744</text:p>
          </table:table-cell>
          <table:table-cell office:value-type="float" office:value="34.733576" calcext:value-type="float">
            <text:p>34.733576</text:p>
          </table:table-cell>
        </table:table-row>
        <table:table-row table:style-name="ro1">
          <table:table-cell/>
          <table:table-cell office:value-type="float" office:value="-79.486023" calcext:value-type="float">
            <text:p>-79.486023</text:p>
          </table:table-cell>
          <table:table-cell office:value-type="float" office:value="34.76288" calcext:value-type="float">
            <text:p>34.76288</text:p>
          </table:table-cell>
        </table:table-row>
        <table:table-row table:style-name="ro1">
          <table:table-cell/>
          <table:table-cell office:value-type="float" office:value="-79.450506" calcext:value-type="float">
            <text:p>-79.450506</text:p>
          </table:table-cell>
          <table:table-cell office:value-type="float" office:value="34.786207" calcext:value-type="float">
            <text:p>34.786207</text:p>
          </table:table-cell>
        </table:table-row>
        <table:table-row table:style-name="ro1">
          <table:table-cell/>
          <table:table-cell office:value-type="float" office:value="-79.455939" calcext:value-type="float">
            <text:p>-79.455939</text:p>
          </table:table-cell>
          <table:table-cell office:value-type="float" office:value="34.762216" calcext:value-type="float">
            <text:p>34.762216</text:p>
          </table:table-cell>
        </table:table-row>
        <table:table-row table:style-name="ro1">
          <table:table-cell/>
          <table:table-cell office:value-type="float" office:value="-79.427352" calcext:value-type="float">
            <text:p>-79.427352</text:p>
          </table:table-cell>
          <table:table-cell office:value-type="float" office:value="34.732783" calcext:value-type="float">
            <text:p>34.732783</text:p>
          </table:table-cell>
        </table:table-row>
        <table:table-row table:style-name="ro1">
          <table:table-cell/>
          <table:table-cell office:value-type="float" office:value="-79.563476" calcext:value-type="float">
            <text:p>-79.563476</text:p>
          </table:table-cell>
          <table:table-cell office:value-type="float" office:value="34.777102" calcext:value-type="float">
            <text:p>34.777102</text:p>
          </table:table-cell>
        </table:table-row>
        <table:table-row table:style-name="ro1">
          <table:table-cell/>
          <table:table-cell office:value-type="float" office:value="-79.435278" calcext:value-type="float">
            <text:p>-79.435278</text:p>
          </table:table-cell>
          <table:table-cell office:value-type="float" office:value="34.879294" calcext:value-type="float">
            <text:p>34.879294</text:p>
          </table:table-cell>
        </table:table-row>
        <table:table-row table:style-name="ro1">
          <table:table-cell/>
          <table:table-cell office:value-type="float" office:value="-80.280614" calcext:value-type="float">
            <text:p>-80.280614</text:p>
          </table:table-cell>
          <table:table-cell office:value-type="float" office:value="35.447141" calcext:value-type="float">
            <text:p>35.447141</text:p>
          </table:table-cell>
        </table:table-row>
        <table:table-row table:style-name="ro1">
          <table:table-cell/>
          <table:table-cell office:value-type="float" office:value="-80.185755" calcext:value-type="float">
            <text:p>-80.185755</text:p>
          </table:table-cell>
          <table:table-cell office:value-type="float" office:value="35.438209" calcext:value-type="float">
            <text:p>35.438209</text:p>
          </table:table-cell>
        </table:table-row>
        <table:table-row table:style-name="ro1">
          <table:table-cell/>
          <table:table-cell office:value-type="float" office:value="-80.128985" calcext:value-type="float">
            <text:p>-80.128985</text:p>
          </table:table-cell>
          <table:table-cell office:value-type="float" office:value="35.384031" calcext:value-type="float">
            <text:p>35.384031</text:p>
          </table:table-cell>
        </table:table-row>
        <table:table-row table:style-name="ro1">
          <table:table-cell/>
          <table:table-cell office:value-type="float" office:value="-80.18693" calcext:value-type="float">
            <text:p>-80.18693</text:p>
          </table:table-cell>
          <table:table-cell office:value-type="float" office:value="35.383484" calcext:value-type="float">
            <text:p>35.383484</text:p>
          </table:table-cell>
        </table:table-row>
        <table:table-row table:style-name="ro1">
          <table:table-cell/>
          <table:table-cell office:value-type="float" office:value="-80.220823" calcext:value-type="float">
            <text:p>-80.220823</text:p>
          </table:table-cell>
          <table:table-cell office:value-type="float" office:value="35.36826" calcext:value-type="float">
            <text:p>35.36826</text:p>
          </table:table-cell>
        </table:table-row>
        <table:table-row table:style-name="ro1">
          <table:table-cell/>
          <table:table-cell office:value-type="float" office:value="-80.313062" calcext:value-type="float">
            <text:p>-80.313062</text:p>
          </table:table-cell>
          <table:table-cell office:value-type="float" office:value="35.329342" calcext:value-type="float">
            <text:p>35.329342</text:p>
          </table:table-cell>
        </table:table-row>
        <table:table-row table:style-name="ro1">
          <table:table-cell/>
          <table:table-cell office:value-type="float" office:value="-80.413521" calcext:value-type="float">
            <text:p>-80.413521</text:p>
          </table:table-cell>
          <table:table-cell office:value-type="float" office:value="35.271195" calcext:value-type="float">
            <text:p>35.271195</text:p>
          </table:table-cell>
        </table:table-row>
        <table:table-row table:style-name="ro1">
          <table:table-cell/>
          <table:table-cell office:value-type="float" office:value="-80.435571" calcext:value-type="float">
            <text:p>-80.435571</text:p>
          </table:table-cell>
          <table:table-cell office:value-type="float" office:value="35.211851" calcext:value-type="float">
            <text:p>35.211851</text:p>
          </table:table-cell>
        </table:table-row>
        <table:table-row table:style-name="ro1">
          <table:table-cell/>
          <table:table-cell office:value-type="float" office:value="-80.337949" calcext:value-type="float">
            <text:p>-80.337949</text:p>
          </table:table-cell>
          <table:table-cell office:value-type="float" office:value="35.235829" calcext:value-type="float">
            <text:p>35.235829</text:p>
          </table:table-cell>
        </table:table-row>
        <table:table-row table:style-name="ro1">
          <table:table-cell/>
          <table:table-cell office:value-type="float" office:value="-80.191261" calcext:value-type="float">
            <text:p>-80.191261</text:p>
          </table:table-cell>
          <table:table-cell office:value-type="float" office:value="35.280493" calcext:value-type="float">
            <text:p>35.280493</text:p>
          </table:table-cell>
        </table:table-row>
        <table:table-row table:style-name="ro1">
          <table:table-cell/>
          <table:table-cell office:value-type="float" office:value="-80.1223" calcext:value-type="float">
            <text:p>-80.1223</text:p>
          </table:table-cell>
          <table:table-cell office:value-type="float" office:value="35.228722" calcext:value-type="float">
            <text:p>35.228722</text:p>
          </table:table-cell>
        </table:table-row>
        <table:table-row table:style-name="ro1">
          <table:table-cell/>
          <table:table-cell office:value-type="float" office:value="-80.186209" calcext:value-type="float">
            <text:p>-80.186209</text:p>
          </table:table-cell>
          <table:table-cell office:value-type="float" office:value="35.354424" calcext:value-type="float">
            <text:p>35.354424</text:p>
          </table:table-cell>
        </table:table-row>
        <table:table-row table:style-name="ro1">
          <table:table-cell/>
          <table:table-cell office:value-type="float" office:value="-80.227384" calcext:value-type="float">
            <text:p>-80.227384</text:p>
          </table:table-cell>
          <table:table-cell office:value-type="float" office:value="35.340512" calcext:value-type="float">
            <text:p>35.340512</text:p>
          </table:table-cell>
        </table:table-row>
        <table:table-row table:style-name="ro1">
          <table:table-cell/>
          <table:table-cell office:value-type="float" office:value="-80.090042" calcext:value-type="float">
            <text:p>-80.090042</text:p>
          </table:table-cell>
          <table:table-cell office:value-type="float" office:value="36.43243" calcext:value-type="float">
            <text:p>36.43243</text:p>
          </table:table-cell>
        </table:table-row>
        <table:table-row table:style-name="ro1">
          <table:table-cell/>
          <table:table-cell office:value-type="float" office:value="-80.242209" calcext:value-type="float">
            <text:p>-80.242209</text:p>
          </table:table-cell>
          <table:table-cell office:value-type="float" office:value="36.446328" calcext:value-type="float">
            <text:p>36.446328</text:p>
          </table:table-cell>
        </table:table-row>
        <table:table-row table:style-name="ro1">
          <table:table-cell/>
          <table:table-cell office:value-type="float" office:value="-80.38251" calcext:value-type="float">
            <text:p>-80.38251</text:p>
          </table:table-cell>
          <table:table-cell office:value-type="float" office:value="36.459879" calcext:value-type="float">
            <text:p>36.459879</text:p>
          </table:table-cell>
        </table:table-row>
        <table:table-row table:style-name="ro1">
          <table:table-cell/>
          <table:table-cell office:value-type="float" office:value="-80.393764" calcext:value-type="float">
            <text:p>-80.393764</text:p>
          </table:table-cell>
          <table:table-cell office:value-type="float" office:value="36.34701" calcext:value-type="float">
            <text:p>36.34701</text:p>
          </table:table-cell>
        </table:table-row>
        <table:table-row table:style-name="ro1">
          <table:table-cell/>
          <table:table-cell office:value-type="float" office:value="-80.379036" calcext:value-type="float">
            <text:p>-80.379036</text:p>
          </table:table-cell>
          <table:table-cell office:value-type="float" office:value="36.274394" calcext:value-type="float">
            <text:p>36.274394</text:p>
          </table:table-cell>
        </table:table-row>
        <table:table-row table:style-name="ro1">
          <table:table-cell/>
          <table:table-cell office:value-type="float" office:value="-80.346517" calcext:value-type="float">
            <text:p>-80.346517</text:p>
          </table:table-cell>
          <table:table-cell office:value-type="float" office:value="36.294954" calcext:value-type="float">
            <text:p>36.294954</text:p>
          </table:table-cell>
        </table:table-row>
        <table:table-row table:style-name="ro1">
          <table:table-cell/>
          <table:table-cell office:value-type="float" office:value="-80.31322" calcext:value-type="float">
            <text:p>-80.31322</text:p>
          </table:table-cell>
          <table:table-cell office:value-type="float" office:value="36.308794" calcext:value-type="float">
            <text:p>36.308794</text:p>
          </table:table-cell>
        </table:table-row>
        <table:table-row table:style-name="ro1">
          <table:table-cell/>
          <table:table-cell office:value-type="float" office:value="-80.210254" calcext:value-type="float">
            <text:p>-80.210254</text:p>
          </table:table-cell>
          <table:table-cell office:value-type="float" office:value="36.331986" calcext:value-type="float">
            <text:p>36.331986</text:p>
          </table:table-cell>
        </table:table-row>
        <table:table-row table:style-name="ro1">
          <table:table-cell/>
          <table:table-cell office:value-type="float" office:value="-80.140608" calcext:value-type="float">
            <text:p>-80.140608</text:p>
          </table:table-cell>
          <table:table-cell office:value-type="float" office:value="36.296285" calcext:value-type="float">
            <text:p>36.296285</text:p>
          </table:table-cell>
        </table:table-row>
        <table:table-row table:style-name="ro1">
          <table:table-cell/>
          <table:table-cell office:value-type="float" office:value="-80.485092" calcext:value-type="float">
            <text:p>-80.485092</text:p>
          </table:table-cell>
          <table:table-cell office:value-type="float" office:value="36.508923" calcext:value-type="float">
            <text:p>36.508923</text:p>
          </table:table-cell>
        </table:table-row>
        <table:table-row table:style-name="ro1">
          <table:table-cell/>
          <table:table-cell office:value-type="float" office:value="-80.518349" calcext:value-type="float">
            <text:p>-80.518349</text:p>
          </table:table-cell>
          <table:table-cell office:value-type="float" office:value="36.440544" calcext:value-type="float">
            <text:p>36.440544</text:p>
          </table:table-cell>
        </table:table-row>
        <table:table-row table:style-name="ro1">
          <table:table-cell/>
          <table:table-cell office:value-type="float" office:value="-80.562993" calcext:value-type="float">
            <text:p>-80.562993</text:p>
          </table:table-cell>
          <table:table-cell office:value-type="float" office:value="36.519091" calcext:value-type="float">
            <text:p>36.519091</text:p>
          </table:table-cell>
        </table:table-row>
        <table:table-row table:style-name="ro1">
          <table:table-cell/>
          <table:table-cell office:value-type="float" office:value="-80.571446" calcext:value-type="float">
            <text:p>-80.571446</text:p>
          </table:table-cell>
          <table:table-cell office:value-type="float" office:value="36.478346" calcext:value-type="float">
            <text:p>36.478346</text:p>
          </table:table-cell>
        </table:table-row>
        <table:table-row table:style-name="ro1">
          <table:table-cell/>
          <table:table-cell office:value-type="float" office:value="-80.602696" calcext:value-type="float">
            <text:p>-80.602696</text:p>
          </table:table-cell>
          <table:table-cell office:value-type="float" office:value="36.538658" calcext:value-type="float">
            <text:p>36.538658</text:p>
          </table:table-cell>
        </table:table-row>
        <table:table-row table:style-name="ro1">
          <table:table-cell/>
          <table:table-cell office:value-type="float" office:value="-80.606725" calcext:value-type="float">
            <text:p>-80.606725</text:p>
          </table:table-cell>
          <table:table-cell office:value-type="float" office:value="36.513584" calcext:value-type="float">
            <text:p>36.513584</text:p>
          </table:table-cell>
        </table:table-row>
        <table:table-row table:style-name="ro1">
          <table:table-cell/>
          <table:table-cell office:value-type="float" office:value="-80.605699" calcext:value-type="float">
            <text:p>-80.605699</text:p>
          </table:table-cell>
          <table:table-cell office:value-type="float" office:value="36.491841" calcext:value-type="float">
            <text:p>36.491841</text:p>
          </table:table-cell>
        </table:table-row>
        <table:table-row table:style-name="ro1">
          <table:table-cell/>
          <table:table-cell office:value-type="float" office:value="-80.649235" calcext:value-type="float">
            <text:p>-80.649235</text:p>
          </table:table-cell>
          <table:table-cell office:value-type="float" office:value="36.537926" calcext:value-type="float">
            <text:p>36.537926</text:p>
          </table:table-cell>
        </table:table-row>
        <table:table-row table:style-name="ro1">
          <table:table-cell/>
          <table:table-cell office:value-type="float" office:value="-80.634294" calcext:value-type="float">
            <text:p>-80.634294</text:p>
          </table:table-cell>
          <table:table-cell office:value-type="float" office:value="36.506015" calcext:value-type="float">
            <text:p>36.506015</text:p>
          </table:table-cell>
        </table:table-row>
        <table:table-row table:style-name="ro1">
          <table:table-cell/>
          <table:table-cell office:value-type="float" office:value="-80.638973" calcext:value-type="float">
            <text:p>-80.638973</text:p>
          </table:table-cell>
          <table:table-cell office:value-type="float" office:value="36.466096" calcext:value-type="float">
            <text:p>36.466096</text:p>
          </table:table-cell>
        </table:table-row>
        <table:table-row table:style-name="ro1">
          <table:table-cell/>
          <table:table-cell office:value-type="float" office:value="-80.702446" calcext:value-type="float">
            <text:p>-80.702446</text:p>
          </table:table-cell>
          <table:table-cell office:value-type="float" office:value="36.504992" calcext:value-type="float">
            <text:p>36.504992</text:p>
          </table:table-cell>
        </table:table-row>
        <table:table-row table:style-name="ro1">
          <table:table-cell/>
          <table:table-cell office:value-type="float" office:value="-80.816255" calcext:value-type="float">
            <text:p>-80.816255</text:p>
          </table:table-cell>
          <table:table-cell office:value-type="float" office:value="36.50048" calcext:value-type="float">
            <text:p>36.50048</text:p>
          </table:table-cell>
        </table:table-row>
        <table:table-row table:style-name="ro1">
          <table:table-cell/>
          <table:table-cell office:value-type="float" office:value="-80.853297" calcext:value-type="float">
            <text:p>-80.853297</text:p>
          </table:table-cell>
          <table:table-cell office:value-type="float" office:value="36.36828" calcext:value-type="float">
            <text:p>36.36828</text:p>
          </table:table-cell>
        </table:table-row>
        <table:table-row table:style-name="ro1">
          <table:table-cell/>
          <table:table-cell office:value-type="float" office:value="-80.852721" calcext:value-type="float">
            <text:p>-80.852721</text:p>
          </table:table-cell>
          <table:table-cell office:value-type="float" office:value="36.263565" calcext:value-type="float">
            <text:p>36.263565</text:p>
          </table:table-cell>
        </table:table-row>
        <table:table-row table:style-name="ro1">
          <table:table-cell/>
          <table:table-cell office:value-type="float" office:value="-80.825234" calcext:value-type="float">
            <text:p>-80.825234</text:p>
          </table:table-cell>
          <table:table-cell office:value-type="float" office:value="36.298721" calcext:value-type="float">
            <text:p>36.298721</text:p>
          </table:table-cell>
        </table:table-row>
        <table:table-row table:style-name="ro1">
          <table:table-cell/>
          <table:table-cell office:value-type="float" office:value="-80.67583" calcext:value-type="float">
            <text:p>-80.67583</text:p>
          </table:table-cell>
          <table:table-cell office:value-type="float" office:value="36.415359" calcext:value-type="float">
            <text:p>36.415359</text:p>
          </table:table-cell>
        </table:table-row>
        <table:table-row table:style-name="ro1">
          <table:table-cell/>
          <table:table-cell office:value-type="float" office:value="-80.724349" calcext:value-type="float">
            <text:p>-80.724349</text:p>
          </table:table-cell>
          <table:table-cell office:value-type="float" office:value="36.390521" calcext:value-type="float">
            <text:p>36.390521</text:p>
          </table:table-cell>
        </table:table-row>
        <table:table-row table:style-name="ro1">
          <table:table-cell/>
          <table:table-cell office:value-type="float" office:value="-80.740797" calcext:value-type="float">
            <text:p>-80.740797</text:p>
          </table:table-cell>
          <table:table-cell office:value-type="float" office:value="36.315596" calcext:value-type="float">
            <text:p>36.315596</text:p>
          </table:table-cell>
        </table:table-row>
        <table:table-row table:style-name="ro1">
          <table:table-cell/>
          <table:table-cell office:value-type="float" office:value="-80.610937" calcext:value-type="float">
            <text:p>-80.610937</text:p>
          </table:table-cell>
          <table:table-cell office:value-type="float" office:value="36.403486" calcext:value-type="float">
            <text:p>36.403486</text:p>
          </table:table-cell>
        </table:table-row>
        <table:table-row table:style-name="ro1">
          <table:table-cell/>
          <table:table-cell office:value-type="float" office:value="-80.614714" calcext:value-type="float">
            <text:p>-80.614714</text:p>
          </table:table-cell>
          <table:table-cell office:value-type="float" office:value="36.324134" calcext:value-type="float">
            <text:p>36.324134</text:p>
          </table:table-cell>
        </table:table-row>
        <table:table-row table:style-name="ro1">
          <table:table-cell/>
          <table:table-cell office:value-type="float" office:value="-80.49553" calcext:value-type="float">
            <text:p>-80.49553</text:p>
          </table:table-cell>
          <table:table-cell office:value-type="float" office:value="36.305075" calcext:value-type="float">
            <text:p>36.305075</text:p>
          </table:table-cell>
        </table:table-row>
        <table:table-row table:style-name="ro1">
          <table:table-cell/>
          <table:table-cell office:value-type="float" office:value="-80.480968" calcext:value-type="float">
            <text:p>-80.480968</text:p>
          </table:table-cell>
          <table:table-cell office:value-type="float" office:value="36.37596" calcext:value-type="float">
            <text:p>36.37596</text:p>
          </table:table-cell>
        </table:table-row>
        <table:table-row table:style-name="ro1">
          <table:table-cell/>
          <table:table-cell office:value-type="float" office:value="-83.326064" calcext:value-type="float">
            <text:p>-83.326064</text:p>
          </table:table-cell>
          <table:table-cell office:value-type="float" office:value="35.497778" calcext:value-type="float">
            <text:p>35.497778</text:p>
          </table:table-cell>
        </table:table-row>
        <table:table-row table:style-name="ro1">
          <table:table-cell/>
          <table:table-cell office:value-type="float" office:value="-83.444797" calcext:value-type="float">
            <text:p>-83.444797</text:p>
          </table:table-cell>
          <table:table-cell office:value-type="float" office:value="35.444212" calcext:value-type="float">
            <text:p>35.444212</text:p>
          </table:table-cell>
        </table:table-row>
        <table:table-row table:style-name="ro1">
          <table:table-cell/>
          <table:table-cell office:value-type="float" office:value="-83.505607" calcext:value-type="float">
            <text:p>-83.505607</text:p>
          </table:table-cell>
          <table:table-cell office:value-type="float" office:value="35.391809" calcext:value-type="float">
            <text:p>35.391809</text:p>
          </table:table-cell>
        </table:table-row>
        <table:table-row table:style-name="ro1">
          <table:table-cell/>
          <table:table-cell office:value-type="float" office:value="-83.421499" calcext:value-type="float">
            <text:p>-83.421499</text:p>
          </table:table-cell>
          <table:table-cell office:value-type="float" office:value="35.384753" calcext:value-type="float">
            <text:p>35.384753</text:p>
          </table:table-cell>
        </table:table-row>
        <table:table-row table:style-name="ro1">
          <table:table-cell/>
          <table:table-cell office:value-type="float" office:value="-83.520196" calcext:value-type="float">
            <text:p>-83.520196</text:p>
          </table:table-cell>
          <table:table-cell office:value-type="float" office:value="35.511028" calcext:value-type="float">
            <text:p>35.511028</text:p>
          </table:table-cell>
        </table:table-row>
        <table:table-row table:style-name="ro1">
          <table:table-cell/>
          <table:table-cell office:value-type="float" office:value="-82.671428" calcext:value-type="float">
            <text:p>-82.671428</text:p>
          </table:table-cell>
          <table:table-cell office:value-type="float" office:value="35.290644" calcext:value-type="float">
            <text:p>35.290644</text:p>
          </table:table-cell>
        </table:table-row>
        <table:table-row table:style-name="ro1">
          <table:table-cell/>
          <table:table-cell office:value-type="float" office:value="-82.746083" calcext:value-type="float">
            <text:p>-82.746083</text:p>
          </table:table-cell>
          <table:table-cell office:value-type="float" office:value="35.240613" calcext:value-type="float">
            <text:p>35.240613</text:p>
          </table:table-cell>
        </table:table-row>
        <table:table-row table:style-name="ro1">
          <table:table-cell/>
          <table:table-cell office:value-type="float" office:value="-82.730728" calcext:value-type="float">
            <text:p>-82.730728</text:p>
          </table:table-cell>
          <table:table-cell office:value-type="float" office:value="35.227423" calcext:value-type="float">
            <text:p>35.227423</text:p>
          </table:table-cell>
        </table:table-row>
        <table:table-row table:style-name="ro1">
          <table:table-cell/>
          <table:table-cell office:value-type="float" office:value="-82.659194" calcext:value-type="float">
            <text:p>-82.659194</text:p>
          </table:table-cell>
          <table:table-cell office:value-type="float" office:value="35.234683" calcext:value-type="float">
            <text:p>35.234683</text:p>
          </table:table-cell>
        </table:table-row>
        <table:table-row table:style-name="ro1">
          <table:table-cell/>
          <table:table-cell office:value-type="float" office:value="-82.71072" calcext:value-type="float">
            <text:p>-82.71072</text:p>
          </table:table-cell>
          <table:table-cell office:value-type="float" office:value="35.153521" calcext:value-type="float">
            <text:p>35.153521</text:p>
          </table:table-cell>
        </table:table-row>
        <table:table-row table:style-name="ro1">
          <table:table-cell/>
          <table:table-cell office:value-type="float" office:value="-82.82882" calcext:value-type="float">
            <text:p>-82.82882</text:p>
          </table:table-cell>
          <table:table-cell office:value-type="float" office:value="35.162161" calcext:value-type="float">
            <text:p>35.162161</text:p>
          </table:table-cell>
        </table:table-row>
        <table:table-row table:style-name="ro1">
          <table:table-cell/>
          <table:table-cell office:value-type="float" office:value="-82.927745" calcext:value-type="float">
            <text:p>-82.927745</text:p>
          </table:table-cell>
          <table:table-cell office:value-type="float" office:value="35.129159" calcext:value-type="float">
            <text:p>35.129159</text:p>
          </table:table-cell>
        </table:table-row>
        <table:table-row table:style-name="ro1">
          <table:table-cell/>
          <table:table-cell office:value-type="float" office:value="-76.238874" calcext:value-type="float">
            <text:p>-76.238874</text:p>
          </table:table-cell>
          <table:table-cell office:value-type="float" office:value="35.907144" calcext:value-type="float">
            <text:p>35.907144</text:p>
          </table:table-cell>
        </table:table-row>
        <table:table-row table:style-name="ro1">
          <table:table-cell/>
          <table:table-cell office:value-type="float" office:value="-80.39211" calcext:value-type="float">
            <text:p>-80.39211</text:p>
          </table:table-cell>
          <table:table-cell office:value-type="float" office:value="35.090637" calcext:value-type="float">
            <text:p>35.090637</text:p>
          </table:table-cell>
        </table:table-row>
        <table:table-row table:style-name="ro1">
          <table:table-cell/>
          <table:table-cell office:value-type="float" office:value="-80.526444" calcext:value-type="float">
            <text:p>-80.526444</text:p>
          </table:table-cell>
          <table:table-cell office:value-type="float" office:value="35.079548" calcext:value-type="float">
            <text:p>35.079548</text:p>
          </table:table-cell>
        </table:table-row>
        <table:table-row table:style-name="ro1">
          <table:table-cell/>
          <table:table-cell office:value-type="float" office:value="-80.592541" calcext:value-type="float">
            <text:p>-80.592541</text:p>
          </table:table-cell>
          <table:table-cell office:value-type="float" office:value="35.158455" calcext:value-type="float">
            <text:p>35.158455</text:p>
          </table:table-cell>
        </table:table-row>
        <table:table-row table:style-name="ro1">
          <table:table-cell/>
          <table:table-cell office:value-type="float" office:value="-80.500605" calcext:value-type="float">
            <text:p>-80.500605</text:p>
          </table:table-cell>
          <table:table-cell office:value-type="float" office:value="35.137445" calcext:value-type="float">
            <text:p>35.137445</text:p>
          </table:table-cell>
        </table:table-row>
        <table:table-row table:style-name="ro1">
          <table:table-cell/>
          <table:table-cell office:value-type="float" office:value="-80.606467" calcext:value-type="float">
            <text:p>-80.606467</text:p>
          </table:table-cell>
          <table:table-cell office:value-type="float" office:value="35.098402" calcext:value-type="float">
            <text:p>35.098402</text:p>
          </table:table-cell>
        </table:table-row>
        <table:table-row table:style-name="ro1">
          <table:table-cell/>
          <table:table-cell office:value-type="float" office:value="-80.615231" calcext:value-type="float">
            <text:p>-80.615231</text:p>
          </table:table-cell>
          <table:table-cell office:value-type="float" office:value="35.066485" calcext:value-type="float">
            <text:p>35.066485</text:p>
          </table:table-cell>
        </table:table-row>
        <table:table-row table:style-name="ro1">
          <table:table-cell/>
          <table:table-cell office:value-type="float" office:value="-80.64498" calcext:value-type="float">
            <text:p>-80.64498</text:p>
          </table:table-cell>
          <table:table-cell office:value-type="float" office:value="35.030987" calcext:value-type="float">
            <text:p>35.030987</text:p>
          </table:table-cell>
        </table:table-row>
        <table:table-row table:style-name="ro1">
          <table:table-cell/>
          <table:table-cell office:value-type="float" office:value="-80.638253" calcext:value-type="float">
            <text:p>-80.638253</text:p>
          </table:table-cell>
          <table:table-cell office:value-type="float" office:value="34.996648" calcext:value-type="float">
            <text:p>34.996648</text:p>
          </table:table-cell>
        </table:table-row>
        <table:table-row table:style-name="ro1">
          <table:table-cell/>
          <table:table-cell office:value-type="float" office:value="-80.622959" calcext:value-type="float">
            <text:p>-80.622959</text:p>
          </table:table-cell>
          <table:table-cell office:value-type="float" office:value="35.134048" calcext:value-type="float">
            <text:p>35.134048</text:p>
          </table:table-cell>
        </table:table-row>
        <table:table-row table:style-name="ro1">
          <table:table-cell/>
          <table:table-cell office:value-type="float" office:value="-80.634305" calcext:value-type="float">
            <text:p>-80.634305</text:p>
          </table:table-cell>
          <table:table-cell office:value-type="float" office:value="35.121224" calcext:value-type="float">
            <text:p>35.121224</text:p>
          </table:table-cell>
        </table:table-row>
        <table:table-row table:style-name="ro1">
          <table:table-cell/>
          <table:table-cell office:value-type="float" office:value="-80.644391" calcext:value-type="float">
            <text:p>-80.644391</text:p>
          </table:table-cell>
          <table:table-cell office:value-type="float" office:value="35.095147" calcext:value-type="float">
            <text:p>35.095147</text:p>
          </table:table-cell>
        </table:table-row>
        <table:table-row table:style-name="ro1">
          <table:table-cell/>
          <table:table-cell office:value-type="float" office:value="-80.649238" calcext:value-type="float">
            <text:p>-80.649238</text:p>
          </table:table-cell>
          <table:table-cell office:value-type="float" office:value="35.078377" calcext:value-type="float">
            <text:p>35.078377</text:p>
          </table:table-cell>
        </table:table-row>
        <table:table-row table:style-name="ro1">
          <table:table-cell/>
          <table:table-cell office:value-type="float" office:value="-80.685114" calcext:value-type="float">
            <text:p>-80.685114</text:p>
          </table:table-cell>
          <table:table-cell office:value-type="float" office:value="35.081777" calcext:value-type="float">
            <text:p>35.081777</text:p>
          </table:table-cell>
        </table:table-row>
        <table:table-row table:style-name="ro1">
          <table:table-cell/>
          <table:table-cell office:value-type="float" office:value="-80.704628" calcext:value-type="float">
            <text:p>-80.704628</text:p>
          </table:table-cell>
          <table:table-cell office:value-type="float" office:value="35.075281" calcext:value-type="float">
            <text:p>35.075281</text:p>
          </table:table-cell>
        </table:table-row>
        <table:table-row table:style-name="ro1">
          <table:table-cell/>
          <table:table-cell office:value-type="float" office:value="-80.701097" calcext:value-type="float">
            <text:p>-80.701097</text:p>
          </table:table-cell>
          <table:table-cell office:value-type="float" office:value="35.055528" calcext:value-type="float">
            <text:p>35.055528</text:p>
          </table:table-cell>
        </table:table-row>
        <table:table-row table:style-name="ro1">
          <table:table-cell/>
          <table:table-cell office:value-type="float" office:value="-80.671285" calcext:value-type="float">
            <text:p>-80.671285</text:p>
          </table:table-cell>
          <table:table-cell office:value-type="float" office:value="35.052952" calcext:value-type="float">
            <text:p>35.052952</text:p>
          </table:table-cell>
        </table:table-row>
        <table:table-row table:style-name="ro1">
          <table:table-cell/>
          <table:table-cell office:value-type="float" office:value="-80.66108" calcext:value-type="float">
            <text:p>-80.66108</text:p>
          </table:table-cell>
          <table:table-cell office:value-type="float" office:value="35.037679" calcext:value-type="float">
            <text:p>35.037679</text:p>
          </table:table-cell>
        </table:table-row>
        <table:table-row table:style-name="ro1">
          <table:table-cell/>
          <table:table-cell office:value-type="float" office:value="-80.565039" calcext:value-type="float">
            <text:p>-80.565039</text:p>
          </table:table-cell>
          <table:table-cell office:value-type="float" office:value="35.027612" calcext:value-type="float">
            <text:p>35.027612</text:p>
          </table:table-cell>
        </table:table-row>
        <table:table-row table:style-name="ro1">
          <table:table-cell/>
          <table:table-cell office:value-type="float" office:value="-80.598449" calcext:value-type="float">
            <text:p>-80.598449</text:p>
          </table:table-cell>
          <table:table-cell office:value-type="float" office:value="34.997606" calcext:value-type="float">
            <text:p>34.997606</text:p>
          </table:table-cell>
        </table:table-row>
        <table:table-row table:style-name="ro1">
          <table:table-cell/>
          <table:table-cell office:value-type="float" office:value="-80.560946" calcext:value-type="float">
            <text:p>-80.560946</text:p>
          </table:table-cell>
          <table:table-cell office:value-type="float" office:value="34.999924" calcext:value-type="float">
            <text:p>34.999924</text:p>
          </table:table-cell>
        </table:table-row>
        <table:table-row table:style-name="ro1">
          <table:table-cell/>
          <table:table-cell office:value-type="float" office:value="-80.568064" calcext:value-type="float">
            <text:p>-80.568064</text:p>
          </table:table-cell>
          <table:table-cell office:value-type="float" office:value="34.974768" calcext:value-type="float">
            <text:p>34.974768</text:p>
          </table:table-cell>
        </table:table-row>
        <table:table-row table:style-name="ro1">
          <table:table-cell/>
          <table:table-cell office:value-type="float" office:value="-80.557544" calcext:value-type="float">
            <text:p>-80.557544</text:p>
          </table:table-cell>
          <table:table-cell office:value-type="float" office:value="34.961441" calcext:value-type="float">
            <text:p>34.961441</text:p>
          </table:table-cell>
        </table:table-row>
        <table:table-row table:style-name="ro1">
          <table:table-cell/>
          <table:table-cell office:value-type="float" office:value="-80.505064" calcext:value-type="float">
            <text:p>-80.505064</text:p>
          </table:table-cell>
          <table:table-cell office:value-type="float" office:value="34.997231" calcext:value-type="float">
            <text:p>34.997231</text:p>
          </table:table-cell>
        </table:table-row>
        <table:table-row table:style-name="ro1">
          <table:table-cell/>
          <table:table-cell office:value-type="float" office:value="-80.529848" calcext:value-type="float">
            <text:p>-80.529848</text:p>
          </table:table-cell>
          <table:table-cell office:value-type="float" office:value="34.968333" calcext:value-type="float">
            <text:p>34.968333</text:p>
          </table:table-cell>
        </table:table-row>
        <table:table-row table:style-name="ro1">
          <table:table-cell/>
          <table:table-cell office:value-type="float" office:value="-80.444027" calcext:value-type="float">
            <text:p>-80.444027</text:p>
          </table:table-cell>
          <table:table-cell office:value-type="float" office:value="34.998439" calcext:value-type="float">
            <text:p>34.998439</text:p>
          </table:table-cell>
        </table:table-row>
        <table:table-row table:style-name="ro1">
          <table:table-cell/>
          <table:table-cell office:value-type="float" office:value="-80.447944" calcext:value-type="float">
            <text:p>-80.447944</text:p>
          </table:table-cell>
          <table:table-cell office:value-type="float" office:value="34.951236" calcext:value-type="float">
            <text:p>34.951236</text:p>
          </table:table-cell>
        </table:table-row>
        <table:table-row table:style-name="ro1">
          <table:table-cell/>
          <table:table-cell office:value-type="float" office:value="-80.361255" calcext:value-type="float">
            <text:p>-80.361255</text:p>
          </table:table-cell>
          <table:table-cell office:value-type="float" office:value="34.981397" calcext:value-type="float">
            <text:p>34.981397</text:p>
          </table:table-cell>
        </table:table-row>
        <table:table-row table:style-name="ro1">
          <table:table-cell/>
          <table:table-cell office:value-type="float" office:value="-80.449656" calcext:value-type="float">
            <text:p>-80.449656</text:p>
          </table:table-cell>
          <table:table-cell office:value-type="float" office:value="34.869142" calcext:value-type="float">
            <text:p>34.869142</text:p>
          </table:table-cell>
        </table:table-row>
        <table:table-row table:style-name="ro1">
          <table:table-cell/>
          <table:table-cell office:value-type="float" office:value="-80.611175" calcext:value-type="float">
            <text:p>-80.611175</text:p>
          </table:table-cell>
          <table:table-cell office:value-type="float" office:value="34.867442" calcext:value-type="float">
            <text:p>34.867442</text:p>
          </table:table-cell>
        </table:table-row>
        <table:table-row table:style-name="ro1">
          <table:table-cell/>
          <table:table-cell office:value-type="float" office:value="-80.688426" calcext:value-type="float">
            <text:p>-80.688426</text:p>
          </table:table-cell>
          <table:table-cell office:value-type="float" office:value="34.967042" calcext:value-type="float">
            <text:p>34.967042</text:p>
          </table:table-cell>
        </table:table-row>
        <table:table-row table:style-name="ro1">
          <table:table-cell/>
          <table:table-cell office:value-type="float" office:value="-80.636123" calcext:value-type="float">
            <text:p>-80.636123</text:p>
          </table:table-cell>
          <table:table-cell office:value-type="float" office:value="34.930274" calcext:value-type="float">
            <text:p>34.930274</text:p>
          </table:table-cell>
        </table:table-row>
        <table:table-row table:style-name="ro1">
          <table:table-cell/>
          <table:table-cell office:value-type="float" office:value="-80.791731" calcext:value-type="float">
            <text:p>-80.791731</text:p>
          </table:table-cell>
          <table:table-cell office:value-type="float" office:value="35.021275" calcext:value-type="float">
            <text:p>35.021275</text:p>
          </table:table-cell>
        </table:table-row>
        <table:table-row table:style-name="ro1">
          <table:table-cell/>
          <table:table-cell office:value-type="float" office:value="-80.804633" calcext:value-type="float">
            <text:p>-80.804633</text:p>
          </table:table-cell>
          <table:table-cell office:value-type="float" office:value="35.00537" calcext:value-type="float">
            <text:p>35.00537</text:p>
          </table:table-cell>
        </table:table-row>
        <table:table-row table:style-name="ro1">
          <table:table-cell/>
          <table:table-cell office:value-type="float" office:value="-80.788252" calcext:value-type="float">
            <text:p>-80.788252</text:p>
          </table:table-cell>
          <table:table-cell office:value-type="float" office:value="34.969379" calcext:value-type="float">
            <text:p>34.969379</text:p>
          </table:table-cell>
        </table:table-row>
        <table:table-row table:style-name="ro1">
          <table:table-cell/>
          <table:table-cell office:value-type="float" office:value="-80.760776" calcext:value-type="float">
            <text:p>-80.760776</text:p>
          </table:table-cell>
          <table:table-cell office:value-type="float" office:value="34.981853" calcext:value-type="float">
            <text:p>34.981853</text:p>
          </table:table-cell>
        </table:table-row>
        <table:table-row table:style-name="ro1">
          <table:table-cell/>
          <table:table-cell office:value-type="float" office:value="-80.735032" calcext:value-type="float">
            <text:p>-80.735032</text:p>
          </table:table-cell>
          <table:table-cell office:value-type="float" office:value="35.02873" calcext:value-type="float">
            <text:p>35.02873</text:p>
          </table:table-cell>
        </table:table-row>
        <table:table-row table:style-name="ro1">
          <table:table-cell/>
          <table:table-cell office:value-type="float" office:value="-80.698296" calcext:value-type="float">
            <text:p>-80.698296</text:p>
          </table:table-cell>
          <table:table-cell office:value-type="float" office:value="34.999297" calcext:value-type="float">
            <text:p>34.999297</text:p>
          </table:table-cell>
        </table:table-row>
        <table:table-row table:style-name="ro1">
          <table:table-cell/>
          <table:table-cell office:value-type="float" office:value="-80.726911" calcext:value-type="float">
            <text:p>-80.726911</text:p>
          </table:table-cell>
          <table:table-cell office:value-type="float" office:value="34.962806" calcext:value-type="float">
            <text:p>34.962806</text:p>
          </table:table-cell>
        </table:table-row>
        <table:table-row table:style-name="ro1">
          <table:table-cell/>
          <table:table-cell office:value-type="float" office:value="-80.755788" calcext:value-type="float">
            <text:p>-80.755788</text:p>
          </table:table-cell>
          <table:table-cell office:value-type="float" office:value="34.936149" calcext:value-type="float">
            <text:p>34.936149</text:p>
          </table:table-cell>
        </table:table-row>
        <table:table-row table:style-name="ro1">
          <table:table-cell/>
          <table:table-cell office:value-type="float" office:value="-80.742578" calcext:value-type="float">
            <text:p>-80.742578</text:p>
          </table:table-cell>
          <table:table-cell office:value-type="float" office:value="34.917812" calcext:value-type="float">
            <text:p>34.917812</text:p>
          </table:table-cell>
        </table:table-row>
        <table:table-row table:style-name="ro1">
          <table:table-cell/>
          <table:table-cell office:value-type="float" office:value="-80.736846" calcext:value-type="float">
            <text:p>-80.736846</text:p>
          </table:table-cell>
          <table:table-cell office:value-type="float" office:value="34.864892" calcext:value-type="float">
            <text:p>34.864892</text:p>
          </table:table-cell>
        </table:table-row>
        <table:table-row table:style-name="ro1">
          <table:table-cell/>
          <table:table-cell office:value-type="float" office:value="-78.34522" calcext:value-type="float">
            <text:p>-78.34522</text:p>
          </table:table-cell>
          <table:table-cell office:value-type="float" office:value="36.411224" calcext:value-type="float">
            <text:p>36.411224</text:p>
          </table:table-cell>
        </table:table-row>
        <table:table-row table:style-name="ro1">
          <table:table-cell/>
          <table:table-cell office:value-type="float" office:value="-78.436688" calcext:value-type="float">
            <text:p>-78.436688</text:p>
          </table:table-cell>
          <table:table-cell office:value-type="float" office:value="36.457072" calcext:value-type="float">
            <text:p>36.457072</text:p>
          </table:table-cell>
        </table:table-row>
        <table:table-row table:style-name="ro1">
          <table:table-cell/>
          <table:table-cell office:value-type="float" office:value="-78.461756" calcext:value-type="float">
            <text:p>-78.461756</text:p>
          </table:table-cell>
          <table:table-cell office:value-type="float" office:value="36.34452" calcext:value-type="float">
            <text:p>36.34452</text:p>
          </table:table-cell>
        </table:table-row>
        <table:table-row table:style-name="ro1">
          <table:table-cell/>
          <table:table-cell office:value-type="float" office:value="-78.433333" calcext:value-type="float">
            <text:p>-78.433333</text:p>
          </table:table-cell>
          <table:table-cell office:value-type="float" office:value="36.320327" calcext:value-type="float">
            <text:p>36.320327</text:p>
          </table:table-cell>
        </table:table-row>
        <table:table-row table:style-name="ro1">
          <table:table-cell/>
          <table:table-cell office:value-type="float" office:value="-78.41152" calcext:value-type="float">
            <text:p>-78.41152</text:p>
          </table:table-cell>
          <table:table-cell office:value-type="float" office:value="36.331569" calcext:value-type="float">
            <text:p>36.331569</text:p>
          </table:table-cell>
        </table:table-row>
        <table:table-row table:style-name="ro1">
          <table:table-cell/>
          <table:table-cell office:value-type="float" office:value="-78.387119" calcext:value-type="float">
            <text:p>-78.387119</text:p>
          </table:table-cell>
          <table:table-cell office:value-type="float" office:value="36.339195" calcext:value-type="float">
            <text:p>36.339195</text:p>
          </table:table-cell>
        </table:table-row>
        <table:table-row table:style-name="ro1">
          <table:table-cell/>
          <table:table-cell office:value-type="float" office:value="-78.395702" calcext:value-type="float">
            <text:p>-78.395702</text:p>
          </table:table-cell>
          <table:table-cell office:value-type="float" office:value="36.32254" calcext:value-type="float">
            <text:p>36.32254</text:p>
          </table:table-cell>
        </table:table-row>
        <table:table-row table:style-name="ro1">
          <table:table-cell/>
          <table:table-cell office:value-type="float" office:value="-78.401018" calcext:value-type="float">
            <text:p>-78.401018</text:p>
          </table:table-cell>
          <table:table-cell office:value-type="float" office:value="36.304374" calcext:value-type="float">
            <text:p>36.304374</text:p>
          </table:table-cell>
        </table:table-row>
        <table:table-row table:style-name="ro1">
          <table:table-cell/>
          <table:table-cell office:value-type="float" office:value="-78.344924" calcext:value-type="float">
            <text:p>-78.344924</text:p>
          </table:table-cell>
          <table:table-cell office:value-type="float" office:value="36.303963" calcext:value-type="float">
            <text:p>36.303963</text:p>
          </table:table-cell>
        </table:table-row>
        <table:table-row table:style-name="ro1">
          <table:table-cell/>
          <table:table-cell office:value-type="float" office:value="-78.426592" calcext:value-type="float">
            <text:p>-78.426592</text:p>
          </table:table-cell>
          <table:table-cell office:value-type="float" office:value="36.24009" calcext:value-type="float">
            <text:p>36.24009</text:p>
          </table:table-cell>
        </table:table-row>
        <table:table-row table:style-name="ro1">
          <table:table-cell/>
          <table:table-cell office:value-type="float" office:value="-78.638216" calcext:value-type="float">
            <text:p>-78.638216</text:p>
          </table:table-cell>
          <table:table-cell office:value-type="float" office:value="35.778686" calcext:value-type="float">
            <text:p>35.778686</text:p>
          </table:table-cell>
        </table:table-row>
        <table:table-row table:style-name="ro1">
          <table:table-cell/>
          <table:table-cell office:value-type="float" office:value="-78.648429" calcext:value-type="float">
            <text:p>-78.648429</text:p>
          </table:table-cell>
          <table:table-cell office:value-type="float" office:value="35.790228" calcext:value-type="float">
            <text:p>35.790228</text:p>
          </table:table-cell>
        </table:table-row>
        <table:table-row table:style-name="ro1">
          <table:table-cell/>
          <table:table-cell office:value-type="float" office:value="-78.635225" calcext:value-type="float">
            <text:p>-78.635225</text:p>
          </table:table-cell>
          <table:table-cell office:value-type="float" office:value="35.793587" calcext:value-type="float">
            <text:p>35.793587</text:p>
          </table:table-cell>
        </table:table-row>
        <table:table-row table:style-name="ro1">
          <table:table-cell/>
          <table:table-cell office:value-type="float" office:value="-78.621777" calcext:value-type="float">
            <text:p>-78.621777</text:p>
          </table:table-cell>
          <table:table-cell office:value-type="float" office:value="35.795275" calcext:value-type="float">
            <text:p>35.795275</text:p>
          </table:table-cell>
        </table:table-row>
        <table:table-row table:style-name="ro1">
          <table:table-cell/>
          <table:table-cell office:value-type="float" office:value="-78.621177" calcext:value-type="float">
            <text:p>-78.621177</text:p>
          </table:table-cell>
          <table:table-cell office:value-type="float" office:value="35.78515" calcext:value-type="float">
            <text:p>35.78515</text:p>
          </table:table-cell>
        </table:table-row>
        <table:table-row table:style-name="ro1">
          <table:table-cell/>
          <table:table-cell office:value-type="float" office:value="-78.62218" calcext:value-type="float">
            <text:p>-78.62218</text:p>
          </table:table-cell>
          <table:table-cell office:value-type="float" office:value="35.774649" calcext:value-type="float">
            <text:p>35.774649</text:p>
          </table:table-cell>
        </table:table-row>
        <table:table-row table:style-name="ro1">
          <table:table-cell/>
          <table:table-cell office:value-type="float" office:value="-78.623635" calcext:value-type="float">
            <text:p>-78.623635</text:p>
          </table:table-cell>
          <table:table-cell office:value-type="float" office:value="35.765309" calcext:value-type="float">
            <text:p>35.765309</text:p>
          </table:table-cell>
        </table:table-row>
        <table:table-row table:style-name="ro1">
          <table:table-cell/>
          <table:table-cell office:value-type="float" office:value="-78.637598" calcext:value-type="float">
            <text:p>-78.637598</text:p>
          </table:table-cell>
          <table:table-cell office:value-type="float" office:value="35.768123" calcext:value-type="float">
            <text:p>35.768123</text:p>
          </table:table-cell>
        </table:table-row>
        <table:table-row table:style-name="ro1">
          <table:table-cell/>
          <table:table-cell office:value-type="float" office:value="-78.652886" calcext:value-type="float">
            <text:p>-78.652886</text:p>
          </table:table-cell>
          <table:table-cell office:value-type="float" office:value="35.777462" calcext:value-type="float">
            <text:p>35.777462</text:p>
          </table:table-cell>
        </table:table-row>
        <table:table-row table:style-name="ro1">
          <table:table-cell/>
          <table:table-cell office:value-type="float" office:value="-78.683729" calcext:value-type="float">
            <text:p>-78.683729</text:p>
          </table:table-cell>
          <table:table-cell office:value-type="float" office:value="35.786946" calcext:value-type="float">
            <text:p>35.786946</text:p>
          </table:table-cell>
        </table:table-row>
        <table:table-row table:style-name="ro1">
          <table:table-cell/>
          <table:table-cell office:value-type="float" office:value="-78.667122" calcext:value-type="float">
            <text:p>-78.667122</text:p>
          </table:table-cell>
          <table:table-cell office:value-type="float" office:value="35.782444" calcext:value-type="float">
            <text:p>35.782444</text:p>
          </table:table-cell>
        </table:table-row>
        <table:table-row table:style-name="ro1">
          <table:table-cell/>
          <table:table-cell office:value-type="float" office:value="-78.659476" calcext:value-type="float">
            <text:p>-78.659476</text:p>
          </table:table-cell>
          <table:table-cell office:value-type="float" office:value="35.790409" calcext:value-type="float">
            <text:p>35.790409</text:p>
          </table:table-cell>
        </table:table-row>
        <table:table-row table:style-name="ro1">
          <table:table-cell/>
          <table:table-cell office:value-type="float" office:value="-78.672978" calcext:value-type="float">
            <text:p>-78.672978</text:p>
          </table:table-cell>
          <table:table-cell office:value-type="float" office:value="35.794877" calcext:value-type="float">
            <text:p>35.794877</text:p>
          </table:table-cell>
        </table:table-row>
        <table:table-row table:style-name="ro1">
          <table:table-cell/>
          <table:table-cell office:value-type="float" office:value="-78.673616" calcext:value-type="float">
            <text:p>-78.673616</text:p>
          </table:table-cell>
          <table:table-cell office:value-type="float" office:value="35.823129" calcext:value-type="float">
            <text:p>35.823129</text:p>
          </table:table-cell>
        </table:table-row>
        <table:table-row table:style-name="ro1">
          <table:table-cell/>
          <table:table-cell office:value-type="float" office:value="-78.682306" calcext:value-type="float">
            <text:p>-78.682306</text:p>
          </table:table-cell>
          <table:table-cell office:value-type="float" office:value="35.809151" calcext:value-type="float">
            <text:p>35.809151</text:p>
          </table:table-cell>
        </table:table-row>
        <table:table-row table:style-name="ro1">
          <table:table-cell/>
          <table:table-cell office:value-type="float" office:value="-78.658659" calcext:value-type="float">
            <text:p>-78.658659</text:p>
          </table:table-cell>
          <table:table-cell office:value-type="float" office:value="35.806969" calcext:value-type="float">
            <text:p>35.806969</text:p>
          </table:table-cell>
        </table:table-row>
        <table:table-row table:style-name="ro1">
          <table:table-cell/>
          <table:table-cell office:value-type="float" office:value="-78.648725" calcext:value-type="float">
            <text:p>-78.648725</text:p>
          </table:table-cell>
          <table:table-cell office:value-type="float" office:value="35.818918" calcext:value-type="float">
            <text:p>35.818918</text:p>
          </table:table-cell>
        </table:table-row>
        <table:table-row table:style-name="ro1">
          <table:table-cell/>
          <table:table-cell office:value-type="float" office:value="-78.635114" calcext:value-type="float">
            <text:p>-78.635114</text:p>
          </table:table-cell>
          <table:table-cell office:value-type="float" office:value="35.807563" calcext:value-type="float">
            <text:p>35.807563</text:p>
          </table:table-cell>
        </table:table-row>
        <table:table-row table:style-name="ro1">
          <table:table-cell/>
          <table:table-cell office:value-type="float" office:value="-78.605118" calcext:value-type="float">
            <text:p>-78.605118</text:p>
          </table:table-cell>
          <table:table-cell office:value-type="float" office:value="35.791515" calcext:value-type="float">
            <text:p>35.791515</text:p>
          </table:table-cell>
        </table:table-row>
        <table:table-row table:style-name="ro1">
          <table:table-cell/>
          <table:table-cell office:value-type="float" office:value="-78.586741" calcext:value-type="float">
            <text:p>-78.586741</text:p>
          </table:table-cell>
          <table:table-cell office:value-type="float" office:value="35.783127" calcext:value-type="float">
            <text:p>35.783127</text:p>
          </table:table-cell>
        </table:table-row>
        <table:table-row table:style-name="ro1">
          <table:table-cell/>
          <table:table-cell office:value-type="float" office:value="-78.599203" calcext:value-type="float">
            <text:p>-78.599203</text:p>
          </table:table-cell>
          <table:table-cell office:value-type="float" office:value="35.767897" calcext:value-type="float">
            <text:p>35.767897</text:p>
          </table:table-cell>
        </table:table-row>
        <table:table-row table:style-name="ro1">
          <table:table-cell/>
          <table:table-cell office:value-type="float" office:value="-78.623322" calcext:value-type="float">
            <text:p>-78.623322</text:p>
          </table:table-cell>
          <table:table-cell office:value-type="float" office:value="35.741806" calcext:value-type="float">
            <text:p>35.741806</text:p>
          </table:table-cell>
        </table:table-row>
        <table:table-row table:style-name="ro1">
          <table:table-cell/>
          <table:table-cell office:value-type="float" office:value="-78.601523" calcext:value-type="float">
            <text:p>-78.601523</text:p>
          </table:table-cell>
          <table:table-cell office:value-type="float" office:value="35.751429" calcext:value-type="float">
            <text:p>35.751429</text:p>
          </table:table-cell>
        </table:table-row>
        <table:table-row table:style-name="ro1">
          <table:table-cell/>
          <table:table-cell office:value-type="float" office:value="-78.701995" calcext:value-type="float">
            <text:p>-78.701995</text:p>
          </table:table-cell>
          <table:table-cell office:value-type="float" office:value="35.758837" calcext:value-type="float">
            <text:p>35.758837</text:p>
          </table:table-cell>
        </table:table-row>
        <table:table-row table:style-name="ro1">
          <table:table-cell/>
          <table:table-cell office:value-type="float" office:value="-78.682608" calcext:value-type="float">
            <text:p>-78.682608</text:p>
          </table:table-cell>
          <table:table-cell office:value-type="float" office:value="35.753129" calcext:value-type="float">
            <text:p>35.753129</text:p>
          </table:table-cell>
        </table:table-row>
        <table:table-row table:style-name="ro1">
          <table:table-cell/>
          <table:table-cell office:value-type="float" office:value="-78.717668" calcext:value-type="float">
            <text:p>-78.717668</text:p>
          </table:table-cell>
          <table:table-cell office:value-type="float" office:value="35.800061" calcext:value-type="float">
            <text:p>35.800061</text:p>
          </table:table-cell>
        </table:table-row>
        <table:table-row table:style-name="ro1">
          <table:table-cell/>
          <table:table-cell office:value-type="float" office:value="-78.702845" calcext:value-type="float">
            <text:p>-78.702845</text:p>
          </table:table-cell>
          <table:table-cell office:value-type="float" office:value="35.771421" calcext:value-type="float">
            <text:p>35.771421</text:p>
          </table:table-cell>
        </table:table-row>
        <table:table-row table:style-name="ro1">
          <table:table-cell/>
          <table:table-cell office:value-type="float" office:value="-78.733971" calcext:value-type="float">
            <text:p>-78.733971</text:p>
          </table:table-cell>
          <table:table-cell office:value-type="float" office:value="35.778648" calcext:value-type="float">
            <text:p>35.778648</text:p>
          </table:table-cell>
        </table:table-row>
        <table:table-row table:style-name="ro1">
          <table:table-cell/>
          <table:table-cell office:value-type="float" office:value="-78.71145" calcext:value-type="float">
            <text:p>-78.71145</text:p>
          </table:table-cell>
          <table:table-cell office:value-type="float" office:value="35.783166" calcext:value-type="float">
            <text:p>35.783166</text:p>
          </table:table-cell>
        </table:table-row>
        <table:table-row table:style-name="ro1">
          <table:table-cell/>
          <table:table-cell office:value-type="float" office:value="-78.691354" calcext:value-type="float">
            <text:p>-78.691354</text:p>
          </table:table-cell>
          <table:table-cell office:value-type="float" office:value="35.779104" calcext:value-type="float">
            <text:p>35.779104</text:p>
          </table:table-cell>
        </table:table-row>
        <table:table-row table:style-name="ro1">
          <table:table-cell/>
          <table:table-cell office:value-type="float" office:value="-78.683571" calcext:value-type="float">
            <text:p>-78.683571</text:p>
          </table:table-cell>
          <table:table-cell office:value-type="float" office:value="35.776316" calcext:value-type="float">
            <text:p>35.776316</text:p>
          </table:table-cell>
        </table:table-row>
        <table:table-row table:style-name="ro1">
          <table:table-cell/>
          <table:table-cell office:value-type="float" office:value="-78.70777" calcext:value-type="float">
            <text:p>-78.70777</text:p>
          </table:table-cell>
          <table:table-cell office:value-type="float" office:value="35.832846" calcext:value-type="float">
            <text:p>35.832846</text:p>
          </table:table-cell>
        </table:table-row>
        <table:table-row table:style-name="ro1">
          <table:table-cell/>
          <table:table-cell office:value-type="float" office:value="-78.694751" calcext:value-type="float">
            <text:p>-78.694751</text:p>
          </table:table-cell>
          <table:table-cell office:value-type="float" office:value="35.823838" calcext:value-type="float">
            <text:p>35.823838</text:p>
          </table:table-cell>
        </table:table-row>
        <table:table-row table:style-name="ro1">
          <table:table-cell/>
          <table:table-cell office:value-type="float" office:value="-78.672128" calcext:value-type="float">
            <text:p>-78.672128</text:p>
          </table:table-cell>
          <table:table-cell office:value-type="float" office:value="35.847419" calcext:value-type="float">
            <text:p>35.847419</text:p>
          </table:table-cell>
        </table:table-row>
        <table:table-row table:style-name="ro1">
          <table:table-cell/>
          <table:table-cell office:value-type="float" office:value="-78.68868" calcext:value-type="float">
            <text:p>-78.68868</text:p>
          </table:table-cell>
          <table:table-cell office:value-type="float" office:value="35.854966" calcext:value-type="float">
            <text:p>35.854966</text:p>
          </table:table-cell>
        </table:table-row>
        <table:table-row table:style-name="ro1">
          <table:table-cell/>
          <table:table-cell office:value-type="float" office:value="-78.703908" calcext:value-type="float">
            <text:p>-78.703908</text:p>
          </table:table-cell>
          <table:table-cell office:value-type="float" office:value="35.84995" calcext:value-type="float">
            <text:p>35.84995</text:p>
          </table:table-cell>
        </table:table-row>
        <table:table-row table:style-name="ro1">
          <table:table-cell/>
          <table:table-cell office:value-type="float" office:value="-78.653013" calcext:value-type="float">
            <text:p>-78.653013</text:p>
          </table:table-cell>
          <table:table-cell office:value-type="float" office:value="35.843946" calcext:value-type="float">
            <text:p>35.843946</text:p>
          </table:table-cell>
        </table:table-row>
        <table:table-row table:style-name="ro1">
          <table:table-cell/>
          <table:table-cell office:value-type="float" office:value="-78.634292" calcext:value-type="float">
            <text:p>-78.634292</text:p>
          </table:table-cell>
          <table:table-cell office:value-type="float" office:value="35.845597" calcext:value-type="float">
            <text:p>35.845597</text:p>
          </table:table-cell>
        </table:table-row>
        <table:table-row table:style-name="ro1">
          <table:table-cell/>
          <table:table-cell office:value-type="float" office:value="-78.640163" calcext:value-type="float">
            <text:p>-78.640163</text:p>
          </table:table-cell>
          <table:table-cell office:value-type="float" office:value="35.828027" calcext:value-type="float">
            <text:p>35.828027</text:p>
          </table:table-cell>
        </table:table-row>
        <table:table-row table:style-name="ro1">
          <table:table-cell/>
          <table:table-cell office:value-type="float" office:value="-78.618367" calcext:value-type="float">
            <text:p>-78.618367</text:p>
          </table:table-cell>
          <table:table-cell office:value-type="float" office:value="35.838396" calcext:value-type="float">
            <text:p>35.838396</text:p>
          </table:table-cell>
        </table:table-row>
        <table:table-row table:style-name="ro1">
          <table:table-cell/>
          <table:table-cell office:value-type="float" office:value="-78.592018" calcext:value-type="float">
            <text:p>-78.592018</text:p>
          </table:table-cell>
          <table:table-cell office:value-type="float" office:value="35.841466" calcext:value-type="float">
            <text:p>35.841466</text:p>
          </table:table-cell>
        </table:table-row>
        <table:table-row table:style-name="ro1">
          <table:table-cell/>
          <table:table-cell office:value-type="float" office:value="-78.596745" calcext:value-type="float">
            <text:p>-78.596745</text:p>
          </table:table-cell>
          <table:table-cell office:value-type="float" office:value="35.82797" calcext:value-type="float">
            <text:p>35.82797</text:p>
          </table:table-cell>
        </table:table-row>
        <table:table-row table:style-name="ro1">
          <table:table-cell/>
          <table:table-cell office:value-type="float" office:value="-78.58707" calcext:value-type="float">
            <text:p>-78.58707</text:p>
          </table:table-cell>
          <table:table-cell office:value-type="float" office:value="35.810175" calcext:value-type="float">
            <text:p>35.810175</text:p>
          </table:table-cell>
        </table:table-row>
        <table:table-row table:style-name="ro1">
          <table:table-cell/>
          <table:table-cell office:value-type="float" office:value="-78.573986" calcext:value-type="float">
            <text:p>-78.573986</text:p>
          </table:table-cell>
          <table:table-cell office:value-type="float" office:value="35.819661" calcext:value-type="float">
            <text:p>35.819661</text:p>
          </table:table-cell>
        </table:table-row>
        <table:table-row table:style-name="ro1">
          <table:table-cell/>
          <table:table-cell office:value-type="float" office:value="-78.629221" calcext:value-type="float">
            <text:p>-78.629221</text:p>
          </table:table-cell>
          <table:table-cell office:value-type="float" office:value="35.691337" calcext:value-type="float">
            <text:p>35.691337</text:p>
          </table:table-cell>
        </table:table-row>
        <table:table-row table:style-name="ro1">
          <table:table-cell/>
          <table:table-cell office:value-type="float" office:value="-78.640264" calcext:value-type="float">
            <text:p>-78.640264</text:p>
          </table:table-cell>
          <table:table-cell office:value-type="float" office:value="35.707355" calcext:value-type="float">
            <text:p>35.707355</text:p>
          </table:table-cell>
        </table:table-row>
        <table:table-row table:style-name="ro1">
          <table:table-cell/>
          <table:table-cell office:value-type="float" office:value="-78.597186" calcext:value-type="float">
            <text:p>-78.597186</text:p>
          </table:table-cell>
          <table:table-cell office:value-type="float" office:value="35.728617" calcext:value-type="float">
            <text:p>35.728617</text:p>
          </table:table-cell>
        </table:table-row>
        <table:table-row table:style-name="ro1">
          <table:table-cell/>
          <table:table-cell office:value-type="float" office:value="-78.547342" calcext:value-type="float">
            <text:p>-78.547342</text:p>
          </table:table-cell>
          <table:table-cell office:value-type="float" office:value="35.743143" calcext:value-type="float">
            <text:p>35.743143</text:p>
          </table:table-cell>
        </table:table-row>
        <table:table-row table:style-name="ro1">
          <table:table-cell/>
          <table:table-cell office:value-type="float" office:value="-78.542393" calcext:value-type="float">
            <text:p>-78.542393</text:p>
          </table:table-cell>
          <table:table-cell office:value-type="float" office:value="35.712181" calcext:value-type="float">
            <text:p>35.712181</text:p>
          </table:table-cell>
        </table:table-row>
        <table:table-row table:style-name="ro1">
          <table:table-cell/>
          <table:table-cell office:value-type="float" office:value="-78.599896" calcext:value-type="float">
            <text:p>-78.599896</text:p>
          </table:table-cell>
          <table:table-cell office:value-type="float" office:value="35.682631" calcext:value-type="float">
            <text:p>35.682631</text:p>
          </table:table-cell>
        </table:table-row>
        <table:table-row table:style-name="ro1">
          <table:table-cell/>
          <table:table-cell office:value-type="float" office:value="-78.548564" calcext:value-type="float">
            <text:p>-78.548564</text:p>
          </table:table-cell>
          <table:table-cell office:value-type="float" office:value="35.6626" calcext:value-type="float">
            <text:p>35.6626</text:p>
          </table:table-cell>
        </table:table-row>
        <table:table-row table:style-name="ro1">
          <table:table-cell/>
          <table:table-cell office:value-type="float" office:value="-78.656283" calcext:value-type="float">
            <text:p>-78.656283</text:p>
          </table:table-cell>
          <table:table-cell office:value-type="float" office:value="35.576064" calcext:value-type="float">
            <text:p>35.576064</text:p>
          </table:table-cell>
        </table:table-row>
        <table:table-row table:style-name="ro1">
          <table:table-cell/>
          <table:table-cell office:value-type="float" office:value="-78.614493" calcext:value-type="float">
            <text:p>-78.614493</text:p>
          </table:table-cell>
          <table:table-cell office:value-type="float" office:value="35.623654" calcext:value-type="float">
            <text:p>35.623654</text:p>
          </table:table-cell>
        </table:table-row>
        <table:table-row table:style-name="ro1">
          <table:table-cell/>
          <table:table-cell office:value-type="float" office:value="-78.63532" calcext:value-type="float">
            <text:p>-78.63532</text:p>
          </table:table-cell>
          <table:table-cell office:value-type="float" office:value="35.653098" calcext:value-type="float">
            <text:p>35.653098</text:p>
          </table:table-cell>
        </table:table-row>
        <table:table-row table:style-name="ro1">
          <table:table-cell/>
          <table:table-cell office:value-type="float" office:value="-78.657993" calcext:value-type="float">
            <text:p>-78.657993</text:p>
          </table:table-cell>
          <table:table-cell office:value-type="float" office:value="35.616765" calcext:value-type="float">
            <text:p>35.616765</text:p>
          </table:table-cell>
        </table:table-row>
        <table:table-row table:style-name="ro1">
          <table:table-cell/>
          <table:table-cell office:value-type="float" office:value="-78.748206" calcext:value-type="float">
            <text:p>-78.748206</text:p>
          </table:table-cell>
          <table:table-cell office:value-type="float" office:value="35.744475" calcext:value-type="float">
            <text:p>35.744475</text:p>
          </table:table-cell>
        </table:table-row>
        <table:table-row table:style-name="ro1">
          <table:table-cell/>
          <table:table-cell office:value-type="float" office:value="-78.766872" calcext:value-type="float">
            <text:p>-78.766872</text:p>
          </table:table-cell>
          <table:table-cell office:value-type="float" office:value="35.736079" calcext:value-type="float">
            <text:p>35.736079</text:p>
          </table:table-cell>
        </table:table-row>
        <table:table-row table:style-name="ro1">
          <table:table-cell/>
          <table:table-cell office:value-type="float" office:value="-78.776371" calcext:value-type="float">
            <text:p>-78.776371</text:p>
          </table:table-cell>
          <table:table-cell office:value-type="float" office:value="35.714408" calcext:value-type="float">
            <text:p>35.714408</text:p>
          </table:table-cell>
        </table:table-row>
        <table:table-row table:style-name="ro1">
          <table:table-cell/>
          <table:table-cell office:value-type="float" office:value="-78.744029" calcext:value-type="float">
            <text:p>-78.744029</text:p>
          </table:table-cell>
          <table:table-cell office:value-type="float" office:value="35.691634" calcext:value-type="float">
            <text:p>35.691634</text:p>
          </table:table-cell>
        </table:table-row>
        <table:table-row table:style-name="ro1">
          <table:table-cell/>
          <table:table-cell office:value-type="float" office:value="-78.733891" calcext:value-type="float">
            <text:p>-78.733891</text:p>
          </table:table-cell>
          <table:table-cell office:value-type="float" office:value="35.71955" calcext:value-type="float">
            <text:p>35.71955</text:p>
          </table:table-cell>
        </table:table-row>
        <table:table-row table:style-name="ro1">
          <table:table-cell/>
          <table:table-cell office:value-type="float" office:value="-78.716289" calcext:value-type="float">
            <text:p>-78.716289</text:p>
          </table:table-cell>
          <table:table-cell office:value-type="float" office:value="35.734964" calcext:value-type="float">
            <text:p>35.734964</text:p>
          </table:table-cell>
        </table:table-row>
        <table:table-row table:style-name="ro1">
          <table:table-cell/>
          <table:table-cell office:value-type="float" office:value="-78.671419" calcext:value-type="float">
            <text:p>-78.671419</text:p>
          </table:table-cell>
          <table:table-cell office:value-type="float" office:value="35.68545" calcext:value-type="float">
            <text:p>35.68545</text:p>
          </table:table-cell>
        </table:table-row>
        <table:table-row table:style-name="ro1">
          <table:table-cell/>
          <table:table-cell office:value-type="float" office:value="-78.789017" calcext:value-type="float">
            <text:p>-78.789017</text:p>
          </table:table-cell>
          <table:table-cell office:value-type="float" office:value="35.606133" calcext:value-type="float">
            <text:p>35.606133</text:p>
          </table:table-cell>
        </table:table-row>
        <table:table-row table:style-name="ro1">
          <table:table-cell/>
          <table:table-cell office:value-type="float" office:value="-78.814624" calcext:value-type="float">
            <text:p>-78.814624</text:p>
          </table:table-cell>
          <table:table-cell office:value-type="float" office:value="35.590245" calcext:value-type="float">
            <text:p>35.590245</text:p>
          </table:table-cell>
        </table:table-row>
        <table:table-row table:style-name="ro1">
          <table:table-cell/>
          <table:table-cell office:value-type="float" office:value="-78.800153" calcext:value-type="float">
            <text:p>-78.800153</text:p>
          </table:table-cell>
          <table:table-cell office:value-type="float" office:value="35.573286" calcext:value-type="float">
            <text:p>35.573286</text:p>
          </table:table-cell>
        </table:table-row>
        <table:table-row table:style-name="ro1">
          <table:table-cell/>
          <table:table-cell office:value-type="float" office:value="-78.747244" calcext:value-type="float">
            <text:p>-78.747244</text:p>
          </table:table-cell>
          <table:table-cell office:value-type="float" office:value="35.558567" calcext:value-type="float">
            <text:p>35.558567</text:p>
          </table:table-cell>
        </table:table-row>
        <table:table-row table:style-name="ro1">
          <table:table-cell/>
          <table:table-cell office:value-type="float" office:value="-78.743044" calcext:value-type="float">
            <text:p>-78.743044</text:p>
          </table:table-cell>
          <table:table-cell office:value-type="float" office:value="35.602839" calcext:value-type="float">
            <text:p>35.602839</text:p>
          </table:table-cell>
        </table:table-row>
        <table:table-row table:style-name="ro1">
          <table:table-cell/>
          <table:table-cell office:value-type="float" office:value="-78.697901" calcext:value-type="float">
            <text:p>-78.697901</text:p>
          </table:table-cell>
          <table:table-cell office:value-type="float" office:value="35.622771" calcext:value-type="float">
            <text:p>35.622771</text:p>
          </table:table-cell>
        </table:table-row>
        <table:table-row table:style-name="ro1">
          <table:table-cell/>
          <table:table-cell office:value-type="float" office:value="-78.726464" calcext:value-type="float">
            <text:p>-78.726464</text:p>
          </table:table-cell>
          <table:table-cell office:value-type="float" office:value="35.654176" calcext:value-type="float">
            <text:p>35.654176</text:p>
          </table:table-cell>
        </table:table-row>
        <table:table-row table:style-name="ro1">
          <table:table-cell/>
          <table:table-cell office:value-type="float" office:value="-78.767143" calcext:value-type="float">
            <text:p>-78.767143</text:p>
          </table:table-cell>
          <table:table-cell office:value-type="float" office:value="35.660977" calcext:value-type="float">
            <text:p>35.660977</text:p>
          </table:table-cell>
        </table:table-row>
        <table:table-row table:style-name="ro1">
          <table:table-cell/>
          <table:table-cell office:value-type="float" office:value="-78.800593" calcext:value-type="float">
            <text:p>-78.800593</text:p>
          </table:table-cell>
          <table:table-cell office:value-type="float" office:value="35.648451" calcext:value-type="float">
            <text:p>35.648451</text:p>
          </table:table-cell>
        </table:table-row>
        <table:table-row table:style-name="ro1">
          <table:table-cell/>
          <table:table-cell office:value-type="float" office:value="-78.824861" calcext:value-type="float">
            <text:p>-78.824861</text:p>
          </table:table-cell>
          <table:table-cell office:value-type="float" office:value="35.667756" calcext:value-type="float">
            <text:p>35.667756</text:p>
          </table:table-cell>
        </table:table-row>
        <table:table-row table:style-name="ro1">
          <table:table-cell/>
          <table:table-cell office:value-type="float" office:value="-78.831349" calcext:value-type="float">
            <text:p>-78.831349</text:p>
          </table:table-cell>
          <table:table-cell office:value-type="float" office:value="35.647958" calcext:value-type="float">
            <text:p>35.647958</text:p>
          </table:table-cell>
        </table:table-row>
        <table:table-row table:style-name="ro1">
          <table:table-cell/>
          <table:table-cell office:value-type="float" office:value="-78.809543" calcext:value-type="float">
            <text:p>-78.809543</text:p>
          </table:table-cell>
          <table:table-cell office:value-type="float" office:value="35.629223" calcext:value-type="float">
            <text:p>35.629223</text:p>
          </table:table-cell>
        </table:table-row>
        <table:table-row table:style-name="ro1">
          <table:table-cell/>
          <table:table-cell office:value-type="float" office:value="-78.824798" calcext:value-type="float">
            <text:p>-78.824798</text:p>
          </table:table-cell>
          <table:table-cell office:value-type="float" office:value="35.613158" calcext:value-type="float">
            <text:p>35.613158</text:p>
          </table:table-cell>
        </table:table-row>
        <table:table-row table:style-name="ro1">
          <table:table-cell/>
          <table:table-cell office:value-type="float" office:value="-78.866311" calcext:value-type="float">
            <text:p>-78.866311</text:p>
          </table:table-cell>
          <table:table-cell office:value-type="float" office:value="35.624042" calcext:value-type="float">
            <text:p>35.624042</text:p>
          </table:table-cell>
        </table:table-row>
        <table:table-row table:style-name="ro1">
          <table:table-cell/>
          <table:table-cell office:value-type="float" office:value="-78.798774" calcext:value-type="float">
            <text:p>-78.798774</text:p>
          </table:table-cell>
          <table:table-cell office:value-type="float" office:value="35.719272" calcext:value-type="float">
            <text:p>35.719272</text:p>
          </table:table-cell>
        </table:table-row>
        <table:table-row table:style-name="ro1">
          <table:table-cell/>
          <table:table-cell office:value-type="float" office:value="-78.859488" calcext:value-type="float">
            <text:p>-78.859488</text:p>
          </table:table-cell>
          <table:table-cell office:value-type="float" office:value="35.781374" calcext:value-type="float">
            <text:p>35.781374</text:p>
          </table:table-cell>
        </table:table-row>
        <table:table-row table:style-name="ro1">
          <table:table-cell/>
          <table:table-cell office:value-type="float" office:value="-78.860938" calcext:value-type="float">
            <text:p>-78.860938</text:p>
          </table:table-cell>
          <table:table-cell office:value-type="float" office:value="35.769024" calcext:value-type="float">
            <text:p>35.769024</text:p>
          </table:table-cell>
        </table:table-row>
        <table:table-row table:style-name="ro1">
          <table:table-cell/>
          <table:table-cell office:value-type="float" office:value="-78.91118" calcext:value-type="float">
            <text:p>-78.91118</text:p>
          </table:table-cell>
          <table:table-cell office:value-type="float" office:value="35.812288" calcext:value-type="float">
            <text:p>35.812288</text:p>
          </table:table-cell>
        </table:table-row>
        <table:table-row table:style-name="ro1">
          <table:table-cell/>
          <table:table-cell office:value-type="float" office:value="-78.888363" calcext:value-type="float">
            <text:p>-78.888363</text:p>
          </table:table-cell>
          <table:table-cell office:value-type="float" office:value="35.801297" calcext:value-type="float">
            <text:p>35.801297</text:p>
          </table:table-cell>
        </table:table-row>
        <table:table-row table:style-name="ro1">
          <table:table-cell/>
          <table:table-cell office:value-type="float" office:value="-78.897264" calcext:value-type="float">
            <text:p>-78.897264</text:p>
          </table:table-cell>
          <table:table-cell office:value-type="float" office:value="35.752113" calcext:value-type="float">
            <text:p>35.752113</text:p>
          </table:table-cell>
        </table:table-row>
        <table:table-row table:style-name="ro1">
          <table:table-cell/>
          <table:table-cell office:value-type="float" office:value="-78.911726" calcext:value-type="float">
            <text:p>-78.911726</text:p>
          </table:table-cell>
          <table:table-cell office:value-type="float" office:value="35.713845" calcext:value-type="float">
            <text:p>35.713845</text:p>
          </table:table-cell>
        </table:table-row>
        <table:table-row table:style-name="ro1">
          <table:table-cell/>
          <table:table-cell office:value-type="float" office:value="-78.875906" calcext:value-type="float">
            <text:p>-78.875906</text:p>
          </table:table-cell>
          <table:table-cell office:value-type="float" office:value="35.729701" calcext:value-type="float">
            <text:p>35.729701</text:p>
          </table:table-cell>
        </table:table-row>
        <table:table-row table:style-name="ro1">
          <table:table-cell/>
          <table:table-cell office:value-type="float" office:value="-78.880517" calcext:value-type="float">
            <text:p>-78.880517</text:p>
          </table:table-cell>
          <table:table-cell office:value-type="float" office:value="35.75028" calcext:value-type="float">
            <text:p>35.75028</text:p>
          </table:table-cell>
        </table:table-row>
        <table:table-row table:style-name="ro1">
          <table:table-cell/>
          <table:table-cell office:value-type="float" office:value="-78.861716" calcext:value-type="float">
            <text:p>-78.861716</text:p>
          </table:table-cell>
          <table:table-cell office:value-type="float" office:value="35.744576" calcext:value-type="float">
            <text:p>35.744576</text:p>
          </table:table-cell>
        </table:table-row>
        <table:table-row table:style-name="ro1">
          <table:table-cell/>
          <table:table-cell office:value-type="float" office:value="-78.856604" calcext:value-type="float">
            <text:p>-78.856604</text:p>
          </table:table-cell>
          <table:table-cell office:value-type="float" office:value="35.716201" calcext:value-type="float">
            <text:p>35.716201</text:p>
          </table:table-cell>
        </table:table-row>
        <table:table-row table:style-name="ro1">
          <table:table-cell/>
          <table:table-cell office:value-type="float" office:value="-78.83514" calcext:value-type="float">
            <text:p>-78.83514</text:p>
          </table:table-cell>
          <table:table-cell office:value-type="float" office:value="35.737234" calcext:value-type="float">
            <text:p>35.737234</text:p>
          </table:table-cell>
        </table:table-row>
        <table:table-row table:style-name="ro1">
          <table:table-cell/>
          <table:table-cell office:value-type="float" office:value="-78.823386" calcext:value-type="float">
            <text:p>-78.823386</text:p>
          </table:table-cell>
          <table:table-cell office:value-type="float" office:value="35.731132" calcext:value-type="float">
            <text:p>35.731132</text:p>
          </table:table-cell>
        </table:table-row>
        <table:table-row table:style-name="ro1">
          <table:table-cell/>
          <table:table-cell office:value-type="float" office:value="-78.828375" calcext:value-type="float">
            <text:p>-78.828375</text:p>
          </table:table-cell>
          <table:table-cell office:value-type="float" office:value="35.682781" calcext:value-type="float">
            <text:p>35.682781</text:p>
          </table:table-cell>
        </table:table-row>
        <table:table-row table:style-name="ro1">
          <table:table-cell/>
          <table:table-cell office:value-type="float" office:value="-78.794869" calcext:value-type="float">
            <text:p>-78.794869</text:p>
          </table:table-cell>
          <table:table-cell office:value-type="float" office:value="35.690893" calcext:value-type="float">
            <text:p>35.690893</text:p>
          </table:table-cell>
        </table:table-row>
        <table:table-row table:style-name="ro1">
          <table:table-cell/>
          <table:table-cell office:value-type="float" office:value="-78.830407" calcext:value-type="float">
            <text:p>-78.830407</text:p>
          </table:table-cell>
          <table:table-cell office:value-type="float" office:value="35.777538" calcext:value-type="float">
            <text:p>35.777538</text:p>
          </table:table-cell>
        </table:table-row>
        <table:table-row table:style-name="ro1">
          <table:table-cell/>
          <table:table-cell office:value-type="float" office:value="-78.819444" calcext:value-type="float">
            <text:p>-78.819444</text:p>
          </table:table-cell>
          <table:table-cell office:value-type="float" office:value="35.769012" calcext:value-type="float">
            <text:p>35.769012</text:p>
          </table:table-cell>
        </table:table-row>
        <table:table-row table:style-name="ro1">
          <table:table-cell/>
          <table:table-cell office:value-type="float" office:value="-78.838111" calcext:value-type="float">
            <text:p>-78.838111</text:p>
          </table:table-cell>
          <table:table-cell office:value-type="float" office:value="35.769907" calcext:value-type="float">
            <text:p>35.769907</text:p>
          </table:table-cell>
        </table:table-row>
        <table:table-row table:style-name="ro1">
          <table:table-cell/>
          <table:table-cell office:value-type="float" office:value="-78.845223" calcext:value-type="float">
            <text:p>-78.845223</text:p>
          </table:table-cell>
          <table:table-cell office:value-type="float" office:value="35.786845" calcext:value-type="float">
            <text:p>35.786845</text:p>
          </table:table-cell>
        </table:table-row>
        <table:table-row table:style-name="ro1">
          <table:table-cell/>
          <table:table-cell office:value-type="float" office:value="-78.760902" calcext:value-type="float">
            <text:p>-78.760902</text:p>
          </table:table-cell>
          <table:table-cell office:value-type="float" office:value="35.757984" calcext:value-type="float">
            <text:p>35.757984</text:p>
          </table:table-cell>
        </table:table-row>
        <table:table-row table:style-name="ro1">
          <table:table-cell/>
          <table:table-cell office:value-type="float" office:value="-78.775461" calcext:value-type="float">
            <text:p>-78.775461</text:p>
          </table:table-cell>
          <table:table-cell office:value-type="float" office:value="35.761405" calcext:value-type="float">
            <text:p>35.761405</text:p>
          </table:table-cell>
        </table:table-row>
        <table:table-row table:style-name="ro1">
          <table:table-cell/>
          <table:table-cell office:value-type="float" office:value="-78.790599" calcext:value-type="float">
            <text:p>-78.790599</text:p>
          </table:table-cell>
          <table:table-cell office:value-type="float" office:value="35.779128" calcext:value-type="float">
            <text:p>35.779128</text:p>
          </table:table-cell>
        </table:table-row>
        <table:table-row table:style-name="ro1">
          <table:table-cell/>
          <table:table-cell office:value-type="float" office:value="-78.804987" calcext:value-type="float">
            <text:p>-78.804987</text:p>
          </table:table-cell>
          <table:table-cell office:value-type="float" office:value="35.750932" calcext:value-type="float">
            <text:p>35.750932</text:p>
          </table:table-cell>
        </table:table-row>
        <table:table-row table:style-name="ro1">
          <table:table-cell/>
          <table:table-cell office:value-type="float" office:value="-78.785917" calcext:value-type="float">
            <text:p>-78.785917</text:p>
          </table:table-cell>
          <table:table-cell office:value-type="float" office:value="35.821242" calcext:value-type="float">
            <text:p>35.821242</text:p>
          </table:table-cell>
        </table:table-row>
        <table:table-row table:style-name="ro1">
          <table:table-cell/>
          <table:table-cell office:value-type="float" office:value="-78.787752" calcext:value-type="float">
            <text:p>-78.787752</text:p>
          </table:table-cell>
          <table:table-cell office:value-type="float" office:value="35.800871" calcext:value-type="float">
            <text:p>35.800871</text:p>
          </table:table-cell>
        </table:table-row>
        <table:table-row table:style-name="ro1">
          <table:table-cell/>
          <table:table-cell office:value-type="float" office:value="-78.747424" calcext:value-type="float">
            <text:p>-78.747424</text:p>
          </table:table-cell>
          <table:table-cell office:value-type="float" office:value="35.768652" calcext:value-type="float">
            <text:p>35.768652</text:p>
          </table:table-cell>
        </table:table-row>
        <table:table-row table:style-name="ro1">
          <table:table-cell/>
          <table:table-cell office:value-type="float" office:value="-78.765268" calcext:value-type="float">
            <text:p>-78.765268</text:p>
          </table:table-cell>
          <table:table-cell office:value-type="float" office:value="35.784379" calcext:value-type="float">
            <text:p>35.784379</text:p>
          </table:table-cell>
        </table:table-row>
        <table:table-row table:style-name="ro1">
          <table:table-cell/>
          <table:table-cell office:value-type="float" office:value="-78.805667" calcext:value-type="float">
            <text:p>-78.805667</text:p>
          </table:table-cell>
          <table:table-cell office:value-type="float" office:value="35.762462" calcext:value-type="float">
            <text:p>35.762462</text:p>
          </table:table-cell>
        </table:table-row>
        <table:table-row table:style-name="ro1">
          <table:table-cell/>
          <table:table-cell office:value-type="float" office:value="-78.788936" calcext:value-type="float">
            <text:p>-78.788936</text:p>
          </table:table-cell>
          <table:table-cell office:value-type="float" office:value="35.764165" calcext:value-type="float">
            <text:p>35.764165</text:p>
          </table:table-cell>
        </table:table-row>
        <table:table-row table:style-name="ro1">
          <table:table-cell/>
          <table:table-cell office:value-type="float" office:value="-78.774363" calcext:value-type="float">
            <text:p>-78.774363</text:p>
          </table:table-cell>
          <table:table-cell office:value-type="float" office:value="35.801507" calcext:value-type="float">
            <text:p>35.801507</text:p>
          </table:table-cell>
        </table:table-row>
        <table:table-row table:style-name="ro1">
          <table:table-cell/>
          <table:table-cell office:value-type="float" office:value="-78.755933" calcext:value-type="float">
            <text:p>-78.755933</text:p>
          </table:table-cell>
          <table:table-cell office:value-type="float" office:value="35.803777" calcext:value-type="float">
            <text:p>35.803777</text:p>
          </table:table-cell>
        </table:table-row>
        <table:table-row table:style-name="ro1">
          <table:table-cell/>
          <table:table-cell office:value-type="float" office:value="-78.810311" calcext:value-type="float">
            <text:p>-78.810311</text:p>
          </table:table-cell>
          <table:table-cell office:value-type="float" office:value="35.81277" calcext:value-type="float">
            <text:p>35.81277</text:p>
          </table:table-cell>
        </table:table-row>
        <table:table-row table:style-name="ro1">
          <table:table-cell/>
          <table:table-cell office:value-type="float" office:value="-78.820761" calcext:value-type="float">
            <text:p>-78.820761</text:p>
          </table:table-cell>
          <table:table-cell office:value-type="float" office:value="35.797769" calcext:value-type="float">
            <text:p>35.797769</text:p>
          </table:table-cell>
        </table:table-row>
        <table:table-row table:style-name="ro1">
          <table:table-cell/>
          <table:table-cell office:value-type="float" office:value="-78.801567" calcext:value-type="float">
            <text:p>-78.801567</text:p>
          </table:table-cell>
          <table:table-cell office:value-type="float" office:value="35.787259" calcext:value-type="float">
            <text:p>35.787259</text:p>
          </table:table-cell>
        </table:table-row>
        <table:table-row table:style-name="ro1">
          <table:table-cell/>
          <table:table-cell office:value-type="float" office:value="-78.814247" calcext:value-type="float">
            <text:p>-78.814247</text:p>
          </table:table-cell>
          <table:table-cell office:value-type="float" office:value="35.778064" calcext:value-type="float">
            <text:p>35.778064</text:p>
          </table:table-cell>
        </table:table-row>
        <table:table-row table:style-name="ro1">
          <table:table-cell/>
          <table:table-cell office:value-type="float" office:value="-78.901986" calcext:value-type="float">
            <text:p>-78.901986</text:p>
          </table:table-cell>
          <table:table-cell office:value-type="float" office:value="35.836015" calcext:value-type="float">
            <text:p>35.836015</text:p>
          </table:table-cell>
        </table:table-row>
        <table:table-row table:style-name="ro1">
          <table:table-cell/>
          <table:table-cell office:value-type="float" office:value="-78.864665" calcext:value-type="float">
            <text:p>-78.864665</text:p>
          </table:table-cell>
          <table:table-cell office:value-type="float" office:value="35.837649" calcext:value-type="float">
            <text:p>35.837649</text:p>
          </table:table-cell>
        </table:table-row>
        <table:table-row table:style-name="ro1">
          <table:table-cell/>
          <table:table-cell office:value-type="float" office:value="-78.862146" calcext:value-type="float">
            <text:p>-78.862146</text:p>
          </table:table-cell>
          <table:table-cell office:value-type="float" office:value="35.812802" calcext:value-type="float">
            <text:p>35.812802</text:p>
          </table:table-cell>
        </table:table-row>
        <table:table-row table:style-name="ro1">
          <table:table-cell/>
          <table:table-cell office:value-type="float" office:value="-78.854743" calcext:value-type="float">
            <text:p>-78.854743</text:p>
          </table:table-cell>
          <table:table-cell office:value-type="float" office:value="35.805764" calcext:value-type="float">
            <text:p>35.805764</text:p>
          </table:table-cell>
        </table:table-row>
        <table:table-row table:style-name="ro1">
          <table:table-cell/>
          <table:table-cell office:value-type="float" office:value="-78.843593" calcext:value-type="float">
            <text:p>-78.843593</text:p>
          </table:table-cell>
          <table:table-cell office:value-type="float" office:value="35.802244" calcext:value-type="float">
            <text:p>35.802244</text:p>
          </table:table-cell>
        </table:table-row>
        <table:table-row table:style-name="ro1">
          <table:table-cell/>
          <table:table-cell office:value-type="float" office:value="-78.837733" calcext:value-type="float">
            <text:p>-78.837733</text:p>
          </table:table-cell>
          <table:table-cell office:value-type="float" office:value="35.810741" calcext:value-type="float">
            <text:p>35.810741</text:p>
          </table:table-cell>
        </table:table-row>
        <table:table-row table:style-name="ro1">
          <table:table-cell/>
          <table:table-cell office:value-type="float" office:value="-78.839563" calcext:value-type="float">
            <text:p>-78.839563</text:p>
          </table:table-cell>
          <table:table-cell office:value-type="float" office:value="35.82775" calcext:value-type="float">
            <text:p>35.82775</text:p>
          </table:table-cell>
        </table:table-row>
        <table:table-row table:style-name="ro1">
          <table:table-cell/>
          <table:table-cell office:value-type="float" office:value="-78.851302" calcext:value-type="float">
            <text:p>-78.851302</text:p>
          </table:table-cell>
          <table:table-cell office:value-type="float" office:value="35.851353" calcext:value-type="float">
            <text:p>35.851353</text:p>
          </table:table-cell>
        </table:table-row>
        <table:table-row table:style-name="ro1">
          <table:table-cell/>
          <table:table-cell office:value-type="float" office:value="-78.832965" calcext:value-type="float">
            <text:p>-78.832965</text:p>
          </table:table-cell>
          <table:table-cell office:value-type="float" office:value="35.849513" calcext:value-type="float">
            <text:p>35.849513</text:p>
          </table:table-cell>
        </table:table-row>
        <table:table-row table:style-name="ro1">
          <table:table-cell/>
          <table:table-cell office:value-type="float" office:value="-78.797487" calcext:value-type="float">
            <text:p>-78.797487</text:p>
          </table:table-cell>
          <table:table-cell office:value-type="float" office:value="35.908172" calcext:value-type="float">
            <text:p>35.908172</text:p>
          </table:table-cell>
        </table:table-row>
        <table:table-row table:style-name="ro1">
          <table:table-cell/>
          <table:table-cell office:value-type="float" office:value="-78.656241" calcext:value-type="float">
            <text:p>-78.656241</text:p>
          </table:table-cell>
          <table:table-cell office:value-type="float" office:value="35.875477" calcext:value-type="float">
            <text:p>35.875477</text:p>
          </table:table-cell>
        </table:table-row>
        <table:table-row table:style-name="ro1">
          <table:table-cell/>
          <table:table-cell office:value-type="float" office:value="-78.725454" calcext:value-type="float">
            <text:p>-78.725454</text:p>
          </table:table-cell>
          <table:table-cell office:value-type="float" office:value="35.864574" calcext:value-type="float">
            <text:p>35.864574</text:p>
          </table:table-cell>
        </table:table-row>
        <table:table-row table:style-name="ro1">
          <table:table-cell/>
          <table:table-cell office:value-type="float" office:value="-78.708671" calcext:value-type="float">
            <text:p>-78.708671</text:p>
          </table:table-cell>
          <table:table-cell office:value-type="float" office:value="35.8912" calcext:value-type="float">
            <text:p>35.8912</text:p>
          </table:table-cell>
        </table:table-row>
        <table:table-row table:style-name="ro1">
          <table:table-cell/>
          <table:table-cell office:value-type="float" office:value="-78.692755" calcext:value-type="float">
            <text:p>-78.692755</text:p>
          </table:table-cell>
          <table:table-cell office:value-type="float" office:value="35.896971" calcext:value-type="float">
            <text:p>35.896971</text:p>
          </table:table-cell>
        </table:table-row>
        <table:table-row table:style-name="ro1">
          <table:table-cell/>
          <table:table-cell office:value-type="float" office:value="-78.694766" calcext:value-type="float">
            <text:p>-78.694766</text:p>
          </table:table-cell>
          <table:table-cell office:value-type="float" office:value="35.878743" calcext:value-type="float">
            <text:p>35.878743</text:p>
          </table:table-cell>
        </table:table-row>
        <table:table-row table:style-name="ro1">
          <table:table-cell/>
          <table:table-cell office:value-type="float" office:value="-78.684884" calcext:value-type="float">
            <text:p>-78.684884</text:p>
          </table:table-cell>
          <table:table-cell office:value-type="float" office:value="35.873574" calcext:value-type="float">
            <text:p>35.873574</text:p>
          </table:table-cell>
        </table:table-row>
        <table:table-row table:style-name="ro1">
          <table:table-cell/>
          <table:table-cell office:value-type="float" office:value="-78.668844" calcext:value-type="float">
            <text:p>-78.668844</text:p>
          </table:table-cell>
          <table:table-cell office:value-type="float" office:value="35.865027" calcext:value-type="float">
            <text:p>35.865027</text:p>
          </table:table-cell>
        </table:table-row>
        <table:table-row table:style-name="ro1">
          <table:table-cell/>
          <table:table-cell office:value-type="float" office:value="-78.648318" calcext:value-type="float">
            <text:p>-78.648318</text:p>
          </table:table-cell>
          <table:table-cell office:value-type="float" office:value="35.862062" calcext:value-type="float">
            <text:p>35.862062</text:p>
          </table:table-cell>
        </table:table-row>
        <table:table-row table:style-name="ro1">
          <table:table-cell/>
          <table:table-cell office:value-type="float" office:value="-78.758111" calcext:value-type="float">
            <text:p>-78.758111</text:p>
          </table:table-cell>
          <table:table-cell office:value-type="float" office:value="35.910879" calcext:value-type="float">
            <text:p>35.910879</text:p>
          </table:table-cell>
        </table:table-row>
        <table:table-row table:style-name="ro1">
          <table:table-cell/>
          <table:table-cell office:value-type="float" office:value="-78.745903" calcext:value-type="float">
            <text:p>-78.745903</text:p>
          </table:table-cell>
          <table:table-cell office:value-type="float" office:value="35.913722" calcext:value-type="float">
            <text:p>35.913722</text:p>
          </table:table-cell>
        </table:table-row>
        <table:table-row table:style-name="ro1">
          <table:table-cell/>
          <table:table-cell office:value-type="float" office:value="-78.746073" calcext:value-type="float">
            <text:p>-78.746073</text:p>
          </table:table-cell>
          <table:table-cell office:value-type="float" office:value="35.926484" calcext:value-type="float">
            <text:p>35.926484</text:p>
          </table:table-cell>
        </table:table-row>
        <table:table-row table:style-name="ro1">
          <table:table-cell/>
          <table:table-cell office:value-type="float" office:value="-78.721258" calcext:value-type="float">
            <text:p>-78.721258</text:p>
          </table:table-cell>
          <table:table-cell office:value-type="float" office:value="35.940738" calcext:value-type="float">
            <text:p>35.940738</text:p>
          </table:table-cell>
        </table:table-row>
        <table:table-row table:style-name="ro1">
          <table:table-cell/>
          <table:table-cell office:value-type="float" office:value="-78.703395" calcext:value-type="float">
            <text:p>-78.703395</text:p>
          </table:table-cell>
          <table:table-cell office:value-type="float" office:value="35.920205" calcext:value-type="float">
            <text:p>35.920205</text:p>
          </table:table-cell>
        </table:table-row>
        <table:table-row table:style-name="ro1">
          <table:table-cell/>
          <table:table-cell office:value-type="float" office:value="-78.671918" calcext:value-type="float">
            <text:p>-78.671918</text:p>
          </table:table-cell>
          <table:table-cell office:value-type="float" office:value="35.892134" calcext:value-type="float">
            <text:p>35.892134</text:p>
          </table:table-cell>
        </table:table-row>
        <table:table-row table:style-name="ro1">
          <table:table-cell/>
          <table:table-cell office:value-type="float" office:value="-78.655987" calcext:value-type="float">
            <text:p>-78.655987</text:p>
          </table:table-cell>
          <table:table-cell office:value-type="float" office:value="35.891897" calcext:value-type="float">
            <text:p>35.891897</text:p>
          </table:table-cell>
        </table:table-row>
        <table:table-row table:style-name="ro1">
          <table:table-cell/>
          <table:table-cell office:value-type="float" office:value="-78.73352" calcext:value-type="float">
            <text:p>-78.73352</text:p>
          </table:table-cell>
          <table:table-cell office:value-type="float" office:value="35.887942" calcext:value-type="float">
            <text:p>35.887942</text:p>
          </table:table-cell>
        </table:table-row>
        <table:table-row table:style-name="ro1">
          <table:table-cell/>
          <table:table-cell office:value-type="float" office:value="-78.717449" calcext:value-type="float">
            <text:p>-78.717449</text:p>
          </table:table-cell>
          <table:table-cell office:value-type="float" office:value="35.878667" calcext:value-type="float">
            <text:p>35.878667</text:p>
          </table:table-cell>
        </table:table-row>
        <table:table-row table:style-name="ro1">
          <table:table-cell/>
          <table:table-cell office:value-type="float" office:value="-78.705053" calcext:value-type="float">
            <text:p>-78.705053</text:p>
          </table:table-cell>
          <table:table-cell office:value-type="float" office:value="35.865859" calcext:value-type="float">
            <text:p>35.865859</text:p>
          </table:table-cell>
        </table:table-row>
        <table:table-row table:style-name="ro1">
          <table:table-cell/>
          <table:table-cell office:value-type="float" office:value="-78.689602" calcext:value-type="float">
            <text:p>-78.689602</text:p>
          </table:table-cell>
          <table:table-cell office:value-type="float" office:value="35.950171" calcext:value-type="float">
            <text:p>35.950171</text:p>
          </table:table-cell>
        </table:table-row>
        <table:table-row table:style-name="ro1">
          <table:table-cell/>
          <table:table-cell office:value-type="float" office:value="-78.675014" calcext:value-type="float">
            <text:p>-78.675014</text:p>
          </table:table-cell>
          <table:table-cell office:value-type="float" office:value="35.978392" calcext:value-type="float">
            <text:p>35.978392</text:p>
          </table:table-cell>
        </table:table-row>
        <table:table-row table:style-name="ro1">
          <table:table-cell/>
          <table:table-cell office:value-type="float" office:value="-78.622526" calcext:value-type="float">
            <text:p>-78.622526</text:p>
          </table:table-cell>
          <table:table-cell office:value-type="float" office:value="35.951694" calcext:value-type="float">
            <text:p>35.951694</text:p>
          </table:table-cell>
        </table:table-row>
        <table:table-row table:style-name="ro1">
          <table:table-cell/>
          <table:table-cell office:value-type="float" office:value="-78.638974" calcext:value-type="float">
            <text:p>-78.638974</text:p>
          </table:table-cell>
          <table:table-cell office:value-type="float" office:value="35.940473" calcext:value-type="float">
            <text:p>35.940473</text:p>
          </table:table-cell>
        </table:table-row>
        <table:table-row table:style-name="ro1">
          <table:table-cell/>
          <table:table-cell office:value-type="float" office:value="-78.665737" calcext:value-type="float">
            <text:p>-78.665737</text:p>
          </table:table-cell>
          <table:table-cell office:value-type="float" office:value="35.915109" calcext:value-type="float">
            <text:p>35.915109</text:p>
          </table:table-cell>
        </table:table-row>
        <table:table-row table:style-name="ro1">
          <table:table-cell/>
          <table:table-cell office:value-type="float" office:value="-78.625073" calcext:value-type="float">
            <text:p>-78.625073</text:p>
          </table:table-cell>
          <table:table-cell office:value-type="float" office:value="35.914037" calcext:value-type="float">
            <text:p>35.914037</text:p>
          </table:table-cell>
        </table:table-row>
        <table:table-row table:style-name="ro1">
          <table:table-cell/>
          <table:table-cell office:value-type="float" office:value="-78.609983" calcext:value-type="float">
            <text:p>-78.609983</text:p>
          </table:table-cell>
          <table:table-cell office:value-type="float" office:value="36.011838" calcext:value-type="float">
            <text:p>36.011838</text:p>
          </table:table-cell>
        </table:table-row>
        <table:table-row table:style-name="ro1">
          <table:table-cell/>
          <table:table-cell office:value-type="float" office:value="-78.627836" calcext:value-type="float">
            <text:p>-78.627836</text:p>
          </table:table-cell>
          <table:table-cell office:value-type="float" office:value="35.861057" calcext:value-type="float">
            <text:p>35.861057</text:p>
          </table:table-cell>
        </table:table-row>
        <table:table-row table:style-name="ro1">
          <table:table-cell/>
          <table:table-cell office:value-type="float" office:value="-78.609839" calcext:value-type="float">
            <text:p>-78.609839</text:p>
          </table:table-cell>
          <table:table-cell office:value-type="float" office:value="35.858381" calcext:value-type="float">
            <text:p>35.858381</text:p>
          </table:table-cell>
        </table:table-row>
        <table:table-row table:style-name="ro1">
          <table:table-cell/>
          <table:table-cell office:value-type="float" office:value="-78.633862" calcext:value-type="float">
            <text:p>-78.633862</text:p>
          </table:table-cell>
          <table:table-cell office:value-type="float" office:value="35.873495" calcext:value-type="float">
            <text:p>35.873495</text:p>
          </table:table-cell>
        </table:table-row>
        <table:table-row table:style-name="ro1">
          <table:table-cell/>
          <table:table-cell office:value-type="float" office:value="-78.640297" calcext:value-type="float">
            <text:p>-78.640297</text:p>
          </table:table-cell>
          <table:table-cell office:value-type="float" office:value="35.887024" calcext:value-type="float">
            <text:p>35.887024</text:p>
          </table:table-cell>
        </table:table-row>
        <table:table-row table:style-name="ro1">
          <table:table-cell/>
          <table:table-cell office:value-type="float" office:value="-78.572706" calcext:value-type="float">
            <text:p>-78.572706</text:p>
          </table:table-cell>
          <table:table-cell office:value-type="float" office:value="35.849427" calcext:value-type="float">
            <text:p>35.849427</text:p>
          </table:table-cell>
        </table:table-row>
        <table:table-row table:style-name="ro1">
          <table:table-cell/>
          <table:table-cell office:value-type="float" office:value="-78.613192" calcext:value-type="float">
            <text:p>-78.613192</text:p>
          </table:table-cell>
          <table:table-cell office:value-type="float" office:value="35.891905" calcext:value-type="float">
            <text:p>35.891905</text:p>
          </table:table-cell>
        </table:table-row>
        <table:table-row table:style-name="ro1">
          <table:table-cell/>
          <table:table-cell office:value-type="float" office:value="-78.61068" calcext:value-type="float">
            <text:p>-78.61068</text:p>
          </table:table-cell>
          <table:table-cell office:value-type="float" office:value="35.876818" calcext:value-type="float">
            <text:p>35.876818</text:p>
          </table:table-cell>
        </table:table-row>
        <table:table-row table:style-name="ro1">
          <table:table-cell/>
          <table:table-cell office:value-type="float" office:value="-78.573993" calcext:value-type="float">
            <text:p>-78.573993</text:p>
          </table:table-cell>
          <table:table-cell office:value-type="float" office:value="35.920255" calcext:value-type="float">
            <text:p>35.920255</text:p>
          </table:table-cell>
        </table:table-row>
        <table:table-row table:style-name="ro1">
          <table:table-cell/>
          <table:table-cell office:value-type="float" office:value="-78.551408" calcext:value-type="float">
            <text:p>-78.551408</text:p>
          </table:table-cell>
          <table:table-cell office:value-type="float" office:value="35.887337" calcext:value-type="float">
            <text:p>35.887337</text:p>
          </table:table-cell>
        </table:table-row>
        <table:table-row table:style-name="ro1">
          <table:table-cell/>
          <table:table-cell office:value-type="float" office:value="-78.562208" calcext:value-type="float">
            <text:p>-78.562208</text:p>
          </table:table-cell>
          <table:table-cell office:value-type="float" office:value="35.863215" calcext:value-type="float">
            <text:p>35.863215</text:p>
          </table:table-cell>
        </table:table-row>
        <table:table-row table:style-name="ro1">
          <table:table-cell/>
          <table:table-cell office:value-type="float" office:value="-78.58754" calcext:value-type="float">
            <text:p>-78.58754</text:p>
          </table:table-cell>
          <table:table-cell office:value-type="float" office:value="35.897496" calcext:value-type="float">
            <text:p>35.897496</text:p>
          </table:table-cell>
        </table:table-row>
        <table:table-row table:style-name="ro1">
          <table:table-cell/>
          <table:table-cell office:value-type="float" office:value="-78.595767" calcext:value-type="float">
            <text:p>-78.595767</text:p>
          </table:table-cell>
          <table:table-cell office:value-type="float" office:value="35.880716" calcext:value-type="float">
            <text:p>35.880716</text:p>
          </table:table-cell>
        </table:table-row>
        <table:table-row table:style-name="ro1">
          <table:table-cell/>
          <table:table-cell office:value-type="float" office:value="-78.591844" calcext:value-type="float">
            <text:p>-78.591844</text:p>
          </table:table-cell>
          <table:table-cell office:value-type="float" office:value="35.862148" calcext:value-type="float">
            <text:p>35.862148</text:p>
          </table:table-cell>
        </table:table-row>
        <table:table-row table:style-name="ro1">
          <table:table-cell/>
          <table:table-cell office:value-type="float" office:value="-78.552" calcext:value-type="float">
            <text:p>-78.552</text:p>
          </table:table-cell>
          <table:table-cell office:value-type="float" office:value="35.8439" calcext:value-type="float">
            <text:p>35.8439</text:p>
          </table:table-cell>
        </table:table-row>
        <table:table-row table:style-name="ro1">
          <table:table-cell/>
          <table:table-cell office:value-type="float" office:value="-78.551494" calcext:value-type="float">
            <text:p>-78.551494</text:p>
          </table:table-cell>
          <table:table-cell office:value-type="float" office:value="35.812969" calcext:value-type="float">
            <text:p>35.812969</text:p>
          </table:table-cell>
        </table:table-row>
        <table:table-row table:style-name="ro1">
          <table:table-cell/>
          <table:table-cell office:value-type="float" office:value="-78.551599" calcext:value-type="float">
            <text:p>-78.551599</text:p>
          </table:table-cell>
          <table:table-cell office:value-type="float" office:value="35.781083" calcext:value-type="float">
            <text:p>35.781083</text:p>
          </table:table-cell>
        </table:table-row>
        <table:table-row table:style-name="ro1">
          <table:table-cell/>
          <table:table-cell office:value-type="float" office:value="-78.456357" calcext:value-type="float">
            <text:p>-78.456357</text:p>
          </table:table-cell>
          <table:table-cell office:value-type="float" office:value="35.767188" calcext:value-type="float">
            <text:p>35.767188</text:p>
          </table:table-cell>
        </table:table-row>
        <table:table-row table:style-name="ro1">
          <table:table-cell/>
          <table:table-cell office:value-type="float" office:value="-78.478086" calcext:value-type="float">
            <text:p>-78.478086</text:p>
          </table:table-cell>
          <table:table-cell office:value-type="float" office:value="35.73734" calcext:value-type="float">
            <text:p>35.73734</text:p>
          </table:table-cell>
        </table:table-row>
        <table:table-row table:style-name="ro1">
          <table:table-cell/>
          <table:table-cell office:value-type="float" office:value="-78.515063" calcext:value-type="float">
            <text:p>-78.515063</text:p>
          </table:table-cell>
          <table:table-cell office:value-type="float" office:value="35.872642" calcext:value-type="float">
            <text:p>35.872642</text:p>
          </table:table-cell>
        </table:table-row>
        <table:table-row table:style-name="ro1">
          <table:table-cell/>
          <table:table-cell office:value-type="float" office:value="-78.476878" calcext:value-type="float">
            <text:p>-78.476878</text:p>
          </table:table-cell>
          <table:table-cell office:value-type="float" office:value="35.851554" calcext:value-type="float">
            <text:p>35.851554</text:p>
          </table:table-cell>
        </table:table-row>
        <table:table-row table:style-name="ro1">
          <table:table-cell/>
          <table:table-cell office:value-type="float" office:value="-78.470977" calcext:value-type="float">
            <text:p>-78.470977</text:p>
          </table:table-cell>
          <table:table-cell office:value-type="float" office:value="35.812173" calcext:value-type="float">
            <text:p>35.812173</text:p>
          </table:table-cell>
        </table:table-row>
        <table:table-row table:style-name="ro1">
          <table:table-cell/>
          <table:table-cell office:value-type="float" office:value="-78.521796" calcext:value-type="float">
            <text:p>-78.521796</text:p>
          </table:table-cell>
          <table:table-cell office:value-type="float" office:value="35.814113" calcext:value-type="float">
            <text:p>35.814113</text:p>
          </table:table-cell>
        </table:table-row>
        <table:table-row table:style-name="ro1">
          <table:table-cell/>
          <table:table-cell office:value-type="float" office:value="-78.521232" calcext:value-type="float">
            <text:p>-78.521232</text:p>
          </table:table-cell>
          <table:table-cell office:value-type="float" office:value="35.776184" calcext:value-type="float">
            <text:p>35.776184</text:p>
          </table:table-cell>
        </table:table-row>
        <table:table-row table:style-name="ro1">
          <table:table-cell/>
          <table:table-cell office:value-type="float" office:value="-78.496748" calcext:value-type="float">
            <text:p>-78.496748</text:p>
          </table:table-cell>
          <table:table-cell office:value-type="float" office:value="35.785238" calcext:value-type="float">
            <text:p>35.785238</text:p>
          </table:table-cell>
        </table:table-row>
        <table:table-row table:style-name="ro1">
          <table:table-cell/>
          <table:table-cell office:value-type="float" office:value="-78.543735" calcext:value-type="float">
            <text:p>-78.543735</text:p>
          </table:table-cell>
          <table:table-cell office:value-type="float" office:value="35.999102" calcext:value-type="float">
            <text:p>35.999102</text:p>
          </table:table-cell>
        </table:table-row>
        <table:table-row table:style-name="ro1">
          <table:table-cell/>
          <table:table-cell office:value-type="float" office:value="-78.510057" calcext:value-type="float">
            <text:p>-78.510057</text:p>
          </table:table-cell>
          <table:table-cell office:value-type="float" office:value="35.994838" calcext:value-type="float">
            <text:p>35.994838</text:p>
          </table:table-cell>
        </table:table-row>
        <table:table-row table:style-name="ro1">
          <table:table-cell/>
          <table:table-cell office:value-type="float" office:value="-78.499375" calcext:value-type="float">
            <text:p>-78.499375</text:p>
          </table:table-cell>
          <table:table-cell office:value-type="float" office:value="35.979843" calcext:value-type="float">
            <text:p>35.979843</text:p>
          </table:table-cell>
        </table:table-row>
        <table:table-row table:style-name="ro1">
          <table:table-cell/>
          <table:table-cell office:value-type="float" office:value="-78.525583" calcext:value-type="float">
            <text:p>-78.525583</text:p>
          </table:table-cell>
          <table:table-cell office:value-type="float" office:value="35.968431" calcext:value-type="float">
            <text:p>35.968431</text:p>
          </table:table-cell>
        </table:table-row>
        <table:table-row table:style-name="ro1">
          <table:table-cell/>
          <table:table-cell office:value-type="float" office:value="-78.556482" calcext:value-type="float">
            <text:p>-78.556482</text:p>
          </table:table-cell>
          <table:table-cell office:value-type="float" office:value="35.956289" calcext:value-type="float">
            <text:p>35.956289</text:p>
          </table:table-cell>
        </table:table-row>
        <table:table-row table:style-name="ro1">
          <table:table-cell/>
          <table:table-cell office:value-type="float" office:value="-78.531694" calcext:value-type="float">
            <text:p>-78.531694</text:p>
          </table:table-cell>
          <table:table-cell office:value-type="float" office:value="35.943001" calcext:value-type="float">
            <text:p>35.943001</text:p>
          </table:table-cell>
        </table:table-row>
        <table:table-row table:style-name="ro1">
          <table:table-cell/>
          <table:table-cell office:value-type="float" office:value="-78.518096" calcext:value-type="float">
            <text:p>-78.518096</text:p>
          </table:table-cell>
          <table:table-cell office:value-type="float" office:value="35.912191" calcext:value-type="float">
            <text:p>35.912191</text:p>
          </table:table-cell>
        </table:table-row>
        <table:table-row table:style-name="ro1">
          <table:table-cell/>
          <table:table-cell office:value-type="float" office:value="-78.465766" calcext:value-type="float">
            <text:p>-78.465766</text:p>
          </table:table-cell>
          <table:table-cell office:value-type="float" office:value="35.912626" calcext:value-type="float">
            <text:p>35.912626</text:p>
          </table:table-cell>
        </table:table-row>
        <table:table-row table:style-name="ro1">
          <table:table-cell/>
          <table:table-cell office:value-type="float" office:value="-78.47537" calcext:value-type="float">
            <text:p>-78.47537</text:p>
          </table:table-cell>
          <table:table-cell office:value-type="float" office:value="35.952573" calcext:value-type="float">
            <text:p>35.952573</text:p>
          </table:table-cell>
        </table:table-row>
        <table:table-row table:style-name="ro1">
          <table:table-cell/>
          <table:table-cell office:value-type="float" office:value="-78.34959" calcext:value-type="float">
            <text:p>-78.34959</text:p>
          </table:table-cell>
          <table:table-cell office:value-type="float" office:value="35.871393" calcext:value-type="float">
            <text:p>35.871393</text:p>
          </table:table-cell>
        </table:table-row>
        <table:table-row table:style-name="ro1">
          <table:table-cell/>
          <table:table-cell office:value-type="float" office:value="-78.319172" calcext:value-type="float">
            <text:p>-78.319172</text:p>
          </table:table-cell>
          <table:table-cell office:value-type="float" office:value="35.822137" calcext:value-type="float">
            <text:p>35.822137</text:p>
          </table:table-cell>
        </table:table-row>
        <table:table-row table:style-name="ro1">
          <table:table-cell/>
          <table:table-cell office:value-type="float" office:value="-78.383443" calcext:value-type="float">
            <text:p>-78.383443</text:p>
          </table:table-cell>
          <table:table-cell office:value-type="float" office:value="35.770107" calcext:value-type="float">
            <text:p>35.770107</text:p>
          </table:table-cell>
        </table:table-row>
        <table:table-row table:style-name="ro1">
          <table:table-cell/>
          <table:table-cell office:value-type="float" office:value="-78.415248" calcext:value-type="float">
            <text:p>-78.415248</text:p>
          </table:table-cell>
          <table:table-cell office:value-type="float" office:value="35.835815" calcext:value-type="float">
            <text:p>35.835815</text:p>
          </table:table-cell>
        </table:table-row>
        <table:table-row table:style-name="ro1">
          <table:table-cell/>
          <table:table-cell office:value-type="float" office:value="-78.374743" calcext:value-type="float">
            <text:p>-78.374743</text:p>
          </table:table-cell>
          <table:table-cell office:value-type="float" office:value="35.79971" calcext:value-type="float">
            <text:p>35.79971</text:p>
          </table:table-cell>
        </table:table-row>
        <table:table-row table:style-name="ro1">
          <table:table-cell/>
          <table:table-cell office:value-type="float" office:value="-78.655519" calcext:value-type="float">
            <text:p>-78.655519</text:p>
          </table:table-cell>
          <table:table-cell office:value-type="float" office:value="35.746916" calcext:value-type="float">
            <text:p>35.746916</text:p>
          </table:table-cell>
        </table:table-row>
        <table:table-row table:style-name="ro1">
          <table:table-cell/>
          <table:table-cell office:value-type="float" office:value="-78.781319" calcext:value-type="float">
            <text:p>-78.781319</text:p>
          </table:table-cell>
          <table:table-cell office:value-type="float" office:value="35.847507" calcext:value-type="float">
            <text:p>35.847507</text:p>
          </table:table-cell>
        </table:table-row>
        <table:table-row table:style-name="ro1">
          <table:table-cell/>
          <table:table-cell office:value-type="float" office:value="-78.760506" calcext:value-type="float">
            <text:p>-78.760506</text:p>
          </table:table-cell>
          <table:table-cell office:value-type="float" office:value="35.850852" calcext:value-type="float">
            <text:p>35.850852</text:p>
          </table:table-cell>
        </table:table-row>
        <table:table-row table:style-name="ro1">
          <table:table-cell/>
          <table:table-cell office:value-type="float" office:value="-77.99345" calcext:value-type="float">
            <text:p>-77.99345</text:p>
          </table:table-cell>
          <table:table-cell office:value-type="float" office:value="36.513098" calcext:value-type="float">
            <text:p>36.513098</text:p>
          </table:table-cell>
        </table:table-row>
        <table:table-row table:style-name="ro1">
          <table:table-cell/>
          <table:table-cell office:value-type="float" office:value="-77.955509" calcext:value-type="float">
            <text:p>-77.955509</text:p>
          </table:table-cell>
          <table:table-cell office:value-type="float" office:value="36.472284" calcext:value-type="float">
            <text:p>36.472284</text:p>
          </table:table-cell>
        </table:table-row>
        <table:table-row table:style-name="ro1">
          <table:table-cell/>
          <table:table-cell office:value-type="float" office:value="-78.003292" calcext:value-type="float">
            <text:p>-78.003292</text:p>
          </table:table-cell>
          <table:table-cell office:value-type="float" office:value="36.320548" calcext:value-type="float">
            <text:p>36.320548</text:p>
          </table:table-cell>
        </table:table-row>
        <table:table-row table:style-name="ro1">
          <table:table-cell/>
          <table:table-cell office:value-type="float" office:value="-78.223731" calcext:value-type="float">
            <text:p>-78.223731</text:p>
          </table:table-cell>
          <table:table-cell office:value-type="float" office:value="36.460187" calcext:value-type="float">
            <text:p>36.460187</text:p>
          </table:table-cell>
        </table:table-row>
        <table:table-row table:style-name="ro1">
          <table:table-cell/>
          <table:table-cell office:value-type="float" office:value="-78.159231" calcext:value-type="float">
            <text:p>-78.159231</text:p>
          </table:table-cell>
          <table:table-cell office:value-type="float" office:value="36.400232" calcext:value-type="float">
            <text:p>36.400232</text:p>
          </table:table-cell>
        </table:table-row>
        <table:table-row table:style-name="ro1">
          <table:table-cell/>
          <table:table-cell office:value-type="float" office:value="-78.208146" calcext:value-type="float">
            <text:p>-78.208146</text:p>
          </table:table-cell>
          <table:table-cell office:value-type="float" office:value="36.308559" calcext:value-type="float">
            <text:p>36.308559</text:p>
          </table:table-cell>
        </table:table-row>
        <table:table-row table:style-name="ro1">
          <table:table-cell/>
          <table:table-cell office:value-type="float" office:value="-76.540104" calcext:value-type="float">
            <text:p>-76.540104</text:p>
          </table:table-cell>
          <table:table-cell office:value-type="float" office:value="35.900177" calcext:value-type="float">
            <text:p>35.900177</text:p>
          </table:table-cell>
        </table:table-row>
        <table:table-row table:style-name="ro1">
          <table:table-cell/>
          <table:table-cell office:value-type="float" office:value="-76.748464" calcext:value-type="float">
            <text:p>-76.748464</text:p>
          </table:table-cell>
          <table:table-cell office:value-type="float" office:value="35.84708" calcext:value-type="float">
            <text:p>35.84708</text:p>
          </table:table-cell>
        </table:table-row>
        <table:table-row table:style-name="ro1">
          <table:table-cell/>
          <table:table-cell office:value-type="float" office:value="-76.581645" calcext:value-type="float">
            <text:p>-76.581645</text:p>
          </table:table-cell>
          <table:table-cell office:value-type="float" office:value="35.819341" calcext:value-type="float">
            <text:p>35.819341</text:p>
          </table:table-cell>
        </table:table-row>
        <table:table-row table:style-name="ro1">
          <table:table-cell/>
          <table:table-cell office:value-type="float" office:value="-81.664726" calcext:value-type="float">
            <text:p>-81.664726</text:p>
          </table:table-cell>
          <table:table-cell office:value-type="float" office:value="36.288099" calcext:value-type="float">
            <text:p>36.288099</text:p>
          </table:table-cell>
        </table:table-row>
        <table:table-row table:style-name="ro1">
          <table:table-cell/>
          <table:table-cell office:value-type="float" office:value="-81.802973" calcext:value-type="float">
            <text:p>-81.802973</text:p>
          </table:table-cell>
          <table:table-cell office:value-type="float" office:value="36.295594" calcext:value-type="float">
            <text:p>36.295594</text:p>
          </table:table-cell>
        </table:table-row>
        <table:table-row table:style-name="ro1">
          <table:table-cell/>
          <table:table-cell office:value-type="float" office:value="-81.750715" calcext:value-type="float">
            <text:p>-81.750715</text:p>
          </table:table-cell>
          <table:table-cell office:value-type="float" office:value="36.22937" calcext:value-type="float">
            <text:p>36.22937</text:p>
          </table:table-cell>
        </table:table-row>
        <table:table-row table:style-name="ro1">
          <table:table-cell/>
          <table:table-cell office:value-type="float" office:value="-81.689097" calcext:value-type="float">
            <text:p>-81.689097</text:p>
          </table:table-cell>
          <table:table-cell office:value-type="float" office:value="36.227514" calcext:value-type="float">
            <text:p>36.227514</text:p>
          </table:table-cell>
        </table:table-row>
        <table:table-row table:style-name="ro1">
          <table:table-cell/>
          <table:table-cell office:value-type="float" office:value="-81.681892" calcext:value-type="float">
            <text:p>-81.681892</text:p>
          </table:table-cell>
          <table:table-cell office:value-type="float" office:value="36.212734" calcext:value-type="float">
            <text:p>36.212734</text:p>
          </table:table-cell>
        </table:table-row>
        <table:table-row table:style-name="ro1">
          <table:table-cell/>
          <table:table-cell office:value-type="float" office:value="-81.663293" calcext:value-type="float">
            <text:p>-81.663293</text:p>
          </table:table-cell>
          <table:table-cell office:value-type="float" office:value="36.205005" calcext:value-type="float">
            <text:p>36.205005</text:p>
          </table:table-cell>
        </table:table-row>
        <table:table-row table:style-name="ro1">
          <table:table-cell/>
          <table:table-cell office:value-type="float" office:value="-81.708515" calcext:value-type="float">
            <text:p>-81.708515</text:p>
          </table:table-cell>
          <table:table-cell office:value-type="float" office:value="36.188761" calcext:value-type="float">
            <text:p>36.188761</text:p>
          </table:table-cell>
        </table:table-row>
        <table:table-row table:style-name="ro1">
          <table:table-cell/>
          <table:table-cell office:value-type="float" office:value="-81.56128" calcext:value-type="float">
            <text:p>-81.56128</text:p>
          </table:table-cell>
          <table:table-cell office:value-type="float" office:value="36.241037" calcext:value-type="float">
            <text:p>36.241037</text:p>
          </table:table-cell>
        </table:table-row>
        <table:table-row table:style-name="ro1">
          <table:table-cell/>
          <table:table-cell office:value-type="float" office:value="-81.549279" calcext:value-type="float">
            <text:p>-81.549279</text:p>
          </table:table-cell>
          <table:table-cell office:value-type="float" office:value="36.189708" calcext:value-type="float">
            <text:p>36.189708</text:p>
          </table:table-cell>
        </table:table-row>
        <table:table-row table:style-name="ro1">
          <table:table-cell/>
          <table:table-cell office:value-type="float" office:value="-81.627739" calcext:value-type="float">
            <text:p>-81.627739</text:p>
          </table:table-cell>
          <table:table-cell office:value-type="float" office:value="36.201051" calcext:value-type="float">
            <text:p>36.201051</text:p>
          </table:table-cell>
        </table:table-row>
        <table:table-row table:style-name="ro1">
          <table:table-cell/>
          <table:table-cell office:value-type="float" office:value="-81.676428" calcext:value-type="float">
            <text:p>-81.676428</text:p>
          </table:table-cell>
          <table:table-cell office:value-type="float" office:value="36.139506" calcext:value-type="float">
            <text:p>36.139506</text:p>
          </table:table-cell>
        </table:table-row>
        <table:table-row table:style-name="ro1">
          <table:table-cell/>
          <table:table-cell office:value-type="float" office:value="-81.796142" calcext:value-type="float">
            <text:p>-81.796142</text:p>
          </table:table-cell>
          <table:table-cell office:value-type="float" office:value="36.186264" calcext:value-type="float">
            <text:p>36.186264</text:p>
          </table:table-cell>
        </table:table-row>
        <table:table-row table:style-name="ro1">
          <table:table-cell/>
          <table:table-cell office:value-type="float" office:value="-81.882792" calcext:value-type="float">
            <text:p>-81.882792</text:p>
          </table:table-cell>
          <table:table-cell office:value-type="float" office:value="36.211558" calcext:value-type="float">
            <text:p>36.211558</text:p>
          </table:table-cell>
        </table:table-row>
        <table:table-row table:style-name="ro1">
          <table:table-cell/>
          <table:table-cell office:value-type="float" office:value="-78.04611" calcext:value-type="float">
            <text:p>-78.04611</text:p>
          </table:table-cell>
          <table:table-cell office:value-type="float" office:value="35.513662" calcext:value-type="float">
            <text:p>35.513662</text:p>
          </table:table-cell>
        </table:table-row>
        <table:table-row table:style-name="ro1">
          <table:table-cell/>
          <table:table-cell office:value-type="float" office:value="-78.010813" calcext:value-type="float">
            <text:p>-78.010813</text:p>
          </table:table-cell>
          <table:table-cell office:value-type="float" office:value="35.459688" calcext:value-type="float">
            <text:p>35.459688</text:p>
          </table:table-cell>
        </table:table-row>
        <table:table-row table:style-name="ro1">
          <table:table-cell/>
          <table:table-cell office:value-type="float" office:value="-77.910583" calcext:value-type="float">
            <text:p>-77.910583</text:p>
          </table:table-cell>
          <table:table-cell office:value-type="float" office:value="35.545177" calcext:value-type="float">
            <text:p>35.545177</text:p>
          </table:table-cell>
        </table:table-row>
        <table:table-row table:style-name="ro1">
          <table:table-cell/>
          <table:table-cell office:value-type="float" office:value="-77.87812" calcext:value-type="float">
            <text:p>-77.87812</text:p>
          </table:table-cell>
          <table:table-cell office:value-type="float" office:value="35.387365" calcext:value-type="float">
            <text:p>35.387365</text:p>
          </table:table-cell>
        </table:table-row>
        <table:table-row table:style-name="ro1">
          <table:table-cell/>
          <table:table-cell office:value-type="float" office:value="-77.888154" calcext:value-type="float">
            <text:p>-77.888154</text:p>
          </table:table-cell>
          <table:table-cell office:value-type="float" office:value="35.441703" calcext:value-type="float">
            <text:p>35.441703</text:p>
          </table:table-cell>
        </table:table-row>
        <table:table-row table:style-name="ro1">
          <table:table-cell/>
          <table:table-cell office:value-type="float" office:value="-77.941023" calcext:value-type="float">
            <text:p>-77.941023</text:p>
          </table:table-cell>
          <table:table-cell office:value-type="float" office:value="35.471047" calcext:value-type="float">
            <text:p>35.471047</text:p>
          </table:table-cell>
        </table:table-row>
        <table:table-row table:style-name="ro1">
          <table:table-cell/>
          <table:table-cell office:value-type="float" office:value="-77.870695" calcext:value-type="float">
            <text:p>-77.870695</text:p>
          </table:table-cell>
          <table:table-cell office:value-type="float" office:value="35.311222" calcext:value-type="float">
            <text:p>35.311222</text:p>
          </table:table-cell>
        </table:table-row>
        <table:table-row table:style-name="ro1">
          <table:table-cell/>
          <table:table-cell office:value-type="float" office:value="-77.92826" calcext:value-type="float">
            <text:p>-77.92826</text:p>
          </table:table-cell>
          <table:table-cell office:value-type="float" office:value="35.326641" calcext:value-type="float">
            <text:p>35.326641</text:p>
          </table:table-cell>
        </table:table-row>
        <table:table-row table:style-name="ro1">
          <table:table-cell/>
          <table:table-cell office:value-type="float" office:value="-77.955716" calcext:value-type="float">
            <text:p>-77.955716</text:p>
          </table:table-cell>
          <table:table-cell office:value-type="float" office:value="35.359823" calcext:value-type="float">
            <text:p>35.359823</text:p>
          </table:table-cell>
        </table:table-row>
        <table:table-row table:style-name="ro1">
          <table:table-cell/>
          <table:table-cell office:value-type="float" office:value="-78.017849" calcext:value-type="float">
            <text:p>-78.017849</text:p>
          </table:table-cell>
          <table:table-cell office:value-type="float" office:value="35.301214" calcext:value-type="float">
            <text:p>35.301214</text:p>
          </table:table-cell>
        </table:table-row>
        <table:table-row table:style-name="ro1">
          <table:table-cell/>
          <table:table-cell office:value-type="float" office:value="-77.953335" calcext:value-type="float">
            <text:p>-77.953335</text:p>
          </table:table-cell>
          <table:table-cell office:value-type="float" office:value="35.229166" calcext:value-type="float">
            <text:p>35.229166</text:p>
          </table:table-cell>
        </table:table-row>
        <table:table-row table:style-name="ro1">
          <table:table-cell/>
          <table:table-cell office:value-type="float" office:value="-78.062921" calcext:value-type="float">
            <text:p>-78.062921</text:p>
          </table:table-cell>
          <table:table-cell office:value-type="float" office:value="35.192738" calcext:value-type="float">
            <text:p>35.192738</text:p>
          </table:table-cell>
        </table:table-row>
        <table:table-row table:style-name="ro1">
          <table:table-cell/>
          <table:table-cell office:value-type="float" office:value="-78.081753" calcext:value-type="float">
            <text:p>-78.081753</text:p>
          </table:table-cell>
          <table:table-cell office:value-type="float" office:value="35.196776" calcext:value-type="float">
            <text:p>35.196776</text:p>
          </table:table-cell>
        </table:table-row>
        <table:table-row table:style-name="ro1">
          <table:table-cell/>
          <table:table-cell office:value-type="float" office:value="-78.070039" calcext:value-type="float">
            <text:p>-78.070039</text:p>
          </table:table-cell>
          <table:table-cell office:value-type="float" office:value="35.334879" calcext:value-type="float">
            <text:p>35.334879</text:p>
          </table:table-cell>
        </table:table-row>
        <table:table-row table:style-name="ro1">
          <table:table-cell/>
          <table:table-cell office:value-type="float" office:value="-78.058871" calcext:value-type="float">
            <text:p>-78.058871</text:p>
          </table:table-cell>
          <table:table-cell office:value-type="float" office:value="35.27592" calcext:value-type="float">
            <text:p>35.27592</text:p>
          </table:table-cell>
        </table:table-row>
        <table:table-row table:style-name="ro1">
          <table:table-cell/>
          <table:table-cell office:value-type="float" office:value="-78.18928" calcext:value-type="float">
            <text:p>-78.18928</text:p>
          </table:table-cell>
          <table:table-cell office:value-type="float" office:value="35.282845" calcext:value-type="float">
            <text:p>35.282845</text:p>
          </table:table-cell>
        </table:table-row>
        <table:table-row table:style-name="ro1">
          <table:table-cell/>
          <table:table-cell office:value-type="float" office:value="-78.089496" calcext:value-type="float">
            <text:p>-78.089496</text:p>
          </table:table-cell>
          <table:table-cell office:value-type="float" office:value="35.41448" calcext:value-type="float">
            <text:p>35.41448</text:p>
          </table:table-cell>
        </table:table-row>
        <table:table-row table:style-name="ro1">
          <table:table-cell/>
          <table:table-cell office:value-type="float" office:value="-78.045319" calcext:value-type="float">
            <text:p>-78.045319</text:p>
          </table:table-cell>
          <table:table-cell office:value-type="float" office:value="35.413898" calcext:value-type="float">
            <text:p>35.413898</text:p>
          </table:table-cell>
        </table:table-row>
        <table:table-row table:style-name="ro1">
          <table:table-cell/>
          <table:table-cell office:value-type="float" office:value="-77.974517" calcext:value-type="float">
            <text:p>-77.974517</text:p>
          </table:table-cell>
          <table:table-cell office:value-type="float" office:value="35.407772" calcext:value-type="float">
            <text:p>35.407772</text:p>
          </table:table-cell>
        </table:table-row>
        <table:table-row table:style-name="ro1">
          <table:table-cell/>
          <table:table-cell office:value-type="float" office:value="-77.922871" calcext:value-type="float">
            <text:p>-77.922871</text:p>
          </table:table-cell>
          <table:table-cell office:value-type="float" office:value="35.389177" calcext:value-type="float">
            <text:p>35.389177</text:p>
          </table:table-cell>
        </table:table-row>
        <table:table-row table:style-name="ro1">
          <table:table-cell/>
          <table:table-cell office:value-type="float" office:value="-77.945219" calcext:value-type="float">
            <text:p>-77.945219</text:p>
          </table:table-cell>
          <table:table-cell office:value-type="float" office:value="35.376071" calcext:value-type="float">
            <text:p>35.376071</text:p>
          </table:table-cell>
        </table:table-row>
        <table:table-row table:style-name="ro1">
          <table:table-cell/>
          <table:table-cell office:value-type="float" office:value="-77.981282" calcext:value-type="float">
            <text:p>-77.981282</text:p>
          </table:table-cell>
          <table:table-cell office:value-type="float" office:value="35.368318" calcext:value-type="float">
            <text:p>35.368318</text:p>
          </table:table-cell>
        </table:table-row>
        <table:table-row table:style-name="ro1">
          <table:table-cell/>
          <table:table-cell office:value-type="float" office:value="-77.995462" calcext:value-type="float">
            <text:p>-77.995462</text:p>
          </table:table-cell>
          <table:table-cell office:value-type="float" office:value="35.36883" calcext:value-type="float">
            <text:p>35.36883</text:p>
          </table:table-cell>
        </table:table-row>
        <table:table-row table:style-name="ro1">
          <table:table-cell/>
          <table:table-cell office:value-type="float" office:value="-77.994414" calcext:value-type="float">
            <text:p>-77.994414</text:p>
          </table:table-cell>
          <table:table-cell office:value-type="float" office:value="35.391187" calcext:value-type="float">
            <text:p>35.391187</text:p>
          </table:table-cell>
        </table:table-row>
        <table:table-row table:style-name="ro1">
          <table:table-cell/>
          <table:table-cell office:value-type="float" office:value="-77.968342" calcext:value-type="float">
            <text:p>-77.968342</text:p>
          </table:table-cell>
          <table:table-cell office:value-type="float" office:value="35.387563" calcext:value-type="float">
            <text:p>35.387563</text:p>
          </table:table-cell>
        </table:table-row>
        <table:table-row table:style-name="ro1">
          <table:table-cell/>
          <table:table-cell office:value-type="float" office:value="-78.004978" calcext:value-type="float">
            <text:p>-78.004978</text:p>
          </table:table-cell>
          <table:table-cell office:value-type="float" office:value="35.381208" calcext:value-type="float">
            <text:p>35.381208</text:p>
          </table:table-cell>
        </table:table-row>
        <table:table-row table:style-name="ro1">
          <table:table-cell/>
          <table:table-cell office:value-type="float" office:value="-80.930369" calcext:value-type="float">
            <text:p>-80.930369</text:p>
          </table:table-cell>
          <table:table-cell office:value-type="float" office:value="36.265064" calcext:value-type="float">
            <text:p>36.265064</text:p>
          </table:table-cell>
        </table:table-row>
        <table:table-row table:style-name="ro1">
          <table:table-cell/>
          <table:table-cell office:value-type="float" office:value="-80.990027" calcext:value-type="float">
            <text:p>-80.990027</text:p>
          </table:table-cell>
          <table:table-cell office:value-type="float" office:value="36.329115" calcext:value-type="float">
            <text:p>36.329115</text:p>
          </table:table-cell>
        </table:table-row>
        <table:table-row table:style-name="ro1">
          <table:table-cell/>
          <table:table-cell office:value-type="float" office:value="-81.084862" calcext:value-type="float">
            <text:p>-81.084862</text:p>
          </table:table-cell>
          <table:table-cell office:value-type="float" office:value="36.230255" calcext:value-type="float">
            <text:p>36.230255</text:p>
          </table:table-cell>
        </table:table-row>
        <table:table-row table:style-name="ro1">
          <table:table-cell/>
          <table:table-cell office:value-type="float" office:value="-81.166734" calcext:value-type="float">
            <text:p>-81.166734</text:p>
          </table:table-cell>
          <table:table-cell office:value-type="float" office:value="36.263565" calcext:value-type="float">
            <text:p>36.263565</text:p>
          </table:table-cell>
        </table:table-row>
        <table:table-row table:style-name="ro1">
          <table:table-cell/>
          <table:table-cell office:value-type="float" office:value="-81.148745" calcext:value-type="float">
            <text:p>-81.148745</text:p>
          </table:table-cell>
          <table:table-cell office:value-type="float" office:value="36.194321" calcext:value-type="float">
            <text:p>36.194321</text:p>
          </table:table-cell>
        </table:table-row>
        <table:table-row table:style-name="ro1">
          <table:table-cell/>
          <table:table-cell office:value-type="float" office:value="-81.144796" calcext:value-type="float">
            <text:p>-81.144796</text:p>
          </table:table-cell>
          <table:table-cell office:value-type="float" office:value="36.169154" calcext:value-type="float">
            <text:p>36.169154</text:p>
          </table:table-cell>
        </table:table-row>
        <table:table-row table:style-name="ro1">
          <table:table-cell/>
          <table:table-cell office:value-type="float" office:value="-81.188362" calcext:value-type="float">
            <text:p>-81.188362</text:p>
          </table:table-cell>
          <table:table-cell office:value-type="float" office:value="36.167742" calcext:value-type="float">
            <text:p>36.167742</text:p>
          </table:table-cell>
        </table:table-row>
        <table:table-row table:style-name="ro1">
          <table:table-cell/>
          <table:table-cell office:value-type="float" office:value="-81.239555" calcext:value-type="float">
            <text:p>-81.239555</text:p>
          </table:table-cell>
          <table:table-cell office:value-type="float" office:value="36.202016" calcext:value-type="float">
            <text:p>36.202016</text:p>
          </table:table-cell>
        </table:table-row>
        <table:table-row table:style-name="ro1">
          <table:table-cell/>
          <table:table-cell office:value-type="float" office:value="-81.243105" calcext:value-type="float">
            <text:p>-81.243105</text:p>
          </table:table-cell>
          <table:table-cell office:value-type="float" office:value="36.162732" calcext:value-type="float">
            <text:p>36.162732</text:p>
          </table:table-cell>
        </table:table-row>
        <table:table-row table:style-name="ro1">
          <table:table-cell/>
          <table:table-cell office:value-type="float" office:value="-81.347749" calcext:value-type="float">
            <text:p>-81.347749</text:p>
          </table:table-cell>
          <table:table-cell office:value-type="float" office:value="36.187727" calcext:value-type="float">
            <text:p>36.187727</text:p>
          </table:table-cell>
        </table:table-row>
        <table:table-row table:style-name="ro1">
          <table:table-cell/>
          <table:table-cell office:value-type="float" office:value="-81.24634" calcext:value-type="float">
            <text:p>-81.24634</text:p>
          </table:table-cell>
          <table:table-cell office:value-type="float" office:value="36.08727" calcext:value-type="float">
            <text:p>36.08727</text:p>
          </table:table-cell>
        </table:table-row>
        <table:table-row table:style-name="ro1">
          <table:table-cell/>
          <table:table-cell office:value-type="float" office:value="-81.158417" calcext:value-type="float">
            <text:p>-81.158417</text:p>
          </table:table-cell>
          <table:table-cell office:value-type="float" office:value="36.113677" calcext:value-type="float">
            <text:p>36.113677</text:p>
          </table:table-cell>
        </table:table-row>
        <table:table-row table:style-name="ro1">
          <table:table-cell/>
          <table:table-cell office:value-type="float" office:value="-81.129766" calcext:value-type="float">
            <text:p>-81.129766</text:p>
          </table:table-cell>
          <table:table-cell office:value-type="float" office:value="36.151181" calcext:value-type="float">
            <text:p>36.151181</text:p>
          </table:table-cell>
        </table:table-row>
        <table:table-row table:style-name="ro1">
          <table:table-cell/>
          <table:table-cell office:value-type="float" office:value="-81.004767" calcext:value-type="float">
            <text:p>-81.004767</text:p>
          </table:table-cell>
          <table:table-cell office:value-type="float" office:value="36.137896" calcext:value-type="float">
            <text:p>36.137896</text:p>
          </table:table-cell>
        </table:table-row>
        <table:table-row table:style-name="ro1">
          <table:table-cell/>
          <table:table-cell office:value-type="float" office:value="-77.915388" calcext:value-type="float">
            <text:p>-77.915388</text:p>
          </table:table-cell>
          <table:table-cell office:value-type="float" office:value="35.730683" calcext:value-type="float">
            <text:p>35.730683</text:p>
          </table:table-cell>
        </table:table-row>
        <table:table-row table:style-name="ro1">
          <table:table-cell/>
          <table:table-cell office:value-type="float" office:value="-77.91725" calcext:value-type="float">
            <text:p>-77.91725</text:p>
          </table:table-cell>
          <table:table-cell office:value-type="float" office:value="35.718749" calcext:value-type="float">
            <text:p>35.718749</text:p>
          </table:table-cell>
        </table:table-row>
        <table:table-row table:style-name="ro1">
          <table:table-cell/>
          <table:table-cell office:value-type="float" office:value="-77.92585" calcext:value-type="float">
            <text:p>-77.92585</text:p>
          </table:table-cell>
          <table:table-cell office:value-type="float" office:value="35.71447" calcext:value-type="float">
            <text:p>35.71447</text:p>
          </table:table-cell>
        </table:table-row>
        <table:table-row table:style-name="ro1">
          <table:table-cell/>
          <table:table-cell office:value-type="float" office:value="-77.944565" calcext:value-type="float">
            <text:p>-77.944565</text:p>
          </table:table-cell>
          <table:table-cell office:value-type="float" office:value="35.721089" calcext:value-type="float">
            <text:p>35.721089</text:p>
          </table:table-cell>
        </table:table-row>
        <table:table-row table:style-name="ro1">
          <table:table-cell/>
          <table:table-cell office:value-type="float" office:value="-77.935802" calcext:value-type="float">
            <text:p>-77.935802</text:p>
          </table:table-cell>
          <table:table-cell office:value-type="float" office:value="35.741835" calcext:value-type="float">
            <text:p>35.741835</text:p>
          </table:table-cell>
        </table:table-row>
        <table:table-row table:style-name="ro1">
          <table:table-cell/>
          <table:table-cell office:value-type="float" office:value="-77.947383" calcext:value-type="float">
            <text:p>-77.947383</text:p>
          </table:table-cell>
          <table:table-cell office:value-type="float" office:value="35.756805" calcext:value-type="float">
            <text:p>35.756805</text:p>
          </table:table-cell>
        </table:table-row>
        <table:table-row table:style-name="ro1">
          <table:table-cell/>
          <table:table-cell office:value-type="float" office:value="-77.919997" calcext:value-type="float">
            <text:p>-77.919997</text:p>
          </table:table-cell>
          <table:table-cell office:value-type="float" office:value="35.756205" calcext:value-type="float">
            <text:p>35.756205</text:p>
          </table:table-cell>
        </table:table-row>
        <table:table-row table:style-name="ro1">
          <table:table-cell/>
          <table:table-cell office:value-type="float" office:value="-77.889062" calcext:value-type="float">
            <text:p>-77.889062</text:p>
          </table:table-cell>
          <table:table-cell office:value-type="float" office:value="35.723392" calcext:value-type="float">
            <text:p>35.723392</text:p>
          </table:table-cell>
        </table:table-row>
        <table:table-row table:style-name="ro1">
          <table:table-cell/>
          <table:table-cell office:value-type="float" office:value="-77.904903" calcext:value-type="float">
            <text:p>-77.904903</text:p>
          </table:table-cell>
          <table:table-cell office:value-type="float" office:value="35.714296" calcext:value-type="float">
            <text:p>35.714296</text:p>
          </table:table-cell>
        </table:table-row>
        <table:table-row table:style-name="ro1">
          <table:table-cell/>
          <table:table-cell office:value-type="float" office:value="-77.89843" calcext:value-type="float">
            <text:p>-77.89843</text:p>
          </table:table-cell>
          <table:table-cell office:value-type="float" office:value="35.70071" calcext:value-type="float">
            <text:p>35.70071</text:p>
          </table:table-cell>
        </table:table-row>
        <table:table-row table:style-name="ro1">
          <table:table-cell/>
          <table:table-cell office:value-type="float" office:value="-77.937232" calcext:value-type="float">
            <text:p>-77.937232</text:p>
          </table:table-cell>
          <table:table-cell office:value-type="float" office:value="35.643975" calcext:value-type="float">
            <text:p>35.643975</text:p>
          </table:table-cell>
        </table:table-row>
        <table:table-row table:style-name="ro1">
          <table:table-cell/>
          <table:table-cell office:value-type="float" office:value="-77.838382" calcext:value-type="float">
            <text:p>-77.838382</text:p>
          </table:table-cell>
          <table:table-cell office:value-type="float" office:value="35.619761" calcext:value-type="float">
            <text:p>35.619761</text:p>
          </table:table-cell>
        </table:table-row>
        <table:table-row table:style-name="ro1">
          <table:table-cell/>
          <table:table-cell office:value-type="float" office:value="-77.76791" calcext:value-type="float">
            <text:p>-77.76791</text:p>
          </table:table-cell>
          <table:table-cell office:value-type="float" office:value="35.661255" calcext:value-type="float">
            <text:p>35.661255</text:p>
          </table:table-cell>
        </table:table-row>
        <table:table-row table:style-name="ro1">
          <table:table-cell/>
          <table:table-cell office:value-type="float" office:value="-77.80711" calcext:value-type="float">
            <text:p>-77.80711</text:p>
          </table:table-cell>
          <table:table-cell office:value-type="float" office:value="35.731874" calcext:value-type="float">
            <text:p>35.731874</text:p>
          </table:table-cell>
        </table:table-row>
        <table:table-row table:style-name="ro1">
          <table:table-cell/>
          <table:table-cell office:value-type="float" office:value="-77.849656" calcext:value-type="float">
            <text:p>-77.849656</text:p>
          </table:table-cell>
          <table:table-cell office:value-type="float" office:value="35.816199" calcext:value-type="float">
            <text:p>35.816199</text:p>
          </table:table-cell>
        </table:table-row>
        <table:table-row table:style-name="ro1">
          <table:table-cell/>
          <table:table-cell office:value-type="float" office:value="-77.954163" calcext:value-type="float">
            <text:p>-77.954163</text:p>
          </table:table-cell>
          <table:table-cell office:value-type="float" office:value="35.777344" calcext:value-type="float">
            <text:p>35.777344</text:p>
          </table:table-cell>
        </table:table-row>
        <table:table-row table:style-name="ro1">
          <table:table-cell/>
          <table:table-cell office:value-type="float" office:value="-78.062138" calcext:value-type="float">
            <text:p>-78.062138</text:p>
          </table:table-cell>
          <table:table-cell office:value-type="float" office:value="35.736776" calcext:value-type="float">
            <text:p>35.736776</text:p>
          </table:table-cell>
        </table:table-row>
        <table:table-row table:style-name="ro1">
          <table:table-cell/>
          <table:table-cell office:value-type="float" office:value="-78.091262" calcext:value-type="float">
            <text:p>-78.091262</text:p>
          </table:table-cell>
          <table:table-cell office:value-type="float" office:value="35.643791" calcext:value-type="float">
            <text:p>35.643791</text:p>
          </table:table-cell>
        </table:table-row>
        <table:table-row table:style-name="ro1">
          <table:table-cell/>
          <table:table-cell office:value-type="float" office:value="-78.008499" calcext:value-type="float">
            <text:p>-78.008499</text:p>
          </table:table-cell>
          <table:table-cell office:value-type="float" office:value="35.643054" calcext:value-type="float">
            <text:p>35.643054</text:p>
          </table:table-cell>
        </table:table-row>
        <table:table-row table:style-name="ro1">
          <table:table-cell/>
          <table:table-cell office:value-type="float" office:value="-80.498249" calcext:value-type="float">
            <text:p>-80.498249</text:p>
          </table:table-cell>
          <table:table-cell office:value-type="float" office:value="36.192872" calcext:value-type="float">
            <text:p>36.192872</text:p>
          </table:table-cell>
        </table:table-row>
        <table:table-row table:style-name="ro1">
          <table:table-cell/>
          <table:table-cell office:value-type="float" office:value="-80.601841" calcext:value-type="float">
            <text:p>-80.601841</text:p>
          </table:table-cell>
          <table:table-cell office:value-type="float" office:value="36.21194" calcext:value-type="float">
            <text:p>36.21194</text:p>
          </table:table-cell>
        </table:table-row>
        <table:table-row table:style-name="ro1">
          <table:table-cell/>
          <table:table-cell office:value-type="float" office:value="-80.714724" calcext:value-type="float">
            <text:p>-80.714724</text:p>
          </table:table-cell>
          <table:table-cell office:value-type="float" office:value="36.219742" calcext:value-type="float">
            <text:p>36.219742</text:p>
          </table:table-cell>
        </table:table-row>
        <table:table-row table:style-name="ro1">
          <table:table-cell/>
          <table:table-cell office:value-type="float" office:value="-80.828806" calcext:value-type="float">
            <text:p>-80.828806</text:p>
          </table:table-cell>
          <table:table-cell office:value-type="float" office:value="36.215039" calcext:value-type="float">
            <text:p>36.215039</text:p>
          </table:table-cell>
        </table:table-row>
        <table:table-row table:style-name="ro1">
          <table:table-cell/>
          <table:table-cell office:value-type="float" office:value="-80.780839" calcext:value-type="float">
            <text:p>-80.780839</text:p>
          </table:table-cell>
          <table:table-cell office:value-type="float" office:value="36.109199" calcext:value-type="float">
            <text:p>36.109199</text:p>
          </table:table-cell>
        </table:table-row>
        <table:table-row table:style-name="ro1">
          <table:table-cell/>
          <table:table-cell office:value-type="float" office:value="-80.659805" calcext:value-type="float">
            <text:p>-80.659805</text:p>
          </table:table-cell>
          <table:table-cell office:value-type="float" office:value="36.129032" calcext:value-type="float">
            <text:p>36.129032</text:p>
          </table:table-cell>
        </table:table-row>
        <table:table-row table:style-name="ro1">
          <table:table-cell/>
          <table:table-cell office:value-type="float" office:value="-80.583823" calcext:value-type="float">
            <text:p>-80.583823</text:p>
          </table:table-cell>
          <table:table-cell office:value-type="float" office:value="36.092975" calcext:value-type="float">
            <text:p>36.092975</text:p>
          </table:table-cell>
        </table:table-row>
        <table:table-row table:style-name="ro1">
          <table:table-cell/>
          <table:table-cell office:value-type="float" office:value="-82.199675" calcext:value-type="float">
            <text:p>-82.199675</text:p>
          </table:table-cell>
          <table:table-cell office:value-type="float" office:value="35.854529" calcext:value-type="float">
            <text:p>35.854529</text:p>
          </table:table-cell>
        </table:table-row>
        <table:table-row table:style-name="ro1">
          <table:table-cell/>
          <table:table-cell office:value-type="float" office:value="-82.201928" calcext:value-type="float">
            <text:p>-82.201928</text:p>
          </table:table-cell>
          <table:table-cell office:value-type="float" office:value="35.937742" calcext:value-type="float">
            <text:p>35.937742</text:p>
          </table:table-cell>
        </table:table-row>
        <table:table-row table:style-name="ro1">
          <table:table-cell/>
          <table:table-cell office:value-type="float" office:value="-82.295379" calcext:value-type="float">
            <text:p>-82.295379</text:p>
          </table:table-cell>
          <table:table-cell office:value-type="float" office:value="35.942239" calcext:value-type="float">
            <text:p>35.942239</text:p>
          </table:table-cell>
        </table:table-row>
        <table:table-row table:style-name="ro1">
          <table:table-cell/>
          <table:table-cell office:value-type="float" office:value="-82.305723" calcext:value-type="float">
            <text:p>-82.305723</text:p>
          </table:table-cell>
          <table:table-cell office:value-type="float" office:value="35.880772" calcext:value-type="float">
            <text:p>35.880772</text:p>
          </table:table-cell>
        </table:table-row>
        <table:table-row table:style-name="ro1">
          <table:table-cell/>
          <table:table-cell office:value-type="float" office:value="-82.405162" calcext:value-type="float">
            <text:p>-82.405162</text:p>
          </table:table-cell>
          <table:table-cell office:value-type="float" office:value="35.935112" calcext:value-type="float">
            <text:p>35.935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8:11:38.594791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2-30T18:02:36.264666602</dc:date>
    <meta:editing-duration>P1DT12H46M34S</meta:editing-duration>
    <meta:editing-cycles>4</meta:editing-cycles>
    <meta:document-statistic meta:table-count="2" meta:cell-count="17566" meta:object-count="0"/>
  </office:meta>
</office:document-meta>
</file>